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7854in"/>
    </style:style>
    <style:style style:name="co4" style:family="table-column">
      <style:table-column-properties fo:break-before="auto" style:column-width="0.7516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1.0102in"/>
    </style:style>
    <style:style style:name="co7" style:family="table-column">
      <style:table-column-properties fo:break-before="auto" style:column-width="1.3618in"/>
    </style:style>
    <style:style style:name="co8" style:family="table-column">
      <style:table-column-properties fo:break-before="auto" style:column-width="0.6516in"/>
    </style:style>
    <style:style style:name="co9" style:family="table-column">
      <style:table-column-properties fo:break-before="auto" style:column-width="1.1445in"/>
    </style:style>
    <style:style style:name="co10" style:family="table-column">
      <style:table-column-properties fo:break-before="auto" style:column-width="0.802in"/>
    </style:style>
    <style:style style:name="co11" style:family="table-column">
      <style:table-column-properties fo:break-before="auto" style:column-width="0.5008in"/>
    </style:style>
    <style:style style:name="co12" style:family="table-column">
      <style:table-column-properties fo:break-before="auto" style:column-width="0.6846in"/>
    </style:style>
    <style:style style:name="co14" style:family="table-column">
      <style:table-column-properties fo:break-before="auto" style:column-width="0.6417in"/>
    </style:style>
    <style:style style:name="co15" style:family="table-column">
      <style:table-column-properties fo:break-before="auto" style:column-width="1.7965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0.99pt dotted #000000" style:text-align-source="fix" style:repeat-content="false" fo:wrap-option="wrap" fo:border-left="none" fo:border-right="0.99pt dotte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order-bottom="0.99pt dashed #000000" fo:border-left="none" fo:border-right="none" fo:border-top="none"/>
    </style:style>
    <style:style style:name="ce11" style:family="table-cell" style:parent-style-name="Default" style:data-style-name="N3">
      <style:table-cell-properties fo:border-bottom="none" fo:border-left="none" fo:border-right="0.99pt solid #000000" fo:border-top="none"/>
    </style:style>
    <style:style style:name="ce15" style:family="table-cell" style:parent-style-name="Default" style:data-style-name="N4"/>
    <style:style style:name="ce16" style:family="table-cell" style:parent-style-name="Default" style:data-style-name="N4">
      <style:table-cell-properties fo:border-bottom="0.99pt solid #000000" style:text-align-source="fix" style:repeat-content="false" fo:wrap-option="wrap" fo:border-left="none" fo:border-right="0.99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order-bottom="none" fo:border-left="none" fo:border-right="0.99pt solid #000000" fo:border-top="none"/>
    </style:style>
    <style:style style:name="ce18" style:family="table-cell" style:parent-style-name="Default" style:data-style-name="N4">
      <style:table-cell-properties fo:border-bottom="0.99pt dashed #000000" fo:border-left="none" fo:border-right="0.99pt dashed #000000" fo:border-top="none"/>
    </style:style>
    <style:style style:name="ce19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99pt dotted #000000" fo:border-top="none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-bottom="0.99pt dashed #000000" fo:border-left="none" fo:border-right="none" fo:border-top="none"/>
    </style:style>
    <style:style style:name="ce22" style:family="table-cell" style:parent-style-name="Default" style:data-style-name="N4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order-bottom="0.99pt dashed #000000" fo:border-left="none" fo:border-right="none" fo:border-top="none"/>
    </style:style>
    <style:style style:name="ce24" style:family="table-cell" style:parent-style-name="Default" style:data-style-name="N43"/>
    <style:style style:name="ce3" style:family="table-cell" style:parent-style-name="Default">
      <style:table-cell-properties fo:border-bottom="0.99pt dashed #000000" fo:border-left="none" fo:border-right="0.99pt dashed #000000" fo:border-top="none"/>
    </style:style>
    <style:style style:name="ce4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fo:border-bottom="none" fo:border-left="none" fo:border-right="0.99pt dotted #000000" fo:border-top="none"/>
    </style:style>
    <style:style style:name="ce48" style:family="table-cell" style:parent-style-name="Default" style:data-style-name="N3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37"/>
    <style:style style:name="ce50" style:family="table-cell" style:parent-style-name="Default" style:data-style-name="N3">
      <style:table-cell-properties fo:border-bottom="0.99pt solid #000000" style:text-align-source="fix" style:repeat-content="false" fo:wrap-option="wrap" fo:border-left="none" fo:border-right="0.99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3">
      <style:table-cell-properties fo:border-bottom="0.99pt dashed #000000" fo:border-left="none" fo:border-right="0.99pt dashed #000000" fo:border-top="none"/>
    </style:style>
    <style:style style:name="ce6" style:family="table-cell" style:parent-style-name="Default" style:data-style-name="N37">
      <style:table-cell-properties fo:border-bottom="0.99pt dashed #000000" fo:border-left="none" fo:border-right="none" fo:border-top="none"/>
    </style:style>
    <style:style style:name="ce7" style:family="table-cell" style:parent-style-name="Default">
      <style:table-cell-properties fo:border-bottom="0.99pt dashed #000000" fo:border-left="none" fo:border-right="none" fo:border-top="none"/>
    </style:style>
    <style:style style:name="ce8" style:family="table-cell" style:parent-style-name="Default" style:data-style-name="N3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14" style:family="table-cell" style:parent-style-name="Default">
      <style:table-cell-properties fo:background-color="#e3ccff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122"/>
    <style:style style:name="ce3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 style:data-style-name="N3">
      <style:table-cell-properties fo:border-bottom="none" style:text-align-source="fix" style:repeat-content="false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3">
      <style:table-cell-properties fo:border-bottom="none" fo:border-left="none" fo:border-right="0.99pt dashed #000000" fo:border-top="none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11"/>
    <style:style style:name="ce44" style:family="table-cell" style:parent-style-name="Default" style:data-style-name="N3">
      <style:table-cell-properties fo:background-color="#e3ccff"/>
    </style:style>
    <style:style style:name="ce47" style:family="table-cell" style:parent-style-name="Default" style:data-style-name="N3">
      <style:table-cell-properties fo:border-bottom="none" fo:background-color="#e3ccff" fo:border-left="none" fo:border-right="0.99pt dashed #000000" fo:border-top="none"/>
    </style:style>
    <style:style style:name="ce49" style:family="table-cell" style:parent-style-name="Default" style:data-style-name="N37">
      <style:table-cell-properties fo:background-color="#e3ccff"/>
    </style:style>
    <style:style style:name="ce54" style:family="table-cell" style:parent-style-name="Default" style:data-style-name="N122">
      <style:table-cell-properties fo:background-color="#e3ccff"/>
    </style:style>
    <style:style style:name="ce57" style:family="table-cell" style:parent-style-name="Default" style:data-style-name="N11">
      <style:table-cell-properties fo:background-color="#e3ccff"/>
    </style:style>
    <style:style style:name="ce72" style:family="table-cell" style:parent-style-name="Default" style:data-style-name="N37">
      <style:table-cell-properties fo:background-color="#c1f6ff"/>
    </style:style>
    <style:style style:name="ce10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 style:data-style-name="N122">
      <style:table-cell-properties fo:background-color="transparent"/>
    </style:style>
    <style:style style:name="ce107" style:family="table-cell" style:parent-style-name="Default" style:data-style-name="N122">
      <style:table-cell-properties fo:background-color="#c1f6ff"/>
    </style:style>
    <style:style style:name="ce11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1">
      <style:table-cell-properties fo:background-color="#c1f6ff"/>
    </style:style>
    <style:style style:name="ce130" style:family="table-cell" style:parent-style-name="Default" style:data-style-name="N11">
      <style:table-cell-properties fo:background-color="transparent"/>
    </style:style>
    <style:style style:name="ce135" style:family="table-cell" style:parent-style-name="Default">
      <style:table-cell-properties fo:background-color="#c1f6ff"/>
    </style:style>
    <style:style style:name="ce158" style:family="table-cell" style:parent-style-name="Default" style:data-style-name="N3">
      <style:table-cell-properties fo:border-bottom="none" fo:background-color="#c1f6ff" fo:border-left="none" fo:border-right="0.99pt dashed #000000" fo:border-top="none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37">
      <style:table-cell-properties fo:background-color="transparent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3">
      <style:table-cell-properties fo:background-color="transparent"/>
    </style:style>
    <style:style style:name="ce64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3">
      <style:table-cell-properties fo:border-bottom="none" fo:background-color="transparent" fo:border-left="none" fo:border-right="0.99pt dashed #000000" fo:border-top="none"/>
    </style:style>
    <style:style style:name="ce73" style:family="table-cell" style:parent-style-name="Default" style:data-style-name="N37">
      <style:table-cell-properties fo:background-color="#ffe1f8"/>
    </style:style>
    <style:style style:name="ce80" style:family="table-cell" style:parent-style-name="Default" style:data-style-name="N3">
      <style:table-cell-properties fo:background-color="#c1f6ff"/>
    </style:style>
    <style:style style:name="ce83" style:family="table-cell" style:parent-style-name="Default">
      <style:table-cell-properties fo:background-color="#ffffcc"/>
    </style:style>
    <style:style style:name="ce90" style:family="table-cell" style:parent-style-name="Default" style:data-style-name="N3">
      <style:table-cell-properties fo:background-color="#ffe1f8"/>
    </style:style>
    <style:style style:name="ce26" style:family="table-cell" style:parent-style-name="Default">
      <style:table-cell-properties fo:border-bottom="none" style:text-align-source="fix" style:repeat-content="false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order-left="none" fo:border-right="0.99pt dashed #000000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order-bottom="none" style:text-align-source="fix" style:repeat-content="false" fo:border-left="none" fo:border-right="0.99pt dashed #000000" fo:border-top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 style:data-style-name="N4">
      <style:table-cell-properties fo:border-bottom="none" fo:border-left="none" fo:border-right="0.99pt dashed #000000" fo:border-top="none"/>
    </style:style>
    <style:style style:name="ce31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 style:data-style-name="N4">
      <style:table-cell-properties fo:background-color="#ffffcc"/>
    </style:style>
    <style:style style:name="ce101" style:family="table-cell" style:parent-style-name="Default" style:data-style-name="N4">
      <style:table-cell-properties fo:background-color="#ffffcc" fo:border="none"/>
    </style:style>
    <style:style style:name="ce102" style:family="table-cell" style:parent-style-name="Default" style:data-style-name="N4">
      <style:table-cell-properties fo:background-color="#c1f6ff"/>
    </style:style>
    <style:style style:name="ce105" style:family="table-cell" style:parent-style-name="Default" style:data-style-name="N122">
      <style:table-cell-properties fo:background-color="#ffcccc"/>
    </style:style>
    <style:style style:name="ce106" style:family="table-cell" style:parent-style-name="Default" style:data-style-name="N122">
      <style:text-properties fo:color="#cf8f00"/>
    </style:style>
    <style:style style:name="ce108" style:family="table-cell" style:parent-style-name="Default" style:data-style-name="N122">
      <style:table-cell-properties fo:border-bottom="0.99pt dashed #000000" fo:border-left="none" fo:border-right="none" fo:border-top="none"/>
    </style:style>
    <style:style style:name="ce109" style:family="table-cell" style:parent-style-name="Default" style:data-style-name="N122">
      <style:text-properties fo:color="#0000ee"/>
    </style:style>
    <style:style style:name="ce110" style:family="table-cell" style:parent-style-name="Default" style:data-style-name="N122">
      <style:text-properties fo:color="#00ae54"/>
    </style:style>
    <style:style style:name="ce111" style:family="table-cell" style:parent-style-name="Default" style:data-style-name="N122">
      <style:table-cell-properties fo:background-color="#ffffcc"/>
    </style:style>
    <style:style style:name="ce114" style:family="table-cell" style:parent-style-name="Default" style:data-style-name="N11">
      <style:table-cell-properties fo:background-color="#ffcccc"/>
    </style:style>
    <style:style style:name="ce115" style:family="table-cell" style:parent-style-name="Default" style:data-style-name="N11">
      <style:text-properties fo:color="#cf8f00"/>
    </style:style>
    <style:style style:name="ce117" style:family="table-cell" style:parent-style-name="Default" style:data-style-name="N11">
      <style:table-cell-properties fo:border-bottom="0.99pt dashed #000000" fo:border-left="none" fo:border-right="none" fo:border-top="none"/>
    </style:style>
    <style:style style:name="ce118" style:family="table-cell" style:parent-style-name="Default" style:data-style-name="N11">
      <style:text-properties fo:color="#0000ee"/>
    </style:style>
    <style:style style:name="ce119" style:family="table-cell" style:parent-style-name="Default" style:data-style-name="N11">
      <style:text-properties fo:color="#00ae54"/>
    </style:style>
    <style:style style:name="ce120" style:family="table-cell" style:parent-style-name="Default" style:data-style-name="N11">
      <style:table-cell-properties fo:background-color="#ffffcc"/>
    </style:style>
    <style:style style:name="ce121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cccc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>
      <style:text-properties fo:color="#0000ee"/>
    </style:style>
    <style:style style:name="ce125" style:family="table-cell" style:parent-style-name="Default">
      <style:text-properties fo:color="#cf8f00"/>
    </style:style>
    <style:style style:name="ce126" style:family="table-cell" style:parent-style-name="Default">
      <style:text-properties fo:color="#00ae54"/>
    </style:style>
    <style:style style:name="ce127" style:family="table-cell" style:parent-style-name="Default" style:data-style-name="N37">
      <style:text-properties fo:color="#4cbae9"/>
    </style:style>
    <style:style style:name="ce128" style:family="table-cell" style:parent-style-name="Default">
      <style:text-properties fo:color="#4cbae9"/>
    </style:style>
    <style:style style:name="ce129" style:family="table-cell" style:parent-style-name="Default">
      <style:text-properties fo:font-style="italic" style:font-style-asian="italic" style:font-style-complex="italic"/>
    </style:style>
    <style:style style:name="ce67" style:family="table-cell" style:parent-style-name="Default" style:data-style-name="N37">
      <style:text-properties fo:color="#00ae54"/>
    </style:style>
    <style:style style:name="ce68" style:family="table-cell" style:parent-style-name="Default" style:data-style-name="N37">
      <style:table-cell-properties fo:background-color="#ffffcc"/>
    </style:style>
    <style:style style:name="ce69" style:family="table-cell" style:parent-style-name="Default" style:data-style-name="N37">
      <style:text-properties fo:color="#cf8f00"/>
    </style:style>
    <style:style style:name="ce70" style:family="table-cell" style:parent-style-name="Default" style:data-style-name="N37">
      <style:text-properties fo:color="#0000ee"/>
    </style:style>
    <style:style style:name="ce71" style:family="table-cell" style:parent-style-name="Default" style:data-style-name="N37">
      <style:table-cell-properties fo:background-color="#ffcccc"/>
    </style:style>
    <style:style style:name="ce7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3">
      <style:text-properties fo:color="#00ae54"/>
    </style:style>
    <style:style style:name="ce76" style:family="table-cell" style:parent-style-name="Default" style:data-style-name="N3">
      <style:table-cell-properties fo:background-color="#ffffcc"/>
    </style:style>
    <style:style style:name="ce77" style:family="table-cell" style:parent-style-name="Default" style:data-style-name="N3">
      <style:text-properties fo:color="#cf8f00"/>
    </style:style>
    <style:style style:name="ce78" style:family="table-cell" style:parent-style-name="Default" style:data-style-name="N3">
      <style:text-properties fo:color="#0000ee"/>
    </style:style>
    <style:style style:name="ce79" style:family="table-cell" style:parent-style-name="Default" style:data-style-name="N3">
      <style:table-cell-properties fo:background-color="#ffcccc"/>
    </style:style>
    <style:style style:name="ce81" style:family="table-cell" style:parent-style-name="Default" style:data-style-name="N4">
      <style:table-cell-properties fo:border-bottom="none" style:text-align-source="fix" style:repeat-content="false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4">
      <style:table-cell-properties fo:border-bottom="none" style:text-align-source="fix" style:repeat-content="false" fo:border-left="none" fo:border-right="0.99pt dashed #000000" fo:border-top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4" style:family="table-cell" style:parent-style-name="Default" style:data-style-name="N4">
      <style:table-cell-properties fo:border-bottom="none" fo:border-left="none" fo:border-right="0.99pt dashed #000000" fo:border-top="none"/>
      <style:text-properties fo:color="#00ae54"/>
    </style:style>
    <style:style style:name="ce85" style:family="table-cell" style:parent-style-name="Default" style:data-style-name="N4">
      <style:table-cell-properties fo:border-bottom="none" fo:background-color="#ffffcc" fo:border-left="none" fo:border-right="0.99pt dashed #000000" fo:border-top="none"/>
    </style:style>
    <style:style style:name="ce86" style:family="table-cell" style:parent-style-name="Default" style:data-style-name="N4">
      <style:table-cell-properties fo:border-bottom="none" fo:border-left="none" fo:border-right="0.99pt dashed #000000" fo:border-top="none"/>
      <style:text-properties fo:color="#cf8f00"/>
    </style:style>
    <style:style style:name="ce87" style:family="table-cell" style:parent-style-name="Default" style:data-style-name="N4">
      <style:table-cell-properties fo:border-bottom="none" fo:border-left="none" fo:border-right="0.99pt dashed #000000" fo:border-top="none"/>
      <style:text-properties fo:color="#0000ee"/>
    </style:style>
    <style:style style:name="ce88" style:family="table-cell" style:parent-style-name="Default" style:data-style-name="N4">
      <style:table-cell-properties fo:border-bottom="none" fo:background-color="#ffcccc" fo:border-left="none" fo:border-right="0.99pt dashed #000000" fo:border-top="none"/>
    </style:style>
    <style:style style:name="ce89" style:family="table-cell" style:parent-style-name="Default" style:data-style-name="N4">
      <style:table-cell-properties fo:border-bottom="none" fo:background-color="#c1f6ff" fo:border-left="none" fo:border-right="0.99pt dashed #000000" fo:border-top="none"/>
    </style:style>
    <style:style style:name="ce91" style:family="table-cell" style:parent-style-name="Default" style:data-style-name="N37">
      <style:table-cell-properties fo:background-color="#ffffcc"/>
      <style:text-properties fo:color="#00ae54"/>
    </style:style>
    <style:style style:name="ce92" style:family="table-cell" style:parent-style-name="Default" style:data-style-name="N3">
      <style:table-cell-properties fo:background-color="#ffffcc"/>
      <style:text-properties fo:color="#00ae54"/>
    </style:style>
    <style:style style:name="ce9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4">
      <style:table-cell-properties fo:background-color="#ffcccc"/>
    </style:style>
    <style:style style:name="ce96" style:family="table-cell" style:parent-style-name="Default" style:data-style-name="N4">
      <style:text-properties fo:color="#cf8f00"/>
    </style:style>
    <style:style style:name="ce97" style:family="table-cell" style:parent-style-name="Default" style:data-style-name="N4">
      <style:table-cell-properties fo:background-color="#c1f6ff" fo:border="0.99pt solid #000000"/>
    </style:style>
    <style:style style:name="ce98" style:family="table-cell" style:parent-style-name="Default" style:data-style-name="N4">
      <style:text-properties fo:color="#0000ee"/>
    </style:style>
    <style:style style:name="ce99" style:family="table-cell" style:parent-style-name="Default" style:data-style-name="N4">
      <style:table-cell-properties fo:background-color="#ffffcc"/>
      <style:text-properties fo:color="#00ae54"/>
    </style:style>
    <style:style style:name="ce253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 style:data-style-name="N3">
      <style:table-cell-properties fo:border-bottom="none" fo:background-color="#ffe1f8" fo:border-left="none" fo:border-right="0.99pt dashed #000000" fo:border-top="none"/>
    </style:style>
    <style:style style:name="ce147" style:family="table-cell" style:parent-style-name="Default" style:data-style-name="N37">
      <style:table-cell-properties fo:background-color="#ccffcc"/>
    </style:style>
    <style:style style:name="ce148" style:family="table-cell" style:parent-style-name="Default" style:data-style-name="N37">
      <style:table-cell-properties fo:background-color="#a3f2a3"/>
    </style:style>
    <style:style style:name="ce149" style:family="table-cell" style:parent-style-name="Default" style:data-style-name="N37">
      <style:table-cell-properties fo:background-color="#7fe67f"/>
    </style:style>
    <style:style style:name="ce150" style:family="table-cell" style:parent-style-name="Default" style:data-style-name="N37">
      <style:table-cell-properties fo:background-color="#48d948"/>
    </style:style>
    <style:style style:name="ce151" style:family="table-cell" style:parent-style-name="Default" style:data-style-name="N3">
      <style:table-cell-properties fo:background-color="#ccffcc"/>
    </style:style>
    <style:style style:name="ce152" style:family="table-cell" style:parent-style-name="Default" style:data-style-name="N3">
      <style:table-cell-properties fo:background-color="#a3f2a3"/>
    </style:style>
    <style:style style:name="ce153" style:family="table-cell" style:parent-style-name="Default" style:data-style-name="N3">
      <style:table-cell-properties fo:background-color="#7fe67f"/>
    </style:style>
    <style:style style:name="ce154" style:family="table-cell" style:parent-style-name="Default" style:data-style-name="N3">
      <style:table-cell-properties fo:background-color="#48d948"/>
    </style:style>
    <style:style style:name="ce157" style:family="table-cell" style:parent-style-name="Default" style:data-style-name="N3">
      <style:table-cell-properties fo:border-bottom="none" fo:background-color="#ccffcc" fo:border-left="none" fo:border-right="0.99pt dashed #000000" fo:border-top="none"/>
    </style:style>
    <style:style style:name="ce159" style:family="table-cell" style:parent-style-name="Default" style:data-style-name="N3">
      <style:table-cell-properties fo:border-bottom="none" fo:background-color="#a3f2a3" fo:border-left="none" fo:border-right="0.99pt dashed #000000" fo:border-top="none"/>
    </style:style>
    <style:style style:name="ce160" style:family="table-cell" style:parent-style-name="Default" style:data-style-name="N3">
      <style:table-cell-properties fo:border-bottom="none" fo:background-color="#7fe67f" fo:border-left="none" fo:border-right="0.99pt dashed #000000" fo:border-top="none"/>
    </style:style>
    <style:style style:name="ce161" style:family="table-cell" style:parent-style-name="Default" style:data-style-name="N3">
      <style:table-cell-properties fo:border-bottom="none" fo:background-color="#48d948" fo:border-left="none" fo:border-right="0.99pt dashed #000000" fo:border-top="none"/>
    </style:style>
    <style:style style:name="ce162" style:family="table-cell" style:parent-style-name="Default" style:data-style-name="N122">
      <style:table-cell-properties fo:background-color="#ccffcc"/>
    </style:style>
    <style:style style:name="ce163" style:family="table-cell" style:parent-style-name="Default" style:data-style-name="N122">
      <style:table-cell-properties fo:background-color="#a3f2a3"/>
    </style:style>
    <style:style style:name="ce164" style:family="table-cell" style:parent-style-name="Default" style:data-style-name="N122">
      <style:table-cell-properties fo:background-color="#7fe67f"/>
    </style:style>
    <style:style style:name="ce165" style:family="table-cell" style:parent-style-name="Default" style:data-style-name="N122">
      <style:table-cell-properties fo:background-color="#48d948"/>
    </style:style>
    <style:style style:name="ce166" style:family="table-cell" style:parent-style-name="Default" style:data-style-name="N11">
      <style:table-cell-properties fo:background-color="#ccffcc"/>
    </style:style>
    <style:style style:name="ce167" style:family="table-cell" style:parent-style-name="Default" style:data-style-name="N11">
      <style:table-cell-properties fo:background-color="#a3f2a3"/>
    </style:style>
    <style:style style:name="ce168" style:family="table-cell" style:parent-style-name="Default" style:data-style-name="N11">
      <style:table-cell-properties fo:background-color="#7fe67f"/>
    </style:style>
    <style:style style:name="ce169" style:family="table-cell" style:parent-style-name="Default" style:data-style-name="N11">
      <style:table-cell-properties fo:background-color="#48d948"/>
    </style:style>
    <style:style style:name="ce170" style:family="table-cell" style:parent-style-name="Default">
      <style:table-cell-properties fo:background-color="#ccffcc"/>
    </style:style>
    <style:style style:name="ce171" style:family="table-cell" style:parent-style-name="Default">
      <style:table-cell-properties fo:background-color="#a3f2a3"/>
    </style:style>
    <style:style style:name="ce172" style:family="table-cell" style:parent-style-name="Default">
      <style:table-cell-properties fo:background-color="#7fe67f"/>
    </style:style>
    <style:style style:name="ce173" style:family="table-cell" style:parent-style-name="Default">
      <style:table-cell-properties fo:background-color="#48d948"/>
    </style:style>
    <style:style style:name="ce305" style:family="table-cell" style:parent-style-name="Default">
      <style:table-cell-properties fo:border-bottom="0.99pt dotted #000000" style:text-align-source="fix" style:repeat-content="false" fo:wrap-option="wrap" fo:border-left="none" fo:border-right="0.99pt dotte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6" style:family="table-cell" style:parent-style-name="Default" style:data-style-name="N37">
      <style:table-cell-properties fo:border-bottom="none" fo:border-left="none" fo:border-right="0.99pt dotted #000000" fo:border-top="none"/>
    </style:style>
    <style:style style:name="ce307" style:family="table-cell" style:parent-style-name="Default">
      <style:table-cell-properties fo:border-bottom="0.99pt dashed #000000" fo:border-left="none" fo:border-right="0.99pt dashed #000000" fo:border-top="none"/>
    </style:style>
    <style:style style:name="ce308" style:family="table-cell" style:parent-style-name="Default">
      <style:table-cell-properties fo:border-bottom="none" fo:border-left="none" fo:border-right="0.99pt dotted #000000" fo:border-top="none"/>
    </style:style>
    <style:style style:name="ce309" style:family="table-cell" style:parent-style-name="Default" style:data-style-name="N3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0" style:family="table-cell" style:parent-style-name="Default" style:data-style-name="N3"/>
    <style:style style:name="ce311" style:family="table-cell" style:parent-style-name="Default" style:data-style-name="N3">
      <style:table-cell-properties fo:border-bottom="0.99pt dashed #000000" fo:border-left="none" fo:border-right="none" fo:border-top="none"/>
    </style:style>
    <style:style style:name="ce312" style:family="table-cell" style:parent-style-name="Default" style:data-style-name="N3">
      <style:text-properties fo:font-style="italic" fo:font-weight="bold" style:font-style-asian="italic" style:font-weight-asian="bold" style:font-style-complex="italic" style:font-weight-complex="bold"/>
    </style:style>
    <style:style style:name="ce313" style:family="table-cell" style:parent-style-name="Default" style:data-style-name="N3">
      <style:table-cell-properties fo:border-bottom="none" fo:border-left="none" fo:border-right="0.99pt solid #000000" fo:border-top="none"/>
    </style:style>
    <style:style style:name="ce314" style:family="table-cell" style:parent-style-name="Default" style:data-style-name="N3">
      <style:table-cell-properties fo:border-bottom="0.99pt solid #000000" style:text-align-source="fix" style:repeat-content="false" fo:wrap-option="wrap" fo:border-left="none" fo:border-right="0.99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5" style:family="table-cell" style:parent-style-name="Default" style:data-style-name="N3">
      <style:table-cell-properties fo:border-bottom="0.99pt dashed #000000" fo:border-left="none" fo:border-right="0.99pt dashed #000000" fo:border-top="none"/>
    </style:style>
    <style:style style:name="ce316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7" style:family="table-cell" style:parent-style-name="Default" style:data-style-name="N37"/>
    <style:style style:name="ce318" style:family="table-cell" style:parent-style-name="Default" style:data-style-name="N37">
      <style:table-cell-properties fo:border-bottom="0.99pt dashed #000000" fo:border-left="none" fo:border-right="none" fo:border-top="none"/>
    </style:style>
    <style:style style:name="ce319" style:family="table-cell" style:parent-style-name="Default">
      <style:table-cell-properties fo:border-bottom="0.99pt dashed #000000" fo:border-left="none" fo:border-right="none" fo:border-top="none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wrap-option="wrap" fo:border-left="none" fo:border-right="0.99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1" style:family="table-cell" style:parent-style-name="Default" style:data-style-name="N4">
      <style:table-cell-properties fo:border-bottom="none" fo:border-left="none" fo:border-right="0.99pt solid #000000" fo:border-top="none"/>
    </style:style>
    <style:style style:name="ce322" style:family="table-cell" style:parent-style-name="Default" style:data-style-name="N4">
      <style:table-cell-properties fo:border-bottom="0.99pt dashed #000000" fo:border-left="none" fo:border-right="0.99pt dashed #000000" fo:border-top="none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4" style:family="table-cell" style:parent-style-name="Default" style:data-style-name="N0"/>
    <style:style style:name="ce325" style:family="table-cell" style:parent-style-name="Default" style:data-style-name="N0">
      <style:table-cell-properties fo:border-bottom="0.99pt dashed #000000" fo:border-left="none" fo:border-right="none" fo:border-top="none"/>
    </style:style>
    <style:style style:name="ce326" style:family="table-cell" style:parent-style-name="Default" style:data-style-name="N4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7" style:family="table-cell" style:parent-style-name="Default" style:data-style-name="N4"/>
    <style:style style:name="ce328" style:family="table-cell" style:parent-style-name="Default" style:data-style-name="N4">
      <style:table-cell-properties fo:border-bottom="0.99pt dashed #000000" fo:border-left="none" fo:border-right="none" fo:border-top="none"/>
    </style:style>
    <style:style style:name="ce329" style:family="table-cell" style:parent-style-name="Default" style:data-style-name="N43"/>
    <style:style style:name="ce3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1" style:family="table-cell" style:parent-style-name="Default">
      <style:table-cell-properties fo:background-color="#e3ccff"/>
    </style:style>
    <style:style style:name="ce332" style:family="table-cell" style:parent-style-name="Default" style:data-style-name="N37">
      <style:table-cell-properties fo:background-color="#c1f6ff"/>
    </style:style>
    <style:style style:name="ce333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4" style:family="table-cell" style:parent-style-name="Default" style:data-style-name="N3">
      <style:table-cell-properties fo:background-color="#e3ccff"/>
    </style:style>
    <style:style style:name="ce335" style:family="table-cell" style:parent-style-name="Default" style:data-style-name="N3">
      <style:table-cell-properties fo:border-bottom="none" style:text-align-source="fix" style:repeat-content="false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6" style:family="table-cell" style:parent-style-name="Default" style:data-style-name="N3">
      <style:table-cell-properties fo:border-bottom="none" fo:border-left="none" fo:border-right="0.99pt dashed #000000" fo:border-top="none"/>
    </style:style>
    <style:style style:name="ce337" style:family="table-cell" style:parent-style-name="Default" style:data-style-name="N3">
      <style:table-cell-properties fo:border-bottom="none" fo:background-color="#e3ccff" fo:border-left="none" fo:border-right="0.99pt dashed #000000" fo:border-top="none"/>
    </style:style>
    <style:style style:name="ce338" style:family="table-cell" style:parent-style-name="Default" style:data-style-name="N37">
      <style:table-cell-properties fo:background-color="#e3ccff"/>
    </style:style>
    <style:style style:name="ce33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0" style:family="table-cell" style:parent-style-name="Default" style:data-style-name="N122"/>
    <style:style style:name="ce341" style:family="table-cell" style:parent-style-name="Default" style:data-style-name="N122">
      <style:table-cell-properties fo:background-color="#e3ccff"/>
    </style:style>
    <style:style style:name="ce34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3" style:family="table-cell" style:parent-style-name="Default" style:data-style-name="N11"/>
    <style:style style:name="ce344" style:family="table-cell" style:parent-style-name="Default" style:data-style-name="N11">
      <style:table-cell-properties fo:background-color="#e3ccff"/>
    </style:style>
    <style:style style:name="ce3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6" style:family="table-cell" style:parent-style-name="Default" style:data-style-name="N37">
      <style:table-cell-properties fo:background-color="transparent"/>
    </style:style>
    <style:style style:name="ce347" style:family="table-cell" style:parent-style-name="Default">
      <style:table-cell-properties fo:background-color="transparent"/>
    </style:style>
    <style:style style:name="ce34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9" style:family="table-cell" style:parent-style-name="Default" style:data-style-name="N3">
      <style:table-cell-properties fo:background-color="transparent"/>
    </style:style>
    <style:style style:name="ce350" style:family="table-cell" style:parent-style-name="Default" style:data-style-name="N3">
      <style:table-cell-properties fo:background-color="#c1f6ff"/>
    </style:style>
    <style:style style:name="ce351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2" style:family="table-cell" style:parent-style-name="Default" style:data-style-name="N3">
      <style:table-cell-properties fo:border-bottom="none" fo:background-color="transparent" fo:border-left="none" fo:border-right="0.99pt dashed #000000" fo:border-top="none"/>
    </style:style>
    <style:style style:name="ce353" style:family="table-cell" style:parent-style-name="Default" style:data-style-name="N3">
      <style:table-cell-properties fo:border-bottom="none" fo:background-color="#c1f6ff" fo:border-left="none" fo:border-right="0.99pt dashed #000000" fo:border-top="none"/>
    </style:style>
    <style:style style:name="ce354" style:family="table-cell" style:parent-style-name="Default" style:data-style-name="N37">
      <style:table-cell-properties fo:background-color="#ffe1f8"/>
    </style:style>
    <style:style style:name="ce355" style:family="table-cell" style:parent-style-name="Default">
      <style:table-cell-properties fo:background-color="#ffffcc"/>
    </style:style>
    <style:style style:name="ce356" style:family="table-cell" style:parent-style-name="Default" style:data-style-name="N3">
      <style:table-cell-properties fo:background-color="#ffe1f8"/>
    </style:style>
    <style:style style:name="ce357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8" style:family="table-cell" style:parent-style-name="Default" style:data-style-name="N122">
      <style:table-cell-properties fo:background-color="transparent"/>
    </style:style>
    <style:style style:name="ce359" style:family="table-cell" style:parent-style-name="Default" style:data-style-name="N122">
      <style:table-cell-properties fo:background-color="#c1f6ff"/>
    </style:style>
    <style:style style:name="ce36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61" style:family="table-cell" style:parent-style-name="Default" style:data-style-name="N11">
      <style:table-cell-properties fo:background-color="transparent"/>
    </style:style>
    <style:style style:name="ce362" style:family="table-cell" style:parent-style-name="Default" style:data-style-name="N11">
      <style:table-cell-properties fo:background-color="#c1f6ff"/>
    </style:style>
    <style:style style:name="ce363" style:family="table-cell" style:parent-style-name="Default">
      <style:table-cell-properties fo:background-color="#c1f6ff"/>
    </style:style>
    <style:style style:name="ce364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5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order-bottom="none" style:text-align-source="fix" style:repeat-content="false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68" style:family="table-cell" style:parent-style-name="Default">
      <style:table-cell-properties fo:border-bottom="none" style:text-align-source="fix" style:repeat-content="false" fo:border-left="none" fo:border-right="0.99pt dashed #000000" fo:border-top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9" style:family="table-cell" style:parent-style-name="Default" style:data-style-name="N4">
      <style:table-cell-properties fo:border-bottom="none" fo:border-left="none" fo:border-right="0.99pt dashed #000000" fo:border-top="none"/>
    </style:style>
    <style:style style:name="ce370" style:family="table-cell" style:parent-style-name="Default">
      <style:table-cell-properties fo:border-bottom="none" fo:border-left="none" fo:border-right="0.99pt dashed #000000" fo:border-top="none"/>
    </style:style>
    <style:style style:name="ce371" style:family="table-cell" style:parent-style-name="Default" style:data-style-name="N37">
      <style:text-properties fo:color="#00ae54"/>
    </style:style>
    <style:style style:name="ce372" style:family="table-cell" style:parent-style-name="Default" style:data-style-name="N37">
      <style:table-cell-properties fo:background-color="#ffffcc"/>
    </style:style>
    <style:style style:name="ce373" style:family="table-cell" style:parent-style-name="Default" style:data-style-name="N37">
      <style:text-properties fo:color="#cf8f00"/>
    </style:style>
    <style:style style:name="ce374" style:family="table-cell" style:parent-style-name="Default" style:data-style-name="N37">
      <style:text-properties fo:color="#0000ee"/>
    </style:style>
    <style:style style:name="ce375" style:family="table-cell" style:parent-style-name="Default" style:data-style-name="N37">
      <style:table-cell-properties fo:background-color="#ffcccc"/>
    </style:style>
    <style:style style:name="ce376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77" style:family="table-cell" style:parent-style-name="Default" style:data-style-name="N3">
      <style:text-properties fo:color="#00ae54"/>
    </style:style>
    <style:style style:name="ce378" style:family="table-cell" style:parent-style-name="Default" style:data-style-name="N3">
      <style:table-cell-properties fo:background-color="#ffffcc"/>
    </style:style>
    <style:style style:name="ce379" style:family="table-cell" style:parent-style-name="Default" style:data-style-name="N3">
      <style:text-properties fo:color="#cf8f00"/>
    </style:style>
    <style:style style:name="ce380" style:family="table-cell" style:parent-style-name="Default" style:data-style-name="N3">
      <style:text-properties fo:color="#0000ee"/>
    </style:style>
    <style:style style:name="ce381" style:family="table-cell" style:parent-style-name="Default" style:data-style-name="N3">
      <style:table-cell-properties fo:background-color="#ffcccc"/>
    </style:style>
    <style:style style:name="ce382" style:family="table-cell" style:parent-style-name="Default" style:data-style-name="N4">
      <style:table-cell-properties fo:border-bottom="none" style:text-align-source="fix" style:repeat-content="false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3" style:family="table-cell" style:parent-style-name="Default" style:data-style-name="N4">
      <style:table-cell-properties fo:border-bottom="none" style:text-align-source="fix" style:repeat-content="false" fo:border-left="none" fo:border-right="0.99pt dashed #000000" fo:border-top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4" style:family="table-cell" style:parent-style-name="Default" style:data-style-name="N4">
      <style:table-cell-properties fo:border-bottom="none" fo:border-left="none" fo:border-right="0.99pt dashed #000000" fo:border-top="none"/>
      <style:text-properties fo:color="#00ae54"/>
    </style:style>
    <style:style style:name="ce385" style:family="table-cell" style:parent-style-name="Default" style:data-style-name="N4">
      <style:table-cell-properties fo:border-bottom="none" fo:background-color="#ffffcc" fo:border-left="none" fo:border-right="0.99pt dashed #000000" fo:border-top="none"/>
    </style:style>
    <style:style style:name="ce386" style:family="table-cell" style:parent-style-name="Default" style:data-style-name="N4">
      <style:table-cell-properties fo:border-bottom="none" fo:border-left="none" fo:border-right="0.99pt dashed #000000" fo:border-top="none"/>
      <style:text-properties fo:color="#cf8f00"/>
    </style:style>
    <style:style style:name="ce387" style:family="table-cell" style:parent-style-name="Default" style:data-style-name="N4">
      <style:table-cell-properties fo:border-bottom="none" fo:border-left="none" fo:border-right="0.99pt dashed #000000" fo:border-top="none"/>
      <style:text-properties fo:color="#0000ee"/>
    </style:style>
    <style:style style:name="ce388" style:family="table-cell" style:parent-style-name="Default" style:data-style-name="N4">
      <style:table-cell-properties fo:border-bottom="none" fo:background-color="#ffcccc" fo:border-left="none" fo:border-right="0.99pt dashed #000000" fo:border-top="none"/>
    </style:style>
    <style:style style:name="ce389" style:family="table-cell" style:parent-style-name="Default" style:data-style-name="N4">
      <style:table-cell-properties fo:border-bottom="none" fo:background-color="#c1f6ff" fo:border-left="none" fo:border-right="0.99pt dashed #000000" fo:border-top="none"/>
    </style:style>
    <style:style style:name="ce390" style:family="table-cell" style:parent-style-name="Default" style:data-style-name="N37">
      <style:table-cell-properties fo:background-color="#ffffcc"/>
      <style:text-properties fo:color="#00ae54"/>
    </style:style>
    <style:style style:name="ce391" style:family="table-cell" style:parent-style-name="Default" style:data-style-name="N3">
      <style:table-cell-properties fo:background-color="#ffffcc"/>
      <style:text-properties fo:color="#00ae54"/>
    </style:style>
    <style:style style:name="ce392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93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94" style:family="table-cell" style:parent-style-name="Default" style:data-style-name="N4">
      <style:table-cell-properties fo:background-color="#ffcccc"/>
    </style:style>
    <style:style style:name="ce395" style:family="table-cell" style:parent-style-name="Default" style:data-style-name="N4">
      <style:text-properties fo:color="#cf8f00"/>
    </style:style>
    <style:style style:name="ce396" style:family="table-cell" style:parent-style-name="Default" style:data-style-name="N4">
      <style:table-cell-properties fo:background-color="#c1f6ff" fo:border="0.99pt solid #000000"/>
    </style:style>
    <style:style style:name="ce397" style:family="table-cell" style:parent-style-name="Default" style:data-style-name="N4">
      <style:text-properties fo:color="#0000ee"/>
    </style:style>
    <style:style style:name="ce398" style:family="table-cell" style:parent-style-name="Default" style:data-style-name="N4">
      <style:table-cell-properties fo:background-color="#ffffcc"/>
      <style:text-properties fo:color="#00ae54"/>
    </style:style>
    <style:style style:name="ce399" style:family="table-cell" style:parent-style-name="Default" style:data-style-name="N4">
      <style:table-cell-properties fo:background-color="#ffffcc"/>
    </style:style>
    <style:style style:name="ce400" style:family="table-cell" style:parent-style-name="Default" style:data-style-name="N4">
      <style:table-cell-properties fo:background-color="#ffffcc" fo:border="none"/>
    </style:style>
    <style:style style:name="ce401" style:family="table-cell" style:parent-style-name="Default" style:data-style-name="N4">
      <style:table-cell-properties fo:background-color="#c1f6ff"/>
    </style:style>
    <style:style style:name="ce402" style:family="table-cell" style:parent-style-name="Default" style:data-style-name="N122">
      <style:table-cell-properties fo:background-color="#ffcccc"/>
    </style:style>
    <style:style style:name="ce403" style:family="table-cell" style:parent-style-name="Default" style:data-style-name="N122">
      <style:text-properties fo:color="#cf8f00"/>
    </style:style>
    <style:style style:name="ce404" style:family="table-cell" style:parent-style-name="Default" style:data-style-name="N122">
      <style:table-cell-properties fo:border-bottom="0.99pt dashed #000000" fo:border-left="none" fo:border-right="none" fo:border-top="none"/>
    </style:style>
    <style:style style:name="ce405" style:family="table-cell" style:parent-style-name="Default" style:data-style-name="N122">
      <style:text-properties fo:color="#0000ee"/>
    </style:style>
    <style:style style:name="ce406" style:family="table-cell" style:parent-style-name="Default" style:data-style-name="N122">
      <style:text-properties fo:color="#00ae54"/>
    </style:style>
    <style:style style:name="ce407" style:family="table-cell" style:parent-style-name="Default" style:data-style-name="N122">
      <style:table-cell-properties fo:background-color="#ffffcc"/>
    </style:style>
    <style:style style:name="ce408" style:family="table-cell" style:parent-style-name="Default" style:data-style-name="N11">
      <style:table-cell-properties fo:background-color="#ffcccc"/>
    </style:style>
    <style:style style:name="ce409" style:family="table-cell" style:parent-style-name="Default" style:data-style-name="N11">
      <style:text-properties fo:color="#cf8f00"/>
    </style:style>
    <style:style style:name="ce410" style:family="table-cell" style:parent-style-name="Default" style:data-style-name="N11">
      <style:table-cell-properties fo:border-bottom="0.99pt dashed #000000" fo:border-left="none" fo:border-right="none" fo:border-top="none"/>
    </style:style>
    <style:style style:name="ce411" style:family="table-cell" style:parent-style-name="Default" style:data-style-name="N11">
      <style:text-properties fo:color="#0000ee"/>
    </style:style>
    <style:style style:name="ce412" style:family="table-cell" style:parent-style-name="Default" style:data-style-name="N11">
      <style:text-properties fo:color="#00ae54"/>
    </style:style>
    <style:style style:name="ce413" style:family="table-cell" style:parent-style-name="Default" style:data-style-name="N11">
      <style:table-cell-properties fo:background-color="#ffffcc"/>
    </style:style>
    <style:style style:name="ce414" style:family="table-cell" style:parent-style-name="Default">
      <style:text-properties fo:font-weight="bold" style:font-weight-asian="bold" style:font-weight-complex="bold"/>
    </style:style>
    <style:style style:name="ce415" style:family="table-cell" style:parent-style-name="Default">
      <style:table-cell-properties fo:background-color="#ffcccc"/>
    </style:style>
    <style:style style:name="ce41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17" style:family="table-cell" style:parent-style-name="Default">
      <style:text-properties fo:color="#0000ee"/>
    </style:style>
    <style:style style:name="ce418" style:family="table-cell" style:parent-style-name="Default">
      <style:text-properties fo:color="#cf8f00"/>
    </style:style>
    <style:style style:name="ce419" style:family="table-cell" style:parent-style-name="Default">
      <style:text-properties fo:color="#00ae54"/>
    </style:style>
    <style:style style:name="ce420" style:family="table-cell" style:parent-style-name="Default" style:data-style-name="N37">
      <style:text-properties fo:color="#4cbae9"/>
    </style:style>
    <style:style style:name="ce421" style:family="table-cell" style:parent-style-name="Default">
      <style:text-properties fo:color="#4cbae9"/>
    </style:style>
    <style:style style:name="ce422" style:family="table-cell" style:parent-style-name="Default">
      <style:text-properties fo:font-style="italic" style:font-style-asian="italic" style:font-style-complex="italic"/>
    </style:style>
    <style:style style:name="ce423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54" style:family="table-cell" style:parent-style-name="Default">
      <style:table-cell-properties fo:background-color="#ffe1f8"/>
    </style:style>
    <style:style style:name="ce255" style:family="table-cell" style:parent-style-name="Default" style:data-style-name="N4">
      <style:table-cell-properties fo:border-bottom="none" fo:background-color="#ffe1f8" fo:border-left="none" fo:border-right="0.99pt dashed #000000" fo:border-top="none"/>
    </style:style>
    <style:style style:name="ce256" style:family="table-cell" style:parent-style-name="Default" style:data-style-name="N4">
      <style:table-cell-properties fo:background-color="#ffe1f8"/>
    </style:style>
    <style:style style:name="ce427" style:family="table-cell" style:parent-style-name="Default" style:data-style-name="N3">
      <style:table-cell-properties fo:border-bottom="none" fo:background-color="#ffe1f8" fo:border-left="none" fo:border-right="0.99pt dashed #000000" fo:border-top="none"/>
    </style:style>
    <style:style style:name="ce258" style:family="table-cell" style:parent-style-name="Default" style:data-style-name="N37">
      <style:table-cell-properties fo:border-bottom="0.99pt dotted #000000" fo:background-color="#ffe1f8" fo:border-left="none" fo:border-right="none" fo:border-top="none"/>
    </style:style>
    <style:style style:name="ce259" style:family="table-cell" style:parent-style-name="Default">
      <style:table-cell-properties fo:border-bottom="0.99pt dotted #000000" fo:background-color="#ffe1f8" fo:border-left="none" fo:border-right="none" fo:border-top="none"/>
    </style:style>
    <style:style style:name="ce260" style:family="table-cell" style:parent-style-name="Default" style:data-style-name="N4">
      <style:table-cell-properties fo:border-bottom="0.99pt dotted #000000" fo:background-color="#ffe1f8" fo:border-left="none" fo:border-right="0.99pt dotted #000000" fo:border-top="none"/>
    </style:style>
    <style:style style:name="ce137" style:family="table-cell" style:parent-style-name="Default">
      <style:table-cell-properties fo:background-color="#c1f6ff" fo:border="0.99pt solid #000000"/>
    </style:style>
    <style:style style:name="ce262" style:family="table-cell" style:parent-style-name="Default" style:data-style-name="N4">
      <style:table-cell-properties fo:background-color="#ffe1f8" fo:border="0.99pt solid #2a6099"/>
    </style:style>
    <style:style style:name="ce263" style:family="table-cell" style:parent-style-name="Default" style:data-style-name="N3">
      <style:table-cell-properties fo:border-bottom="0.99pt dotted #000000" fo:background-color="#ffe1f8" fo:border-left="none" fo:border-right="none" fo:border-top="none"/>
    </style:style>
    <style:style style:name="ce33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5" style:family="table-cell" style:parent-style-name="Default" style:data-style-name="N122">
      <style:table-cell-properties fo:border-bottom="0.99pt dotted #000000" fo:background-color="#ffe1f8" fo:border-left="none" fo:border-right="none" fo:border-top="none"/>
    </style:style>
    <style:style style:name="ce142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7" style:family="table-cell" style:parent-style-name="Default" style:data-style-name="N11">
      <style:table-cell-properties fo:border-bottom="0.99pt dotted #000000" fo:background-color="#ffe1f8" fo:border-left="none" fo:border-right="none" fo:border-top="none"/>
    </style:style>
    <style:style style:name="ce144" style:family="table-cell" style:parent-style-name="Default" style:data-style-name="N11">
      <style:table-cell-properties fo:border-bottom="0.99pt solid #000000" fo:background-color="#c1f6ff" fo:border-left="0.99pt solid #000000" fo:border-right="none" fo:border-top="0.99pt solid #000000"/>
    </style:style>
    <style:style style:name="ce145" style:family="table-cell" style:parent-style-name="Default" style:data-style-name="N11">
      <style:table-cell-properties fo:border-bottom="0.99pt solid #000000" fo:background-color="#c1f6ff" fo:border-left="none" fo:border-right="0.99pt solid #000000" fo:border-top="0.99pt solid #000000"/>
    </style:style>
    <style:style style:name="ce146" style:family="table-cell" style:parent-style-name="Default">
      <style:table-cell-properties fo:border-bottom="0.99pt dotted #000000" fo:border-left="none" fo:border-right="none" fo:border-top="none"/>
    </style:style>
    <style:style style:name="ce441" style:family="table-cell" style:parent-style-name="Default" style:data-style-name="N37">
      <style:table-cell-properties fo:background-color="#ccffcc"/>
    </style:style>
    <style:style style:name="ce442" style:family="table-cell" style:parent-style-name="Default" style:data-style-name="N37">
      <style:table-cell-properties fo:background-color="#a3f2a3"/>
    </style:style>
    <style:style style:name="ce443" style:family="table-cell" style:parent-style-name="Default" style:data-style-name="N37">
      <style:table-cell-properties fo:background-color="#7fe67f"/>
    </style:style>
    <style:style style:name="ce444" style:family="table-cell" style:parent-style-name="Default" style:data-style-name="N37">
      <style:table-cell-properties fo:background-color="#48d948"/>
    </style:style>
    <style:style style:name="ce445" style:family="table-cell" style:parent-style-name="Default" style:data-style-name="N3">
      <style:table-cell-properties fo:background-color="#ccffcc"/>
    </style:style>
    <style:style style:name="ce446" style:family="table-cell" style:parent-style-name="Default" style:data-style-name="N3">
      <style:table-cell-properties fo:background-color="#a3f2a3"/>
    </style:style>
    <style:style style:name="ce447" style:family="table-cell" style:parent-style-name="Default" style:data-style-name="N3">
      <style:table-cell-properties fo:background-color="#7fe67f"/>
    </style:style>
    <style:style style:name="ce448" style:family="table-cell" style:parent-style-name="Default" style:data-style-name="N3">
      <style:table-cell-properties fo:background-color="#48d948"/>
    </style:style>
    <style:style style:name="ce449" style:family="table-cell" style:parent-style-name="Default" style:data-style-name="N3">
      <style:table-cell-properties fo:border-bottom="none" fo:background-color="#ccffcc" fo:border-left="none" fo:border-right="0.99pt dashed #000000" fo:border-top="none"/>
    </style:style>
    <style:style style:name="ce450" style:family="table-cell" style:parent-style-name="Default" style:data-style-name="N3">
      <style:table-cell-properties fo:border-bottom="none" fo:background-color="#a3f2a3" fo:border-left="none" fo:border-right="0.99pt dashed #000000" fo:border-top="none"/>
    </style:style>
    <style:style style:name="ce451" style:family="table-cell" style:parent-style-name="Default" style:data-style-name="N3">
      <style:table-cell-properties fo:border-bottom="none" fo:background-color="#7fe67f" fo:border-left="none" fo:border-right="0.99pt dashed #000000" fo:border-top="none"/>
    </style:style>
    <style:style style:name="ce452" style:family="table-cell" style:parent-style-name="Default" style:data-style-name="N3">
      <style:table-cell-properties fo:border-bottom="none" fo:background-color="#48d948" fo:border-left="none" fo:border-right="0.99pt dashed #000000" fo:border-top="none"/>
    </style:style>
    <style:style style:name="ce453" style:family="table-cell" style:parent-style-name="Default" style:data-style-name="N122">
      <style:table-cell-properties fo:background-color="#ccffcc"/>
    </style:style>
    <style:style style:name="ce454" style:family="table-cell" style:parent-style-name="Default" style:data-style-name="N122">
      <style:table-cell-properties fo:background-color="#a3f2a3"/>
    </style:style>
    <style:style style:name="ce455" style:family="table-cell" style:parent-style-name="Default" style:data-style-name="N122">
      <style:table-cell-properties fo:background-color="#7fe67f"/>
    </style:style>
    <style:style style:name="ce456" style:family="table-cell" style:parent-style-name="Default" style:data-style-name="N122">
      <style:table-cell-properties fo:background-color="#48d948"/>
    </style:style>
    <style:style style:name="ce457" style:family="table-cell" style:parent-style-name="Default" style:data-style-name="N11">
      <style:table-cell-properties fo:background-color="#ccffcc"/>
    </style:style>
    <style:style style:name="ce458" style:family="table-cell" style:parent-style-name="Default" style:data-style-name="N11">
      <style:table-cell-properties fo:background-color="#a3f2a3"/>
    </style:style>
    <style:style style:name="ce459" style:family="table-cell" style:parent-style-name="Default" style:data-style-name="N11">
      <style:table-cell-properties fo:background-color="#7fe67f"/>
    </style:style>
    <style:style style:name="ce460" style:family="table-cell" style:parent-style-name="Default" style:data-style-name="N11">
      <style:table-cell-properties fo:background-color="#48d948"/>
    </style:style>
    <style:style style:name="ce461" style:family="table-cell" style:parent-style-name="Default">
      <style:table-cell-properties fo:background-color="#ccffcc"/>
    </style:style>
    <style:style style:name="ce462" style:family="table-cell" style:parent-style-name="Default">
      <style:table-cell-properties fo:background-color="#a3f2a3"/>
    </style:style>
    <style:style style:name="ce463" style:family="table-cell" style:parent-style-name="Default">
      <style:table-cell-properties fo:background-color="#7fe67f"/>
    </style:style>
    <style:style style:name="ce464" style:family="table-cell" style:parent-style-name="Default">
      <style:table-cell-properties fo:background-color="#48d948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2" style:family="text">
      <style:text-properties style:text-position="super 58%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attpad numbers" table:style-name="ta1">
        <office:forms form:automatic-focus="false" form:apply-design-mode="false"/>
        <table:table-column table:style-name="co1" table:default-cell-style-name="ce308"/>
        <table:table-column table:style-name="co2" table:number-columns-repeated="4" table:default-cell-style-name="ce310"/>
        <table:table-column table:style-name="co1" table:visibility="collapse" table:default-cell-style-name="ce310"/>
        <table:table-column table:style-name="co2" table:visibility="collapse" table:number-columns-repeated="2" table:default-cell-style-name="ce310"/>
        <table:table-column table:style-name="co1" table:visibility="collapse" table:default-cell-style-name="ce313"/>
        <table:table-column table:style-name="co3" table:default-cell-style-name="ce310"/>
        <table:table-column table:style-name="co1" table:default-cell-style-name="ce310"/>
        <table:table-column table:style-name="co4" table:number-columns-repeated="2" table:default-cell-style-name="ce310"/>
        <table:table-column table:style-name="co5" table:default-cell-style-name="ce310"/>
        <table:table-column table:style-name="co6" table:default-cell-style-name="ce310"/>
        <table:table-column table:style-name="co7" table:default-cell-style-name="ce313"/>
        <table:table-column table:style-name="co2" table:default-cell-style-name="ce310"/>
        <table:table-column table:style-name="co8" table:default-cell-style-name="ce310"/>
        <table:table-column table:style-name="co9" table:default-cell-style-name="ce310"/>
        <table:table-column table:style-name="co4" table:default-cell-style-name="ce310"/>
        <table:table-column table:style-name="co10" table:default-cell-style-name="ce310"/>
        <table:table-column table:style-name="co1" table:default-cell-style-name="Default"/>
        <table:table-column table:style-name="co11" table:default-cell-style-name="ce321"/>
        <table:table-column table:style-name="co11" table:number-columns-repeated="3" table:default-cell-style-name="ce324"/>
        <table:table-column table:style-name="co11" table:number-columns-repeated="4" table:default-cell-style-name="ce327"/>
        <table:table-column table:style-name="co4" table:default-cell-style-name="Default"/>
        <table:table-column table:style-name="co1" table:number-columns-repeated="993" table:default-cell-style-name="Default"/>
        <table:table-row table:style-name="ro1">
          <table:table-cell table:style-name="ce305"/>
          <table:table-cell table:style-name="ce309" office:value-type="string" calcext:value-type="string">
            <text:p>#Naruto</text:p>
          </table:table-cell>
          <table:table-cell table:style-name="ce309" office:value-type="string" calcext:value-type="string">
            <text:p>Naruto</text:p>
          </table:table-cell>
          <table:table-cell table:style-name="ce309" office:value-type="string" calcext:value-type="string">
            <text:p>FMA</text:p>
          </table:table-cell>
          <table:table-cell table:style-name="ce309" office:value-type="string" calcext:value-type="string">
            <text:p>#FMA</text:p>
          </table:table-cell>
          <table:table-cell table:style-name="ce309" table:number-columns-repeated="3"/>
          <table:table-cell table:style-name="ce314"/>
          <table:table-cell table:style-name="ce309" office:value-type="string" calcext:value-type="string">
            <text:p>fullmetal alchemist</text:p>
          </table:table-cell>
          <table:table-cell table:style-name="ce309" office:value-type="string" calcext:value-type="string">
            <text:p>#souleater</text:p>
          </table:table-cell>
          <table:table-cell table:style-name="ce309" office:value-type="string" calcext:value-type="string">
            <text:p>“soul eater”</text:p>
          </table:table-cell>
          <table:table-cell table:style-name="ce309" office:value-type="string" calcext:value-type="string">
            <text:p>#hetalia</text:p>
          </table:table-cell>
          <table:table-cell table:style-name="ce309" office:value-type="string" calcext:value-type="string">
            <text:p>Hetalia</text:p>
          </table:table-cell>
          <table:table-cell table:style-name="ce309" office:value-type="string" calcext:value-type="string">
            <text:p>#attackontitan</text:p>
          </table:table-cell>
          <table:table-cell table:style-name="ce314" office:value-type="string" calcext:value-type="string">
            <text:p>#myheroacademia</text:p>
          </table:table-cell>
          <table:table-cell table:style-name="ce309" office:value-type="string" calcext:value-type="string">
            <text:p>#bnha</text:p>
          </table:table-cell>
          <table:table-cell table:style-name="ce309" office:value-type="string" calcext:value-type="string">
            <text:p>bnha</text:p>
          </table:table-cell>
          <table:table-cell table:style-name="ce309" office:value-type="string" calcext:value-type="string">
            <text:p>#genshinimpact</text:p>
          </table:table-cell>
          <table:table-cell table:style-name="ce309" office:value-type="string" calcext:value-type="string">
            <text:p>#genshin</text:p>
          </table:table-cell>
          <table:table-cell table:style-name="ce309" office:value-type="string" calcext:value-type="string">
            <text:p>“genshin”</text:p>
          </table:table-cell>
          <table:table-cell table:style-name="ce316"/>
          <table:table-cell table:style-name="ce320"/>
          <table:table-cell table:style-name="ce323" table:number-columns-repeated="3"/>
          <table:table-cell table:style-name="ce326" table:number-columns-repeated="4"/>
          <table:table-cell table:style-name="ce316" table:number-columns-repeated="994"/>
        </table:table-row>
        <table:table-row table:style-name="ro2">
          <table:table-cell table:style-name="ce306" office:value-type="date" office:date-value="2023-01-01" calcext:value-type="date">
            <text:p>01/01/23</text:p>
          </table:table-cell>
          <table:table-cell office:value-type="float" office:value="74800" calcext:value-type="float">
            <text:p>74,800</text:p>
          </table:table-cell>
          <table:table-cell office:value-type="float" office:value="107000" calcext:value-type="float">
            <text:p>107,000</text:p>
          </table:table-cell>
          <table:table-cell/>
          <table:table-cell office:value-type="float" office:value="2200" calcext:value-type="float">
            <text:p>2,200</text:p>
          </table:table-cell>
          <table:table-cell table:number-columns-repeated="2"/>
          <table:table-cell table:style-name="ce313"/>
          <table:table-cell/>
          <table:table-cell office:value-type="float" office:value="90100" calcext:value-type="float">
            <text:p>90,100</text:p>
          </table:table-cell>
          <table:table-cell office:value-type="float" office:value="7500" calcext:value-type="float">
            <text:p>7,500</text:p>
          </table:table-cell>
          <table:table-cell office:value-type="float" office:value="146000" calcext:value-type="float">
            <text:p>146,000</text:p>
          </table:table-cell>
          <table:table-cell office:value-type="float" office:value="37400" calcext:value-type="float">
            <text:p>37,400</text:p>
          </table:table-cell>
          <table:table-cell office:value-type="float" office:value="50000" calcext:value-type="float">
            <text:p>50,000</text:p>
          </table:table-cell>
          <table:table-cell office:value-type="float" office:value="43300" calcext:value-type="float">
            <text:p>43,3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143000" calcext:value-type="float">
            <text:p>143,000</text:p>
          </table:table-cell>
          <table:table-cell office:value-type="float" office:value="26400" calcext:value-type="float">
            <text:p>26,400</text:p>
          </table:table-cell>
          <table:table-cell office:value-type="float" office:value="2200" calcext:value-type="float">
            <text:p>2,200</text:p>
          </table:table-cell>
          <table:table-cell office:value-type="float" office:value="49100" calcext:value-type="float">
            <text:p>49,100</text:p>
          </table:table-cell>
          <table:table-cell table:style-name="ce317"/>
          <table:table-cell/>
          <table:table-cell table:style-name="ce310" table:number-columns-repeated="2"/>
          <table:table-cell table:number-columns-repeated="5"/>
          <table:table-cell table:style-name="ce329"/>
          <table:table-cell table:number-columns-repeated="993"/>
        </table:table-row>
        <table:table-row table:style-name="ro2">
          <table:table-cell table:style-name="ce306" office:value-type="date" office:date-value="2023-04-03" calcext:value-type="date">
            <text:p>04/03/23</text:p>
          </table:table-cell>
          <table:table-cell office:value-type="float" office:value="75200" calcext:value-type="float">
            <text:p>75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25200" calcext:value-type="float">
            <text:p>25,200</text:p>
          </table:table-cell>
          <table:table-cell office:value-type="float" office:value="2200" calcext:value-type="float">
            <text:p>2,200</text:p>
          </table:table-cell>
          <table:table-cell table:number-columns-repeated="4"/>
          <table:table-cell office:value-type="float" office:value="90700" calcext:value-type="float">
            <text:p>90,700</text:p>
          </table:table-cell>
          <table:table-cell office:value-type="float" office:value="7500" calcext:value-type="float">
            <text:p>7,500</text:p>
          </table:table-cell>
          <table:table-cell office:value-type="float" office:value="148000" calcext:value-type="float">
            <text:p>148,000</text:p>
          </table:table-cell>
          <table:table-cell office:value-type="float" office:value="37300" calcext:value-type="float">
            <text:p>37,300</text:p>
          </table:table-cell>
          <table:table-cell office:value-type="float" office:value="49900" calcext:value-type="float">
            <text:p>49,900</text:p>
          </table:table-cell>
          <table:table-cell office:value-type="float" office:value="43500" calcext:value-type="float">
            <text:p>43,5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143000" calcext:value-type="float">
            <text:p>143,000</text:p>
          </table:table-cell>
          <table:table-cell office:value-type="float" office:value="28600" calcext:value-type="float">
            <text:p>28,600</text:p>
          </table:table-cell>
          <table:table-cell office:value-type="float" office:value="24300" calcext:value-type="float">
            <text:p>24,300</text:p>
          </table:table-cell>
          <table:table-cell office:value-type="float" office:value="52600" calcext:value-type="float">
            <text:p>52,600</text:p>
          </table:table-cell>
          <table:table-cell table:style-name="ce317"/>
          <table:table-cell/>
          <table:table-cell table:style-name="ce310" table:number-columns-repeated="2"/>
          <table:table-cell table:number-columns-repeated="999"/>
        </table:table-row>
        <table:table-row table:style-name="ro2">
          <table:table-cell table:style-name="ce307"/>
          <table:table-cell table:style-name="ce311" table:number-columns-repeated="7"/>
          <table:table-cell table:style-name="ce315"/>
          <table:table-cell table:style-name="ce311" table:number-columns-repeated="6"/>
          <table:table-cell table:style-name="ce315"/>
          <table:table-cell table:style-name="ce311" table:number-columns-repeated="5"/>
          <table:table-cell table:style-name="ce318"/>
          <table:table-cell table:style-name="ce322"/>
          <table:table-cell table:style-name="ce311" table:number-columns-repeated="2"/>
          <table:table-cell table:style-name="ce325"/>
          <table:table-cell table:style-name="ce328" table:number-columns-repeated="4"/>
          <table:table-cell table:style-name="ce319" table:number-columns-repeated="994"/>
        </table:table-row>
        <table:table-row table:style-name="ro2" table:number-rows-repeated="3">
          <table:table-cell table:number-columns-repeated="21"/>
          <table:table-cell table:style-name="ce317"/>
          <table:table-cell/>
          <table:table-cell table:style-name="ce310" table:number-columns-repeated="2"/>
          <table:table-cell table:number-columns-repeated="999"/>
        </table:table-row>
        <table:table-row table:style-name="ro2">
          <table:table-cell table:number-columns-repeated="21"/>
          <table:table-cell table:style-name="ce317"/>
          <table:table-cell table:number-columns-repeated="8"/>
          <table:table-cell table:style-name="ce329"/>
          <table:table-cell table:number-columns-repeated="993"/>
        </table:table-row>
        <table:table-row table:style-name="ro2">
          <table:table-cell table:number-columns-repeated="21"/>
          <table:table-cell table:style-name="ce317"/>
          <table:table-cell table:number-columns-repeated="1002"/>
        </table:table-row>
        <table:table-row table:style-name="ro2">
          <table:table-cell table:style-name="ce307"/>
          <table:table-cell table:style-name="ce311" table:number-columns-repeated="7"/>
          <table:table-cell table:style-name="ce315"/>
          <table:table-cell table:style-name="ce311" table:number-columns-repeated="6"/>
          <table:table-cell table:style-name="ce315"/>
          <table:table-cell table:style-name="ce311" table:number-columns-repeated="5"/>
          <table:table-cell table:style-name="ce319"/>
          <table:table-cell table:style-name="ce322"/>
          <table:table-cell table:style-name="ce325" table:number-columns-repeated="3"/>
          <table:table-cell table:style-name="ce328" table:number-columns-repeated="4"/>
          <table:table-cell table:style-name="ce319" table:number-columns-repeated="99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/>
          <table:table-cell table:style-name="ce312" table:number-columns-repeated="3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kemon" table:style-name="ta1">
        <office:forms form:automatic-focus="false" form:apply-design-mode="false"/>
        <table:table-column table:style-name="co1" table:default-cell-style-name="ce317"/>
        <table:table-column table:style-name="co1" table:number-columns-repeated="2" table:default-cell-style-name="ce310"/>
        <table:table-column table:style-name="co1" table:default-cell-style-name="ce336"/>
        <table:table-column table:style-name="co1" table:default-cell-style-name="ce317"/>
        <table:table-column table:style-name="co1" table:number-columns-repeated="4" table:default-cell-style-name="ce310"/>
        <table:table-column table:style-name="co1" table:number-columns-repeated="2" table:default-cell-style-name="ce340"/>
        <table:table-column table:style-name="co1" table:number-columns-repeated="2" table:default-cell-style-name="ce343"/>
        <table:table-column table:style-name="co1" table:number-columns-repeated="1011" table:default-cell-style-name="Default"/>
        <table:table-row table:style-name="ro2"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AO3 Works</text:p>
          </table:table-cell>
          <table:table-cell table:style-name="ce333" office:value-type="string" calcext:value-type="string">
            <text:p>Increase</text:p>
          </table:table-cell>
          <table:table-cell table:style-name="ce335" office:value-type="string" calcext:value-type="string">
            <text:p>Inc / Month</text:p>
          </table:table-cell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FFN Works</text:p>
          </table:table-cell>
          <table:table-cell table:style-name="ce333" office:value-type="string" calcext:value-type="string">
            <text:p>Increase</text:p>
          </table:table-cell>
          <table:table-cell table:style-name="ce333" office:value-type="string" calcext:value-type="string">
            <text:p>Inc / Month</text:p>
          </table:table-cell>
          <table:table-cell table:style-name="ce330" office:value-type="string" calcext:value-type="string">
            <text:p>Total</text:p>
          </table:table-cell>
          <table:table-cell table:style-name="ce339" office:value-type="string" calcext:value-type="string">
            <text:p>% AO3</text:p>
          </table:table-cell>
          <table:table-cell table:style-name="ce339" office:value-type="string" calcext:value-type="string">
            <text:p>% FFN</text:p>
          </table:table-cell>
          <table:table-cell table:style-name="ce342" office:value-type="string" calcext:value-type="string">
            <text:p>'% Inc AO3</text:p>
          </table:table-cell>
          <table:table-cell table:style-name="ce342" office:value-type="string" calcext:value-type="string">
            <text:p>'% Inc FFN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date" office:date-value="1999-04-29" calcext:value-type="date">
            <text:p>04/29/9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B$1:.B$1048576]+[.F$1:.F$1048576]" office:value-type="float" office:value="15" calcext:value-type="float">
            <text:p>15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formula="of:=[.B3]-[.B2]" office:value-type="float" office:value="0" calcext:value-type="float">
            <text:p>0</text:p>
          </table:table-cell>
          <table:table-cell table:formula="of:=[.C$1:.C$1048576]/([.A3]-[.A2])*30.4375" office:value-type="string" office:string-value="" calcext:value-type="error">
            <text:p>#DIV/0!</text:p>
          </table:table-cell>
          <table:table-cell office:value-type="date" office:date-value="2000-05-10" calcext:value-type="date">
            <text:p>05/10/00</text:p>
          </table:table-cell>
          <table:table-cell office:value-type="float" office:value="1490" calcext:value-type="float">
            <text:p>1,490</text:p>
          </table:table-cell>
          <table:table-cell table:formula="of:=[.F3]-[.F2]" office:value-type="float" office:value="1475" calcext:value-type="float">
            <text:p>1,475</text:p>
          </table:table-cell>
          <table:table-cell table:formula="of:=[.G$1:.G$1048576]/([.E3]-[.E2])*30.4375" office:value-type="float" office:value="119.085709549072" calcext:value-type="float">
            <text:p>119</text:p>
          </table:table-cell>
          <table:table-cell table:formula="of:=[.B$1:.B$1048576]+[.F$1:.F$1048576]" office:value-type="float" office:value="1490" calcext:value-type="float">
            <text:p>1,490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4]-[.B3]" office:value-type="float" office:value="0" calcext:value-type="float">
            <text:p>0</text:p>
          </table:table-cell>
          <table:table-cell table:formula="of:=[.C$1:.C$1048576]/([.A4]-[.A3])*30.4375" office:value-type="string" office:string-value="" calcext:value-type="error">
            <text:p>#DIV/0!</text:p>
          </table:table-cell>
          <table:table-cell office:value-type="date" office:date-value="2000-10-27" calcext:value-type="date">
            <text:p>10/27/00</text:p>
          </table:table-cell>
          <table:table-cell office:value-type="float" office:value="4070" calcext:value-type="float">
            <text:p>4,070</text:p>
          </table:table-cell>
          <table:table-cell table:formula="of:=[.F4]-[.F3]" office:value-type="float" office:value="2580" calcext:value-type="float">
            <text:p>2,580</text:p>
          </table:table-cell>
          <table:table-cell table:formula="of:=[.G$1:.G$1048576]/([.E4]-[.E3])*30.4375" office:value-type="float" office:value="461.933823529412" calcext:value-type="float">
            <text:p>462</text:p>
          </table:table-cell>
          <table:table-cell table:formula="of:=[.B$1:.B$1048576]+[.F$1:.F$1048576]" office:value-type="float" office:value="4070" calcext:value-type="float">
            <text:p>4,070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5]-[.B4]" office:value-type="float" office:value="0" calcext:value-type="float">
            <text:p>0</text:p>
          </table:table-cell>
          <table:table-cell table:formula="of:=[.C$1:.C$1048576]/([.A5]-[.A4])*30.4375" office:value-type="string" office:string-value="" calcext:value-type="error">
            <text:p>#DIV/0!</text:p>
          </table:table-cell>
          <table:table-cell office:value-type="date" office:date-value="2001-11-23" calcext:value-type="date">
            <text:p>11/23/01</text:p>
          </table:table-cell>
          <table:table-cell office:value-type="float" office:value="6663" calcext:value-type="float">
            <text:p>6,663</text:p>
          </table:table-cell>
          <table:table-cell table:formula="of:=[.F5]-[.F4]" office:value-type="float" office:value="2593" calcext:value-type="float">
            <text:p>2,593</text:p>
          </table:table-cell>
          <table:table-cell table:formula="of:=[.G$1:.G$1048576]/([.E5]-[.E4])*30.4375" office:value-type="float" office:value="201.337850765306" calcext:value-type="float">
            <text:p>201</text:p>
          </table:table-cell>
          <table:table-cell table:formula="of:=[.B$1:.B$1048576]+[.F$1:.F$1048576]" office:value-type="float" office:value="6663" calcext:value-type="float">
            <text:p>6,663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6]-[.B5]" office:value-type="float" office:value="0" calcext:value-type="float">
            <text:p>0</text:p>
          </table:table-cell>
          <table:table-cell table:formula="of:=[.C$1:.C$1048576]/([.A6]-[.A5])*30.4375" office:value-type="string" office:string-value="" calcext:value-type="error">
            <text:p>#DIV/0!</text:p>
          </table:table-cell>
          <table:table-cell office:value-type="date" office:date-value="2002-06-02" calcext:value-type="date">
            <text:p>06/02/02</text:p>
          </table:table-cell>
          <table:table-cell office:value-type="float" office:value="8176" calcext:value-type="float">
            <text:p>8,176</text:p>
          </table:table-cell>
          <table:table-cell table:formula="of:=[.F6]-[.F5]" office:value-type="float" office:value="1513" calcext:value-type="float">
            <text:p>1,513</text:p>
          </table:table-cell>
          <table:table-cell table:formula="of:=[.G$1:.G$1048576]/([.E6]-[.E5])*30.4375" office:value-type="float" office:value="241.109620418848" calcext:value-type="float">
            <text:p>241</text:p>
          </table:table-cell>
          <table:table-cell table:formula="of:=[.B$1:.B$1048576]+[.F$1:.F$1048576]" office:value-type="float" office:value="8176" calcext:value-type="float">
            <text:p>8,176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]-[.B6]" office:value-type="float" office:value="0" calcext:value-type="float">
            <text:p>0</text:p>
          </table:table-cell>
          <table:table-cell table:formula="of:=[.C$1:.C$1048576]/([.A7]-[.A6])*30.4375" office:value-type="string" office:string-value="" calcext:value-type="error">
            <text:p>#DIV/0!</text:p>
          </table:table-cell>
          <table:table-cell office:value-type="date" office:date-value="2002-12-07" calcext:value-type="date">
            <text:p>12/07/02</text:p>
          </table:table-cell>
          <table:table-cell office:value-type="float" office:value="8856" calcext:value-type="float">
            <text:p>8,856</text:p>
          </table:table-cell>
          <table:table-cell table:formula="of:=[.F7]-[.F6]" office:value-type="float" office:value="680" calcext:value-type="float">
            <text:p>680</text:p>
          </table:table-cell>
          <table:table-cell table:formula="of:=[.G$1:.G$1048576]/([.E7]-[.E6])*30.4375" office:value-type="float" office:value="110.093085106383" calcext:value-type="float">
            <text:p>110</text:p>
          </table:table-cell>
          <table:table-cell table:formula="of:=[.B$1:.B$1048576]+[.F$1:.F$1048576]" office:value-type="float" office:value="8856" calcext:value-type="float">
            <text:p>8,856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8]-[.B7]" office:value-type="float" office:value="0" calcext:value-type="float">
            <text:p>0</text:p>
          </table:table-cell>
          <table:table-cell table:formula="of:=[.C$1:.C$1048576]/([.A8]-[.A7])*30.4375" office:value-type="string" office:string-value="" calcext:value-type="error">
            <text:p>#DIV/0!</text:p>
          </table:table-cell>
          <table:table-cell office:value-type="date" office:date-value="2003-04-01" calcext:value-type="date">
            <text:p>04/01/03</text:p>
          </table:table-cell>
          <table:table-cell office:value-type="float" office:value="9360" calcext:value-type="float">
            <text:p>9,360</text:p>
          </table:table-cell>
          <table:table-cell table:formula="of:=[.F8]-[.F7]" office:value-type="float" office:value="504" calcext:value-type="float">
            <text:p>504</text:p>
          </table:table-cell>
          <table:table-cell table:formula="of:=[.G$1:.G$1048576]/([.E8]-[.E7])*30.4375" office:value-type="float" office:value="133.395652173913" calcext:value-type="float">
            <text:p>133</text:p>
          </table:table-cell>
          <table:table-cell table:formula="of:=[.B$1:.B$1048576]+[.F$1:.F$1048576]" office:value-type="float" office:value="9360" calcext:value-type="float">
            <text:p>9,360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9]-[.B8]" office:value-type="float" office:value="0" calcext:value-type="float">
            <text:p>0</text:p>
          </table:table-cell>
          <table:table-cell table:formula="of:=[.C$1:.C$1048576]/([.A9]-[.A8])*30.4375" office:value-type="string" office:string-value="" calcext:value-type="error">
            <text:p>#DIV/0!</text:p>
          </table:table-cell>
          <table:table-cell office:value-type="date" office:date-value="2003-06-02" calcext:value-type="date">
            <text:p>06/02/03</text:p>
          </table:table-cell>
          <table:table-cell office:value-type="float" office:value="9704" calcext:value-type="float">
            <text:p>9,704</text:p>
          </table:table-cell>
          <table:table-cell table:formula="of:=[.F9]-[.F8]" office:value-type="float" office:value="344" calcext:value-type="float">
            <text:p>344</text:p>
          </table:table-cell>
          <table:table-cell table:formula="of:=[.G$1:.G$1048576]/([.E9]-[.E8])*30.4375" office:value-type="float" office:value="168.879032258065" calcext:value-type="float">
            <text:p>169</text:p>
          </table:table-cell>
          <table:table-cell table:formula="of:=[.B$1:.B$1048576]+[.F$1:.F$1048576]" office:value-type="float" office:value="9704" calcext:value-type="float">
            <text:p>9,704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10]-[.B9]" office:value-type="float" office:value="0" calcext:value-type="float">
            <text:p>0</text:p>
          </table:table-cell>
          <table:table-cell table:formula="of:=[.C$1:.C$1048576]/([.A10]-[.A9])*30.4375" office:value-type="string" office:string-value="" calcext:value-type="error">
            <text:p>#DIV/0!</text:p>
          </table:table-cell>
          <table:table-cell office:value-type="date" office:date-value="2004-04-04" calcext:value-type="date">
            <text:p>04/04/04</text:p>
          </table:table-cell>
          <table:table-cell office:value-type="float" office:value="10854" calcext:value-type="float">
            <text:p>10,854</text:p>
          </table:table-cell>
          <table:table-cell table:formula="of:=[.F10]-[.F9]" office:value-type="float" office:value="1150" calcext:value-type="float">
            <text:p>1,150</text:p>
          </table:table-cell>
          <table:table-cell table:formula="of:=[.G$1:.G$1048576]/([.E10]-[.E9])*30.4375" office:value-type="float" office:value="114.016693811075" calcext:value-type="float">
            <text:p>114</text:p>
          </table:table-cell>
          <table:table-cell table:formula="of:=[.B$1:.B$1048576]+[.F$1:.F$1048576]" office:value-type="float" office:value="10854" calcext:value-type="float">
            <text:p>10,854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11]-[.B10]" office:value-type="float" office:value="0" calcext:value-type="float">
            <text:p>0</text:p>
          </table:table-cell>
          <table:table-cell table:formula="of:=[.C$1:.C$1048576]/([.A11]-[.A10])*30.4375" office:value-type="string" office:string-value="" calcext:value-type="error">
            <text:p>#DIV/0!</text:p>
          </table:table-cell>
          <table:table-cell office:value-type="date" office:date-value="2004-10-12" calcext:value-type="date">
            <text:p>10/12/04</text:p>
          </table:table-cell>
          <table:table-cell office:value-type="float" office:value="11340" calcext:value-type="float">
            <text:p>11,340</text:p>
          </table:table-cell>
          <table:table-cell table:formula="of:=[.F11]-[.F10]" office:value-type="float" office:value="486" calcext:value-type="float">
            <text:p>486</text:p>
          </table:table-cell>
          <table:table-cell table:formula="of:=[.G$1:.G$1048576]/([.E11]-[.E10])*30.4375" office:value-type="float" office:value="77.4482984293194" calcext:value-type="float">
            <text:p>77</text:p>
          </table:table-cell>
          <table:table-cell table:formula="of:=[.B$1:.B$1048576]+[.F$1:.F$1048576]" office:value-type="float" office:value="11340" calcext:value-type="float">
            <text:p>11,340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31" table:number-columns-repeated="2"/>
          <table:table-cell table:style-name="ce334" table:formula="of:=[.B12]-[.B11]" office:value-type="float" office:value="0" calcext:value-type="float">
            <text:p>0</text:p>
          </table:table-cell>
          <table:table-cell table:style-name="ce337" table:formula="of:=[.C$1:.C$1048576]/([.A12]-[.A11])*30.4375" office:value-type="string" office:string-value="" calcext:value-type="error">
            <text:p>#DIV/0!</text:p>
          </table:table-cell>
          <table:table-cell table:style-name="ce338" office:value-type="date" office:date-value="2005-01-02" calcext:value-type="date">
            <text:p>01/02/05</text:p>
          </table:table-cell>
          <table:table-cell table:style-name="ce334" office:value-type="float" office:value="11569" calcext:value-type="float">
            <text:p>11,569</text:p>
          </table:table-cell>
          <table:table-cell table:style-name="ce334" table:formula="of:=[.F12]-[.F11]" office:value-type="float" office:value="229" calcext:value-type="float">
            <text:p>229</text:p>
          </table:table-cell>
          <table:table-cell table:style-name="ce334" table:formula="of:=[.G$1:.G$1048576]/([.E12]-[.E11])*30.4375" office:value-type="float" office:value="85.0022865853659" calcext:value-type="float">
            <text:p>85</text:p>
          </table:table-cell>
          <table:table-cell table:style-name="ce334" table:formula="of:=[.B$1:.B$1048576]+[.F$1:.F$1048576]" office:value-type="float" office:value="11569" calcext:value-type="float">
            <text:p>11,569</text:p>
          </table:table-cell>
          <table:table-cell table:style-name="ce341" table:formula="of:=[.B$1:.B$1048576]/[.I$1:.I$1048576]" office:value-type="float" office:value="0" calcext:value-type="float">
            <text:p>0.000</text:p>
          </table:table-cell>
          <table:table-cell table:style-name="ce341" table:formula="of:=[.F$1:.F$1048576]/[.I$1:.I$1048576]" office:value-type="float" office:value="1" calcext:value-type="float">
            <text:p>1.000</text:p>
          </table:table-cell>
          <table:table-cell table:style-name="ce344" table:formula="of:=[.C$1:.C$1048576]/([.C$1:.C$1048576]+[.G$1:.G$1048576])" office:value-type="percentage" office:value="0" calcext:value-type="percentage">
            <text:p>0.00%</text:p>
          </table:table-cell>
          <table:table-cell table:style-name="ce344" table:formula="of:=[.G$1:.G$1048576]/([.C$1:.C$1048576]+[.G$1:.G$1048576])" office:value-type="percentage" office:value="1" calcext:value-type="percentage">
            <text:p>100.00%</text:p>
          </table:table-cell>
          <table:table-cell table:style-name="ce331" table:number-columns-repeated="1011"/>
        </table:table-row>
        <table:table-row table:style-name="ro2">
          <table:table-cell table:style-name="Default" table:number-columns-repeated="2"/>
          <table:table-cell table:formula="of:=[.B13]-[.B12]" office:value-type="float" office:value="0" calcext:value-type="float">
            <text:p>0</text:p>
          </table:table-cell>
          <table:table-cell table:formula="of:=[.C$1:.C$1048576]/([.A13]-[.A12])*30.4375" office:value-type="string" office:string-value="" calcext:value-type="error">
            <text:p>#DIV/0!</text:p>
          </table:table-cell>
          <table:table-cell office:value-type="date" office:date-value="2005-04-01" calcext:value-type="date">
            <text:p>04/01/05</text:p>
          </table:table-cell>
          <table:table-cell office:value-type="float" office:value="11696" calcext:value-type="float">
            <text:p>11,696</text:p>
          </table:table-cell>
          <table:table-cell table:formula="of:=[.F13]-[.F12]" office:value-type="float" office:value="127" calcext:value-type="float">
            <text:p>127</text:p>
          </table:table-cell>
          <table:table-cell table:formula="of:=[.G$1:.G$1048576]/([.E13]-[.E12])*30.4375" office:value-type="float" office:value="43.4332865168539" calcext:value-type="float">
            <text:p>43</text:p>
          </table:table-cell>
          <table:table-cell table:formula="of:=[.B$1:.B$1048576]+[.F$1:.F$1048576]" office:value-type="float" office:value="11696" calcext:value-type="float">
            <text:p>11,696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14]-[.B13]" office:value-type="float" office:value="0" calcext:value-type="float">
            <text:p>0</text:p>
          </table:table-cell>
          <table:table-cell table:formula="of:=[.C$1:.C$1048576]/([.A14]-[.A13])*30.4375" office:value-type="string" office:string-value="" calcext:value-type="error">
            <text:p>#DIV/0!</text:p>
          </table:table-cell>
          <table:table-cell office:value-type="date" office:date-value="2006-10-13" calcext:value-type="date">
            <text:p>10/13/06</text:p>
          </table:table-cell>
          <table:table-cell office:value-type="float" office:value="13907" calcext:value-type="float">
            <text:p>13,907</text:p>
          </table:table-cell>
          <table:table-cell table:formula="of:=[.F14]-[.F13]" office:value-type="float" office:value="2211" calcext:value-type="float">
            <text:p>2,211</text:p>
          </table:table-cell>
          <table:table-cell table:formula="of:=[.G$1:.G$1048576]/([.E14]-[.E13])*30.4375" office:value-type="float" office:value="120.173772321429" calcext:value-type="float">
            <text:p>120</text:p>
          </table:table-cell>
          <table:table-cell table:formula="of:=[.B$1:.B$1048576]+[.F$1:.F$1048576]" office:value-type="float" office:value="13907" calcext:value-type="float">
            <text:p>13,907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15]-[.B14]" office:value-type="float" office:value="0" calcext:value-type="float">
            <text:p>0</text:p>
          </table:table-cell>
          <table:table-cell table:formula="of:=[.C$1:.C$1048576]/([.A15]-[.A14])*30.4375" office:value-type="string" office:string-value="" calcext:value-type="error">
            <text:p>#DIV/0!</text:p>
          </table:table-cell>
          <table:table-cell office:value-type="date" office:date-value="2007-06-30" calcext:value-type="date">
            <text:p>06/30/07</text:p>
          </table:table-cell>
          <table:table-cell office:value-type="float" office:value="15862" calcext:value-type="float">
            <text:p>15,862</text:p>
          </table:table-cell>
          <table:table-cell table:formula="of:=[.F15]-[.F14]" office:value-type="float" office:value="1955" calcext:value-type="float">
            <text:p>1,955</text:p>
          </table:table-cell>
          <table:table-cell table:formula="of:=[.G$1:.G$1048576]/([.E15]-[.E14])*30.4375" office:value-type="float" office:value="228.866586538462" calcext:value-type="float">
            <text:p>229</text:p>
          </table:table-cell>
          <table:table-cell table:formula="of:=[.B$1:.B$1048576]+[.F$1:.F$1048576]" office:value-type="float" office:value="15862" calcext:value-type="float">
            <text:p>15,862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16]-[.B15]" office:value-type="float" office:value="0" calcext:value-type="float">
            <text:p>0</text:p>
          </table:table-cell>
          <table:table-cell table:formula="of:=[.C$1:.C$1048576]/([.A16]-[.A15])*30.4375" office:value-type="string" office:string-value="" calcext:value-type="error">
            <text:p>#DIV/0!</text:p>
          </table:table-cell>
          <table:table-cell office:value-type="date" office:date-value="2009-02-24" calcext:value-type="date">
            <text:p>02/24/09</text:p>
          </table:table-cell>
          <table:table-cell office:value-type="float" office:value="23553" calcext:value-type="float">
            <text:p>23,553</text:p>
          </table:table-cell>
          <table:table-cell table:formula="of:=[.F16]-[.F15]" office:value-type="float" office:value="7691" calcext:value-type="float">
            <text:p>7,691</text:p>
          </table:table-cell>
          <table:table-cell table:formula="of:=[.G$1:.G$1048576]/([.E16]-[.E15])*30.4375" office:value-type="float" office:value="386.933574380165" calcext:value-type="float">
            <text:p>387</text:p>
          </table:table-cell>
          <table:table-cell table:formula="of:=[.B$1:.B$1048576]+[.F$1:.F$1048576]" office:value-type="float" office:value="23553" calcext:value-type="float">
            <text:p>23,553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17]-[.B16]" office:value-type="float" office:value="0" calcext:value-type="float">
            <text:p>0</text:p>
          </table:table-cell>
          <table:table-cell table:formula="of:=[.C$1:.C$1048576]/([.A17]-[.A16])*30.4375" office:value-type="string" office:string-value="" calcext:value-type="error">
            <text:p>#DIV/0!</text:p>
          </table:table-cell>
          <table:table-cell office:value-type="date" office:date-value="2009-10-27" calcext:value-type="date">
            <text:p>10/27/09</text:p>
          </table:table-cell>
          <table:table-cell office:value-type="float" office:value="27818" calcext:value-type="float">
            <text:p>27,818</text:p>
          </table:table-cell>
          <table:table-cell table:formula="of:=[.F17]-[.F16]" office:value-type="float" office:value="4265" calcext:value-type="float">
            <text:p>4,265</text:p>
          </table:table-cell>
          <table:table-cell table:formula="of:=[.G$1:.G$1048576]/([.E17]-[.E16])*30.4375" office:value-type="float" office:value="529.860969387755" calcext:value-type="float">
            <text:p>530</text:p>
          </table:table-cell>
          <table:table-cell table:formula="of:=[.B$1:.B$1048576]+[.F$1:.F$1048576]" office:value-type="float" office:value="27818" calcext:value-type="float">
            <text:p>27,818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office:value-type="date" office:date-value="2010-03-29" calcext:value-type="date">
            <text:p>03/29/10</text:p>
          </table:table-cell>
          <table:table-cell table:style-name="Default" office:value-type="float" office:value="26" calcext:value-type="float">
            <text:p>26</text:p>
          </table:table-cell>
          <table:table-cell table:formula="of:=[.B18]-[.B17]" office:value-type="float" office:value="26" calcext:value-type="float">
            <text:p>26</text:p>
          </table:table-cell>
          <table:table-cell table:formula="of:=[.C$1:.C$1048576]/([.A18]-[.A17])*30.4375" office:value-type="float" office:value="0.0196536780410272" calcext:value-type="float">
            <text:p>0</text:p>
          </table:table-cell>
          <table:table-cell office:value-type="date" office:date-value="2010-03-29" calcext:value-type="date">
            <text:p>03/29/10</text:p>
          </table:table-cell>
          <table:table-cell office:value-type="float" office:value="30401" calcext:value-type="float">
            <text:p>30,401</text:p>
          </table:table-cell>
          <table:table-cell table:formula="of:=[.F18]-[.F17]" office:value-type="float" office:value="2583" calcext:value-type="float">
            <text:p>2,583</text:p>
          </table:table-cell>
          <table:table-cell table:formula="of:=[.G$1:.G$1048576]/([.E18]-[.E17])*30.4375" office:value-type="float" office:value="513.856617647059" calcext:value-type="float">
            <text:p>514</text:p>
          </table:table-cell>
          <table:table-cell table:formula="of:=[.B$1:.B$1048576]+[.F$1:.F$1048576]" office:value-type="float" office:value="30427" calcext:value-type="float">
            <text:p>30,427</text:p>
          </table:table-cell>
          <table:table-cell table:formula="of:=[.B$1:.B$1048576]/[.I$1:.I$1048576]" office:value-type="float" office:value="0.000854504223222795" calcext:value-type="float">
            <text:p>0.001</text:p>
          </table:table-cell>
          <table:table-cell table:formula="of:=[.F$1:.F$1048576]/[.I$1:.I$1048576]" office:value-type="float" office:value="0.999145495776777" calcext:value-type="float">
            <text:p>0.999</text:p>
          </table:table-cell>
          <table:table-cell table:formula="of:=[.C$1:.C$1048576]/([.C$1:.C$1048576]+[.G$1:.G$1048576])" office:value-type="percentage" office:value="0.00996550402453047" calcext:value-type="percentage">
            <text:p>1.00%</text:p>
          </table:table-cell>
          <table:table-cell table:formula="of:=[.G$1:.G$1048576]/([.C$1:.C$1048576]+[.G$1:.G$1048576])" office:value-type="percentage" office:value="0.99003449597547" calcext:value-type="percentage">
            <text:p>99.00%</text:p>
          </table:table-cell>
          <table:table-cell table:number-columns-repeated="1011"/>
        </table:table-row>
        <table:table-row table:style-name="ro2">
          <table:table-cell office:value-type="date" office:date-value="2010-06-13" calcext:value-type="date">
            <text:p>06/13/10</text:p>
          </table:table-cell>
          <table:table-cell table:style-name="Default" office:value-type="float" office:value="67" calcext:value-type="float">
            <text:p>67</text:p>
          </table:table-cell>
          <table:table-cell table:formula="of:=[.B19]-[.B18]" office:value-type="float" office:value="41" calcext:value-type="float">
            <text:p>41</text:p>
          </table:table-cell>
          <table:table-cell table:formula="of:=[.C$1:.C$1048576]/([.A19]-[.A18])*30.4375" office:value-type="float" office:value="16.4202302631579" calcext:value-type="float">
            <text:p>16</text:p>
          </table:table-cell>
          <table:table-cell office:value-type="date" office:date-value="2010-06-12" calcext:value-type="date">
            <text:p>06/12/10</text:p>
          </table:table-cell>
          <table:table-cell office:value-type="float" office:value="32141" calcext:value-type="float">
            <text:p>32,141</text:p>
          </table:table-cell>
          <table:table-cell table:formula="of:=[.F19]-[.F18]" office:value-type="float" office:value="1740" calcext:value-type="float">
            <text:p>1,740</text:p>
          </table:table-cell>
          <table:table-cell table:formula="of:=[.G$1:.G$1048576]/([.E19]-[.E18])*30.4375" office:value-type="float" office:value="706.15" calcext:value-type="float">
            <text:p>706</text:p>
          </table:table-cell>
          <table:table-cell table:formula="of:=[.B$1:.B$1048576]+[.F$1:.F$1048576]" office:value-type="float" office:value="32208" calcext:value-type="float">
            <text:p>32,208</text:p>
          </table:table-cell>
          <table:table-cell table:formula="of:=[.B$1:.B$1048576]/[.I$1:.I$1048576]" office:value-type="float" office:value="0.00208022851465474" calcext:value-type="float">
            <text:p>0.002</text:p>
          </table:table-cell>
          <table:table-cell table:formula="of:=[.F$1:.F$1048576]/[.I$1:.I$1048576]" office:value-type="float" office:value="0.997919771485345" calcext:value-type="float">
            <text:p>0.998</text:p>
          </table:table-cell>
          <table:table-cell table:formula="of:=[.C$1:.C$1048576]/([.C$1:.C$1048576]+[.G$1:.G$1048576])" office:value-type="percentage" office:value="0.0230207748455924" calcext:value-type="percentage">
            <text:p>2.30%</text:p>
          </table:table-cell>
          <table:table-cell table:formula="of:=[.G$1:.G$1048576]/([.C$1:.C$1048576]+[.G$1:.G$1048576])" office:value-type="percentage" office:value="0.976979225154408" calcext:value-type="percentage">
            <text:p>97.70%</text:p>
          </table:table-cell>
          <table:table-cell table:number-columns-repeated="1011"/>
        </table:table-row>
        <table:table-row table:style-name="ro2">
          <table:table-cell office:value-type="date" office:date-value="2010-12-04" calcext:value-type="date">
            <text:p>12/04/10</text:p>
          </table:table-cell>
          <table:table-cell office:value-type="float" office:value="103" calcext:value-type="float">
            <text:p>103</text:p>
          </table:table-cell>
          <table:table-cell table:formula="of:=[.B20]-[.B19]" office:value-type="float" office:value="36" calcext:value-type="float">
            <text:p>36</text:p>
          </table:table-cell>
          <table:table-cell table:formula="of:=[.C$1:.C$1048576]/([.A20]-[.A19])*30.4375" office:value-type="float" office:value="6.29741379310345" calcext:value-type="float">
            <text:p>6</text:p>
          </table:table-cell>
          <table:table-cell table:number-columns-repeated="2"/>
          <table:table-cell table:formula="of:=[.F20]-[.F19]" office:value-type="float" office:value="-32141" calcext:value-type="float">
            <text:p>-32,141</text:p>
          </table:table-cell>
          <table:table-cell table:formula="of:=[.G$1:.G$1048576]/([.E20]-[.E19])*30.4375" office:value-type="float" office:value="24.2505561959297" calcext:value-type="float">
            <text:p>24</text:p>
          </table:table-cell>
          <table:table-cell table:formula="of:=[.B$1:.B$1048576]+[.F$1:.F$1048576]" office:value-type="float" office:value="103" calcext:value-type="float">
            <text:p>103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-0.00112132066656284" calcext:value-type="percentage">
            <text:p>-0.11%</text:p>
          </table:table-cell>
          <table:table-cell table:formula="of:=[.G$1:.G$1048576]/([.C$1:.C$1048576]+[.G$1:.G$1048576])" office:value-type="percentage" office:value="1.00112132066656" calcext:value-type="percentage">
            <text:p>100.11%</text:p>
          </table:table-cell>
          <table:table-cell table:number-columns-repeated="1011"/>
        </table:table-row>
        <table:table-row table:style-name="ro2">
          <table:table-cell office:value-type="date" office:date-value="2011-09-24" calcext:value-type="date">
            <text:p>09/24/11</text:p>
          </table:table-cell>
          <table:table-cell office:value-type="float" office:value="239" calcext:value-type="float">
            <text:p>239</text:p>
          </table:table-cell>
          <table:table-cell table:formula="of:=[.B21]-[.B20]" office:value-type="float" office:value="136" calcext:value-type="float">
            <text:p>136</text:p>
          </table:table-cell>
          <table:table-cell table:formula="of:=[.C$1:.C$1048576]/([.A21]-[.A20])*30.4375" office:value-type="float" office:value="14.0799319727891" calcext:value-type="float">
            <text:p>14</text:p>
          </table:table-cell>
          <table:table-cell table:number-columns-repeated="2"/>
          <table:table-cell table:formula="of:=[.F21]-[.F20]" office:value-type="float" office:value="0" calcext:value-type="float">
            <text:p>0</text:p>
          </table:table-cell>
          <table:table-cell table:formula="of:=[.G$1:.G$1048576]/([.E21]-[.E20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239" calcext:value-type="float">
            <text:p>239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1-11-17" calcext:value-type="date">
            <text:p>11/17/11</text:p>
          </table:table-cell>
          <table:table-cell office:value-type="float" office:value="271" calcext:value-type="float">
            <text:p>271</text:p>
          </table:table-cell>
          <table:table-cell table:formula="of:=[.B22]-[.B21]" office:value-type="float" office:value="32" calcext:value-type="float">
            <text:p>32</text:p>
          </table:table-cell>
          <table:table-cell table:formula="of:=[.C$1:.C$1048576]/([.A22]-[.A21])*30.4375" office:value-type="float" office:value="18.037037037037" calcext:value-type="float">
            <text:p>18</text:p>
          </table:table-cell>
          <table:table-cell table:number-columns-repeated="2"/>
          <table:table-cell table:formula="of:=[.F22]-[.F21]" office:value-type="float" office:value="0" calcext:value-type="float">
            <text:p>0</text:p>
          </table:table-cell>
          <table:table-cell table:formula="of:=[.G$1:.G$1048576]/([.E22]-[.E21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271" calcext:value-type="float">
            <text:p>271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01-18" calcext:value-type="date">
            <text:p>01/18/12</text:p>
          </table:table-cell>
          <table:table-cell office:value-type="float" office:value="344" calcext:value-type="float">
            <text:p>344</text:p>
          </table:table-cell>
          <table:table-cell table:formula="of:=[.B23]-[.B22]" office:value-type="float" office:value="73" calcext:value-type="float">
            <text:p>73</text:p>
          </table:table-cell>
          <table:table-cell table:formula="of:=[.C$1:.C$1048576]/([.A23]-[.A22])*30.4375" office:value-type="float" office:value="35.8377016129032" calcext:value-type="float">
            <text:p>36</text:p>
          </table:table-cell>
          <table:table-cell table:number-columns-repeated="2"/>
          <table:table-cell table:formula="of:=[.F23]-[.F22]" office:value-type="float" office:value="0" calcext:value-type="float">
            <text:p>0</text:p>
          </table:table-cell>
          <table:table-cell table:formula="of:=[.G$1:.G$1048576]/([.E23]-[.E22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344" calcext:value-type="float">
            <text:p>344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04-26" calcext:value-type="date">
            <text:p>04/26/12</text:p>
          </table:table-cell>
          <table:table-cell office:value-type="float" office:value="419" calcext:value-type="float">
            <text:p>419</text:p>
          </table:table-cell>
          <table:table-cell table:formula="of:=[.B24]-[.B23]" office:value-type="float" office:value="75" calcext:value-type="float">
            <text:p>75</text:p>
          </table:table-cell>
          <table:table-cell table:formula="of:=[.C$1:.C$1048576]/([.A24]-[.A23])*30.4375" office:value-type="float" office:value="23.0587121212121" calcext:value-type="float">
            <text:p>23</text:p>
          </table:table-cell>
          <table:table-cell table:number-columns-repeated="2"/>
          <table:table-cell table:formula="of:=[.F24]-[.F23]" office:value-type="float" office:value="0" calcext:value-type="float">
            <text:p>0</text:p>
          </table:table-cell>
          <table:table-cell table:formula="of:=[.G$1:.G$1048576]/([.E24]-[.E23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419" calcext:value-type="float">
            <text:p>419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05-18" calcext:value-type="date">
            <text:p>05/18/12</text:p>
          </table:table-cell>
          <table:table-cell office:value-type="float" office:value="436" calcext:value-type="float">
            <text:p>436</text:p>
          </table:table-cell>
          <table:table-cell table:formula="of:=[.B25]-[.B24]" office:value-type="float" office:value="17" calcext:value-type="float">
            <text:p>17</text:p>
          </table:table-cell>
          <table:table-cell table:formula="of:=[.C$1:.C$1048576]/([.A25]-[.A24])*30.4375" office:value-type="float" office:value="23.5198863636364" calcext:value-type="float">
            <text:p>24</text:p>
          </table:table-cell>
          <table:table-cell table:number-columns-repeated="2"/>
          <table:table-cell table:formula="of:=[.F25]-[.F24]" office:value-type="float" office:value="0" calcext:value-type="float">
            <text:p>0</text:p>
          </table:table-cell>
          <table:table-cell table:formula="of:=[.G$1:.G$1048576]/([.E25]-[.E24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436" calcext:value-type="float">
            <text:p>436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06-04" calcext:value-type="date">
            <text:p>06/04/12</text:p>
          </table:table-cell>
          <table:table-cell office:value-type="float" office:value="461" calcext:value-type="float">
            <text:p>461</text:p>
          </table:table-cell>
          <table:table-cell table:formula="of:=[.B26]-[.B25]" office:value-type="float" office:value="25" calcext:value-type="float">
            <text:p>25</text:p>
          </table:table-cell>
          <table:table-cell table:formula="of:=[.C$1:.C$1048576]/([.A26]-[.A25])*30.4375" office:value-type="float" office:value="44.7610294117647" calcext:value-type="float">
            <text:p>45</text:p>
          </table:table-cell>
          <table:table-cell table:number-columns-repeated="2"/>
          <table:table-cell table:formula="of:=[.F26]-[.F25]" office:value-type="float" office:value="0" calcext:value-type="float">
            <text:p>0</text:p>
          </table:table-cell>
          <table:table-cell table:formula="of:=[.G$1:.G$1048576]/([.E26]-[.E25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461" calcext:value-type="float">
            <text:p>461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06-20" calcext:value-type="date">
            <text:p>06/20/12</text:p>
          </table:table-cell>
          <table:table-cell office:value-type="float" office:value="476" calcext:value-type="float">
            <text:p>476</text:p>
          </table:table-cell>
          <table:table-cell table:formula="of:=[.B27]-[.B26]" office:value-type="float" office:value="15" calcext:value-type="float">
            <text:p>15</text:p>
          </table:table-cell>
          <table:table-cell table:formula="of:=[.C$1:.C$1048576]/([.A27]-[.A26])*30.4375" office:value-type="float" office:value="28.53515625" calcext:value-type="float">
            <text:p>29</text:p>
          </table:table-cell>
          <table:table-cell table:number-columns-repeated="2"/>
          <table:table-cell table:formula="of:=[.F27]-[.F26]" office:value-type="float" office:value="0" calcext:value-type="float">
            <text:p>0</text:p>
          </table:table-cell>
          <table:table-cell table:formula="of:=[.G$1:.G$1048576]/([.E27]-[.E26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476" calcext:value-type="float">
            <text:p>476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07-16" calcext:value-type="date">
            <text:p>07/16/12</text:p>
          </table:table-cell>
          <table:table-cell office:value-type="float" office:value="511" calcext:value-type="float">
            <text:p>511</text:p>
          </table:table-cell>
          <table:table-cell table:formula="of:=[.B28]-[.B27]" office:value-type="float" office:value="35" calcext:value-type="float">
            <text:p>35</text:p>
          </table:table-cell>
          <table:table-cell table:formula="of:=[.C$1:.C$1048576]/([.A28]-[.A27])*30.4375" office:value-type="float" office:value="40.9735576923077" calcext:value-type="float">
            <text:p>41</text:p>
          </table:table-cell>
          <table:table-cell table:number-columns-repeated="2"/>
          <table:table-cell table:formula="of:=[.F28]-[.F27]" office:value-type="float" office:value="0" calcext:value-type="float">
            <text:p>0</text:p>
          </table:table-cell>
          <table:table-cell table:formula="of:=[.G$1:.G$1048576]/([.E28]-[.E27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511" calcext:value-type="float">
            <text:p>511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10-22" calcext:value-type="date">
            <text:p>10/22/12</text:p>
          </table:table-cell>
          <table:table-cell office:value-type="float" office:value="667" calcext:value-type="float">
            <text:p>667</text:p>
          </table:table-cell>
          <table:table-cell table:formula="of:=[.B29]-[.B28]" office:value-type="float" office:value="156" calcext:value-type="float">
            <text:p>156</text:p>
          </table:table-cell>
          <table:table-cell table:formula="of:=[.C$1:.C$1048576]/([.A29]-[.A28])*30.4375" office:value-type="float" office:value="48.4515306122449" calcext:value-type="float">
            <text:p>48</text:p>
          </table:table-cell>
          <table:table-cell table:number-columns-repeated="2"/>
          <table:table-cell table:formula="of:=[.F29]-[.F28]" office:value-type="float" office:value="0" calcext:value-type="float">
            <text:p>0</text:p>
          </table:table-cell>
          <table:table-cell table:formula="of:=[.G$1:.G$1048576]/([.E29]-[.E28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667" calcext:value-type="float">
            <text:p>667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3-01-01" calcext:value-type="date">
            <text:p>01/01/13</text:p>
          </table:table-cell>
          <table:table-cell office:value-type="float" office:value="782" calcext:value-type="float">
            <text:p>782</text:p>
          </table:table-cell>
          <table:table-cell table:formula="of:=[.B30]-[.B29]" office:value-type="float" office:value="115" calcext:value-type="float">
            <text:p>115</text:p>
          </table:table-cell>
          <table:table-cell table:formula="of:=[.C$1:.C$1048576]/([.A30]-[.A29])*30.4375" office:value-type="float" office:value="49.300176056338" calcext:value-type="float">
            <text:p>49</text:p>
          </table:table-cell>
          <table:table-cell table:number-columns-repeated="2"/>
          <table:table-cell table:formula="of:=[.F30]-[.F29]" office:value-type="float" office:value="0" calcext:value-type="float">
            <text:p>0</text:p>
          </table:table-cell>
          <table:table-cell table:formula="of:=[.G$1:.G$1048576]/([.E30]-[.E29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782" calcext:value-type="float">
            <text:p>782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3-04-04" calcext:value-type="date">
            <text:p>04/04/13</text:p>
          </table:table-cell>
          <table:table-cell office:value-type="float" office:value="950" calcext:value-type="float">
            <text:p>950</text:p>
          </table:table-cell>
          <table:table-cell table:formula="of:=[.B31]-[.B30]" office:value-type="float" office:value="168" calcext:value-type="float">
            <text:p>168</text:p>
          </table:table-cell>
          <table:table-cell table:formula="of:=[.C$1:.C$1048576]/([.A31]-[.A30])*30.4375" office:value-type="float" office:value="54.9838709677419" calcext:value-type="float">
            <text:p>55</text:p>
          </table:table-cell>
          <table:table-cell table:number-columns-repeated="2"/>
          <table:table-cell table:formula="of:=[.F31]-[.F30]" office:value-type="float" office:value="0" calcext:value-type="float">
            <text:p>0</text:p>
          </table:table-cell>
          <table:table-cell table:formula="of:=[.G$1:.G$1048576]/([.E31]-[.E30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950" calcext:value-type="float">
            <text:p>950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3-06-23" calcext:value-type="date">
            <text:p>06/23/13</text:p>
          </table:table-cell>
          <table:table-cell office:value-type="float" office:value="1110" calcext:value-type="float">
            <text:p>1,110</text:p>
          </table:table-cell>
          <table:table-cell table:formula="of:=[.B32]-[.B31]" office:value-type="float" office:value="160" calcext:value-type="float">
            <text:p>160</text:p>
          </table:table-cell>
          <table:table-cell table:formula="of:=[.C$1:.C$1048576]/([.A32]-[.A31])*30.4375" office:value-type="float" office:value="60.875" calcext:value-type="float">
            <text:p>61</text:p>
          </table:table-cell>
          <table:table-cell table:number-columns-repeated="2"/>
          <table:table-cell table:formula="of:=[.F32]-[.F31]" office:value-type="float" office:value="0" calcext:value-type="float">
            <text:p>0</text:p>
          </table:table-cell>
          <table:table-cell table:formula="of:=[.G$1:.G$1048576]/([.E32]-[.E31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1110" calcext:value-type="float">
            <text:p>1,110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3-10-09" calcext:value-type="date">
            <text:p>10/09/13</text:p>
          </table:table-cell>
          <table:table-cell office:value-type="float" office:value="1333" calcext:value-type="float">
            <text:p>1,333</text:p>
          </table:table-cell>
          <table:table-cell table:formula="of:=[.B33]-[.B32]" office:value-type="float" office:value="223" calcext:value-type="float">
            <text:p>223</text:p>
          </table:table-cell>
          <table:table-cell table:formula="of:=[.C$1:.C$1048576]/([.A33]-[.A32])*30.4375" office:value-type="float" office:value="62.8478009259259" calcext:value-type="float">
            <text:p>63</text:p>
          </table:table-cell>
          <table:table-cell table:number-columns-repeated="2"/>
          <table:table-cell table:formula="of:=[.F33]-[.F32]" office:value-type="float" office:value="0" calcext:value-type="float">
            <text:p>0</text:p>
          </table:table-cell>
          <table:table-cell table:formula="of:=[.G$1:.G$1048576]/([.E33]-[.E32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1333" calcext:value-type="float">
            <text:p>1,333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4-01-22" calcext:value-type="date">
            <text:p>01/22/14</text:p>
          </table:table-cell>
          <table:table-cell office:value-type="float" office:value="1748" calcext:value-type="float">
            <text:p>1,748</text:p>
          </table:table-cell>
          <table:table-cell table:formula="of:=[.B34]-[.B33]" office:value-type="float" office:value="415" calcext:value-type="float">
            <text:p>415</text:p>
          </table:table-cell>
          <table:table-cell table:formula="of:=[.C$1:.C$1048576]/([.A34]-[.A33])*30.4375" office:value-type="float" office:value="120.300595238095" calcext:value-type="float">
            <text:p>120</text:p>
          </table:table-cell>
          <table:table-cell table:number-columns-repeated="2"/>
          <table:table-cell table:formula="of:=[.F34]-[.F33]" office:value-type="float" office:value="0" calcext:value-type="float">
            <text:p>0</text:p>
          </table:table-cell>
          <table:table-cell table:formula="of:=[.G$1:.G$1048576]/([.E34]-[.E33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1748" calcext:value-type="float">
            <text:p>1,748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4-04-04" calcext:value-type="date">
            <text:p>04/04/14</text:p>
          </table:table-cell>
          <table:table-cell office:value-type="float" office:value="1999" calcext:value-type="float">
            <text:p>1,999</text:p>
          </table:table-cell>
          <table:table-cell table:formula="of:=[.B35]-[.B34]" office:value-type="float" office:value="251" calcext:value-type="float">
            <text:p>251</text:p>
          </table:table-cell>
          <table:table-cell table:formula="of:=[.C$1:.C$1048576]/([.A35]-[.A34])*30.4375" office:value-type="float" office:value="106.108506944444" calcext:value-type="float">
            <text:p>106</text:p>
          </table:table-cell>
          <table:table-cell table:number-columns-repeated="2"/>
          <table:table-cell table:formula="of:=[.F35]-[.F34]" office:value-type="float" office:value="0" calcext:value-type="float">
            <text:p>0</text:p>
          </table:table-cell>
          <table:table-cell table:formula="of:=[.G$1:.G$1048576]/([.E35]-[.E34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1999" calcext:value-type="float">
            <text:p>1,999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4-07-05" calcext:value-type="date">
            <text:p>07/05/14</text:p>
          </table:table-cell>
          <table:table-cell office:value-type="float" office:value="2245" calcext:value-type="float">
            <text:p>2,245</text:p>
          </table:table-cell>
          <table:table-cell table:formula="of:=[.B36]-[.B35]" office:value-type="float" office:value="246" calcext:value-type="float">
            <text:p>246</text:p>
          </table:table-cell>
          <table:table-cell table:formula="of:=[.C$1:.C$1048576]/([.A36]-[.A35])*30.4375" office:value-type="float" office:value="81.3872282608696" calcext:value-type="float">
            <text:p>81</text:p>
          </table:table-cell>
          <table:table-cell table:number-columns-repeated="2"/>
          <table:table-cell table:formula="of:=[.F36]-[.F35]" office:value-type="float" office:value="0" calcext:value-type="float">
            <text:p>0</text:p>
          </table:table-cell>
          <table:table-cell table:formula="of:=[.G$1:.G$1048576]/([.E36]-[.E35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2245" calcext:value-type="float">
            <text:p>2,245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4-10-04" calcext:value-type="date">
            <text:p>10/04/14</text:p>
          </table:table-cell>
          <table:table-cell office:value-type="float" office:value="2517" calcext:value-type="float">
            <text:p>2,517</text:p>
          </table:table-cell>
          <table:table-cell table:formula="of:=[.B37]-[.B36]" office:value-type="float" office:value="272" calcext:value-type="float">
            <text:p>272</text:p>
          </table:table-cell>
          <table:table-cell table:formula="of:=[.C$1:.C$1048576]/([.A37]-[.A36])*30.4375" office:value-type="float" office:value="90.978021978022" calcext:value-type="float">
            <text:p>91</text:p>
          </table:table-cell>
          <table:table-cell table:number-columns-repeated="2"/>
          <table:table-cell table:formula="of:=[.F37]-[.F36]" office:value-type="float" office:value="0" calcext:value-type="float">
            <text:p>0</text:p>
          </table:table-cell>
          <table:table-cell table:formula="of:=[.G$1:.G$1048576]/([.E37]-[.E36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2517" calcext:value-type="float">
            <text:p>2,517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5-01-07" calcext:value-type="date">
            <text:p>01/07/15</text:p>
          </table:table-cell>
          <table:table-cell office:value-type="float" office:value="2929" calcext:value-type="float">
            <text:p>2,929</text:p>
          </table:table-cell>
          <table:table-cell table:formula="of:=[.B38]-[.B37]" office:value-type="float" office:value="412" calcext:value-type="float">
            <text:p>412</text:p>
          </table:table-cell>
          <table:table-cell table:formula="of:=[.C$1:.C$1048576]/([.A38]-[.A37])*30.4375" office:value-type="float" office:value="132.002631578947" calcext:value-type="float">
            <text:p>132</text:p>
          </table:table-cell>
          <table:table-cell table:number-columns-repeated="2"/>
          <table:table-cell table:formula="of:=[.F38]-[.F37]" office:value-type="float" office:value="0" calcext:value-type="float">
            <text:p>0</text:p>
          </table:table-cell>
          <table:table-cell table:formula="of:=[.G$1:.G$1048576]/([.E38]-[.E37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2929" calcext:value-type="float">
            <text:p>2,929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5-06-23" calcext:value-type="date">
            <text:p>06/23/15</text:p>
          </table:table-cell>
          <table:table-cell office:value-type="float" office:value="3715" calcext:value-type="float">
            <text:p>3,715</text:p>
          </table:table-cell>
          <table:table-cell table:formula="of:=[.B39]-[.B38]" office:value-type="float" office:value="786" calcext:value-type="float">
            <text:p>786</text:p>
          </table:table-cell>
          <table:table-cell table:formula="of:=[.C$1:.C$1048576]/([.A39]-[.A38])*30.4375" office:value-type="float" office:value="143.256736526946" calcext:value-type="float">
            <text:p>143</text:p>
          </table:table-cell>
          <table:table-cell table:number-columns-repeated="2"/>
          <table:table-cell table:formula="of:=[.F39]-[.F38]" office:value-type="float" office:value="0" calcext:value-type="float">
            <text:p>0</text:p>
          </table:table-cell>
          <table:table-cell table:formula="of:=[.G$1:.G$1048576]/([.E39]-[.E38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3715" calcext:value-type="float">
            <text:p>3,715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32" office:value-type="date" office:date-value="2015-10-03" calcext:value-type="date">
            <text:p>10/03/15</text:p>
          </table:table-cell>
          <table:table-cell office:value-type="float" office:value="4145" calcext:value-type="float">
            <text:p>4,145</text:p>
          </table:table-cell>
          <table:table-cell table:formula="of:=[.B40]-[.B39]" office:value-type="float" office:value="430" calcext:value-type="float">
            <text:p>430</text:p>
          </table:table-cell>
          <table:table-cell table:formula="of:=[.C$1:.C$1048576]/([.A40]-[.A39])*30.4375" office:value-type="float" office:value="128.314950980392" calcext:value-type="float">
            <text:p>128</text:p>
          </table:table-cell>
          <table:table-cell table:number-columns-repeated="2"/>
          <table:table-cell table:formula="of:=[.F40]-[.F39]" office:value-type="float" office:value="0" calcext:value-type="float">
            <text:p>0</text:p>
          </table:table-cell>
          <table:table-cell table:formula="of:=[.G$1:.G$1048576]/([.E40]-[.E39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4145" calcext:value-type="float">
            <text:p>4,145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32" office:value-type="date" office:date-value="2016-01-07" calcext:value-type="date">
            <text:p>01/07/16</text:p>
          </table:table-cell>
          <table:table-cell office:value-type="float" office:value="4593" calcext:value-type="float">
            <text:p>4,593</text:p>
          </table:table-cell>
          <table:table-cell table:formula="of:=[.B41]-[.B40]" office:value-type="float" office:value="448" calcext:value-type="float">
            <text:p>448</text:p>
          </table:table-cell>
          <table:table-cell table:formula="of:=[.C$1:.C$1048576]/([.A41]-[.A40])*30.4375" office:value-type="float" office:value="142.041666666667" calcext:value-type="float">
            <text:p>142</text:p>
          </table:table-cell>
          <table:table-cell table:number-columns-repeated="2"/>
          <table:table-cell table:formula="of:=[.F41]-[.F40]" office:value-type="float" office:value="0" calcext:value-type="float">
            <text:p>0</text:p>
          </table:table-cell>
          <table:table-cell table:formula="of:=[.G$1:.G$1048576]/([.E41]-[.E40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4593" calcext:value-type="float">
            <text:p>4,593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6-04-06" calcext:value-type="date">
            <text:p>04/06/16</text:p>
          </table:table-cell>
          <table:table-cell office:value-type="float" office:value="5001" calcext:value-type="float">
            <text:p>5,001</text:p>
          </table:table-cell>
          <table:table-cell table:formula="of:=[.B42]-[.B41]" office:value-type="float" office:value="408" calcext:value-type="float">
            <text:p>408</text:p>
          </table:table-cell>
          <table:table-cell table:formula="of:=[.C$1:.C$1048576]/([.A42]-[.A41])*30.4375" office:value-type="float" office:value="137.983333333333" calcext:value-type="float">
            <text:p>138</text:p>
          </table:table-cell>
          <table:table-cell table:number-columns-repeated="2"/>
          <table:table-cell table:formula="of:=[.F42]-[.F41]" office:value-type="float" office:value="0" calcext:value-type="float">
            <text:p>0</text:p>
          </table:table-cell>
          <table:table-cell table:formula="of:=[.G$1:.G$1048576]/([.E42]-[.E41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5001" calcext:value-type="float">
            <text:p>5,001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6-07-04" calcext:value-type="date">
            <text:p>07/04/16</text:p>
          </table:table-cell>
          <table:table-cell office:value-type="float" office:value="5409" calcext:value-type="float">
            <text:p>5,409</text:p>
          </table:table-cell>
          <table:table-cell table:formula="of:=[.B43]-[.B42]" office:value-type="float" office:value="408" calcext:value-type="float">
            <text:p>408</text:p>
          </table:table-cell>
          <table:table-cell table:formula="of:=[.C$1:.C$1048576]/([.A43]-[.A42])*30.4375" office:value-type="float" office:value="139.533707865169" calcext:value-type="float">
            <text:p>140</text:p>
          </table:table-cell>
          <table:table-cell table:number-columns-repeated="2"/>
          <table:table-cell table:formula="of:=[.F43]-[.F42]" office:value-type="float" office:value="0" calcext:value-type="float">
            <text:p>0</text:p>
          </table:table-cell>
          <table:table-cell table:formula="of:=[.G$1:.G$1048576]/([.E43]-[.E42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5409" calcext:value-type="float">
            <text:p>5,409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6-10-01" calcext:value-type="date">
            <text:p>10/01/16</text:p>
          </table:table-cell>
          <table:table-cell office:value-type="float" office:value="6111" calcext:value-type="float">
            <text:p>6,111</text:p>
          </table:table-cell>
          <table:table-cell table:formula="of:=[.B44]-[.B43]" office:value-type="float" office:value="702" calcext:value-type="float">
            <text:p>702</text:p>
          </table:table-cell>
          <table:table-cell table:formula="of:=[.C$1:.C$1048576]/([.A44]-[.A43])*30.4375" office:value-type="float" office:value="240.080056179775" calcext:value-type="float">
            <text:p>240</text:p>
          </table:table-cell>
          <table:table-cell table:number-columns-repeated="2"/>
          <table:table-cell table:formula="of:=[.F44]-[.F43]" office:value-type="float" office:value="0" calcext:value-type="float">
            <text:p>0</text:p>
          </table:table-cell>
          <table:table-cell table:formula="of:=[.G$1:.G$1048576]/([.E44]-[.E43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6111" calcext:value-type="float">
            <text:p>6,111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7-01-02" calcext:value-type="date">
            <text:p>01/02/17</text:p>
          </table:table-cell>
          <table:table-cell office:value-type="float" office:value="7372" calcext:value-type="float">
            <text:p>7,372</text:p>
          </table:table-cell>
          <table:table-cell table:formula="of:=[.B45]-[.B44]" office:value-type="float" office:value="1261" calcext:value-type="float">
            <text:p>1,261</text:p>
          </table:table-cell>
          <table:table-cell table:formula="of:=[.C$1:.C$1048576]/([.A45]-[.A44])*30.4375" office:value-type="float" office:value="412.706317204301" calcext:value-type="float">
            <text:p>413</text:p>
          </table:table-cell>
          <table:table-cell table:number-columns-repeated="2"/>
          <table:table-cell table:formula="of:=[.F45]-[.F44]" office:value-type="float" office:value="0" calcext:value-type="float">
            <text:p>0</text:p>
          </table:table-cell>
          <table:table-cell table:formula="of:=[.G$1:.G$1048576]/([.E45]-[.E44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7372" calcext:value-type="float">
            <text:p>7,372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7-04-02" calcext:value-type="date">
            <text:p>04/02/17</text:p>
          </table:table-cell>
          <table:table-cell office:value-type="float" office:value="8301" calcext:value-type="float">
            <text:p>8,301</text:p>
          </table:table-cell>
          <table:table-cell table:formula="of:=[.B46]-[.B45]" office:value-type="float" office:value="929" calcext:value-type="float">
            <text:p>929</text:p>
          </table:table-cell>
          <table:table-cell table:formula="of:=[.C$1:.C$1048576]/([.A46]-[.A45])*30.4375" office:value-type="float" office:value="314.182638888889" calcext:value-type="float">
            <text:p>314</text:p>
          </table:table-cell>
          <table:table-cell table:number-columns-repeated="2"/>
          <table:table-cell table:formula="of:=[.F46]-[.F45]" office:value-type="float" office:value="0" calcext:value-type="float">
            <text:p>0</text:p>
          </table:table-cell>
          <table:table-cell table:formula="of:=[.G$1:.G$1048576]/([.E46]-[.E45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8301" calcext:value-type="float">
            <text:p>8,301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7-07-03" calcext:value-type="date">
            <text:p>07/03/17</text:p>
          </table:table-cell>
          <table:table-cell office:value-type="float" office:value="9003" calcext:value-type="float">
            <text:p>9,003</text:p>
          </table:table-cell>
          <table:table-cell table:formula="of:=[.B47]-[.B46]" office:value-type="float" office:value="702" calcext:value-type="float">
            <text:p>702</text:p>
          </table:table-cell>
          <table:table-cell table:formula="of:=[.C$1:.C$1048576]/([.A47]-[.A46])*30.4375" office:value-type="float" office:value="232.251358695652" calcext:value-type="float">
            <text:p>232</text:p>
          </table:table-cell>
          <table:table-cell table:number-columns-repeated="2"/>
          <table:table-cell table:formula="of:=[.F47]-[.F46]" office:value-type="float" office:value="0" calcext:value-type="float">
            <text:p>0</text:p>
          </table:table-cell>
          <table:table-cell table:formula="of:=[.G$1:.G$1048576]/([.E47]-[.E46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9003" calcext:value-type="float">
            <text:p>9,003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7-10-03" calcext:value-type="date">
            <text:p>10/03/17</text:p>
          </table:table-cell>
          <table:table-cell office:value-type="float" office:value="9622" calcext:value-type="float">
            <text:p>9,622</text:p>
          </table:table-cell>
          <table:table-cell table:formula="of:=[.B48]-[.B47]" office:value-type="float" office:value="619" calcext:value-type="float">
            <text:p>619</text:p>
          </table:table-cell>
          <table:table-cell table:formula="of:=[.C$1:.C$1048576]/([.A48]-[.A47])*30.4375" office:value-type="float" office:value="204.791440217391" calcext:value-type="float">
            <text:p>205</text:p>
          </table:table-cell>
          <table:table-cell table:number-columns-repeated="2"/>
          <table:table-cell table:formula="of:=[.F48]-[.F47]" office:value-type="float" office:value="0" calcext:value-type="float">
            <text:p>0</text:p>
          </table:table-cell>
          <table:table-cell table:formula="of:=[.G$1:.G$1048576]/([.E48]-[.E47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9622" calcext:value-type="float">
            <text:p>9,622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8-01-01" calcext:value-type="date">
            <text:p>01/01/18</text:p>
          </table:table-cell>
          <table:table-cell office:value-type="float" office:value="10305" calcext:value-type="float">
            <text:p>10,305</text:p>
          </table:table-cell>
          <table:table-cell table:formula="of:=[.B49]-[.B48]" office:value-type="float" office:value="683" calcext:value-type="float">
            <text:p>683</text:p>
          </table:table-cell>
          <table:table-cell table:formula="of:=[.C$1:.C$1048576]/([.A49]-[.A48])*30.4375" office:value-type="float" office:value="230.986805555556" calcext:value-type="float">
            <text:p>231</text:p>
          </table:table-cell>
          <table:table-cell table:number-columns-repeated="2"/>
          <table:table-cell table:formula="of:=[.F49]-[.F48]" office:value-type="float" office:value="0" calcext:value-type="float">
            <text:p>0</text:p>
          </table:table-cell>
          <table:table-cell table:formula="of:=[.G$1:.G$1048576]/([.E49]-[.E48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10305" calcext:value-type="float">
            <text:p>10,305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8-04-02" calcext:value-type="date">
            <text:p>04/02/18</text:p>
          </table:table-cell>
          <table:table-cell office:value-type="float" office:value="11092" calcext:value-type="float">
            <text:p>11,092</text:p>
          </table:table-cell>
          <table:table-cell table:formula="of:=[.B50]-[.B49]" office:value-type="float" office:value="787" calcext:value-type="float">
            <text:p>787</text:p>
          </table:table-cell>
          <table:table-cell table:formula="of:=[.C$1:.C$1048576]/([.A50]-[.A49])*30.4375" office:value-type="float" office:value="263.234203296703" calcext:value-type="float">
            <text:p>263</text:p>
          </table:table-cell>
          <table:table-cell table:number-columns-repeated="2"/>
          <table:table-cell table:formula="of:=[.F50]-[.F49]" office:value-type="float" office:value="0" calcext:value-type="float">
            <text:p>0</text:p>
          </table:table-cell>
          <table:table-cell table:formula="of:=[.G$1:.G$1048576]/([.E50]-[.E49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11092" calcext:value-type="float">
            <text:p>11,092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8-07-17" calcext:value-type="date">
            <text:p>07/17/18</text:p>
          </table:table-cell>
          <table:table-cell office:value-type="float" office:value="11830" calcext:value-type="float">
            <text:p>11,830</text:p>
          </table:table-cell>
          <table:table-cell table:formula="of:=[.B51]-[.B50]" office:value-type="float" office:value="738" calcext:value-type="float">
            <text:p>738</text:p>
          </table:table-cell>
          <table:table-cell table:formula="of:=[.C$1:.C$1048576]/([.A51]-[.A50])*30.4375" office:value-type="float" office:value="211.91391509434" calcext:value-type="float">
            <text:p>212</text:p>
          </table:table-cell>
          <table:table-cell table:number-columns-repeated="2"/>
          <table:table-cell table:formula="of:=[.F51]-[.F50]" office:value-type="float" office:value="0" calcext:value-type="float">
            <text:p>0</text:p>
          </table:table-cell>
          <table:table-cell table:formula="of:=[.G$1:.G$1048576]/([.E51]-[.E50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11830" calcext:value-type="float">
            <text:p>11,830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8-10-30" calcext:value-type="date">
            <text:p>10/30/18</text:p>
          </table:table-cell>
          <table:table-cell office:value-type="float" office:value="12530" calcext:value-type="float">
            <text:p>12,530</text:p>
          </table:table-cell>
          <table:table-cell table:formula="of:=[.B52]-[.B51]" office:value-type="float" office:value="700" calcext:value-type="float">
            <text:p>700</text:p>
          </table:table-cell>
          <table:table-cell table:formula="of:=[.C$1:.C$1048576]/([.A52]-[.A51])*30.4375" office:value-type="float" office:value="202.916666666667" calcext:value-type="float">
            <text:p>203</text:p>
          </table:table-cell>
          <table:table-cell table:number-columns-repeated="2"/>
          <table:table-cell table:formula="of:=[.F52]-[.F51]" office:value-type="float" office:value="0" calcext:value-type="float">
            <text:p>0</text:p>
          </table:table-cell>
          <table:table-cell table:formula="of:=[.G$1:.G$1048576]/([.E52]-[.E51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12530" calcext:value-type="float">
            <text:p>12,530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9-01-05" calcext:value-type="date">
            <text:p>01/05/19</text:p>
          </table:table-cell>
          <table:table-cell office:value-type="float" office:value="13164" calcext:value-type="float">
            <text:p>13,164</text:p>
          </table:table-cell>
          <table:table-cell table:formula="of:=[.B53]-[.B52]" office:value-type="float" office:value="634" calcext:value-type="float">
            <text:p>634</text:p>
          </table:table-cell>
          <table:table-cell table:formula="of:=[.C$1:.C$1048576]/([.A53]-[.A52])*30.4375" office:value-type="float" office:value="288.02052238806" calcext:value-type="float">
            <text:p>288</text:p>
          </table:table-cell>
          <table:table-cell table:number-columns-repeated="2"/>
          <table:table-cell table:formula="of:=[.F53]-[.F52]" office:value-type="float" office:value="0" calcext:value-type="float">
            <text:p>0</text:p>
          </table:table-cell>
          <table:table-cell table:formula="of:=[.G$1:.G$1048576]/([.E53]-[.E52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13164" calcext:value-type="float">
            <text:p>13,164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9-04-01" calcext:value-type="date">
            <text:p>04/01/19</text:p>
          </table:table-cell>
          <table:table-cell office:value-type="float" office:value="14039" calcext:value-type="float">
            <text:p>14,039</text:p>
          </table:table-cell>
          <table:table-cell table:formula="of:=[.B54]-[.B53]" office:value-type="float" office:value="875" calcext:value-type="float">
            <text:p>875</text:p>
          </table:table-cell>
          <table:table-cell table:formula="of:=[.C$1:.C$1048576]/([.A54]-[.A53])*30.4375" office:value-type="float" office:value="309.68386627907" calcext:value-type="float">
            <text:p>310</text:p>
          </table:table-cell>
          <table:table-cell table:number-columns-repeated="2"/>
          <table:table-cell table:formula="of:=[.F54]-[.F53]" office:value-type="float" office:value="0" calcext:value-type="float">
            <text:p>0</text:p>
          </table:table-cell>
          <table:table-cell table:formula="of:=[.G$1:.G$1048576]/([.E54]-[.E53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14039" calcext:value-type="float">
            <text:p>14,039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9-07-01" calcext:value-type="date">
            <text:p>07/01/19</text:p>
          </table:table-cell>
          <table:table-cell office:value-type="float" office:value="14982" calcext:value-type="float">
            <text:p>14,982</text:p>
          </table:table-cell>
          <table:table-cell table:formula="of:=[.B55]-[.B54]" office:value-type="float" office:value="943" calcext:value-type="float">
            <text:p>943</text:p>
          </table:table-cell>
          <table:table-cell table:formula="of:=[.C$1:.C$1048576]/([.A55]-[.A54])*30.4375" office:value-type="float" office:value="315.412774725275" calcext:value-type="float">
            <text:p>315</text:p>
          </table:table-cell>
          <table:table-cell table:number-columns-repeated="2"/>
          <table:table-cell table:formula="of:=[.F55]-[.F54]" office:value-type="float" office:value="0" calcext:value-type="float">
            <text:p>0</text:p>
          </table:table-cell>
          <table:table-cell table:formula="of:=[.G$1:.G$1048576]/([.E55]-[.E54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14982" calcext:value-type="float">
            <text:p>14,982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9-10-02" calcext:value-type="date">
            <text:p>10/02/19</text:p>
          </table:table-cell>
          <table:table-cell office:value-type="float" office:value="16051" calcext:value-type="float">
            <text:p>16,051</text:p>
          </table:table-cell>
          <table:table-cell table:formula="of:=[.B56]-[.B55]" office:value-type="float" office:value="1069" calcext:value-type="float">
            <text:p>1,069</text:p>
          </table:table-cell>
          <table:table-cell table:formula="of:=[.C$1:.C$1048576]/([.A56]-[.A55])*30.4375" office:value-type="float" office:value="349.867607526882" calcext:value-type="float">
            <text:p>350</text:p>
          </table:table-cell>
          <table:table-cell table:number-columns-repeated="2"/>
          <table:table-cell table:formula="of:=[.F56]-[.F55]" office:value-type="float" office:value="0" calcext:value-type="float">
            <text:p>0</text:p>
          </table:table-cell>
          <table:table-cell table:formula="of:=[.G$1:.G$1048576]/([.E56]-[.E55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16051" calcext:value-type="float">
            <text:p>16,051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0-01-01" calcext:value-type="date">
            <text:p>01/01/20</text:p>
          </table:table-cell>
          <table:table-cell office:value-type="float" office:value="18021" calcext:value-type="float">
            <text:p>18,021</text:p>
          </table:table-cell>
          <table:table-cell table:formula="of:=[.B57]-[.B56]" office:value-type="float" office:value="1970" calcext:value-type="float">
            <text:p>1,970</text:p>
          </table:table-cell>
          <table:table-cell table:formula="of:=[.C$1:.C$1048576]/([.A57]-[.A56])*30.4375" office:value-type="float" office:value="658.921703296703" calcext:value-type="float">
            <text:p>659</text:p>
          </table:table-cell>
          <table:table-cell table:number-columns-repeated="2"/>
          <table:table-cell table:formula="of:=[.F57]-[.F56]" office:value-type="float" office:value="0" calcext:value-type="float">
            <text:p>0</text:p>
          </table:table-cell>
          <table:table-cell table:formula="of:=[.G$1:.G$1048576]/([.E57]-[.E56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18021" calcext:value-type="float">
            <text:p>18,021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0-04-01" calcext:value-type="date">
            <text:p>04/01/20</text:p>
          </table:table-cell>
          <table:table-cell office:value-type="float" office:value="20547" calcext:value-type="float">
            <text:p>20,547</text:p>
          </table:table-cell>
          <table:table-cell table:formula="of:=[.B58]-[.B57]" office:value-type="float" office:value="2526" calcext:value-type="float">
            <text:p>2,526</text:p>
          </table:table-cell>
          <table:table-cell table:formula="of:=[.C$1:.C$1048576]/([.A58]-[.A57])*30.4375" office:value-type="float" office:value="844.891483516484" calcext:value-type="float">
            <text:p>845</text:p>
          </table:table-cell>
          <table:table-cell table:number-columns-repeated="2"/>
          <table:table-cell table:formula="of:=[.F58]-[.F57]" office:value-type="float" office:value="0" calcext:value-type="float">
            <text:p>0</text:p>
          </table:table-cell>
          <table:table-cell table:formula="of:=[.G$1:.G$1048576]/([.E58]-[.E57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20547" calcext:value-type="float">
            <text:p>20,547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0-07-01" calcext:value-type="date">
            <text:p>07/01/20</text:p>
          </table:table-cell>
          <table:table-cell office:value-type="float" office:value="23269" calcext:value-type="float">
            <text:p>23,269</text:p>
          </table:table-cell>
          <table:table-cell table:formula="of:=[.B59]-[.B58]" office:value-type="float" office:value="2722" calcext:value-type="float">
            <text:p>2,722</text:p>
          </table:table-cell>
          <table:table-cell table:formula="of:=[.C$1:.C$1048576]/([.A59]-[.A58])*30.4375" office:value-type="float" office:value="910.449175824176" calcext:value-type="float">
            <text:p>910</text:p>
          </table:table-cell>
          <table:table-cell table:number-columns-repeated="2"/>
          <table:table-cell table:formula="of:=[.F59]-[.F58]" office:value-type="float" office:value="0" calcext:value-type="float">
            <text:p>0</text:p>
          </table:table-cell>
          <table:table-cell table:formula="of:=[.G$1:.G$1048576]/([.E59]-[.E58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23269" calcext:value-type="float">
            <text:p>23,269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0-10-01" calcext:value-type="date">
            <text:p>10/01/20</text:p>
          </table:table-cell>
          <table:table-cell office:value-type="float" office:value="25130" calcext:value-type="float">
            <text:p>25,130</text:p>
          </table:table-cell>
          <table:table-cell table:formula="of:=[.B60]-[.B59]" office:value-type="float" office:value="1861" calcext:value-type="float">
            <text:p>1,861</text:p>
          </table:table-cell>
          <table:table-cell table:formula="of:=[.C$1:.C$1048576]/([.A60]-[.A59])*30.4375" office:value-type="float" office:value="615.697690217391" calcext:value-type="float">
            <text:p>616</text:p>
          </table:table-cell>
          <table:table-cell table:number-columns-repeated="2"/>
          <table:table-cell table:formula="of:=[.F60]-[.F59]" office:value-type="float" office:value="0" calcext:value-type="float">
            <text:p>0</text:p>
          </table:table-cell>
          <table:table-cell table:formula="of:=[.G$1:.G$1048576]/([.E60]-[.E59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25130" calcext:value-type="float">
            <text:p>25,130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1-01-01" calcext:value-type="date">
            <text:p>01/01/21</text:p>
          </table:table-cell>
          <table:table-cell office:value-type="float" office:value="27211" calcext:value-type="float">
            <text:p>27,211</text:p>
          </table:table-cell>
          <table:table-cell table:formula="of:=[.B61]-[.B60]" office:value-type="float" office:value="2081" calcext:value-type="float">
            <text:p>2,081</text:p>
          </table:table-cell>
          <table:table-cell table:formula="of:=[.C$1:.C$1048576]/([.A61]-[.A60])*30.4375" office:value-type="float" office:value="688.483016304348" calcext:value-type="float">
            <text:p>688</text:p>
          </table:table-cell>
          <table:table-cell table:number-columns-repeated="2"/>
          <table:table-cell table:formula="of:=[.F61]-[.F60]" office:value-type="float" office:value="0" calcext:value-type="float">
            <text:p>0</text:p>
          </table:table-cell>
          <table:table-cell table:formula="of:=[.G$1:.G$1048576]/([.E61]-[.E60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27211" calcext:value-type="float">
            <text:p>27,211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1-04-01" calcext:value-type="date">
            <text:p>04/01/21</text:p>
          </table:table-cell>
          <table:table-cell office:value-type="float" office:value="28894" calcext:value-type="float">
            <text:p>28,894</text:p>
          </table:table-cell>
          <table:table-cell table:formula="of:=[.B62]-[.B61]" office:value-type="float" office:value="1683" calcext:value-type="float">
            <text:p>1,683</text:p>
          </table:table-cell>
          <table:table-cell table:formula="of:=[.C$1:.C$1048576]/([.A62]-[.A61])*30.4375" office:value-type="float" office:value="569.18125" calcext:value-type="float">
            <text:p>569</text:p>
          </table:table-cell>
          <table:table-cell table:number-columns-repeated="2"/>
          <table:table-cell table:formula="of:=[.F62]-[.F61]" office:value-type="float" office:value="0" calcext:value-type="float">
            <text:p>0</text:p>
          </table:table-cell>
          <table:table-cell table:formula="of:=[.G$1:.G$1048576]/([.E62]-[.E61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28894" calcext:value-type="float">
            <text:p>28,894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1-07-01" calcext:value-type="date">
            <text:p>07/01/21</text:p>
          </table:table-cell>
          <table:table-cell office:value-type="float" office:value="30496" calcext:value-type="float">
            <text:p>30,496</text:p>
          </table:table-cell>
          <table:table-cell table:formula="of:=[.B63]-[.B62]" office:value-type="float" office:value="1602" calcext:value-type="float">
            <text:p>1,602</text:p>
          </table:table-cell>
          <table:table-cell table:formula="of:=[.C$1:.C$1048576]/([.A63]-[.A62])*30.4375" office:value-type="float" office:value="535.833791208791" calcext:value-type="float">
            <text:p>536</text:p>
          </table:table-cell>
          <table:table-cell table:number-columns-repeated="2"/>
          <table:table-cell table:formula="of:=[.F63]-[.F62]" office:value-type="float" office:value="0" calcext:value-type="float">
            <text:p>0</text:p>
          </table:table-cell>
          <table:table-cell table:formula="of:=[.G$1:.G$1048576]/([.E63]-[.E62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30496" calcext:value-type="float">
            <text:p>30,496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1-10-01" calcext:value-type="date">
            <text:p>10/01/21</text:p>
          </table:table-cell>
          <table:table-cell office:value-type="float" office:value="32028" calcext:value-type="float">
            <text:p>32,028</text:p>
          </table:table-cell>
          <table:table-cell table:formula="of:=[.B64]-[.B63]" office:value-type="float" office:value="1532" calcext:value-type="float">
            <text:p>1,532</text:p>
          </table:table-cell>
          <table:table-cell table:formula="of:=[.C$1:.C$1048576]/([.A64]-[.A63])*30.4375" office:value-type="float" office:value="506.850543478261" calcext:value-type="float">
            <text:p>507</text:p>
          </table:table-cell>
          <table:table-cell table:number-columns-repeated="2"/>
          <table:table-cell table:formula="of:=[.F64]-[.F63]" office:value-type="float" office:value="0" calcext:value-type="float">
            <text:p>0</text:p>
          </table:table-cell>
          <table:table-cell table:formula="of:=[.G$1:.G$1048576]/([.E64]-[.E63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32028" calcext:value-type="float">
            <text:p>32,028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2-01-01" calcext:value-type="date">
            <text:p>01/01/22</text:p>
          </table:table-cell>
          <table:table-cell office:value-type="float" office:value="33761" calcext:value-type="float">
            <text:p>33,761</text:p>
          </table:table-cell>
          <table:table-cell table:formula="of:=[.B65]-[.B64]" office:value-type="float" office:value="1733" calcext:value-type="float">
            <text:p>1,733</text:p>
          </table:table-cell>
          <table:table-cell table:formula="of:=[.C$1:.C$1048576]/([.A65]-[.A64])*30.4375" office:value-type="float" office:value="573.349864130435" calcext:value-type="float">
            <text:p>573</text:p>
          </table:table-cell>
          <table:table-cell table:number-columns-repeated="2"/>
          <table:table-cell table:formula="of:=[.F65]-[.F64]" office:value-type="float" office:value="0" calcext:value-type="float">
            <text:p>0</text:p>
          </table:table-cell>
          <table:table-cell table:formula="of:=[.G$1:.G$1048576]/([.E65]-[.E64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33761" calcext:value-type="float">
            <text:p>33,761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2-04-01" calcext:value-type="date">
            <text:p>04/01/22</text:p>
          </table:table-cell>
          <table:table-cell office:value-type="float" office:value="36708" calcext:value-type="float">
            <text:p>36,708</text:p>
          </table:table-cell>
          <table:table-cell table:formula="of:=[.B66]-[.B65]" office:value-type="float" office:value="2947" calcext:value-type="float">
            <text:p>2,947</text:p>
          </table:table-cell>
          <table:table-cell table:formula="of:=[.C$1:.C$1048576]/([.A66]-[.A65])*30.4375" office:value-type="float" office:value="996.659027777778" calcext:value-type="float">
            <text:p>997</text:p>
          </table:table-cell>
          <table:table-cell table:number-columns-repeated="2"/>
          <table:table-cell table:formula="of:=[.F66]-[.F65]" office:value-type="float" office:value="0" calcext:value-type="float">
            <text:p>0</text:p>
          </table:table-cell>
          <table:table-cell table:formula="of:=[.G$1:.G$1048576]/([.E66]-[.E65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36708" calcext:value-type="float">
            <text:p>36,708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2-07-01" calcext:value-type="date">
            <text:p>07/01/22</text:p>
          </table:table-cell>
          <table:table-cell office:value-type="float" office:value="40052" calcext:value-type="float">
            <text:p>40,052</text:p>
          </table:table-cell>
          <table:table-cell table:formula="of:=[.B67]-[.B66]" office:value-type="float" office:value="3344" calcext:value-type="float">
            <text:p>3,344</text:p>
          </table:table-cell>
          <table:table-cell table:formula="of:=[.C$1:.C$1048576]/([.A67]-[.A66])*30.4375" office:value-type="float" office:value="1118.49450549451" calcext:value-type="float">
            <text:p>1,118</text:p>
          </table:table-cell>
          <table:table-cell table:number-columns-repeated="2"/>
          <table:table-cell table:formula="of:=[.F67]-[.F66]" office:value-type="float" office:value="0" calcext:value-type="float">
            <text:p>0</text:p>
          </table:table-cell>
          <table:table-cell table:formula="of:=[.G$1:.G$1048576]/([.E67]-[.E66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40052" calcext:value-type="float">
            <text:p>40,052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2-08-02" calcext:value-type="date">
            <text:p>08/02/22</text:p>
          </table:table-cell>
          <table:table-cell office:value-type="float" office:value="41062" calcext:value-type="float">
            <text:p>41,062</text:p>
          </table:table-cell>
          <table:table-cell table:formula="of:=[.B68]-[.B67]" office:value-type="float" office:value="1010" calcext:value-type="float">
            <text:p>1,010</text:p>
          </table:table-cell>
          <table:table-cell table:formula="of:=[.C$1:.C$1048576]/([.A68]-[.A67])*30.4375" office:value-type="float" office:value="960.68359375" calcext:value-type="float">
            <text:p>961</text:p>
          </table:table-cell>
          <table:table-cell table:number-columns-repeated="2"/>
          <table:table-cell table:formula="of:=[.F68]-[.F67]" office:value-type="float" office:value="0" calcext:value-type="float">
            <text:p>0</text:p>
          </table:table-cell>
          <table:table-cell table:formula="of:=[.G$1:.G$1048576]/([.E68]-[.E67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41062" calcext:value-type="float">
            <text:p>41,062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2-09-20" calcext:value-type="date">
            <text:p>09/20/22</text:p>
          </table:table-cell>
          <table:table-cell office:value-type="float" office:value="42765" calcext:value-type="float">
            <text:p>42,765</text:p>
          </table:table-cell>
          <table:table-cell table:formula="of:=[.B69]-[.B68]" office:value-type="float" office:value="1703" calcext:value-type="float">
            <text:p>1,703</text:p>
          </table:table-cell>
          <table:table-cell table:formula="of:=[.C$1:.C$1048576]/([.A69]-[.A68])*30.4375" office:value-type="float" office:value="1057.85841836735" calcext:value-type="float">
            <text:p>1,058</text:p>
          </table:table-cell>
          <table:table-cell table:number-columns-repeated="2"/>
          <table:table-cell table:formula="of:=[.F69]-[.F68]" office:value-type="float" office:value="0" calcext:value-type="float">
            <text:p>0</text:p>
          </table:table-cell>
          <table:table-cell table:formula="of:=[.G$1:.G$1048576]/([.E69]-[.E68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42765" calcext:value-type="float">
            <text:p>42,765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2-10-23" calcext:value-type="date">
            <text:p>10/23/22</text:p>
          </table:table-cell>
          <table:table-cell office:value-type="float" office:value="44068" calcext:value-type="float">
            <text:p>44,068</text:p>
          </table:table-cell>
          <table:table-cell table:formula="of:=[.B70]-[.B69]" office:value-type="float" office:value="1303" calcext:value-type="float">
            <text:p>1,303</text:p>
          </table:table-cell>
          <table:table-cell table:formula="of:=[.C$1:.C$1048576]/([.A70]-[.A69])*30.4375" office:value-type="float" office:value="1201.82007575758" calcext:value-type="float">
            <text:p>1,202</text:p>
          </table:table-cell>
          <table:table-cell table:number-columns-repeated="2"/>
          <table:table-cell table:formula="of:=[.F70]-[.F69]" office:value-type="float" office:value="0" calcext:value-type="float">
            <text:p>0</text:p>
          </table:table-cell>
          <table:table-cell table:formula="of:=[.G$1:.G$1048576]/([.E70]-[.E69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44068" calcext:value-type="float">
            <text:p>44,068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3-01-01" calcext:value-type="date">
            <text:p>01/01/23</text:p>
          </table:table-cell>
          <table:table-cell office:value-type="float" office:value="45957" calcext:value-type="float">
            <text:p>45,957</text:p>
          </table:table-cell>
          <table:table-cell table:formula="of:=[.B71]-[.B70]" office:value-type="float" office:value="1889" calcext:value-type="float">
            <text:p>1,889</text:p>
          </table:table-cell>
          <table:table-cell table:formula="of:=[.C$1:.C$1048576]/([.A71]-[.A70])*30.4375" office:value-type="float" office:value="821.377678571429" calcext:value-type="float">
            <text:p>821</text:p>
          </table:table-cell>
          <table:table-cell table:number-columns-repeated="2"/>
          <table:table-cell table:formula="of:=[.F71]-[.F70]" office:value-type="float" office:value="0" calcext:value-type="float">
            <text:p>0</text:p>
          </table:table-cell>
          <table:table-cell table:formula="of:=[.G$1:.G$1048576]/([.E71]-[.E70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45957" calcext:value-type="float">
            <text:p>45,957</text:p>
          </table:table-cell>
          <table:table-cell table:formula="of:=[.B$1:.B$1048576]/[.I$1:.I$1048576]" office:value-type="float" office:value="1" calcext:value-type="float">
            <text:p>1.000</text:p>
          </table:table-cell>
          <table:table-cell table:formula="of:=[.F$1:.F$1048576]/[.I$1:.I$1048576]" office:value-type="float" office:value="0" calcext:value-type="float">
            <text:p>0.000</text:p>
          </table:table-cell>
          <table:table-cell table:formula="of:=[.C$1:.C$1048576]/([.C$1:.C$1048576]+[.G$1:.G$1048576])" office:value-type="percentage" office:value="1" calcext:value-type="percentage">
            <text:p>100.00%</text:p>
          </table:table-cell>
          <table:table-cell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3-03-03" calcext:value-type="date">
            <text:p>03/03/23</text:p>
          </table:table-cell>
          <table:table-cell office:value-type="float" office:value="50763" calcext:value-type="float">
            <text:p>50,763</text:p>
          </table:table-cell>
          <table:table-cell table:formula="of:=[.B72]-[.B71]" office:value-type="float" office:value="4806" calcext:value-type="float">
            <text:p>4,806</text:p>
          </table:table-cell>
          <table:table-cell table:formula="of:=[.C$1:.C$1048576]/([.A72]-[.A71])*30.4375" office:value-type="float" office:value="2398.07581967213" calcext:value-type="float">
            <text:p>2,398</text:p>
          </table:table-cell>
          <table:table-cell office:value-type="date" office:date-value="2023-03-03" calcext:value-type="date">
            <text:p>03/03/23</text:p>
          </table:table-cell>
          <table:table-cell table:formula="of:=16+25*3805" office:value-type="float" office:value="95141" calcext:value-type="float">
            <text:p>95,141</text:p>
          </table:table-cell>
          <table:table-cell table:formula="of:=[.F72]-[.F71]" office:value-type="float" office:value="95141" calcext:value-type="float">
            <text:p>95,141</text:p>
          </table:table-cell>
          <table:table-cell table:formula="of:=[.G$1:.G$1048576]/([.E72]-[.E71])*30.4375" office:value-type="float" office:value="64.3694804725705" calcext:value-type="float">
            <text:p>64</text:p>
          </table:table-cell>
          <table:table-cell table:formula="of:=[.B$1:.B$1048576]+[.F$1:.F$1048576]" office:value-type="float" office:value="145904" calcext:value-type="float">
            <text:p>145,904</text:p>
          </table:table-cell>
          <table:table-cell table:formula="of:=[.B$1:.B$1048576]/[.I$1:.I$1048576]" office:value-type="float" office:value="0.347920550498958" calcext:value-type="float">
            <text:p>0.348</text:p>
          </table:table-cell>
          <table:table-cell table:formula="of:=[.F$1:.F$1048576]/[.I$1:.I$1048576]" office:value-type="float" office:value="0.652079449501042" calcext:value-type="float">
            <text:p>0.652</text:p>
          </table:table-cell>
          <table:table-cell table:formula="of:=[.C$1:.C$1048576]/([.C$1:.C$1048576]+[.G$1:.G$1048576])" office:value-type="percentage" office:value="0.0480854853072128" calcext:value-type="percentage">
            <text:p>4.81%</text:p>
          </table:table-cell>
          <table:table-cell table:formula="of:=[.G$1:.G$1048576]/([.C$1:.C$1048576]+[.G$1:.G$1048576])" office:value-type="percentage" office:value="0.951914514692787" calcext:value-type="percentage">
            <text:p>95.19%</text:p>
          </table:table-cell>
          <table:table-cell table:number-columns-repeated="1011"/>
        </table:table-row>
        <table:table-row table:style-name="ro2">
          <table:table-cell office:value-type="date" office:date-value="2023-04-03" calcext:value-type="date">
            <text:p>04/03/23</text:p>
          </table:table-cell>
          <table:table-cell table:style-name="Default"/>
          <table:table-cell table:formula="of:=[.B73]-[.B72]" office:value-type="float" office:value="-50763" calcext:value-type="float">
            <text:p>-50,763</text:p>
          </table:table-cell>
          <table:table-cell table:formula="of:=[.C$1:.C$1048576]/([.A73]-[.A72])*30.4375" office:value-type="float" office:value="-49841.8971774194" calcext:value-type="float">
            <text:p>-49,842</text:p>
          </table:table-cell>
          <table:table-cell office:value-type="date" office:date-value="2023-04-03" calcext:value-type="date">
            <text:p>04/03/23</text:p>
          </table:table-cell>
          <table:table-cell table:style-name="Default" table:formula="of:=18+3809*25" office:value-type="float" office:value="95243" calcext:value-type="float">
            <text:p>95243</text:p>
          </table:table-cell>
          <table:table-cell table:formula="of:=[.F73]-[.F72]" office:value-type="float" office:value="102" calcext:value-type="float">
            <text:p>102</text:p>
          </table:table-cell>
          <table:table-cell table:formula="of:=[.G$1:.G$1048576]/([.E73]-[.E72])*30.4375" office:value-type="float" office:value="100.149193548387" calcext:value-type="float">
            <text:p>100</text:p>
          </table:table-cell>
          <table:table-cell table:formula="of:=[.B$1:.B$1048576]+[.F$1:.F$1048576]" office:value-type="float" office:value="95243" calcext:value-type="float">
            <text:p>95,243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1.00201338307574" calcext:value-type="percentage">
            <text:p>100.20%</text:p>
          </table:table-cell>
          <table:table-cell table:formula="of:=[.G$1:.G$1048576]/([.C$1:.C$1048576]+[.G$1:.G$1048576])" office:value-type="percentage" office:value="-0.00201338307573873" calcext:value-type="percentage">
            <text:p>-0.2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4]-[.B73]" office:value-type="float" office:value="0" calcext:value-type="float">
            <text:p>0</text:p>
          </table:table-cell>
          <table:table-cell table:formula="of:=[.C$1:.C$1048576]/([.A74]-[.A73])*30.4375" office:value-type="float" office:value="-0" calcext:value-type="float">
            <text:p>0</text:p>
          </table:table-cell>
          <table:table-cell table:style-name="Default" table:number-columns-repeated="2"/>
          <table:table-cell table:formula="of:=[.F74]-[.F73]" office:value-type="float" office:value="-95243" calcext:value-type="float">
            <text:p>-95,243</text:p>
          </table:table-cell>
          <table:table-cell table:formula="of:=[.G$1:.G$1048576]/([.E74]-[.E73])*30.4375" office:value-type="float" office:value="64.3941183167107" calcext:value-type="float">
            <text:p>64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percentage" office:value="-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5]-[.B74]" office:value-type="float" office:value="0" calcext:value-type="float">
            <text:p>0</text:p>
          </table:table-cell>
          <table:table-cell table:formula="of:=[.C$1:.C$1048576]/([.A75]-[.A74])*30.4375" office:value-type="string" office:string-value="" calcext:value-type="error">
            <text:p>#DIV/0!</text:p>
          </table:table-cell>
          <table:table-cell table:style-name="Default" table:number-columns-repeated="2"/>
          <table:table-cell table:formula="of:=[.F75]-[.F74]" office:value-type="float" office:value="0" calcext:value-type="float">
            <text:p>0</text:p>
          </table:table-cell>
          <table:table-cell table:formula="of:=[.G$1:.G$1048576]/([.E75]-[.E74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6]-[.B75]" office:value-type="float" office:value="0" calcext:value-type="float">
            <text:p>0</text:p>
          </table:table-cell>
          <table:table-cell table:formula="of:=[.C$1:.C$1048576]/([.A76]-[.A75])*30.4375" office:value-type="string" office:string-value="" calcext:value-type="error">
            <text:p>#DIV/0!</text:p>
          </table:table-cell>
          <table:table-cell table:style-name="Default" table:number-columns-repeated="2"/>
          <table:table-cell table:formula="of:=[.F76]-[.F75]" office:value-type="float" office:value="0" calcext:value-type="float">
            <text:p>0</text:p>
          </table:table-cell>
          <table:table-cell table:formula="of:=[.G$1:.G$1048576]/([.E76]-[.E75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7]-[.B76]" office:value-type="float" office:value="0" calcext:value-type="float">
            <text:p>0</text:p>
          </table:table-cell>
          <table:table-cell table:formula="of:=[.C$1:.C$1048576]/([.A77]-[.A76])*30.4375" office:value-type="string" office:string-value="" calcext:value-type="error">
            <text:p>#DIV/0!</text:p>
          </table:table-cell>
          <table:table-cell table:style-name="Default" table:number-columns-repeated="2"/>
          <table:table-cell table:formula="of:=[.F77]-[.F76]" office:value-type="float" office:value="0" calcext:value-type="float">
            <text:p>0</text:p>
          </table:table-cell>
          <table:table-cell table:formula="of:=[.G$1:.G$1048576]/([.E77]-[.E76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8]-[.B77]" office:value-type="float" office:value="0" calcext:value-type="float">
            <text:p>0</text:p>
          </table:table-cell>
          <table:table-cell table:formula="of:=[.C$1:.C$1048576]/([.A78]-[.A77])*30.4375" office:value-type="string" office:string-value="" calcext:value-type="error">
            <text:p>#DIV/0!</text:p>
          </table:table-cell>
          <table:table-cell table:style-name="Default" table:number-columns-repeated="2"/>
          <table:table-cell table:formula="of:=[.F78]-[.F77]" office:value-type="float" office:value="0" calcext:value-type="float">
            <text:p>0</text:p>
          </table:table-cell>
          <table:table-cell table:formula="of:=[.G$1:.G$1048576]/([.E78]-[.E77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9]-[.B78]" office:value-type="float" office:value="0" calcext:value-type="float">
            <text:p>0</text:p>
          </table:table-cell>
          <table:table-cell table:formula="of:=[.C$1:.C$1048576]/([.A79]-[.A78])*30.4375" office:value-type="string" office:string-value="" calcext:value-type="error">
            <text:p>#DIV/0!</text:p>
          </table:table-cell>
          <table:table-cell table:style-name="Default" table:number-columns-repeated="9"/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80]-[.B79]" office:value-type="float" office:value="0" calcext:value-type="float">
            <text:p>0</text:p>
          </table:table-cell>
          <table:table-cell table:formula="of:=[.C$1:.C$1048576]/([.A80]-[.A79])*30.4375" office:value-type="string" office:string-value="" calcext:value-type="error">
            <text:p>#DIV/0!</text:p>
          </table:table-cell>
          <table:table-cell table:style-name="Default" table:number-columns-repeated="9"/>
          <table:table-cell table:number-columns-repeated="1011"/>
        </table:table-row>
      </table:table>
      <table:table table:name="sailor moon" table:style-name="ta1">
        <office:forms form:automatic-focus="false" form:apply-design-mode="false"/>
        <table:table-column table:style-name="co1" table:number-columns-repeated="1024" table:default-cell-style-name="ce347"/>
        <table:table-row table:style-name="ro2">
          <table:table-cell table:style-name="ce345" office:value-type="string" calcext:value-type="string">
            <text:p>WBM Date</text:p>
          </table:table-cell>
          <table:table-cell table:style-name="ce348" office:value-type="string" calcext:value-type="string">
            <text:p>AO3 Works</text:p>
          </table:table-cell>
          <table:table-cell table:style-name="ce348" office:value-type="string" calcext:value-type="string">
            <text:p>Increase</text:p>
          </table:table-cell>
          <table:table-cell table:style-name="ce351" office:value-type="string" calcext:value-type="string">
            <text:p>Inc / Month</text:p>
          </table:table-cell>
          <table:table-cell table:style-name="ce345" office:value-type="string" calcext:value-type="string">
            <text:p>WBM Date</text:p>
          </table:table-cell>
          <table:table-cell table:style-name="ce348" office:value-type="string" calcext:value-type="string">
            <text:p>FFN Works</text:p>
          </table:table-cell>
          <table:table-cell table:style-name="ce348" office:value-type="string" calcext:value-type="string">
            <text:p>Increase</text:p>
          </table:table-cell>
          <table:table-cell table:style-name="ce348" office:value-type="string" calcext:value-type="string">
            <text:p>Inc / Month</text:p>
          </table:table-cell>
          <table:table-cell table:style-name="ce345" office:value-type="string" calcext:value-type="string">
            <text:p>Total</text:p>
          </table:table-cell>
          <table:table-cell table:style-name="ce357" office:value-type="string" calcext:value-type="string">
            <text:p>% AO3</text:p>
          </table:table-cell>
          <table:table-cell table:style-name="ce357" office:value-type="string" calcext:value-type="string">
            <text:p>% FFN</text:p>
          </table:table-cell>
          <table:table-cell table:style-name="ce360" office:value-type="string" calcext:value-type="string">
            <text:p>'% Inc AO3</text:p>
          </table:table-cell>
          <table:table-cell table:style-name="ce360" office:value-type="string" calcext:value-type="string">
            <text:p>'% Inc FFN</text:p>
          </table:table-cell>
          <table:table-cell table:number-columns-repeated="1011"/>
        </table:table-row>
        <table:table-row table:style-name="ro2">
          <table:table-cell table:style-name="ce346"/>
          <table:table-cell table:style-name="ce349" table:number-columns-repeated="2"/>
          <table:table-cell table:style-name="ce352"/>
          <table:table-cell table:style-name="ce346" office:value-type="date" office:date-value="1999-04-29" calcext:value-type="date">
            <text:p>04/29/99</text:p>
          </table:table-cell>
          <table:table-cell table:style-name="ce349" office:value-type="float" office:value="7" calcext:value-type="float">
            <text:p>7</text:p>
          </table:table-cell>
          <table:table-cell table:style-name="ce349" table:number-columns-repeated="2"/>
          <table:table-cell table:style-name="ce349" table:formula="of:=[.B$1:.B$1048576]+[.F$1:.F$1048576]" office:value-type="float" office:value="7" calcext:value-type="float">
            <text:p>7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/>
          <table:table-cell table:style-name="ce349"/>
          <table:table-cell table:style-name="ce349" table:formula="of:=[.B3]-[.B2]" office:value-type="float" office:value="0" calcext:value-type="float">
            <text:p>0</text:p>
          </table:table-cell>
          <table:table-cell table:style-name="ce352" table:formula="of:=[.C$1:.C$1048576]/([.A3]-[.A2])*30.4375" office:value-type="string" office:string-value="" calcext:value-type="error">
            <text:p>#DIV/0!</text:p>
          </table:table-cell>
          <table:table-cell table:style-name="ce346" office:value-type="date" office:date-value="2000-05-10" calcext:value-type="date">
            <text:p>05/10/00</text:p>
          </table:table-cell>
          <table:table-cell table:style-name="ce349" office:value-type="float" office:value="727" calcext:value-type="float">
            <text:p>727</text:p>
          </table:table-cell>
          <table:table-cell table:style-name="ce349" table:formula="of:=[.F3]-[.F2]" office:value-type="float" office:value="720" calcext:value-type="float">
            <text:p>720</text:p>
          </table:table-cell>
          <table:table-cell table:style-name="ce349" table:formula="of:=[.G$1:.G$1048576]/([.E3]-[.E2])*30.4375" office:value-type="float" office:value="58.1299734748011" calcext:value-type="float">
            <text:p>58</text:p>
          </table:table-cell>
          <table:table-cell table:style-name="ce349" table:formula="of:=[.B$1:.B$1048576]+[.F$1:.F$1048576]" office:value-type="float" office:value="727" calcext:value-type="float">
            <text:p>727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46"/>
          <table:table-cell table:style-name="ce349"/>
          <table:table-cell table:style-name="ce349" table:formula="of:=[.B4]-[.B3]" office:value-type="float" office:value="0" calcext:value-type="float">
            <text:p>0</text:p>
          </table:table-cell>
          <table:table-cell table:style-name="ce352" table:formula="of:=[.C$1:.C$1048576]/([.A4]-[.A3])*30.4375" office:value-type="string" office:string-value="" calcext:value-type="error">
            <text:p>#DIV/0!</text:p>
          </table:table-cell>
          <table:table-cell table:style-name="ce346" office:value-type="date" office:date-value="2000-10-29" calcext:value-type="date">
            <text:p>10/29/00</text:p>
          </table:table-cell>
          <table:table-cell table:style-name="ce349" office:value-type="float" office:value="3000" calcext:value-type="float">
            <text:p>3,000</text:p>
          </table:table-cell>
          <table:table-cell table:style-name="ce349" table:formula="of:=[.F4]-[.F3]" office:value-type="float" office:value="2273" calcext:value-type="float">
            <text:p>2,273</text:p>
          </table:table-cell>
          <table:table-cell table:style-name="ce349" table:formula="of:=[.G$1:.G$1048576]/([.E4]-[.E3])*30.4375" office:value-type="float" office:value="402.235101744186" calcext:value-type="float">
            <text:p>402</text:p>
          </table:table-cell>
          <table:table-cell table:style-name="ce349" table:formula="of:=[.B$1:.B$1048576]+[.F$1:.F$1048576]" office:value-type="float" office:value="3000" calcext:value-type="float">
            <text:p>3,000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]-[.B4]" office:value-type="float" office:value="0" calcext:value-type="float">
            <text:p>0</text:p>
          </table:table-cell>
          <table:table-cell table:style-name="ce352" table:formula="of:=[.C$1:.C$1048576]/([.A5]-[.A4])*30.4375" office:value-type="string" office:string-value="" calcext:value-type="error">
            <text:p>#DIV/0!</text:p>
          </table:table-cell>
          <table:table-cell table:style-name="ce346" office:value-type="date" office:date-value="2001-12-12" calcext:value-type="date">
            <text:p>12/12/01</text:p>
          </table:table-cell>
          <table:table-cell table:style-name="ce349" office:value-type="float" office:value="7916" calcext:value-type="float">
            <text:p>7,916</text:p>
          </table:table-cell>
          <table:table-cell table:style-name="ce349" table:formula="of:=[.F5]-[.F4]" office:value-type="float" office:value="4916" calcext:value-type="float">
            <text:p>4,916</text:p>
          </table:table-cell>
          <table:table-cell table:style-name="ce349" table:formula="of:=[.G$1:.G$1048576]/([.E5]-[.E4])*30.4375" office:value-type="float" office:value="365.845354523227" calcext:value-type="float">
            <text:p>366</text:p>
          </table:table-cell>
          <table:table-cell table:style-name="ce349" table:formula="of:=[.B$1:.B$1048576]+[.F$1:.F$1048576]" office:value-type="float" office:value="7916" calcext:value-type="float">
            <text:p>7,916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/>
          <table:table-cell table:style-name="ce352"/>
          <table:table-cell table:style-name="ce354" office:value-type="date" office:date-value="2002-04-05" calcext:value-type="date">
            <text:p>04/05/02</text:p>
          </table:table-cell>
          <table:table-cell table:style-name="ce356" office:value-type="float" office:value="10120" calcext:value-type="float">
            <text:p>10,120</text:p>
          </table:table-cell>
          <table:table-cell table:style-name="ce356" table:formula="of:=[.F6]-[.F5]" office:value-type="float" office:value="2204" calcext:value-type="float">
            <text:p>2,204</text:p>
          </table:table-cell>
          <table:table-cell table:style-name="ce356" table:formula="of:=[.G$1:.G$1048576]/([.E6]-[.E5])*30.4375" office:value-type="float" office:value="588.458333333333" calcext:value-type="float">
            <text:p>588</text:p>
          </table:table-cell>
          <table:table-cell table:style-name="ce356" table:formula="of:=[.B$1:.B$1048576]+[.F$1:.F$1048576]" office:value-type="float" office:value="10120" calcext:value-type="float">
            <text:p>10,120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7]-[.B5]" office:value-type="float" office:value="0" calcext:value-type="float">
            <text:p>0</text:p>
          </table:table-cell>
          <table:table-cell table:style-name="ce352" table:formula="of:=[.C$1:.C$1048576]/([.A7]-[.A5])*30.4375" office:value-type="string" office:string-value="" calcext:value-type="error">
            <text:p>#DIV/0!</text:p>
          </table:table-cell>
          <table:table-cell table:style-name="ce346" office:value-type="date" office:date-value="2002-06-02" calcext:value-type="date">
            <text:p>06/02/02</text:p>
          </table:table-cell>
          <table:table-cell table:style-name="ce349" office:value-type="float" office:value="10965" calcext:value-type="float">
            <text:p>10,965</text:p>
          </table:table-cell>
          <table:table-cell table:style-name="ce349" table:formula="of:=[.F7]-[.F5]" office:value-type="float" office:value="3049" calcext:value-type="float">
            <text:p>3,049</text:p>
          </table:table-cell>
          <table:table-cell table:style-name="ce349" table:formula="of:=[.G$1:.G$1048576]/([.E7]-[.E5])*30.4375" office:value-type="float" office:value="539.557776162791" calcext:value-type="float">
            <text:p>540</text:p>
          </table:table-cell>
          <table:table-cell table:style-name="ce349" table:formula="of:=[.B$1:.B$1048576]+[.F$1:.F$1048576]" office:value-type="float" office:value="10965" calcext:value-type="float">
            <text:p>10,965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8]-[.B7]" office:value-type="float" office:value="0" calcext:value-type="float">
            <text:p>0</text:p>
          </table:table-cell>
          <table:table-cell table:style-name="ce352" table:formula="of:=[.C$1:.C$1048576]/([.A8]-[.A7])*30.4375" office:value-type="string" office:string-value="" calcext:value-type="error">
            <text:p>#DIV/0!</text:p>
          </table:table-cell>
          <table:table-cell table:style-name="ce346" office:value-type="date" office:date-value="2002-12-07" calcext:value-type="date">
            <text:p>12/07/02</text:p>
          </table:table-cell>
          <table:table-cell table:style-name="ce349" office:value-type="float" office:value="12981" calcext:value-type="float">
            <text:p>12,981</text:p>
          </table:table-cell>
          <table:table-cell table:style-name="ce349" table:formula="of:=[.F8]-[.F7]" office:value-type="float" office:value="2016" calcext:value-type="float">
            <text:p>2,016</text:p>
          </table:table-cell>
          <table:table-cell table:style-name="ce349" table:formula="of:=[.G$1:.G$1048576]/([.E8]-[.E7])*30.4375" office:value-type="float" office:value="326.393617021277" calcext:value-type="float">
            <text:p>326</text:p>
          </table:table-cell>
          <table:table-cell table:style-name="ce349" table:formula="of:=[.B$1:.B$1048576]+[.F$1:.F$1048576]" office:value-type="float" office:value="12981" calcext:value-type="float">
            <text:p>12,981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9]-[.B8]" office:value-type="float" office:value="0" calcext:value-type="float">
            <text:p>0</text:p>
          </table:table-cell>
          <table:table-cell table:style-name="ce352" table:formula="of:=[.C$1:.C$1048576]/([.A9]-[.A8])*30.4375" office:value-type="string" office:string-value="" calcext:value-type="error">
            <text:p>#DIV/0!</text:p>
          </table:table-cell>
          <table:table-cell table:style-name="ce346" office:value-type="date" office:date-value="2003-06-03" calcext:value-type="date">
            <text:p>06/03/03</text:p>
          </table:table-cell>
          <table:table-cell table:style-name="ce349" office:value-type="float" office:value="14984" calcext:value-type="float">
            <text:p>14,984</text:p>
          </table:table-cell>
          <table:table-cell table:style-name="ce349" table:formula="of:=[.F9]-[.F8]" office:value-type="float" office:value="2003" calcext:value-type="float">
            <text:p>2,003</text:p>
          </table:table-cell>
          <table:table-cell table:style-name="ce349" table:formula="of:=[.G$1:.G$1048576]/([.E9]-[.E8])*30.4375" office:value-type="float" office:value="342.507373595506" calcext:value-type="float">
            <text:p>343</text:p>
          </table:table-cell>
          <table:table-cell table:style-name="ce349" table:formula="of:=[.B$1:.B$1048576]+[.F$1:.F$1048576]" office:value-type="float" office:value="14984" calcext:value-type="float">
            <text:p>14,984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10]-[.B9]" office:value-type="float" office:value="0" calcext:value-type="float">
            <text:p>0</text:p>
          </table:table-cell>
          <table:table-cell table:style-name="ce352" table:formula="of:=[.C$1:.C$1048576]/([.A10]-[.A9])*30.4375" office:value-type="string" office:string-value="" calcext:value-type="error">
            <text:p>#DIV/0!</text:p>
          </table:table-cell>
          <table:table-cell table:style-name="ce346" office:value-type="date" office:date-value="2004-04-04" calcext:value-type="date">
            <text:p>04/04/04</text:p>
          </table:table-cell>
          <table:table-cell table:style-name="ce349" office:value-type="float" office:value="17586" calcext:value-type="float">
            <text:p>17,586</text:p>
          </table:table-cell>
          <table:table-cell table:style-name="ce349" table:formula="of:=[.F10]-[.F9]" office:value-type="float" office:value="2602" calcext:value-type="float">
            <text:p>2,602</text:p>
          </table:table-cell>
          <table:table-cell table:style-name="ce349" table:formula="of:=[.G$1:.G$1048576]/([.E10]-[.E9])*30.4375" office:value-type="float" office:value="258.818218954248" calcext:value-type="float">
            <text:p>259</text:p>
          </table:table-cell>
          <table:table-cell table:style-name="ce349" table:formula="of:=[.B$1:.B$1048576]+[.F$1:.F$1048576]" office:value-type="float" office:value="17586" calcext:value-type="float">
            <text:p>17,586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11]-[.B10]" office:value-type="float" office:value="0" calcext:value-type="float">
            <text:p>0</text:p>
          </table:table-cell>
          <table:table-cell table:style-name="ce352" table:formula="of:=[.C$1:.C$1048576]/([.A11]-[.A10])*30.4375" office:value-type="string" office:string-value="" calcext:value-type="error">
            <text:p>#DIV/0!</text:p>
          </table:table-cell>
          <table:table-cell table:style-name="ce346" office:value-type="date" office:date-value="2004-10-12" calcext:value-type="date">
            <text:p>10/12/04</text:p>
          </table:table-cell>
          <table:table-cell table:style-name="ce349" office:value-type="float" office:value="18631" calcext:value-type="float">
            <text:p>18,631</text:p>
          </table:table-cell>
          <table:table-cell table:style-name="ce349" table:formula="of:=[.F11]-[.F10]" office:value-type="float" office:value="1045" calcext:value-type="float">
            <text:p>1,045</text:p>
          </table:table-cell>
          <table:table-cell table:style-name="ce349" table:formula="of:=[.G$1:.G$1048576]/([.E11]-[.E10])*30.4375" office:value-type="float" office:value="166.529777486911" calcext:value-type="float">
            <text:p>167</text:p>
          </table:table-cell>
          <table:table-cell table:style-name="ce349" table:formula="of:=[.B$1:.B$1048576]+[.F$1:.F$1048576]" office:value-type="float" office:value="18631" calcext:value-type="float">
            <text:p>18,631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12]-[.B11]" office:value-type="float" office:value="0" calcext:value-type="float">
            <text:p>0</text:p>
          </table:table-cell>
          <table:table-cell table:style-name="ce352" table:formula="of:=[.C$1:.C$1048576]/([.A12]-[.A11])*30.4375" office:value-type="string" office:string-value="" calcext:value-type="error">
            <text:p>#DIV/0!</text:p>
          </table:table-cell>
          <table:table-cell table:style-name="ce346" office:value-type="date" office:date-value="2005-01-01" calcext:value-type="date">
            <text:p>01/01/05</text:p>
          </table:table-cell>
          <table:table-cell table:style-name="ce349" office:value-type="float" office:value="18987" calcext:value-type="float">
            <text:p>18,987</text:p>
          </table:table-cell>
          <table:table-cell table:style-name="ce349" table:formula="of:=[.F12]-[.F11]" office:value-type="float" office:value="356" calcext:value-type="float">
            <text:p>356</text:p>
          </table:table-cell>
          <table:table-cell table:style-name="ce349" table:formula="of:=[.G$1:.G$1048576]/([.E12]-[.E11])*30.4375" office:value-type="float" office:value="133.774691358025" calcext:value-type="float">
            <text:p>134</text:p>
          </table:table-cell>
          <table:table-cell table:style-name="ce349" table:formula="of:=[.B$1:.B$1048576]+[.F$1:.F$1048576]" office:value-type="float" office:value="18987" calcext:value-type="float">
            <text:p>18,987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13]-[.B12]" office:value-type="float" office:value="0" calcext:value-type="float">
            <text:p>0</text:p>
          </table:table-cell>
          <table:table-cell table:style-name="ce352" table:formula="of:=[.C$1:.C$1048576]/([.A13]-[.A12])*30.4375" office:value-type="string" office:string-value="" calcext:value-type="error">
            <text:p>#DIV/0!</text:p>
          </table:table-cell>
          <table:table-cell table:style-name="ce346" office:value-type="date" office:date-value="2005-04-01" calcext:value-type="date">
            <text:p>04/01/05</text:p>
          </table:table-cell>
          <table:table-cell table:style-name="ce349" office:value-type="float" office:value="19541" calcext:value-type="float">
            <text:p>19,541</text:p>
          </table:table-cell>
          <table:table-cell table:style-name="ce349" table:formula="of:=[.F13]-[.F12]" office:value-type="float" office:value="554" calcext:value-type="float">
            <text:p>554</text:p>
          </table:table-cell>
          <table:table-cell table:style-name="ce349" table:formula="of:=[.G$1:.G$1048576]/([.E13]-[.E12])*30.4375" office:value-type="float" office:value="187.359722222222" calcext:value-type="float">
            <text:p>187</text:p>
          </table:table-cell>
          <table:table-cell table:style-name="ce349" table:formula="of:=[.B$1:.B$1048576]+[.F$1:.F$1048576]" office:value-type="float" office:value="19541" calcext:value-type="float">
            <text:p>19,541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14]-[.B13]" office:value-type="float" office:value="0" calcext:value-type="float">
            <text:p>0</text:p>
          </table:table-cell>
          <table:table-cell table:style-name="ce352" table:formula="of:=[.C$1:.C$1048576]/([.A14]-[.A13])*30.4375" office:value-type="string" office:string-value="" calcext:value-type="error">
            <text:p>#DIV/0!</text:p>
          </table:table-cell>
          <table:table-cell table:style-name="ce346" office:value-type="date" office:date-value="2006-10-13" calcext:value-type="date">
            <text:p>10/13/06</text:p>
          </table:table-cell>
          <table:table-cell table:style-name="ce349" office:value-type="float" office:value="22728" calcext:value-type="float">
            <text:p>22,728</text:p>
          </table:table-cell>
          <table:table-cell table:style-name="ce349" table:formula="of:=[.F14]-[.F13]" office:value-type="float" office:value="3187" calcext:value-type="float">
            <text:p>3,187</text:p>
          </table:table-cell>
          <table:table-cell table:style-name="ce349" table:formula="of:=[.G$1:.G$1048576]/([.E14]-[.E13])*30.4375" office:value-type="float" office:value="173.221986607143" calcext:value-type="float">
            <text:p>173</text:p>
          </table:table-cell>
          <table:table-cell table:style-name="ce349" table:formula="of:=[.B$1:.B$1048576]+[.F$1:.F$1048576]" office:value-type="float" office:value="22728" calcext:value-type="float">
            <text:p>22,728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15]-[.B14]" office:value-type="float" office:value="0" calcext:value-type="float">
            <text:p>0</text:p>
          </table:table-cell>
          <table:table-cell table:style-name="ce352" table:formula="of:=[.C$1:.C$1048576]/([.A15]-[.A14])*30.4375" office:value-type="string" office:string-value="" calcext:value-type="error">
            <text:p>#DIV/0!</text:p>
          </table:table-cell>
          <table:table-cell table:style-name="ce346" office:value-type="date" office:date-value="2007-06-30" calcext:value-type="date">
            <text:p>06/30/07</text:p>
          </table:table-cell>
          <table:table-cell table:style-name="ce349" office:value-type="float" office:value="24435" calcext:value-type="float">
            <text:p>24,435</text:p>
          </table:table-cell>
          <table:table-cell table:style-name="ce349" table:formula="of:=[.F15]-[.F14]" office:value-type="float" office:value="1707" calcext:value-type="float">
            <text:p>1,707</text:p>
          </table:table-cell>
          <table:table-cell table:style-name="ce349" table:formula="of:=[.G$1:.G$1048576]/([.E15]-[.E14])*30.4375" office:value-type="float" office:value="199.833894230769" calcext:value-type="float">
            <text:p>200</text:p>
          </table:table-cell>
          <table:table-cell table:style-name="ce349" table:formula="of:=[.B$1:.B$1048576]+[.F$1:.F$1048576]" office:value-type="float" office:value="24435" calcext:value-type="float">
            <text:p>24,435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16]-[.B15]" office:value-type="float" office:value="0" calcext:value-type="float">
            <text:p>0</text:p>
          </table:table-cell>
          <table:table-cell table:style-name="ce352" table:formula="of:=[.C$1:.C$1048576]/([.A16]-[.A15])*30.4375" office:value-type="string" office:string-value="" calcext:value-type="error">
            <text:p>#DIV/0!</text:p>
          </table:table-cell>
          <table:table-cell table:style-name="ce346" office:value-type="date" office:date-value="2009-02-24" calcext:value-type="date">
            <text:p>02/24/09</text:p>
          </table:table-cell>
          <table:table-cell table:style-name="ce349" office:value-type="float" office:value="28607" calcext:value-type="float">
            <text:p>28,607</text:p>
          </table:table-cell>
          <table:table-cell table:style-name="ce349" table:formula="of:=[.F16]-[.F15]" office:value-type="float" office:value="4172" calcext:value-type="float">
            <text:p>4,172</text:p>
          </table:table-cell>
          <table:table-cell table:style-name="ce349" table:formula="of:=[.G$1:.G$1048576]/([.E16]-[.E15])*30.4375" office:value-type="float" office:value="209.892975206612" calcext:value-type="float">
            <text:p>210</text:p>
          </table:table-cell>
          <table:table-cell table:style-name="ce349" table:formula="of:=[.B$1:.B$1048576]+[.F$1:.F$1048576]" office:value-type="float" office:value="28607" calcext:value-type="float">
            <text:p>28,607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17]-[.B16]" office:value-type="float" office:value="0" calcext:value-type="float">
            <text:p>0</text:p>
          </table:table-cell>
          <table:table-cell table:style-name="ce352" table:formula="of:=[.C$1:.C$1048576]/([.A17]-[.A16])*30.4375" office:value-type="string" office:string-value="" calcext:value-type="error">
            <text:p>#DIV/0!</text:p>
          </table:table-cell>
          <table:table-cell table:style-name="ce346" office:value-type="date" office:date-value="2009-10-27" calcext:value-type="date">
            <text:p>10/27/09</text:p>
          </table:table-cell>
          <table:table-cell table:style-name="ce349" office:value-type="float" office:value="30695" calcext:value-type="float">
            <text:p>30,695</text:p>
          </table:table-cell>
          <table:table-cell table:style-name="ce349" table:formula="of:=[.F17]-[.F16]" office:value-type="float" office:value="2088" calcext:value-type="float">
            <text:p>2,088</text:p>
          </table:table-cell>
          <table:table-cell table:style-name="ce349" table:formula="of:=[.G$1:.G$1048576]/([.E17]-[.E16])*30.4375" office:value-type="float" office:value="259.402040816327" calcext:value-type="float">
            <text:p>259</text:p>
          </table:table-cell>
          <table:table-cell table:style-name="ce349" table:formula="of:=[.B$1:.B$1048576]+[.F$1:.F$1048576]" office:value-type="float" office:value="30695" calcext:value-type="float">
            <text:p>30,695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0-03-29" calcext:value-type="date">
            <text:p>03/29/10</text:p>
          </table:table-cell>
          <table:table-cell office:value-type="float" office:value="78" calcext:value-type="float">
            <text:p>78</text:p>
          </table:table-cell>
          <table:table-cell table:style-name="ce349" table:formula="of:=[.B18]-[.B17]" office:value-type="float" office:value="78" calcext:value-type="float">
            <text:p>78</text:p>
          </table:table-cell>
          <table:table-cell table:style-name="ce352" table:formula="of:=[.C$1:.C$1048576]/([.A18]-[.A17])*30.4375" office:value-type="float" office:value="0.0589610341230815" calcext:value-type="float">
            <text:p>0</text:p>
          </table:table-cell>
          <table:table-cell table:style-name="ce346" office:value-type="date" office:date-value="2010-03-29" calcext:value-type="date">
            <text:p>03/29/10</text:p>
          </table:table-cell>
          <table:table-cell table:style-name="ce349" office:value-type="float" office:value="31734" calcext:value-type="float">
            <text:p>31,734</text:p>
          </table:table-cell>
          <table:table-cell table:style-name="ce349" table:formula="of:=[.F18]-[.F17]" office:value-type="float" office:value="1039" calcext:value-type="float">
            <text:p>1,039</text:p>
          </table:table-cell>
          <table:table-cell table:style-name="ce349" table:formula="of:=[.G$1:.G$1048576]/([.E18]-[.E17])*30.4375" office:value-type="float" office:value="206.696486928105" calcext:value-type="float">
            <text:p>207</text:p>
          </table:table-cell>
          <table:table-cell table:style-name="ce349" table:formula="of:=[.B$1:.B$1048576]+[.F$1:.F$1048576]" office:value-type="float" office:value="31812" calcext:value-type="float">
            <text:p>31,812</text:p>
          </table:table-cell>
          <table:table-cell table:style-name="ce358" table:formula="of:=[.B$1:.B$1048576]/[.I$1:.I$1048576]" office:value-type="float" office:value="0.0024519049415315" calcext:value-type="float">
            <text:p>0.002</text:p>
          </table:table-cell>
          <table:table-cell table:style-name="ce358" table:formula="of:=[.F$1:.F$1048576]/[.I$1:.I$1048576]" office:value-type="float" office:value="0.997548095058468" calcext:value-type="float">
            <text:p>0.998</text:p>
          </table:table-cell>
          <table:table-cell table:style-name="ce361" table:formula="of:=[.C$1:.C$1048576]/([.C$1:.C$1048576]+[.G$1:.G$1048576])" office:value-type="percentage" office:value="0.0698299015219337" calcext:value-type="percentage">
            <text:p>6.98%</text:p>
          </table:table-cell>
          <table:table-cell table:style-name="ce361" table:formula="of:=[.G$1:.G$1048576]/([.C$1:.C$1048576]+[.G$1:.G$1048576])" office:value-type="percentage" office:value="0.930170098478066" calcext:value-type="percentage">
            <text:p>93.02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0-06-13" calcext:value-type="date">
            <text:p>06/13/10</text:p>
          </table:table-cell>
          <table:table-cell office:value-type="float" office:value="99" calcext:value-type="float">
            <text:p>99</text:p>
          </table:table-cell>
          <table:table-cell table:style-name="ce349" table:formula="of:=[.B19]-[.B18]" office:value-type="float" office:value="21" calcext:value-type="float">
            <text:p>21</text:p>
          </table:table-cell>
          <table:table-cell table:style-name="ce352" table:formula="of:=[.C$1:.C$1048576]/([.A19]-[.A18])*30.4375" office:value-type="float" office:value="8.41036184210526" calcext:value-type="float">
            <text:p>8</text:p>
          </table:table-cell>
          <table:table-cell table:style-name="ce346" office:value-type="date" office:date-value="2010-06-12" calcext:value-type="date">
            <text:p>06/12/10</text:p>
          </table:table-cell>
          <table:table-cell table:style-name="ce349" office:value-type="float" office:value="32170" calcext:value-type="float">
            <text:p>32,170</text:p>
          </table:table-cell>
          <table:table-cell table:style-name="ce349" table:formula="of:=[.F19]-[.F18]" office:value-type="float" office:value="436" calcext:value-type="float">
            <text:p>436</text:p>
          </table:table-cell>
          <table:table-cell table:style-name="ce349" table:formula="of:=[.G$1:.G$1048576]/([.E19]-[.E18])*30.4375" office:value-type="float" office:value="176.943333333333" calcext:value-type="float">
            <text:p>177</text:p>
          </table:table-cell>
          <table:table-cell table:style-name="ce349" table:formula="of:=[.B$1:.B$1048576]+[.F$1:.F$1048576]" office:value-type="float" office:value="32269" calcext:value-type="float">
            <text:p>32,269</text:p>
          </table:table-cell>
          <table:table-cell table:style-name="ce358" table:formula="of:=[.B$1:.B$1048576]/[.I$1:.I$1048576]" office:value-type="float" office:value="0.00306795996157303" calcext:value-type="float">
            <text:p>0.003</text:p>
          </table:table-cell>
          <table:table-cell table:style-name="ce358" table:formula="of:=[.F$1:.F$1048576]/[.I$1:.I$1048576]" office:value-type="float" office:value="0.996932040038427" calcext:value-type="float">
            <text:p>0.997</text:p>
          </table:table-cell>
          <table:table-cell table:style-name="ce361" table:formula="of:=[.C$1:.C$1048576]/([.C$1:.C$1048576]+[.G$1:.G$1048576])" office:value-type="percentage" office:value="0.0459518599562363" calcext:value-type="percentage">
            <text:p>4.60%</text:p>
          </table:table-cell>
          <table:table-cell table:style-name="ce361" table:formula="of:=[.G$1:.G$1048576]/([.C$1:.C$1048576]+[.G$1:.G$1048576])" office:value-type="percentage" office:value="0.954048140043764" calcext:value-type="percentage">
            <text:p>95.40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0-12-04" calcext:value-type="date">
            <text:p>12/04/10</text:p>
          </table:table-cell>
          <table:table-cell table:style-name="ce349" office:value-type="float" office:value="138" calcext:value-type="float">
            <text:p>138</text:p>
          </table:table-cell>
          <table:table-cell table:style-name="ce349" table:formula="of:=[.B20]-[.B19]" office:value-type="float" office:value="39" calcext:value-type="float">
            <text:p>39</text:p>
          </table:table-cell>
          <table:table-cell table:style-name="ce352" table:formula="of:=[.C$1:.C$1048576]/([.A20]-[.A19])*30.4375" office:value-type="float" office:value="6.82219827586207" calcext:value-type="float">
            <text:p>7</text:p>
          </table:table-cell>
          <table:table-cell table:style-name="ce346" office:value-type="date" office:date-value="2010-12-22" calcext:value-type="date">
            <text:p>12/22/10</text:p>
          </table:table-cell>
          <table:table-cell table:style-name="ce349" office:value-type="float" office:value="33245" calcext:value-type="float">
            <text:p>33,245</text:p>
          </table:table-cell>
          <table:table-cell table:style-name="ce349" table:formula="of:=[.F20]-[.F19]" office:value-type="float" office:value="1075" calcext:value-type="float">
            <text:p>1,075</text:p>
          </table:table-cell>
          <table:table-cell table:style-name="ce349" table:formula="of:=[.G$1:.G$1048576]/([.E20]-[.E19])*30.4375" office:value-type="float" office:value="169.535297927461" calcext:value-type="float">
            <text:p>170</text:p>
          </table:table-cell>
          <table:table-cell table:style-name="ce349" table:formula="of:=[.B$1:.B$1048576]+[.F$1:.F$1048576]" office:value-type="float" office:value="33383" calcext:value-type="float">
            <text:p>33,383</text:p>
          </table:table-cell>
          <table:table-cell table:style-name="ce358" table:formula="of:=[.B$1:.B$1048576]/[.I$1:.I$1048576]" office:value-type="float" office:value="0.00413384057753947" calcext:value-type="float">
            <text:p>0.004</text:p>
          </table:table-cell>
          <table:table-cell table:style-name="ce358" table:formula="of:=[.F$1:.F$1048576]/[.I$1:.I$1048576]" office:value-type="float" office:value="0.995866159422461" calcext:value-type="float">
            <text:p>0.996</text:p>
          </table:table-cell>
          <table:table-cell table:style-name="ce361" table:formula="of:=[.C$1:.C$1048576]/([.C$1:.C$1048576]+[.G$1:.G$1048576])" office:value-type="percentage" office:value="0.0350089766606822" calcext:value-type="percentage">
            <text:p>3.50%</text:p>
          </table:table-cell>
          <table:table-cell table:style-name="ce361" table:formula="of:=[.G$1:.G$1048576]/([.C$1:.C$1048576]+[.G$1:.G$1048576])" office:value-type="percentage" office:value="0.964991023339318" calcext:value-type="percentage">
            <text:p>96.50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1-09-24" calcext:value-type="date">
            <text:p>09/24/11</text:p>
          </table:table-cell>
          <table:table-cell table:style-name="ce349" office:value-type="float" office:value="298" calcext:value-type="float">
            <text:p>298</text:p>
          </table:table-cell>
          <table:table-cell table:style-name="ce349" table:formula="of:=[.B21]-[.B20]" office:value-type="float" office:value="160" calcext:value-type="float">
            <text:p>160</text:p>
          </table:table-cell>
          <table:table-cell table:style-name="ce352" table:formula="of:=[.C$1:.C$1048576]/([.A21]-[.A20])*30.4375" office:value-type="float" office:value="16.5646258503401" calcext:value-type="float">
            <text:p>17</text:p>
          </table:table-cell>
          <table:table-cell table:style-name="ce346" office:value-type="date" office:date-value="2011-08-12" calcext:value-type="date">
            <text:p>08/12/11</text:p>
          </table:table-cell>
          <table:table-cell table:style-name="ce349" office:value-type="float" office:value="34488" calcext:value-type="float">
            <text:p>34,488</text:p>
          </table:table-cell>
          <table:table-cell table:style-name="ce349" table:formula="of:=[.F21]-[.F20]" office:value-type="float" office:value="1243" calcext:value-type="float">
            <text:p>1,243</text:p>
          </table:table-cell>
          <table:table-cell table:style-name="ce349" table:formula="of:=[.G$1:.G$1048576]/([.E21]-[.E20])*30.4375" office:value-type="float" office:value="162.376877682403" calcext:value-type="float">
            <text:p>162</text:p>
          </table:table-cell>
          <table:table-cell table:style-name="ce349" table:formula="of:=[.B$1:.B$1048576]+[.F$1:.F$1048576]" office:value-type="float" office:value="34786" calcext:value-type="float">
            <text:p>34,786</text:p>
          </table:table-cell>
          <table:table-cell table:style-name="ce358" table:formula="of:=[.B$1:.B$1048576]/[.I$1:.I$1048576]" office:value-type="float" office:value="0.00856666475018686" calcext:value-type="float">
            <text:p>0.009</text:p>
          </table:table-cell>
          <table:table-cell table:style-name="ce358" table:formula="of:=[.F$1:.F$1048576]/[.I$1:.I$1048576]" office:value-type="float" office:value="0.991433335249813" calcext:value-type="float">
            <text:p>0.991</text:p>
          </table:table-cell>
          <table:table-cell table:style-name="ce361" table:formula="of:=[.C$1:.C$1048576]/([.C$1:.C$1048576]+[.G$1:.G$1048576])" office:value-type="percentage" office:value="0.114041339985745" calcext:value-type="percentage">
            <text:p>11.40%</text:p>
          </table:table-cell>
          <table:table-cell table:style-name="ce361" table:formula="of:=[.G$1:.G$1048576]/([.C$1:.C$1048576]+[.G$1:.G$1048576])" office:value-type="percentage" office:value="0.885958660014255" calcext:value-type="percentage">
            <text:p>88.60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1-11-17" calcext:value-type="date">
            <text:p>11/17/11</text:p>
          </table:table-cell>
          <table:table-cell table:style-name="ce349" office:value-type="float" office:value="299" calcext:value-type="float">
            <text:p>299</text:p>
          </table:table-cell>
          <table:table-cell table:style-name="ce349" table:formula="of:=[.B22]-[.B21]" office:value-type="float" office:value="1" calcext:value-type="float">
            <text:p>1</text:p>
          </table:table-cell>
          <table:table-cell table:style-name="ce352" table:formula="of:=[.C$1:.C$1048576]/([.A22]-[.A21])*30.4375" office:value-type="float" office:value="0.563657407407407" calcext:value-type="float">
            <text:p>1</text:p>
          </table:table-cell>
          <table:table-cell table:style-name="ce346" office:value-type="date" office:date-value="2011-10-11" calcext:value-type="date">
            <text:p>10/11/11</text:p>
          </table:table-cell>
          <table:table-cell table:style-name="ce349" office:value-type="float" office:value="34842" calcext:value-type="float">
            <text:p>34,842</text:p>
          </table:table-cell>
          <table:table-cell table:style-name="ce349" table:formula="of:=[.F22]-[.F21]" office:value-type="float" office:value="354" calcext:value-type="float">
            <text:p>354</text:p>
          </table:table-cell>
          <table:table-cell table:style-name="ce349" table:formula="of:=[.G$1:.G$1048576]/([.E22]-[.E21])*30.4375" office:value-type="float" office:value="179.58125" calcext:value-type="float">
            <text:p>180</text:p>
          </table:table-cell>
          <table:table-cell table:style-name="ce349" table:formula="of:=[.B$1:.B$1048576]+[.F$1:.F$1048576]" office:value-type="float" office:value="35141" calcext:value-type="float">
            <text:p>35,141</text:p>
          </table:table-cell>
          <table:table-cell table:style-name="ce358" table:formula="of:=[.B$1:.B$1048576]/[.I$1:.I$1048576]" office:value-type="float" office:value="0.00850857972169261" calcext:value-type="float">
            <text:p>0.009</text:p>
          </table:table-cell>
          <table:table-cell table:style-name="ce358" table:formula="of:=[.F$1:.F$1048576]/[.I$1:.I$1048576]" office:value-type="float" office:value="0.991491420278307" calcext:value-type="float">
            <text:p>0.991</text:p>
          </table:table-cell>
          <table:table-cell table:style-name="ce361" table:formula="of:=[.C$1:.C$1048576]/([.C$1:.C$1048576]+[.G$1:.G$1048576])" office:value-type="percentage" office:value="0.0028169014084507" calcext:value-type="percentage">
            <text:p>0.28%</text:p>
          </table:table-cell>
          <table:table-cell table:style-name="ce361" table:formula="of:=[.G$1:.G$1048576]/([.C$1:.C$1048576]+[.G$1:.G$1048576])" office:value-type="percentage" office:value="0.997183098591549" calcext:value-type="percentage">
            <text:p>99.72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2-01-18" calcext:value-type="date">
            <text:p>01/18/12</text:p>
          </table:table-cell>
          <table:table-cell table:style-name="ce349" office:value-type="float" office:value="345" calcext:value-type="float">
            <text:p>345</text:p>
          </table:table-cell>
          <table:table-cell table:style-name="ce349" table:formula="of:=[.B23]-[.B22]" office:value-type="float" office:value="46" calcext:value-type="float">
            <text:p>46</text:p>
          </table:table-cell>
          <table:table-cell table:style-name="ce352" table:formula="of:=[.C$1:.C$1048576]/([.A23]-[.A22])*30.4375" office:value-type="float" office:value="22.5826612903226" calcext:value-type="float">
            <text:p>23</text:p>
          </table:table-cell>
          <table:table-cell table:style-name="ce346" office:value-type="date" office:date-value="2012-01-18" calcext:value-type="date">
            <text:p>01/18/12</text:p>
          </table:table-cell>
          <table:table-cell table:style-name="ce349" office:value-type="float" office:value="35343" calcext:value-type="float">
            <text:p>35,343</text:p>
          </table:table-cell>
          <table:table-cell table:style-name="ce349" table:formula="of:=[.F23]-[.F22]" office:value-type="float" office:value="501" calcext:value-type="float">
            <text:p>501</text:p>
          </table:table-cell>
          <table:table-cell table:style-name="ce349" table:formula="of:=[.G$1:.G$1048576]/([.E23]-[.E22])*30.4375" office:value-type="float" office:value="154.032196969697" calcext:value-type="float">
            <text:p>154</text:p>
          </table:table-cell>
          <table:table-cell table:style-name="ce349" table:formula="of:=[.B$1:.B$1048576]+[.F$1:.F$1048576]" office:value-type="float" office:value="35688" calcext:value-type="float">
            <text:p>35,688</text:p>
          </table:table-cell>
          <table:table-cell table:style-name="ce358" table:formula="of:=[.B$1:.B$1048576]/[.I$1:.I$1048576]" office:value-type="float" office:value="0.00966711499663752" calcext:value-type="float">
            <text:p>0.010</text:p>
          </table:table-cell>
          <table:table-cell table:style-name="ce358" table:formula="of:=[.F$1:.F$1048576]/[.I$1:.I$1048576]" office:value-type="float" office:value="0.990332885003362" calcext:value-type="float">
            <text:p>0.990</text:p>
          </table:table-cell>
          <table:table-cell table:style-name="ce361" table:formula="of:=[.C$1:.C$1048576]/([.C$1:.C$1048576]+[.G$1:.G$1048576])" office:value-type="percentage" office:value="0.0840950639853748" calcext:value-type="percentage">
            <text:p>8.41%</text:p>
          </table:table-cell>
          <table:table-cell table:style-name="ce361" table:formula="of:=[.G$1:.G$1048576]/([.C$1:.C$1048576]+[.G$1:.G$1048576])" office:value-type="percentage" office:value="0.915904936014625" calcext:value-type="percentage">
            <text:p>91.59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2-04-26" calcext:value-type="date">
            <text:p>04/26/12</text:p>
          </table:table-cell>
          <table:table-cell table:style-name="ce349" office:value-type="float" office:value="488" calcext:value-type="float">
            <text:p>488</text:p>
          </table:table-cell>
          <table:table-cell table:style-name="ce349" table:formula="of:=[.B24]-[.B23]" office:value-type="float" office:value="143" calcext:value-type="float">
            <text:p>143</text:p>
          </table:table-cell>
          <table:table-cell table:style-name="ce352" table:formula="of:=[.C$1:.C$1048576]/([.A24]-[.A23])*30.4375" office:value-type="float" office:value="43.9652777777778" calcext:value-type="float">
            <text:p>44</text:p>
          </table:table-cell>
          <table:table-cell table:style-name="ce346" office:value-type="date" office:date-value="2012-05-05" calcext:value-type="date">
            <text:p>05/05/12</text:p>
          </table:table-cell>
          <table:table-cell table:style-name="ce349" office:value-type="float" office:value="35921" calcext:value-type="float">
            <text:p>35,921</text:p>
          </table:table-cell>
          <table:table-cell table:style-name="ce349" table:formula="of:=[.F24]-[.F23]" office:value-type="float" office:value="578" calcext:value-type="float">
            <text:p>578</text:p>
          </table:table-cell>
          <table:table-cell table:style-name="ce349" table:formula="of:=[.G$1:.G$1048576]/([.E24]-[.E23])*30.4375" office:value-type="float" office:value="162.896990740741" calcext:value-type="float">
            <text:p>163</text:p>
          </table:table-cell>
          <table:table-cell table:style-name="ce349" table:formula="of:=[.B$1:.B$1048576]+[.F$1:.F$1048576]" office:value-type="float" office:value="36409" calcext:value-type="float">
            <text:p>36,409</text:p>
          </table:table-cell>
          <table:table-cell table:style-name="ce358" table:formula="of:=[.B$1:.B$1048576]/[.I$1:.I$1048576]" office:value-type="float" office:value="0.0134032794089374" calcext:value-type="float">
            <text:p>0.013</text:p>
          </table:table-cell>
          <table:table-cell table:style-name="ce358" table:formula="of:=[.F$1:.F$1048576]/[.I$1:.I$1048576]" office:value-type="float" office:value="0.986596720591063" calcext:value-type="float">
            <text:p>0.987</text:p>
          </table:table-cell>
          <table:table-cell table:style-name="ce361" table:formula="of:=[.C$1:.C$1048576]/([.C$1:.C$1048576]+[.G$1:.G$1048576])" office:value-type="percentage" office:value="0.198335644937587" calcext:value-type="percentage">
            <text:p>19.83%</text:p>
          </table:table-cell>
          <table:table-cell table:style-name="ce361" table:formula="of:=[.G$1:.G$1048576]/([.C$1:.C$1048576]+[.G$1:.G$1048576])" office:value-type="percentage" office:value="0.801664355062413" calcext:value-type="percentage">
            <text:p>80.17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2-05-18" calcext:value-type="date">
            <text:p>05/18/12</text:p>
          </table:table-cell>
          <table:table-cell table:style-name="ce349" office:value-type="float" office:value="503" calcext:value-type="float">
            <text:p>503</text:p>
          </table:table-cell>
          <table:table-cell table:style-name="ce349" table:formula="of:=[.B25]-[.B24]" office:value-type="float" office:value="15" calcext:value-type="float">
            <text:p>15</text:p>
          </table:table-cell>
          <table:table-cell table:style-name="ce352" table:formula="of:=[.C$1:.C$1048576]/([.A25]-[.A24])*30.4375" office:value-type="float" office:value="20.7528409090909" calcext:value-type="float">
            <text:p>21</text:p>
          </table:table-cell>
          <table:table-cell table:style-name="ce355" table:number-columns-repeated="2"/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2-06-04" calcext:value-type="date">
            <text:p>06/04/12</text:p>
          </table:table-cell>
          <table:table-cell table:style-name="ce349" office:value-type="float" office:value="522" calcext:value-type="float">
            <text:p>522</text:p>
          </table:table-cell>
          <table:table-cell table:style-name="ce349" table:formula="of:=[.B26]-[.B25]" office:value-type="float" office:value="19" calcext:value-type="float">
            <text:p>19</text:p>
          </table:table-cell>
          <table:table-cell table:style-name="ce352" table:formula="of:=[.C$1:.C$1048576]/([.A26]-[.A25])*30.4375" office:value-type="float" office:value="34.0183823529412" calcext:value-type="float">
            <text:p>34</text:p>
          </table:table-cell>
          <table:table-cell table:style-name="ce346" office:value-type="date" office:date-value="2012-05-23" calcext:value-type="date">
            <text:p>05/23/12</text:p>
          </table:table-cell>
          <table:table-cell table:style-name="ce349" office:value-type="float" office:value="35995" calcext:value-type="float">
            <text:p>35,995</text:p>
          </table:table-cell>
          <table:table-cell table:style-name="ce349" table:formula="of:=[.F26]-[.F24]" office:value-type="float" office:value="74" calcext:value-type="float">
            <text:p>74</text:p>
          </table:table-cell>
          <table:table-cell table:style-name="ce349" table:formula="of:=[.G$1:.G$1048576]/([.E26]-[.E24])*30.4375" office:value-type="float" office:value="125.131944444444" calcext:value-type="float">
            <text:p>125</text:p>
          </table:table-cell>
          <table:table-cell table:style-name="ce349" table:formula="of:=[.B$1:.B$1048576]+[.F$1:.F$1048576]" office:value-type="float" office:value="36517" calcext:value-type="float">
            <text:p>36,517</text:p>
          </table:table-cell>
          <table:table-cell table:style-name="ce358" table:formula="of:=[.B$1:.B$1048576]/[.I$1:.I$1048576]" office:value-type="float" office:value="0.014294712051921" calcext:value-type="float">
            <text:p>0.014</text:p>
          </table:table-cell>
          <table:table-cell table:style-name="ce358" table:formula="of:=[.F$1:.F$1048576]/[.I$1:.I$1048576]" office:value-type="float" office:value="0.985705287948079" calcext:value-type="float">
            <text:p>0.986</text:p>
          </table:table-cell>
          <table:table-cell table:style-name="ce361" table:formula="of:=[.C$1:.C$1048576]/([.C$1:.C$1048576]+[.G$1:.G$1048576])" office:value-type="percentage" office:value="0.204301075268817" calcext:value-type="percentage">
            <text:p>20.43%</text:p>
          </table:table-cell>
          <table:table-cell table:style-name="ce361" table:formula="of:=[.G$1:.G$1048576]/([.C$1:.C$1048576]+[.G$1:.G$1048576])" office:value-type="percentage" office:value="0.795698924731183" calcext:value-type="percentage">
            <text:p>79.57%</text:p>
          </table:table-cell>
          <table:table-cell table:number-columns-repeated="1011"/>
        </table:table-row>
        <table:table-row table:style-name="ro2" table:visibility="collapse">
          <table:table-cell table:style-name="ce346" office:value-type="date" office:date-value="2012-06-20" calcext:value-type="date">
            <text:p>06/20/12</text:p>
          </table:table-cell>
          <table:table-cell table:style-name="ce349" office:value-type="float" office:value="543" calcext:value-type="float">
            <text:p>543</text:p>
          </table:table-cell>
          <table:table-cell table:style-name="ce349" table:formula="of:=[.B27]-[.B26]" office:value-type="float" office:value="21" calcext:value-type="float">
            <text:p>21</text:p>
          </table:table-cell>
          <table:table-cell table:style-name="ce352" table:formula="of:=[.C$1:.C$1048576]/([.A27]-[.A26])*30.4375" office:value-type="float" office:value="39.94921875" calcext:value-type="float">
            <text:p>40</text:p>
          </table:table-cell>
          <table:table-cell table:style-name="ce346"/>
          <table:table-cell table:style-name="ce349"/>
          <table:table-cell table:style-name="ce349" table:formula="of:=[.F27]-[.F26]" office:value-type="float" office:value="-35995" calcext:value-type="float">
            <text:p>-35,995</text:p>
          </table:table-cell>
          <table:table-cell table:style-name="ce349" table:formula="of:=[.G$1:.G$1048576]/([.E27]-[.E26])*30.4375" office:value-type="float" office:value="26.6880496078145" calcext:value-type="float">
            <text:p>27</text:p>
          </table:table-cell>
          <table:table-cell table:style-name="ce349" table:formula="of:=[.B$1:.B$1048576]+[.F$1:.F$1048576]" office:value-type="float" office:value="543" calcext:value-type="float">
            <text:p>543</text:p>
          </table:table-cell>
          <table:table-cell table:style-name="ce358" table:formula="of:=[.B$1:.B$1048576]/[.I$1:.I$1048576]" office:value-type="float" office:value="1" calcext:value-type="float">
            <text:p>1.000</text:p>
          </table:table-cell>
          <table:table-cell table:style-name="ce358" table:formula="of:=[.F$1:.F$1048576]/[.I$1:.I$1048576]" office:value-type="float" office:value="0" calcext:value-type="float">
            <text:p>0.000</text:p>
          </table:table-cell>
          <table:table-cell table:style-name="ce361" table:formula="of:=[.C$1:.C$1048576]/([.C$1:.C$1048576]+[.G$1:.G$1048576])" office:value-type="percentage" office:value="-0.000583754934119086" calcext:value-type="percentage">
            <text:p>-0.06%</text:p>
          </table:table-cell>
          <table:table-cell table:style-name="ce361" table:formula="of:=[.G$1:.G$1048576]/([.C$1:.C$1048576]+[.G$1:.G$1048576])" office:value-type="percentage" office:value="1.00058375493412" calcext:value-type="percentage">
            <text:p>100.06%</text:p>
          </table:table-cell>
          <table:table-cell table:number-columns-repeated="1011"/>
        </table:table-row>
        <table:table-row table:style-name="ro2" table:visibility="collapse">
          <table:table-cell table:style-name="ce346" office:value-type="date" office:date-value="2012-07-16" calcext:value-type="date">
            <text:p>07/16/12</text:p>
          </table:table-cell>
          <table:table-cell table:style-name="ce349" office:value-type="float" office:value="552" calcext:value-type="float">
            <text:p>552</text:p>
          </table:table-cell>
          <table:table-cell table:style-name="ce349" table:formula="of:=[.B28]-[.B27]" office:value-type="float" office:value="9" calcext:value-type="float">
            <text:p>9</text:p>
          </table:table-cell>
          <table:table-cell table:style-name="ce352" table:formula="of:=[.C$1:.C$1048576]/([.A28]-[.A27])*30.4375" office:value-type="float" office:value="10.5360576923077" calcext:value-type="float">
            <text:p>11</text:p>
          </table:table-cell>
          <table:table-cell table:style-name="ce346"/>
          <table:table-cell table:style-name="ce349"/>
          <table:table-cell table:style-name="ce349" table:formula="of:=[.F28]-[.F27]" office:value-type="float" office:value="0" calcext:value-type="float">
            <text:p>0</text:p>
          </table:table-cell>
          <table:table-cell table:style-name="ce349" table:formula="of:=[.G$1:.G$1048576]/([.E28]-[.E27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552" calcext:value-type="float">
            <text:p>552</text:p>
          </table:table-cell>
          <table:table-cell table:style-name="ce358" table:formula="of:=[.B$1:.B$1048576]/[.I$1:.I$1048576]" office:value-type="float" office:value="1" calcext:value-type="float">
            <text:p>1.000</text:p>
          </table:table-cell>
          <table:table-cell table:style-name="ce358" table:formula="of:=[.F$1:.F$1048576]/[.I$1:.I$1048576]" office:value-type="float" office:value="0" calcext:value-type="float">
            <text:p>0.000</text:p>
          </table:table-cell>
          <table:table-cell table:style-name="ce361" table:formula="of:=[.C$1:.C$1048576]/([.C$1:.C$1048576]+[.G$1:.G$1048576])" office:value-type="percentage" office:value="1" calcext:value-type="percentage">
            <text:p>100.00%</text:p>
          </table:table-cell>
          <table:table-cell table:style-name="ce361"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346" office:value-type="date" office:date-value="2012-10-22" calcext:value-type="date">
            <text:p>10/22/12</text:p>
          </table:table-cell>
          <table:table-cell table:style-name="ce349" office:value-type="float" office:value="617" calcext:value-type="float">
            <text:p>617</text:p>
          </table:table-cell>
          <table:table-cell table:style-name="ce349" table:formula="of:=[.B29]-[.B28]" office:value-type="float" office:value="65" calcext:value-type="float">
            <text:p>65</text:p>
          </table:table-cell>
          <table:table-cell table:style-name="ce352" table:formula="of:=[.C$1:.C$1048576]/([.A29]-[.A28])*30.4375" office:value-type="float" office:value="20.188137755102" calcext:value-type="float">
            <text:p>20</text:p>
          </table:table-cell>
          <table:table-cell table:style-name="ce346"/>
          <table:table-cell table:style-name="ce349"/>
          <table:table-cell table:style-name="ce349" table:formula="of:=[.F29]-[.F28]" office:value-type="float" office:value="0" calcext:value-type="float">
            <text:p>0</text:p>
          </table:table-cell>
          <table:table-cell table:style-name="ce349" table:formula="of:=[.G$1:.G$1048576]/([.E29]-[.E28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617" calcext:value-type="float">
            <text:p>617</text:p>
          </table:table-cell>
          <table:table-cell table:style-name="ce358" table:formula="of:=[.B$1:.B$1048576]/[.I$1:.I$1048576]" office:value-type="float" office:value="1" calcext:value-type="float">
            <text:p>1.000</text:p>
          </table:table-cell>
          <table:table-cell table:style-name="ce358" table:formula="of:=[.F$1:.F$1048576]/[.I$1:.I$1048576]" office:value-type="float" office:value="0" calcext:value-type="float">
            <text:p>0.000</text:p>
          </table:table-cell>
          <table:table-cell table:style-name="ce361" table:formula="of:=[.C$1:.C$1048576]/([.C$1:.C$1048576]+[.G$1:.G$1048576])" office:value-type="percentage" office:value="1" calcext:value-type="percentage">
            <text:p>100.00%</text:p>
          </table:table-cell>
          <table:table-cell table:style-name="ce361"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3-01-01" calcext:value-type="date">
            <text:p>01/01/13</text:p>
          </table:table-cell>
          <table:table-cell table:style-name="ce349" office:value-type="float" office:value="676" calcext:value-type="float">
            <text:p>676</text:p>
          </table:table-cell>
          <table:table-cell table:style-name="ce349" table:formula="of:=[.B30]-[.B29]" office:value-type="float" office:value="59" calcext:value-type="float">
            <text:p>59</text:p>
          </table:table-cell>
          <table:table-cell table:style-name="ce352" table:formula="of:=[.C$1:.C$1048576]/([.A30]-[.A29])*30.4375" office:value-type="float" office:value="25.2931338028169" calcext:value-type="float">
            <text:p>25</text:p>
          </table:table-cell>
          <table:table-cell table:style-name="ce346" office:value-type="date" office:date-value="2013-01-10" calcext:value-type="date">
            <text:p>01/10/13</text:p>
          </table:table-cell>
          <table:table-cell table:style-name="ce349" office:value-type="float" office:value="37111" calcext:value-type="float">
            <text:p>37,111</text:p>
          </table:table-cell>
          <table:table-cell table:style-name="ce349" table:formula="of:=[.F30]-[.F26]" office:value-type="float" office:value="1116" calcext:value-type="float">
            <text:p>1,116</text:p>
          </table:table-cell>
          <table:table-cell table:style-name="ce349" table:formula="of:=[.G$1:.G$1048576]/([.E30]-[.E26])*30.4375" office:value-type="float" office:value="146.414870689655" calcext:value-type="float">
            <text:p>146</text:p>
          </table:table-cell>
          <table:table-cell table:style-name="ce349" table:formula="of:=[.B$1:.B$1048576]+[.F$1:.F$1048576]" office:value-type="float" office:value="37787" calcext:value-type="float">
            <text:p>37,787</text:p>
          </table:table-cell>
          <table:table-cell table:style-name="ce358" table:formula="of:=[.B$1:.B$1048576]/[.I$1:.I$1048576]" office:value-type="float" office:value="0.0178897504432741" calcext:value-type="float">
            <text:p>0.018</text:p>
          </table:table-cell>
          <table:table-cell table:style-name="ce358" table:formula="of:=[.F$1:.F$1048576]/[.I$1:.I$1048576]" office:value-type="float" office:value="0.982110249556726" calcext:value-type="float">
            <text:p>0.982</text:p>
          </table:table-cell>
          <table:table-cell table:style-name="ce361" table:formula="of:=[.C$1:.C$1048576]/([.C$1:.C$1048576]+[.G$1:.G$1048576])" office:value-type="percentage" office:value="0.0502127659574468" calcext:value-type="percentage">
            <text:p>5.02%</text:p>
          </table:table-cell>
          <table:table-cell table:style-name="ce361" table:formula="of:=[.G$1:.G$1048576]/([.C$1:.C$1048576]+[.G$1:.G$1048576])" office:value-type="percentage" office:value="0.949787234042553" calcext:value-type="percentage">
            <text:p>94.98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3-04-04" calcext:value-type="date">
            <text:p>04/04/13</text:p>
          </table:table-cell>
          <table:table-cell table:style-name="ce349" office:value-type="float" office:value="797" calcext:value-type="float">
            <text:p>797</text:p>
          </table:table-cell>
          <table:table-cell table:style-name="ce349" table:formula="of:=[.B31]-[.B30]" office:value-type="float" office:value="121" calcext:value-type="float">
            <text:p>121</text:p>
          </table:table-cell>
          <table:table-cell table:style-name="ce352" table:formula="of:=[.C$1:.C$1048576]/([.A31]-[.A30])*30.4375" office:value-type="float" office:value="39.6014784946237" calcext:value-type="float">
            <text:p>40</text:p>
          </table:table-cell>
          <table:table-cell table:style-name="ce346" office:value-type="date" office:date-value="2013-04-04" calcext:value-type="date">
            <text:p>04/04/13</text:p>
          </table:table-cell>
          <table:table-cell table:style-name="ce349" office:value-type="float" office:value="37531" calcext:value-type="float">
            <text:p>37,531</text:p>
          </table:table-cell>
          <table:table-cell table:style-name="ce349" table:formula="of:=[.F31]-[.F30]" office:value-type="float" office:value="420" calcext:value-type="float">
            <text:p>420</text:p>
          </table:table-cell>
          <table:table-cell table:style-name="ce349" table:formula="of:=[.G$1:.G$1048576]/([.E31]-[.E30])*30.4375" office:value-type="float" office:value="152.1875" calcext:value-type="float">
            <text:p>152</text:p>
          </table:table-cell>
          <table:table-cell table:style-name="ce349" table:formula="of:=[.B$1:.B$1048576]+[.F$1:.F$1048576]" office:value-type="float" office:value="38328" calcext:value-type="float">
            <text:p>38,328</text:p>
          </table:table-cell>
          <table:table-cell table:style-name="ce358" table:formula="of:=[.B$1:.B$1048576]/[.I$1:.I$1048576]" office:value-type="float" office:value="0.0207941974535588" calcext:value-type="float">
            <text:p>0.021</text:p>
          </table:table-cell>
          <table:table-cell table:style-name="ce358" table:formula="of:=[.F$1:.F$1048576]/[.I$1:.I$1048576]" office:value-type="float" office:value="0.979205802546441" calcext:value-type="float">
            <text:p>0.979</text:p>
          </table:table-cell>
          <table:table-cell table:style-name="ce361" table:formula="of:=[.C$1:.C$1048576]/([.C$1:.C$1048576]+[.G$1:.G$1048576])" office:value-type="percentage" office:value="0.22365988909427" calcext:value-type="percentage">
            <text:p>22.37%</text:p>
          </table:table-cell>
          <table:table-cell table:style-name="ce361" table:formula="of:=[.G$1:.G$1048576]/([.C$1:.C$1048576]+[.G$1:.G$1048576])" office:value-type="percentage" office:value="0.77634011090573" calcext:value-type="percentage">
            <text:p>77.63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3-06-23" calcext:value-type="date">
            <text:p>06/23/13</text:p>
          </table:table-cell>
          <table:table-cell table:style-name="ce349" office:value-type="float" office:value="885" calcext:value-type="float">
            <text:p>885</text:p>
          </table:table-cell>
          <table:table-cell table:style-name="ce349" table:formula="of:=[.B32]-[.B31]" office:value-type="float" office:value="88" calcext:value-type="float">
            <text:p>88</text:p>
          </table:table-cell>
          <table:table-cell table:style-name="ce352" table:formula="of:=[.C$1:.C$1048576]/([.A32]-[.A31])*30.4375" office:value-type="float" office:value="33.48125" calcext:value-type="float">
            <text:p>33</text:p>
          </table:table-cell>
          <table:table-cell table:style-name="ce346" office:value-type="date" office:date-value="2013-07-03" calcext:value-type="date">
            <text:p>07/03/13</text:p>
          </table:table-cell>
          <table:table-cell table:style-name="ce349" office:value-type="float" office:value="37930" calcext:value-type="float">
            <text:p>37,930</text:p>
          </table:table-cell>
          <table:table-cell table:style-name="ce349" table:formula="of:=[.F32]-[.F31]" office:value-type="float" office:value="399" calcext:value-type="float">
            <text:p>399</text:p>
          </table:table-cell>
          <table:table-cell table:style-name="ce349" table:formula="of:=[.G$1:.G$1048576]/([.E32]-[.E31])*30.4375" office:value-type="float" office:value="134.939583333333" calcext:value-type="float">
            <text:p>135</text:p>
          </table:table-cell>
          <table:table-cell table:style-name="ce349" table:formula="of:=[.B$1:.B$1048576]+[.F$1:.F$1048576]" office:value-type="float" office:value="38815" calcext:value-type="float">
            <text:p>38,815</text:p>
          </table:table-cell>
          <table:table-cell table:style-name="ce358" table:formula="of:=[.B$1:.B$1048576]/[.I$1:.I$1048576]" office:value-type="float" office:value="0.0228004637382455" calcext:value-type="float">
            <text:p>0.023</text:p>
          </table:table-cell>
          <table:table-cell table:style-name="ce358" table:formula="of:=[.F$1:.F$1048576]/[.I$1:.I$1048576]" office:value-type="float" office:value="0.977199536261754" calcext:value-type="float">
            <text:p>0.977</text:p>
          </table:table-cell>
          <table:table-cell table:style-name="ce361" table:formula="of:=[.C$1:.C$1048576]/([.C$1:.C$1048576]+[.G$1:.G$1048576])" office:value-type="percentage" office:value="0.180698151950719" calcext:value-type="percentage">
            <text:p>18.07%</text:p>
          </table:table-cell>
          <table:table-cell table:style-name="ce361" table:formula="of:=[.G$1:.G$1048576]/([.C$1:.C$1048576]+[.G$1:.G$1048576])" office:value-type="percentage" office:value="0.819301848049281" calcext:value-type="percentage">
            <text:p>81.93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3-10-09" calcext:value-type="date">
            <text:p>10/09/13</text:p>
          </table:table-cell>
          <table:table-cell table:style-name="ce349" office:value-type="float" office:value="968" calcext:value-type="float">
            <text:p>968</text:p>
          </table:table-cell>
          <table:table-cell table:style-name="ce349" table:formula="of:=[.B33]-[.B32]" office:value-type="float" office:value="83" calcext:value-type="float">
            <text:p>83</text:p>
          </table:table-cell>
          <table:table-cell table:style-name="ce352" table:formula="of:=[.C$1:.C$1048576]/([.A33]-[.A32])*30.4375" office:value-type="float" office:value="23.3917824074074" calcext:value-type="float">
            <text:p>23</text:p>
          </table:table-cell>
          <table:table-cell table:style-name="ce346" office:value-type="date" office:date-value="2013-10-10" calcext:value-type="date">
            <text:p>10/10/13</text:p>
          </table:table-cell>
          <table:table-cell table:style-name="ce349" office:value-type="float" office:value="38400" calcext:value-type="float">
            <text:p>38,400</text:p>
          </table:table-cell>
          <table:table-cell table:style-name="ce349" table:formula="of:=[.F33]-[.F32]" office:value-type="float" office:value="470" calcext:value-type="float">
            <text:p>470</text:p>
          </table:table-cell>
          <table:table-cell table:style-name="ce349" table:formula="of:=[.G$1:.G$1048576]/([.E33]-[.E32])*30.4375" office:value-type="float" office:value="144.501262626263" calcext:value-type="float">
            <text:p>145</text:p>
          </table:table-cell>
          <table:table-cell table:style-name="ce349" table:formula="of:=[.B$1:.B$1048576]+[.F$1:.F$1048576]" office:value-type="float" office:value="39368" calcext:value-type="float">
            <text:p>39,368</text:p>
          </table:table-cell>
          <table:table-cell table:style-name="ce358" table:formula="of:=[.B$1:.B$1048576]/[.I$1:.I$1048576]" office:value-type="float" office:value="0.0245884982727088" calcext:value-type="float">
            <text:p>0.025</text:p>
          </table:table-cell>
          <table:table-cell table:style-name="ce358" table:formula="of:=[.F$1:.F$1048576]/[.I$1:.I$1048576]" office:value-type="float" office:value="0.975411501727291" calcext:value-type="float">
            <text:p>0.975</text:p>
          </table:table-cell>
          <table:table-cell table:style-name="ce361" table:formula="of:=[.C$1:.C$1048576]/([.C$1:.C$1048576]+[.G$1:.G$1048576])" office:value-type="percentage" office:value="0.150090415913201" calcext:value-type="percentage">
            <text:p>15.01%</text:p>
          </table:table-cell>
          <table:table-cell table:style-name="ce361" table:formula="of:=[.G$1:.G$1048576]/([.C$1:.C$1048576]+[.G$1:.G$1048576])" office:value-type="percentage" office:value="0.849909584086799" calcext:value-type="percentage">
            <text:p>84.99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4-01-22" calcext:value-type="date">
            <text:p>01/22/14</text:p>
          </table:table-cell>
          <table:table-cell table:style-name="ce349" office:value-type="float" office:value="1078" calcext:value-type="float">
            <text:p>1,078</text:p>
          </table:table-cell>
          <table:table-cell table:style-name="ce349" table:formula="of:=[.B34]-[.B33]" office:value-type="float" office:value="110" calcext:value-type="float">
            <text:p>110</text:p>
          </table:table-cell>
          <table:table-cell table:style-name="ce352" table:formula="of:=[.C$1:.C$1048576]/([.A34]-[.A33])*30.4375" office:value-type="float" office:value="31.8869047619048" calcext:value-type="float">
            <text:p>32</text:p>
          </table:table-cell>
          <table:table-cell table:style-name="ce346" office:value-type="date" office:date-value="2014-01-22" calcext:value-type="date">
            <text:p>01/22/14</text:p>
          </table:table-cell>
          <table:table-cell table:style-name="ce349" office:value-type="float" office:value="38900" calcext:value-type="float">
            <text:p>38,900</text:p>
          </table:table-cell>
          <table:table-cell table:style-name="ce349" table:formula="of:=[.F34]-[.F33]" office:value-type="float" office:value="500" calcext:value-type="float">
            <text:p>500</text:p>
          </table:table-cell>
          <table:table-cell table:style-name="ce349" table:formula="of:=[.G$1:.G$1048576]/([.E34]-[.E33])*30.4375" office:value-type="float" office:value="146.334134615385" calcext:value-type="float">
            <text:p>146</text:p>
          </table:table-cell>
          <table:table-cell table:style-name="ce349" table:formula="of:=[.B$1:.B$1048576]+[.F$1:.F$1048576]" office:value-type="float" office:value="39978" calcext:value-type="float">
            <text:p>39,978</text:p>
          </table:table-cell>
          <table:table-cell table:style-name="ce358" table:formula="of:=[.B$1:.B$1048576]/[.I$1:.I$1048576]" office:value-type="float" office:value="0.0269648306568613" calcext:value-type="float">
            <text:p>0.027</text:p>
          </table:table-cell>
          <table:table-cell table:style-name="ce358" table:formula="of:=[.F$1:.F$1048576]/[.I$1:.I$1048576]" office:value-type="float" office:value="0.973035169343139" calcext:value-type="float">
            <text:p>0.973</text:p>
          </table:table-cell>
          <table:table-cell table:style-name="ce361" table:formula="of:=[.C$1:.C$1048576]/([.C$1:.C$1048576]+[.G$1:.G$1048576])" office:value-type="percentage" office:value="0.180327868852459" calcext:value-type="percentage">
            <text:p>18.03%</text:p>
          </table:table-cell>
          <table:table-cell table:style-name="ce361" table:formula="of:=[.G$1:.G$1048576]/([.C$1:.C$1048576]+[.G$1:.G$1048576])" office:value-type="percentage" office:value="0.819672131147541" calcext:value-type="percentage">
            <text:p>81.97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4-04-04" calcext:value-type="date">
            <text:p>04/04/14</text:p>
          </table:table-cell>
          <table:table-cell table:style-name="ce349" office:value-type="float" office:value="1152" calcext:value-type="float">
            <text:p>1,152</text:p>
          </table:table-cell>
          <table:table-cell table:style-name="ce349" table:formula="of:=[.B35]-[.B34]" office:value-type="float" office:value="74" calcext:value-type="float">
            <text:p>74</text:p>
          </table:table-cell>
          <table:table-cell table:style-name="ce352" table:formula="of:=[.C$1:.C$1048576]/([.A35]-[.A34])*30.4375" office:value-type="float" office:value="31.2829861111111" calcext:value-type="float">
            <text:p>31</text:p>
          </table:table-cell>
          <table:table-cell table:style-name="ce346" office:value-type="date" office:date-value="2014-04-07" calcext:value-type="date">
            <text:p>04/07/14</text:p>
          </table:table-cell>
          <table:table-cell table:style-name="ce349" office:value-type="float" office:value="39400" calcext:value-type="float">
            <text:p>39,400</text:p>
          </table:table-cell>
          <table:table-cell table:style-name="ce349" table:formula="of:=[.F35]-[.F34]" office:value-type="float" office:value="500" calcext:value-type="float">
            <text:p>500</text:p>
          </table:table-cell>
          <table:table-cell table:style-name="ce349" table:formula="of:=[.G$1:.G$1048576]/([.E35]-[.E34])*30.4375" office:value-type="float" office:value="202.916666666667" calcext:value-type="float">
            <text:p>203</text:p>
          </table:table-cell>
          <table:table-cell table:style-name="ce349" table:formula="of:=[.B$1:.B$1048576]+[.F$1:.F$1048576]" office:value-type="float" office:value="40552" calcext:value-type="float">
            <text:p>40,552</text:p>
          </table:table-cell>
          <table:table-cell table:style-name="ce358" table:formula="of:=[.B$1:.B$1048576]/[.I$1:.I$1048576]" office:value-type="float" office:value="0.0284079700138094" calcext:value-type="float">
            <text:p>0.028</text:p>
          </table:table-cell>
          <table:table-cell table:style-name="ce358" table:formula="of:=[.F$1:.F$1048576]/[.I$1:.I$1048576]" office:value-type="float" office:value="0.971592029986191" calcext:value-type="float">
            <text:p>0.972</text:p>
          </table:table-cell>
          <table:table-cell table:style-name="ce361" table:formula="of:=[.C$1:.C$1048576]/([.C$1:.C$1048576]+[.G$1:.G$1048576])" office:value-type="percentage" office:value="0.128919860627178" calcext:value-type="percentage">
            <text:p>12.89%</text:p>
          </table:table-cell>
          <table:table-cell table:style-name="ce361" table:formula="of:=[.G$1:.G$1048576]/([.C$1:.C$1048576]+[.G$1:.G$1048576])" office:value-type="percentage" office:value="0.871080139372822" calcext:value-type="percentage">
            <text:p>87.11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4-07-05" calcext:value-type="date">
            <text:p>07/05/14</text:p>
          </table:table-cell>
          <table:table-cell table:style-name="ce349" office:value-type="float" office:value="1241" calcext:value-type="float">
            <text:p>1,241</text:p>
          </table:table-cell>
          <table:table-cell table:style-name="ce349" table:formula="of:=[.B36]-[.B35]" office:value-type="float" office:value="89" calcext:value-type="float">
            <text:p>89</text:p>
          </table:table-cell>
          <table:table-cell table:style-name="ce352" table:formula="of:=[.C$1:.C$1048576]/([.A36]-[.A35])*30.4375" office:value-type="float" office:value="29.444972826087" calcext:value-type="float">
            <text:p>29</text:p>
          </table:table-cell>
          <table:table-cell table:style-name="ce346" office:value-type="date" office:date-value="2014-07-03" calcext:value-type="date">
            <text:p>07/03/14</text:p>
          </table:table-cell>
          <table:table-cell table:style-name="ce349" office:value-type="float" office:value="39600" calcext:value-type="float">
            <text:p>39,600</text:p>
          </table:table-cell>
          <table:table-cell table:style-name="ce349" table:formula="of:=[.F36]-[.F35]" office:value-type="float" office:value="200" calcext:value-type="float">
            <text:p>200</text:p>
          </table:table-cell>
          <table:table-cell table:style-name="ce349" table:formula="of:=[.G$1:.G$1048576]/([.E36]-[.E35])*30.4375" office:value-type="float" office:value="69.9712643678161" calcext:value-type="float">
            <text:p>70</text:p>
          </table:table-cell>
          <table:table-cell table:style-name="ce349" table:formula="of:=[.B$1:.B$1048576]+[.F$1:.F$1048576]" office:value-type="float" office:value="40841" calcext:value-type="float">
            <text:p>40,841</text:p>
          </table:table-cell>
          <table:table-cell table:style-name="ce358" table:formula="of:=[.B$1:.B$1048576]/[.I$1:.I$1048576]" office:value-type="float" office:value="0.0303861315834578" calcext:value-type="float">
            <text:p>0.030</text:p>
          </table:table-cell>
          <table:table-cell table:style-name="ce358" table:formula="of:=[.F$1:.F$1048576]/[.I$1:.I$1048576]" office:value-type="float" office:value="0.969613868416542" calcext:value-type="float">
            <text:p>0.970</text:p>
          </table:table-cell>
          <table:table-cell table:style-name="ce361" table:formula="of:=[.C$1:.C$1048576]/([.C$1:.C$1048576]+[.G$1:.G$1048576])" office:value-type="percentage" office:value="0.30795847750865" calcext:value-type="percentage">
            <text:p>30.80%</text:p>
          </table:table-cell>
          <table:table-cell table:style-name="ce361" table:formula="of:=[.G$1:.G$1048576]/([.C$1:.C$1048576]+[.G$1:.G$1048576])" office:value-type="percentage" office:value="0.692041522491349" calcext:value-type="percentage">
            <text:p>69.20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4-10-04" calcext:value-type="date">
            <text:p>10/04/14</text:p>
          </table:table-cell>
          <table:table-cell table:style-name="ce349" office:value-type="float" office:value="1324" calcext:value-type="float">
            <text:p>1,324</text:p>
          </table:table-cell>
          <table:table-cell table:style-name="ce349" table:formula="of:=[.B37]-[.B36]" office:value-type="float" office:value="83" calcext:value-type="float">
            <text:p>83</text:p>
          </table:table-cell>
          <table:table-cell table:style-name="ce352" table:formula="of:=[.C$1:.C$1048576]/([.A37]-[.A36])*30.4375" office:value-type="float" office:value="27.7616758241758" calcext:value-type="float">
            <text:p>28</text:p>
          </table:table-cell>
          <table:table-cell table:style-name="ce346" office:value-type="date" office:date-value="2014-10-04" calcext:value-type="date">
            <text:p>10/04/14</text:p>
          </table:table-cell>
          <table:table-cell table:style-name="ce349" office:value-type="float" office:value="40100" calcext:value-type="float">
            <text:p>40,100</text:p>
          </table:table-cell>
          <table:table-cell table:style-name="ce349" table:formula="of:=[.F37]-[.F36]" office:value-type="float" office:value="500" calcext:value-type="float">
            <text:p>500</text:p>
          </table:table-cell>
          <table:table-cell table:style-name="ce349" table:formula="of:=[.G$1:.G$1048576]/([.E37]-[.E36])*30.4375" office:value-type="float" office:value="163.64247311828" calcext:value-type="float">
            <text:p>164</text:p>
          </table:table-cell>
          <table:table-cell table:style-name="ce349" table:formula="of:=[.B$1:.B$1048576]+[.F$1:.F$1048576]" office:value-type="float" office:value="41424" calcext:value-type="float">
            <text:p>41,424</text:p>
          </table:table-cell>
          <table:table-cell table:style-name="ce358" table:formula="of:=[.B$1:.B$1048576]/[.I$1:.I$1048576]" office:value-type="float" office:value="0.0319621475473156" calcext:value-type="float">
            <text:p>0.032</text:p>
          </table:table-cell>
          <table:table-cell table:style-name="ce358" table:formula="of:=[.F$1:.F$1048576]/[.I$1:.I$1048576]" office:value-type="float" office:value="0.968037852452684" calcext:value-type="float">
            <text:p>0.968</text:p>
          </table:table-cell>
          <table:table-cell table:style-name="ce361" table:formula="of:=[.C$1:.C$1048576]/([.C$1:.C$1048576]+[.G$1:.G$1048576])" office:value-type="percentage" office:value="0.142367066895369" calcext:value-type="percentage">
            <text:p>14.24%</text:p>
          </table:table-cell>
          <table:table-cell table:style-name="ce361" table:formula="of:=[.G$1:.G$1048576]/([.C$1:.C$1048576]+[.G$1:.G$1048576])" office:value-type="percentage" office:value="0.857632933104631" calcext:value-type="percentage">
            <text:p>85.7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5-01-07" calcext:value-type="date">
            <text:p>01/07/15</text:p>
          </table:table-cell>
          <table:table-cell table:style-name="ce349" office:value-type="float" office:value="1521" calcext:value-type="float">
            <text:p>1,521</text:p>
          </table:table-cell>
          <table:table-cell table:style-name="ce349" table:formula="of:=[.B38]-[.B37]" office:value-type="float" office:value="197" calcext:value-type="float">
            <text:p>197</text:p>
          </table:table-cell>
          <table:table-cell table:style-name="ce352" table:formula="of:=[.C$1:.C$1048576]/([.A38]-[.A37])*30.4375" office:value-type="float" office:value="63.1177631578947" calcext:value-type="float">
            <text:p>63</text:p>
          </table:table-cell>
          <table:table-cell table:style-name="ce346" office:value-type="date" office:date-value="2015-01-09" calcext:value-type="date">
            <text:p>01/09/15</text:p>
          </table:table-cell>
          <table:table-cell table:style-name="ce349" office:value-type="float" office:value="40600" calcext:value-type="float">
            <text:p>40,600</text:p>
          </table:table-cell>
          <table:table-cell table:style-name="ce349" table:formula="of:=[.F38]-[.F37]" office:value-type="float" office:value="500" calcext:value-type="float">
            <text:p>500</text:p>
          </table:table-cell>
          <table:table-cell table:style-name="ce349" table:formula="of:=[.G$1:.G$1048576]/([.E38]-[.E37])*30.4375" office:value-type="float" office:value="156.894329896907" calcext:value-type="float">
            <text:p>157</text:p>
          </table:table-cell>
          <table:table-cell table:style-name="ce349" table:formula="of:=[.B$1:.B$1048576]+[.F$1:.F$1048576]" office:value-type="float" office:value="42121" calcext:value-type="float">
            <text:p>42,121</text:p>
          </table:table-cell>
          <table:table-cell table:style-name="ce358" table:formula="of:=[.B$1:.B$1048576]/[.I$1:.I$1048576]" office:value-type="float" office:value="0.036110253792645" calcext:value-type="float">
            <text:p>0.036</text:p>
          </table:table-cell>
          <table:table-cell table:style-name="ce358" table:formula="of:=[.F$1:.F$1048576]/[.I$1:.I$1048576]" office:value-type="float" office:value="0.963889746207355" calcext:value-type="float">
            <text:p>0.964</text:p>
          </table:table-cell>
          <table:table-cell table:style-name="ce361" table:formula="of:=[.C$1:.C$1048576]/([.C$1:.C$1048576]+[.G$1:.G$1048576])" office:value-type="percentage" office:value="0.282639885222382" calcext:value-type="percentage">
            <text:p>28.26%</text:p>
          </table:table-cell>
          <table:table-cell table:style-name="ce361" table:formula="of:=[.G$1:.G$1048576]/([.C$1:.C$1048576]+[.G$1:.G$1048576])" office:value-type="percentage" office:value="0.717360114777618" calcext:value-type="percentage">
            <text:p>71.74%</text:p>
          </table:table-cell>
          <table:table-cell table:number-columns-repeated="1011"/>
        </table:table-row>
        <table:table-row table:style-name="ro2">
          <table:table-cell table:style-name="ce332" office:value-type="date" office:date-value="2015-06-23" calcext:value-type="date">
            <text:p>06/23/15</text:p>
          </table:table-cell>
          <table:table-cell table:style-name="ce350" office:value-type="float" office:value="1865" calcext:value-type="float">
            <text:p>1,865</text:p>
          </table:table-cell>
          <table:table-cell table:style-name="ce350" table:formula="of:=[.B39]-[.B38]" office:value-type="float" office:value="344" calcext:value-type="float">
            <text:p>344</text:p>
          </table:table-cell>
          <table:table-cell table:style-name="ce353" table:formula="of:=[.C$1:.C$1048576]/([.A39]-[.A38])*30.4375" office:value-type="float" office:value="62.6976047904192" calcext:value-type="float">
            <text:p>63</text:p>
          </table:table-cell>
          <table:table-cell table:style-name="ce332" office:value-type="date" office:date-value="2015-06-23" calcext:value-type="date">
            <text:p>06/23/15</text:p>
          </table:table-cell>
          <table:table-cell table:style-name="ce350" office:value-type="float" office:value="41000" calcext:value-type="float">
            <text:p>41,000</text:p>
          </table:table-cell>
          <table:table-cell table:style-name="ce350" table:formula="of:=[.F39]-[.F38]" office:value-type="float" office:value="400" calcext:value-type="float">
            <text:p>400</text:p>
          </table:table-cell>
          <table:table-cell table:style-name="ce350" table:formula="of:=[.G$1:.G$1048576]/([.E39]-[.E38])*30.4375" office:value-type="float" office:value="73.7878787878788" calcext:value-type="float">
            <text:p>74</text:p>
          </table:table-cell>
          <table:table-cell table:style-name="ce350" table:formula="of:=[.B$1:.B$1048576]+[.F$1:.F$1048576]" office:value-type="float" office:value="42865" calcext:value-type="float">
            <text:p>42,865</text:p>
          </table:table-cell>
          <table:table-cell table:style-name="ce359" table:formula="of:=[.B$1:.B$1048576]/[.I$1:.I$1048576]" office:value-type="float" office:value="0.0435086900734865" calcext:value-type="float">
            <text:p>0.044</text:p>
          </table:table-cell>
          <table:table-cell table:style-name="ce359" table:formula="of:=[.F$1:.F$1048576]/[.I$1:.I$1048576]" office:value-type="float" office:value="0.956491309926513" calcext:value-type="float">
            <text:p>0.956</text:p>
          </table:table-cell>
          <table:table-cell table:style-name="ce362" table:formula="of:=[.C$1:.C$1048576]/([.C$1:.C$1048576]+[.G$1:.G$1048576])" office:value-type="percentage" office:value="0.462365591397849" calcext:value-type="percentage">
            <text:p>46.24%</text:p>
          </table:table-cell>
          <table:table-cell table:style-name="ce362" table:formula="of:=[.G$1:.G$1048576]/([.C$1:.C$1048576]+[.G$1:.G$1048576])" office:value-type="percentage" office:value="0.537634408602151" calcext:value-type="percentage">
            <text:p>53.76%</text:p>
          </table:table-cell>
          <table:table-cell table:style-name="ce363" table:number-columns-repeated="1011"/>
        </table:table-row>
        <table:table-row table:style-name="ro2">
          <table:table-cell table:style-name="ce346" office:value-type="date" office:date-value="2015-10-03" calcext:value-type="date">
            <text:p>10/03/15</text:p>
          </table:table-cell>
          <table:table-cell table:style-name="ce349" office:value-type="float" office:value="2087" calcext:value-type="float">
            <text:p>2,087</text:p>
          </table:table-cell>
          <table:table-cell table:style-name="ce349" table:formula="of:=[.B40]-[.B39]" office:value-type="float" office:value="222" calcext:value-type="float">
            <text:p>222</text:p>
          </table:table-cell>
          <table:table-cell table:style-name="ce352" table:formula="of:=[.C$1:.C$1048576]/([.A40]-[.A39])*30.4375" office:value-type="float" office:value="66.2463235294118" calcext:value-type="float">
            <text:p>66</text:p>
          </table:table-cell>
          <table:table-cell table:style-name="ce346" office:value-type="date" office:date-value="2015-10-15" calcext:value-type="date">
            <text:p>10/15/15</text:p>
          </table:table-cell>
          <table:table-cell table:style-name="ce349" office:value-type="float" office:value="41200" calcext:value-type="float">
            <text:p>41,200</text:p>
          </table:table-cell>
          <table:table-cell table:style-name="ce349" table:formula="of:=[.F40]-[.F39]" office:value-type="float" office:value="200" calcext:value-type="float">
            <text:p>200</text:p>
          </table:table-cell>
          <table:table-cell table:style-name="ce349" table:formula="of:=[.G$1:.G$1048576]/([.E40]-[.E39])*30.4375" office:value-type="float" office:value="53.3991228070175" calcext:value-type="float">
            <text:p>53</text:p>
          </table:table-cell>
          <table:table-cell table:style-name="ce349" table:formula="of:=[.B$1:.B$1048576]+[.F$1:.F$1048576]" office:value-type="float" office:value="43287" calcext:value-type="float">
            <text:p>43,287</text:p>
          </table:table-cell>
          <table:table-cell table:style-name="ce358" table:formula="of:=[.B$1:.B$1048576]/[.I$1:.I$1048576]" office:value-type="float" office:value="0.0482130893801834" calcext:value-type="float">
            <text:p>0.048</text:p>
          </table:table-cell>
          <table:table-cell table:style-name="ce358" table:formula="of:=[.F$1:.F$1048576]/[.I$1:.I$1048576]" office:value-type="float" office:value="0.951786910619817" calcext:value-type="float">
            <text:p>0.952</text:p>
          </table:table-cell>
          <table:table-cell table:style-name="ce361" table:formula="of:=[.C$1:.C$1048576]/([.C$1:.C$1048576]+[.G$1:.G$1048576])" office:value-type="percentage" office:value="0.5260663507109" calcext:value-type="percentage">
            <text:p>52.61%</text:p>
          </table:table-cell>
          <table:table-cell table:style-name="ce361" table:formula="of:=[.G$1:.G$1048576]/([.C$1:.C$1048576]+[.G$1:.G$1048576])" office:value-type="percentage" office:value="0.4739336492891" calcext:value-type="percentage">
            <text:p>47.39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6-01-07" calcext:value-type="date">
            <text:p>01/07/16</text:p>
          </table:table-cell>
          <table:table-cell table:style-name="ce349" office:value-type="float" office:value="2228" calcext:value-type="float">
            <text:p>2,228</text:p>
          </table:table-cell>
          <table:table-cell table:style-name="ce349" table:formula="of:=[.B41]-[.B40]" office:value-type="float" office:value="141" calcext:value-type="float">
            <text:p>141</text:p>
          </table:table-cell>
          <table:table-cell table:style-name="ce352" table:formula="of:=[.C$1:.C$1048576]/([.A41]-[.A40])*30.4375" office:value-type="float" office:value="44.705078125" calcext:value-type="float">
            <text:p>45</text:p>
          </table:table-cell>
          <table:table-cell table:style-name="ce346" office:value-type="date" office:date-value="2016-01-05" calcext:value-type="date">
            <text:p>01/05/16</text:p>
          </table:table-cell>
          <table:table-cell table:style-name="ce349" office:value-type="float" office:value="41200" calcext:value-type="float">
            <text:p>41,2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6-04-06" calcext:value-type="date">
            <text:p>04/06/16</text:p>
          </table:table-cell>
          <table:table-cell table:style-name="ce349" office:value-type="float" office:value="2430" calcext:value-type="float">
            <text:p>2,430</text:p>
          </table:table-cell>
          <table:table-cell table:style-name="ce349" table:formula="of:=[.B42]-[.B41]" office:value-type="float" office:value="202" calcext:value-type="float">
            <text:p>202</text:p>
          </table:table-cell>
          <table:table-cell table:style-name="ce352" table:formula="of:=[.C$1:.C$1048576]/([.A42]-[.A41])*30.4375" office:value-type="float" office:value="68.3152777777778" calcext:value-type="float">
            <text:p>68</text:p>
          </table:table-cell>
          <table:table-cell table:style-name="ce346" office:value-type="date" office:date-value="2016-04-06" calcext:value-type="date">
            <text:p>04/06/16</text:p>
          </table:table-cell>
          <table:table-cell table:style-name="ce349" office:value-type="float" office:value="41400" calcext:value-type="float">
            <text:p>41,400</text:p>
          </table:table-cell>
          <table:table-cell table:style-name="ce349" table:formula="of:=[.F42]-[.F41]" office:value-type="float" office:value="200" calcext:value-type="float">
            <text:p>200</text:p>
          </table:table-cell>
          <table:table-cell table:style-name="ce349" table:formula="of:=[.G$1:.G$1048576]/([.E42]-[.E41])*30.4375" office:value-type="float" office:value="66.1684782608696" calcext:value-type="float">
            <text:p>66</text:p>
          </table:table-cell>
          <table:table-cell table:style-name="ce349" table:formula="of:=[.B$1:.B$1048576]+[.F$1:.F$1048576]" office:value-type="float" office:value="43830" calcext:value-type="float">
            <text:p>43,830</text:p>
          </table:table-cell>
          <table:table-cell table:style-name="ce358" table:formula="of:=[.B$1:.B$1048576]/[.I$1:.I$1048576]" office:value-type="float" office:value="0.0554414784394251" calcext:value-type="float">
            <text:p>0.055</text:p>
          </table:table-cell>
          <table:table-cell table:style-name="ce358" table:formula="of:=[.F$1:.F$1048576]/[.I$1:.I$1048576]" office:value-type="float" office:value="0.944558521560575" calcext:value-type="float">
            <text:p>0.945</text:p>
          </table:table-cell>
          <table:table-cell table:style-name="ce361" table:formula="of:=[.C$1:.C$1048576]/([.C$1:.C$1048576]+[.G$1:.G$1048576])" office:value-type="percentage" office:value="0.502487562189055" calcext:value-type="percentage">
            <text:p>50.25%</text:p>
          </table:table-cell>
          <table:table-cell table:style-name="ce361" table:formula="of:=[.G$1:.G$1048576]/([.C$1:.C$1048576]+[.G$1:.G$1048576])" office:value-type="percentage" office:value="0.497512437810945" calcext:value-type="percentage">
            <text:p>49.75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6-07-04" calcext:value-type="date">
            <text:p>07/04/16</text:p>
          </table:table-cell>
          <table:table-cell table:style-name="ce349" office:value-type="float" office:value="2570" calcext:value-type="float">
            <text:p>2,570</text:p>
          </table:table-cell>
          <table:table-cell table:style-name="ce349" table:formula="of:=[.B43]-[.B42]" office:value-type="float" office:value="140" calcext:value-type="float">
            <text:p>140</text:p>
          </table:table-cell>
          <table:table-cell table:style-name="ce352" table:formula="of:=[.C$1:.C$1048576]/([.A43]-[.A42])*30.4375" office:value-type="float" office:value="47.8792134831461" calcext:value-type="float">
            <text:p>48</text:p>
          </table:table-cell>
          <table:table-cell table:style-name="ce346" office:value-type="date" office:date-value="2016-07-08" calcext:value-type="date">
            <text:p>07/08/16</text:p>
          </table:table-cell>
          <table:table-cell table:style-name="ce349" office:value-type="float" office:value="41600" calcext:value-type="float">
            <text:p>41,600</text:p>
          </table:table-cell>
          <table:table-cell table:style-name="ce349" table:formula="of:=[.F43]-[.F42]" office:value-type="float" office:value="200" calcext:value-type="float">
            <text:p>200</text:p>
          </table:table-cell>
          <table:table-cell table:style-name="ce349" table:formula="of:=[.G$1:.G$1048576]/([.E43]-[.E42])*30.4375" office:value-type="float" office:value="65.4569892473118" calcext:value-type="float">
            <text:p>65</text:p>
          </table:table-cell>
          <table:table-cell table:style-name="ce349" table:formula="of:=[.B$1:.B$1048576]+[.F$1:.F$1048576]" office:value-type="float" office:value="44170" calcext:value-type="float">
            <text:p>44,170</text:p>
          </table:table-cell>
          <table:table-cell table:style-name="ce358" table:formula="of:=[.B$1:.B$1048576]/[.I$1:.I$1048576]" office:value-type="float" office:value="0.0581842879782658" calcext:value-type="float">
            <text:p>0.058</text:p>
          </table:table-cell>
          <table:table-cell table:style-name="ce358" table:formula="of:=[.F$1:.F$1048576]/[.I$1:.I$1048576]" office:value-type="float" office:value="0.941815712021734" calcext:value-type="float">
            <text:p>0.942</text:p>
          </table:table-cell>
          <table:table-cell table:style-name="ce361" table:formula="of:=[.C$1:.C$1048576]/([.C$1:.C$1048576]+[.G$1:.G$1048576])" office:value-type="percentage" office:value="0.411764705882353" calcext:value-type="percentage">
            <text:p>41.18%</text:p>
          </table:table-cell>
          <table:table-cell table:style-name="ce361" table:formula="of:=[.G$1:.G$1048576]/([.C$1:.C$1048576]+[.G$1:.G$1048576])" office:value-type="percentage" office:value="0.588235294117647" calcext:value-type="percentage">
            <text:p>58.82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6-10-01" calcext:value-type="date">
            <text:p>10/01/16</text:p>
          </table:table-cell>
          <table:table-cell table:style-name="ce349" office:value-type="float" office:value="2706" calcext:value-type="float">
            <text:p>2,706</text:p>
          </table:table-cell>
          <table:table-cell table:style-name="ce349" table:formula="of:=[.B44]-[.B43]" office:value-type="float" office:value="136" calcext:value-type="float">
            <text:p>136</text:p>
          </table:table-cell>
          <table:table-cell table:style-name="ce352" table:formula="of:=[.C$1:.C$1048576]/([.A44]-[.A43])*30.4375" office:value-type="float" office:value="46.5112359550562" calcext:value-type="float">
            <text:p>47</text:p>
          </table:table-cell>
          <table:table-cell table:style-name="ce346" office:value-type="date" office:date-value="2016-09-23" calcext:value-type="date">
            <text:p>09/23/16</text:p>
          </table:table-cell>
          <table:table-cell table:style-name="ce349" office:value-type="float" office:value="41700" calcext:value-type="float">
            <text:p>41,700</text:p>
          </table:table-cell>
          <table:table-cell table:style-name="ce349" table:formula="of:=[.F44]-[.F43]" office:value-type="float" office:value="100" calcext:value-type="float">
            <text:p>100</text:p>
          </table:table-cell>
          <table:table-cell table:style-name="ce349" table:formula="of:=[.G$1:.G$1048576]/([.E44]-[.E43])*30.4375" office:value-type="float" office:value="39.5292207792208" calcext:value-type="float">
            <text:p>40</text:p>
          </table:table-cell>
          <table:table-cell table:style-name="ce349" table:formula="of:=[.B$1:.B$1048576]+[.F$1:.F$1048576]" office:value-type="float" office:value="44406" calcext:value-type="float">
            <text:p>44,406</text:p>
          </table:table-cell>
          <table:table-cell table:style-name="ce358" table:formula="of:=[.B$1:.B$1048576]/[.I$1:.I$1048576]" office:value-type="float" office:value="0.0609377111201189" calcext:value-type="float">
            <text:p>0.061</text:p>
          </table:table-cell>
          <table:table-cell table:style-name="ce358" table:formula="of:=[.F$1:.F$1048576]/[.I$1:.I$1048576]" office:value-type="float" office:value="0.939062288879881" calcext:value-type="float">
            <text:p>0.939</text:p>
          </table:table-cell>
          <table:table-cell table:style-name="ce361" table:formula="of:=[.C$1:.C$1048576]/([.C$1:.C$1048576]+[.G$1:.G$1048576])" office:value-type="percentage" office:value="0.576271186440678" calcext:value-type="percentage">
            <text:p>57.63%</text:p>
          </table:table-cell>
          <table:table-cell table:style-name="ce361" table:formula="of:=[.G$1:.G$1048576]/([.C$1:.C$1048576]+[.G$1:.G$1048576])" office:value-type="percentage" office:value="0.423728813559322" calcext:value-type="percentage">
            <text:p>42.37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7-01-02" calcext:value-type="date">
            <text:p>01/02/17</text:p>
          </table:table-cell>
          <table:table-cell table:style-name="ce349" office:value-type="float" office:value="2951" calcext:value-type="float">
            <text:p>2,951</text:p>
          </table:table-cell>
          <table:table-cell table:style-name="ce349" table:formula="of:=[.B45]-[.B44]" office:value-type="float" office:value="245" calcext:value-type="float">
            <text:p>245</text:p>
          </table:table-cell>
          <table:table-cell table:style-name="ce352" table:formula="of:=[.C$1:.C$1048576]/([.A45]-[.A44])*30.4375" office:value-type="float" office:value="80.184811827957" calcext:value-type="float">
            <text:p>80</text:p>
          </table:table-cell>
          <table:table-cell table:style-name="ce346" office:value-type="date" office:date-value="2017-01-14" calcext:value-type="date">
            <text:p>01/14/17</text:p>
          </table:table-cell>
          <table:table-cell table:style-name="ce349" office:value-type="float" office:value="42000" calcext:value-type="float">
            <text:p>42,000</text:p>
          </table:table-cell>
          <table:table-cell table:style-name="ce349" table:formula="of:=[.F45]-[.F44]" office:value-type="float" office:value="300" calcext:value-type="float">
            <text:p>300</text:p>
          </table:table-cell>
          <table:table-cell table:style-name="ce349" table:formula="of:=[.G$1:.G$1048576]/([.E45]-[.E44])*30.4375" office:value-type="float" office:value="80.8075221238938" calcext:value-type="float">
            <text:p>81</text:p>
          </table:table-cell>
          <table:table-cell table:style-name="ce349" table:formula="of:=[.B$1:.B$1048576]+[.F$1:.F$1048576]" office:value-type="float" office:value="44951" calcext:value-type="float">
            <text:p>44,951</text:p>
          </table:table-cell>
          <table:table-cell table:style-name="ce358" table:formula="of:=[.B$1:.B$1048576]/[.I$1:.I$1048576]" office:value-type="float" office:value="0.0656492625303108" calcext:value-type="float">
            <text:p>0.066</text:p>
          </table:table-cell>
          <table:table-cell table:style-name="ce358" table:formula="of:=[.F$1:.F$1048576]/[.I$1:.I$1048576]" office:value-type="float" office:value="0.934350737469689" calcext:value-type="float">
            <text:p>0.934</text:p>
          </table:table-cell>
          <table:table-cell table:style-name="ce361" table:formula="of:=[.C$1:.C$1048576]/([.C$1:.C$1048576]+[.G$1:.G$1048576])" office:value-type="percentage" office:value="0.44954128440367" calcext:value-type="percentage">
            <text:p>44.95%</text:p>
          </table:table-cell>
          <table:table-cell table:style-name="ce361" table:formula="of:=[.G$1:.G$1048576]/([.C$1:.C$1048576]+[.G$1:.G$1048576])" office:value-type="percentage" office:value="0.55045871559633" calcext:value-type="percentage">
            <text:p>55.05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7-04-02" calcext:value-type="date">
            <text:p>04/02/17</text:p>
          </table:table-cell>
          <table:table-cell table:style-name="ce349" office:value-type="float" office:value="3097" calcext:value-type="float">
            <text:p>3,097</text:p>
          </table:table-cell>
          <table:table-cell table:style-name="ce349" table:formula="of:=[.B46]-[.B45]" office:value-type="float" office:value="146" calcext:value-type="float">
            <text:p>146</text:p>
          </table:table-cell>
          <table:table-cell table:style-name="ce352" table:formula="of:=[.C$1:.C$1048576]/([.A46]-[.A45])*30.4375" office:value-type="float" office:value="49.3763888888889" calcext:value-type="float">
            <text:p>49</text:p>
          </table:table-cell>
          <table:table-cell table:style-name="ce346" office:value-type="date" office:date-value="2017-04-03" calcext:value-type="date">
            <text:p>04/03/17</text:p>
          </table:table-cell>
          <table:table-cell table:style-name="ce349" office:value-type="float" office:value="42100" calcext:value-type="float">
            <text:p>42,100</text:p>
          </table:table-cell>
          <table:table-cell table:style-name="ce349" table:formula="of:=[.F46]-[.F45]" office:value-type="float" office:value="100" calcext:value-type="float">
            <text:p>100</text:p>
          </table:table-cell>
          <table:table-cell table:style-name="ce349" table:formula="of:=[.G$1:.G$1048576]/([.E46]-[.E45])*30.4375" office:value-type="float" office:value="38.5284810126582" calcext:value-type="float">
            <text:p>39</text:p>
          </table:table-cell>
          <table:table-cell table:style-name="ce349" table:formula="of:=[.B$1:.B$1048576]+[.F$1:.F$1048576]" office:value-type="float" office:value="45197" calcext:value-type="float">
            <text:p>45,197</text:p>
          </table:table-cell>
          <table:table-cell table:style-name="ce358" table:formula="of:=[.B$1:.B$1048576]/[.I$1:.I$1048576]" office:value-type="float" office:value="0.0685222470517955" calcext:value-type="float">
            <text:p>0.069</text:p>
          </table:table-cell>
          <table:table-cell table:style-name="ce358" table:formula="of:=[.F$1:.F$1048576]/[.I$1:.I$1048576]" office:value-type="float" office:value="0.931477752948205" calcext:value-type="float">
            <text:p>0.931</text:p>
          </table:table-cell>
          <table:table-cell table:style-name="ce361" table:formula="of:=[.C$1:.C$1048576]/([.C$1:.C$1048576]+[.G$1:.G$1048576])" office:value-type="percentage" office:value="0.59349593495935" calcext:value-type="percentage">
            <text:p>59.35%</text:p>
          </table:table-cell>
          <table:table-cell table:style-name="ce361" table:formula="of:=[.G$1:.G$1048576]/([.C$1:.C$1048576]+[.G$1:.G$1048576])" office:value-type="percentage" office:value="0.40650406504065" calcext:value-type="percentage">
            <text:p>40.65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7-07-03" calcext:value-type="date">
            <text:p>07/03/17</text:p>
          </table:table-cell>
          <table:table-cell table:style-name="ce349" office:value-type="float" office:value="3307" calcext:value-type="float">
            <text:p>3,307</text:p>
          </table:table-cell>
          <table:table-cell table:style-name="ce349" table:formula="of:=[.B47]-[.B46]" office:value-type="float" office:value="210" calcext:value-type="float">
            <text:p>210</text:p>
          </table:table-cell>
          <table:table-cell table:style-name="ce352" table:formula="of:=[.C$1:.C$1048576]/([.A47]-[.A46])*30.4375" office:value-type="float" office:value="69.476902173913" calcext:value-type="float">
            <text:p>69</text:p>
          </table:table-cell>
          <table:table-cell table:style-name="ce346" office:value-type="date" office:date-value="2017-07-03" calcext:value-type="date">
            <text:p>07/03/17</text:p>
          </table:table-cell>
          <table:table-cell table:style-name="ce349" office:value-type="float" office:value="42400" calcext:value-type="float">
            <text:p>42,400</text:p>
          </table:table-cell>
          <table:table-cell table:style-name="ce349" table:formula="of:=[.F47]-[.F46]" office:value-type="float" office:value="300" calcext:value-type="float">
            <text:p>300</text:p>
          </table:table-cell>
          <table:table-cell table:style-name="ce349" table:formula="of:=[.G$1:.G$1048576]/([.E47]-[.E46])*30.4375" office:value-type="float" office:value="100.343406593407" calcext:value-type="float">
            <text:p>100</text:p>
          </table:table-cell>
          <table:table-cell table:style-name="ce349" table:formula="of:=[.B$1:.B$1048576]+[.F$1:.F$1048576]" office:value-type="float" office:value="45707" calcext:value-type="float">
            <text:p>45,707</text:p>
          </table:table-cell>
          <table:table-cell table:style-name="ce358" table:formula="of:=[.B$1:.B$1048576]/[.I$1:.I$1048576]" office:value-type="float" office:value="0.0723521561248824" calcext:value-type="float">
            <text:p>0.072</text:p>
          </table:table-cell>
          <table:table-cell table:style-name="ce358" table:formula="of:=[.F$1:.F$1048576]/[.I$1:.I$1048576]" office:value-type="float" office:value="0.927647843875118" calcext:value-type="float">
            <text:p>0.928</text:p>
          </table:table-cell>
          <table:table-cell table:style-name="ce361" table:formula="of:=[.C$1:.C$1048576]/([.C$1:.C$1048576]+[.G$1:.G$1048576])" office:value-type="percentage" office:value="0.411764705882353" calcext:value-type="percentage">
            <text:p>41.18%</text:p>
          </table:table-cell>
          <table:table-cell table:style-name="ce361" table:formula="of:=[.G$1:.G$1048576]/([.C$1:.C$1048576]+[.G$1:.G$1048576])" office:value-type="percentage" office:value="0.588235294117647" calcext:value-type="percentage">
            <text:p>58.82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7-10-03" calcext:value-type="date">
            <text:p>10/03/17</text:p>
          </table:table-cell>
          <table:table-cell table:style-name="ce349" office:value-type="float" office:value="3473" calcext:value-type="float">
            <text:p>3,473</text:p>
          </table:table-cell>
          <table:table-cell table:style-name="ce349" table:formula="of:=[.B48]-[.B47]" office:value-type="float" office:value="166" calcext:value-type="float">
            <text:p>166</text:p>
          </table:table-cell>
          <table:table-cell table:style-name="ce352" table:formula="of:=[.C$1:.C$1048576]/([.A48]-[.A47])*30.4375" office:value-type="float" office:value="54.9198369565217" calcext:value-type="float">
            <text:p>55</text:p>
          </table:table-cell>
          <table:table-cell table:style-name="ce346" office:value-type="date" office:date-value="2017-10-03" calcext:value-type="date">
            <text:p>10/03/17</text:p>
          </table:table-cell>
          <table:table-cell table:style-name="ce349" office:value-type="float" office:value="42500" calcext:value-type="float">
            <text:p>42,500</text:p>
          </table:table-cell>
          <table:table-cell table:style-name="ce349" table:formula="of:=[.F48]-[.F47]" office:value-type="float" office:value="100" calcext:value-type="float">
            <text:p>100</text:p>
          </table:table-cell>
          <table:table-cell table:style-name="ce349" table:formula="of:=[.G$1:.G$1048576]/([.E48]-[.E47])*30.4375" office:value-type="float" office:value="33.0842391304348" calcext:value-type="float">
            <text:p>33</text:p>
          </table:table-cell>
          <table:table-cell table:style-name="ce349" table:formula="of:=[.B$1:.B$1048576]+[.F$1:.F$1048576]" office:value-type="float" office:value="45973" calcext:value-type="float">
            <text:p>45,973</text:p>
          </table:table-cell>
          <table:table-cell table:style-name="ce358" table:formula="of:=[.B$1:.B$1048576]/[.I$1:.I$1048576]" office:value-type="float" office:value="0.0755443412437735" calcext:value-type="float">
            <text:p>0.076</text:p>
          </table:table-cell>
          <table:table-cell table:style-name="ce358" table:formula="of:=[.F$1:.F$1048576]/[.I$1:.I$1048576]" office:value-type="float" office:value="0.924455658756227" calcext:value-type="float">
            <text:p>0.924</text:p>
          </table:table-cell>
          <table:table-cell table:style-name="ce361" table:formula="of:=[.C$1:.C$1048576]/([.C$1:.C$1048576]+[.G$1:.G$1048576])" office:value-type="percentage" office:value="0.62406015037594" calcext:value-type="percentage">
            <text:p>62.41%</text:p>
          </table:table-cell>
          <table:table-cell table:style-name="ce361" table:formula="of:=[.G$1:.G$1048576]/([.C$1:.C$1048576]+[.G$1:.G$1048576])" office:value-type="percentage" office:value="0.37593984962406" calcext:value-type="percentage">
            <text:p>37.59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8-01-01" calcext:value-type="date">
            <text:p>01/01/18</text:p>
          </table:table-cell>
          <table:table-cell table:style-name="ce349" office:value-type="float" office:value="3620" calcext:value-type="float">
            <text:p>3,620</text:p>
          </table:table-cell>
          <table:table-cell table:style-name="ce349" table:formula="of:=[.B49]-[.B48]" office:value-type="float" office:value="147" calcext:value-type="float">
            <text:p>147</text:p>
          </table:table-cell>
          <table:table-cell table:style-name="ce352" table:formula="of:=[.C$1:.C$1048576]/([.A49]-[.A48])*30.4375" office:value-type="float" office:value="49.7145833333333" calcext:value-type="float">
            <text:p>50</text:p>
          </table:table-cell>
          <table:table-cell table:style-name="ce346" office:value-type="date" office:date-value="2018-01-10" calcext:value-type="date">
            <text:p>01/10/18</text:p>
          </table:table-cell>
          <table:table-cell table:style-name="ce349" office:value-type="float" office:value="42700" calcext:value-type="float">
            <text:p>42,700</text:p>
          </table:table-cell>
          <table:table-cell table:style-name="ce349" table:formula="of:=[.F49]-[.F48]" office:value-type="float" office:value="200" calcext:value-type="float">
            <text:p>200</text:p>
          </table:table-cell>
          <table:table-cell table:style-name="ce349" table:formula="of:=[.G$1:.G$1048576]/([.E49]-[.E48])*30.4375" office:value-type="float" office:value="61.489898989899" calcext:value-type="float">
            <text:p>61</text:p>
          </table:table-cell>
          <table:table-cell table:style-name="ce349" table:formula="of:=[.B$1:.B$1048576]+[.F$1:.F$1048576]" office:value-type="float" office:value="46320" calcext:value-type="float">
            <text:p>46,320</text:p>
          </table:table-cell>
          <table:table-cell table:style-name="ce358" table:formula="of:=[.B$1:.B$1048576]/[.I$1:.I$1048576]" office:value-type="float" office:value="0.0781519861830743" calcext:value-type="float">
            <text:p>0.078</text:p>
          </table:table-cell>
          <table:table-cell table:style-name="ce358" table:formula="of:=[.F$1:.F$1048576]/[.I$1:.I$1048576]" office:value-type="float" office:value="0.921848013816926" calcext:value-type="float">
            <text:p>0.922</text:p>
          </table:table-cell>
          <table:table-cell table:style-name="ce361" table:formula="of:=[.C$1:.C$1048576]/([.C$1:.C$1048576]+[.G$1:.G$1048576])" office:value-type="percentage" office:value="0.423631123919308" calcext:value-type="percentage">
            <text:p>42.36%</text:p>
          </table:table-cell>
          <table:table-cell table:style-name="ce361" table:formula="of:=[.G$1:.G$1048576]/([.C$1:.C$1048576]+[.G$1:.G$1048576])" office:value-type="percentage" office:value="0.576368876080692" calcext:value-type="percentage">
            <text:p>57.64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8-04-02" calcext:value-type="date">
            <text:p>04/02/18</text:p>
          </table:table-cell>
          <table:table-cell table:style-name="ce349" office:value-type="float" office:value="3737" calcext:value-type="float">
            <text:p>3,737</text:p>
          </table:table-cell>
          <table:table-cell table:style-name="ce349" table:formula="of:=[.B50]-[.B49]" office:value-type="float" office:value="117" calcext:value-type="float">
            <text:p>117</text:p>
          </table:table-cell>
          <table:table-cell table:style-name="ce352" table:formula="of:=[.C$1:.C$1048576]/([.A50]-[.A49])*30.4375" office:value-type="float" office:value="39.1339285714286" calcext:value-type="float">
            <text:p>39</text:p>
          </table:table-cell>
          <table:table-cell table:style-name="ce346" office:value-type="date" office:date-value="2018-04-05" calcext:value-type="date">
            <text:p>04/05/18</text:p>
          </table:table-cell>
          <table:table-cell table:style-name="ce349" office:value-type="float" office:value="42800" calcext:value-type="float">
            <text:p>42,800</text:p>
          </table:table-cell>
          <table:table-cell table:style-name="ce349" table:formula="of:=[.F50]-[.F49]" office:value-type="float" office:value="100" calcext:value-type="float">
            <text:p>100</text:p>
          </table:table-cell>
          <table:table-cell table:style-name="ce349" table:formula="of:=[.G$1:.G$1048576]/([.E50]-[.E49])*30.4375" office:value-type="float" office:value="35.8088235294118" calcext:value-type="float">
            <text:p>36</text:p>
          </table:table-cell>
          <table:table-cell table:style-name="ce349" table:formula="of:=[.B$1:.B$1048576]+[.F$1:.F$1048576]" office:value-type="float" office:value="46537" calcext:value-type="float">
            <text:p>46,537</text:p>
          </table:table-cell>
          <table:table-cell table:style-name="ce358" table:formula="of:=[.B$1:.B$1048576]/[.I$1:.I$1048576]" office:value-type="float" office:value="0.0803016954251456" calcext:value-type="float">
            <text:p>0.080</text:p>
          </table:table-cell>
          <table:table-cell table:style-name="ce358" table:formula="of:=[.F$1:.F$1048576]/[.I$1:.I$1048576]" office:value-type="float" office:value="0.919698304574854" calcext:value-type="float">
            <text:p>0.920</text:p>
          </table:table-cell>
          <table:table-cell table:style-name="ce361" table:formula="of:=[.C$1:.C$1048576]/([.C$1:.C$1048576]+[.G$1:.G$1048576])" office:value-type="percentage" office:value="0.539170506912442" calcext:value-type="percentage">
            <text:p>53.92%</text:p>
          </table:table-cell>
          <table:table-cell table:style-name="ce361" table:formula="of:=[.G$1:.G$1048576]/([.C$1:.C$1048576]+[.G$1:.G$1048576])" office:value-type="percentage" office:value="0.460829493087558" calcext:value-type="percentage">
            <text:p>46.08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8-07-17" calcext:value-type="date">
            <text:p>07/17/18</text:p>
          </table:table-cell>
          <table:table-cell table:style-name="ce349" office:value-type="float" office:value="3909" calcext:value-type="float">
            <text:p>3,909</text:p>
          </table:table-cell>
          <table:table-cell table:style-name="ce349" table:formula="of:=[.B51]-[.B50]" office:value-type="float" office:value="172" calcext:value-type="float">
            <text:p>172</text:p>
          </table:table-cell>
          <table:table-cell table:style-name="ce352" table:formula="of:=[.C$1:.C$1048576]/([.A51]-[.A50])*30.4375" office:value-type="float" office:value="49.3891509433962" calcext:value-type="float">
            <text:p>49</text:p>
          </table:table-cell>
          <table:table-cell table:style-name="ce346" office:value-type="date" office:date-value="2018-07-17" calcext:value-type="date">
            <text:p>07/17/18</text:p>
          </table:table-cell>
          <table:table-cell table:style-name="ce349" office:value-type="float" office:value="43000" calcext:value-type="float">
            <text:p>43,000</text:p>
          </table:table-cell>
          <table:table-cell table:style-name="ce349" table:formula="of:=[.F51]-[.F50]" office:value-type="float" office:value="200" calcext:value-type="float">
            <text:p>200</text:p>
          </table:table-cell>
          <table:table-cell table:style-name="ce349" table:formula="of:=[.G$1:.G$1048576]/([.E51]-[.E50])*30.4375" office:value-type="float" office:value="59.1019417475728" calcext:value-type="float">
            <text:p>59</text:p>
          </table:table-cell>
          <table:table-cell table:style-name="ce349" table:formula="of:=[.B$1:.B$1048576]+[.F$1:.F$1048576]" office:value-type="float" office:value="46909" calcext:value-type="float">
            <text:p>46,909</text:p>
          </table:table-cell>
          <table:table-cell table:style-name="ce358" table:formula="of:=[.B$1:.B$1048576]/[.I$1:.I$1048576]" office:value-type="float" office:value="0.0833315568441024" calcext:value-type="float">
            <text:p>0.083</text:p>
          </table:table-cell>
          <table:table-cell table:style-name="ce358" table:formula="of:=[.F$1:.F$1048576]/[.I$1:.I$1048576]" office:value-type="float" office:value="0.916668443155898" calcext:value-type="float">
            <text:p>0.917</text:p>
          </table:table-cell>
          <table:table-cell table:style-name="ce361" table:formula="of:=[.C$1:.C$1048576]/([.C$1:.C$1048576]+[.G$1:.G$1048576])" office:value-type="percentage" office:value="0.462365591397849" calcext:value-type="percentage">
            <text:p>46.24%</text:p>
          </table:table-cell>
          <table:table-cell table:style-name="ce361" table:formula="of:=[.G$1:.G$1048576]/([.C$1:.C$1048576]+[.G$1:.G$1048576])" office:value-type="percentage" office:value="0.537634408602151" calcext:value-type="percentage">
            <text:p>53.7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8-10-30" calcext:value-type="date">
            <text:p>10/30/18</text:p>
          </table:table-cell>
          <table:table-cell table:style-name="ce349" office:value-type="float" office:value="4097" calcext:value-type="float">
            <text:p>4,097</text:p>
          </table:table-cell>
          <table:table-cell table:style-name="ce349" table:formula="of:=[.B52]-[.B51]" office:value-type="float" office:value="188" calcext:value-type="float">
            <text:p>188</text:p>
          </table:table-cell>
          <table:table-cell table:style-name="ce352" table:formula="of:=[.C$1:.C$1048576]/([.A52]-[.A51])*30.4375" office:value-type="float" office:value="54.4976190476191" calcext:value-type="float">
            <text:p>54</text:p>
          </table:table-cell>
          <table:table-cell table:style-name="ce346" office:value-type="date" office:date-value="2018-11-02" calcext:value-type="date">
            <text:p>11/02/18</text:p>
          </table:table-cell>
          <table:table-cell table:style-name="ce349" office:value-type="float" office:value="43200" calcext:value-type="float">
            <text:p>43,200</text:p>
          </table:table-cell>
          <table:table-cell table:style-name="ce349" table:formula="of:=[.F52]-[.F51]" office:value-type="float" office:value="200" calcext:value-type="float">
            <text:p>200</text:p>
          </table:table-cell>
          <table:table-cell table:style-name="ce349" table:formula="of:=[.G$1:.G$1048576]/([.E52]-[.E51])*30.4375" office:value-type="float" office:value="56.3657407407407" calcext:value-type="float">
            <text:p>56</text:p>
          </table:table-cell>
          <table:table-cell table:style-name="ce349" table:formula="of:=[.B$1:.B$1048576]+[.F$1:.F$1048576]" office:value-type="float" office:value="47297" calcext:value-type="float">
            <text:p>47,297</text:p>
          </table:table-cell>
          <table:table-cell table:style-name="ce358" table:formula="of:=[.B$1:.B$1048576]/[.I$1:.I$1048576]" office:value-type="float" office:value="0.086622830200647" calcext:value-type="float">
            <text:p>0.087</text:p>
          </table:table-cell>
          <table:table-cell table:style-name="ce358" table:formula="of:=[.F$1:.F$1048576]/[.I$1:.I$1048576]" office:value-type="float" office:value="0.913377169799353" calcext:value-type="float">
            <text:p>0.913</text:p>
          </table:table-cell>
          <table:table-cell table:style-name="ce361" table:formula="of:=[.C$1:.C$1048576]/([.C$1:.C$1048576]+[.G$1:.G$1048576])" office:value-type="percentage" office:value="0.484536082474227" calcext:value-type="percentage">
            <text:p>48.45%</text:p>
          </table:table-cell>
          <table:table-cell table:style-name="ce361" table:formula="of:=[.G$1:.G$1048576]/([.C$1:.C$1048576]+[.G$1:.G$1048576])" office:value-type="percentage" office:value="0.515463917525773" calcext:value-type="percentage">
            <text:p>51.55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9-01-05" calcext:value-type="date">
            <text:p>01/05/19</text:p>
          </table:table-cell>
          <table:table-cell table:style-name="ce349" office:value-type="float" office:value="4277" calcext:value-type="float">
            <text:p>4,277</text:p>
          </table:table-cell>
          <table:table-cell table:style-name="ce349" table:formula="of:=[.B53]-[.B52]" office:value-type="float" office:value="180" calcext:value-type="float">
            <text:p>180</text:p>
          </table:table-cell>
          <table:table-cell table:style-name="ce352" table:formula="of:=[.C$1:.C$1048576]/([.A53]-[.A52])*30.4375" office:value-type="float" office:value="81.7723880597015" calcext:value-type="float">
            <text:p>82</text:p>
          </table:table-cell>
          <table:table-cell table:style-name="ce346" office:value-type="date" office:date-value="2019-01-03" calcext:value-type="date">
            <text:p>01/03/19</text:p>
          </table:table-cell>
          <table:table-cell table:style-name="ce349" office:value-type="float" office:value="43300" calcext:value-type="float">
            <text:p>43,300</text:p>
          </table:table-cell>
          <table:table-cell table:style-name="ce349" table:formula="of:=[.F53]-[.F52]" office:value-type="float" office:value="100" calcext:value-type="float">
            <text:p>100</text:p>
          </table:table-cell>
          <table:table-cell table:style-name="ce349" table:formula="of:=[.G$1:.G$1048576]/([.E53]-[.E52])*30.4375" office:value-type="float" office:value="49.0927419354839" calcext:value-type="float">
            <text:p>49</text:p>
          </table:table-cell>
          <table:table-cell table:style-name="ce349" table:formula="of:=[.B$1:.B$1048576]+[.F$1:.F$1048576]" office:value-type="float" office:value="47577" calcext:value-type="float">
            <text:p>47,577</text:p>
          </table:table-cell>
          <table:table-cell table:style-name="ce358" table:formula="of:=[.B$1:.B$1048576]/[.I$1:.I$1048576]" office:value-type="float" office:value="0.0898963785022175" calcext:value-type="float">
            <text:p>0.090</text:p>
          </table:table-cell>
          <table:table-cell table:style-name="ce358" table:formula="of:=[.F$1:.F$1048576]/[.I$1:.I$1048576]" office:value-type="float" office:value="0.910103621497782" calcext:value-type="float">
            <text:p>0.910</text:p>
          </table:table-cell>
          <table:table-cell table:style-name="ce361" table:formula="of:=[.C$1:.C$1048576]/([.C$1:.C$1048576]+[.G$1:.G$1048576])" office:value-type="percentage" office:value="0.642857142857143" calcext:value-type="percentage">
            <text:p>64.29%</text:p>
          </table:table-cell>
          <table:table-cell table:style-name="ce361" table:formula="of:=[.G$1:.G$1048576]/([.C$1:.C$1048576]+[.G$1:.G$1048576])" office:value-type="percentage" office:value="0.357142857142857" calcext:value-type="percentage">
            <text:p>35.71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9-04-01" calcext:value-type="date">
            <text:p>04/01/19</text:p>
          </table:table-cell>
          <table:table-cell table:style-name="ce349" office:value-type="float" office:value="4520" calcext:value-type="float">
            <text:p>4,520</text:p>
          </table:table-cell>
          <table:table-cell table:style-name="ce349" table:formula="of:=[.B54]-[.B53]" office:value-type="float" office:value="243" calcext:value-type="float">
            <text:p>243</text:p>
          </table:table-cell>
          <table:table-cell table:style-name="ce352" table:formula="of:=[.C$1:.C$1048576]/([.A54]-[.A53])*30.4375" office:value-type="float" office:value="86.0036337209302" calcext:value-type="float">
            <text:p>86</text:p>
          </table:table-cell>
          <table:table-cell table:style-name="ce346" office:value-type="date" office:date-value="2019-03-30" calcext:value-type="date">
            <text:p>03/30/19</text:p>
          </table:table-cell>
          <table:table-cell table:style-name="ce349" office:value-type="float" office:value="43400" calcext:value-type="float">
            <text:p>43,400</text:p>
          </table:table-cell>
          <table:table-cell table:style-name="ce349" table:formula="of:=[.F54]-[.F53]" office:value-type="float" office:value="100" calcext:value-type="float">
            <text:p>100</text:p>
          </table:table-cell>
          <table:table-cell table:style-name="ce349" table:formula="of:=[.G$1:.G$1048576]/([.E54]-[.E53])*30.4375" office:value-type="float" office:value="35.3924418604651" calcext:value-type="float">
            <text:p>35</text:p>
          </table:table-cell>
          <table:table-cell table:style-name="ce349" table:formula="of:=[.B$1:.B$1048576]+[.F$1:.F$1048576]" office:value-type="float" office:value="47920" calcext:value-type="float">
            <text:p>47,920</text:p>
          </table:table-cell>
          <table:table-cell table:style-name="ce358" table:formula="of:=[.B$1:.B$1048576]/[.I$1:.I$1048576]" office:value-type="float" office:value="0.0943238731218698" calcext:value-type="float">
            <text:p>0.094</text:p>
          </table:table-cell>
          <table:table-cell table:style-name="ce358" table:formula="of:=[.F$1:.F$1048576]/[.I$1:.I$1048576]" office:value-type="float" office:value="0.90567612687813" calcext:value-type="float">
            <text:p>0.906</text:p>
          </table:table-cell>
          <table:table-cell table:style-name="ce361" table:formula="of:=[.C$1:.C$1048576]/([.C$1:.C$1048576]+[.G$1:.G$1048576])" office:value-type="percentage" office:value="0.708454810495627" calcext:value-type="percentage">
            <text:p>70.85%</text:p>
          </table:table-cell>
          <table:table-cell table:style-name="ce361" table:formula="of:=[.G$1:.G$1048576]/([.C$1:.C$1048576]+[.G$1:.G$1048576])" office:value-type="percentage" office:value="0.291545189504373" calcext:value-type="percentage">
            <text:p>29.15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9-07-01" calcext:value-type="date">
            <text:p>07/01/19</text:p>
          </table:table-cell>
          <table:table-cell table:style-name="ce349" office:value-type="float" office:value="4707" calcext:value-type="float">
            <text:p>4,707</text:p>
          </table:table-cell>
          <table:table-cell table:style-name="ce349" table:formula="of:=[.B55]-[.B54]" office:value-type="float" office:value="187" calcext:value-type="float">
            <text:p>187</text:p>
          </table:table-cell>
          <table:table-cell table:style-name="ce352" table:formula="of:=[.C$1:.C$1048576]/([.A55]-[.A54])*30.4375" office:value-type="float" office:value="62.5473901098901" calcext:value-type="float">
            <text:p>63</text:p>
          </table:table-cell>
          <table:table-cell table:style-name="ce346" office:value-type="date" office:date-value="2019-07-01" calcext:value-type="date">
            <text:p>07/01/19</text:p>
          </table:table-cell>
          <table:table-cell table:style-name="ce349" office:value-type="float" office:value="43600" calcext:value-type="float">
            <text:p>43,600</text:p>
          </table:table-cell>
          <table:table-cell table:style-name="ce349" table:formula="of:=[.F55]-[.F54]" office:value-type="float" office:value="200" calcext:value-type="float">
            <text:p>200</text:p>
          </table:table-cell>
          <table:table-cell table:style-name="ce349" table:formula="of:=[.G$1:.G$1048576]/([.E55]-[.E54])*30.4375" office:value-type="float" office:value="65.4569892473118" calcext:value-type="float">
            <text:p>65</text:p>
          </table:table-cell>
          <table:table-cell table:style-name="ce349" table:formula="of:=[.B$1:.B$1048576]+[.F$1:.F$1048576]" office:value-type="float" office:value="48307" calcext:value-type="float">
            <text:p>48,307</text:p>
          </table:table-cell>
          <table:table-cell table:style-name="ce358" table:formula="of:=[.B$1:.B$1048576]/[.I$1:.I$1048576]" office:value-type="float" office:value="0.0974392945121825" calcext:value-type="float">
            <text:p>0.097</text:p>
          </table:table-cell>
          <table:table-cell table:style-name="ce358" table:formula="of:=[.F$1:.F$1048576]/[.I$1:.I$1048576]" office:value-type="float" office:value="0.902560705487817" calcext:value-type="float">
            <text:p>0.903</text:p>
          </table:table-cell>
          <table:table-cell table:style-name="ce361" table:formula="of:=[.C$1:.C$1048576]/([.C$1:.C$1048576]+[.G$1:.G$1048576])" office:value-type="percentage" office:value="0.483204134366925" calcext:value-type="percentage">
            <text:p>48.32%</text:p>
          </table:table-cell>
          <table:table-cell table:style-name="ce361" table:formula="of:=[.G$1:.G$1048576]/([.C$1:.C$1048576]+[.G$1:.G$1048576])" office:value-type="percentage" office:value="0.516795865633075" calcext:value-type="percentage">
            <text:p>51.68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9-10-02" calcext:value-type="date">
            <text:p>10/02/19</text:p>
          </table:table-cell>
          <table:table-cell table:style-name="ce349" office:value-type="float" office:value="4918" calcext:value-type="float">
            <text:p>4,918</text:p>
          </table:table-cell>
          <table:table-cell table:style-name="ce349" table:formula="of:=[.B56]-[.B55]" office:value-type="float" office:value="211" calcext:value-type="float">
            <text:p>211</text:p>
          </table:table-cell>
          <table:table-cell table:style-name="ce352" table:formula="of:=[.C$1:.C$1048576]/([.A56]-[.A55])*30.4375" office:value-type="float" office:value="69.057123655914" calcext:value-type="float">
            <text:p>69</text:p>
          </table:table-cell>
          <table:table-cell table:style-name="ce346" office:value-type="date" office:date-value="2019-10-03" calcext:value-type="date">
            <text:p>10/03/19</text:p>
          </table:table-cell>
          <table:table-cell table:style-name="ce349" office:value-type="float" office:value="43700" calcext:value-type="float">
            <text:p>43,700</text:p>
          </table:table-cell>
          <table:table-cell table:style-name="ce349" table:formula="of:=[.F56]-[.F55]" office:value-type="float" office:value="100" calcext:value-type="float">
            <text:p>100</text:p>
          </table:table-cell>
          <table:table-cell table:style-name="ce349" table:formula="of:=[.G$1:.G$1048576]/([.E56]-[.E55])*30.4375" office:value-type="float" office:value="32.3803191489362" calcext:value-type="float">
            <text:p>32</text:p>
          </table:table-cell>
          <table:table-cell table:style-name="ce349" table:formula="of:=[.B$1:.B$1048576]+[.F$1:.F$1048576]" office:value-type="float" office:value="48618" calcext:value-type="float">
            <text:p>48,618</text:p>
          </table:table-cell>
          <table:table-cell table:style-name="ce358" table:formula="of:=[.B$1:.B$1048576]/[.I$1:.I$1048576]" office:value-type="float" office:value="0.101155950471019" calcext:value-type="float">
            <text:p>0.101</text:p>
          </table:table-cell>
          <table:table-cell table:style-name="ce358" table:formula="of:=[.F$1:.F$1048576]/[.I$1:.I$1048576]" office:value-type="float" office:value="0.898844049528981" calcext:value-type="float">
            <text:p>0.899</text:p>
          </table:table-cell>
          <table:table-cell table:style-name="ce361" table:formula="of:=[.C$1:.C$1048576]/([.C$1:.C$1048576]+[.G$1:.G$1048576])" office:value-type="percentage" office:value="0.678456591639871" calcext:value-type="percentage">
            <text:p>67.85%</text:p>
          </table:table-cell>
          <table:table-cell table:style-name="ce361" table:formula="of:=[.G$1:.G$1048576]/([.C$1:.C$1048576]+[.G$1:.G$1048576])" office:value-type="percentage" office:value="0.321543408360129" calcext:value-type="percentage">
            <text:p>32.15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0-01-01" calcext:value-type="date">
            <text:p>01/01/20</text:p>
          </table:table-cell>
          <table:table-cell table:style-name="ce349" office:value-type="float" office:value="5114" calcext:value-type="float">
            <text:p>5,114</text:p>
          </table:table-cell>
          <table:table-cell table:style-name="ce349" table:formula="of:=[.B57]-[.B56]" office:value-type="float" office:value="196" calcext:value-type="float">
            <text:p>196</text:p>
          </table:table-cell>
          <table:table-cell table:style-name="ce352" table:formula="of:=[.C$1:.C$1048576]/([.A57]-[.A56])*30.4375" office:value-type="float" office:value="65.5576923076923" calcext:value-type="float">
            <text:p>66</text:p>
          </table:table-cell>
          <table:table-cell table:style-name="ce346" office:value-type="date" office:date-value="2020-01-01" calcext:value-type="date">
            <text:p>01/01/20</text:p>
          </table:table-cell>
          <table:table-cell table:style-name="ce349" office:value-type="float" office:value="43800" calcext:value-type="float">
            <text:p>43,800</text:p>
          </table:table-cell>
          <table:table-cell table:style-name="ce349" table:formula="of:=[.F57]-[.F56]" office:value-type="float" office:value="100" calcext:value-type="float">
            <text:p>100</text:p>
          </table:table-cell>
          <table:table-cell table:style-name="ce349" table:formula="of:=[.G$1:.G$1048576]/([.E57]-[.E56])*30.4375" office:value-type="float" office:value="33.8194444444444" calcext:value-type="float">
            <text:p>34</text:p>
          </table:table-cell>
          <table:table-cell table:style-name="ce349" table:formula="of:=[.B$1:.B$1048576]+[.F$1:.F$1048576]" office:value-type="float" office:value="48914" calcext:value-type="float">
            <text:p>48,914</text:p>
          </table:table-cell>
          <table:table-cell table:style-name="ce358" table:formula="of:=[.B$1:.B$1048576]/[.I$1:.I$1048576]" office:value-type="float" office:value="0.104550844339044" calcext:value-type="float">
            <text:p>0.105</text:p>
          </table:table-cell>
          <table:table-cell table:style-name="ce358" table:formula="of:=[.F$1:.F$1048576]/[.I$1:.I$1048576]" office:value-type="float" office:value="0.895449155660956" calcext:value-type="float">
            <text:p>0.895</text:p>
          </table:table-cell>
          <table:table-cell table:style-name="ce361" table:formula="of:=[.C$1:.C$1048576]/([.C$1:.C$1048576]+[.G$1:.G$1048576])" office:value-type="percentage" office:value="0.662162162162162" calcext:value-type="percentage">
            <text:p>66.22%</text:p>
          </table:table-cell>
          <table:table-cell table:style-name="ce361" table:formula="of:=[.G$1:.G$1048576]/([.C$1:.C$1048576]+[.G$1:.G$1048576])" office:value-type="percentage" office:value="0.337837837837838" calcext:value-type="percentage">
            <text:p>33.78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0-04-01" calcext:value-type="date">
            <text:p>04/01/20</text:p>
          </table:table-cell>
          <table:table-cell table:style-name="ce349" office:value-type="float" office:value="5248" calcext:value-type="float">
            <text:p>5,248</text:p>
          </table:table-cell>
          <table:table-cell table:style-name="ce349" table:formula="of:=[.B58]-[.B57]" office:value-type="float" office:value="134" calcext:value-type="float">
            <text:p>134</text:p>
          </table:table-cell>
          <table:table-cell table:style-name="ce352" table:formula="of:=[.C$1:.C$1048576]/([.A58]-[.A57])*30.4375" office:value-type="float" office:value="44.820054945055" calcext:value-type="float">
            <text:p>45</text:p>
          </table:table-cell>
          <table:table-cell table:style-name="ce346" office:value-type="date" office:date-value="2020-04-01" calcext:value-type="date">
            <text:p>04/01/20</text:p>
          </table:table-cell>
          <table:table-cell table:style-name="ce349" office:value-type="float" office:value="43900" calcext:value-type="float">
            <text:p>43,900</text:p>
          </table:table-cell>
          <table:table-cell table:style-name="ce349" table:formula="of:=[.F58]-[.F57]" office:value-type="float" office:value="100" calcext:value-type="float">
            <text:p>100</text:p>
          </table:table-cell>
          <table:table-cell table:style-name="ce349" table:formula="of:=[.G$1:.G$1048576]/([.E58]-[.E57])*30.4375" office:value-type="float" office:value="33.4478021978022" calcext:value-type="float">
            <text:p>33</text:p>
          </table:table-cell>
          <table:table-cell table:style-name="ce349" table:formula="of:=[.B$1:.B$1048576]+[.F$1:.F$1048576]" office:value-type="float" office:value="49148" calcext:value-type="float">
            <text:p>49,148</text:p>
          </table:table-cell>
          <table:table-cell table:style-name="ce358" table:formula="of:=[.B$1:.B$1048576]/[.I$1:.I$1048576]" office:value-type="float" office:value="0.106779523073167" calcext:value-type="float">
            <text:p>0.107</text:p>
          </table:table-cell>
          <table:table-cell table:style-name="ce358" table:formula="of:=[.F$1:.F$1048576]/[.I$1:.I$1048576]" office:value-type="float" office:value="0.893220476926833" calcext:value-type="float">
            <text:p>0.893</text:p>
          </table:table-cell>
          <table:table-cell table:style-name="ce361" table:formula="of:=[.C$1:.C$1048576]/([.C$1:.C$1048576]+[.G$1:.G$1048576])" office:value-type="percentage" office:value="0.572649572649573" calcext:value-type="percentage">
            <text:p>57.26%</text:p>
          </table:table-cell>
          <table:table-cell table:style-name="ce361" table:formula="of:=[.G$1:.G$1048576]/([.C$1:.C$1048576]+[.G$1:.G$1048576])" office:value-type="percentage" office:value="0.427350427350427" calcext:value-type="percentage">
            <text:p>42.74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0-07-01" calcext:value-type="date">
            <text:p>07/01/20</text:p>
          </table:table-cell>
          <table:table-cell table:style-name="ce349" office:value-type="float" office:value="5487" calcext:value-type="float">
            <text:p>5,487</text:p>
          </table:table-cell>
          <table:table-cell table:style-name="ce349" table:formula="of:=[.B59]-[.B58]" office:value-type="float" office:value="239" calcext:value-type="float">
            <text:p>239</text:p>
          </table:table-cell>
          <table:table-cell table:style-name="ce352" table:formula="of:=[.C$1:.C$1048576]/([.A59]-[.A58])*30.4375" office:value-type="float" office:value="79.9402472527473" calcext:value-type="float">
            <text:p>80</text:p>
          </table:table-cell>
          <table:table-cell table:style-name="ce346" office:value-type="date" office:date-value="2020-07-01" calcext:value-type="date">
            <text:p>07/01/20</text:p>
          </table:table-cell>
          <table:table-cell table:style-name="ce349" office:value-type="float" office:value="44000" calcext:value-type="float">
            <text:p>44,000</text:p>
          </table:table-cell>
          <table:table-cell table:style-name="ce349" table:formula="of:=[.F59]-[.F58]" office:value-type="float" office:value="100" calcext:value-type="float">
            <text:p>100</text:p>
          </table:table-cell>
          <table:table-cell table:style-name="ce349" table:formula="of:=[.G$1:.G$1048576]/([.E59]-[.E58])*30.4375" office:value-type="float" office:value="33.4478021978022" calcext:value-type="float">
            <text:p>33</text:p>
          </table:table-cell>
          <table:table-cell table:style-name="ce349" table:formula="of:=[.B$1:.B$1048576]+[.F$1:.F$1048576]" office:value-type="float" office:value="49487" calcext:value-type="float">
            <text:p>49,487</text:p>
          </table:table-cell>
          <table:table-cell table:style-name="ce358" table:formula="of:=[.B$1:.B$1048576]/[.I$1:.I$1048576]" office:value-type="float" office:value="0.11087760421929" calcext:value-type="float">
            <text:p>0.111</text:p>
          </table:table-cell>
          <table:table-cell table:style-name="ce358" table:formula="of:=[.F$1:.F$1048576]/[.I$1:.I$1048576]" office:value-type="float" office:value="0.88912239578071" calcext:value-type="float">
            <text:p>0.889</text:p>
          </table:table-cell>
          <table:table-cell table:style-name="ce361" table:formula="of:=[.C$1:.C$1048576]/([.C$1:.C$1048576]+[.G$1:.G$1048576])" office:value-type="percentage" office:value="0.705014749262537" calcext:value-type="percentage">
            <text:p>70.50%</text:p>
          </table:table-cell>
          <table:table-cell table:style-name="ce361" table:formula="of:=[.G$1:.G$1048576]/([.C$1:.C$1048576]+[.G$1:.G$1048576])" office:value-type="percentage" office:value="0.294985250737463" calcext:value-type="percentage">
            <text:p>29.50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0-10-01" calcext:value-type="date">
            <text:p>10/01/20</text:p>
          </table:table-cell>
          <table:table-cell table:style-name="ce349" office:value-type="float" office:value="5759" calcext:value-type="float">
            <text:p>5,759</text:p>
          </table:table-cell>
          <table:table-cell table:style-name="ce349" table:formula="of:=[.B60]-[.B59]" office:value-type="float" office:value="272" calcext:value-type="float">
            <text:p>272</text:p>
          </table:table-cell>
          <table:table-cell table:style-name="ce352" table:formula="of:=[.C$1:.C$1048576]/([.A60]-[.A59])*30.4375" office:value-type="float" office:value="89.9891304347826" calcext:value-type="float">
            <text:p>90</text:p>
          </table:table-cell>
          <table:table-cell table:style-name="ce346" office:value-type="date" office:date-value="2020-10-01" calcext:value-type="date">
            <text:p>10/01/20</text:p>
          </table:table-cell>
          <table:table-cell table:style-name="ce349" office:value-type="float" office:value="44100" calcext:value-type="float">
            <text:p>44,100</text:p>
          </table:table-cell>
          <table:table-cell table:style-name="ce349" table:formula="of:=[.F60]-[.F59]" office:value-type="float" office:value="100" calcext:value-type="float">
            <text:p>100</text:p>
          </table:table-cell>
          <table:table-cell table:style-name="ce349" table:formula="of:=[.G$1:.G$1048576]/([.E60]-[.E59])*30.4375" office:value-type="float" office:value="33.0842391304348" calcext:value-type="float">
            <text:p>33</text:p>
          </table:table-cell>
          <table:table-cell table:style-name="ce349" table:formula="of:=[.B$1:.B$1048576]+[.F$1:.F$1048576]" office:value-type="float" office:value="49859" calcext:value-type="float">
            <text:p>49,859</text:p>
          </table:table-cell>
          <table:table-cell table:style-name="ce358" table:formula="of:=[.B$1:.B$1048576]/[.I$1:.I$1048576]" office:value-type="float" office:value="0.115505726147737" calcext:value-type="float">
            <text:p>0.116</text:p>
          </table:table-cell>
          <table:table-cell table:style-name="ce358" table:formula="of:=[.F$1:.F$1048576]/[.I$1:.I$1048576]" office:value-type="float" office:value="0.884494273852263" calcext:value-type="float">
            <text:p>0.884</text:p>
          </table:table-cell>
          <table:table-cell table:style-name="ce361" table:formula="of:=[.C$1:.C$1048576]/([.C$1:.C$1048576]+[.G$1:.G$1048576])" office:value-type="percentage" office:value="0.731182795698925" calcext:value-type="percentage">
            <text:p>73.12%</text:p>
          </table:table-cell>
          <table:table-cell table:style-name="ce361" table:formula="of:=[.G$1:.G$1048576]/([.C$1:.C$1048576]+[.G$1:.G$1048576])" office:value-type="percentage" office:value="0.268817204301075" calcext:value-type="percentage">
            <text:p>26.88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1-01-01" calcext:value-type="date">
            <text:p>01/01/21</text:p>
          </table:table-cell>
          <table:table-cell table:style-name="ce349" office:value-type="float" office:value="6009" calcext:value-type="float">
            <text:p>6,009</text:p>
          </table:table-cell>
          <table:table-cell table:style-name="ce349" table:formula="of:=[.B61]-[.B60]" office:value-type="float" office:value="250" calcext:value-type="float">
            <text:p>250</text:p>
          </table:table-cell>
          <table:table-cell table:style-name="ce352" table:formula="of:=[.C$1:.C$1048576]/([.A61]-[.A60])*30.4375" office:value-type="float" office:value="82.710597826087" calcext:value-type="float">
            <text:p>83</text:p>
          </table:table-cell>
          <table:table-cell table:style-name="ce346" office:value-type="date" office:date-value="2021-01-01" calcext:value-type="date">
            <text:p>01/01/21</text:p>
          </table:table-cell>
          <table:table-cell table:style-name="ce349" office:value-type="float" office:value="44300" calcext:value-type="float">
            <text:p>44,300</text:p>
          </table:table-cell>
          <table:table-cell table:style-name="ce349" table:formula="of:=[.F61]-[.F60]" office:value-type="float" office:value="200" calcext:value-type="float">
            <text:p>200</text:p>
          </table:table-cell>
          <table:table-cell table:style-name="ce349" table:formula="of:=[.G$1:.G$1048576]/([.E61]-[.E60])*30.4375" office:value-type="float" office:value="66.1684782608696" calcext:value-type="float">
            <text:p>66</text:p>
          </table:table-cell>
          <table:table-cell table:style-name="ce349" table:formula="of:=[.B$1:.B$1048576]+[.F$1:.F$1048576]" office:value-type="float" office:value="50309" calcext:value-type="float">
            <text:p>50,309</text:p>
          </table:table-cell>
          <table:table-cell table:style-name="ce358" table:formula="of:=[.B$1:.B$1048576]/[.I$1:.I$1048576]" office:value-type="float" office:value="0.119441849370888" calcext:value-type="float">
            <text:p>0.119</text:p>
          </table:table-cell>
          <table:table-cell table:style-name="ce358" table:formula="of:=[.F$1:.F$1048576]/[.I$1:.I$1048576]" office:value-type="float" office:value="0.880558150629112" calcext:value-type="float">
            <text:p>0.881</text:p>
          </table:table-cell>
          <table:table-cell table:style-name="ce361" table:formula="of:=[.C$1:.C$1048576]/([.C$1:.C$1048576]+[.G$1:.G$1048576])" office:value-type="percentage" office:value="0.555555555555556" calcext:value-type="percentage">
            <text:p>55.56%</text:p>
          </table:table-cell>
          <table:table-cell table:style-name="ce361" table:formula="of:=[.G$1:.G$1048576]/([.C$1:.C$1048576]+[.G$1:.G$1048576])" office:value-type="percentage" office:value="0.444444444444444" calcext:value-type="percentage">
            <text:p>44.44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1-04-01" calcext:value-type="date">
            <text:p>04/01/21</text:p>
          </table:table-cell>
          <table:table-cell table:style-name="ce349" office:value-type="float" office:value="6358" calcext:value-type="float">
            <text:p>6,358</text:p>
          </table:table-cell>
          <table:table-cell table:style-name="ce349" table:formula="of:=[.B62]-[.B61]" office:value-type="float" office:value="349" calcext:value-type="float">
            <text:p>349</text:p>
          </table:table-cell>
          <table:table-cell table:style-name="ce352" table:formula="of:=[.C$1:.C$1048576]/([.A62]-[.A61])*30.4375" office:value-type="float" office:value="118.029861111111" calcext:value-type="float">
            <text:p>118</text:p>
          </table:table-cell>
          <table:table-cell table:style-name="ce346" office:value-type="date" office:date-value="2021-04-01" calcext:value-type="date">
            <text:p>04/01/21</text:p>
          </table:table-cell>
          <table:table-cell table:style-name="ce349" office:value-type="float" office:value="44500" calcext:value-type="float">
            <text:p>44,500</text:p>
          </table:table-cell>
          <table:table-cell table:style-name="ce349" table:formula="of:=[.F62]-[.F61]" office:value-type="float" office:value="200" calcext:value-type="float">
            <text:p>200</text:p>
          </table:table-cell>
          <table:table-cell table:style-name="ce349" table:formula="of:=[.G$1:.G$1048576]/([.E62]-[.E61])*30.4375" office:value-type="float" office:value="67.6388888888889" calcext:value-type="float">
            <text:p>68</text:p>
          </table:table-cell>
          <table:table-cell table:style-name="ce349" table:formula="of:=[.B$1:.B$1048576]+[.F$1:.F$1048576]" office:value-type="float" office:value="50858" calcext:value-type="float">
            <text:p>50,858</text:p>
          </table:table-cell>
          <table:table-cell table:style-name="ce358" table:formula="of:=[.B$1:.B$1048576]/[.I$1:.I$1048576]" office:value-type="float" office:value="0.125014746942467" calcext:value-type="float">
            <text:p>0.125</text:p>
          </table:table-cell>
          <table:table-cell table:style-name="ce358" table:formula="of:=[.F$1:.F$1048576]/[.I$1:.I$1048576]" office:value-type="float" office:value="0.874985253057533" calcext:value-type="float">
            <text:p>0.875</text:p>
          </table:table-cell>
          <table:table-cell table:style-name="ce361" table:formula="of:=[.C$1:.C$1048576]/([.C$1:.C$1048576]+[.G$1:.G$1048576])" office:value-type="percentage" office:value="0.635701275045537" calcext:value-type="percentage">
            <text:p>63.57%</text:p>
          </table:table-cell>
          <table:table-cell table:style-name="ce361" table:formula="of:=[.G$1:.G$1048576]/([.C$1:.C$1048576]+[.G$1:.G$1048576])" office:value-type="percentage" office:value="0.364298724954463" calcext:value-type="percentage">
            <text:p>36.43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1-07-01" calcext:value-type="date">
            <text:p>07/01/21</text:p>
          </table:table-cell>
          <table:table-cell table:style-name="ce349" office:value-type="float" office:value="6609" calcext:value-type="float">
            <text:p>6,609</text:p>
          </table:table-cell>
          <table:table-cell table:style-name="ce349" table:formula="of:=[.B63]-[.B62]" office:value-type="float" office:value="251" calcext:value-type="float">
            <text:p>251</text:p>
          </table:table-cell>
          <table:table-cell table:style-name="ce352" table:formula="of:=[.C$1:.C$1048576]/([.A63]-[.A62])*30.4375" office:value-type="float" office:value="83.9539835164835" calcext:value-type="float">
            <text:p>84</text:p>
          </table:table-cell>
          <table:table-cell table:style-name="ce346" office:value-type="date" office:date-value="2021-07-01" calcext:value-type="date">
            <text:p>07/01/21</text:p>
          </table:table-cell>
          <table:table-cell table:style-name="ce349" office:value-type="float" office:value="44500" calcext:value-type="float">
            <text:p>44,5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1-10-01" calcext:value-type="date">
            <text:p>10/01/21</text:p>
          </table:table-cell>
          <table:table-cell table:style-name="ce349" office:value-type="float" office:value="6774" calcext:value-type="float">
            <text:p>6,774</text:p>
          </table:table-cell>
          <table:table-cell table:style-name="ce349" table:formula="of:=[.B64]-[.B63]" office:value-type="float" office:value="165" calcext:value-type="float">
            <text:p>165</text:p>
          </table:table-cell>
          <table:table-cell table:style-name="ce352" table:formula="of:=[.C$1:.C$1048576]/([.A64]-[.A63])*30.4375" office:value-type="float" office:value="54.5889945652174" calcext:value-type="float">
            <text:p>55</text:p>
          </table:table-cell>
          <table:table-cell table:style-name="ce346" office:value-type="date" office:date-value="2021-10-01" calcext:value-type="date">
            <text:p>10/01/21</text:p>
          </table:table-cell>
          <table:table-cell table:style-name="ce349" office:value-type="float" office:value="44600" calcext:value-type="float">
            <text:p>44,600</text:p>
          </table:table-cell>
          <table:table-cell table:style-name="ce349" table:formula="of:=[.F64]-[.F63]" office:value-type="float" office:value="100" calcext:value-type="float">
            <text:p>100</text:p>
          </table:table-cell>
          <table:table-cell table:style-name="ce349" table:formula="of:=[.G$1:.G$1048576]/([.E64]-[.E63])*30.4375" office:value-type="float" office:value="33.0842391304348" calcext:value-type="float">
            <text:p>33</text:p>
          </table:table-cell>
          <table:table-cell table:style-name="ce349" table:formula="of:=[.B$1:.B$1048576]+[.F$1:.F$1048576]" office:value-type="float" office:value="51374" calcext:value-type="float">
            <text:p>51,374</text:p>
          </table:table-cell>
          <table:table-cell table:style-name="ce358" table:formula="of:=[.B$1:.B$1048576]/[.I$1:.I$1048576]" office:value-type="float" office:value="0.131856581149998" calcext:value-type="float">
            <text:p>0.132</text:p>
          </table:table-cell>
          <table:table-cell table:style-name="ce358" table:formula="of:=[.F$1:.F$1048576]/[.I$1:.I$1048576]" office:value-type="float" office:value="0.868143418850002" calcext:value-type="float">
            <text:p>0.868</text:p>
          </table:table-cell>
          <table:table-cell table:style-name="ce361" table:formula="of:=[.C$1:.C$1048576]/([.C$1:.C$1048576]+[.G$1:.G$1048576])" office:value-type="percentage" office:value="0.622641509433962" calcext:value-type="percentage">
            <text:p>62.26%</text:p>
          </table:table-cell>
          <table:table-cell table:style-name="ce361" table:formula="of:=[.G$1:.G$1048576]/([.C$1:.C$1048576]+[.G$1:.G$1048576])" office:value-type="percentage" office:value="0.377358490566038" calcext:value-type="percentage">
            <text:p>37.74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2-01-01" calcext:value-type="date">
            <text:p>01/01/22</text:p>
          </table:table-cell>
          <table:table-cell table:style-name="ce349" office:value-type="float" office:value="7036" calcext:value-type="float">
            <text:p>7,036</text:p>
          </table:table-cell>
          <table:table-cell table:style-name="ce349" table:formula="of:=[.B65]-[.B64]" office:value-type="float" office:value="262" calcext:value-type="float">
            <text:p>262</text:p>
          </table:table-cell>
          <table:table-cell table:style-name="ce352" table:formula="of:=[.C$1:.C$1048576]/([.A65]-[.A64])*30.4375" office:value-type="float" office:value="86.6807065217391" calcext:value-type="float">
            <text:p>87</text:p>
          </table:table-cell>
          <table:table-cell table:style-name="ce346" office:value-type="date" office:date-value="2022-01-01" calcext:value-type="date">
            <text:p>01/01/22</text:p>
          </table:table-cell>
          <table:table-cell table:style-name="ce349" office:value-type="float" office:value="44700" calcext:value-type="float">
            <text:p>44,700</text:p>
          </table:table-cell>
          <table:table-cell table:style-name="ce349" table:formula="of:=[.F65]-[.F64]" office:value-type="float" office:value="100" calcext:value-type="float">
            <text:p>100</text:p>
          </table:table-cell>
          <table:table-cell table:style-name="ce349" table:formula="of:=[.G$1:.G$1048576]/([.E65]-[.E64])*30.4375" office:value-type="float" office:value="33.0842391304348" calcext:value-type="float">
            <text:p>33</text:p>
          </table:table-cell>
          <table:table-cell table:style-name="ce349" table:formula="of:=[.B$1:.B$1048576]+[.F$1:.F$1048576]" office:value-type="float" office:value="51736" calcext:value-type="float">
            <text:p>51,736</text:p>
          </table:table-cell>
          <table:table-cell table:style-name="ce358" table:formula="of:=[.B$1:.B$1048576]/[.I$1:.I$1048576]" office:value-type="float" office:value="0.135998144425545" calcext:value-type="float">
            <text:p>0.136</text:p>
          </table:table-cell>
          <table:table-cell table:style-name="ce358" table:formula="of:=[.F$1:.F$1048576]/[.I$1:.I$1048576]" office:value-type="float" office:value="0.864001855574455" calcext:value-type="float">
            <text:p>0.864</text:p>
          </table:table-cell>
          <table:table-cell table:style-name="ce361" table:formula="of:=[.C$1:.C$1048576]/([.C$1:.C$1048576]+[.G$1:.G$1048576])" office:value-type="percentage" office:value="0.723756906077348" calcext:value-type="percentage">
            <text:p>72.38%</text:p>
          </table:table-cell>
          <table:table-cell table:style-name="ce361" table:formula="of:=[.G$1:.G$1048576]/([.C$1:.C$1048576]+[.G$1:.G$1048576])" office:value-type="percentage" office:value="0.276243093922652" calcext:value-type="percentage">
            <text:p>27.62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2-04-01" calcext:value-type="date">
            <text:p>04/01/22</text:p>
          </table:table-cell>
          <table:table-cell table:style-name="ce349" office:value-type="float" office:value="7303" calcext:value-type="float">
            <text:p>7,303</text:p>
          </table:table-cell>
          <table:table-cell table:style-name="ce349" table:formula="of:=[.B66]-[.B65]" office:value-type="float" office:value="267" calcext:value-type="float">
            <text:p>267</text:p>
          </table:table-cell>
          <table:table-cell table:style-name="ce352" table:formula="of:=[.C$1:.C$1048576]/([.A66]-[.A65])*30.4375" office:value-type="float" office:value="90.2979166666667" calcext:value-type="float">
            <text:p>90</text:p>
          </table:table-cell>
          <table:table-cell table:style-name="ce346" office:value-type="date" office:date-value="2022-04-08" calcext:value-type="date">
            <text:p>04/08/22</text:p>
          </table:table-cell>
          <table:table-cell table:style-name="ce349" office:value-type="float" office:value="44900" calcext:value-type="float">
            <text:p>44,900</text:p>
          </table:table-cell>
          <table:table-cell table:style-name="ce349" table:formula="of:=[.F66]-[.F65]" office:value-type="float" office:value="200" calcext:value-type="float">
            <text:p>200</text:p>
          </table:table-cell>
          <table:table-cell table:style-name="ce349" table:formula="of:=[.G$1:.G$1048576]/([.E66]-[.E65])*30.4375" office:value-type="float" office:value="62.7577319587629" calcext:value-type="float">
            <text:p>63</text:p>
          </table:table-cell>
          <table:table-cell table:style-name="ce349" table:formula="of:=[.B$1:.B$1048576]+[.F$1:.F$1048576]" office:value-type="float" office:value="52203" calcext:value-type="float">
            <text:p>52,203</text:p>
          </table:table-cell>
          <table:table-cell table:style-name="ce358" table:formula="of:=[.B$1:.B$1048576]/[.I$1:.I$1048576]" office:value-type="float" office:value="0.139896174549355" calcext:value-type="float">
            <text:p>0.140</text:p>
          </table:table-cell>
          <table:table-cell table:style-name="ce358" table:formula="of:=[.F$1:.F$1048576]/[.I$1:.I$1048576]" office:value-type="float" office:value="0.860103825450645" calcext:value-type="float">
            <text:p>0.860</text:p>
          </table:table-cell>
          <table:table-cell table:style-name="ce361" table:formula="of:=[.C$1:.C$1048576]/([.C$1:.C$1048576]+[.G$1:.G$1048576])" office:value-type="percentage" office:value="0.571734475374732" calcext:value-type="percentage">
            <text:p>57.17%</text:p>
          </table:table-cell>
          <table:table-cell table:style-name="ce361" table:formula="of:=[.G$1:.G$1048576]/([.C$1:.C$1048576]+[.G$1:.G$1048576])" office:value-type="percentage" office:value="0.428265524625268" calcext:value-type="percentage">
            <text:p>42.83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2-07-01" calcext:value-type="date">
            <text:p>07/01/22</text:p>
          </table:table-cell>
          <table:table-cell table:style-name="ce349" office:value-type="float" office:value="7695" calcext:value-type="float">
            <text:p>7,695</text:p>
          </table:table-cell>
          <table:table-cell table:style-name="ce349" table:formula="of:=[.B67]-[.B66]" office:value-type="float" office:value="392" calcext:value-type="float">
            <text:p>392</text:p>
          </table:table-cell>
          <table:table-cell table:style-name="ce352" table:formula="of:=[.C$1:.C$1048576]/([.A67]-[.A66])*30.4375" office:value-type="float" office:value="131.115384615385" calcext:value-type="float">
            <text:p>131</text:p>
          </table:table-cell>
          <table:table-cell table:style-name="ce346" office:value-type="date" office:date-value="2022-07-04" calcext:value-type="date">
            <text:p>07/04/22</text:p>
          </table:table-cell>
          <table:table-cell table:style-name="ce349" office:value-type="float" office:value="45000" calcext:value-type="float">
            <text:p>45,000</text:p>
          </table:table-cell>
          <table:table-cell table:style-name="ce349" table:formula="of:=[.F67]-[.F66]" office:value-type="float" office:value="100" calcext:value-type="float">
            <text:p>100</text:p>
          </table:table-cell>
          <table:table-cell table:style-name="ce349" table:formula="of:=[.G$1:.G$1048576]/([.E67]-[.E66])*30.4375" office:value-type="float" office:value="34.985632183908" calcext:value-type="float">
            <text:p>35</text:p>
          </table:table-cell>
          <table:table-cell table:style-name="ce349" table:formula="of:=[.B$1:.B$1048576]+[.F$1:.F$1048576]" office:value-type="float" office:value="52695" calcext:value-type="float">
            <text:p>52,695</text:p>
          </table:table-cell>
          <table:table-cell table:style-name="ce358" table:formula="of:=[.B$1:.B$1048576]/[.I$1:.I$1048576]" office:value-type="float" office:value="0.14602903501281" calcext:value-type="float">
            <text:p>0.146</text:p>
          </table:table-cell>
          <table:table-cell table:style-name="ce358" table:formula="of:=[.F$1:.F$1048576]/[.I$1:.I$1048576]" office:value-type="float" office:value="0.85397096498719" calcext:value-type="float">
            <text:p>0.854</text:p>
          </table:table-cell>
          <table:table-cell table:style-name="ce361" table:formula="of:=[.C$1:.C$1048576]/([.C$1:.C$1048576]+[.G$1:.G$1048576])" office:value-type="percentage" office:value="0.796747967479675" calcext:value-type="percentage">
            <text:p>79.67%</text:p>
          </table:table-cell>
          <table:table-cell table:style-name="ce361" table:formula="of:=[.G$1:.G$1048576]/([.C$1:.C$1048576]+[.G$1:.G$1048576])" office:value-type="percentage" office:value="0.203252032520325" calcext:value-type="percentage">
            <text:p>20.33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2-08-02" calcext:value-type="date">
            <text:p>08/02/22</text:p>
          </table:table-cell>
          <table:table-cell table:style-name="ce349" office:value-type="float" office:value="7825" calcext:value-type="float">
            <text:p>7,825</text:p>
          </table:table-cell>
          <table:table-cell table:style-name="ce349" table:formula="of:=[.B68]-[.B67]" office:value-type="float" office:value="130" calcext:value-type="float">
            <text:p>130</text:p>
          </table:table-cell>
          <table:table-cell table:style-name="ce352" table:formula="of:=[.C$1:.C$1048576]/([.A68]-[.A67])*30.4375" office:value-type="float" office:value="123.65234375" calcext:value-type="float">
            <text:p>124</text:p>
          </table:table-cell>
          <table:table-cell table:style-name="ce346" office:value-type="date" office:date-value="2022-08-02" calcext:value-type="date">
            <text:p>08/02/22</text:p>
          </table:table-cell>
          <table:table-cell table:style-name="ce349" office:value-type="float" office:value="45000" calcext:value-type="float">
            <text:p>45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2-09-20" calcext:value-type="date">
            <text:p>09/20/22</text:p>
          </table:table-cell>
          <table:table-cell table:style-name="ce349" office:value-type="float" office:value="8018" calcext:value-type="float">
            <text:p>8,018</text:p>
          </table:table-cell>
          <table:table-cell table:style-name="ce349" table:formula="of:=[.B69]-[.B68]" office:value-type="float" office:value="193" calcext:value-type="float">
            <text:p>193</text:p>
          </table:table-cell>
          <table:table-cell table:style-name="ce352" table:formula="of:=[.C$1:.C$1048576]/([.A69]-[.A68])*30.4375" office:value-type="float" office:value="119.886479591837" calcext:value-type="float">
            <text:p>120</text:p>
          </table:table-cell>
          <table:table-cell table:style-name="ce346" office:value-type="date" office:date-value="2022-09-20" calcext:value-type="date">
            <text:p>09/20/22</text:p>
          </table:table-cell>
          <table:table-cell table:style-name="ce349" office:value-type="float" office:value="45100" calcext:value-type="float">
            <text:p>45,100</text:p>
          </table:table-cell>
          <table:table-cell table:style-name="ce349" table:formula="of:=[.F69]-[.F68]" office:value-type="float" office:value="100" calcext:value-type="float">
            <text:p>100</text:p>
          </table:table-cell>
          <table:table-cell table:style-name="ce349" table:formula="of:=[.G$1:.G$1048576]/([.E69]-[.E68])*30.4375" office:value-type="float" office:value="62.1173469387755" calcext:value-type="float">
            <text:p>62</text:p>
          </table:table-cell>
          <table:table-cell table:style-name="ce349" table:formula="of:=[.B$1:.B$1048576]+[.F$1:.F$1048576]" office:value-type="float" office:value="53118" calcext:value-type="float">
            <text:p>53,118</text:p>
          </table:table-cell>
          <table:table-cell table:style-name="ce358" table:formula="of:=[.B$1:.B$1048576]/[.I$1:.I$1048576]" office:value-type="float" office:value="0.150946948303776" calcext:value-type="float">
            <text:p>0.151</text:p>
          </table:table-cell>
          <table:table-cell table:style-name="ce358" table:formula="of:=[.F$1:.F$1048576]/[.I$1:.I$1048576]" office:value-type="float" office:value="0.849053051696223" calcext:value-type="float">
            <text:p>0.849</text:p>
          </table:table-cell>
          <table:table-cell table:style-name="ce361" table:formula="of:=[.C$1:.C$1048576]/([.C$1:.C$1048576]+[.G$1:.G$1048576])" office:value-type="percentage" office:value="0.658703071672355" calcext:value-type="percentage">
            <text:p>65.87%</text:p>
          </table:table-cell>
          <table:table-cell table:style-name="ce361" table:formula="of:=[.G$1:.G$1048576]/([.C$1:.C$1048576]+[.G$1:.G$1048576])" office:value-type="percentage" office:value="0.341296928327645" calcext:value-type="percentage">
            <text:p>34.13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2-10-23" calcext:value-type="date">
            <text:p>10/23/22</text:p>
          </table:table-cell>
          <table:table-cell table:style-name="ce349" office:value-type="float" office:value="8196" calcext:value-type="float">
            <text:p>8,196</text:p>
          </table:table-cell>
          <table:table-cell table:style-name="ce349" table:formula="of:=[.B70]-[.B69]" office:value-type="float" office:value="178" calcext:value-type="float">
            <text:p>178</text:p>
          </table:table-cell>
          <table:table-cell table:style-name="ce352" table:formula="of:=[.C$1:.C$1048576]/([.A70]-[.A69])*30.4375" office:value-type="float" office:value="164.17803030303" calcext:value-type="float">
            <text:p>164</text:p>
          </table:table-cell>
          <table:table-cell table:style-name="ce346" office:value-type="date" office:date-value="2022-10-23" calcext:value-type="date">
            <text:p>10/23/22</text:p>
          </table:table-cell>
          <table:table-cell table:style-name="ce349" office:value-type="float" office:value="45100" calcext:value-type="float">
            <text:p>45,1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3-01-01" calcext:value-type="date">
            <text:p>01/01/23</text:p>
          </table:table-cell>
          <table:table-cell table:style-name="ce349" office:value-type="float" office:value="8245" calcext:value-type="float">
            <text:p>8,245</text:p>
          </table:table-cell>
          <table:table-cell table:style-name="ce349" table:formula="of:=[.B71]-[.B70]" office:value-type="float" office:value="49" calcext:value-type="float">
            <text:p>49</text:p>
          </table:table-cell>
          <table:table-cell table:style-name="ce352" table:formula="of:=[.C$1:.C$1048576]/([.A71]-[.A70])*30.4375" office:value-type="float" office:value="21.30625" calcext:value-type="float">
            <text:p>21</text:p>
          </table:table-cell>
          <table:table-cell table:style-name="ce346" office:value-type="date" office:date-value="2023-01-01" calcext:value-type="date">
            <text:p>01/01/23</text:p>
          </table:table-cell>
          <table:table-cell table:style-name="ce349" office:value-type="float" office:value="45300" calcext:value-type="float">
            <text:p>45,300</text:p>
          </table:table-cell>
          <table:table-cell table:style-name="ce349" table:formula="of:=[.F71]-[.F70]" office:value-type="float" office:value="200" calcext:value-type="float">
            <text:p>200</text:p>
          </table:table-cell>
          <table:table-cell table:style-name="ce349" table:formula="of:=[.G$1:.G$1048576]/([.E71]-[.E70])*30.4375" office:value-type="float" office:value="86.9642857142857" calcext:value-type="float">
            <text:p>87</text:p>
          </table:table-cell>
          <table:table-cell table:style-name="ce349" table:formula="of:=[.B$1:.B$1048576]+[.F$1:.F$1048576]" office:value-type="float" office:value="53545" calcext:value-type="float">
            <text:p>53,545</text:p>
          </table:table-cell>
          <table:table-cell table:style-name="ce358" table:formula="of:=[.B$1:.B$1048576]/[.I$1:.I$1048576]" office:value-type="float" office:value="0.153982631431506" calcext:value-type="float">
            <text:p>0.154</text:p>
          </table:table-cell>
          <table:table-cell table:style-name="ce358" table:formula="of:=[.F$1:.F$1048576]/[.I$1:.I$1048576]" office:value-type="float" office:value="0.846017368568494" calcext:value-type="float">
            <text:p>0.846</text:p>
          </table:table-cell>
          <table:table-cell table:style-name="ce361" table:formula="of:=[.C$1:.C$1048576]/([.C$1:.C$1048576]+[.G$1:.G$1048576])" office:value-type="percentage" office:value="0.196787148594378" calcext:value-type="percentage">
            <text:p>19.68%</text:p>
          </table:table-cell>
          <table:table-cell table:style-name="ce361" table:formula="of:=[.G$1:.G$1048576]/([.C$1:.C$1048576]+[.G$1:.G$1048576])" office:value-type="percentage" office:value="0.803212851405622" calcext:value-type="percentage">
            <text:p>80.32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3-03-03" calcext:value-type="date">
            <text:p>03/03/23</text:p>
          </table:table-cell>
          <table:table-cell table:style-name="ce349" office:value-type="float" office:value="8953" calcext:value-type="float">
            <text:p>8,953</text:p>
          </table:table-cell>
          <table:table-cell table:style-name="ce349" table:formula="of:=[.B72]-[.B71]" office:value-type="float" office:value="708" calcext:value-type="float">
            <text:p>708</text:p>
          </table:table-cell>
          <table:table-cell table:style-name="ce352" table:formula="of:=[.C$1:.C$1048576]/([.A72]-[.A71])*30.4375" office:value-type="float" office:value="353.274590163934" calcext:value-type="float">
            <text:p>353</text:p>
          </table:table-cell>
          <table:table-cell table:style-name="ce346" office:value-type="date" office:date-value="2023-03-03" calcext:value-type="date">
            <text:p>03/03/23</text:p>
          </table:table-cell>
          <table:table-cell table:style-name="ce349" table:formula="of:=19+25*1657" office:value-type="float" office:value="41444" calcext:value-type="float">
            <text:p>41,444</text:p>
          </table:table-cell>
          <table:table-cell table:style-name="ce349" table:formula="of:=[.F72]-[.F71]" office:value-type="float" office:value="-3856" calcext:value-type="float">
            <text:p>-3,856</text:p>
          </table:table-cell>
          <table:table-cell table:style-name="ce349" table:formula="of:=[.G$1:.G$1048576]/([.E72]-[.E71])*30.4375" office:value-type="float" office:value="-1924.04918032787" calcext:value-type="float">
            <text:p>-1,924</text:p>
          </table:table-cell>
          <table:table-cell table:style-name="ce349" table:formula="of:=[.B$1:.B$1048576]+[.F$1:.F$1048576]" office:value-type="float" office:value="50397" calcext:value-type="float">
            <text:p>50,397</text:p>
          </table:table-cell>
          <table:table-cell table:style-name="ce358" table:formula="of:=[.B$1:.B$1048576]/[.I$1:.I$1048576]" office:value-type="float" office:value="0.177649463261702" calcext:value-type="float">
            <text:p>0.178</text:p>
          </table:table-cell>
          <table:table-cell table:style-name="ce358" table:formula="of:=[.F$1:.F$1048576]/[.I$1:.I$1048576]" office:value-type="float" office:value="0.822350536738298" calcext:value-type="float">
            <text:p>0.822</text:p>
          </table:table-cell>
          <table:table-cell table:style-name="ce361" table:formula="of:=[.C$1:.C$1048576]/([.C$1:.C$1048576]+[.G$1:.G$1048576])" office:value-type="percentage" office:value="-0.224904701397713" calcext:value-type="percentage">
            <text:p>-22.49%</text:p>
          </table:table-cell>
          <table:table-cell table:style-name="ce361" table:formula="of:=[.G$1:.G$1048576]/([.C$1:.C$1048576]+[.G$1:.G$1048576])" office:value-type="percentage" office:value="1.22490470139771" calcext:value-type="percentage">
            <text:p>122.49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73]-[.B72]" office:value-type="float" office:value="-8953" calcext:value-type="float">
            <text:p>-8,953</text:p>
          </table:table-cell>
          <table:table-cell table:style-name="ce352" table:formula="of:=[.C$1:.C$1048576]/([.A73]-[.A72])*30.4375" office:value-type="float" office:value="6.05732500889126" calcext:value-type="float">
            <text:p>6</text:p>
          </table:table-cell>
          <table:table-cell table:style-name="ce346" office:value-type="date" office:date-value="2023-04-03" calcext:value-type="date">
            <text:p>04/03/23</text:p>
          </table:table-cell>
          <table:table-cell table:formula="of:=25*1658+19" office:value-type="float" office:value="41469" calcext:value-type="float">
            <text:p>41469</text:p>
          </table:table-cell>
          <table:table-cell table:style-name="ce349" table:formula="of:=[.F73]-[.F72]" office:value-type="float" office:value="25" calcext:value-type="float">
            <text:p>25</text:p>
          </table:table-cell>
          <table:table-cell table:style-name="ce349" table:formula="of:=[.G$1:.G$1048576]/([.E73]-[.E72])*30.4375" office:value-type="float" office:value="24.5463709677419" calcext:value-type="float">
            <text:p>25</text:p>
          </table:table-cell>
          <table:table-cell table:style-name="ce349" table:formula="of:=[.B$1:.B$1048576]+[.F$1:.F$1048576]" office:value-type="float" office:value="41469" calcext:value-type="float">
            <text:p>41,469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1.00280017921147" calcext:value-type="percentage">
            <text:p>100.28%</text:p>
          </table:table-cell>
          <table:table-cell table:style-name="ce361" table:formula="of:=[.G$1:.G$1048576]/([.C$1:.C$1048576]+[.G$1:.G$1048576])" office:value-type="percentage" office:value="-0.00280017921146953" calcext:value-type="percentage">
            <text:p>-0.28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74]-[.B73]" office:value-type="float" office:value="0" calcext:value-type="float">
            <text:p>0</text:p>
          </table:table-cell>
          <table:table-cell table:style-name="ce352" table:formula="of:=[.C$1:.C$1048576]/([.A74]-[.A73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74]-[.F73]" office:value-type="float" office:value="-41469" calcext:value-type="float">
            <text:p>-41,469</text:p>
          </table:table-cell>
          <table:table-cell table:style-name="ce349" table:formula="of:=[.G$1:.G$1048576]/([.E74]-[.E73])*30.4375" office:value-type="float" office:value="28.0373328483529" calcext:value-type="float">
            <text:p>28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percentage" office:value="-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75]-[.B74]" office:value-type="float" office:value="0" calcext:value-type="float">
            <text:p>0</text:p>
          </table:table-cell>
          <table:table-cell table:style-name="ce352" table:formula="of:=[.C$1:.C$1048576]/([.A75]-[.A74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75]-[.F74]" office:value-type="float" office:value="0" calcext:value-type="float">
            <text:p>0</text:p>
          </table:table-cell>
          <table:table-cell table:style-name="ce349" table:formula="of:=[.G$1:.G$1048576]/([.E75]-[.E74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76]-[.B75]" office:value-type="float" office:value="0" calcext:value-type="float">
            <text:p>0</text:p>
          </table:table-cell>
          <table:table-cell table:style-name="ce352" table:formula="of:=[.C$1:.C$1048576]/([.A76]-[.A75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76]-[.F75]" office:value-type="float" office:value="0" calcext:value-type="float">
            <text:p>0</text:p>
          </table:table-cell>
          <table:table-cell table:style-name="ce349" table:formula="of:=[.G$1:.G$1048576]/([.E76]-[.E75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77]-[.B76]" office:value-type="float" office:value="0" calcext:value-type="float">
            <text:p>0</text:p>
          </table:table-cell>
          <table:table-cell table:style-name="ce352" table:formula="of:=[.C$1:.C$1048576]/([.A77]-[.A76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77]-[.F76]" office:value-type="float" office:value="0" calcext:value-type="float">
            <text:p>0</text:p>
          </table:table-cell>
          <table:table-cell table:style-name="ce349" table:formula="of:=[.G$1:.G$1048576]/([.E77]-[.E76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78]-[.B77]" office:value-type="float" office:value="0" calcext:value-type="float">
            <text:p>0</text:p>
          </table:table-cell>
          <table:table-cell table:style-name="ce352" table:formula="of:=[.C$1:.C$1048576]/([.A78]-[.A77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78]-[.F77]" office:value-type="float" office:value="0" calcext:value-type="float">
            <text:p>0</text:p>
          </table:table-cell>
          <table:table-cell table:style-name="ce349" table:formula="of:=[.G$1:.G$1048576]/([.E78]-[.E77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79]-[.B78]" office:value-type="float" office:value="0" calcext:value-type="float">
            <text:p>0</text:p>
          </table:table-cell>
          <table:table-cell table:style-name="ce352" table:formula="of:=[.C$1:.C$1048576]/([.A79]-[.A78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79]-[.F78]" office:value-type="float" office:value="0" calcext:value-type="float">
            <text:p>0</text:p>
          </table:table-cell>
          <table:table-cell table:style-name="ce349" table:formula="of:=[.G$1:.G$1048576]/([.E79]-[.E78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80]-[.B79]" office:value-type="float" office:value="0" calcext:value-type="float">
            <text:p>0</text:p>
          </table:table-cell>
          <table:table-cell table:style-name="ce352" table:formula="of:=[.C$1:.C$1048576]/([.A80]-[.A79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80]-[.F79]" office:value-type="float" office:value="0" calcext:value-type="float">
            <text:p>0</text:p>
          </table:table-cell>
          <table:table-cell table:style-name="ce349" table:formula="of:=[.G$1:.G$1048576]/([.E80]-[.E79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81]-[.B80]" office:value-type="float" office:value="0" calcext:value-type="float">
            <text:p>0</text:p>
          </table:table-cell>
          <table:table-cell table:style-name="ce352" table:formula="of:=[.C$1:.C$1048576]/([.A81]-[.A80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81]-[.F80]" office:value-type="float" office:value="0" calcext:value-type="float">
            <text:p>0</text:p>
          </table:table-cell>
          <table:table-cell table:style-name="ce349" table:formula="of:=[.G$1:.G$1048576]/([.E81]-[.E80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82]-[.B81]" office:value-type="float" office:value="0" calcext:value-type="float">
            <text:p>0</text:p>
          </table:table-cell>
          <table:table-cell table:style-name="ce352" table:formula="of:=[.C$1:.C$1048576]/([.A82]-[.A81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82]-[.F81]" office:value-type="float" office:value="0" calcext:value-type="float">
            <text:p>0</text:p>
          </table:table-cell>
          <table:table-cell table:style-name="ce349" table:formula="of:=[.G$1:.G$1048576]/([.E82]-[.E81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83]-[.B82]" office:value-type="float" office:value="0" calcext:value-type="float">
            <text:p>0</text:p>
          </table:table-cell>
          <table:table-cell table:style-name="ce352" table:formula="of:=[.C$1:.C$1048576]/([.A83]-[.A82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83]-[.F82]" office:value-type="float" office:value="0" calcext:value-type="float">
            <text:p>0</text:p>
          </table:table-cell>
          <table:table-cell table:style-name="ce349" table:formula="of:=[.G$1:.G$1048576]/([.E83]-[.E82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84]-[.B83]" office:value-type="float" office:value="0" calcext:value-type="float">
            <text:p>0</text:p>
          </table:table-cell>
          <table:table-cell table:style-name="ce352" table:formula="of:=[.C$1:.C$1048576]/([.A84]-[.A83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84]-[.F83]" office:value-type="float" office:value="0" calcext:value-type="float">
            <text:p>0</text:p>
          </table:table-cell>
          <table:table-cell table:style-name="ce349" table:formula="of:=[.G$1:.G$1048576]/([.E84]-[.E83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85]-[.B84]" office:value-type="float" office:value="0" calcext:value-type="float">
            <text:p>0</text:p>
          </table:table-cell>
          <table:table-cell table:style-name="ce352" table:formula="of:=[.C$1:.C$1048576]/([.A85]-[.A84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85]-[.F84]" office:value-type="float" office:value="0" calcext:value-type="float">
            <text:p>0</text:p>
          </table:table-cell>
          <table:table-cell table:style-name="ce349" table:formula="of:=[.G$1:.G$1048576]/([.E85]-[.E84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86]-[.B85]" office:value-type="float" office:value="0" calcext:value-type="float">
            <text:p>0</text:p>
          </table:table-cell>
          <table:table-cell table:style-name="ce352" table:formula="of:=[.C$1:.C$1048576]/([.A86]-[.A85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86]-[.F85]" office:value-type="float" office:value="0" calcext:value-type="float">
            <text:p>0</text:p>
          </table:table-cell>
          <table:table-cell table:style-name="ce349" table:formula="of:=[.G$1:.G$1048576]/([.E86]-[.E85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2" table:formula="of:=[.C$1:.C$1048576]/([.A87]-[.A86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87]-[.F86]" office:value-type="float" office:value="0" calcext:value-type="float">
            <text:p>0</text:p>
          </table:table-cell>
          <table:table-cell table:style-name="ce349" table:formula="of:=[.G$1:.G$1048576]/([.E87]-[.E86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n" table:style-name="ta1">
        <table:table-column table:style-name="co1" table:number-columns-repeated="3" table:default-cell-style-name="Default"/>
        <table:table-column table:style-name="co1" table:default-cell-style-name="ce370"/>
        <table:table-column table:style-name="co1" table:number-columns-repeated="3" table:default-cell-style-name="Default"/>
        <table:table-column table:style-name="co1" table:default-cell-style-name="ce370"/>
        <table:table-column table:style-name="co1" table:number-columns-repeated="9" table:default-cell-style-name="Default"/>
        <table:table-row table:style-name="ro2">
          <table:table-cell table:style-name="ce330" office:value-type="string" calcext:value-type="string">
            <text:p>WBM Date</text:p>
          </table:table-cell>
          <table:table-cell table:style-name="ce330" office:value-type="string" calcext:value-type="string">
            <text:p>AO3 Works</text:p>
          </table:table-cell>
          <table:table-cell table:style-name="ce330" office:value-type="string" calcext:value-type="string">
            <text:p>Increase</text:p>
          </table:table-cell>
          <table:table-cell table:style-name="ce367" office:value-type="string" calcext:value-type="string">
            <text:p>Inc / Month</text:p>
          </table:table-cell>
          <table:table-cell table:style-name="ce330" office:value-type="string" calcext:value-type="string">
            <text:p>WBM Date</text:p>
          </table:table-cell>
          <table:table-cell table:style-name="ce330" office:value-type="string" calcext:value-type="string">
            <text:p>FFN Works</text:p>
          </table:table-cell>
          <table:table-cell table:style-name="ce330" office:value-type="string" calcext:value-type="string">
            <text:p>Increase</text:p>
          </table:table-cell>
          <table:table-cell table:style-name="ce367" office:value-type="string" calcext:value-type="string">
            <text:p>Inc / Month</text:p>
          </table:table-cell>
          <table:table-cell table:style-name="ce330" office:value-type="string" calcext:value-type="string">
            <text:p>Total</text:p>
          </table:table-cell>
          <table:table-cell table:style-name="ce339" office:value-type="string" calcext:value-type="string">
            <text:p>% AO3</text:p>
          </table:table-cell>
          <table:table-cell table:style-name="ce339" office:value-type="string" calcext:value-type="string">
            <text:p>% FFN</text:p>
          </table:table-cell>
          <table:table-cell table:style-name="ce342" office:value-type="string" calcext:value-type="string">
            <text:p>% Inc AO3</text:p>
          </table:table-cell>
          <table:table-cell table:style-name="ce342" office:value-type="string" calcext:value-type="string">
            <text:p>% Inc FFN</text:p>
          </table:table-cell>
          <table:table-cell table:style-name="ce330" table:number-columns-repeated="2"/>
          <table:table-cell table:style-name="ce330" office:value-type="string" calcext:value-type="string">
            <text:p>Important Fandom Dates</text:p>
          </table:table-cell>
          <table:table-cell table:style-name="ce330"/>
        </table:table-row>
        <table:table-row table:style-name="ro2">
          <table:table-cell table:style-name="ce364" office:value-type="date" office:date-value="2009-12-09" calcext:value-type="date">
            <text:p>12/09/09</text:p>
          </table:table-cell>
          <table:table-cell table:style-name="ce365" office:value-type="float" office:value="23" calcext:value-type="float">
            <text:p>23</text:p>
          </table:table-cell>
          <table:table-cell table:style-name="ce365"/>
          <table:table-cell table:style-name="ce368"/>
          <table:table-cell table:style-name="ce364"/>
          <table:table-cell table:style-name="ce365" table:number-columns-repeated="2"/>
          <table:table-cell table:style-name="ce368"/>
          <table:table-cell table:style-name="ce310" table:formula="of:=[.B$1:.B$1048576]+[.F$1:.F$1048576]" office:value-type="float" office:value="23" calcext:value-type="float">
            <text:p>23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number-columns-repeated="2"/>
          <table:table-cell table:number-columns-repeated="4"/>
        </table:table-row>
        <table:table-row table:style-name="ro2">
          <table:table-cell table:style-name="ce317"/>
          <table:table-cell/>
          <table:table-cell table:formula="of:=[.B3]-[.B2]" office:value-type="float" office:value="-23" calcext:value-type="float">
            <text:p>-23</text:p>
          </table:table-cell>
          <table:table-cell table:style-name="ce369" table:formula="of:=[.C$1:.C$1048576]/([.A3]-[.A2])*30.4375" office:value-type="float" office:value="0.0174335715708736" calcext:value-type="float">
            <text:p>0.02</text:p>
          </table:table-cell>
          <table:table-cell table:style-name="ce317"/>
          <table:table-cell/>
          <table:table-cell table:formula="of:=[.F3]-[.F2]" office:value-type="float" office:value="0" calcext:value-type="float">
            <text:p>0</text:p>
          </table:table-cell>
          <table:table-cell table:style-name="ce369" table:formula="of:=[.G$1:.G$1048576]/([.E3]-[.E2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4]-[.B3]" office:value-type="float" office:value="0" calcext:value-type="float">
            <text:p>0</text:p>
          </table:table-cell>
          <table:table-cell table:style-name="ce369" table:formula="of:=[.C$1:.C$1048576]/([.A4]-[.A3])*30.4375" office:value-type="string" office:string-value="" calcext:value-type="error">
            <text:p>#DIV/0!</text:p>
          </table:table-cell>
          <table:table-cell table:number-columns-repeated="2"/>
          <table:table-cell table:formula="of:=[.F4]-[.F3]" office:value-type="float" office:value="0" calcext:value-type="float">
            <text:p>0</text:p>
          </table:table-cell>
          <table:table-cell table:style-name="ce369" table:formula="of:=[.G$1:.G$1048576]/([.E4]-[.E3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5]-[.B4]" office:value-type="float" office:value="0" calcext:value-type="float">
            <text:p>0</text:p>
          </table:table-cell>
          <table:table-cell table:style-name="ce369" table:formula="of:=[.C$1:.C$1048576]/([.A5]-[.A4])*30.4375" office:value-type="string" office:string-value="" calcext:value-type="error">
            <text:p>#DIV/0!</text:p>
          </table:table-cell>
          <table:table-cell table:number-columns-repeated="2"/>
          <table:table-cell table:formula="of:=[.F5]-[.F4]" office:value-type="float" office:value="0" calcext:value-type="float">
            <text:p>0</text:p>
          </table:table-cell>
          <table:table-cell table:style-name="ce369" table:formula="of:=[.G$1:.G$1048576]/([.E5]-[.E4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 table:number-rows-repeated="101">
          <table:table-cell table:number-columns-repeated="17"/>
        </table:table-row>
        <table:table-row table:style-name="ro2">
          <table:table-cell table:style-name="ce317" office:value-type="date" office:date-value="2022-12-23" calcext:value-type="date">
            <text:p>12/23/22</text:p>
          </table:table-cell>
          <table:table-cell table:style-name="ce366" office:value-type="float" office:value="273461" calcext:value-type="float">
            <text:p>273461</text:p>
          </table:table-cell>
          <table:table-cell table:formula="of:=[.B107]-[.B5]" office:value-type="float" office:value="273461" calcext:value-type="float">
            <text:p>273461</text:p>
          </table:table-cell>
          <table:table-cell table:style-name="ce369" table:formula="of:=[.C$1:.C$1048576]/([.A107]-[.A5])*30.4375" office:value-type="float" office:value="185.303646366713" calcext:value-type="float">
            <text:p>185.30</text:p>
          </table:table-cell>
          <table:table-cell table:style-name="ce317" office:value-type="date" office:date-value="2022-12-23" calcext:value-type="date">
            <text:p>12/23/22</text:p>
          </table:table-cell>
          <table:table-cell table:formula="of:=4827*25-2" office:value-type="float" office:value="120673" calcext:value-type="float">
            <text:p>120673</text:p>
          </table:table-cell>
          <table:table-cell table:formula="of:=[.F107]-[.F5]" office:value-type="float" office:value="120673" calcext:value-type="float">
            <text:p>120673</text:p>
          </table:table-cell>
          <table:table-cell table:style-name="ce369" table:formula="of:=[.G$1:.G$1048576]/([.E107]-[.E5])*30.4375" office:value-type="float" office:value="81.7708811055702" calcext:value-type="float">
            <text:p>81.77</text:p>
          </table:table-cell>
          <table:table-cell table:style-name="ce310" table:formula="of:=[.B$1:.B$1048576]+[.F$1:.F$1048576]" office:value-type="float" office:value="394134" calcext:value-type="float">
            <text:p>394,134</text:p>
          </table:table-cell>
          <table:table-cell table:style-name="ce340" table:formula="of:=[.B$1:.B$1048576]/[.I$1:.I$1048576]" office:value-type="float" office:value="0.693827479994114" calcext:value-type="float">
            <text:p>0.694</text:p>
          </table:table-cell>
          <table:table-cell table:style-name="ce340" table:formula="of:=[.F$1:.F$1048576]/[.I$1:.I$1048576]" office:value-type="float" office:value="0.306172520005886" calcext:value-type="float">
            <text:p>0.306</text:p>
          </table:table-cell>
          <table:table-cell table:style-name="ce343" table:formula="of:=[.C$1:.C$1048576]/([.C$1:.C$1048576]+[.G$1:.G$1048576])" office:value-type="percentage" office:value="0.693827479994114" calcext:value-type="percentage">
            <text:p>69.38%</text:p>
          </table:table-cell>
          <table:table-cell table:style-name="ce343" table:formula="of:=[.G$1:.G$1048576]/([.C$1:.C$1048576]+[.G$1:.G$1048576])" office:value-type="percentage" office:value="0.306172520005886" calcext:value-type="percentage">
            <text:p>30.62%</text:p>
          </table:table-cell>
          <table:table-cell table:number-columns-repeated="4"/>
        </table:table-row>
        <table:table-row table:style-name="ro2">
          <table:table-cell table:style-name="ce317" office:value-type="date" office:date-value="2023-01-01" calcext:value-type="date">
            <text:p>01/01/23</text:p>
          </table:table-cell>
          <table:table-cell office:value-type="float" office:value="273714" calcext:value-type="float">
            <text:p>273714</text:p>
          </table:table-cell>
          <table:table-cell table:formula="of:=[.B108]-[.B107]" office:value-type="float" office:value="253" calcext:value-type="float">
            <text:p>253</text:p>
          </table:table-cell>
          <table:table-cell table:style-name="ce369" table:formula="of:=[.C$1:.C$1048576]/([.A108]-[.A107])*30.4375" office:value-type="float" office:value="855.631944444444" calcext:value-type="float">
            <text:p>855.63</text:p>
          </table:table-cell>
          <table:table-cell table:style-name="ce317" office:value-type="date" office:date-value="2023-01-01" calcext:value-type="date">
            <text:p>01/01/23</text:p>
          </table:table-cell>
          <table:table-cell table:formula="of:=4827*25+8" office:value-type="float" office:value="120683" calcext:value-type="float">
            <text:p>120683</text:p>
          </table:table-cell>
          <table:table-cell table:formula="of:=[.F108]-[.F107]" office:value-type="float" office:value="10" calcext:value-type="float">
            <text:p>10</text:p>
          </table:table-cell>
          <table:table-cell table:style-name="ce369" table:formula="of:=[.G$1:.G$1048576]/([.E108]-[.E107])*30.4375" office:value-type="float" office:value="33.8194444444444" calcext:value-type="float">
            <text:p>33.82</text:p>
          </table:table-cell>
          <table:table-cell table:style-name="ce310" table:formula="of:=[.B$1:.B$1048576]+[.F$1:.F$1048576]" office:value-type="float" office:value="394397" calcext:value-type="float">
            <text:p>394,397</text:p>
          </table:table-cell>
          <table:table-cell table:style-name="ce340" table:formula="of:=[.B$1:.B$1048576]/[.I$1:.I$1048576]" office:value-type="float" office:value="0.694006293151317" calcext:value-type="float">
            <text:p>0.694</text:p>
          </table:table-cell>
          <table:table-cell table:style-name="ce340" table:formula="of:=[.F$1:.F$1048576]/[.I$1:.I$1048576]" office:value-type="float" office:value="0.305993706848683" calcext:value-type="float">
            <text:p>0.306</text:p>
          </table:table-cell>
          <table:table-cell table:style-name="ce343" table:formula="of:=[.C$1:.C$1048576]/([.C$1:.C$1048576]+[.G$1:.G$1048576])" office:value-type="percentage" office:value="0.961977186311787" calcext:value-type="percentage">
            <text:p>96.20%</text:p>
          </table:table-cell>
          <table:table-cell table:style-name="ce343" table:formula="of:=[.G$1:.G$1048576]/([.C$1:.C$1048576]+[.G$1:.G$1048576])" office:value-type="percentage" office:value="0.0380228136882129" calcext:value-type="percentage">
            <text:p>3.80%</text:p>
          </table:table-cell>
          <table:table-cell table:number-columns-repeated="4"/>
        </table:table-row>
        <table:table-row table:style-name="ro2">
          <table:table-cell table:style-name="ce317" office:value-type="date" office:date-value="2023-03-01" calcext:value-type="date">
            <text:p>03/01/23</text:p>
          </table:table-cell>
          <table:table-cell office:value-type="float" office:value="276076" calcext:value-type="float">
            <text:p>276076</text:p>
          </table:table-cell>
          <table:table-cell table:formula="of:=[.B109]-[.B108]" office:value-type="float" office:value="2362" calcext:value-type="float">
            <text:p>2362</text:p>
          </table:table-cell>
          <table:table-cell table:style-name="ce369" table:formula="of:=[.C$1:.C$1048576]/([.A109]-[.A108])*30.4375" office:value-type="float" office:value="1218.53177966102" calcext:value-type="float">
            <text:p>1,218.53</text:p>
          </table:table-cell>
          <table:table-cell table:style-name="ce317" office:value-type="date" office:date-value="2023-03-01" calcext:value-type="date">
            <text:p>03/01/23</text:p>
          </table:table-cell>
          <table:table-cell table:formula="of:=4828*25+2" office:value-type="float" office:value="120702" calcext:value-type="float">
            <text:p>120702</text:p>
          </table:table-cell>
          <table:table-cell table:formula="of:=[.F109]-[.F108]" office:value-type="float" office:value="19" calcext:value-type="float">
            <text:p>19</text:p>
          </table:table-cell>
          <table:table-cell table:style-name="ce369" table:formula="of:=[.G$1:.G$1048576]/([.E109]-[.E108])*30.4375" office:value-type="float" office:value="9.80190677966102" calcext:value-type="float">
            <text:p>9.80</text:p>
          </table:table-cell>
          <table:table-cell table:style-name="ce310" table:formula="of:=[.B$1:.B$1048576]+[.F$1:.F$1048576]" office:value-type="float" office:value="396778" calcext:value-type="float">
            <text:p>396,778</text:p>
          </table:table-cell>
          <table:table-cell table:style-name="ce340" table:formula="of:=[.B$1:.B$1048576]/[.I$1:.I$1048576]" office:value-type="float" office:value="0.695794625710095" calcext:value-type="float">
            <text:p>0.696</text:p>
          </table:table-cell>
          <table:table-cell table:style-name="ce340" table:formula="of:=[.F$1:.F$1048576]/[.I$1:.I$1048576]" office:value-type="float" office:value="0.304205374289905" calcext:value-type="float">
            <text:p>0.304</text:p>
          </table:table-cell>
          <table:table-cell table:style-name="ce343" table:formula="of:=[.C$1:.C$1048576]/([.C$1:.C$1048576]+[.G$1:.G$1048576])" office:value-type="percentage" office:value="0.992020159596808" calcext:value-type="percentage">
            <text:p>99.20%</text:p>
          </table:table-cell>
          <table:table-cell table:style-name="ce343" table:formula="of:=[.G$1:.G$1048576]/([.C$1:.C$1048576]+[.G$1:.G$1048576])" office:value-type="percentage" office:value="0.00797984040319194" calcext:value-type="percentage">
            <text:p>0.80%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0]-[.B109]" office:value-type="float" office:value="-276076" calcext:value-type="float">
            <text:p>-276076</text:p>
          </table:table-cell>
          <table:table-cell table:style-name="ce369" table:formula="of:=[.C$1:.C$1048576]/([.A110]-[.A109])*30.4375" office:value-type="float" office:value="186.792852220691" calcext:value-type="float">
            <text:p>186.79</text:p>
          </table:table-cell>
          <table:table-cell table:number-columns-repeated="2"/>
          <table:table-cell table:formula="of:=[.F110]-[.F109]" office:value-type="float" office:value="-120702" calcext:value-type="float">
            <text:p>-120702</text:p>
          </table:table-cell>
          <table:table-cell table:style-name="ce369" table:formula="of:=[.G$1:.G$1048576]/([.E110]-[.E109])*30.4375" office:value-type="float" office:value="81.6668991464011" calcext:value-type="float">
            <text:p>81.67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percentage" office:value="0.695794625710095" calcext:value-type="percentage">
            <text:p>69.58%</text:p>
          </table:table-cell>
          <table:table-cell table:style-name="ce343" table:formula="of:=[.G$1:.G$1048576]/([.C$1:.C$1048576]+[.G$1:.G$1048576])" office:value-type="percentage" office:value="0.304205374289905" calcext:value-type="percentage">
            <text:p>30.42%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1]-[.B110]" office:value-type="float" office:value="0" calcext:value-type="float">
            <text:p>0</text:p>
          </table:table-cell>
          <table:table-cell table:style-name="ce369" table:formula="of:=[.C$1:.C$1048576]/([.A111]-[.A110])*30.4375" office:value-type="string" office:string-value="" calcext:value-type="error">
            <text:p>#DIV/0!</text:p>
          </table:table-cell>
          <table:table-cell table:number-columns-repeated="2"/>
          <table:table-cell table:formula="of:=[.F111]-[.F110]" office:value-type="float" office:value="0" calcext:value-type="float">
            <text:p>0</text:p>
          </table:table-cell>
          <table:table-cell table:style-name="ce369" table:formula="of:=[.G$1:.G$1048576]/([.E111]-[.E110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2]-[.B111]" office:value-type="float" office:value="0" calcext:value-type="float">
            <text:p>0</text:p>
          </table:table-cell>
          <table:table-cell table:style-name="ce369" table:formula="of:=[.C$1:.C$1048576]/([.A112]-[.A111])*30.4375" office:value-type="string" office:string-value="" calcext:value-type="error">
            <text:p>#DIV/0!</text:p>
          </table:table-cell>
          <table:table-cell table:number-columns-repeated="2"/>
          <table:table-cell table:formula="of:=[.F112]-[.F111]" office:value-type="float" office:value="0" calcext:value-type="float">
            <text:p>0</text:p>
          </table:table-cell>
          <table:table-cell table:style-name="ce369" table:formula="of:=[.G$1:.G$1048576]/([.E112]-[.E111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3]-[.B112]" office:value-type="float" office:value="0" calcext:value-type="float">
            <text:p>0</text:p>
          </table:table-cell>
          <table:table-cell table:style-name="ce369" table:formula="of:=[.C$1:.C$1048576]/([.A113]-[.A112])*30.4375" office:value-type="string" office:string-value="" calcext:value-type="error">
            <text:p>#DIV/0!</text:p>
          </table:table-cell>
          <table:table-cell table:number-columns-repeated="2"/>
          <table:table-cell table:formula="of:=[.F113]-[.F112]" office:value-type="float" office:value="0" calcext:value-type="float">
            <text:p>0</text:p>
          </table:table-cell>
          <table:table-cell table:style-name="ce369" table:formula="of:=[.G$1:.G$1048576]/([.E113]-[.E112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4]-[.B113]" office:value-type="float" office:value="0" calcext:value-type="float">
            <text:p>0</text:p>
          </table:table-cell>
          <table:table-cell table:style-name="ce369" table:formula="of:=[.C$1:.C$1048576]/([.A114]-[.A113])*30.4375" office:value-type="string" office:string-value="" calcext:value-type="error">
            <text:p>#DIV/0!</text:p>
          </table:table-cell>
          <table:table-cell table:number-columns-repeated="2"/>
          <table:table-cell table:formula="of:=[.F114]-[.F113]" office:value-type="float" office:value="0" calcext:value-type="float">
            <text:p>0</text:p>
          </table:table-cell>
          <table:table-cell table:style-name="ce369" table:formula="of:=[.G$1:.G$1048576]/([.E114]-[.E113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5]-[.B114]" office:value-type="float" office:value="0" calcext:value-type="float">
            <text:p>0</text:p>
          </table:table-cell>
          <table:table-cell table:style-name="ce369" table:formula="of:=[.C$1:.C$1048576]/([.A115]-[.A114])*30.4375" office:value-type="string" office:string-value="" calcext:value-type="error">
            <text:p>#DIV/0!</text:p>
          </table:table-cell>
          <table:table-cell table:number-columns-repeated="2"/>
          <table:table-cell table:formula="of:=[.F115]-[.F114]" office:value-type="float" office:value="0" calcext:value-type="float">
            <text:p>0</text:p>
          </table:table-cell>
          <table:table-cell table:style-name="ce369" table:formula="of:=[.G$1:.G$1048576]/([.E115]-[.E114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6]-[.B115]" office:value-type="float" office:value="0" calcext:value-type="float">
            <text:p>0</text:p>
          </table:table-cell>
          <table:table-cell table:style-name="ce369" table:formula="of:=[.C$1:.C$1048576]/([.A116]-[.A115])*30.4375" office:value-type="string" office:string-value="" calcext:value-type="error">
            <text:p>#DIV/0!</text:p>
          </table:table-cell>
          <table:table-cell table:number-columns-repeated="2"/>
          <table:table-cell table:formula="of:=[.F116]-[.F115]" office:value-type="float" office:value="0" calcext:value-type="float">
            <text:p>0</text:p>
          </table:table-cell>
          <table:table-cell table:style-name="ce369" table:formula="of:=[.G$1:.G$1048576]/([.E116]-[.E115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office:value-type="string" calcext:value-type="string">
            <text:p>h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 table:number-rows-repeated="10484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CS" table:style-name="ta1">
        <office:forms form:automatic-focus="false" form:apply-design-mode="false"/>
        <table:table-column table:style-name="co1" table:number-columns-repeated="1024" table:default-cell-style-name="ce347"/>
        <table:table-row table:style-name="ro2">
          <table:table-cell table:style-name="ce345" office:value-type="string" calcext:value-type="string">
            <text:p>WBM Date</text:p>
          </table:table-cell>
          <table:table-cell table:style-name="ce348" office:value-type="string" calcext:value-type="string">
            <text:p>AO3 Works</text:p>
          </table:table-cell>
          <table:table-cell table:style-name="ce348" office:value-type="string" calcext:value-type="string">
            <text:p>Increase</text:p>
          </table:table-cell>
          <table:table-cell table:style-name="ce351" office:value-type="string" calcext:value-type="string">
            <text:p>Inc / Month</text:p>
          </table:table-cell>
          <table:table-cell table:style-name="ce345" office:value-type="string" calcext:value-type="string">
            <text:p>WBM Date</text:p>
          </table:table-cell>
          <table:table-cell table:style-name="ce348" office:value-type="string" calcext:value-type="string">
            <text:p>FFN Works</text:p>
          </table:table-cell>
          <table:table-cell table:style-name="ce348" office:value-type="string" calcext:value-type="string">
            <text:p>Increase</text:p>
          </table:table-cell>
          <table:table-cell table:style-name="ce348" office:value-type="string" calcext:value-type="string">
            <text:p>Inc / Month</text:p>
          </table:table-cell>
          <table:table-cell table:style-name="ce345" office:value-type="string" calcext:value-type="string">
            <text:p>Total</text:p>
          </table:table-cell>
          <table:table-cell table:style-name="ce357" office:value-type="string" calcext:value-type="string">
            <text:p>% AO3</text:p>
          </table:table-cell>
          <table:table-cell table:style-name="ce357" office:value-type="string" calcext:value-type="string">
            <text:p>% FFN</text:p>
          </table:table-cell>
          <table:table-cell table:style-name="ce360" office:value-type="string" calcext:value-type="string">
            <text:p>'% Inc AO3</text:p>
          </table:table-cell>
          <table:table-cell table:style-name="ce360" office:value-type="string" calcext:value-type="string">
            <text:p>'% Inc FFN</text:p>
          </table:table-cell>
          <table:table-cell table:number-columns-repeated="1011"/>
        </table:table-row>
        <table:table-row table:style-name="ro2">
          <table:table-cell table:style-name="ce346"/>
          <table:table-cell table:style-name="ce349" table:number-columns-repeated="2"/>
          <table:table-cell table:style-name="ce352"/>
          <table:table-cell table:style-name="ce346"/>
          <table:table-cell table:style-name="ce349" table:number-columns-repeated="3"/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/>
          <table:table-cell table:style-name="ce349"/>
          <table:table-cell table:style-name="ce349" table:formula="of:=[.B3]-[.B2]" office:value-type="float" office:value="0" calcext:value-type="float">
            <text:p>0</text:p>
          </table:table-cell>
          <table:table-cell table:style-name="ce352" table:formula="of:=[.C$1:.C$1048576]/([.A3]-[.A2])*30.4375" office:value-type="string" office:string-value="" calcext:value-type="error">
            <text:p>#DIV/0!</text:p>
          </table:table-cell>
          <table:table-cell table:style-name="ce346"/>
          <table:table-cell table:style-name="ce349"/>
          <table:table-cell table:style-name="ce349" table:formula="of:=[.F3]-[.F2]" office:value-type="float" office:value="0" calcext:value-type="float">
            <text:p>0</text:p>
          </table:table-cell>
          <table:table-cell table:style-name="ce349" table:formula="of:=[.G$1:.G$1048576]/([.E3]-[.E2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46"/>
          <table:table-cell table:style-name="ce349"/>
          <table:table-cell table:style-name="ce349" table:formula="of:=[.B4]-[.B3]" office:value-type="float" office:value="0" calcext:value-type="float">
            <text:p>0</text:p>
          </table:table-cell>
          <table:table-cell table:style-name="ce352" table:formula="of:=[.C$1:.C$1048576]/([.A4]-[.A3])*30.4375" office:value-type="string" office:string-value="" calcext:value-type="error">
            <text:p>#DIV/0!</text:p>
          </table:table-cell>
          <table:table-cell table:style-name="ce346"/>
          <table:table-cell table:style-name="ce349"/>
          <table:table-cell table:style-name="ce349" table:formula="of:=[.F4]-[.F3]" office:value-type="float" office:value="0" calcext:value-type="float">
            <text:p>0</text:p>
          </table:table-cell>
          <table:table-cell table:style-name="ce349" table:formula="of:=[.G$1:.G$1048576]/([.E4]-[.E3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]-[.B4]" office:value-type="float" office:value="0" calcext:value-type="float">
            <text:p>0</text:p>
          </table:table-cell>
          <table:table-cell table:style-name="ce352" table:formula="of:=[.C$1:.C$1048576]/([.A5]-[.A4])*30.4375" office:value-type="string" office:string-value="" calcext:value-type="error">
            <text:p>#DIV/0!</text:p>
          </table:table-cell>
          <table:table-cell table:style-name="ce346"/>
          <table:table-cell table:style-name="ce349"/>
          <table:table-cell table:style-name="ce349" table:formula="of:=[.F5]-[.F4]" office:value-type="float" office:value="0" calcext:value-type="float">
            <text:p>0</text:p>
          </table:table-cell>
          <table:table-cell table:style-name="ce349" table:formula="of:=[.G$1:.G$1048576]/([.E5]-[.E4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6]-[.B5]" office:value-type="float" office:value="0" calcext:value-type="float">
            <text:p>0</text:p>
          </table:table-cell>
          <table:table-cell table:style-name="ce352" table:formula="of:=[.C$1:.C$1048576]/([.A6]-[.A5])*30.4375" office:value-type="string" office:string-value="" calcext:value-type="error">
            <text:p>#DIV/0!</text:p>
          </table:table-cell>
          <table:table-cell table:style-name="ce346"/>
          <table:table-cell table:style-name="ce349"/>
          <table:table-cell table:style-name="ce349" table:formula="of:=[.F6]-[.F5]" office:value-type="float" office:value="0" calcext:value-type="float">
            <text:p>0</text:p>
          </table:table-cell>
          <table:table-cell table:style-name="ce349" table:formula="of:=[.G$1:.G$1048576]/([.E6]-[.E5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7]-[.B6]" office:value-type="float" office:value="0" calcext:value-type="float">
            <text:p>0</text:p>
          </table:table-cell>
          <table:table-cell table:style-name="ce352" table:formula="of:=[.C$1:.C$1048576]/([.A7]-[.A6])*30.4375" office:value-type="string" office:string-value="" calcext:value-type="error">
            <text:p>#DIV/0!</text:p>
          </table:table-cell>
          <table:table-cell table:style-name="ce346"/>
          <table:table-cell table:style-name="ce349"/>
          <table:table-cell table:style-name="ce349" table:formula="of:=[.F7]-[.F6]" office:value-type="float" office:value="0" calcext:value-type="float">
            <text:p>0</text:p>
          </table:table-cell>
          <table:table-cell table:style-name="ce349" table:formula="of:=[.G$1:.G$1048576]/([.E7]-[.E6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8]-[.B7]" office:value-type="float" office:value="0" calcext:value-type="float">
            <text:p>0</text:p>
          </table:table-cell>
          <table:table-cell table:style-name="ce352" table:formula="of:=[.C$1:.C$1048576]/([.A8]-[.A7])*30.4375" office:value-type="string" office:string-value="" calcext:value-type="error">
            <text:p>#DIV/0!</text:p>
          </table:table-cell>
          <table:table-cell table:style-name="ce346"/>
          <table:table-cell table:style-name="ce349"/>
          <table:table-cell table:style-name="ce349" table:formula="of:=[.F8]-[.F7]" office:value-type="float" office:value="0" calcext:value-type="float">
            <text:p>0</text:p>
          </table:table-cell>
          <table:table-cell table:style-name="ce349" table:formula="of:=[.G$1:.G$1048576]/([.E8]-[.E7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9]-[.B8]" office:value-type="float" office:value="0" calcext:value-type="float">
            <text:p>0</text:p>
          </table:table-cell>
          <table:table-cell table:style-name="ce352" table:formula="of:=[.C$1:.C$1048576]/([.A9]-[.A8])*30.4375" office:value-type="string" office:string-value="" calcext:value-type="error">
            <text:p>#DIV/0!</text:p>
          </table:table-cell>
          <table:table-cell table:style-name="ce346"/>
          <table:table-cell table:style-name="ce349"/>
          <table:table-cell table:style-name="ce349" table:formula="of:=[.F9]-[.F8]" office:value-type="float" office:value="0" calcext:value-type="float">
            <text:p>0</text:p>
          </table:table-cell>
          <table:table-cell table:style-name="ce349" table:formula="of:=[.G$1:.G$1048576]/([.E9]-[.E8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10]-[.B9]" office:value-type="float" office:value="0" calcext:value-type="float">
            <text:p>0</text:p>
          </table:table-cell>
          <table:table-cell table:style-name="ce352" table:formula="of:=[.C$1:.C$1048576]/([.A10]-[.A9])*30.4375" office:value-type="string" office:string-value="" calcext:value-type="error">
            <text:p>#DIV/0!</text:p>
          </table:table-cell>
          <table:table-cell table:style-name="ce346" office:value-type="date" office:date-value="2004-04-04" calcext:value-type="date">
            <text:p>04/04/04</text:p>
          </table:table-cell>
          <table:table-cell table:style-name="ce349" office:value-type="float" office:value="14079" calcext:value-type="float">
            <text:p>14,079</text:p>
          </table:table-cell>
          <table:table-cell table:style-name="ce349" table:formula="of:=[.F10]-[.F9]" office:value-type="float" office:value="14079" calcext:value-type="float">
            <text:p>14,079</text:p>
          </table:table-cell>
          <table:table-cell table:style-name="ce349" table:formula="of:=[.G$1:.G$1048576]/([.E10]-[.E9])*30.4375" office:value-type="float" office:value="11.2531068643155" calcext:value-type="float">
            <text:p>11</text:p>
          </table:table-cell>
          <table:table-cell table:style-name="ce349" table:formula="of:=[.B$1:.B$1048576]+[.F$1:.F$1048576]" office:value-type="float" office:value="14079" calcext:value-type="float">
            <text:p>14,079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11]-[.B10]" office:value-type="float" office:value="0" calcext:value-type="float">
            <text:p>0</text:p>
          </table:table-cell>
          <table:table-cell table:style-name="ce352" table:formula="of:=[.C$1:.C$1048576]/([.A11]-[.A10])*30.4375" office:value-type="string" office:string-value="" calcext:value-type="error">
            <text:p>#DIV/0!</text:p>
          </table:table-cell>
          <table:table-cell table:style-name="ce346" office:value-type="date" office:date-value="2004-10-12" calcext:value-type="date">
            <text:p>10/12/04</text:p>
          </table:table-cell>
          <table:table-cell table:style-name="ce349" office:value-type="float" office:value="15428" calcext:value-type="float">
            <text:p>15,428</text:p>
          </table:table-cell>
          <table:table-cell table:style-name="ce349" table:formula="of:=[.F11]-[.F10]" office:value-type="float" office:value="1349" calcext:value-type="float">
            <text:p>1,349</text:p>
          </table:table-cell>
          <table:table-cell table:style-name="ce349" table:formula="of:=[.G$1:.G$1048576]/([.E11]-[.E10])*30.4375" office:value-type="float" office:value="214.974803664921" calcext:value-type="float">
            <text:p>215</text:p>
          </table:table-cell>
          <table:table-cell table:style-name="ce349" table:formula="of:=[.B$1:.B$1048576]+[.F$1:.F$1048576]" office:value-type="float" office:value="15428" calcext:value-type="float">
            <text:p>15,428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12]-[.B11]" office:value-type="float" office:value="0" calcext:value-type="float">
            <text:p>0</text:p>
          </table:table-cell>
          <table:table-cell table:style-name="ce352" table:formula="of:=[.C$1:.C$1048576]/([.A12]-[.A11])*30.4375" office:value-type="string" office:string-value="" calcext:value-type="error">
            <text:p>#DIV/0!</text:p>
          </table:table-cell>
          <table:table-cell table:style-name="ce346" office:value-type="date" office:date-value="2005-01-01" calcext:value-type="date">
            <text:p>01/01/05</text:p>
          </table:table-cell>
          <table:table-cell table:style-name="ce349" office:value-type="float" office:value="15981" calcext:value-type="float">
            <text:p>15,981</text:p>
          </table:table-cell>
          <table:table-cell table:style-name="ce349" table:formula="of:=[.F12]-[.F11]" office:value-type="float" office:value="553" calcext:value-type="float">
            <text:p>553</text:p>
          </table:table-cell>
          <table:table-cell table:style-name="ce349" table:formula="of:=[.G$1:.G$1048576]/([.E12]-[.E11])*30.4375" office:value-type="float" office:value="207.801697530864" calcext:value-type="float">
            <text:p>208</text:p>
          </table:table-cell>
          <table:table-cell table:style-name="ce349" table:formula="of:=[.B$1:.B$1048576]+[.F$1:.F$1048576]" office:value-type="float" office:value="15981" calcext:value-type="float">
            <text:p>15,981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13]-[.B12]" office:value-type="float" office:value="0" calcext:value-type="float">
            <text:p>0</text:p>
          </table:table-cell>
          <table:table-cell table:style-name="ce352" table:formula="of:=[.C$1:.C$1048576]/([.A13]-[.A12])*30.4375" office:value-type="string" office:string-value="" calcext:value-type="error">
            <text:p>#DIV/0!</text:p>
          </table:table-cell>
          <table:table-cell table:style-name="ce346" office:value-type="date" office:date-value="2005-04-01" calcext:value-type="date">
            <text:p>04/01/05</text:p>
          </table:table-cell>
          <table:table-cell table:style-name="ce349" office:value-type="float" office:value="15533" calcext:value-type="float">
            <text:p>15,533</text:p>
          </table:table-cell>
          <table:table-cell table:style-name="ce349" table:formula="of:=[.F13]-[.F12]" office:value-type="float" office:value="-448" calcext:value-type="float">
            <text:p>-448</text:p>
          </table:table-cell>
          <table:table-cell table:style-name="ce349" table:formula="of:=[.G$1:.G$1048576]/([.E13]-[.E12])*30.4375" office:value-type="float" office:value="-151.511111111111" calcext:value-type="float">
            <text:p>-152</text:p>
          </table:table-cell>
          <table:table-cell table:style-name="ce349" table:formula="of:=[.B$1:.B$1048576]+[.F$1:.F$1048576]" office:value-type="float" office:value="15533" calcext:value-type="float">
            <text:p>15,533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-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14]-[.B13]" office:value-type="float" office:value="0" calcext:value-type="float">
            <text:p>0</text:p>
          </table:table-cell>
          <table:table-cell table:style-name="ce352" table:formula="of:=[.C$1:.C$1048576]/([.A14]-[.A13])*30.4375" office:value-type="string" office:string-value="" calcext:value-type="error">
            <text:p>#DIV/0!</text:p>
          </table:table-cell>
          <table:table-cell table:style-name="ce346" office:value-type="date" office:date-value="2006-10-13" calcext:value-type="date">
            <text:p>10/13/06</text:p>
          </table:table-cell>
          <table:table-cell table:style-name="ce349" office:value-type="float" office:value="18873" calcext:value-type="float">
            <text:p>18,873</text:p>
          </table:table-cell>
          <table:table-cell table:style-name="ce349" table:formula="of:=[.F14]-[.F13]" office:value-type="float" office:value="3340" calcext:value-type="float">
            <text:p>3,340</text:p>
          </table:table-cell>
          <table:table-cell table:style-name="ce349" table:formula="of:=[.G$1:.G$1048576]/([.E14]-[.E13])*30.4375" office:value-type="float" office:value="181.537946428571" calcext:value-type="float">
            <text:p>182</text:p>
          </table:table-cell>
          <table:table-cell table:style-name="ce349" table:formula="of:=[.B$1:.B$1048576]+[.F$1:.F$1048576]" office:value-type="float" office:value="18873" calcext:value-type="float">
            <text:p>18,873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15]-[.B14]" office:value-type="float" office:value="0" calcext:value-type="float">
            <text:p>0</text:p>
          </table:table-cell>
          <table:table-cell table:style-name="ce352" table:formula="of:=[.C$1:.C$1048576]/([.A15]-[.A14])*30.4375" office:value-type="string" office:string-value="" calcext:value-type="error">
            <text:p>#DIV/0!</text:p>
          </table:table-cell>
          <table:table-cell table:style-name="ce346" office:value-type="date" office:date-value="2007-06-30" calcext:value-type="date">
            <text:p>06/30/07</text:p>
          </table:table-cell>
          <table:table-cell table:style-name="ce349" office:value-type="float" office:value="20105" calcext:value-type="float">
            <text:p>20,105</text:p>
          </table:table-cell>
          <table:table-cell table:style-name="ce349" table:formula="of:=[.F15]-[.F14]" office:value-type="float" office:value="1232" calcext:value-type="float">
            <text:p>1,232</text:p>
          </table:table-cell>
          <table:table-cell table:style-name="ce349" table:formula="of:=[.G$1:.G$1048576]/([.E15]-[.E14])*30.4375" office:value-type="float" office:value="144.226923076923" calcext:value-type="float">
            <text:p>144</text:p>
          </table:table-cell>
          <table:table-cell table:style-name="ce349" table:formula="of:=[.B$1:.B$1048576]+[.F$1:.F$1048576]" office:value-type="float" office:value="20105" calcext:value-type="float">
            <text:p>20,105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16]-[.B15]" office:value-type="float" office:value="0" calcext:value-type="float">
            <text:p>0</text:p>
          </table:table-cell>
          <table:table-cell table:style-name="ce352" table:formula="of:=[.C$1:.C$1048576]/([.A16]-[.A15])*30.4375" office:value-type="string" office:string-value="" calcext:value-type="error">
            <text:p>#DIV/0!</text:p>
          </table:table-cell>
          <table:table-cell table:style-name="ce346" office:value-type="date" office:date-value="2009-02-24" calcext:value-type="date">
            <text:p>02/24/09</text:p>
          </table:table-cell>
          <table:table-cell table:style-name="ce349" office:value-type="float" office:value="22346" calcext:value-type="float">
            <text:p>22,346</text:p>
          </table:table-cell>
          <table:table-cell table:style-name="ce349" table:formula="of:=[.F16]-[.F15]" office:value-type="float" office:value="2241" calcext:value-type="float">
            <text:p>2,241</text:p>
          </table:table-cell>
          <table:table-cell table:style-name="ce349" table:formula="of:=[.G$1:.G$1048576]/([.E16]-[.E15])*30.4375" office:value-type="float" office:value="112.744524793388" calcext:value-type="float">
            <text:p>113</text:p>
          </table:table-cell>
          <table:table-cell table:style-name="ce349" table:formula="of:=[.B$1:.B$1048576]+[.F$1:.F$1048576]" office:value-type="float" office:value="22346" calcext:value-type="float">
            <text:p>22,346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09-07-04" calcext:value-type="date">
            <text:p>07/04/09</text:p>
          </table:table-cell>
          <table:table-cell office:value-type="float" office:value="1" calcext:value-type="float">
            <text:p>1</text:p>
          </table:table-cell>
          <table:table-cell table:style-name="ce349" table:formula="of:=[.B17]-[.B16]" office:value-type="float" office:value="1" calcext:value-type="float">
            <text:p>1</text:p>
          </table:table-cell>
          <table:table-cell table:style-name="ce352" table:formula="of:=[.C$1:.C$1048576]/([.A17]-[.A16])*30.4375" office:value-type="float" office:value="0.000760975548777439" calcext:value-type="float">
            <text:p>0</text:p>
          </table:table-cell>
          <table:table-cell table:style-name="ce346" office:value-type="date" office:date-value="2009-10-27" calcext:value-type="date">
            <text:p>10/27/09</text:p>
          </table:table-cell>
          <table:table-cell table:style-name="ce349" office:value-type="float" office:value="23151" calcext:value-type="float">
            <text:p>23,151</text:p>
          </table:table-cell>
          <table:table-cell table:style-name="ce349" table:formula="of:=[.F17]-[.F16]" office:value-type="float" office:value="805" calcext:value-type="float">
            <text:p>805</text:p>
          </table:table-cell>
          <table:table-cell table:style-name="ce349" table:formula="of:=[.G$1:.G$1048576]/([.E17]-[.E16])*30.4375" office:value-type="float" office:value="100.008928571429" calcext:value-type="float">
            <text:p>100</text:p>
          </table:table-cell>
          <table:table-cell table:style-name="ce349" table:formula="of:=[.B$1:.B$1048576]+[.F$1:.F$1048576]" office:value-type="float" office:value="23152" calcext:value-type="float">
            <text:p>23,152</text:p>
          </table:table-cell>
          <table:table-cell table:style-name="ce358" table:formula="of:=[.B$1:.B$1048576]/[.I$1:.I$1048576]" office:value-type="float" office:value="0.0000431928127159641" calcext:value-type="float">
            <text:p>0.000</text:p>
          </table:table-cell>
          <table:table-cell table:style-name="ce358" table:formula="of:=[.F$1:.F$1048576]/[.I$1:.I$1048576]" office:value-type="float" office:value="0.999956807187284" calcext:value-type="float">
            <text:p>1.000</text:p>
          </table:table-cell>
          <table:table-cell table:style-name="ce361" table:formula="of:=[.C$1:.C$1048576]/([.C$1:.C$1048576]+[.G$1:.G$1048576])" office:value-type="percentage" office:value="0.00124069478908189" calcext:value-type="percentage">
            <text:p>0.12%</text:p>
          </table:table-cell>
          <table:table-cell table:style-name="ce361" table:formula="of:=[.G$1:.G$1048576]/([.C$1:.C$1048576]+[.G$1:.G$1048576])" office:value-type="percentage" office:value="0.998759305210918" calcext:value-type="percentage">
            <text:p>99.88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0-03-29" calcext:value-type="date">
            <text:p>03/29/10</text:p>
          </table:table-cell>
          <table:table-cell office:value-type="float" office:value="33" calcext:value-type="float">
            <text:p>33</text:p>
          </table:table-cell>
          <table:table-cell table:style-name="ce349" table:formula="of:=[.B18]-[.B17]" office:value-type="float" office:value="32" calcext:value-type="float">
            <text:p>32</text:p>
          </table:table-cell>
          <table:table-cell table:style-name="ce352" table:formula="of:=[.C$1:.C$1048576]/([.A18]-[.A17])*30.4375" office:value-type="float" office:value="3.63432835820895" calcext:value-type="float">
            <text:p>4</text:p>
          </table:table-cell>
          <table:table-cell table:style-name="ce346" office:value-type="date" office:date-value="2010-03-29" calcext:value-type="date">
            <text:p>03/29/10</text:p>
          </table:table-cell>
          <table:table-cell table:style-name="ce349" office:value-type="float" office:value="23536" calcext:value-type="float">
            <text:p>23,536</text:p>
          </table:table-cell>
          <table:table-cell table:style-name="ce349" table:formula="of:=[.F18]-[.F17]" office:value-type="float" office:value="385" calcext:value-type="float">
            <text:p>385</text:p>
          </table:table-cell>
          <table:table-cell table:style-name="ce349" table:formula="of:=[.G$1:.G$1048576]/([.E18]-[.E17])*30.4375" office:value-type="float" office:value="76.5910947712418" calcext:value-type="float">
            <text:p>77</text:p>
          </table:table-cell>
          <table:table-cell table:style-name="ce349" table:formula="of:=[.B$1:.B$1048576]+[.F$1:.F$1048576]" office:value-type="float" office:value="23569" calcext:value-type="float">
            <text:p>23,569</text:p>
          </table:table-cell>
          <table:table-cell table:style-name="ce358" table:formula="of:=[.B$1:.B$1048576]/[.I$1:.I$1048576]" office:value-type="float" office:value="0.00140014425728711" calcext:value-type="float">
            <text:p>0.001</text:p>
          </table:table-cell>
          <table:table-cell table:style-name="ce358" table:formula="of:=[.F$1:.F$1048576]/[.I$1:.I$1048576]" office:value-type="float" office:value="0.998599855742713" calcext:value-type="float">
            <text:p>0.999</text:p>
          </table:table-cell>
          <table:table-cell table:style-name="ce361" table:formula="of:=[.C$1:.C$1048576]/([.C$1:.C$1048576]+[.G$1:.G$1048576])" office:value-type="percentage" office:value="0.0767386091127098" calcext:value-type="percentage">
            <text:p>7.67%</text:p>
          </table:table-cell>
          <table:table-cell table:style-name="ce361" table:formula="of:=[.G$1:.G$1048576]/([.C$1:.C$1048576]+[.G$1:.G$1048576])" office:value-type="percentage" office:value="0.92326139088729" calcext:value-type="percentage">
            <text:p>92.33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0-06-13" calcext:value-type="date">
            <text:p>06/13/10</text:p>
          </table:table-cell>
          <table:table-cell office:value-type="float" office:value="38" calcext:value-type="float">
            <text:p>38</text:p>
          </table:table-cell>
          <table:table-cell table:style-name="ce349" table:formula="of:=[.B19]-[.B18]" office:value-type="float" office:value="5" calcext:value-type="float">
            <text:p>5</text:p>
          </table:table-cell>
          <table:table-cell table:style-name="ce352" table:formula="of:=[.C$1:.C$1048576]/([.A19]-[.A18])*30.4375" office:value-type="float" office:value="2.00246710526316" calcext:value-type="float">
            <text:p>2</text:p>
          </table:table-cell>
          <table:table-cell table:style-name="ce346" office:value-type="date" office:date-value="2010-06-12" calcext:value-type="date">
            <text:p>06/12/10</text:p>
          </table:table-cell>
          <table:table-cell table:style-name="ce349" office:value-type="float" office:value="23725" calcext:value-type="float">
            <text:p>23,725</text:p>
          </table:table-cell>
          <table:table-cell table:style-name="ce349" table:formula="of:=[.F19]-[.F18]" office:value-type="float" office:value="189" calcext:value-type="float">
            <text:p>189</text:p>
          </table:table-cell>
          <table:table-cell table:style-name="ce349" table:formula="of:=[.G$1:.G$1048576]/([.E19]-[.E18])*30.4375" office:value-type="float" office:value="76.7025" calcext:value-type="float">
            <text:p>77</text:p>
          </table:table-cell>
          <table:table-cell table:style-name="ce349" table:formula="of:=[.B$1:.B$1048576]+[.F$1:.F$1048576]" office:value-type="float" office:value="23763" calcext:value-type="float">
            <text:p>23,763</text:p>
          </table:table-cell>
          <table:table-cell table:style-name="ce358" table:formula="of:=[.B$1:.B$1048576]/[.I$1:.I$1048576]" office:value-type="float" office:value="0.00159912468964356" calcext:value-type="float">
            <text:p>0.002</text:p>
          </table:table-cell>
          <table:table-cell table:style-name="ce358" table:formula="of:=[.F$1:.F$1048576]/[.I$1:.I$1048576]" office:value-type="float" office:value="0.998400875310356" calcext:value-type="float">
            <text:p>0.998</text:p>
          </table:table-cell>
          <table:table-cell table:style-name="ce361" table:formula="of:=[.C$1:.C$1048576]/([.C$1:.C$1048576]+[.G$1:.G$1048576])" office:value-type="percentage" office:value="0.0257731958762887" calcext:value-type="percentage">
            <text:p>2.58%</text:p>
          </table:table-cell>
          <table:table-cell table:style-name="ce361" table:formula="of:=[.G$1:.G$1048576]/([.C$1:.C$1048576]+[.G$1:.G$1048576])" office:value-type="percentage" office:value="0.974226804123711" calcext:value-type="percentage">
            <text:p>97.42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0-12-04" calcext:value-type="date">
            <text:p>12/04/10</text:p>
          </table:table-cell>
          <table:table-cell table:style-name="ce349" office:value-type="float" office:value="52" calcext:value-type="float">
            <text:p>52</text:p>
          </table:table-cell>
          <table:table-cell table:style-name="ce349" table:formula="of:=[.B20]-[.B19]" office:value-type="float" office:value="14" calcext:value-type="float">
            <text:p>14</text:p>
          </table:table-cell>
          <table:table-cell table:style-name="ce352" table:formula="of:=[.C$1:.C$1048576]/([.A20]-[.A19])*30.4375" office:value-type="float" office:value="2.44899425287356" calcext:value-type="float">
            <text:p>2</text:p>
          </table:table-cell>
          <table:table-cell table:style-name="ce346" office:value-type="date" office:date-value="2010-12-22" calcext:value-type="date">
            <text:p>12/22/10</text:p>
          </table:table-cell>
          <table:table-cell table:style-name="ce349" office:value-type="float" office:value="24128" calcext:value-type="float">
            <text:p>24,128</text:p>
          </table:table-cell>
          <table:table-cell table:style-name="ce349" table:formula="of:=[.F20]-[.F19]" office:value-type="float" office:value="403" calcext:value-type="float">
            <text:p>403</text:p>
          </table:table-cell>
          <table:table-cell table:style-name="ce349" table:formula="of:=[.G$1:.G$1048576]/([.E20]-[.E19])*30.4375" office:value-type="float" office:value="63.5560233160622" calcext:value-type="float">
            <text:p>64</text:p>
          </table:table-cell>
          <table:table-cell table:style-name="ce349" table:formula="of:=[.B$1:.B$1048576]+[.F$1:.F$1048576]" office:value-type="float" office:value="24180" calcext:value-type="float">
            <text:p>24,180</text:p>
          </table:table-cell>
          <table:table-cell table:style-name="ce358" table:formula="of:=[.B$1:.B$1048576]/[.I$1:.I$1048576]" office:value-type="float" office:value="0.0021505376344086" calcext:value-type="float">
            <text:p>0.002</text:p>
          </table:table-cell>
          <table:table-cell table:style-name="ce358" table:formula="of:=[.F$1:.F$1048576]/[.I$1:.I$1048576]" office:value-type="float" office:value="0.997849462365591" calcext:value-type="float">
            <text:p>0.998</text:p>
          </table:table-cell>
          <table:table-cell table:style-name="ce361" table:formula="of:=[.C$1:.C$1048576]/([.C$1:.C$1048576]+[.G$1:.G$1048576])" office:value-type="percentage" office:value="0.0335731414868106" calcext:value-type="percentage">
            <text:p>3.36%</text:p>
          </table:table-cell>
          <table:table-cell table:style-name="ce361" table:formula="of:=[.G$1:.G$1048576]/([.C$1:.C$1048576]+[.G$1:.G$1048576])" office:value-type="percentage" office:value="0.966426858513189" calcext:value-type="percentage">
            <text:p>96.64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1-09-24" calcext:value-type="date">
            <text:p>09/24/11</text:p>
          </table:table-cell>
          <table:table-cell table:style-name="ce349" office:value-type="float" office:value="97" calcext:value-type="float">
            <text:p>97</text:p>
          </table:table-cell>
          <table:table-cell table:style-name="ce349" table:formula="of:=[.B21]-[.B20]" office:value-type="float" office:value="45" calcext:value-type="float">
            <text:p>45</text:p>
          </table:table-cell>
          <table:table-cell table:style-name="ce352" table:formula="of:=[.C$1:.C$1048576]/([.A21]-[.A20])*30.4375" office:value-type="float" office:value="4.65880102040816" calcext:value-type="float">
            <text:p>5</text:p>
          </table:table-cell>
          <table:table-cell table:style-name="ce346" office:value-type="date" office:date-value="2011-08-12" calcext:value-type="date">
            <text:p>08/12/11</text:p>
          </table:table-cell>
          <table:table-cell table:style-name="ce349" office:value-type="float" office:value="24521" calcext:value-type="float">
            <text:p>24,521</text:p>
          </table:table-cell>
          <table:table-cell table:style-name="ce349" table:formula="of:=[.F21]-[.F20]" office:value-type="float" office:value="393" calcext:value-type="float">
            <text:p>393</text:p>
          </table:table-cell>
          <table:table-cell table:style-name="ce349" table:formula="of:=[.G$1:.G$1048576]/([.E21]-[.E20])*30.4375" office:value-type="float" office:value="51.3387875536481" calcext:value-type="float">
            <text:p>51</text:p>
          </table:table-cell>
          <table:table-cell table:style-name="ce349" table:formula="of:=[.B$1:.B$1048576]+[.F$1:.F$1048576]" office:value-type="float" office:value="24618" calcext:value-type="float">
            <text:p>24,618</text:p>
          </table:table-cell>
          <table:table-cell table:style-name="ce358" table:formula="of:=[.B$1:.B$1048576]/[.I$1:.I$1048576]" office:value-type="float" office:value="0.00394020635307499" calcext:value-type="float">
            <text:p>0.004</text:p>
          </table:table-cell>
          <table:table-cell table:style-name="ce358" table:formula="of:=[.F$1:.F$1048576]/[.I$1:.I$1048576]" office:value-type="float" office:value="0.996059793646925" calcext:value-type="float">
            <text:p>0.996</text:p>
          </table:table-cell>
          <table:table-cell table:style-name="ce361" table:formula="of:=[.C$1:.C$1048576]/([.C$1:.C$1048576]+[.G$1:.G$1048576])" office:value-type="percentage" office:value="0.102739726027397" calcext:value-type="percentage">
            <text:p>10.27%</text:p>
          </table:table-cell>
          <table:table-cell table:style-name="ce361" table:formula="of:=[.G$1:.G$1048576]/([.C$1:.C$1048576]+[.G$1:.G$1048576])" office:value-type="percentage" office:value="0.897260273972603" calcext:value-type="percentage">
            <text:p>89.73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1-11-17" calcext:value-type="date">
            <text:p>11/17/11</text:p>
          </table:table-cell>
          <table:table-cell table:style-name="ce349" office:value-type="float" office:value="97" calcext:value-type="float">
            <text:p>97</text:p>
          </table:table-cell>
          <table:table-cell table:style-name="ce349" table:formula="of:=[.B22]-[.B21]" office:value-type="float" office:value="0" calcext:value-type="float">
            <text:p>0</text:p>
          </table:table-cell>
          <table:table-cell table:style-name="ce352" table:formula="of:=[.C$1:.C$1048576]/([.A22]-[.A21])*30.4375" office:value-type="float" office:value="0" calcext:value-type="float">
            <text:p>0</text:p>
          </table:table-cell>
          <table:table-cell table:style-name="ce346" office:value-type="date" office:date-value="2011-10-11" calcext:value-type="date">
            <text:p>10/11/11</text:p>
          </table:table-cell>
          <table:table-cell table:style-name="ce349" office:value-type="float" office:value="24636" calcext:value-type="float">
            <text:p>24,636</text:p>
          </table:table-cell>
          <table:table-cell table:style-name="ce349" table:formula="of:=[.F22]-[.F21]" office:value-type="float" office:value="115" calcext:value-type="float">
            <text:p>115</text:p>
          </table:table-cell>
          <table:table-cell table:style-name="ce349" table:formula="of:=[.G$1:.G$1048576]/([.E22]-[.E21])*30.4375" office:value-type="float" office:value="58.3385416666667" calcext:value-type="float">
            <text:p>58</text:p>
          </table:table-cell>
          <table:table-cell table:style-name="ce349" table:formula="of:=[.B$1:.B$1048576]+[.F$1:.F$1048576]" office:value-type="float" office:value="24733" calcext:value-type="float">
            <text:p>24,733</text:p>
          </table:table-cell>
          <table:table-cell table:style-name="ce358" table:formula="of:=[.B$1:.B$1048576]/[.I$1:.I$1048576]" office:value-type="float" office:value="0.0039218857397" calcext:value-type="float">
            <text:p>0.004</text:p>
          </table:table-cell>
          <table:table-cell table:style-name="ce358" table:formula="of:=[.F$1:.F$1048576]/[.I$1:.I$1048576]" office:value-type="float" office:value="0.9960781142603" calcext:value-type="float">
            <text:p>0.996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2-01-18" calcext:value-type="date">
            <text:p>01/18/12</text:p>
          </table:table-cell>
          <table:table-cell table:style-name="ce349" office:value-type="float" office:value="119" calcext:value-type="float">
            <text:p>119</text:p>
          </table:table-cell>
          <table:table-cell table:style-name="ce349" table:formula="of:=[.B23]-[.B22]" office:value-type="float" office:value="22" calcext:value-type="float">
            <text:p>22</text:p>
          </table:table-cell>
          <table:table-cell table:style-name="ce352" table:formula="of:=[.C$1:.C$1048576]/([.A23]-[.A22])*30.4375" office:value-type="float" office:value="10.8004032258065" calcext:value-type="float">
            <text:p>11</text:p>
          </table:table-cell>
          <table:table-cell table:style-name="ce346" office:value-type="date" office:date-value="2012-01-18" calcext:value-type="date">
            <text:p>01/18/12</text:p>
          </table:table-cell>
          <table:table-cell table:style-name="ce349" office:value-type="float" office:value="24831" calcext:value-type="float">
            <text:p>24,831</text:p>
          </table:table-cell>
          <table:table-cell table:style-name="ce349" table:formula="of:=[.F23]-[.F22]" office:value-type="float" office:value="195" calcext:value-type="float">
            <text:p>195</text:p>
          </table:table-cell>
          <table:table-cell table:style-name="ce349" table:formula="of:=[.G$1:.G$1048576]/([.E23]-[.E22])*30.4375" office:value-type="float" office:value="59.9526515151515" calcext:value-type="float">
            <text:p>60</text:p>
          </table:table-cell>
          <table:table-cell table:style-name="ce349" table:formula="of:=[.B$1:.B$1048576]+[.F$1:.F$1048576]" office:value-type="float" office:value="24950" calcext:value-type="float">
            <text:p>24,950</text:p>
          </table:table-cell>
          <table:table-cell table:style-name="ce358" table:formula="of:=[.B$1:.B$1048576]/[.I$1:.I$1048576]" office:value-type="float" office:value="0.00476953907815631" calcext:value-type="float">
            <text:p>0.005</text:p>
          </table:table-cell>
          <table:table-cell table:style-name="ce358" table:formula="of:=[.F$1:.F$1048576]/[.I$1:.I$1048576]" office:value-type="float" office:value="0.995230460921844" calcext:value-type="float">
            <text:p>0.995</text:p>
          </table:table-cell>
          <table:table-cell table:style-name="ce361" table:formula="of:=[.C$1:.C$1048576]/([.C$1:.C$1048576]+[.G$1:.G$1048576])" office:value-type="percentage" office:value="0.101382488479263" calcext:value-type="percentage">
            <text:p>10.14%</text:p>
          </table:table-cell>
          <table:table-cell table:style-name="ce361" table:formula="of:=[.G$1:.G$1048576]/([.C$1:.C$1048576]+[.G$1:.G$1048576])" office:value-type="percentage" office:value="0.898617511520737" calcext:value-type="percentage">
            <text:p>89.8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2-04-26" calcext:value-type="date">
            <text:p>04/26/12</text:p>
          </table:table-cell>
          <table:table-cell table:style-name="ce349" office:value-type="float" office:value="138" calcext:value-type="float">
            <text:p>138</text:p>
          </table:table-cell>
          <table:table-cell table:style-name="ce349" table:formula="of:=[.B24]-[.B23]" office:value-type="float" office:value="19" calcext:value-type="float">
            <text:p>19</text:p>
          </table:table-cell>
          <table:table-cell table:style-name="ce352" table:formula="of:=[.C$1:.C$1048576]/([.A24]-[.A23])*30.4375" office:value-type="float" office:value="5.8415404040404" calcext:value-type="float">
            <text:p>6</text:p>
          </table:table-cell>
          <table:table-cell table:style-name="ce346" office:value-type="date" office:date-value="2012-05-05" calcext:value-type="date">
            <text:p>05/05/12</text:p>
          </table:table-cell>
          <table:table-cell table:style-name="ce349" office:value-type="float" office:value="25038" calcext:value-type="float">
            <text:p>25,038</text:p>
          </table:table-cell>
          <table:table-cell table:style-name="ce349" table:formula="of:=[.F24]-[.F23]" office:value-type="float" office:value="207" calcext:value-type="float">
            <text:p>207</text:p>
          </table:table-cell>
          <table:table-cell table:style-name="ce349" table:formula="of:=[.G$1:.G$1048576]/([.E24]-[.E23])*30.4375" office:value-type="float" office:value="58.3385416666667" calcext:value-type="float">
            <text:p>58</text:p>
          </table:table-cell>
          <table:table-cell table:style-name="ce349" table:formula="of:=[.B$1:.B$1048576]+[.F$1:.F$1048576]" office:value-type="float" office:value="25176" calcext:value-type="float">
            <text:p>25,176</text:p>
          </table:table-cell>
          <table:table-cell table:style-name="ce358" table:formula="of:=[.B$1:.B$1048576]/[.I$1:.I$1048576]" office:value-type="float" office:value="0.00548141086749285" calcext:value-type="float">
            <text:p>0.005</text:p>
          </table:table-cell>
          <table:table-cell table:style-name="ce358" table:formula="of:=[.F$1:.F$1048576]/[.I$1:.I$1048576]" office:value-type="float" office:value="0.994518589132507" calcext:value-type="float">
            <text:p>0.995</text:p>
          </table:table-cell>
          <table:table-cell table:style-name="ce361" table:formula="of:=[.C$1:.C$1048576]/([.C$1:.C$1048576]+[.G$1:.G$1048576])" office:value-type="percentage" office:value="0.084070796460177" calcext:value-type="percentage">
            <text:p>8.41%</text:p>
          </table:table-cell>
          <table:table-cell table:style-name="ce361" table:formula="of:=[.G$1:.G$1048576]/([.C$1:.C$1048576]+[.G$1:.G$1048576])" office:value-type="percentage" office:value="0.915929203539823" calcext:value-type="percentage">
            <text:p>91.59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2-05-18" calcext:value-type="date">
            <text:p>05/18/12</text:p>
          </table:table-cell>
          <table:table-cell table:style-name="ce349" office:value-type="float" office:value="144" calcext:value-type="float">
            <text:p>144</text:p>
          </table:table-cell>
          <table:table-cell table:style-name="ce349" table:formula="of:=[.B25]-[.B24]" office:value-type="float" office:value="6" calcext:value-type="float">
            <text:p>6</text:p>
          </table:table-cell>
          <table:table-cell table:style-name="ce352" table:formula="of:=[.C$1:.C$1048576]/([.A25]-[.A24])*30.4375" office:value-type="float" office:value="8.30113636363636" calcext:value-type="float">
            <text:p>8</text:p>
          </table:table-cell>
          <table:table-cell table:style-name="Default" table:number-columns-repeated="2"/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2-06-04" calcext:value-type="date">
            <text:p>06/04/12</text:p>
          </table:table-cell>
          <table:table-cell table:style-name="ce349" office:value-type="float" office:value="146" calcext:value-type="float">
            <text:p>146</text:p>
          </table:table-cell>
          <table:table-cell table:style-name="ce349" table:formula="of:=[.B26]-[.B25]" office:value-type="float" office:value="2" calcext:value-type="float">
            <text:p>2</text:p>
          </table:table-cell>
          <table:table-cell table:style-name="ce352" table:formula="of:=[.C$1:.C$1048576]/([.A26]-[.A25])*30.4375" office:value-type="float" office:value="3.58088235294118" calcext:value-type="float">
            <text:p>4</text:p>
          </table:table-cell>
          <table:table-cell table:style-name="ce346" office:value-type="date" office:date-value="2012-05-23" calcext:value-type="date">
            <text:p>05/23/12</text:p>
          </table:table-cell>
          <table:table-cell table:style-name="ce349" office:value-type="float" office:value="25079" calcext:value-type="float">
            <text:p>25,079</text:p>
          </table:table-cell>
          <table:table-cell table:style-name="ce349" table:formula="of:=[.F26]-[.F24]" office:value-type="float" office:value="41" calcext:value-type="float">
            <text:p>41</text:p>
          </table:table-cell>
          <table:table-cell table:style-name="ce349" table:formula="of:=[.G$1:.G$1048576]/([.E26]-[.E24])*30.4375" office:value-type="float" office:value="69.3298611111111" calcext:value-type="float">
            <text:p>69</text:p>
          </table:table-cell>
          <table:table-cell table:style-name="ce349" table:formula="of:=[.B$1:.B$1048576]+[.F$1:.F$1048576]" office:value-type="float" office:value="25225" calcext:value-type="float">
            <text:p>25,225</text:p>
          </table:table-cell>
          <table:table-cell table:style-name="ce358" table:formula="of:=[.B$1:.B$1048576]/[.I$1:.I$1048576]" office:value-type="float" office:value="0.00578790882061447" calcext:value-type="float">
            <text:p>0.006</text:p>
          </table:table-cell>
          <table:table-cell table:style-name="ce358" table:formula="of:=[.F$1:.F$1048576]/[.I$1:.I$1048576]" office:value-type="float" office:value="0.994212091179386" calcext:value-type="float">
            <text:p>0.994</text:p>
          </table:table-cell>
          <table:table-cell table:style-name="ce361" table:formula="of:=[.C$1:.C$1048576]/([.C$1:.C$1048576]+[.G$1:.G$1048576])" office:value-type="percentage" office:value="0.0465116279069768" calcext:value-type="percentage">
            <text:p>4.65%</text:p>
          </table:table-cell>
          <table:table-cell table:style-name="ce361" table:formula="of:=[.G$1:.G$1048576]/([.C$1:.C$1048576]+[.G$1:.G$1048576])" office:value-type="percentage" office:value="0.953488372093023" calcext:value-type="percentage">
            <text:p>95.35%</text:p>
          </table:table-cell>
          <table:table-cell table:number-columns-repeated="1011"/>
        </table:table-row>
        <table:table-row table:style-name="ro2" table:visibility="collapse">
          <table:table-cell table:style-name="ce346" office:value-type="date" office:date-value="2012-06-20" calcext:value-type="date">
            <text:p>06/20/12</text:p>
          </table:table-cell>
          <table:table-cell table:style-name="ce349" office:value-type="float" office:value="151" calcext:value-type="float">
            <text:p>151</text:p>
          </table:table-cell>
          <table:table-cell table:style-name="ce349" table:formula="of:=[.B27]-[.B26]" office:value-type="float" office:value="5" calcext:value-type="float">
            <text:p>5</text:p>
          </table:table-cell>
          <table:table-cell table:style-name="ce352" table:formula="of:=[.C$1:.C$1048576]/([.A27]-[.A26])*30.4375" office:value-type="float" office:value="9.51171875" calcext:value-type="float">
            <text:p>10</text:p>
          </table:table-cell>
          <table:table-cell table:style-name="ce346"/>
          <table:table-cell table:style-name="ce349"/>
          <table:table-cell table:style-name="ce349" table:formula="of:=[.F27]-[.F26]" office:value-type="float" office:value="-25079" calcext:value-type="float">
            <text:p>-25,079</text:p>
          </table:table-cell>
          <table:table-cell table:style-name="ce349" table:formula="of:=[.G$1:.G$1048576]/([.E27]-[.E26])*30.4375" office:value-type="float" office:value="18.5945157970379" calcext:value-type="float">
            <text:p>19</text:p>
          </table:table-cell>
          <table:table-cell table:style-name="ce349" table:formula="of:=[.B$1:.B$1048576]+[.F$1:.F$1048576]" office:value-type="float" office:value="151" calcext:value-type="float">
            <text:p>151</text:p>
          </table:table-cell>
          <table:table-cell table:style-name="ce358" table:formula="of:=[.B$1:.B$1048576]/[.I$1:.I$1048576]" office:value-type="float" office:value="1" calcext:value-type="float">
            <text:p>1.000</text:p>
          </table:table-cell>
          <table:table-cell table:style-name="ce358" table:formula="of:=[.F$1:.F$1048576]/[.I$1:.I$1048576]" office:value-type="float" office:value="0" calcext:value-type="float">
            <text:p>0.000</text:p>
          </table:table-cell>
          <table:table-cell table:style-name="ce361" table:formula="of:=[.C$1:.C$1048576]/([.C$1:.C$1048576]+[.G$1:.G$1048576])" office:value-type="percentage" office:value="-0.000199409747148441" calcext:value-type="percentage">
            <text:p>-0.02%</text:p>
          </table:table-cell>
          <table:table-cell table:style-name="ce361" table:formula="of:=[.G$1:.G$1048576]/([.C$1:.C$1048576]+[.G$1:.G$1048576])" office:value-type="percentage" office:value="1.00019940974715" calcext:value-type="percentage">
            <text:p>100.02%</text:p>
          </table:table-cell>
          <table:table-cell table:number-columns-repeated="1011"/>
        </table:table-row>
        <table:table-row table:style-name="ro2" table:visibility="collapse">
          <table:table-cell table:style-name="ce346" office:value-type="date" office:date-value="2012-07-16" calcext:value-type="date">
            <text:p>07/16/12</text:p>
          </table:table-cell>
          <table:table-cell table:style-name="ce349" office:value-type="float" office:value="154" calcext:value-type="float">
            <text:p>154</text:p>
          </table:table-cell>
          <table:table-cell table:style-name="ce349" table:formula="of:=[.B28]-[.B27]" office:value-type="float" office:value="3" calcext:value-type="float">
            <text:p>3</text:p>
          </table:table-cell>
          <table:table-cell table:style-name="ce352" table:formula="of:=[.C$1:.C$1048576]/([.A28]-[.A27])*30.4375" office:value-type="float" office:value="3.51201923076923" calcext:value-type="float">
            <text:p>4</text:p>
          </table:table-cell>
          <table:table-cell table:style-name="ce346"/>
          <table:table-cell table:style-name="ce349"/>
          <table:table-cell table:style-name="ce349" table:formula="of:=[.F28]-[.F27]" office:value-type="float" office:value="0" calcext:value-type="float">
            <text:p>0</text:p>
          </table:table-cell>
          <table:table-cell table:style-name="ce349" table:formula="of:=[.G$1:.G$1048576]/([.E28]-[.E27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154" calcext:value-type="float">
            <text:p>154</text:p>
          </table:table-cell>
          <table:table-cell table:style-name="ce358" table:formula="of:=[.B$1:.B$1048576]/[.I$1:.I$1048576]" office:value-type="float" office:value="1" calcext:value-type="float">
            <text:p>1.000</text:p>
          </table:table-cell>
          <table:table-cell table:style-name="ce358" table:formula="of:=[.F$1:.F$1048576]/[.I$1:.I$1048576]" office:value-type="float" office:value="0" calcext:value-type="float">
            <text:p>0.000</text:p>
          </table:table-cell>
          <table:table-cell table:style-name="ce361" table:formula="of:=[.C$1:.C$1048576]/([.C$1:.C$1048576]+[.G$1:.G$1048576])" office:value-type="percentage" office:value="1" calcext:value-type="percentage">
            <text:p>100.00%</text:p>
          </table:table-cell>
          <table:table-cell table:style-name="ce361"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346" office:value-type="date" office:date-value="2012-10-22" calcext:value-type="date">
            <text:p>10/22/12</text:p>
          </table:table-cell>
          <table:table-cell table:style-name="ce349" office:value-type="float" office:value="170" calcext:value-type="float">
            <text:p>170</text:p>
          </table:table-cell>
          <table:table-cell table:style-name="ce349" table:formula="of:=[.B29]-[.B28]" office:value-type="float" office:value="16" calcext:value-type="float">
            <text:p>16</text:p>
          </table:table-cell>
          <table:table-cell table:style-name="ce352" table:formula="of:=[.C$1:.C$1048576]/([.A29]-[.A28])*30.4375" office:value-type="float" office:value="4.96938775510204" calcext:value-type="float">
            <text:p>5</text:p>
          </table:table-cell>
          <table:table-cell table:style-name="ce346"/>
          <table:table-cell table:style-name="ce349"/>
          <table:table-cell table:style-name="ce349" table:formula="of:=[.F29]-[.F28]" office:value-type="float" office:value="0" calcext:value-type="float">
            <text:p>0</text:p>
          </table:table-cell>
          <table:table-cell table:style-name="ce349" table:formula="of:=[.G$1:.G$1048576]/([.E29]-[.E28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170" calcext:value-type="float">
            <text:p>170</text:p>
          </table:table-cell>
          <table:table-cell table:style-name="ce358" table:formula="of:=[.B$1:.B$1048576]/[.I$1:.I$1048576]" office:value-type="float" office:value="1" calcext:value-type="float">
            <text:p>1.000</text:p>
          </table:table-cell>
          <table:table-cell table:style-name="ce358" table:formula="of:=[.F$1:.F$1048576]/[.I$1:.I$1048576]" office:value-type="float" office:value="0" calcext:value-type="float">
            <text:p>0.000</text:p>
          </table:table-cell>
          <table:table-cell table:style-name="ce361" table:formula="of:=[.C$1:.C$1048576]/([.C$1:.C$1048576]+[.G$1:.G$1048576])" office:value-type="percentage" office:value="1" calcext:value-type="percentage">
            <text:p>100.00%</text:p>
          </table:table-cell>
          <table:table-cell table:style-name="ce361"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3-01-01" calcext:value-type="date">
            <text:p>01/01/13</text:p>
          </table:table-cell>
          <table:table-cell table:style-name="ce349" office:value-type="float" office:value="225" calcext:value-type="float">
            <text:p>225</text:p>
          </table:table-cell>
          <table:table-cell table:style-name="ce349" table:formula="of:=[.B30]-[.B29]" office:value-type="float" office:value="55" calcext:value-type="float">
            <text:p>55</text:p>
          </table:table-cell>
          <table:table-cell table:style-name="ce352" table:formula="of:=[.C$1:.C$1048576]/([.A30]-[.A29])*30.4375" office:value-type="float" office:value="23.5783450704225" calcext:value-type="float">
            <text:p>24</text:p>
          </table:table-cell>
          <table:table-cell table:style-name="ce346" office:value-type="date" office:date-value="2013-01-10" calcext:value-type="date">
            <text:p>01/10/13</text:p>
          </table:table-cell>
          <table:table-cell table:style-name="ce349" office:value-type="float" office:value="25895" calcext:value-type="float">
            <text:p>25,895</text:p>
          </table:table-cell>
          <table:table-cell table:style-name="ce349" table:formula="of:=[.F30]-[.F26]" office:value-type="float" office:value="816" calcext:value-type="float">
            <text:p>816</text:p>
          </table:table-cell>
          <table:table-cell table:style-name="ce349" table:formula="of:=[.G$1:.G$1048576]/([.E30]-[.E26])*30.4375" office:value-type="float" office:value="107.056034482759" calcext:value-type="float">
            <text:p>107</text:p>
          </table:table-cell>
          <table:table-cell table:style-name="ce349" table:formula="of:=[.B$1:.B$1048576]+[.F$1:.F$1048576]" office:value-type="float" office:value="26120" calcext:value-type="float">
            <text:p>26,120</text:p>
          </table:table-cell>
          <table:table-cell table:style-name="ce358" table:formula="of:=[.B$1:.B$1048576]/[.I$1:.I$1048576]" office:value-type="float" office:value="0.00861408882082695" calcext:value-type="float">
            <text:p>0.009</text:p>
          </table:table-cell>
          <table:table-cell table:style-name="ce358" table:formula="of:=[.F$1:.F$1048576]/[.I$1:.I$1048576]" office:value-type="float" office:value="0.991385911179173" calcext:value-type="float">
            <text:p>0.991</text:p>
          </table:table-cell>
          <table:table-cell table:style-name="ce361" table:formula="of:=[.C$1:.C$1048576]/([.C$1:.C$1048576]+[.G$1:.G$1048576])" office:value-type="percentage" office:value="0.0631458094144661" calcext:value-type="percentage">
            <text:p>6.31%</text:p>
          </table:table-cell>
          <table:table-cell table:style-name="ce361" table:formula="of:=[.G$1:.G$1048576]/([.C$1:.C$1048576]+[.G$1:.G$1048576])" office:value-type="percentage" office:value="0.936854190585534" calcext:value-type="percentage">
            <text:p>93.69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3-04-04" calcext:value-type="date">
            <text:p>04/04/13</text:p>
          </table:table-cell>
          <table:table-cell table:style-name="ce349" office:value-type="float" office:value="255" calcext:value-type="float">
            <text:p>255</text:p>
          </table:table-cell>
          <table:table-cell table:style-name="ce349" table:formula="of:=[.B31]-[.B30]" office:value-type="float" office:value="30" calcext:value-type="float">
            <text:p>30</text:p>
          </table:table-cell>
          <table:table-cell table:style-name="ce352" table:formula="of:=[.C$1:.C$1048576]/([.A31]-[.A30])*30.4375" office:value-type="float" office:value="9.81854838709677" calcext:value-type="float">
            <text:p>10</text:p>
          </table:table-cell>
          <table:table-cell table:style-name="ce346" office:value-type="date" office:date-value="2013-04-04" calcext:value-type="date">
            <text:p>04/04/13</text:p>
          </table:table-cell>
          <table:table-cell table:style-name="ce349" office:value-type="float" office:value="25611" calcext:value-type="float">
            <text:p>25,611</text:p>
          </table:table-cell>
          <table:table-cell table:style-name="ce349" table:formula="of:=[.F31]-[.F30]" office:value-type="float" office:value="-284" calcext:value-type="float">
            <text:p>-284</text:p>
          </table:table-cell>
          <table:table-cell table:style-name="ce349" table:formula="of:=[.G$1:.G$1048576]/([.E31]-[.E30])*30.4375" office:value-type="float" office:value="-102.907738095238" calcext:value-type="float">
            <text:p>-103</text:p>
          </table:table-cell>
          <table:table-cell table:style-name="ce349" table:formula="of:=[.B$1:.B$1048576]+[.F$1:.F$1048576]" office:value-type="float" office:value="25866" calcext:value-type="float">
            <text:p>25,866</text:p>
          </table:table-cell>
          <table:table-cell table:style-name="ce358" table:formula="of:=[.B$1:.B$1048576]/[.I$1:.I$1048576]" office:value-type="float" office:value="0.00985850150777082" calcext:value-type="float">
            <text:p>0.010</text:p>
          </table:table-cell>
          <table:table-cell table:style-name="ce358" table:formula="of:=[.F$1:.F$1048576]/[.I$1:.I$1048576]" office:value-type="float" office:value="0.990141498492229" calcext:value-type="float">
            <text:p>0.990</text:p>
          </table:table-cell>
          <table:table-cell table:style-name="ce361" table:formula="of:=[.C$1:.C$1048576]/([.C$1:.C$1048576]+[.G$1:.G$1048576])" office:value-type="percentage" office:value="-0.118110236220472" calcext:value-type="percentage">
            <text:p>-11.81%</text:p>
          </table:table-cell>
          <table:table-cell table:style-name="ce361" table:formula="of:=[.G$1:.G$1048576]/([.C$1:.C$1048576]+[.G$1:.G$1048576])" office:value-type="percentage" office:value="1.11811023622047" calcext:value-type="percentage">
            <text:p>111.81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3-06-23" calcext:value-type="date">
            <text:p>06/23/13</text:p>
          </table:table-cell>
          <table:table-cell table:style-name="ce349" office:value-type="float" office:value="304" calcext:value-type="float">
            <text:p>304</text:p>
          </table:table-cell>
          <table:table-cell table:style-name="ce349" table:formula="of:=[.B32]-[.B31]" office:value-type="float" office:value="49" calcext:value-type="float">
            <text:p>49</text:p>
          </table:table-cell>
          <table:table-cell table:style-name="ce352" table:formula="of:=[.C$1:.C$1048576]/([.A32]-[.A31])*30.4375" office:value-type="float" office:value="18.64296875" calcext:value-type="float">
            <text:p>19</text:p>
          </table:table-cell>
          <table:table-cell table:style-name="ce346" office:value-type="date" office:date-value="2013-07-03" calcext:value-type="date">
            <text:p>07/03/13</text:p>
          </table:table-cell>
          <table:table-cell table:style-name="ce349" office:value-type="float" office:value="25786" calcext:value-type="float">
            <text:p>25,786</text:p>
          </table:table-cell>
          <table:table-cell table:style-name="ce349" table:formula="of:=[.F32]-[.F31]" office:value-type="float" office:value="175" calcext:value-type="float">
            <text:p>175</text:p>
          </table:table-cell>
          <table:table-cell table:style-name="ce349" table:formula="of:=[.G$1:.G$1048576]/([.E32]-[.E31])*30.4375" office:value-type="float" office:value="59.1840277777778" calcext:value-type="float">
            <text:p>59</text:p>
          </table:table-cell>
          <table:table-cell table:style-name="ce349" table:formula="of:=[.B$1:.B$1048576]+[.F$1:.F$1048576]" office:value-type="float" office:value="26090" calcext:value-type="float">
            <text:p>26,090</text:p>
          </table:table-cell>
          <table:table-cell table:style-name="ce358" table:formula="of:=[.B$1:.B$1048576]/[.I$1:.I$1048576]" office:value-type="float" office:value="0.0116519739363741" calcext:value-type="float">
            <text:p>0.012</text:p>
          </table:table-cell>
          <table:table-cell table:style-name="ce358" table:formula="of:=[.F$1:.F$1048576]/[.I$1:.I$1048576]" office:value-type="float" office:value="0.988348026063626" calcext:value-type="float">
            <text:p>0.988</text:p>
          </table:table-cell>
          <table:table-cell table:style-name="ce361" table:formula="of:=[.C$1:.C$1048576]/([.C$1:.C$1048576]+[.G$1:.G$1048576])" office:value-type="percentage" office:value="0.21875" calcext:value-type="percentage">
            <text:p>21.88%</text:p>
          </table:table-cell>
          <table:table-cell table:style-name="ce361" table:formula="of:=[.G$1:.G$1048576]/([.C$1:.C$1048576]+[.G$1:.G$1048576])" office:value-type="percentage" office:value="0.78125" calcext:value-type="percentage">
            <text:p>78.13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3-10-09" calcext:value-type="date">
            <text:p>10/09/13</text:p>
          </table:table-cell>
          <table:table-cell table:style-name="ce349" office:value-type="float" office:value="315" calcext:value-type="float">
            <text:p>315</text:p>
          </table:table-cell>
          <table:table-cell table:style-name="ce349" table:formula="of:=[.B33]-[.B32]" office:value-type="float" office:value="11" calcext:value-type="float">
            <text:p>11</text:p>
          </table:table-cell>
          <table:table-cell table:style-name="ce352" table:formula="of:=[.C$1:.C$1048576]/([.A33]-[.A32])*30.4375" office:value-type="float" office:value="3.10011574074074" calcext:value-type="float">
            <text:p>3</text:p>
          </table:table-cell>
          <table:table-cell table:style-name="ce346" office:value-type="date" office:date-value="2013-10-10" calcext:value-type="date">
            <text:p>10/10/13</text:p>
          </table:table-cell>
          <table:table-cell table:style-name="ce349" office:value-type="float" office:value="25900" calcext:value-type="float">
            <text:p>25,900</text:p>
          </table:table-cell>
          <table:table-cell table:style-name="ce349" table:formula="of:=[.F33]-[.F32]" office:value-type="float" office:value="114" calcext:value-type="float">
            <text:p>114</text:p>
          </table:table-cell>
          <table:table-cell table:style-name="ce349" table:formula="of:=[.G$1:.G$1048576]/([.E33]-[.E32])*30.4375" office:value-type="float" office:value="35.0492424242424" calcext:value-type="float">
            <text:p>35</text:p>
          </table:table-cell>
          <table:table-cell table:style-name="ce349" table:formula="of:=[.B$1:.B$1048576]+[.F$1:.F$1048576]" office:value-type="float" office:value="26215" calcext:value-type="float">
            <text:p>26,215</text:p>
          </table:table-cell>
          <table:table-cell table:style-name="ce358" table:formula="of:=[.B$1:.B$1048576]/[.I$1:.I$1048576]" office:value-type="float" office:value="0.0120160213618158" calcext:value-type="float">
            <text:p>0.012</text:p>
          </table:table-cell>
          <table:table-cell table:style-name="ce358" table:formula="of:=[.F$1:.F$1048576]/[.I$1:.I$1048576]" office:value-type="float" office:value="0.987983978638184" calcext:value-type="float">
            <text:p>0.988</text:p>
          </table:table-cell>
          <table:table-cell table:style-name="ce361" table:formula="of:=[.C$1:.C$1048576]/([.C$1:.C$1048576]+[.G$1:.G$1048576])" office:value-type="percentage" office:value="0.088" calcext:value-type="percentage">
            <text:p>8.80%</text:p>
          </table:table-cell>
          <table:table-cell table:style-name="ce361" table:formula="of:=[.G$1:.G$1048576]/([.C$1:.C$1048576]+[.G$1:.G$1048576])" office:value-type="percentage" office:value="0.912" calcext:value-type="percentage">
            <text:p>91.20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4-01-22" calcext:value-type="date">
            <text:p>01/22/14</text:p>
          </table:table-cell>
          <table:table-cell table:style-name="ce349" office:value-type="float" office:value="347" calcext:value-type="float">
            <text:p>347</text:p>
          </table:table-cell>
          <table:table-cell table:style-name="ce349" table:formula="of:=[.B34]-[.B33]" office:value-type="float" office:value="32" calcext:value-type="float">
            <text:p>32</text:p>
          </table:table-cell>
          <table:table-cell table:style-name="ce352" table:formula="of:=[.C$1:.C$1048576]/([.A34]-[.A33])*30.4375" office:value-type="float" office:value="9.27619047619048" calcext:value-type="float">
            <text:p>9</text:p>
          </table:table-cell>
          <table:table-cell table:style-name="ce346" office:value-type="date" office:date-value="2014-01-22" calcext:value-type="date">
            <text:p>01/22/14</text:p>
          </table:table-cell>
          <table:table-cell table:style-name="ce349" office:value-type="float" office:value="26000" calcext:value-type="float">
            <text:p>26,000</text:p>
          </table:table-cell>
          <table:table-cell table:style-name="ce349" table:formula="of:=[.F34]-[.F33]" office:value-type="float" office:value="100" calcext:value-type="float">
            <text:p>100</text:p>
          </table:table-cell>
          <table:table-cell table:style-name="ce349" table:formula="of:=[.G$1:.G$1048576]/([.E34]-[.E33])*30.4375" office:value-type="float" office:value="29.2668269230769" calcext:value-type="float">
            <text:p>29</text:p>
          </table:table-cell>
          <table:table-cell table:style-name="ce349" table:formula="of:=[.B$1:.B$1048576]+[.F$1:.F$1048576]" office:value-type="float" office:value="26347" calcext:value-type="float">
            <text:p>26,347</text:p>
          </table:table-cell>
          <table:table-cell table:style-name="ce358" table:formula="of:=[.B$1:.B$1048576]/[.I$1:.I$1048576]" office:value-type="float" office:value="0.0131703799294037" calcext:value-type="float">
            <text:p>0.013</text:p>
          </table:table-cell>
          <table:table-cell table:style-name="ce358" table:formula="of:=[.F$1:.F$1048576]/[.I$1:.I$1048576]" office:value-type="float" office:value="0.986829620070596" calcext:value-type="float">
            <text:p>0.987</text:p>
          </table:table-cell>
          <table:table-cell table:style-name="ce361" table:formula="of:=[.C$1:.C$1048576]/([.C$1:.C$1048576]+[.G$1:.G$1048576])" office:value-type="percentage" office:value="0.242424242424242" calcext:value-type="percentage">
            <text:p>24.24%</text:p>
          </table:table-cell>
          <table:table-cell table:style-name="ce361" table:formula="of:=[.G$1:.G$1048576]/([.C$1:.C$1048576]+[.G$1:.G$1048576])" office:value-type="percentage" office:value="0.757575757575758" calcext:value-type="percentage">
            <text:p>75.7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4-04-04" calcext:value-type="date">
            <text:p>04/04/14</text:p>
          </table:table-cell>
          <table:table-cell table:style-name="ce349" office:value-type="float" office:value="357" calcext:value-type="float">
            <text:p>357</text:p>
          </table:table-cell>
          <table:table-cell table:style-name="ce349" table:formula="of:=[.B35]-[.B34]" office:value-type="float" office:value="10" calcext:value-type="float">
            <text:p>10</text:p>
          </table:table-cell>
          <table:table-cell table:style-name="ce352" table:formula="of:=[.C$1:.C$1048576]/([.A35]-[.A34])*30.4375" office:value-type="float" office:value="4.22743055555556" calcext:value-type="float">
            <text:p>4</text:p>
          </table:table-cell>
          <table:table-cell table:style-name="ce346" office:value-type="date" office:date-value="2014-04-07" calcext:value-type="date">
            <text:p>04/07/14</text:p>
          </table:table-cell>
          <table:table-cell table:style-name="ce349" office:value-type="float" office:value="26000" calcext:value-type="float">
            <text:p>26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4-07-05" calcext:value-type="date">
            <text:p>07/05/14</text:p>
          </table:table-cell>
          <table:table-cell table:style-name="ce349" office:value-type="float" office:value="374" calcext:value-type="float">
            <text:p>374</text:p>
          </table:table-cell>
          <table:table-cell table:style-name="ce349" table:formula="of:=[.B36]-[.B35]" office:value-type="float" office:value="17" calcext:value-type="float">
            <text:p>17</text:p>
          </table:table-cell>
          <table:table-cell table:style-name="ce352" table:formula="of:=[.C$1:.C$1048576]/([.A36]-[.A35])*30.4375" office:value-type="float" office:value="5.62432065217391" calcext:value-type="float">
            <text:p>6</text:p>
          </table:table-cell>
          <table:table-cell table:style-name="ce346" office:value-type="date" office:date-value="2014-07-03" calcext:value-type="date">
            <text:p>07/03/14</text:p>
          </table:table-cell>
          <table:table-cell table:style-name="ce349" office:value-type="float" office:value="26100" calcext:value-type="float">
            <text:p>26,100</text:p>
          </table:table-cell>
          <table:table-cell table:style-name="ce349" table:formula="of:=[.F36]-[.F35]" office:value-type="float" office:value="100" calcext:value-type="float">
            <text:p>100</text:p>
          </table:table-cell>
          <table:table-cell table:style-name="ce349" table:formula="of:=[.G$1:.G$1048576]/([.E36]-[.E35])*30.4375" office:value-type="float" office:value="34.985632183908" calcext:value-type="float">
            <text:p>35</text:p>
          </table:table-cell>
          <table:table-cell table:style-name="ce349" table:formula="of:=[.B$1:.B$1048576]+[.F$1:.F$1048576]" office:value-type="float" office:value="26474" calcext:value-type="float">
            <text:p>26,474</text:p>
          </table:table-cell>
          <table:table-cell table:style-name="ce358" table:formula="of:=[.B$1:.B$1048576]/[.I$1:.I$1048576]" office:value-type="float" office:value="0.0141270680667825" calcext:value-type="float">
            <text:p>0.014</text:p>
          </table:table-cell>
          <table:table-cell table:style-name="ce358" table:formula="of:=[.F$1:.F$1048576]/[.I$1:.I$1048576]" office:value-type="float" office:value="0.985872931933217" calcext:value-type="float">
            <text:p>0.986</text:p>
          </table:table-cell>
          <table:table-cell table:style-name="ce361" table:formula="of:=[.C$1:.C$1048576]/([.C$1:.C$1048576]+[.G$1:.G$1048576])" office:value-type="percentage" office:value="0.145299145299145" calcext:value-type="percentage">
            <text:p>14.53%</text:p>
          </table:table-cell>
          <table:table-cell table:style-name="ce361" table:formula="of:=[.G$1:.G$1048576]/([.C$1:.C$1048576]+[.G$1:.G$1048576])" office:value-type="percentage" office:value="0.854700854700855" calcext:value-type="percentage">
            <text:p>85.47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4-10-04" calcext:value-type="date">
            <text:p>10/04/14</text:p>
          </table:table-cell>
          <table:table-cell table:style-name="ce349" office:value-type="float" office:value="400" calcext:value-type="float">
            <text:p>400</text:p>
          </table:table-cell>
          <table:table-cell table:style-name="ce349" table:formula="of:=[.B37]-[.B36]" office:value-type="float" office:value="26" calcext:value-type="float">
            <text:p>26</text:p>
          </table:table-cell>
          <table:table-cell table:style-name="ce352" table:formula="of:=[.C$1:.C$1048576]/([.A37]-[.A36])*30.4375" office:value-type="float" office:value="8.69642857142857" calcext:value-type="float">
            <text:p>9</text:p>
          </table:table-cell>
          <table:table-cell table:style-name="ce346" office:value-type="date" office:date-value="2014-10-04" calcext:value-type="date">
            <text:p>10/04/14</text:p>
          </table:table-cell>
          <table:table-cell table:style-name="ce349" office:value-type="float" office:value="26100" calcext:value-type="float">
            <text:p>26,1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5-01-07" calcext:value-type="date">
            <text:p>01/07/15</text:p>
          </table:table-cell>
          <table:table-cell table:style-name="ce349" office:value-type="float" office:value="428" calcext:value-type="float">
            <text:p>428</text:p>
          </table:table-cell>
          <table:table-cell table:style-name="ce349" table:formula="of:=[.B38]-[.B37]" office:value-type="float" office:value="28" calcext:value-type="float">
            <text:p>28</text:p>
          </table:table-cell>
          <table:table-cell table:style-name="ce352" table:formula="of:=[.C$1:.C$1048576]/([.A38]-[.A37])*30.4375" office:value-type="float" office:value="8.97105263157895" calcext:value-type="float">
            <text:p>9</text:p>
          </table:table-cell>
          <table:table-cell table:style-name="ce346" office:value-type="date" office:date-value="2015-01-09" calcext:value-type="date">
            <text:p>01/09/15</text:p>
          </table:table-cell>
          <table:table-cell table:style-name="ce349" office:value-type="float" office:value="26200" calcext:value-type="float">
            <text:p>26,200</text:p>
          </table:table-cell>
          <table:table-cell table:style-name="ce349" table:formula="of:=[.F38]-[.F37]" office:value-type="float" office:value="100" calcext:value-type="float">
            <text:p>100</text:p>
          </table:table-cell>
          <table:table-cell table:style-name="ce349" table:formula="of:=[.G$1:.G$1048576]/([.E38]-[.E37])*30.4375" office:value-type="float" office:value="31.3788659793814" calcext:value-type="float">
            <text:p>31</text:p>
          </table:table-cell>
          <table:table-cell table:style-name="ce349" table:formula="of:=[.B$1:.B$1048576]+[.F$1:.F$1048576]" office:value-type="float" office:value="26628" calcext:value-type="float">
            <text:p>26,628</text:p>
          </table:table-cell>
          <table:table-cell table:style-name="ce358" table:formula="of:=[.B$1:.B$1048576]/[.I$1:.I$1048576]" office:value-type="float" office:value="0.0160733062941265" calcext:value-type="float">
            <text:p>0.016</text:p>
          </table:table-cell>
          <table:table-cell table:style-name="ce358" table:formula="of:=[.F$1:.F$1048576]/[.I$1:.I$1048576]" office:value-type="float" office:value="0.983926693705874" calcext:value-type="float">
            <text:p>0.984</text:p>
          </table:table-cell>
          <table:table-cell table:style-name="ce361" table:formula="of:=[.C$1:.C$1048576]/([.C$1:.C$1048576]+[.G$1:.G$1048576])" office:value-type="percentage" office:value="0.21875" calcext:value-type="percentage">
            <text:p>21.88%</text:p>
          </table:table-cell>
          <table:table-cell table:style-name="ce361" table:formula="of:=[.G$1:.G$1048576]/([.C$1:.C$1048576]+[.G$1:.G$1048576])" office:value-type="percentage" office:value="0.78125" calcext:value-type="percentage">
            <text:p>78.13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5-06-23" calcext:value-type="date">
            <text:p>06/23/15</text:p>
          </table:table-cell>
          <table:table-cell table:style-name="ce349" office:value-type="float" office:value="453" calcext:value-type="float">
            <text:p>453</text:p>
          </table:table-cell>
          <table:table-cell table:style-name="ce349" table:formula="of:=[.B39]-[.B38]" office:value-type="float" office:value="25" calcext:value-type="float">
            <text:p>25</text:p>
          </table:table-cell>
          <table:table-cell table:style-name="ce352" table:formula="of:=[.C$1:.C$1048576]/([.A39]-[.A38])*30.4375" office:value-type="float" office:value="4.5565119760479" calcext:value-type="float">
            <text:p>5</text:p>
          </table:table-cell>
          <table:table-cell table:style-name="ce346" office:value-type="date" office:date-value="2015-06-23" calcext:value-type="date">
            <text:p>06/23/15</text:p>
          </table:table-cell>
          <table:table-cell table:style-name="ce349" office:value-type="float" office:value="26200" calcext:value-type="float">
            <text:p>26,2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5-10-03" calcext:value-type="date">
            <text:p>10/03/15</text:p>
          </table:table-cell>
          <table:table-cell table:style-name="ce349" office:value-type="float" office:value="483" calcext:value-type="float">
            <text:p>483</text:p>
          </table:table-cell>
          <table:table-cell table:style-name="ce349" table:formula="of:=[.B40]-[.B39]" office:value-type="float" office:value="30" calcext:value-type="float">
            <text:p>30</text:p>
          </table:table-cell>
          <table:table-cell table:style-name="ce352" table:formula="of:=[.C$1:.C$1048576]/([.A40]-[.A39])*30.4375" office:value-type="float" office:value="8.95220588235294" calcext:value-type="float">
            <text:p>9</text:p>
          </table:table-cell>
          <table:table-cell table:style-name="ce346" office:value-type="date" office:date-value="2015-10-15" calcext:value-type="date">
            <text:p>10/15/15</text:p>
          </table:table-cell>
          <table:table-cell table:style-name="ce349" office:value-type="float" office:value="26400" calcext:value-type="float">
            <text:p>26,400</text:p>
          </table:table-cell>
          <table:table-cell table:style-name="ce349" table:formula="of:=[.F40]-[.F39]" office:value-type="float" office:value="200" calcext:value-type="float">
            <text:p>200</text:p>
          </table:table-cell>
          <table:table-cell table:style-name="ce349" table:formula="of:=[.G$1:.G$1048576]/([.E40]-[.E39])*30.4375" office:value-type="float" office:value="53.3991228070175" calcext:value-type="float">
            <text:p>53</text:p>
          </table:table-cell>
          <table:table-cell table:style-name="ce349" table:formula="of:=[.B$1:.B$1048576]+[.F$1:.F$1048576]" office:value-type="float" office:value="26883" calcext:value-type="float">
            <text:p>26,883</text:p>
          </table:table-cell>
          <table:table-cell table:style-name="ce358" table:formula="of:=[.B$1:.B$1048576]/[.I$1:.I$1048576]" office:value-type="float" office:value="0.0179667447829483" calcext:value-type="float">
            <text:p>0.018</text:p>
          </table:table-cell>
          <table:table-cell table:style-name="ce358" table:formula="of:=[.F$1:.F$1048576]/[.I$1:.I$1048576]" office:value-type="float" office:value="0.982033255217052" calcext:value-type="float">
            <text:p>0.982</text:p>
          </table:table-cell>
          <table:table-cell table:style-name="ce361" table:formula="of:=[.C$1:.C$1048576]/([.C$1:.C$1048576]+[.G$1:.G$1048576])" office:value-type="percentage" office:value="0.130434782608696" calcext:value-type="percentage">
            <text:p>13.04%</text:p>
          </table:table-cell>
          <table:table-cell table:style-name="ce361" table:formula="of:=[.G$1:.G$1048576]/([.C$1:.C$1048576]+[.G$1:.G$1048576])" office:value-type="percentage" office:value="0.869565217391304" calcext:value-type="percentage">
            <text:p>86.9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6-01-07" calcext:value-type="date">
            <text:p>01/07/16</text:p>
          </table:table-cell>
          <table:table-cell table:style-name="ce349" office:value-type="float" office:value="518" calcext:value-type="float">
            <text:p>518</text:p>
          </table:table-cell>
          <table:table-cell table:style-name="ce349" table:formula="of:=[.B41]-[.B40]" office:value-type="float" office:value="35" calcext:value-type="float">
            <text:p>35</text:p>
          </table:table-cell>
          <table:table-cell table:style-name="ce352" table:formula="of:=[.C$1:.C$1048576]/([.A41]-[.A40])*30.4375" office:value-type="float" office:value="11.0970052083333" calcext:value-type="float">
            <text:p>11</text:p>
          </table:table-cell>
          <table:table-cell table:style-name="ce346" office:value-type="date" office:date-value="2016-01-05" calcext:value-type="date">
            <text:p>01/05/16</text:p>
          </table:table-cell>
          <table:table-cell table:style-name="ce349" office:value-type="float" office:value="26400" calcext:value-type="float">
            <text:p>26,4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6-04-06" calcext:value-type="date">
            <text:p>04/06/16</text:p>
          </table:table-cell>
          <table:table-cell table:style-name="ce349" office:value-type="float" office:value="537" calcext:value-type="float">
            <text:p>537</text:p>
          </table:table-cell>
          <table:table-cell table:style-name="ce349" table:formula="of:=[.B42]-[.B41]" office:value-type="float" office:value="19" calcext:value-type="float">
            <text:p>19</text:p>
          </table:table-cell>
          <table:table-cell table:style-name="ce352" table:formula="of:=[.C$1:.C$1048576]/([.A42]-[.A41])*30.4375" office:value-type="float" office:value="6.42569444444445" calcext:value-type="float">
            <text:p>6</text:p>
          </table:table-cell>
          <table:table-cell table:style-name="ce346" office:value-type="date" office:date-value="2016-04-06" calcext:value-type="date">
            <text:p>04/06/16</text:p>
          </table:table-cell>
          <table:table-cell table:style-name="ce349" office:value-type="float" office:value="26300" calcext:value-type="float">
            <text:p>26,300</text:p>
          </table:table-cell>
          <table:table-cell table:style-name="ce349" table:formula="of:=[.F42]-[.F41]" office:value-type="float" office:value="-100" calcext:value-type="float">
            <text:p>-100</text:p>
          </table:table-cell>
          <table:table-cell table:style-name="ce349" table:formula="of:=[.G$1:.G$1048576]/([.E42]-[.E41])*30.4375" office:value-type="float" office:value="-33.0842391304348" calcext:value-type="float">
            <text:p>-33</text:p>
          </table:table-cell>
          <table:table-cell table:style-name="ce349" table:formula="of:=[.B$1:.B$1048576]+[.F$1:.F$1048576]" office:value-type="float" office:value="26837" calcext:value-type="float">
            <text:p>26,837</text:p>
          </table:table-cell>
          <table:table-cell table:style-name="ce358" table:formula="of:=[.B$1:.B$1048576]/[.I$1:.I$1048576]" office:value-type="float" office:value="0.0200096881171517" calcext:value-type="float">
            <text:p>0.020</text:p>
          </table:table-cell>
          <table:table-cell table:style-name="ce358" table:formula="of:=[.F$1:.F$1048576]/[.I$1:.I$1048576]" office:value-type="float" office:value="0.979990311882848" calcext:value-type="float">
            <text:p>0.980</text:p>
          </table:table-cell>
          <table:table-cell table:style-name="ce361" table:formula="of:=[.C$1:.C$1048576]/([.C$1:.C$1048576]+[.G$1:.G$1048576])" office:value-type="percentage" office:value="-0.234567901234568" calcext:value-type="percentage">
            <text:p>-23.46%</text:p>
          </table:table-cell>
          <table:table-cell table:style-name="ce361" table:formula="of:=[.G$1:.G$1048576]/([.C$1:.C$1048576]+[.G$1:.G$1048576])" office:value-type="percentage" office:value="1.23456790123457" calcext:value-type="percentage">
            <text:p>123.4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6-07-04" calcext:value-type="date">
            <text:p>07/04/16</text:p>
          </table:table-cell>
          <table:table-cell table:style-name="ce349" office:value-type="float" office:value="568" calcext:value-type="float">
            <text:p>568</text:p>
          </table:table-cell>
          <table:table-cell table:style-name="ce349" table:formula="of:=[.B43]-[.B42]" office:value-type="float" office:value="31" calcext:value-type="float">
            <text:p>31</text:p>
          </table:table-cell>
          <table:table-cell table:style-name="ce352" table:formula="of:=[.C$1:.C$1048576]/([.A43]-[.A42])*30.4375" office:value-type="float" office:value="10.6018258426966" calcext:value-type="float">
            <text:p>11</text:p>
          </table:table-cell>
          <table:table-cell table:style-name="ce346" office:value-type="date" office:date-value="2016-07-08" calcext:value-type="date">
            <text:p>07/08/16</text:p>
          </table:table-cell>
          <table:table-cell table:style-name="ce349" office:value-type="float" office:value="26400" calcext:value-type="float">
            <text:p>26,400</text:p>
          </table:table-cell>
          <table:table-cell table:style-name="ce349" table:formula="of:=[.F43]-[.F42]" office:value-type="float" office:value="100" calcext:value-type="float">
            <text:p>100</text:p>
          </table:table-cell>
          <table:table-cell table:style-name="ce349" table:formula="of:=[.G$1:.G$1048576]/([.E43]-[.E42])*30.4375" office:value-type="float" office:value="32.7284946236559" calcext:value-type="float">
            <text:p>33</text:p>
          </table:table-cell>
          <table:table-cell table:style-name="ce349" table:formula="of:=[.B$1:.B$1048576]+[.F$1:.F$1048576]" office:value-type="float" office:value="26968" calcext:value-type="float">
            <text:p>26,968</text:p>
          </table:table-cell>
          <table:table-cell table:style-name="ce358" table:formula="of:=[.B$1:.B$1048576]/[.I$1:.I$1048576]" office:value-type="float" office:value="0.0210619994067042" calcext:value-type="float">
            <text:p>0.021</text:p>
          </table:table-cell>
          <table:table-cell table:style-name="ce358" table:formula="of:=[.F$1:.F$1048576]/[.I$1:.I$1048576]" office:value-type="float" office:value="0.978938000593296" calcext:value-type="float">
            <text:p>0.979</text:p>
          </table:table-cell>
          <table:table-cell table:style-name="ce361" table:formula="of:=[.C$1:.C$1048576]/([.C$1:.C$1048576]+[.G$1:.G$1048576])" office:value-type="percentage" office:value="0.236641221374046" calcext:value-type="percentage">
            <text:p>23.66%</text:p>
          </table:table-cell>
          <table:table-cell table:style-name="ce361" table:formula="of:=[.G$1:.G$1048576]/([.C$1:.C$1048576]+[.G$1:.G$1048576])" office:value-type="percentage" office:value="0.763358778625954" calcext:value-type="percentage">
            <text:p>76.34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6-10-01" calcext:value-type="date">
            <text:p>10/01/16</text:p>
          </table:table-cell>
          <table:table-cell table:style-name="ce349" office:value-type="float" office:value="599" calcext:value-type="float">
            <text:p>599</text:p>
          </table:table-cell>
          <table:table-cell table:style-name="ce349" table:formula="of:=[.B44]-[.B43]" office:value-type="float" office:value="31" calcext:value-type="float">
            <text:p>31</text:p>
          </table:table-cell>
          <table:table-cell table:style-name="ce352" table:formula="of:=[.C$1:.C$1048576]/([.A44]-[.A43])*30.4375" office:value-type="float" office:value="10.6018258426966" calcext:value-type="float">
            <text:p>11</text:p>
          </table:table-cell>
          <table:table-cell table:style-name="ce346" office:value-type="date" office:date-value="2016-09-23" calcext:value-type="date">
            <text:p>09/23/16</text:p>
          </table:table-cell>
          <table:table-cell table:style-name="ce349" office:value-type="float" office:value="26400" calcext:value-type="float">
            <text:p>26,4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7-01-02" calcext:value-type="date">
            <text:p>01/02/17</text:p>
          </table:table-cell>
          <table:table-cell table:style-name="ce349" office:value-type="float" office:value="636" calcext:value-type="float">
            <text:p>636</text:p>
          </table:table-cell>
          <table:table-cell table:style-name="ce349" table:formula="of:=[.B45]-[.B44]" office:value-type="float" office:value="37" calcext:value-type="float">
            <text:p>37</text:p>
          </table:table-cell>
          <table:table-cell table:style-name="ce352" table:formula="of:=[.C$1:.C$1048576]/([.A45]-[.A44])*30.4375" office:value-type="float" office:value="12.1095430107527" calcext:value-type="float">
            <text:p>12</text:p>
          </table:table-cell>
          <table:table-cell table:style-name="ce346" office:value-type="date" office:date-value="2017-01-14" calcext:value-type="date">
            <text:p>01/14/17</text:p>
          </table:table-cell>
          <table:table-cell table:style-name="ce349" office:value-type="float" office:value="26400" calcext:value-type="float">
            <text:p>26,4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7-04-02" calcext:value-type="date">
            <text:p>04/02/17</text:p>
          </table:table-cell>
          <table:table-cell table:style-name="ce349" office:value-type="float" office:value="659" calcext:value-type="float">
            <text:p>659</text:p>
          </table:table-cell>
          <table:table-cell table:style-name="ce349" table:formula="of:=[.B46]-[.B45]" office:value-type="float" office:value="23" calcext:value-type="float">
            <text:p>23</text:p>
          </table:table-cell>
          <table:table-cell table:style-name="ce352" table:formula="of:=[.C$1:.C$1048576]/([.A46]-[.A45])*30.4375" office:value-type="float" office:value="7.77847222222222" calcext:value-type="float">
            <text:p>8</text:p>
          </table:table-cell>
          <table:table-cell table:style-name="ce346" office:value-type="date" office:date-value="2017-04-03" calcext:value-type="date">
            <text:p>04/03/17</text:p>
          </table:table-cell>
          <table:table-cell table:style-name="ce349" office:value-type="float" office:value="26500" calcext:value-type="float">
            <text:p>26,500</text:p>
          </table:table-cell>
          <table:table-cell table:style-name="ce349" table:formula="of:=[.F46]-[.F45]" office:value-type="float" office:value="100" calcext:value-type="float">
            <text:p>100</text:p>
          </table:table-cell>
          <table:table-cell table:style-name="ce349" table:formula="of:=[.G$1:.G$1048576]/([.E46]-[.E45])*30.4375" office:value-type="float" office:value="38.5284810126582" calcext:value-type="float">
            <text:p>39</text:p>
          </table:table-cell>
          <table:table-cell table:style-name="ce349" table:formula="of:=[.B$1:.B$1048576]+[.F$1:.F$1048576]" office:value-type="float" office:value="27159" calcext:value-type="float">
            <text:p>27,159</text:p>
          </table:table-cell>
          <table:table-cell table:style-name="ce358" table:formula="of:=[.B$1:.B$1048576]/[.I$1:.I$1048576]" office:value-type="float" office:value="0.024264516366582" calcext:value-type="float">
            <text:p>0.024</text:p>
          </table:table-cell>
          <table:table-cell table:style-name="ce358" table:formula="of:=[.F$1:.F$1048576]/[.I$1:.I$1048576]" office:value-type="float" office:value="0.975735483633418" calcext:value-type="float">
            <text:p>0.976</text:p>
          </table:table-cell>
          <table:table-cell table:style-name="ce361" table:formula="of:=[.C$1:.C$1048576]/([.C$1:.C$1048576]+[.G$1:.G$1048576])" office:value-type="percentage" office:value="0.186991869918699" calcext:value-type="percentage">
            <text:p>18.70%</text:p>
          </table:table-cell>
          <table:table-cell table:style-name="ce361" table:formula="of:=[.G$1:.G$1048576]/([.C$1:.C$1048576]+[.G$1:.G$1048576])" office:value-type="percentage" office:value="0.813008130081301" calcext:value-type="percentage">
            <text:p>81.30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7-07-03" calcext:value-type="date">
            <text:p>07/03/17</text:p>
          </table:table-cell>
          <table:table-cell table:style-name="ce349" office:value-type="float" office:value="685" calcext:value-type="float">
            <text:p>685</text:p>
          </table:table-cell>
          <table:table-cell table:style-name="ce349" table:formula="of:=[.B47]-[.B46]" office:value-type="float" office:value="26" calcext:value-type="float">
            <text:p>26</text:p>
          </table:table-cell>
          <table:table-cell table:style-name="ce352" table:formula="of:=[.C$1:.C$1048576]/([.A47]-[.A46])*30.4375" office:value-type="float" office:value="8.60190217391304" calcext:value-type="float">
            <text:p>9</text:p>
          </table:table-cell>
          <table:table-cell table:style-name="ce346" office:value-type="date" office:date-value="2017-07-03" calcext:value-type="date">
            <text:p>07/03/17</text:p>
          </table:table-cell>
          <table:table-cell table:style-name="ce349" office:value-type="float" office:value="26500" calcext:value-type="float">
            <text:p>26,5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7-10-03" calcext:value-type="date">
            <text:p>10/03/17</text:p>
          </table:table-cell>
          <table:table-cell table:style-name="ce349" office:value-type="float" office:value="724" calcext:value-type="float">
            <text:p>724</text:p>
          </table:table-cell>
          <table:table-cell table:style-name="ce349" table:formula="of:=[.B48]-[.B47]" office:value-type="float" office:value="39" calcext:value-type="float">
            <text:p>39</text:p>
          </table:table-cell>
          <table:table-cell table:style-name="ce352" table:formula="of:=[.C$1:.C$1048576]/([.A48]-[.A47])*30.4375" office:value-type="float" office:value="12.9028532608696" calcext:value-type="float">
            <text:p>13</text:p>
          </table:table-cell>
          <table:table-cell table:style-name="ce346" office:value-type="date" office:date-value="2017-10-03" calcext:value-type="date">
            <text:p>10/03/17</text:p>
          </table:table-cell>
          <table:table-cell table:style-name="ce349" office:value-type="float" office:value="26500" calcext:value-type="float">
            <text:p>26,5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8-01-01" calcext:value-type="date">
            <text:p>01/01/18</text:p>
          </table:table-cell>
          <table:table-cell table:style-name="ce349" office:value-type="float" office:value="753" calcext:value-type="float">
            <text:p>753</text:p>
          </table:table-cell>
          <table:table-cell table:style-name="ce349" table:formula="of:=[.B49]-[.B48]" office:value-type="float" office:value="29" calcext:value-type="float">
            <text:p>29</text:p>
          </table:table-cell>
          <table:table-cell table:style-name="ce352" table:formula="of:=[.C$1:.C$1048576]/([.A49]-[.A48])*30.4375" office:value-type="float" office:value="9.80763888888889" calcext:value-type="float">
            <text:p>10</text:p>
          </table:table-cell>
          <table:table-cell table:style-name="ce346" office:value-type="date" office:date-value="2018-01-10" calcext:value-type="date">
            <text:p>01/10/18</text:p>
          </table:table-cell>
          <table:table-cell table:style-name="ce349" office:value-type="float" office:value="26500" calcext:value-type="float">
            <text:p>26,5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8-04-02" calcext:value-type="date">
            <text:p>04/02/18</text:p>
          </table:table-cell>
          <table:table-cell table:style-name="ce349" office:value-type="float" office:value="806" calcext:value-type="float">
            <text:p>806</text:p>
          </table:table-cell>
          <table:table-cell table:style-name="ce349" table:formula="of:=[.B50]-[.B49]" office:value-type="float" office:value="53" calcext:value-type="float">
            <text:p>53</text:p>
          </table:table-cell>
          <table:table-cell table:style-name="ce352" table:formula="of:=[.C$1:.C$1048576]/([.A50]-[.A49])*30.4375" office:value-type="float" office:value="17.7273351648352" calcext:value-type="float">
            <text:p>18</text:p>
          </table:table-cell>
          <table:table-cell table:style-name="ce346" office:value-type="date" office:date-value="2018-04-05" calcext:value-type="date">
            <text:p>04/05/18</text:p>
          </table:table-cell>
          <table:table-cell table:style-name="ce349" office:value-type="float" office:value="26500" calcext:value-type="float">
            <text:p>26,5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8-07-17" calcext:value-type="date">
            <text:p>07/17/18</text:p>
          </table:table-cell>
          <table:table-cell table:style-name="ce349" office:value-type="float" office:value="860" calcext:value-type="float">
            <text:p>860</text:p>
          </table:table-cell>
          <table:table-cell table:style-name="ce349" table:formula="of:=[.B51]-[.B50]" office:value-type="float" office:value="54" calcext:value-type="float">
            <text:p>54</text:p>
          </table:table-cell>
          <table:table-cell table:style-name="ce352" table:formula="of:=[.C$1:.C$1048576]/([.A51]-[.A50])*30.4375" office:value-type="float" office:value="15.5058962264151" calcext:value-type="float">
            <text:p>16</text:p>
          </table:table-cell>
          <table:table-cell table:style-name="ce346" office:value-type="date" office:date-value="2018-07-17" calcext:value-type="date">
            <text:p>07/17/18</text:p>
          </table:table-cell>
          <table:table-cell table:style-name="ce349" office:value-type="float" office:value="26600" calcext:value-type="float">
            <text:p>26,600</text:p>
          </table:table-cell>
          <table:table-cell table:style-name="ce349" table:formula="of:=[.F51]-[.F50]" office:value-type="float" office:value="100" calcext:value-type="float">
            <text:p>100</text:p>
          </table:table-cell>
          <table:table-cell table:style-name="ce349" table:formula="of:=[.G$1:.G$1048576]/([.E51]-[.E50])*30.4375" office:value-type="float" office:value="29.5509708737864" calcext:value-type="float">
            <text:p>30</text:p>
          </table:table-cell>
          <table:table-cell table:style-name="ce349" table:formula="of:=[.B$1:.B$1048576]+[.F$1:.F$1048576]" office:value-type="float" office:value="27460" calcext:value-type="float">
            <text:p>27,460</text:p>
          </table:table-cell>
          <table:table-cell table:style-name="ce358" table:formula="of:=[.B$1:.B$1048576]/[.I$1:.I$1048576]" office:value-type="float" office:value="0.0313182811361981" calcext:value-type="float">
            <text:p>0.031</text:p>
          </table:table-cell>
          <table:table-cell table:style-name="ce358" table:formula="of:=[.F$1:.F$1048576]/[.I$1:.I$1048576]" office:value-type="float" office:value="0.968681718863802" calcext:value-type="float">
            <text:p>0.969</text:p>
          </table:table-cell>
          <table:table-cell table:style-name="ce361" table:formula="of:=[.C$1:.C$1048576]/([.C$1:.C$1048576]+[.G$1:.G$1048576])" office:value-type="percentage" office:value="0.350649350649351" calcext:value-type="percentage">
            <text:p>35.06%</text:p>
          </table:table-cell>
          <table:table-cell table:style-name="ce361" table:formula="of:=[.G$1:.G$1048576]/([.C$1:.C$1048576]+[.G$1:.G$1048576])" office:value-type="percentage" office:value="0.649350649350649" calcext:value-type="percentage">
            <text:p>64.94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8-10-30" calcext:value-type="date">
            <text:p>10/30/18</text:p>
          </table:table-cell>
          <table:table-cell table:style-name="ce349" office:value-type="float" office:value="915" calcext:value-type="float">
            <text:p>915</text:p>
          </table:table-cell>
          <table:table-cell table:style-name="ce349" table:formula="of:=[.B52]-[.B51]" office:value-type="float" office:value="55" calcext:value-type="float">
            <text:p>55</text:p>
          </table:table-cell>
          <table:table-cell table:style-name="ce352" table:formula="of:=[.C$1:.C$1048576]/([.A52]-[.A51])*30.4375" office:value-type="float" office:value="15.9434523809524" calcext:value-type="float">
            <text:p>16</text:p>
          </table:table-cell>
          <table:table-cell table:style-name="ce346" office:value-type="date" office:date-value="2018-11-02" calcext:value-type="date">
            <text:p>11/02/18</text:p>
          </table:table-cell>
          <table:table-cell table:style-name="ce349" office:value-type="float" office:value="26700" calcext:value-type="float">
            <text:p>26,700</text:p>
          </table:table-cell>
          <table:table-cell table:style-name="ce349" table:formula="of:=[.F52]-[.F51]" office:value-type="float" office:value="100" calcext:value-type="float">
            <text:p>100</text:p>
          </table:table-cell>
          <table:table-cell table:style-name="ce349" table:formula="of:=[.G$1:.G$1048576]/([.E52]-[.E51])*30.4375" office:value-type="float" office:value="28.1828703703704" calcext:value-type="float">
            <text:p>28</text:p>
          </table:table-cell>
          <table:table-cell table:style-name="ce349" table:formula="of:=[.B$1:.B$1048576]+[.F$1:.F$1048576]" office:value-type="float" office:value="27615" calcext:value-type="float">
            <text:p>27,615</text:p>
          </table:table-cell>
          <table:table-cell table:style-name="ce358" table:formula="of:=[.B$1:.B$1048576]/[.I$1:.I$1048576]" office:value-type="float" office:value="0.0331341662140141" calcext:value-type="float">
            <text:p>0.033</text:p>
          </table:table-cell>
          <table:table-cell table:style-name="ce358" table:formula="of:=[.F$1:.F$1048576]/[.I$1:.I$1048576]" office:value-type="float" office:value="0.966865833785986" calcext:value-type="float">
            <text:p>0.967</text:p>
          </table:table-cell>
          <table:table-cell table:style-name="ce361" table:formula="of:=[.C$1:.C$1048576]/([.C$1:.C$1048576]+[.G$1:.G$1048576])" office:value-type="percentage" office:value="0.354838709677419" calcext:value-type="percentage">
            <text:p>35.48%</text:p>
          </table:table-cell>
          <table:table-cell table:style-name="ce361" table:formula="of:=[.G$1:.G$1048576]/([.C$1:.C$1048576]+[.G$1:.G$1048576])" office:value-type="percentage" office:value="0.645161290322581" calcext:value-type="percentage">
            <text:p>64.52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9-01-05" calcext:value-type="date">
            <text:p>01/05/19</text:p>
          </table:table-cell>
          <table:table-cell table:style-name="ce349" office:value-type="float" office:value="931" calcext:value-type="float">
            <text:p>931</text:p>
          </table:table-cell>
          <table:table-cell table:style-name="ce349" table:formula="of:=[.B53]-[.B52]" office:value-type="float" office:value="16" calcext:value-type="float">
            <text:p>16</text:p>
          </table:table-cell>
          <table:table-cell table:style-name="ce352" table:formula="of:=[.C$1:.C$1048576]/([.A53]-[.A52])*30.4375" office:value-type="float" office:value="7.26865671641791" calcext:value-type="float">
            <text:p>7</text:p>
          </table:table-cell>
          <table:table-cell table:style-name="ce346" office:value-type="date" office:date-value="2019-01-03" calcext:value-type="date">
            <text:p>01/03/19</text:p>
          </table:table-cell>
          <table:table-cell table:style-name="ce349" office:value-type="float" office:value="26700" calcext:value-type="float">
            <text:p>26,7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9-04-01" calcext:value-type="date">
            <text:p>04/01/19</text:p>
          </table:table-cell>
          <table:table-cell table:style-name="ce349" office:value-type="float" office:value="956" calcext:value-type="float">
            <text:p>956</text:p>
          </table:table-cell>
          <table:table-cell table:style-name="ce349" table:formula="of:=[.B54]-[.B53]" office:value-type="float" office:value="25" calcext:value-type="float">
            <text:p>25</text:p>
          </table:table-cell>
          <table:table-cell table:style-name="ce352" table:formula="of:=[.C$1:.C$1048576]/([.A54]-[.A53])*30.4375" office:value-type="float" office:value="8.84811046511628" calcext:value-type="float">
            <text:p>9</text:p>
          </table:table-cell>
          <table:table-cell table:style-name="ce346" office:value-type="date" office:date-value="2019-03-30" calcext:value-type="date">
            <text:p>03/30/19</text:p>
          </table:table-cell>
          <table:table-cell table:style-name="ce349" office:value-type="float" office:value="26700" calcext:value-type="float">
            <text:p>26,7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9-07-01" calcext:value-type="date">
            <text:p>07/01/19</text:p>
          </table:table-cell>
          <table:table-cell table:style-name="ce349" office:value-type="float" office:value="974" calcext:value-type="float">
            <text:p>974</text:p>
          </table:table-cell>
          <table:table-cell table:style-name="ce349" table:formula="of:=[.B55]-[.B54]" office:value-type="float" office:value="18" calcext:value-type="float">
            <text:p>18</text:p>
          </table:table-cell>
          <table:table-cell table:style-name="ce352" table:formula="of:=[.C$1:.C$1048576]/([.A55]-[.A54])*30.4375" office:value-type="float" office:value="6.0206043956044" calcext:value-type="float">
            <text:p>6</text:p>
          </table:table-cell>
          <table:table-cell table:style-name="ce346" office:value-type="date" office:date-value="2019-07-01" calcext:value-type="date">
            <text:p>07/01/19</text:p>
          </table:table-cell>
          <table:table-cell table:style-name="ce349" office:value-type="float" office:value="26700" calcext:value-type="float">
            <text:p>26,7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9-10-02" calcext:value-type="date">
            <text:p>10/02/19</text:p>
          </table:table-cell>
          <table:table-cell table:style-name="ce349" office:value-type="float" office:value="997" calcext:value-type="float">
            <text:p>997</text:p>
          </table:table-cell>
          <table:table-cell table:style-name="ce349" table:formula="of:=[.B56]-[.B55]" office:value-type="float" office:value="23" calcext:value-type="float">
            <text:p>23</text:p>
          </table:table-cell>
          <table:table-cell table:style-name="ce352" table:formula="of:=[.C$1:.C$1048576]/([.A56]-[.A55])*30.4375" office:value-type="float" office:value="7.52755376344086" calcext:value-type="float">
            <text:p>8</text:p>
          </table:table-cell>
          <table:table-cell table:style-name="ce346" office:value-type="date" office:date-value="2019-10-03" calcext:value-type="date">
            <text:p>10/03/19</text:p>
          </table:table-cell>
          <table:table-cell table:style-name="ce349" office:value-type="float" office:value="26800" calcext:value-type="float">
            <text:p>26,800</text:p>
          </table:table-cell>
          <table:table-cell table:style-name="ce349" table:formula="of:=[.F56]-[.F55]" office:value-type="float" office:value="100" calcext:value-type="float">
            <text:p>100</text:p>
          </table:table-cell>
          <table:table-cell table:style-name="ce349" table:formula="of:=[.G$1:.G$1048576]/([.E56]-[.E55])*30.4375" office:value-type="float" office:value="32.3803191489362" calcext:value-type="float">
            <text:p>32</text:p>
          </table:table-cell>
          <table:table-cell table:style-name="ce349" table:formula="of:=[.B$1:.B$1048576]+[.F$1:.F$1048576]" office:value-type="float" office:value="27797" calcext:value-type="float">
            <text:p>27,797</text:p>
          </table:table-cell>
          <table:table-cell table:style-name="ce358" table:formula="of:=[.B$1:.B$1048576]/[.I$1:.I$1048576]" office:value-type="float" office:value="0.0358671799115012" calcext:value-type="float">
            <text:p>0.036</text:p>
          </table:table-cell>
          <table:table-cell table:style-name="ce358" table:formula="of:=[.F$1:.F$1048576]/[.I$1:.I$1048576]" office:value-type="float" office:value="0.964132820088499" calcext:value-type="float">
            <text:p>0.964</text:p>
          </table:table-cell>
          <table:table-cell table:style-name="ce361" table:formula="of:=[.C$1:.C$1048576]/([.C$1:.C$1048576]+[.G$1:.G$1048576])" office:value-type="percentage" office:value="0.186991869918699" calcext:value-type="percentage">
            <text:p>18.70%</text:p>
          </table:table-cell>
          <table:table-cell table:style-name="ce361" table:formula="of:=[.G$1:.G$1048576]/([.C$1:.C$1048576]+[.G$1:.G$1048576])" office:value-type="percentage" office:value="0.813008130081301" calcext:value-type="percentage">
            <text:p>81.30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0-01-01" calcext:value-type="date">
            <text:p>01/01/20</text:p>
          </table:table-cell>
          <table:table-cell table:style-name="ce349" office:value-type="float" office:value="1029" calcext:value-type="float">
            <text:p>1,029</text:p>
          </table:table-cell>
          <table:table-cell table:style-name="ce349" table:formula="of:=[.B57]-[.B56]" office:value-type="float" office:value="32" calcext:value-type="float">
            <text:p>32</text:p>
          </table:table-cell>
          <table:table-cell table:style-name="ce352" table:formula="of:=[.C$1:.C$1048576]/([.A57]-[.A56])*30.4375" office:value-type="float" office:value="10.7032967032967" calcext:value-type="float">
            <text:p>11</text:p>
          </table:table-cell>
          <table:table-cell table:style-name="ce346" office:value-type="date" office:date-value="2020-01-01" calcext:value-type="date">
            <text:p>01/01/20</text:p>
          </table:table-cell>
          <table:table-cell table:style-name="ce349" office:value-type="float" office:value="26800" calcext:value-type="float">
            <text:p>26,8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0-04-01" calcext:value-type="date">
            <text:p>04/01/20</text:p>
          </table:table-cell>
          <table:table-cell table:style-name="ce349" office:value-type="float" office:value="1078" calcext:value-type="float">
            <text:p>1,078</text:p>
          </table:table-cell>
          <table:table-cell table:style-name="ce349" table:formula="of:=[.B58]-[.B57]" office:value-type="float" office:value="49" calcext:value-type="float">
            <text:p>49</text:p>
          </table:table-cell>
          <table:table-cell table:style-name="ce352" table:formula="of:=[.C$1:.C$1048576]/([.A58]-[.A57])*30.4375" office:value-type="float" office:value="16.3894230769231" calcext:value-type="float">
            <text:p>16</text:p>
          </table:table-cell>
          <table:table-cell table:style-name="ce346" office:value-type="date" office:date-value="2020-04-01" calcext:value-type="date">
            <text:p>04/01/20</text:p>
          </table:table-cell>
          <table:table-cell table:style-name="ce349" office:value-type="float" office:value="26800" calcext:value-type="float">
            <text:p>26,8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0-07-01" calcext:value-type="date">
            <text:p>07/01/20</text:p>
          </table:table-cell>
          <table:table-cell table:style-name="ce349" office:value-type="float" office:value="1126" calcext:value-type="float">
            <text:p>1,126</text:p>
          </table:table-cell>
          <table:table-cell table:style-name="ce349" table:formula="of:=[.B59]-[.B58]" office:value-type="float" office:value="48" calcext:value-type="float">
            <text:p>48</text:p>
          </table:table-cell>
          <table:table-cell table:style-name="ce352" table:formula="of:=[.C$1:.C$1048576]/([.A59]-[.A58])*30.4375" office:value-type="float" office:value="16.0549450549451" calcext:value-type="float">
            <text:p>16</text:p>
          </table:table-cell>
          <table:table-cell table:style-name="ce346" office:value-type="date" office:date-value="2020-07-01" calcext:value-type="date">
            <text:p>07/01/20</text:p>
          </table:table-cell>
          <table:table-cell table:style-name="ce349" office:value-type="float" office:value="26800" calcext:value-type="float">
            <text:p>26,8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0-10-01" calcext:value-type="date">
            <text:p>10/01/20</text:p>
          </table:table-cell>
          <table:table-cell table:style-name="ce349" office:value-type="float" office:value="1205" calcext:value-type="float">
            <text:p>1,205</text:p>
          </table:table-cell>
          <table:table-cell table:style-name="ce349" table:formula="of:=[.B60]-[.B59]" office:value-type="float" office:value="79" calcext:value-type="float">
            <text:p>79</text:p>
          </table:table-cell>
          <table:table-cell table:style-name="ce352" table:formula="of:=[.C$1:.C$1048576]/([.A60]-[.A59])*30.4375" office:value-type="float" office:value="26.1365489130435" calcext:value-type="float">
            <text:p>26</text:p>
          </table:table-cell>
          <table:table-cell table:style-name="ce346" office:value-type="date" office:date-value="2020-10-01" calcext:value-type="date">
            <text:p>10/01/20</text:p>
          </table:table-cell>
          <table:table-cell table:style-name="ce349" office:value-type="float" office:value="26800" calcext:value-type="float">
            <text:p>26,8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32" office:value-type="date" office:date-value="2021-01-01" calcext:value-type="date">
            <text:p>01/01/21</text:p>
          </table:table-cell>
          <table:table-cell table:style-name="ce350" office:value-type="float" office:value="1283" calcext:value-type="float">
            <text:p>1,283</text:p>
          </table:table-cell>
          <table:table-cell table:style-name="ce350" table:formula="of:=[.B61]-[.B60]" office:value-type="float" office:value="78" calcext:value-type="float">
            <text:p>78</text:p>
          </table:table-cell>
          <table:table-cell table:style-name="ce353" table:formula="of:=[.C$1:.C$1048576]/([.A61]-[.A60])*30.4375" office:value-type="float" office:value="25.8057065217391" calcext:value-type="float">
            <text:p>26</text:p>
          </table:table-cell>
          <table:table-cell table:style-name="ce332" office:value-type="date" office:date-value="2021-01-01" calcext:value-type="date">
            <text:p>01/01/21</text:p>
          </table:table-cell>
          <table:table-cell table:style-name="ce350" office:value-type="float" office:value="26900" calcext:value-type="float">
            <text:p>26,900</text:p>
          </table:table-cell>
          <table:table-cell table:style-name="ce350" table:formula="of:=[.F61]-[.F60]" office:value-type="float" office:value="100" calcext:value-type="float">
            <text:p>100</text:p>
          </table:table-cell>
          <table:table-cell table:style-name="ce350" table:formula="of:=[.G$1:.G$1048576]/([.E61]-[.E60])*30.4375" office:value-type="float" office:value="33.0842391304348" calcext:value-type="float">
            <text:p>33</text:p>
          </table:table-cell>
          <table:table-cell table:style-name="ce350" table:formula="of:=[.B$1:.B$1048576]+[.F$1:.F$1048576]" office:value-type="float" office:value="28183" calcext:value-type="float">
            <text:p>28,183</text:p>
          </table:table-cell>
          <table:table-cell table:style-name="ce359" table:formula="of:=[.B$1:.B$1048576]/[.I$1:.I$1048576]" office:value-type="float" office:value="0.0455238973849484" calcext:value-type="float">
            <text:p>0.046</text:p>
          </table:table-cell>
          <table:table-cell table:style-name="ce359" table:formula="of:=[.F$1:.F$1048576]/[.I$1:.I$1048576]" office:value-type="float" office:value="0.954476102615052" calcext:value-type="float">
            <text:p>0.954</text:p>
          </table:table-cell>
          <table:table-cell table:style-name="ce362" table:formula="of:=[.C$1:.C$1048576]/([.C$1:.C$1048576]+[.G$1:.G$1048576])" office:value-type="percentage" office:value="0.438202247191011" calcext:value-type="percentage">
            <text:p>43.82%</text:p>
          </table:table-cell>
          <table:table-cell table:style-name="ce362" table:formula="of:=[.G$1:.G$1048576]/([.C$1:.C$1048576]+[.G$1:.G$1048576])" office:value-type="percentage" office:value="0.561797752808989" calcext:value-type="percentage">
            <text:p>56.18%</text:p>
          </table:table-cell>
          <table:table-cell table:style-name="ce363" table:number-columns-repeated="1011"/>
        </table:table-row>
        <table:table-row table:style-name="ro2">
          <table:table-cell table:style-name="ce346" office:value-type="date" office:date-value="2021-04-01" calcext:value-type="date">
            <text:p>04/01/21</text:p>
          </table:table-cell>
          <table:table-cell table:style-name="ce349" office:value-type="float" office:value="1339" calcext:value-type="float">
            <text:p>1,339</text:p>
          </table:table-cell>
          <table:table-cell table:style-name="ce349" table:formula="of:=[.B62]-[.B61]" office:value-type="float" office:value="56" calcext:value-type="float">
            <text:p>56</text:p>
          </table:table-cell>
          <table:table-cell table:style-name="ce352" table:formula="of:=[.C$1:.C$1048576]/([.A62]-[.A61])*30.4375" office:value-type="float" office:value="18.9388888888889" calcext:value-type="float">
            <text:p>19</text:p>
          </table:table-cell>
          <table:table-cell table:style-name="ce346" office:value-type="date" office:date-value="2021-04-01" calcext:value-type="date">
            <text:p>04/01/21</text:p>
          </table:table-cell>
          <table:table-cell table:style-name="ce349" office:value-type="float" office:value="26900" calcext:value-type="float">
            <text:p>26,9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1-07-01" calcext:value-type="date">
            <text:p>07/01/21</text:p>
          </table:table-cell>
          <table:table-cell table:style-name="ce349" office:value-type="float" office:value="1394" calcext:value-type="float">
            <text:p>1,394</text:p>
          </table:table-cell>
          <table:table-cell table:style-name="ce349" table:formula="of:=[.B63]-[.B62]" office:value-type="float" office:value="55" calcext:value-type="float">
            <text:p>55</text:p>
          </table:table-cell>
          <table:table-cell table:style-name="ce352" table:formula="of:=[.C$1:.C$1048576]/([.A63]-[.A62])*30.4375" office:value-type="float" office:value="18.3962912087912" calcext:value-type="float">
            <text:p>18</text:p>
          </table:table-cell>
          <table:table-cell table:style-name="ce346" office:value-type="date" office:date-value="2021-07-01" calcext:value-type="date">
            <text:p>07/01/21</text:p>
          </table:table-cell>
          <table:table-cell table:style-name="ce349" office:value-type="float" office:value="26900" calcext:value-type="float">
            <text:p>26,9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1-10-01" calcext:value-type="date">
            <text:p>10/01/21</text:p>
          </table:table-cell>
          <table:table-cell table:style-name="ce349" office:value-type="float" office:value="1421" calcext:value-type="float">
            <text:p>1,421</text:p>
          </table:table-cell>
          <table:table-cell table:style-name="ce349" table:formula="of:=[.B64]-[.B63]" office:value-type="float" office:value="27" calcext:value-type="float">
            <text:p>27</text:p>
          </table:table-cell>
          <table:table-cell table:style-name="ce352" table:formula="of:=[.C$1:.C$1048576]/([.A64]-[.A63])*30.4375" office:value-type="float" office:value="8.93274456521739" calcext:value-type="float">
            <text:p>9</text:p>
          </table:table-cell>
          <table:table-cell table:style-name="ce346" office:value-type="date" office:date-value="2021-10-01" calcext:value-type="date">
            <text:p>10/01/21</text:p>
          </table:table-cell>
          <table:table-cell table:style-name="ce349" office:value-type="float" office:value="26900" calcext:value-type="float">
            <text:p>26,9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2-01-01" calcext:value-type="date">
            <text:p>01/01/22</text:p>
          </table:table-cell>
          <table:table-cell table:style-name="ce349" office:value-type="float" office:value="1474" calcext:value-type="float">
            <text:p>1,474</text:p>
          </table:table-cell>
          <table:table-cell table:style-name="ce349" table:formula="of:=[.B65]-[.B64]" office:value-type="float" office:value="53" calcext:value-type="float">
            <text:p>53</text:p>
          </table:table-cell>
          <table:table-cell table:style-name="ce352" table:formula="of:=[.C$1:.C$1048576]/([.A65]-[.A64])*30.4375" office:value-type="float" office:value="17.5346467391304" calcext:value-type="float">
            <text:p>18</text:p>
          </table:table-cell>
          <table:table-cell table:style-name="ce346" office:value-type="date" office:date-value="2022-01-01" calcext:value-type="date">
            <text:p>01/01/22</text:p>
          </table:table-cell>
          <table:table-cell table:style-name="ce349" office:value-type="float" office:value="26900" calcext:value-type="float">
            <text:p>26,9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2-04-01" calcext:value-type="date">
            <text:p>04/01/22</text:p>
          </table:table-cell>
          <table:table-cell table:style-name="ce349" office:value-type="float" office:value="1523" calcext:value-type="float">
            <text:p>1,523</text:p>
          </table:table-cell>
          <table:table-cell table:style-name="ce349" table:formula="of:=[.B66]-[.B65]" office:value-type="float" office:value="49" calcext:value-type="float">
            <text:p>49</text:p>
          </table:table-cell>
          <table:table-cell table:style-name="ce352" table:formula="of:=[.C$1:.C$1048576]/([.A66]-[.A65])*30.4375" office:value-type="float" office:value="16.5715277777778" calcext:value-type="float">
            <text:p>17</text:p>
          </table:table-cell>
          <table:table-cell table:style-name="ce346" office:value-type="date" office:date-value="2022-04-08" calcext:value-type="date">
            <text:p>04/08/22</text:p>
          </table:table-cell>
          <table:table-cell table:style-name="ce349" office:value-type="float" office:value="26900" calcext:value-type="float">
            <text:p>26,9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2-07-01" calcext:value-type="date">
            <text:p>07/01/22</text:p>
          </table:table-cell>
          <table:table-cell table:style-name="ce349" office:value-type="float" office:value="1561" calcext:value-type="float">
            <text:p>1,561</text:p>
          </table:table-cell>
          <table:table-cell table:style-name="ce349" table:formula="of:=[.B67]-[.B66]" office:value-type="float" office:value="38" calcext:value-type="float">
            <text:p>38</text:p>
          </table:table-cell>
          <table:table-cell table:style-name="ce352" table:formula="of:=[.C$1:.C$1048576]/([.A67]-[.A66])*30.4375" office:value-type="float" office:value="12.7101648351648" calcext:value-type="float">
            <text:p>13</text:p>
          </table:table-cell>
          <table:table-cell table:style-name="ce346" office:value-type="date" office:date-value="2022-07-04" calcext:value-type="date">
            <text:p>07/04/22</text:p>
          </table:table-cell>
          <table:table-cell table:style-name="ce349" office:value-type="float" office:value="26900" calcext:value-type="float">
            <text:p>26,9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2-08-02" calcext:value-type="date">
            <text:p>08/02/22</text:p>
          </table:table-cell>
          <table:table-cell table:style-name="ce349" office:value-type="float" office:value="1579" calcext:value-type="float">
            <text:p>1,579</text:p>
          </table:table-cell>
          <table:table-cell table:style-name="ce349" table:formula="of:=[.B68]-[.B67]" office:value-type="float" office:value="18" calcext:value-type="float">
            <text:p>18</text:p>
          </table:table-cell>
          <table:table-cell table:style-name="ce352" table:formula="of:=[.C$1:.C$1048576]/([.A68]-[.A67])*30.4375" office:value-type="float" office:value="17.12109375" calcext:value-type="float">
            <text:p>17</text:p>
          </table:table-cell>
          <table:table-cell table:style-name="ce346" office:value-type="date" office:date-value="2022-08-02" calcext:value-type="date">
            <text:p>08/02/22</text:p>
          </table:table-cell>
          <table:table-cell table:style-name="ce349" office:value-type="float" office:value="26900" calcext:value-type="float">
            <text:p>26,9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2-09-20" calcext:value-type="date">
            <text:p>09/20/22</text:p>
          </table:table-cell>
          <table:table-cell table:style-name="ce349" office:value-type="float" office:value="1615" calcext:value-type="float">
            <text:p>1,615</text:p>
          </table:table-cell>
          <table:table-cell table:style-name="ce349" table:formula="of:=[.B69]-[.B68]" office:value-type="float" office:value="36" calcext:value-type="float">
            <text:p>36</text:p>
          </table:table-cell>
          <table:table-cell table:style-name="ce352" table:formula="of:=[.C$1:.C$1048576]/([.A69]-[.A68])*30.4375" office:value-type="float" office:value="22.3622448979592" calcext:value-type="float">
            <text:p>22</text:p>
          </table:table-cell>
          <table:table-cell table:style-name="ce346" office:value-type="date" office:date-value="2022-09-20" calcext:value-type="date">
            <text:p>09/20/22</text:p>
          </table:table-cell>
          <table:table-cell table:style-name="ce349" office:value-type="float" office:value="26900" calcext:value-type="float">
            <text:p>26,9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2-10-23" calcext:value-type="date">
            <text:p>10/23/22</text:p>
          </table:table-cell>
          <table:table-cell table:style-name="ce349" office:value-type="float" office:value="1643" calcext:value-type="float">
            <text:p>1,643</text:p>
          </table:table-cell>
          <table:table-cell table:style-name="ce349" table:formula="of:=[.B70]-[.B69]" office:value-type="float" office:value="28" calcext:value-type="float">
            <text:p>28</text:p>
          </table:table-cell>
          <table:table-cell table:style-name="ce352" table:formula="of:=[.C$1:.C$1048576]/([.A70]-[.A69])*30.4375" office:value-type="float" office:value="25.8257575757576" calcext:value-type="float">
            <text:p>26</text:p>
          </table:table-cell>
          <table:table-cell table:style-name="ce346" office:value-type="date" office:date-value="2022-10-23" calcext:value-type="date">
            <text:p>10/23/22</text:p>
          </table:table-cell>
          <table:table-cell table:style-name="ce349" office:value-type="float" office:value="26900" calcext:value-type="float">
            <text:p>26,9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3-01-01" calcext:value-type="date">
            <text:p>01/01/23</text:p>
          </table:table-cell>
          <table:table-cell table:style-name="ce349" office:value-type="float" office:value="1629" calcext:value-type="float">
            <text:p>1,629</text:p>
          </table:table-cell>
          <table:table-cell table:style-name="ce349" table:formula="of:=[.B71]-[.B70]" office:value-type="float" office:value="-14" calcext:value-type="float">
            <text:p>-14</text:p>
          </table:table-cell>
          <table:table-cell table:style-name="ce352" table:formula="of:=[.C$1:.C$1048576]/([.A71]-[.A70])*30.4375" office:value-type="float" office:value="-6.0875" calcext:value-type="float">
            <text:p>-6</text:p>
          </table:table-cell>
          <table:table-cell table:style-name="ce346" office:value-type="date" office:date-value="2023-01-01" calcext:value-type="date">
            <text:p>01/01/23</text:p>
          </table:table-cell>
          <table:table-cell table:style-name="ce349" office:value-type="float" office:value="26900" calcext:value-type="float">
            <text:p>26,9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3-03-03" calcext:value-type="date">
            <text:p>03/03/23</text:p>
          </table:table-cell>
          <table:table-cell table:style-name="ce349" office:value-type="float" office:value="1741" calcext:value-type="float">
            <text:p>1,741</text:p>
          </table:table-cell>
          <table:table-cell table:style-name="ce349" table:formula="of:=[.B72]-[.B71]" office:value-type="float" office:value="112" calcext:value-type="float">
            <text:p>112</text:p>
          </table:table-cell>
          <table:table-cell table:style-name="ce352" table:formula="of:=[.C$1:.C$1048576]/([.A72]-[.A71])*30.4375" office:value-type="float" office:value="55.8852459016393" calcext:value-type="float">
            <text:p>56</text:p>
          </table:table-cell>
          <table:table-cell table:style-name="ce346" office:value-type="date" office:date-value="2023-03-03" calcext:value-type="date">
            <text:p>03/03/23</text:p>
          </table:table-cell>
          <table:table-cell table:style-name="ce349" table:formula="of:=2+25*1051" office:value-type="float" office:value="26277" calcext:value-type="float">
            <text:p>26,277</text:p>
          </table:table-cell>
          <table:table-cell table:style-name="ce349" table:formula="of:=[.F72]-[.F71]" office:value-type="float" office:value="-623" calcext:value-type="float">
            <text:p>-623</text:p>
          </table:table-cell>
          <table:table-cell table:style-name="ce349" table:formula="of:=[.G$1:.G$1048576]/([.E72]-[.E71])*30.4375" office:value-type="float" office:value="-310.861680327869" calcext:value-type="float">
            <text:p>-311</text:p>
          </table:table-cell>
          <table:table-cell table:style-name="ce349" table:formula="of:=[.B$1:.B$1048576]+[.F$1:.F$1048576]" office:value-type="float" office:value="28018" calcext:value-type="float">
            <text:p>28,018</text:p>
          </table:table-cell>
          <table:table-cell table:style-name="ce358" table:formula="of:=[.B$1:.B$1048576]/[.I$1:.I$1048576]" office:value-type="float" office:value="0.0621386251695339" calcext:value-type="float">
            <text:p>0.062</text:p>
          </table:table-cell>
          <table:table-cell table:style-name="ce358" table:formula="of:=[.F$1:.F$1048576]/[.I$1:.I$1048576]" office:value-type="float" office:value="0.937861374830466" calcext:value-type="float">
            <text:p>0.938</text:p>
          </table:table-cell>
          <table:table-cell table:style-name="ce361" table:formula="of:=[.C$1:.C$1048576]/([.C$1:.C$1048576]+[.G$1:.G$1048576])" office:value-type="percentage" office:value="-0.219178082191781" calcext:value-type="percentage">
            <text:p>-21.92%</text:p>
          </table:table-cell>
          <table:table-cell table:style-name="ce361" table:formula="of:=[.G$1:.G$1048576]/([.C$1:.C$1048576]+[.G$1:.G$1048576])" office:value-type="percentage" office:value="1.21917808219178" calcext:value-type="percentage">
            <text:p>121.92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3-04-03" calcext:value-type="date">
            <text:p>04/03/23</text:p>
          </table:table-cell>
          <table:table-cell/>
          <table:table-cell table:style-name="ce349" table:formula="of:=[.B73]-[.B72]" office:value-type="float" office:value="-1741" calcext:value-type="float">
            <text:p>-1,741</text:p>
          </table:table-cell>
          <table:table-cell table:style-name="ce352" table:formula="of:=[.C$1:.C$1048576]/([.A73]-[.A72])*30.4375" office:value-type="float" office:value="-1709.40927419355" calcext:value-type="float">
            <text:p>-1,709</text:p>
          </table:table-cell>
          <table:table-cell table:style-name="ce346" office:value-type="date" office:date-value="2023-04-03" calcext:value-type="date">
            <text:p>04/03/23</text:p>
          </table:table-cell>
          <table:table-cell table:formula="of:=23+25*1050" office:value-type="float" office:value="26273" calcext:value-type="float">
            <text:p>26273</text:p>
          </table:table-cell>
          <table:table-cell table:style-name="ce349" table:formula="of:=[.F73]-[.F72]" office:value-type="float" office:value="-4" calcext:value-type="float">
            <text:p>-4</text:p>
          </table:table-cell>
          <table:table-cell table:style-name="ce349" table:formula="of:=[.G$1:.G$1048576]/([.E73]-[.E72])*30.4375" office:value-type="float" office:value="-3.92741935483871" calcext:value-type="float">
            <text:p>-4</text:p>
          </table:table-cell>
          <table:table-cell table:style-name="ce349" table:formula="of:=[.B$1:.B$1048576]+[.F$1:.F$1048576]" office:value-type="float" office:value="26273" calcext:value-type="float">
            <text:p>26,273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.997707736389685" calcext:value-type="percentage">
            <text:p>99.77%</text:p>
          </table:table-cell>
          <table:table-cell table:style-name="ce361" table:formula="of:=[.G$1:.G$1048576]/([.C$1:.C$1048576]+[.G$1:.G$1048576])" office:value-type="percentage" office:value="0.00229226361031519" calcext:value-type="percentage">
            <text:p>0.23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74]-[.B73]" office:value-type="float" office:value="0" calcext:value-type="float">
            <text:p>0</text:p>
          </table:table-cell>
          <table:table-cell table:style-name="ce352" table:formula="of:=[.C$1:.C$1048576]/([.A74]-[.A73])*30.4375" office:value-type="float" office:value="-0" calcext:value-type="float">
            <text:p>0</text:p>
          </table:table-cell>
          <table:table-cell table:number-columns-repeated="2"/>
          <table:table-cell table:style-name="ce349" table:formula="of:=[.F74]-[.F73]" office:value-type="float" office:value="-26273" calcext:value-type="float">
            <text:p>-26,273</text:p>
          </table:table-cell>
          <table:table-cell table:style-name="ce349" table:formula="of:=[.G$1:.G$1048576]/([.E74]-[.E73])*30.4375" office:value-type="float" office:value="17.7632652324574" calcext:value-type="float">
            <text:p>18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percentage" office:value="-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75]-[.B74]" office:value-type="float" office:value="0" calcext:value-type="float">
            <text:p>0</text:p>
          </table:table-cell>
          <table:table-cell table:style-name="ce352" table:formula="of:=[.C$1:.C$1048576]/([.A75]-[.A74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75]-[.F74]" office:value-type="float" office:value="0" calcext:value-type="float">
            <text:p>0</text:p>
          </table:table-cell>
          <table:table-cell table:style-name="ce349" table:formula="of:=[.G$1:.G$1048576]/([.E75]-[.E74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76]-[.B75]" office:value-type="float" office:value="0" calcext:value-type="float">
            <text:p>0</text:p>
          </table:table-cell>
          <table:table-cell table:style-name="ce352" table:formula="of:=[.C$1:.C$1048576]/([.A76]-[.A75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76]-[.F75]" office:value-type="float" office:value="0" calcext:value-type="float">
            <text:p>0</text:p>
          </table:table-cell>
          <table:table-cell table:style-name="ce349" table:formula="of:=[.G$1:.G$1048576]/([.E76]-[.E75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77]-[.B76]" office:value-type="float" office:value="0" calcext:value-type="float">
            <text:p>0</text:p>
          </table:table-cell>
          <table:table-cell table:style-name="ce352" table:formula="of:=[.C$1:.C$1048576]/([.A77]-[.A76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77]-[.F76]" office:value-type="float" office:value="0" calcext:value-type="float">
            <text:p>0</text:p>
          </table:table-cell>
          <table:table-cell table:style-name="ce349" table:formula="of:=[.G$1:.G$1048576]/([.E77]-[.E76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349" table:formula="of:=[.F78]-[.F77]" office:value-type="float" office:value="0" calcext:value-type="float">
            <text:p>0</text:p>
          </table:table-cell>
          <table:table-cell table:style-name="ce349" table:formula="of:=[.G$1:.G$1048576]/([.E78]-[.E77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349" table:formula="of:=[.F79]-[.F78]" office:value-type="float" office:value="0" calcext:value-type="float">
            <text:p>0</text:p>
          </table:table-cell>
          <table:table-cell table:style-name="ce349" table:formula="of:=[.G$1:.G$1048576]/([.E79]-[.E78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349" table:formula="of:=[.F80]-[.F79]" office:value-type="float" office:value="0" calcext:value-type="float">
            <text:p>0</text:p>
          </table:table-cell>
          <table:table-cell table:style-name="ce349" table:formula="of:=[.G$1:.G$1048576]/([.E80]-[.E79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349" table:formula="of:=[.F81]-[.F80]" office:value-type="float" office:value="0" calcext:value-type="float">
            <text:p>0</text:p>
          </table:table-cell>
          <table:table-cell table:style-name="ce349" table:formula="of:=[.G$1:.G$1048576]/([.E81]-[.E80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349" table:formula="of:=[.F82]-[.F81]" office:value-type="float" office:value="0" calcext:value-type="float">
            <text:p>0</text:p>
          </table:table-cell>
          <table:table-cell table:style-name="ce349" table:formula="of:=[.G$1:.G$1048576]/([.E82]-[.E81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349" table:formula="of:=[.F83]-[.F82]" office:value-type="float" office:value="0" calcext:value-type="float">
            <text:p>0</text:p>
          </table:table-cell>
          <table:table-cell table:style-name="ce349" table:formula="of:=[.G$1:.G$1048576]/([.E83]-[.E82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349" table:formula="of:=[.F84]-[.F83]" office:value-type="float" office:value="0" calcext:value-type="float">
            <text:p>0</text:p>
          </table:table-cell>
          <table:table-cell table:style-name="ce349" table:formula="of:=[.G$1:.G$1048576]/([.E84]-[.E83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349" table:formula="of:=[.F85]-[.F84]" office:value-type="float" office:value="0" calcext:value-type="float">
            <text:p>0</text:p>
          </table:table-cell>
          <table:table-cell table:style-name="ce349" table:formula="of:=[.G$1:.G$1048576]/([.E85]-[.E84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nal fantasy" table:style-name="ta1">
        <table:table-column table:style-name="co1" table:number-columns-repeated="2" table:default-cell-style-name="Default"/>
        <table:table-column table:style-name="co1" table:default-cell-style-name="ce310"/>
        <table:table-column table:style-name="co1" table:default-cell-style-name="ce336"/>
        <table:table-column table:style-name="co1" table:default-cell-style-name="ce317"/>
        <table:table-column table:style-name="co1" table:number-columns-repeated="4" table:default-cell-style-name="ce310"/>
        <table:table-column table:style-name="co1" table:number-columns-repeated="2" table:default-cell-style-name="ce340"/>
        <table:table-column table:style-name="co1" table:number-columns-repeated="2" table:default-cell-style-name="ce343"/>
        <table:table-row table:style-name="ro2"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AO3 Works</text:p>
          </table:table-cell>
          <table:table-cell table:style-name="ce333" office:value-type="string" calcext:value-type="string">
            <text:p>Increase</text:p>
          </table:table-cell>
          <table:table-cell table:style-name="ce335" office:value-type="string" calcext:value-type="string">
            <text:p>Inc / Month</text:p>
          </table:table-cell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FFN Works</text:p>
          </table:table-cell>
          <table:table-cell table:style-name="ce333" office:value-type="string" calcext:value-type="string">
            <text:p>Increase</text:p>
          </table:table-cell>
          <table:table-cell table:style-name="ce333" office:value-type="string" calcext:value-type="string">
            <text:p>Inc / Month</text:p>
          </table:table-cell>
          <table:table-cell table:style-name="ce330" office:value-type="string" calcext:value-type="string">
            <text:p>Total</text:p>
          </table:table-cell>
          <table:table-cell table:style-name="ce339" office:value-type="string" calcext:value-type="string">
            <text:p>% AO3</text:p>
          </table:table-cell>
          <table:table-cell table:style-name="ce339" office:value-type="string" calcext:value-type="string">
            <text:p>% FFN</text:p>
          </table:table-cell>
          <table:table-cell table:style-name="ce342" office:value-type="string" calcext:value-type="string">
            <text:p>'% Inc AO3</text:p>
          </table:table-cell>
          <table:table-cell table:style-name="ce342" office:value-type="string" calcext:value-type="string">
            <text:p>'% Inc FFN</text:p>
          </table:table-cell>
        </table:table-row>
        <table:table-row table:style-name="ro2">
          <table:table-cell table:style-name="ce317"/>
          <table:table-cell table:style-name="ce310"/>
          <table:table-cell table:number-columns-repeated="2"/>
          <table:table-cell office:value-type="date" office:date-value="1999-04-29" calcext:value-type="date">
            <text:p>04/29/9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B$1:.B$1048576]+[.F$1:.F$1048576]" office:value-type="float" office:value="3" calcext:value-type="float">
            <text:p>3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number-columns-repeated="2"/>
        </table:table-row>
        <table:table-row table:style-name="ro2">
          <table:table-cell table:style-name="ce317"/>
          <table:table-cell table:style-name="ce310"/>
          <table:table-cell table:formula="of:=[.B3]-[.B2]" office:value-type="float" office:value="0" calcext:value-type="float">
            <text:p>0</text:p>
          </table:table-cell>
          <table:table-cell table:formula="of:=[.C$1:.C$1048576]/([.A3]-[.A2])*30.4375" office:value-type="string" office:string-value="" calcext:value-type="error">
            <text:p>#DIV/0!</text:p>
          </table:table-cell>
          <table:table-cell office:value-type="date" office:date-value="2000-05-10" calcext:value-type="date">
            <text:p>05/10/00</text:p>
          </table:table-cell>
          <table:table-cell office:value-type="float" office:value="578" calcext:value-type="float">
            <text:p>578</text:p>
          </table:table-cell>
          <table:table-cell table:formula="of:=[.F3]-[.F2]" office:value-type="float" office:value="575" calcext:value-type="float">
            <text:p>575</text:p>
          </table:table-cell>
          <table:table-cell table:formula="of:=[.G$1:.G$1048576]/([.E3]-[.E2])*30.4375" office:value-type="float" office:value="46.4232427055703" calcext:value-type="float">
            <text:p>46</text:p>
          </table:table-cell>
          <table:table-cell table:formula="of:=[.B$1:.B$1048576]+[.F$1:.F$1048576]" office:value-type="float" office:value="578" calcext:value-type="float">
            <text:p>578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style-name="ce317"/>
          <table:table-cell table:style-name="ce310"/>
          <table:table-cell table:formula="of:=[.B4]-[.B3]" office:value-type="float" office:value="0" calcext:value-type="float">
            <text:p>0</text:p>
          </table:table-cell>
          <table:table-cell table:formula="of:=[.C$1:.C$1048576]/([.A4]-[.A3])*30.4375" office:value-type="string" office:string-value="" calcext:value-type="error">
            <text:p>#DIV/0!</text:p>
          </table:table-cell>
          <table:table-cell office:value-type="date" office:date-value="2000-10-27" calcext:value-type="date">
            <text:p>10/27/00</text:p>
          </table:table-cell>
          <table:table-cell office:value-type="float" office:value="2484" calcext:value-type="float">
            <text:p>2,484</text:p>
          </table:table-cell>
          <table:table-cell table:formula="of:=[.F4]-[.F3]" office:value-type="float" office:value="1906" calcext:value-type="float">
            <text:p>1,906</text:p>
          </table:table-cell>
          <table:table-cell table:formula="of:=[.G$1:.G$1048576]/([.E4]-[.E3])*30.4375" office:value-type="float" office:value="341.258088235294" calcext:value-type="float">
            <text:p>341</text:p>
          </table:table-cell>
          <table:table-cell table:formula="of:=[.B$1:.B$1048576]+[.F$1:.F$1048576]" office:value-type="float" office:value="2484" calcext:value-type="float">
            <text:p>2,484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5]-[.B4]" office:value-type="float" office:value="0" calcext:value-type="float">
            <text:p>0</text:p>
          </table:table-cell>
          <table:table-cell table:formula="of:=[.C$1:.C$1048576]/([.A5]-[.A4])*30.4375" office:value-type="string" office:string-value="" calcext:value-type="error">
            <text:p>#DIV/0!</text:p>
          </table:table-cell>
          <table:table-cell office:value-type="date" office:date-value="2001-11-23" calcext:value-type="date">
            <text:p>11/23/01</text:p>
          </table:table-cell>
          <table:table-cell table:formula="of:=743+24+3535+3758" office:value-type="float" office:value="8060" calcext:value-type="float">
            <text:p>8,060</text:p>
          </table:table-cell>
          <table:table-cell table:formula="of:=[.F5]-[.F4]" office:value-type="float" office:value="5576" calcext:value-type="float">
            <text:p>5,576</text:p>
          </table:table-cell>
          <table:table-cell table:formula="of:=[.G$1:.G$1048576]/([.E5]-[.E4])*30.4375" office:value-type="float" office:value="432.957908163265" calcext:value-type="float">
            <text:p>433</text:p>
          </table:table-cell>
          <table:table-cell table:formula="of:=[.B$1:.B$1048576]+[.F$1:.F$1048576]" office:value-type="float" office:value="8060" calcext:value-type="float">
            <text:p>8,060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6]-[.B5]" office:value-type="float" office:value="0" calcext:value-type="float">
            <text:p>0</text:p>
          </table:table-cell>
          <table:table-cell table:formula="of:=[.C$1:.C$1048576]/([.A6]-[.A5])*30.4375" office:value-type="string" office:string-value="" calcext:value-type="error">
            <text:p>#DIV/0!</text:p>
          </table:table-cell>
          <table:table-cell office:value-type="date" office:date-value="2002-06-02" calcext:value-type="date">
            <text:p>06/02/02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table:formula="of:=[.F6]-[.F5]" office:value-type="float" office:value="5830" calcext:value-type="float">
            <text:p>5,830</text:p>
          </table:table-cell>
          <table:table-cell table:formula="of:=[.G$1:.G$1048576]/([.E6]-[.E5])*30.4375" office:value-type="float" office:value="929.060863874346" calcext:value-type="float">
            <text:p>929</text:p>
          </table:table-cell>
          <table:table-cell table:formula="of:=[.B$1:.B$1048576]+[.F$1:.F$1048576]" office:value-type="float" office:value="13890" calcext:value-type="float">
            <text:p>13,890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7]-[.B6]" office:value-type="float" office:value="0" calcext:value-type="float">
            <text:p>0</text:p>
          </table:table-cell>
          <table:table-cell table:formula="of:=[.C$1:.C$1048576]/([.A7]-[.A6])*30.4375" office:value-type="string" office:string-value="" calcext:value-type="error">
            <text:p>#DIV/0!</text:p>
          </table:table-cell>
          <table:table-cell office:value-type="date" office:date-value="2002-12-07" calcext:value-type="date">
            <text:p>12/07/02</text:p>
          </table:table-cell>
          <table:table-cell table:formula="of:=1231+1258+5671+6401+1636+58" office:value-type="float" office:value="16255" calcext:value-type="float">
            <text:p>16,255</text:p>
          </table:table-cell>
          <table:table-cell table:formula="of:=[.F7]-[.F6]" office:value-type="float" office:value="2365" calcext:value-type="float">
            <text:p>2,365</text:p>
          </table:table-cell>
          <table:table-cell table:formula="of:=[.G$1:.G$1048576]/([.E7]-[.E6])*30.4375" office:value-type="float" office:value="382.89727393617" calcext:value-type="float">
            <text:p>383</text:p>
          </table:table-cell>
          <table:table-cell table:formula="of:=[.B$1:.B$1048576]+[.F$1:.F$1048576]" office:value-type="float" office:value="16255" calcext:value-type="float">
            <text:p>16,255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8]-[.B7]" office:value-type="float" office:value="0" calcext:value-type="float">
            <text:p>0</text:p>
          </table:table-cell>
          <table:table-cell table:formula="of:=[.C$1:.C$1048576]/([.A8]-[.A7])*30.4375" office:value-type="string" office:string-value="" calcext:value-type="error">
            <text:p>#DIV/0!</text:p>
          </table:table-cell>
          <table:table-cell office:value-type="date" office:date-value="2003-04-01" calcext:value-type="date">
            <text:p>04/01/03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table:formula="of:=[.F8]-[.F7]" office:value-type="float" office:value="1761" calcext:value-type="float">
            <text:p>1,761</text:p>
          </table:table-cell>
          <table:table-cell table:formula="of:=[.G$1:.G$1048576]/([.E8]-[.E7])*30.4375" office:value-type="float" office:value="466.090760869565" calcext:value-type="float">
            <text:p>466</text:p>
          </table:table-cell>
          <table:table-cell table:formula="of:=[.B$1:.B$1048576]+[.F$1:.F$1048576]" office:value-type="float" office:value="18016" calcext:value-type="float">
            <text:p>18,016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9]-[.B8]" office:value-type="float" office:value="0" calcext:value-type="float">
            <text:p>0</text:p>
          </table:table-cell>
          <table:table-cell table:formula="of:=[.C$1:.C$1048576]/([.A9]-[.A8])*30.4375" office:value-type="string" office:string-value="" calcext:value-type="error">
            <text:p>#DIV/0!</text:p>
          </table:table-cell>
          <table:table-cell office:value-type="date" office:date-value="2003-06-02" calcext:value-type="date">
            <text:p>06/02/03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table:formula="of:=[.F9]-[.F8]" office:value-type="float" office:value="932" calcext:value-type="float">
            <text:p>932</text:p>
          </table:table-cell>
          <table:table-cell table:formula="of:=[.G$1:.G$1048576]/([.E9]-[.E8])*30.4375" office:value-type="float" office:value="457.54435483871" calcext:value-type="float">
            <text:p>458</text:p>
          </table:table-cell>
          <table:table-cell table:formula="of:=[.B$1:.B$1048576]+[.F$1:.F$1048576]" office:value-type="float" office:value="18948" calcext:value-type="float">
            <text:p>18,948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10]-[.B9]" office:value-type="float" office:value="0" calcext:value-type="float">
            <text:p>0</text:p>
          </table:table-cell>
          <table:table-cell table:formula="of:=[.C$1:.C$1048576]/([.A10]-[.A9])*30.4375" office:value-type="string" office:string-value="" calcext:value-type="error">
            <text:p>#DIV/0!</text:p>
          </table:table-cell>
          <table:table-cell office:value-type="date" office:date-value="2004-04-04" calcext:value-type="date">
            <text:p>04/04/0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table:formula="of:=[.F10]-[.F9]" office:value-type="float" office:value="4621" calcext:value-type="float">
            <text:p>4,621</text:p>
          </table:table-cell>
          <table:table-cell table:formula="of:=[.G$1:.G$1048576]/([.E10]-[.E9])*30.4375" office:value-type="float" office:value="458.148819218241" calcext:value-type="float">
            <text:p>458</text:p>
          </table:table-cell>
          <table:table-cell table:formula="of:=[.B$1:.B$1048576]+[.F$1:.F$1048576]" office:value-type="float" office:value="23569" calcext:value-type="float">
            <text:p>23,569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11]-[.B10]" office:value-type="float" office:value="0" calcext:value-type="float">
            <text:p>0</text:p>
          </table:table-cell>
          <table:table-cell table:formula="of:=[.C$1:.C$1048576]/([.A11]-[.A10])*30.4375" office:value-type="string" office:string-value="" calcext:value-type="error">
            <text:p>#DIV/0!</text:p>
          </table:table-cell>
          <table:table-cell office:value-type="date" office:date-value="2004-10-12" calcext:value-type="date">
            <text:p>10/12/04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table:formula="of:=[.F11]-[.F10]" office:value-type="float" office:value="2834" calcext:value-type="float">
            <text:p>2,834</text:p>
          </table:table-cell>
          <table:table-cell table:formula="of:=[.G$1:.G$1048576]/([.E11]-[.E10])*30.4375" office:value-type="float" office:value="451.622382198953" calcext:value-type="float">
            <text:p>452</text:p>
          </table:table-cell>
          <table:table-cell table:formula="of:=[.B$1:.B$1048576]+[.F$1:.F$1048576]" office:value-type="float" office:value="26403" calcext:value-type="float">
            <text:p>26,403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12]-[.B11]" office:value-type="float" office:value="0" calcext:value-type="float">
            <text:p>0</text:p>
          </table:table-cell>
          <table:table-cell table:formula="of:=[.C$1:.C$1048576]/([.A12]-[.A11])*30.4375" office:value-type="string" office:string-value="" calcext:value-type="error">
            <text:p>#DIV/0!</text:p>
          </table:table-cell>
          <table:table-cell office:value-type="date" office:date-value="2005-01-02" calcext:value-type="date">
            <text:p>01/02/05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table:formula="of:=[.F12]-[.F11]" office:value-type="float" office:value="917" calcext:value-type="float">
            <text:p>917</text:p>
          </table:table-cell>
          <table:table-cell table:formula="of:=[.G$1:.G$1048576]/([.E12]-[.E11])*30.4375" office:value-type="float" office:value="340.380335365854" calcext:value-type="float">
            <text:p>340</text:p>
          </table:table-cell>
          <table:table-cell table:formula="of:=[.B$1:.B$1048576]+[.F$1:.F$1048576]" office:value-type="float" office:value="27320" calcext:value-type="float">
            <text:p>27,320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13]-[.B12]" office:value-type="float" office:value="0" calcext:value-type="float">
            <text:p>0</text:p>
          </table:table-cell>
          <table:table-cell table:formula="of:=[.C$1:.C$1048576]/([.A13]-[.A12])*30.4375" office:value-type="string" office:string-value="" calcext:value-type="error">
            <text:p>#DIV/0!</text:p>
          </table:table-cell>
          <table:table-cell office:value-type="date" office:date-value="2005-04-01" calcext:value-type="date">
            <text:p>04/01/05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table:formula="of:=[.F13]-[.F12]" office:value-type="float" office:value="1096" calcext:value-type="float">
            <text:p>1,096</text:p>
          </table:table-cell>
          <table:table-cell table:formula="of:=[.G$1:.G$1048576]/([.E13]-[.E12])*30.4375" office:value-type="float" office:value="374.825842696629" calcext:value-type="float">
            <text:p>375</text:p>
          </table:table-cell>
          <table:table-cell table:formula="of:=[.B$1:.B$1048576]+[.F$1:.F$1048576]" office:value-type="float" office:value="28416" calcext:value-type="float">
            <text:p>28,416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14]-[.B13]" office:value-type="float" office:value="0" calcext:value-type="float">
            <text:p>0</text:p>
          </table:table-cell>
          <table:table-cell table:formula="of:=[.C$1:.C$1048576]/([.A14]-[.A13])*30.4375" office:value-type="string" office:string-value="" calcext:value-type="error">
            <text:p>#DIV/0!</text:p>
          </table:table-cell>
          <table:table-cell office:value-type="date" office:date-value="2006-10-13" calcext:value-type="date">
            <text:p>10/13/06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table:formula="of:=[.F14]-[.F13]" office:value-type="float" office:value="9156" calcext:value-type="float">
            <text:p>9,156</text:p>
          </table:table-cell>
          <table:table-cell table:formula="of:=[.G$1:.G$1048576]/([.E14]-[.E13])*30.4375" office:value-type="float" office:value="497.653125" calcext:value-type="float">
            <text:p>498</text:p>
          </table:table-cell>
          <table:table-cell table:formula="of:=[.B$1:.B$1048576]+[.F$1:.F$1048576]" office:value-type="float" office:value="37572" calcext:value-type="float">
            <text:p>37,572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15]-[.B14]" office:value-type="float" office:value="0" calcext:value-type="float">
            <text:p>0</text:p>
          </table:table-cell>
          <table:table-cell table:formula="of:=[.C$1:.C$1048576]/([.A15]-[.A14])*30.4375" office:value-type="string" office:string-value="" calcext:value-type="error">
            <text:p>#DIV/0!</text:p>
          </table:table-cell>
          <table:table-cell office:value-type="date" office:date-value="2007-06-30" calcext:value-type="date">
            <text:p>06/30/07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table:formula="of:=[.F15]-[.F14]" office:value-type="float" office:value="5103" calcext:value-type="float">
            <text:p>5,103</text:p>
          </table:table-cell>
          <table:table-cell table:formula="of:=[.G$1:.G$1048576]/([.E15]-[.E14])*30.4375" office:value-type="float" office:value="597.394471153846" calcext:value-type="float">
            <text:p>597</text:p>
          </table:table-cell>
          <table:table-cell table:formula="of:=[.B$1:.B$1048576]+[.F$1:.F$1048576]" office:value-type="float" office:value="42675" calcext:value-type="float">
            <text:p>42,675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style-name="ce317" office:value-type="date" office:date-value="2008-12-24" calcext:value-type="date">
            <text:p>12/24/08</text:p>
          </table:table-cell>
          <table:table-cell office:value-type="float" office:value="2" calcext:value-type="float">
            <text:p>2</text:p>
          </table:table-cell>
          <table:table-cell table:formula="of:=[.B16]-[.B15]" office:value-type="float" office:value="2" calcext:value-type="float">
            <text:p>2</text:p>
          </table:table-cell>
          <table:table-cell table:formula="of:=[.C$1:.C$1048576]/([.A16]-[.A15])*30.4375" office:value-type="float" office:value="0.00152929206652263" calcext:value-type="float">
            <text:p>0</text:p>
          </table:table-cell>
          <table:table-cell office:value-type="date" office:date-value="2009-02-24" calcext:value-type="date">
            <text:p>02/24/09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table:formula="of:=[.F16]-[.F15]" office:value-type="float" office:value="11120" calcext:value-type="float">
            <text:p>11,120</text:p>
          </table:table-cell>
          <table:table-cell table:formula="of:=[.G$1:.G$1048576]/([.E16]-[.E15])*30.4375" office:value-type="float" office:value="559.446280991736" calcext:value-type="float">
            <text:p>559</text:p>
          </table:table-cell>
          <table:table-cell table:formula="of:=[.B$1:.B$1048576]+[.F$1:.F$1048576]" office:value-type="float" office:value="53797" calcext:value-type="float">
            <text:p>53,797</text:p>
          </table:table-cell>
          <table:table-cell table:formula="of:=[.B$1:.B$1048576]/[.I$1:.I$1048576]" office:value-type="float" office:value="0.0000371767942450322" calcext:value-type="float">
            <text:p>0.000</text:p>
          </table:table-cell>
          <table:table-cell table:formula="of:=[.F$1:.F$1048576]/[.I$1:.I$1048576]" office:value-type="float" office:value="0.999962823205755" calcext:value-type="float">
            <text:p>1.000</text:p>
          </table:table-cell>
          <table:table-cell table:formula="of:=[.C$1:.C$1048576]/([.C$1:.C$1048576]+[.G$1:.G$1048576])" office:value-type="percentage" office:value="0.000179823772702751" calcext:value-type="percentage">
            <text:p>0.02%</text:p>
          </table:table-cell>
          <table:table-cell table:formula="of:=[.G$1:.G$1048576]/([.C$1:.C$1048576]+[.G$1:.G$1048576])" office:value-type="percentage" office:value="0.999820176227297" calcext:value-type="percentage">
            <text:p>99.98%</text:p>
          </table:table-cell>
        </table:table-row>
        <table:table-row table:style-name="ro2">
          <table:table-cell table:style-name="ce317" office:value-type="date" office:date-value="2009-07-04" calcext:value-type="date">
            <text:p>07/04/09</text:p>
          </table:table-cell>
          <table:table-cell office:value-type="float" office:value="5" calcext:value-type="float">
            <text:p>5</text:p>
          </table:table-cell>
          <table:table-cell table:formula="of:=[.B17]-[.B16]" office:value-type="float" office:value="3" calcext:value-type="float">
            <text:p>3</text:p>
          </table:table-cell>
          <table:table-cell table:formula="of:=[.C$1:.C$1048576]/([.A17]-[.A16])*30.4375" office:value-type="float" office:value="0.4755859375" calcext:value-type="float">
            <text:p>0</text:p>
          </table:table-cell>
          <table:table-cell office:value-type="date" office:date-value="2009-10-27" calcext:value-type="date">
            <text:p>10/27/09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table:formula="of:=[.F17]-[.F16]" office:value-type="float" office:value="1454" calcext:value-type="float">
            <text:p>1,454</text:p>
          </table:table-cell>
          <table:table-cell table:formula="of:=[.G$1:.G$1048576]/([.E17]-[.E16])*30.4375" office:value-type="float" office:value="180.637244897959" calcext:value-type="float">
            <text:p>181</text:p>
          </table:table-cell>
          <table:table-cell table:formula="of:=[.B$1:.B$1048576]+[.F$1:.F$1048576]" office:value-type="float" office:value="55254" calcext:value-type="float">
            <text:p>55,254</text:p>
          </table:table-cell>
          <table:table-cell table:formula="of:=[.B$1:.B$1048576]/[.I$1:.I$1048576]" office:value-type="float" office:value="0.0000904911861584682" calcext:value-type="float">
            <text:p>0.000</text:p>
          </table:table-cell>
          <table:table-cell table:formula="of:=[.F$1:.F$1048576]/[.I$1:.I$1048576]" office:value-type="float" office:value="0.999909508813841" calcext:value-type="float">
            <text:p>1.000</text:p>
          </table:table-cell>
          <table:table-cell table:formula="of:=[.C$1:.C$1048576]/([.C$1:.C$1048576]+[.G$1:.G$1048576])" office:value-type="percentage" office:value="0.00205902539464653" calcext:value-type="percentage">
            <text:p>0.21%</text:p>
          </table:table-cell>
          <table:table-cell table:formula="of:=[.G$1:.G$1048576]/([.C$1:.C$1048576]+[.G$1:.G$1048576])" office:value-type="percentage" office:value="0.997940974605353" calcext:value-type="percentage">
            <text:p>99.79%</text:p>
          </table:table-cell>
        </table:table-row>
        <table:table-row table:style-name="ro2">
          <table:table-cell table:style-name="ce317" office:value-type="date" office:date-value="2010-03-29" calcext:value-type="date">
            <text:p>03/29/10</text:p>
          </table:table-cell>
          <table:table-cell table:formula="of:=4+1+2+39+31+5+2+1+2+44+328+103+143+76+170+2+3" office:value-type="float" office:value="956" calcext:value-type="float">
            <text:p>956</text:p>
          </table:table-cell>
          <table:table-cell table:formula="of:=[.B18]-[.B17]" office:value-type="float" office:value="951" calcext:value-type="float">
            <text:p>951</text:p>
          </table:table-cell>
          <table:table-cell table:formula="of:=[.C$1:.C$1048576]/([.A18]-[.A17])*30.4375" office:value-type="float" office:value="108.007695895522" calcext:value-type="float">
            <text:p>108</text:p>
          </table:table-cell>
          <table:table-cell office:value-type="date" office:date-value="2010-03-29" calcext:value-type="date">
            <text:p>03/29/10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formula="of:=[.F18]-[.F17]" office:value-type="float" office:value="5384" calcext:value-type="float">
            <text:p>5,384</text:p>
          </table:table-cell>
          <table:table-cell table:formula="of:=[.G$1:.G$1048576]/([.E18]-[.E17])*30.4375" office:value-type="float" office:value="1071.08169934641" calcext:value-type="float">
            <text:p>1,071</text:p>
          </table:table-cell>
          <table:table-cell table:formula="of:=[.B$1:.B$1048576]+[.F$1:.F$1048576]" office:value-type="float" office:value="61589" calcext:value-type="float">
            <text:p>61,589</text:p>
          </table:table-cell>
          <table:table-cell table:formula="of:=[.B$1:.B$1048576]/[.I$1:.I$1048576]" office:value-type="float" office:value="0.0155222523502574" calcext:value-type="float">
            <text:p>0.016</text:p>
          </table:table-cell>
          <table:table-cell table:formula="of:=[.F$1:.F$1048576]/[.I$1:.I$1048576]" office:value-type="float" office:value="0.984477747649743" calcext:value-type="float">
            <text:p>0.984</text:p>
          </table:table-cell>
          <table:table-cell table:formula="of:=[.C$1:.C$1048576]/([.C$1:.C$1048576]+[.G$1:.G$1048576])" office:value-type="percentage" office:value="0.150118389897395" calcext:value-type="percentage">
            <text:p>15.01%</text:p>
          </table:table-cell>
          <table:table-cell table:formula="of:=[.G$1:.G$1048576]/([.C$1:.C$1048576]+[.G$1:.G$1048576])" office:value-type="percentage" office:value="0.849881610102604" calcext:value-type="percentage">
            <text:p>84.99%</text:p>
          </table:table-cell>
        </table:table-row>
        <table:table-row table:style-name="ro2">
          <table:table-cell table:style-name="ce317" office:value-type="date" office:date-value="2010-06-13" calcext:value-type="date">
            <text:p>06/13/10</text:p>
          </table:table-cell>
          <table:table-cell office:value-type="float" office:value="1327" calcext:value-type="float">
            <text:p>1327</text:p>
          </table:table-cell>
          <table:table-cell table:formula="of:=[.B19]-[.B18]" office:value-type="float" office:value="371" calcext:value-type="float">
            <text:p>371</text:p>
          </table:table-cell>
          <table:table-cell table:formula="of:=[.C$1:.C$1048576]/([.A19]-[.A18])*30.4375" office:value-type="float" office:value="148.583059210526" calcext:value-type="float">
            <text:p>149</text:p>
          </table:table-cell>
          <table:table-cell office:value-type="date" office:date-value="2010-06-12" calcext:value-type="date">
            <text:p>06/12/10</text:p>
          </table:table-cell>
          <table:table-cell table:formula="of:=217+1+2384+1880+304+31418+11929+5233+3427+415+2332+615+2+329+446+286" office:value-type="float" office:value="61218" calcext:value-type="float">
            <text:p>61,218</text:p>
          </table:table-cell>
          <table:table-cell table:formula="of:=[.F19]-[.F18]" office:value-type="float" office:value="585" calcext:value-type="float">
            <text:p>585</text:p>
          </table:table-cell>
          <table:table-cell table:formula="of:=[.G$1:.G$1048576]/([.E19]-[.E18])*30.4375" office:value-type="float" office:value="237.4125" calcext:value-type="float">
            <text:p>237</text:p>
          </table:table-cell>
          <table:table-cell table:formula="of:=[.B$1:.B$1048576]+[.F$1:.F$1048576]" office:value-type="float" office:value="62545" calcext:value-type="float">
            <text:p>62,545</text:p>
          </table:table-cell>
          <table:table-cell table:formula="of:=[.B$1:.B$1048576]/[.I$1:.I$1048576]" office:value-type="float" office:value="0.0212167239587497" calcext:value-type="float">
            <text:p>0.021</text:p>
          </table:table-cell>
          <table:table-cell table:formula="of:=[.F$1:.F$1048576]/[.I$1:.I$1048576]" office:value-type="float" office:value="0.97878327604125" calcext:value-type="float">
            <text:p>0.979</text:p>
          </table:table-cell>
          <table:table-cell table:formula="of:=[.C$1:.C$1048576]/([.C$1:.C$1048576]+[.G$1:.G$1048576])" office:value-type="percentage" office:value="0.388075313807531" calcext:value-type="percentage">
            <text:p>38.81%</text:p>
          </table:table-cell>
          <table:table-cell table:formula="of:=[.G$1:.G$1048576]/([.C$1:.C$1048576]+[.G$1:.G$1048576])" office:value-type="percentage" office:value="0.611924686192469" calcext:value-type="percentage">
            <text:p>61.19%</text:p>
          </table:table-cell>
        </table:table-row>
        <table:table-row table:style-name="ro2">
          <table:table-cell table:number-columns-repeated="2"/>
          <table:table-cell table:formula="of:=[.B20]-[.B19]" office:value-type="float" office:value="-1327" calcext:value-type="float">
            <text:p>-1,327</text:p>
          </table:table-cell>
          <table:table-cell table:formula="of:=[.C$1:.C$1048576]/([.A20]-[.A19])*30.4375" office:value-type="float" office:value="1.00120377026424" calcext:value-type="float">
            <text:p>1</text:p>
          </table:table-cell>
          <table:table-cell table:number-columns-repeated="2"/>
          <table:table-cell table:formula="of:=[.F20]-[.F19]" office:value-type="float" office:value="-61218" calcext:value-type="float">
            <text:p>-61,218</text:p>
          </table:table-cell>
          <table:table-cell table:formula="of:=[.G$1:.G$1048576]/([.E20]-[.E19])*30.4375" office:value-type="float" office:value="46.1893080240946" calcext:value-type="float">
            <text:p>46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percentage" office:value="0.0212167239587497" calcext:value-type="percentage">
            <text:p>2.12%</text:p>
          </table:table-cell>
          <table:table-cell table:formula="of:=[.G$1:.G$1048576]/([.C$1:.C$1048576]+[.G$1:.G$1048576])" office:value-type="percentage" office:value="0.97878327604125" calcext:value-type="percentage">
            <text:p>97.88%</text:p>
          </table:table-cell>
        </table:table-row>
        <table:table-row table:style-name="ro2">
          <table:table-cell table:number-columns-repeated="2"/>
          <table:table-cell table:formula="of:=[.B21]-[.B20]" office:value-type="float" office:value="0" calcext:value-type="float">
            <text:p>0</text:p>
          </table:table-cell>
          <table:table-cell table:formula="of:=[.C$1:.C$1048576]/([.A21]-[.A20])*30.4375" office:value-type="string" office:string-value="" calcext:value-type="error">
            <text:p>#DIV/0!</text:p>
          </table:table-cell>
          <table:table-cell table:number-columns-repeated="2"/>
          <table:table-cell table:formula="of:=[.F21]-[.F20]" office:value-type="float" office:value="0" calcext:value-type="float">
            <text:p>0</text:p>
          </table:table-cell>
          <table:table-cell table:formula="of:=[.G$1:.G$1048576]/([.E21]-[.E20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2]-[.B21]" office:value-type="float" office:value="0" calcext:value-type="float">
            <text:p>0</text:p>
          </table:table-cell>
          <table:table-cell table:formula="of:=[.C$1:.C$1048576]/([.A22]-[.A21])*30.4375" office:value-type="string" office:string-value="" calcext:value-type="error">
            <text:p>#DIV/0!</text:p>
          </table:table-cell>
          <table:table-cell table:number-columns-repeated="2"/>
          <table:table-cell table:formula="of:=[.F22]-[.F21]" office:value-type="float" office:value="0" calcext:value-type="float">
            <text:p>0</text:p>
          </table:table-cell>
          <table:table-cell table:formula="of:=[.G$1:.G$1048576]/([.E22]-[.E21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3]-[.B22]" office:value-type="float" office:value="0" calcext:value-type="float">
            <text:p>0</text:p>
          </table:table-cell>
          <table:table-cell table:formula="of:=[.C$1:.C$1048576]/([.A23]-[.A22])*30.4375" office:value-type="string" office:string-value="" calcext:value-type="error">
            <text:p>#DIV/0!</text:p>
          </table:table-cell>
          <table:table-cell table:number-columns-repeated="2"/>
          <table:table-cell table:formula="of:=[.F23]-[.F22]" office:value-type="float" office:value="0" calcext:value-type="float">
            <text:p>0</text:p>
          </table:table-cell>
          <table:table-cell table:formula="of:=[.G$1:.G$1048576]/([.E23]-[.E22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4]-[.B23]" office:value-type="float" office:value="0" calcext:value-type="float">
            <text:p>0</text:p>
          </table:table-cell>
          <table:table-cell table:formula="of:=[.C$1:.C$1048576]/([.A24]-[.A23])*30.4375" office:value-type="string" office:string-value="" calcext:value-type="error">
            <text:p>#DIV/0!</text:p>
          </table:table-cell>
          <table:table-cell table:number-columns-repeated="2"/>
          <table:table-cell table:formula="of:=[.F24]-[.F23]" office:value-type="float" office:value="0" calcext:value-type="float">
            <text:p>0</text:p>
          </table:table-cell>
          <table:table-cell table:formula="of:=[.G$1:.G$1048576]/([.E24]-[.E23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5]-[.B24]" office:value-type="float" office:value="0" calcext:value-type="float">
            <text:p>0</text:p>
          </table:table-cell>
          <table:table-cell table:formula="of:=[.C$1:.C$1048576]/([.A25]-[.A24])*30.4375" office:value-type="string" office:string-value="" calcext:value-type="error">
            <text:p>#DIV/0!</text:p>
          </table:table-cell>
          <table:table-cell table:number-columns-repeated="2"/>
          <table:table-cell table:formula="of:=[.F25]-[.F24]" office:value-type="float" office:value="0" calcext:value-type="float">
            <text:p>0</text:p>
          </table:table-cell>
          <table:table-cell table:formula="of:=[.G$1:.G$1048576]/([.E25]-[.E24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6]-[.B25]" office:value-type="float" office:value="0" calcext:value-type="float">
            <text:p>0</text:p>
          </table:table-cell>
          <table:table-cell table:formula="of:=[.C$1:.C$1048576]/([.A26]-[.A25])*30.4375" office:value-type="string" office:string-value="" calcext:value-type="error">
            <text:p>#DIV/0!</text:p>
          </table:table-cell>
          <table:table-cell table:number-columns-repeated="2"/>
          <table:table-cell table:formula="of:=[.F26]-[.F25]" office:value-type="float" office:value="0" calcext:value-type="float">
            <text:p>0</text:p>
          </table:table-cell>
          <table:table-cell table:formula="of:=[.G$1:.G$1048576]/([.E26]-[.E25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7]-[.B26]" office:value-type="float" office:value="0" calcext:value-type="float">
            <text:p>0</text:p>
          </table:table-cell>
          <table:table-cell table:formula="of:=[.C$1:.C$1048576]/([.A27]-[.A26])*30.4375" office:value-type="string" office:string-value="" calcext:value-type="error">
            <text:p>#DIV/0!</text:p>
          </table:table-cell>
          <table:table-cell table:number-columns-repeated="2"/>
          <table:table-cell table:formula="of:=[.F27]-[.F26]" office:value-type="float" office:value="0" calcext:value-type="float">
            <text:p>0</text:p>
          </table:table-cell>
          <table:table-cell table:formula="of:=[.G$1:.G$1048576]/([.E27]-[.E26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8]-[.B27]" office:value-type="float" office:value="0" calcext:value-type="float">
            <text:p>0</text:p>
          </table:table-cell>
          <table:table-cell table:formula="of:=[.C$1:.C$1048576]/([.A28]-[.A27])*30.4375" office:value-type="string" office:string-value="" calcext:value-type="error">
            <text:p>#DIV/0!</text:p>
          </table:table-cell>
          <table:table-cell table:number-columns-repeated="2"/>
          <table:table-cell table:formula="of:=[.F28]-[.F27]" office:value-type="float" office:value="0" calcext:value-type="float">
            <text:p>0</text:p>
          </table:table-cell>
          <table:table-cell table:formula="of:=[.G$1:.G$1048576]/([.E28]-[.E27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9]-[.B28]" office:value-type="float" office:value="0" calcext:value-type="float">
            <text:p>0</text:p>
          </table:table-cell>
          <table:table-cell table:formula="of:=[.C$1:.C$1048576]/([.A29]-[.A28])*30.4375" office:value-type="string" office:string-value="" calcext:value-type="error">
            <text:p>#DIV/0!</text:p>
          </table:table-cell>
          <table:table-cell table:number-columns-repeated="2"/>
          <table:table-cell table:formula="of:=[.F29]-[.F28]" office:value-type="float" office:value="0" calcext:value-type="float">
            <text:p>0</text:p>
          </table:table-cell>
          <table:table-cell table:formula="of:=[.G$1:.G$1048576]/([.E29]-[.E28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0]-[.B29]" office:value-type="float" office:value="0" calcext:value-type="float">
            <text:p>0</text:p>
          </table:table-cell>
          <table:table-cell table:formula="of:=[.C$1:.C$1048576]/([.A30]-[.A29])*30.4375" office:value-type="string" office:string-value="" calcext:value-type="error">
            <text:p>#DIV/0!</text:p>
          </table:table-cell>
          <table:table-cell table:number-columns-repeated="2"/>
          <table:table-cell table:formula="of:=[.F30]-[.F29]" office:value-type="float" office:value="0" calcext:value-type="float">
            <text:p>0</text:p>
          </table:table-cell>
          <table:table-cell table:formula="of:=[.G$1:.G$1048576]/([.E30]-[.E29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1]-[.B30]" office:value-type="float" office:value="0" calcext:value-type="float">
            <text:p>0</text:p>
          </table:table-cell>
          <table:table-cell table:formula="of:=[.C$1:.C$1048576]/([.A31]-[.A30])*30.4375" office:value-type="string" office:string-value="" calcext:value-type="error">
            <text:p>#DIV/0!</text:p>
          </table:table-cell>
          <table:table-cell table:number-columns-repeated="2"/>
          <table:table-cell table:formula="of:=[.F31]-[.F30]" office:value-type="float" office:value="0" calcext:value-type="float">
            <text:p>0</text:p>
          </table:table-cell>
          <table:table-cell table:formula="of:=[.G$1:.G$1048576]/([.E31]-[.E30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2]-[.B31]" office:value-type="float" office:value="0" calcext:value-type="float">
            <text:p>0</text:p>
          </table:table-cell>
          <table:table-cell table:formula="of:=[.C$1:.C$1048576]/([.A32]-[.A31])*30.4375" office:value-type="string" office:string-value="" calcext:value-type="error">
            <text:p>#DIV/0!</text:p>
          </table:table-cell>
          <table:table-cell table:number-columns-repeated="2"/>
          <table:table-cell table:formula="of:=[.F32]-[.F31]" office:value-type="float" office:value="0" calcext:value-type="float">
            <text:p>0</text:p>
          </table:table-cell>
          <table:table-cell table:formula="of:=[.G$1:.G$1048576]/([.E32]-[.E31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3]-[.B32]" office:value-type="float" office:value="0" calcext:value-type="float">
            <text:p>0</text:p>
          </table:table-cell>
          <table:table-cell table:formula="of:=[.C$1:.C$1048576]/([.A33]-[.A32])*30.4375" office:value-type="string" office:string-value="" calcext:value-type="error">
            <text:p>#DIV/0!</text:p>
          </table:table-cell>
          <table:table-cell table:number-columns-repeated="2"/>
          <table:table-cell table:formula="of:=[.F33]-[.F32]" office:value-type="float" office:value="0" calcext:value-type="float">
            <text:p>0</text:p>
          </table:table-cell>
          <table:table-cell table:formula="of:=[.G$1:.G$1048576]/([.E33]-[.E32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4]-[.B33]" office:value-type="float" office:value="0" calcext:value-type="float">
            <text:p>0</text:p>
          </table:table-cell>
          <table:table-cell table:formula="of:=[.C$1:.C$1048576]/([.A34]-[.A33])*30.4375" office:value-type="string" office:string-value="" calcext:value-type="error">
            <text:p>#DIV/0!</text:p>
          </table:table-cell>
          <table:table-cell table:number-columns-repeated="2"/>
          <table:table-cell table:formula="of:=[.F34]-[.F33]" office:value-type="float" office:value="0" calcext:value-type="float">
            <text:p>0</text:p>
          </table:table-cell>
          <table:table-cell table:formula="of:=[.G$1:.G$1048576]/([.E34]-[.E33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5]-[.B34]" office:value-type="float" office:value="0" calcext:value-type="float">
            <text:p>0</text:p>
          </table:table-cell>
          <table:table-cell table:formula="of:=[.C$1:.C$1048576]/([.A35]-[.A34])*30.4375" office:value-type="string" office:string-value="" calcext:value-type="error">
            <text:p>#DIV/0!</text:p>
          </table:table-cell>
          <table:table-cell table:number-columns-repeated="2"/>
          <table:table-cell table:formula="of:=[.F35]-[.F34]" office:value-type="float" office:value="0" calcext:value-type="float">
            <text:p>0</text:p>
          </table:table-cell>
          <table:table-cell table:formula="of:=[.G$1:.G$1048576]/([.E35]-[.E34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6]-[.B35]" office:value-type="float" office:value="0" calcext:value-type="float">
            <text:p>0</text:p>
          </table:table-cell>
          <table:table-cell table:formula="of:=[.C$1:.C$1048576]/([.A36]-[.A35])*30.4375" office:value-type="string" office:string-value="" calcext:value-type="error">
            <text:p>#DIV/0!</text:p>
          </table:table-cell>
          <table:table-cell table:number-columns-repeated="2"/>
          <table:table-cell table:formula="of:=[.F36]-[.F35]" office:value-type="float" office:value="0" calcext:value-type="float">
            <text:p>0</text:p>
          </table:table-cell>
          <table:table-cell table:formula="of:=[.G$1:.G$1048576]/([.E36]-[.E35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7]-[.B36]" office:value-type="float" office:value="0" calcext:value-type="float">
            <text:p>0</text:p>
          </table:table-cell>
          <table:table-cell table:formula="of:=[.C$1:.C$1048576]/([.A37]-[.A36])*30.4375" office:value-type="string" office:string-value="" calcext:value-type="error">
            <text:p>#DIV/0!</text:p>
          </table:table-cell>
          <table:table-cell table:number-columns-repeated="2"/>
          <table:table-cell table:formula="of:=[.F37]-[.F36]" office:value-type="float" office:value="0" calcext:value-type="float">
            <text:p>0</text:p>
          </table:table-cell>
          <table:table-cell table:formula="of:=[.G$1:.G$1048576]/([.E37]-[.E36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8]-[.B37]" office:value-type="float" office:value="0" calcext:value-type="float">
            <text:p>0</text:p>
          </table:table-cell>
          <table:table-cell table:formula="of:=[.C$1:.C$1048576]/([.A38]-[.A37])*30.4375" office:value-type="string" office:string-value="" calcext:value-type="error">
            <text:p>#DIV/0!</text:p>
          </table:table-cell>
          <table:table-cell table:number-columns-repeated="2"/>
          <table:table-cell table:formula="of:=[.F38]-[.F37]" office:value-type="float" office:value="0" calcext:value-type="float">
            <text:p>0</text:p>
          </table:table-cell>
          <table:table-cell table:formula="of:=[.G$1:.G$1048576]/([.E38]-[.E37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9]-[.B38]" office:value-type="float" office:value="0" calcext:value-type="float">
            <text:p>0</text:p>
          </table:table-cell>
          <table:table-cell table:formula="of:=[.C$1:.C$1048576]/([.A39]-[.A38])*30.4375" office:value-type="string" office:string-value="" calcext:value-type="error">
            <text:p>#DIV/0!</text:p>
          </table:table-cell>
          <table:table-cell table:number-columns-repeated="2"/>
          <table:table-cell table:formula="of:=[.F39]-[.F38]" office:value-type="float" office:value="0" calcext:value-type="float">
            <text:p>0</text:p>
          </table:table-cell>
          <table:table-cell table:formula="of:=[.G$1:.G$1048576]/([.E39]-[.E38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0]-[.B39]" office:value-type="float" office:value="0" calcext:value-type="float">
            <text:p>0</text:p>
          </table:table-cell>
          <table:table-cell table:formula="of:=[.C$1:.C$1048576]/([.A40]-[.A39])*30.4375" office:value-type="string" office:string-value="" calcext:value-type="error">
            <text:p>#DIV/0!</text:p>
          </table:table-cell>
          <table:table-cell table:number-columns-repeated="2"/>
          <table:table-cell table:formula="of:=[.F40]-[.F39]" office:value-type="float" office:value="0" calcext:value-type="float">
            <text:p>0</text:p>
          </table:table-cell>
          <table:table-cell table:formula="of:=[.G$1:.G$1048576]/([.E40]-[.E39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1]-[.B40]" office:value-type="float" office:value="0" calcext:value-type="float">
            <text:p>0</text:p>
          </table:table-cell>
          <table:table-cell table:formula="of:=[.C$1:.C$1048576]/([.A41]-[.A40])*30.4375" office:value-type="string" office:string-value="" calcext:value-type="error">
            <text:p>#DIV/0!</text:p>
          </table:table-cell>
          <table:table-cell table:number-columns-repeated="2"/>
          <table:table-cell table:formula="of:=[.F41]-[.F40]" office:value-type="float" office:value="0" calcext:value-type="float">
            <text:p>0</text:p>
          </table:table-cell>
          <table:table-cell table:formula="of:=[.G$1:.G$1048576]/([.E41]-[.E40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2]-[.B41]" office:value-type="float" office:value="0" calcext:value-type="float">
            <text:p>0</text:p>
          </table:table-cell>
          <table:table-cell table:formula="of:=[.C$1:.C$1048576]/([.A42]-[.A41])*30.4375" office:value-type="string" office:string-value="" calcext:value-type="error">
            <text:p>#DIV/0!</text:p>
          </table:table-cell>
          <table:table-cell table:number-columns-repeated="2"/>
          <table:table-cell table:formula="of:=[.F42]-[.F41]" office:value-type="float" office:value="0" calcext:value-type="float">
            <text:p>0</text:p>
          </table:table-cell>
          <table:table-cell table:formula="of:=[.G$1:.G$1048576]/([.E42]-[.E41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3]-[.B42]" office:value-type="float" office:value="0" calcext:value-type="float">
            <text:p>0</text:p>
          </table:table-cell>
          <table:table-cell table:formula="of:=[.C$1:.C$1048576]/([.A43]-[.A42])*30.4375" office:value-type="string" office:string-value="" calcext:value-type="error">
            <text:p>#DIV/0!</text:p>
          </table:table-cell>
          <table:table-cell table:number-columns-repeated="2"/>
          <table:table-cell table:formula="of:=[.F43]-[.F42]" office:value-type="float" office:value="0" calcext:value-type="float">
            <text:p>0</text:p>
          </table:table-cell>
          <table:table-cell table:formula="of:=[.G$1:.G$1048576]/([.E43]-[.E42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4]-[.B43]" office:value-type="float" office:value="0" calcext:value-type="float">
            <text:p>0</text:p>
          </table:table-cell>
          <table:table-cell table:formula="of:=[.C$1:.C$1048576]/([.A44]-[.A43])*30.4375" office:value-type="string" office:string-value="" calcext:value-type="error">
            <text:p>#DIV/0!</text:p>
          </table:table-cell>
          <table:table-cell table:number-columns-repeated="2"/>
          <table:table-cell table:formula="of:=[.F44]-[.F43]" office:value-type="float" office:value="0" calcext:value-type="float">
            <text:p>0</text:p>
          </table:table-cell>
          <table:table-cell table:formula="of:=[.G$1:.G$1048576]/([.E44]-[.E43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5]-[.B44]" office:value-type="float" office:value="0" calcext:value-type="float">
            <text:p>0</text:p>
          </table:table-cell>
          <table:table-cell table:formula="of:=[.C$1:.C$1048576]/([.A45]-[.A44])*30.4375" office:value-type="string" office:string-value="" calcext:value-type="error">
            <text:p>#DIV/0!</text:p>
          </table:table-cell>
          <table:table-cell table:number-columns-repeated="2"/>
          <table:table-cell table:formula="of:=[.F45]-[.F44]" office:value-type="float" office:value="0" calcext:value-type="float">
            <text:p>0</text:p>
          </table:table-cell>
          <table:table-cell table:formula="of:=[.G$1:.G$1048576]/([.E45]-[.E44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6]-[.B45]" office:value-type="float" office:value="0" calcext:value-type="float">
            <text:p>0</text:p>
          </table:table-cell>
          <table:table-cell table:formula="of:=[.C$1:.C$1048576]/([.A46]-[.A45])*30.4375" office:value-type="string" office:string-value="" calcext:value-type="error">
            <text:p>#DIV/0!</text:p>
          </table:table-cell>
          <table:table-cell table:number-columns-repeated="2"/>
          <table:table-cell table:formula="of:=[.F46]-[.F45]" office:value-type="float" office:value="0" calcext:value-type="float">
            <text:p>0</text:p>
          </table:table-cell>
          <table:table-cell table:formula="of:=[.G$1:.G$1048576]/([.E46]-[.E45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7]-[.B46]" office:value-type="float" office:value="0" calcext:value-type="float">
            <text:p>0</text:p>
          </table:table-cell>
          <table:table-cell table:formula="of:=[.C$1:.C$1048576]/([.A47]-[.A46])*30.4375" office:value-type="string" office:string-value="" calcext:value-type="error">
            <text:p>#DIV/0!</text:p>
          </table:table-cell>
          <table:table-cell table:number-columns-repeated="2"/>
          <table:table-cell table:formula="of:=[.F47]-[.F46]" office:value-type="float" office:value="0" calcext:value-type="float">
            <text:p>0</text:p>
          </table:table-cell>
          <table:table-cell table:formula="of:=[.G$1:.G$1048576]/([.E47]-[.E46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8]-[.B47]" office:value-type="float" office:value="0" calcext:value-type="float">
            <text:p>0</text:p>
          </table:table-cell>
          <table:table-cell table:formula="of:=[.C$1:.C$1048576]/([.A48]-[.A47])*30.4375" office:value-type="string" office:string-value="" calcext:value-type="error">
            <text:p>#DIV/0!</text:p>
          </table:table-cell>
          <table:table-cell table:number-columns-repeated="2"/>
          <table:table-cell table:formula="of:=[.F48]-[.F47]" office:value-type="float" office:value="0" calcext:value-type="float">
            <text:p>0</text:p>
          </table:table-cell>
          <table:table-cell table:formula="of:=[.G$1:.G$1048576]/([.E48]-[.E47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9]-[.B48]" office:value-type="float" office:value="0" calcext:value-type="float">
            <text:p>0</text:p>
          </table:table-cell>
          <table:table-cell table:formula="of:=[.C$1:.C$1048576]/([.A49]-[.A48])*30.4375" office:value-type="string" office:string-value="" calcext:value-type="error">
            <text:p>#DIV/0!</text:p>
          </table:table-cell>
          <table:table-cell table:number-columns-repeated="2"/>
          <table:table-cell table:formula="of:=[.F49]-[.F48]" office:value-type="float" office:value="0" calcext:value-type="float">
            <text:p>0</text:p>
          </table:table-cell>
          <table:table-cell table:formula="of:=[.G$1:.G$1048576]/([.E49]-[.E48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0]-[.B49]" office:value-type="float" office:value="0" calcext:value-type="float">
            <text:p>0</text:p>
          </table:table-cell>
          <table:table-cell table:formula="of:=[.C$1:.C$1048576]/([.A50]-[.A49])*30.4375" office:value-type="string" office:string-value="" calcext:value-type="error">
            <text:p>#DIV/0!</text:p>
          </table:table-cell>
          <table:table-cell table:number-columns-repeated="2"/>
          <table:table-cell table:formula="of:=[.F50]-[.F49]" office:value-type="float" office:value="0" calcext:value-type="float">
            <text:p>0</text:p>
          </table:table-cell>
          <table:table-cell table:formula="of:=[.G$1:.G$1048576]/([.E50]-[.E49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1]-[.B50]" office:value-type="float" office:value="0" calcext:value-type="float">
            <text:p>0</text:p>
          </table:table-cell>
          <table:table-cell table:formula="of:=[.C$1:.C$1048576]/([.A51]-[.A50])*30.4375" office:value-type="string" office:string-value="" calcext:value-type="error">
            <text:p>#DIV/0!</text:p>
          </table:table-cell>
          <table:table-cell table:number-columns-repeated="2"/>
          <table:table-cell table:formula="of:=[.F51]-[.F50]" office:value-type="float" office:value="0" calcext:value-type="float">
            <text:p>0</text:p>
          </table:table-cell>
          <table:table-cell table:formula="of:=[.G$1:.G$1048576]/([.E51]-[.E50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2]-[.B51]" office:value-type="float" office:value="0" calcext:value-type="float">
            <text:p>0</text:p>
          </table:table-cell>
          <table:table-cell table:formula="of:=[.C$1:.C$1048576]/([.A52]-[.A51])*30.4375" office:value-type="string" office:string-value="" calcext:value-type="error">
            <text:p>#DIV/0!</text:p>
          </table:table-cell>
          <table:table-cell table:number-columns-repeated="2"/>
          <table:table-cell table:formula="of:=[.F52]-[.F51]" office:value-type="float" office:value="0" calcext:value-type="float">
            <text:p>0</text:p>
          </table:table-cell>
          <table:table-cell table:formula="of:=[.G$1:.G$1048576]/([.E52]-[.E51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3]-[.B52]" office:value-type="float" office:value="0" calcext:value-type="float">
            <text:p>0</text:p>
          </table:table-cell>
          <table:table-cell table:formula="of:=[.C$1:.C$1048576]/([.A53]-[.A52])*30.4375" office:value-type="string" office:string-value="" calcext:value-type="error">
            <text:p>#DIV/0!</text:p>
          </table:table-cell>
          <table:table-cell table:number-columns-repeated="2"/>
          <table:table-cell table:formula="of:=[.F53]-[.F52]" office:value-type="float" office:value="0" calcext:value-type="float">
            <text:p>0</text:p>
          </table:table-cell>
          <table:table-cell table:formula="of:=[.G$1:.G$1048576]/([.E53]-[.E52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4]-[.B53]" office:value-type="float" office:value="0" calcext:value-type="float">
            <text:p>0</text:p>
          </table:table-cell>
          <table:table-cell table:formula="of:=[.C$1:.C$1048576]/([.A54]-[.A53])*30.4375" office:value-type="string" office:string-value="" calcext:value-type="error">
            <text:p>#DIV/0!</text:p>
          </table:table-cell>
          <table:table-cell table:number-columns-repeated="2"/>
          <table:table-cell table:formula="of:=[.F54]-[.F53]" office:value-type="float" office:value="0" calcext:value-type="float">
            <text:p>0</text:p>
          </table:table-cell>
          <table:table-cell table:formula="of:=[.G$1:.G$1048576]/([.E54]-[.E53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5]-[.B54]" office:value-type="float" office:value="0" calcext:value-type="float">
            <text:p>0</text:p>
          </table:table-cell>
          <table:table-cell table:formula="of:=[.C$1:.C$1048576]/([.A55]-[.A54])*30.4375" office:value-type="string" office:string-value="" calcext:value-type="error">
            <text:p>#DIV/0!</text:p>
          </table:table-cell>
          <table:table-cell table:number-columns-repeated="2"/>
          <table:table-cell table:formula="of:=[.F55]-[.F54]" office:value-type="float" office:value="0" calcext:value-type="float">
            <text:p>0</text:p>
          </table:table-cell>
          <table:table-cell table:formula="of:=[.G$1:.G$1048576]/([.E55]-[.E54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6]-[.B55]" office:value-type="float" office:value="0" calcext:value-type="float">
            <text:p>0</text:p>
          </table:table-cell>
          <table:table-cell table:formula="of:=[.C$1:.C$1048576]/([.A56]-[.A55])*30.4375" office:value-type="string" office:string-value="" calcext:value-type="error">
            <text:p>#DIV/0!</text:p>
          </table:table-cell>
          <table:table-cell table:number-columns-repeated="2"/>
          <table:table-cell table:formula="of:=[.F56]-[.F55]" office:value-type="float" office:value="0" calcext:value-type="float">
            <text:p>0</text:p>
          </table:table-cell>
          <table:table-cell table:formula="of:=[.G$1:.G$1048576]/([.E56]-[.E55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7]-[.B56]" office:value-type="float" office:value="0" calcext:value-type="float">
            <text:p>0</text:p>
          </table:table-cell>
          <table:table-cell table:formula="of:=[.C$1:.C$1048576]/([.A57]-[.A56])*30.4375" office:value-type="string" office:string-value="" calcext:value-type="error">
            <text:p>#DIV/0!</text:p>
          </table:table-cell>
          <table:table-cell table:number-columns-repeated="2"/>
          <table:table-cell table:formula="of:=[.F57]-[.F56]" office:value-type="float" office:value="0" calcext:value-type="float">
            <text:p>0</text:p>
          </table:table-cell>
          <table:table-cell table:formula="of:=[.G$1:.G$1048576]/([.E57]-[.E56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8]-[.B57]" office:value-type="float" office:value="0" calcext:value-type="float">
            <text:p>0</text:p>
          </table:table-cell>
          <table:table-cell table:formula="of:=[.C$1:.C$1048576]/([.A58]-[.A57])*30.4375" office:value-type="string" office:string-value="" calcext:value-type="error">
            <text:p>#DIV/0!</text:p>
          </table:table-cell>
          <table:table-cell table:number-columns-repeated="2"/>
          <table:table-cell table:formula="of:=[.F58]-[.F57]" office:value-type="float" office:value="0" calcext:value-type="float">
            <text:p>0</text:p>
          </table:table-cell>
          <table:table-cell table:formula="of:=[.G$1:.G$1048576]/([.E58]-[.E57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9]-[.B58]" office:value-type="float" office:value="0" calcext:value-type="float">
            <text:p>0</text:p>
          </table:table-cell>
          <table:table-cell table:formula="of:=[.C$1:.C$1048576]/([.A59]-[.A58])*30.4375" office:value-type="string" office:string-value="" calcext:value-type="error">
            <text:p>#DIV/0!</text:p>
          </table:table-cell>
          <table:table-cell table:number-columns-repeated="2"/>
          <table:table-cell table:formula="of:=[.F59]-[.F58]" office:value-type="float" office:value="0" calcext:value-type="float">
            <text:p>0</text:p>
          </table:table-cell>
          <table:table-cell table:formula="of:=[.G$1:.G$1048576]/([.E59]-[.E58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0]-[.B59]" office:value-type="float" office:value="0" calcext:value-type="float">
            <text:p>0</text:p>
          </table:table-cell>
          <table:table-cell table:formula="of:=[.C$1:.C$1048576]/([.A60]-[.A59])*30.4375" office:value-type="string" office:string-value="" calcext:value-type="error">
            <text:p>#DIV/0!</text:p>
          </table:table-cell>
          <table:table-cell table:number-columns-repeated="2"/>
          <table:table-cell table:formula="of:=[.F60]-[.F59]" office:value-type="float" office:value="0" calcext:value-type="float">
            <text:p>0</text:p>
          </table:table-cell>
          <table:table-cell table:formula="of:=[.G$1:.G$1048576]/([.E60]-[.E59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1]-[.B60]" office:value-type="float" office:value="0" calcext:value-type="float">
            <text:p>0</text:p>
          </table:table-cell>
          <table:table-cell table:formula="of:=[.C$1:.C$1048576]/([.A61]-[.A60])*30.4375" office:value-type="string" office:string-value="" calcext:value-type="error">
            <text:p>#DIV/0!</text:p>
          </table:table-cell>
          <table:table-cell table:number-columns-repeated="2"/>
          <table:table-cell table:formula="of:=[.F61]-[.F60]" office:value-type="float" office:value="0" calcext:value-type="float">
            <text:p>0</text:p>
          </table:table-cell>
          <table:table-cell table:formula="of:=[.G$1:.G$1048576]/([.E61]-[.E60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2]-[.B61]" office:value-type="float" office:value="0" calcext:value-type="float">
            <text:p>0</text:p>
          </table:table-cell>
          <table:table-cell table:formula="of:=[.C$1:.C$1048576]/([.A62]-[.A61])*30.4375" office:value-type="string" office:string-value="" calcext:value-type="error">
            <text:p>#DIV/0!</text:p>
          </table:table-cell>
          <table:table-cell table:number-columns-repeated="2"/>
          <table:table-cell table:formula="of:=[.F62]-[.F61]" office:value-type="float" office:value="0" calcext:value-type="float">
            <text:p>0</text:p>
          </table:table-cell>
          <table:table-cell table:formula="of:=[.G$1:.G$1048576]/([.E62]-[.E61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3]-[.B62]" office:value-type="float" office:value="0" calcext:value-type="float">
            <text:p>0</text:p>
          </table:table-cell>
          <table:table-cell table:formula="of:=[.C$1:.C$1048576]/([.A63]-[.A62])*30.4375" office:value-type="string" office:string-value="" calcext:value-type="error">
            <text:p>#DIV/0!</text:p>
          </table:table-cell>
          <table:table-cell table:number-columns-repeated="2"/>
          <table:table-cell table:formula="of:=[.F63]-[.F62]" office:value-type="float" office:value="0" calcext:value-type="float">
            <text:p>0</text:p>
          </table:table-cell>
          <table:table-cell table:formula="of:=[.G$1:.G$1048576]/([.E63]-[.E62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4]-[.B63]" office:value-type="float" office:value="0" calcext:value-type="float">
            <text:p>0</text:p>
          </table:table-cell>
          <table:table-cell table:formula="of:=[.C$1:.C$1048576]/([.A64]-[.A63])*30.4375" office:value-type="string" office:string-value="" calcext:value-type="error">
            <text:p>#DIV/0!</text:p>
          </table:table-cell>
          <table:table-cell table:number-columns-repeated="2"/>
          <table:table-cell table:formula="of:=[.F64]-[.F63]" office:value-type="float" office:value="0" calcext:value-type="float">
            <text:p>0</text:p>
          </table:table-cell>
          <table:table-cell table:formula="of:=[.G$1:.G$1048576]/([.E64]-[.E63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5]-[.B64]" office:value-type="float" office:value="0" calcext:value-type="float">
            <text:p>0</text:p>
          </table:table-cell>
          <table:table-cell table:formula="of:=[.C$1:.C$1048576]/([.A65]-[.A64])*30.4375" office:value-type="string" office:string-value="" calcext:value-type="error">
            <text:p>#DIV/0!</text:p>
          </table:table-cell>
          <table:table-cell table:number-columns-repeated="2"/>
          <table:table-cell table:formula="of:=[.F65]-[.F64]" office:value-type="float" office:value="0" calcext:value-type="float">
            <text:p>0</text:p>
          </table:table-cell>
          <table:table-cell table:formula="of:=[.G$1:.G$1048576]/([.E65]-[.E64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6]-[.B65]" office:value-type="float" office:value="0" calcext:value-type="float">
            <text:p>0</text:p>
          </table:table-cell>
          <table:table-cell table:formula="of:=[.C$1:.C$1048576]/([.A66]-[.A65])*30.4375" office:value-type="string" office:string-value="" calcext:value-type="error">
            <text:p>#DIV/0!</text:p>
          </table:table-cell>
          <table:table-cell table:number-columns-repeated="2"/>
          <table:table-cell table:formula="of:=[.F66]-[.F65]" office:value-type="float" office:value="0" calcext:value-type="float">
            <text:p>0</text:p>
          </table:table-cell>
          <table:table-cell table:formula="of:=[.G$1:.G$1048576]/([.E66]-[.E65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7]-[.B66]" office:value-type="float" office:value="0" calcext:value-type="float">
            <text:p>0</text:p>
          </table:table-cell>
          <table:table-cell table:formula="of:=[.C$1:.C$1048576]/([.A67]-[.A66])*30.4375" office:value-type="string" office:string-value="" calcext:value-type="error">
            <text:p>#DIV/0!</text:p>
          </table:table-cell>
          <table:table-cell table:number-columns-repeated="2"/>
          <table:table-cell table:formula="of:=[.F67]-[.F66]" office:value-type="float" office:value="0" calcext:value-type="float">
            <text:p>0</text:p>
          </table:table-cell>
          <table:table-cell table:formula="of:=[.G$1:.G$1048576]/([.E67]-[.E66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8]-[.B67]" office:value-type="float" office:value="0" calcext:value-type="float">
            <text:p>0</text:p>
          </table:table-cell>
          <table:table-cell table:formula="of:=[.C$1:.C$1048576]/([.A68]-[.A67])*30.4375" office:value-type="string" office:string-value="" calcext:value-type="error">
            <text:p>#DIV/0!</text:p>
          </table:table-cell>
          <table:table-cell table:number-columns-repeated="2"/>
          <table:table-cell table:formula="of:=[.F68]-[.F67]" office:value-type="float" office:value="0" calcext:value-type="float">
            <text:p>0</text:p>
          </table:table-cell>
          <table:table-cell table:formula="of:=[.G$1:.G$1048576]/([.E68]-[.E67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9]-[.B68]" office:value-type="float" office:value="0" calcext:value-type="float">
            <text:p>0</text:p>
          </table:table-cell>
          <table:table-cell table:formula="of:=[.C$1:.C$1048576]/([.A69]-[.A68])*30.4375" office:value-type="string" office:string-value="" calcext:value-type="error">
            <text:p>#DIV/0!</text:p>
          </table:table-cell>
          <table:table-cell table:number-columns-repeated="2"/>
          <table:table-cell table:formula="of:=[.F69]-[.F68]" office:value-type="float" office:value="0" calcext:value-type="float">
            <text:p>0</text:p>
          </table:table-cell>
          <table:table-cell table:formula="of:=[.G$1:.G$1048576]/([.E69]-[.E68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70]-[.B69]" office:value-type="float" office:value="0" calcext:value-type="float">
            <text:p>0</text:p>
          </table:table-cell>
          <table:table-cell table:formula="of:=[.C$1:.C$1048576]/([.A70]-[.A69])*30.4375" office:value-type="string" office:string-value="" calcext:value-type="error">
            <text:p>#DIV/0!</text:p>
          </table:table-cell>
          <table:table-cell table:number-columns-repeated="2"/>
          <table:table-cell table:formula="of:=[.F70]-[.F69]" office:value-type="float" office:value="0" calcext:value-type="float">
            <text:p>0</text:p>
          </table:table-cell>
          <table:table-cell table:formula="of:=[.G$1:.G$1048576]/([.E70]-[.E69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71]-[.B70]" office:value-type="float" office:value="0" calcext:value-type="float">
            <text:p>0</text:p>
          </table:table-cell>
          <table:table-cell table:formula="of:=[.C$1:.C$1048576]/([.A71]-[.A70])*30.4375" office:value-type="string" office:string-value="" calcext:value-type="error">
            <text:p>#DIV/0!</text:p>
          </table:table-cell>
          <table:table-cell table:number-columns-repeated="2"/>
          <table:table-cell table:formula="of:=[.F71]-[.F70]" office:value-type="float" office:value="0" calcext:value-type="float">
            <text:p>0</text:p>
          </table:table-cell>
          <table:table-cell table:formula="of:=[.G$1:.G$1048576]/([.E71]-[.E70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72]-[.B71]" office:value-type="float" office:value="0" calcext:value-type="float">
            <text:p>0</text:p>
          </table:table-cell>
          <table:table-cell table:formula="of:=[.C$1:.C$1048576]/([.A72]-[.A71])*30.4375" office:value-type="string" office:string-value="" calcext:value-type="error">
            <text:p>#DIV/0!</text:p>
          </table:table-cell>
          <table:table-cell table:number-columns-repeated="2"/>
          <table:table-cell table:formula="of:=[.F72]-[.F71]" office:value-type="float" office:value="0" calcext:value-type="float">
            <text:p>0</text:p>
          </table:table-cell>
          <table:table-cell table:formula="of:=[.G$1:.G$1048576]/([.E72]-[.E71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73]-[.B72]" office:value-type="float" office:value="0" calcext:value-type="float">
            <text:p>0</text:p>
          </table:table-cell>
          <table:table-cell table:formula="of:=[.C$1:.C$1048576]/([.A73]-[.A72])*30.4375" office:value-type="string" office:string-value="" calcext:value-type="error">
            <text:p>#DIV/0!</text:p>
          </table:table-cell>
          <table:table-cell office:value-type="date" office:date-value="2023-04-03" calcext:value-type="date">
            <text:p>04/03/23</text:p>
          </table:table-cell>
          <table:table-cell table:formula="of:=25*2997+4070" office:value-type="float" office:value="78995" calcext:value-type="float">
            <text:p>78,995</text:p>
          </table:table-cell>
          <table:table-cell table:formula="of:=[.F73]-[.F72]" office:value-type="float" office:value="78995" calcext:value-type="float">
            <text:p>78,995</text:p>
          </table:table-cell>
          <table:table-cell table:formula="of:=[.G$1:.G$1048576]/([.E73]-[.E72])*30.4375" office:value-type="float" office:value="53.4087898998201" calcext:value-type="float">
            <text:p>53</text:p>
          </table:table-cell>
          <table:table-cell table:formula="of:=[.B$1:.B$1048576]+[.F$1:.F$1048576]" office:value-type="float" office:value="78995" calcext:value-type="float">
            <text:p>78,995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74]-[.B73]" office:value-type="float" office:value="0" calcext:value-type="float">
            <text:p>0</text:p>
          </table:table-cell>
          <table:table-cell table:formula="of:=[.C$1:.C$1048576]/([.A74]-[.A73])*30.4375" office:value-type="string" office:string-value="" calcext:value-type="error">
            <text:p>#DIV/0!</text:p>
          </table:table-cell>
          <table:table-cell table:number-columns-repeated="2"/>
          <table:table-cell table:formula="of:=[.F74]-[.F73]" office:value-type="float" office:value="-78995" calcext:value-type="float">
            <text:p>-78,995</text:p>
          </table:table-cell>
          <table:table-cell table:formula="of:=[.G$1:.G$1048576]/([.E74]-[.E73])*30.4375" office:value-type="float" office:value="53.4087898998201" calcext:value-type="float">
            <text:p>53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percentage" office:value="-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</table:table-row>
      </table:table>
      <table:table table:name="prince of tenni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10"/>
        <table:table-column table:style-name="co1" table:number-columns-repeated="11" table:default-cell-style-name="Default"/>
        <table:table-row table:style-name="ro2"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AO3 Works</text:p>
          </table:table-cell>
          <table:table-cell table:style-name="ce333" office:value-type="string" calcext:value-type="string">
            <text:p>Increase</text:p>
          </table:table-cell>
          <table:table-cell table:style-name="ce335" office:value-type="string" calcext:value-type="string">
            <text:p>Inc / Month</text:p>
          </table:table-cell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FFN Works</text:p>
          </table:table-cell>
          <table:table-cell table:style-name="ce333" office:value-type="string" calcext:value-type="string">
            <text:p>Increase</text:p>
          </table:table-cell>
          <table:table-cell table:style-name="ce333" office:value-type="string" calcext:value-type="string">
            <text:p>Inc / Month</text:p>
          </table:table-cell>
          <table:table-cell table:style-name="ce330" office:value-type="string" calcext:value-type="string">
            <text:p>Total</text:p>
          </table:table-cell>
          <table:table-cell table:style-name="ce339" office:value-type="string" calcext:value-type="string">
            <text:p>% AO3</text:p>
          </table:table-cell>
          <table:table-cell table:style-name="ce339" office:value-type="string" calcext:value-type="string">
            <text:p>% FFN</text:p>
          </table:table-cell>
          <table:table-cell table:style-name="ce342" office:value-type="string" calcext:value-type="string">
            <text:p>'% Inc AO3</text:p>
          </table:table-cell>
          <table:table-cell table:style-name="ce342" office:value-type="string" calcext:value-type="string">
            <text:p>'% Inc FFN</text:p>
          </table:table-cell>
        </table:table-row>
        <table:table-row table:style-name="ro2">
          <table:table-cell table:style-name="ce317"/>
          <table:table-cell/>
          <table:table-cell table:style-name="ce310"/>
          <table:table-cell table:style-name="ce336"/>
          <table:table-cell table:style-name="ce317" office:value-type="date" office:date-value="2003-06-02" calcext:value-type="date">
            <text:p>06/02/03</text:p>
          </table:table-cell>
          <table:table-cell table:style-name="ce310" office:value-type="float" office:value="90" calcext:value-type="float">
            <text:p>90</text:p>
          </table:table-cell>
          <table:table-cell table:style-name="ce310" table:number-columns-repeated="2"/>
          <table:table-cell table:style-name="ce310" table:formula="of:=[.B$1:.B$1048576]+[.F$1:.F$1048576]" office:value-type="float" office:value="90" calcext:value-type="float">
            <text:p>90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number-columns-repeated="2"/>
        </table:table-row>
        <table:table-row table:style-name="ro2">
          <table:table-cell table:style-name="ce317"/>
          <table:table-cell/>
          <table:table-cell table:style-name="ce310" table:formula="of:=[.B3]-[.B2]" office:value-type="float" office:value="0" calcext:value-type="float">
            <text:p>0</text:p>
          </table:table-cell>
          <table:table-cell table:style-name="ce336" table:formula="of:=[.C$1:.C$1048576]/([.A3]-[.A2])*30.4375" office:value-type="string" office:string-value="" calcext:value-type="error">
            <text:p>#DIV/0!</text:p>
          </table:table-cell>
          <table:table-cell table:style-name="ce317" office:value-type="date" office:date-value="2004-04-04" calcext:value-type="date">
            <text:p>04/04/04</text:p>
          </table:table-cell>
          <table:table-cell table:style-name="ce310" office:value-type="float" office:value="748" calcext:value-type="float">
            <text:p>748</text:p>
          </table:table-cell>
          <table:table-cell table:style-name="ce310" table:formula="of:=[.F3]-[.F2]" office:value-type="float" office:value="658" calcext:value-type="float">
            <text:p>658</text:p>
          </table:table-cell>
          <table:table-cell table:style-name="ce310" table:formula="of:=[.G$1:.G$1048576]/([.E3]-[.E2])*30.4375" office:value-type="float" office:value="65.2373778501629" calcext:value-type="float">
            <text:p>65</text:p>
          </table:table-cell>
          <table:table-cell table:style-name="ce310" table:formula="of:=[.B$1:.B$1048576]+[.F$1:.F$1048576]" office:value-type="float" office:value="748" calcext:value-type="float">
            <text:p>748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style-name="ce317"/>
          <table:table-cell/>
          <table:table-cell table:style-name="ce310" table:formula="of:=[.B4]-[.B3]" office:value-type="float" office:value="0" calcext:value-type="float">
            <text:p>0</text:p>
          </table:table-cell>
          <table:table-cell table:style-name="ce336" table:formula="of:=[.C$1:.C$1048576]/([.A4]-[.A3])*30.4375" office:value-type="string" office:string-value="" calcext:value-type="error">
            <text:p>#DIV/0!</text:p>
          </table:table-cell>
          <table:table-cell table:style-name="ce317" office:value-type="date" office:date-value="2004-10-12" calcext:value-type="date">
            <text:p>10/12/04</text:p>
          </table:table-cell>
          <table:table-cell table:style-name="ce310" office:value-type="float" office:value="1350" calcext:value-type="float">
            <text:p>1,350</text:p>
          </table:table-cell>
          <table:table-cell table:style-name="ce310" table:formula="of:=[.F4]-[.F3]" office:value-type="float" office:value="602" calcext:value-type="float">
            <text:p>602</text:p>
          </table:table-cell>
          <table:table-cell table:style-name="ce310" table:formula="of:=[.G$1:.G$1048576]/([.E4]-[.E3])*30.4375" office:value-type="float" office:value="95.9339005235602" calcext:value-type="float">
            <text:p>96</text:p>
          </table:table-cell>
          <table:table-cell table:style-name="ce310" table:formula="of:=[.B$1:.B$1048576]+[.F$1:.F$1048576]" office:value-type="float" office:value="1350" calcext:value-type="float">
            <text:p>1,350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310" table:formula="of:=[.B5]-[.B4]" office:value-type="float" office:value="0" calcext:value-type="float">
            <text:p>0</text:p>
          </table:table-cell>
          <table:table-cell table:style-name="ce336" table:formula="of:=[.C$1:.C$1048576]/([.A5]-[.A4])*30.4375" office:value-type="string" office:string-value="" calcext:value-type="error">
            <text:p>#DIV/0!</text:p>
          </table:table-cell>
          <table:table-cell table:style-name="ce317" office:value-type="date" office:date-value="2005-01-01" calcext:value-type="date">
            <text:p>01/01/05</text:p>
          </table:table-cell>
          <table:table-cell table:style-name="ce310" office:value-type="float" office:value="1789" calcext:value-type="float">
            <text:p>1,789</text:p>
          </table:table-cell>
          <table:table-cell table:style-name="ce310" table:formula="of:=[.F5]-[.F4]" office:value-type="float" office:value="439" calcext:value-type="float">
            <text:p>439</text:p>
          </table:table-cell>
          <table:table-cell table:style-name="ce310" table:formula="of:=[.G$1:.G$1048576]/([.E5]-[.E4])*30.4375" office:value-type="float" office:value="164.963734567901" calcext:value-type="float">
            <text:p>165</text:p>
          </table:table-cell>
          <table:table-cell table:style-name="ce310" table:formula="of:=[.B$1:.B$1048576]+[.F$1:.F$1048576]" office:value-type="float" office:value="1789" calcext:value-type="float">
            <text:p>1,789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310" table:formula="of:=[.B6]-[.B5]" office:value-type="float" office:value="0" calcext:value-type="float">
            <text:p>0</text:p>
          </table:table-cell>
          <table:table-cell table:style-name="ce336" table:formula="of:=[.C$1:.C$1048576]/([.A6]-[.A5])*30.4375" office:value-type="string" office:string-value="" calcext:value-type="error">
            <text:p>#DIV/0!</text:p>
          </table:table-cell>
          <table:table-cell table:style-name="ce317" office:value-type="date" office:date-value="2005-04-01" calcext:value-type="date">
            <text:p>04/01/05</text:p>
          </table:table-cell>
          <table:table-cell table:style-name="ce310" office:value-type="float" office:value="2212" calcext:value-type="float">
            <text:p>2,212</text:p>
          </table:table-cell>
          <table:table-cell table:style-name="ce310" table:formula="of:=[.F6]-[.F5]" office:value-type="float" office:value="423" calcext:value-type="float">
            <text:p>423</text:p>
          </table:table-cell>
          <table:table-cell table:style-name="ce310" table:formula="of:=[.G$1:.G$1048576]/([.E6]-[.E5])*30.4375" office:value-type="float" office:value="143.05625" calcext:value-type="float">
            <text:p>143</text:p>
          </table:table-cell>
          <table:table-cell table:style-name="ce310" table:formula="of:=[.B$1:.B$1048576]+[.F$1:.F$1048576]" office:value-type="float" office:value="2212" calcext:value-type="float">
            <text:p>2,212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310" table:formula="of:=[.B7]-[.B6]" office:value-type="float" office:value="0" calcext:value-type="float">
            <text:p>0</text:p>
          </table:table-cell>
          <table:table-cell table:style-name="ce336" table:formula="of:=[.C$1:.C$1048576]/([.A7]-[.A6])*30.4375" office:value-type="string" office:string-value="" calcext:value-type="error">
            <text:p>#DIV/0!</text:p>
          </table:table-cell>
          <table:table-cell table:style-name="ce317" office:value-type="date" office:date-value="2006-10-13" calcext:value-type="date">
            <text:p>10/13/06</text:p>
          </table:table-cell>
          <table:table-cell table:style-name="ce310" office:value-type="float" office:value="5143" calcext:value-type="float">
            <text:p>5,143</text:p>
          </table:table-cell>
          <table:table-cell table:style-name="ce310" table:formula="of:=[.F7]-[.F6]" office:value-type="float" office:value="2931" calcext:value-type="float">
            <text:p>2,931</text:p>
          </table:table-cell>
          <table:table-cell table:style-name="ce310" table:formula="of:=[.G$1:.G$1048576]/([.E7]-[.E6])*30.4375" office:value-type="float" office:value="159.307700892857" calcext:value-type="float">
            <text:p>159</text:p>
          </table:table-cell>
          <table:table-cell table:style-name="ce310" table:formula="of:=[.B$1:.B$1048576]+[.F$1:.F$1048576]" office:value-type="float" office:value="5143" calcext:value-type="float">
            <text:p>5,143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310" table:formula="of:=[.B8]-[.B7]" office:value-type="float" office:value="0" calcext:value-type="float">
            <text:p>0</text:p>
          </table:table-cell>
          <table:table-cell table:style-name="ce336" table:formula="of:=[.C$1:.C$1048576]/([.A8]-[.A7])*30.4375" office:value-type="string" office:string-value="" calcext:value-type="error">
            <text:p>#DIV/0!</text:p>
          </table:table-cell>
          <table:table-cell table:style-name="ce317" office:value-type="date" office:date-value="2007-06-30" calcext:value-type="date">
            <text:p>06/30/07</text:p>
          </table:table-cell>
          <table:table-cell table:style-name="ce310" office:value-type="float" office:value="7488" calcext:value-type="float">
            <text:p>7,488</text:p>
          </table:table-cell>
          <table:table-cell table:style-name="ce310" table:formula="of:=[.F8]-[.F7]" office:value-type="float" office:value="2345" calcext:value-type="float">
            <text:p>2,345</text:p>
          </table:table-cell>
          <table:table-cell table:style-name="ce310" table:formula="of:=[.G$1:.G$1048576]/([.E8]-[.E7])*30.4375" office:value-type="float" office:value="274.522836538462" calcext:value-type="float">
            <text:p>275</text:p>
          </table:table-cell>
          <table:table-cell table:style-name="ce310" table:formula="of:=[.B$1:.B$1048576]+[.F$1:.F$1048576]" office:value-type="float" office:value="7488" calcext:value-type="float">
            <text:p>7,488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310" table:formula="of:=[.B9]-[.B8]" office:value-type="float" office:value="0" calcext:value-type="float">
            <text:p>0</text:p>
          </table:table-cell>
          <table:table-cell table:style-name="ce336" table:formula="of:=[.C$1:.C$1048576]/([.A9]-[.A8])*30.4375" office:value-type="string" office:string-value="" calcext:value-type="error">
            <text:p>#DIV/0!</text:p>
          </table:table-cell>
          <table:table-cell table:style-name="ce317" office:value-type="date" office:date-value="2009-02-24" calcext:value-type="date">
            <text:p>02/24/09</text:p>
          </table:table-cell>
          <table:table-cell table:style-name="ce310" office:value-type="float" office:value="14145" calcext:value-type="float">
            <text:p>14,145</text:p>
          </table:table-cell>
          <table:table-cell table:style-name="ce310" table:formula="of:=[.F9]-[.F8]" office:value-type="float" office:value="6657" calcext:value-type="float">
            <text:p>6,657</text:p>
          </table:table-cell>
          <table:table-cell table:style-name="ce310" table:formula="of:=[.G$1:.G$1048576]/([.E9]-[.E8])*30.4375" office:value-type="float" office:value="334.913119834711" calcext:value-type="float">
            <text:p>335</text:p>
          </table:table-cell>
          <table:table-cell table:style-name="ce310" table:formula="of:=[.B$1:.B$1048576]+[.F$1:.F$1048576]" office:value-type="float" office:value="14145" calcext:value-type="float">
            <text:p>14,145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style-name="ce317" office:value-type="date" office:date-value="2009-07-04" calcext:value-type="date">
            <text:p>07/04/09</text:p>
          </table:table-cell>
          <table:table-cell office:value-type="float" office:value="67" calcext:value-type="float">
            <text:p>67</text:p>
          </table:table-cell>
          <table:table-cell table:style-name="ce310" table:formula="of:=[.B10]-[.B9]" office:value-type="float" office:value="67" calcext:value-type="float">
            <text:p>67</text:p>
          </table:table-cell>
          <table:table-cell table:style-name="ce336" table:formula="of:=[.C$1:.C$1048576]/([.A10]-[.A9])*30.4375" office:value-type="float" office:value="0.0509853617680884" calcext:value-type="float">
            <text:p>0</text:p>
          </table:table-cell>
          <table:table-cell table:style-name="ce317"/>
          <table:table-cell table:style-name="ce310" table:number-columns-repeated="4"/>
          <table:table-cell table:style-name="ce340" table:number-columns-repeated="2"/>
          <table:table-cell table:style-name="ce343" table:number-columns-repeated="2"/>
        </table:table-row>
        <table:table-row table:style-name="ro2">
          <table:table-cell table:style-name="ce317" office:value-type="date" office:date-value="2009-09-25" calcext:value-type="date">
            <text:p>09/25/09</text:p>
          </table:table-cell>
          <table:table-cell office:value-type="float" office:value="71" calcext:value-type="float">
            <text:p>71</text:p>
          </table:table-cell>
          <table:table-cell table:style-name="ce310" table:formula="of:=[.B11]-[.B10]" office:value-type="float" office:value="4" calcext:value-type="float">
            <text:p>4</text:p>
          </table:table-cell>
          <table:table-cell table:style-name="ce336" table:formula="of:=[.C$1:.C$1048576]/([.A11]-[.A10])*30.4375" office:value-type="float" office:value="1.46686746987952" calcext:value-type="float">
            <text:p>1</text:p>
          </table:table-cell>
          <table:table-cell table:style-name="ce317" office:value-type="date" office:date-value="2009-10-27" calcext:value-type="date">
            <text:p>10/27/09</text:p>
          </table:table-cell>
          <table:table-cell table:style-name="ce310" office:value-type="float" office:value="16032" calcext:value-type="float">
            <text:p>16,032</text:p>
          </table:table-cell>
          <table:table-cell table:style-name="ce310" table:formula="of:=[.F11]-[.F9]" office:value-type="float" office:value="1887" calcext:value-type="float">
            <text:p>1,887</text:p>
          </table:table-cell>
          <table:table-cell table:style-name="ce310" table:formula="of:=[.G$1:.G$1048576]/([.E11]-[.E9])*30.4375" office:value-type="float" office:value="234.430867346939" calcext:value-type="float">
            <text:p>234</text:p>
          </table:table-cell>
          <table:table-cell table:style-name="ce310" table:formula="of:=[.B$1:.B$1048576]+[.F$1:.F$1048576]" office:value-type="float" office:value="16103" calcext:value-type="float">
            <text:p>16,103</text:p>
          </table:table-cell>
          <table:table-cell table:style-name="ce340" table:formula="of:=[.B$1:.B$1048576]/[.I$1:.I$1048576]" office:value-type="float" office:value="0.00440911631373036" calcext:value-type="float">
            <text:p>0.004</text:p>
          </table:table-cell>
          <table:table-cell table:style-name="ce340" table:formula="of:=[.F$1:.F$1048576]/[.I$1:.I$1048576]" office:value-type="float" office:value="0.99559088368627" calcext:value-type="float">
            <text:p>0.996</text:p>
          </table:table-cell>
          <table:table-cell table:style-name="ce343" table:formula="of:=[.C$1:.C$1048576]/([.C$1:.C$1048576]+[.G$1:.G$1048576])" office:value-type="percentage" office:value="0.00211528291909043" calcext:value-type="percentage">
            <text:p>0.21%</text:p>
          </table:table-cell>
          <table:table-cell table:style-name="ce343" table:formula="of:=[.G$1:.G$1048576]/([.C$1:.C$1048576]+[.G$1:.G$1048576])" office:value-type="percentage" office:value="0.99788471708091" calcext:value-type="percentage">
            <text:p>99.79%</text:p>
          </table:table-cell>
        </table:table-row>
        <table:table-row table:style-name="ro2">
          <table:table-cell table:style-name="ce317" office:value-type="date" office:date-value="2009-11-19" calcext:value-type="date">
            <text:p>11/19/09</text:p>
          </table:table-cell>
          <table:table-cell office:value-type="float" office:value="115" calcext:value-type="float">
            <text:p>115</text:p>
          </table:table-cell>
          <table:table-cell table:style-name="ce310" table:formula="of:=[.B12]-[.B11]" office:value-type="float" office:value="44" calcext:value-type="float">
            <text:p>44</text:p>
          </table:table-cell>
          <table:table-cell table:style-name="ce336" table:formula="of:=[.C$1:.C$1048576]/([.A12]-[.A11])*30.4375" office:value-type="float" office:value="24.35" calcext:value-type="float">
            <text:p>24</text:p>
          </table:table-cell>
          <table:table-cell table:style-name="ce317"/>
          <table:table-cell table:style-name="ce310" table:number-columns-repeated="4"/>
          <table:table-cell table:style-name="ce340" table:number-columns-repeated="2"/>
          <table:table-cell table:style-name="ce343" table:number-columns-repeated="2"/>
        </table:table-row>
        <table:table-row table:style-name="ro2">
          <table:table-cell table:style-name="ce317" office:value-type="date" office:date-value="2009-12-03" calcext:value-type="date">
            <text:p>12/03/09</text:p>
          </table:table-cell>
          <table:table-cell office:value-type="float" office:value="169" calcext:value-type="float">
            <text:p>169</text:p>
          </table:table-cell>
          <table:table-cell table:style-name="ce310" table:formula="of:=[.B13]-[.B12]" office:value-type="float" office:value="54" calcext:value-type="float">
            <text:p>54</text:p>
          </table:table-cell>
          <table:table-cell table:style-name="ce336" table:formula="of:=[.C$1:.C$1048576]/([.A13]-[.A12])*30.4375" office:value-type="float" office:value="117.401785714286" calcext:value-type="float">
            <text:p>117</text:p>
          </table:table-cell>
          <table:table-cell table:style-name="ce317"/>
          <table:table-cell table:style-name="ce310" table:number-columns-repeated="4"/>
          <table:table-cell table:style-name="ce340" table:number-columns-repeated="2"/>
          <table:table-cell table:style-name="ce343" table:number-columns-repeated="2"/>
        </table:table-row>
        <table:table-row table:style-name="ro2">
          <table:table-cell table:style-name="ce317" office:value-type="date" office:date-value="2010-01-03" calcext:value-type="date">
            <text:p>01/03/10</text:p>
          </table:table-cell>
          <table:table-cell office:value-type="float" office:value="284" calcext:value-type="float">
            <text:p>284</text:p>
          </table:table-cell>
          <table:table-cell table:style-name="ce310" table:formula="of:=[.B14]-[.B13]" office:value-type="float" office:value="115" calcext:value-type="float">
            <text:p>115</text:p>
          </table:table-cell>
          <table:table-cell table:style-name="ce336" table:formula="of:=[.C$1:.C$1048576]/([.A14]-[.A13])*30.4375" office:value-type="float" office:value="112.913306451613" calcext:value-type="float">
            <text:p>113</text:p>
          </table:table-cell>
          <table:table-cell table:style-name="ce317"/>
          <table:table-cell table:style-name="ce310" table:number-columns-repeated="4"/>
          <table:table-cell table:style-name="ce340" table:number-columns-repeated="2"/>
          <table:table-cell table:style-name="ce343" table:number-columns-repeated="2"/>
        </table:table-row>
        <table:table-row table:style-name="ro2">
          <table:table-cell table:style-name="ce317" office:value-type="date" office:date-value="2010-04-10" calcext:value-type="date">
            <text:p>04/10/10</text:p>
          </table:table-cell>
          <table:table-cell office:value-type="float" office:value="529" calcext:value-type="float">
            <text:p>529</text:p>
          </table:table-cell>
          <table:table-cell table:style-name="ce310" table:formula="of:=[.B15]-[.B14]" office:value-type="float" office:value="245" calcext:value-type="float">
            <text:p>245</text:p>
          </table:table-cell>
          <table:table-cell table:style-name="ce336" table:formula="of:=[.C$1:.C$1048576]/([.A15]-[.A14])*30.4375" office:value-type="float" office:value="76.8782216494845" calcext:value-type="float">
            <text:p>77</text:p>
          </table:table-cell>
          <table:table-cell table:style-name="ce317" office:value-type="date" office:date-value="2010-03-29" calcext:value-type="date">
            <text:p>03/29/10</text:p>
          </table:table-cell>
          <table:table-cell table:style-name="ce310" office:value-type="float" office:value="17229" calcext:value-type="float">
            <text:p>17,229</text:p>
          </table:table-cell>
          <table:table-cell table:style-name="ce310" table:formula="of:=[.F15]-[.F11]" office:value-type="float" office:value="1197" calcext:value-type="float">
            <text:p>1,197</text:p>
          </table:table-cell>
          <table:table-cell table:style-name="ce310" table:formula="of:=[.G$1:.G$1048576]/([.E15]-[.E11])*30.4375" office:value-type="float" office:value="238.128676470588" calcext:value-type="float">
            <text:p>238</text:p>
          </table:table-cell>
          <table:table-cell table:style-name="ce310" table:formula="of:=[.B$1:.B$1048576]+[.F$1:.F$1048576]" office:value-type="float" office:value="17758" calcext:value-type="float">
            <text:p>17,758</text:p>
          </table:table-cell>
          <table:table-cell table:style-name="ce340" table:formula="of:=[.B$1:.B$1048576]/[.I$1:.I$1048576]" office:value-type="float" office:value="0.0297893906971506" calcext:value-type="float">
            <text:p>0.030</text:p>
          </table:table-cell>
          <table:table-cell table:style-name="ce340" table:formula="of:=[.F$1:.F$1048576]/[.I$1:.I$1048576]" office:value-type="float" office:value="0.970210609302849" calcext:value-type="float">
            <text:p>0.970</text:p>
          </table:table-cell>
          <table:table-cell table:style-name="ce343" table:formula="of:=[.C$1:.C$1048576]/([.C$1:.C$1048576]+[.G$1:.G$1048576])" office:value-type="percentage" office:value="0.169902912621359" calcext:value-type="percentage">
            <text:p>16.99%</text:p>
          </table:table-cell>
          <table:table-cell table:style-name="ce343" table:formula="of:=[.G$1:.G$1048576]/([.C$1:.C$1048576]+[.G$1:.G$1048576])" office:value-type="percentage" office:value="0.830097087378641" calcext:value-type="percentage">
            <text:p>83.01%</text:p>
          </table:table-cell>
        </table:table-row>
        <table:table-row table:style-name="ro2">
          <table:table-cell table:style-name="ce317" office:value-type="date" office:date-value="2010-06-10" calcext:value-type="date">
            <text:p>06/10/10</text:p>
          </table:table-cell>
          <table:table-cell office:value-type="float" office:value="538" calcext:value-type="float">
            <text:p>538</text:p>
          </table:table-cell>
          <table:table-cell table:style-name="ce310" table:formula="of:=[.B16]-[.B15]" office:value-type="float" office:value="9" calcext:value-type="float">
            <text:p>9</text:p>
          </table:table-cell>
          <table:table-cell table:style-name="ce336" table:formula="of:=[.C$1:.C$1048576]/([.A16]-[.A15])*30.4375" office:value-type="float" office:value="4.49077868852459" calcext:value-type="float">
            <text:p>4</text:p>
          </table:table-cell>
          <table:table-cell table:style-name="ce317" office:value-type="date" office:date-value="2010-06-12" calcext:value-type="date">
            <text:p>06/12/10</text:p>
          </table:table-cell>
          <table:table-cell table:style-name="ce310" office:value-type="float" office:value="17699" calcext:value-type="float">
            <text:p>17,699</text:p>
          </table:table-cell>
          <table:table-cell table:style-name="ce310" table:formula="of:=[.F16]-[.F15]" office:value-type="float" office:value="470" calcext:value-type="float">
            <text:p>470</text:p>
          </table:table-cell>
          <table:table-cell table:style-name="ce310" table:formula="of:=[.G$1:.G$1048576]/([.E16]-[.E15])*30.4375" office:value-type="float" office:value="190.741666666667" calcext:value-type="float">
            <text:p>191</text:p>
          </table:table-cell>
          <table:table-cell table:style-name="ce310" table:formula="of:=[.B$1:.B$1048576]+[.F$1:.F$1048576]" office:value-type="float" office:value="18237" calcext:value-type="float">
            <text:p>18,237</text:p>
          </table:table-cell>
          <table:table-cell table:style-name="ce340" table:formula="of:=[.B$1:.B$1048576]/[.I$1:.I$1048576]" office:value-type="float" office:value="0.0295004660854307" calcext:value-type="float">
            <text:p>0.030</text:p>
          </table:table-cell>
          <table:table-cell table:style-name="ce340" table:formula="of:=[.F$1:.F$1048576]/[.I$1:.I$1048576]" office:value-type="float" office:value="0.970499533914569" calcext:value-type="float">
            <text:p>0.970</text:p>
          </table:table-cell>
          <table:table-cell table:style-name="ce343" table:formula="of:=[.C$1:.C$1048576]/([.C$1:.C$1048576]+[.G$1:.G$1048576])" office:value-type="percentage" office:value="0.0187891440501044" calcext:value-type="percentage">
            <text:p>1.88%</text:p>
          </table:table-cell>
          <table:table-cell table:style-name="ce343" table:formula="of:=[.G$1:.G$1048576]/([.C$1:.C$1048576]+[.G$1:.G$1048576])" office:value-type="percentage" office:value="0.981210855949896" calcext:value-type="percentage">
            <text:p>98.12%</text:p>
          </table:table-cell>
        </table:table-row>
        <table:table-row table:style-name="ro2">
          <table:table-cell table:style-name="ce317" office:value-type="date" office:date-value="2010-09-22" calcext:value-type="date">
            <text:p>09/22/10</text:p>
          </table:table-cell>
          <table:table-cell office:value-type="float" office:value="603" calcext:value-type="float">
            <text:p>603</text:p>
          </table:table-cell>
          <table:table-cell table:style-name="ce310" table:formula="of:=[.B17]-[.B16]" office:value-type="float" office:value="65" calcext:value-type="float">
            <text:p>65</text:p>
          </table:table-cell>
          <table:table-cell table:style-name="ce336" table:formula="of:=[.C$1:.C$1048576]/([.A17]-[.A16])*30.4375" office:value-type="float" office:value="19.0234375" calcext:value-type="float">
            <text:p>19</text:p>
          </table:table-cell>
          <table:table-cell table:style-name="ce317" office:value-type="date" office:date-value="2010-12-22" calcext:value-type="date">
            <text:p>12/22/10</text:p>
          </table:table-cell>
          <table:table-cell table:style-name="ce310"/>
          <table:table-cell table:style-name="ce310" table:formula="of:=[.F17]-[.F16]" office:value-type="float" office:value="-17699" calcext:value-type="float">
            <text:p>-17,699</text:p>
          </table:table-cell>
          <table:table-cell table:style-name="ce310" table:formula="of:=[.G$1:.G$1048576]/([.E17]-[.E16])*30.4375" office:value-type="float" office:value="-2791.2606865285" calcext:value-type="float">
            <text:p>-2,791</text:p>
          </table:table-cell>
          <table:table-cell table:style-name="ce310" table:formula="of:=[.B$1:.B$1048576]+[.F$1:.F$1048576]" office:value-type="float" office:value="603" calcext:value-type="float">
            <text:p>603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-0.00368606101848701" calcext:value-type="percentage">
            <text:p>-0.37%</text:p>
          </table:table-cell>
          <table:table-cell table:style-name="ce343" table:formula="of:=[.G$1:.G$1048576]/([.C$1:.C$1048576]+[.G$1:.G$1048576])" office:value-type="percentage" office:value="1.00368606101849" calcext:value-type="percentage">
            <text:p>100.37%</text:p>
          </table:table-cell>
        </table:table-row>
        <table:table-row table:style-name="ro2">
          <table:table-cell table:style-name="ce317" office:value-type="date" office:date-value="2011-08-14" calcext:value-type="date">
            <text:p>08/14/11</text:p>
          </table:table-cell>
          <table:table-cell office:value-type="float" office:value="1070" calcext:value-type="float">
            <text:p>1,070</text:p>
          </table:table-cell>
          <table:table-cell table:style-name="ce310" table:formula="of:=[.B18]-[.B17]" office:value-type="float" office:value="467" calcext:value-type="float">
            <text:p>467</text:p>
          </table:table-cell>
          <table:table-cell table:style-name="ce336" table:formula="of:=[.C$1:.C$1048576]/([.A18]-[.A17])*30.4375" office:value-type="float" office:value="43.6021855828221" calcext:value-type="float">
            <text:p>44</text:p>
          </table:table-cell>
          <table:table-cell table:style-name="ce317" office:value-type="date" office:date-value="2011-08-12" calcext:value-type="date">
            <text:p>08/12/11</text:p>
          </table:table-cell>
          <table:table-cell table:style-name="ce310"/>
          <table:table-cell table:style-name="ce310" table:formula="of:=[.F18]-[.F17]" office:value-type="float" office:value="0" calcext:value-type="float">
            <text:p>0</text:p>
          </table:table-cell>
          <table:table-cell table:style-name="ce310" table:formula="of:=[.G$1:.G$1048576]/([.E18]-[.E17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1070" calcext:value-type="float">
            <text:p>1,070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1-11-17" calcext:value-type="date">
            <text:p>11/17/11</text:p>
          </table:table-cell>
          <table:table-cell office:value-type="float" office:value="1237" calcext:value-type="float">
            <text:p>1,237</text:p>
          </table:table-cell>
          <table:table-cell table:style-name="ce310" table:formula="of:=[.B19]-[.B18]" office:value-type="float" office:value="167" calcext:value-type="float">
            <text:p>167</text:p>
          </table:table-cell>
          <table:table-cell table:style-name="ce336" table:formula="of:=[.C$1:.C$1048576]/([.A19]-[.A18])*30.4375" office:value-type="float" office:value="53.5059210526316" calcext:value-type="float">
            <text:p>54</text:p>
          </table:table-cell>
          <table:table-cell table:style-name="ce317" office:value-type="date" office:date-value="2011-10-11" calcext:value-type="date">
            <text:p>10/11/11</text:p>
          </table:table-cell>
          <table:table-cell table:style-name="ce310"/>
          <table:table-cell table:style-name="ce310" table:formula="of:=[.F19]-[.F18]" office:value-type="float" office:value="0" calcext:value-type="float">
            <text:p>0</text:p>
          </table:table-cell>
          <table:table-cell table:style-name="ce310" table:formula="of:=[.G$1:.G$1048576]/([.E19]-[.E18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1237" calcext:value-type="float">
            <text:p>1,237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2-01-18" calcext:value-type="date">
            <text:p>01/18/12</text:p>
          </table:table-cell>
          <table:table-cell office:value-type="float" office:value="1330" calcext:value-type="float">
            <text:p>1,330</text:p>
          </table:table-cell>
          <table:table-cell table:style-name="ce310" table:formula="of:=[.B20]-[.B19]" office:value-type="float" office:value="93" calcext:value-type="float">
            <text:p>93</text:p>
          </table:table-cell>
          <table:table-cell table:style-name="ce336" table:formula="of:=[.C$1:.C$1048576]/([.A20]-[.A19])*30.4375" office:value-type="float" office:value="45.65625" calcext:value-type="float">
            <text:p>46</text:p>
          </table:table-cell>
          <table:table-cell table:style-name="ce317" office:value-type="date" office:date-value="2012-01-18" calcext:value-type="date">
            <text:p>01/18/12</text:p>
          </table:table-cell>
          <table:table-cell table:style-name="ce310"/>
          <table:table-cell table:style-name="ce310" table:formula="of:=[.F20]-[.F19]" office:value-type="float" office:value="0" calcext:value-type="float">
            <text:p>0</text:p>
          </table:table-cell>
          <table:table-cell table:style-name="ce310" table:formula="of:=[.G$1:.G$1048576]/([.E20]-[.E19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1330" calcext:value-type="float">
            <text:p>1,330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2-04-26" calcext:value-type="date">
            <text:p>04/26/12</text:p>
          </table:table-cell>
          <table:table-cell office:value-type="float" office:value="1497" calcext:value-type="float">
            <text:p>1,497</text:p>
          </table:table-cell>
          <table:table-cell table:style-name="ce310" table:formula="of:=[.B21]-[.B20]" office:value-type="float" office:value="167" calcext:value-type="float">
            <text:p>167</text:p>
          </table:table-cell>
          <table:table-cell table:style-name="ce336" table:formula="of:=[.C$1:.C$1048576]/([.A21]-[.A20])*30.4375" office:value-type="float" office:value="51.3440656565657" calcext:value-type="float">
            <text:p>51</text:p>
          </table:table-cell>
          <table:table-cell table:style-name="ce317" office:value-type="date" office:date-value="2012-05-05" calcext:value-type="date">
            <text:p>05/05/12</text:p>
          </table:table-cell>
          <table:table-cell table:style-name="ce310"/>
          <table:table-cell table:style-name="ce310" table:formula="of:=[.F21]-[.F20]" office:value-type="float" office:value="0" calcext:value-type="float">
            <text:p>0</text:p>
          </table:table-cell>
          <table:table-cell table:style-name="ce310" table:formula="of:=[.G$1:.G$1048576]/([.E21]-[.E20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1497" calcext:value-type="float">
            <text:p>1,497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2-05-18" calcext:value-type="date">
            <text:p>05/18/12</text:p>
          </table:table-cell>
          <table:table-cell office:value-type="float" office:value="1509" calcext:value-type="float">
            <text:p>1,509</text:p>
          </table:table-cell>
          <table:table-cell table:style-name="ce310" table:formula="of:=[.B22]-[.B21]" office:value-type="float" office:value="12" calcext:value-type="float">
            <text:p>12</text:p>
          </table:table-cell>
          <table:table-cell table:style-name="ce336" table:formula="of:=[.C$1:.C$1048576]/([.A22]-[.A21])*30.4375" office:value-type="float" office:value="16.6022727272727" calcext:value-type="float">
            <text:p>17</text:p>
          </table:table-cell>
          <table:table-cell table:style-name="ce317" office:value-type="date" office:date-value="2012-05-23" calcext:value-type="date">
            <text:p>05/23/12</text:p>
          </table:table-cell>
          <table:table-cell table:style-name="ce310"/>
          <table:table-cell table:style-name="ce310" table:formula="of:=[.F22]-[.F21]" office:value-type="float" office:value="0" calcext:value-type="float">
            <text:p>0</text:p>
          </table:table-cell>
          <table:table-cell table:style-name="ce310" table:formula="of:=[.G$1:.G$1048576]/([.E22]-[.E21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1509" calcext:value-type="float">
            <text:p>1,509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2-06-04" calcext:value-type="date">
            <text:p>06/04/12</text:p>
          </table:table-cell>
          <table:table-cell office:value-type="float" office:value="1557" calcext:value-type="float">
            <text:p>1,557</text:p>
          </table:table-cell>
          <table:table-cell table:style-name="ce310" table:formula="of:=[.B23]-[.B22]" office:value-type="float" office:value="48" calcext:value-type="float">
            <text:p>48</text:p>
          </table:table-cell>
          <table:table-cell table:style-name="ce336" table:formula="of:=[.C$1:.C$1048576]/([.A23]-[.A22])*30.4375" office:value-type="float" office:value="85.9411764705883" calcext:value-type="float">
            <text:p>86</text:p>
          </table:table-cell>
          <table:table-cell table:style-name="ce317"/>
          <table:table-cell table:style-name="ce310"/>
          <table:table-cell table:style-name="ce310" table:formula="of:=[.F23]-[.F22]" office:value-type="float" office:value="0" calcext:value-type="float">
            <text:p>0</text:p>
          </table:table-cell>
          <table:table-cell table:style-name="ce310" table:formula="of:=[.G$1:.G$1048576]/([.E23]-[.E22])*30.4375" office:value-type="float" office:value="-0" calcext:value-type="float">
            <text:p>0</text:p>
          </table:table-cell>
          <table:table-cell table:style-name="ce310" table:formula="of:=[.B$1:.B$1048576]+[.F$1:.F$1048576]" office:value-type="float" office:value="1557" calcext:value-type="float">
            <text:p>1,557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2-06-20" calcext:value-type="date">
            <text:p>06/20/12</text:p>
          </table:table-cell>
          <table:table-cell office:value-type="float" office:value="1593" calcext:value-type="float">
            <text:p>1,593</text:p>
          </table:table-cell>
          <table:table-cell table:style-name="ce310" table:formula="of:=[.B24]-[.B23]" office:value-type="float" office:value="36" calcext:value-type="float">
            <text:p>36</text:p>
          </table:table-cell>
          <table:table-cell table:style-name="ce336" table:formula="of:=[.C$1:.C$1048576]/([.A24]-[.A23])*30.4375" office:value-type="float" office:value="68.484375" calcext:value-type="float">
            <text:p>68</text:p>
          </table:table-cell>
          <table:table-cell table:style-name="ce317"/>
          <table:table-cell table:style-name="ce310"/>
          <table:table-cell table:style-name="ce310" table:formula="of:=[.F24]-[.F23]" office:value-type="float" office:value="0" calcext:value-type="float">
            <text:p>0</text:p>
          </table:table-cell>
          <table:table-cell table:style-name="ce310" table:formula="of:=[.G$1:.G$1048576]/([.E24]-[.E23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1593" calcext:value-type="float">
            <text:p>1,593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2-07-16" calcext:value-type="date">
            <text:p>07/16/12</text:p>
          </table:table-cell>
          <table:table-cell office:value-type="float" office:value="1620" calcext:value-type="float">
            <text:p>1,620</text:p>
          </table:table-cell>
          <table:table-cell table:style-name="ce310" table:formula="of:=[.B25]-[.B24]" office:value-type="float" office:value="27" calcext:value-type="float">
            <text:p>27</text:p>
          </table:table-cell>
          <table:table-cell table:style-name="ce336" table:formula="of:=[.C$1:.C$1048576]/([.A25]-[.A24])*30.4375" office:value-type="float" office:value="31.6081730769231" calcext:value-type="float">
            <text:p>32</text:p>
          </table:table-cell>
          <table:table-cell table:style-name="ce317"/>
          <table:table-cell table:style-name="ce310"/>
          <table:table-cell table:style-name="ce310" table:formula="of:=[.F25]-[.F24]" office:value-type="float" office:value="0" calcext:value-type="float">
            <text:p>0</text:p>
          </table:table-cell>
          <table:table-cell table:style-name="ce310" table:formula="of:=[.G$1:.G$1048576]/([.E25]-[.E24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1620" calcext:value-type="float">
            <text:p>1,620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2-10-22" calcext:value-type="date">
            <text:p>10/22/12</text:p>
          </table:table-cell>
          <table:table-cell office:value-type="float" office:value="1816" calcext:value-type="float">
            <text:p>1,816</text:p>
          </table:table-cell>
          <table:table-cell table:style-name="ce310" table:formula="of:=[.B26]-[.B25]" office:value-type="float" office:value="196" calcext:value-type="float">
            <text:p>196</text:p>
          </table:table-cell>
          <table:table-cell table:style-name="ce336" table:formula="of:=[.C$1:.C$1048576]/([.A26]-[.A25])*30.4375" office:value-type="float" office:value="60.875" calcext:value-type="float">
            <text:p>61</text:p>
          </table:table-cell>
          <table:table-cell table:style-name="ce317"/>
          <table:table-cell table:style-name="ce310"/>
          <table:table-cell table:style-name="ce310" table:formula="of:=[.F26]-[.F25]" office:value-type="float" office:value="0" calcext:value-type="float">
            <text:p>0</text:p>
          </table:table-cell>
          <table:table-cell table:style-name="ce310" table:formula="of:=[.G$1:.G$1048576]/([.E26]-[.E25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1816" calcext:value-type="float">
            <text:p>1,816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3-01-01" calcext:value-type="date">
            <text:p>01/01/13</text:p>
          </table:table-cell>
          <table:table-cell office:value-type="float" office:value="1843" calcext:value-type="float">
            <text:p>1,843</text:p>
          </table:table-cell>
          <table:table-cell table:style-name="ce310" table:formula="of:=[.B27]-[.B26]" office:value-type="float" office:value="27" calcext:value-type="float">
            <text:p>27</text:p>
          </table:table-cell>
          <table:table-cell table:style-name="ce336" table:formula="of:=[.C$1:.C$1048576]/([.A27]-[.A26])*30.4375" office:value-type="float" office:value="11.574823943662" calcext:value-type="float">
            <text:p>12</text:p>
          </table:table-cell>
          <table:table-cell table:style-name="ce317" office:value-type="date" office:date-value="2013-01-10" calcext:value-type="date">
            <text:p>01/10/13</text:p>
          </table:table-cell>
          <table:table-cell table:style-name="ce310"/>
          <table:table-cell table:style-name="ce310" table:formula="of:=[.F27]-[.F26]" office:value-type="float" office:value="0" calcext:value-type="float">
            <text:p>0</text:p>
          </table:table-cell>
          <table:table-cell table:style-name="ce310" table:formula="of:=[.G$1:.G$1048576]/([.E27]-[.E26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1843" calcext:value-type="float">
            <text:p>1,843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3-04-04" calcext:value-type="date">
            <text:p>04/04/13</text:p>
          </table:table-cell>
          <table:table-cell office:value-type="float" office:value="1966" calcext:value-type="float">
            <text:p>1,966</text:p>
          </table:table-cell>
          <table:table-cell table:style-name="ce310" table:formula="of:=[.B28]-[.B27]" office:value-type="float" office:value="123" calcext:value-type="float">
            <text:p>123</text:p>
          </table:table-cell>
          <table:table-cell table:style-name="ce336" table:formula="of:=[.C$1:.C$1048576]/([.A28]-[.A27])*30.4375" office:value-type="float" office:value="40.2560483870968" calcext:value-type="float">
            <text:p>40</text:p>
          </table:table-cell>
          <table:table-cell table:style-name="ce317" office:value-type="date" office:date-value="2013-04-04" calcext:value-type="date">
            <text:p>04/04/13</text:p>
          </table:table-cell>
          <table:table-cell table:style-name="ce310"/>
          <table:table-cell table:style-name="ce310" table:formula="of:=[.F28]-[.F27]" office:value-type="float" office:value="0" calcext:value-type="float">
            <text:p>0</text:p>
          </table:table-cell>
          <table:table-cell table:style-name="ce310" table:formula="of:=[.G$1:.G$1048576]/([.E28]-[.E27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1966" calcext:value-type="float">
            <text:p>1,966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3-06-23" calcext:value-type="date">
            <text:p>06/23/13</text:p>
          </table:table-cell>
          <table:table-cell office:value-type="float" office:value="1053" calcext:value-type="float">
            <text:p>1,053</text:p>
          </table:table-cell>
          <table:table-cell table:style-name="ce310" table:formula="of:=[.B29]-[.B28]" office:value-type="float" office:value="-913" calcext:value-type="float">
            <text:p>-913</text:p>
          </table:table-cell>
          <table:table-cell table:style-name="ce336" table:formula="of:=[.C$1:.C$1048576]/([.A29]-[.A28])*30.4375" office:value-type="float" office:value="-347.36796875" calcext:value-type="float">
            <text:p>-347</text:p>
          </table:table-cell>
          <table:table-cell table:style-name="ce317" office:value-type="date" office:date-value="2013-07-03" calcext:value-type="date">
            <text:p>07/03/13</text:p>
          </table:table-cell>
          <table:table-cell table:style-name="ce310"/>
          <table:table-cell table:style-name="ce310" table:formula="of:=[.F29]-[.F28]" office:value-type="float" office:value="0" calcext:value-type="float">
            <text:p>0</text:p>
          </table:table-cell>
          <table:table-cell table:style-name="ce310" table:formula="of:=[.G$1:.G$1048576]/([.E29]-[.E28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1053" calcext:value-type="float">
            <text:p>1,053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-0" calcext:value-type="percentage">
            <text:p>0.00%</text:p>
          </table:table-cell>
        </table:table-row>
        <table:table-row table:style-name="ro2">
          <table:table-cell table:style-name="ce317" office:value-type="date" office:date-value="2013-10-09" calcext:value-type="date">
            <text:p>10/09/13</text:p>
          </table:table-cell>
          <table:table-cell office:value-type="float" office:value="2159" calcext:value-type="float">
            <text:p>2,159</text:p>
          </table:table-cell>
          <table:table-cell table:style-name="ce310" table:formula="of:=[.B30]-[.B29]" office:value-type="float" office:value="1106" calcext:value-type="float">
            <text:p>1,106</text:p>
          </table:table-cell>
          <table:table-cell table:style-name="ce336" table:formula="of:=[.C$1:.C$1048576]/([.A30]-[.A29])*30.4375" office:value-type="float" office:value="311.702546296296" calcext:value-type="float">
            <text:p>312</text:p>
          </table:table-cell>
          <table:table-cell table:style-name="ce317" office:value-type="date" office:date-value="2013-10-10" calcext:value-type="date">
            <text:p>10/10/13</text:p>
          </table:table-cell>
          <table:table-cell table:style-name="ce310"/>
          <table:table-cell table:style-name="ce310" table:formula="of:=[.F30]-[.F29]" office:value-type="float" office:value="0" calcext:value-type="float">
            <text:p>0</text:p>
          </table:table-cell>
          <table:table-cell table:style-name="ce310" table:formula="of:=[.G$1:.G$1048576]/([.E30]-[.E29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2159" calcext:value-type="float">
            <text:p>2,159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4-01-22" calcext:value-type="date">
            <text:p>01/22/14</text:p>
          </table:table-cell>
          <table:table-cell office:value-type="float" office:value="2294" calcext:value-type="float">
            <text:p>2,294</text:p>
          </table:table-cell>
          <table:table-cell table:style-name="ce310" table:formula="of:=[.B31]-[.B30]" office:value-type="float" office:value="135" calcext:value-type="float">
            <text:p>135</text:p>
          </table:table-cell>
          <table:table-cell table:style-name="ce336" table:formula="of:=[.C$1:.C$1048576]/([.A31]-[.A30])*30.4375" office:value-type="float" office:value="39.1339285714286" calcext:value-type="float">
            <text:p>39</text:p>
          </table:table-cell>
          <table:table-cell table:style-name="ce317" office:value-type="date" office:date-value="2014-01-22" calcext:value-type="date">
            <text:p>01/22/14</text:p>
          </table:table-cell>
          <table:table-cell table:style-name="ce310"/>
          <table:table-cell table:style-name="ce310" table:formula="of:=[.F31]-[.F30]" office:value-type="float" office:value="0" calcext:value-type="float">
            <text:p>0</text:p>
          </table:table-cell>
          <table:table-cell table:style-name="ce310" table:formula="of:=[.G$1:.G$1048576]/([.E31]-[.E30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2294" calcext:value-type="float">
            <text:p>2,294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4-04-04" calcext:value-type="date">
            <text:p>04/04/14</text:p>
          </table:table-cell>
          <table:table-cell office:value-type="float" office:value="2407" calcext:value-type="float">
            <text:p>2,407</text:p>
          </table:table-cell>
          <table:table-cell table:style-name="ce310" table:formula="of:=[.B32]-[.B31]" office:value-type="float" office:value="113" calcext:value-type="float">
            <text:p>113</text:p>
          </table:table-cell>
          <table:table-cell table:style-name="ce336" table:formula="of:=[.C$1:.C$1048576]/([.A32]-[.A31])*30.4375" office:value-type="float" office:value="47.7699652777778" calcext:value-type="float">
            <text:p>48</text:p>
          </table:table-cell>
          <table:table-cell table:style-name="ce317" office:value-type="date" office:date-value="2014-04-07" calcext:value-type="date">
            <text:p>04/07/14</text:p>
          </table:table-cell>
          <table:table-cell table:style-name="ce310"/>
          <table:table-cell table:style-name="ce310" table:formula="of:=[.F32]-[.F31]" office:value-type="float" office:value="0" calcext:value-type="float">
            <text:p>0</text:p>
          </table:table-cell>
          <table:table-cell table:style-name="ce310" table:formula="of:=[.G$1:.G$1048576]/([.E32]-[.E31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2407" calcext:value-type="float">
            <text:p>2,407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4-07-05" calcext:value-type="date">
            <text:p>07/05/14</text:p>
          </table:table-cell>
          <table:table-cell office:value-type="float" office:value="2599" calcext:value-type="float">
            <text:p>2,599</text:p>
          </table:table-cell>
          <table:table-cell table:style-name="ce310" table:formula="of:=[.B33]-[.B32]" office:value-type="float" office:value="192" calcext:value-type="float">
            <text:p>192</text:p>
          </table:table-cell>
          <table:table-cell table:style-name="ce336" table:formula="of:=[.C$1:.C$1048576]/([.A33]-[.A32])*30.4375" office:value-type="float" office:value="63.5217391304348" calcext:value-type="float">
            <text:p>64</text:p>
          </table:table-cell>
          <table:table-cell table:style-name="ce317" office:value-type="date" office:date-value="2014-07-03" calcext:value-type="date">
            <text:p>07/03/14</text:p>
          </table:table-cell>
          <table:table-cell table:style-name="ce310"/>
          <table:table-cell table:style-name="ce310" table:formula="of:=[.F33]-[.F32]" office:value-type="float" office:value="0" calcext:value-type="float">
            <text:p>0</text:p>
          </table:table-cell>
          <table:table-cell table:style-name="ce310" table:formula="of:=[.G$1:.G$1048576]/([.E33]-[.E32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2599" calcext:value-type="float">
            <text:p>2,599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4-10-04" calcext:value-type="date">
            <text:p>10/04/14</text:p>
          </table:table-cell>
          <table:table-cell office:value-type="float" office:value="2753" calcext:value-type="float">
            <text:p>2,753</text:p>
          </table:table-cell>
          <table:table-cell table:style-name="ce310" table:formula="of:=[.B34]-[.B33]" office:value-type="float" office:value="154" calcext:value-type="float">
            <text:p>154</text:p>
          </table:table-cell>
          <table:table-cell table:style-name="ce336" table:formula="of:=[.C$1:.C$1048576]/([.A34]-[.A33])*30.4375" office:value-type="float" office:value="51.5096153846154" calcext:value-type="float">
            <text:p>52</text:p>
          </table:table-cell>
          <table:table-cell table:style-name="ce317" office:value-type="date" office:date-value="2014-10-04" calcext:value-type="date">
            <text:p>10/04/14</text:p>
          </table:table-cell>
          <table:table-cell table:style-name="ce310"/>
          <table:table-cell table:style-name="ce310" table:formula="of:=[.F34]-[.F33]" office:value-type="float" office:value="0" calcext:value-type="float">
            <text:p>0</text:p>
          </table:table-cell>
          <table:table-cell table:style-name="ce310" table:formula="of:=[.G$1:.G$1048576]/([.E34]-[.E33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2753" calcext:value-type="float">
            <text:p>2,753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5-01-07" calcext:value-type="date">
            <text:p>01/07/15</text:p>
          </table:table-cell>
          <table:table-cell office:value-type="float" office:value="2900" calcext:value-type="float">
            <text:p>2,900</text:p>
          </table:table-cell>
          <table:table-cell table:style-name="ce310" table:formula="of:=[.B35]-[.B34]" office:value-type="float" office:value="147" calcext:value-type="float">
            <text:p>147</text:p>
          </table:table-cell>
          <table:table-cell table:style-name="ce336" table:formula="of:=[.C$1:.C$1048576]/([.A35]-[.A34])*30.4375" office:value-type="float" office:value="47.0980263157895" calcext:value-type="float">
            <text:p>47</text:p>
          </table:table-cell>
          <table:table-cell table:style-name="ce317" office:value-type="date" office:date-value="2015-01-09" calcext:value-type="date">
            <text:p>01/09/15</text:p>
          </table:table-cell>
          <table:table-cell table:style-name="ce310"/>
          <table:table-cell table:style-name="ce310" table:formula="of:=[.F35]-[.F34]" office:value-type="float" office:value="0" calcext:value-type="float">
            <text:p>0</text:p>
          </table:table-cell>
          <table:table-cell table:style-name="ce310" table:formula="of:=[.G$1:.G$1048576]/([.E35]-[.E34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2900" calcext:value-type="float">
            <text:p>2,900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5-06-23" calcext:value-type="date">
            <text:p>06/23/15</text:p>
          </table:table-cell>
          <table:table-cell office:value-type="float" office:value="2736" calcext:value-type="float">
            <text:p>2,736</text:p>
          </table:table-cell>
          <table:table-cell table:style-name="ce310" table:formula="of:=[.B36]-[.B35]" office:value-type="float" office:value="-164" calcext:value-type="float">
            <text:p>-164</text:p>
          </table:table-cell>
          <table:table-cell table:style-name="ce336" table:formula="of:=[.C$1:.C$1048576]/([.A36]-[.A35])*30.4375" office:value-type="float" office:value="-29.8907185628742" calcext:value-type="float">
            <text:p>-30</text:p>
          </table:table-cell>
          <table:table-cell table:style-name="ce317" office:value-type="date" office:date-value="2015-06-23" calcext:value-type="date">
            <text:p>06/23/15</text:p>
          </table:table-cell>
          <table:table-cell table:style-name="ce310"/>
          <table:table-cell table:style-name="ce310" table:formula="of:=[.F36]-[.F35]" office:value-type="float" office:value="0" calcext:value-type="float">
            <text:p>0</text:p>
          </table:table-cell>
          <table:table-cell table:style-name="ce310" table:formula="of:=[.G$1:.G$1048576]/([.E36]-[.E35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2736" calcext:value-type="float">
            <text:p>2,736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-0" calcext:value-type="percentage">
            <text:p>0.00%</text:p>
          </table:table-cell>
        </table:table-row>
        <table:table-row table:style-name="ro2">
          <table:table-cell table:style-name="ce317" office:value-type="date" office:date-value="2015-10-03" calcext:value-type="date">
            <text:p>10/03/15</text:p>
          </table:table-cell>
          <table:table-cell office:value-type="float" office:value="2924" calcext:value-type="float">
            <text:p>2,924</text:p>
          </table:table-cell>
          <table:table-cell table:style-name="ce310" table:formula="of:=[.B37]-[.B36]" office:value-type="float" office:value="188" calcext:value-type="float">
            <text:p>188</text:p>
          </table:table-cell>
          <table:table-cell table:style-name="ce336" table:formula="of:=[.C$1:.C$1048576]/([.A37]-[.A36])*30.4375" office:value-type="float" office:value="56.1004901960784" calcext:value-type="float">
            <text:p>56</text:p>
          </table:table-cell>
          <table:table-cell table:style-name="ce346" office:value-type="date" office:date-value="2015-10-15" calcext:value-type="date">
            <text:p>10/15/15</text:p>
          </table:table-cell>
          <table:table-cell table:style-name="ce310"/>
          <table:table-cell table:style-name="ce310" table:formula="of:=[.F37]-[.F36]" office:value-type="float" office:value="0" calcext:value-type="float">
            <text:p>0</text:p>
          </table:table-cell>
          <table:table-cell table:style-name="ce310" table:formula="of:=[.G$1:.G$1048576]/([.E37]-[.E36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2924" calcext:value-type="float">
            <text:p>2,924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6-01-07" calcext:value-type="date">
            <text:p>01/07/16</text:p>
          </table:table-cell>
          <table:table-cell office:value-type="float" office:value="3035" calcext:value-type="float">
            <text:p>3,035</text:p>
          </table:table-cell>
          <table:table-cell table:style-name="ce310" table:formula="of:=[.B38]-[.B37]" office:value-type="float" office:value="111" calcext:value-type="float">
            <text:p>111</text:p>
          </table:table-cell>
          <table:table-cell table:style-name="ce336" table:formula="of:=[.C$1:.C$1048576]/([.A38]-[.A37])*30.4375" office:value-type="float" office:value="35.193359375" calcext:value-type="float">
            <text:p>35</text:p>
          </table:table-cell>
          <table:table-cell table:style-name="ce346" office:value-type="date" office:date-value="2016-01-05" calcext:value-type="date">
            <text:p>01/05/16</text:p>
          </table:table-cell>
          <table:table-cell table:style-name="ce310"/>
          <table:table-cell table:style-name="ce310" table:formula="of:=[.F38]-[.F37]" office:value-type="float" office:value="0" calcext:value-type="float">
            <text:p>0</text:p>
          </table:table-cell>
          <table:table-cell table:style-name="ce310" table:formula="of:=[.G$1:.G$1048576]/([.E38]-[.E37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3035" calcext:value-type="float">
            <text:p>3,035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6-04-06" calcext:value-type="date">
            <text:p>04/06/16</text:p>
          </table:table-cell>
          <table:table-cell office:value-type="float" office:value="3158" calcext:value-type="float">
            <text:p>3,158</text:p>
          </table:table-cell>
          <table:table-cell table:style-name="ce310" table:formula="of:=[.B39]-[.B38]" office:value-type="float" office:value="123" calcext:value-type="float">
            <text:p>123</text:p>
          </table:table-cell>
          <table:table-cell table:style-name="ce336" table:formula="of:=[.C$1:.C$1048576]/([.A39]-[.A38])*30.4375" office:value-type="float" office:value="41.5979166666667" calcext:value-type="float">
            <text:p>42</text:p>
          </table:table-cell>
          <table:table-cell table:style-name="ce317" office:value-type="date" office:date-value="2016-04-06" calcext:value-type="date">
            <text:p>04/06/16</text:p>
          </table:table-cell>
          <table:table-cell table:style-name="ce310"/>
          <table:table-cell table:style-name="ce310" table:formula="of:=[.F39]-[.F38]" office:value-type="float" office:value="0" calcext:value-type="float">
            <text:p>0</text:p>
          </table:table-cell>
          <table:table-cell table:style-name="ce310" table:formula="of:=[.G$1:.G$1048576]/([.E39]-[.E38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3158" calcext:value-type="float">
            <text:p>3,158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6-07-04" calcext:value-type="date">
            <text:p>07/04/16</text:p>
          </table:table-cell>
          <table:table-cell office:value-type="float" office:value="3300" calcext:value-type="float">
            <text:p>3,300</text:p>
          </table:table-cell>
          <table:table-cell table:style-name="ce310" table:formula="of:=[.B40]-[.B39]" office:value-type="float" office:value="142" calcext:value-type="float">
            <text:p>142</text:p>
          </table:table-cell>
          <table:table-cell table:style-name="ce336" table:formula="of:=[.C$1:.C$1048576]/([.A40]-[.A39])*30.4375" office:value-type="float" office:value="48.563202247191" calcext:value-type="float">
            <text:p>49</text:p>
          </table:table-cell>
          <table:table-cell table:style-name="ce317" office:value-type="date" office:date-value="2016-07-08" calcext:value-type="date">
            <text:p>07/08/16</text:p>
          </table:table-cell>
          <table:table-cell table:style-name="ce310"/>
          <table:table-cell table:style-name="ce310" table:formula="of:=[.F40]-[.F39]" office:value-type="float" office:value="0" calcext:value-type="float">
            <text:p>0</text:p>
          </table:table-cell>
          <table:table-cell table:style-name="ce310" table:formula="of:=[.G$1:.G$1048576]/([.E40]-[.E39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3300" calcext:value-type="float">
            <text:p>3,300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6-10-01" calcext:value-type="date">
            <text:p>10/01/16</text:p>
          </table:table-cell>
          <table:table-cell office:value-type="float" office:value="3389" calcext:value-type="float">
            <text:p>3,389</text:p>
          </table:table-cell>
          <table:table-cell table:style-name="ce310" table:formula="of:=[.B41]-[.B40]" office:value-type="float" office:value="89" calcext:value-type="float">
            <text:p>89</text:p>
          </table:table-cell>
          <table:table-cell table:style-name="ce336" table:formula="of:=[.C$1:.C$1048576]/([.A42]-[.A40])*30.4375" office:value-type="float" office:value="14.884271978022" calcext:value-type="float">
            <text:p>15</text:p>
          </table:table-cell>
          <table:table-cell table:style-name="ce317" office:value-type="date" office:date-value="2016-09-23" calcext:value-type="date">
            <text:p>09/23/16</text:p>
          </table:table-cell>
          <table:table-cell table:style-name="ce310"/>
          <table:table-cell table:style-name="ce310" table:formula="of:=[.F41]-[.F40]" office:value-type="float" office:value="0" calcext:value-type="float">
            <text:p>0</text:p>
          </table:table-cell>
          <table:table-cell table:style-name="ce310" table:formula="of:=[.G$1:.G$1048576]/([.E41]-[.E40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3389" calcext:value-type="float">
            <text:p>3,389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7-01-02" calcext:value-type="date">
            <text:p>01/02/17</text:p>
          </table:table-cell>
          <table:table-cell office:value-type="float" office:value="3507" calcext:value-type="float">
            <text:p>3,507</text:p>
          </table:table-cell>
          <table:table-cell table:style-name="ce310" table:formula="of:=[.B42]-[.B41]" office:value-type="float" office:value="118" calcext:value-type="float">
            <text:p>118</text:p>
          </table:table-cell>
          <table:table-cell table:style-name="ce336" table:formula="of:=[.C$1:.C$1048576]/([.A43]-[.A42])*30.4375" office:value-type="float" office:value="39.9069444444444" calcext:value-type="float">
            <text:p>40</text:p>
          </table:table-cell>
          <table:table-cell table:style-name="ce317" office:value-type="date" office:date-value="2017-01-14" calcext:value-type="date">
            <text:p>01/14/17</text:p>
          </table:table-cell>
          <table:table-cell table:style-name="ce310"/>
          <table:table-cell table:style-name="ce310" table:formula="of:=[.F42]-[.F41]" office:value-type="float" office:value="0" calcext:value-type="float">
            <text:p>0</text:p>
          </table:table-cell>
          <table:table-cell table:style-name="ce310" table:formula="of:=[.G$1:.G$1048576]/([.E42]-[.E41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3507" calcext:value-type="float">
            <text:p>3,507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7-04-02" calcext:value-type="date">
            <text:p>04/02/17</text:p>
          </table:table-cell>
          <table:table-cell office:value-type="float" office:value="3658" calcext:value-type="float">
            <text:p>3,658</text:p>
          </table:table-cell>
          <table:table-cell table:style-name="ce310" table:formula="of:=[.B43]-[.B42]" office:value-type="float" office:value="151" calcext:value-type="float">
            <text:p>151</text:p>
          </table:table-cell>
          <table:table-cell table:style-name="ce336" table:formula="of:=[.C$1:.C$1048576]/([.A44]-[.A43])*30.4375" office:value-type="float" office:value="49.9572010869565" calcext:value-type="float">
            <text:p>50</text:p>
          </table:table-cell>
          <table:table-cell table:style-name="ce317" office:value-type="date" office:date-value="2017-04-03" calcext:value-type="date">
            <text:p>04/03/17</text:p>
          </table:table-cell>
          <table:table-cell table:style-name="ce310"/>
          <table:table-cell table:style-name="ce310" table:formula="of:=[.F43]-[.F42]" office:value-type="float" office:value="0" calcext:value-type="float">
            <text:p>0</text:p>
          </table:table-cell>
          <table:table-cell table:style-name="ce310" table:formula="of:=[.G$1:.G$1048576]/([.E43]-[.E42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3658" calcext:value-type="float">
            <text:p>3,658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7-07-03" calcext:value-type="date">
            <text:p>07/03/17</text:p>
          </table:table-cell>
          <table:table-cell office:value-type="float" office:value="3782" calcext:value-type="float">
            <text:p>3,782</text:p>
          </table:table-cell>
          <table:table-cell table:style-name="ce310" table:formula="of:=[.B44]-[.B43]" office:value-type="float" office:value="124" calcext:value-type="float">
            <text:p>124</text:p>
          </table:table-cell>
          <table:table-cell table:style-name="ce336" table:formula="of:=[.C$1:.C$1048576]/([.A45]-[.A44])*30.4375" office:value-type="float" office:value="41.0244565217391" calcext:value-type="float">
            <text:p>41</text:p>
          </table:table-cell>
          <table:table-cell table:style-name="ce317" office:value-type="date" office:date-value="2017-07-03" calcext:value-type="date">
            <text:p>07/03/17</text:p>
          </table:table-cell>
          <table:table-cell table:style-name="ce310"/>
          <table:table-cell table:style-name="ce310" table:formula="of:=[.F44]-[.F43]" office:value-type="float" office:value="0" calcext:value-type="float">
            <text:p>0</text:p>
          </table:table-cell>
          <table:table-cell table:style-name="ce310" table:formula="of:=[.G$1:.G$1048576]/([.E44]-[.E43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3782" calcext:value-type="float">
            <text:p>3,782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7-10-03" calcext:value-type="date">
            <text:p>10/03/17</text:p>
          </table:table-cell>
          <table:table-cell office:value-type="float" office:value="3910" calcext:value-type="float">
            <text:p>3,910</text:p>
          </table:table-cell>
          <table:table-cell table:style-name="ce310" table:formula="of:=[.B45]-[.B44]" office:value-type="float" office:value="128" calcext:value-type="float">
            <text:p>128</text:p>
          </table:table-cell>
          <table:table-cell table:style-name="ce336" table:formula="of:=[.C$1:.C$1048576]/([.A46]-[.A45])*30.4375" office:value-type="float" office:value="43.2888888888889" calcext:value-type="float">
            <text:p>43</text:p>
          </table:table-cell>
          <table:table-cell table:style-name="ce317" office:value-type="date" office:date-value="2017-10-03" calcext:value-type="date">
            <text:p>10/03/17</text:p>
          </table:table-cell>
          <table:table-cell table:style-name="ce310"/>
          <table:table-cell table:style-name="ce310" table:formula="of:=[.F45]-[.F44]" office:value-type="float" office:value="0" calcext:value-type="float">
            <text:p>0</text:p>
          </table:table-cell>
          <table:table-cell table:style-name="ce310" table:formula="of:=[.G$1:.G$1048576]/([.E45]-[.E44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3910" calcext:value-type="float">
            <text:p>3,910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8-01-01" calcext:value-type="date">
            <text:p>01/01/18</text:p>
          </table:table-cell>
          <table:table-cell office:value-type="float" office:value="3992" calcext:value-type="float">
            <text:p>3,992</text:p>
          </table:table-cell>
          <table:table-cell table:style-name="ce310" table:formula="of:=[.B46]-[.B45]" office:value-type="float" office:value="82" calcext:value-type="float">
            <text:p>82</text:p>
          </table:table-cell>
          <table:table-cell table:style-name="ce336" table:formula="of:=[.C$1:.C$1048576]/([.A47]-[.A46])*30.4375" office:value-type="float" office:value="27.4271978021978" calcext:value-type="float">
            <text:p>27</text:p>
          </table:table-cell>
          <table:table-cell table:style-name="ce317" office:value-type="date" office:date-value="2018-01-10" calcext:value-type="date">
            <text:p>01/10/18</text:p>
          </table:table-cell>
          <table:table-cell table:style-name="ce310"/>
          <table:table-cell table:style-name="ce310" table:formula="of:=[.F46]-[.F45]" office:value-type="float" office:value="0" calcext:value-type="float">
            <text:p>0</text:p>
          </table:table-cell>
          <table:table-cell table:style-name="ce310" table:formula="of:=[.G$1:.G$1048576]/([.E46]-[.E45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3992" calcext:value-type="float">
            <text:p>3,992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8-04-02" calcext:value-type="date">
            <text:p>04/02/18</text:p>
          </table:table-cell>
          <table:table-cell office:value-type="float" office:value="4150" calcext:value-type="float">
            <text:p>4,150</text:p>
          </table:table-cell>
          <table:table-cell table:style-name="ce310" table:formula="of:=[.B47]-[.B46]" office:value-type="float" office:value="158" calcext:value-type="float">
            <text:p>158</text:p>
          </table:table-cell>
          <table:table-cell table:style-name="ce336" table:formula="of:=[.C$1:.C$1048576]/([.A48]-[.A47])*30.4375" office:value-type="float" office:value="45.3691037735849" calcext:value-type="float">
            <text:p>45</text:p>
          </table:table-cell>
          <table:table-cell table:style-name="ce317" office:value-type="date" office:date-value="2018-04-05" calcext:value-type="date">
            <text:p>04/05/18</text:p>
          </table:table-cell>
          <table:table-cell table:style-name="ce310"/>
          <table:table-cell table:style-name="ce310" table:formula="of:=[.F47]-[.F46]" office:value-type="float" office:value="0" calcext:value-type="float">
            <text:p>0</text:p>
          </table:table-cell>
          <table:table-cell table:style-name="ce310" table:formula="of:=[.G$1:.G$1048576]/([.E47]-[.E46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4150" calcext:value-type="float">
            <text:p>4,150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8-07-17" calcext:value-type="date">
            <text:p>07/17/18</text:p>
          </table:table-cell>
          <table:table-cell office:value-type="float" office:value="4257" calcext:value-type="float">
            <text:p>4,257</text:p>
          </table:table-cell>
          <table:table-cell table:style-name="ce310" table:formula="of:=[.B48]-[.B47]" office:value-type="float" office:value="107" calcext:value-type="float">
            <text:p>107</text:p>
          </table:table-cell>
          <table:table-cell table:style-name="ce336" table:formula="of:=[.C$1:.C$1048576]/([.A49]-[.A48])*30.4375" office:value-type="float" office:value="31.0172619047619" calcext:value-type="float">
            <text:p>31</text:p>
          </table:table-cell>
          <table:table-cell table:style-name="ce317" office:value-type="date" office:date-value="2018-07-17" calcext:value-type="date">
            <text:p>07/17/18</text:p>
          </table:table-cell>
          <table:table-cell table:style-name="ce310"/>
          <table:table-cell table:style-name="ce310" table:formula="of:=[.F48]-[.F47]" office:value-type="float" office:value="0" calcext:value-type="float">
            <text:p>0</text:p>
          </table:table-cell>
          <table:table-cell table:style-name="ce310" table:formula="of:=[.G$1:.G$1048576]/([.E48]-[.E47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4257" calcext:value-type="float">
            <text:p>4,257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8-10-30" calcext:value-type="date">
            <text:p>10/30/18</text:p>
          </table:table-cell>
          <table:table-cell office:value-type="float" office:value="4413" calcext:value-type="float">
            <text:p>4,413</text:p>
          </table:table-cell>
          <table:table-cell table:style-name="ce310" table:formula="of:=[.B49]-[.B48]" office:value-type="float" office:value="156" calcext:value-type="float">
            <text:p>156</text:p>
          </table:table-cell>
          <table:table-cell table:style-name="ce336" table:formula="of:=[.C$1:.C$1048576]/([.A50]-[.A49])*30.4375" office:value-type="float" office:value="70.8694029850746" calcext:value-type="float">
            <text:p>71</text:p>
          </table:table-cell>
          <table:table-cell table:style-name="ce317" office:value-type="date" office:date-value="2018-11-02" calcext:value-type="date">
            <text:p>11/02/18</text:p>
          </table:table-cell>
          <table:table-cell table:style-name="ce310"/>
          <table:table-cell table:style-name="ce310" table:formula="of:=[.F49]-[.F48]" office:value-type="float" office:value="0" calcext:value-type="float">
            <text:p>0</text:p>
          </table:table-cell>
          <table:table-cell table:style-name="ce310" table:formula="of:=[.G$1:.G$1048576]/([.E49]-[.E48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4413" calcext:value-type="float">
            <text:p>4,413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9-01-05" calcext:value-type="date">
            <text:p>01/05/19</text:p>
          </table:table-cell>
          <table:table-cell office:value-type="float" office:value="4488" calcext:value-type="float">
            <text:p>4,488</text:p>
          </table:table-cell>
          <table:table-cell table:style-name="ce310" table:formula="of:=[.B50]-[.B49]" office:value-type="float" office:value="75" calcext:value-type="float">
            <text:p>75</text:p>
          </table:table-cell>
          <table:table-cell table:style-name="ce336" table:formula="of:=[.C$1:.C$1048576]/([.A51]-[.A50])*30.4375" office:value-type="float" office:value="26.5443313953488" calcext:value-type="float">
            <text:p>27</text:p>
          </table:table-cell>
          <table:table-cell table:style-name="ce317" office:value-type="date" office:date-value="2019-01-03" calcext:value-type="date">
            <text:p>01/03/19</text:p>
          </table:table-cell>
          <table:table-cell table:style-name="ce310"/>
          <table:table-cell table:style-name="ce310" table:formula="of:=[.F50]-[.F49]" office:value-type="float" office:value="0" calcext:value-type="float">
            <text:p>0</text:p>
          </table:table-cell>
          <table:table-cell table:style-name="ce310" table:formula="of:=[.G$1:.G$1048576]/([.E50]-[.E49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4488" calcext:value-type="float">
            <text:p>4,488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9-04-01" calcext:value-type="date">
            <text:p>04/01/19</text:p>
          </table:table-cell>
          <table:table-cell office:value-type="float" office:value="4620" calcext:value-type="float">
            <text:p>4,620</text:p>
          </table:table-cell>
          <table:table-cell table:style-name="ce310" table:formula="of:=[.B51]-[.B50]" office:value-type="float" office:value="132" calcext:value-type="float">
            <text:p>132</text:p>
          </table:table-cell>
          <table:table-cell table:style-name="ce336" table:formula="of:=[.C$1:.C$1048576]/([.A52]-[.A51])*30.4375" office:value-type="float" office:value="44.1510989010989" calcext:value-type="float">
            <text:p>44</text:p>
          </table:table-cell>
          <table:table-cell table:style-name="ce317" office:value-type="date" office:date-value="2019-03-30" calcext:value-type="date">
            <text:p>03/30/19</text:p>
          </table:table-cell>
          <table:table-cell table:style-name="ce310"/>
          <table:table-cell table:style-name="ce310" table:formula="of:=[.F51]-[.F50]" office:value-type="float" office:value="0" calcext:value-type="float">
            <text:p>0</text:p>
          </table:table-cell>
          <table:table-cell table:style-name="ce310" table:formula="of:=[.G$1:.G$1048576]/([.E51]-[.E50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4620" calcext:value-type="float">
            <text:p>4,620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9-07-01" calcext:value-type="date">
            <text:p>07/01/19</text:p>
          </table:table-cell>
          <table:table-cell office:value-type="float" office:value="4798" calcext:value-type="float">
            <text:p>4,798</text:p>
          </table:table-cell>
          <table:table-cell table:style-name="ce310" table:formula="of:=[.B52]-[.B51]" office:value-type="float" office:value="178" calcext:value-type="float">
            <text:p>178</text:p>
          </table:table-cell>
          <table:table-cell table:style-name="ce336" table:formula="of:=[.C$1:.C$1048576]/([.A53]-[.A52])*30.4375" office:value-type="float" office:value="58.2567204301075" calcext:value-type="float">
            <text:p>58</text:p>
          </table:table-cell>
          <table:table-cell table:style-name="ce317" office:value-type="date" office:date-value="2019-07-01" calcext:value-type="date">
            <text:p>07/01/19</text:p>
          </table:table-cell>
          <table:table-cell table:style-name="ce310"/>
          <table:table-cell table:style-name="ce310" table:formula="of:=[.F52]-[.F51]" office:value-type="float" office:value="0" calcext:value-type="float">
            <text:p>0</text:p>
          </table:table-cell>
          <table:table-cell table:style-name="ce310" table:formula="of:=[.G$1:.G$1048576]/([.E52]-[.E51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4798" calcext:value-type="float">
            <text:p>4,798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9-10-02" calcext:value-type="date">
            <text:p>10/02/19</text:p>
          </table:table-cell>
          <table:table-cell office:value-type="float" office:value="4998" calcext:value-type="float">
            <text:p>4,998</text:p>
          </table:table-cell>
          <table:table-cell table:style-name="ce310" table:formula="of:=[.B53]-[.B52]" office:value-type="float" office:value="200" calcext:value-type="float">
            <text:p>200</text:p>
          </table:table-cell>
          <table:table-cell table:style-name="ce336" table:formula="of:=[.C$1:.C$1048576]/([.A54]-[.A53])*30.4375" office:value-type="float" office:value="66.8956043956044" calcext:value-type="float">
            <text:p>67</text:p>
          </table:table-cell>
          <table:table-cell table:style-name="ce317" office:value-type="date" office:date-value="2019-10-03" calcext:value-type="date">
            <text:p>10/03/19</text:p>
          </table:table-cell>
          <table:table-cell table:style-name="ce310"/>
          <table:table-cell table:style-name="ce310" table:formula="of:=[.F53]-[.F52]" office:value-type="float" office:value="0" calcext:value-type="float">
            <text:p>0</text:p>
          </table:table-cell>
          <table:table-cell table:style-name="ce310" table:formula="of:=[.G$1:.G$1048576]/([.E53]-[.E52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4998" calcext:value-type="float">
            <text:p>4,998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0-01-01" calcext:value-type="date">
            <text:p>01/01/20</text:p>
          </table:table-cell>
          <table:table-cell office:value-type="float" office:value="5129" calcext:value-type="float">
            <text:p>5,129</text:p>
          </table:table-cell>
          <table:table-cell table:style-name="ce310" table:formula="of:=[.B54]-[.B53]" office:value-type="float" office:value="131" calcext:value-type="float">
            <text:p>131</text:p>
          </table:table-cell>
          <table:table-cell table:style-name="ce336" table:formula="of:=[.C$1:.C$1048576]/([.A55]-[.A54])*30.4375" office:value-type="float" office:value="43.8166208791209" calcext:value-type="float">
            <text:p>44</text:p>
          </table:table-cell>
          <table:table-cell table:style-name="ce317" office:value-type="date" office:date-value="2020-01-01" calcext:value-type="date">
            <text:p>01/01/20</text:p>
          </table:table-cell>
          <table:table-cell table:style-name="ce310"/>
          <table:table-cell table:style-name="ce310" table:formula="of:=[.F54]-[.F53]" office:value-type="float" office:value="0" calcext:value-type="float">
            <text:p>0</text:p>
          </table:table-cell>
          <table:table-cell table:style-name="ce310" table:formula="of:=[.G$1:.G$1048576]/([.E54]-[.E53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5129" calcext:value-type="float">
            <text:p>5,129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0-04-01" calcext:value-type="date">
            <text:p>04/01/20</text:p>
          </table:table-cell>
          <table:table-cell office:value-type="float" office:value="5474" calcext:value-type="float">
            <text:p>5,474</text:p>
          </table:table-cell>
          <table:table-cell table:style-name="ce310" table:formula="of:=[.B55]-[.B54]" office:value-type="float" office:value="345" calcext:value-type="float">
            <text:p>345</text:p>
          </table:table-cell>
          <table:table-cell table:style-name="ce336" table:formula="of:=[.C$1:.C$1048576]/([.A56]-[.A55])*30.4375" office:value-type="float" office:value="115.394917582418" calcext:value-type="float">
            <text:p>115</text:p>
          </table:table-cell>
          <table:table-cell table:style-name="ce317" office:value-type="date" office:date-value="2020-04-01" calcext:value-type="date">
            <text:p>04/01/20</text:p>
          </table:table-cell>
          <table:table-cell table:style-name="ce310"/>
          <table:table-cell table:style-name="ce310" table:formula="of:=[.F55]-[.F54]" office:value-type="float" office:value="0" calcext:value-type="float">
            <text:p>0</text:p>
          </table:table-cell>
          <table:table-cell table:style-name="ce310" table:formula="of:=[.G$1:.G$1048576]/([.E55]-[.E54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5474" calcext:value-type="float">
            <text:p>5,474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0-07-01" calcext:value-type="date">
            <text:p>07/01/20</text:p>
          </table:table-cell>
          <table:table-cell office:value-type="float" office:value="5778" calcext:value-type="float">
            <text:p>5,778</text:p>
          </table:table-cell>
          <table:table-cell table:style-name="ce310" table:formula="of:=[.B56]-[.B55]" office:value-type="float" office:value="304" calcext:value-type="float">
            <text:p>304</text:p>
          </table:table-cell>
          <table:table-cell table:style-name="ce336" table:formula="of:=[.C$1:.C$1048576]/([.A57]-[.A56])*30.4375" office:value-type="float" office:value="100.576086956522" calcext:value-type="float">
            <text:p>101</text:p>
          </table:table-cell>
          <table:table-cell table:style-name="ce317" office:value-type="date" office:date-value="2020-07-01" calcext:value-type="date">
            <text:p>07/01/20</text:p>
          </table:table-cell>
          <table:table-cell table:style-name="ce310"/>
          <table:table-cell table:style-name="ce310" table:formula="of:=[.F56]-[.F55]" office:value-type="float" office:value="0" calcext:value-type="float">
            <text:p>0</text:p>
          </table:table-cell>
          <table:table-cell table:style-name="ce310" table:formula="of:=[.G$1:.G$1048576]/([.E56]-[.E55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5778" calcext:value-type="float">
            <text:p>5,778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0-10-01" calcext:value-type="date">
            <text:p>10/01/20</text:p>
          </table:table-cell>
          <table:table-cell office:value-type="float" office:value="6093" calcext:value-type="float">
            <text:p>6,093</text:p>
          </table:table-cell>
          <table:table-cell table:style-name="ce310" table:formula="of:=[.B57]-[.B56]" office:value-type="float" office:value="315" calcext:value-type="float">
            <text:p>315</text:p>
          </table:table-cell>
          <table:table-cell table:style-name="ce336" table:formula="of:=[.C$1:.C$1048576]/([.A58]-[.A57])*30.4375" office:value-type="float" office:value="104.21535326087" calcext:value-type="float">
            <text:p>104</text:p>
          </table:table-cell>
          <table:table-cell table:style-name="ce317" office:value-type="date" office:date-value="2020-10-01" calcext:value-type="date">
            <text:p>10/01/20</text:p>
          </table:table-cell>
          <table:table-cell table:style-name="ce310"/>
          <table:table-cell table:style-name="ce310" table:formula="of:=[.F57]-[.F56]" office:value-type="float" office:value="0" calcext:value-type="float">
            <text:p>0</text:p>
          </table:table-cell>
          <table:table-cell table:style-name="ce310" table:formula="of:=[.G$1:.G$1048576]/([.E57]-[.E56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6093" calcext:value-type="float">
            <text:p>6,093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1-01-01" calcext:value-type="date">
            <text:p>01/01/21</text:p>
          </table:table-cell>
          <table:table-cell office:value-type="float" office:value="6262" calcext:value-type="float">
            <text:p>6,262</text:p>
          </table:table-cell>
          <table:table-cell table:style-name="ce310" table:formula="of:=[.B58]-[.B57]" office:value-type="float" office:value="169" calcext:value-type="float">
            <text:p>169</text:p>
          </table:table-cell>
          <table:table-cell table:style-name="ce336" table:formula="of:=[.C$1:.C$1048576]/([.A59]-[.A58])*30.4375" office:value-type="float" office:value="57.1548611111111" calcext:value-type="float">
            <text:p>57</text:p>
          </table:table-cell>
          <table:table-cell table:style-name="ce317" office:value-type="date" office:date-value="2021-01-01" calcext:value-type="date">
            <text:p>01/01/21</text:p>
          </table:table-cell>
          <table:table-cell table:style-name="ce310"/>
          <table:table-cell table:style-name="ce310" table:formula="of:=[.F58]-[.F57]" office:value-type="float" office:value="0" calcext:value-type="float">
            <text:p>0</text:p>
          </table:table-cell>
          <table:table-cell table:style-name="ce310" table:formula="of:=[.G$1:.G$1048576]/([.E58]-[.E57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6262" calcext:value-type="float">
            <text:p>6,262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1-04-01" calcext:value-type="date">
            <text:p>04/01/21</text:p>
          </table:table-cell>
          <table:table-cell office:value-type="float" office:value="6379" calcext:value-type="float">
            <text:p>6,379</text:p>
          </table:table-cell>
          <table:table-cell table:style-name="ce310" table:formula="of:=[.B59]-[.B58]" office:value-type="float" office:value="117" calcext:value-type="float">
            <text:p>117</text:p>
          </table:table-cell>
          <table:table-cell table:style-name="ce336" table:formula="of:=[.C$1:.C$1048576]/([.A60]-[.A59])*30.4375" office:value-type="float" office:value="39.1339285714286" calcext:value-type="float">
            <text:p>39</text:p>
          </table:table-cell>
          <table:table-cell table:style-name="ce317" office:value-type="date" office:date-value="2021-04-01" calcext:value-type="date">
            <text:p>04/01/21</text:p>
          </table:table-cell>
          <table:table-cell table:style-name="ce310"/>
          <table:table-cell table:style-name="ce310" table:formula="of:=[.F59]-[.F58]" office:value-type="float" office:value="0" calcext:value-type="float">
            <text:p>0</text:p>
          </table:table-cell>
          <table:table-cell table:style-name="ce310" table:formula="of:=[.G$1:.G$1048576]/([.E59]-[.E58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6379" calcext:value-type="float">
            <text:p>6,379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1-07-01" calcext:value-type="date">
            <text:p>07/01/21</text:p>
          </table:table-cell>
          <table:table-cell office:value-type="float" office:value="6478" calcext:value-type="float">
            <text:p>6,478</text:p>
          </table:table-cell>
          <table:table-cell table:style-name="ce310" table:formula="of:=[.B60]-[.B59]" office:value-type="float" office:value="99" calcext:value-type="float">
            <text:p>99</text:p>
          </table:table-cell>
          <table:table-cell table:style-name="ce336" table:formula="of:=[.C$1:.C$1048576]/([.A61]-[.A60])*30.4375" office:value-type="float" office:value="32.7533967391304" calcext:value-type="float">
            <text:p>33</text:p>
          </table:table-cell>
          <table:table-cell table:style-name="ce317" office:value-type="date" office:date-value="2021-07-01" calcext:value-type="date">
            <text:p>07/01/21</text:p>
          </table:table-cell>
          <table:table-cell table:style-name="ce310"/>
          <table:table-cell table:style-name="ce310" table:formula="of:=[.F60]-[.F59]" office:value-type="float" office:value="0" calcext:value-type="float">
            <text:p>0</text:p>
          </table:table-cell>
          <table:table-cell table:style-name="ce310" table:formula="of:=[.G$1:.G$1048576]/([.E60]-[.E59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6478" calcext:value-type="float">
            <text:p>6,478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1-10-01" calcext:value-type="date">
            <text:p>10/01/21</text:p>
          </table:table-cell>
          <table:table-cell office:value-type="float" office:value="6581" calcext:value-type="float">
            <text:p>6,581</text:p>
          </table:table-cell>
          <table:table-cell table:style-name="ce310" table:formula="of:=[.B61]-[.B60]" office:value-type="float" office:value="103" calcext:value-type="float">
            <text:p>103</text:p>
          </table:table-cell>
          <table:table-cell table:style-name="ce336" table:formula="of:=[.C$1:.C$1048576]/([.A62]-[.A61])*30.4375" office:value-type="float" office:value="34.0767663043478" calcext:value-type="float">
            <text:p>34</text:p>
          </table:table-cell>
          <table:table-cell table:style-name="ce317" office:value-type="date" office:date-value="2021-10-01" calcext:value-type="date">
            <text:p>10/01/21</text:p>
          </table:table-cell>
          <table:table-cell table:style-name="ce310"/>
          <table:table-cell table:style-name="ce310" table:formula="of:=[.F61]-[.F60]" office:value-type="float" office:value="0" calcext:value-type="float">
            <text:p>0</text:p>
          </table:table-cell>
          <table:table-cell table:style-name="ce310" table:formula="of:=[.G$1:.G$1048576]/([.E61]-[.E60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6581" calcext:value-type="float">
            <text:p>6,581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2-01-01" calcext:value-type="date">
            <text:p>01/01/22</text:p>
          </table:table-cell>
          <table:table-cell office:value-type="float" office:value="6703" calcext:value-type="float">
            <text:p>6,703</text:p>
          </table:table-cell>
          <table:table-cell table:style-name="ce310" table:formula="of:=[.B62]-[.B61]" office:value-type="float" office:value="122" calcext:value-type="float">
            <text:p>122</text:p>
          </table:table-cell>
          <table:table-cell table:style-name="ce336" table:formula="of:=[.C$1:.C$1048576]/([.A63]-[.A62])*30.4375" office:value-type="float" office:value="41.2597222222222" calcext:value-type="float">
            <text:p>41</text:p>
          </table:table-cell>
          <table:table-cell table:style-name="ce317" office:value-type="date" office:date-value="2022-01-01" calcext:value-type="date">
            <text:p>01/01/22</text:p>
          </table:table-cell>
          <table:table-cell table:style-name="ce310"/>
          <table:table-cell table:style-name="ce310" table:formula="of:=[.F62]-[.F61]" office:value-type="float" office:value="0" calcext:value-type="float">
            <text:p>0</text:p>
          </table:table-cell>
          <table:table-cell table:style-name="ce310" table:formula="of:=[.G$1:.G$1048576]/([.E62]-[.E61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6703" calcext:value-type="float">
            <text:p>6,703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2-04-01" calcext:value-type="date">
            <text:p>04/01/22</text:p>
          </table:table-cell>
          <table:table-cell office:value-type="float" office:value="6797" calcext:value-type="float">
            <text:p>6,797</text:p>
          </table:table-cell>
          <table:table-cell table:style-name="ce310" table:formula="of:=[.B63]-[.B62]" office:value-type="float" office:value="94" calcext:value-type="float">
            <text:p>94</text:p>
          </table:table-cell>
          <table:table-cell table:style-name="ce336" table:formula="of:=[.C$1:.C$1048576]/([.A64]-[.A63])*30.4375" office:value-type="float" office:value="31.4409340659341" calcext:value-type="float">
            <text:p>31</text:p>
          </table:table-cell>
          <table:table-cell table:style-name="ce317" office:value-type="date" office:date-value="2022-04-08" calcext:value-type="date">
            <text:p>04/08/22</text:p>
          </table:table-cell>
          <table:table-cell table:style-name="ce310"/>
          <table:table-cell table:style-name="ce310" table:formula="of:=[.F63]-[.F62]" office:value-type="float" office:value="0" calcext:value-type="float">
            <text:p>0</text:p>
          </table:table-cell>
          <table:table-cell table:style-name="ce310" table:formula="of:=[.G$1:.G$1048576]/([.E63]-[.E62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6797" calcext:value-type="float">
            <text:p>6,797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2-07-01" calcext:value-type="date">
            <text:p>07/01/22</text:p>
          </table:table-cell>
          <table:table-cell office:value-type="float" office:value="6927" calcext:value-type="float">
            <text:p>6,927</text:p>
          </table:table-cell>
          <table:table-cell table:style-name="ce310" table:formula="of:=[.B64]-[.B63]" office:value-type="float" office:value="130" calcext:value-type="float">
            <text:p>130</text:p>
          </table:table-cell>
          <table:table-cell table:style-name="ce336" table:formula="of:=[.C$1:.C$1048576]/([.A65]-[.A64])*30.4375" office:value-type="float" office:value="123.65234375" calcext:value-type="float">
            <text:p>124</text:p>
          </table:table-cell>
          <table:table-cell table:style-name="ce317" office:value-type="date" office:date-value="2022-07-04" calcext:value-type="date">
            <text:p>07/04/22</text:p>
          </table:table-cell>
          <table:table-cell table:style-name="ce310"/>
          <table:table-cell table:style-name="ce310" table:formula="of:=[.F64]-[.F63]" office:value-type="float" office:value="0" calcext:value-type="float">
            <text:p>0</text:p>
          </table:table-cell>
          <table:table-cell table:style-name="ce310" table:formula="of:=[.G$1:.G$1048576]/([.E64]-[.E63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6927" calcext:value-type="float">
            <text:p>6,927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2-08-02" calcext:value-type="date">
            <text:p>08/02/22</text:p>
          </table:table-cell>
          <table:table-cell office:value-type="float" office:value="6954" calcext:value-type="float">
            <text:p>6,954</text:p>
          </table:table-cell>
          <table:table-cell table:style-name="ce310" table:formula="of:=[.B65]-[.B64]" office:value-type="float" office:value="27" calcext:value-type="float">
            <text:p>27</text:p>
          </table:table-cell>
          <table:table-cell table:style-name="ce336" table:formula="of:=[.C$1:.C$1048576]/([.A66]-[.A65])*30.4375" office:value-type="float" office:value="-0.0183542713567839" calcext:value-type="float">
            <text:p>0</text:p>
          </table:table-cell>
          <table:table-cell table:style-name="ce317" office:value-type="date" office:date-value="2022-08-02" calcext:value-type="date">
            <text:p>08/02/22</text:p>
          </table:table-cell>
          <table:table-cell table:style-name="ce310"/>
          <table:table-cell table:style-name="ce310" table:formula="of:=[.F65]-[.F64]" office:value-type="float" office:value="0" calcext:value-type="float">
            <text:p>0</text:p>
          </table:table-cell>
          <table:table-cell table:style-name="ce310" table:formula="of:=[.G$1:.G$1048576]/([.E65]-[.E64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6954" calcext:value-type="float">
            <text:p>6,954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number-columns-repeated="2"/>
          <table:table-cell table:style-name="ce310" table:formula="of:=[.B66]-[.B65]" office:value-type="float" office:value="-6954" calcext:value-type="float">
            <text:p>-6,954</text:p>
          </table:table-cell>
          <table:table-cell table:style-name="ce336" table:formula="of:=[.C$1:.C$1048576]/([.A67]-[.A66])*30.4375" office:value-type="string" office:string-value="" calcext:value-type="error">
            <text:p>#DIV/0!</text:p>
          </table:table-cell>
          <table:table-cell table:style-name="ce317" office:value-type="date" office:date-value="2022-09-20" calcext:value-type="date">
            <text:p>09/20/22</text:p>
          </table:table-cell>
          <table:table-cell table:style-name="ce310"/>
          <table:table-cell table:style-name="ce310" table:formula="of:=[.F66]-[.F65]" office:value-type="float" office:value="0" calcext:value-type="float">
            <text:p>0</text:p>
          </table:table-cell>
          <table:table-cell table:style-name="ce310" table:formula="of:=[.G$1:.G$1048576]/([.E66]-[.E65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-0" calcext:value-type="percentage">
            <text:p>0.00%</text:p>
          </table:table-cell>
        </table:table-row>
        <table:table-row table:style-name="ro2">
          <table:table-cell table:number-columns-repeated="2"/>
          <table:table-cell table:style-name="ce310" table:formula="of:=[.B67]-[.B66]" office:value-type="float" office:value="0" calcext:value-type="float">
            <text:p>0</text:p>
          </table:table-cell>
          <table:table-cell table:style-name="ce336" table:formula="of:=[.C$1:.C$1048576]/([.A68]-[.A67])*30.4375" office:value-type="string" office:string-value="" calcext:value-type="error">
            <text:p>#DIV/0!</text:p>
          </table:table-cell>
          <table:table-cell table:style-name="ce317" office:value-type="date" office:date-value="2022-10-23" calcext:value-type="date">
            <text:p>10/23/22</text:p>
          </table:table-cell>
          <table:table-cell table:style-name="ce310"/>
          <table:table-cell table:style-name="ce310" table:formula="of:=[.F67]-[.F66]" office:value-type="float" office:value="0" calcext:value-type="float">
            <text:p>0</text:p>
          </table:table-cell>
          <table:table-cell table:style-name="ce310" table:formula="of:=[.G$1:.G$1048576]/([.E67]-[.E66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style-name="ce310" table:formula="of:=[.B68]-[.B67]" office:value-type="float" office:value="0" calcext:value-type="float">
            <text:p>0</text:p>
          </table:table-cell>
          <table:table-cell table:style-name="ce336" table:formula="of:=[.C$1:.C$1048576]/([.A69]-[.A68])*30.4375" office:value-type="string" office:string-value="" calcext:value-type="error">
            <text:p>#DIV/0!</text:p>
          </table:table-cell>
          <table:table-cell table:style-name="ce317" office:value-type="date" office:date-value="2023-01-01" calcext:value-type="date">
            <text:p>01/01/23</text:p>
          </table:table-cell>
          <table:table-cell table:style-name="ce310"/>
          <table:table-cell table:style-name="ce310" table:formula="of:=[.F68]-[.F67]" office:value-type="float" office:value="0" calcext:value-type="float">
            <text:p>0</text:p>
          </table:table-cell>
          <table:table-cell table:style-name="ce310" table:formula="of:=[.G$1:.G$1048576]/([.E68]-[.E67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style-name="ce310" table:formula="of:=[.B69]-[.B68]" office:value-type="float" office:value="0" calcext:value-type="float">
            <text:p>0</text:p>
          </table:table-cell>
          <table:table-cell table:style-name="ce336" table:formula="of:=[.C$1:.C$1048576]/([.A70]-[.A69])*30.4375" office:value-type="float" office:value="0" calcext:value-type="float">
            <text:p>0</text:p>
          </table:table-cell>
          <table:table-cell table:style-name="ce317" office:value-type="date" office:date-value="2023-03-03" calcext:value-type="date">
            <text:p>03/03/23</text:p>
          </table:table-cell>
          <table:table-cell table:style-name="ce310"/>
          <table:table-cell table:style-name="ce310" table:formula="of:=[.F69]-[.F68]" office:value-type="float" office:value="0" calcext:value-type="float">
            <text:p>0</text:p>
          </table:table-cell>
          <table:table-cell table:style-name="ce310" table:formula="of:=[.G$1:.G$1048576]/([.E69]-[.E68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style-name="ce317" office:value-type="date" office:date-value="2023-04-03" calcext:value-type="date">
            <text:p>04/03/23</text:p>
          </table:table-cell>
          <table:table-cell/>
          <table:table-cell table:style-name="ce310" table:formula="of:=[.B70]-[.B69]" office:value-type="float" office:value="0" calcext:value-type="float">
            <text:p>0</text:p>
          </table:table-cell>
          <table:table-cell table:style-name="ce336" table:formula="of:=[.C$1:.C$1048576]/([.A71]-[.A70])*30.4375" office:value-type="float" office:value="-0" calcext:value-type="float">
            <text:p>0</text:p>
          </table:table-cell>
          <table:table-cell table:style-name="ce317" office:value-type="date" office:date-value="2023-04-03" calcext:value-type="date">
            <text:p>04/03/23</text:p>
          </table:table-cell>
          <table:table-cell table:style-name="ce310" table:formula="of:=25*914+9" office:value-type="float" office:value="22859" calcext:value-type="float">
            <text:p>22,859</text:p>
          </table:table-cell>
          <table:table-cell table:style-name="ce310" table:formula="of:=[.F70]-[.F69]" office:value-type="float" office:value="22859" calcext:value-type="float">
            <text:p>22,859</text:p>
          </table:table-cell>
          <table:table-cell table:style-name="ce310" table:formula="of:=[.G$1:.G$1048576]/([.E70]-[.E69])*30.4375" office:value-type="float" office:value="22444.2197580645" calcext:value-type="float">
            <text:p>22,444</text:p>
          </table:table-cell>
          <table:table-cell table:style-name="ce310" table:formula="of:=[.B$1:.B$1048576]+[.F$1:.F$1048576]" office:value-type="float" office:value="22859" calcext:value-type="float">
            <text:p>22,859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310" table:formula="of:=[.B71]-[.B70]" office:value-type="float" office:value="0" calcext:value-type="float">
            <text:p>0</text:p>
          </table:table-cell>
          <table:table-cell table:style-name="ce336" table:formula="of:=[.C$1:.C$1048576]/([.A72]-[.A71])*30.4375" office:value-type="string" office:string-value="" calcext:value-type="error">
            <text:p>#DIV/0!</text:p>
          </table:table-cell>
          <table:table-cell table:style-name="ce317"/>
          <table:table-cell table:style-name="ce310"/>
          <table:table-cell table:style-name="ce310" table:formula="of:=[.F71]-[.F70]" office:value-type="float" office:value="-22859" calcext:value-type="float">
            <text:p>-22,859</text:p>
          </table:table-cell>
          <table:table-cell table:style-name="ce310" table:formula="of:=[.G$1:.G$1048576]/([.E71]-[.E70])*30.4375" office:value-type="float" office:value="15.4550481463382" calcext:value-type="float">
            <text:p>15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percentage" office:value="-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310" table:formula="of:=[.B72]-[.B71]" office:value-type="float" office:value="0" calcext:value-type="float">
            <text:p>0</text:p>
          </table:table-cell>
          <table:table-cell table:style-name="ce336" table:formula="of:=[.C$1:.C$1048576]/([.A73]-[.A72])*30.4375" office:value-type="string" office:string-value="" calcext:value-type="error">
            <text:p>#DIV/0!</text:p>
          </table:table-cell>
          <table:table-cell table:style-name="ce317"/>
          <table:table-cell table:style-name="ce310"/>
          <table:table-cell table:style-name="ce310" table:formula="of:=[.F72]-[.F71]" office:value-type="float" office:value="0" calcext:value-type="float">
            <text:p>0</text:p>
          </table:table-cell>
          <table:table-cell table:style-name="ce310" table:formula="of:=[.G$1:.G$1048576]/([.E72]-[.E71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style-name="ce310" table:formula="of:=[.B73]-[.B72]" office:value-type="float" office:value="0" calcext:value-type="float">
            <text:p>0</text:p>
          </table:table-cell>
          <table:table-cell table:style-name="ce336" table:formula="of:=[.C$1:.C$1048576]/([.A74]-[.A73])*30.4375" office:value-type="string" office:string-value="" calcext:value-type="error">
            <text:p>#DIV/0!</text:p>
          </table:table-cell>
          <table:table-cell table:style-name="ce317"/>
          <table:table-cell table:style-name="ce310"/>
          <table:table-cell table:style-name="ce310" table:formula="of:=[.F73]-[.F72]" office:value-type="float" office:value="0" calcext:value-type="float">
            <text:p>0</text:p>
          </table:table-cell>
          <table:table-cell table:style-name="ce310" table:formula="of:=[.G$1:.G$1048576]/([.E73]-[.E72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style-name="ce310" table:formula="of:=[.B74]-[.B73]" office:value-type="float" office:value="0" calcext:value-type="float">
            <text:p>0</text:p>
          </table:table-cell>
          <table:table-cell table:style-name="ce336" table:formula="of:=[.C$1:.C$1048576]/([.A75]-[.A74])*30.4375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50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naruto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310"/>
        <table:table-column table:style-name="co1" table:default-cell-style-name="ce369"/>
        <table:table-column table:style-name="co1" table:default-cell-style-name="Default"/>
        <table:table-column table:style-name="co1" table:number-columns-repeated="2" table:default-cell-style-name="ce310"/>
        <table:table-column table:style-name="co1" table:default-cell-style-name="ce327"/>
        <table:table-column table:style-name="co1" table:number-columns-repeated="5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009" table:default-cell-style-name="Default"/>
        <table:table-row table:style-name="ro2"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AO3 Works</text:p>
          </table:table-cell>
          <table:table-cell table:style-name="ce333" office:value-type="string" calcext:value-type="string">
            <text:p>Increase</text:p>
          </table:table-cell>
          <table:table-cell table:style-name="ce382" office:value-type="string" calcext:value-type="string">
            <text:p>Inc / Month</text:p>
          </table:table-cell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FFN Works</text:p>
          </table:table-cell>
          <table:table-cell table:style-name="ce333" office:value-type="string" calcext:value-type="string">
            <text:p>Increase</text:p>
          </table:table-cell>
          <table:table-cell table:style-name="ce392" office:value-type="string" calcext:value-type="string">
            <text:p>Inc / Month</text:p>
          </table:table-cell>
          <table:table-cell table:style-name="ce330" office:value-type="string" calcext:value-type="string">
            <text:p>Total</text:p>
          </table:table-cell>
          <table:table-cell table:style-name="ce339" office:value-type="string" calcext:value-type="string">
            <text:p>% AO3</text:p>
          </table:table-cell>
          <table:table-cell table:style-name="ce339" office:value-type="string" calcext:value-type="string">
            <text:p>% FFN</text:p>
          </table:table-cell>
          <table:table-cell table:style-name="ce342" office:value-type="string" calcext:value-type="string">
            <text:p>% Inc AO3</text:p>
          </table:table-cell>
          <table:table-cell table:style-name="ce342" office:value-type="string" calcext:value-type="string">
            <text:p>% Inc FFN</text:p>
          </table:table-cell>
          <table:table-cell table:style-name="ce330" table:number-columns-repeated="2"/>
          <table:table-cell table:style-name="ce416" office:value-type="string" calcext:value-type="string">
            <text:p>Important Fandom Dates</text:p>
          </table:table-cell>
          <table:table-cell table:style-name="ce330" table:number-columns-repeated="1008"/>
        </table:table-row>
        <table:table-row table:style-name="ro2">
          <table:table-cell table:style-name="ce365"/>
          <table:table-cell table:style-name="ce376" table:number-columns-repeated="2"/>
          <table:table-cell table:style-name="ce383"/>
          <table:table-cell table:style-name="ce364" office:value-type="date" office:date-value="2002-01-25" calcext:value-type="date">
            <text:p>01/25/02</text:p>
          </table:table-cell>
          <table:table-cell table:style-name="ce376" office:value-type="float" office:value="0" calcext:value-type="float">
            <text:p>0</text:p>
          </table:table-cell>
          <table:table-cell table:style-name="ce376"/>
          <table:table-cell table:style-name="ce393"/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number-columns-repeated="2"/>
          <table:table-cell table:style-name="ce343" table:number-columns-repeated="2"/>
          <table:table-cell table:number-columns-repeated="2"/>
          <table:table-cell table:style-name="ce317" office:value-type="date" office:date-value="1999-10-04" calcext:value-type="date">
            <text:p>10/04/99</text:p>
          </table:table-cell>
          <table:table-cell office:value-type="string" calcext:value-type="string">
            <text:p>Pub Starts</text:p>
          </table:table-cell>
          <table:table-cell/>
          <table:table-cell office:value-type="string" calcext:value-type="string">
            <text:p>*anime on ffn was originally /subcats.php?categoryid=201</text:p>
          </table:table-cell>
          <table:table-cell table:number-columns-repeated="1005"/>
        </table:table-row>
        <table:table-row table:style-name="ro2">
          <table:table-cell table:style-name="ce317"/>
          <table:table-cell table:number-columns-repeated="3"/>
          <table:table-cell table:style-name="ce317" office:value-type="date" office:date-value="2002-04-05" calcext:value-type="date">
            <text:p>04/05/02</text:p>
          </table:table-cell>
          <table:table-cell office:value-type="float" office:value="5" calcext:value-type="float">
            <text:p>5</text:p>
          </table:table-cell>
          <table:table-cell table:formula="of:=[.F3]-[.F2]" office:value-type="float" office:value="5" calcext:value-type="float">
            <text:p>5</text:p>
          </table:table-cell>
          <table:table-cell table:formula="of:=[.G$1:.G$1048576]/([.E3]-[.E2])*30.4375" office:value-type="float" office:value="2.17410714285714" calcext:value-type="float">
            <text:p>2.17</text:p>
          </table:table-cell>
          <table:table-cell table:style-name="ce310" table:formula="of:=[.B$1:.B$1048576]+[.F$1:.F$1048576]" office:value-type="float" office:value="5" calcext:value-type="float">
            <text:p>5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style-name="ce414" office:value-type="string" calcext:value-type="string">
            <text:p>No Page Returns</text:p>
          </table:table-cell>
          <table:table-cell/>
          <table:table-cell table:style-name="ce374" office:value-type="date" office:date-value="2002-09-12" calcext:value-type="date">
            <text:p>09/12/02</text:p>
          </table:table-cell>
          <table:table-cell table:style-name="ce417" office:value-type="string" calcext:value-type="string">
            <text:p>2002 FFN Purge</text:p>
          </table:table-cell>
          <table:table-cell table:number-columns-repeated="1007"/>
        </table:table-row>
        <table:table-row table:style-name="ro2">
          <table:table-cell table:style-name="ce317"/>
          <table:table-cell table:number-columns-repeated="3"/>
          <table:table-cell table:style-name="ce317" office:value-type="date" office:date-value="2002-06-01" calcext:value-type="date">
            <text:p>06/01/02</text:p>
          </table:table-cell>
          <table:table-cell office:value-type="float" office:value="17" calcext:value-type="float">
            <text:p>17</text:p>
          </table:table-cell>
          <table:table-cell table:formula="of:=[.F4]-[.F3]" office:value-type="float" office:value="12" calcext:value-type="float">
            <text:p>12</text:p>
          </table:table-cell>
          <table:table-cell table:formula="of:=[.G$1:.G$1048576]/([.E4]-[.E3])*30.4375" office:value-type="float" office:value="6.40789473684211" calcext:value-type="float">
            <text:p>6.41</text:p>
          </table:table-cell>
          <table:table-cell table:style-name="ce310" table:formula="of:=[.B$1:.B$1048576]+[.F$1:.F$1048576]" office:value-type="float" office:value="17" calcext:value-type="float">
            <text:p>17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style-name="ce317" office:value-type="date" office:date-value="2008-05-16" calcext:value-type="date">
            <text:p>05/16/08</text:p>
          </table:table-cell>
          <table:table-cell/>
          <table:table-cell table:style-name="ce317" office:value-type="date" office:date-value="2002-10-03" calcext:value-type="date">
            <text:p>10/03/02</text:p>
          </table:table-cell>
          <table:table-cell office:value-type="string" calcext:value-type="string">
            <text:p>JP Anime Begins</text:p>
          </table:table-cell>
          <table:table-cell table:number-columns-repeated="1007"/>
        </table:table-row>
        <table:table-row table:style-name="ro2">
          <table:table-cell table:style-name="ce317"/>
          <table:table-cell table:number-columns-repeated="3"/>
          <table:table-cell table:style-name="ce317" office:value-type="date" office:date-value="2002-12-07" calcext:value-type="date">
            <text:p>12/07/02</text:p>
          </table:table-cell>
          <table:table-cell office:value-type="float" office:value="52" calcext:value-type="float">
            <text:p>52</text:p>
          </table:table-cell>
          <table:table-cell table:formula="of:=[.F5]-[.F4]" office:value-type="float" office:value="35" calcext:value-type="float">
            <text:p>35</text:p>
          </table:table-cell>
          <table:table-cell table:formula="of:=[.G$1:.G$1048576]/([.E5]-[.E4])*30.4375" office:value-type="float" office:value="5.63657407407407" calcext:value-type="float">
            <text:p>5.64</text:p>
          </table:table-cell>
          <table:table-cell table:style-name="ce310" table:formula="of:=[.B$1:.B$1048576]+[.F$1:.F$1048576]" office:value-type="float" office:value="52" calcext:value-type="float">
            <text:p>52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style-name="ce317" office:value-type="date" office:date-value="2008-10-06" calcext:value-type="date">
            <text:p>10/06/08</text:p>
          </table:table-cell>
          <table:table-cell/>
          <table:table-cell table:style-name="ce317" office:value-type="date" office:date-value="2003-08-06" calcext:value-type="date">
            <text:p>08/06/03</text:p>
          </table:table-cell>
          <table:table-cell office:value-type="string" calcext:value-type="string">
            <text:p>En 1<text:span text:style-name="T2">st</text:span> Volume Release</text:p>
          </table:table-cell>
          <table:table-cell table:number-columns-repeated="1007"/>
        </table:table-row>
        <table:table-row table:style-name="ro2">
          <table:table-cell table:style-name="ce317"/>
          <table:table-cell table:number-columns-repeated="3"/>
          <table:table-cell table:style-name="ce317" office:value-type="date" office:date-value="2003-06-02" calcext:value-type="date">
            <text:p>06/02/03</text:p>
          </table:table-cell>
          <table:table-cell office:value-type="float" office:value="245" calcext:value-type="float">
            <text:p>245</text:p>
          </table:table-cell>
          <table:table-cell table:formula="of:=[.F6]-[.F5]" office:value-type="float" office:value="193" calcext:value-type="float">
            <text:p>193</text:p>
          </table:table-cell>
          <table:table-cell table:formula="of:=[.G$1:.G$1048576]/([.E6]-[.E5])*30.4375" office:value-type="float" office:value="33.1889124293785" calcext:value-type="float">
            <text:p>33.19</text:p>
          </table:table-cell>
          <table:table-cell table:style-name="ce310" table:formula="of:=[.B$1:.B$1048576]+[.F$1:.F$1048576]" office:value-type="float" office:value="245" calcext:value-type="float">
            <text:p>245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4"/>
          <table:table-cell table:style-name="ce420" office:value-type="date" office:date-value="2004-10-01" calcext:value-type="date">
            <text:p>10/01/04</text:p>
          </table:table-cell>
          <table:table-cell table:style-name="ce421" office:value-type="string" calcext:value-type="string">
            <text:p>FFN Switches url format to /cat/201</text:p>
          </table:table-cell>
          <table:table-cell table:number-columns-repeated="1005"/>
        </table:table-row>
        <table:table-row table:style-name="ro2">
          <table:table-cell table:style-name="ce317"/>
          <table:table-cell table:number-columns-repeated="3"/>
          <table:table-cell table:style-name="ce317" office:value-type="date" office:date-value="2004-04-04" calcext:value-type="date">
            <text:p>04/04/04</text:p>
          </table:table-cell>
          <table:table-cell office:value-type="float" office:value="2847" calcext:value-type="float">
            <text:p>2,847</text:p>
          </table:table-cell>
          <table:table-cell table:formula="of:=[.F7]-[.F6]" office:value-type="float" office:value="2602" calcext:value-type="float">
            <text:p>2,602</text:p>
          </table:table-cell>
          <table:table-cell table:formula="of:=[.G$1:.G$1048576]/([.E7]-[.E6])*30.4375" office:value-type="float" office:value="257.975162866449" calcext:value-type="float">
            <text:p>257.98</text:p>
          </table:table-cell>
          <table:table-cell table:style-name="ce310" table:formula="of:=[.B$1:.B$1048576]+[.F$1:.F$1048576]" office:value-type="float" office:value="2847" calcext:value-type="float">
            <text:p>2,847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2"/>
          <table:table-cell table:style-name="ce375" office:value-type="date" office:date-value="2005-09-10" calcext:value-type="date">
            <text:p>09/10/05</text:p>
          </table:table-cell>
          <table:table-cell table:style-name="ce415" office:value-type="string" calcext:value-type="string">
            <text:p>EN Dub Begins (US/Can)</text:p>
          </table:table-cell>
          <table:table-cell table:number-columns-repeated="1007"/>
        </table:table-row>
        <table:table-row table:style-name="ro2">
          <table:table-cell table:style-name="ce317"/>
          <table:table-cell table:number-columns-repeated="3"/>
          <table:table-cell table:style-name="ce317" office:value-type="date" office:date-value="2004-06-03" calcext:value-type="date">
            <text:p>06/03/04</text:p>
          </table:table-cell>
          <table:table-cell office:value-type="float" office:value="3898" calcext:value-type="float">
            <text:p>3,898</text:p>
          </table:table-cell>
          <table:table-cell table:formula="of:=[.F8]-[.F7]" office:value-type="float" office:value="1051" calcext:value-type="float">
            <text:p>1,051</text:p>
          </table:table-cell>
          <table:table-cell table:formula="of:=[.G$1:.G$1048576]/([.E8]-[.E7])*30.4375" office:value-type="float" office:value="533.163541666667" calcext:value-type="float">
            <text:p>533.16</text:p>
          </table:table-cell>
          <table:table-cell table:style-name="ce310" table:formula="of:=[.B$1:.B$1048576]+[.F$1:.F$1048576]" office:value-type="float" office:value="3898" calcext:value-type="float">
            <text:p>3,898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2"/>
          <table:table-cell table:style-name="ce374" office:value-type="date" office:date-value="2006-10-16" calcext:value-type="date">
            <text:p>10/16/06</text:p>
          </table:table-cell>
          <table:table-cell table:style-name="ce417" office:value-type="string" calcext:value-type="string">
            <text:p>Quizilla Purge</text:p>
          </table:table-cell>
          <table:table-cell table:number-columns-repeated="1007"/>
        </table:table-row>
        <table:table-row table:style-name="ro2">
          <table:table-cell table:style-name="ce317"/>
          <table:table-cell table:number-columns-repeated="3"/>
          <table:table-cell table:style-name="ce317" office:value-type="date" office:date-value="2004-06-10" calcext:value-type="date">
            <text:p>06/10/04</text:p>
          </table:table-cell>
          <table:table-cell office:value-type="float" office:value="4030" calcext:value-type="float">
            <text:p>4,030</text:p>
          </table:table-cell>
          <table:table-cell table:formula="of:=[.F9]-[.F8]" office:value-type="float" office:value="132" calcext:value-type="float">
            <text:p>132</text:p>
          </table:table-cell>
          <table:table-cell table:formula="of:=[.G$1:.G$1048576]/([.E9]-[.E8])*30.4375" office:value-type="float" office:value="573.964285714286" calcext:value-type="float">
            <text:p>573.96</text:p>
          </table:table-cell>
          <table:table-cell table:style-name="ce310" table:formula="of:=[.B$1:.B$1048576]+[.F$1:.F$1048576]" office:value-type="float" office:value="4030" calcext:value-type="float">
            <text:p>4,030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2"/>
          <table:table-cell table:style-name="ce373" office:value-type="date" office:date-value="2006-12-19" calcext:value-type="date">
            <text:p>12/19/06</text:p>
          </table:table-cell>
          <table:table-cell table:style-name="ce418" office:value-type="string" calcext:value-type="string">
            <text:p>OneManga Opens</text:p>
          </table:table-cell>
          <table:table-cell table:number-columns-repeated="1007"/>
        </table:table-row>
        <table:table-row table:style-name="ro2">
          <table:table-cell table:style-name="ce317"/>
          <table:table-cell table:number-columns-repeated="3"/>
          <table:table-cell table:style-name="ce317" office:value-type="date" office:date-value="2004-10-12" calcext:value-type="date">
            <text:p>10/12/04</text:p>
          </table:table-cell>
          <table:table-cell office:value-type="float" office:value="6479" calcext:value-type="float">
            <text:p>6,479</text:p>
          </table:table-cell>
          <table:table-cell table:formula="of:=[.F10]-[.F9]" office:value-type="float" office:value="2449" calcext:value-type="float">
            <text:p>2,449</text:p>
          </table:table-cell>
          <table:table-cell table:formula="of:=[.G$1:.G$1048576]/([.E10]-[.E9])*30.4375" office:value-type="float" office:value="601.140625" calcext:value-type="float">
            <text:p>601.14</text:p>
          </table:table-cell>
          <table:table-cell table:style-name="ce310" table:formula="of:=[.B$1:.B$1048576]+[.F$1:.F$1048576]" office:value-type="float" office:value="6479" calcext:value-type="float">
            <text:p>6,479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2"/>
          <table:table-cell table:style-name="ce317" office:value-type="date" office:date-value="2007-02-15" calcext:value-type="date">
            <text:p>02/15/07</text:p>
          </table:table-cell>
          <table:table-cell office:value-type="string" calcext:value-type="string">
            <text:p>JP Shippuden Begins</text:p>
          </table:table-cell>
          <table:table-cell table:number-columns-repeated="1007"/>
        </table:table-row>
        <table:table-row table:style-name="ro2">
          <table:table-cell table:style-name="ce317"/>
          <table:table-cell table:number-columns-repeated="3"/>
          <table:table-cell table:style-name="ce317" office:value-type="date" office:date-value="2004-11-12" calcext:value-type="date">
            <text:p>11/12/04</text:p>
          </table:table-cell>
          <table:table-cell office:value-type="float" office:value="7215" calcext:value-type="float">
            <text:p>7,215</text:p>
          </table:table-cell>
          <table:table-cell table:formula="of:=[.F11]-[.F10]" office:value-type="float" office:value="736" calcext:value-type="float">
            <text:p>736</text:p>
          </table:table-cell>
          <table:table-cell table:formula="of:=[.G$1:.G$1048576]/([.E11]-[.E10])*30.4375" office:value-type="float" office:value="722.645161290323" calcext:value-type="float">
            <text:p>722.65</text:p>
          </table:table-cell>
          <table:table-cell table:style-name="ce310" table:formula="of:=[.B$1:.B$1048576]+[.F$1:.F$1048576]" office:value-type="float" office:value="7215" calcext:value-type="float">
            <text:p>7,215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2"/>
          <table:table-cell table:style-name="ce374" office:value-type="date" office:date-value="2007-05-29" calcext:value-type="date">
            <text:p>05/29/07</text:p>
          </table:table-cell>
          <table:table-cell table:style-name="ce417" office:value-type="string" calcext:value-type="string">
            <text:p>Strikethrough</text:p>
          </table:table-cell>
          <table:table-cell table:number-columns-repeated="1007"/>
        </table:table-row>
        <table:table-row table:style-name="ro2">
          <table:table-cell table:style-name="ce317"/>
          <table:table-cell table:number-columns-repeated="3"/>
          <table:table-cell table:style-name="ce317" office:value-type="date" office:date-value="2004-12-12" calcext:value-type="date">
            <text:p>12/12/04</text:p>
          </table:table-cell>
          <table:table-cell office:value-type="float" office:value="7801" calcext:value-type="float">
            <text:p>7,801</text:p>
          </table:table-cell>
          <table:table-cell table:formula="of:=[.F12]-[.F11]" office:value-type="float" office:value="586" calcext:value-type="float">
            <text:p>586</text:p>
          </table:table-cell>
          <table:table-cell table:formula="of:=[.G$1:.G$1048576]/([.E12]-[.E11])*30.4375" office:value-type="float" office:value="594.545833333333" calcext:value-type="float">
            <text:p>594.55</text:p>
          </table:table-cell>
          <table:table-cell table:style-name="ce310" table:formula="of:=[.B$1:.B$1048576]+[.F$1:.F$1048576]" office:value-type="float" office:value="7801" calcext:value-type="float">
            <text:p>7,801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17"/>
          <table:table-cell table:number-columns-repeated="3"/>
          <table:table-cell table:style-name="ce317" office:value-type="date" office:date-value="2005-01-12" calcext:value-type="date">
            <text:p>01/12/05</text:p>
          </table:table-cell>
          <table:table-cell office:value-type="float" office:value="8613" calcext:value-type="float">
            <text:p>8,613</text:p>
          </table:table-cell>
          <table:table-cell table:formula="of:=[.F13]-[.F12]" office:value-type="float" office:value="812" calcext:value-type="float">
            <text:p>812</text:p>
          </table:table-cell>
          <table:table-cell table:formula="of:=[.G$1:.G$1048576]/([.E13]-[.E12])*30.4375" office:value-type="float" office:value="797.266129032258" calcext:value-type="float">
            <text:p>797.27</text:p>
          </table:table-cell>
          <table:table-cell table:style-name="ce310" table:formula="of:=[.B$1:.B$1048576]+[.F$1:.F$1048576]" office:value-type="float" office:value="8613" calcext:value-type="float">
            <text:p>8,613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2"/>
          <table:table-cell table:style-name="ce374" office:value-type="date" office:date-value="2007-08-02" calcext:value-type="date">
            <text:p>08/02/07</text:p>
          </table:table-cell>
          <table:table-cell table:style-name="ce417" office:value-type="string" calcext:value-type="string">
            <text:p>Boldthrough</text:p>
          </table:table-cell>
          <table:table-cell table:style-name="ce420" office:value-type="date" office:date-value="2007-06-30" calcext:value-type="date">
            <text:p>06/30/07</text:p>
          </table:table-cell>
          <table:table-cell table:style-name="ce421" office:value-type="string" calcext:value-type="string">
            <text:p>FFN Switches url format to /anime/</text:p>
          </table:table-cell>
          <table:table-cell table:number-columns-repeated="1005"/>
        </table:table-row>
        <table:table-row table:style-name="ro2">
          <table:table-cell table:style-name="ce317"/>
          <table:table-cell table:number-columns-repeated="3"/>
          <table:table-cell table:style-name="ce317" office:value-type="date" office:date-value="2005-04-12" calcext:value-type="date">
            <text:p>04/12/05</text:p>
          </table:table-cell>
          <table:table-cell office:value-type="float" office:value="11084" calcext:value-type="float">
            <text:p>11,084</text:p>
          </table:table-cell>
          <table:table-cell table:formula="of:=[.F14]-[.F13]" office:value-type="float" office:value="2471" calcext:value-type="float">
            <text:p>2,471</text:p>
          </table:table-cell>
          <table:table-cell table:formula="of:=[.G$1:.G$1048576]/([.E14]-[.E13])*30.4375" office:value-type="float" office:value="835.678472222222" calcext:value-type="float">
            <text:p>835.68</text:p>
          </table:table-cell>
          <table:table-cell table:style-name="ce310" table:formula="of:=[.B$1:.B$1048576]+[.F$1:.F$1048576]" office:value-type="float" office:value="11084" calcext:value-type="float">
            <text:p>11,084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17"/>
          <table:table-cell table:number-columns-repeated="3"/>
          <table:table-cell table:style-name="ce317" office:value-type="date" office:date-value="2005-08-19" calcext:value-type="date">
            <text:p>08/19/05</text:p>
          </table:table-cell>
          <table:table-cell office:value-type="float" office:value="15645" calcext:value-type="float">
            <text:p>15,645</text:p>
          </table:table-cell>
          <table:table-cell table:formula="of:=[.F15]-[.F14]" office:value-type="float" office:value="4561" calcext:value-type="float">
            <text:p>4,561</text:p>
          </table:table-cell>
          <table:table-cell table:formula="of:=[.G$1:.G$1048576]/([.E15]-[.E14])*30.4375" office:value-type="float" office:value="1076.16618217054" calcext:value-type="float">
            <text:p>1,076.17</text:p>
          </table:table-cell>
          <table:table-cell table:style-name="ce310" table:formula="of:=[.B$1:.B$1048576]+[.F$1:.F$1048576]" office:value-type="float" office:value="15645" calcext:value-type="float">
            <text:p>15,645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17"/>
          <table:table-cell table:number-columns-repeated="3"/>
          <table:table-cell table:style-name="ce375" office:value-type="date" office:date-value="2006-10-13" calcext:value-type="date">
            <text:p>10/13/06</text:p>
          </table:table-cell>
          <table:table-cell table:style-name="ce381" office:value-type="float" office:value="48520" calcext:value-type="float">
            <text:p>48,520</text:p>
          </table:table-cell>
          <table:table-cell table:style-name="ce381" table:formula="of:=[.F16]-[.F15]" office:value-type="float" office:value="32875" calcext:value-type="float">
            <text:p>32,875</text:p>
          </table:table-cell>
          <table:table-cell table:style-name="ce394" table:formula="of:=[.G$1:.G$1048576]/([.E16]-[.E15])*30.4375" office:value-type="float" office:value="2382.45907738095" calcext:value-type="float">
            <text:p>2,382.46</text:p>
          </table:table-cell>
          <table:table-cell table:style-name="ce381" table:formula="of:=[.B$1:.B$1048576]+[.F$1:.F$1048576]" office:value-type="float" office:value="48520" calcext:value-type="float">
            <text:p>48,520</text:p>
          </table:table-cell>
          <table:table-cell table:style-name="ce402" table:formula="of:=[.B$1:.B$1048576]/[.I$1:.I$1048576]" office:value-type="float" office:value="0" calcext:value-type="float">
            <text:p>0.000</text:p>
          </table:table-cell>
          <table:table-cell table:style-name="ce402" table:formula="of:=[.F$1:.F$1048576]/[.I$1:.I$1048576]" office:value-type="float" office:value="1" calcext:value-type="float">
            <text:p>1.000</text:p>
          </table:table-cell>
          <table:table-cell table:style-name="ce408" table:formula="of:=[.C$1:.C$1048576]/([.C$1:.C$1048576]+[.G$1:.G$1048576])" office:value-type="percentage" office:value="0" calcext:value-type="percentage">
            <text:p>0.00%</text:p>
          </table:table-cell>
          <table:table-cell table:style-name="ce408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17"/>
          <table:table-cell table:number-columns-repeated="3"/>
          <table:table-cell table:style-name="ce373" office:value-type="date" office:date-value="2007-06-30" calcext:value-type="date">
            <text:p>06/30/07</text:p>
          </table:table-cell>
          <table:table-cell table:style-name="ce379" office:value-type="float" office:value="84824" calcext:value-type="float">
            <text:p>84,824</text:p>
          </table:table-cell>
          <table:table-cell table:style-name="ce379" table:formula="of:=[.F17]-[.F16]" office:value-type="float" office:value="36304" calcext:value-type="float">
            <text:p>36,304</text:p>
          </table:table-cell>
          <table:table-cell table:style-name="ce395" table:formula="of:=[.G$1:.G$1048576]/([.E17]-[.E16])*30.4375" office:value-type="float" office:value="4250.01153846154" calcext:value-type="float">
            <text:p>4,250.01</text:p>
          </table:table-cell>
          <table:table-cell table:style-name="ce379" table:formula="of:=[.B$1:.B$1048576]+[.F$1:.F$1048576]" office:value-type="float" office:value="84824" calcext:value-type="float">
            <text:p>84,824</text:p>
          </table:table-cell>
          <table:table-cell table:style-name="ce403" table:formula="of:=[.B$1:.B$1048576]/[.I$1:.I$1048576]" office:value-type="float" office:value="0" calcext:value-type="float">
            <text:p>0.000</text:p>
          </table:table-cell>
          <table:table-cell table:style-name="ce403" table:formula="of:=[.F$1:.F$1048576]/[.I$1:.I$1048576]" office:value-type="float" office:value="1" calcext:value-type="float">
            <text:p>1.000</text:p>
          </table:table-cell>
          <table:table-cell table:style-name="ce409" table:formula="of:=[.C$1:.C$1048576]/([.C$1:.C$1048576]+[.G$1:.G$1048576])" office:value-type="percentage" office:value="0" calcext:value-type="percentage">
            <text:p>0.00%</text:p>
          </table:table-cell>
          <table:table-cell table:style-name="ce409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17"/>
          <table:table-cell table:number-columns-repeated="3"/>
          <table:table-cell table:style-name="ce332" office:value-type="date" office:date-value="2007-10-11" calcext:value-type="date">
            <text:p>10/11/07</text:p>
          </table:table-cell>
          <table:table-cell table:style-name="ce350" office:value-type="float" office:value="102305" calcext:value-type="float">
            <text:p>102,305</text:p>
          </table:table-cell>
          <table:table-cell table:style-name="ce350" table:formula="of:=[.F18]-[.F17]" office:value-type="float" office:value="17481" calcext:value-type="float">
            <text:p>17,481</text:p>
          </table:table-cell>
          <table:table-cell table:style-name="ce396" table:formula="of:=[.G$1:.G$1048576]/([.E18]-[.E17])*30.4375" office:value-type="float" office:value="5165.8052184466" calcext:value-type="float">
            <text:p>5,165.81</text:p>
          </table:table-cell>
          <table:table-cell table:style-name="ce350" table:formula="of:=[.B$1:.B$1048576]+[.F$1:.F$1048576]" office:value-type="float" office:value="102305" calcext:value-type="float">
            <text:p>102,305</text:p>
          </table:table-cell>
          <table:table-cell table:style-name="ce359" table:formula="of:=[.B$1:.B$1048576]/[.I$1:.I$1048576]" office:value-type="float" office:value="0" calcext:value-type="float">
            <text:p>0.000</text:p>
          </table:table-cell>
          <table:table-cell table:style-name="ce359" table:formula="of:=[.F$1:.F$1048576]/[.I$1:.I$1048576]" office:value-type="float" office:value="1" calcext:value-type="float">
            <text:p>1.000</text:p>
          </table:table-cell>
          <table:table-cell table:style-name="ce362" table:formula="of:=[.C$1:.C$1048576]/([.C$1:.C$1048576]+[.G$1:.G$1048576])" office:value-type="percentage" office:value="0" calcext:value-type="percentage">
            <text:p>0.00%</text:p>
          </table:table-cell>
          <table:table-cell table:style-name="ce362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2"/>
          <table:table-cell table:style-name="ce373" office:value-type="date" office:date-value="2007-10-11" calcext:value-type="date">
            <text:p>10/11/07</text:p>
          </table:table-cell>
          <table:table-cell table:style-name="ce418" office:value-type="string" calcext:value-type="string">
            <text:p>MangaFox Opens</text:p>
          </table:table-cell>
          <table:table-cell table:number-columns-repeated="1007"/>
        </table:table-row>
        <table:table-row table:style-name="ro2">
          <table:table-cell table:style-name="ce317"/>
          <table:table-cell table:number-columns-repeated="3"/>
          <table:table-cell table:style-name="ce375" office:value-type="date" office:date-value="2009-02-24" calcext:value-type="date">
            <text:p>02/24/09</text:p>
          </table:table-cell>
          <table:table-cell table:style-name="ce381" office:value-type="float" office:value="182199" calcext:value-type="float">
            <text:p>182,199</text:p>
          </table:table-cell>
          <table:table-cell table:style-name="ce381" table:formula="of:=[.F19]-[.F18]" office:value-type="float" office:value="79894" calcext:value-type="float">
            <text:p>79,894</text:p>
          </table:table-cell>
          <table:table-cell table:style-name="ce394" table:formula="of:=[.G$1:.G$1048576]/([.E19]-[.E18])*30.4375" office:value-type="float" office:value="4844.17056772908" calcext:value-type="float">
            <text:p>4,844.17</text:p>
          </table:table-cell>
          <table:table-cell table:style-name="ce381" table:formula="of:=[.B$1:.B$1048576]+[.F$1:.F$1048576]" office:value-type="float" office:value="182199" calcext:value-type="float">
            <text:p>182,199</text:p>
          </table:table-cell>
          <table:table-cell table:style-name="ce402" table:formula="of:=[.B$1:.B$1048576]/[.I$1:.I$1048576]" office:value-type="float" office:value="0" calcext:value-type="float">
            <text:p>0.000</text:p>
          </table:table-cell>
          <table:table-cell table:style-name="ce402" table:formula="of:=[.F$1:.F$1048576]/[.I$1:.I$1048576]" office:value-type="float" office:value="1" calcext:value-type="float">
            <text:p>1.000</text:p>
          </table:table-cell>
          <table:table-cell table:style-name="ce408" table:formula="of:=[.C$1:.C$1048576]/([.C$1:.C$1048576]+[.G$1:.G$1048576])" office:value-type="percentage" office:value="0" calcext:value-type="percentage">
            <text:p>0.00%</text:p>
          </table:table-cell>
          <table:table-cell table:style-name="ce408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2"/>
          <table:table-cell table:style-name="ce375" office:value-type="date" office:date-value="2009-10-28" calcext:value-type="date">
            <text:p>10/28/09</text:p>
          </table:table-cell>
          <table:table-cell table:style-name="ce415" office:value-type="string" calcext:value-type="string">
            <text:p>EN Shippuden Begins</text:p>
          </table:table-cell>
          <table:table-cell table:number-columns-repeated="1007"/>
        </table:table-row>
        <table:table-row table:style-name="ro2">
          <table:table-cell table:style-name="ce318"/>
          <table:table-cell table:style-name="ce311" table:number-columns-repeated="2"/>
          <table:table-cell table:style-name="ce322"/>
          <table:table-cell table:style-name="ce318" office:value-type="date" office:date-value="2009-03-24" calcext:value-type="date">
            <text:p>03/24/09</text:p>
          </table:table-cell>
          <table:table-cell table:style-name="ce311" office:value-type="float" office:value="186106" calcext:value-type="float">
            <text:p>186,106</text:p>
          </table:table-cell>
          <table:table-cell table:style-name="ce311" table:formula="of:=[.F20]-[.F19]" office:value-type="float" office:value="3907" calcext:value-type="float">
            <text:p>3,907</text:p>
          </table:table-cell>
          <table:table-cell table:style-name="ce328" table:formula="of:=[.G$1:.G$1048576]/([.E20]-[.E19])*30.4375" office:value-type="float" office:value="4247.11830357143" calcext:value-type="float">
            <text:p>4,247.12</text:p>
          </table:table-cell>
          <table:table-cell table:style-name="ce311" table:formula="of:=[.B$1:.B$1048576]+[.F$1:.F$1048576]" office:value-type="float" office:value="186106" calcext:value-type="float">
            <text:p>186,106</text:p>
          </table:table-cell>
          <table:table-cell table:style-name="ce404" table:formula="of:=[.B$1:.B$1048576]/[.I$1:.I$1048576]" office:value-type="float" office:value="0" calcext:value-type="float">
            <text:p>0.000</text:p>
          </table:table-cell>
          <table:table-cell table:style-name="ce404" table:formula="of:=[.F$1:.F$1048576]/[.I$1:.I$1048576]" office:value-type="float" office:value="1" calcext:value-type="float">
            <text:p>1.000</text:p>
          </table:table-cell>
          <table:table-cell table:style-name="ce410" table:formula="of:=[.C$1:.C$1048576]/([.C$1:.C$1048576]+[.G$1:.G$1048576])" office:value-type="percentage" office:value="0" calcext:value-type="percentage">
            <text:p>0.00%</text:p>
          </table:table-cell>
          <table:table-cell table:style-name="ce410" table:formula="of:=[.G$1:.G$1048576]/([.C$1:.C$1048576]+[.G$1:.G$1048576])" office:value-type="percentage" office:value="1" calcext:value-type="percentage">
            <text:p>100.00%</text:p>
          </table:table-cell>
          <table:table-cell table:style-name="ce319" table:number-columns-repeated="1011"/>
        </table:table-row>
        <table:table-row table:style-name="ro2">
          <table:table-cell table:style-name="ce317" office:value-type="date" office:date-value="2009-11-19" calcext:value-type="date">
            <text:p>11/19/09</text:p>
          </table:table-cell>
          <table:table-cell office:value-type="float" office:value="0" calcext:value-type="float">
            <text:p>0</text:p>
          </table:table-cell>
          <table:table-cell table:formula="of:=[.B21]-[.B20]" office:value-type="float" office:value="0" calcext:value-type="float">
            <text:p>0</text:p>
          </table:table-cell>
          <table:table-cell table:formula="of:=[.C$1:.C$1048576]/([.A21]-[.A20])*30.4375" office:value-type="float" office:value="0" calcext:value-type="float">
            <text:p>0.00</text:p>
          </table:table-cell>
          <table:table-cell table:style-name="ce374" office:value-type="date" office:date-value="2009-10-27" calcext:value-type="date">
            <text:p>10/27/09</text:p>
          </table:table-cell>
          <table:table-cell table:style-name="ce380" office:value-type="float" office:value="212682" calcext:value-type="float">
            <text:p>212,682</text:p>
          </table:table-cell>
          <table:table-cell table:style-name="ce380" table:formula="of:=[.F21]-[.F20]" office:value-type="float" office:value="26576" calcext:value-type="float">
            <text:p>26,576</text:p>
          </table:table-cell>
          <table:table-cell table:style-name="ce397" table:formula="of:=[.G$1:.G$1048576]/([.E21]-[.E20])*30.4375" office:value-type="float" office:value="3727.68202764977" calcext:value-type="float">
            <text:p>3,727.68</text:p>
          </table:table-cell>
          <table:table-cell table:style-name="ce380" table:formula="of:=[.B$1:.B$1048576]+[.F$1:.F$1048576]" office:value-type="float" office:value="212682" calcext:value-type="float">
            <text:p>212,682</text:p>
          </table:table-cell>
          <table:table-cell table:style-name="ce405" table:formula="of:=[.B$1:.B$1048576]/[.I$1:.I$1048576]" office:value-type="float" office:value="0" calcext:value-type="float">
            <text:p>0.000</text:p>
          </table:table-cell>
          <table:table-cell table:style-name="ce405" table:formula="of:=[.F$1:.F$1048576]/[.I$1:.I$1048576]" office:value-type="float" office:value="1" calcext:value-type="float">
            <text:p>1.000</text:p>
          </table:table-cell>
          <table:table-cell table:style-name="ce411" table:formula="of:=[.C$1:.C$1048576]/([.C$1:.C$1048576]+[.G$1:.G$1048576])" office:value-type="percentage" office:value="0" calcext:value-type="percentage">
            <text:p>0.00%</text:p>
          </table:table-cell>
          <table:table-cell table:style-name="ce41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2"/>
          <table:table-cell table:style-name="ce371" office:value-type="date" office:date-value="2009-11-14" calcext:value-type="date">
            <text:p>11/14/09</text:p>
          </table:table-cell>
          <table:table-cell table:style-name="ce419" office:value-type="string" calcext:value-type="string">
            <text:p>AO3 Opens Beta</text:p>
          </table:table-cell>
          <table:table-cell table:number-columns-repeated="1007"/>
        </table:table-row>
        <table:table-row table:style-name="ro2">
          <table:table-cell table:style-name="ce371" office:value-type="date" office:date-value="2009-12-19" calcext:value-type="date">
            <text:p>12/19/09</text:p>
          </table:table-cell>
          <table:table-cell table:style-name="ce377" office:value-type="float" office:value="109" calcext:value-type="float">
            <text:p>109</text:p>
          </table:table-cell>
          <table:table-cell table:style-name="ce377" table:formula="of:=[.B22]-[.B21]" office:value-type="float" office:value="109" calcext:value-type="float">
            <text:p>109</text:p>
          </table:table-cell>
          <table:table-cell table:style-name="ce384" table:formula="of:=[.C$1:.C$1048576]/([.A22]-[.A21])*30.4375" office:value-type="float" office:value="110.589583333333" calcext:value-type="float">
            <text:p>110.59</text:p>
          </table:table-cell>
          <table:table-cell table:style-name="ce390" office:value-type="date" office:date-value="2009-12-19" calcext:value-type="date">
            <text:p>12/19/09</text:p>
          </table:table-cell>
          <table:table-cell table:style-name="ce391" table:formula="of:=[.$F$21]+0.5*([.$H$28]+[.$H$21])*([.A22]-[.$E$21])/30.4375" office:value-type="float" office:value="219017.075426496" calcext:value-type="float">
            <text:p>219,017</text:p>
          </table:table-cell>
          <table:table-cell table:style-name="ce391" table:formula="of:=[.F22]-[.F21]" office:value-type="float" office:value="6335.07542649616" calcext:value-type="float">
            <text:p>6,335</text:p>
          </table:table-cell>
          <table:table-cell table:style-name="ce398" table:formula="of:=[.G$1:.G$1048576]/([.E22]-[.E21])*30.4375" office:value-type="float" office:value="3638.18600554673" calcext:value-type="float">
            <text:p>3,638.19</text:p>
          </table:table-cell>
          <table:table-cell table:style-name="ce391" table:formula="of:=[.B$1:.B$1048576]+[.F$1:.F$1048576]" office:value-type="float" office:value="219126.075426496" calcext:value-type="float">
            <text:p>219,126</text:p>
          </table:table-cell>
          <table:table-cell table:style-name="ce406" table:formula="of:=[.B$1:.B$1048576]/[.I$1:.I$1048576]" office:value-type="float" office:value="0.000497430530747415" calcext:value-type="float">
            <text:p>0.000</text:p>
          </table:table-cell>
          <table:table-cell table:style-name="ce406" table:formula="of:=[.F$1:.F$1048576]/[.I$1:.I$1048576]" office:value-type="float" office:value="0.999502569469252" calcext:value-type="float">
            <text:p>1.000</text:p>
          </table:table-cell>
          <table:table-cell table:style-name="ce412" table:formula="of:=[.C$1:.C$1048576]/([.C$1:.C$1048576]+[.G$1:.G$1048576])" office:value-type="percentage" office:value="0.0169147616664795" calcext:value-type="percentage">
            <text:p>1.69%</text:p>
          </table:table-cell>
          <table:table-cell table:style-name="ce412" table:formula="of:=[.G$1:.G$1048576]/([.C$1:.C$1048576]+[.G$1:.G$1048576])" office:value-type="percentage" office:value="0.98308523833352" calcext:value-type="percentage">
            <text:p>98.31%</text:p>
          </table:table-cell>
          <table:table-cell table:number-columns-repeated="2"/>
          <table:table-cell table:style-name="ce371" office:value-type="date" office:date-value="2009-12-18" calcext:value-type="date">
            <text:p>12/18/09</text:p>
          </table:table-cell>
          <table:table-cell table:style-name="ce419" office:value-type="string" calcext:value-type="string">
            <text:p>Yuletide Invitational</text:p>
          </table:table-cell>
          <table:table-cell table:number-columns-repeated="1007"/>
        </table:table-row>
        <table:table-row table:style-name="ro2">
          <table:table-cell table:style-name="ce317" office:value-type="date" office:date-value="2009-12-21" calcext:value-type="date">
            <text:p>12/21/09</text:p>
          </table:table-cell>
          <table:table-cell office:value-type="float" office:value="127" calcext:value-type="float">
            <text:p>127</text:p>
          </table:table-cell>
          <table:table-cell table:formula="of:=[.B23]-[.B22]" office:value-type="float" office:value="18" calcext:value-type="float">
            <text:p>18</text:p>
          </table:table-cell>
          <table:table-cell table:formula="of:=[.C$1:.C$1048576]/([.A23]-[.A22])*30.4375" office:value-type="float" office:value="273.9375" calcext:value-type="float">
            <text:p>273.94</text:p>
          </table:table-cell>
          <table:table-cell table:style-name="ce372" office:value-type="date" office:date-value="2009-12-21" calcext:value-type="date">
            <text:p>12/21/09</text:p>
          </table:table-cell>
          <table:table-cell table:style-name="ce378" table:formula="of:=[.$F$21]+0.5*([.$H$28]+[.$H$21])*([.A23]-[.$E$21])/30.4375" office:value-type="float" office:value="219256.134876553" calcext:value-type="float">
            <text:p>219,256</text:p>
          </table:table-cell>
          <table:table-cell table:style-name="ce378" table:formula="of:=[.F23]-[.F22]" office:value-type="float" office:value="239.059450056462" calcext:value-type="float">
            <text:p>239</text:p>
          </table:table-cell>
          <table:table-cell table:style-name="ce399" table:formula="of:=[.G$1:.G$1048576]/([.E23]-[.E22])*30.4375" office:value-type="float" office:value="3638.18600554678" calcext:value-type="float">
            <text:p>3,638.19</text:p>
          </table:table-cell>
          <table:table-cell table:style-name="ce378" table:formula="of:=[.B$1:.B$1048576]+[.F$1:.F$1048576]" office:value-type="float" office:value="219383.134876553" calcext:value-type="float">
            <text:p>219,383</text:p>
          </table:table-cell>
          <table:table-cell table:style-name="ce340" table:formula="of:=[.B$1:.B$1048576]/[.I$1:.I$1048576]" office:value-type="float" office:value="0.000578895912265376" calcext:value-type="float">
            <text:p>0.001</text:p>
          </table:table-cell>
          <table:table-cell table:style-name="ce340" table:formula="of:=[.F$1:.F$1048576]/[.I$1:.I$1048576]" office:value-type="float" office:value="0.999421104087735" calcext:value-type="float">
            <text:p>0.999</text:p>
          </table:table-cell>
          <table:table-cell table:style-name="ce343" table:formula="of:=[.C$1:.C$1048576]/([.C$1:.C$1048576]+[.G$1:.G$1048576])" office:value-type="percentage" office:value="0.0700227126294963" calcext:value-type="percentage">
            <text:p>7.00%</text:p>
          </table:table-cell>
          <table:table-cell table:style-name="ce343" table:formula="of:=[.G$1:.G$1048576]/([.C$1:.C$1048576]+[.G$1:.G$1048576])" office:value-type="percentage" office:value="0.929977287370504" calcext:value-type="percentage">
            <text:p>93.00%</text:p>
          </table:table-cell>
          <table:table-cell table:number-columns-repeated="2"/>
          <table:table-cell table:style-name="ce373" office:value-type="date" office:date-value="2010-07-22" calcext:value-type="date">
            <text:p>07/22/10</text:p>
          </table:table-cell>
          <table:table-cell table:style-name="ce418" office:value-type="string" calcext:value-type="string">
            <text:p>OneManga Closes</text:p>
          </table:table-cell>
          <table:table-cell table:number-columns-repeated="1007"/>
        </table:table-row>
        <table:table-row table:style-name="ro2">
          <table:table-cell table:style-name="ce317" office:value-type="date" office:date-value="2009-12-25" calcext:value-type="date">
            <text:p>12/25/09</text:p>
          </table:table-cell>
          <table:table-cell office:value-type="float" office:value="146" calcext:value-type="float">
            <text:p>146</text:p>
          </table:table-cell>
          <table:table-cell table:formula="of:=[.B24]-[.B23]" office:value-type="float" office:value="19" calcext:value-type="float">
            <text:p>19</text:p>
          </table:table-cell>
          <table:table-cell table:formula="of:=[.C$1:.C$1048576]/([.A24]-[.A23])*30.4375" office:value-type="float" office:value="144.578125" calcext:value-type="float">
            <text:p>144.58</text:p>
          </table:table-cell>
          <table:table-cell table:style-name="ce372" office:value-type="date" office:date-value="2009-12-25" calcext:value-type="date">
            <text:p>12/25/09</text:p>
          </table:table-cell>
          <table:table-cell table:style-name="ce378" table:formula="of:=[.$F$21]+0.5*([.$H$28]+[.$H$21])*([.A24]-[.$E$21])/30.4375" office:value-type="float" office:value="219734.253776666" calcext:value-type="float">
            <text:p>219,734</text:p>
          </table:table-cell>
          <table:table-cell table:style-name="ce378" table:formula="of:=[.F24]-[.F23]" office:value-type="float" office:value="478.118900112924" calcext:value-type="float">
            <text:p>478</text:p>
          </table:table-cell>
          <table:table-cell table:style-name="ce399" table:formula="of:=[.G$1:.G$1048576]/([.E24]-[.E23])*30.4375" office:value-type="float" office:value="3638.18600554678" calcext:value-type="float">
            <text:p>3,638.19</text:p>
          </table:table-cell>
          <table:table-cell table:style-name="ce378" table:formula="of:=[.B$1:.B$1048576]+[.F$1:.F$1048576]" office:value-type="float" office:value="219880.253776666" calcext:value-type="float">
            <text:p>219,880</text:p>
          </table:table-cell>
          <table:table-cell table:style-name="ce340" table:formula="of:=[.B$1:.B$1048576]/[.I$1:.I$1048576]" office:value-type="float" office:value="0.000663997778301155" calcext:value-type="float">
            <text:p>0.001</text:p>
          </table:table-cell>
          <table:table-cell table:style-name="ce340" table:formula="of:=[.F$1:.F$1048576]/[.I$1:.I$1048576]" office:value-type="float" office:value="0.999336002221699" calcext:value-type="float">
            <text:p>0.999</text:p>
          </table:table-cell>
          <table:table-cell table:style-name="ce343" table:formula="of:=[.C$1:.C$1048576]/([.C$1:.C$1048576]+[.G$1:.G$1048576])" office:value-type="percentage" office:value="0.0382202326157465" calcext:value-type="percentage">
            <text:p>3.82%</text:p>
          </table:table-cell>
          <table:table-cell table:style-name="ce343" table:formula="of:=[.G$1:.G$1048576]/([.C$1:.C$1048576]+[.G$1:.G$1048576])" office:value-type="percentage" office:value="0.961779767384254" calcext:value-type="percentage">
            <text:p>96.18%</text:p>
          </table:table-cell>
          <table:table-cell office:value-type="string" calcext:value-type="string">
            <text:p>(ffn approximants)</text:p>
          </table:table-cell>
          <table:table-cell table:number-columns-repeated="1010"/>
        </table:table-row>
        <table:table-row table:style-name="ro2">
          <table:table-cell table:style-name="ce317" office:value-type="date" office:date-value="2010-01-03" calcext:value-type="date">
            <text:p>01/03/10</text:p>
          </table:table-cell>
          <table:table-cell office:value-type="float" office:value="169" calcext:value-type="float">
            <text:p>169</text:p>
          </table:table-cell>
          <table:table-cell table:formula="of:=[.B25]-[.B24]" office:value-type="float" office:value="23" calcext:value-type="float">
            <text:p>23</text:p>
          </table:table-cell>
          <table:table-cell table:formula="of:=[.C$1:.C$1048576]/([.A25]-[.A24])*30.4375" office:value-type="float" office:value="77.7847222222222" calcext:value-type="float">
            <text:p>77.78</text:p>
          </table:table-cell>
          <table:table-cell table:style-name="ce372" office:value-type="date" office:date-value="2010-01-03" calcext:value-type="date">
            <text:p>01/03/10</text:p>
          </table:table-cell>
          <table:table-cell table:style-name="ce378" table:formula="of:=[.$F$21]+0.5*([.$H$28]+[.$H$21])*([.A25]-[.$E$21])/30.4375" office:value-type="float" office:value="220810.02130192" calcext:value-type="float">
            <text:p>220,810</text:p>
          </table:table-cell>
          <table:table-cell table:style-name="ce378" table:formula="of:=[.F25]-[.F24]" office:value-type="float" office:value="1075.76752525408" calcext:value-type="float">
            <text:p>1,076</text:p>
          </table:table-cell>
          <table:table-cell table:style-name="ce399" table:formula="of:=[.G$1:.G$1048576]/([.E25]-[.E24])*30.4375" office:value-type="float" office:value="3638.18600554678" calcext:value-type="float">
            <text:p>3,638.19</text:p>
          </table:table-cell>
          <table:table-cell table:style-name="ce378" table:formula="of:=[.B$1:.B$1048576]+[.F$1:.F$1048576]" office:value-type="float" office:value="220979.02130192" calcext:value-type="float">
            <text:p>220,979</text:p>
          </table:table-cell>
          <table:table-cell table:style-name="ce340" table:formula="of:=[.B$1:.B$1048576]/[.I$1:.I$1048576]" office:value-type="float" office:value="0.00076477847989515" calcext:value-type="float">
            <text:p>0.001</text:p>
          </table:table-cell>
          <table:table-cell table:style-name="ce340" table:formula="of:=[.F$1:.F$1048576]/[.I$1:.I$1048576]" office:value-type="float" office:value="0.999235221520105" calcext:value-type="float">
            <text:p>0.999</text:p>
          </table:table-cell>
          <table:table-cell table:style-name="ce343" table:formula="of:=[.C$1:.C$1048576]/([.C$1:.C$1048576]+[.G$1:.G$1048576])" office:value-type="percentage" office:value="0.0209325443930293" calcext:value-type="percentage">
            <text:p>2.09%</text:p>
          </table:table-cell>
          <table:table-cell table:style-name="ce343" table:formula="of:=[.G$1:.G$1048576]/([.C$1:.C$1048576]+[.G$1:.G$1048576])" office:value-type="percentage" office:value="0.979067455606971" calcext:value-type="percentage">
            <text:p>97.91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0-02-04" calcext:value-type="date">
            <text:p>02/04/10</text:p>
          </table:table-cell>
          <table:table-cell office:value-type="float" office:value="196" calcext:value-type="float">
            <text:p>196</text:p>
          </table:table-cell>
          <table:table-cell table:formula="of:=[.B26]-[.B25]" office:value-type="float" office:value="27" calcext:value-type="float">
            <text:p>27</text:p>
          </table:table-cell>
          <table:table-cell table:formula="of:=[.C$1:.C$1048576]/([.A26]-[.A25])*30.4375" office:value-type="float" office:value="25.681640625" calcext:value-type="float">
            <text:p>25.68</text:p>
          </table:table-cell>
          <table:table-cell table:style-name="ce372" office:value-type="date" office:date-value="2010-02-04" calcext:value-type="date">
            <text:p>02/04/10</text:p>
          </table:table-cell>
          <table:table-cell table:style-name="ce378" table:formula="of:=[.$F$21]+0.5*([.$H$28]+[.$H$21])*([.A26]-[.$E$21])/30.4375" office:value-type="float" office:value="224634.972502823" calcext:value-type="float">
            <text:p>224,635</text:p>
          </table:table-cell>
          <table:table-cell table:style-name="ce378" table:formula="of:=[.F26]-[.F25]" office:value-type="float" office:value="3824.95120090334" calcext:value-type="float">
            <text:p>3,825</text:p>
          </table:table-cell>
          <table:table-cell table:style-name="ce399" table:formula="of:=[.G$1:.G$1048576]/([.E26]-[.E25])*30.4375" office:value-type="float" office:value="3638.18600554673" calcext:value-type="float">
            <text:p>3,638.19</text:p>
          </table:table-cell>
          <table:table-cell table:style-name="ce378" table:formula="of:=[.B$1:.B$1048576]+[.F$1:.F$1048576]" office:value-type="float" office:value="224830.972502823" calcext:value-type="float">
            <text:p>224,831</text:p>
          </table:table-cell>
          <table:table-cell table:style-name="ce340" table:formula="of:=[.B$1:.B$1048576]/[.I$1:.I$1048576]" office:value-type="float" office:value="0.000871766010786343" calcext:value-type="float">
            <text:p>0.001</text:p>
          </table:table-cell>
          <table:table-cell table:style-name="ce340" table:formula="of:=[.F$1:.F$1048576]/[.I$1:.I$1048576]" office:value-type="float" office:value="0.999128233989214" calcext:value-type="float">
            <text:p>0.999</text:p>
          </table:table-cell>
          <table:table-cell table:style-name="ce343" table:formula="of:=[.C$1:.C$1048576]/([.C$1:.C$1048576]+[.G$1:.G$1048576])" office:value-type="percentage" office:value="0.00700943459347775" calcext:value-type="percentage">
            <text:p>0.70%</text:p>
          </table:table-cell>
          <table:table-cell table:style-name="ce343" table:formula="of:=[.G$1:.G$1048576]/([.C$1:.C$1048576]+[.G$1:.G$1048576])" office:value-type="percentage" office:value="0.992990565406522" calcext:value-type="percentage">
            <text:p>99.3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0-03-09" calcext:value-type="date">
            <text:p>03/09/10</text:p>
          </table:table-cell>
          <table:table-cell office:value-type="float" office:value="237" calcext:value-type="float">
            <text:p>237</text:p>
          </table:table-cell>
          <table:table-cell table:formula="of:=[.B27]-[.B26]" office:value-type="float" office:value="41" calcext:value-type="float">
            <text:p>41</text:p>
          </table:table-cell>
          <table:table-cell table:formula="of:=[.C$1:.C$1048576]/([.A27]-[.A26])*30.4375" office:value-type="float" office:value="37.8162878787879" calcext:value-type="float">
            <text:p>37.82</text:p>
          </table:table-cell>
          <table:table-cell table:style-name="ce372" office:value-type="date" office:date-value="2010-03-09" calcext:value-type="date">
            <text:p>03/09/10</text:p>
          </table:table-cell>
          <table:table-cell table:style-name="ce378" table:formula="of:=[.$F$21]+0.5*([.$H$28]+[.$H$21])*([.A27]-[.$E$21])/30.4375" office:value-type="float" office:value="228579.453428755" calcext:value-type="float">
            <text:p>228,579</text:p>
          </table:table-cell>
          <table:table-cell table:style-name="ce378" table:formula="of:=[.F27]-[.F26]" office:value-type="float" office:value="3944.48092593157" calcext:value-type="float">
            <text:p>3,944</text:p>
          </table:table-cell>
          <table:table-cell table:style-name="ce399" table:formula="of:=[.G$1:.G$1048576]/([.E27]-[.E26])*30.4375" office:value-type="float" office:value="3638.18600554673" calcext:value-type="float">
            <text:p>3,638.19</text:p>
          </table:table-cell>
          <table:table-cell table:style-name="ce378" table:formula="of:=[.B$1:.B$1048576]+[.F$1:.F$1048576]" office:value-type="float" office:value="228816.453428755" calcext:value-type="float">
            <text:p>228,816</text:p>
          </table:table-cell>
          <table:table-cell table:style-name="ce340" table:formula="of:=[.B$1:.B$1048576]/[.I$1:.I$1048576]" office:value-type="float" office:value="0.0010357646770965" calcext:value-type="float">
            <text:p>0.001</text:p>
          </table:table-cell>
          <table:table-cell table:style-name="ce340" table:formula="of:=[.F$1:.F$1048576]/[.I$1:.I$1048576]" office:value-type="float" office:value="0.998964235322903" calcext:value-type="float">
            <text:p>0.999</text:p>
          </table:table-cell>
          <table:table-cell table:style-name="ce343" table:formula="of:=[.C$1:.C$1048576]/([.C$1:.C$1048576]+[.G$1:.G$1048576])" office:value-type="percentage" office:value="0.0102873406652716" calcext:value-type="percentage">
            <text:p>1.03%</text:p>
          </table:table-cell>
          <table:table-cell table:style-name="ce343" table:formula="of:=[.G$1:.G$1048576]/([.C$1:.C$1048576]+[.G$1:.G$1048576])" office:value-type="percentage" office:value="0.989712659334728" calcext:value-type="percentage">
            <text:p>98.97%</text:p>
          </table:table-cell>
          <table:table-cell table:number-columns-repeated="1011"/>
        </table:table-row>
        <table:table-row table:style-name="ro2">
          <table:table-cell table:style-name="ce372" office:value-type="date" office:date-value="2010-03-27" calcext:value-type="date">
            <text:p>03/27/10</text:p>
          </table:table-cell>
          <table:table-cell table:style-name="ce378" table:formula="of:=237+AVERAGE([.D29];[.D27])*([.A28]-[.A27])/30.4375" office:value-type="float" office:value="258.194318181818" calcext:value-type="float">
            <text:p>258</text:p>
          </table:table-cell>
          <table:table-cell table:style-name="ce378" table:formula="of:=[.B28]-[.B27]" office:value-type="float" office:value="21.1943181818182" calcext:value-type="float">
            <text:p>21</text:p>
          </table:table-cell>
          <table:table-cell table:style-name="ce385" table:formula="of:=[.C$1:.C$1048576]/([.A28]-[.A27])*30.4375" office:value-type="float" office:value="35.8390033143939" calcext:value-type="float">
            <text:p>35.84</text:p>
          </table:table-cell>
          <table:table-cell table:style-name="ce317" office:value-type="date" office:date-value="2010-03-27" calcext:value-type="date">
            <text:p>03/27/10</text:p>
          </table:table-cell>
          <table:table-cell office:value-type="float" office:value="230287" calcext:value-type="float">
            <text:p>230,287</text:p>
          </table:table-cell>
          <table:table-cell table:formula="of:=[.F28]-[.F21]" office:value-type="float" office:value="17605" calcext:value-type="float">
            <text:p>17,605</text:p>
          </table:table-cell>
          <table:table-cell table:formula="of:=[.G$1:.G$1048576]/([.E28]-[.E21])*30.4375" office:value-type="float" office:value="3548.68998344371" calcext:value-type="float">
            <text:p>3,548.69</text:p>
          </table:table-cell>
          <table:table-cell table:style-name="ce310" table:formula="of:=[.B$1:.B$1048576]+[.F$1:.F$1048576]" office:value-type="float" office:value="230545.194318182" calcext:value-type="float">
            <text:p>230,545</text:p>
          </table:table-cell>
          <table:table-cell table:style-name="ce340" table:formula="of:=[.B$1:.B$1048576]/[.I$1:.I$1048576]" office:value-type="float" office:value="0.00111992930039338" calcext:value-type="float">
            <text:p>0.001</text:p>
          </table:table-cell>
          <table:table-cell table:style-name="ce340" table:formula="of:=[.F$1:.F$1048576]/[.I$1:.I$1048576]" office:value-type="float" office:value="0.998880070699607" calcext:value-type="float">
            <text:p>0.999</text:p>
          </table:table-cell>
          <table:table-cell table:style-name="ce343" table:formula="of:=[.C$1:.C$1048576]/([.C$1:.C$1048576]+[.G$1:.G$1048576])" office:value-type="percentage" office:value="0.00120243302662083" calcext:value-type="percentage">
            <text:p>0.12%</text:p>
          </table:table-cell>
          <table:table-cell table:style-name="ce343" table:formula="of:=[.G$1:.G$1048576]/([.C$1:.C$1048576]+[.G$1:.G$1048576])" office:value-type="percentage" office:value="0.998797566973379" calcext:value-type="percentage">
            <text:p>99.8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0-05-28" calcext:value-type="date">
            <text:p>05/28/10</text:p>
          </table:table-cell>
          <table:table-cell office:value-type="float" office:value="326" calcext:value-type="float">
            <text:p>326</text:p>
          </table:table-cell>
          <table:table-cell table:formula="of:=[.B29]-[.B27]" office:value-type="float" office:value="89" calcext:value-type="float">
            <text:p>89</text:p>
          </table:table-cell>
          <table:table-cell table:formula="of:=[.C$1:.C$1048576]/([.A29]-[.A27])*30.4375" office:value-type="float" office:value="33.86171875" calcext:value-type="float">
            <text:p>33.86</text:p>
          </table:table-cell>
          <table:table-cell table:style-name="ce317" office:value-type="date" office:date-value="2010-05-27" calcext:value-type="date">
            <text:p>05/27/10</text:p>
          </table:table-cell>
          <table:table-cell office:value-type="float" office:value="237066" calcext:value-type="float">
            <text:p>237,066</text:p>
          </table:table-cell>
          <table:table-cell table:formula="of:=[.F29]-[.F28]" office:value-type="float" office:value="6779" calcext:value-type="float">
            <text:p>6,779</text:p>
          </table:table-cell>
          <table:table-cell table:formula="of:=[.G$1:.G$1048576]/([.E29]-[.E28])*30.4375" office:value-type="float" office:value="3382.55430327869" calcext:value-type="float">
            <text:p>3,382.55</text:p>
          </table:table-cell>
          <table:table-cell table:style-name="ce310" table:formula="of:=[.B$1:.B$1048576]+[.F$1:.F$1048576]" office:value-type="float" office:value="237392" calcext:value-type="float">
            <text:p>237,392</text:p>
          </table:table-cell>
          <table:table-cell table:style-name="ce340" table:formula="of:=[.B$1:.B$1048576]/[.I$1:.I$1048576]" office:value-type="float" office:value="0.00137325604906652" calcext:value-type="float">
            <text:p>0.001</text:p>
          </table:table-cell>
          <table:table-cell table:style-name="ce340" table:formula="of:=[.F$1:.F$1048576]/[.I$1:.I$1048576]" office:value-type="float" office:value="0.998626743950933" calcext:value-type="float">
            <text:p>0.999</text:p>
          </table:table-cell>
          <table:table-cell table:style-name="ce343" table:formula="of:=[.C$1:.C$1048576]/([.C$1:.C$1048576]+[.G$1:.G$1048576])" office:value-type="percentage" office:value="0.0129586488060571" calcext:value-type="percentage">
            <text:p>1.30%</text:p>
          </table:table-cell>
          <table:table-cell table:style-name="ce343" table:formula="of:=[.G$1:.G$1048576]/([.C$1:.C$1048576]+[.G$1:.G$1048576])" office:value-type="percentage" office:value="0.987041351193943" calcext:value-type="percentage">
            <text:p>98.7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0-06-19" calcext:value-type="date">
            <text:p>06/19/10</text:p>
          </table:table-cell>
          <table:table-cell office:value-type="float" office:value="345" calcext:value-type="float">
            <text:p>345</text:p>
          </table:table-cell>
          <table:table-cell table:formula="of:=[.B30]-[.B29]" office:value-type="float" office:value="19" calcext:value-type="float">
            <text:p>19</text:p>
          </table:table-cell>
          <table:table-cell table:formula="of:=[.C$1:.C$1048576]/([.A30]-[.A29])*30.4375" office:value-type="float" office:value="26.2869318181818" calcext:value-type="float">
            <text:p>26.29</text:p>
          </table:table-cell>
          <table:table-cell table:style-name="ce317" office:value-type="date" office:date-value="2010-06-12" calcext:value-type="date">
            <text:p>06/12/10</text:p>
          </table:table-cell>
          <table:table-cell office:value-type="float" office:value="238886" calcext:value-type="float">
            <text:p>238,886</text:p>
          </table:table-cell>
          <table:table-cell table:formula="of:=[.F30]-[.F29]" office:value-type="float" office:value="1820" calcext:value-type="float">
            <text:p>1,820</text:p>
          </table:table-cell>
          <table:table-cell table:formula="of:=[.G$1:.G$1048576]/([.E30]-[.E29])*30.4375" office:value-type="float" office:value="3462.265625" calcext:value-type="float">
            <text:p>3,462.27</text:p>
          </table:table-cell>
          <table:table-cell table:style-name="ce310" table:formula="of:=[.B$1:.B$1048576]+[.F$1:.F$1048576]" office:value-type="float" office:value="239231" calcext:value-type="float">
            <text:p>239,231</text:p>
          </table:table-cell>
          <table:table-cell table:style-name="ce340" table:formula="of:=[.B$1:.B$1048576]/[.I$1:.I$1048576]" office:value-type="float" office:value="0.00144212079538187" calcext:value-type="float">
            <text:p>0.001</text:p>
          </table:table-cell>
          <table:table-cell table:style-name="ce340" table:formula="of:=[.F$1:.F$1048576]/[.I$1:.I$1048576]" office:value-type="float" office:value="0.998557879204618" calcext:value-type="float">
            <text:p>0.999</text:p>
          </table:table-cell>
          <table:table-cell table:style-name="ce343" table:formula="of:=[.C$1:.C$1048576]/([.C$1:.C$1048576]+[.G$1:.G$1048576])" office:value-type="percentage" office:value="0.010331702011963" calcext:value-type="percentage">
            <text:p>1.03%</text:p>
          </table:table-cell>
          <table:table-cell table:style-name="ce343" table:formula="of:=[.G$1:.G$1048576]/([.C$1:.C$1048576]+[.G$1:.G$1048576])" office:value-type="percentage" office:value="0.989668297988037" calcext:value-type="percentage">
            <text:p>98.97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0-12-05" calcext:value-type="date">
            <text:p>12/05/10</text:p>
          </table:table-cell>
          <table:table-cell office:value-type="float" office:value="629" calcext:value-type="float">
            <text:p>629</text:p>
          </table:table-cell>
          <table:table-cell table:formula="of:=[.B31]-[.B30]" office:value-type="float" office:value="284" calcext:value-type="float">
            <text:p>284</text:p>
          </table:table-cell>
          <table:table-cell table:formula="of:=[.C$1:.C$1048576]/([.A31]-[.A30])*30.4375" office:value-type="float" office:value="51.1494082840237" calcext:value-type="float">
            <text:p>51.15</text:p>
          </table:table-cell>
          <table:table-cell table:style-name="ce372" office:value-type="date" office:date-value="2010-12-05" calcext:value-type="date">
            <text:p>12/05/10</text:p>
          </table:table-cell>
          <table:table-cell table:style-name="ce378" table:formula="of:=[.F30]+AVERAGE([.H32];[.H30])*([.E31]-[.E30])/30.4375" office:value-type="float" office:value="257985.989637306" calcext:value-type="float">
            <text:p>257,986</text:p>
          </table:table-cell>
          <table:table-cell table:style-name="ce378" table:formula="of:=[.F31]-[.F30]" office:value-type="float" office:value="19099.9896373057" calcext:value-type="float">
            <text:p>19,100</text:p>
          </table:table-cell>
          <table:table-cell table:style-name="ce400" table:formula="of:=[.G$1:.G$1048576]/([.E31]-[.E30])*30.4375" office:value-type="float" office:value="3303.15871923575" calcext:value-type="float">
            <text:p>3,303.16</text:p>
          </table:table-cell>
          <table:table-cell table:style-name="ce378" table:formula="of:=[.B$1:.B$1048576]+[.F$1:.F$1048576]" office:value-type="float" office:value="258614.989637306" calcext:value-type="float">
            <text:p>258,615</text:p>
          </table:table-cell>
          <table:table-cell table:style-name="ce407" table:formula="of:=[.B$1:.B$1048576]/[.I$1:.I$1048576]" office:value-type="float" office:value="0.00243218693890149" calcext:value-type="float">
            <text:p>0.002</text:p>
          </table:table-cell>
          <table:table-cell table:style-name="ce407" table:formula="of:=[.F$1:.F$1048576]/[.I$1:.I$1048576]" office:value-type="float" office:value="0.997567813061099" calcext:value-type="float">
            <text:p>0.998</text:p>
          </table:table-cell>
          <table:table-cell table:style-name="ce413" table:formula="of:=[.C$1:.C$1048576]/([.C$1:.C$1048576]+[.G$1:.G$1048576])" office:value-type="percentage" office:value="0.0146512666026928" calcext:value-type="percentage">
            <text:p>1.47%</text:p>
          </table:table-cell>
          <table:table-cell table:style-name="ce413" table:formula="of:=[.G$1:.G$1048576]/([.C$1:.C$1048576]+[.G$1:.G$1048576])" office:value-type="percentage" office:value="0.985348733397307" calcext:value-type="percentage">
            <text:p>98.53%</text:p>
          </table:table-cell>
          <table:table-cell table:number-columns-repeated="1011"/>
        </table:table-row>
        <table:table-row table:style-name="ro2">
          <table:table-cell table:style-name="ce372" office:value-type="date" office:date-value="2010-12-22" calcext:value-type="date">
            <text:p>12/22/10</text:p>
          </table:table-cell>
          <table:table-cell table:style-name="ce378" table:formula="of:=[.B31]+AVERAGE([.D33];[.D31])*([.A32]-[.A31])/30.4375" office:value-type="float" office:value="671.800152700897" calcext:value-type="float">
            <text:p>672</text:p>
          </table:table-cell>
          <table:table-cell table:style-name="ce378" table:formula="of:=[.B32]-[.B31]" office:value-type="float" office:value="42.8001527008971" calcext:value-type="float">
            <text:p>43</text:p>
          </table:table-cell>
          <table:table-cell table:style-name="ce385" table:formula="of:=[.C$1:.C$1048576]/([.A32]-[.A31])*30.4375" office:value-type="float" office:value="76.6311557549151" calcext:value-type="float">
            <text:p>76.63</text:p>
          </table:table-cell>
          <table:table-cell table:style-name="ce317" office:value-type="date" office:date-value="2010-12-22" calcext:value-type="date">
            <text:p>12/22/10</text:p>
          </table:table-cell>
          <table:table-cell office:value-type="float" office:value="258822" calcext:value-type="float">
            <text:p>258,822</text:p>
          </table:table-cell>
          <table:table-cell table:formula="of:=[.F32]-[.F30]" office:value-type="float" office:value="19936" calcext:value-type="float">
            <text:p>19,936</text:p>
          </table:table-cell>
          <table:table-cell table:formula="of:=[.G$1:.G$1048576]/([.E32]-[.E30])*30.4375" office:value-type="float" office:value="3144.0518134715" calcext:value-type="float">
            <text:p>3,144.05</text:p>
          </table:table-cell>
          <table:table-cell table:style-name="ce310" table:formula="of:=[.B$1:.B$1048576]+[.F$1:.F$1048576]" office:value-type="float" office:value="259493.800152701" calcext:value-type="float">
            <text:p>259,494</text:p>
          </table:table-cell>
          <table:table-cell table:style-name="ce407" table:formula="of:=[.B$1:.B$1048576]/[.I$1:.I$1048576]" office:value-type="float" office:value="0.00258888710368252" calcext:value-type="float">
            <text:p>0.003</text:p>
          </table:table-cell>
          <table:table-cell table:style-name="ce407" table:formula="of:=[.F$1:.F$1048576]/[.I$1:.I$1048576]" office:value-type="float" office:value="0.997411112896317" calcext:value-type="float">
            <text:p>0.997</text:p>
          </table:table-cell>
          <table:table-cell table:style-name="ce413" table:formula="of:=[.C$1:.C$1048576]/([.C$1:.C$1048576]+[.G$1:.G$1048576])" office:value-type="percentage" office:value="0.00214227843382832" calcext:value-type="percentage">
            <text:p>0.21%</text:p>
          </table:table-cell>
          <table:table-cell table:style-name="ce413" table:formula="of:=[.G$1:.G$1048576]/([.C$1:.C$1048576]+[.G$1:.G$1048576])" office:value-type="percentage" office:value="0.997857721566172" calcext:value-type="percentage">
            <text:p>99.79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1-02-05" calcext:value-type="date">
            <text:p>02/05/11</text:p>
          </table:table-cell>
          <table:table-cell office:value-type="float" office:value="837" calcext:value-type="float">
            <text:p>837</text:p>
          </table:table-cell>
          <table:table-cell table:formula="of:=[.B33]-[.B31]" office:value-type="float" office:value="208" calcext:value-type="float">
            <text:p>208</text:p>
          </table:table-cell>
          <table:table-cell table:formula="of:=[.C$1:.C$1048576]/([.A33]-[.A31])*30.4375" office:value-type="float" office:value="102.112903225806" calcext:value-type="float">
            <text:p>102.11</text:p>
          </table:table-cell>
          <table:table-cell table:style-name="ce372" office:value-type="date" office:date-value="2011-02-05" calcext:value-type="date">
            <text:p>02/05/11</text:p>
          </table:table-cell>
          <table:table-cell table:style-name="ce378" table:formula="of:=[.F32]+AVERAGE([.H34];[.H32])*([.E33]-[.E32])/30.4375" office:value-type="float" office:value="263297.206721556" calcext:value-type="float">
            <text:p>263,297</text:p>
          </table:table-cell>
          <table:table-cell table:style-name="ce378" table:formula="of:=[.F33]-[.F32]" office:value-type="float" office:value="4475.20672155585" calcext:value-type="float">
            <text:p>4,475</text:p>
          </table:table-cell>
          <table:table-cell table:style-name="ce400" table:formula="of:=[.G$1:.G$1048576]/([.E33]-[.E32])*30.4375" office:value-type="float" office:value="3026.98010194125" calcext:value-type="float">
            <text:p>3,026.98</text:p>
          </table:table-cell>
          <table:table-cell table:style-name="ce378" table:formula="of:=[.B$1:.B$1048576]+[.F$1:.F$1048576]" office:value-type="float" office:value="264134.206721556" calcext:value-type="float">
            <text:p>264,134</text:p>
          </table:table-cell>
          <table:table-cell table:style-name="ce407" table:formula="of:=[.B$1:.B$1048576]/[.I$1:.I$1048576]" office:value-type="float" office:value="0.00316884363592613" calcext:value-type="float">
            <text:p>0.003</text:p>
          </table:table-cell>
          <table:table-cell table:style-name="ce407" table:formula="of:=[.F$1:.F$1048576]/[.I$1:.I$1048576]" office:value-type="float" office:value="0.996831156364074" calcext:value-type="float">
            <text:p>0.997</text:p>
          </table:table-cell>
          <table:table-cell table:style-name="ce413" table:formula="of:=[.C$1:.C$1048576]/([.C$1:.C$1048576]+[.G$1:.G$1048576])" office:value-type="percentage" office:value="0.0444140121004307" calcext:value-type="percentage">
            <text:p>4.44%</text:p>
          </table:table-cell>
          <table:table-cell table:style-name="ce413" table:formula="of:=[.G$1:.G$1048576]/([.C$1:.C$1048576]+[.G$1:.G$1048576])" office:value-type="percentage" office:value="0.955585987899569" calcext:value-type="percentage">
            <text:p>95.56%</text:p>
          </table:table-cell>
          <table:table-cell table:number-columns-repeated="2"/>
          <table:table-cell table:style-name="ce373" office:value-type="date" office:date-value="2011-01-21" calcext:value-type="date">
            <text:p>01/21/11</text:p>
          </table:table-cell>
          <table:table-cell table:style-name="ce418" office:value-type="string" calcext:value-type="string">
            <text:p>Batoto Opens</text:p>
          </table:table-cell>
          <table:table-cell table:number-columns-repeated="1007"/>
        </table:table-row>
        <table:table-row table:style-name="ro2">
          <table:table-cell table:style-name="ce372" office:value-type="date" office:date-value="2011-05-17" calcext:value-type="date">
            <text:p>05/17/11</text:p>
          </table:table-cell>
          <table:table-cell table:style-name="ce378" table:formula="of:=[.B33]+AVERAGE([.D35];[.D33])*([.A34]-[.A33])/30.4375" office:value-type="float" office:value="1222.5842020426" calcext:value-type="float">
            <text:p>1,223</text:p>
          </table:table-cell>
          <table:table-cell table:style-name="ce378" table:formula="of:=[.B34]-[.B33]" office:value-type="float" office:value="385.584202042596" calcext:value-type="float">
            <text:p>386</text:p>
          </table:table-cell>
          <table:table-cell table:style-name="ce385" table:formula="of:=[.C$1:.C$1048576]/([.A34]-[.A33])*30.4375" office:value-type="float" office:value="116.200189600708" calcext:value-type="float">
            <text:p>116.20</text:p>
          </table:table-cell>
          <table:table-cell table:style-name="ce317" office:value-type="date" office:date-value="2011-05-17" calcext:value-type="date">
            <text:p>05/17/11</text:p>
          </table:table-cell>
          <table:table-cell office:value-type="float" office:value="272780" calcext:value-type="float">
            <text:p>272,780</text:p>
          </table:table-cell>
          <table:table-cell table:formula="of:=[.F34]-[.F32]" office:value-type="float" office:value="13958" calcext:value-type="float">
            <text:p>13,958</text:p>
          </table:table-cell>
          <table:table-cell table:formula="of:=[.G$1:.G$1048576]/([.E34]-[.E32])*30.4375" office:value-type="float" office:value="2909.90839041096" calcext:value-type="float">
            <text:p>2,909.91</text:p>
          </table:table-cell>
          <table:table-cell table:style-name="ce310" table:formula="of:=[.B$1:.B$1048576]+[.F$1:.F$1048576]" office:value-type="float" office:value="274002.584202043" calcext:value-type="float">
            <text:p>274,003</text:p>
          </table:table-cell>
          <table:table-cell table:style-name="ce407" table:formula="of:=[.B$1:.B$1048576]/[.I$1:.I$1048576]" office:value-type="float" office:value="0.00446194405648778" calcext:value-type="float">
            <text:p>0.004</text:p>
          </table:table-cell>
          <table:table-cell table:style-name="ce407" table:formula="of:=[.F$1:.F$1048576]/[.I$1:.I$1048576]" office:value-type="float" office:value="0.995538055943512" calcext:value-type="float">
            <text:p>0.996</text:p>
          </table:table-cell>
          <table:table-cell table:style-name="ce413" table:formula="of:=[.C$1:.C$1048576]/([.C$1:.C$1048576]+[.G$1:.G$1048576])" office:value-type="percentage" office:value="0.0268819980146724" calcext:value-type="percentage">
            <text:p>2.69%</text:p>
          </table:table-cell>
          <table:table-cell table:style-name="ce413" table:formula="of:=[.G$1:.G$1048576]/([.C$1:.C$1048576]+[.G$1:.G$1048576])" office:value-type="percentage" office:value="0.973118001985328" calcext:value-type="percentage">
            <text:p>97.31%</text:p>
          </table:table-cell>
          <table:table-cell table:number-columns-repeated="1011"/>
        </table:table-row>
        <table:table-row table:style-name="ro2">
          <table:table-cell table:style-name="ce373" office:value-type="date" office:date-value="2011-10-28" calcext:value-type="date">
            <text:p>10/28/11</text:p>
          </table:table-cell>
          <table:table-cell table:style-name="ce379" office:value-type="float" office:value="1539" calcext:value-type="float">
            <text:p>1,539</text:p>
          </table:table-cell>
          <table:table-cell table:style-name="ce379" table:formula="of:=[.B35]-[.B33]" office:value-type="float" office:value="702" calcext:value-type="float">
            <text:p>702</text:p>
          </table:table-cell>
          <table:table-cell table:style-name="ce386" table:formula="of:=[.C$1:.C$1048576]/([.A35]-[.A34])*30.43753" office:value-type="float" office:value="130.28747597561" calcext:value-type="float">
            <text:p>130.29</text:p>
          </table:table-cell>
          <table:table-cell table:style-name="ce373" office:value-type="date" office:date-value="2011-10-11" calcext:value-type="date">
            <text:p>10/11/11</text:p>
          </table:table-cell>
          <table:table-cell table:style-name="ce379" office:value-type="float" office:value="286898" calcext:value-type="float">
            <text:p>286,898</text:p>
          </table:table-cell>
          <table:table-cell table:style-name="ce379" table:formula="of:=[.F35]-[.F34]" office:value-type="float" office:value="14118" calcext:value-type="float">
            <text:p>14,118</text:p>
          </table:table-cell>
          <table:table-cell table:style-name="ce395" table:formula="of:=[.G$1:.G$1048576]/([.E35]-[.E34])*30.4375" office:value-type="float" office:value="2923.24234693878" calcext:value-type="float">
            <text:p>2,923.24</text:p>
          </table:table-cell>
          <table:table-cell table:style-name="ce379" table:formula="of:=[.B$1:.B$1048576]+[.F$1:.F$1048576]" office:value-type="float" office:value="288437" calcext:value-type="float">
            <text:p>288,437</text:p>
          </table:table-cell>
          <table:table-cell table:style-name="ce403" table:formula="of:=[.B$1:.B$1048576]/[.I$1:.I$1048576]" office:value-type="float" office:value="0.00533565388629059" calcext:value-type="float">
            <text:p>0.005</text:p>
          </table:table-cell>
          <table:table-cell table:style-name="ce403" table:formula="of:=[.F$1:.F$1048576]/[.I$1:.I$1048576]" office:value-type="float" office:value="0.994664346113709" calcext:value-type="float">
            <text:p>0.995</text:p>
          </table:table-cell>
          <table:table-cell table:style-name="ce343" table:formula="of:=[.D$1:.D$1048576]/([.H$1:.H$1048576]+[.D$1:.D$1048576])" office:value-type="percentage" office:value="0.0426678249538952" calcext:value-type="percentage">
            <text:p>4.27%</text:p>
          </table:table-cell>
          <table:table-cell table:style-name="ce343" table:formula="of:=[.H$1:.H$1048576]/([.H$1:.H$1048576]+[.D$1:.D$1048576])" office:value-type="percentage" office:value="0.957332175046105" calcext:value-type="percentage">
            <text:p>95.73%</text:p>
          </table:table-cell>
          <table:table-cell table:number-columns-repeated="2"/>
          <table:table-cell table:style-name="ce373" office:value-type="date" office:date-value="2011-10-08" calcext:value-type="date">
            <text:p>10/08/11</text:p>
          </table:table-cell>
          <table:table-cell table:style-name="ce418" office:value-type="string" calcext:value-type="string">
            <text:p>KissManga opens</text:p>
          </table:table-cell>
          <table:table-cell table:number-columns-repeated="1007"/>
        </table:table-row>
        <table:table-row table:style-name="ro2">
          <table:table-cell table:style-name="ce317" office:value-type="date" office:date-value="2012-01-18" calcext:value-type="date">
            <text:p>01/18/12</text:p>
          </table:table-cell>
          <table:table-cell office:value-type="float" office:value="1767" calcext:value-type="float">
            <text:p>1,767</text:p>
          </table:table-cell>
          <table:table-cell table:formula="of:=[.B36]-[.B35]" office:value-type="float" office:value="228" calcext:value-type="float">
            <text:p>228</text:p>
          </table:table-cell>
          <table:table-cell table:formula="of:=[.C$1:.C$1048576]/([.A36]-[.A35])*30.4375" office:value-type="float" office:value="84.6310975609756" calcext:value-type="float">
            <text:p>84.63</text:p>
          </table:table-cell>
          <table:table-cell table:style-name="ce317" office:value-type="date" office:date-value="2012-01-18" calcext:value-type="date">
            <text:p>01/18/12</text:p>
          </table:table-cell>
          <table:table-cell office:value-type="float" office:value="294553" calcext:value-type="float">
            <text:p>294,553</text:p>
          </table:table-cell>
          <table:table-cell table:formula="of:=[.F36]-[.F35]" office:value-type="float" office:value="7655" calcext:value-type="float">
            <text:p>7,655</text:p>
          </table:table-cell>
          <table:table-cell table:formula="of:=[.G$1:.G$1048576]/([.E36]-[.E35])*30.4375" office:value-type="float" office:value="2353.52588383838" calcext:value-type="float">
            <text:p>2,353.53</text:p>
          </table:table-cell>
          <table:table-cell table:style-name="ce310" table:formula="of:=[.B$1:.B$1048576]+[.F$1:.F$1048576]" office:value-type="float" office:value="296320" calcext:value-type="float">
            <text:p>296,320</text:p>
          </table:table-cell>
          <table:table-cell table:style-name="ce340" table:formula="of:=[.B$1:.B$1048576]/[.I$1:.I$1048576]" office:value-type="float" office:value="0.00596314794816415" calcext:value-type="float">
            <text:p>0.006</text:p>
          </table:table-cell>
          <table:table-cell table:style-name="ce340" table:formula="of:=[.F$1:.F$1048576]/[.I$1:.I$1048576]" office:value-type="float" office:value="0.994036852051836" calcext:value-type="float">
            <text:p>0.994</text:p>
          </table:table-cell>
          <table:table-cell table:style-name="ce343" table:formula="of:=[.D$1:.D$1048576]/([.H$1:.H$1048576]+[.D$1:.D$1048576])" office:value-type="percentage" office:value="0.0347110945712783" calcext:value-type="percentage">
            <text:p>3.47%</text:p>
          </table:table-cell>
          <table:table-cell table:style-name="ce343" table:formula="of:=[.H$1:.H$1048576]/([.H$1:.H$1048576]+[.D$1:.D$1048576])" office:value-type="percentage" office:value="0.965288905428722" calcext:value-type="percentage">
            <text:p>96.53%</text:p>
          </table:table-cell>
          <table:table-cell table:number-columns-repeated="6"/>
          <table:table-cell table:style-name="ce414" office:value-type="string" calcext:value-type="string">
            <text:p>a brief tangent into the 2012 purges</text:p>
          </table:table-cell>
          <table:table-cell table:number-columns-repeated="1004"/>
        </table:table-row>
        <table:table-row table:style-name="ro2">
          <table:table-cell table:style-name="ce317" office:value-type="date" office:date-value="2012-05-18" calcext:value-type="date">
            <text:p>05/18/12</text:p>
          </table:table-cell>
          <table:table-cell office:value-type="float" office:value="2150" calcext:value-type="float">
            <text:p>2,150</text:p>
          </table:table-cell>
          <table:table-cell table:formula="of:=[.B37]-[.B36]" office:value-type="float" office:value="383" calcext:value-type="float">
            <text:p>383</text:p>
          </table:table-cell>
          <table:table-cell table:formula="of:=[.C$1:.C$1048576]/([.A37]-[.A36])*30.4375" office:value-type="float" office:value="96.3434917355372" calcext:value-type="float">
            <text:p>96.34</text:p>
          </table:table-cell>
          <table:table-cell table:style-name="ce317" office:value-type="date" office:date-value="2012-05-23" calcext:value-type="date">
            <text:p>05/23/12</text:p>
          </table:table-cell>
          <table:table-cell office:value-type="float" office:value="304623" calcext:value-type="float">
            <text:p>304,623</text:p>
          </table:table-cell>
          <table:table-cell table:formula="of:=[.F37]-[.F36]" office:value-type="float" office:value="10070" calcext:value-type="float">
            <text:p>10,070</text:p>
          </table:table-cell>
          <table:table-cell table:formula="of:=[.G$1:.G$1048576]/([.E37]-[.E36])*30.4375" office:value-type="float" office:value="2432.58432539683" calcext:value-type="float">
            <text:p>2,432.58</text:p>
          </table:table-cell>
          <table:table-cell table:style-name="ce310" table:formula="of:=[.B$1:.B$1048576]+[.F$1:.F$1048576]" office:value-type="float" office:value="306773" calcext:value-type="float">
            <text:p>306,773</text:p>
          </table:table-cell>
          <table:table-cell table:style-name="ce340" table:formula="of:=[.B$1:.B$1048576]/[.I$1:.I$1048576]" office:value-type="float" office:value="0.00700843946501159" calcext:value-type="float">
            <text:p>0.007</text:p>
          </table:table-cell>
          <table:table-cell table:style-name="ce340" table:formula="of:=[.F$1:.F$1048576]/[.I$1:.I$1048576]" office:value-type="float" office:value="0.992991560534988" calcext:value-type="float">
            <text:p>0.993</text:p>
          </table:table-cell>
          <table:table-cell table:style-name="ce343" table:formula="of:=[.D$1:.D$1048576]/([.H$1:.H$1048576]+[.D$1:.D$1048576])" office:value-type="percentage" office:value="0.0380965763763018" calcext:value-type="percentage">
            <text:p>3.81%</text:p>
          </table:table-cell>
          <table:table-cell table:style-name="ce343" table:formula="of:=[.H$1:.H$1048576]/([.H$1:.H$1048576]+[.D$1:.D$1048576])" office:value-type="percentage" office:value="0.961903423623698" calcext:value-type="percentage">
            <text:p>96.19%</text:p>
          </table:table-cell>
          <table:table-cell table:number-columns-repeated="2"/>
          <table:table-cell table:style-name="ce374" office:value-type="date" office:date-value="2012-05-23" calcext:value-type="date">
            <text:p>05/23/12</text:p>
          </table:table-cell>
          <table:table-cell table:style-name="ce417" office:value-type="string" calcext:value-type="string">
            <text:p>2012 FFN Purge</text:p>
          </table:table-cell>
          <table:table-cell/>
          <table:table-cell office:value-type="string" calcext:value-type="string">
            <text:p>date</text:p>
          </table:table-cell>
          <table:table-cell table:style-name="ce422" office:value-type="string" calcext:value-type="string">
            <text:p>total listed</text:p>
          </table:table-cell>
          <table:table-cell table:style-name="ce422" office:value-type="string" calcext:value-type="string">
            <text:p>k→t</text:p>
          </table:table-cell>
          <table:table-cell table:number-columns-repeated="1003"/>
        </table:table-row>
        <table:table-row table:style-name="ro2">
          <table:table-cell table:style-name="ce374" office:value-type="date" office:date-value="2013-01-19" calcext:value-type="date">
            <text:p>01/19/13</text:p>
          </table:table-cell>
          <table:table-cell table:style-name="ce380" office:value-type="float" office:value="3711" calcext:value-type="float">
            <text:p>3,711</text:p>
          </table:table-cell>
          <table:table-cell table:style-name="ce380" table:formula="of:=[.B38]-[.B37]" office:value-type="float" office:value="1561" calcext:value-type="float">
            <text:p>1,561</text:p>
          </table:table-cell>
          <table:table-cell table:style-name="ce387" table:formula="of:=[.C$1:.C$1048576]/([.A38]-[.A37])*30.4375" office:value-type="float" office:value="193.142022357724" calcext:value-type="float">
            <text:p>193.14</text:p>
          </table:table-cell>
          <table:table-cell table:style-name="ce374" office:value-type="date" office:date-value="2013-01-19" calcext:value-type="date">
            <text:p>01/19/13</text:p>
          </table:table-cell>
          <table:table-cell table:style-name="ce380" office:value-type="float" office:value="321187" calcext:value-type="float">
            <text:p>321,187</text:p>
          </table:table-cell>
          <table:table-cell table:style-name="ce380" table:formula="of:=[.F38]-[.F37]" office:value-type="float" office:value="16564" calcext:value-type="float">
            <text:p>16,564</text:p>
          </table:table-cell>
          <table:table-cell table:style-name="ce397" table:formula="of:=[.G$1:.G$1048576]/([.E38]-[.E37])*30.4375" office:value-type="float" office:value="2091.97821576763" calcext:value-type="float">
            <text:p>2,091.98</text:p>
          </table:table-cell>
          <table:table-cell table:style-name="ce380" table:formula="of:=[.B$1:.B$1048576]+[.F$1:.F$1048576]" office:value-type="float" office:value="324898" calcext:value-type="float">
            <text:p>324,898</text:p>
          </table:table-cell>
          <table:table-cell table:style-name="ce405" table:formula="of:=[.B$1:.B$1048576]/[.I$1:.I$1048576]" office:value-type="float" office:value="0.011422046303763" calcext:value-type="float">
            <text:p>0.011</text:p>
          </table:table-cell>
          <table:table-cell table:style-name="ce405" table:formula="of:=[.F$1:.F$1048576]/[.I$1:.I$1048576]" office:value-type="float" office:value="0.988577953696237" calcext:value-type="float">
            <text:p>0.989</text:p>
          </table:table-cell>
          <table:table-cell table:style-name="ce343" table:formula="of:=[.D$1:.D$1048576]/([.H$1:.H$1048576]+[.D$1:.D$1048576])" office:value-type="percentage" office:value="0.0845216015924708" calcext:value-type="percentage">
            <text:p>8.45%</text:p>
          </table:table-cell>
          <table:table-cell table:style-name="ce343" table:formula="of:=[.H$1:.H$1048576]/([.H$1:.H$1048576]+[.D$1:.D$1048576])" office:value-type="percentage" office:value="0.915478398407529" calcext:value-type="percentage">
            <text:p>91.55%</text:p>
          </table:table-cell>
          <table:table-cell table:number-columns-repeated="2"/>
          <table:table-cell table:style-name="ce373" office:value-type="date" office:date-value="2012-12-24" calcext:value-type="date">
            <text:p>12/24/12</text:p>
          </table:table-cell>
          <table:table-cell table:style-name="ce418" office:value-type="string" calcext:value-type="string">
            <text:p>KissAnime Opens</text:p>
          </table:table-cell>
          <table:table-cell/>
          <table:table-cell table:style-name="ce317" office:value-type="date" office:date-value="2012-05-22" calcext:value-type="date">
            <text:p>05/22/12</text:p>
          </table:table-cell>
          <table:table-cell table:style-name="ce310"/>
          <table:table-cell table:style-name="ce310" office:value-type="float" office:value="226093" calcext:value-type="float">
            <text:p>226,093</text:p>
          </table:table-cell>
          <table:table-cell table:number-columns-repeated="1003"/>
        </table:table-row>
        <table:table-row table:style-name="ro2">
          <table:table-cell table:style-name="ce317" office:value-type="date" office:date-value="2013-04-04" calcext:value-type="date">
            <text:p>04/04/13</text:p>
          </table:table-cell>
          <table:table-cell office:value-type="float" office:value="4587" calcext:value-type="float">
            <text:p>4,587</text:p>
          </table:table-cell>
          <table:table-cell table:formula="of:=[.B39]-[.B38]" office:value-type="float" office:value="876" calcext:value-type="float">
            <text:p>876</text:p>
          </table:table-cell>
          <table:table-cell table:formula="of:=[.C$1:.C$1048576]/([.A39]-[.A38])*30.4375" office:value-type="float" office:value="355.51" calcext:value-type="float">
            <text:p>355.51</text:p>
          </table:table-cell>
          <table:table-cell table:style-name="ce317" office:value-type="date" office:date-value="2013-04-04" calcext:value-type="date">
            <text:p>04/04/13</text:p>
          </table:table-cell>
          <table:table-cell office:value-type="float" office:value="327981" calcext:value-type="float">
            <text:p>327,981</text:p>
          </table:table-cell>
          <table:table-cell table:formula="of:=[.F39]-[.F38]" office:value-type="float" office:value="6794" calcext:value-type="float">
            <text:p>6,794</text:p>
          </table:table-cell>
          <table:table-cell table:formula="of:=[.G$1:.G$1048576]/([.E39]-[.E38])*30.4375" office:value-type="float" office:value="2757.23166666667" calcext:value-type="float">
            <text:p>2,757.23</text:p>
          </table:table-cell>
          <table:table-cell table:style-name="ce310" table:formula="of:=[.B$1:.B$1048576]+[.F$1:.F$1048576]" office:value-type="float" office:value="332568" calcext:value-type="float">
            <text:p>332,568</text:p>
          </table:table-cell>
          <table:table-cell table:style-name="ce340" table:formula="of:=[.B$1:.B$1048576]/[.I$1:.I$1048576]" office:value-type="float" office:value="0.0137926679656491" calcext:value-type="float">
            <text:p>0.014</text:p>
          </table:table-cell>
          <table:table-cell table:style-name="ce340" table:formula="of:=[.F$1:.F$1048576]/[.I$1:.I$1048576]" office:value-type="float" office:value="0.986207332034351" calcext:value-type="float">
            <text:p>0.986</text:p>
          </table:table-cell>
          <table:table-cell table:style-name="ce343" table:formula="of:=[.D$1:.D$1048576]/([.H$1:.H$1048576]+[.D$1:.D$1048576])" office:value-type="percentage" office:value="0.114211212516297" calcext:value-type="percentage">
            <text:p>11.42%</text:p>
          </table:table-cell>
          <table:table-cell table:style-name="ce343" table:formula="of:=[.H$1:.H$1048576]/([.H$1:.H$1048576]+[.D$1:.D$1048576])" office:value-type="percentage" office:value="0.885788787483703" calcext:value-type="percentage">
            <text:p>88.58%</text:p>
          </table:table-cell>
          <table:table-cell table:number-columns-repeated="5"/>
          <table:table-cell table:style-name="ce317" office:value-type="date" office:date-value="2012-05-23" calcext:value-type="date">
            <text:p>05/23/12</text:p>
          </table:table-cell>
          <table:table-cell table:style-name="ce310" office:value-type="float" office:value="304623" calcext:value-type="float">
            <text:p>304,623</text:p>
          </table:table-cell>
          <table:table-cell table:style-name="ce310"/>
          <table:table-cell table:formula="of:=[.U38]/[.T39]" office:value-type="float" office:value="0.742205939801" calcext:value-type="float">
            <text:p>0.742205939801</text:p>
          </table:table-cell>
          <table:table-cell table:number-columns-repeated="1002"/>
        </table:table-row>
        <table:table-row table:style-name="ro2">
          <table:table-cell table:style-name="ce317" office:value-type="date" office:date-value="2013-06-23" calcext:value-type="date">
            <text:p>06/23/13</text:p>
          </table:table-cell>
          <table:table-cell office:value-type="float" office:value="5155" calcext:value-type="float">
            <text:p>5,155</text:p>
          </table:table-cell>
          <table:table-cell table:formula="of:=[.B40]-[.B39]" office:value-type="float" office:value="568" calcext:value-type="float">
            <text:p>568</text:p>
          </table:table-cell>
          <table:table-cell table:formula="of:=[.C$1:.C$1048576]/([.A40]-[.A39])*30.4375" office:value-type="float" office:value="216.10625" calcext:value-type="float">
            <text:p>216.11</text:p>
          </table:table-cell>
          <table:table-cell table:style-name="ce317" office:value-type="date" office:date-value="2013-07-03" calcext:value-type="date">
            <text:p>07/03/13</text:p>
          </table:table-cell>
          <table:table-cell office:value-type="float" office:value="336446" calcext:value-type="float">
            <text:p>336,446</text:p>
          </table:table-cell>
          <table:table-cell table:formula="of:=[.F40]-[.F39]" office:value-type="float" office:value="8465" calcext:value-type="float">
            <text:p>8,465</text:p>
          </table:table-cell>
          <table:table-cell table:formula="of:=[.G$1:.G$1048576]/([.E40]-[.E39])*30.4375" office:value-type="float" office:value="2862.81597222222" calcext:value-type="float">
            <text:p>2,862.82</text:p>
          </table:table-cell>
          <table:table-cell table:style-name="ce310" table:formula="of:=[.B$1:.B$1048576]+[.F$1:.F$1048576]" office:value-type="float" office:value="341601" calcext:value-type="float">
            <text:p>341,601</text:p>
          </table:table-cell>
          <table:table-cell table:style-name="ce340" table:formula="of:=[.B$1:.B$1048576]/[.I$1:.I$1048576]" office:value-type="float" office:value="0.0150907052379823" calcext:value-type="float">
            <text:p>0.015</text:p>
          </table:table-cell>
          <table:table-cell table:style-name="ce340" table:formula="of:=[.F$1:.F$1048576]/[.I$1:.I$1048576]" office:value-type="float" office:value="0.984909294762018" calcext:value-type="float">
            <text:p>0.985</text:p>
          </table:table-cell>
          <table:table-cell table:style-name="ce343" table:formula="of:=[.D$1:.D$1048576]/([.H$1:.H$1048576]+[.D$1:.D$1048576])" office:value-type="percentage" office:value="0.070188927943761" calcext:value-type="percentage">
            <text:p>7.02%</text:p>
          </table:table-cell>
          <table:table-cell table:style-name="ce343" table:formula="of:=[.H$1:.H$1048576]/([.H$1:.H$1048576]+[.D$1:.D$1048576])" office:value-type="percentage" office:value="0.929811072056239" calcext:value-type="percentage">
            <text:p>92.98%</text:p>
          </table:table-cell>
          <table:table-cell table:number-columns-repeated="5"/>
          <table:table-cell table:style-name="ce317" office:value-type="date" office:date-value="2012-05-26" calcext:value-type="date">
            <text:p>05/26/12</text:p>
          </table:table-cell>
          <table:table-cell table:style-name="ce310"/>
          <table:table-cell table:style-name="ce310" office:value-type="float" office:value="226249" calcext:value-type="float">
            <text:p>226,249</text:p>
          </table:table-cell>
          <table:table-cell table:number-columns-repeated="1003"/>
        </table:table-row>
        <table:table-row table:style-name="ro2">
          <table:table-cell table:style-name="ce317" office:value-type="date" office:date-value="2013-10-09" calcext:value-type="date">
            <text:p>10/09/13</text:p>
          </table:table-cell>
          <table:table-cell office:value-type="float" office:value="5994" calcext:value-type="float">
            <text:p>5,994</text:p>
          </table:table-cell>
          <table:table-cell table:formula="of:=[.B41]-[.B40]" office:value-type="float" office:value="839" calcext:value-type="float">
            <text:p>839</text:p>
          </table:table-cell>
          <table:table-cell table:formula="of:=[.C$1:.C$1048576]/([.A41]-[.A40])*30.4375" office:value-type="float" office:value="236.454282407407" calcext:value-type="float">
            <text:p>236.45</text:p>
          </table:table-cell>
          <table:table-cell table:style-name="ce317" office:value-type="date" office:date-value="2013-10-10" calcext:value-type="date">
            <text:p>10/10/13</text:p>
          </table:table-cell>
          <table:table-cell office:value-type="float" office:value="345000" calcext:value-type="float">
            <text:p>345,000</text:p>
          </table:table-cell>
          <table:table-cell table:formula="of:=[.F41]-[.F40]" office:value-type="float" office:value="8554" calcext:value-type="float">
            <text:p>8,554</text:p>
          </table:table-cell>
          <table:table-cell table:formula="of:=[.G$1:.G$1048576]/([.E41]-[.E40])*30.4375" office:value-type="float" office:value="2629.92297979798" calcext:value-type="float">
            <text:p>2,629.92</text:p>
          </table:table-cell>
          <table:table-cell table:style-name="ce310" table:formula="of:=[.B$1:.B$1048576]+[.F$1:.F$1048576]" office:value-type="float" office:value="350994" calcext:value-type="float">
            <text:p>350,994</text:p>
          </table:table-cell>
          <table:table-cell table:style-name="ce340" table:formula="of:=[.B$1:.B$1048576]/[.I$1:.I$1048576]" office:value-type="float" office:value="0.0170772149951281" calcext:value-type="float">
            <text:p>0.017</text:p>
          </table:table-cell>
          <table:table-cell table:style-name="ce340" table:formula="of:=[.F$1:.F$1048576]/[.I$1:.I$1048576]" office:value-type="float" office:value="0.982922785004872" calcext:value-type="float">
            <text:p>0.983</text:p>
          </table:table-cell>
          <table:table-cell table:style-name="ce343" table:formula="of:=[.D$1:.D$1048576]/([.H$1:.H$1048576]+[.D$1:.D$1048576])" office:value-type="percentage" office:value="0.0824923800244912" calcext:value-type="percentage">
            <text:p>8.25%</text:p>
          </table:table-cell>
          <table:table-cell table:style-name="ce343" table:formula="of:=[.H$1:.H$1048576]/([.H$1:.H$1048576]+[.D$1:.D$1048576])" office:value-type="percentage" office:value="0.917507619975509" calcext:value-type="percentage">
            <text:p>91.75%</text:p>
          </table:table-cell>
          <table:table-cell table:number-columns-repeated="5"/>
          <table:table-cell table:style-name="ce317" office:value-type="date" office:date-value="2012-05-29" calcext:value-type="date">
            <text:p>05/29/12</text:p>
          </table:table-cell>
          <table:table-cell table:style-name="ce310"/>
          <table:table-cell table:style-name="ce310" office:value-type="float" office:value="225792" calcext:value-type="float">
            <text:p>225,792</text:p>
          </table:table-cell>
          <table:table-cell table:number-columns-repeated="1003"/>
        </table:table-row>
        <table:table-row table:style-name="ro2">
          <table:table-cell table:style-name="ce317" office:value-type="date" office:date-value="2014-01-22" calcext:value-type="date">
            <text:p>01/22/14</text:p>
          </table:table-cell>
          <table:table-cell office:value-type="float" office:value="6683" calcext:value-type="float">
            <text:p>6,683</text:p>
          </table:table-cell>
          <table:table-cell table:formula="of:=[.B42]-[.B41]" office:value-type="float" office:value="689" calcext:value-type="float">
            <text:p>689</text:p>
          </table:table-cell>
          <table:table-cell table:formula="of:=[.C$1:.C$1048576]/([.A42]-[.A41])*30.4375" office:value-type="float" office:value="199.727976190476" calcext:value-type="float">
            <text:p>199.73</text:p>
          </table:table-cell>
          <table:table-cell table:style-name="ce317" office:value-type="date" office:date-value="2014-01-22" calcext:value-type="date">
            <text:p>01/22/14</text:p>
          </table:table-cell>
          <table:table-cell office:value-type="float" office:value="352000" calcext:value-type="float">
            <text:p>352,000</text:p>
          </table:table-cell>
          <table:table-cell table:formula="of:=[.F42]-[.F41]" office:value-type="float" office:value="7000" calcext:value-type="float">
            <text:p>7,000</text:p>
          </table:table-cell>
          <table:table-cell table:formula="of:=[.G$1:.G$1048576]/([.E42]-[.E41])*30.4375" office:value-type="float" office:value="2048.67788461538" calcext:value-type="float">
            <text:p>2,048.68</text:p>
          </table:table-cell>
          <table:table-cell table:style-name="ce310" table:formula="of:=[.B$1:.B$1048576]+[.F$1:.F$1048576]" office:value-type="float" office:value="358683" calcext:value-type="float">
            <text:p>358,683</text:p>
          </table:table-cell>
          <table:table-cell table:style-name="ce340" table:formula="of:=[.B$1:.B$1048576]/[.I$1:.I$1048576]" office:value-type="float" office:value="0.0186320511426524" calcext:value-type="float">
            <text:p>0.019</text:p>
          </table:table-cell>
          <table:table-cell table:style-name="ce340" table:formula="of:=[.F$1:.F$1048576]/[.I$1:.I$1048576]" office:value-type="float" office:value="0.981367948857348" calcext:value-type="float">
            <text:p>0.981</text:p>
          </table:table-cell>
          <table:table-cell table:style-name="ce343" table:formula="of:=[.D$1:.D$1048576]/([.H$1:.H$1048576]+[.D$1:.D$1048576])" office:value-type="percentage" office:value="0.0888309266899397" calcext:value-type="percentage">
            <text:p>8.88%</text:p>
          </table:table-cell>
          <table:table-cell table:style-name="ce343" table:formula="of:=[.H$1:.H$1048576]/([.H$1:.H$1048576]+[.D$1:.D$1048576])" office:value-type="percentage" office:value="0.91116907331006" calcext:value-type="percentage">
            <text:p>91.12%</text:p>
          </table:table-cell>
          <table:table-cell table:number-columns-repeated="5"/>
          <table:table-cell table:style-name="ce317" office:value-type="date" office:date-value="2012-06-08" calcext:value-type="date">
            <text:p>06/08/12</text:p>
          </table:table-cell>
          <table:table-cell table:style-name="ce310"/>
          <table:table-cell table:style-name="ce310" office:value-type="float" office:value="225383" calcext:value-type="float">
            <text:p>225,383</text:p>
          </table:table-cell>
          <table:table-cell table:number-columns-repeated="1003"/>
        </table:table-row>
        <table:table-row table:style-name="ro2">
          <table:table-cell table:style-name="ce317" office:value-type="date" office:date-value="2014-04-04" calcext:value-type="date">
            <text:p>04/04/14</text:p>
          </table:table-cell>
          <table:table-cell office:value-type="float" office:value="7244" calcext:value-type="float">
            <text:p>7,244</text:p>
          </table:table-cell>
          <table:table-cell table:formula="of:=[.B43]-[.B42]" office:value-type="float" office:value="561" calcext:value-type="float">
            <text:p>561</text:p>
          </table:table-cell>
          <table:table-cell table:formula="of:=[.C$1:.C$1048576]/([.A43]-[.A42])*30.4375" office:value-type="float" office:value="237.158854166667" calcext:value-type="float">
            <text:p>237.16</text:p>
          </table:table-cell>
          <table:table-cell table:style-name="ce317" office:value-type="date" office:date-value="2014-04-07" calcext:value-type="date">
            <text:p>04/07/14</text:p>
          </table:table-cell>
          <table:table-cell office:value-type="float" office:value="357000" calcext:value-type="float">
            <text:p>357,000</text:p>
          </table:table-cell>
          <table:table-cell table:formula="of:=[.F43]-[.F42]" office:value-type="float" office:value="5000" calcext:value-type="float">
            <text:p>5,000</text:p>
          </table:table-cell>
          <table:table-cell table:formula="of:=[.G$1:.G$1048576]/([.E43]-[.E42])*30.4375" office:value-type="float" office:value="2029.16666666667" calcext:value-type="float">
            <text:p>2,029.17</text:p>
          </table:table-cell>
          <table:table-cell table:style-name="ce310" table:formula="of:=[.B$1:.B$1048576]+[.F$1:.F$1048576]" office:value-type="float" office:value="364244" calcext:value-type="float">
            <text:p>364,244</text:p>
          </table:table-cell>
          <table:table-cell table:style-name="ce340" table:formula="of:=[.B$1:.B$1048576]/[.I$1:.I$1048576]" office:value-type="float" office:value="0.0198877675404399" calcext:value-type="float">
            <text:p>0.020</text:p>
          </table:table-cell>
          <table:table-cell table:style-name="ce340" table:formula="of:=[.F$1:.F$1048576]/[.I$1:.I$1048576]" office:value-type="float" office:value="0.98011223245956" calcext:value-type="float">
            <text:p>0.980</text:p>
          </table:table-cell>
          <table:table-cell table:style-name="ce343" table:formula="of:=[.D$1:.D$1048576]/([.H$1:.H$1048576]+[.D$1:.D$1048576])" office:value-type="percentage" office:value="0.10464465584779" calcext:value-type="percentage">
            <text:p>10.46%</text:p>
          </table:table-cell>
          <table:table-cell table:style-name="ce343" table:formula="of:=[.H$1:.H$1048576]/([.H$1:.H$1048576]+[.D$1:.D$1048576])" office:value-type="percentage" office:value="0.89535534415221" calcext:value-type="percentage">
            <text:p>89.54%</text:p>
          </table:table-cell>
          <table:table-cell table:number-columns-repeated="5"/>
          <table:table-cell table:style-name="ce317" office:value-type="date" office:date-value="2012-06-10" calcext:value-type="date">
            <text:p>06/10/12</text:p>
          </table:table-cell>
          <table:table-cell table:style-name="ce310"/>
          <table:table-cell table:style-name="ce310" office:value-type="float" office:value="225485" calcext:value-type="float">
            <text:p>225,485</text:p>
          </table:table-cell>
          <table:table-cell table:number-columns-repeated="1003"/>
        </table:table-row>
        <table:table-row table:style-name="ro2">
          <table:table-cell table:style-name="ce317" office:value-type="date" office:date-value="2014-07-05" calcext:value-type="date">
            <text:p>07/05/14</text:p>
          </table:table-cell>
          <table:table-cell office:value-type="float" office:value="8001" calcext:value-type="float">
            <text:p>8,001</text:p>
          </table:table-cell>
          <table:table-cell table:formula="of:=[.B44]-[.B43]" office:value-type="float" office:value="757" calcext:value-type="float">
            <text:p>757</text:p>
          </table:table-cell>
          <table:table-cell table:formula="of:=[.C$1:.C$1048576]/([.A44]-[.A43])*30.4375" office:value-type="float" office:value="250.447690217391" calcext:value-type="float">
            <text:p>250.45</text:p>
          </table:table-cell>
          <table:table-cell table:style-name="ce317" office:value-type="date" office:date-value="2014-07-03" calcext:value-type="date">
            <text:p>07/03/14</text:p>
          </table:table-cell>
          <table:table-cell office:value-type="float" office:value="363000" calcext:value-type="float">
            <text:p>363,000</text:p>
          </table:table-cell>
          <table:table-cell table:formula="of:=[.F44]-[.F43]" office:value-type="float" office:value="6000" calcext:value-type="float">
            <text:p>6,000</text:p>
          </table:table-cell>
          <table:table-cell table:formula="of:=[.G$1:.G$1048576]/([.E44]-[.E43])*30.4375" office:value-type="float" office:value="2099.13793103448" calcext:value-type="float">
            <text:p>2,099.14</text:p>
          </table:table-cell>
          <table:table-cell table:style-name="ce310" table:formula="of:=[.B$1:.B$1048576]+[.F$1:.F$1048576]" office:value-type="float" office:value="371001" calcext:value-type="float">
            <text:p>371,001</text:p>
          </table:table-cell>
          <table:table-cell table:style-name="ce340" table:formula="of:=[.B$1:.B$1048576]/[.I$1:.I$1048576]" office:value-type="float" office:value="0.021565979606524" calcext:value-type="float">
            <text:p>0.022</text:p>
          </table:table-cell>
          <table:table-cell table:style-name="ce340" table:formula="of:=[.F$1:.F$1048576]/[.I$1:.I$1048576]" office:value-type="float" office:value="0.978434020393476" calcext:value-type="float">
            <text:p>0.978</text:p>
          </table:table-cell>
          <table:table-cell table:style-name="ce343" table:formula="of:=[.D$1:.D$1048576]/([.H$1:.H$1048576]+[.D$1:.D$1048576])" office:value-type="percentage" office:value="0.106592280763087" calcext:value-type="percentage">
            <text:p>10.66%</text:p>
          </table:table-cell>
          <table:table-cell table:style-name="ce343" table:formula="of:=[.H$1:.H$1048576]/([.H$1:.H$1048576]+[.D$1:.D$1048576])" office:value-type="percentage" office:value="0.893407719236913" calcext:value-type="percentage">
            <text:p>89.34%</text:p>
          </table:table-cell>
          <table:table-cell table:number-columns-repeated="5"/>
          <table:table-cell table:style-name="ce317" office:value-type="date" office:date-value="2012-06-11" calcext:value-type="date">
            <text:p>06/11/12</text:p>
          </table:table-cell>
          <table:table-cell table:style-name="ce310"/>
          <table:table-cell table:style-name="ce310" office:value-type="float" office:value="225508" calcext:value-type="float">
            <text:p>225,508</text:p>
          </table:table-cell>
          <table:table-cell table:number-columns-repeated="1003"/>
        </table:table-row>
        <table:table-row table:style-name="ro2">
          <table:table-cell table:style-name="ce317" office:value-type="date" office:date-value="2014-10-04" calcext:value-type="date">
            <text:p>10/04/14</text:p>
          </table:table-cell>
          <table:table-cell office:value-type="float" office:value="8899" calcext:value-type="float">
            <text:p>8,899</text:p>
          </table:table-cell>
          <table:table-cell table:formula="of:=[.B45]-[.B44]" office:value-type="float" office:value="898" calcext:value-type="float">
            <text:p>898</text:p>
          </table:table-cell>
          <table:table-cell table:formula="of:=[.C$1:.C$1048576]/([.A45]-[.A44])*30.4375" office:value-type="float" office:value="300.361263736264" calcext:value-type="float">
            <text:p>300.36</text:p>
          </table:table-cell>
          <table:table-cell table:style-name="ce317" office:value-type="date" office:date-value="2014-10-04" calcext:value-type="date">
            <text:p>10/04/14</text:p>
          </table:table-cell>
          <table:table-cell office:value-type="float" office:value="368000" calcext:value-type="float">
            <text:p>368,000</text:p>
          </table:table-cell>
          <table:table-cell table:formula="of:=[.F45]-[.F44]" office:value-type="float" office:value="5000" calcext:value-type="float">
            <text:p>5,000</text:p>
          </table:table-cell>
          <table:table-cell table:formula="of:=[.G$1:.G$1048576]/([.E45]-[.E44])*30.4375" office:value-type="float" office:value="1636.4247311828" calcext:value-type="float">
            <text:p>1,636.42</text:p>
          </table:table-cell>
          <table:table-cell table:style-name="ce310" table:formula="of:=[.B$1:.B$1048576]+[.F$1:.F$1048576]" office:value-type="float" office:value="376899" calcext:value-type="float">
            <text:p>376,899</text:p>
          </table:table-cell>
          <table:table-cell table:style-name="ce340" table:formula="of:=[.B$1:.B$1048576]/[.I$1:.I$1048576]" office:value-type="float" office:value="0.0236111000559832" calcext:value-type="float">
            <text:p>0.024</text:p>
          </table:table-cell>
          <table:table-cell table:style-name="ce340" table:formula="of:=[.F$1:.F$1048576]/[.I$1:.I$1048576]" office:value-type="float" office:value="0.976388899944017" calcext:value-type="float">
            <text:p>0.976</text:p>
          </table:table-cell>
          <table:table-cell table:style-name="ce343" table:formula="of:=[.D$1:.D$1048576]/([.H$1:.H$1048576]+[.D$1:.D$1048576])" office:value-type="percentage" office:value="0.155082319122623" calcext:value-type="percentage">
            <text:p>15.51%</text:p>
          </table:table-cell>
          <table:table-cell table:style-name="ce343" table:formula="of:=[.H$1:.H$1048576]/([.H$1:.H$1048576]+[.D$1:.D$1048576])" office:value-type="percentage" office:value="0.844917680877377" calcext:value-type="percentage">
            <text:p>84.49%</text:p>
          </table:table-cell>
          <table:table-cell table:number-columns-repeated="2"/>
          <table:table-cell table:style-name="ce375" office:value-type="date" office:date-value="2014-11-24" calcext:value-type="date">
            <text:p>11/24/14</text:p>
          </table:table-cell>
          <table:table-cell table:style-name="ce415" office:value-type="string" calcext:value-type="string">
            <text:p>Manga Ends</text:p>
          </table:table-cell>
          <table:table-cell/>
          <table:table-cell table:style-name="ce317" office:value-type="date" office:date-value="2012-10-07" calcext:value-type="date">
            <text:p>10/07/12</text:p>
          </table:table-cell>
          <table:table-cell table:style-name="ce310"/>
          <table:table-cell table:style-name="ce310" office:value-type="float" office:value="231541" calcext:value-type="float">
            <text:p>231,541</text:p>
          </table:table-cell>
          <table:table-cell table:number-columns-repeated="1003"/>
        </table:table-row>
        <table:table-row table:style-name="ro2">
          <table:table-cell table:style-name="ce375" office:value-type="date" office:date-value="2015-01-07" calcext:value-type="date">
            <text:p>01/07/15</text:p>
          </table:table-cell>
          <table:table-cell table:style-name="ce381" office:value-type="float" office:value="9960" calcext:value-type="float">
            <text:p>9,960</text:p>
          </table:table-cell>
          <table:table-cell table:style-name="ce381" table:formula="of:=[.B46]-[.B45]" office:value-type="float" office:value="1061" calcext:value-type="float">
            <text:p>1,061</text:p>
          </table:table-cell>
          <table:table-cell table:style-name="ce388" table:formula="of:=[.C$1:.C$1048576]/([.A46]-[.A45])*30.4375" office:value-type="float" office:value="339.938815789474" calcext:value-type="float">
            <text:p>339.94</text:p>
          </table:table-cell>
          <table:table-cell table:style-name="ce375" office:value-type="date" office:date-value="2015-01-09" calcext:value-type="date">
            <text:p>01/09/15</text:p>
          </table:table-cell>
          <table:table-cell table:style-name="ce381" office:value-type="float" office:value="375000" calcext:value-type="float">
            <text:p>375,000</text:p>
          </table:table-cell>
          <table:table-cell table:style-name="ce381" table:formula="of:=[.F46]-[.F45]" office:value-type="float" office:value="7000" calcext:value-type="float">
            <text:p>7,000</text:p>
          </table:table-cell>
          <table:table-cell table:style-name="ce394" table:formula="of:=[.G$1:.G$1048576]/([.E46]-[.E45])*30.4375" office:value-type="float" office:value="2196.5206185567" calcext:value-type="float">
            <text:p>2,196.52</text:p>
          </table:table-cell>
          <table:table-cell table:style-name="ce381" table:formula="of:=[.B$1:.B$1048576]+[.F$1:.F$1048576]" office:value-type="float" office:value="384960" calcext:value-type="float">
            <text:p>384,960</text:p>
          </table:table-cell>
          <table:table-cell table:style-name="ce402" table:formula="of:=[.B$1:.B$1048576]/[.I$1:.I$1048576]" office:value-type="float" office:value="0.0258728179551122" calcext:value-type="float">
            <text:p>0.026</text:p>
          </table:table-cell>
          <table:table-cell table:style-name="ce402" table:formula="of:=[.F$1:.F$1048576]/[.I$1:.I$1048576]" office:value-type="float" office:value="0.974127182044888" calcext:value-type="float">
            <text:p>0.974</text:p>
          </table:table-cell>
          <table:table-cell table:style-name="ce408" table:formula="of:=[.D$1:.D$1048576]/([.H$1:.H$1048576]+[.D$1:.D$1048576])" office:value-type="percentage" office:value="0.134020994456432" calcext:value-type="percentage">
            <text:p>13.40%</text:p>
          </table:table-cell>
          <table:table-cell table:style-name="ce408" table:formula="of:=[.H$1:.H$1048576]/([.H$1:.H$1048576]+[.D$1:.D$1048576])" office:value-type="percentage" office:value="0.865979005543568" calcext:value-type="percentage">
            <text:p>86.60%</text:p>
          </table:table-cell>
          <table:table-cell table:number-columns-repeated="5"/>
          <table:table-cell table:style-name="ce317" office:value-type="date" office:date-value="2013-01-20" calcext:value-type="date">
            <text:p>01/20/13</text:p>
          </table:table-cell>
          <table:table-cell table:style-name="ce310" office:value-type="float" office:value="321377" calcext:value-type="float">
            <text:p>321,377</text:p>
          </table:table-cell>
          <table:table-cell table:style-name="ce310"/>
          <table:table-cell table:formula="of:=[.U47]/[.T46]" office:value-type="float" office:value="0.738574944691126" calcext:value-type="float">
            <text:p>0.738574944691126</text:p>
          </table:table-cell>
          <table:table-cell table:number-columns-repeated="1002"/>
        </table:table-row>
        <table:table-row table:style-name="ro2">
          <table:table-cell table:style-name="ce317" office:value-type="date" office:date-value="2015-06-02" calcext:value-type="date">
            <text:p>06/02/15</text:p>
          </table:table-cell>
          <table:table-cell office:value-type="float" office:value="11648" calcext:value-type="float">
            <text:p>11,648</text:p>
          </table:table-cell>
          <table:table-cell table:formula="of:=[.B47]-[.B46]" office:value-type="float" office:value="1688" calcext:value-type="float">
            <text:p>1,688</text:p>
          </table:table-cell>
          <table:table-cell table:formula="of:=[.C$1:.C$1048576]/([.A47]-[.A46])*30.4375" office:value-type="float" office:value="351.907534246575" calcext:value-type="float">
            <text:p>351.91</text:p>
          </table:table-cell>
          <table:table-cell table:style-name="ce317" office:value-type="date" office:date-value="2015-06-02" calcext:value-type="date">
            <text:p>06/02/15</text:p>
          </table:table-cell>
          <table:table-cell office:value-type="float" office:value="383000" calcext:value-type="float">
            <text:p>383,000</text:p>
          </table:table-cell>
          <table:table-cell table:formula="of:=[.F47]-[.F46]" office:value-type="float" office:value="8000" calcext:value-type="float">
            <text:p>8,000</text:p>
          </table:table-cell>
          <table:table-cell table:formula="of:=[.G$1:.G$1048576]/([.E47]-[.E46])*30.4375" office:value-type="float" office:value="1690.97222222222" calcext:value-type="float">
            <text:p>1,690.97</text:p>
          </table:table-cell>
          <table:table-cell table:style-name="ce310" table:formula="of:=[.B$1:.B$1048576]+[.F$1:.F$1048576]" office:value-type="float" office:value="394648" calcext:value-type="float">
            <text:p>394,648</text:p>
          </table:table-cell>
          <table:table-cell table:style-name="ce340" table:formula="of:=[.B$1:.B$1048576]/[.I$1:.I$1048576]" office:value-type="float" office:value="0.0295149094889623" calcext:value-type="float">
            <text:p>0.030</text:p>
          </table:table-cell>
          <table:table-cell table:style-name="ce340" table:formula="of:=[.F$1:.F$1048576]/[.I$1:.I$1048576]" office:value-type="float" office:value="0.970485090511038" calcext:value-type="float">
            <text:p>0.970</text:p>
          </table:table-cell>
          <table:table-cell table:style-name="ce343" table:formula="of:=[.D$1:.D$1048576]/([.H$1:.H$1048576]+[.D$1:.D$1048576])" office:value-type="percentage" office:value="0.172260522496372" calcext:value-type="percentage">
            <text:p>17.23%</text:p>
          </table:table-cell>
          <table:table-cell table:style-name="ce343" table:formula="of:=[.H$1:.H$1048576]/([.H$1:.H$1048576]+[.D$1:.D$1048576])" office:value-type="percentage" office:value="0.827739477503628" calcext:value-type="percentage">
            <text:p>82.77%</text:p>
          </table:table-cell>
          <table:table-cell table:number-columns-repeated="5"/>
          <table:table-cell table:style-name="ce317" office:value-type="date" office:date-value="2013-01-22" calcext:value-type="date">
            <text:p>01/22/13</text:p>
          </table:table-cell>
          <table:table-cell/>
          <table:table-cell office:value-type="float" office:value="237361" calcext:value-type="float">
            <text:p>237361</text:p>
          </table:table-cell>
          <table:table-cell table:number-columns-repeated="1003"/>
        </table:table-row>
        <table:table-row table:style-name="ro2">
          <table:table-cell table:style-name="ce317" office:value-type="date" office:date-value="2015-10-15" calcext:value-type="date">
            <text:p>10/15/15</text:p>
          </table:table-cell>
          <table:table-cell office:value-type="float" office:value="13502" calcext:value-type="float">
            <text:p>13,502</text:p>
          </table:table-cell>
          <table:table-cell table:formula="of:=[.B48]-[.B47]" office:value-type="float" office:value="1854" calcext:value-type="float">
            <text:p>1,854</text:p>
          </table:table-cell>
          <table:table-cell table:formula="of:=[.C$1:.C$1048576]/([.A48]-[.A47])*30.4375" office:value-type="float" office:value="418.008333333333" calcext:value-type="float">
            <text:p>418.01</text:p>
          </table:table-cell>
          <table:table-cell table:style-name="ce317" office:value-type="date" office:date-value="2015-10-15" calcext:value-type="date">
            <text:p>10/15/15</text:p>
          </table:table-cell>
          <table:table-cell office:value-type="float" office:value="391000" calcext:value-type="float">
            <text:p>391,000</text:p>
          </table:table-cell>
          <table:table-cell table:formula="of:=[.F48]-[.F47]" office:value-type="float" office:value="8000" calcext:value-type="float">
            <text:p>8,000</text:p>
          </table:table-cell>
          <table:table-cell table:formula="of:=[.G$1:.G$1048576]/([.E48]-[.E47])*30.4375" office:value-type="float" office:value="1803.7037037037" calcext:value-type="float">
            <text:p>1,803.70</text:p>
          </table:table-cell>
          <table:table-cell table:style-name="ce310" table:formula="of:=[.B$1:.B$1048576]+[.F$1:.F$1048576]" office:value-type="float" office:value="404502" calcext:value-type="float">
            <text:p>404,502</text:p>
          </table:table-cell>
          <table:table-cell table:style-name="ce340" table:formula="of:=[.B$1:.B$1048576]/[.I$1:.I$1048576]" office:value-type="float" office:value="0.0333793158006635" calcext:value-type="float">
            <text:p>0.033</text:p>
          </table:table-cell>
          <table:table-cell table:style-name="ce340" table:formula="of:=[.F$1:.F$1048576]/[.I$1:.I$1048576]" office:value-type="float" office:value="0.966620684199336" calcext:value-type="float">
            <text:p>0.967</text:p>
          </table:table-cell>
          <table:table-cell table:style-name="ce343" table:formula="of:=[.D$1:.D$1048576]/([.H$1:.H$1048576]+[.D$1:.D$1048576])" office:value-type="percentage" office:value="0.188146945402882" calcext:value-type="percentage">
            <text:p>18.81%</text:p>
          </table:table-cell>
          <table:table-cell table:style-name="ce343" table:formula="of:=[.H$1:.H$1048576]/([.H$1:.H$1048576]+[.D$1:.D$1048576])" office:value-type="percentage" office:value="0.811853054597118" calcext:value-type="percentage">
            <text:p>81.19%</text:p>
          </table:table-cell>
          <table:table-cell table:number-columns-repeated="6"/>
          <table:table-cell office:value-type="string" calcext:value-type="string">
            <text:p>though it’s a small % diff, it’s still 1200+ fics purged</text:p>
          </table:table-cell>
          <table:table-cell table:number-columns-repeated="1004"/>
        </table:table-row>
        <table:table-row table:style-name="ro2">
          <table:table-cell table:style-name="ce317" office:value-type="date" office:date-value="2016-01-07" calcext:value-type="date">
            <text:p>01/07/16</text:p>
          </table:table-cell>
          <table:table-cell office:value-type="float" office:value="14581" calcext:value-type="float">
            <text:p>14,581</text:p>
          </table:table-cell>
          <table:table-cell table:formula="of:=[.B49]-[.B48]" office:value-type="float" office:value="1079" calcext:value-type="float">
            <text:p>1,079</text:p>
          </table:table-cell>
          <table:table-cell table:formula="of:=[.C$1:.C$1048576]/([.A49]-[.A48])*30.4375" office:value-type="float" office:value="390.97693452381" calcext:value-type="float">
            <text:p>390.98</text:p>
          </table:table-cell>
          <table:table-cell table:style-name="ce317" office:value-type="date" office:date-value="2016-01-05" calcext:value-type="date">
            <text:p>01/05/16</text:p>
          </table:table-cell>
          <table:table-cell office:value-type="float" office:value="396000" calcext:value-type="float">
            <text:p>396,000</text:p>
          </table:table-cell>
          <table:table-cell table:formula="of:=[.F49]-[.F48]" office:value-type="float" office:value="5000" calcext:value-type="float">
            <text:p>5,000</text:p>
          </table:table-cell>
          <table:table-cell table:formula="of:=[.G$1:.G$1048576]/([.E49]-[.E48])*30.4375" office:value-type="float" office:value="1855.94512195122" calcext:value-type="float">
            <text:p>1,855.95</text:p>
          </table:table-cell>
          <table:table-cell table:style-name="ce310" table:formula="of:=[.B$1:.B$1048576]+[.F$1:.F$1048576]" office:value-type="float" office:value="410581" calcext:value-type="float">
            <text:p>410,581</text:p>
          </table:table-cell>
          <table:table-cell table:style-name="ce340" table:formula="of:=[.B$1:.B$1048576]/[.I$1:.I$1048576]" office:value-type="float" office:value="0.0355130899871158" calcext:value-type="float">
            <text:p>0.036</text:p>
          </table:table-cell>
          <table:table-cell table:style-name="ce340" table:formula="of:=[.F$1:.F$1048576]/[.I$1:.I$1048576]" office:value-type="float" office:value="0.964486910012884" calcext:value-type="float">
            <text:p>0.964</text:p>
          </table:table-cell>
          <table:table-cell table:style-name="ce343" table:formula="of:=[.D$1:.D$1048576]/([.H$1:.H$1048576]+[.D$1:.D$1048576])" office:value-type="percentage" office:value="0.174005561695885" calcext:value-type="percentage">
            <text:p>17.40%</text:p>
          </table:table-cell>
          <table:table-cell table:style-name="ce343" table:formula="of:=[.H$1:.H$1048576]/([.H$1:.H$1048576]+[.D$1:.D$1048576])" office:value-type="percentage" office:value="0.825994438304115" calcext:value-type="percentage">
            <text:p>82.6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6-04-06" calcext:value-type="date">
            <text:p>04/06/16</text:p>
          </table:table-cell>
          <table:table-cell office:value-type="float" office:value="15960" calcext:value-type="float">
            <text:p>15,960</text:p>
          </table:table-cell>
          <table:table-cell table:formula="of:=[.B50]-[.B49]" office:value-type="float" office:value="1379" calcext:value-type="float">
            <text:p>1,379</text:p>
          </table:table-cell>
          <table:table-cell table:formula="of:=[.C$1:.C$1048576]/([.A50]-[.A49])*30.4375" office:value-type="float" office:value="466.370138888889" calcext:value-type="float">
            <text:p>466.37</text:p>
          </table:table-cell>
          <table:table-cell table:style-name="ce317" office:value-type="date" office:date-value="2016-04-06" calcext:value-type="date">
            <text:p>04/06/16</text:p>
          </table:table-cell>
          <table:table-cell office:value-type="float" office:value="400000" calcext:value-type="float">
            <text:p>400,000</text:p>
          </table:table-cell>
          <table:table-cell table:formula="of:=[.F50]-[.F49]" office:value-type="float" office:value="4000" calcext:value-type="float">
            <text:p>4,000</text:p>
          </table:table-cell>
          <table:table-cell table:formula="of:=[.G$1:.G$1048576]/([.E50]-[.E49])*30.4375" office:value-type="float" office:value="1323.36956521739" calcext:value-type="float">
            <text:p>1,323.37</text:p>
          </table:table-cell>
          <table:table-cell table:style-name="ce310" table:formula="of:=[.B$1:.B$1048576]+[.F$1:.F$1048576]" office:value-type="float" office:value="415960" calcext:value-type="float">
            <text:p>415,960</text:p>
          </table:table-cell>
          <table:table-cell table:style-name="ce340" table:formula="of:=[.B$1:.B$1048576]/[.I$1:.I$1048576]" office:value-type="float" office:value="0.0383690739494182" calcext:value-type="float">
            <text:p>0.038</text:p>
          </table:table-cell>
          <table:table-cell table:style-name="ce340" table:formula="of:=[.F$1:.F$1048576]/[.I$1:.I$1048576]" office:value-type="float" office:value="0.961630926050582" calcext:value-type="float">
            <text:p>0.962</text:p>
          </table:table-cell>
          <table:table-cell table:style-name="ce343" table:formula="of:=[.D$1:.D$1048576]/([.H$1:.H$1048576]+[.D$1:.D$1048576])" office:value-type="percentage" office:value="0.260579869697741" calcext:value-type="percentage">
            <text:p>26.06%</text:p>
          </table:table-cell>
          <table:table-cell table:style-name="ce343" table:formula="of:=[.H$1:.H$1048576]/([.H$1:.H$1048576]+[.D$1:.D$1048576])" office:value-type="percentage" office:value="0.739420130302258" calcext:value-type="percentage">
            <text:p>73.94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6-07-08" calcext:value-type="date">
            <text:p>07/08/16</text:p>
          </table:table-cell>
          <table:table-cell office:value-type="float" office:value="17222" calcext:value-type="float">
            <text:p>17,222</text:p>
          </table:table-cell>
          <table:table-cell table:formula="of:=[.B51]-[.B50]" office:value-type="float" office:value="1262" calcext:value-type="float">
            <text:p>1,262</text:p>
          </table:table-cell>
          <table:table-cell table:formula="of:=[.C$1:.C$1048576]/([.A51]-[.A50])*30.4375" office:value-type="float" office:value="413.033602150538" calcext:value-type="float">
            <text:p>413.03</text:p>
          </table:table-cell>
          <table:table-cell table:style-name="ce317" office:value-type="date" office:date-value="2016-07-08" calcext:value-type="date">
            <text:p>07/08/16</text:p>
          </table:table-cell>
          <table:table-cell office:value-type="float" office:value="403000" calcext:value-type="float">
            <text:p>403,000</text:p>
          </table:table-cell>
          <table:table-cell table:formula="of:=[.F51]-[.F50]" office:value-type="float" office:value="3000" calcext:value-type="float">
            <text:p>3,000</text:p>
          </table:table-cell>
          <table:table-cell table:formula="of:=[.G$1:.G$1048576]/([.E51]-[.E50])*30.4375" office:value-type="float" office:value="981.854838709677" calcext:value-type="float">
            <text:p>981.85</text:p>
          </table:table-cell>
          <table:table-cell table:style-name="ce310" table:formula="of:=[.B$1:.B$1048576]+[.F$1:.F$1048576]" office:value-type="float" office:value="420222" calcext:value-type="float">
            <text:p>420,222</text:p>
          </table:table-cell>
          <table:table-cell table:style-name="ce340" table:formula="of:=[.B$1:.B$1048576]/[.I$1:.I$1048576]" office:value-type="float" office:value="0.0409830994093598" calcext:value-type="float">
            <text:p>0.041</text:p>
          </table:table-cell>
          <table:table-cell table:style-name="ce340" table:formula="of:=[.F$1:.F$1048576]/[.I$1:.I$1048576]" office:value-type="float" office:value="0.95901690059064" calcext:value-type="float">
            <text:p>0.959</text:p>
          </table:table-cell>
          <table:table-cell table:style-name="ce343" table:formula="of:=[.D$1:.D$1048576]/([.H$1:.H$1048576]+[.D$1:.D$1048576])" office:value-type="percentage" office:value="0.296105114969498" calcext:value-type="percentage">
            <text:p>29.61%</text:p>
          </table:table-cell>
          <table:table-cell table:style-name="ce343" table:formula="of:=[.H$1:.H$1048576]/([.H$1:.H$1048576]+[.D$1:.D$1048576])" office:value-type="percentage" office:value="0.703894885030502" calcext:value-type="percentage">
            <text:p>70.39%</text:p>
          </table:table-cell>
          <table:table-cell table:number-columns-repeated="1011"/>
        </table:table-row>
        <table:table-row table:style-name="ro2">
          <table:table-cell table:style-name="ce375" office:value-type="date" office:date-value="2016-09-23" calcext:value-type="date">
            <text:p>09/23/16</text:p>
          </table:table-cell>
          <table:table-cell table:style-name="ce381" office:value-type="float" office:value="18573" calcext:value-type="float">
            <text:p>18,573</text:p>
          </table:table-cell>
          <table:table-cell table:style-name="ce381" table:formula="of:=[.B52]-[.B51]" office:value-type="float" office:value="1351" calcext:value-type="float">
            <text:p>1,351</text:p>
          </table:table-cell>
          <table:table-cell table:style-name="ce388" table:formula="of:=[.C$1:.C$1048576]/([.A52]-[.A51])*30.4375" office:value-type="float" office:value="534.039772727273" calcext:value-type="float">
            <text:p>534.04</text:p>
          </table:table-cell>
          <table:table-cell table:style-name="ce375" office:value-type="date" office:date-value="2016-09-23" calcext:value-type="date">
            <text:p>09/23/16</text:p>
          </table:table-cell>
          <table:table-cell table:style-name="ce381" office:value-type="float" office:value="406000" calcext:value-type="float">
            <text:p>406,000</text:p>
          </table:table-cell>
          <table:table-cell table:style-name="ce381" table:formula="of:=[.F52]-[.F51]" office:value-type="float" office:value="3000" calcext:value-type="float">
            <text:p>3,000</text:p>
          </table:table-cell>
          <table:table-cell table:style-name="ce394" table:formula="of:=[.G$1:.G$1048576]/([.E52]-[.E51])*30.4375" office:value-type="float" office:value="1185.87662337662" calcext:value-type="float">
            <text:p>1,185.88</text:p>
          </table:table-cell>
          <table:table-cell table:style-name="ce381" table:formula="of:=[.B$1:.B$1048576]+[.F$1:.F$1048576]" office:value-type="float" office:value="424573" calcext:value-type="float">
            <text:p>424,573</text:p>
          </table:table-cell>
          <table:table-cell table:style-name="ce402" table:formula="of:=[.B$1:.B$1048576]/[.I$1:.I$1048576]" office:value-type="float" office:value="0.043745127457469" calcext:value-type="float">
            <text:p>0.044</text:p>
          </table:table-cell>
          <table:table-cell table:style-name="ce402" table:formula="of:=[.F$1:.F$1048576]/[.I$1:.I$1048576]" office:value-type="float" office:value="0.956254872542531" calcext:value-type="float">
            <text:p>0.956</text:p>
          </table:table-cell>
          <table:table-cell table:style-name="ce408" table:formula="of:=[.D$1:.D$1048576]/([.H$1:.H$1048576]+[.D$1:.D$1048576])" office:value-type="percentage" office:value="0.310503332567226" calcext:value-type="percentage">
            <text:p>31.05%</text:p>
          </table:table-cell>
          <table:table-cell table:style-name="ce408" table:formula="of:=[.H$1:.H$1048576]/([.H$1:.H$1048576]+[.D$1:.D$1048576])" office:value-type="percentage" office:value="0.689496667432774" calcext:value-type="percentage">
            <text:p>68.95%</text:p>
          </table:table-cell>
          <table:table-cell table:style-name="ce415" table:number-columns-repeated="2"/>
          <table:table-cell table:style-name="ce375" office:value-type="date" office:date-value="2016-08-04" calcext:value-type="date">
            <text:p>08/04/16</text:p>
          </table:table-cell>
          <table:table-cell table:style-name="ce415" office:value-type="string" calcext:value-type="string">
            <text:p>Boruto Manga Begins</text:p>
          </table:table-cell>
          <table:table-cell table:number-columns-repeated="1007"/>
        </table:table-row>
        <table:table-row table:style-name="ro2">
          <table:table-cell table:style-name="ce317" office:value-type="date" office:date-value="2017-01-11" calcext:value-type="date">
            <text:p>01/11/17</text:p>
          </table:table-cell>
          <table:table-cell office:value-type="float" office:value="20395" calcext:value-type="float">
            <text:p>20,395</text:p>
          </table:table-cell>
          <table:table-cell table:formula="of:=[.B53]-[.B52]" office:value-type="float" office:value="1822" calcext:value-type="float">
            <text:p>1,822</text:p>
          </table:table-cell>
          <table:table-cell table:formula="of:=[.C$1:.C$1048576]/([.A53]-[.A52])*30.4375" office:value-type="float" office:value="504.155681818182" calcext:value-type="float">
            <text:p>504.16</text:p>
          </table:table-cell>
          <table:table-cell table:style-name="ce317" office:value-type="date" office:date-value="2017-01-14" calcext:value-type="date">
            <text:p>01/14/17</text:p>
          </table:table-cell>
          <table:table-cell office:value-type="float" office:value="409000" calcext:value-type="float">
            <text:p>409,000</text:p>
          </table:table-cell>
          <table:table-cell table:formula="of:=[.F53]-[.F52]" office:value-type="float" office:value="3000" calcext:value-type="float">
            <text:p>3,000</text:p>
          </table:table-cell>
          <table:table-cell table:formula="of:=[.G$1:.G$1048576]/([.E53]-[.E52])*30.4375" office:value-type="float" office:value="808.075221238938" calcext:value-type="float">
            <text:p>808.08</text:p>
          </table:table-cell>
          <table:table-cell table:style-name="ce310" table:formula="of:=[.B$1:.B$1048576]+[.F$1:.F$1048576]" office:value-type="float" office:value="429395" calcext:value-type="float">
            <text:p>429,395</text:p>
          </table:table-cell>
          <table:table-cell table:style-name="ce340" table:formula="of:=[.B$1:.B$1048576]/[.I$1:.I$1048576]" office:value-type="float" office:value="0.0474970598167189" calcext:value-type="float">
            <text:p>0.047</text:p>
          </table:table-cell>
          <table:table-cell table:style-name="ce340" table:formula="of:=[.F$1:.F$1048576]/[.I$1:.I$1048576]" office:value-type="float" office:value="0.952502940183281" calcext:value-type="float">
            <text:p>0.953</text:p>
          </table:table-cell>
          <table:table-cell table:style-name="ce343" table:formula="of:=[.D$1:.D$1048576]/([.H$1:.H$1048576]+[.D$1:.D$1048576])" office:value-type="percentage" office:value="0.384197385264776" calcext:value-type="percentage">
            <text:p>38.42%</text:p>
          </table:table-cell>
          <table:table-cell table:style-name="ce343" table:formula="of:=[.H$1:.H$1048576]/([.H$1:.H$1048576]+[.D$1:.D$1048576])" office:value-type="percentage" office:value="0.615802614735224" calcext:value-type="percentage">
            <text:p>61.58%</text:p>
          </table:table-cell>
          <table:table-cell table:number-columns-repeated="1011"/>
        </table:table-row>
        <table:table-row table:style-name="ro2">
          <table:table-cell table:style-name="ce375" office:value-type="date" office:date-value="2017-04-03" calcext:value-type="date">
            <text:p>04/03/17</text:p>
          </table:table-cell>
          <table:table-cell table:style-name="ce381" office:value-type="float" office:value="21868" calcext:value-type="float">
            <text:p>21,868</text:p>
          </table:table-cell>
          <table:table-cell table:style-name="ce381" table:formula="of:=[.B54]-[.B53]" office:value-type="float" office:value="1473" calcext:value-type="float">
            <text:p>1,473</text:p>
          </table:table-cell>
          <table:table-cell table:style-name="ce388" table:formula="of:=[.C$1:.C$1048576]/([.A54]-[.A53])*30.4375" office:value-type="float" office:value="546.761432926829" calcext:value-type="float">
            <text:p>546.76</text:p>
          </table:table-cell>
          <table:table-cell table:style-name="ce375" office:value-type="date" office:date-value="2017-04-03" calcext:value-type="date">
            <text:p>04/03/17</text:p>
          </table:table-cell>
          <table:table-cell table:style-name="ce381" office:value-type="float" office:value="412000" calcext:value-type="float">
            <text:p>412,000</text:p>
          </table:table-cell>
          <table:table-cell table:style-name="ce381" table:formula="of:=[.F54]-[.F53]" office:value-type="float" office:value="3000" calcext:value-type="float">
            <text:p>3,000</text:p>
          </table:table-cell>
          <table:table-cell table:style-name="ce394" table:formula="of:=[.G$1:.G$1048576]/([.E54]-[.E53])*30.4375" office:value-type="float" office:value="1155.85443037975" calcext:value-type="float">
            <text:p>1,155.85</text:p>
          </table:table-cell>
          <table:table-cell table:style-name="ce381" table:formula="of:=[.B$1:.B$1048576]+[.F$1:.F$1048576]" office:value-type="float" office:value="433868" calcext:value-type="float">
            <text:p>433,868</text:p>
          </table:table-cell>
          <table:table-cell table:style-name="ce402" table:formula="of:=[.B$1:.B$1048576]/[.I$1:.I$1048576]" office:value-type="float" office:value="0.050402426544479" calcext:value-type="float">
            <text:p>0.050</text:p>
          </table:table-cell>
          <table:table-cell table:style-name="ce402" table:formula="of:=[.F$1:.F$1048576]/[.I$1:.I$1048576]" office:value-type="float" office:value="0.949597573455521" calcext:value-type="float">
            <text:p>0.950</text:p>
          </table:table-cell>
          <table:table-cell table:style-name="ce408" table:formula="of:=[.D$1:.D$1048576]/([.H$1:.H$1048576]+[.D$1:.D$1048576])" office:value-type="percentage" office:value="0.321130235369115" calcext:value-type="percentage">
            <text:p>32.11%</text:p>
          </table:table-cell>
          <table:table-cell table:style-name="ce408" table:formula="of:=[.H$1:.H$1048576]/([.H$1:.H$1048576]+[.D$1:.D$1048576])" office:value-type="percentage" office:value="0.678869764630885" calcext:value-type="percentage">
            <text:p>67.89%</text:p>
          </table:table-cell>
          <table:table-cell table:style-name="ce415" table:number-columns-repeated="2"/>
          <table:table-cell table:style-name="ce375" office:value-type="date" office:date-value="2017-04-05" calcext:value-type="date">
            <text:p>04/05/17</text:p>
          </table:table-cell>
          <table:table-cell table:style-name="ce415" office:value-type="string" calcext:value-type="string">
            <text:p>JP Boruto Begins</text:p>
          </table:table-cell>
          <table:table-cell table:number-columns-repeated="1007"/>
        </table:table-row>
        <table:table-row table:style-name="ro2">
          <table:table-cell table:style-name="ce317" office:value-type="date" office:date-value="2017-07-03" calcext:value-type="date">
            <text:p>07/03/17</text:p>
          </table:table-cell>
          <table:table-cell office:value-type="float" office:value="23481" calcext:value-type="float">
            <text:p>23,481</text:p>
          </table:table-cell>
          <table:table-cell table:formula="of:=[.B55]-[.B54]" office:value-type="float" office:value="1613" calcext:value-type="float">
            <text:p>1,613</text:p>
          </table:table-cell>
          <table:table-cell table:formula="of:=[.C$1:.C$1048576]/([.A55]-[.A54])*30.4375" office:value-type="float" office:value="539.51304945055" calcext:value-type="float">
            <text:p>539.51</text:p>
          </table:table-cell>
          <table:table-cell table:style-name="ce317" office:value-type="date" office:date-value="2017-07-03" calcext:value-type="date">
            <text:p>07/03/17</text:p>
          </table:table-cell>
          <table:table-cell office:value-type="float" office:value="415000" calcext:value-type="float">
            <text:p>415,000</text:p>
          </table:table-cell>
          <table:table-cell table:formula="of:=[.F55]-[.F54]" office:value-type="float" office:value="3000" calcext:value-type="float">
            <text:p>3,000</text:p>
          </table:table-cell>
          <table:table-cell table:formula="of:=[.G$1:.G$1048576]/([.E55]-[.E54])*30.4375" office:value-type="float" office:value="1003.43406593407" calcext:value-type="float">
            <text:p>1,003.43</text:p>
          </table:table-cell>
          <table:table-cell table:style-name="ce310" table:formula="of:=[.B$1:.B$1048576]+[.F$1:.F$1048576]" office:value-type="float" office:value="438481" calcext:value-type="float">
            <text:p>438,481</text:p>
          </table:table-cell>
          <table:table-cell table:style-name="ce340" table:formula="of:=[.B$1:.B$1048576]/[.I$1:.I$1048576]" office:value-type="float" office:value="0.0535507809916507" calcext:value-type="float">
            <text:p>0.054</text:p>
          </table:table-cell>
          <table:table-cell table:style-name="ce340" table:formula="of:=[.F$1:.F$1048576]/[.I$1:.I$1048576]" office:value-type="float" office:value="0.946449219008349" calcext:value-type="float">
            <text:p>0.946</text:p>
          </table:table-cell>
          <table:table-cell table:style-name="ce343" table:formula="of:=[.D$1:.D$1048576]/([.H$1:.H$1048576]+[.D$1:.D$1048576])" office:value-type="percentage" office:value="0.349663993063083" calcext:value-type="percentage">
            <text:p>34.97%</text:p>
          </table:table-cell>
          <table:table-cell table:style-name="ce343" table:formula="of:=[.H$1:.H$1048576]/([.H$1:.H$1048576]+[.D$1:.D$1048576])" office:value-type="percentage" office:value="0.650336006936917" calcext:value-type="percentage">
            <text:p>65.03%</text:p>
          </table:table-cell>
          <table:table-cell table:number-columns-repeated="1011"/>
        </table:table-row>
        <table:table-row table:style-name="ro2">
          <table:table-cell table:style-name="ce375" office:value-type="date" office:date-value="2017-10-03" calcext:value-type="date">
            <text:p>10/03/17</text:p>
          </table:table-cell>
          <table:table-cell table:style-name="ce381" office:value-type="float" office:value="25247" calcext:value-type="float">
            <text:p>25,247</text:p>
          </table:table-cell>
          <table:table-cell table:style-name="ce381" table:formula="of:=[.B56]-[.B55]" office:value-type="float" office:value="1766" calcext:value-type="float">
            <text:p>1,766</text:p>
          </table:table-cell>
          <table:table-cell table:style-name="ce388" table:formula="of:=[.C$1:.C$1048576]/([.A56]-[.A55])*30.4375" office:value-type="float" office:value="584.267663043478" calcext:value-type="float">
            <text:p>584.27</text:p>
          </table:table-cell>
          <table:table-cell table:style-name="ce375" office:value-type="date" office:date-value="2017-10-03" calcext:value-type="date">
            <text:p>10/03/17</text:p>
          </table:table-cell>
          <table:table-cell table:style-name="ce381" office:value-type="float" office:value="417500" calcext:value-type="float">
            <text:p>417,500</text:p>
          </table:table-cell>
          <table:table-cell table:style-name="ce381" table:formula="of:=[.F56]-[.F55]" office:value-type="float" office:value="2500" calcext:value-type="float">
            <text:p>2,500</text:p>
          </table:table-cell>
          <table:table-cell table:style-name="ce394" table:formula="of:=[.G$1:.G$1048576]/([.E56]-[.E55])*30.4375" office:value-type="float" office:value="827.10597826087" calcext:value-type="float">
            <text:p>827.11</text:p>
          </table:table-cell>
          <table:table-cell table:style-name="ce381" table:formula="of:=[.B$1:.B$1048576]+[.F$1:.F$1048576]" office:value-type="float" office:value="442747" calcext:value-type="float">
            <text:p>442,747</text:p>
          </table:table-cell>
          <table:table-cell table:style-name="ce402" table:formula="of:=[.B$1:.B$1048576]/[.I$1:.I$1048576]" office:value-type="float" office:value="0.0570235371442381" calcext:value-type="float">
            <text:p>0.057</text:p>
          </table:table-cell>
          <table:table-cell table:style-name="ce402" table:formula="of:=[.F$1:.F$1048576]/[.I$1:.I$1048576]" office:value-type="float" office:value="0.942976462855762" calcext:value-type="float">
            <text:p>0.943</text:p>
          </table:table-cell>
          <table:table-cell table:style-name="ce408" table:formula="of:=[.D$1:.D$1048576]/([.H$1:.H$1048576]+[.D$1:.D$1048576])" office:value-type="percentage" office:value="0.413970932958275" calcext:value-type="percentage">
            <text:p>41.40%</text:p>
          </table:table-cell>
          <table:table-cell table:style-name="ce408" table:formula="of:=[.H$1:.H$1048576]/([.H$1:.H$1048576]+[.D$1:.D$1048576])" office:value-type="percentage" office:value="0.586029067041725" calcext:value-type="percentage">
            <text:p>58.60%</text:p>
          </table:table-cell>
          <table:table-cell table:style-name="ce415" table:number-columns-repeated="2"/>
          <table:table-cell table:style-name="ce375" office:value-type="date" office:date-value="2018-09-29" calcext:value-type="date">
            <text:p>09/29/18</text:p>
          </table:table-cell>
          <table:table-cell table:style-name="ce415" office:value-type="string" calcext:value-type="string">
            <text:p>EN Boruto Begins</text:p>
          </table:table-cell>
          <table:table-cell table:number-columns-repeated="1007"/>
        </table:table-row>
        <table:table-row table:style-name="ro2">
          <table:table-cell table:style-name="ce332" office:value-type="date" office:date-value="2018-01-10" calcext:value-type="date">
            <text:p>01/10/18</text:p>
          </table:table-cell>
          <table:table-cell table:style-name="ce350" office:value-type="float" office:value="27145" calcext:value-type="float">
            <text:p>27,145</text:p>
          </table:table-cell>
          <table:table-cell table:style-name="ce350" table:formula="of:=[.B57]-[.B56]" office:value-type="float" office:value="1898" calcext:value-type="float">
            <text:p>1,898</text:p>
          </table:table-cell>
          <table:table-cell table:style-name="ce389" table:formula="of:=[.C$1:.C$1048576]/([.A57]-[.A56])*30.4375" office:value-type="float" office:value="583.539141414142" calcext:value-type="float">
            <text:p>583.54</text:p>
          </table:table-cell>
          <table:table-cell table:style-name="ce332" office:value-type="date" office:date-value="2018-01-10" calcext:value-type="date">
            <text:p>01/10/18</text:p>
          </table:table-cell>
          <table:table-cell table:style-name="ce350" office:value-type="float" office:value="419500" calcext:value-type="float">
            <text:p>419,500</text:p>
          </table:table-cell>
          <table:table-cell table:style-name="ce350" table:formula="of:=[.F57]-[.F56]" office:value-type="float" office:value="2000" calcext:value-type="float">
            <text:p>2,000</text:p>
          </table:table-cell>
          <table:table-cell table:style-name="ce401" table:formula="of:=[.G$1:.G$1048576]/([.E57]-[.E56])*30.4375" office:value-type="float" office:value="614.89898989899" calcext:value-type="float">
            <text:p>614.90</text:p>
          </table:table-cell>
          <table:table-cell table:style-name="ce350" table:formula="of:=[.B$1:.B$1048576]+[.F$1:.F$1048576]" office:value-type="float" office:value="446645" calcext:value-type="float">
            <text:p>446,645</text:p>
          </table:table-cell>
          <table:table-cell table:style-name="ce359" table:formula="of:=[.B$1:.B$1048576]/[.I$1:.I$1048576]" office:value-type="float" office:value="0.0607753361170505" calcext:value-type="float">
            <text:p>0.061</text:p>
          </table:table-cell>
          <table:table-cell table:style-name="ce359" table:formula="of:=[.F$1:.F$1048576]/[.I$1:.I$1048576]" office:value-type="float" office:value="0.939224663882949" calcext:value-type="float">
            <text:p>0.939</text:p>
          </table:table-cell>
          <table:table-cell table:style-name="ce362" table:formula="of:=[.D$1:.D$1048576]/([.H$1:.H$1048576]+[.D$1:.D$1048576])" office:value-type="percentage" office:value="0.486916367367881" calcext:value-type="percentage">
            <text:p>48.69%</text:p>
          </table:table-cell>
          <table:table-cell table:style-name="ce362" table:formula="of:=[.H$1:.H$1048576]/([.H$1:.H$1048576]+[.D$1:.D$1048576])" office:value-type="percentage" office:value="0.513083632632119" calcext:value-type="percentage">
            <text:p>51.31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8-04-02" calcext:value-type="date">
            <text:p>04/02/18</text:p>
          </table:table-cell>
          <table:table-cell office:value-type="float" office:value="29199" calcext:value-type="float">
            <text:p>29,199</text:p>
          </table:table-cell>
          <table:table-cell table:formula="of:=[.B58]-[.B57]" office:value-type="float" office:value="2054" calcext:value-type="float">
            <text:p>2,054</text:p>
          </table:table-cell>
          <table:table-cell table:formula="of:=[.C$1:.C$1048576]/([.A58]-[.A57])*30.4375" office:value-type="float" office:value="762.422256097561" calcext:value-type="float">
            <text:p>762.42</text:p>
          </table:table-cell>
          <table:table-cell table:style-name="ce317" office:value-type="date" office:date-value="2018-04-05" calcext:value-type="date">
            <text:p>04/05/18</text:p>
          </table:table-cell>
          <table:table-cell office:value-type="float" office:value="421000" calcext:value-type="float">
            <text:p>421,000</text:p>
          </table:table-cell>
          <table:table-cell table:formula="of:=[.F58]-[.F57]" office:value-type="float" office:value="1500" calcext:value-type="float">
            <text:p>1,500</text:p>
          </table:table-cell>
          <table:table-cell table:formula="of:=[.G$1:.G$1048576]/([.E58]-[.E57])*30.4375" office:value-type="float" office:value="537.132352941176" calcext:value-type="float">
            <text:p>537.13</text:p>
          </table:table-cell>
          <table:table-cell table:style-name="ce310" table:formula="of:=[.B$1:.B$1048576]+[.F$1:.F$1048576]" office:value-type="float" office:value="450199" calcext:value-type="float">
            <text:p>450,199</text:p>
          </table:table-cell>
          <table:table-cell table:style-name="ce340" table:formula="of:=[.B$1:.B$1048576]/[.I$1:.I$1048576]" office:value-type="float" office:value="0.0648579850244003" calcext:value-type="float">
            <text:p>0.065</text:p>
          </table:table-cell>
          <table:table-cell table:style-name="ce340" table:formula="of:=[.F$1:.F$1048576]/[.I$1:.I$1048576]" office:value-type="float" office:value="0.9351420149756" calcext:value-type="float">
            <text:p>0.935</text:p>
          </table:table-cell>
          <table:table-cell table:style-name="ce343" table:formula="of:=[.D$1:.D$1048576]/([.H$1:.H$1048576]+[.D$1:.D$1048576])" office:value-type="percentage" office:value="0.586679659934809" calcext:value-type="percentage">
            <text:p>58.67%</text:p>
          </table:table-cell>
          <table:table-cell table:style-name="ce343" table:formula="of:=[.H$1:.H$1048576]/([.H$1:.H$1048576]+[.D$1:.D$1048576])" office:value-type="percentage" office:value="0.41332034006519" calcext:value-type="percentage">
            <text:p>41.3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8-07-17" calcext:value-type="date">
            <text:p>07/17/18</text:p>
          </table:table-cell>
          <table:table-cell office:value-type="float" office:value="31532" calcext:value-type="float">
            <text:p>31,532</text:p>
          </table:table-cell>
          <table:table-cell table:formula="of:=[.B59]-[.B58]" office:value-type="float" office:value="2333" calcext:value-type="float">
            <text:p>2,333</text:p>
          </table:table-cell>
          <table:table-cell table:formula="of:=[.C$1:.C$1048576]/([.A59]-[.A58])*30.4375" office:value-type="float" office:value="669.912146226415" calcext:value-type="float">
            <text:p>669.91</text:p>
          </table:table-cell>
          <table:table-cell table:style-name="ce317" office:value-type="date" office:date-value="2018-07-17" calcext:value-type="date">
            <text:p>07/17/18</text:p>
          </table:table-cell>
          <table:table-cell office:value-type="float" office:value="423000" calcext:value-type="float">
            <text:p>423,000</text:p>
          </table:table-cell>
          <table:table-cell table:formula="of:=[.F59]-[.F58]" office:value-type="float" office:value="2000" calcext:value-type="float">
            <text:p>2,000</text:p>
          </table:table-cell>
          <table:table-cell table:formula="of:=[.G$1:.G$1048576]/([.E59]-[.E58])*30.4375" office:value-type="float" office:value="591.019417475728" calcext:value-type="float">
            <text:p>591.02</text:p>
          </table:table-cell>
          <table:table-cell table:style-name="ce310" table:formula="of:=[.B$1:.B$1048576]+[.F$1:.F$1048576]" office:value-type="float" office:value="454532" calcext:value-type="float">
            <text:p>454,532</text:p>
          </table:table-cell>
          <table:table-cell table:style-name="ce340" table:formula="of:=[.B$1:.B$1048576]/[.I$1:.I$1048576]" office:value-type="float" office:value="0.0693724534246214" calcext:value-type="float">
            <text:p>0.069</text:p>
          </table:table-cell>
          <table:table-cell table:style-name="ce340" table:formula="of:=[.F$1:.F$1048576]/[.I$1:.I$1048576]" office:value-type="float" office:value="0.930627546575379" calcext:value-type="float">
            <text:p>0.931</text:p>
          </table:table-cell>
          <table:table-cell table:style-name="ce343" table:formula="of:=[.D$1:.D$1048576]/([.H$1:.H$1048576]+[.D$1:.D$1048576])" office:value-type="percentage" office:value="0.531283509359959" calcext:value-type="percentage">
            <text:p>53.13%</text:p>
          </table:table-cell>
          <table:table-cell table:style-name="ce343" table:formula="of:=[.H$1:.H$1048576]/([.H$1:.H$1048576]+[.D$1:.D$1048576])" office:value-type="percentage" office:value="0.468716490640041" calcext:value-type="percentage">
            <text:p>46.87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8-10-30" calcext:value-type="date">
            <text:p>10/30/18</text:p>
          </table:table-cell>
          <table:table-cell office:value-type="float" office:value="34466" calcext:value-type="float">
            <text:p>34,466</text:p>
          </table:table-cell>
          <table:table-cell table:formula="of:=[.B60]-[.B59]" office:value-type="float" office:value="2934" calcext:value-type="float">
            <text:p>2,934</text:p>
          </table:table-cell>
          <table:table-cell table:formula="of:=[.C$1:.C$1048576]/([.A60]-[.A59])*30.4375" office:value-type="float" office:value="850.510714285714" calcext:value-type="float">
            <text:p>850.51</text:p>
          </table:table-cell>
          <table:table-cell table:style-name="ce317" office:value-type="date" office:date-value="2018-10-26" calcext:value-type="date">
            <text:p>10/26/18</text:p>
          </table:table-cell>
          <table:table-cell office:value-type="float" office:value="425000" calcext:value-type="float">
            <text:p>425,000</text:p>
          </table:table-cell>
          <table:table-cell table:formula="of:=[.F60]-[.F59]" office:value-type="float" office:value="2000" calcext:value-type="float">
            <text:p>2,000</text:p>
          </table:table-cell>
          <table:table-cell table:formula="of:=[.G$1:.G$1048576]/([.E60]-[.E59])*30.4375" office:value-type="float" office:value="602.722772277228" calcext:value-type="float">
            <text:p>602.72</text:p>
          </table:table-cell>
          <table:table-cell table:style-name="ce310" table:formula="of:=[.B$1:.B$1048576]+[.F$1:.F$1048576]" office:value-type="float" office:value="459466" calcext:value-type="float">
            <text:p>459,466</text:p>
          </table:table-cell>
          <table:table-cell table:style-name="ce340" table:formula="of:=[.B$1:.B$1048576]/[.I$1:.I$1048576]" office:value-type="float" office:value="0.0750131674596162" calcext:value-type="float">
            <text:p>0.075</text:p>
          </table:table-cell>
          <table:table-cell table:style-name="ce340" table:formula="of:=[.F$1:.F$1048576]/[.I$1:.I$1048576]" office:value-type="float" office:value="0.924986832540384" calcext:value-type="float">
            <text:p>0.925</text:p>
          </table:table-cell>
          <table:table-cell table:style-name="ce343" table:formula="of:=[.D$1:.D$1048576]/([.H$1:.H$1048576]+[.D$1:.D$1048576])" office:value-type="percentage" office:value="0.585254002298878" calcext:value-type="percentage">
            <text:p>58.53%</text:p>
          </table:table-cell>
          <table:table-cell table:style-name="ce343" table:formula="of:=[.H$1:.H$1048576]/([.H$1:.H$1048576]+[.D$1:.D$1048576])" office:value-type="percentage" office:value="0.414745997701122" calcext:value-type="percentage">
            <text:p>41.47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9-01-05" calcext:value-type="date">
            <text:p>01/05/19</text:p>
          </table:table-cell>
          <table:table-cell office:value-type="float" office:value="36443" calcext:value-type="float">
            <text:p>36,443</text:p>
          </table:table-cell>
          <table:table-cell table:formula="of:=[.B61]-[.B60]" office:value-type="float" office:value="1977" calcext:value-type="float">
            <text:p>1,977</text:p>
          </table:table-cell>
          <table:table-cell table:formula="of:=[.C$1:.C$1048576]/([.A61]-[.A60])*30.4375" office:value-type="float" office:value="898.133395522388" calcext:value-type="float">
            <text:p>898.13</text:p>
          </table:table-cell>
          <table:table-cell table:style-name="ce317" office:value-type="date" office:date-value="2019-01-03" calcext:value-type="date">
            <text:p>01/03/19</text:p>
          </table:table-cell>
          <table:table-cell office:value-type="float" office:value="426000" calcext:value-type="float">
            <text:p>426,000</text:p>
          </table:table-cell>
          <table:table-cell table:formula="of:=[.F61]-[.F60]" office:value-type="float" office:value="1000" calcext:value-type="float">
            <text:p>1,000</text:p>
          </table:table-cell>
          <table:table-cell table:formula="of:=[.G$1:.G$1048576]/([.E61]-[.E60])*30.4375" office:value-type="float" office:value="441.123188405797" calcext:value-type="float">
            <text:p>441.12</text:p>
          </table:table-cell>
          <table:table-cell table:style-name="ce310" table:formula="of:=[.B$1:.B$1048576]+[.F$1:.F$1048576]" office:value-type="float" office:value="462443" calcext:value-type="float">
            <text:p>462,443</text:p>
          </table:table-cell>
          <table:table-cell table:style-name="ce340" table:formula="of:=[.B$1:.B$1048576]/[.I$1:.I$1048576]" office:value-type="float" office:value="0.0788053879072664" calcext:value-type="float">
            <text:p>0.079</text:p>
          </table:table-cell>
          <table:table-cell table:style-name="ce340" table:formula="of:=[.F$1:.F$1048576]/[.I$1:.I$1048576]" office:value-type="float" office:value="0.921194612092734" calcext:value-type="float">
            <text:p>0.921</text:p>
          </table:table-cell>
          <table:table-cell table:style-name="ce343" table:formula="of:=[.D$1:.D$1048576]/([.H$1:.H$1048576]+[.D$1:.D$1048576])" office:value-type="percentage" office:value="0.670620855107589" calcext:value-type="percentage">
            <text:p>67.06%</text:p>
          </table:table-cell>
          <table:table-cell table:style-name="ce343" table:formula="of:=[.H$1:.H$1048576]/([.H$1:.H$1048576]+[.D$1:.D$1048576])" office:value-type="percentage" office:value="0.329379144892411" calcext:value-type="percentage">
            <text:p>32.94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9-04-17" calcext:value-type="date">
            <text:p>04/17/19</text:p>
          </table:table-cell>
          <table:table-cell office:value-type="float" office:value="39588" calcext:value-type="float">
            <text:p>39,588</text:p>
          </table:table-cell>
          <table:table-cell table:formula="of:=[.B62]-[.B61]" office:value-type="float" office:value="3145" calcext:value-type="float">
            <text:p>3,145</text:p>
          </table:table-cell>
          <table:table-cell table:formula="of:=[.C$1:.C$1048576]/([.A62]-[.A61])*30.4375" office:value-type="float" office:value="938.489583333333" calcext:value-type="float">
            <text:p>938.49</text:p>
          </table:table-cell>
          <table:table-cell table:style-name="ce317" office:value-type="date" office:date-value="2019-04-15" calcext:value-type="date">
            <text:p>04/15/19</text:p>
          </table:table-cell>
          <table:table-cell office:value-type="float" office:value="427000" calcext:value-type="float">
            <text:p>427,000</text:p>
          </table:table-cell>
          <table:table-cell table:formula="of:=[.F62]-[.F61]" office:value-type="float" office:value="1000" calcext:value-type="float">
            <text:p>1,000</text:p>
          </table:table-cell>
          <table:table-cell table:formula="of:=[.G$1:.G$1048576]/([.E62]-[.E61])*30.4375" office:value-type="float" office:value="298.406862745098" calcext:value-type="float">
            <text:p>298.41</text:p>
          </table:table-cell>
          <table:table-cell table:style-name="ce310" table:formula="of:=[.B$1:.B$1048576]+[.F$1:.F$1048576]" office:value-type="float" office:value="466588" calcext:value-type="float">
            <text:p>466,588</text:p>
          </table:table-cell>
          <table:table-cell table:style-name="ce340" table:formula="of:=[.B$1:.B$1048576]/[.I$1:.I$1048576]" office:value-type="float" office:value="0.0848457311375346" calcext:value-type="float">
            <text:p>0.085</text:p>
          </table:table-cell>
          <table:table-cell table:style-name="ce340" table:formula="of:=[.F$1:.F$1048576]/[.I$1:.I$1048576]" office:value-type="float" office:value="0.915154268862465" calcext:value-type="float">
            <text:p>0.915</text:p>
          </table:table-cell>
          <table:table-cell table:style-name="ce343" table:formula="of:=[.D$1:.D$1048576]/([.H$1:.H$1048576]+[.D$1:.D$1048576])" office:value-type="percentage" office:value="0.758745476477684" calcext:value-type="percentage">
            <text:p>75.87%</text:p>
          </table:table-cell>
          <table:table-cell table:style-name="ce343" table:formula="of:=[.H$1:.H$1048576]/([.H$1:.H$1048576]+[.D$1:.D$1048576])" office:value-type="percentage" office:value="0.241254523522316" calcext:value-type="percentage">
            <text:p>24.1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9-07-12" calcext:value-type="date">
            <text:p>07/12/19</text:p>
          </table:table-cell>
          <table:table-cell office:value-type="float" office:value="42628" calcext:value-type="float">
            <text:p>42,628</text:p>
          </table:table-cell>
          <table:table-cell table:formula="of:=[.B63]-[.B62]" office:value-type="float" office:value="3040" calcext:value-type="float">
            <text:p>3,040</text:p>
          </table:table-cell>
          <table:table-cell table:formula="of:=[.C$1:.C$1048576]/([.A63]-[.A62])*30.4375" office:value-type="float" office:value="1075.93023255814" calcext:value-type="float">
            <text:p>1,075.93</text:p>
          </table:table-cell>
          <table:table-cell table:style-name="ce317" office:value-type="date" office:date-value="2019-07-12" calcext:value-type="date">
            <text:p>07/12/19</text:p>
          </table:table-cell>
          <table:table-cell office:value-type="float" office:value="428000" calcext:value-type="float">
            <text:p>428,000</text:p>
          </table:table-cell>
          <table:table-cell table:formula="of:=[.F63]-[.F62]" office:value-type="float" office:value="1000" calcext:value-type="float">
            <text:p>1,000</text:p>
          </table:table-cell>
          <table:table-cell table:formula="of:=[.G$1:.G$1048576]/([.E63]-[.E62])*30.4375" office:value-type="float" office:value="345.880681818182" calcext:value-type="float">
            <text:p>345.88</text:p>
          </table:table-cell>
          <table:table-cell table:style-name="ce310" table:formula="of:=[.B$1:.B$1048576]+[.F$1:.F$1048576]" office:value-type="float" office:value="470628" calcext:value-type="float">
            <text:p>470,628</text:p>
          </table:table-cell>
          <table:table-cell table:style-name="ce340" table:formula="of:=[.B$1:.B$1048576]/[.I$1:.I$1048576]" office:value-type="float" office:value="0.0905768462564913" calcext:value-type="float">
            <text:p>0.091</text:p>
          </table:table-cell>
          <table:table-cell table:style-name="ce340" table:formula="of:=[.F$1:.F$1048576]/[.I$1:.I$1048576]" office:value-type="float" office:value="0.909423153743509" calcext:value-type="float">
            <text:p>0.909</text:p>
          </table:table-cell>
          <table:table-cell table:style-name="ce343" table:formula="of:=[.D$1:.D$1048576]/([.H$1:.H$1048576]+[.D$1:.D$1048576])" office:value-type="percentage" office:value="0.75673229237384" calcext:value-type="percentage">
            <text:p>75.67%</text:p>
          </table:table-cell>
          <table:table-cell table:style-name="ce343" table:formula="of:=[.H$1:.H$1048576]/([.H$1:.H$1048576]+[.D$1:.D$1048576])" office:value-type="percentage" office:value="0.24326770762616" calcext:value-type="percentage">
            <text:p>24.3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9-10-10" calcext:value-type="date">
            <text:p>10/10/19</text:p>
          </table:table-cell>
          <table:table-cell office:value-type="float" office:value="45730" calcext:value-type="float">
            <text:p>45,730</text:p>
          </table:table-cell>
          <table:table-cell table:formula="of:=[.B64]-[.B63]" office:value-type="float" office:value="3102" calcext:value-type="float">
            <text:p>3,102</text:p>
          </table:table-cell>
          <table:table-cell table:formula="of:=[.C$1:.C$1048576]/([.A64]-[.A63])*30.4375" office:value-type="float" office:value="1049.07916666667" calcext:value-type="float">
            <text:p>1,049.08</text:p>
          </table:table-cell>
          <table:table-cell table:style-name="ce317" office:value-type="date" office:date-value="2019-10-10" calcext:value-type="date">
            <text:p>10/10/19</text:p>
          </table:table-cell>
          <table:table-cell office:value-type="float" office:value="429000" calcext:value-type="float">
            <text:p>429,000</text:p>
          </table:table-cell>
          <table:table-cell table:formula="of:=[.F64]-[.F63]" office:value-type="float" office:value="1000" calcext:value-type="float">
            <text:p>1,000</text:p>
          </table:table-cell>
          <table:table-cell table:formula="of:=[.G$1:.G$1048576]/([.E64]-[.E63])*30.4375" office:value-type="float" office:value="338.194444444444" calcext:value-type="float">
            <text:p>338.19</text:p>
          </table:table-cell>
          <table:table-cell table:style-name="ce310" table:formula="of:=[.B$1:.B$1048576]+[.F$1:.F$1048576]" office:value-type="float" office:value="474730" calcext:value-type="float">
            <text:p>474,730</text:p>
          </table:table-cell>
          <table:table-cell table:style-name="ce340" table:formula="of:=[.B$1:.B$1048576]/[.I$1:.I$1048576]" office:value-type="float" office:value="0.0963284393234049" calcext:value-type="float">
            <text:p>0.096</text:p>
          </table:table-cell>
          <table:table-cell table:style-name="ce340" table:formula="of:=[.F$1:.F$1048576]/[.I$1:.I$1048576]" office:value-type="float" office:value="0.903671560676595" calcext:value-type="float">
            <text:p>0.904</text:p>
          </table:table-cell>
          <table:table-cell table:style-name="ce343" table:formula="of:=[.D$1:.D$1048576]/([.H$1:.H$1048576]+[.D$1:.D$1048576])" office:value-type="percentage" office:value="0.756216479765968" calcext:value-type="percentage">
            <text:p>75.62%</text:p>
          </table:table-cell>
          <table:table-cell table:style-name="ce343" table:formula="of:=[.H$1:.H$1048576]/([.H$1:.H$1048576]+[.D$1:.D$1048576])" office:value-type="percentage" office:value="0.243783520234032" calcext:value-type="percentage">
            <text:p>24.3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0-01-02" calcext:value-type="date">
            <text:p>01/02/20</text:p>
          </table:table-cell>
          <table:table-cell office:value-type="float" office:value="48586" calcext:value-type="float">
            <text:p>48,586</text:p>
          </table:table-cell>
          <table:table-cell table:formula="of:=[.B65]-[.B64]" office:value-type="float" office:value="2856" calcext:value-type="float">
            <text:p>2,856</text:p>
          </table:table-cell>
          <table:table-cell table:formula="of:=[.C$1:.C$1048576]/([.A65]-[.A64])*30.4375" office:value-type="float" office:value="1034.875" calcext:value-type="float">
            <text:p>1,034.88</text:p>
          </table:table-cell>
          <table:table-cell table:style-name="ce317" office:value-type="date" office:date-value="2020-01-02" calcext:value-type="date">
            <text:p>01/02/20</text:p>
          </table:table-cell>
          <table:table-cell office:value-type="float" office:value="429000" calcext:value-type="float">
            <text:p>429,000</text:p>
          </table:table-cell>
          <table:table-cell table:number-columns-repeated="2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0-04-01" calcext:value-type="date">
            <text:p>04/01/20</text:p>
          </table:table-cell>
          <table:table-cell office:value-type="float" office:value="51423" calcext:value-type="float">
            <text:p>51,423</text:p>
          </table:table-cell>
          <table:table-cell table:formula="of:=[.B66]-[.B65]" office:value-type="float" office:value="2837" calcext:value-type="float">
            <text:p>2,837</text:p>
          </table:table-cell>
          <table:table-cell table:formula="of:=[.C$1:.C$1048576]/([.A66]-[.A65])*30.4375" office:value-type="float" office:value="959.457638888889" calcext:value-type="float">
            <text:p>959.46</text:p>
          </table:table-cell>
          <table:table-cell table:style-name="ce317" office:value-type="date" office:date-value="2020-04-01" calcext:value-type="date">
            <text:p>04/01/20</text:p>
          </table:table-cell>
          <table:table-cell office:value-type="float" office:value="430000" calcext:value-type="float">
            <text:p>430,000</text:p>
          </table:table-cell>
          <table:table-cell table:formula="of:=[.F66]-[.F65]" office:value-type="float" office:value="1000" calcext:value-type="float">
            <text:p>1,000</text:p>
          </table:table-cell>
          <table:table-cell table:formula="of:=[.G$1:.G$1048576]/([.E66]-[.E65])*30.4375" office:value-type="float" office:value="338.194444444444" calcext:value-type="float">
            <text:p>338.19</text:p>
          </table:table-cell>
          <table:table-cell table:style-name="ce310" table:formula="of:=[.B$1:.B$1048576]+[.F$1:.F$1048576]" office:value-type="float" office:value="481423" calcext:value-type="float">
            <text:p>481,423</text:p>
          </table:table-cell>
          <table:table-cell table:style-name="ce340" table:formula="of:=[.B$1:.B$1048576]/[.I$1:.I$1048576]" office:value-type="float" office:value="0.106814589248956" calcext:value-type="float">
            <text:p>0.107</text:p>
          </table:table-cell>
          <table:table-cell table:style-name="ce340" table:formula="of:=[.F$1:.F$1048576]/[.I$1:.I$1048576]" office:value-type="float" office:value="0.893185410751044" calcext:value-type="float">
            <text:p>0.893</text:p>
          </table:table-cell>
          <table:table-cell table:style-name="ce343" table:formula="of:=[.D$1:.D$1048576]/([.H$1:.H$1048576]+[.D$1:.D$1048576])" office:value-type="percentage" office:value="0.739379723742507" calcext:value-type="percentage">
            <text:p>73.94%</text:p>
          </table:table-cell>
          <table:table-cell table:style-name="ce343" table:formula="of:=[.H$1:.H$1048576]/([.H$1:.H$1048576]+[.D$1:.D$1048576])" office:value-type="percentage" office:value="0.260620276257493" calcext:value-type="percentage">
            <text:p>26.06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0-07-01" calcext:value-type="date">
            <text:p>07/01/20</text:p>
          </table:table-cell>
          <table:table-cell office:value-type="float" office:value="55343" calcext:value-type="float">
            <text:p>55,343</text:p>
          </table:table-cell>
          <table:table-cell table:formula="of:=[.B67]-[.B66]" office:value-type="float" office:value="3920" calcext:value-type="float">
            <text:p>3,920</text:p>
          </table:table-cell>
          <table:table-cell table:formula="of:=[.C$1:.C$1048576]/([.A67]-[.A66])*30.4375" office:value-type="float" office:value="1311.15384615385" calcext:value-type="float">
            <text:p>1,311.15</text:p>
          </table:table-cell>
          <table:table-cell table:style-name="ce317" office:value-type="date" office:date-value="2020-07-01" calcext:value-type="date">
            <text:p>07/01/20</text:p>
          </table:table-cell>
          <table:table-cell office:value-type="float" office:value="432000" calcext:value-type="float">
            <text:p>432,000</text:p>
          </table:table-cell>
          <table:table-cell table:formula="of:=[.F67]-[.F66]" office:value-type="float" office:value="2000" calcext:value-type="float">
            <text:p>2,000</text:p>
          </table:table-cell>
          <table:table-cell table:formula="of:=[.G$1:.G$1048576]/([.E67]-[.E66])*30.4375" office:value-type="float" office:value="668.956043956044" calcext:value-type="float">
            <text:p>668.96</text:p>
          </table:table-cell>
          <table:table-cell table:style-name="ce310" table:formula="of:=[.B$1:.B$1048576]+[.F$1:.F$1048576]" office:value-type="float" office:value="487343" calcext:value-type="float">
            <text:p>487,343</text:p>
          </table:table-cell>
          <table:table-cell table:style-name="ce340" table:formula="of:=[.B$1:.B$1048576]/[.I$1:.I$1048576]" office:value-type="float" office:value="0.113560674925053" calcext:value-type="float">
            <text:p>0.114</text:p>
          </table:table-cell>
          <table:table-cell table:style-name="ce340" table:formula="of:=[.F$1:.F$1048576]/[.I$1:.I$1048576]" office:value-type="float" office:value="0.886439325074947" calcext:value-type="float">
            <text:p>0.886</text:p>
          </table:table-cell>
          <table:table-cell table:style-name="ce343" table:formula="of:=[.D$1:.D$1048576]/([.H$1:.H$1048576]+[.D$1:.D$1048576])" office:value-type="percentage" office:value="0.662162162162162" calcext:value-type="percentage">
            <text:p>66.22%</text:p>
          </table:table-cell>
          <table:table-cell table:style-name="ce343" table:formula="of:=[.H$1:.H$1048576]/([.H$1:.H$1048576]+[.D$1:.D$1048576])" office:value-type="percentage" office:value="0.337837837837838" calcext:value-type="percentage">
            <text:p>33.7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0-10-01" calcext:value-type="date">
            <text:p>10/01/20</text:p>
          </table:table-cell>
          <table:table-cell office:value-type="float" office:value="60258" calcext:value-type="float">
            <text:p>60,258</text:p>
          </table:table-cell>
          <table:table-cell table:formula="of:=[.B68]-[.B67]" office:value-type="float" office:value="4915" calcext:value-type="float">
            <text:p>4,915</text:p>
          </table:table-cell>
          <table:table-cell table:formula="of:=[.C$1:.C$1048576]/([.A68]-[.A67])*30.4375" office:value-type="float" office:value="1626.09035326087" calcext:value-type="float">
            <text:p>1,626.09</text:p>
          </table:table-cell>
          <table:table-cell table:style-name="ce317" office:value-type="date" office:date-value="2020-10-01" calcext:value-type="date">
            <text:p>10/01/20</text:p>
          </table:table-cell>
          <table:table-cell office:value-type="float" office:value="432000" calcext:value-type="float">
            <text:p>432,000</text:p>
          </table:table-cell>
          <table:table-cell table:number-columns-repeated="2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1-01-01" calcext:value-type="date">
            <text:p>01/01/21</text:p>
          </table:table-cell>
          <table:table-cell office:value-type="float" office:value="64772" calcext:value-type="float">
            <text:p>64,772</text:p>
          </table:table-cell>
          <table:table-cell table:formula="of:=[.B69]-[.B68]" office:value-type="float" office:value="4514" calcext:value-type="float">
            <text:p>4,514</text:p>
          </table:table-cell>
          <table:table-cell table:formula="of:=[.C$1:.C$1048576]/([.A69]-[.A68])*30.4375" office:value-type="float" office:value="1493.42255434783" calcext:value-type="float">
            <text:p>1,493.42</text:p>
          </table:table-cell>
          <table:table-cell table:style-name="ce317" office:value-type="date" office:date-value="2021-01-01" calcext:value-type="date">
            <text:p>01/01/21</text:p>
          </table:table-cell>
          <table:table-cell office:value-type="float" office:value="433000" calcext:value-type="float">
            <text:p>433,000</text:p>
          </table:table-cell>
          <table:table-cell table:formula="of:=[.F69]-[.F68]" office:value-type="float" office:value="1000" calcext:value-type="float">
            <text:p>1,000</text:p>
          </table:table-cell>
          <table:table-cell table:formula="of:=[.G$1:.G$1048576]/([.E69]-[.E68])*30.4375" office:value-type="float" office:value="330.842391304348" calcext:value-type="float">
            <text:p>330.84</text:p>
          </table:table-cell>
          <table:table-cell table:style-name="ce310" table:formula="of:=[.B$1:.B$1048576]+[.F$1:.F$1048576]" office:value-type="float" office:value="497772" calcext:value-type="float">
            <text:p>497,772</text:p>
          </table:table-cell>
          <table:table-cell table:style-name="ce340" table:formula="of:=[.B$1:.B$1048576]/[.I$1:.I$1048576]" office:value-type="float" office:value="0.130123831794476" calcext:value-type="float">
            <text:p>0.130</text:p>
          </table:table-cell>
          <table:table-cell table:style-name="ce340" table:formula="of:=[.F$1:.F$1048576]/[.I$1:.I$1048576]" office:value-type="float" office:value="0.869876168205524" calcext:value-type="float">
            <text:p>0.870</text:p>
          </table:table-cell>
          <table:table-cell table:style-name="ce343" table:formula="of:=[.D$1:.D$1048576]/([.H$1:.H$1048576]+[.D$1:.D$1048576])" office:value-type="percentage" office:value="0.818643453028654" calcext:value-type="percentage">
            <text:p>81.86%</text:p>
          </table:table-cell>
          <table:table-cell table:style-name="ce343" table:formula="of:=[.H$1:.H$1048576]/([.H$1:.H$1048576]+[.D$1:.D$1048576])" office:value-type="percentage" office:value="0.181356546971346" calcext:value-type="percentage">
            <text:p>18.14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1-04-01" calcext:value-type="date">
            <text:p>04/01/21</text:p>
          </table:table-cell>
          <table:table-cell office:value-type="float" office:value="69792" calcext:value-type="float">
            <text:p>69,792</text:p>
          </table:table-cell>
          <table:table-cell table:formula="of:=[.B70]-[.B69]" office:value-type="float" office:value="5020" calcext:value-type="float">
            <text:p>5,020</text:p>
          </table:table-cell>
          <table:table-cell table:formula="of:=[.C$1:.C$1048576]/([.A70]-[.A69])*30.4375" office:value-type="float" office:value="1697.73611111111" calcext:value-type="float">
            <text:p>1,697.74</text:p>
          </table:table-cell>
          <table:table-cell table:style-name="ce317" office:value-type="date" office:date-value="2021-04-01" calcext:value-type="date">
            <text:p>04/01/21</text:p>
          </table:table-cell>
          <table:table-cell office:value-type="float" office:value="434000" calcext:value-type="float">
            <text:p>434,000</text:p>
          </table:table-cell>
          <table:table-cell table:formula="of:=[.F70]-[.F69]" office:value-type="float" office:value="1000" calcext:value-type="float">
            <text:p>1,000</text:p>
          </table:table-cell>
          <table:table-cell table:formula="of:=[.G$1:.G$1048576]/([.E70]-[.E69])*30.4375" office:value-type="float" office:value="338.194444444444" calcext:value-type="float">
            <text:p>338.19</text:p>
          </table:table-cell>
          <table:table-cell table:style-name="ce310" table:formula="of:=[.B$1:.B$1048576]+[.F$1:.F$1048576]" office:value-type="float" office:value="503792" calcext:value-type="float">
            <text:p>503,792</text:p>
          </table:table-cell>
          <table:table-cell table:style-name="ce340" table:formula="of:=[.B$1:.B$1048576]/[.I$1:.I$1048576]" office:value-type="float" office:value="0.138533362975196" calcext:value-type="float">
            <text:p>0.139</text:p>
          </table:table-cell>
          <table:table-cell table:style-name="ce340" table:formula="of:=[.F$1:.F$1048576]/[.I$1:.I$1048576]" office:value-type="float" office:value="0.861466637024804" calcext:value-type="float">
            <text:p>0.861</text:p>
          </table:table-cell>
          <table:table-cell table:style-name="ce343" table:formula="of:=[.D$1:.D$1048576]/([.H$1:.H$1048576]+[.D$1:.D$1048576])" office:value-type="percentage" office:value="0.833887043189369" calcext:value-type="percentage">
            <text:p>83.39%</text:p>
          </table:table-cell>
          <table:table-cell table:style-name="ce343" table:formula="of:=[.H$1:.H$1048576]/([.H$1:.H$1048576]+[.D$1:.D$1048576])" office:value-type="percentage" office:value="0.166112956810631" calcext:value-type="percentage">
            <text:p>16.61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1-07-01" calcext:value-type="date">
            <text:p>07/01/21</text:p>
          </table:table-cell>
          <table:table-cell office:value-type="float" office:value="74524" calcext:value-type="float">
            <text:p>74,524</text:p>
          </table:table-cell>
          <table:table-cell table:formula="of:=[.B71]-[.B70]" office:value-type="float" office:value="4732" calcext:value-type="float">
            <text:p>4,732</text:p>
          </table:table-cell>
          <table:table-cell table:formula="of:=[.C$1:.C$1048576]/([.A71]-[.A70])*30.4375" office:value-type="float" office:value="1582.75" calcext:value-type="float">
            <text:p>1,582.75</text:p>
          </table:table-cell>
          <table:table-cell table:style-name="ce317" office:value-type="date" office:date-value="2021-07-01" calcext:value-type="date">
            <text:p>07/01/21</text:p>
          </table:table-cell>
          <table:table-cell office:value-type="float" office:value="435000" calcext:value-type="float">
            <text:p>435,000</text:p>
          </table:table-cell>
          <table:table-cell table:formula="of:=[.F71]-[.F70]" office:value-type="float" office:value="1000" calcext:value-type="float">
            <text:p>1,000</text:p>
          </table:table-cell>
          <table:table-cell table:formula="of:=[.G$1:.G$1048576]/([.E71]-[.E70])*30.4375" office:value-type="float" office:value="334.478021978022" calcext:value-type="float">
            <text:p>334.48</text:p>
          </table:table-cell>
          <table:table-cell table:style-name="ce310" table:formula="of:=[.B$1:.B$1048576]+[.F$1:.F$1048576]" office:value-type="float" office:value="509524" calcext:value-type="float">
            <text:p>509,524</text:p>
          </table:table-cell>
          <table:table-cell table:style-name="ce340" table:formula="of:=[.B$1:.B$1048576]/[.I$1:.I$1048576]" office:value-type="float" office:value="0.146262001397383" calcext:value-type="float">
            <text:p>0.146</text:p>
          </table:table-cell>
          <table:table-cell table:style-name="ce340" table:formula="of:=[.F$1:.F$1048576]/[.I$1:.I$1048576]" office:value-type="float" office:value="0.853737998602617" calcext:value-type="float">
            <text:p>0.854</text:p>
          </table:table-cell>
          <table:table-cell table:style-name="ce343" table:formula="of:=[.D$1:.D$1048576]/([.H$1:.H$1048576]+[.D$1:.D$1048576])" office:value-type="percentage" office:value="0.825540823447313" calcext:value-type="percentage">
            <text:p>82.55%</text:p>
          </table:table-cell>
          <table:table-cell table:style-name="ce343" table:formula="of:=[.H$1:.H$1048576]/([.H$1:.H$1048576]+[.D$1:.D$1048576])" office:value-type="percentage" office:value="0.174459176552687" calcext:value-type="percentage">
            <text:p>17.4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1-10-01" calcext:value-type="date">
            <text:p>10/01/21</text:p>
          </table:table-cell>
          <table:table-cell office:value-type="float" office:value="79069" calcext:value-type="float">
            <text:p>79,069</text:p>
          </table:table-cell>
          <table:table-cell table:formula="of:=[.B72]-[.B71]" office:value-type="float" office:value="4545" calcext:value-type="float">
            <text:p>4,545</text:p>
          </table:table-cell>
          <table:table-cell table:formula="of:=[.C$1:.C$1048576]/([.A72]-[.A71])*30.4375" office:value-type="float" office:value="1503.67866847826" calcext:value-type="float">
            <text:p>1,503.68</text:p>
          </table:table-cell>
          <table:table-cell table:style-name="ce317" office:value-type="date" office:date-value="2021-10-01" calcext:value-type="date">
            <text:p>10/01/21</text:p>
          </table:table-cell>
          <table:table-cell office:value-type="float" office:value="436000" calcext:value-type="float">
            <text:p>436,000</text:p>
          </table:table-cell>
          <table:table-cell table:formula="of:=[.F72]-[.F71]" office:value-type="float" office:value="1000" calcext:value-type="float">
            <text:p>1,000</text:p>
          </table:table-cell>
          <table:table-cell table:formula="of:=[.G$1:.G$1048576]/([.E72]-[.E71])*30.4375" office:value-type="float" office:value="330.842391304348" calcext:value-type="float">
            <text:p>330.84</text:p>
          </table:table-cell>
          <table:table-cell table:style-name="ce310" table:formula="of:=[.B$1:.B$1048576]+[.F$1:.F$1048576]" office:value-type="float" office:value="515069" calcext:value-type="float">
            <text:p>515,069</text:p>
          </table:table-cell>
          <table:table-cell table:style-name="ce340" table:formula="of:=[.B$1:.B$1048576]/[.I$1:.I$1048576]" office:value-type="float" office:value="0.153511471278605" calcext:value-type="float">
            <text:p>0.154</text:p>
          </table:table-cell>
          <table:table-cell table:style-name="ce340" table:formula="of:=[.F$1:.F$1048576]/[.I$1:.I$1048576]" office:value-type="float" office:value="0.846488528721395" calcext:value-type="float">
            <text:p>0.846</text:p>
          </table:table-cell>
          <table:table-cell table:style-name="ce343" table:formula="of:=[.D$1:.D$1048576]/([.H$1:.H$1048576]+[.D$1:.D$1048576])" office:value-type="percentage" office:value="0.81965734896303" calcext:value-type="percentage">
            <text:p>81.97%</text:p>
          </table:table-cell>
          <table:table-cell table:style-name="ce343" table:formula="of:=[.H$1:.H$1048576]/([.H$1:.H$1048576]+[.D$1:.D$1048576])" office:value-type="percentage" office:value="0.18034265103697" calcext:value-type="percentage">
            <text:p>18.0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01-01" calcext:value-type="date">
            <text:p>01/01/22</text:p>
          </table:table-cell>
          <table:table-cell office:value-type="float" office:value="83504" calcext:value-type="float">
            <text:p>83,504</text:p>
          </table:table-cell>
          <table:table-cell table:formula="of:=[.B73]-[.B72]" office:value-type="float" office:value="4435" calcext:value-type="float">
            <text:p>4,435</text:p>
          </table:table-cell>
          <table:table-cell table:formula="of:=[.C$1:.C$1048576]/([.A73]-[.A72])*30.4375" office:value-type="float" office:value="1467.28600543478" calcext:value-type="float">
            <text:p>1,467.29</text:p>
          </table:table-cell>
          <table:table-cell table:style-name="ce317" office:value-type="date" office:date-value="2022-01-01" calcext:value-type="date">
            <text:p>01/01/22</text:p>
          </table:table-cell>
          <table:table-cell office:value-type="float" office:value="436000" calcext:value-type="float">
            <text:p>436,000</text:p>
          </table:table-cell>
          <table:table-cell table:number-columns-repeated="2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04-15" calcext:value-type="date">
            <text:p>04/15/22</text:p>
          </table:table-cell>
          <table:table-cell office:value-type="float" office:value="88527" calcext:value-type="float">
            <text:p>88,527</text:p>
          </table:table-cell>
          <table:table-cell table:formula="of:=[.B74]-[.B73]" office:value-type="float" office:value="5023" calcext:value-type="float">
            <text:p>5,023</text:p>
          </table:table-cell>
          <table:table-cell table:formula="of:=[.C$1:.C$1048576]/([.A74]-[.A73])*30.4375" office:value-type="float" office:value="1470.07271634615" calcext:value-type="float">
            <text:p>1,470.07</text:p>
          </table:table-cell>
          <table:table-cell table:style-name="ce317" office:value-type="date" office:date-value="2022-04-15" calcext:value-type="date">
            <text:p>04/15/22</text:p>
          </table:table-cell>
          <table:table-cell office:value-type="float" office:value="437000" calcext:value-type="float">
            <text:p>437,000</text:p>
          </table:table-cell>
          <table:table-cell table:formula="of:=[.F74]-[.F73]" office:value-type="float" office:value="1000" calcext:value-type="float">
            <text:p>1,000</text:p>
          </table:table-cell>
          <table:table-cell table:formula="of:=[.G$1:.G$1048576]/([.E74]-[.E73])*30.4375" office:value-type="float" office:value="292.668269230769" calcext:value-type="float">
            <text:p>292.67</text:p>
          </table:table-cell>
          <table:table-cell table:style-name="ce310" table:formula="of:=[.B$1:.B$1048576]+[.F$1:.F$1048576]" office:value-type="float" office:value="525527" calcext:value-type="float">
            <text:p>525,527</text:p>
          </table:table-cell>
          <table:table-cell table:style-name="ce340" table:formula="of:=[.B$1:.B$1048576]/[.I$1:.I$1048576]" office:value-type="float" office:value="0.168453761652589" calcext:value-type="float">
            <text:p>0.168</text:p>
          </table:table-cell>
          <table:table-cell table:style-name="ce340" table:formula="of:=[.F$1:.F$1048576]/[.I$1:.I$1048576]" office:value-type="float" office:value="0.831546238347411" calcext:value-type="float">
            <text:p>0.832</text:p>
          </table:table-cell>
          <table:table-cell table:style-name="ce343" table:formula="of:=[.D$1:.D$1048576]/([.H$1:.H$1048576]+[.D$1:.D$1048576])" office:value-type="percentage" office:value="0.833969782500415" calcext:value-type="percentage">
            <text:p>83.40%</text:p>
          </table:table-cell>
          <table:table-cell table:style-name="ce343" table:formula="of:=[.H$1:.H$1048576]/([.H$1:.H$1048576]+[.D$1:.D$1048576])" office:value-type="percentage" office:value="0.166030217499585" calcext:value-type="percentage">
            <text:p>16.6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08-02" calcext:value-type="date">
            <text:p>08/02/22</text:p>
          </table:table-cell>
          <table:table-cell office:value-type="float" office:value="93174" calcext:value-type="float">
            <text:p>93,174</text:p>
          </table:table-cell>
          <table:table-cell table:formula="of:=[.B75]-[.B74]" office:value-type="float" office:value="4647" calcext:value-type="float">
            <text:p>4,647</text:p>
          </table:table-cell>
          <table:table-cell table:formula="of:=[.C$1:.C$1048576]/([.A75]-[.A74])*30.4375" office:value-type="float" office:value="1297.64277522936" calcext:value-type="float">
            <text:p>1,297.64</text:p>
          </table:table-cell>
          <table:table-cell table:style-name="ce317" office:value-type="date" office:date-value="2022-08-02" calcext:value-type="date">
            <text:p>08/02/22</text:p>
          </table:table-cell>
          <table:table-cell office:value-type="float" office:value="438000" calcext:value-type="float">
            <text:p>438,000</text:p>
          </table:table-cell>
          <table:table-cell table:formula="of:=[.F75]-[.F74]" office:value-type="float" office:value="1000" calcext:value-type="float">
            <text:p>1,000</text:p>
          </table:table-cell>
          <table:table-cell table:formula="of:=[.G$1:.G$1048576]/([.E75]-[.E74])*30.4375" office:value-type="float" office:value="279.243119266055" calcext:value-type="float">
            <text:p>279.24</text:p>
          </table:table-cell>
          <table:table-cell table:style-name="ce310" table:formula="of:=[.B$1:.B$1048576]+[.F$1:.F$1048576]" office:value-type="float" office:value="531174" calcext:value-type="float">
            <text:p>531,174</text:p>
          </table:table-cell>
          <table:table-cell table:style-name="ce340" table:formula="of:=[.B$1:.B$1048576]/[.I$1:.I$1048576]" office:value-type="float" office:value="0.175411447096432" calcext:value-type="float">
            <text:p>0.175</text:p>
          </table:table-cell>
          <table:table-cell table:style-name="ce340" table:formula="of:=[.F$1:.F$1048576]/[.I$1:.I$1048576]" office:value-type="float" office:value="0.824588552903568" calcext:value-type="float">
            <text:p>0.825</text:p>
          </table:table-cell>
          <table:table-cell table:style-name="ce343" table:formula="of:=[.D$1:.D$1048576]/([.H$1:.H$1048576]+[.D$1:.D$1048576])" office:value-type="percentage" office:value="0.822914822029396" calcext:value-type="percentage">
            <text:p>82.29%</text:p>
          </table:table-cell>
          <table:table-cell table:style-name="ce343" table:formula="of:=[.H$1:.H$1048576]/([.H$1:.H$1048576]+[.D$1:.D$1048576])" office:value-type="percentage" office:value="0.177085177970604" calcext:value-type="percentage">
            <text:p>17.71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09-20" calcext:value-type="date">
            <text:p>09/20/22</text:p>
          </table:table-cell>
          <table:table-cell office:value-type="float" office:value="97209" calcext:value-type="float">
            <text:p>97,209</text:p>
          </table:table-cell>
          <table:table-cell table:formula="of:=[.B76]-[.B75]" office:value-type="float" office:value="4035" calcext:value-type="float">
            <text:p>4,035</text:p>
          </table:table-cell>
          <table:table-cell table:formula="of:=[.C$1:.C$1048576]/([.A76]-[.A75])*30.4375" office:value-type="float" office:value="2506.43494897959" calcext:value-type="float">
            <text:p>2,506.43</text:p>
          </table:table-cell>
          <table:table-cell table:style-name="ce317" office:value-type="date" office:date-value="2022-09-20" calcext:value-type="date">
            <text:p>09/20/22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F76]-[.F75]" office:value-type="float" office:value="-25606" calcext:value-type="float">
            <text:p>-25,606</text:p>
          </table:table-cell>
          <table:table-cell table:formula="of:=[.G$1:.G$1048576]/([.E76]-[.E75])*30.4375" office:value-type="float" office:value="-15905.7678571429" calcext:value-type="float">
            <text:p>-15,905.77</text:p>
          </table:table-cell>
          <table:table-cell table:style-name="ce310" table:formula="of:=[.B$1:.B$1048576]+[.F$1:.F$1048576]" office:value-type="float" office:value="509603" calcext:value-type="float">
            <text:p>509,603</text:p>
          </table:table-cell>
          <table:table-cell table:style-name="ce340" table:formula="of:=[.B$1:.B$1048576]/[.I$1:.I$1048576]" office:value-type="float" office:value="0.190754371540199" calcext:value-type="float">
            <text:p>0.191</text:p>
          </table:table-cell>
          <table:table-cell table:style-name="ce340" table:formula="of:=[.F$1:.F$1048576]/[.I$1:.I$1048576]" office:value-type="float" office:value="0.809245628459801" calcext:value-type="float">
            <text:p>0.809</text:p>
          </table:table-cell>
          <table:table-cell table:style-name="ce343" table:formula="of:=[.D$1:.D$1048576]/([.H$1:.H$1048576]+[.D$1:.D$1048576])" office:value-type="percentage" office:value="-0.187056696490659" calcext:value-type="percentage">
            <text:p>-18.71%</text:p>
          </table:table-cell>
          <table:table-cell table:style-name="ce343" table:formula="of:=[.H$1:.H$1048576]/([.H$1:.H$1048576]+[.D$1:.D$1048576])" office:value-type="percentage" office:value="1.18705669649066" calcext:value-type="percentage">
            <text:p>118.71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10-23" calcext:value-type="date">
            <text:p>10/23/22</text:p>
          </table:table-cell>
          <table:table-cell office:value-type="float" office:value="99223" calcext:value-type="float">
            <text:p>99,223</text:p>
          </table:table-cell>
          <table:table-cell table:formula="of:=[.B77]-[.B76]" office:value-type="float" office:value="2014" calcext:value-type="float">
            <text:p>2,014</text:p>
          </table:table-cell>
          <table:table-cell table:formula="of:=[.C$1:.C$1048576]/([.A77]-[.A76])*30.4375" office:value-type="float" office:value="1857.60984848485" calcext:value-type="float">
            <text:p>1,857.61</text:p>
          </table:table-cell>
          <table:table-cell table:style-name="ce317" office:value-type="date" office:date-value="2022-10-23" calcext:value-type="date">
            <text:p>10/23/22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F77]-[.F76]" office:value-type="float" office:value="72" calcext:value-type="float">
            <text:p>72</text:p>
          </table:table-cell>
          <table:table-cell table:formula="of:=[.G$1:.G$1048576]/([.E77]-[.E76])*30.4375" office:value-type="float" office:value="66.4090909090909" calcext:value-type="float">
            <text:p>66.41</text:p>
          </table:table-cell>
          <table:table-cell table:style-name="ce310" table:formula="of:=[.B$1:.B$1048576]+[.F$1:.F$1048576]" office:value-type="float" office:value="511689" calcext:value-type="float">
            <text:p>511,689</text:p>
          </table:table-cell>
          <table:table-cell table:style-name="ce340" table:formula="of:=[.B$1:.B$1048576]/[.I$1:.I$1048576]" office:value-type="float" office:value="0.193912708696103" calcext:value-type="float">
            <text:p>0.194</text:p>
          </table:table-cell>
          <table:table-cell table:style-name="ce340" table:formula="of:=[.F$1:.F$1048576]/[.I$1:.I$1048576]" office:value-type="float" office:value="0.806087291303897" calcext:value-type="float">
            <text:p>0.806</text:p>
          </table:table-cell>
          <table:table-cell table:style-name="ce343" table:formula="of:=[.D$1:.D$1048576]/([.H$1:.H$1048576]+[.D$1:.D$1048576])" office:value-type="percentage" office:value="0.965484180249281" calcext:value-type="percentage">
            <text:p>96.55%</text:p>
          </table:table-cell>
          <table:table-cell table:style-name="ce343" table:formula="of:=[.H$1:.H$1048576]/([.H$1:.H$1048576]+[.D$1:.D$1048576])" office:value-type="percentage" office:value="0.0345158197507191" calcext:value-type="percentage">
            <text:p>3.4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3-01-01" calcext:value-type="date">
            <text:p>01/01/23</text:p>
          </table:table-cell>
          <table:table-cell office:value-type="float" office:value="102800" calcext:value-type="float">
            <text:p>102,800</text:p>
          </table:table-cell>
          <table:table-cell table:formula="of:=[.B78]-[.B77]" office:value-type="float" office:value="3577" calcext:value-type="float">
            <text:p>3,577</text:p>
          </table:table-cell>
          <table:table-cell table:formula="of:=[.C$1:.C$1048576]/([.A78]-[.A77])*30.4375" office:value-type="float" office:value="1555.35625" calcext:value-type="float">
            <text:p>1,555.36</text:p>
          </table:table-cell>
          <table:table-cell table:style-name="ce317" office:value-type="date" office:date-value="2023-01-01" calcext:value-type="date">
            <text:p>01/01/23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F78]-[.F77]" office:value-type="float" office:value="-13" calcext:value-type="float">
            <text:p>-13</text:p>
          </table:table-cell>
          <table:table-cell table:formula="of:=[.G$1:.G$1048576]/([.E78]-[.E77])*30.4375" office:value-type="float" office:value="-5.65267857142857" calcext:value-type="float">
            <text:p>-5.65</text:p>
          </table:table-cell>
          <table:table-cell table:style-name="ce310" table:formula="of:=[.B$1:.B$1048576]+[.F$1:.F$1048576]" office:value-type="float" office:value="515253" calcext:value-type="float">
            <text:p>515,253</text:p>
          </table:table-cell>
          <table:table-cell table:style-name="ce340" table:formula="of:=[.B$1:.B$1048576]/[.I$1:.I$1048576]" office:value-type="float" office:value="0.199513636989984" calcext:value-type="float">
            <text:p>0.200</text:p>
          </table:table-cell>
          <table:table-cell table:style-name="ce340" table:formula="of:=[.F$1:.F$1048576]/[.I$1:.I$1048576]" office:value-type="float" office:value="0.800486363010016" calcext:value-type="float">
            <text:p>0.800</text:p>
          </table:table-cell>
          <table:table-cell table:style-name="ce343" table:formula="of:=[.D$1:.D$1048576]/([.H$1:.H$1048576]+[.D$1:.D$1048576])" office:value-type="percentage" office:value="1.00364758698092" calcext:value-type="percentage">
            <text:p>100.36%</text:p>
          </table:table-cell>
          <table:table-cell table:style-name="ce343" table:formula="of:=[.H$1:.H$1048576]/([.H$1:.H$1048576]+[.D$1:.D$1048576])" office:value-type="percentage" office:value="-0.00364758698092031" calcext:value-type="percentage">
            <text:p>-0.36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3-03-01" calcext:value-type="date">
            <text:p>03/01/23</text:p>
          </table:table-cell>
          <table:table-cell office:value-type="float" office:value="105684" calcext:value-type="float">
            <text:p>105,684</text:p>
          </table:table-cell>
          <table:table-cell table:formula="of:=[.B79]-[.B78]" office:value-type="float" office:value="2884" calcext:value-type="float">
            <text:p>2,884</text:p>
          </table:table-cell>
          <table:table-cell table:formula="of:=[.C$1:.C$1048576]/([.A79]-[.A78])*30.4375" office:value-type="float" office:value="1487.82627118644" calcext:value-type="float">
            <text:p>1,487.83</text:p>
          </table:table-cell>
          <table:table-cell table:style-name="ce317" office:value-type="date" office:date-value="2023-03-01" calcext:value-type="date">
            <text:p>03/01/23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F79]-[.F78]" office:value-type="float" office:value="253" calcext:value-type="float">
            <text:p>253</text:p>
          </table:table-cell>
          <table:table-cell table:formula="of:=[.G$1:.G$1048576]/([.E79]-[.E78])*30.4375" office:value-type="float" office:value="130.520127118644" calcext:value-type="float">
            <text:p>130.52</text:p>
          </table:table-cell>
          <table:table-cell table:style-name="ce310" table:formula="of:=[.B$1:.B$1048576]+[.F$1:.F$1048576]" office:value-type="float" office:value="518390" calcext:value-type="float">
            <text:p>518,390</text:p>
          </table:table-cell>
          <table:table-cell table:style-name="ce340" table:formula="of:=[.B$1:.B$1048576]/[.I$1:.I$1048576]" office:value-type="float" office:value="0.20386967341191" calcext:value-type="float">
            <text:p>0.204</text:p>
          </table:table-cell>
          <table:table-cell table:style-name="ce340" table:formula="of:=[.F$1:.F$1048576]/[.I$1:.I$1048576]" office:value-type="float" office:value="0.79613032658809" calcext:value-type="float">
            <text:p>0.796</text:p>
          </table:table-cell>
          <table:table-cell table:style-name="ce343" table:formula="of:=[.D$1:.D$1048576]/([.H$1:.H$1048576]+[.D$1:.D$1048576])" office:value-type="percentage" office:value="0.919349697162894" calcext:value-type="percentage">
            <text:p>91.93%</text:p>
          </table:table-cell>
          <table:table-cell table:style-name="ce343" table:formula="of:=[.H$1:.H$1048576]/([.H$1:.H$1048576]+[.D$1:.D$1048576])" office:value-type="percentage" office:value="0.0806503028371055" calcext:value-type="percentage">
            <text:p>8.07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3-04-03" calcext:value-type="date">
            <text:p>04/03/23</text:p>
          </table:table-cell>
          <table:table-cell/>
          <table:table-cell table:formula="of:=[.B80]-[.B79]" office:value-type="float" office:value="-105684" calcext:value-type="float">
            <text:p>-105,684</text:p>
          </table:table-cell>
          <table:table-cell table:formula="of:=[.C$1:.C$1048576]/([.A80]-[.A79])*30.4375" office:value-type="float" office:value="-97477.4772727273" calcext:value-type="float">
            <text:p>-97,477.48</text:p>
          </table:table-cell>
          <table:table-cell table:style-name="ce317" office:value-type="date" office:date-value="2023-04-03" calcext:value-type="date">
            <text:p>04/03/23</text:p>
          </table:table-cell>
          <table:table-cell table:formula="of:=25*16506+17" office:value-type="float" office:value="412667" calcext:value-type="float">
            <text:p>412,667</text:p>
          </table:table-cell>
          <table:table-cell table:formula="of:=[.F80]-[.F79]" office:value-type="float" office:value="-39" calcext:value-type="float">
            <text:p>-39</text:p>
          </table:table-cell>
          <table:table-cell table:formula="of:=[.G$1:.G$1048576]/([.E80]-[.E79])*30.4375" office:value-type="float" office:value="-35.9715909090909" calcext:value-type="float">
            <text:p>-35.97</text:p>
          </table:table-cell>
          <table:table-cell table:style-name="ce310" table:formula="of:=[.B$1:.B$1048576]+[.F$1:.F$1048576]" office:value-type="float" office:value="412667" calcext:value-type="float">
            <text:p>412,667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D$1:.D$1048576]/([.H$1:.H$1048576]+[.D$1:.D$1048576])" office:value-type="percentage" office:value="0.999631111489458" calcext:value-type="percentage">
            <text:p>99.96%</text:p>
          </table:table-cell>
          <table:table-cell table:style-name="ce343" table:formula="of:=[.H$1:.H$1048576]/([.H$1:.H$1048576]+[.D$1:.D$1048576])" office:value-type="percentage" office:value="0.000368888510541699" calcext:value-type="percentage">
            <text:p>0.04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1]-[.B80]" office:value-type="float" office:value="0" calcext:value-type="float">
            <text:p>0</text:p>
          </table:table-cell>
          <table:table-cell table:formula="of:=[.C$1:.C$1048576]/([.A81]-[.A80])*30.4375" office:value-type="float" office:value="-0" calcext:value-type="float">
            <text:p>0.00</text:p>
          </table:table-cell>
          <table:table-cell table:style-name="ce317"/>
          <table:table-cell/>
          <table:table-cell table:formula="of:=[.F81]-[.F80]" office:value-type="float" office:value="-412667" calcext:value-type="float">
            <text:p>-412,667</text:p>
          </table:table-cell>
          <table:table-cell table:formula="of:=[.G$1:.G$1048576]/([.E81]-[.E80])*30.4375" office:value-type="float" office:value="279.005571258802" calcext:value-type="float">
            <text:p>279.01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percentage" office:value="-0" calcext:value-type="percentage">
            <text:p>0.00%</text:p>
          </table:table-cell>
          <table:table-cell table:style-name="ce343" table:formula="of:=[.H$1:.H$1048576]/([.H$1:.H$1048576]+[.D$1:.D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2]-[.B81]" office:value-type="float" office:value="0" calcext:value-type="float">
            <text:p>0</text:p>
          </table:table-cell>
          <table:table-cell table:formula="of:=[.C$1:.C$1048576]/([.A82]-[.A81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82]-[.F81]" office:value-type="float" office:value="0" calcext:value-type="float">
            <text:p>0</text:p>
          </table:table-cell>
          <table:table-cell table:formula="of:=[.G$1:.G$1048576]/([.E82]-[.E81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string" office:string-value="" calcext:value-type="error">
            <text:p>#DIV/0!</text:p>
          </table:table-cell>
          <table:table-cell table:style-name="ce343"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3]-[.B82]" office:value-type="float" office:value="0" calcext:value-type="float">
            <text:p>0</text:p>
          </table:table-cell>
          <table:table-cell table:formula="of:=[.C$1:.C$1048576]/([.A83]-[.A82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83]-[.F82]" office:value-type="float" office:value="0" calcext:value-type="float">
            <text:p>0</text:p>
          </table:table-cell>
          <table:table-cell table:formula="of:=[.G$1:.G$1048576]/([.E83]-[.E82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string" office:string-value="" calcext:value-type="error">
            <text:p>#DIV/0!</text:p>
          </table:table-cell>
          <table:table-cell table:style-name="ce343"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4]-[.B83]" office:value-type="float" office:value="0" calcext:value-type="float">
            <text:p>0</text:p>
          </table:table-cell>
          <table:table-cell table:formula="of:=[.C$1:.C$1048576]/([.A84]-[.A83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84]-[.F83]" office:value-type="float" office:value="0" calcext:value-type="float">
            <text:p>0</text:p>
          </table:table-cell>
          <table:table-cell table:formula="of:=[.G$1:.G$1048576]/([.E84]-[.E83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string" office:string-value="" calcext:value-type="error">
            <text:p>#DIV/0!</text:p>
          </table:table-cell>
          <table:table-cell table:style-name="ce343"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5]-[.B84]" office:value-type="float" office:value="0" calcext:value-type="float">
            <text:p>0</text:p>
          </table:table-cell>
          <table:table-cell table:formula="of:=[.C$1:.C$1048576]/([.A85]-[.A84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85]-[.F84]" office:value-type="float" office:value="0" calcext:value-type="float">
            <text:p>0</text:p>
          </table:table-cell>
          <table:table-cell table:formula="of:=[.G$1:.G$1048576]/([.E85]-[.E84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string" office:string-value="" calcext:value-type="error">
            <text:p>#DIV/0!</text:p>
          </table:table-cell>
          <table:table-cell table:style-name="ce343"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6]-[.B85]" office:value-type="float" office:value="0" calcext:value-type="float">
            <text:p>0</text:p>
          </table:table-cell>
          <table:table-cell table:formula="of:=[.C$1:.C$1048576]/([.A86]-[.A85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86]-[.F85]" office:value-type="float" office:value="0" calcext:value-type="float">
            <text:p>0</text:p>
          </table:table-cell>
          <table:table-cell table:formula="of:=[.G$1:.G$1048576]/([.E86]-[.E85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string" office:string-value="" calcext:value-type="error">
            <text:p>#DIV/0!</text:p>
          </table:table-cell>
          <table:table-cell table:style-name="ce343"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7]-[.B86]" office:value-type="float" office:value="0" calcext:value-type="float">
            <text:p>0</text:p>
          </table:table-cell>
          <table:table-cell table:formula="of:=[.C$1:.C$1048576]/([.A87]-[.A86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87]-[.F86]" office:value-type="float" office:value="0" calcext:value-type="float">
            <text:p>0</text:p>
          </table:table-cell>
          <table:table-cell table:formula="of:=[.G$1:.G$1048576]/([.E87]-[.E86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string" office:string-value="" calcext:value-type="error">
            <text:p>#DIV/0!</text:p>
          </table:table-cell>
          <table:table-cell table:style-name="ce343"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8]-[.B87]" office:value-type="float" office:value="0" calcext:value-type="float">
            <text:p>0</text:p>
          </table:table-cell>
          <table:table-cell table:formula="of:=[.C$1:.C$1048576]/([.A88]-[.A87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88]-[.F87]" office:value-type="float" office:value="0" calcext:value-type="float">
            <text:p>0</text:p>
          </table:table-cell>
          <table:table-cell table:formula="of:=[.G$1:.G$1048576]/([.E88]-[.E87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string" office:string-value="" calcext:value-type="error">
            <text:p>#DIV/0!</text:p>
          </table:table-cell>
          <table:table-cell table:style-name="ce343"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9]-[.B88]" office:value-type="float" office:value="0" calcext:value-type="float">
            <text:p>0</text:p>
          </table:table-cell>
          <table:table-cell table:formula="of:=[.C$1:.C$1048576]/([.A89]-[.A88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89]-[.F88]" office:value-type="float" office:value="0" calcext:value-type="float">
            <text:p>0</text:p>
          </table:table-cell>
          <table:table-cell table:formula="of:=[.G$1:.G$1048576]/([.E89]-[.E88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string" office:string-value="" calcext:value-type="error">
            <text:p>#DIV/0!</text:p>
          </table:table-cell>
          <table:table-cell table:style-name="ce343"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0]-[.B89]" office:value-type="float" office:value="0" calcext:value-type="float">
            <text:p>0</text:p>
          </table:table-cell>
          <table:table-cell table:formula="of:=[.C$1:.C$1048576]/([.A90]-[.A89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90]-[.F89]" office:value-type="float" office:value="0" calcext:value-type="float">
            <text:p>0</text:p>
          </table:table-cell>
          <table:table-cell table:formula="of:=[.G$1:.G$1048576]/([.E90]-[.E89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string" office:string-value="" calcext:value-type="error">
            <text:p>#DIV/0!</text:p>
          </table:table-cell>
          <table:table-cell table:style-name="ce343"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1]-[.B90]" office:value-type="float" office:value="0" calcext:value-type="float">
            <text:p>0</text:p>
          </table:table-cell>
          <table:table-cell table:formula="of:=[.C$1:.C$1048576]/([.A91]-[.A90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91]-[.F90]" office:value-type="float" office:value="0" calcext:value-type="float">
            <text:p>0</text:p>
          </table:table-cell>
          <table:table-cell table:formula="of:=[.G$1:.G$1048576]/([.E91]-[.E90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string" office:string-value="" calcext:value-type="error">
            <text:p>#DIV/0!</text:p>
          </table:table-cell>
          <table:table-cell table:style-name="ce343"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2]-[.B91]" office:value-type="float" office:value="0" calcext:value-type="float">
            <text:p>0</text:p>
          </table:table-cell>
          <table:table-cell table:formula="of:=[.C$1:.C$1048576]/([.A92]-[.A91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92]-[.F91]" office:value-type="float" office:value="0" calcext:value-type="float">
            <text:p>0</text:p>
          </table:table-cell>
          <table:table-cell table:formula="of:=[.G$1:.G$1048576]/([.E92]-[.E91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string" office:string-value="" calcext:value-type="error">
            <text:p>#DIV/0!</text:p>
          </table:table-cell>
          <table:table-cell table:style-name="ce343"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3]-[.B92]" office:value-type="float" office:value="0" calcext:value-type="float">
            <text:p>0</text:p>
          </table:table-cell>
          <table:table-cell table:formula="of:=[.C$1:.C$1048576]/([.A93]-[.A92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93]-[.F92]" office:value-type="float" office:value="0" calcext:value-type="float">
            <text:p>0</text:p>
          </table:table-cell>
          <table:table-cell table:formula="of:=[.G$1:.G$1048576]/([.E93]-[.E92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string" office:string-value="" calcext:value-type="error">
            <text:p>#DIV/0!</text:p>
          </table:table-cell>
          <table:table-cell table:style-name="ce343"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4]-[.B93]" office:value-type="float" office:value="0" calcext:value-type="float">
            <text:p>0</text:p>
          </table:table-cell>
          <table:table-cell table:formula="of:=[.C$1:.C$1048576]/([.A94]-[.A93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94]-[.F93]" office:value-type="float" office:value="0" calcext:value-type="float">
            <text:p>0</text:p>
          </table:table-cell>
          <table:table-cell table:formula="of:=[.G$1:.G$1048576]/([.E94]-[.E93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string" office:string-value="" calcext:value-type="error">
            <text:p>#DIV/0!</text:p>
          </table:table-cell>
          <table:table-cell table:style-name="ce343"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5]-[.B94]" office:value-type="float" office:value="0" calcext:value-type="float">
            <text:p>0</text:p>
          </table:table-cell>
          <table:table-cell table:formula="of:=[.C$1:.C$1048576]/([.A95]-[.A94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95]-[.F94]" office:value-type="float" office:value="0" calcext:value-type="float">
            <text:p>0</text:p>
          </table:table-cell>
          <table:table-cell table:formula="of:=[.G$1:.G$1048576]/([.E95]-[.E94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string" office:string-value="" calcext:value-type="error">
            <text:p>#DIV/0!</text:p>
          </table:table-cell>
          <table:table-cell table:style-name="ce343"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6]-[.B95]" office:value-type="float" office:value="0" calcext:value-type="float">
            <text:p>0</text:p>
          </table:table-cell>
          <table:table-cell table:formula="of:=[.C$1:.C$1048576]/([.A96]-[.A95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96]-[.F95]" office:value-type="float" office:value="0" calcext:value-type="float">
            <text:p>0</text:p>
          </table:table-cell>
          <table:table-cell table:formula="of:=[.G$1:.G$1048576]/([.E96]-[.E95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string" office:string-value="" calcext:value-type="error">
            <text:p>#DIV/0!</text:p>
          </table:table-cell>
          <table:table-cell table:style-name="ce343"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7]-[.B96]" office:value-type="float" office:value="0" calcext:value-type="float">
            <text:p>0</text:p>
          </table:table-cell>
          <table:table-cell table:formula="of:=[.C$1:.C$1048576]/([.A97]-[.A96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97]-[.F96]" office:value-type="float" office:value="0" calcext:value-type="float">
            <text:p>0</text:p>
          </table:table-cell>
          <table:table-cell table:formula="of:=[.G$1:.G$1048576]/([.E97]-[.E96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string" office:string-value="" calcext:value-type="error">
            <text:p>#DIV/0!</text:p>
          </table:table-cell>
          <table:table-cell table:style-name="ce343"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8]-[.B97]" office:value-type="float" office:value="0" calcext:value-type="float">
            <text:p>0</text:p>
          </table:table-cell>
          <table:table-cell table:formula="of:=[.C$1:.C$1048576]/([.A98]-[.A97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98]-[.F97]" office:value-type="float" office:value="0" calcext:value-type="float">
            <text:p>0</text:p>
          </table:table-cell>
          <table:table-cell table:formula="of:=[.G$1:.G$1048576]/([.E98]-[.E97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string" office:string-value="" calcext:value-type="error">
            <text:p>#DIV/0!</text:p>
          </table:table-cell>
          <table:table-cell table:style-name="ce343"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9]-[.B98]" office:value-type="float" office:value="0" calcext:value-type="float">
            <text:p>0</text:p>
          </table:table-cell>
          <table:table-cell table:formula="of:=[.C$1:.C$1048576]/([.A99]-[.A98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99]-[.F98]" office:value-type="float" office:value="0" calcext:value-type="float">
            <text:p>0</text:p>
          </table:table-cell>
          <table:table-cell table:formula="of:=[.G$1:.G$1048576]/([.E99]-[.E98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string" office:string-value="" calcext:value-type="error">
            <text:p>#DIV/0!</text:p>
          </table:table-cell>
          <table:table-cell table:style-name="ce343"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0]-[.B99]" office:value-type="float" office:value="0" calcext:value-type="float">
            <text:p>0</text:p>
          </table:table-cell>
          <table:table-cell table:formula="of:=[.C$1:.C$1048576]/([.A100]-[.A99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100]-[.F99]" office:value-type="float" office:value="0" calcext:value-type="float">
            <text:p>0</text:p>
          </table:table-cell>
          <table:table-cell table:formula="of:=[.G$1:.G$1048576]/([.E100]-[.E99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D$1:.D$1048576]/([.H$1:.H$1048576]+[.D$1:.D$1048576])" office:value-type="string" office:string-value="" calcext:value-type="error">
            <text:p>#DIV/0!</text:p>
          </table:table-cell>
          <table:table-cell table:style-name="ce343"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uits basket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10"/>
        <table:table-column table:style-name="co1" table:number-columns-repeated="11" table:default-cell-style-name="Default"/>
        <table:table-row table:style-name="ro2"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AO3 Works</text:p>
          </table:table-cell>
          <table:table-cell table:style-name="ce333" office:value-type="string" calcext:value-type="string">
            <text:p>Increase</text:p>
          </table:table-cell>
          <table:table-cell table:style-name="ce335" office:value-type="string" calcext:value-type="string">
            <text:p>Inc / Month</text:p>
          </table:table-cell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FFN Works</text:p>
          </table:table-cell>
          <table:table-cell table:style-name="ce333" office:value-type="string" calcext:value-type="string">
            <text:p>Increase</text:p>
          </table:table-cell>
          <table:table-cell table:style-name="ce333" office:value-type="string" calcext:value-type="string">
            <text:p>Inc / Month</text:p>
          </table:table-cell>
          <table:table-cell table:style-name="ce330" office:value-type="string" calcext:value-type="string">
            <text:p>Total</text:p>
          </table:table-cell>
          <table:table-cell table:style-name="ce339" office:value-type="string" calcext:value-type="string">
            <text:p>% AO3</text:p>
          </table:table-cell>
          <table:table-cell table:style-name="ce339" office:value-type="string" calcext:value-type="string">
            <text:p>% FFN</text:p>
          </table:table-cell>
          <table:table-cell table:style-name="ce342" office:value-type="string" calcext:value-type="string">
            <text:p>'% Inc AO3</text:p>
          </table:table-cell>
          <table:table-cell table:style-name="ce342" office:value-type="string" calcext:value-type="string">
            <text:p>'% Inc FFN</text:p>
          </table:table-cell>
        </table:table-row>
        <table:table-row table:style-name="ro2">
          <table:table-cell table:style-name="ce317"/>
          <table:table-cell/>
          <table:table-cell table:style-name="ce310"/>
          <table:table-cell table:style-name="ce336"/>
          <table:table-cell table:style-name="ce317" office:value-type="date" office:date-value="2001-12-12" calcext:value-type="date">
            <text:p>12/12/01</text:p>
          </table:table-cell>
          <table:table-cell table:style-name="ce310" office:value-type="float" office:value="12" calcext:value-type="float">
            <text:p>12</text:p>
          </table:table-cell>
          <table:table-cell table:style-name="ce310" table:number-columns-repeated="2"/>
          <table:table-cell table:style-name="ce310" table:formula="of:=[.B$1:.B$1048576]+[.F$1:.F$1048576]" office:value-type="float" office:value="12" calcext:value-type="float">
            <text:p>12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number-columns-repeated="2"/>
        </table:table-row>
        <table:table-row table:style-name="ro2">
          <table:table-cell table:style-name="ce317"/>
          <table:table-cell/>
          <table:table-cell table:style-name="ce310" table:formula="of:=[.B3]-[.B2]" office:value-type="float" office:value="0" calcext:value-type="float">
            <text:p>0</text:p>
          </table:table-cell>
          <table:table-cell table:style-name="ce336" table:formula="of:=[.C$1:.C$1048576]/([.A3]-[.A2])*30.4375" office:value-type="string" office:string-value="" calcext:value-type="error">
            <text:p>#DIV/0!</text:p>
          </table:table-cell>
          <table:table-cell table:style-name="ce317" office:value-type="date" office:date-value="2002-04-05" calcext:value-type="date">
            <text:p>04/05/02</text:p>
          </table:table-cell>
          <table:table-cell office:value-type="float" office:value="77" calcext:value-type="float">
            <text:p>77</text:p>
          </table:table-cell>
          <table:table-cell table:style-name="ce310" table:formula="of:=[.F3]-[.F2]" office:value-type="float" office:value="65" calcext:value-type="float">
            <text:p>65</text:p>
          </table:table-cell>
          <table:table-cell table:style-name="ce310" table:formula="of:=[.G$1:.G$1048576]/([.E3]-[.E2])*30.4375" office:value-type="float" office:value="17.3547149122807" calcext:value-type="float">
            <text:p>17</text:p>
          </table:table-cell>
          <table:table-cell table:style-name="ce310" table:formula="of:=[.B$1:.B$1048576]+[.F$1:.F$1048576]" office:value-type="float" office:value="77" calcext:value-type="float">
            <text:p>77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style-name="ce317"/>
          <table:table-cell/>
          <table:table-cell table:style-name="ce310" table:formula="of:=[.B4]-[.B3]" office:value-type="float" office:value="0" calcext:value-type="float">
            <text:p>0</text:p>
          </table:table-cell>
          <table:table-cell table:style-name="ce336" table:formula="of:=[.C$1:.C$1048576]/([.A4]-[.A3])*30.4375" office:value-type="string" office:string-value="" calcext:value-type="error">
            <text:p>#DIV/0!</text:p>
          </table:table-cell>
          <table:table-cell table:style-name="ce317" office:value-type="date" office:date-value="2002-06-02" calcext:value-type="date">
            <text:p>06/02/02</text:p>
          </table:table-cell>
          <table:table-cell table:style-name="ce310" office:value-type="float" office:value="126" calcext:value-type="float">
            <text:p>126</text:p>
          </table:table-cell>
          <table:table-cell table:style-name="ce310" table:formula="of:=[.F4]-[.F3]" office:value-type="float" office:value="49" calcext:value-type="float">
            <text:p>49</text:p>
          </table:table-cell>
          <table:table-cell table:style-name="ce310" table:formula="of:=[.G$1:.G$1048576]/([.E4]-[.E3])*30.4375" office:value-type="float" office:value="25.7144396551724" calcext:value-type="float">
            <text:p>26</text:p>
          </table:table-cell>
          <table:table-cell table:style-name="ce310" table:formula="of:=[.B$1:.B$1048576]+[.F$1:.F$1048576]" office:value-type="float" office:value="126" calcext:value-type="float">
            <text:p>126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310" table:formula="of:=[.B5]-[.B4]" office:value-type="float" office:value="0" calcext:value-type="float">
            <text:p>0</text:p>
          </table:table-cell>
          <table:table-cell table:style-name="ce336" table:formula="of:=[.C$1:.C$1048576]/([.A5]-[.A4])*30.4375" office:value-type="string" office:string-value="" calcext:value-type="error">
            <text:p>#DIV/0!</text:p>
          </table:table-cell>
          <table:table-cell table:style-name="ce317" office:value-type="date" office:date-value="2002-12-07" calcext:value-type="date">
            <text:p>12/07/02</text:p>
          </table:table-cell>
          <table:table-cell table:style-name="ce310" office:value-type="float" office:value="295" calcext:value-type="float">
            <text:p>295</text:p>
          </table:table-cell>
          <table:table-cell table:style-name="ce310" table:formula="of:=[.F5]-[.F4]" office:value-type="float" office:value="169" calcext:value-type="float">
            <text:p>169</text:p>
          </table:table-cell>
          <table:table-cell table:style-name="ce310" table:formula="of:=[.G$1:.G$1048576]/([.E5]-[.E4])*30.4375" office:value-type="float" office:value="27.3613696808511" calcext:value-type="float">
            <text:p>27</text:p>
          </table:table-cell>
          <table:table-cell table:style-name="ce310" table:formula="of:=[.B$1:.B$1048576]+[.F$1:.F$1048576]" office:value-type="float" office:value="295" calcext:value-type="float">
            <text:p>295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310" table:formula="of:=[.B6]-[.B5]" office:value-type="float" office:value="0" calcext:value-type="float">
            <text:p>0</text:p>
          </table:table-cell>
          <table:table-cell table:style-name="ce336" table:formula="of:=[.C$1:.C$1048576]/([.A6]-[.A5])*30.4375" office:value-type="string" office:string-value="" calcext:value-type="error">
            <text:p>#DIV/0!</text:p>
          </table:table-cell>
          <table:table-cell table:style-name="ce317" office:value-type="date" office:date-value="2003-06-02" calcext:value-type="date">
            <text:p>06/02/03</text:p>
          </table:table-cell>
          <table:table-cell table:style-name="ce310" office:value-type="float" office:value="781" calcext:value-type="float">
            <text:p>781</text:p>
          </table:table-cell>
          <table:table-cell table:style-name="ce310" table:formula="of:=[.F6]-[.F5]" office:value-type="float" office:value="486" calcext:value-type="float">
            <text:p>486</text:p>
          </table:table-cell>
          <table:table-cell table:style-name="ce310" table:formula="of:=[.G$1:.G$1048576]/([.E6]-[.E5])*30.4375" office:value-type="float" office:value="83.5741525423729" calcext:value-type="float">
            <text:p>84</text:p>
          </table:table-cell>
          <table:table-cell table:style-name="ce310" table:formula="of:=[.B$1:.B$1048576]+[.F$1:.F$1048576]" office:value-type="float" office:value="781" calcext:value-type="float">
            <text:p>781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310" table:formula="of:=[.B7]-[.B6]" office:value-type="float" office:value="0" calcext:value-type="float">
            <text:p>0</text:p>
          </table:table-cell>
          <table:table-cell table:style-name="ce336" table:formula="of:=[.C$1:.C$1048576]/([.A7]-[.A6])*30.4375" office:value-type="string" office:string-value="" calcext:value-type="error">
            <text:p>#DIV/0!</text:p>
          </table:table-cell>
          <table:table-cell table:style-name="ce317" office:value-type="date" office:date-value="2004-04-04" calcext:value-type="date">
            <text:p>04/04/04</text:p>
          </table:table-cell>
          <table:table-cell table:style-name="ce310" office:value-type="float" office:value="1834" calcext:value-type="float">
            <text:p>1,834</text:p>
          </table:table-cell>
          <table:table-cell table:style-name="ce310" table:formula="of:=[.F7]-[.F6]" office:value-type="float" office:value="1053" calcext:value-type="float">
            <text:p>1,053</text:p>
          </table:table-cell>
          <table:table-cell table:style-name="ce310" table:formula="of:=[.G$1:.G$1048576]/([.E7]-[.E6])*30.4375" office:value-type="float" office:value="104.399633550489" calcext:value-type="float">
            <text:p>104</text:p>
          </table:table-cell>
          <table:table-cell table:style-name="ce310" table:formula="of:=[.B$1:.B$1048576]+[.F$1:.F$1048576]" office:value-type="float" office:value="1834" calcext:value-type="float">
            <text:p>1,834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310" table:formula="of:=[.B8]-[.B7]" office:value-type="float" office:value="0" calcext:value-type="float">
            <text:p>0</text:p>
          </table:table-cell>
          <table:table-cell table:style-name="ce336" table:formula="of:=[.C$1:.C$1048576]/([.A8]-[.A7])*30.4375" office:value-type="string" office:string-value="" calcext:value-type="error">
            <text:p>#DIV/0!</text:p>
          </table:table-cell>
          <table:table-cell table:style-name="ce317" office:value-type="date" office:date-value="2004-10-12" calcext:value-type="date">
            <text:p>10/12/04</text:p>
          </table:table-cell>
          <table:table-cell table:style-name="ce310" office:value-type="float" office:value="2964" calcext:value-type="float">
            <text:p>2,964</text:p>
          </table:table-cell>
          <table:table-cell table:style-name="ce310" table:formula="of:=[.F8]-[.F7]" office:value-type="float" office:value="1130" calcext:value-type="float">
            <text:p>1,130</text:p>
          </table:table-cell>
          <table:table-cell table:style-name="ce310" table:formula="of:=[.G$1:.G$1048576]/([.E8]-[.E7])*30.4375" office:value-type="float" office:value="180.075261780105" calcext:value-type="float">
            <text:p>180</text:p>
          </table:table-cell>
          <table:table-cell table:style-name="ce310" table:formula="of:=[.B$1:.B$1048576]+[.F$1:.F$1048576]" office:value-type="float" office:value="2964" calcext:value-type="float">
            <text:p>2,964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310" table:formula="of:=[.B9]-[.B8]" office:value-type="float" office:value="0" calcext:value-type="float">
            <text:p>0</text:p>
          </table:table-cell>
          <table:table-cell table:style-name="ce336" table:formula="of:=[.C$1:.C$1048576]/([.A9]-[.A8])*30.4375" office:value-type="string" office:string-value="" calcext:value-type="error">
            <text:p>#DIV/0!</text:p>
          </table:table-cell>
          <table:table-cell table:style-name="ce317" office:value-type="date" office:date-value="2005-01-01" calcext:value-type="date">
            <text:p>01/01/05</text:p>
          </table:table-cell>
          <table:table-cell table:style-name="ce310" office:value-type="float" office:value="3560" calcext:value-type="float">
            <text:p>3,560</text:p>
          </table:table-cell>
          <table:table-cell table:style-name="ce310" table:formula="of:=[.F9]-[.F8]" office:value-type="float" office:value="596" calcext:value-type="float">
            <text:p>596</text:p>
          </table:table-cell>
          <table:table-cell table:style-name="ce310" table:formula="of:=[.G$1:.G$1048576]/([.E9]-[.E8])*30.4375" office:value-type="float" office:value="223.95987654321" calcext:value-type="float">
            <text:p>224</text:p>
          </table:table-cell>
          <table:table-cell table:style-name="ce310" table:formula="of:=[.B$1:.B$1048576]+[.F$1:.F$1048576]" office:value-type="float" office:value="3560" calcext:value-type="float">
            <text:p>3,560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310" table:formula="of:=[.B10]-[.B9]" office:value-type="float" office:value="0" calcext:value-type="float">
            <text:p>0</text:p>
          </table:table-cell>
          <table:table-cell table:style-name="ce336" table:formula="of:=[.C$1:.C$1048576]/([.A10]-[.A9])*30.4375" office:value-type="string" office:string-value="" calcext:value-type="error">
            <text:p>#DIV/0!</text:p>
          </table:table-cell>
          <table:table-cell table:style-name="ce317" office:value-type="date" office:date-value="2005-04-01" calcext:value-type="date">
            <text:p>04/01/05</text:p>
          </table:table-cell>
          <table:table-cell table:style-name="ce310" office:value-type="float" office:value="4435" calcext:value-type="float">
            <text:p>4,435</text:p>
          </table:table-cell>
          <table:table-cell table:style-name="ce310" table:formula="of:=[.F10]-[.F9]" office:value-type="float" office:value="875" calcext:value-type="float">
            <text:p>875</text:p>
          </table:table-cell>
          <table:table-cell table:style-name="ce310" table:formula="of:=[.G$1:.G$1048576]/([.E10]-[.E9])*30.4375" office:value-type="float" office:value="295.920138888889" calcext:value-type="float">
            <text:p>296</text:p>
          </table:table-cell>
          <table:table-cell table:style-name="ce310" table:formula="of:=[.B$1:.B$1048576]+[.F$1:.F$1048576]" office:value-type="float" office:value="4435" calcext:value-type="float">
            <text:p>4,435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310" table:formula="of:=[.B11]-[.B10]" office:value-type="float" office:value="0" calcext:value-type="float">
            <text:p>0</text:p>
          </table:table-cell>
          <table:table-cell table:style-name="ce336" table:formula="of:=[.C$1:.C$1048576]/([.A11]-[.A10])*30.4375" office:value-type="string" office:string-value="" calcext:value-type="error">
            <text:p>#DIV/0!</text:p>
          </table:table-cell>
          <table:table-cell table:style-name="ce317" office:value-type="date" office:date-value="2006-10-13" calcext:value-type="date">
            <text:p>10/13/06</text:p>
          </table:table-cell>
          <table:table-cell table:style-name="ce310" office:value-type="float" office:value="10514" calcext:value-type="float">
            <text:p>10,514</text:p>
          </table:table-cell>
          <table:table-cell table:style-name="ce310" table:formula="of:=[.F11]-[.F10]" office:value-type="float" office:value="6079" calcext:value-type="float">
            <text:p>6,079</text:p>
          </table:table-cell>
          <table:table-cell table:style-name="ce310" table:formula="of:=[.G$1:.G$1048576]/([.E11]-[.E10])*30.4375" office:value-type="float" office:value="330.409933035714" calcext:value-type="float">
            <text:p>330</text:p>
          </table:table-cell>
          <table:table-cell table:style-name="ce310" table:formula="of:=[.B$1:.B$1048576]+[.F$1:.F$1048576]" office:value-type="float" office:value="10514" calcext:value-type="float">
            <text:p>10,514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310" table:formula="of:=[.B12]-[.B11]" office:value-type="float" office:value="0" calcext:value-type="float">
            <text:p>0</text:p>
          </table:table-cell>
          <table:table-cell table:style-name="ce336" table:formula="of:=[.C$1:.C$1048576]/([.A12]-[.A11])*30.4375" office:value-type="string" office:string-value="" calcext:value-type="error">
            <text:p>#DIV/0!</text:p>
          </table:table-cell>
          <table:table-cell table:style-name="ce317" office:value-type="date" office:date-value="2007-06-30" calcext:value-type="date">
            <text:p>06/30/07</text:p>
          </table:table-cell>
          <table:table-cell table:style-name="ce310" office:value-type="float" office:value="12311" calcext:value-type="float">
            <text:p>12,311</text:p>
          </table:table-cell>
          <table:table-cell table:style-name="ce310" table:formula="of:=[.F12]-[.F11]" office:value-type="float" office:value="1797" calcext:value-type="float">
            <text:p>1,797</text:p>
          </table:table-cell>
          <table:table-cell table:style-name="ce310" table:formula="of:=[.G$1:.G$1048576]/([.E12]-[.E11])*30.4375" office:value-type="float" office:value="210.369951923077" calcext:value-type="float">
            <text:p>210</text:p>
          </table:table-cell>
          <table:table-cell table:style-name="ce310" table:formula="of:=[.B$1:.B$1048576]+[.F$1:.F$1048576]" office:value-type="float" office:value="12311" calcext:value-type="float">
            <text:p>12,311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310" table:formula="of:=[.B13]-[.B12]" office:value-type="float" office:value="0" calcext:value-type="float">
            <text:p>0</text:p>
          </table:table-cell>
          <table:table-cell table:style-name="ce336" table:formula="of:=[.C$1:.C$1048576]/([.A13]-[.A12])*30.4375" office:value-type="string" office:string-value="" calcext:value-type="error">
            <text:p>#DIV/0!</text:p>
          </table:table-cell>
          <table:table-cell table:style-name="ce317" office:value-type="date" office:date-value="2009-02-24" calcext:value-type="date">
            <text:p>02/24/09</text:p>
          </table:table-cell>
          <table:table-cell table:style-name="ce310" office:value-type="float" office:value="14677" calcext:value-type="float">
            <text:p>14,677</text:p>
          </table:table-cell>
          <table:table-cell table:style-name="ce310" table:formula="of:=[.F13]-[.F12]" office:value-type="float" office:value="2366" calcext:value-type="float">
            <text:p>2,366</text:p>
          </table:table-cell>
          <table:table-cell table:style-name="ce310" table:formula="of:=[.G$1:.G$1048576]/([.E13]-[.E12])*30.4375" office:value-type="float" office:value="119.03326446281" calcext:value-type="float">
            <text:p>119</text:p>
          </table:table-cell>
          <table:table-cell table:style-name="ce310" table:formula="of:=[.B$1:.B$1048576]+[.F$1:.F$1048576]" office:value-type="float" office:value="14677" calcext:value-type="float">
            <text:p>14,677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310" table:formula="of:=[.B14]-[.B13]" office:value-type="float" office:value="0" calcext:value-type="float">
            <text:p>0</text:p>
          </table:table-cell>
          <table:table-cell table:style-name="ce336" table:formula="of:=[.C$1:.C$1048576]/([.A14]-[.A13])*30.4375" office:value-type="string" office:string-value="" calcext:value-type="error">
            <text:p>#DIV/0!</text:p>
          </table:table-cell>
          <table:table-cell table:style-name="ce317" office:value-type="date" office:date-value="2009-10-27" calcext:value-type="date">
            <text:p>10/27/09</text:p>
          </table:table-cell>
          <table:table-cell table:style-name="ce310" office:value-type="float" office:value="15318" calcext:value-type="float">
            <text:p>15,318</text:p>
          </table:table-cell>
          <table:table-cell table:style-name="ce310" table:formula="of:=[.F14]-[.F13]" office:value-type="float" office:value="641" calcext:value-type="float">
            <text:p>641</text:p>
          </table:table-cell>
          <table:table-cell table:style-name="ce310" table:formula="of:=[.G$1:.G$1048576]/([.E14]-[.E13])*30.4375" office:value-type="float" office:value="79.6344387755102" calcext:value-type="float">
            <text:p>80</text:p>
          </table:table-cell>
          <table:table-cell table:style-name="ce310" table:formula="of:=[.B$1:.B$1048576]+[.F$1:.F$1048576]" office:value-type="float" office:value="15318" calcext:value-type="float">
            <text:p>15,318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style-name="ce317" office:value-type="date" office:date-value="2009-11-16" calcext:value-type="date">
            <text:p>11/16/09</text:p>
          </table:table-cell>
          <table:table-cell office:value-type="float" office:value="4" calcext:value-type="float">
            <text:p>4</text:p>
          </table:table-cell>
          <table:table-cell table:style-name="ce310" table:formula="of:=[.B15]-[.B14]" office:value-type="float" office:value="4" calcext:value-type="float">
            <text:p>4</text:p>
          </table:table-cell>
          <table:table-cell table:style-name="ce336" table:formula="of:=[.C$1:.C$1048576]/([.A15]-[.A14])*30.4375" office:value-type="float" office:value="0.00303366307029128" calcext:value-type="float">
            <text:p>0</text:p>
          </table:table-cell>
          <table:table-cell table:style-name="ce317"/>
          <table:table-cell table:style-name="ce310" table:number-columns-repeated="4"/>
          <table:table-cell table:style-name="ce340" table:number-columns-repeated="2"/>
          <table:table-cell table:style-name="ce343" table:number-columns-repeated="2"/>
        </table:table-row>
        <table:table-row table:style-name="ro2">
          <table:table-cell table:style-name="ce317" office:value-type="date" office:date-value="2009-12-19" calcext:value-type="date">
            <text:p>12/19/09</text:p>
          </table:table-cell>
          <table:table-cell office:value-type="float" office:value="26" calcext:value-type="float">
            <text:p>26</text:p>
          </table:table-cell>
          <table:table-cell table:style-name="ce310" table:formula="of:=[.B16]-[.B15]" office:value-type="float" office:value="22" calcext:value-type="float">
            <text:p>22</text:p>
          </table:table-cell>
          <table:table-cell table:style-name="ce336" table:formula="of:=[.C$1:.C$1048576]/([.A16]-[.A15])*30.4375" office:value-type="float" office:value="20.2916666666667" calcext:value-type="float">
            <text:p>20</text:p>
          </table:table-cell>
          <table:table-cell table:style-name="ce317"/>
          <table:table-cell table:style-name="ce310" table:number-columns-repeated="4"/>
          <table:table-cell table:style-name="ce340" table:number-columns-repeated="2"/>
          <table:table-cell table:style-name="ce343" table:number-columns-repeated="2"/>
        </table:table-row>
        <table:table-row table:style-name="ro2">
          <table:table-cell table:style-name="ce317" office:value-type="date" office:date-value="2010-01-03" calcext:value-type="date">
            <text:p>01/03/10</text:p>
          </table:table-cell>
          <table:table-cell office:value-type="float" office:value="30" calcext:value-type="float">
            <text:p>30</text:p>
          </table:table-cell>
          <table:table-cell table:style-name="ce310" table:formula="of:=[.B17]-[.B16]" office:value-type="float" office:value="4" calcext:value-type="float">
            <text:p>4</text:p>
          </table:table-cell>
          <table:table-cell table:style-name="ce336" table:formula="of:=[.C$1:.C$1048576]/([.A17]-[.A16])*30.4375" office:value-type="float" office:value="8.11666666666667" calcext:value-type="float">
            <text:p>8</text:p>
          </table:table-cell>
          <table:table-cell table:style-name="ce317"/>
          <table:table-cell table:style-name="ce310" table:number-columns-repeated="4"/>
          <table:table-cell table:style-name="ce340" table:number-columns-repeated="2"/>
          <table:table-cell table:style-name="ce343" table:number-columns-repeated="2"/>
        </table:table-row>
        <table:table-row table:style-name="ro2">
          <table:table-cell table:style-name="ce317" office:value-type="date" office:date-value="2010-03-09" calcext:value-type="date">
            <text:p>03/09/10</text:p>
          </table:table-cell>
          <table:table-cell office:value-type="float" office:value="42" calcext:value-type="float">
            <text:p>42</text:p>
          </table:table-cell>
          <table:table-cell table:style-name="ce310" table:formula="of:=[.B18]-[.B17]" office:value-type="float" office:value="12" calcext:value-type="float">
            <text:p>12</text:p>
          </table:table-cell>
          <table:table-cell table:style-name="ce336" table:formula="of:=[.C$1:.C$1048576]/([.A18]-[.A17])*30.4375" office:value-type="float" office:value="5.61923076923077" calcext:value-type="float">
            <text:p>6</text:p>
          </table:table-cell>
          <table:table-cell table:style-name="ce317"/>
          <table:table-cell table:style-name="ce310" table:number-columns-repeated="4"/>
          <table:table-cell table:style-name="ce340" table:number-columns-repeated="2"/>
          <table:table-cell table:style-name="ce343" table:number-columns-repeated="2"/>
        </table:table-row>
        <table:table-row table:style-name="ro2">
          <table:table-cell table:style-name="ce317" office:value-type="date" office:date-value="2010-04-10" calcext:value-type="date">
            <text:p>04/10/10</text:p>
          </table:table-cell>
          <table:table-cell office:value-type="float" office:value="45" calcext:value-type="float">
            <text:p>45</text:p>
          </table:table-cell>
          <table:table-cell table:style-name="ce310" table:formula="of:=[.B19]-[.B18]" office:value-type="float" office:value="3" calcext:value-type="float">
            <text:p>3</text:p>
          </table:table-cell>
          <table:table-cell table:style-name="ce336" table:formula="of:=[.C$1:.C$1048576]/([.A19]-[.A18])*30.4375" office:value-type="float" office:value="2.853515625" calcext:value-type="float">
            <text:p>3</text:p>
          </table:table-cell>
          <table:table-cell table:style-name="ce317" office:value-type="date" office:date-value="2010-03-29" calcext:value-type="date">
            <text:p>03/29/10</text:p>
          </table:table-cell>
          <table:table-cell table:style-name="ce310" office:value-type="float" office:value="15675" calcext:value-type="float">
            <text:p>15,675</text:p>
          </table:table-cell>
          <table:table-cell table:style-name="ce310" table:formula="of:=[.F19]-[.F14]" office:value-type="float" office:value="357" calcext:value-type="float">
            <text:p>357</text:p>
          </table:table-cell>
          <table:table-cell table:style-name="ce310" table:formula="of:=[.G$1:.G$1048576]/([.E19]-[.E14])*30.4375" office:value-type="float" office:value="71.0208333333333" calcext:value-type="float">
            <text:p>71</text:p>
          </table:table-cell>
          <table:table-cell table:style-name="ce310" table:formula="of:=[.B$1:.B$1048576]+[.F$1:.F$1048576]" office:value-type="float" office:value="15720" calcext:value-type="float">
            <text:p>15,720</text:p>
          </table:table-cell>
          <table:table-cell table:style-name="ce340" table:formula="of:=[.B$1:.B$1048576]/[.I$1:.I$1048576]" office:value-type="float" office:value="0.00286259541984733" calcext:value-type="float">
            <text:p>0.003</text:p>
          </table:table-cell>
          <table:table-cell table:style-name="ce340" table:formula="of:=[.F$1:.F$1048576]/[.I$1:.I$1048576]" office:value-type="float" office:value="0.997137404580153" calcext:value-type="float">
            <text:p>0.997</text:p>
          </table:table-cell>
          <table:table-cell table:style-name="ce343" table:formula="of:=[.C$1:.C$1048576]/([.C$1:.C$1048576]+[.G$1:.G$1048576])" office:value-type="percentage" office:value="0.00833333333333333" calcext:value-type="percentage">
            <text:p>0.83%</text:p>
          </table:table-cell>
          <table:table-cell table:style-name="ce343" table:formula="of:=[.G$1:.G$1048576]/([.C$1:.C$1048576]+[.G$1:.G$1048576])" office:value-type="percentage" office:value="0.991666666666667" calcext:value-type="percentage">
            <text:p>99.17%</text:p>
          </table:table-cell>
        </table:table-row>
        <table:table-row table:style-name="ro2">
          <table:table-cell table:style-name="ce317" office:value-type="date" office:date-value="2010-06-10" calcext:value-type="date">
            <text:p>06/10/10</text:p>
          </table:table-cell>
          <table:table-cell office:value-type="float" office:value="48" calcext:value-type="float">
            <text:p>48</text:p>
          </table:table-cell>
          <table:table-cell table:style-name="ce310" table:formula="of:=[.B20]-[.B19]" office:value-type="float" office:value="3" calcext:value-type="float">
            <text:p>3</text:p>
          </table:table-cell>
          <table:table-cell table:style-name="ce336" table:formula="of:=[.C$1:.C$1048576]/([.A20]-[.A19])*30.4375" office:value-type="float" office:value="1.4969262295082" calcext:value-type="float">
            <text:p>1</text:p>
          </table:table-cell>
          <table:table-cell table:style-name="ce317" office:value-type="date" office:date-value="2010-06-12" calcext:value-type="date">
            <text:p>06/12/10</text:p>
          </table:table-cell>
          <table:table-cell table:style-name="ce310" office:value-type="float" office:value="15798" calcext:value-type="float">
            <text:p>15,798</text:p>
          </table:table-cell>
          <table:table-cell table:style-name="ce310" table:formula="of:=[.F20]-[.F19]" office:value-type="float" office:value="123" calcext:value-type="float">
            <text:p>123</text:p>
          </table:table-cell>
          <table:table-cell table:style-name="ce310" table:formula="of:=[.G$1:.G$1048576]/([.E20]-[.E19])*30.4375" office:value-type="float" office:value="49.9175" calcext:value-type="float">
            <text:p>50</text:p>
          </table:table-cell>
          <table:table-cell table:style-name="ce310" table:formula="of:=[.B$1:.B$1048576]+[.F$1:.F$1048576]" office:value-type="float" office:value="15846" calcext:value-type="float">
            <text:p>15,846</text:p>
          </table:table-cell>
          <table:table-cell table:style-name="ce340" table:formula="of:=[.B$1:.B$1048576]/[.I$1:.I$1048576]" office:value-type="float" office:value="0.00302915562287012" calcext:value-type="float">
            <text:p>0.003</text:p>
          </table:table-cell>
          <table:table-cell table:style-name="ce340" table:formula="of:=[.F$1:.F$1048576]/[.I$1:.I$1048576]" office:value-type="float" office:value="0.99697084437713" calcext:value-type="float">
            <text:p>0.997</text:p>
          </table:table-cell>
          <table:table-cell table:style-name="ce343" table:formula="of:=[.C$1:.C$1048576]/([.C$1:.C$1048576]+[.G$1:.G$1048576])" office:value-type="percentage" office:value="0.0238095238095238" calcext:value-type="percentage">
            <text:p>2.38%</text:p>
          </table:table-cell>
          <table:table-cell table:style-name="ce343" table:formula="of:=[.G$1:.G$1048576]/([.C$1:.C$1048576]+[.G$1:.G$1048576])" office:value-type="percentage" office:value="0.976190476190476" calcext:value-type="percentage">
            <text:p>97.62%</text:p>
          </table:table-cell>
        </table:table-row>
        <table:table-row table:style-name="ro2">
          <table:table-cell table:style-name="ce317" office:value-type="date" office:date-value="2010-09-22" calcext:value-type="date">
            <text:p>09/22/10</text:p>
          </table:table-cell>
          <table:table-cell office:value-type="float" office:value="61" calcext:value-type="float">
            <text:p>61</text:p>
          </table:table-cell>
          <table:table-cell table:style-name="ce310" table:formula="of:=[.B21]-[.B20]" office:value-type="float" office:value="13" calcext:value-type="float">
            <text:p>13</text:p>
          </table:table-cell>
          <table:table-cell table:style-name="ce336" table:formula="of:=[.C$1:.C$1048576]/([.A21]-[.A20])*30.4375" office:value-type="float" office:value="3.8046875" calcext:value-type="float">
            <text:p>4</text:p>
          </table:table-cell>
          <table:table-cell table:style-name="ce317" office:value-type="date" office:date-value="2012-01-18" calcext:value-type="date">
            <text:p>01/18/12</text:p>
          </table:table-cell>
          <table:table-cell table:style-name="ce310"/>
          <table:table-cell table:style-name="ce310" table:formula="of:=[.F21]-[.F20]" office:value-type="float" office:value="-15798" calcext:value-type="float">
            <text:p>-15,798</text:p>
          </table:table-cell>
          <table:table-cell table:style-name="ce310" table:formula="of:=[.G$1:.G$1048576]/([.E21]-[.E20])*30.4375" office:value-type="float" office:value="-821.96858974359" calcext:value-type="float">
            <text:p>-822</text:p>
          </table:table-cell>
          <table:table-cell table:style-name="ce310" table:formula="of:=[.B$1:.B$1048576]+[.F$1:.F$1048576]" office:value-type="float" office:value="61" calcext:value-type="float">
            <text:p>61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-0.000823566677225214" calcext:value-type="percentage">
            <text:p>-0.08%</text:p>
          </table:table-cell>
          <table:table-cell table:style-name="ce343" table:formula="of:=[.G$1:.G$1048576]/([.C$1:.C$1048576]+[.G$1:.G$1048576])" office:value-type="percentage" office:value="1.00082356667723" calcext:value-type="percentage">
            <text:p>100.08%</text:p>
          </table:table-cell>
        </table:table-row>
        <table:table-row table:style-name="ro2">
          <table:table-cell table:style-name="ce317" office:value-type="date" office:date-value="2011-08-14" calcext:value-type="date">
            <text:p>08/14/11</text:p>
          </table:table-cell>
          <table:table-cell office:value-type="float" office:value="86" calcext:value-type="float">
            <text:p>86</text:p>
          </table:table-cell>
          <table:table-cell table:style-name="ce310" table:formula="of:=[.B22]-[.B21]" office:value-type="float" office:value="25" calcext:value-type="float">
            <text:p>25</text:p>
          </table:table-cell>
          <table:table-cell table:style-name="ce336" table:formula="of:=[.C$1:.C$1048576]/([.A22]-[.A21])*30.4375" office:value-type="float" office:value="2.33416411042945" calcext:value-type="float">
            <text:p>2</text:p>
          </table:table-cell>
          <table:table-cell table:style-name="ce317" office:value-type="date" office:date-value="2012-05-05" calcext:value-type="date">
            <text:p>05/05/12</text:p>
          </table:table-cell>
          <table:table-cell table:style-name="ce310"/>
          <table:table-cell table:style-name="ce310" table:formula="of:=[.F22]-[.F21]" office:value-type="float" office:value="0" calcext:value-type="float">
            <text:p>0</text:p>
          </table:table-cell>
          <table:table-cell table:style-name="ce310" table:formula="of:=[.G$1:.G$1048576]/([.E22]-[.E21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86" calcext:value-type="float">
            <text:p>86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1-11-17" calcext:value-type="date">
            <text:p>11/17/11</text:p>
          </table:table-cell>
          <table:table-cell office:value-type="float" office:value="91" calcext:value-type="float">
            <text:p>91</text:p>
          </table:table-cell>
          <table:table-cell table:style-name="ce310" table:formula="of:=[.B23]-[.B22]" office:value-type="float" office:value="5" calcext:value-type="float">
            <text:p>5</text:p>
          </table:table-cell>
          <table:table-cell table:style-name="ce336" table:formula="of:=[.C$1:.C$1048576]/([.A23]-[.A22])*30.4375" office:value-type="float" office:value="1.60197368421053" calcext:value-type="float">
            <text:p>2</text:p>
          </table:table-cell>
          <table:table-cell table:style-name="ce317" office:value-type="date" office:date-value="2012-05-23" calcext:value-type="date">
            <text:p>05/23/12</text:p>
          </table:table-cell>
          <table:table-cell table:style-name="ce310"/>
          <table:table-cell table:style-name="ce310" table:formula="of:=[.F23]-[.F22]" office:value-type="float" office:value="0" calcext:value-type="float">
            <text:p>0</text:p>
          </table:table-cell>
          <table:table-cell table:style-name="ce310" table:formula="of:=[.G$1:.G$1048576]/([.E23]-[.E22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91" calcext:value-type="float">
            <text:p>91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2-01-18" calcext:value-type="date">
            <text:p>01/18/12</text:p>
          </table:table-cell>
          <table:table-cell office:value-type="float" office:value="102" calcext:value-type="float">
            <text:p>102</text:p>
          </table:table-cell>
          <table:table-cell table:style-name="ce310" table:formula="of:=[.B24]-[.B23]" office:value-type="float" office:value="11" calcext:value-type="float">
            <text:p>11</text:p>
          </table:table-cell>
          <table:table-cell table:style-name="ce336" table:formula="of:=[.C$1:.C$1048576]/([.A24]-[.A23])*30.4375" office:value-type="float" office:value="5.40020161290323" calcext:value-type="float">
            <text:p>5</text:p>
          </table:table-cell>
          <table:table-cell table:style-name="ce317"/>
          <table:table-cell table:style-name="ce310"/>
          <table:table-cell table:style-name="ce310" table:formula="of:=[.F24]-[.F23]" office:value-type="float" office:value="0" calcext:value-type="float">
            <text:p>0</text:p>
          </table:table-cell>
          <table:table-cell table:style-name="ce310" table:formula="of:=[.G$1:.G$1048576]/([.E24]-[.E23])*30.4375" office:value-type="float" office:value="-0" calcext:value-type="float">
            <text:p>0</text:p>
          </table:table-cell>
          <table:table-cell table:style-name="ce310" table:formula="of:=[.B$1:.B$1048576]+[.F$1:.F$1048576]" office:value-type="float" office:value="102" calcext:value-type="float">
            <text:p>102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2-04-26" calcext:value-type="date">
            <text:p>04/26/12</text:p>
          </table:table-cell>
          <table:table-cell office:value-type="float" office:value="112" calcext:value-type="float">
            <text:p>112</text:p>
          </table:table-cell>
          <table:table-cell table:style-name="ce310" table:formula="of:=[.B25]-[.B24]" office:value-type="float" office:value="10" calcext:value-type="float">
            <text:p>10</text:p>
          </table:table-cell>
          <table:table-cell table:style-name="ce336" table:formula="of:=[.C$1:.C$1048576]/([.A25]-[.A24])*30.4375" office:value-type="float" office:value="3.07449494949495" calcext:value-type="float">
            <text:p>3</text:p>
          </table:table-cell>
          <table:table-cell table:style-name="ce317"/>
          <table:table-cell table:style-name="ce310"/>
          <table:table-cell table:style-name="ce310" table:formula="of:=[.F25]-[.F24]" office:value-type="float" office:value="0" calcext:value-type="float">
            <text:p>0</text:p>
          </table:table-cell>
          <table:table-cell table:style-name="ce310" table:formula="of:=[.G$1:.G$1048576]/([.E25]-[.E24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112" calcext:value-type="float">
            <text:p>112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2-05-18" calcext:value-type="date">
            <text:p>05/18/12</text:p>
          </table:table-cell>
          <table:table-cell office:value-type="float" office:value="120" calcext:value-type="float">
            <text:p>120</text:p>
          </table:table-cell>
          <table:table-cell table:style-name="ce310" table:formula="of:=[.B26]-[.B25]" office:value-type="float" office:value="8" calcext:value-type="float">
            <text:p>8</text:p>
          </table:table-cell>
          <table:table-cell table:style-name="ce336" table:formula="of:=[.C$1:.C$1048576]/([.A26]-[.A25])*30.4375" office:value-type="float" office:value="11.0681818181818" calcext:value-type="float">
            <text:p>11</text:p>
          </table:table-cell>
          <table:table-cell table:style-name="ce317"/>
          <table:table-cell table:style-name="ce310"/>
          <table:table-cell table:style-name="ce310" table:formula="of:=[.F26]-[.F25]" office:value-type="float" office:value="0" calcext:value-type="float">
            <text:p>0</text:p>
          </table:table-cell>
          <table:table-cell table:style-name="ce310" table:formula="of:=[.G$1:.G$1048576]/([.E26]-[.E25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120" calcext:value-type="float">
            <text:p>120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2-06-04" calcext:value-type="date">
            <text:p>06/04/12</text:p>
          </table:table-cell>
          <table:table-cell office:value-type="float" office:value="126" calcext:value-type="float">
            <text:p>126</text:p>
          </table:table-cell>
          <table:table-cell table:style-name="ce310" table:formula="of:=[.B27]-[.B26]" office:value-type="float" office:value="6" calcext:value-type="float">
            <text:p>6</text:p>
          </table:table-cell>
          <table:table-cell table:style-name="ce336" table:formula="of:=[.C$1:.C$1048576]/([.A27]-[.A26])*30.4375" office:value-type="float" office:value="10.7426470588235" calcext:value-type="float">
            <text:p>11</text:p>
          </table:table-cell>
          <table:table-cell table:style-name="ce317"/>
          <table:table-cell table:style-name="ce310"/>
          <table:table-cell table:style-name="ce310" table:formula="of:=[.F27]-[.F26]" office:value-type="float" office:value="0" calcext:value-type="float">
            <text:p>0</text:p>
          </table:table-cell>
          <table:table-cell table:style-name="ce310" table:formula="of:=[.G$1:.G$1048576]/([.E27]-[.E26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126" calcext:value-type="float">
            <text:p>126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2-06-20" calcext:value-type="date">
            <text:p>06/20/12</text:p>
          </table:table-cell>
          <table:table-cell office:value-type="float" office:value="137" calcext:value-type="float">
            <text:p>137</text:p>
          </table:table-cell>
          <table:table-cell table:style-name="ce310" table:formula="of:=[.B28]-[.B27]" office:value-type="float" office:value="11" calcext:value-type="float">
            <text:p>11</text:p>
          </table:table-cell>
          <table:table-cell table:style-name="ce336" table:formula="of:=[.C$1:.C$1048576]/([.A28]-[.A27])*30.4375" office:value-type="float" office:value="20.92578125" calcext:value-type="float">
            <text:p>21</text:p>
          </table:table-cell>
          <table:table-cell table:style-name="ce317" office:value-type="date" office:date-value="2013-01-10" calcext:value-type="date">
            <text:p>01/10/13</text:p>
          </table:table-cell>
          <table:table-cell table:style-name="ce310"/>
          <table:table-cell table:style-name="ce310" table:formula="of:=[.F28]-[.F27]" office:value-type="float" office:value="0" calcext:value-type="float">
            <text:p>0</text:p>
          </table:table-cell>
          <table:table-cell table:style-name="ce310" table:formula="of:=[.G$1:.G$1048576]/([.E28]-[.E27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137" calcext:value-type="float">
            <text:p>137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2-07-16" calcext:value-type="date">
            <text:p>07/16/12</text:p>
          </table:table-cell>
          <table:table-cell office:value-type="float" office:value="147" calcext:value-type="float">
            <text:p>147</text:p>
          </table:table-cell>
          <table:table-cell table:style-name="ce310" table:formula="of:=[.B29]-[.B28]" office:value-type="float" office:value="10" calcext:value-type="float">
            <text:p>10</text:p>
          </table:table-cell>
          <table:table-cell table:style-name="ce336" table:formula="of:=[.C$1:.C$1048576]/([.A29]-[.A28])*30.4375" office:value-type="float" office:value="11.7067307692308" calcext:value-type="float">
            <text:p>12</text:p>
          </table:table-cell>
          <table:table-cell table:style-name="ce317" office:value-type="date" office:date-value="2013-04-04" calcext:value-type="date">
            <text:p>04/04/13</text:p>
          </table:table-cell>
          <table:table-cell table:style-name="ce310"/>
          <table:table-cell table:style-name="ce310" table:formula="of:=[.F29]-[.F28]" office:value-type="float" office:value="0" calcext:value-type="float">
            <text:p>0</text:p>
          </table:table-cell>
          <table:table-cell table:style-name="ce310" table:formula="of:=[.G$1:.G$1048576]/([.E29]-[.E28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147" calcext:value-type="float">
            <text:p>147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2-10-22" calcext:value-type="date">
            <text:p>10/22/12</text:p>
          </table:table-cell>
          <table:table-cell office:value-type="float" office:value="204" calcext:value-type="float">
            <text:p>204</text:p>
          </table:table-cell>
          <table:table-cell table:style-name="ce310" table:formula="of:=[.B30]-[.B29]" office:value-type="float" office:value="57" calcext:value-type="float">
            <text:p>57</text:p>
          </table:table-cell>
          <table:table-cell table:style-name="ce336" table:formula="of:=[.C$1:.C$1048576]/([.A30]-[.A29])*30.4375" office:value-type="float" office:value="17.703443877551" calcext:value-type="float">
            <text:p>18</text:p>
          </table:table-cell>
          <table:table-cell table:style-name="ce317" office:value-type="date" office:date-value="2013-07-03" calcext:value-type="date">
            <text:p>07/03/13</text:p>
          </table:table-cell>
          <table:table-cell table:style-name="ce310"/>
          <table:table-cell table:style-name="ce310" table:formula="of:=[.F30]-[.F29]" office:value-type="float" office:value="0" calcext:value-type="float">
            <text:p>0</text:p>
          </table:table-cell>
          <table:table-cell table:style-name="ce310" table:formula="of:=[.G$1:.G$1048576]/([.E30]-[.E29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204" calcext:value-type="float">
            <text:p>204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3-01-01" calcext:value-type="date">
            <text:p>01/01/13</text:p>
          </table:table-cell>
          <table:table-cell office:value-type="float" office:value="227" calcext:value-type="float">
            <text:p>227</text:p>
          </table:table-cell>
          <table:table-cell table:style-name="ce310" table:formula="of:=[.B31]-[.B30]" office:value-type="float" office:value="23" calcext:value-type="float">
            <text:p>23</text:p>
          </table:table-cell>
          <table:table-cell table:style-name="ce336" table:formula="of:=[.C$1:.C$1048576]/([.A31]-[.A30])*30.4375" office:value-type="float" office:value="9.86003521126761" calcext:value-type="float">
            <text:p>10</text:p>
          </table:table-cell>
          <table:table-cell table:style-name="ce317" office:value-type="date" office:date-value="2013-10-10" calcext:value-type="date">
            <text:p>10/10/13</text:p>
          </table:table-cell>
          <table:table-cell table:style-name="ce310"/>
          <table:table-cell table:style-name="ce310" table:formula="of:=[.F31]-[.F30]" office:value-type="float" office:value="0" calcext:value-type="float">
            <text:p>0</text:p>
          </table:table-cell>
          <table:table-cell table:style-name="ce310" table:formula="of:=[.G$1:.G$1048576]/([.E31]-[.E30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227" calcext:value-type="float">
            <text:p>227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3-04-04" calcext:value-type="date">
            <text:p>04/04/13</text:p>
          </table:table-cell>
          <table:table-cell office:value-type="float" office:value="240" calcext:value-type="float">
            <text:p>240</text:p>
          </table:table-cell>
          <table:table-cell table:style-name="ce310" table:formula="of:=[.B32]-[.B31]" office:value-type="float" office:value="13" calcext:value-type="float">
            <text:p>13</text:p>
          </table:table-cell>
          <table:table-cell table:style-name="ce336" table:formula="of:=[.C$1:.C$1048576]/([.A32]-[.A31])*30.4375" office:value-type="float" office:value="4.25470430107527" calcext:value-type="float">
            <text:p>4</text:p>
          </table:table-cell>
          <table:table-cell table:style-name="ce317" office:value-type="date" office:date-value="2014-01-22" calcext:value-type="date">
            <text:p>01/22/14</text:p>
          </table:table-cell>
          <table:table-cell table:style-name="ce310"/>
          <table:table-cell table:style-name="ce310" table:formula="of:=[.F32]-[.F31]" office:value-type="float" office:value="0" calcext:value-type="float">
            <text:p>0</text:p>
          </table:table-cell>
          <table:table-cell table:style-name="ce310" table:formula="of:=[.G$1:.G$1048576]/([.E32]-[.E31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240" calcext:value-type="float">
            <text:p>240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3-06-23" calcext:value-type="date">
            <text:p>06/23/13</text:p>
          </table:table-cell>
          <table:table-cell office:value-type="float" office:value="255" calcext:value-type="float">
            <text:p>255</text:p>
          </table:table-cell>
          <table:table-cell table:style-name="ce310" table:formula="of:=[.B33]-[.B32]" office:value-type="float" office:value="15" calcext:value-type="float">
            <text:p>15</text:p>
          </table:table-cell>
          <table:table-cell table:style-name="ce336" table:formula="of:=[.C$1:.C$1048576]/([.A33]-[.A32])*30.4375" office:value-type="float" office:value="5.70703125" calcext:value-type="float">
            <text:p>6</text:p>
          </table:table-cell>
          <table:table-cell table:style-name="ce317" office:value-type="date" office:date-value="2014-04-07" calcext:value-type="date">
            <text:p>04/07/14</text:p>
          </table:table-cell>
          <table:table-cell table:style-name="ce310"/>
          <table:table-cell table:style-name="ce310" table:formula="of:=[.F33]-[.F32]" office:value-type="float" office:value="0" calcext:value-type="float">
            <text:p>0</text:p>
          </table:table-cell>
          <table:table-cell table:style-name="ce310" table:formula="of:=[.G$1:.G$1048576]/([.E33]-[.E32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255" calcext:value-type="float">
            <text:p>255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3-10-09" calcext:value-type="date">
            <text:p>10/09/13</text:p>
          </table:table-cell>
          <table:table-cell office:value-type="float" office:value="273" calcext:value-type="float">
            <text:p>273</text:p>
          </table:table-cell>
          <table:table-cell table:style-name="ce310" table:formula="of:=[.B34]-[.B33]" office:value-type="float" office:value="18" calcext:value-type="float">
            <text:p>18</text:p>
          </table:table-cell>
          <table:table-cell table:style-name="ce336" table:formula="of:=[.C$1:.C$1048576]/([.A34]-[.A33])*30.4375" office:value-type="float" office:value="5.07291666666667" calcext:value-type="float">
            <text:p>5</text:p>
          </table:table-cell>
          <table:table-cell table:style-name="ce317" office:value-type="date" office:date-value="2014-07-03" calcext:value-type="date">
            <text:p>07/03/14</text:p>
          </table:table-cell>
          <table:table-cell table:style-name="ce310"/>
          <table:table-cell table:style-name="ce310" table:formula="of:=[.F34]-[.F33]" office:value-type="float" office:value="0" calcext:value-type="float">
            <text:p>0</text:p>
          </table:table-cell>
          <table:table-cell table:style-name="ce310" table:formula="of:=[.G$1:.G$1048576]/([.E34]-[.E33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273" calcext:value-type="float">
            <text:p>273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4-01-22" calcext:value-type="date">
            <text:p>01/22/14</text:p>
          </table:table-cell>
          <table:table-cell office:value-type="float" office:value="297" calcext:value-type="float">
            <text:p>297</text:p>
          </table:table-cell>
          <table:table-cell table:style-name="ce310" table:formula="of:=[.B35]-[.B34]" office:value-type="float" office:value="24" calcext:value-type="float">
            <text:p>24</text:p>
          </table:table-cell>
          <table:table-cell table:style-name="ce336" table:formula="of:=[.C$1:.C$1048576]/([.A35]-[.A34])*30.4375" office:value-type="float" office:value="6.95714285714286" calcext:value-type="float">
            <text:p>7</text:p>
          </table:table-cell>
          <table:table-cell table:style-name="ce317" office:value-type="date" office:date-value="2014-10-04" calcext:value-type="date">
            <text:p>10/04/14</text:p>
          </table:table-cell>
          <table:table-cell table:style-name="ce310"/>
          <table:table-cell table:style-name="ce310" table:formula="of:=[.F35]-[.F34]" office:value-type="float" office:value="0" calcext:value-type="float">
            <text:p>0</text:p>
          </table:table-cell>
          <table:table-cell table:style-name="ce310" table:formula="of:=[.G$1:.G$1048576]/([.E35]-[.E34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297" calcext:value-type="float">
            <text:p>297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4-04-04" calcext:value-type="date">
            <text:p>04/04/14</text:p>
          </table:table-cell>
          <table:table-cell office:value-type="float" office:value="298" calcext:value-type="float">
            <text:p>298</text:p>
          </table:table-cell>
          <table:table-cell table:style-name="ce310" table:formula="of:=[.B36]-[.B35]" office:value-type="float" office:value="1" calcext:value-type="float">
            <text:p>1</text:p>
          </table:table-cell>
          <table:table-cell table:style-name="ce336" table:formula="of:=[.C$1:.C$1048576]/([.A36]-[.A35])*30.4375" office:value-type="float" office:value="0.422743055555556" calcext:value-type="float">
            <text:p>0</text:p>
          </table:table-cell>
          <table:table-cell table:style-name="ce317" office:value-type="date" office:date-value="2015-01-09" calcext:value-type="date">
            <text:p>01/09/15</text:p>
          </table:table-cell>
          <table:table-cell table:style-name="ce310"/>
          <table:table-cell table:style-name="ce310" table:formula="of:=[.F36]-[.F35]" office:value-type="float" office:value="0" calcext:value-type="float">
            <text:p>0</text:p>
          </table:table-cell>
          <table:table-cell table:style-name="ce310" table:formula="of:=[.G$1:.G$1048576]/([.E36]-[.E35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298" calcext:value-type="float">
            <text:p>298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4-07-05" calcext:value-type="date">
            <text:p>07/05/14</text:p>
          </table:table-cell>
          <table:table-cell office:value-type="float" office:value="317" calcext:value-type="float">
            <text:p>317</text:p>
          </table:table-cell>
          <table:table-cell table:style-name="ce310" table:formula="of:=[.B37]-[.B36]" office:value-type="float" office:value="19" calcext:value-type="float">
            <text:p>19</text:p>
          </table:table-cell>
          <table:table-cell table:style-name="ce336" table:formula="of:=[.C$1:.C$1048576]/([.A37]-[.A36])*30.4375" office:value-type="float" office:value="6.28600543478261" calcext:value-type="float">
            <text:p>6</text:p>
          </table:table-cell>
          <table:table-cell table:style-name="ce317" office:value-type="date" office:date-value="2015-06-23" calcext:value-type="date">
            <text:p>06/23/15</text:p>
          </table:table-cell>
          <table:table-cell table:style-name="ce310"/>
          <table:table-cell table:style-name="ce310" table:formula="of:=[.F37]-[.F36]" office:value-type="float" office:value="0" calcext:value-type="float">
            <text:p>0</text:p>
          </table:table-cell>
          <table:table-cell table:style-name="ce310" table:formula="of:=[.G$1:.G$1048576]/([.E37]-[.E36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317" calcext:value-type="float">
            <text:p>317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4-10-04" calcext:value-type="date">
            <text:p>10/04/14</text:p>
          </table:table-cell>
          <table:table-cell office:value-type="float" office:value="332" calcext:value-type="float">
            <text:p>332</text:p>
          </table:table-cell>
          <table:table-cell table:style-name="ce310" table:formula="of:=[.B38]-[.B37]" office:value-type="float" office:value="15" calcext:value-type="float">
            <text:p>15</text:p>
          </table:table-cell>
          <table:table-cell table:style-name="ce336" table:formula="of:=[.C$1:.C$1048576]/([.A38]-[.A37])*30.4375" office:value-type="float" office:value="5.01717032967033" calcext:value-type="float">
            <text:p>5</text:p>
          </table:table-cell>
          <table:table-cell table:style-name="ce346" office:value-type="date" office:date-value="2015-10-15" calcext:value-type="date">
            <text:p>10/15/15</text:p>
          </table:table-cell>
          <table:table-cell table:style-name="ce310"/>
          <table:table-cell table:style-name="ce310" table:formula="of:=[.F38]-[.F37]" office:value-type="float" office:value="0" calcext:value-type="float">
            <text:p>0</text:p>
          </table:table-cell>
          <table:table-cell table:style-name="ce310" table:formula="of:=[.G$1:.G$1048576]/([.E38]-[.E37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332" calcext:value-type="float">
            <text:p>332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5-01-07" calcext:value-type="date">
            <text:p>01/07/15</text:p>
          </table:table-cell>
          <table:table-cell office:value-type="float" office:value="356" calcext:value-type="float">
            <text:p>356</text:p>
          </table:table-cell>
          <table:table-cell table:style-name="ce310" table:formula="of:=[.B39]-[.B38]" office:value-type="float" office:value="24" calcext:value-type="float">
            <text:p>24</text:p>
          </table:table-cell>
          <table:table-cell table:style-name="ce336" table:formula="of:=[.C$1:.C$1048576]/([.A39]-[.A38])*30.4375" office:value-type="float" office:value="7.68947368421053" calcext:value-type="float">
            <text:p>8</text:p>
          </table:table-cell>
          <table:table-cell table:style-name="ce346" office:value-type="date" office:date-value="2016-01-05" calcext:value-type="date">
            <text:p>01/05/16</text:p>
          </table:table-cell>
          <table:table-cell table:style-name="ce310"/>
          <table:table-cell table:style-name="ce310" table:formula="of:=[.F39]-[.F38]" office:value-type="float" office:value="0" calcext:value-type="float">
            <text:p>0</text:p>
          </table:table-cell>
          <table:table-cell table:style-name="ce310" table:formula="of:=[.G$1:.G$1048576]/([.E39]-[.E38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356" calcext:value-type="float">
            <text:p>356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5-06-23" calcext:value-type="date">
            <text:p>06/23/15</text:p>
          </table:table-cell>
          <table:table-cell office:value-type="float" office:value="371" calcext:value-type="float">
            <text:p>371</text:p>
          </table:table-cell>
          <table:table-cell table:style-name="ce310" table:formula="of:=[.B40]-[.B39]" office:value-type="float" office:value="15" calcext:value-type="float">
            <text:p>15</text:p>
          </table:table-cell>
          <table:table-cell table:style-name="ce336" table:formula="of:=[.C$1:.C$1048576]/([.A40]-[.A39])*30.4375" office:value-type="float" office:value="2.73390718562874" calcext:value-type="float">
            <text:p>3</text:p>
          </table:table-cell>
          <table:table-cell table:style-name="ce317" office:value-type="date" office:date-value="2016-04-06" calcext:value-type="date">
            <text:p>04/06/16</text:p>
          </table:table-cell>
          <table:table-cell table:style-name="ce310"/>
          <table:table-cell table:style-name="ce310" table:formula="of:=[.F40]-[.F39]" office:value-type="float" office:value="0" calcext:value-type="float">
            <text:p>0</text:p>
          </table:table-cell>
          <table:table-cell table:style-name="ce310" table:formula="of:=[.G$1:.G$1048576]/([.E40]-[.E39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371" calcext:value-type="float">
            <text:p>371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5-10-03" calcext:value-type="date">
            <text:p>10/03/15</text:p>
          </table:table-cell>
          <table:table-cell office:value-type="float" office:value="420" calcext:value-type="float">
            <text:p>420</text:p>
          </table:table-cell>
          <table:table-cell table:style-name="ce310" table:formula="of:=[.B41]-[.B40]" office:value-type="float" office:value="49" calcext:value-type="float">
            <text:p>49</text:p>
          </table:table-cell>
          <table:table-cell table:style-name="ce336" table:formula="of:=[.C$1:.C$1048576]/([.A41]-[.A40])*30.4375" office:value-type="float" office:value="14.6219362745098" calcext:value-type="float">
            <text:p>15</text:p>
          </table:table-cell>
          <table:table-cell table:style-name="ce317" office:value-type="date" office:date-value="2016-07-08" calcext:value-type="date">
            <text:p>07/08/16</text:p>
          </table:table-cell>
          <table:table-cell table:style-name="ce310"/>
          <table:table-cell table:style-name="ce310" table:formula="of:=[.F41]-[.F40]" office:value-type="float" office:value="0" calcext:value-type="float">
            <text:p>0</text:p>
          </table:table-cell>
          <table:table-cell table:style-name="ce310" table:formula="of:=[.G$1:.G$1048576]/([.E41]-[.E40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420" calcext:value-type="float">
            <text:p>420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6-01-07" calcext:value-type="date">
            <text:p>01/07/16</text:p>
          </table:table-cell>
          <table:table-cell office:value-type="float" office:value="458" calcext:value-type="float">
            <text:p>458</text:p>
          </table:table-cell>
          <table:table-cell table:style-name="ce310" table:formula="of:=[.B42]-[.B41]" office:value-type="float" office:value="38" calcext:value-type="float">
            <text:p>38</text:p>
          </table:table-cell>
          <table:table-cell table:style-name="ce336" table:formula="of:=[.C$1:.C$1048576]/([.A42]-[.A41])*30.4375" office:value-type="float" office:value="12.0481770833333" calcext:value-type="float">
            <text:p>12</text:p>
          </table:table-cell>
          <table:table-cell table:style-name="ce317" office:value-type="date" office:date-value="2016-09-23" calcext:value-type="date">
            <text:p>09/23/16</text:p>
          </table:table-cell>
          <table:table-cell table:style-name="ce310"/>
          <table:table-cell table:style-name="ce310" table:formula="of:=[.F42]-[.F41]" office:value-type="float" office:value="0" calcext:value-type="float">
            <text:p>0</text:p>
          </table:table-cell>
          <table:table-cell table:style-name="ce310" table:formula="of:=[.G$1:.G$1048576]/([.E42]-[.E41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458" calcext:value-type="float">
            <text:p>458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6-04-06" calcext:value-type="date">
            <text:p>04/06/16</text:p>
          </table:table-cell>
          <table:table-cell office:value-type="float" office:value="481" calcext:value-type="float">
            <text:p>481</text:p>
          </table:table-cell>
          <table:table-cell table:style-name="ce310" table:formula="of:=[.B43]-[.B42]" office:value-type="float" office:value="23" calcext:value-type="float">
            <text:p>23</text:p>
          </table:table-cell>
          <table:table-cell table:style-name="ce336" table:formula="of:=[.C$1:.C$1048576]/([.A43]-[.A42])*30.4375" office:value-type="float" office:value="7.77847222222222" calcext:value-type="float">
            <text:p>8</text:p>
          </table:table-cell>
          <table:table-cell table:style-name="ce317" office:value-type="date" office:date-value="2017-01-14" calcext:value-type="date">
            <text:p>01/14/17</text:p>
          </table:table-cell>
          <table:table-cell table:style-name="ce310"/>
          <table:table-cell table:style-name="ce310" table:formula="of:=[.F43]-[.F42]" office:value-type="float" office:value="0" calcext:value-type="float">
            <text:p>0</text:p>
          </table:table-cell>
          <table:table-cell table:style-name="ce310" table:formula="of:=[.G$1:.G$1048576]/([.E43]-[.E42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481" calcext:value-type="float">
            <text:p>481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6-07-04" calcext:value-type="date">
            <text:p>07/04/16</text:p>
          </table:table-cell>
          <table:table-cell office:value-type="float" office:value="505" calcext:value-type="float">
            <text:p>505</text:p>
          </table:table-cell>
          <table:table-cell table:style-name="ce310" table:formula="of:=[.B44]-[.B43]" office:value-type="float" office:value="24" calcext:value-type="float">
            <text:p>24</text:p>
          </table:table-cell>
          <table:table-cell table:style-name="ce336" table:formula="of:=[.C$1:.C$1048576]/([.A44]-[.A43])*30.4375" office:value-type="float" office:value="8.20786516853933" calcext:value-type="float">
            <text:p>8</text:p>
          </table:table-cell>
          <table:table-cell table:style-name="ce317" office:value-type="date" office:date-value="2017-04-03" calcext:value-type="date">
            <text:p>04/03/17</text:p>
          </table:table-cell>
          <table:table-cell table:style-name="ce310"/>
          <table:table-cell table:style-name="ce310" table:formula="of:=[.F44]-[.F43]" office:value-type="float" office:value="0" calcext:value-type="float">
            <text:p>0</text:p>
          </table:table-cell>
          <table:table-cell table:style-name="ce310" table:formula="of:=[.G$1:.G$1048576]/([.E44]-[.E43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505" calcext:value-type="float">
            <text:p>505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6-10-01" calcext:value-type="date">
            <text:p>10/01/16</text:p>
          </table:table-cell>
          <table:table-cell office:value-type="float" office:value="519" calcext:value-type="float">
            <text:p>519</text:p>
          </table:table-cell>
          <table:table-cell table:style-name="ce310" table:formula="of:=[.B45]-[.B44]" office:value-type="float" office:value="14" calcext:value-type="float">
            <text:p>14</text:p>
          </table:table-cell>
          <table:table-cell table:style-name="ce336" table:formula="of:=[.C$1:.C$1048576]/([.A45]-[.A44])*30.4375" office:value-type="float" office:value="4.78792134831461" calcext:value-type="float">
            <text:p>5</text:p>
          </table:table-cell>
          <table:table-cell table:style-name="ce317" office:value-type="date" office:date-value="2017-07-03" calcext:value-type="date">
            <text:p>07/03/17</text:p>
          </table:table-cell>
          <table:table-cell table:style-name="ce310"/>
          <table:table-cell table:style-name="ce310" table:formula="of:=[.F45]-[.F44]" office:value-type="float" office:value="0" calcext:value-type="float">
            <text:p>0</text:p>
          </table:table-cell>
          <table:table-cell table:style-name="ce310" table:formula="of:=[.G$1:.G$1048576]/([.E45]-[.E44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519" calcext:value-type="float">
            <text:p>519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7-01-02" calcext:value-type="date">
            <text:p>01/02/17</text:p>
          </table:table-cell>
          <table:table-cell table:style-name="Default" office:value-type="float" office:value="557" calcext:value-type="float">
            <text:p>557</text:p>
          </table:table-cell>
          <table:table-cell table:style-name="ce310" table:formula="of:=[.B46]-[.B45]" office:value-type="float" office:value="38" calcext:value-type="float">
            <text:p>38</text:p>
          </table:table-cell>
          <table:table-cell table:style-name="ce336" table:formula="of:=[.C$1:.C$1048576]/([.A46]-[.A45])*30.4375" office:value-type="float" office:value="12.4368279569892" calcext:value-type="float">
            <text:p>12</text:p>
          </table:table-cell>
          <table:table-cell table:style-name="ce317" office:value-type="date" office:date-value="2017-10-03" calcext:value-type="date">
            <text:p>10/03/17</text:p>
          </table:table-cell>
          <table:table-cell table:style-name="ce310"/>
          <table:table-cell table:style-name="ce310" table:formula="of:=[.F46]-[.F45]" office:value-type="float" office:value="0" calcext:value-type="float">
            <text:p>0</text:p>
          </table:table-cell>
          <table:table-cell table:style-name="ce310" table:formula="of:=[.G$1:.G$1048576]/([.E46]-[.E45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557" calcext:value-type="float">
            <text:p>557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7-04-02" calcext:value-type="date">
            <text:p>04/02/17</text:p>
          </table:table-cell>
          <table:table-cell office:value-type="float" office:value="575" calcext:value-type="float">
            <text:p>575</text:p>
          </table:table-cell>
          <table:table-cell table:style-name="ce310" table:formula="of:=[.B47]-[.B46]" office:value-type="float" office:value="18" calcext:value-type="float">
            <text:p>18</text:p>
          </table:table-cell>
          <table:table-cell table:style-name="ce336" table:formula="of:=[.C$1:.C$1048576]/([.A47]-[.A46])*30.4375" office:value-type="float" office:value="6.0875" calcext:value-type="float">
            <text:p>6</text:p>
          </table:table-cell>
          <table:table-cell table:style-name="ce317" office:value-type="date" office:date-value="2018-01-10" calcext:value-type="date">
            <text:p>01/10/18</text:p>
          </table:table-cell>
          <table:table-cell table:style-name="ce310"/>
          <table:table-cell table:style-name="ce310" table:formula="of:=[.F47]-[.F46]" office:value-type="float" office:value="0" calcext:value-type="float">
            <text:p>0</text:p>
          </table:table-cell>
          <table:table-cell table:style-name="ce310" table:formula="of:=[.G$1:.G$1048576]/([.E47]-[.E46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575" calcext:value-type="float">
            <text:p>575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7-07-03" calcext:value-type="date">
            <text:p>07/03/17</text:p>
          </table:table-cell>
          <table:table-cell office:value-type="float" office:value="605" calcext:value-type="float">
            <text:p>605</text:p>
          </table:table-cell>
          <table:table-cell table:style-name="ce310" table:formula="of:=[.B48]-[.B47]" office:value-type="float" office:value="30" calcext:value-type="float">
            <text:p>30</text:p>
          </table:table-cell>
          <table:table-cell table:style-name="ce336" table:formula="of:=[.C$1:.C$1048576]/([.A48]-[.A47])*30.4375" office:value-type="float" office:value="9.92527173913044" calcext:value-type="float">
            <text:p>10</text:p>
          </table:table-cell>
          <table:table-cell table:style-name="ce317" office:value-type="date" office:date-value="2018-04-05" calcext:value-type="date">
            <text:p>04/05/18</text:p>
          </table:table-cell>
          <table:table-cell table:style-name="ce310"/>
          <table:table-cell table:style-name="ce310" table:formula="of:=[.F48]-[.F47]" office:value-type="float" office:value="0" calcext:value-type="float">
            <text:p>0</text:p>
          </table:table-cell>
          <table:table-cell table:style-name="ce310" table:formula="of:=[.G$1:.G$1048576]/([.E48]-[.E47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605" calcext:value-type="float">
            <text:p>605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7-10-03" calcext:value-type="date">
            <text:p>10/03/17</text:p>
          </table:table-cell>
          <table:table-cell office:value-type="float" office:value="629" calcext:value-type="float">
            <text:p>629</text:p>
          </table:table-cell>
          <table:table-cell table:style-name="ce310" table:formula="of:=[.B49]-[.B48]" office:value-type="float" office:value="24" calcext:value-type="float">
            <text:p>24</text:p>
          </table:table-cell>
          <table:table-cell table:style-name="ce336" table:formula="of:=[.C$1:.C$1048576]/([.A49]-[.A48])*30.4375" office:value-type="float" office:value="7.94021739130435" calcext:value-type="float">
            <text:p>8</text:p>
          </table:table-cell>
          <table:table-cell table:style-name="ce317" office:value-type="date" office:date-value="2018-07-17" calcext:value-type="date">
            <text:p>07/17/18</text:p>
          </table:table-cell>
          <table:table-cell table:style-name="ce310"/>
          <table:table-cell table:style-name="ce310" table:formula="of:=[.F49]-[.F48]" office:value-type="float" office:value="0" calcext:value-type="float">
            <text:p>0</text:p>
          </table:table-cell>
          <table:table-cell table:style-name="ce310" table:formula="of:=[.G$1:.G$1048576]/([.E49]-[.E48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629" calcext:value-type="float">
            <text:p>629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8-01-01" calcext:value-type="date">
            <text:p>01/01/18</text:p>
          </table:table-cell>
          <table:table-cell office:value-type="float" office:value="651" calcext:value-type="float">
            <text:p>651</text:p>
          </table:table-cell>
          <table:table-cell table:style-name="ce310" table:formula="of:=[.B50]-[.B49]" office:value-type="float" office:value="22" calcext:value-type="float">
            <text:p>22</text:p>
          </table:table-cell>
          <table:table-cell table:style-name="ce336" table:formula="of:=[.C$1:.C$1048576]/([.A50]-[.A49])*30.4375" office:value-type="float" office:value="7.44027777777778" calcext:value-type="float">
            <text:p>7</text:p>
          </table:table-cell>
          <table:table-cell table:style-name="ce317" office:value-type="date" office:date-value="2018-11-02" calcext:value-type="date">
            <text:p>11/02/18</text:p>
          </table:table-cell>
          <table:table-cell table:style-name="ce310"/>
          <table:table-cell table:style-name="ce310" table:formula="of:=[.F50]-[.F49]" office:value-type="float" office:value="0" calcext:value-type="float">
            <text:p>0</text:p>
          </table:table-cell>
          <table:table-cell table:style-name="ce310" table:formula="of:=[.G$1:.G$1048576]/([.E50]-[.E49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651" calcext:value-type="float">
            <text:p>651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8-04-02" calcext:value-type="date">
            <text:p>04/02/18</text:p>
          </table:table-cell>
          <table:table-cell office:value-type="float" office:value="730" calcext:value-type="float">
            <text:p>730</text:p>
          </table:table-cell>
          <table:table-cell table:style-name="ce310" table:formula="of:=[.B51]-[.B50]" office:value-type="float" office:value="79" calcext:value-type="float">
            <text:p>79</text:p>
          </table:table-cell>
          <table:table-cell table:style-name="ce336" table:formula="of:=[.C$1:.C$1048576]/([.A51]-[.A50])*30.4375" office:value-type="float" office:value="26.4237637362637" calcext:value-type="float">
            <text:p>26</text:p>
          </table:table-cell>
          <table:table-cell table:style-name="ce317" office:value-type="date" office:date-value="2019-01-03" calcext:value-type="date">
            <text:p>01/03/19</text:p>
          </table:table-cell>
          <table:table-cell table:style-name="ce310"/>
          <table:table-cell table:style-name="ce310" table:formula="of:=[.F51]-[.F50]" office:value-type="float" office:value="0" calcext:value-type="float">
            <text:p>0</text:p>
          </table:table-cell>
          <table:table-cell table:style-name="ce310" table:formula="of:=[.G$1:.G$1048576]/([.E51]-[.E50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730" calcext:value-type="float">
            <text:p>730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8-07-17" calcext:value-type="date">
            <text:p>07/17/18</text:p>
          </table:table-cell>
          <table:table-cell office:value-type="float" office:value="756" calcext:value-type="float">
            <text:p>756</text:p>
          </table:table-cell>
          <table:table-cell table:style-name="ce310" table:formula="of:=[.B52]-[.B51]" office:value-type="float" office:value="26" calcext:value-type="float">
            <text:p>26</text:p>
          </table:table-cell>
          <table:table-cell table:style-name="ce336" table:formula="of:=[.C$1:.C$1048576]/([.A52]-[.A51])*30.4375" office:value-type="float" office:value="7.46580188679245" calcext:value-type="float">
            <text:p>7</text:p>
          </table:table-cell>
          <table:table-cell table:style-name="ce317" office:value-type="date" office:date-value="2019-03-30" calcext:value-type="date">
            <text:p>03/30/19</text:p>
          </table:table-cell>
          <table:table-cell table:style-name="ce310"/>
          <table:table-cell table:style-name="ce310" table:formula="of:=[.F52]-[.F51]" office:value-type="float" office:value="0" calcext:value-type="float">
            <text:p>0</text:p>
          </table:table-cell>
          <table:table-cell table:style-name="ce310" table:formula="of:=[.G$1:.G$1048576]/([.E52]-[.E51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756" calcext:value-type="float">
            <text:p>756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8-10-30" calcext:value-type="date">
            <text:p>10/30/18</text:p>
          </table:table-cell>
          <table:table-cell office:value-type="float" office:value="768" calcext:value-type="float">
            <text:p>768</text:p>
          </table:table-cell>
          <table:table-cell table:style-name="ce310" table:formula="of:=[.B53]-[.B52]" office:value-type="float" office:value="12" calcext:value-type="float">
            <text:p>12</text:p>
          </table:table-cell>
          <table:table-cell table:style-name="ce336" table:formula="of:=[.C$1:.C$1048576]/([.A53]-[.A52])*30.4375" office:value-type="float" office:value="3.47857142857143" calcext:value-type="float">
            <text:p>3</text:p>
          </table:table-cell>
          <table:table-cell table:style-name="ce317" office:value-type="date" office:date-value="2019-07-01" calcext:value-type="date">
            <text:p>07/01/19</text:p>
          </table:table-cell>
          <table:table-cell table:style-name="ce310"/>
          <table:table-cell table:style-name="ce310" table:formula="of:=[.F53]-[.F52]" office:value-type="float" office:value="0" calcext:value-type="float">
            <text:p>0</text:p>
          </table:table-cell>
          <table:table-cell table:style-name="ce310" table:formula="of:=[.G$1:.G$1048576]/([.E53]-[.E52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768" calcext:value-type="float">
            <text:p>768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9-01-05" calcext:value-type="date">
            <text:p>01/05/19</text:p>
          </table:table-cell>
          <table:table-cell office:value-type="float" office:value="812" calcext:value-type="float">
            <text:p>812</text:p>
          </table:table-cell>
          <table:table-cell table:style-name="ce310" table:formula="of:=[.B54]-[.B53]" office:value-type="float" office:value="44" calcext:value-type="float">
            <text:p>44</text:p>
          </table:table-cell>
          <table:table-cell table:style-name="ce336" table:formula="of:=[.C$1:.C$1048576]/([.A54]-[.A53])*30.4375" office:value-type="float" office:value="19.9888059701493" calcext:value-type="float">
            <text:p>20</text:p>
          </table:table-cell>
          <table:table-cell table:style-name="ce317" office:value-type="date" office:date-value="2019-10-03" calcext:value-type="date">
            <text:p>10/03/19</text:p>
          </table:table-cell>
          <table:table-cell table:style-name="ce310"/>
          <table:table-cell table:style-name="ce310" table:formula="of:=[.F54]-[.F53]" office:value-type="float" office:value="0" calcext:value-type="float">
            <text:p>0</text:p>
          </table:table-cell>
          <table:table-cell table:style-name="ce310" table:formula="of:=[.G$1:.G$1048576]/([.E54]-[.E53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812" calcext:value-type="float">
            <text:p>812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9-04-01" calcext:value-type="date">
            <text:p>04/01/19</text:p>
          </table:table-cell>
          <table:table-cell office:value-type="float" office:value="856" calcext:value-type="float">
            <text:p>856</text:p>
          </table:table-cell>
          <table:table-cell table:style-name="ce310" table:formula="of:=[.B55]-[.B54]" office:value-type="float" office:value="44" calcext:value-type="float">
            <text:p>44</text:p>
          </table:table-cell>
          <table:table-cell table:style-name="ce336" table:formula="of:=[.C$1:.C$1048576]/([.A55]-[.A54])*30.4375" office:value-type="float" office:value="15.5726744186047" calcext:value-type="float">
            <text:p>16</text:p>
          </table:table-cell>
          <table:table-cell table:style-name="ce317" office:value-type="date" office:date-value="2020-01-01" calcext:value-type="date">
            <text:p>01/01/20</text:p>
          </table:table-cell>
          <table:table-cell table:style-name="ce310"/>
          <table:table-cell table:style-name="ce310" table:formula="of:=[.F55]-[.F54]" office:value-type="float" office:value="0" calcext:value-type="float">
            <text:p>0</text:p>
          </table:table-cell>
          <table:table-cell table:style-name="ce310" table:formula="of:=[.G$1:.G$1048576]/([.E55]-[.E54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856" calcext:value-type="float">
            <text:p>856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9-07-01" calcext:value-type="date">
            <text:p>07/01/19</text:p>
          </table:table-cell>
          <table:table-cell office:value-type="float" office:value="964" calcext:value-type="float">
            <text:p>964</text:p>
          </table:table-cell>
          <table:table-cell table:style-name="ce310" table:formula="of:=[.B56]-[.B55]" office:value-type="float" office:value="108" calcext:value-type="float">
            <text:p>108</text:p>
          </table:table-cell>
          <table:table-cell table:style-name="ce336" table:formula="of:=[.C$1:.C$1048576]/([.A56]-[.A55])*30.4375" office:value-type="float" office:value="36.1236263736264" calcext:value-type="float">
            <text:p>36</text:p>
          </table:table-cell>
          <table:table-cell table:style-name="ce317" office:value-type="date" office:date-value="2020-04-01" calcext:value-type="date">
            <text:p>04/01/20</text:p>
          </table:table-cell>
          <table:table-cell table:style-name="ce310"/>
          <table:table-cell table:style-name="ce310" table:formula="of:=[.F56]-[.F55]" office:value-type="float" office:value="0" calcext:value-type="float">
            <text:p>0</text:p>
          </table:table-cell>
          <table:table-cell table:style-name="ce310" table:formula="of:=[.G$1:.G$1048576]/([.E56]-[.E55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964" calcext:value-type="float">
            <text:p>964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19-10-02" calcext:value-type="date">
            <text:p>10/02/19</text:p>
          </table:table-cell>
          <table:table-cell office:value-type="float" office:value="1137" calcext:value-type="float">
            <text:p>1,137</text:p>
          </table:table-cell>
          <table:table-cell table:style-name="ce310" table:formula="of:=[.B57]-[.B56]" office:value-type="float" office:value="173" calcext:value-type="float">
            <text:p>173</text:p>
          </table:table-cell>
          <table:table-cell table:style-name="ce336" table:formula="of:=[.C$1:.C$1048576]/([.A57]-[.A56])*30.4375" office:value-type="float" office:value="56.6202956989247" calcext:value-type="float">
            <text:p>57</text:p>
          </table:table-cell>
          <table:table-cell table:style-name="ce317" office:value-type="date" office:date-value="2020-07-01" calcext:value-type="date">
            <text:p>07/01/20</text:p>
          </table:table-cell>
          <table:table-cell table:style-name="ce310"/>
          <table:table-cell table:style-name="ce310" table:formula="of:=[.F57]-[.F56]" office:value-type="float" office:value="0" calcext:value-type="float">
            <text:p>0</text:p>
          </table:table-cell>
          <table:table-cell table:style-name="ce310" table:formula="of:=[.G$1:.G$1048576]/([.E57]-[.E56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1137" calcext:value-type="float">
            <text:p>1,137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0-01-01" calcext:value-type="date">
            <text:p>01/01/20</text:p>
          </table:table-cell>
          <table:table-cell office:value-type="float" office:value="1224" calcext:value-type="float">
            <text:p>1,224</text:p>
          </table:table-cell>
          <table:table-cell table:style-name="ce310" table:formula="of:=[.B58]-[.B57]" office:value-type="float" office:value="87" calcext:value-type="float">
            <text:p>87</text:p>
          </table:table-cell>
          <table:table-cell table:style-name="ce336" table:formula="of:=[.C$1:.C$1048576]/([.A58]-[.A57])*30.4375" office:value-type="float" office:value="29.0995879120879" calcext:value-type="float">
            <text:p>29</text:p>
          </table:table-cell>
          <table:table-cell table:style-name="ce317" office:value-type="date" office:date-value="2020-10-01" calcext:value-type="date">
            <text:p>10/01/20</text:p>
          </table:table-cell>
          <table:table-cell table:style-name="ce310"/>
          <table:table-cell table:style-name="ce310" table:formula="of:=[.F58]-[.F57]" office:value-type="float" office:value="0" calcext:value-type="float">
            <text:p>0</text:p>
          </table:table-cell>
          <table:table-cell table:style-name="ce310" table:formula="of:=[.G$1:.G$1048576]/([.E58]-[.E57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1224" calcext:value-type="float">
            <text:p>1,224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0-04-01" calcext:value-type="date">
            <text:p>04/01/20</text:p>
          </table:table-cell>
          <table:table-cell office:value-type="float" office:value="1296" calcext:value-type="float">
            <text:p>1,296</text:p>
          </table:table-cell>
          <table:table-cell table:style-name="ce310" table:formula="of:=[.B59]-[.B58]" office:value-type="float" office:value="72" calcext:value-type="float">
            <text:p>72</text:p>
          </table:table-cell>
          <table:table-cell table:style-name="ce336" table:formula="of:=[.C$1:.C$1048576]/([.A59]-[.A58])*30.4375" office:value-type="float" office:value="24.0824175824176" calcext:value-type="float">
            <text:p>24</text:p>
          </table:table-cell>
          <table:table-cell table:style-name="ce317" office:value-type="date" office:date-value="2021-01-01" calcext:value-type="date">
            <text:p>01/01/21</text:p>
          </table:table-cell>
          <table:table-cell table:style-name="ce310"/>
          <table:table-cell table:style-name="ce310" table:formula="of:=[.F59]-[.F58]" office:value-type="float" office:value="0" calcext:value-type="float">
            <text:p>0</text:p>
          </table:table-cell>
          <table:table-cell table:style-name="ce310" table:formula="of:=[.G$1:.G$1048576]/([.E59]-[.E58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1296" calcext:value-type="float">
            <text:p>1,296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0-07-01" calcext:value-type="date">
            <text:p>07/01/20</text:p>
          </table:table-cell>
          <table:table-cell office:value-type="float" office:value="1462" calcext:value-type="float">
            <text:p>1,462</text:p>
          </table:table-cell>
          <table:table-cell table:style-name="ce310" table:formula="of:=[.B60]-[.B59]" office:value-type="float" office:value="166" calcext:value-type="float">
            <text:p>166</text:p>
          </table:table-cell>
          <table:table-cell table:style-name="ce336" table:formula="of:=[.C$1:.C$1048576]/([.A60]-[.A59])*30.4375" office:value-type="float" office:value="55.5233516483517" calcext:value-type="float">
            <text:p>56</text:p>
          </table:table-cell>
          <table:table-cell table:style-name="ce317" office:value-type="date" office:date-value="2021-04-01" calcext:value-type="date">
            <text:p>04/01/21</text:p>
          </table:table-cell>
          <table:table-cell table:style-name="ce310"/>
          <table:table-cell table:style-name="ce310" table:formula="of:=[.F60]-[.F59]" office:value-type="float" office:value="0" calcext:value-type="float">
            <text:p>0</text:p>
          </table:table-cell>
          <table:table-cell table:style-name="ce310" table:formula="of:=[.G$1:.G$1048576]/([.E60]-[.E59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1462" calcext:value-type="float">
            <text:p>1,462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0-10-01" calcext:value-type="date">
            <text:p>10/01/20</text:p>
          </table:table-cell>
          <table:table-cell office:value-type="float" office:value="1731" calcext:value-type="float">
            <text:p>1,731</text:p>
          </table:table-cell>
          <table:table-cell table:style-name="ce310" table:formula="of:=[.B61]-[.B60]" office:value-type="float" office:value="269" calcext:value-type="float">
            <text:p>269</text:p>
          </table:table-cell>
          <table:table-cell table:style-name="ce336" table:formula="of:=[.C$1:.C$1048576]/([.A61]-[.A60])*30.4375" office:value-type="float" office:value="88.9966032608696" calcext:value-type="float">
            <text:p>89</text:p>
          </table:table-cell>
          <table:table-cell table:style-name="ce317" office:value-type="date" office:date-value="2021-07-01" calcext:value-type="date">
            <text:p>07/01/21</text:p>
          </table:table-cell>
          <table:table-cell table:style-name="ce310"/>
          <table:table-cell table:style-name="ce310" table:formula="of:=[.F61]-[.F60]" office:value-type="float" office:value="0" calcext:value-type="float">
            <text:p>0</text:p>
          </table:table-cell>
          <table:table-cell table:style-name="ce310" table:formula="of:=[.G$1:.G$1048576]/([.E61]-[.E60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1731" calcext:value-type="float">
            <text:p>1,731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1-01-01" calcext:value-type="date">
            <text:p>01/01/21</text:p>
          </table:table-cell>
          <table:table-cell office:value-type="float" office:value="2002" calcext:value-type="float">
            <text:p>2,002</text:p>
          </table:table-cell>
          <table:table-cell table:style-name="ce310" table:formula="of:=[.B62]-[.B61]" office:value-type="float" office:value="271" calcext:value-type="float">
            <text:p>271</text:p>
          </table:table-cell>
          <table:table-cell table:style-name="ce336" table:formula="of:=[.C$1:.C$1048576]/([.A62]-[.A61])*30.4375" office:value-type="float" office:value="89.6582880434783" calcext:value-type="float">
            <text:p>90</text:p>
          </table:table-cell>
          <table:table-cell table:style-name="ce317" office:value-type="date" office:date-value="2021-10-01" calcext:value-type="date">
            <text:p>10/01/21</text:p>
          </table:table-cell>
          <table:table-cell table:style-name="ce310"/>
          <table:table-cell table:style-name="ce310" table:formula="of:=[.F62]-[.F61]" office:value-type="float" office:value="0" calcext:value-type="float">
            <text:p>0</text:p>
          </table:table-cell>
          <table:table-cell table:style-name="ce310" table:formula="of:=[.G$1:.G$1048576]/([.E62]-[.E61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2002" calcext:value-type="float">
            <text:p>2,002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1-04-01" calcext:value-type="date">
            <text:p>04/01/21</text:p>
          </table:table-cell>
          <table:table-cell office:value-type="float" office:value="2189" calcext:value-type="float">
            <text:p>2,189</text:p>
          </table:table-cell>
          <table:table-cell table:style-name="ce310" table:formula="of:=[.B63]-[.B62]" office:value-type="float" office:value="187" calcext:value-type="float">
            <text:p>187</text:p>
          </table:table-cell>
          <table:table-cell table:style-name="ce336" table:formula="of:=[.C$1:.C$1048576]/([.A63]-[.A62])*30.4375" office:value-type="float" office:value="63.2423611111111" calcext:value-type="float">
            <text:p>63</text:p>
          </table:table-cell>
          <table:table-cell table:style-name="ce317" office:value-type="date" office:date-value="2022-01-01" calcext:value-type="date">
            <text:p>01/01/22</text:p>
          </table:table-cell>
          <table:table-cell table:style-name="ce310"/>
          <table:table-cell table:style-name="ce310" table:formula="of:=[.F63]-[.F62]" office:value-type="float" office:value="0" calcext:value-type="float">
            <text:p>0</text:p>
          </table:table-cell>
          <table:table-cell table:style-name="ce310" table:formula="of:=[.G$1:.G$1048576]/([.E63]-[.E62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2189" calcext:value-type="float">
            <text:p>2,189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1-07-01" calcext:value-type="date">
            <text:p>07/01/21</text:p>
          </table:table-cell>
          <table:table-cell office:value-type="float" office:value="2538" calcext:value-type="float">
            <text:p>2,538</text:p>
          </table:table-cell>
          <table:table-cell table:style-name="ce310" table:formula="of:=[.B64]-[.B63]" office:value-type="float" office:value="349" calcext:value-type="float">
            <text:p>349</text:p>
          </table:table-cell>
          <table:table-cell table:style-name="ce336" table:formula="of:=[.C$1:.C$1048576]/([.A64]-[.A63])*30.4375" office:value-type="float" office:value="116.73282967033" calcext:value-type="float">
            <text:p>117</text:p>
          </table:table-cell>
          <table:table-cell table:style-name="ce317" office:value-type="date" office:date-value="2022-04-08" calcext:value-type="date">
            <text:p>04/08/22</text:p>
          </table:table-cell>
          <table:table-cell table:style-name="ce310"/>
          <table:table-cell table:style-name="ce310" table:formula="of:=[.F64]-[.F63]" office:value-type="float" office:value="0" calcext:value-type="float">
            <text:p>0</text:p>
          </table:table-cell>
          <table:table-cell table:style-name="ce310" table:formula="of:=[.G$1:.G$1048576]/([.E64]-[.E63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2538" calcext:value-type="float">
            <text:p>2,538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1-10-01" calcext:value-type="date">
            <text:p>10/01/21</text:p>
          </table:table-cell>
          <table:table-cell office:value-type="float" office:value="2874" calcext:value-type="float">
            <text:p>2,874</text:p>
          </table:table-cell>
          <table:table-cell table:style-name="ce310" table:formula="of:=[.B65]-[.B64]" office:value-type="float" office:value="336" calcext:value-type="float">
            <text:p>336</text:p>
          </table:table-cell>
          <table:table-cell table:style-name="ce336" table:formula="of:=[.C$1:.C$1048576]/([.A65]-[.A64])*30.4375" office:value-type="float" office:value="111.163043478261" calcext:value-type="float">
            <text:p>111</text:p>
          </table:table-cell>
          <table:table-cell table:style-name="ce317" office:value-type="date" office:date-value="2022-07-04" calcext:value-type="date">
            <text:p>07/04/22</text:p>
          </table:table-cell>
          <table:table-cell table:style-name="ce310"/>
          <table:table-cell table:style-name="ce310" table:formula="of:=[.F65]-[.F64]" office:value-type="float" office:value="0" calcext:value-type="float">
            <text:p>0</text:p>
          </table:table-cell>
          <table:table-cell table:style-name="ce310" table:formula="of:=[.G$1:.G$1048576]/([.E65]-[.E64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2874" calcext:value-type="float">
            <text:p>2,874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2-01-01" calcext:value-type="date">
            <text:p>01/01/22</text:p>
          </table:table-cell>
          <table:table-cell office:value-type="float" office:value="3114" calcext:value-type="float">
            <text:p>3,114</text:p>
          </table:table-cell>
          <table:table-cell table:style-name="ce310" table:formula="of:=[.B66]-[.B65]" office:value-type="float" office:value="240" calcext:value-type="float">
            <text:p>240</text:p>
          </table:table-cell>
          <table:table-cell table:style-name="ce336" table:formula="of:=[.C$1:.C$1048576]/([.A66]-[.A65])*30.4375" office:value-type="float" office:value="79.4021739130435" calcext:value-type="float">
            <text:p>79</text:p>
          </table:table-cell>
          <table:table-cell table:style-name="ce317" office:value-type="date" office:date-value="2022-08-02" calcext:value-type="date">
            <text:p>08/02/22</text:p>
          </table:table-cell>
          <table:table-cell table:style-name="ce310"/>
          <table:table-cell table:style-name="ce310" table:formula="of:=[.F66]-[.F65]" office:value-type="float" office:value="0" calcext:value-type="float">
            <text:p>0</text:p>
          </table:table-cell>
          <table:table-cell table:style-name="ce310" table:formula="of:=[.G$1:.G$1048576]/([.E66]-[.E65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3114" calcext:value-type="float">
            <text:p>3,114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2-04-01" calcext:value-type="date">
            <text:p>04/01/22</text:p>
          </table:table-cell>
          <table:table-cell office:value-type="float" office:value="3313" calcext:value-type="float">
            <text:p>3,313</text:p>
          </table:table-cell>
          <table:table-cell table:style-name="ce310" table:formula="of:=[.B67]-[.B66]" office:value-type="float" office:value="199" calcext:value-type="float">
            <text:p>199</text:p>
          </table:table-cell>
          <table:table-cell table:style-name="ce336" table:formula="of:=[.C$1:.C$1048576]/([.A67]-[.A66])*30.4375" office:value-type="float" office:value="67.3006944444444" calcext:value-type="float">
            <text:p>67</text:p>
          </table:table-cell>
          <table:table-cell table:style-name="ce317" office:value-type="date" office:date-value="2022-09-20" calcext:value-type="date">
            <text:p>09/20/22</text:p>
          </table:table-cell>
          <table:table-cell table:style-name="ce310"/>
          <table:table-cell table:style-name="ce310" table:formula="of:=[.F67]-[.F66]" office:value-type="float" office:value="0" calcext:value-type="float">
            <text:p>0</text:p>
          </table:table-cell>
          <table:table-cell table:style-name="ce310" table:formula="of:=[.G$1:.G$1048576]/([.E67]-[.E66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3313" calcext:value-type="float">
            <text:p>3,313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2-07-01" calcext:value-type="date">
            <text:p>07/01/22</text:p>
          </table:table-cell>
          <table:table-cell office:value-type="float" office:value="3419" calcext:value-type="float">
            <text:p>3,419</text:p>
          </table:table-cell>
          <table:table-cell table:style-name="ce310" table:formula="of:=[.B68]-[.B67]" office:value-type="float" office:value="106" calcext:value-type="float">
            <text:p>106</text:p>
          </table:table-cell>
          <table:table-cell table:style-name="ce336" table:formula="of:=[.C$1:.C$1048576]/([.A68]-[.A67])*30.4375" office:value-type="float" office:value="35.4546703296703" calcext:value-type="float">
            <text:p>35</text:p>
          </table:table-cell>
          <table:table-cell table:style-name="ce317" office:value-type="date" office:date-value="2022-10-23" calcext:value-type="date">
            <text:p>10/23/22</text:p>
          </table:table-cell>
          <table:table-cell table:style-name="ce310"/>
          <table:table-cell table:style-name="ce310" table:formula="of:=[.F68]-[.F67]" office:value-type="float" office:value="0" calcext:value-type="float">
            <text:p>0</text:p>
          </table:table-cell>
          <table:table-cell table:style-name="ce310" table:formula="of:=[.G$1:.G$1048576]/([.E68]-[.E67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3419" calcext:value-type="float">
            <text:p>3,419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style-name="ce317" office:value-type="date" office:date-value="2022-08-02" calcext:value-type="date">
            <text:p>08/02/22</text:p>
          </table:table-cell>
          <table:table-cell office:value-type="float" office:value="3446" calcext:value-type="float">
            <text:p>3,446</text:p>
          </table:table-cell>
          <table:table-cell table:style-name="ce310" table:formula="of:=[.B69]-[.B68]" office:value-type="float" office:value="27" calcext:value-type="float">
            <text:p>27</text:p>
          </table:table-cell>
          <table:table-cell table:style-name="ce336" table:formula="of:=[.C$1:.C$1048576]/([.A69]-[.A68])*30.4375" office:value-type="float" office:value="25.681640625" calcext:value-type="float">
            <text:p>26</text:p>
          </table:table-cell>
          <table:table-cell table:style-name="ce317" office:value-type="date" office:date-value="2023-01-01" calcext:value-type="date">
            <text:p>01/01/23</text:p>
          </table:table-cell>
          <table:table-cell table:style-name="ce310"/>
          <table:table-cell table:style-name="ce310" table:formula="of:=[.F69]-[.F68]" office:value-type="float" office:value="0" calcext:value-type="float">
            <text:p>0</text:p>
          </table:table-cell>
          <table:table-cell table:style-name="ce310" table:formula="of:=[.G$1:.G$1048576]/([.E69]-[.E68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3446" calcext:value-type="float">
            <text:p>3,446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</table:table-row>
        <table:table-row table:style-name="ro2">
          <table:table-cell table:number-columns-repeated="2"/>
          <table:table-cell table:style-name="ce310" table:formula="of:=[.B70]-[.B69]" office:value-type="float" office:value="-3446" calcext:value-type="float">
            <text:p>-3,446</text:p>
          </table:table-cell>
          <table:table-cell table:style-name="ce336" table:formula="of:=[.C$1:.C$1048576]/([.A70]-[.A69])*30.4375" office:value-type="float" office:value="2.34254885538805" calcext:value-type="float">
            <text:p>2</text:p>
          </table:table-cell>
          <table:table-cell table:style-name="ce317" office:value-type="date" office:date-value="2023-03-03" calcext:value-type="date">
            <text:p>03/03/23</text:p>
          </table:table-cell>
          <table:table-cell table:style-name="ce310"/>
          <table:table-cell table:style-name="ce310" table:formula="of:=[.F70]-[.F69]" office:value-type="float" office:value="0" calcext:value-type="float">
            <text:p>0</text:p>
          </table:table-cell>
          <table:table-cell table:style-name="ce310" table:formula="of:=[.G$1:.G$1048576]/([.E70]-[.E69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-0" calcext:value-type="percentage">
            <text:p>0.00%</text:p>
          </table:table-cell>
        </table:table-row>
        <table:table-row table:style-name="ro2">
          <table:table-cell table:number-columns-repeated="2"/>
          <table:table-cell table:style-name="ce310" table:formula="of:=[.B71]-[.B70]" office:value-type="float" office:value="0" calcext:value-type="float">
            <text:p>0</text:p>
          </table:table-cell>
          <table:table-cell table:style-name="ce336" table:formula="of:=[.C$1:.C$1048576]/([.A71]-[.A70])*30.4375" office:value-type="string" office:string-value="" calcext:value-type="error">
            <text:p>#DIV/0!</text:p>
          </table:table-cell>
          <table:table-cell table:style-name="ce317" office:value-type="date" office:date-value="2023-04-03" calcext:value-type="date">
            <text:p>04/03/23</text:p>
          </table:table-cell>
          <table:table-cell table:style-name="ce310" table:formula="of:=25*704+18" office:value-type="float" office:value="17618" calcext:value-type="float">
            <text:p>17,618</text:p>
          </table:table-cell>
          <table:table-cell table:style-name="ce310" table:formula="of:=[.F71]-[.F70]" office:value-type="float" office:value="17618" calcext:value-type="float">
            <text:p>17,618</text:p>
          </table:table-cell>
          <table:table-cell table:style-name="ce310" table:formula="of:=[.G$1:.G$1048576]/([.E71]-[.E70])*30.4375" office:value-type="float" office:value="17298.3185483871" calcext:value-type="float">
            <text:p>17,298</text:p>
          </table:table-cell>
          <table:table-cell table:style-name="ce310" table:formula="of:=[.B$1:.B$1048576]+[.F$1:.F$1048576]" office:value-type="float" office:value="17618" calcext:value-type="float">
            <text:p>17,618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310" table:formula="of:=[.B72]-[.B71]" office:value-type="float" office:value="0" calcext:value-type="float">
            <text:p>0</text:p>
          </table:table-cell>
          <table:table-cell table:style-name="ce336" table:formula="of:=[.C$1:.C$1048576]/([.A72]-[.A71])*30.4375" office:value-type="string" office:string-value="" calcext:value-type="error">
            <text:p>#DIV/0!</text:p>
          </table:table-cell>
          <table:table-cell table:style-name="ce317"/>
          <table:table-cell table:style-name="ce310"/>
          <table:table-cell table:style-name="ce310" table:formula="of:=[.F72]-[.F71]" office:value-type="float" office:value="-17618" calcext:value-type="float">
            <text:p>-17,618</text:p>
          </table:table-cell>
          <table:table-cell table:style-name="ce310" table:formula="of:=[.G$1:.G$1048576]/([.E72]-[.E71])*30.4375" office:value-type="float" office:value="11.9115901063995" calcext:value-type="float">
            <text:p>12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percentage" office:value="-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310" table:formula="of:=[.B73]-[.B72]" office:value-type="float" office:value="0" calcext:value-type="float">
            <text:p>0</text:p>
          </table:table-cell>
          <table:table-cell table:style-name="ce336" table:formula="of:=[.C$1:.C$1048576]/([.A73]-[.A72])*30.4375" office:value-type="string" office:string-value="" calcext:value-type="error">
            <text:p>#DIV/0!</text:p>
          </table:table-cell>
          <table:table-cell table:style-name="ce317"/>
          <table:table-cell table:style-name="ce310"/>
          <table:table-cell table:style-name="ce310" table:formula="of:=[.F73]-[.F72]" office:value-type="float" office:value="0" calcext:value-type="float">
            <text:p>0</text:p>
          </table:table-cell>
          <table:table-cell table:style-name="ce310" table:formula="of:=[.G$1:.G$1048576]/([.E73]-[.E72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4"/>
          <table:table-cell table:style-name="ce317"/>
          <table:table-cell table:number-columns-repeated="8"/>
        </table:table-row>
        <table:table-row table:style-name="ro2" table:number-rows-repeated="104850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ma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10"/>
        <table:table-column table:style-name="co1" table:default-cell-style-name="Default"/>
        <table:table-column table:style-name="co1" table:default-cell-style-name="ce370"/>
        <table:table-column table:style-name="co1" table:number-columns-repeated="1020" table:default-cell-style-name="Default"/>
        <table:table-row table:style-name="ro2"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AO3 Works</text:p>
          </table:table-cell>
          <table:table-cell table:style-name="ce330" office:value-type="string" calcext:value-type="string">
            <text:p>Increase</text:p>
          </table:table-cell>
          <table:table-cell table:style-name="ce367" office:value-type="string" calcext:value-type="string">
            <text:p>Inc / Month</text:p>
          </table:table-cell>
          <table:table-cell table:style-name="ce330" office:value-type="string" calcext:value-type="string">
            <text:p>WBM Date</text:p>
          </table:table-cell>
          <table:table-cell table:style-name="ce330" office:value-type="string" calcext:value-type="string">
            <text:p>FFN Works</text:p>
          </table:table-cell>
          <table:table-cell table:style-name="ce330" office:value-type="string" calcext:value-type="string">
            <text:p>Increase</text:p>
          </table:table-cell>
          <table:table-cell table:style-name="ce330" office:value-type="string" calcext:value-type="string">
            <text:p>Inc / Month</text:p>
          </table:table-cell>
          <table:table-cell table:style-name="ce330" office:value-type="string" calcext:value-type="string">
            <text:p>Total</text:p>
          </table:table-cell>
          <table:table-cell table:style-name="ce339" office:value-type="string" calcext:value-type="string">
            <text:p>% AO3</text:p>
          </table:table-cell>
          <table:table-cell table:style-name="ce339" office:value-type="string" calcext:value-type="string">
            <text:p>% FFN</text:p>
          </table:table-cell>
          <table:table-cell table:style-name="ce342" office:value-type="string" calcext:value-type="string">
            <text:p>% Inc AO3</text:p>
          </table:table-cell>
          <table:table-cell table:style-name="ce342" office:value-type="string" calcext:value-type="string">
            <text:p>% Inc FFN</text:p>
          </table:table-cell>
          <table:table-cell table:style-name="ce330" table:number-columns-repeated="2"/>
          <table:table-cell table:style-name="ce330" office:value-type="string" calcext:value-type="string">
            <text:p>Important Fandom Dates</text:p>
          </table:table-cell>
          <table:table-cell table:style-name="ce330" table:number-columns-repeated="1008"/>
        </table:table-row>
        <table:table-row table:style-name="ro2">
          <table:table-cell table:number-columns-repeated="2"/>
          <table:table-cell table:style-name="ce365"/>
          <table:table-cell table:style-name="ce368"/>
          <table:table-cell table:style-name="ce364" office:value-type="date" office:date-value="2004-04-04" calcext:value-type="date">
            <text:p>04/04/04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table:number-columns-repeated="2"/>
          <table:table-cell table:style-name="ce310" table:formula="of:=[.B$1:.B$1048576]+[.F$1:.F$1048576]" office:value-type="float" office:value="78" calcext:value-type="float">
            <text:p>78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3]-[.B2]" office:value-type="float" office:value="0" calcext:value-type="float">
            <text:p>0</text:p>
          </table:table-cell>
          <table:table-cell table:style-name="ce369" table:formula="of:=[.C$1:.C$1048576]/([.A3]-[.A36])*30.4375" office:value-type="float" office:value="-0" calcext:value-type="float">
            <text:p>0.00</text:p>
          </table:table-cell>
          <table:table-cell table:style-name="ce317" office:value-type="date" office:date-value="2004-10-12" calcext:value-type="date">
            <text:p>10/12/04</text:p>
          </table:table-cell>
          <table:table-cell office:value-type="float" office:value="454" calcext:value-type="float">
            <text:p>454</text:p>
          </table:table-cell>
          <table:table-cell table:formula="of:=[.F3]-[.F2]" office:value-type="float" office:value="376" calcext:value-type="float">
            <text:p>376</text:p>
          </table:table-cell>
          <table:table-cell table:style-name="ce327" table:formula="of:=[.G$1:.G$1048576]/([.E3]-[.E2])*30.4375" office:value-type="float" office:value="59.9188481675393" calcext:value-type="float">
            <text:p>59.92</text:p>
          </table:table-cell>
          <table:table-cell table:style-name="ce310" table:formula="of:=[.B$1:.B$1048576]+[.F$1:.F$1048576]" office:value-type="float" office:value="454" calcext:value-type="float">
            <text:p>454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4]-[.B3]" office:value-type="float" office:value="0" calcext:value-type="float">
            <text:p>0</text:p>
          </table:table-cell>
          <table:table-cell table:style-name="ce369" table:formula="of:=[.C$1:.C$1048576]/([.A4]-[.A3])*30.4375" office:value-type="string" office:string-value="" calcext:value-type="error">
            <text:p>#DIV/0!</text:p>
          </table:table-cell>
          <table:table-cell table:style-name="ce317" office:value-type="date" office:date-value="2005-01-01" calcext:value-type="date">
            <text:p>01/01/05</text:p>
          </table:table-cell>
          <table:table-cell office:value-type="float" office:value="829" calcext:value-type="float">
            <text:p>829</text:p>
          </table:table-cell>
          <table:table-cell table:formula="of:=[.F4]-[.F3]" office:value-type="float" office:value="375" calcext:value-type="float">
            <text:p>375</text:p>
          </table:table-cell>
          <table:table-cell table:style-name="ce327" table:formula="of:=[.G$1:.G$1048576]/([.E4]-[.E3])*30.4375" office:value-type="float" office:value="140.914351851852" calcext:value-type="float">
            <text:p>140.91</text:p>
          </table:table-cell>
          <table:table-cell table:style-name="ce310" table:formula="of:=[.B$1:.B$1048576]+[.F$1:.F$1048576]" office:value-type="float" office:value="829" calcext:value-type="float">
            <text:p>829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5]-[.B4]" office:value-type="float" office:value="0" calcext:value-type="float">
            <text:p>0</text:p>
          </table:table-cell>
          <table:table-cell table:style-name="ce369" table:formula="of:=[.C$1:.C$1048576]/([.A5]-[.A4])*30.4375" office:value-type="string" office:string-value="" calcext:value-type="error">
            <text:p>#DIV/0!</text:p>
          </table:table-cell>
          <table:table-cell table:style-name="ce317" office:value-type="date" office:date-value="2005-04-01" calcext:value-type="date">
            <text:p>04/01/05</text:p>
          </table:table-cell>
          <table:table-cell office:value-type="float" office:value="1702" calcext:value-type="float">
            <text:p>1702</text:p>
          </table:table-cell>
          <table:table-cell table:formula="of:=[.F5]-[.F4]" office:value-type="float" office:value="873" calcext:value-type="float">
            <text:p>873</text:p>
          </table:table-cell>
          <table:table-cell table:style-name="ce327" table:formula="of:=[.G$1:.G$1048576]/([.E5]-[.E4])*30.4375" office:value-type="float" office:value="295.24375" calcext:value-type="float">
            <text:p>295.24</text:p>
          </table:table-cell>
          <table:table-cell table:style-name="ce310" table:formula="of:=[.B$1:.B$1048576]+[.F$1:.F$1048576]" office:value-type="float" office:value="1702" calcext:value-type="float">
            <text:p>1,702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6]-[.B5]" office:value-type="float" office:value="0" calcext:value-type="float">
            <text:p>0</text:p>
          </table:table-cell>
          <table:table-cell table:style-name="ce369" table:formula="of:=[.C$1:.C$1048576]/([.A6]-[.A5])*30.4375" office:value-type="string" office:string-value="" calcext:value-type="error">
            <text:p>#DIV/0!</text:p>
          </table:table-cell>
          <table:table-cell table:style-name="ce317" office:value-type="date" office:date-value="2006-10-13" calcext:value-type="date">
            <text:p>10/13/06</text:p>
          </table:table-cell>
          <table:table-cell office:value-type="float" office:value="13930" calcext:value-type="float">
            <text:p>13930</text:p>
          </table:table-cell>
          <table:table-cell table:formula="of:=[.F6]-[.F5]" office:value-type="float" office:value="12228" calcext:value-type="float">
            <text:p>12228</text:p>
          </table:table-cell>
          <table:table-cell table:style-name="ce327" table:formula="of:=[.G$1:.G$1048576]/([.E6]-[.E5])*30.4375" office:value-type="float" office:value="664.624553571429" calcext:value-type="float">
            <text:p>664.62</text:p>
          </table:table-cell>
          <table:table-cell table:style-name="ce310" table:formula="of:=[.B$1:.B$1048576]+[.F$1:.F$1048576]" office:value-type="float" office:value="13930" calcext:value-type="float">
            <text:p>13,930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7]-[.B6]" office:value-type="float" office:value="0" calcext:value-type="float">
            <text:p>0</text:p>
          </table:table-cell>
          <table:table-cell table:style-name="ce369" table:formula="of:=[.C$1:.C$1048576]/([.A7]-[.A6])*30.4375" office:value-type="string" office:string-value="" calcext:value-type="error">
            <text:p>#DIV/0!</text:p>
          </table:table-cell>
          <table:table-cell table:style-name="ce317" office:value-type="date" office:date-value="2007-06-30" calcext:value-type="date">
            <text:p>06/30/07</text:p>
          </table:table-cell>
          <table:table-cell office:value-type="float" office:value="18476" calcext:value-type="float">
            <text:p>18476</text:p>
          </table:table-cell>
          <table:table-cell table:formula="of:=[.F7]-[.F6]" office:value-type="float" office:value="4546" calcext:value-type="float">
            <text:p>4546</text:p>
          </table:table-cell>
          <table:table-cell table:style-name="ce327" table:formula="of:=[.G$1:.G$1048576]/([.E7]-[.E6])*30.4375" office:value-type="float" office:value="532.187980769231" calcext:value-type="float">
            <text:p>532.19</text:p>
          </table:table-cell>
          <table:table-cell table:style-name="ce310" table:formula="of:=[.B$1:.B$1048576]+[.F$1:.F$1048576]" office:value-type="float" office:value="18476" calcext:value-type="float">
            <text:p>18,476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8]-[.B7]" office:value-type="float" office:value="0" calcext:value-type="float">
            <text:p>0</text:p>
          </table:table-cell>
          <table:table-cell table:style-name="ce369" table:formula="of:=[.C$1:.C$1048576]/([.A8]-[.A7])*30.4375" office:value-type="string" office:string-value="" calcext:value-type="error">
            <text:p>#DIV/0!</text:p>
          </table:table-cell>
          <table:table-cell table:style-name="ce317" office:value-type="date" office:date-value="2009-02-24" calcext:value-type="date">
            <text:p>02/24/09</text:p>
          </table:table-cell>
          <table:table-cell office:value-type="float" office:value="25695" calcext:value-type="float">
            <text:p>25695</text:p>
          </table:table-cell>
          <table:table-cell table:formula="of:=[.F8]-[.F7]" office:value-type="float" office:value="7219" calcext:value-type="float">
            <text:p>7219</text:p>
          </table:table-cell>
          <table:table-cell table:style-name="ce327" table:formula="of:=[.G$1:.G$1048576]/([.E8]-[.E7])*30.4375" office:value-type="float" office:value="363.18729338843" calcext:value-type="float">
            <text:p>363.19</text:p>
          </table:table-cell>
          <table:table-cell table:style-name="ce310" table:formula="of:=[.B$1:.B$1048576]+[.F$1:.F$1048576]" office:value-type="float" office:value="25695" calcext:value-type="float">
            <text:p>25,695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09-09-25" calcext:value-type="date">
            <text:p>09/25/09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369"/>
          <table:table-cell table:style-name="ce317"/>
          <table:table-cell table:number-columns-repeated="2"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10]-[.B8]" office:value-type="float" office:value="0" calcext:value-type="float">
            <text:p>0</text:p>
          </table:table-cell>
          <table:table-cell table:style-name="ce369" table:formula="of:=[.C$1:.C$1048576]/([.A10]-[.A8])*30.4375" office:value-type="string" office:string-value="" calcext:value-type="error">
            <text:p>#DIV/0!</text:p>
          </table:table-cell>
          <table:table-cell table:style-name="ce317" office:value-type="date" office:date-value="2009-10-27" calcext:value-type="date">
            <text:p>10/27/09</text:p>
          </table:table-cell>
          <table:table-cell office:value-type="float" office:value="28703" calcext:value-type="float">
            <text:p>28703</text:p>
          </table:table-cell>
          <table:table-cell table:formula="of:=[.F10]-[.F8]" office:value-type="float" office:value="3008" calcext:value-type="float">
            <text:p>3008</text:p>
          </table:table-cell>
          <table:table-cell table:style-name="ce327" table:formula="of:=[.G$1:.G$1048576]/([.E10]-[.E8])*30.4375" office:value-type="float" office:value="373.697959183673" calcext:value-type="float">
            <text:p>373.70</text:p>
          </table:table-cell>
          <table:table-cell table:style-name="ce310" table:formula="of:=[.B$1:.B$1048576]+[.F$1:.F$1048576]" office:value-type="float" office:value="28703" calcext:value-type="float">
            <text:p>28,703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0-01-03" calcext:value-type="date">
            <text:p>01/03/10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369"/>
          <table:table-cell table:style-name="ce317"/>
          <table:table-cell table:number-columns-repeated="2"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0-04-10" calcext:value-type="date">
            <text:p>04/10/10</text:p>
          </table:table-cell>
          <table:table-cell office:value-type="float" office:value="121" calcext:value-type="float">
            <text:p>121</text:p>
          </table:table-cell>
          <table:table-cell table:formula="of:=[.B12]-[.B10]" office:value-type="float" office:value="121" calcext:value-type="float">
            <text:p>121</text:p>
          </table:table-cell>
          <table:table-cell table:style-name="ce369" table:formula="of:=[.C$1:.C$1048576]/([.A12]-[.A10])*30.4375" office:value-type="float" office:value="0.0914379437906549" calcext:value-type="float">
            <text:p>0.09</text:p>
          </table:table-cell>
          <table:table-cell table:style-name="ce317" office:value-type="date" office:date-value="2010-03-29" calcext:value-type="date">
            <text:p>03/29/10</text:p>
          </table:table-cell>
          <table:table-cell office:value-type="float" office:value="30775" calcext:value-type="float">
            <text:p>30775</text:p>
          </table:table-cell>
          <table:table-cell table:formula="of:=[.F12]-[.F10]" office:value-type="float" office:value="2072" calcext:value-type="float">
            <text:p>2072</text:p>
          </table:table-cell>
          <table:table-cell table:style-name="ce327" table:formula="of:=[.G$1:.G$1048576]/([.E12]-[.E10])*30.4375" office:value-type="float" office:value="412.199346405229" calcext:value-type="float">
            <text:p>412.20</text:p>
          </table:table-cell>
          <table:table-cell table:style-name="ce310" table:formula="of:=[.B$1:.B$1048576]+[.F$1:.F$1048576]" office:value-type="float" office:value="30896" calcext:value-type="float">
            <text:p>30,896</text:p>
          </table:table-cell>
          <table:table-cell table:style-name="ce340" table:formula="of:=[.B$1:.B$1048576]/[.I$1:.I$1048576]" office:value-type="float" office:value="0.00391636457793889" calcext:value-type="float">
            <text:p>0.004</text:p>
          </table:table-cell>
          <table:table-cell table:style-name="ce340" table:formula="of:=[.F$1:.F$1048576]/[.I$1:.I$1048576]" office:value-type="float" office:value="0.996083635422061" calcext:value-type="float">
            <text:p>0.996</text:p>
          </table:table-cell>
          <table:table-cell table:style-name="ce343" table:formula="of:=[.C$1:.C$1048576]/([.C$1:.C$1048576]+[.G$1:.G$1048576])" office:value-type="percentage" office:value="0.0551755585955312" calcext:value-type="percentage">
            <text:p>5.52%</text:p>
          </table:table-cell>
          <table:table-cell table:style-name="ce343" table:formula="of:=[.G$1:.G$1048576]/([.C$1:.C$1048576]+[.G$1:.G$1048576])" office:value-type="percentage" office:value="0.944824441404469" calcext:value-type="percentage">
            <text:p>94.4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0-06-10" calcext:value-type="date">
            <text:p>06/10/10</text:p>
          </table:table-cell>
          <table:table-cell office:value-type="float" office:value="501" calcext:value-type="float">
            <text:p>501</text:p>
          </table:table-cell>
          <table:table-cell table:formula="of:=[.B13]-[.B12]" office:value-type="float" office:value="380" calcext:value-type="float">
            <text:p>380</text:p>
          </table:table-cell>
          <table:table-cell table:style-name="ce369" table:formula="of:=[.C$1:.C$1048576]/([.A13]-[.A12])*30.4375" office:value-type="float" office:value="189.610655737705" calcext:value-type="float">
            <text:p>189.61</text:p>
          </table:table-cell>
          <table:table-cell table:style-name="ce317" office:value-type="date" office:date-value="2010-06-12" calcext:value-type="date">
            <text:p>06/12/10</text:p>
          </table:table-cell>
          <table:table-cell office:value-type="float" office:value="31912" calcext:value-type="float">
            <text:p>31912</text:p>
          </table:table-cell>
          <table:table-cell table:formula="of:=[.F13]-[.F12]" office:value-type="float" office:value="1137" calcext:value-type="float">
            <text:p>1137</text:p>
          </table:table-cell>
          <table:table-cell table:style-name="ce327" table:formula="of:=[.G$1:.G$1048576]/([.E13]-[.E12])*30.4375" office:value-type="float" office:value="461.4325" calcext:value-type="float">
            <text:p>461.43</text:p>
          </table:table-cell>
          <table:table-cell table:style-name="ce310" table:formula="of:=[.B$1:.B$1048576]+[.F$1:.F$1048576]" office:value-type="float" office:value="32413" calcext:value-type="float">
            <text:p>32,413</text:p>
          </table:table-cell>
          <table:table-cell table:style-name="ce340" table:formula="of:=[.B$1:.B$1048576]/[.I$1:.I$1048576]" office:value-type="float" office:value="0.0154567611760713" calcext:value-type="float">
            <text:p>0.015</text:p>
          </table:table-cell>
          <table:table-cell table:style-name="ce340" table:formula="of:=[.F$1:.F$1048576]/[.I$1:.I$1048576]" office:value-type="float" office:value="0.984543238823929" calcext:value-type="float">
            <text:p>0.985</text:p>
          </table:table-cell>
          <table:table-cell table:style-name="ce343" table:formula="of:=[.C$1:.C$1048576]/([.C$1:.C$1048576]+[.G$1:.G$1048576])" office:value-type="percentage" office:value="0.25049439683586" calcext:value-type="percentage">
            <text:p>25.05%</text:p>
          </table:table-cell>
          <table:table-cell table:style-name="ce343" table:formula="of:=[.G$1:.G$1048576]/([.C$1:.C$1048576]+[.G$1:.G$1048576])" office:value-type="percentage" office:value="0.74950560316414" calcext:value-type="percentage">
            <text:p>74.9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0-09-22" calcext:value-type="date">
            <text:p>09/22/10</text:p>
          </table:table-cell>
          <table:table-cell office:value-type="float" office:value="687" calcext:value-type="float">
            <text:p>687</text:p>
          </table:table-cell>
          <table:table-cell table:formula="of:=[.B14]-[.B13]" office:value-type="float" office:value="186" calcext:value-type="float">
            <text:p>186</text:p>
          </table:table-cell>
          <table:table-cell table:style-name="ce369" table:formula="of:=[.C$1:.C$1048576]/([.A14]-[.A13])*30.4375" office:value-type="float" office:value="54.4362980769231" calcext:value-type="float">
            <text:p>54.44</text:p>
          </table:table-cell>
          <table:table-cell table:style-name="ce317"/>
          <table:table-cell/>
          <table:table-cell table:formula="of:=[.F14]-[.F13]" office:value-type="float" office:value="-31912" calcext:value-type="float">
            <text:p>-31912</text:p>
          </table:table-cell>
          <table:table-cell table:style-name="ce327" table:formula="of:=[.G$1:.G$1048576]/([.E14]-[.E13])*30.4375" office:value-type="float" office:value="24.0777744726209" calcext:value-type="float">
            <text:p>24.08</text:p>
          </table:table-cell>
          <table:table-cell table:style-name="ce310" table:formula="of:=[.B$1:.B$1048576]+[.F$1:.F$1048576]" office:value-type="float" office:value="687" calcext:value-type="float">
            <text:p>687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-0.00586269936329824" calcext:value-type="percentage">
            <text:p>-0.59%</text:p>
          </table:table-cell>
          <table:table-cell table:style-name="ce343" table:formula="of:=[.G$1:.G$1048576]/([.C$1:.C$1048576]+[.G$1:.G$1048576])" office:value-type="percentage" office:value="1.0058626993633" calcext:value-type="percentage">
            <text:p>100.59%</text:p>
          </table:table-cell>
          <table:table-cell table:number-columns-repeated="1011"/>
        </table:table-row>
        <table:table-row table:style-name="ro2">
          <table:table-cell table:style-name="ce317"/>
          <table:table-cell table:number-columns-repeated="2"/>
          <table:table-cell table:style-name="ce369"/>
          <table:table-cell table:style-name="ce317" office:value-type="date" office:date-value="2010-12-22" calcext:value-type="date">
            <text:p>12/22/10</text:p>
          </table:table-cell>
          <table:table-cell office:value-type="float" office:value="34557" calcext:value-type="float">
            <text:p>34557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1-08-14" calcext:value-type="date">
            <text:p>08/14/11</text:p>
          </table:table-cell>
          <table:table-cell office:value-type="float" office:value="1420" calcext:value-type="float">
            <text:p>1,420</text:p>
          </table:table-cell>
          <table:table-cell table:formula="of:=[.B16]-[.B14]" office:value-type="float" office:value="733" calcext:value-type="float">
            <text:p>733</text:p>
          </table:table-cell>
          <table:table-cell table:style-name="ce369" table:formula="of:=[.C$1:.C$1048576]/([.A16]-[.A14])*30.4375" office:value-type="float" office:value="68.4376917177914" calcext:value-type="float">
            <text:p>68.44</text:p>
          </table:table-cell>
          <table:table-cell table:style-name="ce317" office:value-type="date" office:date-value="2011-08-12" calcext:value-type="date">
            <text:p>08/12/11</text:p>
          </table:table-cell>
          <table:table-cell office:value-type="float" office:value="37370" calcext:value-type="float">
            <text:p>37370</text:p>
          </table:table-cell>
          <table:table-cell table:formula="of:=[.F16]-[.F14]" office:value-type="float" office:value="37370" calcext:value-type="float">
            <text:p>37370</text:p>
          </table:table-cell>
          <table:table-cell table:style-name="ce327" table:formula="of:=[.G$1:.G$1048576]/([.E16]-[.E14])*30.4375" office:value-type="float" office:value="27.9012283219271" calcext:value-type="float">
            <text:p>27.90</text:p>
          </table:table-cell>
          <table:table-cell table:style-name="ce310" table:formula="of:=[.B$1:.B$1048576]+[.F$1:.F$1048576]" office:value-type="float" office:value="38790" calcext:value-type="float">
            <text:p>38,790</text:p>
          </table:table-cell>
          <table:table-cell table:style-name="ce340" table:formula="of:=[.B$1:.B$1048576]/[.I$1:.I$1048576]" office:value-type="float" office:value="0.0366073730342872" calcext:value-type="float">
            <text:p>0.037</text:p>
          </table:table-cell>
          <table:table-cell table:style-name="ce340" table:formula="of:=[.F$1:.F$1048576]/[.I$1:.I$1048576]" office:value-type="float" office:value="0.963392626965713" calcext:value-type="float">
            <text:p>0.963</text:p>
          </table:table-cell>
          <table:table-cell table:style-name="ce343" table:formula="of:=[.C$1:.C$1048576]/([.C$1:.C$1048576]+[.G$1:.G$1048576])" office:value-type="percentage" office:value="0.0192373303939322" calcext:value-type="percentage">
            <text:p>1.92%</text:p>
          </table:table-cell>
          <table:table-cell table:style-name="ce343" table:formula="of:=[.G$1:.G$1048576]/([.C$1:.C$1048576]+[.G$1:.G$1048576])" office:value-type="percentage" office:value="0.980762669606068" calcext:value-type="percentage">
            <text:p>98.08%</text:p>
          </table:table-cell>
          <table:table-cell table:number-columns-repeated="1011"/>
        </table:table-row>
        <table:table-row table:style-name="ro2">
          <table:table-cell table:style-name="ce317"/>
          <table:table-cell table:number-columns-repeated="2"/>
          <table:table-cell table:style-name="ce369"/>
          <table:table-cell table:style-name="ce317" office:value-type="date" office:date-value="2011-10-11" calcext:value-type="date">
            <text:p>10/11/11</text:p>
          </table:table-cell>
          <table:table-cell office:value-type="float" office:value="38028" calcext:value-type="float">
            <text:p>38028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1-11-17" calcext:value-type="date">
            <text:p>11/17/11</text:p>
          </table:table-cell>
          <table:table-cell office:value-type="float" office:value="1597" calcext:value-type="float">
            <text:p>1,597</text:p>
          </table:table-cell>
          <table:table-cell table:formula="of:=[.B18]-[.B16]" office:value-type="float" office:value="177" calcext:value-type="float">
            <text:p>177</text:p>
          </table:table-cell>
          <table:table-cell table:style-name="ce369" table:formula="of:=[.C$1:.C$1048576]/([.A18]-[.A16])*30.4375" office:value-type="float" office:value="56.7098684210526" calcext:value-type="float">
            <text:p>56.71</text:p>
          </table:table-cell>
          <table:table-cell table:style-name="ce317"/>
          <table:table-cell/>
          <table:table-cell table:formula="of:=[.F18]-[.F16]" office:value-type="float" office:value="-37370" calcext:value-type="float">
            <text:p>-37370</text:p>
          </table:table-cell>
          <table:table-cell table:style-name="ce327" table:formula="of:=[.G$1:.G$1048576]/([.E18]-[.E16])*30.4375" office:value-type="float" office:value="27.9012283219271" calcext:value-type="float">
            <text:p>27.90</text:p>
          </table:table-cell>
          <table:table-cell table:style-name="ce310" table:formula="of:=[.B$1:.B$1048576]+[.F$1:.F$1048576]" office:value-type="float" office:value="1597" calcext:value-type="float">
            <text:p>1,597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-0.00475896001935848" calcext:value-type="percentage">
            <text:p>-0.48%</text:p>
          </table:table-cell>
          <table:table-cell table:style-name="ce343" table:formula="of:=[.G$1:.G$1048576]/([.C$1:.C$1048576]+[.G$1:.G$1048576])" office:value-type="percentage" office:value="1.00475896001936" calcext:value-type="percentage">
            <text:p>100.4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2-01-18" calcext:value-type="date">
            <text:p>01/18/12</text:p>
          </table:table-cell>
          <table:table-cell office:value-type="float" office:value="1794" calcext:value-type="float">
            <text:p>1,794</text:p>
          </table:table-cell>
          <table:table-cell table:formula="of:=[.B19]-[.B18]" office:value-type="float" office:value="197" calcext:value-type="float">
            <text:p>197</text:p>
          </table:table-cell>
          <table:table-cell table:style-name="ce369" table:formula="of:=[.C$1:.C$1048576]/([.A19]-[.A18])*30.4375" office:value-type="float" office:value="96.7127016129032" calcext:value-type="float">
            <text:p>96.71</text:p>
          </table:table-cell>
          <table:table-cell table:style-name="ce317" office:value-type="date" office:date-value="2012-01-18" calcext:value-type="date">
            <text:p>01/18/12</text:p>
          </table:table-cell>
          <table:table-cell office:value-type="float" office:value="38993" calcext:value-type="float">
            <text:p>38993</text:p>
          </table:table-cell>
          <table:table-cell table:formula="of:=[.F19]-[.F18]" office:value-type="float" office:value="38993" calcext:value-type="float">
            <text:p>38993</text:p>
          </table:table-cell>
          <table:table-cell table:style-name="ce327" table:formula="of:=[.G$1:.G$1048576]/([.E19]-[.E18])*30.4375" office:value-type="float" office:value="28.9998885183013" calcext:value-type="float">
            <text:p>29.00</text:p>
          </table:table-cell>
          <table:table-cell table:style-name="ce310" table:formula="of:=[.B$1:.B$1048576]+[.F$1:.F$1048576]" office:value-type="float" office:value="40787" calcext:value-type="float">
            <text:p>40,787</text:p>
          </table:table-cell>
          <table:table-cell table:style-name="ce340" table:formula="of:=[.B$1:.B$1048576]/[.I$1:.I$1048576]" office:value-type="float" office:value="0.0439846029372104" calcext:value-type="float">
            <text:p>0.044</text:p>
          </table:table-cell>
          <table:table-cell table:style-name="ce340" table:formula="of:=[.F$1:.F$1048576]/[.I$1:.I$1048576]" office:value-type="float" office:value="0.95601539706279" calcext:value-type="float">
            <text:p>0.956</text:p>
          </table:table-cell>
          <table:table-cell table:style-name="ce343" table:formula="of:=[.C$1:.C$1048576]/([.C$1:.C$1048576]+[.G$1:.G$1048576])" office:value-type="percentage" office:value="0.00502679254911967" calcext:value-type="percentage">
            <text:p>0.50%</text:p>
          </table:table-cell>
          <table:table-cell table:style-name="ce343" table:formula="of:=[.G$1:.G$1048576]/([.C$1:.C$1048576]+[.G$1:.G$1048576])" office:value-type="percentage" office:value="0.99497320745088" calcext:value-type="percentage">
            <text:p>99.5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2-04-26" calcext:value-type="date">
            <text:p>04/26/12</text:p>
          </table:table-cell>
          <table:table-cell office:value-type="float" office:value="2170" calcext:value-type="float">
            <text:p>2,170</text:p>
          </table:table-cell>
          <table:table-cell table:formula="of:=[.B20]-[.B19]" office:value-type="float" office:value="376" calcext:value-type="float">
            <text:p>376</text:p>
          </table:table-cell>
          <table:table-cell table:style-name="ce369" table:formula="of:=[.C$1:.C$1048576]/([.A20]-[.A19])*30.4375" office:value-type="float" office:value="115.60101010101" calcext:value-type="float">
            <text:p>115.60</text:p>
          </table:table-cell>
          <table:table-cell table:style-name="ce317" office:value-type="date" office:date-value="2012-05-05" calcext:value-type="date">
            <text:p>05/05/12</text:p>
          </table:table-cell>
          <table:table-cell office:value-type="float" office:value="39924" calcext:value-type="float">
            <text:p>39924</text:p>
          </table:table-cell>
          <table:table-cell table:formula="of:=[.F20]-[.F19]" office:value-type="float" office:value="931" calcext:value-type="float">
            <text:p>931</text:p>
          </table:table-cell>
          <table:table-cell table:style-name="ce327" table:formula="of:=[.G$1:.G$1048576]/([.E20]-[.E19])*30.4375" office:value-type="float" office:value="262.382523148148" calcext:value-type="float">
            <text:p>262.38</text:p>
          </table:table-cell>
          <table:table-cell table:style-name="ce310" table:formula="of:=[.B$1:.B$1048576]+[.F$1:.F$1048576]" office:value-type="float" office:value="42094" calcext:value-type="float">
            <text:p>42,094</text:p>
          </table:table-cell>
          <table:table-cell table:style-name="ce340" table:formula="of:=[.B$1:.B$1048576]/[.I$1:.I$1048576]" office:value-type="float" office:value="0.051551289970067" calcext:value-type="float">
            <text:p>0.052</text:p>
          </table:table-cell>
          <table:table-cell table:style-name="ce340" table:formula="of:=[.F$1:.F$1048576]/[.I$1:.I$1048576]" office:value-type="float" office:value="0.948448710029933" calcext:value-type="float">
            <text:p>0.948</text:p>
          </table:table-cell>
          <table:table-cell table:style-name="ce343" table:formula="of:=[.C$1:.C$1048576]/([.C$1:.C$1048576]+[.G$1:.G$1048576])" office:value-type="percentage" office:value="0.287681713848508" calcext:value-type="percentage">
            <text:p>28.77%</text:p>
          </table:table-cell>
          <table:table-cell table:style-name="ce343" table:formula="of:=[.G$1:.G$1048576]/([.C$1:.C$1048576]+[.G$1:.G$1048576])" office:value-type="percentage" office:value="0.712318286151492" calcext:value-type="percentage">
            <text:p>71.2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2-05-18" calcext:value-type="date">
            <text:p>05/18/12</text:p>
          </table:table-cell>
          <table:table-cell office:value-type="float" office:value="2272" calcext:value-type="float">
            <text:p>2,272</text:p>
          </table:table-cell>
          <table:table-cell table:formula="of:=[.B21]-[.B20]" office:value-type="float" office:value="102" calcext:value-type="float">
            <text:p>102</text:p>
          </table:table-cell>
          <table:table-cell table:style-name="ce369" table:formula="of:=[.C$1:.C$1048576]/([.A21]-[.A20])*30.4375" office:value-type="float" office:value="141.119318181818" calcext:value-type="float">
            <text:p>141.12</text:p>
          </table:table-cell>
          <table:table-cell table:style-name="ce317" office:value-type="date" office:date-value="2012-05-23" calcext:value-type="date">
            <text:p>05/23/12</text:p>
          </table:table-cell>
          <table:table-cell office:value-type="float" office:value="40061" calcext:value-type="float">
            <text:p>40061</text:p>
          </table:table-cell>
          <table:table-cell table:formula="of:=[.F21]-[.F20]" office:value-type="float" office:value="137" calcext:value-type="float">
            <text:p>137</text:p>
          </table:table-cell>
          <table:table-cell table:style-name="ce327" table:formula="of:=[.G$1:.G$1048576]/([.E21]-[.E20])*30.4375" office:value-type="float" office:value="231.663194444444" calcext:value-type="float">
            <text:p>231.66</text:p>
          </table:table-cell>
          <table:table-cell table:style-name="ce310" table:formula="of:=[.B$1:.B$1048576]+[.F$1:.F$1048576]" office:value-type="float" office:value="42333" calcext:value-type="float">
            <text:p>42,333</text:p>
          </table:table-cell>
          <table:table-cell table:style-name="ce340" table:formula="of:=[.B$1:.B$1048576]/[.I$1:.I$1048576]" office:value-type="float" office:value="0.0536697139347554" calcext:value-type="float">
            <text:p>0.054</text:p>
          </table:table-cell>
          <table:table-cell table:style-name="ce340" table:formula="of:=[.F$1:.F$1048576]/[.I$1:.I$1048576]" office:value-type="float" office:value="0.946330286065245" calcext:value-type="float">
            <text:p>0.946</text:p>
          </table:table-cell>
          <table:table-cell table:style-name="ce343" table:formula="of:=[.C$1:.C$1048576]/([.C$1:.C$1048576]+[.G$1:.G$1048576])" office:value-type="percentage" office:value="0.426778242677824" calcext:value-type="percentage">
            <text:p>42.68%</text:p>
          </table:table-cell>
          <table:table-cell table:style-name="ce343" table:formula="of:=[.G$1:.G$1048576]/([.C$1:.C$1048576]+[.G$1:.G$1048576])" office:value-type="percentage" office:value="0.573221757322176" calcext:value-type="percentage">
            <text:p>57.32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2-06-04" calcext:value-type="date">
            <text:p>06/04/12</text:p>
          </table:table-cell>
          <table:table-cell office:value-type="float" office:value="2323" calcext:value-type="float">
            <text:p>2,323</text:p>
          </table:table-cell>
          <table:table-cell table:formula="of:=[.B22]-[.B21]" office:value-type="float" office:value="51" calcext:value-type="float">
            <text:p>51</text:p>
          </table:table-cell>
          <table:table-cell table:style-name="ce369" table:formula="of:=[.C$1:.C$1048576]/([.A22]-[.A21])*30.4375" office:value-type="float" office:value="91.3125" calcext:value-type="float">
            <text:p>91.31</text:p>
          </table:table-cell>
          <table:table-cell table:style-name="ce317"/>
          <table:table-cell/>
          <table:table-cell table:formula="of:=[.F22]-[.F21]" office:value-type="float" office:value="-40061" calcext:value-type="float">
            <text:p>-40061</text:p>
          </table:table-cell>
          <table:table-cell table:style-name="ce327" table:formula="of:=[.G$1:.G$1048576]/([.E22]-[.E21])*30.4375" office:value-type="float" office:value="29.7027352504141" calcext:value-type="float">
            <text:p>29.70</text:p>
          </table:table-cell>
          <table:table-cell table:style-name="ce310" table:formula="of:=[.B$1:.B$1048576]+[.F$1:.F$1048576]" office:value-type="float" office:value="2323" calcext:value-type="float">
            <text:p>2,323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-0.00127468132966758" calcext:value-type="percentage">
            <text:p>-0.13%</text:p>
          </table:table-cell>
          <table:table-cell table:style-name="ce343" table:formula="of:=[.G$1:.G$1048576]/([.C$1:.C$1048576]+[.G$1:.G$1048576])" office:value-type="percentage" office:value="1.00127468132967" calcext:value-type="percentage">
            <text:p>100.1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2-06-20" calcext:value-type="date">
            <text:p>06/20/12</text:p>
          </table:table-cell>
          <table:table-cell office:value-type="float" office:value="2394" calcext:value-type="float">
            <text:p>2,394</text:p>
          </table:table-cell>
          <table:table-cell table:formula="of:=[.B23]-[.B22]" office:value-type="float" office:value="71" calcext:value-type="float">
            <text:p>71</text:p>
          </table:table-cell>
          <table:table-cell table:style-name="ce369" table:formula="of:=[.C$1:.C$1048576]/([.A23]-[.A22])*30.4375" office:value-type="float" office:value="135.06640625" calcext:value-type="float">
            <text:p>135.07</text:p>
          </table:table-cell>
          <table:table-cell table:style-name="ce317"/>
          <table:table-cell/>
          <table:table-cell table:formula="of:=[.F23]-[.F22]" office:value-type="float" office:value="0" calcext:value-type="float">
            <text:p>0</text:p>
          </table:table-cell>
          <table:table-cell table:style-name="ce327" table:formula="of:=[.G$1:.G$1048576]/([.E23]-[.E22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2394" calcext:value-type="float">
            <text:p>2,394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2-07-16" calcext:value-type="date">
            <text:p>07/16/12</text:p>
          </table:table-cell>
          <table:table-cell office:value-type="float" office:value="2530" calcext:value-type="float">
            <text:p>2,530</text:p>
          </table:table-cell>
          <table:table-cell table:formula="of:=[.B24]-[.B23]" office:value-type="float" office:value="136" calcext:value-type="float">
            <text:p>136</text:p>
          </table:table-cell>
          <table:table-cell table:style-name="ce369" table:formula="of:=[.C$1:.C$1048576]/([.A24]-[.A23])*30.4375" office:value-type="float" office:value="159.211538461538" calcext:value-type="float">
            <text:p>159.21</text:p>
          </table:table-cell>
          <table:table-cell table:style-name="ce317"/>
          <table:table-cell/>
          <table:table-cell table:formula="of:=[.F24]-[.F23]" office:value-type="float" office:value="0" calcext:value-type="float">
            <text:p>0</text:p>
          </table:table-cell>
          <table:table-cell table:style-name="ce327" table:formula="of:=[.G$1:.G$1048576]/([.E24]-[.E23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2530" calcext:value-type="float">
            <text:p>2,530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2-10-22" calcext:value-type="date">
            <text:p>10/22/12</text:p>
          </table:table-cell>
          <table:table-cell office:value-type="float" office:value="2847" calcext:value-type="float">
            <text:p>2,847</text:p>
          </table:table-cell>
          <table:table-cell table:formula="of:=[.B25]-[.B24]" office:value-type="float" office:value="317" calcext:value-type="float">
            <text:p>317</text:p>
          </table:table-cell>
          <table:table-cell table:style-name="ce369" table:formula="of:=[.C$1:.C$1048576]/([.A25]-[.A24])*30.4375" office:value-type="float" office:value="98.4559948979592" calcext:value-type="float">
            <text:p>98.46</text:p>
          </table:table-cell>
          <table:table-cell table:style-name="ce317"/>
          <table:table-cell/>
          <table:table-cell table:formula="of:=[.F25]-[.F24]" office:value-type="float" office:value="0" calcext:value-type="float">
            <text:p>0</text:p>
          </table:table-cell>
          <table:table-cell table:style-name="ce327" table:formula="of:=[.G$1:.G$1048576]/([.E25]-[.E24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2847" calcext:value-type="float">
            <text:p>2,847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3-01-01" calcext:value-type="date">
            <text:p>01/01/13</text:p>
          </table:table-cell>
          <table:table-cell office:value-type="float" office:value="3146" calcext:value-type="float">
            <text:p>3,146</text:p>
          </table:table-cell>
          <table:table-cell table:formula="of:=[.B26]-[.B25]" office:value-type="float" office:value="299" calcext:value-type="float">
            <text:p>299</text:p>
          </table:table-cell>
          <table:table-cell table:style-name="ce369" table:formula="of:=[.C$1:.C$1048576]/([.A26]-[.A25])*30.4375" office:value-type="float" office:value="128.180457746479" calcext:value-type="float">
            <text:p>128.18</text:p>
          </table:table-cell>
          <table:table-cell table:style-name="ce317" office:value-type="date" office:date-value="2013-01-10" calcext:value-type="date">
            <text:p>01/10/13</text:p>
          </table:table-cell>
          <table:table-cell office:value-type="float" office:value="41831" calcext:value-type="float">
            <text:p>41831</text:p>
          </table:table-cell>
          <table:table-cell table:formula="of:=[.F26]-[.F25]" office:value-type="float" office:value="41831" calcext:value-type="float">
            <text:p>41831</text:p>
          </table:table-cell>
          <table:table-cell table:style-name="ce327" table:formula="of:=[.G$1:.G$1048576]/([.E26]-[.E25])*30.4375" office:value-type="float" office:value="30.8407872904757" calcext:value-type="float">
            <text:p>30.84</text:p>
          </table:table-cell>
          <table:table-cell table:style-name="ce310" table:formula="of:=[.B$1:.B$1048576]+[.F$1:.F$1048576]" office:value-type="float" office:value="44977" calcext:value-type="float">
            <text:p>44,977</text:p>
          </table:table-cell>
          <table:table-cell table:style-name="ce340" table:formula="of:=[.B$1:.B$1048576]/[.I$1:.I$1048576]" office:value-type="float" office:value="0.0699468617293283" calcext:value-type="float">
            <text:p>0.070</text:p>
          </table:table-cell>
          <table:table-cell table:style-name="ce340" table:formula="of:=[.F$1:.F$1048576]/[.I$1:.I$1048576]" office:value-type="float" office:value="0.930053138270672" calcext:value-type="float">
            <text:p>0.930</text:p>
          </table:table-cell>
          <table:table-cell table:style-name="ce343" table:formula="of:=[.C$1:.C$1048576]/([.C$1:.C$1048576]+[.G$1:.G$1048576])" office:value-type="percentage" office:value="0.00709708046522668" calcext:value-type="percentage">
            <text:p>0.71%</text:p>
          </table:table-cell>
          <table:table-cell table:style-name="ce343" table:formula="of:=[.G$1:.G$1048576]/([.C$1:.C$1048576]+[.G$1:.G$1048576])" office:value-type="percentage" office:value="0.992902919534773" calcext:value-type="percentage">
            <text:p>99.29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3-04-04" calcext:value-type="date">
            <text:p>04/04/13</text:p>
          </table:table-cell>
          <table:table-cell office:value-type="float" office:value="3514" calcext:value-type="float">
            <text:p>3,514</text:p>
          </table:table-cell>
          <table:table-cell table:formula="of:=[.B27]-[.B26]" office:value-type="float" office:value="368" calcext:value-type="float">
            <text:p>368</text:p>
          </table:table-cell>
          <table:table-cell table:style-name="ce369" table:formula="of:=[.C$1:.C$1048576]/([.A27]-[.A26])*30.4375" office:value-type="float" office:value="120.440860215054" calcext:value-type="float">
            <text:p>120.44</text:p>
          </table:table-cell>
          <table:table-cell table:style-name="ce317" office:value-type="date" office:date-value="2013-04-04" calcext:value-type="date">
            <text:p>04/04/13</text:p>
          </table:table-cell>
          <table:table-cell office:value-type="float" office:value="42496" calcext:value-type="float">
            <text:p>42496</text:p>
          </table:table-cell>
          <table:table-cell table:formula="of:=[.F27]-[.F26]" office:value-type="float" office:value="665" calcext:value-type="float">
            <text:p>665</text:p>
          </table:table-cell>
          <table:table-cell table:style-name="ce327" table:formula="of:=[.G$1:.G$1048576]/([.E27]-[.E26])*30.4375" office:value-type="float" office:value="240.963541666667" calcext:value-type="float">
            <text:p>240.96</text:p>
          </table:table-cell>
          <table:table-cell table:style-name="ce310" table:formula="of:=[.B$1:.B$1048576]+[.F$1:.F$1048576]" office:value-type="float" office:value="46010" calcext:value-type="float">
            <text:p>46,010</text:p>
          </table:table-cell>
          <table:table-cell table:style-name="ce340" table:formula="of:=[.B$1:.B$1048576]/[.I$1:.I$1048576]" office:value-type="float" office:value="0.0763747011519235" calcext:value-type="float">
            <text:p>0.076</text:p>
          </table:table-cell>
          <table:table-cell table:style-name="ce340" table:formula="of:=[.F$1:.F$1048576]/[.I$1:.I$1048576]" office:value-type="float" office:value="0.923625298848076" calcext:value-type="float">
            <text:p>0.924</text:p>
          </table:table-cell>
          <table:table-cell table:style-name="ce343" table:formula="of:=[.C$1:.C$1048576]/([.C$1:.C$1048576]+[.G$1:.G$1048576])" office:value-type="percentage" office:value="0.356243949661181" calcext:value-type="percentage">
            <text:p>35.62%</text:p>
          </table:table-cell>
          <table:table-cell table:style-name="ce343" table:formula="of:=[.G$1:.G$1048576]/([.C$1:.C$1048576]+[.G$1:.G$1048576])" office:value-type="percentage" office:value="0.643756050338819" calcext:value-type="percentage">
            <text:p>64.3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3-06-23" calcext:value-type="date">
            <text:p>06/23/13</text:p>
          </table:table-cell>
          <table:table-cell office:value-type="float" office:value="3788" calcext:value-type="float">
            <text:p>3,788</text:p>
          </table:table-cell>
          <table:table-cell table:formula="of:=[.B28]-[.B27]" office:value-type="float" office:value="274" calcext:value-type="float">
            <text:p>274</text:p>
          </table:table-cell>
          <table:table-cell table:style-name="ce369" table:formula="of:=[.C$1:.C$1048576]/([.A28]-[.A27])*30.4375" office:value-type="float" office:value="104.2484375" calcext:value-type="float">
            <text:p>104.25</text:p>
          </table:table-cell>
          <table:table-cell table:style-name="ce317" office:value-type="date" office:date-value="2013-07-03" calcext:value-type="date">
            <text:p>07/03/13</text:p>
          </table:table-cell>
          <table:table-cell office:value-type="float" office:value="43168" calcext:value-type="float">
            <text:p>43168</text:p>
          </table:table-cell>
          <table:table-cell table:formula="of:=[.F28]-[.F27]" office:value-type="float" office:value="672" calcext:value-type="float">
            <text:p>672</text:p>
          </table:table-cell>
          <table:table-cell table:style-name="ce327" table:formula="of:=[.G$1:.G$1048576]/([.E28]-[.E27])*30.4375" office:value-type="float" office:value="227.266666666667" calcext:value-type="float">
            <text:p>227.27</text:p>
          </table:table-cell>
          <table:table-cell table:style-name="ce310" table:formula="of:=[.B$1:.B$1048576]+[.F$1:.F$1048576]" office:value-type="float" office:value="46956" calcext:value-type="float">
            <text:p>46,956</text:p>
          </table:table-cell>
          <table:table-cell table:style-name="ce340" table:formula="of:=[.B$1:.B$1048576]/[.I$1:.I$1048576]" office:value-type="float" office:value="0.0806712667177783" calcext:value-type="float">
            <text:p>0.081</text:p>
          </table:table-cell>
          <table:table-cell table:style-name="ce340" table:formula="of:=[.F$1:.F$1048576]/[.I$1:.I$1048576]" office:value-type="float" office:value="0.919328733282222" calcext:value-type="float">
            <text:p>0.919</text:p>
          </table:table-cell>
          <table:table-cell table:style-name="ce343" table:formula="of:=[.C$1:.C$1048576]/([.C$1:.C$1048576]+[.G$1:.G$1048576])" office:value-type="percentage" office:value="0.289640591966173" calcext:value-type="percentage">
            <text:p>28.96%</text:p>
          </table:table-cell>
          <table:table-cell table:style-name="ce343" table:formula="of:=[.G$1:.G$1048576]/([.C$1:.C$1048576]+[.G$1:.G$1048576])" office:value-type="percentage" office:value="0.710359408033827" calcext:value-type="percentage">
            <text:p>71.04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3-10-09" calcext:value-type="date">
            <text:p>10/09/13</text:p>
          </table:table-cell>
          <table:table-cell office:value-type="float" office:value="4085" calcext:value-type="float">
            <text:p>4,085</text:p>
          </table:table-cell>
          <table:table-cell table:formula="of:=[.B29]-[.B28]" office:value-type="float" office:value="297" calcext:value-type="float">
            <text:p>297</text:p>
          </table:table-cell>
          <table:table-cell table:style-name="ce369" table:formula="of:=[.C$1:.C$1048576]/([.A29]-[.A28])*30.4375" office:value-type="float" office:value="83.703125" calcext:value-type="float">
            <text:p>83.70</text:p>
          </table:table-cell>
          <table:table-cell table:style-name="ce317" office:value-type="date" office:date-value="2013-10-10" calcext:value-type="date">
            <text:p>10/10/13</text:p>
          </table:table-cell>
          <table:table-cell office:value-type="float" office:value="43800" calcext:value-type="float">
            <text:p>43800</text:p>
          </table:table-cell>
          <table:table-cell table:formula="of:=[.F29]-[.F28]" office:value-type="float" office:value="632" calcext:value-type="float">
            <text:p>632</text:p>
          </table:table-cell>
          <table:table-cell table:style-name="ce327" table:formula="of:=[.G$1:.G$1048576]/([.E29]-[.E28])*30.4375" office:value-type="float" office:value="194.308080808081" calcext:value-type="float">
            <text:p>194.31</text:p>
          </table:table-cell>
          <table:table-cell table:style-name="ce310" table:formula="of:=[.B$1:.B$1048576]+[.F$1:.F$1048576]" office:value-type="float" office:value="47885" calcext:value-type="float">
            <text:p>47,885</text:p>
          </table:table-cell>
          <table:table-cell table:style-name="ce340" table:formula="of:=[.B$1:.B$1048576]/[.I$1:.I$1048576]" office:value-type="float" office:value="0.0853085517385403" calcext:value-type="float">
            <text:p>0.085</text:p>
          </table:table-cell>
          <table:table-cell table:style-name="ce340" table:formula="of:=[.F$1:.F$1048576]/[.I$1:.I$1048576]" office:value-type="float" office:value="0.91469144826146" calcext:value-type="float">
            <text:p>0.915</text:p>
          </table:table-cell>
          <table:table-cell table:style-name="ce343" table:formula="of:=[.C$1:.C$1048576]/([.C$1:.C$1048576]+[.G$1:.G$1048576])" office:value-type="percentage" office:value="0.319698600645856" calcext:value-type="percentage">
            <text:p>31.97%</text:p>
          </table:table-cell>
          <table:table-cell table:style-name="ce343" table:formula="of:=[.G$1:.G$1048576]/([.C$1:.C$1048576]+[.G$1:.G$1048576])" office:value-type="percentage" office:value="0.680301399354144" calcext:value-type="percentage">
            <text:p>68.0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4-01-22" calcext:value-type="date">
            <text:p>01/22/14</text:p>
          </table:table-cell>
          <table:table-cell office:value-type="float" office:value="4415" calcext:value-type="float">
            <text:p>4,415</text:p>
          </table:table-cell>
          <table:table-cell table:formula="of:=[.B30]-[.B29]" office:value-type="float" office:value="330" calcext:value-type="float">
            <text:p>330</text:p>
          </table:table-cell>
          <table:table-cell table:style-name="ce369" table:formula="of:=[.C$1:.C$1048576]/([.A30]-[.A29])*30.4375" office:value-type="float" office:value="95.6607142857143" calcext:value-type="float">
            <text:p>95.66</text:p>
          </table:table-cell>
          <table:table-cell table:style-name="ce317" office:value-type="date" office:date-value="2014-01-22" calcext:value-type="date">
            <text:p>01/22/14</text:p>
          </table:table-cell>
          <table:table-cell office:value-type="float" office:value="44400" calcext:value-type="float">
            <text:p>44400</text:p>
          </table:table-cell>
          <table:table-cell table:formula="of:=[.F30]-[.F29]" office:value-type="float" office:value="600" calcext:value-type="float">
            <text:p>600</text:p>
          </table:table-cell>
          <table:table-cell table:style-name="ce327" table:formula="of:=[.G$1:.G$1048576]/([.E30]-[.E29])*30.4375" office:value-type="float" office:value="175.600961538462" calcext:value-type="float">
            <text:p>175.60</text:p>
          </table:table-cell>
          <table:table-cell table:style-name="ce310" table:formula="of:=[.B$1:.B$1048576]+[.F$1:.F$1048576]" office:value-type="float" office:value="48815" calcext:value-type="float">
            <text:p>48,815</text:p>
          </table:table-cell>
          <table:table-cell table:style-name="ce340" table:formula="of:=[.B$1:.B$1048576]/[.I$1:.I$1048576]" office:value-type="float" office:value="0.0904435112158148" calcext:value-type="float">
            <text:p>0.090</text:p>
          </table:table-cell>
          <table:table-cell table:style-name="ce340" table:formula="of:=[.F$1:.F$1048576]/[.I$1:.I$1048576]" office:value-type="float" office:value="0.909556488784185" calcext:value-type="float">
            <text:p>0.910</text:p>
          </table:table-cell>
          <table:table-cell table:style-name="ce343" table:formula="of:=[.C$1:.C$1048576]/([.C$1:.C$1048576]+[.G$1:.G$1048576])" office:value-type="percentage" office:value="0.354838709677419" calcext:value-type="percentage">
            <text:p>35.48%</text:p>
          </table:table-cell>
          <table:table-cell table:style-name="ce343" table:formula="of:=[.G$1:.G$1048576]/([.C$1:.C$1048576]+[.G$1:.G$1048576])" office:value-type="percentage" office:value="0.645161290322581" calcext:value-type="percentage">
            <text:p>64.52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4-04-04" calcext:value-type="date">
            <text:p>04/04/14</text:p>
          </table:table-cell>
          <table:table-cell office:value-type="float" office:value="4807" calcext:value-type="float">
            <text:p>4,807</text:p>
          </table:table-cell>
          <table:table-cell table:formula="of:=[.B31]-[.B30]" office:value-type="float" office:value="392" calcext:value-type="float">
            <text:p>392</text:p>
          </table:table-cell>
          <table:table-cell table:style-name="ce369" table:formula="of:=[.C$1:.C$1048576]/([.A31]-[.A30])*30.4375" office:value-type="float" office:value="165.715277777778" calcext:value-type="float">
            <text:p>165.72</text:p>
          </table:table-cell>
          <table:table-cell table:style-name="ce317" office:value-type="date" office:date-value="2014-04-07" calcext:value-type="date">
            <text:p>04/07/14</text:p>
          </table:table-cell>
          <table:table-cell office:value-type="float" office:value="44800" calcext:value-type="float">
            <text:p>44800</text:p>
          </table:table-cell>
          <table:table-cell table:formula="of:=[.F31]-[.F30]" office:value-type="float" office:value="400" calcext:value-type="float">
            <text:p>400</text:p>
          </table:table-cell>
          <table:table-cell table:style-name="ce327" table:formula="of:=[.G$1:.G$1048576]/([.E31]-[.E30])*30.4375" office:value-type="float" office:value="162.333333333333" calcext:value-type="float">
            <text:p>162.33</text:p>
          </table:table-cell>
          <table:table-cell table:style-name="ce310" table:formula="of:=[.B$1:.B$1048576]+[.F$1:.F$1048576]" office:value-type="float" office:value="49607" calcext:value-type="float">
            <text:p>49,607</text:p>
          </table:table-cell>
          <table:table-cell table:style-name="ce340" table:formula="of:=[.B$1:.B$1048576]/[.I$1:.I$1048576]" office:value-type="float" office:value="0.0969016469449876" calcext:value-type="float">
            <text:p>0.097</text:p>
          </table:table-cell>
          <table:table-cell table:style-name="ce340" table:formula="of:=[.F$1:.F$1048576]/[.I$1:.I$1048576]" office:value-type="float" office:value="0.903098353055012" calcext:value-type="float">
            <text:p>0.903</text:p>
          </table:table-cell>
          <table:table-cell table:style-name="ce343" table:formula="of:=[.C$1:.C$1048576]/([.C$1:.C$1048576]+[.G$1:.G$1048576])" office:value-type="percentage" office:value="0.494949494949495" calcext:value-type="percentage">
            <text:p>49.49%</text:p>
          </table:table-cell>
          <table:table-cell table:style-name="ce343" table:formula="of:=[.G$1:.G$1048576]/([.C$1:.C$1048576]+[.G$1:.G$1048576])" office:value-type="percentage" office:value="0.505050505050505" calcext:value-type="percentage">
            <text:p>50.51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4-07-05" calcext:value-type="date">
            <text:p>07/05/14</text:p>
          </table:table-cell>
          <table:table-cell office:value-type="float" office:value="5091" calcext:value-type="float">
            <text:p>5,091</text:p>
          </table:table-cell>
          <table:table-cell table:formula="of:=[.B32]-[.B31]" office:value-type="float" office:value="284" calcext:value-type="float">
            <text:p>284</text:p>
          </table:table-cell>
          <table:table-cell table:style-name="ce369" table:formula="of:=[.C$1:.C$1048576]/([.A32]-[.A31])*30.4375" office:value-type="float" office:value="93.9592391304348" calcext:value-type="float">
            <text:p>93.96</text:p>
          </table:table-cell>
          <table:table-cell table:style-name="ce317" office:value-type="date" office:date-value="2014-07-03" calcext:value-type="date">
            <text:p>07/03/14</text:p>
          </table:table-cell>
          <table:table-cell office:value-type="float" office:value="45200" calcext:value-type="float">
            <text:p>45200</text:p>
          </table:table-cell>
          <table:table-cell table:formula="of:=[.F32]-[.F31]" office:value-type="float" office:value="400" calcext:value-type="float">
            <text:p>400</text:p>
          </table:table-cell>
          <table:table-cell table:style-name="ce327" table:formula="of:=[.G$1:.G$1048576]/([.E32]-[.E31])*30.4375" office:value-type="float" office:value="139.942528735632" calcext:value-type="float">
            <text:p>139.94</text:p>
          </table:table-cell>
          <table:table-cell table:style-name="ce310" table:formula="of:=[.B$1:.B$1048576]+[.F$1:.F$1048576]" office:value-type="float" office:value="50291" calcext:value-type="float">
            <text:p>50,291</text:p>
          </table:table-cell>
          <table:table-cell table:style-name="ce340" table:formula="of:=[.B$1:.B$1048576]/[.I$1:.I$1048576]" office:value-type="float" office:value="0.101230836531387" calcext:value-type="float">
            <text:p>0.101</text:p>
          </table:table-cell>
          <table:table-cell table:style-name="ce340" table:formula="of:=[.F$1:.F$1048576]/[.I$1:.I$1048576]" office:value-type="float" office:value="0.898769163468613" calcext:value-type="float">
            <text:p>0.899</text:p>
          </table:table-cell>
          <table:table-cell table:style-name="ce343" table:formula="of:=[.C$1:.C$1048576]/([.C$1:.C$1048576]+[.G$1:.G$1048576])" office:value-type="percentage" office:value="0.415204678362573" calcext:value-type="percentage">
            <text:p>41.52%</text:p>
          </table:table-cell>
          <table:table-cell table:style-name="ce343" table:formula="of:=[.G$1:.G$1048576]/([.C$1:.C$1048576]+[.G$1:.G$1048576])" office:value-type="percentage" office:value="0.584795321637427" calcext:value-type="percentage">
            <text:p>58.4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4-10-04" calcext:value-type="date">
            <text:p>10/04/14</text:p>
          </table:table-cell>
          <table:table-cell office:value-type="float" office:value="6361" calcext:value-type="float">
            <text:p>6,361</text:p>
          </table:table-cell>
          <table:table-cell table:formula="of:=[.B33]-[.B32]" office:value-type="float" office:value="1270" calcext:value-type="float">
            <text:p>1270</text:p>
          </table:table-cell>
          <table:table-cell table:style-name="ce369" table:formula="of:=[.C$1:.C$1048576]/([.A33]-[.A32])*30.4375" office:value-type="float" office:value="424.787087912088" calcext:value-type="float">
            <text:p>424.79</text:p>
          </table:table-cell>
          <table:table-cell table:style-name="ce317" office:value-type="date" office:date-value="2014-10-04" calcext:value-type="date">
            <text:p>10/04/14</text:p>
          </table:table-cell>
          <table:table-cell office:value-type="float" office:value="45400" calcext:value-type="float">
            <text:p>45400</text:p>
          </table:table-cell>
          <table:table-cell table:formula="of:=[.F33]-[.F32]" office:value-type="float" office:value="200" calcext:value-type="float">
            <text:p>200</text:p>
          </table:table-cell>
          <table:table-cell table:style-name="ce327" table:formula="of:=[.G$1:.G$1048576]/([.E33]-[.E32])*30.4375" office:value-type="float" office:value="65.4569892473118" calcext:value-type="float">
            <text:p>65.46</text:p>
          </table:table-cell>
          <table:table-cell table:style-name="ce310" table:formula="of:=[.B$1:.B$1048576]+[.F$1:.F$1048576]" office:value-type="float" office:value="51761" calcext:value-type="float">
            <text:p>51,761</text:p>
          </table:table-cell>
          <table:table-cell table:style-name="ce340" table:formula="of:=[.B$1:.B$1048576]/[.I$1:.I$1048576]" office:value-type="float" office:value="0.122891752477734" calcext:value-type="float">
            <text:p>0.123</text:p>
          </table:table-cell>
          <table:table-cell table:style-name="ce340" table:formula="of:=[.F$1:.F$1048576]/[.I$1:.I$1048576]" office:value-type="float" office:value="0.877108247522266" calcext:value-type="float">
            <text:p>0.877</text:p>
          </table:table-cell>
          <table:table-cell table:style-name="ce343" table:formula="of:=[.C$1:.C$1048576]/([.C$1:.C$1048576]+[.G$1:.G$1048576])" office:value-type="percentage" office:value="0.863945578231292" calcext:value-type="percentage">
            <text:p>86.39%</text:p>
          </table:table-cell>
          <table:table-cell table:style-name="ce343" table:formula="of:=[.G$1:.G$1048576]/([.C$1:.C$1048576]+[.G$1:.G$1048576])" office:value-type="percentage" office:value="0.136054421768707" calcext:value-type="percentage">
            <text:p>13.61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5-01-07" calcext:value-type="date">
            <text:p>01/07/15</text:p>
          </table:table-cell>
          <table:table-cell office:value-type="float" office:value="6637" calcext:value-type="float">
            <text:p>6,637</text:p>
          </table:table-cell>
          <table:table-cell table:formula="of:=[.B34]-[.B33]" office:value-type="float" office:value="276" calcext:value-type="float">
            <text:p>276</text:p>
          </table:table-cell>
          <table:table-cell table:style-name="ce369" table:formula="of:=[.C$1:.C$1048576]/([.A34]-[.A33])*30.4375" office:value-type="float" office:value="88.4289473684211" calcext:value-type="float">
            <text:p>88.43</text:p>
          </table:table-cell>
          <table:table-cell table:style-name="ce317" office:value-type="date" office:date-value="2015-01-09" calcext:value-type="date">
            <text:p>01/09/15</text:p>
          </table:table-cell>
          <table:table-cell office:value-type="float" office:value="45900" calcext:value-type="float">
            <text:p>45900</text:p>
          </table:table-cell>
          <table:table-cell table:formula="of:=[.F34]-[.F33]" office:value-type="float" office:value="500" calcext:value-type="float">
            <text:p>500</text:p>
          </table:table-cell>
          <table:table-cell table:style-name="ce327" table:formula="of:=[.G$1:.G$1048576]/([.E34]-[.E33])*30.4375" office:value-type="float" office:value="156.894329896907" calcext:value-type="float">
            <text:p>156.89</text:p>
          </table:table-cell>
          <table:table-cell table:style-name="ce310" table:formula="of:=[.B$1:.B$1048576]+[.F$1:.F$1048576]" office:value-type="float" office:value="52537" calcext:value-type="float">
            <text:p>52,537</text:p>
          </table:table-cell>
          <table:table-cell table:style-name="ce340" table:formula="of:=[.B$1:.B$1048576]/[.I$1:.I$1048576]" office:value-type="float" office:value="0.126330015037022" calcext:value-type="float">
            <text:p>0.126</text:p>
          </table:table-cell>
          <table:table-cell table:style-name="ce340" table:formula="of:=[.F$1:.F$1048576]/[.I$1:.I$1048576]" office:value-type="float" office:value="0.873669984962978" calcext:value-type="float">
            <text:p>0.874</text:p>
          </table:table-cell>
          <table:table-cell table:style-name="ce343" table:formula="of:=[.C$1:.C$1048576]/([.C$1:.C$1048576]+[.G$1:.G$1048576])" office:value-type="percentage" office:value="0.355670103092783" calcext:value-type="percentage">
            <text:p>35.57%</text:p>
          </table:table-cell>
          <table:table-cell table:style-name="ce343" table:formula="of:=[.G$1:.G$1048576]/([.C$1:.C$1048576]+[.G$1:.G$1048576])" office:value-type="percentage" office:value="0.644329896907217" calcext:value-type="percentage">
            <text:p>64.4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5-06-23" calcext:value-type="date">
            <text:p>06/23/15</text:p>
          </table:table-cell>
          <table:table-cell office:value-type="float" office:value="7410" calcext:value-type="float">
            <text:p>7,410</text:p>
          </table:table-cell>
          <table:table-cell table:formula="of:=[.B35]-[.B34]" office:value-type="float" office:value="773" calcext:value-type="float">
            <text:p>773</text:p>
          </table:table-cell>
          <table:table-cell table:style-name="ce369" table:formula="of:=[.C$1:.C$1048576]/([.A35]-[.A34])*30.4375" office:value-type="float" office:value="140.887350299401" calcext:value-type="float">
            <text:p>140.89</text:p>
          </table:table-cell>
          <table:table-cell table:style-name="ce317" office:value-type="date" office:date-value="2015-06-23" calcext:value-type="date">
            <text:p>06/23/15</text:p>
          </table:table-cell>
          <table:table-cell office:value-type="float" office:value="46400" calcext:value-type="float">
            <text:p>46400</text:p>
          </table:table-cell>
          <table:table-cell table:formula="of:=[.F35]-[.F34]" office:value-type="float" office:value="500" calcext:value-type="float">
            <text:p>500</text:p>
          </table:table-cell>
          <table:table-cell table:style-name="ce327" table:formula="of:=[.G$1:.G$1048576]/([.E35]-[.E34])*30.4375" office:value-type="float" office:value="92.2348484848485" calcext:value-type="float">
            <text:p>92.23</text:p>
          </table:table-cell>
          <table:table-cell table:style-name="ce310" table:formula="of:=[.B$1:.B$1048576]+[.F$1:.F$1048576]" office:value-type="float" office:value="53810" calcext:value-type="float">
            <text:p>53,810</text:p>
          </table:table-cell>
          <table:table-cell table:style-name="ce340" table:formula="of:=[.B$1:.B$1048576]/[.I$1:.I$1048576]" office:value-type="float" office:value="0.137706745958" calcext:value-type="float">
            <text:p>0.138</text:p>
          </table:table-cell>
          <table:table-cell table:style-name="ce340" table:formula="of:=[.F$1:.F$1048576]/[.I$1:.I$1048576]" office:value-type="float" office:value="0.862293254042" calcext:value-type="float">
            <text:p>0.862</text:p>
          </table:table-cell>
          <table:table-cell table:style-name="ce343" table:formula="of:=[.C$1:.C$1048576]/([.C$1:.C$1048576]+[.G$1:.G$1048576])" office:value-type="percentage" office:value="0.607227022780833" calcext:value-type="percentage">
            <text:p>60.72%</text:p>
          </table:table-cell>
          <table:table-cell table:style-name="ce343" table:formula="of:=[.G$1:.G$1048576]/([.C$1:.C$1048576]+[.G$1:.G$1048576])" office:value-type="percentage" office:value="0.392772977219167" calcext:value-type="percentage">
            <text:p>39.28%</text:p>
          </table:table-cell>
          <table:table-cell table:number-columns-repeated="1011"/>
        </table:table-row>
        <table:table-row table:style-name="ro2">
          <table:table-cell table:style-name="ce332" office:value-type="date" office:date-value="2015-10-03" calcext:value-type="date">
            <text:p>10/03/15</text:p>
          </table:table-cell>
          <table:table-cell table:style-name="ce423" office:value-type="float" office:value="7610" calcext:value-type="float">
            <text:p>7,610</text:p>
          </table:table-cell>
          <table:table-cell table:style-name="ce363" table:formula="of:=[.B36]-[.B35]" office:value-type="float" office:value="200" calcext:value-type="float">
            <text:p>200</text:p>
          </table:table-cell>
          <table:table-cell table:style-name="ce389" table:formula="of:=[.C$1:.C$1048576]/([.A36]-[.A35])*30.4375" office:value-type="float" office:value="59.6813725490196" calcext:value-type="float">
            <text:p>59.68</text:p>
          </table:table-cell>
          <table:table-cell table:style-name="ce332" office:value-type="date" office:date-value="2015-10-15" calcext:value-type="date">
            <text:p>10/15/15</text:p>
          </table:table-cell>
          <table:table-cell table:style-name="ce363" office:value-type="float" office:value="46700" calcext:value-type="float">
            <text:p>46700</text:p>
          </table:table-cell>
          <table:table-cell table:style-name="ce363" table:formula="of:=[.F36]-[.F35]" office:value-type="float" office:value="300" calcext:value-type="float">
            <text:p>300</text:p>
          </table:table-cell>
          <table:table-cell table:style-name="ce401" table:formula="of:=[.G$1:.G$1048576]/([.E36]-[.E35])*30.4375" office:value-type="float" office:value="80.0986842105263" calcext:value-type="float">
            <text:p>80.10</text:p>
          </table:table-cell>
          <table:table-cell table:style-name="ce350" table:formula="of:=[.B$1:.B$1048576]+[.F$1:.F$1048576]" office:value-type="float" office:value="54310" calcext:value-type="float">
            <text:p>54,310</text:p>
          </table:table-cell>
          <table:table-cell table:style-name="ce359" table:formula="of:=[.B$1:.B$1048576]/[.I$1:.I$1048576]" office:value-type="float" office:value="0.140121524581108" calcext:value-type="float">
            <text:p>0.140</text:p>
          </table:table-cell>
          <table:table-cell table:style-name="ce359" table:formula="of:=[.F$1:.F$1048576]/[.I$1:.I$1048576]" office:value-type="float" office:value="0.859878475418891" calcext:value-type="float">
            <text:p>0.860</text:p>
          </table:table-cell>
          <table:table-cell table:style-name="ce362" table:formula="of:=[.C$1:.C$1048576]/([.C$1:.C$1048576]+[.G$1:.G$1048576])" office:value-type="percentage" office:value="0.4" calcext:value-type="percentage">
            <text:p>40.00%</text:p>
          </table:table-cell>
          <table:table-cell table:style-name="ce362" table:formula="of:=[.G$1:.G$1048576]/([.C$1:.C$1048576]+[.G$1:.G$1048576])" office:value-type="percentage" office:value="0.6" calcext:value-type="percentage">
            <text:p>60.00%</text:p>
          </table:table-cell>
          <table:table-cell table:style-name="ce363" table:number-columns-repeated="1011"/>
        </table:table-row>
        <table:table-row table:style-name="ro2">
          <table:table-cell table:style-name="ce332" office:value-type="date" office:date-value="2016-01-07" calcext:value-type="date">
            <text:p>01/07/16</text:p>
          </table:table-cell>
          <table:table-cell table:style-name="ce350" office:value-type="float" office:value="8008" calcext:value-type="float">
            <text:p>8,008</text:p>
          </table:table-cell>
          <table:table-cell table:style-name="ce363" table:formula="of:=[.B37]-[.B36]" office:value-type="float" office:value="398" calcext:value-type="float">
            <text:p>398</text:p>
          </table:table-cell>
          <table:table-cell table:style-name="ce389" table:formula="of:=[.C$1:.C$1048576]/([.A37]-[.A36])*30.4375" office:value-type="float" office:value="126.188802083333" calcext:value-type="float">
            <text:p>126.19</text:p>
          </table:table-cell>
          <table:table-cell table:style-name="ce332" office:value-type="date" office:date-value="2016-01-05" calcext:value-type="date">
            <text:p>01/05/16</text:p>
          </table:table-cell>
          <table:table-cell table:style-name="ce363" office:value-type="float" office:value="47000" calcext:value-type="float">
            <text:p>47000</text:p>
          </table:table-cell>
          <table:table-cell table:style-name="ce363" table:formula="of:=[.F37]-[.F36]" office:value-type="float" office:value="300" calcext:value-type="float">
            <text:p>300</text:p>
          </table:table-cell>
          <table:table-cell table:style-name="ce401" table:formula="of:=[.G$1:.G$1048576]/([.E37]-[.E36])*30.4375" office:value-type="float" office:value="111.356707317073" calcext:value-type="float">
            <text:p>111.36</text:p>
          </table:table-cell>
          <table:table-cell table:style-name="ce350" table:formula="of:=[.B$1:.B$1048576]+[.F$1:.F$1048576]" office:value-type="float" office:value="55008" calcext:value-type="float">
            <text:p>55,008</text:p>
          </table:table-cell>
          <table:table-cell table:style-name="ce359" table:formula="of:=[.B$1:.B$1048576]/[.I$1:.I$1048576]" office:value-type="float" office:value="0.145578824898197" calcext:value-type="float">
            <text:p>0.146</text:p>
          </table:table-cell>
          <table:table-cell table:style-name="ce359" table:formula="of:=[.F$1:.F$1048576]/[.I$1:.I$1048576]" office:value-type="float" office:value="0.854421175101803" calcext:value-type="float">
            <text:p>0.854</text:p>
          </table:table-cell>
          <table:table-cell table:style-name="ce362" table:formula="of:=[.C$1:.C$1048576]/([.C$1:.C$1048576]+[.G$1:.G$1048576])" office:value-type="percentage" office:value="0.570200573065903" calcext:value-type="percentage">
            <text:p>57.02%</text:p>
          </table:table-cell>
          <table:table-cell table:style-name="ce362" table:formula="of:=[.G$1:.G$1048576]/([.C$1:.C$1048576]+[.G$1:.G$1048576])" office:value-type="percentage" office:value="0.429799426934097" calcext:value-type="percentage">
            <text:p>42.98%</text:p>
          </table:table-cell>
          <table:table-cell table:style-name="ce363" table:number-columns-repeated="1011"/>
        </table:table-row>
        <table:table-row table:style-name="ro2">
          <table:table-cell table:style-name="ce317" office:value-type="date" office:date-value="2016-04-06" calcext:value-type="date">
            <text:p>04/06/16</text:p>
          </table:table-cell>
          <table:table-cell office:value-type="float" office:value="8549" calcext:value-type="float">
            <text:p>8,549</text:p>
          </table:table-cell>
          <table:table-cell table:formula="of:=[.B38]-[.B37]" office:value-type="float" office:value="541" calcext:value-type="float">
            <text:p>541</text:p>
          </table:table-cell>
          <table:table-cell table:style-name="ce369" table:formula="of:=[.C$1:.C$1048576]/([.A38]-[.A37])*30.4375" office:value-type="float" office:value="182.963194444444" calcext:value-type="float">
            <text:p>182.96</text:p>
          </table:table-cell>
          <table:table-cell table:style-name="ce317" office:value-type="date" office:date-value="2016-04-06" calcext:value-type="date">
            <text:p>04/06/16</text:p>
          </table:table-cell>
          <table:table-cell office:value-type="float" office:value="47300" calcext:value-type="float">
            <text:p>47300</text:p>
          </table:table-cell>
          <table:table-cell table:formula="of:=[.F38]-[.F37]" office:value-type="float" office:value="300" calcext:value-type="float">
            <text:p>300</text:p>
          </table:table-cell>
          <table:table-cell table:style-name="ce327" table:formula="of:=[.G$1:.G$1048576]/([.E38]-[.E37])*30.4375" office:value-type="float" office:value="99.2527173913043" calcext:value-type="float">
            <text:p>99.25</text:p>
          </table:table-cell>
          <table:table-cell table:style-name="ce310" table:formula="of:=[.B$1:.B$1048576]+[.F$1:.F$1048576]" office:value-type="float" office:value="55849" calcext:value-type="float">
            <text:p>55,849</text:p>
          </table:table-cell>
          <table:table-cell table:style-name="ce340" table:formula="of:=[.B$1:.B$1048576]/[.I$1:.I$1048576]" office:value-type="float" office:value="0.153073465952837" calcext:value-type="float">
            <text:p>0.153</text:p>
          </table:table-cell>
          <table:table-cell table:style-name="ce340" table:formula="of:=[.F$1:.F$1048576]/[.I$1:.I$1048576]" office:value-type="float" office:value="0.846926534047163" calcext:value-type="float">
            <text:p>0.847</text:p>
          </table:table-cell>
          <table:table-cell table:style-name="ce343" table:formula="of:=[.C$1:.C$1048576]/([.C$1:.C$1048576]+[.G$1:.G$1048576])" office:value-type="percentage" office:value="0.643281807372176" calcext:value-type="percentage">
            <text:p>64.33%</text:p>
          </table:table-cell>
          <table:table-cell table:style-name="ce343" table:formula="of:=[.G$1:.G$1048576]/([.C$1:.C$1048576]+[.G$1:.G$1048576])" office:value-type="percentage" office:value="0.356718192627824" calcext:value-type="percentage">
            <text:p>35.67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6-07-04" calcext:value-type="date">
            <text:p>07/04/16</text:p>
          </table:table-cell>
          <table:table-cell office:value-type="float" office:value="9094" calcext:value-type="float">
            <text:p>9,094</text:p>
          </table:table-cell>
          <table:table-cell table:formula="of:=[.B39]-[.B38]" office:value-type="float" office:value="545" calcext:value-type="float">
            <text:p>545</text:p>
          </table:table-cell>
          <table:table-cell table:style-name="ce369" table:formula="of:=[.C$1:.C$1048576]/([.A39]-[.A38])*30.4375" office:value-type="float" office:value="186.386938202247" calcext:value-type="float">
            <text:p>186.39</text:p>
          </table:table-cell>
          <table:table-cell table:style-name="ce317" office:value-type="date" office:date-value="2016-07-08" calcext:value-type="date">
            <text:p>07/08/16</text:p>
          </table:table-cell>
          <table:table-cell office:value-type="float" office:value="47600" calcext:value-type="float">
            <text:p>47600</text:p>
          </table:table-cell>
          <table:table-cell table:formula="of:=[.F39]-[.F38]" office:value-type="float" office:value="300" calcext:value-type="float">
            <text:p>300</text:p>
          </table:table-cell>
          <table:table-cell table:style-name="ce327" table:formula="of:=[.G$1:.G$1048576]/([.E39]-[.E38])*30.4375" office:value-type="float" office:value="98.1854838709677" calcext:value-type="float">
            <text:p>98.19</text:p>
          </table:table-cell>
          <table:table-cell table:style-name="ce310" table:formula="of:=[.B$1:.B$1048576]+[.F$1:.F$1048576]" office:value-type="float" office:value="56694" calcext:value-type="float">
            <text:p>56,694</text:p>
          </table:table-cell>
          <table:table-cell table:style-name="ce340" table:formula="of:=[.B$1:.B$1048576]/[.I$1:.I$1048576]" office:value-type="float" office:value="0.160404981126751" calcext:value-type="float">
            <text:p>0.160</text:p>
          </table:table-cell>
          <table:table-cell table:style-name="ce340" table:formula="of:=[.F$1:.F$1048576]/[.I$1:.I$1048576]" office:value-type="float" office:value="0.839595018873249" calcext:value-type="float">
            <text:p>0.840</text:p>
          </table:table-cell>
          <table:table-cell table:style-name="ce343" table:formula="of:=[.C$1:.C$1048576]/([.C$1:.C$1048576]+[.G$1:.G$1048576])" office:value-type="percentage" office:value="0.644970414201183" calcext:value-type="percentage">
            <text:p>64.50%</text:p>
          </table:table-cell>
          <table:table-cell table:style-name="ce343" table:formula="of:=[.G$1:.G$1048576]/([.C$1:.C$1048576]+[.G$1:.G$1048576])" office:value-type="percentage" office:value="0.355029585798817" calcext:value-type="percentage">
            <text:p>35.5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6-10-01" calcext:value-type="date">
            <text:p>10/01/16</text:p>
          </table:table-cell>
          <table:table-cell office:value-type="float" office:value="9596" calcext:value-type="float">
            <text:p>9,596</text:p>
          </table:table-cell>
          <table:table-cell table:formula="of:=[.B40]-[.B39]" office:value-type="float" office:value="502" calcext:value-type="float">
            <text:p>502</text:p>
          </table:table-cell>
          <table:table-cell table:style-name="ce369" table:formula="of:=[.C$1:.C$1048576]/([.A40]-[.A39])*30.4375" office:value-type="float" office:value="171.681179775281" calcext:value-type="float">
            <text:p>171.68</text:p>
          </table:table-cell>
          <table:table-cell table:style-name="ce317" office:value-type="date" office:date-value="2016-09-23" calcext:value-type="date">
            <text:p>09/23/16</text:p>
          </table:table-cell>
          <table:table-cell office:value-type="float" office:value="47900" calcext:value-type="float">
            <text:p>47900</text:p>
          </table:table-cell>
          <table:table-cell table:formula="of:=[.F40]-[.F39]" office:value-type="float" office:value="300" calcext:value-type="float">
            <text:p>300</text:p>
          </table:table-cell>
          <table:table-cell table:style-name="ce327" table:formula="of:=[.G$1:.G$1048576]/([.E40]-[.E39])*30.4375" office:value-type="float" office:value="118.587662337662" calcext:value-type="float">
            <text:p>118.59</text:p>
          </table:table-cell>
          <table:table-cell table:style-name="ce310" table:formula="of:=[.B$1:.B$1048576]+[.F$1:.F$1048576]" office:value-type="float" office:value="57496" calcext:value-type="float">
            <text:p>57,496</text:p>
          </table:table-cell>
          <table:table-cell table:style-name="ce340" table:formula="of:=[.B$1:.B$1048576]/[.I$1:.I$1048576]" office:value-type="float" office:value="0.166898566856825" calcext:value-type="float">
            <text:p>0.167</text:p>
          </table:table-cell>
          <table:table-cell table:style-name="ce340" table:formula="of:=[.F$1:.F$1048576]/[.I$1:.I$1048576]" office:value-type="float" office:value="0.833101433143175" calcext:value-type="float">
            <text:p>0.833</text:p>
          </table:table-cell>
          <table:table-cell table:style-name="ce343" table:formula="of:=[.C$1:.C$1048576]/([.C$1:.C$1048576]+[.G$1:.G$1048576])" office:value-type="percentage" office:value="0.625935162094763" calcext:value-type="percentage">
            <text:p>62.59%</text:p>
          </table:table-cell>
          <table:table-cell table:style-name="ce343" table:formula="of:=[.G$1:.G$1048576]/([.C$1:.C$1048576]+[.G$1:.G$1048576])" office:value-type="percentage" office:value="0.374064837905237" calcext:value-type="percentage">
            <text:p>37.41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7-01-02" calcext:value-type="date">
            <text:p>01/02/17</text:p>
          </table:table-cell>
          <table:table-cell office:value-type="float" office:value="10018" calcext:value-type="float">
            <text:p>10,018</text:p>
          </table:table-cell>
          <table:table-cell table:formula="of:=[.B41]-[.B40]" office:value-type="float" office:value="422" calcext:value-type="float">
            <text:p>422</text:p>
          </table:table-cell>
          <table:table-cell table:style-name="ce369" table:formula="of:=[.C$1:.C$1048576]/([.A41]-[.A40])*30.4375" office:value-type="float" office:value="138.114247311828" calcext:value-type="float">
            <text:p>138.11</text:p>
          </table:table-cell>
          <table:table-cell table:style-name="ce317" office:value-type="date" office:date-value="2017-01-14" calcext:value-type="date">
            <text:p>01/14/17</text:p>
          </table:table-cell>
          <table:table-cell office:value-type="float" office:value="48100" calcext:value-type="float">
            <text:p>48100</text:p>
          </table:table-cell>
          <table:table-cell table:formula="of:=[.F41]-[.F40]" office:value-type="float" office:value="200" calcext:value-type="float">
            <text:p>200</text:p>
          </table:table-cell>
          <table:table-cell table:style-name="ce327" table:formula="of:=[.G$1:.G$1048576]/([.E41]-[.E40])*30.4375" office:value-type="float" office:value="53.8716814159292" calcext:value-type="float">
            <text:p>53.87</text:p>
          </table:table-cell>
          <table:table-cell table:style-name="ce310" table:formula="of:=[.B$1:.B$1048576]+[.F$1:.F$1048576]" office:value-type="float" office:value="58118" calcext:value-type="float">
            <text:p>58,118</text:p>
          </table:table-cell>
          <table:table-cell table:style-name="ce340" table:formula="of:=[.B$1:.B$1048576]/[.I$1:.I$1048576]" office:value-type="float" office:value="0.172373447124815" calcext:value-type="float">
            <text:p>0.172</text:p>
          </table:table-cell>
          <table:table-cell table:style-name="ce340" table:formula="of:=[.F$1:.F$1048576]/[.I$1:.I$1048576]" office:value-type="float" office:value="0.827626552875185" calcext:value-type="float">
            <text:p>0.828</text:p>
          </table:table-cell>
          <table:table-cell table:style-name="ce343" table:formula="of:=[.C$1:.C$1048576]/([.C$1:.C$1048576]+[.G$1:.G$1048576])" office:value-type="percentage" office:value="0.678456591639871" calcext:value-type="percentage">
            <text:p>67.85%</text:p>
          </table:table-cell>
          <table:table-cell table:style-name="ce343" table:formula="of:=[.G$1:.G$1048576]/([.C$1:.C$1048576]+[.G$1:.G$1048576])" office:value-type="percentage" office:value="0.321543408360129" calcext:value-type="percentage">
            <text:p>32.1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7-04-02" calcext:value-type="date">
            <text:p>04/02/17</text:p>
          </table:table-cell>
          <table:table-cell office:value-type="float" office:value="10487" calcext:value-type="float">
            <text:p>10,487</text:p>
          </table:table-cell>
          <table:table-cell table:formula="of:=[.B42]-[.B41]" office:value-type="float" office:value="469" calcext:value-type="float">
            <text:p>469</text:p>
          </table:table-cell>
          <table:table-cell table:style-name="ce369" table:formula="of:=[.C$1:.C$1048576]/([.A42]-[.A41])*30.4375" office:value-type="float" office:value="158.613194444444" calcext:value-type="float">
            <text:p>158.61</text:p>
          </table:table-cell>
          <table:table-cell table:style-name="ce317" office:value-type="date" office:date-value="2017-04-03" calcext:value-type="date">
            <text:p>04/03/17</text:p>
          </table:table-cell>
          <table:table-cell office:value-type="float" office:value="48200" calcext:value-type="float">
            <text:p>48200</text:p>
          </table:table-cell>
          <table:table-cell table:formula="of:=[.F42]-[.F41]" office:value-type="float" office:value="100" calcext:value-type="float">
            <text:p>100</text:p>
          </table:table-cell>
          <table:table-cell table:style-name="ce327" table:formula="of:=[.G$1:.G$1048576]/([.E42]-[.E41])*30.4375" office:value-type="float" office:value="38.5284810126582" calcext:value-type="float">
            <text:p>38.53</text:p>
          </table:table-cell>
          <table:table-cell table:style-name="ce310" table:formula="of:=[.B$1:.B$1048576]+[.F$1:.F$1048576]" office:value-type="float" office:value="58687" calcext:value-type="float">
            <text:p>58,687</text:p>
          </table:table-cell>
          <table:table-cell table:style-name="ce340" table:formula="of:=[.B$1:.B$1048576]/[.I$1:.I$1048576]" office:value-type="float" office:value="0.178693748189548" calcext:value-type="float">
            <text:p>0.179</text:p>
          </table:table-cell>
          <table:table-cell table:style-name="ce340" table:formula="of:=[.F$1:.F$1048576]/[.I$1:.I$1048576]" office:value-type="float" office:value="0.821306251810452" calcext:value-type="float">
            <text:p>0.821</text:p>
          </table:table-cell>
          <table:table-cell table:style-name="ce343" table:formula="of:=[.C$1:.C$1048576]/([.C$1:.C$1048576]+[.G$1:.G$1048576])" office:value-type="percentage" office:value="0.824253075571177" calcext:value-type="percentage">
            <text:p>82.43%</text:p>
          </table:table-cell>
          <table:table-cell table:style-name="ce343" table:formula="of:=[.G$1:.G$1048576]/([.C$1:.C$1048576]+[.G$1:.G$1048576])" office:value-type="percentage" office:value="0.175746924428823" calcext:value-type="percentage">
            <text:p>17.57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7-07-03" calcext:value-type="date">
            <text:p>07/03/17</text:p>
          </table:table-cell>
          <table:table-cell office:value-type="float" office:value="10915" calcext:value-type="float">
            <text:p>10,915</text:p>
          </table:table-cell>
          <table:table-cell table:formula="of:=[.B43]-[.B42]" office:value-type="float" office:value="428" calcext:value-type="float">
            <text:p>428</text:p>
          </table:table-cell>
          <table:table-cell table:style-name="ce369" table:formula="of:=[.C$1:.C$1048576]/([.A43]-[.A42])*30.4375" office:value-type="float" office:value="141.600543478261" calcext:value-type="float">
            <text:p>141.60</text:p>
          </table:table-cell>
          <table:table-cell table:style-name="ce317" office:value-type="date" office:date-value="2017-07-03" calcext:value-type="date">
            <text:p>07/03/17</text:p>
          </table:table-cell>
          <table:table-cell office:value-type="float" office:value="48400" calcext:value-type="float">
            <text:p>48400</text:p>
          </table:table-cell>
          <table:table-cell table:formula="of:=[.F43]-[.F42]" office:value-type="float" office:value="200" calcext:value-type="float">
            <text:p>200</text:p>
          </table:table-cell>
          <table:table-cell table:style-name="ce327" table:formula="of:=[.G$1:.G$1048576]/([.E43]-[.E42])*30.4375" office:value-type="float" office:value="66.8956043956044" calcext:value-type="float">
            <text:p>66.90</text:p>
          </table:table-cell>
          <table:table-cell table:style-name="ce310" table:formula="of:=[.B$1:.B$1048576]+[.F$1:.F$1048576]" office:value-type="float" office:value="59315" calcext:value-type="float">
            <text:p>59,315</text:p>
          </table:table-cell>
          <table:table-cell table:style-name="ce340" table:formula="of:=[.B$1:.B$1048576]/[.I$1:.I$1048576]" office:value-type="float" office:value="0.184017533507544" calcext:value-type="float">
            <text:p>0.184</text:p>
          </table:table-cell>
          <table:table-cell table:style-name="ce340" table:formula="of:=[.F$1:.F$1048576]/[.I$1:.I$1048576]" office:value-type="float" office:value="0.815982466492456" calcext:value-type="float">
            <text:p>0.816</text:p>
          </table:table-cell>
          <table:table-cell table:style-name="ce343" table:formula="of:=[.C$1:.C$1048576]/([.C$1:.C$1048576]+[.G$1:.G$1048576])" office:value-type="percentage" office:value="0.681528662420382" calcext:value-type="percentage">
            <text:p>68.15%</text:p>
          </table:table-cell>
          <table:table-cell table:style-name="ce343" table:formula="of:=[.G$1:.G$1048576]/([.C$1:.C$1048576]+[.G$1:.G$1048576])" office:value-type="percentage" office:value="0.318471337579618" calcext:value-type="percentage">
            <text:p>31.8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7-10-03" calcext:value-type="date">
            <text:p>10/03/17</text:p>
          </table:table-cell>
          <table:table-cell office:value-type="float" office:value="11371" calcext:value-type="float">
            <text:p>11,371</text:p>
          </table:table-cell>
          <table:table-cell table:formula="of:=[.B44]-[.B43]" office:value-type="float" office:value="456" calcext:value-type="float">
            <text:p>456</text:p>
          </table:table-cell>
          <table:table-cell table:style-name="ce369" table:formula="of:=[.C$1:.C$1048576]/([.A44]-[.A43])*30.4375" office:value-type="float" office:value="150.864130434783" calcext:value-type="float">
            <text:p>150.86</text:p>
          </table:table-cell>
          <table:table-cell table:style-name="ce317" office:value-type="date" office:date-value="2017-10-03" calcext:value-type="date">
            <text:p>10/03/17</text:p>
          </table:table-cell>
          <table:table-cell office:value-type="float" office:value="48500" calcext:value-type="float">
            <text:p>48500</text:p>
          </table:table-cell>
          <table:table-cell table:formula="of:=[.F44]-[.F43]" office:value-type="float" office:value="100" calcext:value-type="float">
            <text:p>100</text:p>
          </table:table-cell>
          <table:table-cell table:style-name="ce327" table:formula="of:=[.G$1:.G$1048576]/([.E44]-[.E43])*30.4375" office:value-type="float" office:value="33.0842391304348" calcext:value-type="float">
            <text:p>33.08</text:p>
          </table:table-cell>
          <table:table-cell table:style-name="ce310" table:formula="of:=[.B$1:.B$1048576]+[.F$1:.F$1048576]" office:value-type="float" office:value="59871" calcext:value-type="float">
            <text:p>59,871</text:p>
          </table:table-cell>
          <table:table-cell table:style-name="ce340" table:formula="of:=[.B$1:.B$1048576]/[.I$1:.I$1048576]" office:value-type="float" office:value="0.189925005428338" calcext:value-type="float">
            <text:p>0.190</text:p>
          </table:table-cell>
          <table:table-cell table:style-name="ce340" table:formula="of:=[.F$1:.F$1048576]/[.I$1:.I$1048576]" office:value-type="float" office:value="0.810074994571662" calcext:value-type="float">
            <text:p>0.810</text:p>
          </table:table-cell>
          <table:table-cell table:style-name="ce343" table:formula="of:=[.C$1:.C$1048576]/([.C$1:.C$1048576]+[.G$1:.G$1048576])" office:value-type="percentage" office:value="0.820143884892086" calcext:value-type="percentage">
            <text:p>82.01%</text:p>
          </table:table-cell>
          <table:table-cell table:style-name="ce343" table:formula="of:=[.G$1:.G$1048576]/([.C$1:.C$1048576]+[.G$1:.G$1048576])" office:value-type="percentage" office:value="0.179856115107914" calcext:value-type="percentage">
            <text:p>17.99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8-01-01" calcext:value-type="date">
            <text:p>01/01/18</text:p>
          </table:table-cell>
          <table:table-cell office:value-type="float" office:value="11720" calcext:value-type="float">
            <text:p>11,720</text:p>
          </table:table-cell>
          <table:table-cell table:formula="of:=[.B45]-[.B44]" office:value-type="float" office:value="349" calcext:value-type="float">
            <text:p>349</text:p>
          </table:table-cell>
          <table:table-cell table:style-name="ce369" table:formula="of:=[.C$1:.C$1048576]/([.A45]-[.A44])*30.4375" office:value-type="float" office:value="118.029861111111" calcext:value-type="float">
            <text:p>118.03</text:p>
          </table:table-cell>
          <table:table-cell table:style-name="ce317" office:value-type="date" office:date-value="2018-01-10" calcext:value-type="date">
            <text:p>01/10/18</text:p>
          </table:table-cell>
          <table:table-cell office:value-type="float" office:value="48700" calcext:value-type="float">
            <text:p>48700</text:p>
          </table:table-cell>
          <table:table-cell table:formula="of:=[.F45]-[.F44]" office:value-type="float" office:value="200" calcext:value-type="float">
            <text:p>200</text:p>
          </table:table-cell>
          <table:table-cell table:style-name="ce327" table:formula="of:=[.G$1:.G$1048576]/([.E45]-[.E44])*30.4375" office:value-type="float" office:value="61.489898989899" calcext:value-type="float">
            <text:p>61.49</text:p>
          </table:table-cell>
          <table:table-cell table:style-name="ce310" table:formula="of:=[.B$1:.B$1048576]+[.F$1:.F$1048576]" office:value-type="float" office:value="60420" calcext:value-type="float">
            <text:p>60,420</text:p>
          </table:table-cell>
          <table:table-cell table:style-name="ce340" table:formula="of:=[.B$1:.B$1048576]/[.I$1:.I$1048576]" office:value-type="float" office:value="0.193975504799735" calcext:value-type="float">
            <text:p>0.194</text:p>
          </table:table-cell>
          <table:table-cell table:style-name="ce340" table:formula="of:=[.F$1:.F$1048576]/[.I$1:.I$1048576]" office:value-type="float" office:value="0.806024495200265" calcext:value-type="float">
            <text:p>0.806</text:p>
          </table:table-cell>
          <table:table-cell table:style-name="ce343" table:formula="of:=[.C$1:.C$1048576]/([.C$1:.C$1048576]+[.G$1:.G$1048576])" office:value-type="percentage" office:value="0.635701275045537" calcext:value-type="percentage">
            <text:p>63.57%</text:p>
          </table:table-cell>
          <table:table-cell table:style-name="ce343" table:formula="of:=[.G$1:.G$1048576]/([.C$1:.C$1048576]+[.G$1:.G$1048576])" office:value-type="percentage" office:value="0.364298724954463" calcext:value-type="percentage">
            <text:p>36.4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8-04-02" calcext:value-type="date">
            <text:p>04/02/18</text:p>
          </table:table-cell>
          <table:table-cell office:value-type="float" office:value="12340" calcext:value-type="float">
            <text:p>12,340</text:p>
          </table:table-cell>
          <table:table-cell table:formula="of:=[.B46]-[.B45]" office:value-type="float" office:value="620" calcext:value-type="float">
            <text:p>620</text:p>
          </table:table-cell>
          <table:table-cell table:style-name="ce369" table:formula="of:=[.C$1:.C$1048576]/([.A46]-[.A45])*30.4375" office:value-type="float" office:value="207.376373626374" calcext:value-type="float">
            <text:p>207.38</text:p>
          </table:table-cell>
          <table:table-cell table:style-name="ce317" office:value-type="date" office:date-value="2018-04-05" calcext:value-type="date">
            <text:p>04/05/18</text:p>
          </table:table-cell>
          <table:table-cell office:value-type="float" office:value="48900" calcext:value-type="float">
            <text:p>48900</text:p>
          </table:table-cell>
          <table:table-cell table:formula="of:=[.F46]-[.F45]" office:value-type="float" office:value="200" calcext:value-type="float">
            <text:p>200</text:p>
          </table:table-cell>
          <table:table-cell table:style-name="ce327" table:formula="of:=[.G$1:.G$1048576]/([.E46]-[.E45])*30.4375" office:value-type="float" office:value="71.6176470588235" calcext:value-type="float">
            <text:p>71.62</text:p>
          </table:table-cell>
          <table:table-cell table:style-name="ce310" table:formula="of:=[.B$1:.B$1048576]+[.F$1:.F$1048576]" office:value-type="float" office:value="61240" calcext:value-type="float">
            <text:p>61,240</text:p>
          </table:table-cell>
          <table:table-cell table:style-name="ce340" table:formula="of:=[.B$1:.B$1048576]/[.I$1:.I$1048576]" office:value-type="float" office:value="0.201502286087524" calcext:value-type="float">
            <text:p>0.202</text:p>
          </table:table-cell>
          <table:table-cell table:style-name="ce340" table:formula="of:=[.F$1:.F$1048576]/[.I$1:.I$1048576]" office:value-type="float" office:value="0.798497713912475" calcext:value-type="float">
            <text:p>0.798</text:p>
          </table:table-cell>
          <table:table-cell table:style-name="ce343" table:formula="of:=[.C$1:.C$1048576]/([.C$1:.C$1048576]+[.G$1:.G$1048576])" office:value-type="percentage" office:value="0.75609756097561" calcext:value-type="percentage">
            <text:p>75.61%</text:p>
          </table:table-cell>
          <table:table-cell table:style-name="ce343" table:formula="of:=[.G$1:.G$1048576]/([.C$1:.C$1048576]+[.G$1:.G$1048576])" office:value-type="percentage" office:value="0.24390243902439" calcext:value-type="percentage">
            <text:p>24.39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8-07-17" calcext:value-type="date">
            <text:p>07/17/18</text:p>
          </table:table-cell>
          <table:table-cell office:value-type="float" office:value="13091" calcext:value-type="float">
            <text:p>13,091</text:p>
          </table:table-cell>
          <table:table-cell table:formula="of:=[.B47]-[.B46]" office:value-type="float" office:value="751" calcext:value-type="float">
            <text:p>751</text:p>
          </table:table-cell>
          <table:table-cell table:style-name="ce369" table:formula="of:=[.C$1:.C$1048576]/([.A47]-[.A46])*30.4375" office:value-type="float" office:value="215.646816037736" calcext:value-type="float">
            <text:p>215.65</text:p>
          </table:table-cell>
          <table:table-cell table:style-name="ce317" office:value-type="date" office:date-value="2018-07-17" calcext:value-type="date">
            <text:p>07/17/18</text:p>
          </table:table-cell>
          <table:table-cell office:value-type="float" office:value="49100" calcext:value-type="float">
            <text:p>49100</text:p>
          </table:table-cell>
          <table:table-cell table:formula="of:=[.F47]-[.F46]" office:value-type="float" office:value="200" calcext:value-type="float">
            <text:p>200</text:p>
          </table:table-cell>
          <table:table-cell table:style-name="ce327" table:formula="of:=[.G$1:.G$1048576]/([.E47]-[.E46])*30.4375" office:value-type="float" office:value="59.1019417475728" calcext:value-type="float">
            <text:p>59.10</text:p>
          </table:table-cell>
          <table:table-cell table:style-name="ce310" table:formula="of:=[.B$1:.B$1048576]+[.F$1:.F$1048576]" office:value-type="float" office:value="62191" calcext:value-type="float">
            <text:p>62,191</text:p>
          </table:table-cell>
          <table:table-cell table:style-name="ce340" table:formula="of:=[.B$1:.B$1048576]/[.I$1:.I$1048576]" office:value-type="float" office:value="0.21049669566336" calcext:value-type="float">
            <text:p>0.210</text:p>
          </table:table-cell>
          <table:table-cell table:style-name="ce340" table:formula="of:=[.F$1:.F$1048576]/[.I$1:.I$1048576]" office:value-type="float" office:value="0.78950330433664" calcext:value-type="float">
            <text:p>0.790</text:p>
          </table:table-cell>
          <table:table-cell table:style-name="ce343" table:formula="of:=[.C$1:.C$1048576]/([.C$1:.C$1048576]+[.G$1:.G$1048576])" office:value-type="percentage" office:value="0.789695057833859" calcext:value-type="percentage">
            <text:p>78.97%</text:p>
          </table:table-cell>
          <table:table-cell table:style-name="ce343" table:formula="of:=[.G$1:.G$1048576]/([.C$1:.C$1048576]+[.G$1:.G$1048576])" office:value-type="percentage" office:value="0.210304942166141" calcext:value-type="percentage">
            <text:p>21.0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8-10-30" calcext:value-type="date">
            <text:p>10/30/18</text:p>
          </table:table-cell>
          <table:table-cell office:value-type="float" office:value="13733" calcext:value-type="float">
            <text:p>13,733</text:p>
          </table:table-cell>
          <table:table-cell table:formula="of:=[.B48]-[.B47]" office:value-type="float" office:value="642" calcext:value-type="float">
            <text:p>642</text:p>
          </table:table-cell>
          <table:table-cell table:style-name="ce369" table:formula="of:=[.C$1:.C$1048576]/([.A48]-[.A47])*30.4375" office:value-type="float" office:value="186.103571428571" calcext:value-type="float">
            <text:p>186.10</text:p>
          </table:table-cell>
          <table:table-cell table:style-name="ce317" office:value-type="date" office:date-value="2018-11-02" calcext:value-type="date">
            <text:p>11/02/18</text:p>
          </table:table-cell>
          <table:table-cell office:value-type="float" office:value="49200" calcext:value-type="float">
            <text:p>49200</text:p>
          </table:table-cell>
          <table:table-cell table:formula="of:=[.F48]-[.F47]" office:value-type="float" office:value="100" calcext:value-type="float">
            <text:p>100</text:p>
          </table:table-cell>
          <table:table-cell table:style-name="ce327" table:formula="of:=[.G$1:.G$1048576]/([.E48]-[.E47])*30.4375" office:value-type="float" office:value="28.1828703703704" calcext:value-type="float">
            <text:p>28.18</text:p>
          </table:table-cell>
          <table:table-cell table:style-name="ce310" table:formula="of:=[.B$1:.B$1048576]+[.F$1:.F$1048576]" office:value-type="float" office:value="62933" calcext:value-type="float">
            <text:p>62,933</text:p>
          </table:table-cell>
          <table:table-cell table:style-name="ce340" table:formula="of:=[.B$1:.B$1048576]/[.I$1:.I$1048576]" office:value-type="float" office:value="0.218216198179016" calcext:value-type="float">
            <text:p>0.218</text:p>
          </table:table-cell>
          <table:table-cell table:style-name="ce340" table:formula="of:=[.F$1:.F$1048576]/[.I$1:.I$1048576]" office:value-type="float" office:value="0.781783801820984" calcext:value-type="float">
            <text:p>0.782</text:p>
          </table:table-cell>
          <table:table-cell table:style-name="ce343" table:formula="of:=[.C$1:.C$1048576]/([.C$1:.C$1048576]+[.G$1:.G$1048576])" office:value-type="percentage" office:value="0.865229110512129" calcext:value-type="percentage">
            <text:p>86.52%</text:p>
          </table:table-cell>
          <table:table-cell table:style-name="ce343" table:formula="of:=[.G$1:.G$1048576]/([.C$1:.C$1048576]+[.G$1:.G$1048576])" office:value-type="percentage" office:value="0.134770889487871" calcext:value-type="percentage">
            <text:p>13.4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9-01-05" calcext:value-type="date">
            <text:p>01/05/19</text:p>
          </table:table-cell>
          <table:table-cell office:value-type="float" office:value="14145" calcext:value-type="float">
            <text:p>14,145</text:p>
          </table:table-cell>
          <table:table-cell table:formula="of:=[.B49]-[.B48]" office:value-type="float" office:value="412" calcext:value-type="float">
            <text:p>412</text:p>
          </table:table-cell>
          <table:table-cell table:style-name="ce369" table:formula="of:=[.C$1:.C$1048576]/([.A49]-[.A48])*30.4375" office:value-type="float" office:value="187.167910447761" calcext:value-type="float">
            <text:p>187.17</text:p>
          </table:table-cell>
          <table:table-cell table:style-name="ce317" office:value-type="date" office:date-value="2019-01-03" calcext:value-type="date">
            <text:p>01/03/19</text:p>
          </table:table-cell>
          <table:table-cell office:value-type="float" office:value="49300" calcext:value-type="float">
            <text:p>49300</text:p>
          </table:table-cell>
          <table:table-cell table:formula="of:=[.F49]-[.F48]" office:value-type="float" office:value="100" calcext:value-type="float">
            <text:p>100</text:p>
          </table:table-cell>
          <table:table-cell table:style-name="ce327" table:formula="of:=[.G$1:.G$1048576]/([.E49]-[.E48])*30.4375" office:value-type="float" office:value="49.0927419354839" calcext:value-type="float">
            <text:p>49.09</text:p>
          </table:table-cell>
          <table:table-cell table:style-name="ce310" table:formula="of:=[.B$1:.B$1048576]+[.F$1:.F$1048576]" office:value-type="float" office:value="63445" calcext:value-type="float">
            <text:p>63,445</text:p>
          </table:table-cell>
          <table:table-cell table:style-name="ce340" table:formula="of:=[.B$1:.B$1048576]/[.I$1:.I$1048576]" office:value-type="float" office:value="0.22294901095437" calcext:value-type="float">
            <text:p>0.223</text:p>
          </table:table-cell>
          <table:table-cell table:style-name="ce340" table:formula="of:=[.F$1:.F$1048576]/[.I$1:.I$1048576]" office:value-type="float" office:value="0.77705098904563" calcext:value-type="float">
            <text:p>0.777</text:p>
          </table:table-cell>
          <table:table-cell table:style-name="ce343" table:formula="of:=[.C$1:.C$1048576]/([.C$1:.C$1048576]+[.G$1:.G$1048576])" office:value-type="percentage" office:value="0.8046875" calcext:value-type="percentage">
            <text:p>80.47%</text:p>
          </table:table-cell>
          <table:table-cell table:style-name="ce343" table:formula="of:=[.G$1:.G$1048576]/([.C$1:.C$1048576]+[.G$1:.G$1048576])" office:value-type="percentage" office:value="0.1953125" calcext:value-type="percentage">
            <text:p>19.5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9-04-01" calcext:value-type="date">
            <text:p>04/01/19</text:p>
          </table:table-cell>
          <table:table-cell office:value-type="float" office:value="14664" calcext:value-type="float">
            <text:p>14,664</text:p>
          </table:table-cell>
          <table:table-cell table:formula="of:=[.B50]-[.B49]" office:value-type="float" office:value="519" calcext:value-type="float">
            <text:p>519</text:p>
          </table:table-cell>
          <table:table-cell table:style-name="ce369" table:formula="of:=[.C$1:.C$1048576]/([.A50]-[.A49])*30.4375" office:value-type="float" office:value="183.686773255814" calcext:value-type="float">
            <text:p>183.69</text:p>
          </table:table-cell>
          <table:table-cell table:style-name="ce317" office:value-type="date" office:date-value="2019-03-30" calcext:value-type="date">
            <text:p>03/30/19</text:p>
          </table:table-cell>
          <table:table-cell office:value-type="float" office:value="49300" calcext:value-type="float">
            <text:p>493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9-07-01" calcext:value-type="date">
            <text:p>07/01/19</text:p>
          </table:table-cell>
          <table:table-cell office:value-type="float" office:value="15130" calcext:value-type="float">
            <text:p>15,130</text:p>
          </table:table-cell>
          <table:table-cell table:formula="of:=[.B51]-[.B50]" office:value-type="float" office:value="466" calcext:value-type="float">
            <text:p>466</text:p>
          </table:table-cell>
          <table:table-cell table:style-name="ce369" table:formula="of:=[.C$1:.C$1048576]/([.A51]-[.A50])*30.4375" office:value-type="float" office:value="155.866758241758" calcext:value-type="float">
            <text:p>155.87</text:p>
          </table:table-cell>
          <table:table-cell table:style-name="ce317" office:value-type="date" office:date-value="2019-07-01" calcext:value-type="date">
            <text:p>07/01/19</text:p>
          </table:table-cell>
          <table:table-cell office:value-type="float" office:value="49400" calcext:value-type="float">
            <text:p>49400</text:p>
          </table:table-cell>
          <table:table-cell table:formula="of:=[.F51]-[.F50]" office:value-type="float" office:value="100" calcext:value-type="float">
            <text:p>100</text:p>
          </table:table-cell>
          <table:table-cell table:style-name="ce327" table:formula="of:=[.G$1:.G$1048576]/([.E51]-[.E50])*30.4375" office:value-type="float" office:value="32.7284946236559" calcext:value-type="float">
            <text:p>32.73</text:p>
          </table:table-cell>
          <table:table-cell table:style-name="ce310" table:formula="of:=[.B$1:.B$1048576]+[.F$1:.F$1048576]" office:value-type="float" office:value="64530" calcext:value-type="float">
            <text:p>64,530</text:p>
          </table:table-cell>
          <table:table-cell table:style-name="ce340" table:formula="of:=[.B$1:.B$1048576]/[.I$1:.I$1048576]" office:value-type="float" office:value="0.234464590113126" calcext:value-type="float">
            <text:p>0.234</text:p>
          </table:table-cell>
          <table:table-cell table:style-name="ce340" table:formula="of:=[.F$1:.F$1048576]/[.I$1:.I$1048576]" office:value-type="float" office:value="0.765535409886874" calcext:value-type="float">
            <text:p>0.766</text:p>
          </table:table-cell>
          <table:table-cell table:style-name="ce343" table:formula="of:=[.C$1:.C$1048576]/([.C$1:.C$1048576]+[.G$1:.G$1048576])" office:value-type="percentage" office:value="0.823321554770318" calcext:value-type="percentage">
            <text:p>82.33%</text:p>
          </table:table-cell>
          <table:table-cell table:style-name="ce343" table:formula="of:=[.G$1:.G$1048576]/([.C$1:.C$1048576]+[.G$1:.G$1048576])" office:value-type="percentage" office:value="0.176678445229682" calcext:value-type="percentage">
            <text:p>17.67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9-10-02" calcext:value-type="date">
            <text:p>10/02/19</text:p>
          </table:table-cell>
          <table:table-cell office:value-type="float" office:value="15685" calcext:value-type="float">
            <text:p>15,685</text:p>
          </table:table-cell>
          <table:table-cell table:formula="of:=[.B52]-[.B51]" office:value-type="float" office:value="555" calcext:value-type="float">
            <text:p>555</text:p>
          </table:table-cell>
          <table:table-cell table:style-name="ce369" table:formula="of:=[.C$1:.C$1048576]/([.A52]-[.A51])*30.4375" office:value-type="float" office:value="181.64314516129" calcext:value-type="float">
            <text:p>181.64</text:p>
          </table:table-cell>
          <table:table-cell table:style-name="ce317" office:value-type="date" office:date-value="2019-10-03" calcext:value-type="date">
            <text:p>10/03/19</text:p>
          </table:table-cell>
          <table:table-cell office:value-type="float" office:value="49400" calcext:value-type="float">
            <text:p>494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0-01-01" calcext:value-type="date">
            <text:p>01/01/20</text:p>
          </table:table-cell>
          <table:table-cell office:value-type="float" office:value="16143" calcext:value-type="float">
            <text:p>16,143</text:p>
          </table:table-cell>
          <table:table-cell table:formula="of:=[.B53]-[.B52]" office:value-type="float" office:value="458" calcext:value-type="float">
            <text:p>458</text:p>
          </table:table-cell>
          <table:table-cell table:style-name="ce369" table:formula="of:=[.C$1:.C$1048576]/([.A53]-[.A52])*30.4375" office:value-type="float" office:value="153.190934065934" calcext:value-type="float">
            <text:p>153.19</text:p>
          </table:table-cell>
          <table:table-cell table:style-name="ce317" office:value-type="date" office:date-value="2020-01-01" calcext:value-type="date">
            <text:p>01/01/20</text:p>
          </table:table-cell>
          <table:table-cell office:value-type="float" office:value="49400" calcext:value-type="float">
            <text:p>494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formula="of:=[.B54]-[.B53]" office:value-type="float" office:value="457" calcext:value-type="float">
            <text:p>457</text:p>
          </table:table-cell>
          <table:table-cell table:style-name="ce369" table:formula="of:=[.C$1:.C$1048576]/([.A54]-[.A53])*30.4375" office:value-type="float" office:value="152.856456043956" calcext:value-type="float">
            <text:p>152.86</text:p>
          </table:table-cell>
          <table:table-cell table:style-name="ce317" office:value-type="date" office:date-value="2020-04-01" calcext:value-type="date">
            <text:p>04/01/20</text:p>
          </table:table-cell>
          <table:table-cell office:value-type="float" office:value="49400" calcext:value-type="float">
            <text:p>494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0-07-01" calcext:value-type="date">
            <text:p>07/01/20</text:p>
          </table:table-cell>
          <table:table-cell office:value-type="float" office:value="16468" calcext:value-type="float">
            <text:p>16,468</text:p>
          </table:table-cell>
          <table:table-cell table:formula="of:=[.B55]-[.B54]" office:value-type="float" office:value="-132" calcext:value-type="float">
            <text:p>-132</text:p>
          </table:table-cell>
          <table:table-cell table:style-name="ce369" table:formula="of:=[.C$1:.C$1048576]/([.A55]-[.A54])*30.4375" office:value-type="float" office:value="-44.1510989010989" calcext:value-type="float">
            <text:p>-44.15</text:p>
          </table:table-cell>
          <table:table-cell table:style-name="ce317" office:value-type="date" office:date-value="2020-07-01" calcext:value-type="date">
            <text:p>07/01/20</text:p>
          </table:table-cell>
          <table:table-cell office:value-type="float" office:value="49500" calcext:value-type="float">
            <text:p>49500</text:p>
          </table:table-cell>
          <table:table-cell table:formula="of:=[.F55]-[.F54]" office:value-type="float" office:value="100" calcext:value-type="float">
            <text:p>100</text:p>
          </table:table-cell>
          <table:table-cell table:style-name="ce327" table:formula="of:=[.G$1:.G$1048576]/([.E55]-[.E54])*30.4375" office:value-type="float" office:value="33.4478021978022" calcext:value-type="float">
            <text:p>33.45</text:p>
          </table:table-cell>
          <table:table-cell table:style-name="ce310" table:formula="of:=[.B$1:.B$1048576]+[.F$1:.F$1048576]" office:value-type="float" office:value="65968" calcext:value-type="float">
            <text:p>65,968</text:p>
          </table:table-cell>
          <table:table-cell table:style-name="ce340" table:formula="of:=[.B$1:.B$1048576]/[.I$1:.I$1048576]" office:value-type="float" office:value="0.249636187242299" calcext:value-type="float">
            <text:p>0.250</text:p>
          </table:table-cell>
          <table:table-cell table:style-name="ce340" table:formula="of:=[.F$1:.F$1048576]/[.I$1:.I$1048576]" office:value-type="float" office:value="0.750363812757701" calcext:value-type="float">
            <text:p>0.750</text:p>
          </table:table-cell>
          <table:table-cell table:style-name="ce343" table:formula="of:=[.C$1:.C$1048576]/([.C$1:.C$1048576]+[.G$1:.G$1048576])" office:value-type="percentage" office:value="4.125" calcext:value-type="percentage">
            <text:p>412.50%</text:p>
          </table:table-cell>
          <table:table-cell table:style-name="ce343" table:formula="of:=[.G$1:.G$1048576]/([.C$1:.C$1048576]+[.G$1:.G$1048576])" office:value-type="percentage" office:value="-3.125" calcext:value-type="percentage">
            <text:p>-312.5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0-10-01" calcext:value-type="date">
            <text:p>10/01/20</text:p>
          </table:table-cell>
          <table:table-cell office:value-type="float" office:value="17280" calcext:value-type="float">
            <text:p>17,280</text:p>
          </table:table-cell>
          <table:table-cell table:formula="of:=[.B56]-[.B55]" office:value-type="float" office:value="812" calcext:value-type="float">
            <text:p>812</text:p>
          </table:table-cell>
          <table:table-cell table:style-name="ce369" table:formula="of:=[.C$1:.C$1048576]/([.A56]-[.A55])*30.4375" office:value-type="float" office:value="268.64402173913" calcext:value-type="float">
            <text:p>268.64</text:p>
          </table:table-cell>
          <table:table-cell table:style-name="ce317" office:value-type="date" office:date-value="2020-10-01" calcext:value-type="date">
            <text:p>10/01/20</text:p>
          </table:table-cell>
          <table:table-cell office:value-type="float" office:value="49500" calcext:value-type="float">
            <text:p>495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1-01-01" calcext:value-type="date">
            <text:p>01/01/21</text:p>
          </table:table-cell>
          <table:table-cell office:value-type="float" office:value="17974" calcext:value-type="float">
            <text:p>17,974</text:p>
          </table:table-cell>
          <table:table-cell table:formula="of:=[.B57]-[.B56]" office:value-type="float" office:value="694" calcext:value-type="float">
            <text:p>694</text:p>
          </table:table-cell>
          <table:table-cell table:style-name="ce369" table:formula="of:=[.C$1:.C$1048576]/([.A57]-[.A56])*30.4375" office:value-type="float" office:value="229.604619565217" calcext:value-type="float">
            <text:p>229.60</text:p>
          </table:table-cell>
          <table:table-cell table:style-name="ce317" office:value-type="date" office:date-value="2021-01-01" calcext:value-type="date">
            <text:p>01/01/21</text:p>
          </table:table-cell>
          <table:table-cell office:value-type="float" office:value="49600" calcext:value-type="float">
            <text:p>49600</text:p>
          </table:table-cell>
          <table:table-cell table:formula="of:=[.F57]-[.F56]" office:value-type="float" office:value="100" calcext:value-type="float">
            <text:p>100</text:p>
          </table:table-cell>
          <table:table-cell table:style-name="ce327" table:formula="of:=[.G$1:.G$1048576]/([.E57]-[.E56])*30.4375" office:value-type="float" office:value="33.0842391304348" calcext:value-type="float">
            <text:p>33.08</text:p>
          </table:table-cell>
          <table:table-cell table:style-name="ce310" table:formula="of:=[.B$1:.B$1048576]+[.F$1:.F$1048576]" office:value-type="float" office:value="67574" calcext:value-type="float">
            <text:p>67,574</text:p>
          </table:table-cell>
          <table:table-cell table:style-name="ce340" table:formula="of:=[.B$1:.B$1048576]/[.I$1:.I$1048576]" office:value-type="float" office:value="0.265989877763637" calcext:value-type="float">
            <text:p>0.266</text:p>
          </table:table-cell>
          <table:table-cell table:style-name="ce340" table:formula="of:=[.F$1:.F$1048576]/[.I$1:.I$1048576]" office:value-type="float" office:value="0.734010122236363" calcext:value-type="float">
            <text:p>0.734</text:p>
          </table:table-cell>
          <table:table-cell table:style-name="ce343" table:formula="of:=[.C$1:.C$1048576]/([.C$1:.C$1048576]+[.G$1:.G$1048576])" office:value-type="percentage" office:value="0.874055415617129" calcext:value-type="percentage">
            <text:p>87.41%</text:p>
          </table:table-cell>
          <table:table-cell table:style-name="ce343" table:formula="of:=[.G$1:.G$1048576]/([.C$1:.C$1048576]+[.G$1:.G$1048576])" office:value-type="percentage" office:value="0.125944584382872" calcext:value-type="percentage">
            <text:p>12.59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1-04-01" calcext:value-type="date">
            <text:p>04/01/21</text:p>
          </table:table-cell>
          <table:table-cell office:value-type="float" office:value="18587" calcext:value-type="float">
            <text:p>18,587</text:p>
          </table:table-cell>
          <table:table-cell table:formula="of:=[.B58]-[.B57]" office:value-type="float" office:value="613" calcext:value-type="float">
            <text:p>613</text:p>
          </table:table-cell>
          <table:table-cell table:style-name="ce369" table:formula="of:=[.C$1:.C$1048576]/([.A58]-[.A57])*30.4375" office:value-type="float" office:value="207.313194444444" calcext:value-type="float">
            <text:p>207.31</text:p>
          </table:table-cell>
          <table:table-cell table:style-name="ce317" office:value-type="date" office:date-value="2021-04-01" calcext:value-type="date">
            <text:p>04/01/21</text:p>
          </table:table-cell>
          <table:table-cell office:value-type="float" office:value="49500" calcext:value-type="float">
            <text:p>49500</text:p>
          </table:table-cell>
          <table:table-cell table:formula="of:=[.F58]-[.F57]" office:value-type="float" office:value="-100" calcext:value-type="float">
            <text:p>-100</text:p>
          </table:table-cell>
          <table:table-cell table:style-name="ce327" table:formula="of:=[.G$1:.G$1048576]/([.E58]-[.E57])*30.4375" office:value-type="float" office:value="-33.8194444444444" calcext:value-type="float">
            <text:p>-33.82</text:p>
          </table:table-cell>
          <table:table-cell table:style-name="ce310" table:formula="of:=[.B$1:.B$1048576]+[.F$1:.F$1048576]" office:value-type="float" office:value="68087" calcext:value-type="float">
            <text:p>68,087</text:p>
          </table:table-cell>
          <table:table-cell table:style-name="ce340" table:formula="of:=[.B$1:.B$1048576]/[.I$1:.I$1048576]" office:value-type="float" office:value="0.272988969994272" calcext:value-type="float">
            <text:p>0.273</text:p>
          </table:table-cell>
          <table:table-cell table:style-name="ce340" table:formula="of:=[.F$1:.F$1048576]/[.I$1:.I$1048576]" office:value-type="float" office:value="0.727011030005728" calcext:value-type="float">
            <text:p>0.727</text:p>
          </table:table-cell>
          <table:table-cell table:style-name="ce343" table:formula="of:=[.C$1:.C$1048576]/([.C$1:.C$1048576]+[.G$1:.G$1048576])" office:value-type="percentage" office:value="1.19493177387914" calcext:value-type="percentage">
            <text:p>119.49%</text:p>
          </table:table-cell>
          <table:table-cell table:style-name="ce343" table:formula="of:=[.G$1:.G$1048576]/([.C$1:.C$1048576]+[.G$1:.G$1048576])" office:value-type="percentage" office:value="-0.194931773879142" calcext:value-type="percentage">
            <text:p>-19.49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1-07-01" calcext:value-type="date">
            <text:p>07/01/21</text:p>
          </table:table-cell>
          <table:table-cell office:value-type="float" office:value="19327" calcext:value-type="float">
            <text:p>19,327</text:p>
          </table:table-cell>
          <table:table-cell table:formula="of:=[.B59]-[.B58]" office:value-type="float" office:value="740" calcext:value-type="float">
            <text:p>740</text:p>
          </table:table-cell>
          <table:table-cell table:style-name="ce369" table:formula="of:=[.C$1:.C$1048576]/([.A59]-[.A58])*30.4375" office:value-type="float" office:value="247.513736263736" calcext:value-type="float">
            <text:p>247.51</text:p>
          </table:table-cell>
          <table:table-cell table:style-name="ce317" office:value-type="date" office:date-value="2021-07-01" calcext:value-type="date">
            <text:p>07/01/21</text:p>
          </table:table-cell>
          <table:table-cell office:value-type="float" office:value="49400" calcext:value-type="float">
            <text:p>49400</text:p>
          </table:table-cell>
          <table:table-cell table:formula="of:=[.F59]-[.F58]" office:value-type="float" office:value="-100" calcext:value-type="float">
            <text:p>-100</text:p>
          </table:table-cell>
          <table:table-cell table:style-name="ce327" table:formula="of:=[.G$1:.G$1048576]/([.E59]-[.E58])*30.4375" office:value-type="float" office:value="-33.4478021978022" calcext:value-type="float">
            <text:p>-33.45</text:p>
          </table:table-cell>
          <table:table-cell table:style-name="ce310" table:formula="of:=[.B$1:.B$1048576]+[.F$1:.F$1048576]" office:value-type="float" office:value="68727" calcext:value-type="float">
            <text:p>68,727</text:p>
          </table:table-cell>
          <table:table-cell table:style-name="ce340" table:formula="of:=[.B$1:.B$1048576]/[.I$1:.I$1048576]" office:value-type="float" office:value="0.281214078891847" calcext:value-type="float">
            <text:p>0.281</text:p>
          </table:table-cell>
          <table:table-cell table:style-name="ce340" table:formula="of:=[.F$1:.F$1048576]/[.I$1:.I$1048576]" office:value-type="float" office:value="0.718785921108153" calcext:value-type="float">
            <text:p>0.719</text:p>
          </table:table-cell>
          <table:table-cell table:style-name="ce343" table:formula="of:=[.C$1:.C$1048576]/([.C$1:.C$1048576]+[.G$1:.G$1048576])" office:value-type="percentage" office:value="1.15625" calcext:value-type="percentage">
            <text:p>115.63%</text:p>
          </table:table-cell>
          <table:table-cell table:style-name="ce343" table:formula="of:=[.G$1:.G$1048576]/([.C$1:.C$1048576]+[.G$1:.G$1048576])" office:value-type="percentage" office:value="-0.15625" calcext:value-type="percentage">
            <text:p>-15.6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1-10-01" calcext:value-type="date">
            <text:p>10/01/21</text:p>
          </table:table-cell>
          <table:table-cell office:value-type="float" office:value="19819" calcext:value-type="float">
            <text:p>19,819</text:p>
          </table:table-cell>
          <table:table-cell table:formula="of:=[.B60]-[.B59]" office:value-type="float" office:value="492" calcext:value-type="float">
            <text:p>492</text:p>
          </table:table-cell>
          <table:table-cell table:style-name="ce369" table:formula="of:=[.C$1:.C$1048576]/([.A60]-[.A59])*30.4375" office:value-type="float" office:value="162.774456521739" calcext:value-type="float">
            <text:p>162.77</text:p>
          </table:table-cell>
          <table:table-cell table:style-name="ce317" office:value-type="date" office:date-value="2021-10-01" calcext:value-type="date">
            <text:p>10/01/21</text:p>
          </table:table-cell>
          <table:table-cell office:value-type="float" office:value="49300" calcext:value-type="float">
            <text:p>49300</text:p>
          </table:table-cell>
          <table:table-cell table:formula="of:=[.F60]-[.F59]" office:value-type="float" office:value="-100" calcext:value-type="float">
            <text:p>-100</text:p>
          </table:table-cell>
          <table:table-cell table:style-name="ce327" table:formula="of:=[.G$1:.G$1048576]/([.E60]-[.E59])*30.4375" office:value-type="float" office:value="-33.0842391304348" calcext:value-type="float">
            <text:p>-33.08</text:p>
          </table:table-cell>
          <table:table-cell table:style-name="ce310" table:formula="of:=[.B$1:.B$1048576]+[.F$1:.F$1048576]" office:value-type="float" office:value="69119" calcext:value-type="float">
            <text:p>69,119</text:p>
          </table:table-cell>
          <table:table-cell table:style-name="ce340" table:formula="of:=[.B$1:.B$1048576]/[.I$1:.I$1048576]" office:value-type="float" office:value="0.286737365991985" calcext:value-type="float">
            <text:p>0.287</text:p>
          </table:table-cell>
          <table:table-cell table:style-name="ce340" table:formula="of:=[.F$1:.F$1048576]/[.I$1:.I$1048576]" office:value-type="float" office:value="0.713262634008015" calcext:value-type="float">
            <text:p>0.713</text:p>
          </table:table-cell>
          <table:table-cell table:style-name="ce343" table:formula="of:=[.C$1:.C$1048576]/([.C$1:.C$1048576]+[.G$1:.G$1048576])" office:value-type="percentage" office:value="1.25510204081633" calcext:value-type="percentage">
            <text:p>125.51%</text:p>
          </table:table-cell>
          <table:table-cell table:style-name="ce343" table:formula="of:=[.G$1:.G$1048576]/([.C$1:.C$1048576]+[.G$1:.G$1048576])" office:value-type="percentage" office:value="-0.255102040816327" calcext:value-type="percentage">
            <text:p>-25.51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01-01" calcext:value-type="date">
            <text:p>01/01/22</text:p>
          </table:table-cell>
          <table:table-cell office:value-type="float" office:value="20474" calcext:value-type="float">
            <text:p>20,474</text:p>
          </table:table-cell>
          <table:table-cell table:formula="of:=[.B61]-[.B60]" office:value-type="float" office:value="655" calcext:value-type="float">
            <text:p>655</text:p>
          </table:table-cell>
          <table:table-cell table:style-name="ce369" table:formula="of:=[.C$1:.C$1048576]/([.A61]-[.A60])*30.4375" office:value-type="float" office:value="216.701766304348" calcext:value-type="float">
            <text:p>216.70</text:p>
          </table:table-cell>
          <table:table-cell table:style-name="ce317" office:value-type="date" office:date-value="2022-01-01" calcext:value-type="date">
            <text:p>01/01/22</text:p>
          </table:table-cell>
          <table:table-cell office:value-type="float" office:value="49400" calcext:value-type="float">
            <text:p>49400</text:p>
          </table:table-cell>
          <table:table-cell table:formula="of:=[.F61]-[.F60]" office:value-type="float" office:value="100" calcext:value-type="float">
            <text:p>100</text:p>
          </table:table-cell>
          <table:table-cell table:style-name="ce327" table:formula="of:=[.G$1:.G$1048576]/([.E61]-[.E60])*30.4375" office:value-type="float" office:value="33.0842391304348" calcext:value-type="float">
            <text:p>33.08</text:p>
          </table:table-cell>
          <table:table-cell table:style-name="ce310" table:formula="of:=[.B$1:.B$1048576]+[.F$1:.F$1048576]" office:value-type="float" office:value="69874" calcext:value-type="float">
            <text:p>69,874</text:p>
          </table:table-cell>
          <table:table-cell table:style-name="ce340" table:formula="of:=[.B$1:.B$1048576]/[.I$1:.I$1048576]" office:value-type="float" office:value="0.293013137933995" calcext:value-type="float">
            <text:p>0.293</text:p>
          </table:table-cell>
          <table:table-cell table:style-name="ce340" table:formula="of:=[.F$1:.F$1048576]/[.I$1:.I$1048576]" office:value-type="float" office:value="0.706986862066005" calcext:value-type="float">
            <text:p>0.707</text:p>
          </table:table-cell>
          <table:table-cell table:style-name="ce343" table:formula="of:=[.C$1:.C$1048576]/([.C$1:.C$1048576]+[.G$1:.G$1048576])" office:value-type="percentage" office:value="0.867549668874172" calcext:value-type="percentage">
            <text:p>86.75%</text:p>
          </table:table-cell>
          <table:table-cell table:style-name="ce343" table:formula="of:=[.G$1:.G$1048576]/([.C$1:.C$1048576]+[.G$1:.G$1048576])" office:value-type="percentage" office:value="0.132450331125828" calcext:value-type="percentage">
            <text:p>13.2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04-01" calcext:value-type="date">
            <text:p>04/01/22</text:p>
          </table:table-cell>
          <table:table-cell office:value-type="float" office:value="20955" calcext:value-type="float">
            <text:p>20,955</text:p>
          </table:table-cell>
          <table:table-cell table:formula="of:=[.B62]-[.B61]" office:value-type="float" office:value="481" calcext:value-type="float">
            <text:p>481</text:p>
          </table:table-cell>
          <table:table-cell table:style-name="ce369" table:formula="of:=[.C$1:.C$1048576]/([.A62]-[.A61])*30.4375" office:value-type="float" office:value="162.671527777778" calcext:value-type="float">
            <text:p>162.67</text:p>
          </table:table-cell>
          <table:table-cell table:style-name="ce317" office:value-type="date" office:date-value="2022-04-08" calcext:value-type="date">
            <text:p>04/08/22</text:p>
          </table:table-cell>
          <table:table-cell office:value-type="float" office:value="49400" calcext:value-type="float">
            <text:p>494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07-01" calcext:value-type="date">
            <text:p>07/01/22</text:p>
          </table:table-cell>
          <table:table-cell office:value-type="float" office:value="21543" calcext:value-type="float">
            <text:p>21,543</text:p>
          </table:table-cell>
          <table:table-cell table:formula="of:=[.B63]-[.B62]" office:value-type="float" office:value="588" calcext:value-type="float">
            <text:p>588</text:p>
          </table:table-cell>
          <table:table-cell table:style-name="ce369" table:formula="of:=[.C$1:.C$1048576]/([.A63]-[.A62])*30.4375" office:value-type="float" office:value="196.673076923077" calcext:value-type="float">
            <text:p>196.67</text:p>
          </table:table-cell>
          <table:table-cell table:style-name="ce317" office:value-type="date" office:date-value="2022-07-04" calcext:value-type="date">
            <text:p>07/04/22</text:p>
          </table:table-cell>
          <table:table-cell office:value-type="float" office:value="49400" calcext:value-type="float">
            <text:p>494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08-02" calcext:value-type="date">
            <text:p>08/02/22</text:p>
          </table:table-cell>
          <table:table-cell office:value-type="float" office:value="21709" calcext:value-type="float">
            <text:p>21,709</text:p>
          </table:table-cell>
          <table:table-cell table:formula="of:=[.B64]-[.B63]" office:value-type="float" office:value="166" calcext:value-type="float">
            <text:p>166</text:p>
          </table:table-cell>
          <table:table-cell table:style-name="ce369" table:formula="of:=[.C$1:.C$1048576]/([.A64]-[.A63])*30.4375" office:value-type="float" office:value="157.89453125" calcext:value-type="float">
            <text:p>157.89</text:p>
          </table:table-cell>
          <table:table-cell table:style-name="ce317" office:value-type="date" office:date-value="2022-08-02" calcext:value-type="date">
            <text:p>08/02/22</text:p>
          </table:table-cell>
          <table:table-cell office:value-type="float" office:value="49400" calcext:value-type="float">
            <text:p>494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09-20" calcext:value-type="date">
            <text:p>09/20/22</text:p>
          </table:table-cell>
          <table:table-cell office:value-type="float" office:value="22346" calcext:value-type="float">
            <text:p>22,346</text:p>
          </table:table-cell>
          <table:table-cell table:formula="of:=[.B65]-[.B64]" office:value-type="float" office:value="637" calcext:value-type="float">
            <text:p>637</text:p>
          </table:table-cell>
          <table:table-cell table:style-name="ce369" table:formula="of:=[.C$1:.C$1048576]/([.A65]-[.A64])*30.4375" office:value-type="float" office:value="395.6875" calcext:value-type="float">
            <text:p>395.69</text:p>
          </table:table-cell>
          <table:table-cell table:style-name="ce317" office:value-type="date" office:date-value="2022-09-20" calcext:value-type="date">
            <text:p>09/20/22</text:p>
          </table:table-cell>
          <table:table-cell table:formula="of:=25*1906+4" office:value-type="float" office:value="47654" calcext:value-type="float">
            <text:p>47654</text:p>
          </table:table-cell>
          <table:table-cell table:formula="of:=[.F65]-[.F64]" office:value-type="float" office:value="-1746" calcext:value-type="float">
            <text:p>-1746</text:p>
          </table:table-cell>
          <table:table-cell table:style-name="ce327" table:formula="of:=[.G$1:.G$1048576]/([.E65]-[.E64])*30.4375" office:value-type="float" office:value="-1084.56887755102" calcext:value-type="float">
            <text:p>-1,084.57</text:p>
          </table:table-cell>
          <table:table-cell table:style-name="ce310" table:formula="of:=[.B$1:.B$1048576]+[.F$1:.F$1048576]" office:value-type="float" office:value="70000" calcext:value-type="float">
            <text:p>70,000</text:p>
          </table:table-cell>
          <table:table-cell table:style-name="ce340" table:formula="of:=[.B$1:.B$1048576]/[.I$1:.I$1048576]" office:value-type="float" office:value="0.319228571428571" calcext:value-type="float">
            <text:p>0.319</text:p>
          </table:table-cell>
          <table:table-cell table:style-name="ce340" table:formula="of:=[.F$1:.F$1048576]/[.I$1:.I$1048576]" office:value-type="float" office:value="0.680771428571429" calcext:value-type="float">
            <text:p>0.681</text:p>
          </table:table-cell>
          <table:table-cell table:style-name="ce343" table:formula="of:=[.C$1:.C$1048576]/([.C$1:.C$1048576]+[.G$1:.G$1048576])" office:value-type="percentage" office:value="-0.57439134355275" calcext:value-type="percentage">
            <text:p>-57.44%</text:p>
          </table:table-cell>
          <table:table-cell table:style-name="ce343" table:formula="of:=[.G$1:.G$1048576]/([.C$1:.C$1048576]+[.G$1:.G$1048576])" office:value-type="percentage" office:value="1.57439134355275" calcext:value-type="percentage">
            <text:p>157.44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10-23" calcext:value-type="date">
            <text:p>10/23/22</text:p>
          </table:table-cell>
          <table:table-cell office:value-type="float" office:value="22680" calcext:value-type="float">
            <text:p>22,680</text:p>
          </table:table-cell>
          <table:table-cell table:formula="of:=[.B66]-[.B65]" office:value-type="float" office:value="334" calcext:value-type="float">
            <text:p>334</text:p>
          </table:table-cell>
          <table:table-cell table:style-name="ce369" table:formula="of:=[.C$1:.C$1048576]/([.A66]-[.A65])*30.4375" office:value-type="float" office:value="308.064393939394" calcext:value-type="float">
            <text:p>308.06</text:p>
          </table:table-cell>
          <table:table-cell table:style-name="ce317" office:value-type="date" office:date-value="2022-10-23" calcext:value-type="date">
            <text:p>10/23/22</text:p>
          </table:table-cell>
          <table:table-cell table:formula="of:=25*1907+12" office:value-type="float" office:value="47687" calcext:value-type="float">
            <text:p>47687</text:p>
          </table:table-cell>
          <table:table-cell table:formula="of:=[.F66]-[.F65]" office:value-type="float" office:value="33" calcext:value-type="float">
            <text:p>33</text:p>
          </table:table-cell>
          <table:table-cell table:style-name="ce327" table:formula="of:=[.G$1:.G$1048576]/([.E66]-[.E65])*30.4375" office:value-type="float" office:value="30.4375" calcext:value-type="float">
            <text:p>30.44</text:p>
          </table:table-cell>
          <table:table-cell table:style-name="ce310" table:formula="of:=[.B$1:.B$1048576]+[.F$1:.F$1048576]" office:value-type="float" office:value="70367" calcext:value-type="float">
            <text:p>70,367</text:p>
          </table:table-cell>
          <table:table-cell table:style-name="ce340" table:formula="of:=[.B$1:.B$1048576]/[.I$1:.I$1048576]" office:value-type="float" office:value="0.322310173803061" calcext:value-type="float">
            <text:p>0.322</text:p>
          </table:table-cell>
          <table:table-cell table:style-name="ce340" table:formula="of:=[.F$1:.F$1048576]/[.I$1:.I$1048576]" office:value-type="float" office:value="0.677689826196939" calcext:value-type="float">
            <text:p>0.678</text:p>
          </table:table-cell>
          <table:table-cell table:style-name="ce343" table:formula="of:=[.C$1:.C$1048576]/([.C$1:.C$1048576]+[.G$1:.G$1048576])" office:value-type="percentage" office:value="0.91008174386921" calcext:value-type="percentage">
            <text:p>91.01%</text:p>
          </table:table-cell>
          <table:table-cell table:style-name="ce343" table:formula="of:=[.G$1:.G$1048576]/([.C$1:.C$1048576]+[.G$1:.G$1048576])" office:value-type="percentage" office:value="0.0899182561307902" calcext:value-type="percentage">
            <text:p>8.99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3-01-01" calcext:value-type="date">
            <text:p>01/01/23</text:p>
          </table:table-cell>
          <table:table-cell office:value-type="float" office:value="23117" calcext:value-type="float">
            <text:p>23,117</text:p>
          </table:table-cell>
          <table:table-cell table:formula="of:=[.B67]-[.B66]" office:value-type="float" office:value="437" calcext:value-type="float">
            <text:p>437</text:p>
          </table:table-cell>
          <table:table-cell table:style-name="ce369" table:formula="of:=[.C$1:.C$1048576]/([.A67]-[.A66])*30.4375" office:value-type="float" office:value="190.016964285714" calcext:value-type="float">
            <text:p>190.02</text:p>
          </table:table-cell>
          <table:table-cell table:style-name="ce317" office:value-type="date" office:date-value="2023-01-01" calcext:value-type="date">
            <text:p>01/01/23</text:p>
          </table:table-cell>
          <table:table-cell table:formula="of:=1906*25-2" office:value-type="float" office:value="47648" calcext:value-type="float">
            <text:p>47648</text:p>
          </table:table-cell>
          <table:table-cell table:formula="of:=[.F67]-[.F66]" office:value-type="float" office:value="-39" calcext:value-type="float">
            <text:p>-39</text:p>
          </table:table-cell>
          <table:table-cell table:style-name="ce327" table:formula="of:=[.G$1:.G$1048576]/([.E67]-[.E66])*30.4375" office:value-type="float" office:value="-16.9580357142857" calcext:value-type="float">
            <text:p>-16.96</text:p>
          </table:table-cell>
          <table:table-cell table:style-name="ce310" table:formula="of:=[.B$1:.B$1048576]+[.F$1:.F$1048576]" office:value-type="float" office:value="70765" calcext:value-type="float">
            <text:p>70,765</text:p>
          </table:table-cell>
          <table:table-cell table:style-name="ce340" table:formula="of:=[.B$1:.B$1048576]/[.I$1:.I$1048576]" office:value-type="float" office:value="0.326672790221154" calcext:value-type="float">
            <text:p>0.327</text:p>
          </table:table-cell>
          <table:table-cell table:style-name="ce340" table:formula="of:=[.F$1:.F$1048576]/[.I$1:.I$1048576]" office:value-type="float" office:value="0.673327209778846" calcext:value-type="float">
            <text:p>0.673</text:p>
          </table:table-cell>
          <table:table-cell table:style-name="ce343" table:formula="of:=[.C$1:.C$1048576]/([.C$1:.C$1048576]+[.G$1:.G$1048576])" office:value-type="percentage" office:value="1.09798994974874" calcext:value-type="percentage">
            <text:p>109.80%</text:p>
          </table:table-cell>
          <table:table-cell table:style-name="ce343" table:formula="of:=[.G$1:.G$1048576]/([.C$1:.C$1048576]+[.G$1:.G$1048576])" office:value-type="percentage" office:value="-0.0979899497487437" calcext:value-type="percentage">
            <text:p>-9.8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3-03-01" calcext:value-type="date">
            <text:p>03/01/23</text:p>
          </table:table-cell>
          <table:table-cell office:value-type="float" office:value="23547" calcext:value-type="float">
            <text:p>23,547</text:p>
          </table:table-cell>
          <table:table-cell table:formula="of:=[.B68]-[.B67]" office:value-type="float" office:value="430" calcext:value-type="float">
            <text:p>430</text:p>
          </table:table-cell>
          <table:table-cell table:style-name="ce369" table:formula="of:=[.C$1:.C$1048576]/([.A68]-[.A67])*30.4375" office:value-type="float" office:value="221.832627118644" calcext:value-type="float">
            <text:p>221.83</text:p>
          </table:table-cell>
          <table:table-cell table:style-name="ce317" office:value-type="date" office:date-value="2023-03-01" calcext:value-type="date">
            <text:p>03/01/23</text:p>
          </table:table-cell>
          <table:table-cell table:formula="of:=1905*25+6" office:value-type="float" office:value="47631" calcext:value-type="float">
            <text:p>47631</text:p>
          </table:table-cell>
          <table:table-cell table:formula="of:=[.F68]-[.F67]" office:value-type="float" office:value="-17" calcext:value-type="float">
            <text:p>-17</text:p>
          </table:table-cell>
          <table:table-cell table:style-name="ce327" table:formula="of:=[.G$1:.G$1048576]/([.E68]-[.E67])*30.4375" office:value-type="float" office:value="-8.77012711864407" calcext:value-type="float">
            <text:p>-8.77</text:p>
          </table:table-cell>
          <table:table-cell table:style-name="ce310" table:formula="of:=[.B$1:.B$1048576]+[.F$1:.F$1048576]" office:value-type="float" office:value="71178" calcext:value-type="float">
            <text:p>71,178</text:p>
          </table:table-cell>
          <table:table-cell table:style-name="ce340" table:formula="of:=[.B$1:.B$1048576]/[.I$1:.I$1048576]" office:value-type="float" office:value="0.330818511337773" calcext:value-type="float">
            <text:p>0.331</text:p>
          </table:table-cell>
          <table:table-cell table:style-name="ce340" table:formula="of:=[.F$1:.F$1048576]/[.I$1:.I$1048576]" office:value-type="float" office:value="0.669181488662227" calcext:value-type="float">
            <text:p>0.669</text:p>
          </table:table-cell>
          <table:table-cell table:style-name="ce343" table:formula="of:=[.C$1:.C$1048576]/([.C$1:.C$1048576]+[.G$1:.G$1048576])" office:value-type="percentage" office:value="1.04116222760291" calcext:value-type="percentage">
            <text:p>104.12%</text:p>
          </table:table-cell>
          <table:table-cell table:style-name="ce343" table:formula="of:=[.G$1:.G$1048576]/([.C$1:.C$1048576]+[.G$1:.G$1048576])" office:value-type="percentage" office:value="-0.0411622276029056" calcext:value-type="percentage">
            <text:p>-4.12%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69]-[.B68]" office:value-type="float" office:value="-23547" calcext:value-type="float">
            <text:p>-23547</text:p>
          </table:table-cell>
          <table:table-cell table:style-name="ce369" table:formula="of:=[.C$1:.C$1048576]/([.A69]-[.A68])*30.4375" office:value-type="float" office:value="15.9318857533455" calcext:value-type="float">
            <text:p>15.93</text:p>
          </table:table-cell>
          <table:table-cell table:style-name="ce317" office:value-type="date" office:date-value="2023-04-03" calcext:value-type="date">
            <text:p>04/03/23</text:p>
          </table:table-cell>
          <table:table-cell table:formula="of:=25*1905+17" office:value-type="float" office:value="47642" calcext:value-type="float">
            <text:p>47642</text:p>
          </table:table-cell>
          <table:table-cell table:formula="of:=[.F69]-[.F68]" office:value-type="float" office:value="11" calcext:value-type="float">
            <text:p>11</text:p>
          </table:table-cell>
          <table:table-cell table:style-name="ce327" table:formula="of:=[.G$1:.G$1048576]/([.E69]-[.E68])*30.4375" office:value-type="float" office:value="10.1458333333333" calcext:value-type="float">
            <text:p>10.15</text:p>
          </table:table-cell>
          <table:table-cell table:style-name="ce310" table:formula="of:=[.B$1:.B$1048576]+[.F$1:.F$1048576]" office:value-type="float" office:value="47642" calcext:value-type="float">
            <text:p>47,642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1.00046736913664" calcext:value-type="percentage">
            <text:p>100.05%</text:p>
          </table:table-cell>
          <table:table-cell table:style-name="ce343" table:formula="of:=[.G$1:.G$1048576]/([.C$1:.C$1048576]+[.G$1:.G$1048576])" office:value-type="percentage" office:value="-0.00046736913664174" calcext:value-type="percentage">
            <text:p>-0.05%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70]-[.B69]" office:value-type="float" office:value="0" calcext:value-type="float">
            <text:p>0</text:p>
          </table:table-cell>
          <table:table-cell table:style-name="ce369" table:formula="of:=[.C$1:.C$1048576]/([.A70]-[.A69])*30.4375" office:value-type="string" office:string-value="" calcext:value-type="error">
            <text:p>#DIV/0!</text:p>
          </table:table-cell>
          <table:table-cell table:number-columns-repeated="2"/>
          <table:table-cell table:formula="of:=[.F70]-[.F69]" office:value-type="float" office:value="-47642" calcext:value-type="float">
            <text:p>-47642</text:p>
          </table:table-cell>
          <table:table-cell table:style-name="ce327" table:formula="of:=[.G$1:.G$1048576]/([.E70]-[.E69])*30.4375" office:value-type="float" office:value="32.2109192785268" calcext:value-type="float">
            <text:p>32.21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percentage" office:value="-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71]-[.B70]" office:value-type="float" office:value="0" calcext:value-type="float">
            <text:p>0</text:p>
          </table:table-cell>
          <table:table-cell table:style-name="ce369" table:formula="of:=[.C$1:.C$1048576]/([.A71]-[.A70])*30.4375" office:value-type="string" office:string-value="" calcext:value-type="error">
            <text:p>#DIV/0!</text:p>
          </table:table-cell>
          <table:table-cell table:number-columns-repeated="2"/>
          <table:table-cell table:formula="of:=[.F71]-[.F70]" office:value-type="float" office:value="0" calcext:value-type="float">
            <text:p>0</text:p>
          </table:table-cell>
          <table:table-cell table:style-name="ce327" table:formula="of:=[.G$1:.G$1048576]/([.E71]-[.E70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72]-[.B71]" office:value-type="float" office:value="0" calcext:value-type="float">
            <text:p>0</text:p>
          </table:table-cell>
          <table:table-cell table:style-name="ce369" table:formula="of:=[.C$1:.C$1048576]/([.A72]-[.A71])*30.4375" office:value-type="string" office:string-value="" calcext:value-type="error">
            <text:p>#DIV/0!</text:p>
          </table:table-cell>
          <table:table-cell table:number-columns-repeated="2"/>
          <table:table-cell table:formula="of:=[.F72]-[.F71]" office:value-type="float" office:value="0" calcext:value-type="float">
            <text:p>0</text:p>
          </table:table-cell>
          <table:table-cell table:style-name="ce327" table:formula="of:=[.G$1:.G$1048576]/([.E72]-[.E71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73]-[.B72]" office:value-type="float" office:value="0" calcext:value-type="float">
            <text:p>0</text:p>
          </table:table-cell>
          <table:table-cell table:style-name="ce369" table:formula="of:=[.C$1:.C$1048576]/([.A73]-[.A72])*30.4375" office:value-type="string" office:string-value="" calcext:value-type="error">
            <text:p>#DIV/0!</text:p>
          </table:table-cell>
          <table:table-cell table:number-columns-repeated="2"/>
          <table:table-cell table:formula="of:=[.F73]-[.F72]" office:value-type="float" office:value="0" calcext:value-type="float">
            <text:p>0</text:p>
          </table:table-cell>
          <table:table-cell table:style-name="ce327" table:formula="of:=[.G$1:.G$1048576]/([.E73]-[.E72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74]-[.B73]" office:value-type="float" office:value="0" calcext:value-type="float">
            <text:p>0</text:p>
          </table:table-cell>
          <table:table-cell table:style-name="ce369" table:formula="of:=[.C$1:.C$1048576]/([.A74]-[.A73])*30.4375" office:value-type="string" office:string-value="" calcext:value-type="error">
            <text:p>#DIV/0!</text:p>
          </table:table-cell>
          <table:table-cell table:number-columns-repeated="2"/>
          <table:table-cell table:formula="of:=[.F74]-[.F73]" office:value-type="float" office:value="0" calcext:value-type="float">
            <text:p>0</text:p>
          </table:table-cell>
          <table:table-cell table:style-name="ce327" table:formula="of:=[.G$1:.G$1048576]/([.E74]-[.E73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75]-[.B74]" office:value-type="float" office:value="0" calcext:value-type="float">
            <text:p>0</text:p>
          </table:table-cell>
          <table:table-cell table:style-name="ce369" table:formula="of:=[.C$1:.C$1048576]/([.A75]-[.A74])*30.4375" office:value-type="string" office:string-value="" calcext:value-type="error">
            <text:p>#DIV/0!</text:p>
          </table:table-cell>
          <table:table-cell table:number-columns-repeated="2"/>
          <table:table-cell table:formula="of:=[.F75]-[.F74]" office:value-type="float" office:value="0" calcext:value-type="float">
            <text:p>0</text:p>
          </table:table-cell>
          <table:table-cell table:style-name="ce327" table:formula="of:=[.G$1:.G$1048576]/([.E75]-[.E74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76]-[.B75]" office:value-type="float" office:value="0" calcext:value-type="float">
            <text:p>0</text:p>
          </table:table-cell>
          <table:table-cell table:style-name="ce369" table:formula="of:=[.C$1:.C$1048576]/([.A76]-[.A75])*30.4375" office:value-type="string" office:string-value="" calcext:value-type="error">
            <text:p>#DIV/0!</text:p>
          </table:table-cell>
          <table:table-cell table:number-columns-repeated="2"/>
          <table:table-cell table:formula="of:=[.F76]-[.F75]" office:value-type="float" office:value="0" calcext:value-type="float">
            <text:p>0</text:p>
          </table:table-cell>
          <table:table-cell table:style-name="ce327" table:formula="of:=[.G$1:.G$1048576]/([.E76]-[.E75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77]-[.B76]" office:value-type="float" office:value="0" calcext:value-type="float">
            <text:p>0</text:p>
          </table:table-cell>
          <table:table-cell table:style-name="ce369" table:formula="of:=[.C$1:.C$1048576]/([.A77]-[.A76])*30.4375" office:value-type="string" office:string-value="" calcext:value-type="error">
            <text:p>#DIV/0!</text:p>
          </table:table-cell>
          <table:table-cell table:number-columns-repeated="2"/>
          <table:table-cell table:formula="of:=[.F77]-[.F76]" office:value-type="float" office:value="0" calcext:value-type="float">
            <text:p>0</text:p>
          </table:table-cell>
          <table:table-cell table:style-name="ce327" table:formula="of:=[.G$1:.G$1048576]/([.E77]-[.E76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78]-[.B77]" office:value-type="float" office:value="0" calcext:value-type="float">
            <text:p>0</text:p>
          </table:table-cell>
          <table:table-cell table:style-name="ce369" table:formula="of:=[.C$1:.C$1048576]/([.A78]-[.A77])*30.4375" office:value-type="string" office:string-value="" calcext:value-type="error">
            <text:p>#DIV/0!</text:p>
          </table:table-cell>
          <table:table-cell table:number-columns-repeated="2"/>
          <table:table-cell table:formula="of:=[.F78]-[.F77]" office:value-type="float" office:value="0" calcext:value-type="float">
            <text:p>0</text:p>
          </table:table-cell>
          <table:table-cell table:style-name="ce327" table:formula="of:=[.G$1:.G$1048576]/([.E78]-[.E77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79]-[.B78]" office:value-type="float" office:value="0" calcext:value-type="float">
            <text:p>0</text:p>
          </table:table-cell>
          <table:table-cell table:style-name="ce369" table:formula="of:=[.C$1:.C$1048576]/([.A79]-[.A78])*30.4375" office:value-type="string" office:string-value="" calcext:value-type="error">
            <text:p>#DIV/0!</text:p>
          </table:table-cell>
          <table:table-cell table:number-columns-repeated="2"/>
          <table:table-cell table:formula="of:=[.F79]-[.F78]" office:value-type="float" office:value="0" calcext:value-type="float">
            <text:p>0</text:p>
          </table:table-cell>
          <table:table-cell table:style-name="ce327" table:formula="of:=[.G$1:.G$1048576]/([.E79]-[.E78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80]-[.B79]" office:value-type="float" office:value="0" calcext:value-type="float">
            <text:p>0</text:p>
          </table:table-cell>
          <table:table-cell table:style-name="ce369" table:formula="of:=[.C$1:.C$1048576]/([.A80]-[.A79])*30.4375" office:value-type="string" office:string-value="" calcext:value-type="error">
            <text:p>#DIV/0!</text:p>
          </table:table-cell>
          <table:table-cell table:number-columns-repeated="2"/>
          <table:table-cell table:formula="of:=[.F80]-[.F79]" office:value-type="float" office:value="0" calcext:value-type="float">
            <text:p>0</text:p>
          </table:table-cell>
          <table:table-cell table:style-name="ce327" table:formula="of:=[.G$1:.G$1048576]/([.E80]-[.E79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81]-[.B80]" office:value-type="float" office:value="0" calcext:value-type="float">
            <text:p>0</text:p>
          </table:table-cell>
          <table:table-cell table:style-name="ce369" table:formula="of:=[.C$1:.C$1048576]/([.A81]-[.A80])*30.4375" office:value-type="string" office:string-value="" calcext:value-type="error">
            <text:p>#DIV/0!</text:p>
          </table:table-cell>
          <table:table-cell table:number-columns-repeated="2"/>
          <table:table-cell table:formula="of:=[.F81]-[.F80]" office:value-type="float" office:value="0" calcext:value-type="float">
            <text:p>0</text:p>
          </table:table-cell>
          <table:table-cell table:style-name="ce327" table:formula="of:=[.G$1:.G$1048576]/([.E81]-[.E80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82]-[.B81]" office:value-type="float" office:value="0" calcext:value-type="float">
            <text:p>0</text:p>
          </table:table-cell>
          <table:table-cell table:style-name="ce369" table:formula="of:=[.C$1:.C$1048576]/([.A82]-[.A81])*30.4375" office:value-type="string" office:string-value="" calcext:value-type="error">
            <text:p>#DIV/0!</text:p>
          </table:table-cell>
          <table:table-cell table:number-columns-repeated="2"/>
          <table:table-cell table:formula="of:=[.F82]-[.F81]" office:value-type="float" office:value="0" calcext:value-type="float">
            <text:p>0</text:p>
          </table:table-cell>
          <table:table-cell table:style-name="ce327" table:formula="of:=[.G$1:.G$1048576]/([.E82]-[.E81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83]-[.B82]" office:value-type="float" office:value="0" calcext:value-type="float">
            <text:p>0</text:p>
          </table:table-cell>
          <table:table-cell table:style-name="ce369" table:formula="of:=[.C$1:.C$1048576]/([.A83]-[.A82])*30.4375" office:value-type="string" office:string-value="" calcext:value-type="error">
            <text:p>#DIV/0!</text:p>
          </table:table-cell>
          <table:table-cell table:number-columns-repeated="2"/>
          <table:table-cell table:formula="of:=[.F83]-[.F82]" office:value-type="float" office:value="0" calcext:value-type="float">
            <text:p>0</text:p>
          </table:table-cell>
          <table:table-cell table:style-name="ce327" table:formula="of:=[.G$1:.G$1048576]/([.E83]-[.E82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84]-[.B83]" office:value-type="float" office:value="0" calcext:value-type="float">
            <text:p>0</text:p>
          </table:table-cell>
          <table:table-cell table:style-name="ce369" table:formula="of:=[.C$1:.C$1048576]/([.A84]-[.A83])*30.4375" office:value-type="string" office:string-value="" calcext:value-type="error">
            <text:p>#DIV/0!</text:p>
          </table:table-cell>
          <table:table-cell table:number-columns-repeated="2"/>
          <table:table-cell table:formula="of:=[.F84]-[.F83]" office:value-type="float" office:value="0" calcext:value-type="float">
            <text:p>0</text:p>
          </table:table-cell>
          <table:table-cell table:style-name="ce327" table:formula="of:=[.G$1:.G$1048576]/([.E84]-[.E83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85]-[.B84]" office:value-type="float" office:value="0" calcext:value-type="float">
            <text:p>0</text:p>
          </table:table-cell>
          <table:table-cell table:style-name="ce369" table:formula="of:=[.C$1:.C$1048576]/([.A85]-[.A84])*30.4375" office:value-type="string" office:string-value="" calcext:value-type="error">
            <text:p>#DIV/0!</text:p>
          </table:table-cell>
          <table:table-cell table:number-columns-repeated="2"/>
          <table:table-cell table:formula="of:=[.F85]-[.F84]" office:value-type="float" office:value="0" calcext:value-type="float">
            <text:p>0</text:p>
          </table:table-cell>
          <table:table-cell table:style-name="ce327" table:formula="of:=[.G$1:.G$1048576]/([.E85]-[.E84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86]-[.B85]" office:value-type="float" office:value="0" calcext:value-type="float">
            <text:p>0</text:p>
          </table:table-cell>
          <table:table-cell table:style-name="ce369" table:formula="of:=[.C$1:.C$1048576]/([.A86]-[.A85])*30.4375" office:value-type="string" office:string-value="" calcext:value-type="error">
            <text:p>#DIV/0!</text:p>
          </table:table-cell>
          <table:table-cell table:number-columns-repeated="2"/>
          <table:table-cell table:formula="of:=[.F86]-[.F85]" office:value-type="float" office:value="0" calcext:value-type="float">
            <text:p>0</text:p>
          </table:table-cell>
          <table:table-cell table:style-name="ce327" table:formula="of:=[.G$1:.G$1048576]/([.E86]-[.E85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87]-[.B86]" office:value-type="float" office:value="0" calcext:value-type="float">
            <text:p>0</text:p>
          </table:table-cell>
          <table:table-cell table:style-name="ce369" table:formula="of:=[.C$1:.C$1048576]/([.A87]-[.A86])*30.4375" office:value-type="string" office:string-value="" calcext:value-type="error">
            <text:p>#DIV/0!</text:p>
          </table:table-cell>
          <table:table-cell table:number-columns-repeated="2"/>
          <table:table-cell table:formula="of:=[.F87]-[.F86]" office:value-type="float" office:value="0" calcext:value-type="float">
            <text:p>0</text:p>
          </table:table-cell>
          <table:table-cell table:style-name="ce327" table:formula="of:=[.G$1:.G$1048576]/([.E87]-[.E86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88]-[.B87]" office:value-type="float" office:value="0" calcext:value-type="float">
            <text:p>0</text:p>
          </table:table-cell>
          <table:table-cell table:style-name="ce369" table:formula="of:=[.C$1:.C$1048576]/([.A88]-[.A87])*30.4375" office:value-type="string" office:string-value="" calcext:value-type="error">
            <text:p>#DIV/0!</text:p>
          </table:table-cell>
          <table:table-cell table:number-columns-repeated="2"/>
          <table:table-cell table:formula="of:=[.F88]-[.F87]" office:value-type="float" office:value="0" calcext:value-type="float">
            <text:p>0</text:p>
          </table:table-cell>
          <table:table-cell table:style-name="ce327" table:formula="of:=[.G$1:.G$1048576]/([.E88]-[.E87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89]-[.B88]" office:value-type="float" office:value="0" calcext:value-type="float">
            <text:p>0</text:p>
          </table:table-cell>
          <table:table-cell table:style-name="ce369" table:formula="of:=[.C$1:.C$1048576]/([.A89]-[.A88])*30.4375" office:value-type="string" office:string-value="" calcext:value-type="error">
            <text:p>#DIV/0!</text:p>
          </table:table-cell>
          <table:table-cell table:number-columns-repeated="2"/>
          <table:table-cell table:formula="of:=[.F89]-[.F88]" office:value-type="float" office:value="0" calcext:value-type="float">
            <text:p>0</text:p>
          </table:table-cell>
          <table:table-cell table:style-name="ce327" table:formula="of:=[.G$1:.G$1048576]/([.E89]-[.E88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90]-[.B89]" office:value-type="float" office:value="0" calcext:value-type="float">
            <text:p>0</text:p>
          </table:table-cell>
          <table:table-cell table:style-name="ce369" table:formula="of:=[.C$1:.C$1048576]/([.A90]-[.A89])*30.4375" office:value-type="string" office:string-value="" calcext:value-type="error">
            <text:p>#DIV/0!</text:p>
          </table:table-cell>
          <table:table-cell table:number-columns-repeated="2"/>
          <table:table-cell table:formula="of:=[.F90]-[.F89]" office:value-type="float" office:value="0" calcext:value-type="float">
            <text:p>0</text:p>
          </table:table-cell>
          <table:table-cell table:style-name="ce327" table:formula="of:=[.G$1:.G$1048576]/([.E90]-[.E89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91]-[.B90]" office:value-type="float" office:value="0" calcext:value-type="float">
            <text:p>0</text:p>
          </table:table-cell>
          <table:table-cell table:style-name="ce369" table:formula="of:=[.C$1:.C$1048576]/([.A91]-[.A90])*30.4375" office:value-type="string" office:string-value="" calcext:value-type="error">
            <text:p>#DIV/0!</text:p>
          </table:table-cell>
          <table:table-cell table:number-columns-repeated="2"/>
          <table:table-cell table:formula="of:=[.F91]-[.F90]" office:value-type="float" office:value="0" calcext:value-type="float">
            <text:p>0</text:p>
          </table:table-cell>
          <table:table-cell table:style-name="ce327" table:formula="of:=[.G$1:.G$1048576]/([.E91]-[.E90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92]-[.B91]" office:value-type="float" office:value="0" calcext:value-type="float">
            <text:p>0</text:p>
          </table:table-cell>
          <table:table-cell table:style-name="ce369" table:formula="of:=[.C$1:.C$1048576]/([.A92]-[.A91])*30.4375" office:value-type="string" office:string-value="" calcext:value-type="error">
            <text:p>#DIV/0!</text:p>
          </table:table-cell>
          <table:table-cell table:number-columns-repeated="2"/>
          <table:table-cell table:formula="of:=[.F92]-[.F91]" office:value-type="float" office:value="0" calcext:value-type="float">
            <text:p>0</text:p>
          </table:table-cell>
          <table:table-cell table:style-name="ce327" table:formula="of:=[.G$1:.G$1048576]/([.E92]-[.E91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93]-[.B92]" office:value-type="float" office:value="0" calcext:value-type="float">
            <text:p>0</text:p>
          </table:table-cell>
          <table:table-cell table:style-name="ce369" table:formula="of:=[.C$1:.C$1048576]/([.A93]-[.A92])*30.4375" office:value-type="string" office:string-value="" calcext:value-type="error">
            <text:p>#DIV/0!</text:p>
          </table:table-cell>
          <table:table-cell table:number-columns-repeated="2"/>
          <table:table-cell table:formula="of:=[.F93]-[.F92]" office:value-type="float" office:value="0" calcext:value-type="float">
            <text:p>0</text:p>
          </table:table-cell>
          <table:table-cell table:style-name="ce327" table:formula="of:=[.G$1:.G$1048576]/([.E93]-[.E92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94]-[.B93]" office:value-type="float" office:value="0" calcext:value-type="float">
            <text:p>0</text:p>
          </table:table-cell>
          <table:table-cell table:style-name="ce369" table:formula="of:=[.C$1:.C$1048576]/([.A94]-[.A93])*30.4375" office:value-type="string" office:string-value="" calcext:value-type="error">
            <text:p>#DIV/0!</text:p>
          </table:table-cell>
          <table:table-cell table:number-columns-repeated="2"/>
          <table:table-cell table:formula="of:=[.F94]-[.F93]" office:value-type="float" office:value="0" calcext:value-type="float">
            <text:p>0</text:p>
          </table:table-cell>
          <table:table-cell table:style-name="ce327" table:formula="of:=[.G$1:.G$1048576]/([.E94]-[.E93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95]-[.B94]" office:value-type="float" office:value="0" calcext:value-type="float">
            <text:p>0</text:p>
          </table:table-cell>
          <table:table-cell table:style-name="ce369" table:formula="of:=[.C$1:.C$1048576]/([.A95]-[.A94])*30.4375" office:value-type="string" office:string-value="" calcext:value-type="error">
            <text:p>#DIV/0!</text:p>
          </table:table-cell>
          <table:table-cell table:number-columns-repeated="2"/>
          <table:table-cell table:formula="of:=[.F95]-[.F94]" office:value-type="float" office:value="0" calcext:value-type="float">
            <text:p>0</text:p>
          </table:table-cell>
          <table:table-cell table:style-name="ce327" table:formula="of:=[.G$1:.G$1048576]/([.E95]-[.E94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96]-[.B95]" office:value-type="float" office:value="0" calcext:value-type="float">
            <text:p>0</text:p>
          </table:table-cell>
          <table:table-cell table:style-name="ce369" table:formula="of:=[.C$1:.C$1048576]/([.A96]-[.A95])*30.4375" office:value-type="string" office:string-value="" calcext:value-type="error">
            <text:p>#DIV/0!</text:p>
          </table:table-cell>
          <table:table-cell table:number-columns-repeated="2"/>
          <table:table-cell table:formula="of:=[.F96]-[.F95]" office:value-type="float" office:value="0" calcext:value-type="float">
            <text:p>0</text:p>
          </table:table-cell>
          <table:table-cell table:style-name="ce327" table:formula="of:=[.G$1:.G$1048576]/([.E96]-[.E95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 table:formula="of:=[.B97]-[.B96]" office:value-type="float" office:value="0" calcext:value-type="float">
            <text:p>0</text:p>
          </table:table-cell>
          <table:table-cell table:style-name="ce369" table:formula="of:=[.C$1:.C$1048576]/([.A97]-[.A96])*30.4375" office:value-type="string" office:string-value="" calcext:value-type="error">
            <text:p>#DIV/0!</text:p>
          </table:table-cell>
          <table:table-cell table:number-columns-repeated="2"/>
          <table:table-cell table:formula="of:=[.F97]-[.F96]" office:value-type="float" office:value="0" calcext:value-type="float">
            <text:p>0</text:p>
          </table:table-cell>
          <table:table-cell table:style-name="ce327" table:formula="of:=[.G$1:.G$1048576]/([.E97]-[.E96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 table:formula="of:=[.B98]-[.B97]" office:value-type="float" office:value="0" calcext:value-type="float">
            <text:p>0</text:p>
          </table:table-cell>
          <table:table-cell table:style-name="ce369" table:formula="of:=[.C$1:.C$1048576]/([.A98]-[.A97])*30.4375" office:value-type="string" office:string-value="" calcext:value-type="error">
            <text:p>#DIV/0!</text:p>
          </table:table-cell>
          <table:table-cell table:number-columns-repeated="2"/>
          <table:table-cell table:formula="of:=[.F98]-[.F97]" office:value-type="float" office:value="0" calcext:value-type="float">
            <text:p>0</text:p>
          </table:table-cell>
          <table:table-cell table:style-name="ce327" table:formula="of:=[.G$1:.G$1048576]/([.E98]-[.E97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 table:formula="of:=[.B99]-[.B98]" office:value-type="float" office:value="0" calcext:value-type="float">
            <text:p>0</text:p>
          </table:table-cell>
          <table:table-cell table:style-name="ce369" table:formula="of:=[.C$1:.C$1048576]/([.A99]-[.A98])*30.4375" office:value-type="string" office:string-value="" calcext:value-type="error">
            <text:p>#DIV/0!</text:p>
          </table:table-cell>
          <table:table-cell table:number-columns-repeated="2"/>
          <table:table-cell table:formula="of:=[.F99]-[.F98]" office:value-type="float" office:value="0" calcext:value-type="float">
            <text:p>0</text:p>
          </table:table-cell>
          <table:table-cell table:style-name="ce327" table:formula="of:=[.G$1:.G$1048576]/([.E99]-[.E98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 table:formula="of:=[.B100]-[.B99]" office:value-type="float" office:value="0" calcext:value-type="float">
            <text:p>0</text:p>
          </table:table-cell>
          <table:table-cell table:style-name="ce369" table:formula="of:=[.C$1:.C$1048576]/([.A100]-[.A99])*30.4375" office:value-type="string" office:string-value="" calcext:value-type="error">
            <text:p>#DIV/0!</text:p>
          </table:table-cell>
          <table:table-cell table:number-columns-repeated="2"/>
          <table:table-cell table:formula="of:=[.F100]-[.F99]" office:value-type="float" office:value="0" calcext:value-type="float">
            <text:p>0</text:p>
          </table:table-cell>
          <table:table-cell table:style-name="ce327" table:formula="of:=[.G$1:.G$1048576]/([.E100]-[.E99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1]-[.B100]" office:value-type="float" office:value="0" calcext:value-type="float">
            <text:p>0</text:p>
          </table:table-cell>
          <table:table-cell table:style-name="ce369" table:formula="of:=[.C$1:.C$1048576]/([.A101]-[.A100])*30.4375" office:value-type="string" office:string-value="" calcext:value-type="error">
            <text:p>#DIV/0!</text:p>
          </table:table-cell>
          <table:table-cell table:number-columns-repeated="2"/>
          <table:table-cell table:formula="of:=[.F101]-[.F100]" office:value-type="float" office:value="0" calcext:value-type="float">
            <text:p>0</text:p>
          </table:table-cell>
          <table:table-cell table:style-name="ce327" table:formula="of:=[.G$1:.G$1048576]/([.E101]-[.E100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2]-[.B101]" office:value-type="float" office:value="0" calcext:value-type="float">
            <text:p>0</text:p>
          </table:table-cell>
          <table:table-cell table:style-name="ce369" table:formula="of:=[.C$1:.C$1048576]/([.A102]-[.A101])*30.4375" office:value-type="string" office:string-value="" calcext:value-type="error">
            <text:p>#DIV/0!</text:p>
          </table:table-cell>
          <table:table-cell table:number-columns-repeated="2"/>
          <table:table-cell table:formula="of:=[.F102]-[.F101]" office:value-type="float" office:value="0" calcext:value-type="float">
            <text:p>0</text:p>
          </table:table-cell>
          <table:table-cell table:style-name="ce327" table:formula="of:=[.G$1:.G$1048576]/([.E102]-[.E101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3]-[.B102]" office:value-type="float" office:value="0" calcext:value-type="float">
            <text:p>0</text:p>
          </table:table-cell>
          <table:table-cell table:style-name="ce369" table:formula="of:=[.C$1:.C$1048576]/([.A103]-[.A102])*30.4375" office:value-type="string" office:string-value="" calcext:value-type="error">
            <text:p>#DIV/0!</text:p>
          </table:table-cell>
          <table:table-cell table:number-columns-repeated="2"/>
          <table:table-cell table:formula="of:=[.F103]-[.F102]" office:value-type="float" office:value="0" calcext:value-type="float">
            <text:p>0</text:p>
          </table:table-cell>
          <table:table-cell table:style-name="ce327" table:formula="of:=[.G$1:.G$1048576]/([.E103]-[.E102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4]-[.B103]" office:value-type="float" office:value="0" calcext:value-type="float">
            <text:p>0</text:p>
          </table:table-cell>
          <table:table-cell table:style-name="ce369" table:formula="of:=[.C$1:.C$1048576]/([.A104]-[.A103])*30.4375" office:value-type="string" office:string-value="" calcext:value-type="error">
            <text:p>#DIV/0!</text:p>
          </table:table-cell>
          <table:table-cell table:number-columns-repeated="2"/>
          <table:table-cell table:formula="of:=[.F104]-[.F103]" office:value-type="float" office:value="0" calcext:value-type="float">
            <text:p>0</text:p>
          </table:table-cell>
          <table:table-cell table:style-name="ce327" table:formula="of:=[.G$1:.G$1048576]/([.E104]-[.E103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5]-[.B104]" office:value-type="float" office:value="0" calcext:value-type="float">
            <text:p>0</text:p>
          </table:table-cell>
          <table:table-cell table:style-name="ce369" table:formula="of:=[.C$1:.C$1048576]/([.A105]-[.A104])*30.4375" office:value-type="string" office:string-value="" calcext:value-type="error">
            <text:p>#DIV/0!</text:p>
          </table:table-cell>
          <table:table-cell table:number-columns-repeated="2"/>
          <table:table-cell table:formula="of:=[.F105]-[.F104]" office:value-type="float" office:value="0" calcext:value-type="float">
            <text:p>0</text:p>
          </table:table-cell>
          <table:table-cell table:style-name="ce327" table:formula="of:=[.G$1:.G$1048576]/([.E105]-[.E104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6]-[.B105]" office:value-type="float" office:value="0" calcext:value-type="float">
            <text:p>0</text:p>
          </table:table-cell>
          <table:table-cell table:style-name="ce369" table:formula="of:=[.C$1:.C$1048576]/([.A106]-[.A105])*30.4375" office:value-type="string" office:string-value="" calcext:value-type="error">
            <text:p>#DIV/0!</text:p>
          </table:table-cell>
          <table:table-cell table:number-columns-repeated="2"/>
          <table:table-cell table:formula="of:=[.F106]-[.F105]" office:value-type="float" office:value="0" calcext:value-type="float">
            <text:p>0</text:p>
          </table:table-cell>
          <table:table-cell table:style-name="ce327" table:formula="of:=[.G$1:.G$1048576]/([.E106]-[.E105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7]-[.B106]" office:value-type="float" office:value="0" calcext:value-type="float">
            <text:p>0</text:p>
          </table:table-cell>
          <table:table-cell table:style-name="ce369" table:formula="of:=[.C$1:.C$1048576]/([.A107]-[.A106])*30.4375" office:value-type="string" office:string-value="" calcext:value-type="error">
            <text:p>#DIV/0!</text:p>
          </table:table-cell>
          <table:table-cell table:number-columns-repeated="2"/>
          <table:table-cell table:formula="of:=[.F107]-[.F106]" office:value-type="float" office:value="0" calcext:value-type="float">
            <text:p>0</text:p>
          </table:table-cell>
          <table:table-cell table:style-name="ce327" table:formula="of:=[.G$1:.G$1048576]/([.E107]-[.E106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l eater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10"/>
        <table:table-column table:style-name="co1" table:default-cell-style-name="Default"/>
        <table:table-column table:style-name="co1" table:default-cell-style-name="ce370"/>
        <table:table-column table:style-name="co1" table:default-cell-style-name="Default"/>
        <table:table-column table:style-name="co1" table:number-columns-repeated="2" table:default-cell-style-name="ce310"/>
        <table:table-column table:style-name="co1" table:number-columns-repeated="1017" table:default-cell-style-name="Default"/>
        <table:table-row table:style-name="ro2"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AO3 Works</text:p>
          </table:table-cell>
          <table:table-cell table:style-name="ce330" office:value-type="string" calcext:value-type="string">
            <text:p>Increase</text:p>
          </table:table-cell>
          <table:table-cell table:style-name="ce367" office:value-type="string" calcext:value-type="string">
            <text:p>Inc / Month</text:p>
          </table:table-cell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FFN Works</text:p>
          </table:table-cell>
          <table:table-cell table:style-name="ce333" office:value-type="string" calcext:value-type="string">
            <text:p>Increase</text:p>
          </table:table-cell>
          <table:table-cell table:style-name="ce330" office:value-type="string" calcext:value-type="string">
            <text:p>Inc / Month</text:p>
          </table:table-cell>
          <table:table-cell table:style-name="ce330" office:value-type="string" calcext:value-type="string">
            <text:p>Total</text:p>
          </table:table-cell>
          <table:table-cell table:style-name="ce339" office:value-type="string" calcext:value-type="string">
            <text:p>% AO3</text:p>
          </table:table-cell>
          <table:table-cell table:style-name="ce339" office:value-type="string" calcext:value-type="string">
            <text:p>% FFN</text:p>
          </table:table-cell>
          <table:table-cell table:style-name="ce342" office:value-type="string" calcext:value-type="string">
            <text:p>% Inc AO3</text:p>
          </table:table-cell>
          <table:table-cell table:style-name="ce342" office:value-type="string" calcext:value-type="string">
            <text:p>% Inc FFN</text:p>
          </table:table-cell>
          <table:table-cell table:style-name="ce330" table:number-columns-repeated="2"/>
          <table:table-cell table:style-name="ce330" office:value-type="string" calcext:value-type="string">
            <text:p>Important Fandom Dates</text:p>
          </table:table-cell>
          <table:table-cell table:style-name="ce330" table:number-columns-repeated="1008"/>
        </table:table-row>
        <table:table-row table:style-name="ro2">
          <table:table-cell table:style-name="ce330"/>
          <table:table-cell table:style-name="ce333"/>
          <table:table-cell table:style-name="ce330"/>
          <table:table-cell table:style-name="ce367"/>
          <table:table-cell table:style-name="ce364" office:value-type="date" office:date-value="2009-02-24" calcext:value-type="date">
            <text:p>02/24/09</text:p>
          </table:table-cell>
          <table:table-cell table:style-name="ce376" office:value-type="float" office:value="649" calcext:value-type="float">
            <text:p>649</text:p>
          </table:table-cell>
          <table:table-cell table:style-name="ce376"/>
          <table:table-cell table:style-name="ce365"/>
          <table:table-cell table:style-name="ce310" table:formula="of:=[.B$1:.B$1048576]+[.F$1:.F$1048576]" office:value-type="float" office:value="649" calcext:value-type="float">
            <text:p>649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number-columns-repeated="2"/>
          <table:table-cell table:style-name="ce330" table:number-columns-repeated="1011"/>
        </table:table-row>
        <table:table-row table:style-name="ro2">
          <table:table-cell table:style-name="ce330"/>
          <table:table-cell table:style-name="ce333"/>
          <table:table-cell table:style-name="ce330"/>
          <table:table-cell table:style-name="ce367"/>
          <table:table-cell table:style-name="ce317" office:value-type="date" office:date-value="2009-03-24" calcext:value-type="date">
            <text:p>03/24/09</text:p>
          </table:table-cell>
          <table:table-cell office:value-type="float" office:value="751" calcext:value-type="float">
            <text:p>751</text:p>
          </table:table-cell>
          <table:table-cell table:formula="of:=[.F3]-[.F2]" office:value-type="float" office:value="102" calcext:value-type="float">
            <text:p>102</text:p>
          </table:table-cell>
          <table:table-cell table:style-name="ce327" table:formula="of:=[.G$1:.G$1048576]/([.E3]-[.E2])*30.4375" office:value-type="float" office:value="110.879464285714" calcext:value-type="float">
            <text:p>110.88</text:p>
          </table:table-cell>
          <table:table-cell table:style-name="ce310" table:formula="of:=[.B$1:.B$1048576]+[.F$1:.F$1048576]" office:value-type="float" office:value="751" calcext:value-type="float">
            <text:p>751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style-name="ce330" table:number-columns-repeated="1011"/>
        </table:table-row>
        <table:table-row table:style-name="ro2">
          <table:table-cell table:style-name="ce330"/>
          <table:table-cell table:style-name="ce333"/>
          <table:table-cell table:style-name="ce330"/>
          <table:table-cell table:style-name="ce367"/>
          <table:table-cell table:style-name="ce317" office:value-type="date" office:date-value="2009-10-27" calcext:value-type="date">
            <text:p>10/27/09</text:p>
          </table:table-cell>
          <table:table-cell office:value-type="float" office:value="1612" calcext:value-type="float">
            <text:p>1,612</text:p>
          </table:table-cell>
          <table:table-cell table:formula="of:=[.F4]-[.F3]" office:value-type="float" office:value="861" calcext:value-type="float">
            <text:p>861</text:p>
          </table:table-cell>
          <table:table-cell table:style-name="ce327" table:formula="of:=[.G$1:.G$1048576]/([.E4]-[.E3])*30.4375" office:value-type="float" office:value="120.76814516129" calcext:value-type="float">
            <text:p>120.77</text:p>
          </table:table-cell>
          <table:table-cell table:style-name="ce310" table:formula="of:=[.B$1:.B$1048576]+[.F$1:.F$1048576]" office:value-type="float" office:value="1612" calcext:value-type="float">
            <text:p>1,612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style-name="ce330" table:number-columns-repeated="1011"/>
        </table:table-row>
        <table:table-row table:style-name="ro2">
          <table:table-cell table:style-name="ce317" office:value-type="date" office:date-value="2009-11-16" calcext:value-type="date">
            <text:p>11/16/09</text:p>
          </table:table-cell>
          <table:table-cell office:value-type="float" office:value="15" calcext:value-type="float">
            <text:p>15</text:p>
          </table:table-cell>
          <table:table-cell table:style-name="ce365"/>
          <table:table-cell table:style-name="ce368"/>
          <table:table-cell table:style-name="ce372" office:value-type="date" office:date-value="2009-11-16" calcext:value-type="date">
            <text:p>11/16/09</text:p>
          </table:table-cell>
          <table:table-cell table:style-name="ce378" table:formula="of:=[.$F$4]+0.5*([.$H$4]+[.$H$13])*([.A5]-[.$E$4])/30.4375" office:value-type="float" office:value="1716.88868696047" calcext:value-type="float">
            <text:p>1,717</text:p>
          </table:table-cell>
          <table:table-cell table:formula="of:=[.F5]-[.F4]" office:value-type="float" office:value="104.888686960473" calcext:value-type="float">
            <text:p>105</text:p>
          </table:table-cell>
          <table:table-cell table:style-name="ce327" table:formula="of:=[.G$1:.G$1048576]/([.E5]-[.E4])*30.4375" office:value-type="float" office:value="159.627470467969" calcext:value-type="float">
            <text:p>159.63</text:p>
          </table:table-cell>
          <table:table-cell table:style-name="ce310" table:formula="of:=[.B$1:.B$1048576]+[.F$1:.F$1048576]" office:value-type="float" office:value="1731.88868696047" calcext:value-type="float">
            <text:p>1,732</text:p>
          </table:table-cell>
          <table:table-cell table:style-name="ce340" table:formula="of:=[.B$1:.B$1048576]/[.I$1:.I$1048576]" office:value-type="float" office:value="0.00866106471676626" calcext:value-type="float">
            <text:p>0.009</text:p>
          </table:table-cell>
          <table:table-cell table:style-name="ce340" table:formula="of:=[.F$1:.F$1048576]/[.I$1:.I$1048576]" office:value-type="float" office:value="0.991338935283234" calcext:value-type="float">
            <text:p>0.991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64" office:value-type="date" office:date-value="2009-12-09" calcext:value-type="date">
            <text:p>12/09/09</text:p>
          </table:table-cell>
          <table:table-cell table:style-name="ce376" office:value-type="float" office:value="23" calcext:value-type="float">
            <text:p>23</text:p>
          </table:table-cell>
          <table:table-cell table:formula="of:=[.B6]-[.B5]" office:value-type="float" office:value="8" calcext:value-type="float">
            <text:p>8</text:p>
          </table:table-cell>
          <table:table-cell table:style-name="ce369" table:formula="of:=[.C$1:.C$1048576]/([.A6]-[.A5])*30.4375" office:value-type="float" office:value="10.5869565217391" calcext:value-type="float">
            <text:p>10.59</text:p>
          </table:table-cell>
          <table:table-cell table:style-name="ce372" office:value-type="date" office:date-value="2009-12-09" calcext:value-type="date">
            <text:p>12/09/09</text:p>
          </table:table-cell>
          <table:table-cell table:style-name="ce378" table:formula="of:=[.$F$4]+0.5*([.$H$4]+[.$H$13])*([.A6]-[.$E$4])/30.4375" office:value-type="float" office:value="1837.51067696502" calcext:value-type="float">
            <text:p>1,838</text:p>
          </table:table-cell>
          <table:table-cell table:formula="of:=[.F6]-[.F5]" office:value-type="float" office:value="120.621990004543" calcext:value-type="float">
            <text:p>121</text:p>
          </table:table-cell>
          <table:table-cell table:style-name="ce327" table:formula="of:=[.G$1:.G$1048576]/([.E6]-[.E5])*30.4375" office:value-type="float" office:value="159.627470467969" calcext:value-type="float">
            <text:p>159.63</text:p>
          </table:table-cell>
          <table:table-cell table:style-name="ce310" table:formula="of:=[.B$1:.B$1048576]+[.F$1:.F$1048576]" office:value-type="float" office:value="1860.51067696502" calcext:value-type="float">
            <text:p>1,861</text:p>
          </table:table-cell>
          <table:table-cell table:style-name="ce340" table:formula="of:=[.B$1:.B$1048576]/[.I$1:.I$1048576]" office:value-type="float" office:value="0.0123621972637744" calcext:value-type="float">
            <text:p>0.012</text:p>
          </table:table-cell>
          <table:table-cell table:style-name="ce340" table:formula="of:=[.F$1:.F$1048576]/[.I$1:.I$1048576]" office:value-type="float" office:value="0.987637802736226" calcext:value-type="float">
            <text:p>0.988</text:p>
          </table:table-cell>
          <table:table-cell table:style-name="ce343" table:formula="of:=[.C$1:.C$1048576]/([.C$1:.C$1048576]+[.G$1:.G$1048576])" office:value-type="percentage" office:value="0.0621977626043371" calcext:value-type="percentage">
            <text:p>6.22%</text:p>
          </table:table-cell>
          <table:table-cell table:style-name="ce343" table:formula="of:=[.G$1:.G$1048576]/([.C$1:.C$1048576]+[.G$1:.G$1048576])" office:value-type="percentage" office:value="0.937802237395663" calcext:value-type="percentage">
            <text:p>93.7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09-12-21" calcext:value-type="date">
            <text:p>12/21/09</text:p>
          </table:table-cell>
          <table:table-cell office:value-type="float" office:value="24" calcext:value-type="float">
            <text:p>24</text:p>
          </table:table-cell>
          <table:table-cell table:formula="of:=[.B7]-[.B6]" office:value-type="float" office:value="1" calcext:value-type="float">
            <text:p>1</text:p>
          </table:table-cell>
          <table:table-cell table:style-name="ce369" table:formula="of:=[.C$1:.C$1048576]/([.A7]-[.A6])*30.4375" office:value-type="float" office:value="2.53645833333333" calcext:value-type="float">
            <text:p>2.54</text:p>
          </table:table-cell>
          <table:table-cell table:style-name="ce372" office:value-type="date" office:date-value="2009-12-21" calcext:value-type="date">
            <text:p>12/21/09</text:p>
          </table:table-cell>
          <table:table-cell table:style-name="ce378" table:formula="of:=[.$F$4]+0.5*([.$H$4]+[.$H$13])*([.A7]-[.$E$4])/30.4375" office:value-type="float" office:value="1900.4438891413" calcext:value-type="float">
            <text:p>1,900</text:p>
          </table:table-cell>
          <table:table-cell table:formula="of:=[.F7]-[.F6]" office:value-type="float" office:value="62.9332121762836" calcext:value-type="float">
            <text:p>63</text:p>
          </table:table-cell>
          <table:table-cell table:style-name="ce327" table:formula="of:=[.G$1:.G$1048576]/([.E7]-[.E6])*30.4375" office:value-type="float" office:value="159.627470467969" calcext:value-type="float">
            <text:p>159.63</text:p>
          </table:table-cell>
          <table:table-cell table:style-name="ce310" table:formula="of:=[.B$1:.B$1048576]+[.F$1:.F$1048576]" office:value-type="float" office:value="1924.4438891413" calcext:value-type="float">
            <text:p>1,924</text:p>
          </table:table-cell>
          <table:table-cell table:style-name="ce340" table:formula="of:=[.B$1:.B$1048576]/[.I$1:.I$1048576]" office:value-type="float" office:value="0.0124711352382994" calcext:value-type="float">
            <text:p>0.012</text:p>
          </table:table-cell>
          <table:table-cell table:style-name="ce340" table:formula="of:=[.F$1:.F$1048576]/[.I$1:.I$1048576]" office:value-type="float" office:value="0.987528864761701" calcext:value-type="float">
            <text:p>0.988</text:p>
          </table:table-cell>
          <table:table-cell table:style-name="ce343" table:formula="of:=[.C$1:.C$1048576]/([.C$1:.C$1048576]+[.G$1:.G$1048576])" office:value-type="percentage" office:value="0.0156413226546899" calcext:value-type="percentage">
            <text:p>1.56%</text:p>
          </table:table-cell>
          <table:table-cell table:style-name="ce343" table:formula="of:=[.G$1:.G$1048576]/([.C$1:.C$1048576]+[.G$1:.G$1048576])" office:value-type="percentage" office:value="0.98435867734531" calcext:value-type="percentage">
            <text:p>98.44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09-12-25" calcext:value-type="date">
            <text:p>12/25/09</text:p>
          </table:table-cell>
          <table:table-cell office:value-type="float" office:value="37" calcext:value-type="float">
            <text:p>37</text:p>
          </table:table-cell>
          <table:table-cell table:formula="of:=[.B8]-[.B7]" office:value-type="float" office:value="13" calcext:value-type="float">
            <text:p>13</text:p>
          </table:table-cell>
          <table:table-cell table:style-name="ce369" table:formula="of:=[.C$1:.C$1048576]/([.A8]-[.A7])*30.4375" office:value-type="float" office:value="98.921875" calcext:value-type="float">
            <text:p>98.92</text:p>
          </table:table-cell>
          <table:table-cell table:style-name="ce372" office:value-type="date" office:date-value="2009-12-25" calcext:value-type="date">
            <text:p>12/25/09</text:p>
          </table:table-cell>
          <table:table-cell table:style-name="ce378" table:formula="of:=[.$F$4]+0.5*([.$H$4]+[.$H$13])*([.A8]-[.$E$4])/30.4375" office:value-type="float" office:value="1921.42162653339" calcext:value-type="float">
            <text:p>1,921</text:p>
          </table:table-cell>
          <table:table-cell table:formula="of:=[.F8]-[.F7]" office:value-type="float" office:value="20.9777373920945" calcext:value-type="float">
            <text:p>21</text:p>
          </table:table-cell>
          <table:table-cell table:style-name="ce327" table:formula="of:=[.G$1:.G$1048576]/([.E8]-[.E7])*30.4375" office:value-type="float" office:value="159.627470467969" calcext:value-type="float">
            <text:p>159.63</text:p>
          </table:table-cell>
          <table:table-cell table:style-name="ce310" table:formula="of:=[.B$1:.B$1048576]+[.F$1:.F$1048576]" office:value-type="float" office:value="1958.42162653339" calcext:value-type="float">
            <text:p>1,958</text:p>
          </table:table-cell>
          <table:table-cell table:style-name="ce340" table:formula="of:=[.B$1:.B$1048576]/[.I$1:.I$1048576]" office:value-type="float" office:value="0.0188927652241534" calcext:value-type="float">
            <text:p>0.019</text:p>
          </table:table-cell>
          <table:table-cell table:style-name="ce340" table:formula="of:=[.F$1:.F$1048576]/[.I$1:.I$1048576]" office:value-type="float" office:value="0.981107234775847" calcext:value-type="float">
            <text:p>0.981</text:p>
          </table:table-cell>
          <table:table-cell table:style-name="ce343" table:formula="of:=[.C$1:.C$1048576]/([.C$1:.C$1048576]+[.G$1:.G$1048576])" office:value-type="percentage" office:value="0.38260346326135" calcext:value-type="percentage">
            <text:p>38.26%</text:p>
          </table:table-cell>
          <table:table-cell table:style-name="ce343" table:formula="of:=[.G$1:.G$1048576]/([.C$1:.C$1048576]+[.G$1:.G$1048576])" office:value-type="percentage" office:value="0.61739653673865" calcext:value-type="percentage">
            <text:p>61.74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0-01-03" calcext:value-type="date">
            <text:p>01/03/10</text:p>
          </table:table-cell>
          <table:table-cell office:value-type="float" office:value="39" calcext:value-type="float">
            <text:p>39</text:p>
          </table:table-cell>
          <table:table-cell table:formula="of:=[.B9]-[.B8]" office:value-type="float" office:value="2" calcext:value-type="float">
            <text:p>2</text:p>
          </table:table-cell>
          <table:table-cell table:style-name="ce369" table:formula="of:=[.C$1:.C$1048576]/([.A9]-[.A8])*30.4375" office:value-type="float" office:value="6.76388888888889" calcext:value-type="float">
            <text:p>6.76</text:p>
          </table:table-cell>
          <table:table-cell table:style-name="ce372" office:value-type="date" office:date-value="2010-01-03" calcext:value-type="date">
            <text:p>01/03/10</text:p>
          </table:table-cell>
          <table:table-cell table:style-name="ce378" table:formula="of:=[.$F$4]+0.5*([.$H$4]+[.$H$13])*([.A9]-[.$E$4])/30.4375" office:value-type="float" office:value="1968.62153566561" calcext:value-type="float">
            <text:p>1,969</text:p>
          </table:table-cell>
          <table:table-cell table:formula="of:=[.F9]-[.F8]" office:value-type="float" office:value="47.1999091322127" calcext:value-type="float">
            <text:p>47</text:p>
          </table:table-cell>
          <table:table-cell table:style-name="ce327" table:formula="of:=[.G$1:.G$1048576]/([.E9]-[.E8])*30.4375" office:value-type="float" office:value="159.627470467969" calcext:value-type="float">
            <text:p>159.63</text:p>
          </table:table-cell>
          <table:table-cell table:style-name="ce310" table:formula="of:=[.B$1:.B$1048576]+[.F$1:.F$1048576]" office:value-type="float" office:value="2007.62153566561" calcext:value-type="float">
            <text:p>2,008</text:p>
          </table:table-cell>
          <table:table-cell table:style-name="ce340" table:formula="of:=[.B$1:.B$1048576]/[.I$1:.I$1048576]" office:value-type="float" office:value="0.019425972130285" calcext:value-type="float">
            <text:p>0.019</text:p>
          </table:table-cell>
          <table:table-cell table:style-name="ce340" table:formula="of:=[.F$1:.F$1048576]/[.I$1:.I$1048576]" office:value-type="float" office:value="0.980574027869715" calcext:value-type="float">
            <text:p>0.981</text:p>
          </table:table-cell>
          <table:table-cell table:style-name="ce343" table:formula="of:=[.C$1:.C$1048576]/([.C$1:.C$1048576]+[.G$1:.G$1048576])" office:value-type="percentage" office:value="0.0406504815816934" calcext:value-type="percentage">
            <text:p>4.07%</text:p>
          </table:table-cell>
          <table:table-cell table:style-name="ce343" table:formula="of:=[.G$1:.G$1048576]/([.C$1:.C$1048576]+[.G$1:.G$1048576])" office:value-type="percentage" office:value="0.959349518418307" calcext:value-type="percentage">
            <text:p>95.9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0-02-04" calcext:value-type="date">
            <text:p>02/04/10</text:p>
          </table:table-cell>
          <table:table-cell office:value-type="float" office:value="41" calcext:value-type="float">
            <text:p>41</text:p>
          </table:table-cell>
          <table:table-cell table:formula="of:=[.B10]-[.B9]" office:value-type="float" office:value="2" calcext:value-type="float">
            <text:p>2</text:p>
          </table:table-cell>
          <table:table-cell table:style-name="ce369" table:formula="of:=[.C$1:.C$1048576]/([.A10]-[.A9])*30.4375" office:value-type="float" office:value="1.90234375" calcext:value-type="float">
            <text:p>1.90</text:p>
          </table:table-cell>
          <table:table-cell table:style-name="ce372" office:value-type="date" office:date-value="2010-02-04" calcext:value-type="date">
            <text:p>02/04/10</text:p>
          </table:table-cell>
          <table:table-cell table:style-name="ce378" table:formula="of:=[.$F$4]+0.5*([.$H$4]+[.$H$13])*([.A10]-[.$E$4])/30.4375" office:value-type="float" office:value="2136.44343480236" calcext:value-type="float">
            <text:p>2,136</text:p>
          </table:table-cell>
          <table:table-cell table:formula="of:=[.F10]-[.F9]" office:value-type="float" office:value="167.821899136756" calcext:value-type="float">
            <text:p>168</text:p>
          </table:table-cell>
          <table:table-cell table:style-name="ce327" table:formula="of:=[.G$1:.G$1048576]/([.E10]-[.E9])*30.4375" office:value-type="float" office:value="159.627470467969" calcext:value-type="float">
            <text:p>159.63</text:p>
          </table:table-cell>
          <table:table-cell table:style-name="ce310" table:formula="of:=[.B$1:.B$1048576]+[.F$1:.F$1048576]" office:value-type="float" office:value="2177.44343480236" calcext:value-type="float">
            <text:p>2,177</text:p>
          </table:table-cell>
          <table:table-cell table:style-name="ce340" table:formula="of:=[.B$1:.B$1048576]/[.I$1:.I$1048576]" office:value-type="float" office:value="0.0188294213960701" calcext:value-type="float">
            <text:p>0.019</text:p>
          </table:table-cell>
          <table:table-cell table:style-name="ce340" table:formula="of:=[.F$1:.F$1048576]/[.I$1:.I$1048576]" office:value-type="float" office:value="0.98117057860393" calcext:value-type="float">
            <text:p>0.981</text:p>
          </table:table-cell>
          <table:table-cell table:style-name="ce343" table:formula="of:=[.C$1:.C$1048576]/([.C$1:.C$1048576]+[.G$1:.G$1048576])" office:value-type="percentage" office:value="0.0117770441277978" calcext:value-type="percentage">
            <text:p>1.18%</text:p>
          </table:table-cell>
          <table:table-cell table:style-name="ce343" table:formula="of:=[.G$1:.G$1048576]/([.C$1:.C$1048576]+[.G$1:.G$1048576])" office:value-type="percentage" office:value="0.988222955872202" calcext:value-type="percentage">
            <text:p>98.82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0-03-09" calcext:value-type="date">
            <text:p>03/09/10</text:p>
          </table:table-cell>
          <table:table-cell office:value-type="float" office:value="42" calcext:value-type="float">
            <text:p>42</text:p>
          </table:table-cell>
          <table:table-cell table:formula="of:=[.B11]-[.B10]" office:value-type="float" office:value="1" calcext:value-type="float">
            <text:p>1</text:p>
          </table:table-cell>
          <table:table-cell table:style-name="ce369" table:formula="of:=[.C$1:.C$1048576]/([.A11]-[.A10])*30.4375" office:value-type="float" office:value="0.922348484848485" calcext:value-type="float">
            <text:p>0.92</text:p>
          </table:table-cell>
          <table:table-cell table:style-name="ce372" office:value-type="date" office:date-value="2010-03-09" calcext:value-type="date">
            <text:p>03/09/10</text:p>
          </table:table-cell>
          <table:table-cell table:style-name="ce378" table:formula="of:=[.$F$4]+0.5*([.$H$4]+[.$H$13])*([.A11]-[.$E$4])/30.4375" office:value-type="float" office:value="2309.50976828714" calcext:value-type="float">
            <text:p>2,310</text:p>
          </table:table-cell>
          <table:table-cell table:formula="of:=[.F11]-[.F10]" office:value-type="float" office:value="173.06633348478" calcext:value-type="float">
            <text:p>173</text:p>
          </table:table-cell>
          <table:table-cell table:style-name="ce327" table:formula="of:=[.G$1:.G$1048576]/([.E11]-[.E10])*30.4375" office:value-type="float" office:value="159.627470467969" calcext:value-type="float">
            <text:p>159.63</text:p>
          </table:table-cell>
          <table:table-cell table:style-name="ce310" table:formula="of:=[.B$1:.B$1048576]+[.F$1:.F$1048576]" office:value-type="float" office:value="2351.50976828714" calcext:value-type="float">
            <text:p>2,352</text:p>
          </table:table-cell>
          <table:table-cell table:style-name="ce340" table:formula="of:=[.B$1:.B$1048576]/[.I$1:.I$1048576]" office:value-type="float" office:value="0.0178608656304214" calcext:value-type="float">
            <text:p>0.018</text:p>
          </table:table-cell>
          <table:table-cell table:style-name="ce340" table:formula="of:=[.F$1:.F$1048576]/[.I$1:.I$1048576]" office:value-type="float" office:value="0.982139134369579" calcext:value-type="float">
            <text:p>0.982</text:p>
          </table:table-cell>
          <table:table-cell table:style-name="ce343" table:formula="of:=[.C$1:.C$1048576]/([.C$1:.C$1048576]+[.G$1:.G$1048576])" office:value-type="percentage" office:value="0.00574493631238255" calcext:value-type="percentage">
            <text:p>0.57%</text:p>
          </table:table-cell>
          <table:table-cell table:style-name="ce343" table:formula="of:=[.G$1:.G$1048576]/([.C$1:.C$1048576]+[.G$1:.G$1048576])" office:value-type="percentage" office:value="0.994255063687617" calcext:value-type="percentage">
            <text:p>99.4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0-04-10" calcext:value-type="date">
            <text:p>04/10/10</text:p>
          </table:table-cell>
          <table:table-cell office:value-type="float" office:value="42" calcext:value-type="float">
            <text:p>42</text:p>
          </table:table-cell>
          <table:table-cell table:formula="of:=[.B12]-[.B11]" office:value-type="float" office:value="0" calcext:value-type="float">
            <text:p>0</text:p>
          </table:table-cell>
          <table:table-cell table:style-name="ce369" table:formula="of:=[.C$1:.C$1048576]/([.A12]-[.A11])*30.4375" office:value-type="float" office:value="0" calcext:value-type="float">
            <text:p>0.00</text:p>
          </table:table-cell>
          <table:table-cell table:style-name="ce317" office:value-type="date" office:date-value="2010-04-02" calcext:value-type="date">
            <text:p>04/02/10</text:p>
          </table:table-cell>
          <table:table-cell office:value-type="float" office:value="2355" calcext:value-type="float">
            <text:p>2,355</text:p>
          </table:table-cell>
          <table:table-cell table:formula="of:=[.F12]-[.F11]" office:value-type="float" office:value="45.4902317128581" calcext:value-type="float">
            <text:p>45</text:p>
          </table:table-cell>
          <table:table-cell table:style-name="ce327" table:formula="of:=[.G$1:.G$1048576]/([.E12]-[.E11])*30.4375" office:value-type="float" office:value="57.6920386566716" calcext:value-type="float">
            <text:p>57.69</text:p>
          </table:table-cell>
          <table:table-cell table:style-name="ce310" table:formula="of:=[.B$1:.B$1048576]+[.F$1:.F$1048576]" office:value-type="float" office:value="2397" calcext:value-type="float">
            <text:p>2,397</text:p>
          </table:table-cell>
          <table:table-cell table:style-name="ce340" table:formula="of:=[.B$1:.B$1048576]/[.I$1:.I$1048576]" office:value-type="float" office:value="0.0175219023779725" calcext:value-type="float">
            <text:p>0.018</text:p>
          </table:table-cell>
          <table:table-cell table:style-name="ce340" table:formula="of:=[.F$1:.F$1048576]/[.I$1:.I$1048576]" office:value-type="float" office:value="0.982478097622028" calcext:value-type="float">
            <text:p>0.982</text:p>
          </table:table-cell>
          <table:table-cell table:style-name="ce343" table:formula="of:=[.C$1:.C$1048576]/([.C$1:.C$1048576]+[.G$1:.G$1048576])" office:value-type="percentage" office:value="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0-06-10" calcext:value-type="date">
            <text:p>06/10/10</text:p>
          </table:table-cell>
          <table:table-cell office:value-type="float" office:value="45" calcext:value-type="float">
            <text:p>45</text:p>
          </table:table-cell>
          <table:table-cell table:formula="of:=[.B13]-[.B12]" office:value-type="float" office:value="3" calcext:value-type="float">
            <text:p>3</text:p>
          </table:table-cell>
          <table:table-cell table:style-name="ce369" table:formula="of:=[.C$1:.C$1048576]/([.A13]-[.A12])*30.4375" office:value-type="float" office:value="1.4969262295082" calcext:value-type="float">
            <text:p>1.50</text:p>
          </table:table-cell>
          <table:table-cell table:style-name="ce317" office:value-type="date" office:date-value="2010-06-12" calcext:value-type="date">
            <text:p>06/12/10</text:p>
          </table:table-cell>
          <table:table-cell office:value-type="float" office:value="2818" calcext:value-type="float">
            <text:p>2,818</text:p>
          </table:table-cell>
          <table:table-cell table:formula="of:=[.F13]-[.F12]" office:value-type="float" office:value="463" calcext:value-type="float">
            <text:p>463</text:p>
          </table:table-cell>
          <table:table-cell table:style-name="ce327" table:formula="of:=[.G$1:.G$1048576]/([.E13]-[.E12])*30.4375" office:value-type="float" office:value="198.486795774648" calcext:value-type="float">
            <text:p>198.49</text:p>
          </table:table-cell>
          <table:table-cell table:style-name="ce310" table:formula="of:=[.B$1:.B$1048576]+[.F$1:.F$1048576]" office:value-type="float" office:value="2863" calcext:value-type="float">
            <text:p>2,863</text:p>
          </table:table-cell>
          <table:table-cell table:style-name="ce340" table:formula="of:=[.B$1:.B$1048576]/[.I$1:.I$1048576]" office:value-type="float" office:value="0.0157177785539644" calcext:value-type="float">
            <text:p>0.016</text:p>
          </table:table-cell>
          <table:table-cell table:style-name="ce340" table:formula="of:=[.F$1:.F$1048576]/[.I$1:.I$1048576]" office:value-type="float" office:value="0.984282221446036" calcext:value-type="float">
            <text:p>0.984</text:p>
          </table:table-cell>
          <table:table-cell table:style-name="ce343" table:formula="of:=[.C$1:.C$1048576]/([.C$1:.C$1048576]+[.G$1:.G$1048576])" office:value-type="percentage" office:value="0.00643776824034335" calcext:value-type="percentage">
            <text:p>0.64%</text:p>
          </table:table-cell>
          <table:table-cell table:style-name="ce343" table:formula="of:=[.G$1:.G$1048576]/([.C$1:.C$1048576]+[.G$1:.G$1048576])" office:value-type="percentage" office:value="0.993562231759657" calcext:value-type="percentage">
            <text:p>99.36%</text:p>
          </table:table-cell>
          <table:table-cell table:number-columns-repeated="1011"/>
        </table:table-row>
        <table:table-row table:style-name="ro2">
          <table:table-cell table:style-name="ce372" office:value-type="date" office:date-value="2010-12-22" calcext:value-type="date">
            <office:annotation draw:style-name="gr1" draw:text-style-name="P2" svg:width="1.1413in" svg:height="0.7083in" svg:x="1.1248in" svg:y="1.7205in" draw:caption-point-x="-0.2402in" draw:caption-point-y="0.5945in">
              <dc:date>2023-03-01T00:00:00</dc:date>
              <text:p text:style-name="P1"><text:span text:style-name="T3">Check formula on B again later</text:span></text:p>
              <text:p text:style-name="P1"><text:span text:style-name="T3"/></text:p>
            </office:annotation>
            <text:p>12/22/10</text:p>
          </table:table-cell>
          <table:table-cell table:style-name="ce378" table:formula="of:=[.B13]+0.5*([.B15]+[.B13])/([.A15]-[.A13])*30.4375" office:value-type="float" office:value="50.9105377906977" calcext:value-type="float">
            <text:p>51</text:p>
          </table:table-cell>
          <table:table-cell table:formula="of:=[.B14]-[.B13]" office:value-type="float" office:value="5.9105377906977" calcext:value-type="float">
            <text:p>5.9105377906977</text:p>
          </table:table-cell>
          <table:table-cell table:style-name="ce369" table:formula="of:=[.C$1:.C$1048576]/([.A14]-[.A13])*30.4375" office:value-type="float" office:value="0.922574328227489" calcext:value-type="float">
            <text:p>0.92</text:p>
          </table:table-cell>
          <table:table-cell table:style-name="ce317" office:value-type="date" office:date-value="2010-12-22" calcext:value-type="date">
            <text:p>12/22/10</text:p>
          </table:table-cell>
          <table:table-cell office:value-type="float" office:value="4488" calcext:value-type="float">
            <text:p>4,488</text:p>
          </table:table-cell>
          <table:table-cell table:formula="of:=[.F14]-[.F13]" office:value-type="float" office:value="1670" calcext:value-type="float">
            <text:p>1,670</text:p>
          </table:table-cell>
          <table:table-cell table:style-name="ce327" table:formula="of:=[.G$1:.G$1048576]/([.E14]-[.E13])*30.4375" office:value-type="float" office:value="263.371113989637" calcext:value-type="float">
            <text:p>263.37</text:p>
          </table:table-cell>
          <table:table-cell table:style-name="ce310" table:formula="of:=[.B$1:.B$1048576]+[.F$1:.F$1048576]" office:value-type="float" office:value="4538.9105377907" calcext:value-type="float">
            <text:p>4,539</text:p>
          </table:table-cell>
          <table:table-cell table:style-name="ce340" table:formula="of:=[.B$1:.B$1048576]/[.I$1:.I$1048576]" office:value-type="float" office:value="0.0112164664552913" calcext:value-type="float">
            <text:p>0.011</text:p>
          </table:table-cell>
          <table:table-cell table:style-name="ce340" table:formula="of:=[.F$1:.F$1048576]/[.I$1:.I$1048576]" office:value-type="float" office:value="0.988783533544709" calcext:value-type="float">
            <text:p>0.989</text:p>
          </table:table-cell>
          <table:table-cell table:style-name="ce343" table:formula="of:=[.C$1:.C$1048576]/([.C$1:.C$1048576]+[.G$1:.G$1048576])" office:value-type="percentage" office:value="0.00352676211373989" calcext:value-type="percentage">
            <text:p>0.35%</text:p>
          </table:table-cell>
          <table:table-cell table:style-name="ce343" table:formula="of:=[.G$1:.G$1048576]/([.C$1:.C$1048576]+[.G$1:.G$1048576])" office:value-type="percentage" office:value="0.99647323788626" calcext:value-type="percentage">
            <text:p>99.6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1-08-14" calcext:value-type="date">
            <text:p>08/14/11</text:p>
          </table:table-cell>
          <table:table-cell office:value-type="float" office:value="122" calcext:value-type="float">
            <text:p>122</text:p>
          </table:table-cell>
          <table:table-cell table:formula="of:=[.B15]-[.B14]" office:value-type="float" office:value="71.0894622093023" calcext:value-type="float">
            <text:p>71.0894622093023</text:p>
          </table:table-cell>
          <table:table-cell table:style-name="ce369" table:formula="of:=[.C$1:.C$1048576]/([.A15]-[.A14])*30.4375" office:value-type="float" office:value="9.20759789785379" calcext:value-type="float">
            <text:p>9.21</text:p>
          </table:table-cell>
          <table:table-cell table:style-name="ce317" office:value-type="date" office:date-value="2011-08-12" calcext:value-type="date">
            <text:p>08/12/11</text:p>
          </table:table-cell>
          <table:table-cell office:value-type="float" office:value="7134" calcext:value-type="float">
            <text:p>7,134</text:p>
          </table:table-cell>
          <table:table-cell table:formula="of:=[.F15]-[.F14]" office:value-type="float" office:value="2646" calcext:value-type="float">
            <text:p>2,646</text:p>
          </table:table-cell>
          <table:table-cell table:style-name="ce327" table:formula="of:=[.G$1:.G$1048576]/([.E15]-[.E14])*30.4375" office:value-type="float" office:value="345.655042918455" calcext:value-type="float">
            <text:p>345.66</text:p>
          </table:table-cell>
          <table:table-cell table:style-name="ce310" table:formula="of:=[.B$1:.B$1048576]+[.F$1:.F$1048576]" office:value-type="float" office:value="7256" calcext:value-type="float">
            <text:p>7,256</text:p>
          </table:table-cell>
          <table:table-cell table:style-name="ce340" table:formula="of:=[.B$1:.B$1048576]/[.I$1:.I$1048576]" office:value-type="float" office:value="0.0168136714443219" calcext:value-type="float">
            <text:p>0.017</text:p>
          </table:table-cell>
          <table:table-cell table:style-name="ce340" table:formula="of:=[.F$1:.F$1048576]/[.I$1:.I$1048576]" office:value-type="float" office:value="0.983186328555678" calcext:value-type="float">
            <text:p>0.983</text:p>
          </table:table-cell>
          <table:table-cell table:style-name="ce343" table:formula="of:=[.C$1:.C$1048576]/([.C$1:.C$1048576]+[.G$1:.G$1048576])" office:value-type="percentage" office:value="0.0261638283163111" calcext:value-type="percentage">
            <text:p>2.62%</text:p>
          </table:table-cell>
          <table:table-cell table:style-name="ce343" table:formula="of:=[.G$1:.G$1048576]/([.C$1:.C$1048576]+[.G$1:.G$1048576])" office:value-type="percentage" office:value="0.973836171683689" calcext:value-type="percentage">
            <text:p>97.3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1-11-17" calcext:value-type="date">
            <text:p>11/17/11</text:p>
          </table:table-cell>
          <table:table-cell office:value-type="float" office:value="113" calcext:value-type="float">
            <text:p>113</text:p>
          </table:table-cell>
          <table:table-cell table:formula="of:=[.B16]-[.B15]" office:value-type="float" office:value="-9" calcext:value-type="float">
            <text:p>-9</text:p>
          </table:table-cell>
          <table:table-cell table:style-name="ce369" table:formula="of:=[.C$1:.C$1048576]/([.A16]-[.A15])*30.4375" office:value-type="float" office:value="-2.88355263157895" calcext:value-type="float">
            <text:p>-2.88</text:p>
          </table:table-cell>
          <table:table-cell table:style-name="ce317" office:value-type="date" office:date-value="2011-10-11" calcext:value-type="date">
            <text:p>10/11/11</text:p>
          </table:table-cell>
          <table:table-cell office:value-type="float" office:value="7846" calcext:value-type="float">
            <text:p>7,846</text:p>
          </table:table-cell>
          <table:table-cell table:formula="of:=[.F16]-[.F15]" office:value-type="float" office:value="712" calcext:value-type="float">
            <text:p>712</text:p>
          </table:table-cell>
          <table:table-cell table:style-name="ce327" table:formula="of:=[.G$1:.G$1048576]/([.E16]-[.E15])*30.4375" office:value-type="float" office:value="361.191666666667" calcext:value-type="float">
            <text:p>361.19</text:p>
          </table:table-cell>
          <table:table-cell table:style-name="ce310" table:formula="of:=[.B$1:.B$1048576]+[.F$1:.F$1048576]" office:value-type="float" office:value="7959" calcext:value-type="float">
            <text:p>7,959</text:p>
          </table:table-cell>
          <table:table-cell table:style-name="ce340" table:formula="of:=[.B$1:.B$1048576]/[.I$1:.I$1048576]" office:value-type="float" office:value="0.0141977635381329" calcext:value-type="float">
            <text:p>0.014</text:p>
          </table:table-cell>
          <table:table-cell table:style-name="ce340" table:formula="of:=[.F$1:.F$1048576]/[.I$1:.I$1048576]" office:value-type="float" office:value="0.985802236461867" calcext:value-type="float">
            <text:p>0.986</text:p>
          </table:table-cell>
          <table:table-cell table:style-name="ce343" table:formula="of:=[.C$1:.C$1048576]/([.C$1:.C$1048576]+[.G$1:.G$1048576])" office:value-type="percentage" office:value="-0.0128022759601707" calcext:value-type="percentage">
            <text:p>-1.28%</text:p>
          </table:table-cell>
          <table:table-cell table:style-name="ce343" table:formula="of:=[.G$1:.G$1048576]/([.C$1:.C$1048576]+[.G$1:.G$1048576])" office:value-type="percentage" office:value="1.01280227596017" calcext:value-type="percentage">
            <text:p>101.2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2-01-18" calcext:value-type="date">
            <text:p>01/18/12</text:p>
          </table:table-cell>
          <table:table-cell office:value-type="float" office:value="127" calcext:value-type="float">
            <text:p>127</text:p>
          </table:table-cell>
          <table:table-cell table:formula="of:=[.B17]-[.B16]" office:value-type="float" office:value="14" calcext:value-type="float">
            <text:p>14</text:p>
          </table:table-cell>
          <table:table-cell table:style-name="ce369" table:formula="of:=[.C$1:.C$1048576]/([.A17]-[.A16])*30.4375" office:value-type="float" office:value="6.87298387096774" calcext:value-type="float">
            <text:p>6.87</text:p>
          </table:table-cell>
          <table:table-cell table:style-name="ce317" office:value-type="date" office:date-value="2012-01-18" calcext:value-type="date">
            <text:p>01/18/12</text:p>
          </table:table-cell>
          <table:table-cell office:value-type="float" office:value="8792" calcext:value-type="float">
            <text:p>8,792</text:p>
          </table:table-cell>
          <table:table-cell table:formula="of:=[.F17]-[.F16]" office:value-type="float" office:value="946" calcext:value-type="float">
            <text:p>946</text:p>
          </table:table-cell>
          <table:table-cell table:style-name="ce327" table:formula="of:=[.G$1:.G$1048576]/([.E17]-[.E16])*30.4375" office:value-type="float" office:value="290.847222222222" calcext:value-type="float">
            <text:p>290.85</text:p>
          </table:table-cell>
          <table:table-cell table:style-name="ce310" table:formula="of:=[.B$1:.B$1048576]+[.F$1:.F$1048576]" office:value-type="float" office:value="8919" calcext:value-type="float">
            <text:p>8,919</text:p>
          </table:table-cell>
          <table:table-cell table:style-name="ce340" table:formula="of:=[.B$1:.B$1048576]/[.I$1:.I$1048576]" office:value-type="float" office:value="0.0142392644915349" calcext:value-type="float">
            <text:p>0.014</text:p>
          </table:table-cell>
          <table:table-cell table:style-name="ce340" table:formula="of:=[.F$1:.F$1048576]/[.I$1:.I$1048576]" office:value-type="float" office:value="0.985760735508465" calcext:value-type="float">
            <text:p>0.986</text:p>
          </table:table-cell>
          <table:table-cell table:style-name="ce343" table:formula="of:=[.C$1:.C$1048576]/([.C$1:.C$1048576]+[.G$1:.G$1048576])" office:value-type="percentage" office:value="0.0145833333333333" calcext:value-type="percentage">
            <text:p>1.46%</text:p>
          </table:table-cell>
          <table:table-cell table:style-name="ce343" table:formula="of:=[.G$1:.G$1048576]/([.C$1:.C$1048576]+[.G$1:.G$1048576])" office:value-type="percentage" office:value="0.985416666666667" calcext:value-type="percentage">
            <text:p>98.54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2-04-26" calcext:value-type="date">
            <text:p>04/26/12</text:p>
          </table:table-cell>
          <table:table-cell office:value-type="float" office:value="147" calcext:value-type="float">
            <text:p>147</text:p>
          </table:table-cell>
          <table:table-cell table:formula="of:=[.B18]-[.B17]" office:value-type="float" office:value="20" calcext:value-type="float">
            <text:p>20</text:p>
          </table:table-cell>
          <table:table-cell table:style-name="ce369" table:formula="of:=[.C$1:.C$1048576]/([.A18]-[.A17])*30.4375" office:value-type="float" office:value="6.1489898989899" calcext:value-type="float">
            <text:p>6.15</text:p>
          </table:table-cell>
          <table:table-cell table:style-name="ce317" office:value-type="date" office:date-value="2012-05-05" calcext:value-type="date">
            <text:p>05/05/12</text:p>
          </table:table-cell>
          <table:table-cell office:value-type="float" office:value="10012" calcext:value-type="float">
            <text:p>10,012</text:p>
          </table:table-cell>
          <table:table-cell table:formula="of:=[.F18]-[.F17]" office:value-type="float" office:value="1220" calcext:value-type="float">
            <text:p>1,220</text:p>
          </table:table-cell>
          <table:table-cell table:style-name="ce327" table:formula="of:=[.G$1:.G$1048576]/([.E18]-[.E17])*30.4375" office:value-type="float" office:value="343.831018518518" calcext:value-type="float">
            <text:p>343.83</text:p>
          </table:table-cell>
          <table:table-cell table:style-name="ce310" table:formula="of:=[.B$1:.B$1048576]+[.F$1:.F$1048576]" office:value-type="float" office:value="10159" calcext:value-type="float">
            <text:p>10,159</text:p>
          </table:table-cell>
          <table:table-cell table:style-name="ce340" table:formula="of:=[.B$1:.B$1048576]/[.I$1:.I$1048576]" office:value-type="float" office:value="0.0144699281425337" calcext:value-type="float">
            <text:p>0.014</text:p>
          </table:table-cell>
          <table:table-cell table:style-name="ce340" table:formula="of:=[.F$1:.F$1048576]/[.I$1:.I$1048576]" office:value-type="float" office:value="0.985530071857466" calcext:value-type="float">
            <text:p>0.986</text:p>
          </table:table-cell>
          <table:table-cell table:style-name="ce343" table:formula="of:=[.C$1:.C$1048576]/([.C$1:.C$1048576]+[.G$1:.G$1048576])" office:value-type="percentage" office:value="0.0161290322580645" calcext:value-type="percentage">
            <text:p>1.61%</text:p>
          </table:table-cell>
          <table:table-cell table:style-name="ce343" table:formula="of:=[.G$1:.G$1048576]/([.C$1:.C$1048576]+[.G$1:.G$1048576])" office:value-type="percentage" office:value="0.983870967741935" calcext:value-type="percentage">
            <text:p>98.39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2-05-18" calcext:value-type="date">
            <text:p>05/18/12</text:p>
          </table:table-cell>
          <table:table-cell office:value-type="float" office:value="163" calcext:value-type="float">
            <text:p>163</text:p>
          </table:table-cell>
          <table:table-cell table:formula="of:=[.B19]-[.B18]" office:value-type="float" office:value="16" calcext:value-type="float">
            <text:p>16</text:p>
          </table:table-cell>
          <table:table-cell table:style-name="ce369" table:formula="of:=[.C$1:.C$1048576]/([.A19]-[.A18])*30.4375" office:value-type="float" office:value="22.1363636363636" calcext:value-type="float">
            <text:p>22.14</text:p>
          </table:table-cell>
          <table:table-cell table:style-name="ce317" office:value-type="date" office:date-value="2012-05-23" calcext:value-type="date">
            <text:p>05/23/12</text:p>
          </table:table-cell>
          <table:table-cell office:value-type="float" office:value="10202" calcext:value-type="float">
            <text:p>10,202</text:p>
          </table:table-cell>
          <table:table-cell table:formula="of:=[.F19]-[.F18]" office:value-type="float" office:value="190" calcext:value-type="float">
            <text:p>190</text:p>
          </table:table-cell>
          <table:table-cell table:style-name="ce327" table:formula="of:=[.G$1:.G$1048576]/([.E19]-[.E18])*30.4375" office:value-type="float" office:value="321.284722222222" calcext:value-type="float">
            <text:p>321.28</text:p>
          </table:table-cell>
          <table:table-cell table:style-name="ce310" table:formula="of:=[.B$1:.B$1048576]+[.F$1:.F$1048576]" office:value-type="float" office:value="10365" calcext:value-type="float">
            <text:p>10,365</text:p>
          </table:table-cell>
          <table:table-cell table:style-name="ce340" table:formula="of:=[.B$1:.B$1048576]/[.I$1:.I$1048576]" office:value-type="float" office:value="0.0157260009647853" calcext:value-type="float">
            <text:p>0.016</text:p>
          </table:table-cell>
          <table:table-cell table:style-name="ce340" table:formula="of:=[.F$1:.F$1048576]/[.I$1:.I$1048576]" office:value-type="float" office:value="0.984273999035215" calcext:value-type="float">
            <text:p>0.984</text:p>
          </table:table-cell>
          <table:table-cell table:style-name="ce343" table:formula="of:=[.C$1:.C$1048576]/([.C$1:.C$1048576]+[.G$1:.G$1048576])" office:value-type="percentage" office:value="0.0776699029126214" calcext:value-type="percentage">
            <text:p>7.77%</text:p>
          </table:table-cell>
          <table:table-cell table:style-name="ce343" table:formula="of:=[.G$1:.G$1048576]/([.C$1:.C$1048576]+[.G$1:.G$1048576])" office:value-type="percentage" office:value="0.922330097087379" calcext:value-type="percentage">
            <text:p>92.23%</text:p>
          </table:table-cell>
          <table:table-cell table:number-columns-repeated="1011"/>
        </table:table-row>
        <table:table-row table:style-name="ro2" table:visibility="collapse">
          <table:table-cell table:style-name="ce317" office:value-type="date" office:date-value="2012-06-04" calcext:value-type="date">
            <text:p>06/04/12</text:p>
          </table:table-cell>
          <table:table-cell office:value-type="float" office:value="164" calcext:value-type="float">
            <text:p>164</text:p>
          </table:table-cell>
          <table:table-cell table:formula="of:=[.B20]-[.B19]" office:value-type="float" office:value="1" calcext:value-type="float">
            <text:p>1</text:p>
          </table:table-cell>
          <table:table-cell table:style-name="ce369" table:formula="of:=[.C$1:.C$1048576]/([.A20]-[.A19])*30.4375" office:value-type="float" office:value="1.79044117647059" calcext:value-type="float">
            <text:p>1.79</text:p>
          </table:table-cell>
          <table:table-cell table:style-name="ce317"/>
          <table:table-cell/>
          <table:table-cell table:formula="of:=[.F20]-[.F19]" office:value-type="float" office:value="-10202" calcext:value-type="float">
            <text:p>-10,202</text:p>
          </table:table-cell>
          <table:table-cell table:style-name="ce327" table:formula="of:=[.G$1:.G$1048576]/([.E20]-[.E19])*30.4375" office:value-type="float" office:value="7.56414730098412" calcext:value-type="float">
            <text:p>7.56</text:p>
          </table:table-cell>
          <table:table-cell table:style-name="ce310" table:formula="of:=[.B$1:.B$1048576]+[.F$1:.F$1048576]" office:value-type="float" office:value="164" calcext:value-type="float">
            <text:p>164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-0.0000980296049406921" calcext:value-type="percentage">
            <text:p>-0.01%</text:p>
          </table:table-cell>
          <table:table-cell table:style-name="ce343" table:formula="of:=[.G$1:.G$1048576]/([.C$1:.C$1048576]+[.G$1:.G$1048576])" office:value-type="percentage" office:value="1.00009802960494" calcext:value-type="percentage">
            <text:p>100.01%</text:p>
          </table:table-cell>
          <table:table-cell table:number-columns-repeated="1011"/>
        </table:table-row>
        <table:table-row table:style-name="ro2" table:visibility="collapse">
          <table:table-cell table:style-name="ce317" office:value-type="date" office:date-value="2012-06-20" calcext:value-type="date">
            <text:p>06/20/12</text:p>
          </table:table-cell>
          <table:table-cell office:value-type="float" office:value="168" calcext:value-type="float">
            <text:p>168</text:p>
          </table:table-cell>
          <table:table-cell table:formula="of:=[.B21]-[.B20]" office:value-type="float" office:value="4" calcext:value-type="float">
            <text:p>4</text:p>
          </table:table-cell>
          <table:table-cell table:style-name="ce369" table:formula="of:=[.C$1:.C$1048576]/([.A21]-[.A20])*30.4375" office:value-type="float" office:value="7.609375" calcext:value-type="float">
            <text:p>7.61</text:p>
          </table:table-cell>
          <table:table-cell table:style-name="ce317"/>
          <table:table-cell/>
          <table:table-cell table:formula="of:=[.F21]-[.F20]" office:value-type="float" office:value="0" calcext:value-type="float">
            <text:p>0</text:p>
          </table:table-cell>
          <table:table-cell table:style-name="ce327" table:formula="of:=[.G$1:.G$1048576]/([.E21]-[.E20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168" calcext:value-type="float">
            <text:p>168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317" office:value-type="date" office:date-value="2012-07-16" calcext:value-type="date">
            <text:p>07/16/12</text:p>
          </table:table-cell>
          <table:table-cell office:value-type="float" office:value="182" calcext:value-type="float">
            <text:p>182</text:p>
          </table:table-cell>
          <table:table-cell table:formula="of:=[.B22]-[.B21]" office:value-type="float" office:value="14" calcext:value-type="float">
            <text:p>14</text:p>
          </table:table-cell>
          <table:table-cell table:style-name="ce369" table:formula="of:=[.C$1:.C$1048576]/([.A22]-[.A21])*30.4375" office:value-type="float" office:value="16.3894230769231" calcext:value-type="float">
            <text:p>16.39</text:p>
          </table:table-cell>
          <table:table-cell table:style-name="ce317"/>
          <table:table-cell/>
          <table:table-cell table:formula="of:=[.F22]-[.F21]" office:value-type="float" office:value="0" calcext:value-type="float">
            <text:p>0</text:p>
          </table:table-cell>
          <table:table-cell table:style-name="ce327" table:formula="of:=[.G$1:.G$1048576]/([.E22]-[.E21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182" calcext:value-type="float">
            <text:p>182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317" office:value-type="date" office:date-value="2012-10-22" calcext:value-type="date">
            <text:p>10/22/12</text:p>
          </table:table-cell>
          <table:table-cell office:value-type="float" office:value="231" calcext:value-type="float">
            <text:p>231</text:p>
          </table:table-cell>
          <table:table-cell table:formula="of:=[.B23]-[.B22]" office:value-type="float" office:value="49" calcext:value-type="float">
            <text:p>49</text:p>
          </table:table-cell>
          <table:table-cell table:style-name="ce369" table:formula="of:=[.C$1:.C$1048576]/([.A23]-[.A22])*30.4375" office:value-type="float" office:value="15.21875" calcext:value-type="float">
            <text:p>15.22</text:p>
          </table:table-cell>
          <table:table-cell table:style-name="ce317"/>
          <table:table-cell/>
          <table:table-cell table:formula="of:=[.F23]-[.F22]" office:value-type="float" office:value="0" calcext:value-type="float">
            <text:p>0</text:p>
          </table:table-cell>
          <table:table-cell table:style-name="ce327" table:formula="of:=[.G$1:.G$1048576]/([.E23]-[.E22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231" calcext:value-type="float">
            <text:p>231</text:p>
          </table:table-cell>
          <table:table-cell table:style-name="ce340" table:formula="of:=[.B$1:.B$1048576]/[.I$1:.I$1048576]" office:value-type="float" office:value="1" calcext:value-type="float">
            <text:p>1.000</text:p>
          </table:table-cell>
          <table:table-cell table:style-name="ce340" table:formula="of:=[.F$1:.F$1048576]/[.I$1:.I$1048576]" office:value-type="float" office:value="0" calcext:value-type="float">
            <text:p>0.000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3-01-01" calcext:value-type="date">
            <text:p>01/01/13</text:p>
          </table:table-cell>
          <table:table-cell office:value-type="float" office:value="303" calcext:value-type="float">
            <text:p>303</text:p>
          </table:table-cell>
          <table:table-cell table:formula="of:=[.B24]-[.B23]" office:value-type="float" office:value="72" calcext:value-type="float">
            <text:p>72</text:p>
          </table:table-cell>
          <table:table-cell table:style-name="ce369" table:formula="of:=[.C$1:.C$1048576]/([.A24]-[.A23])*30.4375" office:value-type="float" office:value="30.8661971830986" calcext:value-type="float">
            <text:p>30.87</text:p>
          </table:table-cell>
          <table:table-cell table:style-name="ce317" office:value-type="date" office:date-value="2013-01-10" calcext:value-type="date">
            <text:p>01/10/13</text:p>
          </table:table-cell>
          <table:table-cell office:value-type="float" office:value="13078" calcext:value-type="float">
            <text:p>13,078</text:p>
          </table:table-cell>
          <table:table-cell table:formula="of:=[.F24]-[.F19]" office:value-type="float" office:value="2876" calcext:value-type="float">
            <text:p>2,876</text:p>
          </table:table-cell>
          <table:table-cell table:style-name="ce327" table:formula="of:=[.G$1:.G$1048576]/([.E24]-[.E19])*30.4375" office:value-type="float" office:value="377.320043103448" calcext:value-type="float">
            <text:p>377.32</text:p>
          </table:table-cell>
          <table:table-cell table:style-name="ce310" table:formula="of:=[.B$1:.B$1048576]+[.F$1:.F$1048576]" office:value-type="float" office:value="13381" calcext:value-type="float">
            <text:p>13,381</text:p>
          </table:table-cell>
          <table:table-cell table:style-name="ce340" table:formula="of:=[.B$1:.B$1048576]/[.I$1:.I$1048576]" office:value-type="float" office:value="0.02264404753008" calcext:value-type="float">
            <text:p>0.023</text:p>
          </table:table-cell>
          <table:table-cell table:style-name="ce340" table:formula="of:=[.F$1:.F$1048576]/[.I$1:.I$1048576]" office:value-type="float" office:value="0.97735595246992" calcext:value-type="float">
            <text:p>0.977</text:p>
          </table:table-cell>
          <table:table-cell table:style-name="ce343" table:formula="of:=[.C$1:.C$1048576]/([.C$1:.C$1048576]+[.G$1:.G$1048576])" office:value-type="percentage" office:value="0.0244233378561737" calcext:value-type="percentage">
            <text:p>2.44%</text:p>
          </table:table-cell>
          <table:table-cell table:style-name="ce343" table:formula="of:=[.G$1:.G$1048576]/([.C$1:.C$1048576]+[.G$1:.G$1048576])" office:value-type="percentage" office:value="0.975576662143826" calcext:value-type="percentage">
            <text:p>97.56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3-04-04" calcext:value-type="date">
            <text:p>04/04/13</text:p>
          </table:table-cell>
          <table:table-cell office:value-type="float" office:value="423" calcext:value-type="float">
            <text:p>423</text:p>
          </table:table-cell>
          <table:table-cell table:formula="of:=[.B25]-[.B24]" office:value-type="float" office:value="120" calcext:value-type="float">
            <text:p>120</text:p>
          </table:table-cell>
          <table:table-cell table:style-name="ce369" table:formula="of:=[.C$1:.C$1048576]/([.A25]-[.A24])*30.4375" office:value-type="float" office:value="39.2741935483871" calcext:value-type="float">
            <text:p>39.27</text:p>
          </table:table-cell>
          <table:table-cell table:style-name="ce317" office:value-type="date" office:date-value="2013-04-04" calcext:value-type="date">
            <text:p>04/04/13</text:p>
          </table:table-cell>
          <table:table-cell office:value-type="float" office:value="14176" calcext:value-type="float">
            <text:p>14,176</text:p>
          </table:table-cell>
          <table:table-cell table:formula="of:=[.F25]-[.F24]" office:value-type="float" office:value="1098" calcext:value-type="float">
            <text:p>1,098</text:p>
          </table:table-cell>
          <table:table-cell table:style-name="ce327" table:formula="of:=[.G$1:.G$1048576]/([.E25]-[.E24])*30.4375" office:value-type="float" office:value="397.861607142857" calcext:value-type="float">
            <text:p>397.86</text:p>
          </table:table-cell>
          <table:table-cell table:style-name="ce310" table:formula="of:=[.B$1:.B$1048576]+[.F$1:.F$1048576]" office:value-type="float" office:value="14599" calcext:value-type="float">
            <text:p>14,599</text:p>
          </table:table-cell>
          <table:table-cell table:style-name="ce340" table:formula="of:=[.B$1:.B$1048576]/[.I$1:.I$1048576]" office:value-type="float" office:value="0.0289745873005" calcext:value-type="float">
            <text:p>0.029</text:p>
          </table:table-cell>
          <table:table-cell table:style-name="ce340" table:formula="of:=[.F$1:.F$1048576]/[.I$1:.I$1048576]" office:value-type="float" office:value="0.9710254126995" calcext:value-type="float">
            <text:p>0.971</text:p>
          </table:table-cell>
          <table:table-cell table:style-name="ce343" table:formula="of:=[.C$1:.C$1048576]/([.C$1:.C$1048576]+[.G$1:.G$1048576])" office:value-type="percentage" office:value="0.0985221674876847" calcext:value-type="percentage">
            <text:p>9.85%</text:p>
          </table:table-cell>
          <table:table-cell table:style-name="ce343" table:formula="of:=[.G$1:.G$1048576]/([.C$1:.C$1048576]+[.G$1:.G$1048576])" office:value-type="percentage" office:value="0.901477832512315" calcext:value-type="percentage">
            <text:p>90.1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3-06-23" calcext:value-type="date">
            <text:p>06/23/13</text:p>
          </table:table-cell>
          <table:table-cell office:value-type="float" office:value="496" calcext:value-type="float">
            <text:p>496</text:p>
          </table:table-cell>
          <table:table-cell table:formula="of:=[.B26]-[.B25]" office:value-type="float" office:value="73" calcext:value-type="float">
            <text:p>73</text:p>
          </table:table-cell>
          <table:table-cell table:style-name="ce369" table:formula="of:=[.C$1:.C$1048576]/([.A26]-[.A25])*30.4375" office:value-type="float" office:value="27.77421875" calcext:value-type="float">
            <text:p>27.77</text:p>
          </table:table-cell>
          <table:table-cell table:style-name="ce354" office:value-type="date" office:date-value="2013-07-03" calcext:value-type="date">
            <text:p>07/03/13</text:p>
          </table:table-cell>
          <table:table-cell table:style-name="ce356" office:value-type="float" office:value="15526" calcext:value-type="float">
            <text:p>15,526</text:p>
          </table:table-cell>
          <table:table-cell table:style-name="ce356" table:formula="of:=[.F26]-[.F25]" office:value-type="float" office:value="1350" calcext:value-type="float">
            <text:p>1,350</text:p>
          </table:table-cell>
          <table:table-cell table:style-name="ce256" table:formula="of:=[.G$1:.G$1048576]/([.E26]-[.E25])*30.4375" office:value-type="float" office:value="456.5625" calcext:value-type="float">
            <text:p>456.56</text:p>
          </table:table-cell>
          <table:table-cell table:style-name="ce310" table:formula="of:=[.B$1:.B$1048576]+[.F$1:.F$1048576]" office:value-type="float" office:value="16022" calcext:value-type="float">
            <text:p>16,022</text:p>
          </table:table-cell>
          <table:table-cell table:style-name="ce340" table:formula="of:=[.B$1:.B$1048576]/[.I$1:.I$1048576]" office:value-type="float" office:value="0.0309574335288978" calcext:value-type="float">
            <text:p>0.031</text:p>
          </table:table-cell>
          <table:table-cell table:style-name="ce340" table:formula="of:=[.F$1:.F$1048576]/[.I$1:.I$1048576]" office:value-type="float" office:value="0.969042566471102" calcext:value-type="float">
            <text:p>0.969</text:p>
          </table:table-cell>
          <table:table-cell table:style-name="ce343" table:formula="of:=[.C$1:.C$1048576]/([.C$1:.C$1048576]+[.G$1:.G$1048576])" office:value-type="percentage" office:value="0.0513000702740689" calcext:value-type="percentage">
            <text:p>5.13%</text:p>
          </table:table-cell>
          <table:table-cell table:style-name="ce343" table:formula="of:=[.G$1:.G$1048576]/([.C$1:.C$1048576]+[.G$1:.G$1048576])" office:value-type="percentage" office:value="0.948699929725931" calcext:value-type="percentage">
            <text:p>94.87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3-10-09" calcext:value-type="date">
            <text:p>10/09/13</text:p>
          </table:table-cell>
          <table:table-cell office:value-type="float" office:value="577" calcext:value-type="float">
            <text:p>577</text:p>
          </table:table-cell>
          <table:table-cell table:formula="of:=[.B27]-[.B26]" office:value-type="float" office:value="81" calcext:value-type="float">
            <text:p>81</text:p>
          </table:table-cell>
          <table:table-cell table:style-name="ce369" table:formula="of:=[.C$1:.C$1048576]/([.A27]-[.A26])*30.4375" office:value-type="float" office:value="22.828125" calcext:value-type="float">
            <text:p>22.83</text:p>
          </table:table-cell>
          <table:table-cell table:style-name="ce317" office:value-type="date" office:date-value="2013-10-10" calcext:value-type="date">
            <text:p>10/10/13</text:p>
          </table:table-cell>
          <table:table-cell office:value-type="float" office:value="16700" calcext:value-type="float">
            <text:p>16,700</text:p>
          </table:table-cell>
          <table:table-cell table:formula="of:=[.F27]-[.F26]" office:value-type="float" office:value="1174" calcext:value-type="float">
            <text:p>1,174</text:p>
          </table:table-cell>
          <table:table-cell table:style-name="ce327" table:formula="of:=[.G$1:.G$1048576]/([.E27]-[.E26])*30.4375" office:value-type="float" office:value="360.945707070707" calcext:value-type="float">
            <text:p>360.95</text:p>
          </table:table-cell>
          <table:table-cell table:style-name="ce310" table:formula="of:=[.B$1:.B$1048576]+[.F$1:.F$1048576]" office:value-type="float" office:value="17277" calcext:value-type="float">
            <text:p>17,277</text:p>
          </table:table-cell>
          <table:table-cell table:style-name="ce340" table:formula="of:=[.B$1:.B$1048576]/[.I$1:.I$1048576]" office:value-type="float" office:value="0.033397001794293" calcext:value-type="float">
            <text:p>0.033</text:p>
          </table:table-cell>
          <table:table-cell table:style-name="ce340" table:formula="of:=[.F$1:.F$1048576]/[.I$1:.I$1048576]" office:value-type="float" office:value="0.966602998205707" calcext:value-type="float">
            <text:p>0.967</text:p>
          </table:table-cell>
          <table:table-cell table:style-name="ce343" table:formula="of:=[.C$1:.C$1048576]/([.C$1:.C$1048576]+[.G$1:.G$1048576])" office:value-type="percentage" office:value="0.0645418326693227" calcext:value-type="percentage">
            <text:p>6.45%</text:p>
          </table:table-cell>
          <table:table-cell table:style-name="ce343" table:formula="of:=[.G$1:.G$1048576]/([.C$1:.C$1048576]+[.G$1:.G$1048576])" office:value-type="percentage" office:value="0.935458167330677" calcext:value-type="percentage">
            <text:p>93.5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4-01-22" calcext:value-type="date">
            <text:p>01/22/14</text:p>
          </table:table-cell>
          <table:table-cell office:value-type="float" office:value="693" calcext:value-type="float">
            <text:p>693</text:p>
          </table:table-cell>
          <table:table-cell table:formula="of:=[.B28]-[.B27]" office:value-type="float" office:value="116" calcext:value-type="float">
            <text:p>116</text:p>
          </table:table-cell>
          <table:table-cell table:style-name="ce369" table:formula="of:=[.C$1:.C$1048576]/([.A28]-[.A27])*30.4375" office:value-type="float" office:value="33.6261904761905" calcext:value-type="float">
            <text:p>33.63</text:p>
          </table:table-cell>
          <table:table-cell table:style-name="ce317" office:value-type="date" office:date-value="2014-01-22" calcext:value-type="date">
            <text:p>01/22/14</text:p>
          </table:table-cell>
          <table:table-cell office:value-type="float" office:value="17500" calcext:value-type="float">
            <text:p>17,500</text:p>
          </table:table-cell>
          <table:table-cell table:formula="of:=[.F28]-[.F27]" office:value-type="float" office:value="800" calcext:value-type="float">
            <text:p>800</text:p>
          </table:table-cell>
          <table:table-cell table:style-name="ce327" table:formula="of:=[.G$1:.G$1048576]/([.E28]-[.E27])*30.4375" office:value-type="float" office:value="234.134615384615" calcext:value-type="float">
            <text:p>234.13</text:p>
          </table:table-cell>
          <table:table-cell table:style-name="ce310" table:formula="of:=[.B$1:.B$1048576]+[.F$1:.F$1048576]" office:value-type="float" office:value="18193" calcext:value-type="float">
            <text:p>18,193</text:p>
          </table:table-cell>
          <table:table-cell table:style-name="ce340" table:formula="of:=[.B$1:.B$1048576]/[.I$1:.I$1048576]" office:value-type="float" office:value="0.0380915736821855" calcext:value-type="float">
            <text:p>0.038</text:p>
          </table:table-cell>
          <table:table-cell table:style-name="ce340" table:formula="of:=[.F$1:.F$1048576]/[.I$1:.I$1048576]" office:value-type="float" office:value="0.961908426317815" calcext:value-type="float">
            <text:p>0.962</text:p>
          </table:table-cell>
          <table:table-cell table:style-name="ce343" table:formula="of:=[.C$1:.C$1048576]/([.C$1:.C$1048576]+[.G$1:.G$1048576])" office:value-type="percentage" office:value="0.126637554585153" calcext:value-type="percentage">
            <text:p>12.66%</text:p>
          </table:table-cell>
          <table:table-cell table:style-name="ce343" table:formula="of:=[.G$1:.G$1048576]/([.C$1:.C$1048576]+[.G$1:.G$1048576])" office:value-type="percentage" office:value="0.873362445414847" calcext:value-type="percentage">
            <text:p>87.34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4-04-04" calcext:value-type="date">
            <text:p>04/04/14</text:p>
          </table:table-cell>
          <table:table-cell office:value-type="float" office:value="810" calcext:value-type="float">
            <text:p>810</text:p>
          </table:table-cell>
          <table:table-cell table:formula="of:=[.B29]-[.B28]" office:value-type="float" office:value="117" calcext:value-type="float">
            <text:p>117</text:p>
          </table:table-cell>
          <table:table-cell table:style-name="ce369" table:formula="of:=[.C$1:.C$1048576]/([.A29]-[.A28])*30.4375" office:value-type="float" office:value="49.4609375" calcext:value-type="float">
            <text:p>49.46</text:p>
          </table:table-cell>
          <table:table-cell table:style-name="ce317" office:value-type="date" office:date-value="2014-04-07" calcext:value-type="date">
            <text:p>04/07/14</text:p>
          </table:table-cell>
          <table:table-cell office:value-type="float" office:value="18100" calcext:value-type="float">
            <text:p>18,100</text:p>
          </table:table-cell>
          <table:table-cell table:formula="of:=[.F29]-[.F28]" office:value-type="float" office:value="600" calcext:value-type="float">
            <text:p>600</text:p>
          </table:table-cell>
          <table:table-cell table:style-name="ce327" table:formula="of:=[.G$1:.G$1048576]/([.E29]-[.E28])*30.4375" office:value-type="float" office:value="243.5" calcext:value-type="float">
            <text:p>243.50</text:p>
          </table:table-cell>
          <table:table-cell table:style-name="ce310" table:formula="of:=[.B$1:.B$1048576]+[.F$1:.F$1048576]" office:value-type="float" office:value="18910" calcext:value-type="float">
            <text:p>18,910</text:p>
          </table:table-cell>
          <table:table-cell table:style-name="ce340" table:formula="of:=[.B$1:.B$1048576]/[.I$1:.I$1048576]" office:value-type="float" office:value="0.0428344791115812" calcext:value-type="float">
            <text:p>0.043</text:p>
          </table:table-cell>
          <table:table-cell table:style-name="ce340" table:formula="of:=[.F$1:.F$1048576]/[.I$1:.I$1048576]" office:value-type="float" office:value="0.957165520888419" calcext:value-type="float">
            <text:p>0.957</text:p>
          </table:table-cell>
          <table:table-cell table:style-name="ce343" table:formula="of:=[.C$1:.C$1048576]/([.C$1:.C$1048576]+[.G$1:.G$1048576])" office:value-type="percentage" office:value="0.163179916317992" calcext:value-type="percentage">
            <text:p>16.32%</text:p>
          </table:table-cell>
          <table:table-cell table:style-name="ce343" table:formula="of:=[.G$1:.G$1048576]/([.C$1:.C$1048576]+[.G$1:.G$1048576])" office:value-type="percentage" office:value="0.836820083682008" calcext:value-type="percentage">
            <text:p>83.6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4-07-05" calcext:value-type="date">
            <text:p>07/05/14</text:p>
          </table:table-cell>
          <table:table-cell office:value-type="float" office:value="965" calcext:value-type="float">
            <text:p>965</text:p>
          </table:table-cell>
          <table:table-cell table:formula="of:=[.B30]-[.B29]" office:value-type="float" office:value="155" calcext:value-type="float">
            <text:p>155</text:p>
          </table:table-cell>
          <table:table-cell table:style-name="ce369" table:formula="of:=[.C$1:.C$1048576]/([.A30]-[.A29])*30.4375" office:value-type="float" office:value="51.2805706521739" calcext:value-type="float">
            <text:p>51.28</text:p>
          </table:table-cell>
          <table:table-cell table:style-name="ce317" office:value-type="date" office:date-value="2014-07-03" calcext:value-type="date">
            <text:p>07/03/14</text:p>
          </table:table-cell>
          <table:table-cell office:value-type="float" office:value="18700" calcext:value-type="float">
            <text:p>18,700</text:p>
          </table:table-cell>
          <table:table-cell table:formula="of:=[.F30]-[.F29]" office:value-type="float" office:value="600" calcext:value-type="float">
            <text:p>600</text:p>
          </table:table-cell>
          <table:table-cell table:style-name="ce327" table:formula="of:=[.G$1:.G$1048576]/([.E30]-[.E29])*30.4375" office:value-type="float" office:value="209.913793103448" calcext:value-type="float">
            <text:p>209.91</text:p>
          </table:table-cell>
          <table:table-cell table:style-name="ce310" table:formula="of:=[.B$1:.B$1048576]+[.F$1:.F$1048576]" office:value-type="float" office:value="19665" calcext:value-type="float">
            <text:p>19,665</text:p>
          </table:table-cell>
          <table:table-cell table:style-name="ce340" table:formula="of:=[.B$1:.B$1048576]/[.I$1:.I$1048576]" office:value-type="float" office:value="0.049071955250445" calcext:value-type="float">
            <text:p>0.049</text:p>
          </table:table-cell>
          <table:table-cell table:style-name="ce340" table:formula="of:=[.F$1:.F$1048576]/[.I$1:.I$1048576]" office:value-type="float" office:value="0.950928044749555" calcext:value-type="float">
            <text:p>0.951</text:p>
          </table:table-cell>
          <table:table-cell table:style-name="ce343" table:formula="of:=[.C$1:.C$1048576]/([.C$1:.C$1048576]+[.G$1:.G$1048576])" office:value-type="percentage" office:value="0.205298013245033" calcext:value-type="percentage">
            <text:p>20.53%</text:p>
          </table:table-cell>
          <table:table-cell table:style-name="ce343" table:formula="of:=[.G$1:.G$1048576]/([.C$1:.C$1048576]+[.G$1:.G$1048576])" office:value-type="percentage" office:value="0.794701986754967" calcext:value-type="percentage">
            <text:p>79.47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4-10-04" calcext:value-type="date">
            <text:p>10/04/14</text:p>
          </table:table-cell>
          <table:table-cell office:value-type="float" office:value="1085" calcext:value-type="float">
            <text:p>1,085</text:p>
          </table:table-cell>
          <table:table-cell table:formula="of:=[.B31]-[.B30]" office:value-type="float" office:value="120" calcext:value-type="float">
            <text:p>120</text:p>
          </table:table-cell>
          <table:table-cell table:style-name="ce369" table:formula="of:=[.C$1:.C$1048576]/([.A31]-[.A30])*30.4375" office:value-type="float" office:value="40.1373626373626" calcext:value-type="float">
            <text:p>40.14</text:p>
          </table:table-cell>
          <table:table-cell table:style-name="ce317" office:value-type="date" office:date-value="2014-10-04" calcext:value-type="date">
            <text:p>10/04/14</text:p>
          </table:table-cell>
          <table:table-cell office:value-type="float" office:value="19100" calcext:value-type="float">
            <text:p>19,100</text:p>
          </table:table-cell>
          <table:table-cell table:formula="of:=[.F31]-[.F30]" office:value-type="float" office:value="400" calcext:value-type="float">
            <text:p>400</text:p>
          </table:table-cell>
          <table:table-cell table:style-name="ce327" table:formula="of:=[.G$1:.G$1048576]/([.E31]-[.E30])*30.4375" office:value-type="float" office:value="130.913978494624" calcext:value-type="float">
            <text:p>130.91</text:p>
          </table:table-cell>
          <table:table-cell table:style-name="ce310" table:formula="of:=[.B$1:.B$1048576]+[.F$1:.F$1048576]" office:value-type="float" office:value="20185" calcext:value-type="float">
            <text:p>20,185</text:p>
          </table:table-cell>
          <table:table-cell table:style-name="ce340" table:formula="of:=[.B$1:.B$1048576]/[.I$1:.I$1048576]" office:value-type="float" office:value="0.053752786722814" calcext:value-type="float">
            <text:p>0.054</text:p>
          </table:table-cell>
          <table:table-cell table:style-name="ce340" table:formula="of:=[.F$1:.F$1048576]/[.I$1:.I$1048576]" office:value-type="float" office:value="0.946247213277186" calcext:value-type="float">
            <text:p>0.946</text:p>
          </table:table-cell>
          <table:table-cell table:style-name="ce343" table:formula="of:=[.C$1:.C$1048576]/([.C$1:.C$1048576]+[.G$1:.G$1048576])" office:value-type="percentage" office:value="0.230769230769231" calcext:value-type="percentage">
            <text:p>23.08%</text:p>
          </table:table-cell>
          <table:table-cell table:style-name="ce343" table:formula="of:=[.G$1:.G$1048576]/([.C$1:.C$1048576]+[.G$1:.G$1048576])" office:value-type="percentage" office:value="0.769230769230769" calcext:value-type="percentage">
            <text:p>76.92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5-01-07" calcext:value-type="date">
            <text:p>01/07/15</text:p>
          </table:table-cell>
          <table:table-cell office:value-type="float" office:value="1203" calcext:value-type="float">
            <text:p>1,203</text:p>
          </table:table-cell>
          <table:table-cell table:formula="of:=[.B32]-[.B31]" office:value-type="float" office:value="118" calcext:value-type="float">
            <text:p>118</text:p>
          </table:table-cell>
          <table:table-cell table:style-name="ce369" table:formula="of:=[.C$1:.C$1048576]/([.A32]-[.A31])*30.4375" office:value-type="float" office:value="37.8065789473684" calcext:value-type="float">
            <text:p>37.81</text:p>
          </table:table-cell>
          <table:table-cell table:style-name="ce317" office:value-type="date" office:date-value="2015-01-09" calcext:value-type="date">
            <text:p>01/09/15</text:p>
          </table:table-cell>
          <table:table-cell office:value-type="float" office:value="19500" calcext:value-type="float">
            <text:p>19,500</text:p>
          </table:table-cell>
          <table:table-cell table:formula="of:=[.F32]-[.F31]" office:value-type="float" office:value="400" calcext:value-type="float">
            <text:p>400</text:p>
          </table:table-cell>
          <table:table-cell table:style-name="ce327" table:formula="of:=[.G$1:.G$1048576]/([.E32]-[.E31])*30.4375" office:value-type="float" office:value="125.515463917526" calcext:value-type="float">
            <text:p>125.52</text:p>
          </table:table-cell>
          <table:table-cell table:style-name="ce310" table:formula="of:=[.B$1:.B$1048576]+[.F$1:.F$1048576]" office:value-type="float" office:value="20703" calcext:value-type="float">
            <text:p>20,703</text:p>
          </table:table-cell>
          <table:table-cell table:style-name="ce340" table:formula="of:=[.B$1:.B$1048576]/[.I$1:.I$1048576]" office:value-type="float" office:value="0.0581075206491813" calcext:value-type="float">
            <text:p>0.058</text:p>
          </table:table-cell>
          <table:table-cell table:style-name="ce340" table:formula="of:=[.F$1:.F$1048576]/[.I$1:.I$1048576]" office:value-type="float" office:value="0.941892479350819" calcext:value-type="float">
            <text:p>0.942</text:p>
          </table:table-cell>
          <table:table-cell table:style-name="ce343" table:formula="of:=[.C$1:.C$1048576]/([.C$1:.C$1048576]+[.G$1:.G$1048576])" office:value-type="percentage" office:value="0.227799227799228" calcext:value-type="percentage">
            <text:p>22.78%</text:p>
          </table:table-cell>
          <table:table-cell table:style-name="ce343" table:formula="of:=[.G$1:.G$1048576]/([.C$1:.C$1048576]+[.G$1:.G$1048576])" office:value-type="percentage" office:value="0.772200772200772" calcext:value-type="percentage">
            <text:p>77.22%</text:p>
          </table:table-cell>
          <table:table-cell table:number-columns-repeated="1011"/>
        </table:table-row>
        <table:table-row table:style-name="ro2">
          <table:table-cell table:style-name="ce354" office:value-type="date" office:date-value="2015-06-23" calcext:value-type="date">
            <text:p>06/23/15</text:p>
          </table:table-cell>
          <table:table-cell table:style-name="ce356" office:value-type="float" office:value="1421" calcext:value-type="float">
            <text:p>1,421</text:p>
          </table:table-cell>
          <table:table-cell table:style-name="ce254" table:formula="of:=[.B33]-[.B32]" office:value-type="float" office:value="218" calcext:value-type="float">
            <text:p>218</text:p>
          </table:table-cell>
          <table:table-cell table:style-name="ce255" table:formula="of:=[.C$1:.C$1048576]/([.A33]-[.A32])*30.4375" office:value-type="float" office:value="39.7327844311377" calcext:value-type="float">
            <text:p>39.73</text:p>
          </table:table-cell>
          <table:table-cell table:style-name="ce317" office:value-type="date" office:date-value="2015-06-23" calcext:value-type="date">
            <text:p>06/23/15</text:p>
          </table:table-cell>
          <table:table-cell office:value-type="float" office:value="20000" calcext:value-type="float">
            <text:p>20,000</text:p>
          </table:table-cell>
          <table:table-cell table:formula="of:=[.F33]-[.F32]" office:value-type="float" office:value="500" calcext:value-type="float">
            <text:p>500</text:p>
          </table:table-cell>
          <table:table-cell table:style-name="ce327" table:formula="of:=[.G$1:.G$1048576]/([.E33]-[.E32])*30.4375" office:value-type="float" office:value="92.2348484848485" calcext:value-type="float">
            <text:p>92.23</text:p>
          </table:table-cell>
          <table:table-cell table:style-name="ce310" table:formula="of:=[.B$1:.B$1048576]+[.F$1:.F$1048576]" office:value-type="float" office:value="21421" calcext:value-type="float">
            <text:p>21,421</text:p>
          </table:table-cell>
          <table:table-cell table:style-name="ce340" table:formula="of:=[.B$1:.B$1048576]/[.I$1:.I$1048576]" office:value-type="float" office:value="0.0663367723262219" calcext:value-type="float">
            <text:p>0.066</text:p>
          </table:table-cell>
          <table:table-cell table:style-name="ce340" table:formula="of:=[.F$1:.F$1048576]/[.I$1:.I$1048576]" office:value-type="float" office:value="0.933663227673778" calcext:value-type="float">
            <text:p>0.934</text:p>
          </table:table-cell>
          <table:table-cell table:style-name="ce343" table:formula="of:=[.C$1:.C$1048576]/([.C$1:.C$1048576]+[.G$1:.G$1048576])" office:value-type="percentage" office:value="0.303621169916435" calcext:value-type="percentage">
            <text:p>30.36%</text:p>
          </table:table-cell>
          <table:table-cell table:style-name="ce343" table:formula="of:=[.G$1:.G$1048576]/([.C$1:.C$1048576]+[.G$1:.G$1048576])" office:value-type="percentage" office:value="0.696378830083565" calcext:value-type="percentage">
            <text:p>69.64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5-10-03" calcext:value-type="date">
            <text:p>10/03/15</text:p>
          </table:table-cell>
          <table:table-cell office:value-type="float" office:value="1570" calcext:value-type="float">
            <text:p>1,570</text:p>
          </table:table-cell>
          <table:table-cell table:formula="of:=[.B34]-[.B33]" office:value-type="float" office:value="149" calcext:value-type="float">
            <text:p>149</text:p>
          </table:table-cell>
          <table:table-cell table:style-name="ce369" table:formula="of:=[.C$1:.C$1048576]/([.A34]-[.A33])*30.4375" office:value-type="float" office:value="44.4626225490196" calcext:value-type="float">
            <text:p>44.46</text:p>
          </table:table-cell>
          <table:table-cell table:style-name="ce317" office:value-type="date" office:date-value="2015-10-15" calcext:value-type="date">
            <text:p>10/15/15</text:p>
          </table:table-cell>
          <table:table-cell office:value-type="float" office:value="20300" calcext:value-type="float">
            <text:p>20,300</text:p>
          </table:table-cell>
          <table:table-cell table:formula="of:=[.F34]-[.F33]" office:value-type="float" office:value="300" calcext:value-type="float">
            <text:p>300</text:p>
          </table:table-cell>
          <table:table-cell table:style-name="ce327" table:formula="of:=[.G$1:.G$1048576]/([.E34]-[.E33])*30.4375" office:value-type="float" office:value="80.0986842105263" calcext:value-type="float">
            <text:p>80.10</text:p>
          </table:table-cell>
          <table:table-cell table:style-name="ce310" table:formula="of:=[.B$1:.B$1048576]+[.F$1:.F$1048576]" office:value-type="float" office:value="21870" calcext:value-type="float">
            <text:p>21,870</text:p>
          </table:table-cell>
          <table:table-cell table:style-name="ce340" table:formula="of:=[.B$1:.B$1048576]/[.I$1:.I$1048576]" office:value-type="float" office:value="0.071787837219936" calcext:value-type="float">
            <text:p>0.072</text:p>
          </table:table-cell>
          <table:table-cell table:style-name="ce340" table:formula="of:=[.F$1:.F$1048576]/[.I$1:.I$1048576]" office:value-type="float" office:value="0.928212162780064" calcext:value-type="float">
            <text:p>0.928</text:p>
          </table:table-cell>
          <table:table-cell table:style-name="ce343" table:formula="of:=[.C$1:.C$1048576]/([.C$1:.C$1048576]+[.G$1:.G$1048576])" office:value-type="percentage" office:value="0.33184855233853" calcext:value-type="percentage">
            <text:p>33.18%</text:p>
          </table:table-cell>
          <table:table-cell table:style-name="ce343" table:formula="of:=[.G$1:.G$1048576]/([.C$1:.C$1048576]+[.G$1:.G$1048576])" office:value-type="percentage" office:value="0.66815144766147" calcext:value-type="percentage">
            <text:p>66.82%</text:p>
          </table:table-cell>
          <table:table-cell table:number-columns-repeated="1011"/>
        </table:table-row>
        <table:table-row table:style-name="ro2">
          <table:table-cell table:style-name="ce332" office:value-type="date" office:date-value="2016-01-07" calcext:value-type="date">
            <text:p>01/07/16</text:p>
          </table:table-cell>
          <table:table-cell table:style-name="ce350" office:value-type="float" office:value="1755" calcext:value-type="float">
            <text:p>1,755</text:p>
          </table:table-cell>
          <table:table-cell table:style-name="ce363" table:formula="of:=[.B35]-[.B34]" office:value-type="float" office:value="185" calcext:value-type="float">
            <text:p>185</text:p>
          </table:table-cell>
          <table:table-cell table:style-name="ce389" table:formula="of:=[.C$1:.C$1048576]/([.A35]-[.A34])*30.4375" office:value-type="float" office:value="58.6555989583333" calcext:value-type="float">
            <text:p>58.66</text:p>
          </table:table-cell>
          <table:table-cell table:style-name="ce332" office:value-type="date" office:date-value="2016-01-05" calcext:value-type="date">
            <text:p>01/05/16</text:p>
          </table:table-cell>
          <table:table-cell table:style-name="ce350" office:value-type="float" office:value="20500" calcext:value-type="float">
            <text:p>20,500</text:p>
          </table:table-cell>
          <table:table-cell table:style-name="ce350" table:formula="of:=[.F35]-[.F34]" office:value-type="float" office:value="200" calcext:value-type="float">
            <text:p>200</text:p>
          </table:table-cell>
          <table:table-cell table:style-name="ce401" table:formula="of:=[.G$1:.G$1048576]/([.E35]-[.E34])*30.4375" office:value-type="float" office:value="74.2378048780488" calcext:value-type="float">
            <text:p>74.24</text:p>
          </table:table-cell>
          <table:table-cell table:style-name="ce350" table:formula="of:=[.B$1:.B$1048576]+[.F$1:.F$1048576]" office:value-type="float" office:value="22255" calcext:value-type="float">
            <text:p>22,255</text:p>
          </table:table-cell>
          <table:table-cell table:style-name="ce359" table:formula="of:=[.B$1:.B$1048576]/[.I$1:.I$1048576]" office:value-type="float" office:value="0.0788586834419232" calcext:value-type="float">
            <text:p>0.079</text:p>
          </table:table-cell>
          <table:table-cell table:style-name="ce359" table:formula="of:=[.F$1:.F$1048576]/[.I$1:.I$1048576]" office:value-type="float" office:value="0.921141316558077" calcext:value-type="float">
            <text:p>0.921</text:p>
          </table:table-cell>
          <table:table-cell table:style-name="ce362" table:formula="of:=[.C$1:.C$1048576]/([.C$1:.C$1048576]+[.G$1:.G$1048576])" office:value-type="percentage" office:value="0.480519480519481" calcext:value-type="percentage">
            <text:p>48.05%</text:p>
          </table:table-cell>
          <table:table-cell table:style-name="ce362" table:formula="of:=[.G$1:.G$1048576]/([.C$1:.C$1048576]+[.G$1:.G$1048576])" office:value-type="percentage" office:value="0.519480519480519" calcext:value-type="percentage">
            <text:p>51.95%</text:p>
          </table:table-cell>
          <table:table-cell table:style-name="ce363" table:number-columns-repeated="1011"/>
        </table:table-row>
        <table:table-row table:style-name="ro2">
          <table:table-cell table:style-name="ce317" office:value-type="date" office:date-value="2016-04-06" calcext:value-type="date">
            <text:p>04/06/16</text:p>
          </table:table-cell>
          <table:table-cell office:value-type="float" office:value="1907" calcext:value-type="float">
            <text:p>1,907</text:p>
          </table:table-cell>
          <table:table-cell table:formula="of:=[.B36]-[.B35]" office:value-type="float" office:value="152" calcext:value-type="float">
            <text:p>152</text:p>
          </table:table-cell>
          <table:table-cell table:style-name="ce369" table:formula="of:=[.C$1:.C$1048576]/([.A36]-[.A35])*30.4375" office:value-type="float" office:value="51.4055555555556" calcext:value-type="float">
            <text:p>51.41</text:p>
          </table:table-cell>
          <table:table-cell table:style-name="ce317" office:value-type="date" office:date-value="2016-04-06" calcext:value-type="date">
            <text:p>04/06/16</text:p>
          </table:table-cell>
          <table:table-cell office:value-type="float" office:value="20700" calcext:value-type="float">
            <text:p>20,700</text:p>
          </table:table-cell>
          <table:table-cell table:formula="of:=[.F36]-[.F35]" office:value-type="float" office:value="200" calcext:value-type="float">
            <text:p>200</text:p>
          </table:table-cell>
          <table:table-cell table:style-name="ce327" table:formula="of:=[.G$1:.G$1048576]/([.E36]-[.E35])*30.4375" office:value-type="float" office:value="66.1684782608696" calcext:value-type="float">
            <text:p>66.17</text:p>
          </table:table-cell>
          <table:table-cell table:style-name="ce310" table:formula="of:=[.B$1:.B$1048576]+[.F$1:.F$1048576]" office:value-type="float" office:value="22607" calcext:value-type="float">
            <text:p>22,607</text:p>
          </table:table-cell>
          <table:table-cell table:style-name="ce340" table:formula="of:=[.B$1:.B$1048576]/[.I$1:.I$1048576]" office:value-type="float" office:value="0.0843544035033397" calcext:value-type="float">
            <text:p>0.084</text:p>
          </table:table-cell>
          <table:table-cell table:style-name="ce340" table:formula="of:=[.F$1:.F$1048576]/[.I$1:.I$1048576]" office:value-type="float" office:value="0.91564559649666" calcext:value-type="float">
            <text:p>0.916</text:p>
          </table:table-cell>
          <table:table-cell table:style-name="ce343" table:formula="of:=[.C$1:.C$1048576]/([.C$1:.C$1048576]+[.G$1:.G$1048576])" office:value-type="percentage" office:value="0.431818181818182" calcext:value-type="percentage">
            <text:p>43.18%</text:p>
          </table:table-cell>
          <table:table-cell table:style-name="ce343" table:formula="of:=[.G$1:.G$1048576]/([.C$1:.C$1048576]+[.G$1:.G$1048576])" office:value-type="percentage" office:value="0.568181818181818" calcext:value-type="percentage">
            <text:p>56.82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6-07-04" calcext:value-type="date">
            <text:p>07/04/16</text:p>
          </table:table-cell>
          <table:table-cell office:value-type="float" office:value="2071" calcext:value-type="float">
            <text:p>2,071</text:p>
          </table:table-cell>
          <table:table-cell table:formula="of:=[.B37]-[.B36]" office:value-type="float" office:value="164" calcext:value-type="float">
            <text:p>164</text:p>
          </table:table-cell>
          <table:table-cell table:style-name="ce369" table:formula="of:=[.C$1:.C$1048576]/([.A37]-[.A36])*30.4375" office:value-type="float" office:value="56.0870786516854" calcext:value-type="float">
            <text:p>56.09</text:p>
          </table:table-cell>
          <table:table-cell table:style-name="ce317" office:value-type="date" office:date-value="2016-07-08" calcext:value-type="date">
            <text:p>07/08/16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6-10-01" calcext:value-type="date">
            <text:p>10/01/16</text:p>
          </table:table-cell>
          <table:table-cell office:value-type="float" office:value="2209" calcext:value-type="float">
            <text:p>2,209</text:p>
          </table:table-cell>
          <table:table-cell table:formula="of:=[.B38]-[.B37]" office:value-type="float" office:value="138" calcext:value-type="float">
            <text:p>138</text:p>
          </table:table-cell>
          <table:table-cell table:style-name="ce369" table:formula="of:=[.C$1:.C$1048576]/([.A38]-[.A37])*30.4375" office:value-type="float" office:value="47.1952247191011" calcext:value-type="float">
            <text:p>47.20</text:p>
          </table:table-cell>
          <table:table-cell table:style-name="ce317" office:value-type="date" office:date-value="2016-09-23" calcext:value-type="date">
            <text:p>09/23/16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7-01-02" calcext:value-type="date">
            <text:p>01/02/17</text:p>
          </table:table-cell>
          <table:table-cell office:value-type="float" office:value="2357" calcext:value-type="float">
            <text:p>2,357</text:p>
          </table:table-cell>
          <table:table-cell table:formula="of:=[.B39]-[.B38]" office:value-type="float" office:value="148" calcext:value-type="float">
            <text:p>148</text:p>
          </table:table-cell>
          <table:table-cell table:style-name="ce369" table:formula="of:=[.C$1:.C$1048576]/([.A39]-[.A38])*30.4375" office:value-type="float" office:value="48.4381720430108" calcext:value-type="float">
            <text:p>48.44</text:p>
          </table:table-cell>
          <table:table-cell table:style-name="ce317" office:value-type="date" office:date-value="2017-01-14" calcext:value-type="date">
            <text:p>01/14/17</text:p>
          </table:table-cell>
          <table:table-cell office:value-type="float" office:value="20800" calcext:value-type="float">
            <text:p>20,800</text:p>
          </table:table-cell>
          <table:table-cell table:formula="of:=[.F39]-[.F38]" office:value-type="float" office:value="100" calcext:value-type="float">
            <text:p>100</text:p>
          </table:table-cell>
          <table:table-cell table:style-name="ce327" table:formula="of:=[.G$1:.G$1048576]/([.E39]-[.E38])*30.4375" office:value-type="float" office:value="26.9358407079646" calcext:value-type="float">
            <text:p>26.94</text:p>
          </table:table-cell>
          <table:table-cell table:style-name="ce310" table:formula="of:=[.B$1:.B$1048576]+[.F$1:.F$1048576]" office:value-type="float" office:value="23157" calcext:value-type="float">
            <text:p>23,157</text:p>
          </table:table-cell>
          <table:table-cell table:style-name="ce340" table:formula="of:=[.B$1:.B$1048576]/[.I$1:.I$1048576]" office:value-type="float" office:value="0.101783477998014" calcext:value-type="float">
            <text:p>0.102</text:p>
          </table:table-cell>
          <table:table-cell table:style-name="ce340" table:formula="of:=[.F$1:.F$1048576]/[.I$1:.I$1048576]" office:value-type="float" office:value="0.898216522001986" calcext:value-type="float">
            <text:p>0.898</text:p>
          </table:table-cell>
          <table:table-cell table:style-name="ce343" table:formula="of:=[.C$1:.C$1048576]/([.C$1:.C$1048576]+[.G$1:.G$1048576])" office:value-type="percentage" office:value="0.596774193548387" calcext:value-type="percentage">
            <text:p>59.68%</text:p>
          </table:table-cell>
          <table:table-cell table:style-name="ce343" table:formula="of:=[.G$1:.G$1048576]/([.C$1:.C$1048576]+[.G$1:.G$1048576])" office:value-type="percentage" office:value="0.403225806451613" calcext:value-type="percentage">
            <text:p>40.32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7-04-02" calcext:value-type="date">
            <text:p>04/02/17</text:p>
          </table:table-cell>
          <table:table-cell office:value-type="float" office:value="2482" calcext:value-type="float">
            <text:p>2,482</text:p>
          </table:table-cell>
          <table:table-cell table:formula="of:=[.B40]-[.B39]" office:value-type="float" office:value="125" calcext:value-type="float">
            <text:p>125</text:p>
          </table:table-cell>
          <table:table-cell table:style-name="ce369" table:formula="of:=[.C$1:.C$1048576]/([.A40]-[.A39])*30.4375" office:value-type="float" office:value="42.2743055555556" calcext:value-type="float">
            <text:p>42.27</text:p>
          </table:table-cell>
          <table:table-cell table:style-name="ce317" office:value-type="date" office:date-value="2017-04-03" calcext:value-type="date">
            <text:p>04/03/17</text:p>
          </table:table-cell>
          <table:table-cell office:value-type="float" office:value="20700" calcext:value-type="float">
            <text:p>20,700</text:p>
          </table:table-cell>
          <table:table-cell table:formula="of:=[.F40]-[.F39]" office:value-type="float" office:value="-100" calcext:value-type="float">
            <text:p>-100</text:p>
          </table:table-cell>
          <table:table-cell table:style-name="ce327" table:formula="of:=[.G$1:.G$1048576]/([.E40]-[.E39])*30.4375" office:value-type="float" office:value="-38.5284810126582" calcext:value-type="float">
            <text:p>-38.53</text:p>
          </table:table-cell>
          <table:table-cell table:style-name="ce310" table:formula="of:=[.B$1:.B$1048576]+[.F$1:.F$1048576]" office:value-type="float" office:value="23182" calcext:value-type="float">
            <text:p>23,182</text:p>
          </table:table-cell>
          <table:table-cell table:style-name="ce340" table:formula="of:=[.B$1:.B$1048576]/[.I$1:.I$1048576]" office:value-type="float" office:value="0.107065826934691" calcext:value-type="float">
            <text:p>0.107</text:p>
          </table:table-cell>
          <table:table-cell table:style-name="ce340" table:formula="of:=[.F$1:.F$1048576]/[.I$1:.I$1048576]" office:value-type="float" office:value="0.892934173065309" calcext:value-type="float">
            <text:p>0.893</text:p>
          </table:table-cell>
          <table:table-cell table:style-name="ce343" table:formula="of:=[.C$1:.C$1048576]/([.C$1:.C$1048576]+[.G$1:.G$1048576])" office:value-type="percentage" office:value="5" calcext:value-type="percentage">
            <text:p>500.00%</text:p>
          </table:table-cell>
          <table:table-cell table:style-name="ce343" table:formula="of:=[.G$1:.G$1048576]/([.C$1:.C$1048576]+[.G$1:.G$1048576])" office:value-type="percentage" office:value="-4" calcext:value-type="percentage">
            <text:p>-400.0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7-07-03" calcext:value-type="date">
            <text:p>07/03/17</text:p>
          </table:table-cell>
          <table:table-cell office:value-type="float" office:value="2544" calcext:value-type="float">
            <text:p>2,544</text:p>
          </table:table-cell>
          <table:table-cell table:formula="of:=[.B41]-[.B40]" office:value-type="float" office:value="62" calcext:value-type="float">
            <text:p>62</text:p>
          </table:table-cell>
          <table:table-cell table:style-name="ce369" table:formula="of:=[.C$1:.C$1048576]/([.A41]-[.A40])*30.4375" office:value-type="float" office:value="20.5122282608696" calcext:value-type="float">
            <text:p>20.51</text:p>
          </table:table-cell>
          <table:table-cell table:style-name="ce317" office:value-type="date" office:date-value="2017-07-03" calcext:value-type="date">
            <text:p>07/03/17</text:p>
          </table:table-cell>
          <table:table-cell office:value-type="float" office:value="20800" calcext:value-type="float">
            <text:p>20,800</text:p>
          </table:table-cell>
          <table:table-cell table:formula="of:=[.F41]-[.F40]" office:value-type="float" office:value="100" calcext:value-type="float">
            <text:p>100</text:p>
          </table:table-cell>
          <table:table-cell table:style-name="ce327" table:formula="of:=[.G$1:.G$1048576]/([.E41]-[.E40])*30.4375" office:value-type="float" office:value="33.4478021978022" calcext:value-type="float">
            <text:p>33.45</text:p>
          </table:table-cell>
          <table:table-cell table:style-name="ce310" table:formula="of:=[.B$1:.B$1048576]+[.F$1:.F$1048576]" office:value-type="float" office:value="23344" calcext:value-type="float">
            <text:p>23,344</text:p>
          </table:table-cell>
          <table:table-cell table:style-name="ce340" table:formula="of:=[.B$1:.B$1048576]/[.I$1:.I$1048576]" office:value-type="float" office:value="0.108978752570254" calcext:value-type="float">
            <text:p>0.109</text:p>
          </table:table-cell>
          <table:table-cell table:style-name="ce340" table:formula="of:=[.F$1:.F$1048576]/[.I$1:.I$1048576]" office:value-type="float" office:value="0.891021247429746" calcext:value-type="float">
            <text:p>0.891</text:p>
          </table:table-cell>
          <table:table-cell table:style-name="ce343" table:formula="of:=[.C$1:.C$1048576]/([.C$1:.C$1048576]+[.G$1:.G$1048576])" office:value-type="percentage" office:value="0.382716049382716" calcext:value-type="percentage">
            <text:p>38.27%</text:p>
          </table:table-cell>
          <table:table-cell table:style-name="ce343" table:formula="of:=[.G$1:.G$1048576]/([.C$1:.C$1048576]+[.G$1:.G$1048576])" office:value-type="percentage" office:value="0.617283950617284" calcext:value-type="percentage">
            <text:p>61.7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7-10-03" calcext:value-type="date">
            <text:p>10/03/17</text:p>
          </table:table-cell>
          <table:table-cell office:value-type="float" office:value="2644" calcext:value-type="float">
            <text:p>2,644</text:p>
          </table:table-cell>
          <table:table-cell table:formula="of:=[.B42]-[.B41]" office:value-type="float" office:value="100" calcext:value-type="float">
            <text:p>100</text:p>
          </table:table-cell>
          <table:table-cell table:style-name="ce369" table:formula="of:=[.C$1:.C$1048576]/([.A42]-[.A41])*30.4375" office:value-type="float" office:value="33.0842391304348" calcext:value-type="float">
            <text:p>33.08</text:p>
          </table:table-cell>
          <table:table-cell table:style-name="ce317" office:value-type="date" office:date-value="2017-10-03" calcext:value-type="date">
            <text:p>10/03/17</text:p>
          </table:table-cell>
          <table:table-cell office:value-type="float" office:value="20700" calcext:value-type="float">
            <text:p>20,700</text:p>
          </table:table-cell>
          <table:table-cell table:formula="of:=[.F42]-[.F41]" office:value-type="float" office:value="-100" calcext:value-type="float">
            <text:p>-100</text:p>
          </table:table-cell>
          <table:table-cell table:style-name="ce327" table:formula="of:=[.G$1:.G$1048576]/([.E42]-[.E41])*30.4375" office:value-type="float" office:value="-33.0842391304348" calcext:value-type="float">
            <text:p>-33.08</text:p>
          </table:table-cell>
          <table:table-cell table:style-name="ce310" table:formula="of:=[.B$1:.B$1048576]+[.F$1:.F$1048576]" office:value-type="float" office:value="23344" calcext:value-type="float">
            <text:p>23,344</text:p>
          </table:table-cell>
          <table:table-cell table:style-name="ce340" table:formula="of:=[.B$1:.B$1048576]/[.I$1:.I$1048576]" office:value-type="float" office:value="0.113262508567512" calcext:value-type="float">
            <text:p>0.113</text:p>
          </table:table-cell>
          <table:table-cell table:style-name="ce340" table:formula="of:=[.F$1:.F$1048576]/[.I$1:.I$1048576]" office:value-type="float" office:value="0.886737491432488" calcext:value-type="float">
            <text:p>0.887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8-01-01" calcext:value-type="date">
            <text:p>01/01/18</text:p>
          </table:table-cell>
          <table:table-cell office:value-type="float" office:value="2708" calcext:value-type="float">
            <text:p>2,708</text:p>
          </table:table-cell>
          <table:table-cell table:formula="of:=[.B43]-[.B42]" office:value-type="float" office:value="64" calcext:value-type="float">
            <text:p>64</text:p>
          </table:table-cell>
          <table:table-cell table:style-name="ce369" table:formula="of:=[.C$1:.C$1048576]/([.A43]-[.A42])*30.4375" office:value-type="float" office:value="21.6444444444444" calcext:value-type="float">
            <text:p>21.64</text:p>
          </table:table-cell>
          <table:table-cell table:style-name="ce317" office:value-type="date" office:date-value="2018-01-10" calcext:value-type="date">
            <text:p>01/10/18</text:p>
          </table:table-cell>
          <table:table-cell office:value-type="float" office:value="20800" calcext:value-type="float">
            <text:p>20,800</text:p>
          </table:table-cell>
          <table:table-cell table:formula="of:=[.F43]-[.F42]" office:value-type="float" office:value="100" calcext:value-type="float">
            <text:p>100</text:p>
          </table:table-cell>
          <table:table-cell table:style-name="ce327" table:formula="of:=[.G$1:.G$1048576]/([.E43]-[.E42])*30.4375" office:value-type="float" office:value="30.7449494949495" calcext:value-type="float">
            <text:p>30.74</text:p>
          </table:table-cell>
          <table:table-cell table:style-name="ce310" table:formula="of:=[.B$1:.B$1048576]+[.F$1:.F$1048576]" office:value-type="float" office:value="23508" calcext:value-type="float">
            <text:p>23,508</text:p>
          </table:table-cell>
          <table:table-cell table:style-name="ce340" table:formula="of:=[.B$1:.B$1048576]/[.I$1:.I$1048576]" office:value-type="float" office:value="0.115194827292836" calcext:value-type="float">
            <text:p>0.115</text:p>
          </table:table-cell>
          <table:table-cell table:style-name="ce340" table:formula="of:=[.F$1:.F$1048576]/[.I$1:.I$1048576]" office:value-type="float" office:value="0.884805172707164" calcext:value-type="float">
            <text:p>0.885</text:p>
          </table:table-cell>
          <table:table-cell table:style-name="ce343" table:formula="of:=[.C$1:.C$1048576]/([.C$1:.C$1048576]+[.G$1:.G$1048576])" office:value-type="percentage" office:value="0.390243902439024" calcext:value-type="percentage">
            <text:p>39.02%</text:p>
          </table:table-cell>
          <table:table-cell table:style-name="ce343" table:formula="of:=[.G$1:.G$1048576]/([.C$1:.C$1048576]+[.G$1:.G$1048576])" office:value-type="percentage" office:value="0.609756097560976" calcext:value-type="percentage">
            <text:p>60.9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8-04-02" calcext:value-type="date">
            <text:p>04/02/18</text:p>
          </table:table-cell>
          <table:table-cell office:value-type="float" office:value="2842" calcext:value-type="float">
            <text:p>2,842</text:p>
          </table:table-cell>
          <table:table-cell table:formula="of:=[.B44]-[.B43]" office:value-type="float" office:value="134" calcext:value-type="float">
            <text:p>134</text:p>
          </table:table-cell>
          <table:table-cell table:style-name="ce369" table:formula="of:=[.C$1:.C$1048576]/([.A44]-[.A43])*30.4375" office:value-type="float" office:value="44.820054945055" calcext:value-type="float">
            <text:p>44.82</text:p>
          </table:table-cell>
          <table:table-cell table:style-name="ce317" office:value-type="date" office:date-value="2018-04-05" calcext:value-type="date">
            <text:p>04/05/18</text:p>
          </table:table-cell>
          <table:table-cell office:value-type="float" office:value="20800" calcext:value-type="float">
            <text:p>20,8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8-07-17" calcext:value-type="date">
            <text:p>07/17/18</text:p>
          </table:table-cell>
          <table:table-cell office:value-type="float" office:value="2940" calcext:value-type="float">
            <text:p>2,940</text:p>
          </table:table-cell>
          <table:table-cell table:formula="of:=[.B45]-[.B44]" office:value-type="float" office:value="98" calcext:value-type="float">
            <text:p>98</text:p>
          </table:table-cell>
          <table:table-cell table:style-name="ce369" table:formula="of:=[.C$1:.C$1048576]/([.A45]-[.A44])*30.4375" office:value-type="float" office:value="28.1403301886792" calcext:value-type="float">
            <text:p>28.14</text:p>
          </table:table-cell>
          <table:table-cell table:style-name="ce317" office:value-type="date" office:date-value="2018-07-17" calcext:value-type="date">
            <text:p>07/17/18</text:p>
          </table:table-cell>
          <table:table-cell office:value-type="float" office:value="20800" calcext:value-type="float">
            <text:p>20,8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8-10-30" calcext:value-type="date">
            <text:p>10/30/18</text:p>
          </table:table-cell>
          <table:table-cell office:value-type="float" office:value="2995" calcext:value-type="float">
            <text:p>2,995</text:p>
          </table:table-cell>
          <table:table-cell table:formula="of:=[.B46]-[.B45]" office:value-type="float" office:value="55" calcext:value-type="float">
            <text:p>55</text:p>
          </table:table-cell>
          <table:table-cell table:style-name="ce369" table:formula="of:=[.C$1:.C$1048576]/([.A46]-[.A45])*30.4375" office:value-type="float" office:value="15.9434523809524" calcext:value-type="float">
            <text:p>15.94</text:p>
          </table:table-cell>
          <table:table-cell table:style-name="ce317" office:value-type="date" office:date-value="2018-11-02" calcext:value-type="date">
            <text:p>11/02/18</text:p>
          </table:table-cell>
          <table:table-cell office:value-type="float" office:value="20700" calcext:value-type="float">
            <text:p>20,700</text:p>
          </table:table-cell>
          <table:table-cell table:formula="of:=[.F46]-[.F45]" office:value-type="float" office:value="-100" calcext:value-type="float">
            <text:p>-100</text:p>
          </table:table-cell>
          <table:table-cell table:style-name="ce327" table:formula="of:=[.G$1:.G$1048576]/([.E46]-[.E45])*30.4375" office:value-type="float" office:value="-28.1828703703704" calcext:value-type="float">
            <text:p>-28.18</text:p>
          </table:table-cell>
          <table:table-cell table:style-name="ce310" table:formula="of:=[.B$1:.B$1048576]+[.F$1:.F$1048576]" office:value-type="float" office:value="23695" calcext:value-type="float">
            <text:p>23,695</text:p>
          </table:table-cell>
          <table:table-cell table:style-name="ce340" table:formula="of:=[.B$1:.B$1048576]/[.I$1:.I$1048576]" office:value-type="float" office:value="0.126397974256172" calcext:value-type="float">
            <text:p>0.126</text:p>
          </table:table-cell>
          <table:table-cell table:style-name="ce340" table:formula="of:=[.F$1:.F$1048576]/[.I$1:.I$1048576]" office:value-type="float" office:value="0.873602025743828" calcext:value-type="float">
            <text:p>0.874</text:p>
          </table:table-cell>
          <table:table-cell table:style-name="ce343" table:formula="of:=[.C$1:.C$1048576]/([.C$1:.C$1048576]+[.G$1:.G$1048576])" office:value-type="percentage" office:value="-1.22222222222222" calcext:value-type="percentage">
            <text:p>-122.22%</text:p>
          </table:table-cell>
          <table:table-cell table:style-name="ce343" table:formula="of:=[.G$1:.G$1048576]/([.C$1:.C$1048576]+[.G$1:.G$1048576])" office:value-type="percentage" office:value="2.22222222222222" calcext:value-type="percentage">
            <text:p>222.22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9-01-05" calcext:value-type="date">
            <text:p>01/05/19</text:p>
          </table:table-cell>
          <table:table-cell office:value-type="float" office:value="3070" calcext:value-type="float">
            <text:p>3,070</text:p>
          </table:table-cell>
          <table:table-cell table:formula="of:=[.B47]-[.B46]" office:value-type="float" office:value="75" calcext:value-type="float">
            <text:p>75</text:p>
          </table:table-cell>
          <table:table-cell table:style-name="ce369" table:formula="of:=[.C$1:.C$1048576]/([.A47]-[.A46])*30.4375" office:value-type="float" office:value="34.071828358209" calcext:value-type="float">
            <text:p>34.07</text:p>
          </table:table-cell>
          <table:table-cell table:style-name="ce317" office:value-type="date" office:date-value="2019-01-03" calcext:value-type="date">
            <text:p>01/03/19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9-04-01" calcext:value-type="date">
            <text:p>04/01/19</text:p>
          </table:table-cell>
          <table:table-cell office:value-type="float" office:value="3136" calcext:value-type="float">
            <text:p>3,136</text:p>
          </table:table-cell>
          <table:table-cell table:formula="of:=[.B48]-[.B47]" office:value-type="float" office:value="66" calcext:value-type="float">
            <text:p>66</text:p>
          </table:table-cell>
          <table:table-cell table:style-name="ce369" table:formula="of:=[.C$1:.C$1048576]/([.A48]-[.A47])*30.4375" office:value-type="float" office:value="23.359011627907" calcext:value-type="float">
            <text:p>23.36</text:p>
          </table:table-cell>
          <table:table-cell table:style-name="ce317" office:value-type="date" office:date-value="2019-03-30" calcext:value-type="date">
            <text:p>03/30/19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9-07-01" calcext:value-type="date">
            <text:p>07/01/19</text:p>
          </table:table-cell>
          <table:table-cell office:value-type="float" office:value="3238" calcext:value-type="float">
            <text:p>3,238</text:p>
          </table:table-cell>
          <table:table-cell table:formula="of:=[.B49]-[.B48]" office:value-type="float" office:value="102" calcext:value-type="float">
            <text:p>102</text:p>
          </table:table-cell>
          <table:table-cell table:style-name="ce369" table:formula="of:=[.C$1:.C$1048576]/([.A49]-[.A48])*30.4375" office:value-type="float" office:value="34.1167582417582" calcext:value-type="float">
            <text:p>34.12</text:p>
          </table:table-cell>
          <table:table-cell table:style-name="ce317" office:value-type="date" office:date-value="2019-07-01" calcext:value-type="date">
            <text:p>07/01/19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9-10-02" calcext:value-type="date">
            <text:p>10/02/19</text:p>
          </table:table-cell>
          <table:table-cell office:value-type="float" office:value="3355" calcext:value-type="float">
            <text:p>3,355</text:p>
          </table:table-cell>
          <table:table-cell table:formula="of:=[.B50]-[.B49]" office:value-type="float" office:value="117" calcext:value-type="float">
            <text:p>117</text:p>
          </table:table-cell>
          <table:table-cell table:style-name="ce369" table:formula="of:=[.C$1:.C$1048576]/([.A50]-[.A49])*30.4375" office:value-type="float" office:value="38.2923387096774" calcext:value-type="float">
            <text:p>38.29</text:p>
          </table:table-cell>
          <table:table-cell table:style-name="ce317" office:value-type="date" office:date-value="2019-10-03" calcext:value-type="date">
            <text:p>10/03/19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0-01-01" calcext:value-type="date">
            <text:p>01/01/20</text:p>
          </table:table-cell>
          <table:table-cell office:value-type="float" office:value="3483" calcext:value-type="float">
            <text:p>3,483</text:p>
          </table:table-cell>
          <table:table-cell table:formula="of:=[.B51]-[.B50]" office:value-type="float" office:value="128" calcext:value-type="float">
            <text:p>128</text:p>
          </table:table-cell>
          <table:table-cell table:style-name="ce369" table:formula="of:=[.C$1:.C$1048576]/([.A51]-[.A50])*30.4375" office:value-type="float" office:value="42.8131868131868" calcext:value-type="float">
            <text:p>42.81</text:p>
          </table:table-cell>
          <table:table-cell table:style-name="ce317" office:value-type="date" office:date-value="2020-01-01" calcext:value-type="date">
            <text:p>01/01/20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0-04-01" calcext:value-type="date">
            <text:p>04/01/20</text:p>
          </table:table-cell>
          <table:table-cell office:value-type="float" office:value="3572" calcext:value-type="float">
            <text:p>3,572</text:p>
          </table:table-cell>
          <table:table-cell table:formula="of:=[.B52]-[.B51]" office:value-type="float" office:value="89" calcext:value-type="float">
            <text:p>89</text:p>
          </table:table-cell>
          <table:table-cell table:style-name="ce369" table:formula="of:=[.C$1:.C$1048576]/([.A52]-[.A51])*30.4375" office:value-type="float" office:value="29.768543956044" calcext:value-type="float">
            <text:p>29.77</text:p>
          </table:table-cell>
          <table:table-cell table:style-name="ce317" office:value-type="date" office:date-value="2020-04-01" calcext:value-type="date">
            <text:p>04/01/20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0-07-01" calcext:value-type="date">
            <text:p>07/01/20</text:p>
          </table:table-cell>
          <table:table-cell office:value-type="float" office:value="3716" calcext:value-type="float">
            <text:p>3,716</text:p>
          </table:table-cell>
          <table:table-cell table:formula="of:=[.B53]-[.B52]" office:value-type="float" office:value="144" calcext:value-type="float">
            <text:p>144</text:p>
          </table:table-cell>
          <table:table-cell table:style-name="ce369" table:formula="of:=[.C$1:.C$1048576]/([.A53]-[.A52])*30.4375" office:value-type="float" office:value="48.1648351648352" calcext:value-type="float">
            <text:p>48.16</text:p>
          </table:table-cell>
          <table:table-cell table:style-name="ce317" office:value-type="date" office:date-value="2020-07-01" calcext:value-type="date">
            <text:p>07/01/20</text:p>
          </table:table-cell>
          <table:table-cell office:value-type="float" office:value="20600" calcext:value-type="float">
            <text:p>20,600</text:p>
          </table:table-cell>
          <table:table-cell table:formula="of:=[.F53]-[.F52]" office:value-type="float" office:value="-100" calcext:value-type="float">
            <text:p>-100</text:p>
          </table:table-cell>
          <table:table-cell table:style-name="ce327" table:formula="of:=[.G$1:.G$1048576]/([.E53]-[.E52])*30.4375" office:value-type="float" office:value="-33.4478021978022" calcext:value-type="float">
            <text:p>-33.45</text:p>
          </table:table-cell>
          <table:table-cell table:style-name="ce310" table:formula="of:=[.B$1:.B$1048576]+[.F$1:.F$1048576]" office:value-type="float" office:value="24316" calcext:value-type="float">
            <text:p>24,316</text:p>
          </table:table-cell>
          <table:table-cell table:style-name="ce340" table:formula="of:=[.B$1:.B$1048576]/[.I$1:.I$1048576]" office:value-type="float" office:value="0.152821187695345" calcext:value-type="float">
            <text:p>0.153</text:p>
          </table:table-cell>
          <table:table-cell table:style-name="ce340" table:formula="of:=[.F$1:.F$1048576]/[.I$1:.I$1048576]" office:value-type="float" office:value="0.847178812304655" calcext:value-type="float">
            <text:p>0.847</text:p>
          </table:table-cell>
          <table:table-cell table:style-name="ce343" table:formula="of:=[.C$1:.C$1048576]/([.C$1:.C$1048576]+[.G$1:.G$1048576])" office:value-type="percentage" office:value="3.27272727272727" calcext:value-type="percentage">
            <text:p>327.27%</text:p>
          </table:table-cell>
          <table:table-cell table:style-name="ce343" table:formula="of:=[.G$1:.G$1048576]/([.C$1:.C$1048576]+[.G$1:.G$1048576])" office:value-type="percentage" office:value="-2.27272727272727" calcext:value-type="percentage">
            <text:p>-227.27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0-10-01" calcext:value-type="date">
            <text:p>10/01/20</text:p>
          </table:table-cell>
          <table:table-cell office:value-type="float" office:value="3827" calcext:value-type="float">
            <text:p>3,827</text:p>
          </table:table-cell>
          <table:table-cell table:formula="of:=[.B54]-[.B53]" office:value-type="float" office:value="111" calcext:value-type="float">
            <text:p>111</text:p>
          </table:table-cell>
          <table:table-cell table:style-name="ce369" table:formula="of:=[.C$1:.C$1048576]/([.A54]-[.A53])*30.4375" office:value-type="float" office:value="36.7235054347826" calcext:value-type="float">
            <text:p>36.72</text:p>
          </table:table-cell>
          <table:table-cell table:style-name="ce317" office:value-type="date" office:date-value="2020-10-01" calcext:value-type="date">
            <text:p>10/01/20</text:p>
          </table:table-cell>
          <table:table-cell office:value-type="float" office:value="20600" calcext:value-type="float">
            <text:p>20,6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1-01-01" calcext:value-type="date">
            <text:p>01/01/21</text:p>
          </table:table-cell>
          <table:table-cell office:value-type="float" office:value="3996" calcext:value-type="float">
            <text:p>3,996</text:p>
          </table:table-cell>
          <table:table-cell table:formula="of:=[.B55]-[.B54]" office:value-type="float" office:value="169" calcext:value-type="float">
            <text:p>169</text:p>
          </table:table-cell>
          <table:table-cell table:style-name="ce369" table:formula="of:=[.C$1:.C$1048576]/([.A55]-[.A54])*30.4375" office:value-type="float" office:value="55.9123641304348" calcext:value-type="float">
            <text:p>55.91</text:p>
          </table:table-cell>
          <table:table-cell table:style-name="ce317" office:value-type="date" office:date-value="2021-01-01" calcext:value-type="date">
            <text:p>01/01/21</text:p>
          </table:table-cell>
          <table:table-cell office:value-type="float" office:value="20600" calcext:value-type="float">
            <text:p>20,6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1-04-01" calcext:value-type="date">
            <text:p>04/01/21</text:p>
          </table:table-cell>
          <table:table-cell office:value-type="float" office:value="4134" calcext:value-type="float">
            <text:p>4,134</text:p>
          </table:table-cell>
          <table:table-cell table:formula="of:=[.B56]-[.B55]" office:value-type="float" office:value="138" calcext:value-type="float">
            <text:p>138</text:p>
          </table:table-cell>
          <table:table-cell table:style-name="ce369" table:formula="of:=[.C$1:.C$1048576]/([.A56]-[.A55])*30.4375" office:value-type="float" office:value="46.6708333333333" calcext:value-type="float">
            <text:p>46.67</text:p>
          </table:table-cell>
          <table:table-cell table:style-name="ce317" office:value-type="date" office:date-value="2021-04-01" calcext:value-type="date">
            <text:p>04/01/21</text:p>
          </table:table-cell>
          <table:table-cell office:value-type="float" office:value="20500" calcext:value-type="float">
            <text:p>20,500</text:p>
          </table:table-cell>
          <table:table-cell table:formula="of:=[.F56]-[.F55]" office:value-type="float" office:value="-100" calcext:value-type="float">
            <text:p>-100</text:p>
          </table:table-cell>
          <table:table-cell table:style-name="ce327" table:formula="of:=[.G$1:.G$1048576]/([.E56]-[.E55])*30.4375" office:value-type="float" office:value="-33.8194444444444" calcext:value-type="float">
            <text:p>-33.82</text:p>
          </table:table-cell>
          <table:table-cell table:style-name="ce310" table:formula="of:=[.B$1:.B$1048576]+[.F$1:.F$1048576]" office:value-type="float" office:value="24634" calcext:value-type="float">
            <text:p>24,634</text:p>
          </table:table-cell>
          <table:table-cell table:style-name="ce340" table:formula="of:=[.B$1:.B$1048576]/[.I$1:.I$1048576]" office:value-type="float" office:value="0.167816838515872" calcext:value-type="float">
            <text:p>0.168</text:p>
          </table:table-cell>
          <table:table-cell table:style-name="ce340" table:formula="of:=[.F$1:.F$1048576]/[.I$1:.I$1048576]" office:value-type="float" office:value="0.832183161484128" calcext:value-type="float">
            <text:p>0.832</text:p>
          </table:table-cell>
          <table:table-cell table:style-name="ce343" table:formula="of:=[.C$1:.C$1048576]/([.C$1:.C$1048576]+[.G$1:.G$1048576])" office:value-type="percentage" office:value="3.63157894736842" calcext:value-type="percentage">
            <text:p>363.16%</text:p>
          </table:table-cell>
          <table:table-cell table:style-name="ce343" table:formula="of:=[.G$1:.G$1048576]/([.C$1:.C$1048576]+[.G$1:.G$1048576])" office:value-type="percentage" office:value="-2.63157894736842" calcext:value-type="percentage">
            <text:p>-263.16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1-07-01" calcext:value-type="date">
            <text:p>07/01/21</text:p>
          </table:table-cell>
          <table:table-cell office:value-type="float" office:value="4257" calcext:value-type="float">
            <text:p>4,257</text:p>
          </table:table-cell>
          <table:table-cell table:formula="of:=[.B57]-[.B56]" office:value-type="float" office:value="123" calcext:value-type="float">
            <text:p>123</text:p>
          </table:table-cell>
          <table:table-cell table:style-name="ce369" table:formula="of:=[.C$1:.C$1048576]/([.A57]-[.A56])*30.4375" office:value-type="float" office:value="41.1407967032967" calcext:value-type="float">
            <text:p>41.14</text:p>
          </table:table-cell>
          <table:table-cell table:style-name="ce317" office:value-type="date" office:date-value="2021-07-01" calcext:value-type="date">
            <text:p>07/01/21</text:p>
          </table:table-cell>
          <table:table-cell office:value-type="float" office:value="20500" calcext:value-type="float">
            <text:p>20,5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1-10-01" calcext:value-type="date">
            <text:p>10/01/21</text:p>
          </table:table-cell>
          <table:table-cell office:value-type="float" office:value="4341" calcext:value-type="float">
            <text:p>4,341</text:p>
          </table:table-cell>
          <table:table-cell table:formula="of:=[.B58]-[.B57]" office:value-type="float" office:value="84" calcext:value-type="float">
            <text:p>84</text:p>
          </table:table-cell>
          <table:table-cell table:style-name="ce369" table:formula="of:=[.C$1:.C$1048576]/([.A58]-[.A57])*30.4375" office:value-type="float" office:value="27.7907608695652" calcext:value-type="float">
            <text:p>27.79</text:p>
          </table:table-cell>
          <table:table-cell table:style-name="ce317" office:value-type="date" office:date-value="2021-10-01" calcext:value-type="date">
            <text:p>10/01/21</text:p>
          </table:table-cell>
          <table:table-cell office:value-type="float" office:value="20500" calcext:value-type="float">
            <text:p>20,5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01-01" calcext:value-type="date">
            <text:p>01/01/22</text:p>
          </table:table-cell>
          <table:table-cell office:value-type="float" office:value="4447" calcext:value-type="float">
            <text:p>4,447</text:p>
          </table:table-cell>
          <table:table-cell table:formula="of:=[.B59]-[.B58]" office:value-type="float" office:value="106" calcext:value-type="float">
            <text:p>106</text:p>
          </table:table-cell>
          <table:table-cell table:style-name="ce369" table:formula="of:=[.C$1:.C$1048576]/([.A59]-[.A58])*30.4375" office:value-type="float" office:value="35.0692934782609" calcext:value-type="float">
            <text:p>35.07</text:p>
          </table:table-cell>
          <table:table-cell table:style-name="ce317" office:value-type="date" office:date-value="2022-01-01" calcext:value-type="date">
            <text:p>01/01/22</text:p>
          </table:table-cell>
          <table:table-cell office:value-type="float" office:value="20500" calcext:value-type="float">
            <text:p>20,5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04-01" calcext:value-type="date">
            <text:p>04/01/22</text:p>
          </table:table-cell>
          <table:table-cell office:value-type="float" office:value="4586" calcext:value-type="float">
            <text:p>4,586</text:p>
          </table:table-cell>
          <table:table-cell table:formula="of:=[.B60]-[.B59]" office:value-type="float" office:value="139" calcext:value-type="float">
            <text:p>139</text:p>
          </table:table-cell>
          <table:table-cell table:style-name="ce369" table:formula="of:=[.C$1:.C$1048576]/([.A60]-[.A59])*30.4375" office:value-type="float" office:value="47.0090277777778" calcext:value-type="float">
            <text:p>47.01</text:p>
          </table:table-cell>
          <table:table-cell table:style-name="ce317" office:value-type="date" office:date-value="2022-04-08" calcext:value-type="date">
            <text:p>04/08/22</text:p>
          </table:table-cell>
          <table:table-cell office:value-type="float" office:value="20500" calcext:value-type="float">
            <text:p>20,5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07-01" calcext:value-type="date">
            <text:p>07/01/22</text:p>
          </table:table-cell>
          <table:table-cell office:value-type="float" office:value="4713" calcext:value-type="float">
            <text:p>4,713</text:p>
          </table:table-cell>
          <table:table-cell table:formula="of:=[.B61]-[.B60]" office:value-type="float" office:value="127" calcext:value-type="float">
            <text:p>127</text:p>
          </table:table-cell>
          <table:table-cell table:style-name="ce369" table:formula="of:=[.C$1:.C$1048576]/([.A61]-[.A60])*30.4375" office:value-type="float" office:value="42.4787087912088" calcext:value-type="float">
            <text:p>42.48</text:p>
          </table:table-cell>
          <table:table-cell table:style-name="ce317" office:value-type="date" office:date-value="2022-07-04" calcext:value-type="date">
            <text:p>07/04/22</text:p>
          </table:table-cell>
          <table:table-cell office:value-type="float" office:value="20400" calcext:value-type="float">
            <text:p>20,400</text:p>
          </table:table-cell>
          <table:table-cell table:formula="of:=[.F61]-[.F60]" office:value-type="float" office:value="-100" calcext:value-type="float">
            <text:p>-100</text:p>
          </table:table-cell>
          <table:table-cell table:style-name="ce327" table:formula="of:=[.G$1:.G$1048576]/([.E61]-[.E60])*30.4375" office:value-type="float" office:value="-34.985632183908" calcext:value-type="float">
            <text:p>-34.99</text:p>
          </table:table-cell>
          <table:table-cell table:style-name="ce310" table:formula="of:=[.B$1:.B$1048576]+[.F$1:.F$1048576]" office:value-type="float" office:value="25113" calcext:value-type="float">
            <text:p>25,113</text:p>
          </table:table-cell>
          <table:table-cell table:style-name="ce340" table:formula="of:=[.B$1:.B$1048576]/[.I$1:.I$1048576]" office:value-type="float" office:value="0.187671723808386" calcext:value-type="float">
            <text:p>0.188</text:p>
          </table:table-cell>
          <table:table-cell table:style-name="ce340" table:formula="of:=[.F$1:.F$1048576]/[.I$1:.I$1048576]" office:value-type="float" office:value="0.812328276191614" calcext:value-type="float">
            <text:p>0.812</text:p>
          </table:table-cell>
          <table:table-cell table:style-name="ce343" table:formula="of:=[.C$1:.C$1048576]/([.C$1:.C$1048576]+[.G$1:.G$1048576])" office:value-type="percentage" office:value="4.7037037037037" calcext:value-type="percentage">
            <text:p>470.37%</text:p>
          </table:table-cell>
          <table:table-cell table:style-name="ce343" table:formula="of:=[.G$1:.G$1048576]/([.C$1:.C$1048576]+[.G$1:.G$1048576])" office:value-type="percentage" office:value="-3.7037037037037" calcext:value-type="percentage">
            <text:p>-370.37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08-02" calcext:value-type="date">
            <text:p>08/02/22</text:p>
          </table:table-cell>
          <table:table-cell office:value-type="float" office:value="4741" calcext:value-type="float">
            <text:p>4,741</text:p>
          </table:table-cell>
          <table:table-cell table:formula="of:=[.B62]-[.B61]" office:value-type="float" office:value="28" calcext:value-type="float">
            <text:p>28</text:p>
          </table:table-cell>
          <table:table-cell table:style-name="ce369" table:formula="of:=[.C$1:.C$1048576]/([.A62]-[.A61])*30.4375" office:value-type="float" office:value="26.6328125" calcext:value-type="float">
            <text:p>26.63</text:p>
          </table:table-cell>
          <table:table-cell table:style-name="ce317" office:value-type="date" office:date-value="2022-08-02" calcext:value-type="date">
            <text:p>08/02/22</text:p>
          </table:table-cell>
          <table:table-cell office:value-type="float" office:value="20400" calcext:value-type="float">
            <text:p>20,4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09-20" calcext:value-type="date">
            <text:p>09/20/22</text:p>
          </table:table-cell>
          <table:table-cell office:value-type="float" office:value="4816" calcext:value-type="float">
            <text:p>4,816</text:p>
          </table:table-cell>
          <table:table-cell table:formula="of:=[.B63]-[.B62]" office:value-type="float" office:value="75" calcext:value-type="float">
            <text:p>75</text:p>
          </table:table-cell>
          <table:table-cell table:style-name="ce369" table:formula="of:=[.C$1:.C$1048576]/([.A63]-[.A62])*30.4375" office:value-type="float" office:value="46.5880102040816" calcext:value-type="float">
            <text:p>46.59</text:p>
          </table:table-cell>
          <table:table-cell table:style-name="ce317" office:value-type="date" office:date-value="2022-09-21" calcext:value-type="date">
            <text:p>09/21/22</text:p>
          </table:table-cell>
          <table:table-cell office:value-type="float" office:value="20400" calcext:value-type="float">
            <text:p>20,400</text:p>
          </table:table-cell>
          <table:table-cell/>
          <table:table-cell table:style-name="ce327"/>
          <table:table-cell table:style-name="ce310"/>
          <table:table-cell table:style-name="ce340" table:number-columns-repeated="2"/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10-23" calcext:value-type="date">
            <text:p>10/23/22</text:p>
          </table:table-cell>
          <table:table-cell office:value-type="float" office:value="4864" calcext:value-type="float">
            <text:p>4,864</text:p>
          </table:table-cell>
          <table:table-cell table:formula="of:=[.B64]-[.B63]" office:value-type="float" office:value="48" calcext:value-type="float">
            <text:p>48</text:p>
          </table:table-cell>
          <table:table-cell table:style-name="ce369" table:formula="of:=[.C$1:.C$1048576]/([.A64]-[.A63])*30.4375" office:value-type="float" office:value="44.2727272727273" calcext:value-type="float">
            <text:p>44.27</text:p>
          </table:table-cell>
          <table:table-cell table:style-name="ce317" office:value-type="date" office:date-value="2022-10-23" calcext:value-type="date">
            <text:p>10/23/22</text:p>
          </table:table-cell>
          <table:table-cell table:formula="of:=25*796+3" office:value-type="float" office:value="19903" calcext:value-type="float">
            <text:p>19,903</text:p>
          </table:table-cell>
          <table:table-cell table:formula="of:=[.F64]-[.F63]" office:value-type="float" office:value="-497" calcext:value-type="float">
            <text:p>-497</text:p>
          </table:table-cell>
          <table:table-cell table:style-name="ce327" table:formula="of:=[.G$1:.G$1048576]/([.E64]-[.E63])*30.4375" office:value-type="float" office:value="-472.732421875" calcext:value-type="float">
            <text:p>-472.73</text:p>
          </table:table-cell>
          <table:table-cell table:style-name="ce310" table:formula="of:=[.B$1:.B$1048576]+[.F$1:.F$1048576]" office:value-type="float" office:value="24767" calcext:value-type="float">
            <text:p>24,767</text:p>
          </table:table-cell>
          <table:table-cell table:style-name="ce340" table:formula="of:=[.B$1:.B$1048576]/[.I$1:.I$1048576]" office:value-type="float" office:value="0.196390358137845" calcext:value-type="float">
            <text:p>0.196</text:p>
          </table:table-cell>
          <table:table-cell table:style-name="ce340" table:formula="of:=[.F$1:.F$1048576]/[.I$1:.I$1048576]" office:value-type="float" office:value="0.803609641862155" calcext:value-type="float">
            <text:p>0.804</text:p>
          </table:table-cell>
          <table:table-cell table:style-name="ce343" table:formula="of:=[.C$1:.C$1048576]/([.C$1:.C$1048576]+[.G$1:.G$1048576])" office:value-type="percentage" office:value="-0.106904231625835" calcext:value-type="percentage">
            <text:p>-10.69%</text:p>
          </table:table-cell>
          <table:table-cell table:style-name="ce343" table:formula="of:=[.G$1:.G$1048576]/([.C$1:.C$1048576]+[.G$1:.G$1048576])" office:value-type="percentage" office:value="1.10690423162584" calcext:value-type="percentage">
            <text:p>110.69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3-01-01" calcext:value-type="date">
            <text:p>01/01/23</text:p>
          </table:table-cell>
          <table:table-cell office:value-type="float" office:value="4934" calcext:value-type="float">
            <text:p>4,934</text:p>
          </table:table-cell>
          <table:table-cell table:formula="of:=[.B65]-[.B64]" office:value-type="float" office:value="70" calcext:value-type="float">
            <text:p>70</text:p>
          </table:table-cell>
          <table:table-cell table:style-name="ce369" table:formula="of:=[.C$1:.C$1048576]/([.A65]-[.A64])*30.4375" office:value-type="float" office:value="30.4375" calcext:value-type="float">
            <text:p>30.44</text:p>
          </table:table-cell>
          <table:table-cell table:style-name="ce317" office:value-type="date" office:date-value="2023-01-01" calcext:value-type="date">
            <text:p>01/01/23</text:p>
          </table:table-cell>
          <table:table-cell table:formula="of:=794*25+12" office:value-type="float" office:value="19862" calcext:value-type="float">
            <text:p>19,862</text:p>
          </table:table-cell>
          <table:table-cell table:formula="of:=[.F65]-[.F64]" office:value-type="float" office:value="-41" calcext:value-type="float">
            <text:p>-41</text:p>
          </table:table-cell>
          <table:table-cell table:style-name="ce327" table:formula="of:=[.G$1:.G$1048576]/([.E65]-[.E64])*30.4375" office:value-type="float" office:value="-17.8276785714286" calcext:value-type="float">
            <text:p>-17.83</text:p>
          </table:table-cell>
          <table:table-cell table:style-name="ce310" table:formula="of:=[.B$1:.B$1048576]+[.F$1:.F$1048576]" office:value-type="float" office:value="24796" calcext:value-type="float">
            <text:p>24,796</text:p>
          </table:table-cell>
          <table:table-cell table:style-name="ce340" table:formula="of:=[.B$1:.B$1048576]/[.I$1:.I$1048576]" office:value-type="float" office:value="0.198983707049524" calcext:value-type="float">
            <text:p>0.199</text:p>
          </table:table-cell>
          <table:table-cell table:style-name="ce340" table:formula="of:=[.F$1:.F$1048576]/[.I$1:.I$1048576]" office:value-type="float" office:value="0.801016292950476" calcext:value-type="float">
            <text:p>0.801</text:p>
          </table:table-cell>
          <table:table-cell table:style-name="ce343" table:formula="of:=[.C$1:.C$1048576]/([.C$1:.C$1048576]+[.G$1:.G$1048576])" office:value-type="percentage" office:value="2.41379310344828" calcext:value-type="percentage">
            <text:p>241.38%</text:p>
          </table:table-cell>
          <table:table-cell table:style-name="ce343" table:formula="of:=[.G$1:.G$1048576]/([.C$1:.C$1048576]+[.G$1:.G$1048576])" office:value-type="percentage" office:value="-1.41379310344828" calcext:value-type="percentage">
            <text:p>-141.3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3-03-01" calcext:value-type="date">
            <text:p>03/01/23</text:p>
          </table:table-cell>
          <table:table-cell office:value-type="float" office:value="5026" calcext:value-type="float">
            <text:p>5,026</text:p>
          </table:table-cell>
          <table:table-cell table:formula="of:=[.B66]-[.B65]" office:value-type="float" office:value="92" calcext:value-type="float">
            <text:p>92</text:p>
          </table:table-cell>
          <table:table-cell table:style-name="ce369" table:formula="of:=[.C$1:.C$1048576]/([.A66]-[.A65])*30.4375" office:value-type="float" office:value="47.4618644067797" calcext:value-type="float">
            <text:p>47.46</text:p>
          </table:table-cell>
          <table:table-cell table:style-name="ce317" office:value-type="date" office:date-value="2023-03-01" calcext:value-type="date">
            <text:p>03/01/23</text:p>
          </table:table-cell>
          <table:table-cell table:formula="of:=23+25*793" office:value-type="float" office:value="19848" calcext:value-type="float">
            <text:p>19,848</text:p>
          </table:table-cell>
          <table:table-cell table:formula="of:=[.F66]-[.F65]" office:value-type="float" office:value="-14" calcext:value-type="float">
            <text:p>-14</text:p>
          </table:table-cell>
          <table:table-cell table:style-name="ce327" table:formula="of:=[.G$1:.G$1048576]/([.E66]-[.E65])*30.4375" office:value-type="float" office:value="-7.22245762711864" calcext:value-type="float">
            <text:p>-7.22</text:p>
          </table:table-cell>
          <table:table-cell table:style-name="ce310" table:formula="of:=[.B$1:.B$1048576]+[.F$1:.F$1048576]" office:value-type="float" office:value="24874" calcext:value-type="float">
            <text:p>24,874</text:p>
          </table:table-cell>
          <table:table-cell table:style-name="ce340" table:formula="of:=[.B$1:.B$1048576]/[.I$1:.I$1048576]" office:value-type="float" office:value="0.202058374205998" calcext:value-type="float">
            <text:p>0.202</text:p>
          </table:table-cell>
          <table:table-cell table:style-name="ce340" table:formula="of:=[.F$1:.F$1048576]/[.I$1:.I$1048576]" office:value-type="float" office:value="0.797941625794002" calcext:value-type="float">
            <text:p>0.798</text:p>
          </table:table-cell>
          <table:table-cell table:style-name="ce343" table:formula="of:=[.C$1:.C$1048576]/([.C$1:.C$1048576]+[.G$1:.G$1048576])" office:value-type="percentage" office:value="1.17948717948718" calcext:value-type="percentage">
            <text:p>117.95%</text:p>
          </table:table-cell>
          <table:table-cell table:style-name="ce343" table:formula="of:=[.G$1:.G$1048576]/([.C$1:.C$1048576]+[.G$1:.G$1048576])" office:value-type="percentage" office:value="-0.179487179487179" calcext:value-type="percentage">
            <text:p>-17.9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3-04-03" calcext:value-type="date">
            <text:p>04/03/23</text:p>
          </table:table-cell>
          <table:table-cell/>
          <table:table-cell table:formula="of:=[.B67]-[.B66]" office:value-type="float" office:value="-5026" calcext:value-type="float">
            <text:p>-5026</text:p>
          </table:table-cell>
          <table:table-cell table:style-name="ce369" table:formula="of:=[.C$1:.C$1048576]/([.A67]-[.A66])*30.4375" office:value-type="float" office:value="-4635.72348484849" calcext:value-type="float">
            <text:p>-4,635.72</text:p>
          </table:table-cell>
          <table:table-cell table:style-name="ce317" office:value-type="date" office:date-value="2023-04-03" calcext:value-type="date">
            <text:p>04/03/23</text:p>
          </table:table-cell>
          <table:table-cell table:formula="of:=25*793+17" office:value-type="float" office:value="19842" calcext:value-type="float">
            <text:p>19,842</text:p>
          </table:table-cell>
          <table:table-cell table:formula="of:=[.F67]-[.F66]" office:value-type="float" office:value="-6" calcext:value-type="float">
            <text:p>-6</text:p>
          </table:table-cell>
          <table:table-cell table:style-name="ce327" table:formula="of:=[.G$1:.G$1048576]/([.E67]-[.E66])*30.4375" office:value-type="float" office:value="-5.53409090909091" calcext:value-type="float">
            <text:p>-5.53</text:p>
          </table:table-cell>
          <table:table-cell table:style-name="ce310" table:formula="of:=[.B$1:.B$1048576]+[.F$1:.F$1048576]" office:value-type="float" office:value="19842" calcext:value-type="float">
            <text:p>19,842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0.998807631160572" calcext:value-type="percentage">
            <text:p>99.88%</text:p>
          </table:table-cell>
          <table:table-cell table:style-name="ce343" table:formula="of:=[.G$1:.G$1048576]/([.C$1:.C$1048576]+[.G$1:.G$1048576])" office:value-type="percentage" office:value="0.00119236883942766" calcext:value-type="percentage">
            <text:p>0.12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68]-[.B67]" office:value-type="float" office:value="0" calcext:value-type="float">
            <text:p>0</text:p>
          </table:table-cell>
          <table:table-cell table:style-name="ce369" table:formula="of:=[.C$1:.C$1048576]/([.A68]-[.A67])*30.4375" office:value-type="float" office:value="-0" calcext:value-type="float">
            <text:p>0.00</text:p>
          </table:table-cell>
          <table:table-cell table:number-columns-repeated="2"/>
          <table:table-cell table:formula="of:=[.F68]-[.F67]" office:value-type="float" office:value="-19842" calcext:value-type="float">
            <text:p>-19,842</text:p>
          </table:table-cell>
          <table:table-cell table:style-name="ce327" table:formula="of:=[.G$1:.G$1048576]/([.E68]-[.E67])*30.4375" office:value-type="float" office:value="13.4152441191497" calcext:value-type="float">
            <text:p>13.42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percentage" office:value="-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69]-[.B68]" office:value-type="float" office:value="0" calcext:value-type="float">
            <text:p>0</text:p>
          </table:table-cell>
          <table:table-cell table:style-name="ce369" table:formula="of:=[.C$1:.C$1048576]/([.A69]-[.A68])*30.4375" office:value-type="string" office:string-value="" calcext:value-type="error">
            <text:p>#DIV/0!</text:p>
          </table:table-cell>
          <table:table-cell table:number-columns-repeated="2"/>
          <table:table-cell table:formula="of:=[.F69]-[.F68]" office:value-type="float" office:value="0" calcext:value-type="float">
            <text:p>0</text:p>
          </table:table-cell>
          <table:table-cell table:style-name="ce327" table:formula="of:=[.G$1:.G$1048576]/([.E69]-[.E68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F70]-[.F69]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la" table:style-name="ta1">
        <table:table-column table:style-name="co1" table:number-columns-repeated="2" table:default-cell-style-name="Default"/>
        <table:table-column table:style-name="co1" table:default-cell-style-name="ce310"/>
        <table:table-column table:style-name="co1" table:default-cell-style-name="ce336"/>
        <table:table-column table:style-name="co1" table:default-cell-style-name="ce317"/>
        <table:table-column table:style-name="co1" table:number-columns-repeated="4" table:default-cell-style-name="ce310"/>
        <table:table-column table:style-name="co1" table:number-columns-repeated="2" table:default-cell-style-name="ce340"/>
        <table:table-column table:style-name="co1" table:number-columns-repeated="2" table:default-cell-style-name="ce343"/>
        <table:table-row table:style-name="ro2"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AO3 Works</text:p>
          </table:table-cell>
          <table:table-cell table:style-name="ce333" office:value-type="string" calcext:value-type="string">
            <text:p>Increase</text:p>
          </table:table-cell>
          <table:table-cell table:style-name="ce335" office:value-type="string" calcext:value-type="string">
            <text:p>Inc / Month</text:p>
          </table:table-cell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FFN Works</text:p>
          </table:table-cell>
          <table:table-cell table:style-name="ce333" office:value-type="string" calcext:value-type="string">
            <text:p>Increase</text:p>
          </table:table-cell>
          <table:table-cell table:style-name="ce333" office:value-type="string" calcext:value-type="string">
            <text:p>Inc / Month</text:p>
          </table:table-cell>
          <table:table-cell table:style-name="ce330" office:value-type="string" calcext:value-type="string">
            <text:p>Total</text:p>
          </table:table-cell>
          <table:table-cell table:style-name="ce339" office:value-type="string" calcext:value-type="string">
            <text:p>% AO3</text:p>
          </table:table-cell>
          <table:table-cell table:style-name="ce339" office:value-type="string" calcext:value-type="string">
            <text:p>% FFN</text:p>
          </table:table-cell>
          <table:table-cell table:style-name="ce342" office:value-type="string" calcext:value-type="string">
            <text:p>'% Inc AO3</text:p>
          </table:table-cell>
          <table:table-cell table:style-name="ce342" office:value-type="string" calcext:value-type="string">
            <text:p>'% Inc FFN</text:p>
          </table:table-cell>
        </table:table-row>
        <table:table-row table:style-name="ro2">
          <table:table-cell table:style-name="ce317"/>
          <table:table-cell table:style-name="ce310"/>
          <table:table-cell table:number-columns-repeated="6"/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table:style-name="ce317"/>
          <table:table-cell table:style-name="ce310"/>
          <table:table-cell table:formula="of:=[.B3]-[.B2]" office:value-type="float" office:value="0" calcext:value-type="float">
            <text:p>0</text:p>
          </table:table-cell>
          <table:table-cell table:formula="of:=[.C$1:.C$1048576]/([.A3]-[.A2])*30.4375" office:value-type="string" office:string-value="" calcext:value-type="error">
            <text:p>#DIV/0!</text:p>
          </table:table-cell>
          <table:table-cell table:number-columns-repeated="2"/>
          <table:table-cell table:formula="of:=[.F3]-[.F2]" office:value-type="float" office:value="0" calcext:value-type="float">
            <text:p>0</text:p>
          </table:table-cell>
          <table:table-cell table:formula="of:=[.G$1:.G$1048576]/([.E3]-[.E2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style-name="ce317"/>
          <table:table-cell table:style-name="ce310"/>
          <table:table-cell table:formula="of:=[.B4]-[.B3]" office:value-type="float" office:value="0" calcext:value-type="float">
            <text:p>0</text:p>
          </table:table-cell>
          <table:table-cell table:formula="of:=[.C$1:.C$1048576]/([.A4]-[.A3])*30.4375" office:value-type="string" office:string-value="" calcext:value-type="error">
            <text:p>#DIV/0!</text:p>
          </table:table-cell>
          <table:table-cell table:number-columns-repeated="2"/>
          <table:table-cell table:formula="of:=[.F4]-[.F3]" office:value-type="float" office:value="0" calcext:value-type="float">
            <text:p>0</text:p>
          </table:table-cell>
          <table:table-cell table:formula="of:=[.G$1:.G$1048576]/([.E4]-[.E3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]-[.B4]" office:value-type="float" office:value="0" calcext:value-type="float">
            <text:p>0</text:p>
          </table:table-cell>
          <table:table-cell table:formula="of:=[.C$1:.C$1048576]/([.A5]-[.A4])*30.4375" office:value-type="string" office:string-value="" calcext:value-type="error">
            <text:p>#DIV/0!</text:p>
          </table:table-cell>
          <table:table-cell table:number-columns-repeated="2"/>
          <table:table-cell table:formula="of:=[.F5]-[.F4]" office:value-type="float" office:value="0" calcext:value-type="float">
            <text:p>0</text:p>
          </table:table-cell>
          <table:table-cell table:formula="of:=[.G$1:.G$1048576]/([.E5]-[.E4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]-[.B5]" office:value-type="float" office:value="0" calcext:value-type="float">
            <text:p>0</text:p>
          </table:table-cell>
          <table:table-cell table:formula="of:=[.C$1:.C$1048576]/([.A6]-[.A5])*30.4375" office:value-type="string" office:string-value="" calcext:value-type="error">
            <text:p>#DIV/0!</text:p>
          </table:table-cell>
          <table:table-cell table:number-columns-repeated="2"/>
          <table:table-cell table:formula="of:=[.F6]-[.F5]" office:value-type="float" office:value="0" calcext:value-type="float">
            <text:p>0</text:p>
          </table:table-cell>
          <table:table-cell table:formula="of:=[.G$1:.G$1048576]/([.E6]-[.E5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7]-[.B6]" office:value-type="float" office:value="0" calcext:value-type="float">
            <text:p>0</text:p>
          </table:table-cell>
          <table:table-cell table:formula="of:=[.C$1:.C$1048576]/([.A7]-[.A6])*30.4375" office:value-type="string" office:string-value="" calcext:value-type="error">
            <text:p>#DIV/0!</text:p>
          </table:table-cell>
          <table:table-cell table:number-columns-repeated="2"/>
          <table:table-cell table:formula="of:=[.F7]-[.F6]" office:value-type="float" office:value="0" calcext:value-type="float">
            <text:p>0</text:p>
          </table:table-cell>
          <table:table-cell table:formula="of:=[.G$1:.G$1048576]/([.E7]-[.E6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8]-[.B7]" office:value-type="float" office:value="0" calcext:value-type="float">
            <text:p>0</text:p>
          </table:table-cell>
          <table:table-cell table:formula="of:=[.C$1:.C$1048576]/([.A8]-[.A7])*30.4375" office:value-type="string" office:string-value="" calcext:value-type="error">
            <text:p>#DIV/0!</text:p>
          </table:table-cell>
          <table:table-cell table:number-columns-repeated="2"/>
          <table:table-cell table:formula="of:=[.F8]-[.F7]" office:value-type="float" office:value="0" calcext:value-type="float">
            <text:p>0</text:p>
          </table:table-cell>
          <table:table-cell table:formula="of:=[.G$1:.G$1048576]/([.E8]-[.E7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9]-[.B8]" office:value-type="float" office:value="0" calcext:value-type="float">
            <text:p>0</text:p>
          </table:table-cell>
          <table:table-cell table:formula="of:=[.C$1:.C$1048576]/([.A9]-[.A8])*30.4375" office:value-type="string" office:string-value="" calcext:value-type="error">
            <text:p>#DIV/0!</text:p>
          </table:table-cell>
          <table:table-cell table:number-columns-repeated="2"/>
          <table:table-cell table:formula="of:=[.F9]-[.F8]" office:value-type="float" office:value="0" calcext:value-type="float">
            <text:p>0</text:p>
          </table:table-cell>
          <table:table-cell table:formula="of:=[.G$1:.G$1048576]/([.E9]-[.E8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0]-[.B9]" office:value-type="float" office:value="0" calcext:value-type="float">
            <text:p>0</text:p>
          </table:table-cell>
          <table:table-cell table:formula="of:=[.C$1:.C$1048576]/([.A10]-[.A9])*30.4375" office:value-type="string" office:string-value="" calcext:value-type="error">
            <text:p>#DIV/0!</text:p>
          </table:table-cell>
          <table:table-cell table:number-columns-repeated="2"/>
          <table:table-cell table:formula="of:=[.F10]-[.F9]" office:value-type="float" office:value="0" calcext:value-type="float">
            <text:p>0</text:p>
          </table:table-cell>
          <table:table-cell table:formula="of:=[.G$1:.G$1048576]/([.E10]-[.E9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1]-[.B10]" office:value-type="float" office:value="0" calcext:value-type="float">
            <text:p>0</text:p>
          </table:table-cell>
          <table:table-cell table:formula="of:=[.C$1:.C$1048576]/([.A11]-[.A10])*30.4375" office:value-type="string" office:string-value="" calcext:value-type="error">
            <text:p>#DIV/0!</text:p>
          </table:table-cell>
          <table:table-cell table:number-columns-repeated="2"/>
          <table:table-cell table:formula="of:=[.F11]-[.F10]" office:value-type="float" office:value="0" calcext:value-type="float">
            <text:p>0</text:p>
          </table:table-cell>
          <table:table-cell table:formula="of:=[.G$1:.G$1048576]/([.E11]-[.E10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2]-[.B11]" office:value-type="float" office:value="0" calcext:value-type="float">
            <text:p>0</text:p>
          </table:table-cell>
          <table:table-cell table:formula="of:=[.C$1:.C$1048576]/([.A12]-[.A11])*30.4375" office:value-type="string" office:string-value="" calcext:value-type="error">
            <text:p>#DIV/0!</text:p>
          </table:table-cell>
          <table:table-cell table:number-columns-repeated="2"/>
          <table:table-cell table:formula="of:=[.F12]-[.F11]" office:value-type="float" office:value="0" calcext:value-type="float">
            <text:p>0</text:p>
          </table:table-cell>
          <table:table-cell table:formula="of:=[.G$1:.G$1048576]/([.E12]-[.E11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3]-[.B12]" office:value-type="float" office:value="0" calcext:value-type="float">
            <text:p>0</text:p>
          </table:table-cell>
          <table:table-cell table:formula="of:=[.C$1:.C$1048576]/([.A13]-[.A12])*30.4375" office:value-type="string" office:string-value="" calcext:value-type="error">
            <text:p>#DIV/0!</text:p>
          </table:table-cell>
          <table:table-cell table:number-columns-repeated="2"/>
          <table:table-cell table:formula="of:=[.F13]-[.F12]" office:value-type="float" office:value="0" calcext:value-type="float">
            <text:p>0</text:p>
          </table:table-cell>
          <table:table-cell table:formula="of:=[.G$1:.G$1048576]/([.E13]-[.E12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4]-[.B13]" office:value-type="float" office:value="0" calcext:value-type="float">
            <text:p>0</text:p>
          </table:table-cell>
          <table:table-cell table:formula="of:=[.C$1:.C$1048576]/([.A14]-[.A13])*30.4375" office:value-type="string" office:string-value="" calcext:value-type="error">
            <text:p>#DIV/0!</text:p>
          </table:table-cell>
          <table:table-cell table:number-columns-repeated="2"/>
          <table:table-cell table:formula="of:=[.F14]-[.F13]" office:value-type="float" office:value="0" calcext:value-type="float">
            <text:p>0</text:p>
          </table:table-cell>
          <table:table-cell table:formula="of:=[.G$1:.G$1048576]/([.E14]-[.E13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5]-[.B14]" office:value-type="float" office:value="0" calcext:value-type="float">
            <text:p>0</text:p>
          </table:table-cell>
          <table:table-cell table:formula="of:=[.C$1:.C$1048576]/([.A15]-[.A14])*30.4375" office:value-type="string" office:string-value="" calcext:value-type="error">
            <text:p>#DIV/0!</text:p>
          </table:table-cell>
          <table:table-cell table:number-columns-repeated="2"/>
          <table:table-cell table:formula="of:=[.F15]-[.F14]" office:value-type="float" office:value="0" calcext:value-type="float">
            <text:p>0</text:p>
          </table:table-cell>
          <table:table-cell table:formula="of:=[.G$1:.G$1048576]/([.E15]-[.E14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6]-[.B15]" office:value-type="float" office:value="0" calcext:value-type="float">
            <text:p>0</text:p>
          </table:table-cell>
          <table:table-cell table:formula="of:=[.C$1:.C$1048576]/([.A16]-[.A15])*30.4375" office:value-type="string" office:string-value="" calcext:value-type="error">
            <text:p>#DIV/0!</text:p>
          </table:table-cell>
          <table:table-cell table:number-columns-repeated="2"/>
          <table:table-cell table:formula="of:=[.F16]-[.F15]" office:value-type="float" office:value="0" calcext:value-type="float">
            <text:p>0</text:p>
          </table:table-cell>
          <table:table-cell table:formula="of:=[.G$1:.G$1048576]/([.E16]-[.E15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7]-[.B16]" office:value-type="float" office:value="0" calcext:value-type="float">
            <text:p>0</text:p>
          </table:table-cell>
          <table:table-cell table:formula="of:=[.C$1:.C$1048576]/([.A17]-[.A16])*30.4375" office:value-type="string" office:string-value="" calcext:value-type="error">
            <text:p>#DIV/0!</text:p>
          </table:table-cell>
          <table:table-cell table:number-columns-repeated="2"/>
          <table:table-cell table:formula="of:=[.F17]-[.F16]" office:value-type="float" office:value="0" calcext:value-type="float">
            <text:p>0</text:p>
          </table:table-cell>
          <table:table-cell table:formula="of:=[.G$1:.G$1048576]/([.E17]-[.E16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8]-[.B17]" office:value-type="float" office:value="0" calcext:value-type="float">
            <text:p>0</text:p>
          </table:table-cell>
          <table:table-cell table:formula="of:=[.C$1:.C$1048576]/([.A18]-[.A17])*30.4375" office:value-type="string" office:string-value="" calcext:value-type="error">
            <text:p>#DIV/0!</text:p>
          </table:table-cell>
          <table:table-cell table:number-columns-repeated="2"/>
          <table:table-cell table:formula="of:=[.F18]-[.F17]" office:value-type="float" office:value="0" calcext:value-type="float">
            <text:p>0</text:p>
          </table:table-cell>
          <table:table-cell table:formula="of:=[.G$1:.G$1048576]/([.E18]-[.E17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9]-[.B18]" office:value-type="float" office:value="0" calcext:value-type="float">
            <text:p>0</text:p>
          </table:table-cell>
          <table:table-cell table:formula="of:=[.C$1:.C$1048576]/([.A19]-[.A18])*30.4375" office:value-type="string" office:string-value="" calcext:value-type="error">
            <text:p>#DIV/0!</text:p>
          </table:table-cell>
          <table:table-cell table:number-columns-repeated="2"/>
          <table:table-cell table:formula="of:=[.F19]-[.F18]" office:value-type="float" office:value="0" calcext:value-type="float">
            <text:p>0</text:p>
          </table:table-cell>
          <table:table-cell table:formula="of:=[.G$1:.G$1048576]/([.E19]-[.E18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0]-[.B19]" office:value-type="float" office:value="0" calcext:value-type="float">
            <text:p>0</text:p>
          </table:table-cell>
          <table:table-cell table:formula="of:=[.C$1:.C$1048576]/([.A20]-[.A19])*30.4375" office:value-type="string" office:string-value="" calcext:value-type="error">
            <text:p>#DIV/0!</text:p>
          </table:table-cell>
          <table:table-cell table:number-columns-repeated="2"/>
          <table:table-cell table:formula="of:=[.F20]-[.F19]" office:value-type="float" office:value="0" calcext:value-type="float">
            <text:p>0</text:p>
          </table:table-cell>
          <table:table-cell table:formula="of:=[.G$1:.G$1048576]/([.E20]-[.E19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1]-[.B20]" office:value-type="float" office:value="0" calcext:value-type="float">
            <text:p>0</text:p>
          </table:table-cell>
          <table:table-cell table:formula="of:=[.C$1:.C$1048576]/([.A21]-[.A20])*30.4375" office:value-type="string" office:string-value="" calcext:value-type="error">
            <text:p>#DIV/0!</text:p>
          </table:table-cell>
          <table:table-cell table:number-columns-repeated="2"/>
          <table:table-cell table:formula="of:=[.F21]-[.F20]" office:value-type="float" office:value="0" calcext:value-type="float">
            <text:p>0</text:p>
          </table:table-cell>
          <table:table-cell table:formula="of:=[.G$1:.G$1048576]/([.E21]-[.E20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2]-[.B21]" office:value-type="float" office:value="0" calcext:value-type="float">
            <text:p>0</text:p>
          </table:table-cell>
          <table:table-cell table:formula="of:=[.C$1:.C$1048576]/([.A22]-[.A21])*30.4375" office:value-type="string" office:string-value="" calcext:value-type="error">
            <text:p>#DIV/0!</text:p>
          </table:table-cell>
          <table:table-cell table:number-columns-repeated="2"/>
          <table:table-cell table:formula="of:=[.F22]-[.F21]" office:value-type="float" office:value="0" calcext:value-type="float">
            <text:p>0</text:p>
          </table:table-cell>
          <table:table-cell table:formula="of:=[.G$1:.G$1048576]/([.E22]-[.E21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3]-[.B22]" office:value-type="float" office:value="0" calcext:value-type="float">
            <text:p>0</text:p>
          </table:table-cell>
          <table:table-cell table:formula="of:=[.C$1:.C$1048576]/([.A23]-[.A22])*30.4375" office:value-type="string" office:string-value="" calcext:value-type="error">
            <text:p>#DIV/0!</text:p>
          </table:table-cell>
          <table:table-cell table:number-columns-repeated="2"/>
          <table:table-cell table:formula="of:=[.F23]-[.F22]" office:value-type="float" office:value="0" calcext:value-type="float">
            <text:p>0</text:p>
          </table:table-cell>
          <table:table-cell table:formula="of:=[.G$1:.G$1048576]/([.E23]-[.E22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4]-[.B23]" office:value-type="float" office:value="0" calcext:value-type="float">
            <text:p>0</text:p>
          </table:table-cell>
          <table:table-cell table:formula="of:=[.C$1:.C$1048576]/([.A24]-[.A23])*30.4375" office:value-type="string" office:string-value="" calcext:value-type="error">
            <text:p>#DIV/0!</text:p>
          </table:table-cell>
          <table:table-cell table:number-columns-repeated="2"/>
          <table:table-cell table:formula="of:=[.F24]-[.F23]" office:value-type="float" office:value="0" calcext:value-type="float">
            <text:p>0</text:p>
          </table:table-cell>
          <table:table-cell table:formula="of:=[.G$1:.G$1048576]/([.E24]-[.E23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5]-[.B24]" office:value-type="float" office:value="0" calcext:value-type="float">
            <text:p>0</text:p>
          </table:table-cell>
          <table:table-cell table:formula="of:=[.C$1:.C$1048576]/([.A25]-[.A24])*30.4375" office:value-type="string" office:string-value="" calcext:value-type="error">
            <text:p>#DIV/0!</text:p>
          </table:table-cell>
          <table:table-cell table:number-columns-repeated="2"/>
          <table:table-cell table:formula="of:=[.F25]-[.F24]" office:value-type="float" office:value="0" calcext:value-type="float">
            <text:p>0</text:p>
          </table:table-cell>
          <table:table-cell table:formula="of:=[.G$1:.G$1048576]/([.E25]-[.E24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6]-[.B25]" office:value-type="float" office:value="0" calcext:value-type="float">
            <text:p>0</text:p>
          </table:table-cell>
          <table:table-cell table:formula="of:=[.C$1:.C$1048576]/([.A26]-[.A25])*30.4375" office:value-type="string" office:string-value="" calcext:value-type="error">
            <text:p>#DIV/0!</text:p>
          </table:table-cell>
          <table:table-cell table:number-columns-repeated="2"/>
          <table:table-cell table:formula="of:=[.F26]-[.F25]" office:value-type="float" office:value="0" calcext:value-type="float">
            <text:p>0</text:p>
          </table:table-cell>
          <table:table-cell table:formula="of:=[.G$1:.G$1048576]/([.E26]-[.E25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7]-[.B26]" office:value-type="float" office:value="0" calcext:value-type="float">
            <text:p>0</text:p>
          </table:table-cell>
          <table:table-cell table:formula="of:=[.C$1:.C$1048576]/([.A27]-[.A26])*30.4375" office:value-type="string" office:string-value="" calcext:value-type="error">
            <text:p>#DIV/0!</text:p>
          </table:table-cell>
          <table:table-cell table:number-columns-repeated="2"/>
          <table:table-cell table:formula="of:=[.F27]-[.F26]" office:value-type="float" office:value="0" calcext:value-type="float">
            <text:p>0</text:p>
          </table:table-cell>
          <table:table-cell table:formula="of:=[.G$1:.G$1048576]/([.E27]-[.E26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8]-[.B27]" office:value-type="float" office:value="0" calcext:value-type="float">
            <text:p>0</text:p>
          </table:table-cell>
          <table:table-cell table:formula="of:=[.C$1:.C$1048576]/([.A28]-[.A27])*30.4375" office:value-type="string" office:string-value="" calcext:value-type="error">
            <text:p>#DIV/0!</text:p>
          </table:table-cell>
          <table:table-cell table:number-columns-repeated="2"/>
          <table:table-cell table:formula="of:=[.F28]-[.F27]" office:value-type="float" office:value="0" calcext:value-type="float">
            <text:p>0</text:p>
          </table:table-cell>
          <table:table-cell table:formula="of:=[.G$1:.G$1048576]/([.E28]-[.E27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9]-[.B28]" office:value-type="float" office:value="0" calcext:value-type="float">
            <text:p>0</text:p>
          </table:table-cell>
          <table:table-cell table:formula="of:=[.C$1:.C$1048576]/([.A29]-[.A28])*30.4375" office:value-type="string" office:string-value="" calcext:value-type="error">
            <text:p>#DIV/0!</text:p>
          </table:table-cell>
          <table:table-cell table:number-columns-repeated="2"/>
          <table:table-cell table:formula="of:=[.F29]-[.F28]" office:value-type="float" office:value="0" calcext:value-type="float">
            <text:p>0</text:p>
          </table:table-cell>
          <table:table-cell table:formula="of:=[.G$1:.G$1048576]/([.E29]-[.E28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0]-[.B29]" office:value-type="float" office:value="0" calcext:value-type="float">
            <text:p>0</text:p>
          </table:table-cell>
          <table:table-cell table:formula="of:=[.C$1:.C$1048576]/([.A30]-[.A29])*30.4375" office:value-type="string" office:string-value="" calcext:value-type="error">
            <text:p>#DIV/0!</text:p>
          </table:table-cell>
          <table:table-cell table:number-columns-repeated="2"/>
          <table:table-cell table:formula="of:=[.F30]-[.F29]" office:value-type="float" office:value="0" calcext:value-type="float">
            <text:p>0</text:p>
          </table:table-cell>
          <table:table-cell table:formula="of:=[.G$1:.G$1048576]/([.E30]-[.E29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1]-[.B30]" office:value-type="float" office:value="0" calcext:value-type="float">
            <text:p>0</text:p>
          </table:table-cell>
          <table:table-cell table:formula="of:=[.C$1:.C$1048576]/([.A31]-[.A30])*30.4375" office:value-type="string" office:string-value="" calcext:value-type="error">
            <text:p>#DIV/0!</text:p>
          </table:table-cell>
          <table:table-cell table:number-columns-repeated="2"/>
          <table:table-cell table:formula="of:=[.F31]-[.F30]" office:value-type="float" office:value="0" calcext:value-type="float">
            <text:p>0</text:p>
          </table:table-cell>
          <table:table-cell table:formula="of:=[.G$1:.G$1048576]/([.E31]-[.E30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2]-[.B31]" office:value-type="float" office:value="0" calcext:value-type="float">
            <text:p>0</text:p>
          </table:table-cell>
          <table:table-cell table:formula="of:=[.C$1:.C$1048576]/([.A32]-[.A31])*30.4375" office:value-type="string" office:string-value="" calcext:value-type="error">
            <text:p>#DIV/0!</text:p>
          </table:table-cell>
          <table:table-cell table:number-columns-repeated="2"/>
          <table:table-cell table:formula="of:=[.F32]-[.F31]" office:value-type="float" office:value="0" calcext:value-type="float">
            <text:p>0</text:p>
          </table:table-cell>
          <table:table-cell table:formula="of:=[.G$1:.G$1048576]/([.E32]-[.E31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3]-[.B32]" office:value-type="float" office:value="0" calcext:value-type="float">
            <text:p>0</text:p>
          </table:table-cell>
          <table:table-cell table:formula="of:=[.C$1:.C$1048576]/([.A33]-[.A32])*30.4375" office:value-type="string" office:string-value="" calcext:value-type="error">
            <text:p>#DIV/0!</text:p>
          </table:table-cell>
          <table:table-cell table:number-columns-repeated="2"/>
          <table:table-cell table:formula="of:=[.F33]-[.F32]" office:value-type="float" office:value="0" calcext:value-type="float">
            <text:p>0</text:p>
          </table:table-cell>
          <table:table-cell table:formula="of:=[.G$1:.G$1048576]/([.E33]-[.E32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4]-[.B33]" office:value-type="float" office:value="0" calcext:value-type="float">
            <text:p>0</text:p>
          </table:table-cell>
          <table:table-cell table:formula="of:=[.C$1:.C$1048576]/([.A34]-[.A33])*30.4375" office:value-type="string" office:string-value="" calcext:value-type="error">
            <text:p>#DIV/0!</text:p>
          </table:table-cell>
          <table:table-cell table:number-columns-repeated="2"/>
          <table:table-cell table:formula="of:=[.F34]-[.F33]" office:value-type="float" office:value="0" calcext:value-type="float">
            <text:p>0</text:p>
          </table:table-cell>
          <table:table-cell table:formula="of:=[.G$1:.G$1048576]/([.E34]-[.E33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5]-[.B34]" office:value-type="float" office:value="0" calcext:value-type="float">
            <text:p>0</text:p>
          </table:table-cell>
          <table:table-cell table:formula="of:=[.C$1:.C$1048576]/([.A35]-[.A34])*30.4375" office:value-type="string" office:string-value="" calcext:value-type="error">
            <text:p>#DIV/0!</text:p>
          </table:table-cell>
          <table:table-cell table:number-columns-repeated="2"/>
          <table:table-cell table:formula="of:=[.F35]-[.F34]" office:value-type="float" office:value="0" calcext:value-type="float">
            <text:p>0</text:p>
          </table:table-cell>
          <table:table-cell table:formula="of:=[.G$1:.G$1048576]/([.E35]-[.E34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6]-[.B35]" office:value-type="float" office:value="0" calcext:value-type="float">
            <text:p>0</text:p>
          </table:table-cell>
          <table:table-cell table:formula="of:=[.C$1:.C$1048576]/([.A36]-[.A35])*30.4375" office:value-type="string" office:string-value="" calcext:value-type="error">
            <text:p>#DIV/0!</text:p>
          </table:table-cell>
          <table:table-cell table:number-columns-repeated="2"/>
          <table:table-cell table:formula="of:=[.F36]-[.F35]" office:value-type="float" office:value="0" calcext:value-type="float">
            <text:p>0</text:p>
          </table:table-cell>
          <table:table-cell table:formula="of:=[.G$1:.G$1048576]/([.E36]-[.E35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7]-[.B36]" office:value-type="float" office:value="0" calcext:value-type="float">
            <text:p>0</text:p>
          </table:table-cell>
          <table:table-cell table:formula="of:=[.C$1:.C$1048576]/([.A37]-[.A36])*30.4375" office:value-type="string" office:string-value="" calcext:value-type="error">
            <text:p>#DIV/0!</text:p>
          </table:table-cell>
          <table:table-cell table:number-columns-repeated="2"/>
          <table:table-cell table:formula="of:=[.F37]-[.F36]" office:value-type="float" office:value="0" calcext:value-type="float">
            <text:p>0</text:p>
          </table:table-cell>
          <table:table-cell table:formula="of:=[.G$1:.G$1048576]/([.E37]-[.E36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8]-[.B37]" office:value-type="float" office:value="0" calcext:value-type="float">
            <text:p>0</text:p>
          </table:table-cell>
          <table:table-cell table:formula="of:=[.C$1:.C$1048576]/([.A38]-[.A37])*30.4375" office:value-type="string" office:string-value="" calcext:value-type="error">
            <text:p>#DIV/0!</text:p>
          </table:table-cell>
          <table:table-cell table:number-columns-repeated="2"/>
          <table:table-cell table:formula="of:=[.F38]-[.F37]" office:value-type="float" office:value="0" calcext:value-type="float">
            <text:p>0</text:p>
          </table:table-cell>
          <table:table-cell table:formula="of:=[.G$1:.G$1048576]/([.E38]-[.E37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9]-[.B38]" office:value-type="float" office:value="0" calcext:value-type="float">
            <text:p>0</text:p>
          </table:table-cell>
          <table:table-cell table:formula="of:=[.C$1:.C$1048576]/([.A39]-[.A38])*30.4375" office:value-type="string" office:string-value="" calcext:value-type="error">
            <text:p>#DIV/0!</text:p>
          </table:table-cell>
          <table:table-cell table:number-columns-repeated="2"/>
          <table:table-cell table:formula="of:=[.F39]-[.F38]" office:value-type="float" office:value="0" calcext:value-type="float">
            <text:p>0</text:p>
          </table:table-cell>
          <table:table-cell table:formula="of:=[.G$1:.G$1048576]/([.E39]-[.E38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0]-[.B39]" office:value-type="float" office:value="0" calcext:value-type="float">
            <text:p>0</text:p>
          </table:table-cell>
          <table:table-cell table:formula="of:=[.C$1:.C$1048576]/([.A40]-[.A39])*30.4375" office:value-type="string" office:string-value="" calcext:value-type="error">
            <text:p>#DIV/0!</text:p>
          </table:table-cell>
          <table:table-cell table:number-columns-repeated="2"/>
          <table:table-cell table:formula="of:=[.F40]-[.F39]" office:value-type="float" office:value="0" calcext:value-type="float">
            <text:p>0</text:p>
          </table:table-cell>
          <table:table-cell table:formula="of:=[.G$1:.G$1048576]/([.E40]-[.E39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1]-[.B40]" office:value-type="float" office:value="0" calcext:value-type="float">
            <text:p>0</text:p>
          </table:table-cell>
          <table:table-cell table:formula="of:=[.C$1:.C$1048576]/([.A41]-[.A40])*30.4375" office:value-type="string" office:string-value="" calcext:value-type="error">
            <text:p>#DIV/0!</text:p>
          </table:table-cell>
          <table:table-cell table:number-columns-repeated="2"/>
          <table:table-cell table:formula="of:=[.F41]-[.F40]" office:value-type="float" office:value="0" calcext:value-type="float">
            <text:p>0</text:p>
          </table:table-cell>
          <table:table-cell table:formula="of:=[.G$1:.G$1048576]/([.E41]-[.E40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2]-[.B41]" office:value-type="float" office:value="0" calcext:value-type="float">
            <text:p>0</text:p>
          </table:table-cell>
          <table:table-cell table:formula="of:=[.C$1:.C$1048576]/([.A42]-[.A41])*30.4375" office:value-type="string" office:string-value="" calcext:value-type="error">
            <text:p>#DIV/0!</text:p>
          </table:table-cell>
          <table:table-cell table:number-columns-repeated="2"/>
          <table:table-cell table:formula="of:=[.F42]-[.F41]" office:value-type="float" office:value="0" calcext:value-type="float">
            <text:p>0</text:p>
          </table:table-cell>
          <table:table-cell table:formula="of:=[.G$1:.G$1048576]/([.E42]-[.E41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3]-[.B42]" office:value-type="float" office:value="0" calcext:value-type="float">
            <text:p>0</text:p>
          </table:table-cell>
          <table:table-cell table:formula="of:=[.C$1:.C$1048576]/([.A43]-[.A42])*30.4375" office:value-type="string" office:string-value="" calcext:value-type="error">
            <text:p>#DIV/0!</text:p>
          </table:table-cell>
          <table:table-cell table:number-columns-repeated="2"/>
          <table:table-cell table:formula="of:=[.F43]-[.F42]" office:value-type="float" office:value="0" calcext:value-type="float">
            <text:p>0</text:p>
          </table:table-cell>
          <table:table-cell table:formula="of:=[.G$1:.G$1048576]/([.E43]-[.E42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4]-[.B43]" office:value-type="float" office:value="0" calcext:value-type="float">
            <text:p>0</text:p>
          </table:table-cell>
          <table:table-cell table:formula="of:=[.C$1:.C$1048576]/([.A44]-[.A43])*30.4375" office:value-type="string" office:string-value="" calcext:value-type="error">
            <text:p>#DIV/0!</text:p>
          </table:table-cell>
          <table:table-cell table:number-columns-repeated="2"/>
          <table:table-cell table:formula="of:=[.F44]-[.F43]" office:value-type="float" office:value="0" calcext:value-type="float">
            <text:p>0</text:p>
          </table:table-cell>
          <table:table-cell table:formula="of:=[.G$1:.G$1048576]/([.E44]-[.E43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5]-[.B44]" office:value-type="float" office:value="0" calcext:value-type="float">
            <text:p>0</text:p>
          </table:table-cell>
          <table:table-cell table:formula="of:=[.C$1:.C$1048576]/([.A45]-[.A44])*30.4375" office:value-type="string" office:string-value="" calcext:value-type="error">
            <text:p>#DIV/0!</text:p>
          </table:table-cell>
          <table:table-cell table:number-columns-repeated="2"/>
          <table:table-cell table:formula="of:=[.F45]-[.F44]" office:value-type="float" office:value="0" calcext:value-type="float">
            <text:p>0</text:p>
          </table:table-cell>
          <table:table-cell table:formula="of:=[.G$1:.G$1048576]/([.E45]-[.E44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6]-[.B45]" office:value-type="float" office:value="0" calcext:value-type="float">
            <text:p>0</text:p>
          </table:table-cell>
          <table:table-cell table:formula="of:=[.C$1:.C$1048576]/([.A46]-[.A45])*30.4375" office:value-type="string" office:string-value="" calcext:value-type="error">
            <text:p>#DIV/0!</text:p>
          </table:table-cell>
          <table:table-cell table:number-columns-repeated="2"/>
          <table:table-cell table:formula="of:=[.F46]-[.F45]" office:value-type="float" office:value="0" calcext:value-type="float">
            <text:p>0</text:p>
          </table:table-cell>
          <table:table-cell table:formula="of:=[.G$1:.G$1048576]/([.E46]-[.E45])*30.4375" office:value-type="string" office:string-value="" calcext:value-type="error">
            <text:p>#DIV/0!</text:p>
          </table:table-cell>
          <table:table-cell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</table:table-row>
      </table:table>
      <table:table table:name="fairy tail" table:style-name="ta1">
        <office:forms form:automatic-focus="false" form:apply-design-mode="false"/>
        <table:table-column table:style-name="co1" table:number-columns-repeated="1024" table:default-cell-style-name="ce347"/>
        <table:table-row table:style-name="ro2">
          <table:table-cell table:style-name="ce345" office:value-type="string" calcext:value-type="string">
            <text:p>WBM Date</text:p>
          </table:table-cell>
          <table:table-cell table:style-name="ce348" office:value-type="string" calcext:value-type="string">
            <text:p>AO3 Works</text:p>
          </table:table-cell>
          <table:table-cell table:style-name="ce348" office:value-type="string" calcext:value-type="string">
            <text:p>Increase</text:p>
          </table:table-cell>
          <table:table-cell table:style-name="ce351" office:value-type="string" calcext:value-type="string">
            <text:p>Inc / Month</text:p>
          </table:table-cell>
          <table:table-cell table:style-name="ce345" office:value-type="string" calcext:value-type="string">
            <text:p>WBM Date</text:p>
          </table:table-cell>
          <table:table-cell table:style-name="ce348" office:value-type="string" calcext:value-type="string">
            <text:p>FFN Works</text:p>
          </table:table-cell>
          <table:table-cell table:style-name="ce348" office:value-type="string" calcext:value-type="string">
            <text:p>Increase</text:p>
          </table:table-cell>
          <table:table-cell table:style-name="ce348" office:value-type="string" calcext:value-type="string">
            <text:p>Inc / Month</text:p>
          </table:table-cell>
          <table:table-cell table:style-name="ce345" office:value-type="string" calcext:value-type="string">
            <text:p>Total</text:p>
          </table:table-cell>
          <table:table-cell table:style-name="ce357" office:value-type="string" calcext:value-type="string">
            <text:p>% AO3</text:p>
          </table:table-cell>
          <table:table-cell table:style-name="ce357" office:value-type="string" calcext:value-type="string">
            <text:p>% FFN</text:p>
          </table:table-cell>
          <table:table-cell table:style-name="ce360" office:value-type="string" calcext:value-type="string">
            <text:p>'% Inc AO3</text:p>
          </table:table-cell>
          <table:table-cell table:style-name="ce360" office:value-type="string" calcext:value-type="string">
            <text:p>'% Inc FFN</text:p>
          </table:table-cell>
          <table:table-cell table:number-columns-repeated="1011"/>
        </table:table-row>
        <table:table-row table:style-name="ro2">
          <table:table-cell table:style-name="ce346"/>
          <table:table-cell table:style-name="ce349" table:number-columns-repeated="2"/>
          <table:table-cell table:style-name="ce352"/>
          <table:table-cell table:style-name="ce346" office:value-type="date" office:date-value="2009-02-24" calcext:value-type="date">
            <text:p>02/24/09</text:p>
          </table:table-cell>
          <table:table-cell table:style-name="ce349" office:value-type="float" office:value="151" calcext:value-type="float">
            <text:p>151</text:p>
          </table:table-cell>
          <table:table-cell table:style-name="ce349" table:number-columns-repeated="2"/>
          <table:table-cell table:style-name="ce349" table:formula="of:=[.B$1:.B$1048576]+[.F$1:.F$1048576]" office:value-type="float" office:value="151" calcext:value-type="float">
            <text:p>151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/>
          <table:table-cell table:style-name="ce349"/>
          <table:table-cell table:style-name="ce349" table:formula="of:=[.B3]-[.B2]" office:value-type="float" office:value="0" calcext:value-type="float">
            <text:p>0</text:p>
          </table:table-cell>
          <table:table-cell table:style-name="ce352" table:formula="of:=[.C$1:.C$1048576]/([.A3]-[.A2])*30.4375" office:value-type="string" office:string-value="" calcext:value-type="error">
            <text:p>#DIV/0!</text:p>
          </table:table-cell>
          <table:table-cell table:style-name="ce346" office:value-type="date" office:date-value="2009-10-27" calcext:value-type="date">
            <text:p>10/27/09</text:p>
          </table:table-cell>
          <table:table-cell table:style-name="ce349" office:value-type="float" office:value="293" calcext:value-type="float">
            <text:p>293</text:p>
          </table:table-cell>
          <table:table-cell table:style-name="ce349" table:formula="of:=[.F3]-[.F2]" office:value-type="float" office:value="142" calcext:value-type="float">
            <text:p>142</text:p>
          </table:table-cell>
          <table:table-cell table:style-name="ce349" table:formula="of:=[.G$1:.G$1048576]/([.E3]-[.E2])*30.4375" office:value-type="float" office:value="17.6413265306122" calcext:value-type="float">
            <text:p>18</text:p>
          </table:table-cell>
          <table:table-cell table:style-name="ce349" table:formula="of:=[.B$1:.B$1048576]+[.F$1:.F$1048576]" office:value-type="float" office:value="293" calcext:value-type="float">
            <text:p>293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0-03-29" calcext:value-type="date">
            <text:p>03/29/10</text:p>
          </table:table-cell>
          <table:table-cell table:style-name="ce349" office:value-type="float" office:value="4" calcext:value-type="float">
            <text:p>4</text:p>
          </table:table-cell>
          <table:table-cell table:style-name="ce349" table:formula="of:=[.B4]-[.B3]" office:value-type="float" office:value="4" calcext:value-type="float">
            <text:p>4</text:p>
          </table:table-cell>
          <table:table-cell table:style-name="ce352" table:formula="of:=[.C$1:.C$1048576]/([.A4]-[.A3])*30.4375" office:value-type="float" office:value="0.00302364277554264" calcext:value-type="float">
            <text:p>0</text:p>
          </table:table-cell>
          <table:table-cell table:style-name="ce346" office:value-type="date" office:date-value="2010-03-29" calcext:value-type="date">
            <text:p>03/29/10</text:p>
          </table:table-cell>
          <table:table-cell table:style-name="ce349" office:value-type="float" office:value="447" calcext:value-type="float">
            <text:p>447</text:p>
          </table:table-cell>
          <table:table-cell table:style-name="ce349" table:formula="of:=[.F4]-[.F3]" office:value-type="float" office:value="154" calcext:value-type="float">
            <text:p>154</text:p>
          </table:table-cell>
          <table:table-cell table:style-name="ce349" table:formula="of:=[.G$1:.G$1048576]/([.E4]-[.E3])*30.4375" office:value-type="float" office:value="30.6364379084967" calcext:value-type="float">
            <text:p>31</text:p>
          </table:table-cell>
          <table:table-cell table:style-name="ce349" table:formula="of:=[.B$1:.B$1048576]+[.F$1:.F$1048576]" office:value-type="float" office:value="451" calcext:value-type="float">
            <text:p>451</text:p>
          </table:table-cell>
          <table:table-cell table:style-name="ce358" table:formula="of:=[.B$1:.B$1048576]/[.I$1:.I$1048576]" office:value-type="float" office:value="0.00886917960088692" calcext:value-type="float">
            <text:p>0.009</text:p>
          </table:table-cell>
          <table:table-cell table:style-name="ce358" table:formula="of:=[.F$1:.F$1048576]/[.I$1:.I$1048576]" office:value-type="float" office:value="0.991130820399113" calcext:value-type="float">
            <text:p>0.991</text:p>
          </table:table-cell>
          <table:table-cell table:style-name="ce361" table:formula="of:=[.C$1:.C$1048576]/([.C$1:.C$1048576]+[.G$1:.G$1048576])" office:value-type="percentage" office:value="0.0253164556962025" calcext:value-type="percentage">
            <text:p>2.53%</text:p>
          </table:table-cell>
          <table:table-cell table:style-name="ce361" table:formula="of:=[.G$1:.G$1048576]/([.C$1:.C$1048576]+[.G$1:.G$1048576])" office:value-type="percentage" office:value="0.974683544303797" calcext:value-type="percentage">
            <text:p>97.47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0-06-13" calcext:value-type="date">
            <text:p>06/13/10</text:p>
          </table:table-cell>
          <table:table-cell office:value-type="float" office:value="4" calcext:value-type="float">
            <text:p>4</text:p>
          </table:table-cell>
          <table:table-cell table:style-name="ce349" table:formula="of:=[.B5]-[.B4]" office:value-type="float" office:value="0" calcext:value-type="float">
            <text:p>0</text:p>
          </table:table-cell>
          <table:table-cell table:style-name="ce352" table:formula="of:=[.C$1:.C$1048576]/([.A5]-[.A4])*30.4375" office:value-type="float" office:value="0" calcext:value-type="float">
            <text:p>0</text:p>
          </table:table-cell>
          <table:table-cell table:style-name="ce346" office:value-type="date" office:date-value="2010-06-12" calcext:value-type="date">
            <text:p>06/12/10</text:p>
          </table:table-cell>
          <table:table-cell table:style-name="ce349" office:value-type="float" office:value="566" calcext:value-type="float">
            <text:p>566</text:p>
          </table:table-cell>
          <table:table-cell table:style-name="ce349" table:formula="of:=[.F5]-[.F4]" office:value-type="float" office:value="119" calcext:value-type="float">
            <text:p>119</text:p>
          </table:table-cell>
          <table:table-cell table:style-name="ce349" table:formula="of:=[.G$1:.G$1048576]/([.E5]-[.E4])*30.4375" office:value-type="float" office:value="48.2941666666667" calcext:value-type="float">
            <text:p>48</text:p>
          </table:table-cell>
          <table:table-cell table:style-name="ce349" table:formula="of:=[.B$1:.B$1048576]+[.F$1:.F$1048576]" office:value-type="float" office:value="570" calcext:value-type="float">
            <text:p>570</text:p>
          </table:table-cell>
          <table:table-cell table:style-name="ce358" table:formula="of:=[.B$1:.B$1048576]/[.I$1:.I$1048576]" office:value-type="float" office:value="0.00701754385964912" calcext:value-type="float">
            <text:p>0.007</text:p>
          </table:table-cell>
          <table:table-cell table:style-name="ce358" table:formula="of:=[.F$1:.F$1048576]/[.I$1:.I$1048576]" office:value-type="float" office:value="0.992982456140351" calcext:value-type="float">
            <text:p>0.993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0-12-04" calcext:value-type="date">
            <text:p>12/04/10</text:p>
          </table:table-cell>
          <table:table-cell table:style-name="ce349" office:value-type="float" office:value="7" calcext:value-type="float">
            <text:p>7</text:p>
          </table:table-cell>
          <table:table-cell table:style-name="ce349" table:formula="of:=[.B6]-[.B5]" office:value-type="float" office:value="3" calcext:value-type="float">
            <text:p>3</text:p>
          </table:table-cell>
          <table:table-cell table:style-name="ce352" table:formula="of:=[.C$1:.C$1048576]/([.A6]-[.A5])*30.4375" office:value-type="float" office:value="0.524784482758621" calcext:value-type="float">
            <text:p>1</text:p>
          </table:table-cell>
          <table:table-cell table:style-name="ce346" office:value-type="date" office:date-value="2010-12-22" calcext:value-type="date">
            <text:p>12/22/10</text:p>
          </table:table-cell>
          <table:table-cell table:style-name="ce349" office:value-type="float" office:value="1120" calcext:value-type="float">
            <text:p>1,120</text:p>
          </table:table-cell>
          <table:table-cell table:style-name="ce349" table:formula="of:=[.F6]-[.F5]" office:value-type="float" office:value="554" calcext:value-type="float">
            <text:p>554</text:p>
          </table:table-cell>
          <table:table-cell table:style-name="ce349" table:formula="of:=[.G$1:.G$1048576]/([.E6]-[.E5])*30.4375" office:value-type="float" office:value="87.3698186528497" calcext:value-type="float">
            <text:p>87</text:p>
          </table:table-cell>
          <table:table-cell table:style-name="ce349" table:formula="of:=[.B$1:.B$1048576]+[.F$1:.F$1048576]" office:value-type="float" office:value="1127" calcext:value-type="float">
            <text:p>1,127</text:p>
          </table:table-cell>
          <table:table-cell table:style-name="ce358" table:formula="of:=[.B$1:.B$1048576]/[.I$1:.I$1048576]" office:value-type="float" office:value="0.0062111801242236" calcext:value-type="float">
            <text:p>0.006</text:p>
          </table:table-cell>
          <table:table-cell table:style-name="ce358" table:formula="of:=[.F$1:.F$1048576]/[.I$1:.I$1048576]" office:value-type="float" office:value="0.993788819875776" calcext:value-type="float">
            <text:p>0.994</text:p>
          </table:table-cell>
          <table:table-cell table:style-name="ce361" table:formula="of:=[.C$1:.C$1048576]/([.C$1:.C$1048576]+[.G$1:.G$1048576])" office:value-type="percentage" office:value="0.00538599640933573" calcext:value-type="percentage">
            <text:p>0.54%</text:p>
          </table:table-cell>
          <table:table-cell table:style-name="ce361" table:formula="of:=[.G$1:.G$1048576]/([.C$1:.C$1048576]+[.G$1:.G$1048576])" office:value-type="percentage" office:value="0.994614003590664" calcext:value-type="percentage">
            <text:p>99.4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1-09-24" calcext:value-type="date">
            <text:p>09/24/11</text:p>
          </table:table-cell>
          <table:table-cell table:style-name="ce349" office:value-type="float" office:value="8" calcext:value-type="float">
            <text:p>8</text:p>
          </table:table-cell>
          <table:table-cell table:style-name="ce349" table:formula="of:=[.B7]-[.B6]" office:value-type="float" office:value="1" calcext:value-type="float">
            <text:p>1</text:p>
          </table:table-cell>
          <table:table-cell table:style-name="ce352" table:formula="of:=[.C$1:.C$1048576]/([.A7]-[.A6])*30.4375" office:value-type="float" office:value="0.103528911564626" calcext:value-type="float">
            <text:p>0</text:p>
          </table:table-cell>
          <table:table-cell table:style-name="ce346" office:value-type="date" office:date-value="2011-08-12" calcext:value-type="date">
            <text:p>08/12/11</text:p>
          </table:table-cell>
          <table:table-cell table:style-name="ce349" office:value-type="float" office:value="2599" calcext:value-type="float">
            <text:p>2,599</text:p>
          </table:table-cell>
          <table:table-cell table:style-name="ce349" table:formula="of:=[.F7]-[.F6]" office:value-type="float" office:value="1479" calcext:value-type="float">
            <text:p>1,479</text:p>
          </table:table-cell>
          <table:table-cell table:style-name="ce349" table:formula="of:=[.G$1:.G$1048576]/([.E7]-[.E6])*30.4375" office:value-type="float" office:value="193.206276824034" calcext:value-type="float">
            <text:p>193</text:p>
          </table:table-cell>
          <table:table-cell table:style-name="ce349" table:formula="of:=[.B$1:.B$1048576]+[.F$1:.F$1048576]" office:value-type="float" office:value="2607" calcext:value-type="float">
            <text:p>2,607</text:p>
          </table:table-cell>
          <table:table-cell table:style-name="ce358" table:formula="of:=[.B$1:.B$1048576]/[.I$1:.I$1048576]" office:value-type="float" office:value="0.0030686612965094" calcext:value-type="float">
            <text:p>0.003</text:p>
          </table:table-cell>
          <table:table-cell table:style-name="ce358" table:formula="of:=[.F$1:.F$1048576]/[.I$1:.I$1048576]" office:value-type="float" office:value="0.996931338703491" calcext:value-type="float">
            <text:p>0.997</text:p>
          </table:table-cell>
          <table:table-cell table:style-name="ce361" table:formula="of:=[.C$1:.C$1048576]/([.C$1:.C$1048576]+[.G$1:.G$1048576])" office:value-type="percentage" office:value="0.000675675675675676" calcext:value-type="percentage">
            <text:p>0.07%</text:p>
          </table:table-cell>
          <table:table-cell table:style-name="ce361" table:formula="of:=[.G$1:.G$1048576]/([.C$1:.C$1048576]+[.G$1:.G$1048576])" office:value-type="percentage" office:value="0.999324324324324" calcext:value-type="percentage">
            <text:p>99.93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1-11-17" calcext:value-type="date">
            <text:p>11/17/11</text:p>
          </table:table-cell>
          <table:table-cell table:style-name="ce349" office:value-type="float" office:value="9" calcext:value-type="float">
            <text:p>9</text:p>
          </table:table-cell>
          <table:table-cell table:style-name="ce349" table:formula="of:=[.B8]-[.B7]" office:value-type="float" office:value="1" calcext:value-type="float">
            <text:p>1</text:p>
          </table:table-cell>
          <table:table-cell table:style-name="ce352" table:formula="of:=[.C$1:.C$1048576]/([.A8]-[.A7])*30.4375" office:value-type="float" office:value="0.563657407407407" calcext:value-type="float">
            <text:p>1</text:p>
          </table:table-cell>
          <table:table-cell table:style-name="ce346" office:value-type="date" office:date-value="2011-10-11" calcext:value-type="date">
            <text:p>10/11/11</text:p>
          </table:table-cell>
          <table:table-cell table:style-name="ce349" office:value-type="float" office:value="3105" calcext:value-type="float">
            <text:p>3,105</text:p>
          </table:table-cell>
          <table:table-cell table:style-name="ce349" table:formula="of:=[.F8]-[.F7]" office:value-type="float" office:value="506" calcext:value-type="float">
            <text:p>506</text:p>
          </table:table-cell>
          <table:table-cell table:style-name="ce349" table:formula="of:=[.G$1:.G$1048576]/([.E8]-[.E7])*30.4375" office:value-type="float" office:value="256.689583333333" calcext:value-type="float">
            <text:p>257</text:p>
          </table:table-cell>
          <table:table-cell table:style-name="ce349" table:formula="of:=[.B$1:.B$1048576]+[.F$1:.F$1048576]" office:value-type="float" office:value="3114" calcext:value-type="float">
            <text:p>3,114</text:p>
          </table:table-cell>
          <table:table-cell table:style-name="ce358" table:formula="of:=[.B$1:.B$1048576]/[.I$1:.I$1048576]" office:value-type="float" office:value="0.00289017341040462" calcext:value-type="float">
            <text:p>0.003</text:p>
          </table:table-cell>
          <table:table-cell table:style-name="ce358" table:formula="of:=[.F$1:.F$1048576]/[.I$1:.I$1048576]" office:value-type="float" office:value="0.997109826589595" calcext:value-type="float">
            <text:p>0.997</text:p>
          </table:table-cell>
          <table:table-cell table:style-name="ce361" table:formula="of:=[.C$1:.C$1048576]/([.C$1:.C$1048576]+[.G$1:.G$1048576])" office:value-type="percentage" office:value="0.0019723865877712" calcext:value-type="percentage">
            <text:p>0.20%</text:p>
          </table:table-cell>
          <table:table-cell table:style-name="ce361" table:formula="of:=[.G$1:.G$1048576]/([.C$1:.C$1048576]+[.G$1:.G$1048576])" office:value-type="percentage" office:value="0.998027613412229" calcext:value-type="percentage">
            <text:p>99.80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2-01-18" calcext:value-type="date">
            <text:p>01/18/12</text:p>
          </table:table-cell>
          <table:table-cell table:style-name="ce349" office:value-type="float" office:value="20" calcext:value-type="float">
            <text:p>20</text:p>
          </table:table-cell>
          <table:table-cell table:style-name="ce349" table:formula="of:=[.B9]-[.B8]" office:value-type="float" office:value="11" calcext:value-type="float">
            <text:p>11</text:p>
          </table:table-cell>
          <table:table-cell table:style-name="ce352" table:formula="of:=[.C$1:.C$1048576]/([.A9]-[.A8])*30.4375" office:value-type="float" office:value="5.40020161290323" calcext:value-type="float">
            <text:p>5</text:p>
          </table:table-cell>
          <table:table-cell table:style-name="ce346" office:value-type="date" office:date-value="2012-01-18" calcext:value-type="date">
            <text:p>01/18/12</text:p>
          </table:table-cell>
          <table:table-cell table:style-name="ce349" office:value-type="float" office:value="4147" calcext:value-type="float">
            <text:p>4,147</text:p>
          </table:table-cell>
          <table:table-cell table:style-name="ce349" table:formula="of:=[.F9]-[.F8]" office:value-type="float" office:value="1042" calcext:value-type="float">
            <text:p>1,042</text:p>
          </table:table-cell>
          <table:table-cell table:style-name="ce349" table:formula="of:=[.G$1:.G$1048576]/([.E9]-[.E8])*30.4375" office:value-type="float" office:value="320.362373737374" calcext:value-type="float">
            <text:p>320</text:p>
          </table:table-cell>
          <table:table-cell table:style-name="ce349" table:formula="of:=[.B$1:.B$1048576]+[.F$1:.F$1048576]" office:value-type="float" office:value="4167" calcext:value-type="float">
            <text:p>4,167</text:p>
          </table:table-cell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2-04-26" calcext:value-type="date">
            <text:p>04/26/12</text:p>
          </table:table-cell>
          <table:table-cell table:style-name="ce349" office:value-type="float" office:value="31" calcext:value-type="float">
            <text:p>31</text:p>
          </table:table-cell>
          <table:table-cell table:style-name="ce349" table:formula="of:=[.B10]-[.B9]" office:value-type="float" office:value="11" calcext:value-type="float">
            <text:p>11</text:p>
          </table:table-cell>
          <table:table-cell table:style-name="ce352" table:formula="of:=[.C$1:.C$1048576]/([.A10]-[.A9])*30.4375" office:value-type="float" office:value="3.38194444444444" calcext:value-type="float">
            <text:p>3</text:p>
          </table:table-cell>
          <table:table-cell table:style-name="ce346" office:value-type="date" office:date-value="2012-05-05" calcext:value-type="date">
            <text:p>05/05/12</text:p>
          </table:table-cell>
          <table:table-cell table:style-name="ce349" office:value-type="float" office:value="5789" calcext:value-type="float">
            <text:p>5,789</text:p>
          </table:table-cell>
          <table:table-cell table:style-name="ce349" table:formula="of:=[.F10]-[.F9]" office:value-type="float" office:value="1642" calcext:value-type="float">
            <text:p>1,642</text:p>
          </table:table-cell>
          <table:table-cell table:style-name="ce349" table:formula="of:=[.G$1:.G$1048576]/([.E10]-[.E9])*30.4375" office:value-type="float" office:value="462.762731481482" calcext:value-type="float">
            <text:p>463</text:p>
          </table:table-cell>
          <table:table-cell table:style-name="ce349" table:formula="of:=[.B$1:.B$1048576]+[.F$1:.F$1048576]" office:value-type="float" office:value="5820" calcext:value-type="float">
            <text:p>5,820</text:p>
          </table:table-cell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2-05-18" calcext:value-type="date">
            <text:p>05/18/12</text:p>
          </table:table-cell>
          <table:table-cell table:style-name="ce349" office:value-type="float" office:value="32" calcext:value-type="float">
            <text:p>32</text:p>
          </table:table-cell>
          <table:table-cell table:style-name="ce349" table:formula="of:=[.B11]-[.B10]" office:value-type="float" office:value="1" calcext:value-type="float">
            <text:p>1</text:p>
          </table:table-cell>
          <table:table-cell table:style-name="ce352" table:formula="of:=[.C$1:.C$1048576]/([.A11]-[.A10])*30.4375" office:value-type="float" office:value="1.38352272727273" calcext:value-type="float">
            <text:p>1</text:p>
          </table:table-cell>
          <table:table-cell table:style-name="Default" table:number-columns-repeated="2"/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2-06-04" calcext:value-type="date">
            <text:p>06/04/12</text:p>
          </table:table-cell>
          <table:table-cell table:style-name="ce349" office:value-type="float" office:value="35" calcext:value-type="float">
            <text:p>35</text:p>
          </table:table-cell>
          <table:table-cell table:style-name="ce349" table:formula="of:=[.B12]-[.B11]" office:value-type="float" office:value="3" calcext:value-type="float">
            <text:p>3</text:p>
          </table:table-cell>
          <table:table-cell table:style-name="ce352" table:formula="of:=[.C$1:.C$1048576]/([.A12]-[.A11])*30.4375" office:value-type="float" office:value="5.37132352941177" calcext:value-type="float">
            <text:p>5</text:p>
          </table:table-cell>
          <table:table-cell table:style-name="ce346" office:value-type="date" office:date-value="2012-05-23" calcext:value-type="date">
            <text:p>05/23/12</text:p>
          </table:table-cell>
          <table:table-cell table:style-name="ce349" office:value-type="float" office:value="6122" calcext:value-type="float">
            <text:p>6,122</text:p>
          </table:table-cell>
          <table:table-cell table:style-name="ce349" table:formula="of:=[.F12]-[.F10]" office:value-type="float" office:value="333" calcext:value-type="float">
            <text:p>333</text:p>
          </table:table-cell>
          <table:table-cell table:style-name="ce349" table:formula="of:=[.G$1:.G$1048576]/([.E12]-[.E10])*30.4375" office:value-type="float" office:value="563.09375" calcext:value-type="float">
            <text:p>563</text:p>
          </table:table-cell>
          <table:table-cell table:style-name="ce349" table:formula="of:=[.B$1:.B$1048576]+[.F$1:.F$1048576]" office:value-type="float" office:value="6157" calcext:value-type="float">
            <text:p>6,157</text:p>
          </table:table-cell>
          <table:table-cell table:style-name="ce358" table:formula="of:=[.B$1:.B$1048576]/[.I$1:.I$1048576]" office:value-type="float" office:value="0.00568458664934221" calcext:value-type="float">
            <text:p>0.006</text:p>
          </table:table-cell>
          <table:table-cell table:style-name="ce358" table:formula="of:=[.F$1:.F$1048576]/[.I$1:.I$1048576]" office:value-type="float" office:value="0.994315413350658" calcext:value-type="float">
            <text:p>0.994</text:p>
          </table:table-cell>
          <table:table-cell table:style-name="ce361" table:formula="of:=[.C$1:.C$1048576]/([.C$1:.C$1048576]+[.G$1:.G$1048576])" office:value-type="percentage" office:value="0.00892857142857143" calcext:value-type="percentage">
            <text:p>0.89%</text:p>
          </table:table-cell>
          <table:table-cell table:style-name="ce361" table:formula="of:=[.G$1:.G$1048576]/([.C$1:.C$1048576]+[.G$1:.G$1048576])" office:value-type="percentage" office:value="0.991071428571429" calcext:value-type="percentage">
            <text:p>99.11%</text:p>
          </table:table-cell>
          <table:table-cell table:number-columns-repeated="1011"/>
        </table:table-row>
        <table:table-row table:style-name="ro2" table:visibility="collapse">
          <table:table-cell table:style-name="ce346" office:value-type="date" office:date-value="2012-06-20" calcext:value-type="date">
            <text:p>06/20/12</text:p>
          </table:table-cell>
          <table:table-cell table:style-name="ce349" office:value-type="float" office:value="39" calcext:value-type="float">
            <text:p>39</text:p>
          </table:table-cell>
          <table:table-cell table:style-name="ce349" table:formula="of:=[.B13]-[.B12]" office:value-type="float" office:value="4" calcext:value-type="float">
            <text:p>4</text:p>
          </table:table-cell>
          <table:table-cell table:style-name="ce352" table:formula="of:=[.C$1:.C$1048576]/([.A13]-[.A12])*30.4375" office:value-type="float" office:value="7.609375" calcext:value-type="float">
            <text:p>8</text:p>
          </table:table-cell>
          <table:table-cell table:style-name="ce346"/>
          <table:table-cell table:style-name="ce349" table:number-columns-repeated="4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 table:visibility="collapse">
          <table:table-cell table:style-name="ce346" office:value-type="date" office:date-value="2012-07-16" calcext:value-type="date">
            <text:p>07/16/12</text:p>
          </table:table-cell>
          <table:table-cell table:style-name="ce349" office:value-type="float" office:value="59" calcext:value-type="float">
            <text:p>59</text:p>
          </table:table-cell>
          <table:table-cell table:style-name="ce349" table:formula="of:=[.B14]-[.B13]" office:value-type="float" office:value="20" calcext:value-type="float">
            <text:p>20</text:p>
          </table:table-cell>
          <table:table-cell table:style-name="ce352" table:formula="of:=[.C$1:.C$1048576]/([.A14]-[.A13])*30.4375" office:value-type="float" office:value="23.4134615384615" calcext:value-type="float">
            <text:p>23</text:p>
          </table:table-cell>
          <table:table-cell table:style-name="ce346"/>
          <table:table-cell table:style-name="ce349" table:number-columns-repeated="4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 table:visibility="collapse">
          <table:table-cell table:style-name="ce346" office:value-type="date" office:date-value="2012-10-22" calcext:value-type="date">
            <text:p>10/22/12</text:p>
          </table:table-cell>
          <table:table-cell table:style-name="ce349" office:value-type="float" office:value="127" calcext:value-type="float">
            <text:p>127</text:p>
          </table:table-cell>
          <table:table-cell table:style-name="ce349" table:formula="of:=[.B15]-[.B14]" office:value-type="float" office:value="68" calcext:value-type="float">
            <text:p>68</text:p>
          </table:table-cell>
          <table:table-cell table:style-name="ce352" table:formula="of:=[.C$1:.C$1048576]/([.A15]-[.A14])*30.4375" office:value-type="float" office:value="21.1198979591837" calcext:value-type="float">
            <text:p>21</text:p>
          </table:table-cell>
          <table:table-cell table:style-name="ce346"/>
          <table:table-cell table:style-name="ce349" table:number-columns-repeated="4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3-01-01" calcext:value-type="date">
            <text:p>01/01/13</text:p>
          </table:table-cell>
          <table:table-cell table:style-name="ce349" office:value-type="float" office:value="154" calcext:value-type="float">
            <text:p>154</text:p>
          </table:table-cell>
          <table:table-cell table:style-name="ce349" table:formula="of:=[.B16]-[.B15]" office:value-type="float" office:value="27" calcext:value-type="float">
            <text:p>27</text:p>
          </table:table-cell>
          <table:table-cell table:style-name="ce352" table:formula="of:=[.C$1:.C$1048576]/([.A16]-[.A15])*30.4375" office:value-type="float" office:value="11.574823943662" calcext:value-type="float">
            <text:p>12</text:p>
          </table:table-cell>
          <table:table-cell table:style-name="ce346" office:value-type="date" office:date-value="2013-01-10" calcext:value-type="date">
            <text:p>01/10/13</text:p>
          </table:table-cell>
          <table:table-cell table:style-name="ce349" office:value-type="float" office:value="11981" calcext:value-type="float">
            <text:p>11,981</text:p>
          </table:table-cell>
          <table:table-cell table:style-name="ce349" table:formula="of:=[.F16]-[.F12]" office:value-type="float" office:value="5859" calcext:value-type="float">
            <text:p>5,859</text:p>
          </table:table-cell>
          <table:table-cell table:style-name="ce349" table:formula="of:=[.G$1:.G$1048576]/([.E16]-[.E12])*30.4375" office:value-type="float" office:value="768.67807112069" calcext:value-type="float">
            <text:p>769</text:p>
          </table:table-cell>
          <table:table-cell table:style-name="ce349" table:formula="of:=[.B$1:.B$1048576]+[.F$1:.F$1048576]" office:value-type="float" office:value="12135" calcext:value-type="float">
            <text:p>12,135</text:p>
          </table:table-cell>
          <table:table-cell table:style-name="ce358" table:formula="of:=[.B$1:.B$1048576]/[.I$1:.I$1048576]" office:value-type="float" office:value="0.0126905644829007" calcext:value-type="float">
            <text:p>0.013</text:p>
          </table:table-cell>
          <table:table-cell table:style-name="ce358" table:formula="of:=[.F$1:.F$1048576]/[.I$1:.I$1048576]" office:value-type="float" office:value="0.987309435517099" calcext:value-type="float">
            <text:p>0.987</text:p>
          </table:table-cell>
          <table:table-cell table:style-name="ce361" table:formula="of:=[.C$1:.C$1048576]/([.C$1:.C$1048576]+[.G$1:.G$1048576])" office:value-type="percentage" office:value="0.00458715596330275" calcext:value-type="percentage">
            <text:p>0.46%</text:p>
          </table:table-cell>
          <table:table-cell table:style-name="ce361" table:formula="of:=[.G$1:.G$1048576]/([.C$1:.C$1048576]+[.G$1:.G$1048576])" office:value-type="percentage" office:value="0.995412844036697" calcext:value-type="percentage">
            <text:p>99.54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3-04-04" calcext:value-type="date">
            <text:p>04/04/13</text:p>
          </table:table-cell>
          <table:table-cell table:style-name="ce349" office:value-type="float" office:value="223" calcext:value-type="float">
            <text:p>223</text:p>
          </table:table-cell>
          <table:table-cell table:style-name="ce349" table:formula="of:=[.B17]-[.B16]" office:value-type="float" office:value="69" calcext:value-type="float">
            <text:p>69</text:p>
          </table:table-cell>
          <table:table-cell table:style-name="ce352" table:formula="of:=[.C$1:.C$1048576]/([.A17]-[.A16])*30.4375" office:value-type="float" office:value="22.5826612903226" calcext:value-type="float">
            <text:p>23</text:p>
          </table:table-cell>
          <table:table-cell table:style-name="ce346" office:value-type="date" office:date-value="2013-04-04" calcext:value-type="date">
            <text:p>04/04/13</text:p>
          </table:table-cell>
          <table:table-cell table:style-name="ce349" office:value-type="float" office:value="15157" calcext:value-type="float">
            <text:p>15,157</text:p>
          </table:table-cell>
          <table:table-cell table:style-name="ce349" table:formula="of:=[.F17]-[.F16]" office:value-type="float" office:value="3176" calcext:value-type="float">
            <text:p>3,176</text:p>
          </table:table-cell>
          <table:table-cell table:style-name="ce349" table:formula="of:=[.G$1:.G$1048576]/([.E17]-[.E16])*30.4375" office:value-type="float" office:value="1150.82738095238" calcext:value-type="float">
            <text:p>1,151</text:p>
          </table:table-cell>
          <table:table-cell table:style-name="ce349" table:formula="of:=[.B$1:.B$1048576]+[.F$1:.F$1048576]" office:value-type="float" office:value="15380" calcext:value-type="float">
            <text:p>15,380</text:p>
          </table:table-cell>
          <table:table-cell table:style-name="ce358" table:formula="of:=[.B$1:.B$1048576]/[.I$1:.I$1048576]" office:value-type="float" office:value="0.0144993498049415" calcext:value-type="float">
            <text:p>0.014</text:p>
          </table:table-cell>
          <table:table-cell table:style-name="ce358" table:formula="of:=[.F$1:.F$1048576]/[.I$1:.I$1048576]" office:value-type="float" office:value="0.985500650195058" calcext:value-type="float">
            <text:p>0.986</text:p>
          </table:table-cell>
          <table:table-cell table:style-name="ce361" table:formula="of:=[.C$1:.C$1048576]/([.C$1:.C$1048576]+[.G$1:.G$1048576])" office:value-type="percentage" office:value="0.0212634822804314" calcext:value-type="percentage">
            <text:p>2.13%</text:p>
          </table:table-cell>
          <table:table-cell table:style-name="ce361" table:formula="of:=[.G$1:.G$1048576]/([.C$1:.C$1048576]+[.G$1:.G$1048576])" office:value-type="percentage" office:value="0.978736517719569" calcext:value-type="percentage">
            <text:p>97.87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3-06-23" calcext:value-type="date">
            <text:p>06/23/13</text:p>
          </table:table-cell>
          <table:table-cell table:style-name="ce349" office:value-type="float" office:value="286" calcext:value-type="float">
            <text:p>286</text:p>
          </table:table-cell>
          <table:table-cell table:style-name="ce349" table:formula="of:=[.B18]-[.B17]" office:value-type="float" office:value="63" calcext:value-type="float">
            <text:p>63</text:p>
          </table:table-cell>
          <table:table-cell table:style-name="ce352" table:formula="of:=[.C$1:.C$1048576]/([.A18]-[.A17])*30.4375" office:value-type="float" office:value="23.96953125" calcext:value-type="float">
            <text:p>24</text:p>
          </table:table-cell>
          <table:table-cell table:style-name="ce354" office:value-type="date" office:date-value="2013-07-03" calcext:value-type="date">
            <text:p>07/03/13</text:p>
          </table:table-cell>
          <table:table-cell table:style-name="ce356" office:value-type="float" office:value="18730" calcext:value-type="float">
            <text:p>18,730</text:p>
          </table:table-cell>
          <table:table-cell table:style-name="ce356" table:formula="of:=[.F18]-[.F17]" office:value-type="float" office:value="3573" calcext:value-type="float">
            <text:p>3,573</text:p>
          </table:table-cell>
          <table:table-cell table:style-name="ce356" table:formula="of:=[.G$1:.G$1048576]/([.E18]-[.E17])*30.4375" office:value-type="float" office:value="1208.36875" calcext:value-type="float">
            <text:p>1,208</text:p>
          </table:table-cell>
          <table:table-cell table:style-name="ce349" table:formula="of:=[.B$1:.B$1048576]+[.F$1:.F$1048576]" office:value-type="float" office:value="19016" calcext:value-type="float">
            <text:p>19,016</text:p>
          </table:table-cell>
          <table:table-cell table:style-name="ce358" table:formula="of:=[.B$1:.B$1048576]/[.I$1:.I$1048576]" office:value-type="float" office:value="0.0150399663441313" calcext:value-type="float">
            <text:p>0.015</text:p>
          </table:table-cell>
          <table:table-cell table:style-name="ce358" table:formula="of:=[.F$1:.F$1048576]/[.I$1:.I$1048576]" office:value-type="float" office:value="0.984960033655869" calcext:value-type="float">
            <text:p>0.985</text:p>
          </table:table-cell>
          <table:table-cell table:style-name="ce361" table:formula="of:=[.C$1:.C$1048576]/([.C$1:.C$1048576]+[.G$1:.G$1048576])" office:value-type="percentage" office:value="0.0173267326732673" calcext:value-type="percentage">
            <text:p>1.73%</text:p>
          </table:table-cell>
          <table:table-cell table:style-name="ce361" table:formula="of:=[.G$1:.G$1048576]/([.C$1:.C$1048576]+[.G$1:.G$1048576])" office:value-type="percentage" office:value="0.982673267326733" calcext:value-type="percentage">
            <text:p>98.27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3-10-09" calcext:value-type="date">
            <text:p>10/09/13</text:p>
          </table:table-cell>
          <table:table-cell table:style-name="ce349" office:value-type="float" office:value="393" calcext:value-type="float">
            <text:p>393</text:p>
          </table:table-cell>
          <table:table-cell table:style-name="ce349" table:formula="of:=[.B19]-[.B18]" office:value-type="float" office:value="107" calcext:value-type="float">
            <text:p>107</text:p>
          </table:table-cell>
          <table:table-cell table:style-name="ce352" table:formula="of:=[.C$1:.C$1048576]/([.A19]-[.A18])*30.4375" office:value-type="float" office:value="30.1556712962963" calcext:value-type="float">
            <text:p>30</text:p>
          </table:table-cell>
          <table:table-cell table:style-name="ce346" office:value-type="date" office:date-value="2013-10-10" calcext:value-type="date">
            <text:p>10/10/13</text:p>
          </table:table-cell>
          <table:table-cell table:style-name="ce349" office:value-type="float" office:value="22200" calcext:value-type="float">
            <text:p>22,200</text:p>
          </table:table-cell>
          <table:table-cell table:style-name="ce349" table:formula="of:=[.F19]-[.F18]" office:value-type="float" office:value="3470" calcext:value-type="float">
            <text:p>3,470</text:p>
          </table:table-cell>
          <table:table-cell table:style-name="ce349" table:formula="of:=[.G$1:.G$1048576]/([.E19]-[.E18])*30.4375" office:value-type="float" office:value="1066.84974747475" calcext:value-type="float">
            <text:p>1,067</text:p>
          </table:table-cell>
          <table:table-cell table:style-name="ce349" table:formula="of:=[.B$1:.B$1048576]+[.F$1:.F$1048576]" office:value-type="float" office:value="22593" calcext:value-type="float">
            <text:p>22,593</text:p>
          </table:table-cell>
          <table:table-cell table:style-name="ce358" table:formula="of:=[.B$1:.B$1048576]/[.I$1:.I$1048576]" office:value-type="float" office:value="0.0173947682910636" calcext:value-type="float">
            <text:p>0.017</text:p>
          </table:table-cell>
          <table:table-cell table:style-name="ce358" table:formula="of:=[.F$1:.F$1048576]/[.I$1:.I$1048576]" office:value-type="float" office:value="0.982605231708936" calcext:value-type="float">
            <text:p>0.983</text:p>
          </table:table-cell>
          <table:table-cell table:style-name="ce361" table:formula="of:=[.C$1:.C$1048576]/([.C$1:.C$1048576]+[.G$1:.G$1048576])" office:value-type="percentage" office:value="0.0299133351970925" calcext:value-type="percentage">
            <text:p>2.99%</text:p>
          </table:table-cell>
          <table:table-cell table:style-name="ce361" table:formula="of:=[.G$1:.G$1048576]/([.C$1:.C$1048576]+[.G$1:.G$1048576])" office:value-type="percentage" office:value="0.970086664802908" calcext:value-type="percentage">
            <text:p>97.01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4-01-22" calcext:value-type="date">
            <text:p>01/22/14</text:p>
          </table:table-cell>
          <table:table-cell table:style-name="ce349" office:value-type="float" office:value="488" calcext:value-type="float">
            <text:p>488</text:p>
          </table:table-cell>
          <table:table-cell table:style-name="ce349" table:formula="of:=[.B20]-[.B19]" office:value-type="float" office:value="95" calcext:value-type="float">
            <text:p>95</text:p>
          </table:table-cell>
          <table:table-cell table:style-name="ce352" table:formula="of:=[.C$1:.C$1048576]/([.A20]-[.A19])*30.4375" office:value-type="float" office:value="27.5386904761905" calcext:value-type="float">
            <text:p>28</text:p>
          </table:table-cell>
          <table:table-cell table:style-name="ce346" office:value-type="date" office:date-value="2014-01-22" calcext:value-type="date">
            <text:p>01/22/14</text:p>
          </table:table-cell>
          <table:table-cell table:style-name="ce349" office:value-type="float" office:value="25600" calcext:value-type="float">
            <text:p>25,600</text:p>
          </table:table-cell>
          <table:table-cell table:style-name="ce349" table:formula="of:=[.F20]-[.F19]" office:value-type="float" office:value="3400" calcext:value-type="float">
            <text:p>3,400</text:p>
          </table:table-cell>
          <table:table-cell table:style-name="ce349" table:formula="of:=[.G$1:.G$1048576]/([.E20]-[.E19])*30.4375" office:value-type="float" office:value="995.072115384616" calcext:value-type="float">
            <text:p>995</text:p>
          </table:table-cell>
          <table:table-cell table:style-name="ce349" table:formula="of:=[.B$1:.B$1048576]+[.F$1:.F$1048576]" office:value-type="float" office:value="26088" calcext:value-type="float">
            <text:p>26,088</text:p>
          </table:table-cell>
          <table:table-cell table:style-name="ce358" table:formula="of:=[.B$1:.B$1048576]/[.I$1:.I$1048576]" office:value-type="float" office:value="0.0187059184299295" calcext:value-type="float">
            <text:p>0.019</text:p>
          </table:table-cell>
          <table:table-cell table:style-name="ce358" table:formula="of:=[.F$1:.F$1048576]/[.I$1:.I$1048576]" office:value-type="float" office:value="0.98129408157007" calcext:value-type="float">
            <text:p>0.981</text:p>
          </table:table-cell>
          <table:table-cell table:style-name="ce361" table:formula="of:=[.C$1:.C$1048576]/([.C$1:.C$1048576]+[.G$1:.G$1048576])" office:value-type="percentage" office:value="0.0271816881258941" calcext:value-type="percentage">
            <text:p>2.72%</text:p>
          </table:table-cell>
          <table:table-cell table:style-name="ce361" table:formula="of:=[.G$1:.G$1048576]/([.C$1:.C$1048576]+[.G$1:.G$1048576])" office:value-type="percentage" office:value="0.972818311874106" calcext:value-type="percentage">
            <text:p>97.28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4-04-04" calcext:value-type="date">
            <text:p>04/04/14</text:p>
          </table:table-cell>
          <table:table-cell table:style-name="ce349" office:value-type="float" office:value="572" calcext:value-type="float">
            <text:p>572</text:p>
          </table:table-cell>
          <table:table-cell table:style-name="ce349" table:formula="of:=[.B21]-[.B20]" office:value-type="float" office:value="84" calcext:value-type="float">
            <text:p>84</text:p>
          </table:table-cell>
          <table:table-cell table:style-name="ce352" table:formula="of:=[.C$1:.C$1048576]/([.A21]-[.A20])*30.4375" office:value-type="float" office:value="35.5104166666667" calcext:value-type="float">
            <text:p>36</text:p>
          </table:table-cell>
          <table:table-cell table:style-name="ce346" office:value-type="date" office:date-value="2014-04-07" calcext:value-type="date">
            <text:p>04/07/14</text:p>
          </table:table-cell>
          <table:table-cell table:style-name="ce349" office:value-type="float" office:value="28300" calcext:value-type="float">
            <text:p>28,300</text:p>
          </table:table-cell>
          <table:table-cell table:style-name="ce349" table:formula="of:=[.F21]-[.F20]" office:value-type="float" office:value="2700" calcext:value-type="float">
            <text:p>2,700</text:p>
          </table:table-cell>
          <table:table-cell table:style-name="ce349" table:formula="of:=[.G$1:.G$1048576]/([.E21]-[.E20])*30.4375" office:value-type="float" office:value="1095.75" calcext:value-type="float">
            <text:p>1,096</text:p>
          </table:table-cell>
          <table:table-cell table:style-name="ce349" table:formula="of:=[.B$1:.B$1048576]+[.F$1:.F$1048576]" office:value-type="float" office:value="28872" calcext:value-type="float">
            <text:p>28,872</text:p>
          </table:table-cell>
          <table:table-cell table:style-name="ce358" table:formula="of:=[.B$1:.B$1048576]/[.I$1:.I$1048576]" office:value-type="float" office:value="0.0198115821557218" calcext:value-type="float">
            <text:p>0.020</text:p>
          </table:table-cell>
          <table:table-cell table:style-name="ce358" table:formula="of:=[.F$1:.F$1048576]/[.I$1:.I$1048576]" office:value-type="float" office:value="0.980188417844278" calcext:value-type="float">
            <text:p>0.980</text:p>
          </table:table-cell>
          <table:table-cell table:style-name="ce361" table:formula="of:=[.C$1:.C$1048576]/([.C$1:.C$1048576]+[.G$1:.G$1048576])" office:value-type="percentage" office:value="0.0301724137931034" calcext:value-type="percentage">
            <text:p>3.02%</text:p>
          </table:table-cell>
          <table:table-cell table:style-name="ce361" table:formula="of:=[.G$1:.G$1048576]/([.C$1:.C$1048576]+[.G$1:.G$1048576])" office:value-type="percentage" office:value="0.969827586206896" calcext:value-type="percentage">
            <text:p>96.98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4-07-05" calcext:value-type="date">
            <text:p>07/05/14</text:p>
          </table:table-cell>
          <table:table-cell table:style-name="ce349" office:value-type="float" office:value="703" calcext:value-type="float">
            <text:p>703</text:p>
          </table:table-cell>
          <table:table-cell table:style-name="ce349" table:formula="of:=[.B22]-[.B21]" office:value-type="float" office:value="131" calcext:value-type="float">
            <text:p>131</text:p>
          </table:table-cell>
          <table:table-cell table:style-name="ce352" table:formula="of:=[.C$1:.C$1048576]/([.A22]-[.A21])*30.4375" office:value-type="float" office:value="43.3403532608696" calcext:value-type="float">
            <text:p>43</text:p>
          </table:table-cell>
          <table:table-cell table:style-name="ce346" office:value-type="date" office:date-value="2014-07-03" calcext:value-type="date">
            <text:p>07/03/14</text:p>
          </table:table-cell>
          <table:table-cell table:style-name="ce349" office:value-type="float" office:value="31800" calcext:value-type="float">
            <text:p>31,800</text:p>
          </table:table-cell>
          <table:table-cell table:style-name="ce349" table:formula="of:=[.F22]-[.F21]" office:value-type="float" office:value="3500" calcext:value-type="float">
            <text:p>3,500</text:p>
          </table:table-cell>
          <table:table-cell table:style-name="ce349" table:formula="of:=[.G$1:.G$1048576]/([.E22]-[.E21])*30.4375" office:value-type="float" office:value="1224.49712643678" calcext:value-type="float">
            <text:p>1,224</text:p>
          </table:table-cell>
          <table:table-cell table:style-name="ce349" table:formula="of:=[.B$1:.B$1048576]+[.F$1:.F$1048576]" office:value-type="float" office:value="32503" calcext:value-type="float">
            <text:p>32,503</text:p>
          </table:table-cell>
          <table:table-cell table:style-name="ce358" table:formula="of:=[.B$1:.B$1048576]/[.I$1:.I$1048576]" office:value-type="float" office:value="0.0216287727286712" calcext:value-type="float">
            <text:p>0.022</text:p>
          </table:table-cell>
          <table:table-cell table:style-name="ce358" table:formula="of:=[.F$1:.F$1048576]/[.I$1:.I$1048576]" office:value-type="float" office:value="0.978371227271329" calcext:value-type="float">
            <text:p>0.978</text:p>
          </table:table-cell>
          <table:table-cell table:style-name="ce361" table:formula="of:=[.C$1:.C$1048576]/([.C$1:.C$1048576]+[.G$1:.G$1048576])" office:value-type="percentage" office:value="0.0360782153676673" calcext:value-type="percentage">
            <text:p>3.61%</text:p>
          </table:table-cell>
          <table:table-cell table:style-name="ce361" table:formula="of:=[.G$1:.G$1048576]/([.C$1:.C$1048576]+[.G$1:.G$1048576])" office:value-type="percentage" office:value="0.963921784632333" calcext:value-type="percentage">
            <text:p>96.39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4-10-04" calcext:value-type="date">
            <text:p>10/04/14</text:p>
          </table:table-cell>
          <table:table-cell table:style-name="ce349" office:value-type="float" office:value="967" calcext:value-type="float">
            <text:p>967</text:p>
          </table:table-cell>
          <table:table-cell table:style-name="ce349" table:formula="of:=[.B23]-[.B22]" office:value-type="float" office:value="264" calcext:value-type="float">
            <text:p>264</text:p>
          </table:table-cell>
          <table:table-cell table:style-name="ce352" table:formula="of:=[.C$1:.C$1048576]/([.A23]-[.A22])*30.4375" office:value-type="float" office:value="88.3021978021978" calcext:value-type="float">
            <text:p>88</text:p>
          </table:table-cell>
          <table:table-cell table:style-name="ce346" office:value-type="date" office:date-value="2014-10-04" calcext:value-type="date">
            <text:p>10/04/14</text:p>
          </table:table-cell>
          <table:table-cell table:style-name="ce349" office:value-type="float" office:value="35400" calcext:value-type="float">
            <text:p>35,400</text:p>
          </table:table-cell>
          <table:table-cell table:style-name="ce349" table:formula="of:=[.F23]-[.F22]" office:value-type="float" office:value="3600" calcext:value-type="float">
            <text:p>3,600</text:p>
          </table:table-cell>
          <table:table-cell table:style-name="ce349" table:formula="of:=[.G$1:.G$1048576]/([.E23]-[.E22])*30.4375" office:value-type="float" office:value="1178.22580645161" calcext:value-type="float">
            <text:p>1,178</text:p>
          </table:table-cell>
          <table:table-cell table:style-name="ce349" table:formula="of:=[.B$1:.B$1048576]+[.F$1:.F$1048576]" office:value-type="float" office:value="36367" calcext:value-type="float">
            <text:p>36,367</text:p>
          </table:table-cell>
          <table:table-cell table:style-name="ce358" table:formula="of:=[.B$1:.B$1048576]/[.I$1:.I$1048576]" office:value-type="float" office:value="0.026590040421261" calcext:value-type="float">
            <text:p>0.027</text:p>
          </table:table-cell>
          <table:table-cell table:style-name="ce358" table:formula="of:=[.F$1:.F$1048576]/[.I$1:.I$1048576]" office:value-type="float" office:value="0.973409959578739" calcext:value-type="float">
            <text:p>0.973</text:p>
          </table:table-cell>
          <table:table-cell table:style-name="ce361" table:formula="of:=[.C$1:.C$1048576]/([.C$1:.C$1048576]+[.G$1:.G$1048576])" office:value-type="percentage" office:value="0.0683229813664596" calcext:value-type="percentage">
            <text:p>6.83%</text:p>
          </table:table-cell>
          <table:table-cell table:style-name="ce361" table:formula="of:=[.G$1:.G$1048576]/([.C$1:.C$1048576]+[.G$1:.G$1048576])" office:value-type="percentage" office:value="0.93167701863354" calcext:value-type="percentage">
            <text:p>93.17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5-01-07" calcext:value-type="date">
            <text:p>01/07/15</text:p>
          </table:table-cell>
          <table:table-cell table:style-name="ce349" office:value-type="float" office:value="1241" calcext:value-type="float">
            <text:p>1,241</text:p>
          </table:table-cell>
          <table:table-cell table:style-name="ce349" table:formula="of:=[.B24]-[.B23]" office:value-type="float" office:value="274" calcext:value-type="float">
            <text:p>274</text:p>
          </table:table-cell>
          <table:table-cell table:style-name="ce352" table:formula="of:=[.C$1:.C$1048576]/([.A24]-[.A23])*30.4375" office:value-type="float" office:value="87.7881578947368" calcext:value-type="float">
            <text:p>88</text:p>
          </table:table-cell>
          <table:table-cell table:style-name="ce346" office:value-type="date" office:date-value="2015-01-09" calcext:value-type="date">
            <text:p>01/09/15</text:p>
          </table:table-cell>
          <table:table-cell table:style-name="ce349" office:value-type="float" office:value="38900" calcext:value-type="float">
            <text:p>38,900</text:p>
          </table:table-cell>
          <table:table-cell table:style-name="ce349" table:formula="of:=[.F24]-[.F23]" office:value-type="float" office:value="3500" calcext:value-type="float">
            <text:p>3,500</text:p>
          </table:table-cell>
          <table:table-cell table:style-name="ce349" table:formula="of:=[.G$1:.G$1048576]/([.E24]-[.E23])*30.4375" office:value-type="float" office:value="1098.26030927835" calcext:value-type="float">
            <text:p>1,098</text:p>
          </table:table-cell>
          <table:table-cell table:style-name="ce349" table:formula="of:=[.B$1:.B$1048576]+[.F$1:.F$1048576]" office:value-type="float" office:value="40141" calcext:value-type="float">
            <text:p>40,141</text:p>
          </table:table-cell>
          <table:table-cell table:style-name="ce358" table:formula="of:=[.B$1:.B$1048576]/[.I$1:.I$1048576]" office:value-type="float" office:value="0.0309160210258838" calcext:value-type="float">
            <text:p>0.031</text:p>
          </table:table-cell>
          <table:table-cell table:style-name="ce358" table:formula="of:=[.F$1:.F$1048576]/[.I$1:.I$1048576]" office:value-type="float" office:value="0.969083978974116" calcext:value-type="float">
            <text:p>0.969</text:p>
          </table:table-cell>
          <table:table-cell table:style-name="ce361" table:formula="of:=[.C$1:.C$1048576]/([.C$1:.C$1048576]+[.G$1:.G$1048576])" office:value-type="percentage" office:value="0.0726020137784844" calcext:value-type="percentage">
            <text:p>7.26%</text:p>
          </table:table-cell>
          <table:table-cell table:style-name="ce361" table:formula="of:=[.G$1:.G$1048576]/([.C$1:.C$1048576]+[.G$1:.G$1048576])" office:value-type="percentage" office:value="0.927397986221516" calcext:value-type="percentage">
            <text:p>92.74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5-06-23" calcext:value-type="date">
            <text:p>06/23/15</text:p>
          </table:table-cell>
          <table:table-cell table:style-name="ce349" office:value-type="float" office:value="1982" calcext:value-type="float">
            <text:p>1,982</text:p>
          </table:table-cell>
          <table:table-cell table:style-name="ce349" table:formula="of:=[.B25]-[.B24]" office:value-type="float" office:value="741" calcext:value-type="float">
            <text:p>741</text:p>
          </table:table-cell>
          <table:table-cell table:style-name="ce352" table:formula="of:=[.C$1:.C$1048576]/([.A25]-[.A24])*30.4375" office:value-type="float" office:value="135.05501497006" calcext:value-type="float">
            <text:p>135</text:p>
          </table:table-cell>
          <table:table-cell table:style-name="ce346" office:value-type="date" office:date-value="2015-06-23" calcext:value-type="date">
            <text:p>06/23/15</text:p>
          </table:table-cell>
          <table:table-cell table:style-name="ce349" office:value-type="float" office:value="45000" calcext:value-type="float">
            <text:p>45,000</text:p>
          </table:table-cell>
          <table:table-cell table:style-name="ce349" table:formula="of:=[.F25]-[.F24]" office:value-type="float" office:value="6100" calcext:value-type="float">
            <text:p>6,100</text:p>
          </table:table-cell>
          <table:table-cell table:style-name="ce349" table:formula="of:=[.G$1:.G$1048576]/([.E25]-[.E24])*30.4375" office:value-type="float" office:value="1125.26515151515" calcext:value-type="float">
            <text:p>1,125</text:p>
          </table:table-cell>
          <table:table-cell table:style-name="ce349" table:formula="of:=[.B$1:.B$1048576]+[.F$1:.F$1048576]" office:value-type="float" office:value="46982" calcext:value-type="float">
            <text:p>46,982</text:p>
          </table:table-cell>
          <table:table-cell table:style-name="ce358" table:formula="of:=[.B$1:.B$1048576]/[.I$1:.I$1048576]" office:value-type="float" office:value="0.042186369247797" calcext:value-type="float">
            <text:p>0.042</text:p>
          </table:table-cell>
          <table:table-cell table:style-name="ce358" table:formula="of:=[.F$1:.F$1048576]/[.I$1:.I$1048576]" office:value-type="float" office:value="0.957813630752203" calcext:value-type="float">
            <text:p>0.958</text:p>
          </table:table-cell>
          <table:table-cell table:style-name="ce361" table:formula="of:=[.C$1:.C$1048576]/([.C$1:.C$1048576]+[.G$1:.G$1048576])" office:value-type="percentage" office:value="0.108317497441894" calcext:value-type="percentage">
            <text:p>10.83%</text:p>
          </table:table-cell>
          <table:table-cell table:style-name="ce361" table:formula="of:=[.G$1:.G$1048576]/([.C$1:.C$1048576]+[.G$1:.G$1048576])" office:value-type="percentage" office:value="0.891682502558106" calcext:value-type="percentage">
            <text:p>89.17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5-10-03" calcext:value-type="date">
            <text:p>10/03/15</text:p>
          </table:table-cell>
          <table:table-cell table:style-name="ce349" office:value-type="float" office:value="2572" calcext:value-type="float">
            <text:p>2,572</text:p>
          </table:table-cell>
          <table:table-cell table:style-name="ce349" table:formula="of:=[.B26]-[.B25]" office:value-type="float" office:value="590" calcext:value-type="float">
            <text:p>590</text:p>
          </table:table-cell>
          <table:table-cell table:style-name="ce352" table:formula="of:=[.C$1:.C$1048576]/([.A26]-[.A25])*30.4375" office:value-type="float" office:value="176.060049019608" calcext:value-type="float">
            <text:p>176</text:p>
          </table:table-cell>
          <table:table-cell table:style-name="ce354" office:value-type="date" office:date-value="2015-10-15" calcext:value-type="date">
            <text:p>10/15/15</text:p>
          </table:table-cell>
          <table:table-cell table:style-name="ce356" office:value-type="float" office:value="51000" calcext:value-type="float">
            <text:p>51,000</text:p>
          </table:table-cell>
          <table:table-cell table:style-name="ce356" table:formula="of:=[.F26]-[.F25]" office:value-type="float" office:value="6000" calcext:value-type="float">
            <text:p>6,000</text:p>
          </table:table-cell>
          <table:table-cell table:style-name="ce356" table:formula="of:=[.G$1:.G$1048576]/([.E26]-[.E25])*30.4375" office:value-type="float" office:value="1601.97368421053" calcext:value-type="float">
            <text:p>1,602</text:p>
          </table:table-cell>
          <table:table-cell table:style-name="ce349" table:formula="of:=[.B$1:.B$1048576]+[.F$1:.F$1048576]" office:value-type="float" office:value="53572" calcext:value-type="float">
            <text:p>53,572</text:p>
          </table:table-cell>
          <table:table-cell table:style-name="ce358" table:formula="of:=[.B$1:.B$1048576]/[.I$1:.I$1048576]" office:value-type="float" office:value="0.0480101545583514" calcext:value-type="float">
            <text:p>0.048</text:p>
          </table:table-cell>
          <table:table-cell table:style-name="ce358" table:formula="of:=[.F$1:.F$1048576]/[.I$1:.I$1048576]" office:value-type="float" office:value="0.951989845441649" calcext:value-type="float">
            <text:p>0.952</text:p>
          </table:table-cell>
          <table:table-cell table:style-name="ce361" table:formula="of:=[.C$1:.C$1048576]/([.C$1:.C$1048576]+[.G$1:.G$1048576])" office:value-type="percentage" office:value="0.0895295902883156" calcext:value-type="percentage">
            <text:p>8.95%</text:p>
          </table:table-cell>
          <table:table-cell table:style-name="ce361" table:formula="of:=[.G$1:.G$1048576]/([.C$1:.C$1048576]+[.G$1:.G$1048576])" office:value-type="percentage" office:value="0.910470409711684" calcext:value-type="percentage">
            <text:p>91.05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6-01-07" calcext:value-type="date">
            <text:p>01/07/16</text:p>
          </table:table-cell>
          <table:table-cell table:style-name="ce349" office:value-type="float" office:value="3138" calcext:value-type="float">
            <text:p>3,138</text:p>
          </table:table-cell>
          <table:table-cell table:style-name="ce349" table:formula="of:=[.B27]-[.B26]" office:value-type="float" office:value="566" calcext:value-type="float">
            <text:p>566</text:p>
          </table:table-cell>
          <table:table-cell table:style-name="ce352" table:formula="of:=[.C$1:.C$1048576]/([.A27]-[.A26])*30.4375" office:value-type="float" office:value="179.454427083333" calcext:value-type="float">
            <text:p>179</text:p>
          </table:table-cell>
          <table:table-cell table:style-name="ce346" office:value-type="date" office:date-value="2016-01-05" calcext:value-type="date">
            <text:p>01/05/16</text:p>
          </table:table-cell>
          <table:table-cell table:style-name="ce349" office:value-type="float" office:value="51800" calcext:value-type="float">
            <text:p>51,800</text:p>
          </table:table-cell>
          <table:table-cell table:style-name="ce349" table:formula="of:=[.F27]-[.F26]" office:value-type="float" office:value="800" calcext:value-type="float">
            <text:p>800</text:p>
          </table:table-cell>
          <table:table-cell table:style-name="ce349" table:formula="of:=[.G$1:.G$1048576]/([.E27]-[.E26])*30.4375" office:value-type="float" office:value="296.951219512195" calcext:value-type="float">
            <text:p>297</text:p>
          </table:table-cell>
          <table:table-cell table:style-name="ce349" table:formula="of:=[.B$1:.B$1048576]+[.F$1:.F$1048576]" office:value-type="float" office:value="54938" calcext:value-type="float">
            <text:p>54,938</text:p>
          </table:table-cell>
          <table:table-cell table:style-name="ce358" table:formula="of:=[.B$1:.B$1048576]/[.I$1:.I$1048576]" office:value-type="float" office:value="0.0571189340711347" calcext:value-type="float">
            <text:p>0.057</text:p>
          </table:table-cell>
          <table:table-cell table:style-name="ce358" table:formula="of:=[.F$1:.F$1048576]/[.I$1:.I$1048576]" office:value-type="float" office:value="0.942881065928865" calcext:value-type="float">
            <text:p>0.943</text:p>
          </table:table-cell>
          <table:table-cell table:style-name="ce361" table:formula="of:=[.C$1:.C$1048576]/([.C$1:.C$1048576]+[.G$1:.G$1048576])" office:value-type="percentage" office:value="0.414348462664715" calcext:value-type="percentage">
            <text:p>41.43%</text:p>
          </table:table-cell>
          <table:table-cell table:style-name="ce361" table:formula="of:=[.G$1:.G$1048576]/([.C$1:.C$1048576]+[.G$1:.G$1048576])" office:value-type="percentage" office:value="0.585651537335286" calcext:value-type="percentage">
            <text:p>58.57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6-04-06" calcext:value-type="date">
            <text:p>04/06/16</text:p>
          </table:table-cell>
          <table:table-cell table:style-name="ce349" office:value-type="float" office:value="3773" calcext:value-type="float">
            <text:p>3,773</text:p>
          </table:table-cell>
          <table:table-cell table:style-name="ce349" table:formula="of:=[.B28]-[.B27]" office:value-type="float" office:value="635" calcext:value-type="float">
            <text:p>635</text:p>
          </table:table-cell>
          <table:table-cell table:style-name="ce352" table:formula="of:=[.C$1:.C$1048576]/([.A28]-[.A27])*30.4375" office:value-type="float" office:value="214.753472222222" calcext:value-type="float">
            <text:p>215</text:p>
          </table:table-cell>
          <table:table-cell table:style-name="ce346" office:value-type="date" office:date-value="2016-04-06" calcext:value-type="date">
            <text:p>04/06/16</text:p>
          </table:table-cell>
          <table:table-cell table:style-name="ce349" office:value-type="float" office:value="54400" calcext:value-type="float">
            <text:p>54,400</text:p>
          </table:table-cell>
          <table:table-cell table:style-name="ce349" table:formula="of:=[.F28]-[.F27]" office:value-type="float" office:value="2600" calcext:value-type="float">
            <text:p>2,600</text:p>
          </table:table-cell>
          <table:table-cell table:style-name="ce349" table:formula="of:=[.G$1:.G$1048576]/([.E28]-[.E27])*30.4375" office:value-type="float" office:value="860.190217391304" calcext:value-type="float">
            <text:p>860</text:p>
          </table:table-cell>
          <table:table-cell table:style-name="ce349" table:formula="of:=[.B$1:.B$1048576]+[.F$1:.F$1048576]" office:value-type="float" office:value="58173" calcext:value-type="float">
            <text:p>58,173</text:p>
          </table:table-cell>
          <table:table-cell table:style-name="ce358" table:formula="of:=[.B$1:.B$1048576]/[.I$1:.I$1048576]" office:value-type="float" office:value="0.0648582675811803" calcext:value-type="float">
            <text:p>0.065</text:p>
          </table:table-cell>
          <table:table-cell table:style-name="ce358" table:formula="of:=[.F$1:.F$1048576]/[.I$1:.I$1048576]" office:value-type="float" office:value="0.93514173241882" calcext:value-type="float">
            <text:p>0.935</text:p>
          </table:table-cell>
          <table:table-cell table:style-name="ce361" table:formula="of:=[.C$1:.C$1048576]/([.C$1:.C$1048576]+[.G$1:.G$1048576])" office:value-type="percentage" office:value="0.19629057187017" calcext:value-type="percentage">
            <text:p>19.63%</text:p>
          </table:table-cell>
          <table:table-cell table:style-name="ce361" table:formula="of:=[.G$1:.G$1048576]/([.C$1:.C$1048576]+[.G$1:.G$1048576])" office:value-type="percentage" office:value="0.80370942812983" calcext:value-type="percentage">
            <text:p>80.37%</text:p>
          </table:table-cell>
          <table:table-cell table:number-columns-repeated="1011"/>
        </table:table-row>
        <table:table-row table:style-name="ro2">
          <table:table-cell table:style-name="ce354" office:value-type="date" office:date-value="2016-07-04" calcext:value-type="date">
            <text:p>07/04/16</text:p>
          </table:table-cell>
          <table:table-cell table:style-name="ce356" office:value-type="float" office:value="4477" calcext:value-type="float">
            <text:p>4,477</text:p>
          </table:table-cell>
          <table:table-cell table:style-name="ce356" table:formula="of:=[.B29]-[.B28]" office:value-type="float" office:value="704" calcext:value-type="float">
            <text:p>704</text:p>
          </table:table-cell>
          <table:table-cell table:style-name="ce427" table:formula="of:=[.C$1:.C$1048576]/([.A29]-[.A28])*30.4375" office:value-type="float" office:value="240.76404494382" calcext:value-type="float">
            <text:p>241</text:p>
          </table:table-cell>
          <table:table-cell table:style-name="ce346" office:value-type="date" office:date-value="2016-07-08" calcext:value-type="date">
            <text:p>07/08/16</text:p>
          </table:table-cell>
          <table:table-cell table:style-name="ce349" office:value-type="float" office:value="56900" calcext:value-type="float">
            <text:p>56,900</text:p>
          </table:table-cell>
          <table:table-cell table:style-name="ce349" table:formula="of:=[.F29]-[.F28]" office:value-type="float" office:value="2500" calcext:value-type="float">
            <text:p>2,500</text:p>
          </table:table-cell>
          <table:table-cell table:style-name="ce349" table:formula="of:=[.G$1:.G$1048576]/([.E29]-[.E28])*30.4375" office:value-type="float" office:value="818.212365591398" calcext:value-type="float">
            <text:p>818</text:p>
          </table:table-cell>
          <table:table-cell table:style-name="ce349" table:formula="of:=[.B$1:.B$1048576]+[.F$1:.F$1048576]" office:value-type="float" office:value="61377" calcext:value-type="float">
            <text:p>61,377</text:p>
          </table:table-cell>
          <table:table-cell table:style-name="ce358" table:formula="of:=[.B$1:.B$1048576]/[.I$1:.I$1048576]" office:value-type="float" office:value="0.0729426332339476" calcext:value-type="float">
            <text:p>0.073</text:p>
          </table:table-cell>
          <table:table-cell table:style-name="ce358" table:formula="of:=[.F$1:.F$1048576]/[.I$1:.I$1048576]" office:value-type="float" office:value="0.927057366766052" calcext:value-type="float">
            <text:p>0.927</text:p>
          </table:table-cell>
          <table:table-cell table:style-name="ce361" table:formula="of:=[.C$1:.C$1048576]/([.C$1:.C$1048576]+[.G$1:.G$1048576])" office:value-type="percentage" office:value="0.219725343320849" calcext:value-type="percentage">
            <text:p>21.97%</text:p>
          </table:table-cell>
          <table:table-cell table:style-name="ce361" table:formula="of:=[.G$1:.G$1048576]/([.C$1:.C$1048576]+[.G$1:.G$1048576])" office:value-type="percentage" office:value="0.780274656679151" calcext:value-type="percentage">
            <text:p>78.03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6-10-01" calcext:value-type="date">
            <text:p>10/01/16</text:p>
          </table:table-cell>
          <table:table-cell table:style-name="ce349" office:value-type="float" office:value="5035" calcext:value-type="float">
            <text:p>5,035</text:p>
          </table:table-cell>
          <table:table-cell table:style-name="ce349" table:formula="of:=[.B30]-[.B29]" office:value-type="float" office:value="558" calcext:value-type="float">
            <text:p>558</text:p>
          </table:table-cell>
          <table:table-cell table:style-name="ce352" table:formula="of:=[.C$1:.C$1048576]/([.A30]-[.A29])*30.4375" office:value-type="float" office:value="190.832865168539" calcext:value-type="float">
            <text:p>191</text:p>
          </table:table-cell>
          <table:table-cell table:style-name="ce346" office:value-type="date" office:date-value="2016-09-23" calcext:value-type="date">
            <text:p>09/23/16</text:p>
          </table:table-cell>
          <table:table-cell table:style-name="ce349" office:value-type="float" office:value="58400" calcext:value-type="float">
            <text:p>58,400</text:p>
          </table:table-cell>
          <table:table-cell table:style-name="ce349" table:formula="of:=[.F30]-[.F29]" office:value-type="float" office:value="1500" calcext:value-type="float">
            <text:p>1,500</text:p>
          </table:table-cell>
          <table:table-cell table:style-name="ce349" table:formula="of:=[.G$1:.G$1048576]/([.E30]-[.E29])*30.4375" office:value-type="float" office:value="592.938311688312" calcext:value-type="float">
            <text:p>593</text:p>
          </table:table-cell>
          <table:table-cell table:style-name="ce349" table:formula="of:=[.B$1:.B$1048576]+[.F$1:.F$1048576]" office:value-type="float" office:value="63435" calcext:value-type="float">
            <text:p>63,435</text:p>
          </table:table-cell>
          <table:table-cell table:style-name="ce358" table:formula="of:=[.B$1:.B$1048576]/[.I$1:.I$1048576]" office:value-type="float" office:value="0.079372586111768" calcext:value-type="float">
            <text:p>0.079</text:p>
          </table:table-cell>
          <table:table-cell table:style-name="ce358" table:formula="of:=[.F$1:.F$1048576]/[.I$1:.I$1048576]" office:value-type="float" office:value="0.920627413888232" calcext:value-type="float">
            <text:p>0.921</text:p>
          </table:table-cell>
          <table:table-cell table:style-name="ce361" table:formula="of:=[.C$1:.C$1048576]/([.C$1:.C$1048576]+[.G$1:.G$1048576])" office:value-type="percentage" office:value="0.271137026239067" calcext:value-type="percentage">
            <text:p>27.11%</text:p>
          </table:table-cell>
          <table:table-cell table:style-name="ce361" table:formula="of:=[.G$1:.G$1048576]/([.C$1:.C$1048576]+[.G$1:.G$1048576])" office:value-type="percentage" office:value="0.728862973760933" calcext:value-type="percentage">
            <text:p>72.89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7-01-02" calcext:value-type="date">
            <text:p>01/02/17</text:p>
          </table:table-cell>
          <table:table-cell table:style-name="ce349" office:value-type="float" office:value="5459" calcext:value-type="float">
            <text:p>5,459</text:p>
          </table:table-cell>
          <table:table-cell table:style-name="ce349" table:formula="of:=[.B31]-[.B30]" office:value-type="float" office:value="424" calcext:value-type="float">
            <text:p>424</text:p>
          </table:table-cell>
          <table:table-cell table:style-name="ce352" table:formula="of:=[.C$1:.C$1048576]/([.A31]-[.A30])*30.4375" office:value-type="float" office:value="138.768817204301" calcext:value-type="float">
            <text:p>139</text:p>
          </table:table-cell>
          <table:table-cell table:style-name="ce346" office:value-type="date" office:date-value="2017-01-14" calcext:value-type="date">
            <text:p>01/14/17</text:p>
          </table:table-cell>
          <table:table-cell table:style-name="ce349" office:value-type="float" office:value="60000" calcext:value-type="float">
            <text:p>60,000</text:p>
          </table:table-cell>
          <table:table-cell table:style-name="ce349" table:formula="of:=[.F31]-[.F30]" office:value-type="float" office:value="1600" calcext:value-type="float">
            <text:p>1,600</text:p>
          </table:table-cell>
          <table:table-cell table:style-name="ce349" table:formula="of:=[.G$1:.G$1048576]/([.E31]-[.E30])*30.4375" office:value-type="float" office:value="430.973451327434" calcext:value-type="float">
            <text:p>431</text:p>
          </table:table-cell>
          <table:table-cell table:style-name="ce349" table:formula="of:=[.B$1:.B$1048576]+[.F$1:.F$1048576]" office:value-type="float" office:value="65459" calcext:value-type="float">
            <text:p>65,459</text:p>
          </table:table-cell>
          <table:table-cell table:style-name="ce358" table:formula="of:=[.B$1:.B$1048576]/[.I$1:.I$1048576]" office:value-type="float" office:value="0.0833957133472861" calcext:value-type="float">
            <text:p>0.083</text:p>
          </table:table-cell>
          <table:table-cell table:style-name="ce358" table:formula="of:=[.F$1:.F$1048576]/[.I$1:.I$1048576]" office:value-type="float" office:value="0.916604286652714" calcext:value-type="float">
            <text:p>0.917</text:p>
          </table:table-cell>
          <table:table-cell table:style-name="ce361" table:formula="of:=[.C$1:.C$1048576]/([.C$1:.C$1048576]+[.G$1:.G$1048576])" office:value-type="percentage" office:value="0.209486166007905" calcext:value-type="percentage">
            <text:p>20.95%</text:p>
          </table:table-cell>
          <table:table-cell table:style-name="ce361" table:formula="of:=[.G$1:.G$1048576]/([.C$1:.C$1048576]+[.G$1:.G$1048576])" office:value-type="percentage" office:value="0.790513833992095" calcext:value-type="percentage">
            <text:p>79.05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7-04-02" calcext:value-type="date">
            <text:p>04/02/17</text:p>
          </table:table-cell>
          <table:table-cell table:style-name="ce349" office:value-type="float" office:value="5812" calcext:value-type="float">
            <text:p>5,812</text:p>
          </table:table-cell>
          <table:table-cell table:style-name="ce349" table:formula="of:=[.B32]-[.B31]" office:value-type="float" office:value="353" calcext:value-type="float">
            <text:p>353</text:p>
          </table:table-cell>
          <table:table-cell table:style-name="ce352" table:formula="of:=[.C$1:.C$1048576]/([.A32]-[.A31])*30.4375" office:value-type="float" office:value="119.382638888889" calcext:value-type="float">
            <text:p>119</text:p>
          </table:table-cell>
          <table:table-cell table:style-name="ce346" office:value-type="date" office:date-value="2017-04-03" calcext:value-type="date">
            <text:p>04/03/17</text:p>
          </table:table-cell>
          <table:table-cell table:style-name="ce349" office:value-type="float" office:value="60900" calcext:value-type="float">
            <text:p>60,900</text:p>
          </table:table-cell>
          <table:table-cell table:style-name="ce349" table:formula="of:=[.F32]-[.F31]" office:value-type="float" office:value="900" calcext:value-type="float">
            <text:p>900</text:p>
          </table:table-cell>
          <table:table-cell table:style-name="ce349" table:formula="of:=[.G$1:.G$1048576]/([.E32]-[.E31])*30.4375" office:value-type="float" office:value="346.756329113924" calcext:value-type="float">
            <text:p>347</text:p>
          </table:table-cell>
          <table:table-cell table:style-name="ce349" table:formula="of:=[.B$1:.B$1048576]+[.F$1:.F$1048576]" office:value-type="float" office:value="66712" calcext:value-type="float">
            <text:p>66,712</text:p>
          </table:table-cell>
          <table:table-cell table:style-name="ce358" table:formula="of:=[.B$1:.B$1048576]/[.I$1:.I$1048576]" office:value-type="float" office:value="0.0871207578846384" calcext:value-type="float">
            <text:p>0.087</text:p>
          </table:table-cell>
          <table:table-cell table:style-name="ce358" table:formula="of:=[.F$1:.F$1048576]/[.I$1:.I$1048576]" office:value-type="float" office:value="0.912879242115361" calcext:value-type="float">
            <text:p>0.913</text:p>
          </table:table-cell>
          <table:table-cell table:style-name="ce361" table:formula="of:=[.C$1:.C$1048576]/([.C$1:.C$1048576]+[.G$1:.G$1048576])" office:value-type="percentage" office:value="0.281723862729449" calcext:value-type="percentage">
            <text:p>28.17%</text:p>
          </table:table-cell>
          <table:table-cell table:style-name="ce361" table:formula="of:=[.G$1:.G$1048576]/([.C$1:.C$1048576]+[.G$1:.G$1048576])" office:value-type="percentage" office:value="0.718276137270551" calcext:value-type="percentage">
            <text:p>71.83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7-07-03" calcext:value-type="date">
            <text:p>07/03/17</text:p>
          </table:table-cell>
          <table:table-cell table:style-name="ce349" office:value-type="float" office:value="6292" calcext:value-type="float">
            <text:p>6,292</text:p>
          </table:table-cell>
          <table:table-cell table:style-name="ce349" table:formula="of:=[.B33]-[.B32]" office:value-type="float" office:value="480" calcext:value-type="float">
            <text:p>480</text:p>
          </table:table-cell>
          <table:table-cell table:style-name="ce352" table:formula="of:=[.C$1:.C$1048576]/([.A33]-[.A32])*30.4375" office:value-type="float" office:value="158.804347826087" calcext:value-type="float">
            <text:p>159</text:p>
          </table:table-cell>
          <table:table-cell table:style-name="ce346" office:value-type="date" office:date-value="2017-07-03" calcext:value-type="date">
            <text:p>07/03/17</text:p>
          </table:table-cell>
          <table:table-cell table:style-name="ce349" office:value-type="float" office:value="62100" calcext:value-type="float">
            <text:p>62,100</text:p>
          </table:table-cell>
          <table:table-cell table:style-name="ce349" table:formula="of:=[.F33]-[.F32]" office:value-type="float" office:value="1200" calcext:value-type="float">
            <text:p>1,200</text:p>
          </table:table-cell>
          <table:table-cell table:style-name="ce349" table:formula="of:=[.G$1:.G$1048576]/([.E33]-[.E32])*30.4375" office:value-type="float" office:value="401.373626373626" calcext:value-type="float">
            <text:p>401</text:p>
          </table:table-cell>
          <table:table-cell table:style-name="ce349" table:formula="of:=[.B$1:.B$1048576]+[.F$1:.F$1048576]" office:value-type="float" office:value="68392" calcext:value-type="float">
            <text:p>68,392</text:p>
          </table:table-cell>
          <table:table-cell table:style-name="ce358" table:formula="of:=[.B$1:.B$1048576]/[.I$1:.I$1048576]" office:value-type="float" office:value="0.0919990642180372" calcext:value-type="float">
            <text:p>0.092</text:p>
          </table:table-cell>
          <table:table-cell table:style-name="ce358" table:formula="of:=[.F$1:.F$1048576]/[.I$1:.I$1048576]" office:value-type="float" office:value="0.908000935781963" calcext:value-type="float">
            <text:p>0.908</text:p>
          </table:table-cell>
          <table:table-cell table:style-name="ce361" table:formula="of:=[.C$1:.C$1048576]/([.C$1:.C$1048576]+[.G$1:.G$1048576])" office:value-type="percentage" office:value="0.285714285714286" calcext:value-type="percentage">
            <text:p>28.57%</text:p>
          </table:table-cell>
          <table:table-cell table:style-name="ce361" table:formula="of:=[.G$1:.G$1048576]/([.C$1:.C$1048576]+[.G$1:.G$1048576])" office:value-type="percentage" office:value="0.714285714285714" calcext:value-type="percentage">
            <text:p>71.43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7-10-03" calcext:value-type="date">
            <text:p>10/03/17</text:p>
          </table:table-cell>
          <table:table-cell table:style-name="ce349" office:value-type="float" office:value="6769" calcext:value-type="float">
            <text:p>6,769</text:p>
          </table:table-cell>
          <table:table-cell table:style-name="ce349" table:formula="of:=[.B34]-[.B33]" office:value-type="float" office:value="477" calcext:value-type="float">
            <text:p>477</text:p>
          </table:table-cell>
          <table:table-cell table:style-name="ce352" table:formula="of:=[.C$1:.C$1048576]/([.A34]-[.A33])*30.4375" office:value-type="float" office:value="157.811820652174" calcext:value-type="float">
            <text:p>158</text:p>
          </table:table-cell>
          <table:table-cell table:style-name="ce346" office:value-type="date" office:date-value="2017-10-03" calcext:value-type="date">
            <text:p>10/03/17</text:p>
          </table:table-cell>
          <table:table-cell table:style-name="ce349" office:value-type="float" office:value="62900" calcext:value-type="float">
            <text:p>62,900</text:p>
          </table:table-cell>
          <table:table-cell table:style-name="ce349" table:formula="of:=[.F34]-[.F33]" office:value-type="float" office:value="800" calcext:value-type="float">
            <text:p>800</text:p>
          </table:table-cell>
          <table:table-cell table:style-name="ce349" table:formula="of:=[.G$1:.G$1048576]/([.E34]-[.E33])*30.4375" office:value-type="float" office:value="264.673913043478" calcext:value-type="float">
            <text:p>265</text:p>
          </table:table-cell>
          <table:table-cell table:style-name="ce349" table:formula="of:=[.B$1:.B$1048576]+[.F$1:.F$1048576]" office:value-type="float" office:value="69669" calcext:value-type="float">
            <text:p>69,669</text:p>
          </table:table-cell>
          <table:table-cell table:style-name="ce358" table:formula="of:=[.B$1:.B$1048576]/[.I$1:.I$1048576]" office:value-type="float" office:value="0.0971594252824068" calcext:value-type="float">
            <text:p>0.097</text:p>
          </table:table-cell>
          <table:table-cell table:style-name="ce358" table:formula="of:=[.F$1:.F$1048576]/[.I$1:.I$1048576]" office:value-type="float" office:value="0.902840574717593" calcext:value-type="float">
            <text:p>0.903</text:p>
          </table:table-cell>
          <table:table-cell table:style-name="ce361" table:formula="of:=[.C$1:.C$1048576]/([.C$1:.C$1048576]+[.G$1:.G$1048576])" office:value-type="percentage" office:value="0.37353171495693" calcext:value-type="percentage">
            <text:p>37.35%</text:p>
          </table:table-cell>
          <table:table-cell table:style-name="ce361" table:formula="of:=[.G$1:.G$1048576]/([.C$1:.C$1048576]+[.G$1:.G$1048576])" office:value-type="percentage" office:value="0.62646828504307" calcext:value-type="percentage">
            <text:p>62.65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8-01-01" calcext:value-type="date">
            <text:p>01/01/18</text:p>
          </table:table-cell>
          <table:table-cell table:style-name="ce349" office:value-type="float" office:value="6972" calcext:value-type="float">
            <text:p>6,972</text:p>
          </table:table-cell>
          <table:table-cell table:style-name="ce349" table:formula="of:=[.B35]-[.B34]" office:value-type="float" office:value="203" calcext:value-type="float">
            <text:p>203</text:p>
          </table:table-cell>
          <table:table-cell table:style-name="ce352" table:formula="of:=[.C$1:.C$1048576]/([.A35]-[.A34])*30.4375" office:value-type="float" office:value="68.6534722222222" calcext:value-type="float">
            <text:p>69</text:p>
          </table:table-cell>
          <table:table-cell table:style-name="ce346" office:value-type="date" office:date-value="2018-01-10" calcext:value-type="date">
            <text:p>01/10/18</text:p>
          </table:table-cell>
          <table:table-cell table:style-name="ce349" office:value-type="float" office:value="63400" calcext:value-type="float">
            <text:p>63,400</text:p>
          </table:table-cell>
          <table:table-cell table:style-name="ce349" table:formula="of:=[.F35]-[.F34]" office:value-type="float" office:value="500" calcext:value-type="float">
            <text:p>500</text:p>
          </table:table-cell>
          <table:table-cell table:style-name="ce349" table:formula="of:=[.G$1:.G$1048576]/([.E35]-[.E34])*30.4375" office:value-type="float" office:value="153.724747474747" calcext:value-type="float">
            <text:p>154</text:p>
          </table:table-cell>
          <table:table-cell table:style-name="ce349" table:formula="of:=[.B$1:.B$1048576]+[.F$1:.F$1048576]" office:value-type="float" office:value="70372" calcext:value-type="float">
            <text:p>70,372</text:p>
          </table:table-cell>
          <table:table-cell table:style-name="ce358" table:formula="of:=[.B$1:.B$1048576]/[.I$1:.I$1048576]" office:value-type="float" office:value="0.0990734951401126" calcext:value-type="float">
            <text:p>0.099</text:p>
          </table:table-cell>
          <table:table-cell table:style-name="ce358" table:formula="of:=[.F$1:.F$1048576]/[.I$1:.I$1048576]" office:value-type="float" office:value="0.900926504859887" calcext:value-type="float">
            <text:p>0.901</text:p>
          </table:table-cell>
          <table:table-cell table:style-name="ce361" table:formula="of:=[.C$1:.C$1048576]/([.C$1:.C$1048576]+[.G$1:.G$1048576])" office:value-type="percentage" office:value="0.288762446657183" calcext:value-type="percentage">
            <text:p>28.88%</text:p>
          </table:table-cell>
          <table:table-cell table:style-name="ce361" table:formula="of:=[.G$1:.G$1048576]/([.C$1:.C$1048576]+[.G$1:.G$1048576])" office:value-type="percentage" office:value="0.711237553342816" calcext:value-type="percentage">
            <text:p>71.12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8-04-02" calcext:value-type="date">
            <text:p>04/02/18</text:p>
          </table:table-cell>
          <table:table-cell table:style-name="ce349" office:value-type="float" office:value="7423" calcext:value-type="float">
            <text:p>7,423</text:p>
          </table:table-cell>
          <table:table-cell table:style-name="ce349" table:formula="of:=[.B36]-[.B35]" office:value-type="float" office:value="451" calcext:value-type="float">
            <text:p>451</text:p>
          </table:table-cell>
          <table:table-cell table:style-name="ce352" table:formula="of:=[.C$1:.C$1048576]/([.A36]-[.A35])*30.4375" office:value-type="float" office:value="150.849587912088" calcext:value-type="float">
            <text:p>151</text:p>
          </table:table-cell>
          <table:table-cell table:style-name="ce346" office:value-type="date" office:date-value="2018-04-05" calcext:value-type="date">
            <text:p>04/05/18</text:p>
          </table:table-cell>
          <table:table-cell table:style-name="ce349" office:value-type="float" office:value="64000" calcext:value-type="float">
            <text:p>64,000</text:p>
          </table:table-cell>
          <table:table-cell table:style-name="ce349" table:formula="of:=[.F36]-[.F35]" office:value-type="float" office:value="600" calcext:value-type="float">
            <text:p>600</text:p>
          </table:table-cell>
          <table:table-cell table:style-name="ce349" table:formula="of:=[.G$1:.G$1048576]/([.E36]-[.E35])*30.4375" office:value-type="float" office:value="214.852941176471" calcext:value-type="float">
            <text:p>215</text:p>
          </table:table-cell>
          <table:table-cell table:style-name="ce349" table:formula="of:=[.B$1:.B$1048576]+[.F$1:.F$1048576]" office:value-type="float" office:value="71423" calcext:value-type="float">
            <text:p>71,423</text:p>
          </table:table-cell>
          <table:table-cell table:style-name="ce358" table:formula="of:=[.B$1:.B$1048576]/[.I$1:.I$1048576]" office:value-type="float" office:value="0.103930106548311" calcext:value-type="float">
            <text:p>0.104</text:p>
          </table:table-cell>
          <table:table-cell table:style-name="ce358" table:formula="of:=[.F$1:.F$1048576]/[.I$1:.I$1048576]" office:value-type="float" office:value="0.896069893451689" calcext:value-type="float">
            <text:p>0.896</text:p>
          </table:table-cell>
          <table:table-cell table:style-name="ce361" table:formula="of:=[.C$1:.C$1048576]/([.C$1:.C$1048576]+[.G$1:.G$1048576])" office:value-type="percentage" office:value="0.429115128449096" calcext:value-type="percentage">
            <text:p>42.91%</text:p>
          </table:table-cell>
          <table:table-cell table:style-name="ce361" table:formula="of:=[.G$1:.G$1048576]/([.C$1:.C$1048576]+[.G$1:.G$1048576])" office:value-type="percentage" office:value="0.570884871550904" calcext:value-type="percentage">
            <text:p>57.09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8-07-17" calcext:value-type="date">
            <text:p>07/17/18</text:p>
          </table:table-cell>
          <table:table-cell table:style-name="ce349" office:value-type="float" office:value="7946" calcext:value-type="float">
            <text:p>7,946</text:p>
          </table:table-cell>
          <table:table-cell table:style-name="ce349" table:formula="of:=[.B37]-[.B36]" office:value-type="float" office:value="523" calcext:value-type="float">
            <text:p>523</text:p>
          </table:table-cell>
          <table:table-cell table:style-name="ce352" table:formula="of:=[.C$1:.C$1048576]/([.A37]-[.A36])*30.4375" office:value-type="float" office:value="150.177476415094" calcext:value-type="float">
            <text:p>150</text:p>
          </table:table-cell>
          <table:table-cell table:style-name="ce346" office:value-type="date" office:date-value="2018-07-17" calcext:value-type="date">
            <text:p>07/17/18</text:p>
          </table:table-cell>
          <table:table-cell table:style-name="ce349" office:value-type="float" office:value="64700" calcext:value-type="float">
            <text:p>64,700</text:p>
          </table:table-cell>
          <table:table-cell table:style-name="ce349" table:formula="of:=[.F37]-[.F36]" office:value-type="float" office:value="700" calcext:value-type="float">
            <text:p>700</text:p>
          </table:table-cell>
          <table:table-cell table:style-name="ce349" table:formula="of:=[.G$1:.G$1048576]/([.E37]-[.E36])*30.4375" office:value-type="float" office:value="206.856796116505" calcext:value-type="float">
            <text:p>207</text:p>
          </table:table-cell>
          <table:table-cell table:style-name="ce349" table:formula="of:=[.B$1:.B$1048576]+[.F$1:.F$1048576]" office:value-type="float" office:value="72646" calcext:value-type="float">
            <text:p>72,646</text:p>
          </table:table-cell>
          <table:table-cell table:style-name="ce358" table:formula="of:=[.B$1:.B$1048576]/[.I$1:.I$1048576]" office:value-type="float" office:value="0.109379731850343" calcext:value-type="float">
            <text:p>0.109</text:p>
          </table:table-cell>
          <table:table-cell table:style-name="ce358" table:formula="of:=[.F$1:.F$1048576]/[.I$1:.I$1048576]" office:value-type="float" office:value="0.890620268149657" calcext:value-type="float">
            <text:p>0.891</text:p>
          </table:table-cell>
          <table:table-cell table:style-name="ce361" table:formula="of:=[.C$1:.C$1048576]/([.C$1:.C$1048576]+[.G$1:.G$1048576])" office:value-type="percentage" office:value="0.427636958299264" calcext:value-type="percentage">
            <text:p>42.76%</text:p>
          </table:table-cell>
          <table:table-cell table:style-name="ce361" table:formula="of:=[.G$1:.G$1048576]/([.C$1:.C$1048576]+[.G$1:.G$1048576])" office:value-type="percentage" office:value="0.572363041700736" calcext:value-type="percentage">
            <text:p>57.24%</text:p>
          </table:table-cell>
          <table:table-cell table:number-columns-repeated="1011"/>
        </table:table-row>
        <table:table-row table:style-name="ro2">
          <table:table-cell table:style-name="ce332" office:value-type="date" office:date-value="2018-10-30" calcext:value-type="date">
            <text:p>10/30/18</text:p>
          </table:table-cell>
          <table:table-cell table:style-name="ce350" office:value-type="float" office:value="8609" calcext:value-type="float">
            <text:p>8,609</text:p>
          </table:table-cell>
          <table:table-cell table:style-name="ce350" table:formula="of:=[.B38]-[.B37]" office:value-type="float" office:value="663" calcext:value-type="float">
            <text:p>663</text:p>
          </table:table-cell>
          <table:table-cell table:style-name="ce353" table:formula="of:=[.C$1:.C$1048576]/([.A38]-[.A37])*30.4375" office:value-type="float" office:value="192.191071428571" calcext:value-type="float">
            <text:p>192</text:p>
          </table:table-cell>
          <table:table-cell table:style-name="ce332" office:value-type="date" office:date-value="2018-11-02" calcext:value-type="date">
            <text:p>11/02/18</text:p>
          </table:table-cell>
          <table:table-cell table:style-name="ce350" office:value-type="float" office:value="65200" calcext:value-type="float">
            <text:p>65,200</text:p>
          </table:table-cell>
          <table:table-cell table:style-name="ce350" table:formula="of:=[.F38]-[.F37]" office:value-type="float" office:value="500" calcext:value-type="float">
            <text:p>500</text:p>
          </table:table-cell>
          <table:table-cell table:style-name="ce350" table:formula="of:=[.G$1:.G$1048576]/([.E38]-[.E37])*30.4375" office:value-type="float" office:value="140.914351851852" calcext:value-type="float">
            <text:p>141</text:p>
          </table:table-cell>
          <table:table-cell table:style-name="ce350" table:formula="of:=[.B$1:.B$1048576]+[.F$1:.F$1048576]" office:value-type="float" office:value="73809" calcext:value-type="float">
            <text:p>73,809</text:p>
          </table:table-cell>
          <table:table-cell table:style-name="ce359" table:formula="of:=[.B$1:.B$1048576]/[.I$1:.I$1048576]" office:value-type="float" office:value="0.11663889227601" calcext:value-type="float">
            <text:p>0.117</text:p>
          </table:table-cell>
          <table:table-cell table:style-name="ce359" table:formula="of:=[.F$1:.F$1048576]/[.I$1:.I$1048576]" office:value-type="float" office:value="0.88336110772399" calcext:value-type="float">
            <text:p>0.883</text:p>
          </table:table-cell>
          <table:table-cell table:style-name="ce362" table:formula="of:=[.C$1:.C$1048576]/([.C$1:.C$1048576]+[.G$1:.G$1048576])" office:value-type="percentage" office:value="0.570077386070507" calcext:value-type="percentage">
            <text:p>57.01%</text:p>
          </table:table-cell>
          <table:table-cell table:style-name="ce362" table:formula="of:=[.G$1:.G$1048576]/([.C$1:.C$1048576]+[.G$1:.G$1048576])" office:value-type="percentage" office:value="0.429922613929493" calcext:value-type="percentage">
            <text:p>42.99%</text:p>
          </table:table-cell>
          <table:table-cell table:style-name="ce363" table:number-columns-repeated="1011"/>
        </table:table-row>
        <table:table-row table:style-name="ro2">
          <table:table-cell table:style-name="ce346" office:value-type="date" office:date-value="2019-01-05" calcext:value-type="date">
            <text:p>01/05/19</text:p>
          </table:table-cell>
          <table:table-cell table:style-name="ce349" office:value-type="float" office:value="9298" calcext:value-type="float">
            <text:p>9,298</text:p>
          </table:table-cell>
          <table:table-cell table:style-name="ce349" table:formula="of:=[.B39]-[.B38]" office:value-type="float" office:value="689" calcext:value-type="float">
            <text:p>689</text:p>
          </table:table-cell>
          <table:table-cell table:style-name="ce352" table:formula="of:=[.C$1:.C$1048576]/([.A39]-[.A38])*30.4375" office:value-type="float" office:value="313.006529850746" calcext:value-type="float">
            <text:p>313</text:p>
          </table:table-cell>
          <table:table-cell table:style-name="ce346" office:value-type="date" office:date-value="2019-01-03" calcext:value-type="date">
            <text:p>01/03/19</text:p>
          </table:table-cell>
          <table:table-cell table:style-name="ce349" office:value-type="float" office:value="65500" calcext:value-type="float">
            <text:p>65,500</text:p>
          </table:table-cell>
          <table:table-cell table:style-name="ce349" table:formula="of:=[.F39]-[.F38]" office:value-type="float" office:value="300" calcext:value-type="float">
            <text:p>300</text:p>
          </table:table-cell>
          <table:table-cell table:style-name="ce349" table:formula="of:=[.G$1:.G$1048576]/([.E39]-[.E38])*30.4375" office:value-type="float" office:value="147.278225806452" calcext:value-type="float">
            <text:p>147</text:p>
          </table:table-cell>
          <table:table-cell table:style-name="ce349" table:formula="of:=[.B$1:.B$1048576]+[.F$1:.F$1048576]" office:value-type="float" office:value="74798" calcext:value-type="float">
            <text:p>74,798</text:p>
          </table:table-cell>
          <table:table-cell table:style-name="ce358" table:formula="of:=[.B$1:.B$1048576]/[.I$1:.I$1048576]" office:value-type="float" office:value="0.124308136581192" calcext:value-type="float">
            <text:p>0.124</text:p>
          </table:table-cell>
          <table:table-cell table:style-name="ce358" table:formula="of:=[.F$1:.F$1048576]/[.I$1:.I$1048576]" office:value-type="float" office:value="0.875691863418808" calcext:value-type="float">
            <text:p>0.876</text:p>
          </table:table-cell>
          <table:table-cell table:style-name="ce361" table:formula="of:=[.C$1:.C$1048576]/([.C$1:.C$1048576]+[.G$1:.G$1048576])" office:value-type="percentage" office:value="0.696663296258847" calcext:value-type="percentage">
            <text:p>69.67%</text:p>
          </table:table-cell>
          <table:table-cell table:style-name="ce361" table:formula="of:=[.G$1:.G$1048576]/([.C$1:.C$1048576]+[.G$1:.G$1048576])" office:value-type="percentage" office:value="0.303336703741153" calcext:value-type="percentage">
            <text:p>30.33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9-04-01" calcext:value-type="date">
            <text:p>04/01/19</text:p>
          </table:table-cell>
          <table:table-cell table:style-name="ce349" office:value-type="float" office:value="10098" calcext:value-type="float">
            <text:p>10,098</text:p>
          </table:table-cell>
          <table:table-cell table:style-name="ce349" table:formula="of:=[.B40]-[.B39]" office:value-type="float" office:value="800" calcext:value-type="float">
            <text:p>800</text:p>
          </table:table-cell>
          <table:table-cell table:style-name="ce352" table:formula="of:=[.C$1:.C$1048576]/([.A40]-[.A39])*30.4375" office:value-type="float" office:value="283.139534883721" calcext:value-type="float">
            <text:p>283</text:p>
          </table:table-cell>
          <table:table-cell table:style-name="ce346" office:value-type="date" office:date-value="2019-03-30" calcext:value-type="date">
            <text:p>03/30/19</text:p>
          </table:table-cell>
          <table:table-cell table:style-name="ce349" office:value-type="float" office:value="66000" calcext:value-type="float">
            <text:p>66,000</text:p>
          </table:table-cell>
          <table:table-cell table:style-name="ce349" table:formula="of:=[.F40]-[.F39]" office:value-type="float" office:value="500" calcext:value-type="float">
            <text:p>500</text:p>
          </table:table-cell>
          <table:table-cell table:style-name="ce349" table:formula="of:=[.G$1:.G$1048576]/([.E40]-[.E39])*30.4375" office:value-type="float" office:value="176.962209302326" calcext:value-type="float">
            <text:p>177</text:p>
          </table:table-cell>
          <table:table-cell table:style-name="ce349" table:formula="of:=[.B$1:.B$1048576]+[.F$1:.F$1048576]" office:value-type="float" office:value="76098" calcext:value-type="float">
            <text:p>76,098</text:p>
          </table:table-cell>
          <table:table-cell table:style-name="ce358" table:formula="of:=[.B$1:.B$1048576]/[.I$1:.I$1048576]" office:value-type="float" office:value="0.132697311361665" calcext:value-type="float">
            <text:p>0.133</text:p>
          </table:table-cell>
          <table:table-cell table:style-name="ce358" table:formula="of:=[.F$1:.F$1048576]/[.I$1:.I$1048576]" office:value-type="float" office:value="0.867302688638335" calcext:value-type="float">
            <text:p>0.867</text:p>
          </table:table-cell>
          <table:table-cell table:style-name="ce361" table:formula="of:=[.C$1:.C$1048576]/([.C$1:.C$1048576]+[.G$1:.G$1048576])" office:value-type="percentage" office:value="0.615384615384615" calcext:value-type="percentage">
            <text:p>61.54%</text:p>
          </table:table-cell>
          <table:table-cell table:style-name="ce361" table:formula="of:=[.G$1:.G$1048576]/([.C$1:.C$1048576]+[.G$1:.G$1048576])" office:value-type="percentage" office:value="0.384615384615385" calcext:value-type="percentage">
            <text:p>38.4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9-07-01" calcext:value-type="date">
            <text:p>07/01/19</text:p>
          </table:table-cell>
          <table:table-cell table:style-name="ce349" office:value-type="float" office:value="10665" calcext:value-type="float">
            <text:p>10,665</text:p>
          </table:table-cell>
          <table:table-cell table:style-name="ce349" table:formula="of:=[.B41]-[.B40]" office:value-type="float" office:value="567" calcext:value-type="float">
            <text:p>567</text:p>
          </table:table-cell>
          <table:table-cell table:style-name="ce352" table:formula="of:=[.C$1:.C$1048576]/([.A41]-[.A40])*30.4375" office:value-type="float" office:value="189.649038461538" calcext:value-type="float">
            <text:p>190</text:p>
          </table:table-cell>
          <table:table-cell table:style-name="ce346" office:value-type="date" office:date-value="2019-07-01" calcext:value-type="date">
            <text:p>07/01/19</text:p>
          </table:table-cell>
          <table:table-cell table:style-name="ce349" office:value-type="float" office:value="66500" calcext:value-type="float">
            <text:p>66,500</text:p>
          </table:table-cell>
          <table:table-cell table:style-name="ce349" table:formula="of:=[.F41]-[.F40]" office:value-type="float" office:value="500" calcext:value-type="float">
            <text:p>500</text:p>
          </table:table-cell>
          <table:table-cell table:style-name="ce349" table:formula="of:=[.G$1:.G$1048576]/([.E41]-[.E40])*30.4375" office:value-type="float" office:value="163.64247311828" calcext:value-type="float">
            <text:p>164</text:p>
          </table:table-cell>
          <table:table-cell table:style-name="ce349" table:formula="of:=[.B$1:.B$1048576]+[.F$1:.F$1048576]" office:value-type="float" office:value="77165" calcext:value-type="float">
            <text:p>77,165</text:p>
          </table:table-cell>
          <table:table-cell table:style-name="ce358" table:formula="of:=[.B$1:.B$1048576]/[.I$1:.I$1048576]" office:value-type="float" office:value="0.138210328516815" calcext:value-type="float">
            <text:p>0.138</text:p>
          </table:table-cell>
          <table:table-cell table:style-name="ce358" table:formula="of:=[.F$1:.F$1048576]/[.I$1:.I$1048576]" office:value-type="float" office:value="0.861789671483185" calcext:value-type="float">
            <text:p>0.862</text:p>
          </table:table-cell>
          <table:table-cell table:style-name="ce361" table:formula="of:=[.C$1:.C$1048576]/([.C$1:.C$1048576]+[.G$1:.G$1048576])" office:value-type="percentage" office:value="0.531396438612934" calcext:value-type="percentage">
            <text:p>53.14%</text:p>
          </table:table-cell>
          <table:table-cell table:style-name="ce361" table:formula="of:=[.G$1:.G$1048576]/([.C$1:.C$1048576]+[.G$1:.G$1048576])" office:value-type="percentage" office:value="0.468603561387067" calcext:value-type="percentage">
            <text:p>46.8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9-10-02" calcext:value-type="date">
            <text:p>10/02/19</text:p>
          </table:table-cell>
          <table:table-cell table:style-name="ce349" office:value-type="float" office:value="11258" calcext:value-type="float">
            <text:p>11,258</text:p>
          </table:table-cell>
          <table:table-cell table:style-name="ce349" table:formula="of:=[.B42]-[.B41]" office:value-type="float" office:value="593" calcext:value-type="float">
            <text:p>593</text:p>
          </table:table-cell>
          <table:table-cell table:style-name="ce352" table:formula="of:=[.C$1:.C$1048576]/([.A42]-[.A41])*30.4375" office:value-type="float" office:value="194.07997311828" calcext:value-type="float">
            <text:p>194</text:p>
          </table:table-cell>
          <table:table-cell table:style-name="ce346" office:value-type="date" office:date-value="2019-10-03" calcext:value-type="date">
            <text:p>10/03/19</text:p>
          </table:table-cell>
          <table:table-cell table:style-name="ce349" office:value-type="float" office:value="67000" calcext:value-type="float">
            <text:p>67,000</text:p>
          </table:table-cell>
          <table:table-cell table:style-name="ce349" table:formula="of:=[.F42]-[.F41]" office:value-type="float" office:value="500" calcext:value-type="float">
            <text:p>500</text:p>
          </table:table-cell>
          <table:table-cell table:style-name="ce349" table:formula="of:=[.G$1:.G$1048576]/([.E42]-[.E41])*30.4375" office:value-type="float" office:value="161.901595744681" calcext:value-type="float">
            <text:p>162</text:p>
          </table:table-cell>
          <table:table-cell table:style-name="ce349" table:formula="of:=[.B$1:.B$1048576]+[.F$1:.F$1048576]" office:value-type="float" office:value="78258" calcext:value-type="float">
            <text:p>78,258</text:p>
          </table:table-cell>
          <table:table-cell table:style-name="ce358" table:formula="of:=[.B$1:.B$1048576]/[.I$1:.I$1048576]" office:value-type="float" office:value="0.143857496997112" calcext:value-type="float">
            <text:p>0.144</text:p>
          </table:table-cell>
          <table:table-cell table:style-name="ce358" table:formula="of:=[.F$1:.F$1048576]/[.I$1:.I$1048576]" office:value-type="float" office:value="0.856142503002888" calcext:value-type="float">
            <text:p>0.856</text:p>
          </table:table-cell>
          <table:table-cell table:style-name="ce361" table:formula="of:=[.C$1:.C$1048576]/([.C$1:.C$1048576]+[.G$1:.G$1048576])" office:value-type="percentage" office:value="0.542543458371455" calcext:value-type="percentage">
            <text:p>54.25%</text:p>
          </table:table-cell>
          <table:table-cell table:style-name="ce361" table:formula="of:=[.G$1:.G$1048576]/([.C$1:.C$1048576]+[.G$1:.G$1048576])" office:value-type="percentage" office:value="0.457456541628545" calcext:value-type="percentage">
            <text:p>45.75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0-01-01" calcext:value-type="date">
            <text:p>01/01/20</text:p>
          </table:table-cell>
          <table:table-cell table:style-name="ce349" office:value-type="float" office:value="11720" calcext:value-type="float">
            <text:p>11,720</text:p>
          </table:table-cell>
          <table:table-cell table:style-name="ce349" table:formula="of:=[.B43]-[.B42]" office:value-type="float" office:value="462" calcext:value-type="float">
            <text:p>462</text:p>
          </table:table-cell>
          <table:table-cell table:style-name="ce352" table:formula="of:=[.C$1:.C$1048576]/([.A43]-[.A42])*30.4375" office:value-type="float" office:value="154.528846153846" calcext:value-type="float">
            <text:p>155</text:p>
          </table:table-cell>
          <table:table-cell table:style-name="ce346" office:value-type="date" office:date-value="2020-01-01" calcext:value-type="date">
            <text:p>01/01/20</text:p>
          </table:table-cell>
          <table:table-cell table:style-name="ce349" office:value-type="float" office:value="67200" calcext:value-type="float">
            <text:p>67,200</text:p>
          </table:table-cell>
          <table:table-cell table:style-name="ce349" table:formula="of:=[.F43]-[.F42]" office:value-type="float" office:value="200" calcext:value-type="float">
            <text:p>200</text:p>
          </table:table-cell>
          <table:table-cell table:style-name="ce349" table:formula="of:=[.G$1:.G$1048576]/([.E43]-[.E42])*30.4375" office:value-type="float" office:value="67.6388888888889" calcext:value-type="float">
            <text:p>68</text:p>
          </table:table-cell>
          <table:table-cell table:style-name="ce349" table:formula="of:=[.B$1:.B$1048576]+[.F$1:.F$1048576]" office:value-type="float" office:value="78920" calcext:value-type="float">
            <text:p>78,920</text:p>
          </table:table-cell>
          <table:table-cell table:style-name="ce358" table:formula="of:=[.B$1:.B$1048576]/[.I$1:.I$1048576]" office:value-type="float" office:value="0.148504815002534" calcext:value-type="float">
            <text:p>0.149</text:p>
          </table:table-cell>
          <table:table-cell table:style-name="ce358" table:formula="of:=[.F$1:.F$1048576]/[.I$1:.I$1048576]" office:value-type="float" office:value="0.851495184997466" calcext:value-type="float">
            <text:p>0.851</text:p>
          </table:table-cell>
          <table:table-cell table:style-name="ce361" table:formula="of:=[.C$1:.C$1048576]/([.C$1:.C$1048576]+[.G$1:.G$1048576])" office:value-type="percentage" office:value="0.697885196374622" calcext:value-type="percentage">
            <text:p>69.79%</text:p>
          </table:table-cell>
          <table:table-cell table:style-name="ce361" table:formula="of:=[.G$1:.G$1048576]/([.C$1:.C$1048576]+[.G$1:.G$1048576])" office:value-type="percentage" office:value="0.302114803625378" calcext:value-type="percentage">
            <text:p>30.21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0-04-01" calcext:value-type="date">
            <text:p>04/01/20</text:p>
          </table:table-cell>
          <table:table-cell table:style-name="ce349" office:value-type="float" office:value="12172" calcext:value-type="float">
            <text:p>12,172</text:p>
          </table:table-cell>
          <table:table-cell table:style-name="ce349" table:formula="of:=[.B44]-[.B43]" office:value-type="float" office:value="452" calcext:value-type="float">
            <text:p>452</text:p>
          </table:table-cell>
          <table:table-cell table:style-name="ce352" table:formula="of:=[.C$1:.C$1048576]/([.A44]-[.A43])*30.4375" office:value-type="float" office:value="151.184065934066" calcext:value-type="float">
            <text:p>151</text:p>
          </table:table-cell>
          <table:table-cell table:style-name="ce346" office:value-type="date" office:date-value="2020-04-01" calcext:value-type="date">
            <text:p>04/01/20</text:p>
          </table:table-cell>
          <table:table-cell table:style-name="ce349" office:value-type="float" office:value="67500" calcext:value-type="float">
            <text:p>67,500</text:p>
          </table:table-cell>
          <table:table-cell table:style-name="ce349" table:formula="of:=[.F44]-[.F43]" office:value-type="float" office:value="300" calcext:value-type="float">
            <text:p>300</text:p>
          </table:table-cell>
          <table:table-cell table:style-name="ce349" table:formula="of:=[.G$1:.G$1048576]/([.E44]-[.E43])*30.4375" office:value-type="float" office:value="100.343406593407" calcext:value-type="float">
            <text:p>100</text:p>
          </table:table-cell>
          <table:table-cell table:style-name="ce349" table:formula="of:=[.B$1:.B$1048576]+[.F$1:.F$1048576]" office:value-type="float" office:value="79672" calcext:value-type="float">
            <text:p>79,672</text:p>
          </table:table-cell>
          <table:table-cell table:style-name="ce358" table:formula="of:=[.B$1:.B$1048576]/[.I$1:.I$1048576]" office:value-type="float" office:value="0.152776383171001" calcext:value-type="float">
            <text:p>0.153</text:p>
          </table:table-cell>
          <table:table-cell table:style-name="ce358" table:formula="of:=[.F$1:.F$1048576]/[.I$1:.I$1048576]" office:value-type="float" office:value="0.847223616828999" calcext:value-type="float">
            <text:p>0.847</text:p>
          </table:table-cell>
          <table:table-cell table:style-name="ce361" table:formula="of:=[.C$1:.C$1048576]/([.C$1:.C$1048576]+[.G$1:.G$1048576])" office:value-type="percentage" office:value="0.601063829787234" calcext:value-type="percentage">
            <text:p>60.11%</text:p>
          </table:table-cell>
          <table:table-cell table:style-name="ce361" table:formula="of:=[.G$1:.G$1048576]/([.C$1:.C$1048576]+[.G$1:.G$1048576])" office:value-type="percentage" office:value="0.398936170212766" calcext:value-type="percentage">
            <text:p>39.89%</text:p>
          </table:table-cell>
          <table:table-cell table:number-columns-repeated="1011"/>
        </table:table-row>
        <table:table-row table:style-name="ro2">
          <table:table-cell table:style-name="ce354" office:value-type="date" office:date-value="2020-07-01" calcext:value-type="date">
            <text:p>07/01/20</text:p>
          </table:table-cell>
          <table:table-cell table:style-name="ce356" office:value-type="float" office:value="12915" calcext:value-type="float">
            <text:p>12,915</text:p>
          </table:table-cell>
          <table:table-cell table:style-name="ce356" table:formula="of:=[.B45]-[.B44]" office:value-type="float" office:value="743" calcext:value-type="float">
            <text:p>743</text:p>
          </table:table-cell>
          <table:table-cell table:style-name="ce427" table:formula="of:=[.C$1:.C$1048576]/([.A45]-[.A44])*30.4375" office:value-type="float" office:value="248.51717032967" calcext:value-type="float">
            <text:p>249</text:p>
          </table:table-cell>
          <table:table-cell table:style-name="ce346" office:value-type="date" office:date-value="2020-07-01" calcext:value-type="date">
            <text:p>07/01/20</text:p>
          </table:table-cell>
          <table:table-cell table:style-name="ce349" office:value-type="float" office:value="67700" calcext:value-type="float">
            <text:p>67,700</text:p>
          </table:table-cell>
          <table:table-cell table:style-name="ce349" table:formula="of:=[.F45]-[.F44]" office:value-type="float" office:value="200" calcext:value-type="float">
            <text:p>200</text:p>
          </table:table-cell>
          <table:table-cell table:style-name="ce349" table:formula="of:=[.G$1:.G$1048576]/([.E45]-[.E44])*30.4375" office:value-type="float" office:value="66.8956043956044" calcext:value-type="float">
            <text:p>67</text:p>
          </table:table-cell>
          <table:table-cell table:style-name="ce349" table:formula="of:=[.B$1:.B$1048576]+[.F$1:.F$1048576]" office:value-type="float" office:value="80615" calcext:value-type="float">
            <text:p>80,615</text:p>
          </table:table-cell>
          <table:table-cell table:style-name="ce358" table:formula="of:=[.B$1:.B$1048576]/[.I$1:.I$1048576]" office:value-type="float" office:value="0.160205917012963" calcext:value-type="float">
            <text:p>0.160</text:p>
          </table:table-cell>
          <table:table-cell table:style-name="ce358" table:formula="of:=[.F$1:.F$1048576]/[.I$1:.I$1048576]" office:value-type="float" office:value="0.839794082987037" calcext:value-type="float">
            <text:p>0.840</text:p>
          </table:table-cell>
          <table:table-cell table:style-name="ce361" table:formula="of:=[.C$1:.C$1048576]/([.C$1:.C$1048576]+[.G$1:.G$1048576])" office:value-type="percentage" office:value="0.787910922587487" calcext:value-type="percentage">
            <text:p>78.79%</text:p>
          </table:table-cell>
          <table:table-cell table:style-name="ce361" table:formula="of:=[.G$1:.G$1048576]/([.C$1:.C$1048576]+[.G$1:.G$1048576])" office:value-type="percentage" office:value="0.212089077412513" calcext:value-type="percentage">
            <text:p>21.21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0-10-01" calcext:value-type="date">
            <text:p>10/01/20</text:p>
          </table:table-cell>
          <table:table-cell table:style-name="ce349" office:value-type="float" office:value="13579" calcext:value-type="float">
            <text:p>13,579</text:p>
          </table:table-cell>
          <table:table-cell table:style-name="ce349" table:formula="of:=[.B46]-[.B45]" office:value-type="float" office:value="664" calcext:value-type="float">
            <text:p>664</text:p>
          </table:table-cell>
          <table:table-cell table:style-name="ce352" table:formula="of:=[.C$1:.C$1048576]/([.A46]-[.A45])*30.4375" office:value-type="float" office:value="219.679347826087" calcext:value-type="float">
            <text:p>220</text:p>
          </table:table-cell>
          <table:table-cell table:style-name="ce346" office:value-type="date" office:date-value="2020-10-01" calcext:value-type="date">
            <text:p>10/01/20</text:p>
          </table:table-cell>
          <table:table-cell table:style-name="ce349" office:value-type="float" office:value="67900" calcext:value-type="float">
            <text:p>67,900</text:p>
          </table:table-cell>
          <table:table-cell table:style-name="ce349" table:formula="of:=[.F46]-[.F45]" office:value-type="float" office:value="200" calcext:value-type="float">
            <text:p>200</text:p>
          </table:table-cell>
          <table:table-cell table:style-name="ce349" table:formula="of:=[.G$1:.G$1048576]/([.E46]-[.E45])*30.4375" office:value-type="float" office:value="66.1684782608696" calcext:value-type="float">
            <text:p>66</text:p>
          </table:table-cell>
          <table:table-cell table:style-name="ce349" table:formula="of:=[.B$1:.B$1048576]+[.F$1:.F$1048576]" office:value-type="float" office:value="81479" calcext:value-type="float">
            <text:p>81,479</text:p>
          </table:table-cell>
          <table:table-cell table:style-name="ce358" table:formula="of:=[.B$1:.B$1048576]/[.I$1:.I$1048576]" office:value-type="float" office:value="0.166656439082463" calcext:value-type="float">
            <text:p>0.167</text:p>
          </table:table-cell>
          <table:table-cell table:style-name="ce358" table:formula="of:=[.F$1:.F$1048576]/[.I$1:.I$1048576]" office:value-type="float" office:value="0.833343560917537" calcext:value-type="float">
            <text:p>0.833</text:p>
          </table:table-cell>
          <table:table-cell table:style-name="ce361" table:formula="of:=[.C$1:.C$1048576]/([.C$1:.C$1048576]+[.G$1:.G$1048576])" office:value-type="percentage" office:value="0.768518518518518" calcext:value-type="percentage">
            <text:p>76.85%</text:p>
          </table:table-cell>
          <table:table-cell table:style-name="ce361" table:formula="of:=[.G$1:.G$1048576]/([.C$1:.C$1048576]+[.G$1:.G$1048576])" office:value-type="percentage" office:value="0.231481481481481" calcext:value-type="percentage">
            <text:p>23.15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1-01-01" calcext:value-type="date">
            <text:p>01/01/21</text:p>
          </table:table-cell>
          <table:table-cell table:style-name="ce349" office:value-type="float" office:value="14067" calcext:value-type="float">
            <text:p>14,067</text:p>
          </table:table-cell>
          <table:table-cell table:style-name="ce349" table:formula="of:=[.B47]-[.B46]" office:value-type="float" office:value="488" calcext:value-type="float">
            <text:p>488</text:p>
          </table:table-cell>
          <table:table-cell table:style-name="ce352" table:formula="of:=[.C$1:.C$1048576]/([.A47]-[.A46])*30.4375" office:value-type="float" office:value="161.451086956522" calcext:value-type="float">
            <text:p>161</text:p>
          </table:table-cell>
          <table:table-cell table:style-name="ce346" office:value-type="date" office:date-value="2021-01-01" calcext:value-type="date">
            <text:p>01/01/21</text:p>
          </table:table-cell>
          <table:table-cell table:style-name="ce349" office:value-type="float" office:value="68000" calcext:value-type="float">
            <text:p>68,000</text:p>
          </table:table-cell>
          <table:table-cell table:style-name="ce349" table:formula="of:=[.F47]-[.F46]" office:value-type="float" office:value="100" calcext:value-type="float">
            <text:p>100</text:p>
          </table:table-cell>
          <table:table-cell table:style-name="ce349" table:formula="of:=[.G$1:.G$1048576]/([.E47]-[.E46])*30.4375" office:value-type="float" office:value="33.0842391304348" calcext:value-type="float">
            <text:p>33</text:p>
          </table:table-cell>
          <table:table-cell table:style-name="ce349" table:formula="of:=[.B$1:.B$1048576]+[.F$1:.F$1048576]" office:value-type="float" office:value="82067" calcext:value-type="float">
            <text:p>82,067</text:p>
          </table:table-cell>
          <table:table-cell table:style-name="ce358" table:formula="of:=[.B$1:.B$1048576]/[.I$1:.I$1048576]" office:value-type="float" office:value="0.171408727015731" calcext:value-type="float">
            <text:p>0.171</text:p>
          </table:table-cell>
          <table:table-cell table:style-name="ce358" table:formula="of:=[.F$1:.F$1048576]/[.I$1:.I$1048576]" office:value-type="float" office:value="0.828591272984269" calcext:value-type="float">
            <text:p>0.829</text:p>
          </table:table-cell>
          <table:table-cell table:style-name="ce361" table:formula="of:=[.C$1:.C$1048576]/([.C$1:.C$1048576]+[.G$1:.G$1048576])" office:value-type="percentage" office:value="0.829931972789116" calcext:value-type="percentage">
            <text:p>82.99%</text:p>
          </table:table-cell>
          <table:table-cell table:style-name="ce361" table:formula="of:=[.G$1:.G$1048576]/([.C$1:.C$1048576]+[.G$1:.G$1048576])" office:value-type="percentage" office:value="0.170068027210884" calcext:value-type="percentage">
            <text:p>17.01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1-04-01" calcext:value-type="date">
            <text:p>04/01/21</text:p>
          </table:table-cell>
          <table:table-cell table:style-name="ce349" office:value-type="float" office:value="14511" calcext:value-type="float">
            <text:p>14,511</text:p>
          </table:table-cell>
          <table:table-cell table:style-name="ce349" table:formula="of:=[.B48]-[.B47]" office:value-type="float" office:value="444" calcext:value-type="float">
            <text:p>444</text:p>
          </table:table-cell>
          <table:table-cell table:style-name="ce352" table:formula="of:=[.C$1:.C$1048576]/([.A48]-[.A47])*30.4375" office:value-type="float" office:value="150.158333333333" calcext:value-type="float">
            <text:p>150</text:p>
          </table:table-cell>
          <table:table-cell table:style-name="ce346" office:value-type="date" office:date-value="2021-04-01" calcext:value-type="date">
            <text:p>04/01/21</text:p>
          </table:table-cell>
          <table:table-cell table:style-name="ce349" office:value-type="float" office:value="68200" calcext:value-type="float">
            <text:p>68,200</text:p>
          </table:table-cell>
          <table:table-cell table:style-name="ce349" table:formula="of:=[.F48]-[.F47]" office:value-type="float" office:value="200" calcext:value-type="float">
            <text:p>200</text:p>
          </table:table-cell>
          <table:table-cell table:style-name="ce349" table:formula="of:=[.G$1:.G$1048576]/([.E48]-[.E47])*30.4375" office:value-type="float" office:value="67.6388888888889" calcext:value-type="float">
            <text:p>68</text:p>
          </table:table-cell>
          <table:table-cell table:style-name="ce349" table:formula="of:=[.B$1:.B$1048576]+[.F$1:.F$1048576]" office:value-type="float" office:value="82711" calcext:value-type="float">
            <text:p>82,711</text:p>
          </table:table-cell>
          <table:table-cell table:style-name="ce358" table:formula="of:=[.B$1:.B$1048576]/[.I$1:.I$1048576]" office:value-type="float" office:value="0.175442202367279" calcext:value-type="float">
            <text:p>0.175</text:p>
          </table:table-cell>
          <table:table-cell table:style-name="ce358" table:formula="of:=[.F$1:.F$1048576]/[.I$1:.I$1048576]" office:value-type="float" office:value="0.824557797632721" calcext:value-type="float">
            <text:p>0.825</text:p>
          </table:table-cell>
          <table:table-cell table:style-name="ce361" table:formula="of:=[.C$1:.C$1048576]/([.C$1:.C$1048576]+[.G$1:.G$1048576])" office:value-type="percentage" office:value="0.68944099378882" calcext:value-type="percentage">
            <text:p>68.94%</text:p>
          </table:table-cell>
          <table:table-cell table:style-name="ce361" table:formula="of:=[.G$1:.G$1048576]/([.C$1:.C$1048576]+[.G$1:.G$1048576])" office:value-type="percentage" office:value="0.31055900621118" calcext:value-type="percentage">
            <text:p>31.0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1-07-01" calcext:value-type="date">
            <text:p>07/01/21</text:p>
          </table:table-cell>
          <table:table-cell table:style-name="ce349" office:value-type="float" office:value="14958" calcext:value-type="float">
            <text:p>14,958</text:p>
          </table:table-cell>
          <table:table-cell table:style-name="ce349" table:formula="of:=[.B49]-[.B48]" office:value-type="float" office:value="447" calcext:value-type="float">
            <text:p>447</text:p>
          </table:table-cell>
          <table:table-cell table:style-name="ce352" table:formula="of:=[.C$1:.C$1048576]/([.A49]-[.A48])*30.4375" office:value-type="float" office:value="149.511675824176" calcext:value-type="float">
            <text:p>150</text:p>
          </table:table-cell>
          <table:table-cell table:style-name="ce346" office:value-type="date" office:date-value="2021-07-01" calcext:value-type="date">
            <text:p>07/01/21</text:p>
          </table:table-cell>
          <table:table-cell table:style-name="ce349" office:value-type="float" office:value="68200" calcext:value-type="float">
            <text:p>68,2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1-10-01" calcext:value-type="date">
            <text:p>10/01/21</text:p>
          </table:table-cell>
          <table:table-cell table:style-name="ce349" office:value-type="float" office:value="15444" calcext:value-type="float">
            <text:p>15,444</text:p>
          </table:table-cell>
          <table:table-cell table:style-name="ce349" table:formula="of:=[.B50]-[.B49]" office:value-type="float" office:value="486" calcext:value-type="float">
            <text:p>486</text:p>
          </table:table-cell>
          <table:table-cell table:style-name="ce352" table:formula="of:=[.C$1:.C$1048576]/([.A50]-[.A49])*30.4375" office:value-type="float" office:value="160.789402173913" calcext:value-type="float">
            <text:p>161</text:p>
          </table:table-cell>
          <table:table-cell table:style-name="ce346" office:value-type="date" office:date-value="2021-10-01" calcext:value-type="date">
            <text:p>10/01/21</text:p>
          </table:table-cell>
          <table:table-cell table:style-name="ce349" office:value-type="float" office:value="68200" calcext:value-type="float">
            <text:p>68,2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2-01-01" calcext:value-type="date">
            <text:p>01/01/22</text:p>
          </table:table-cell>
          <table:table-cell table:style-name="ce349" office:value-type="float" office:value="15947" calcext:value-type="float">
            <text:p>15,947</text:p>
          </table:table-cell>
          <table:table-cell table:style-name="ce349" table:formula="of:=[.B51]-[.B50]" office:value-type="float" office:value="503" calcext:value-type="float">
            <text:p>503</text:p>
          </table:table-cell>
          <table:table-cell table:style-name="ce352" table:formula="of:=[.C$1:.C$1048576]/([.A51]-[.A50])*30.4375" office:value-type="float" office:value="166.413722826087" calcext:value-type="float">
            <text:p>166</text:p>
          </table:table-cell>
          <table:table-cell table:style-name="ce346" office:value-type="date" office:date-value="2022-01-01" calcext:value-type="date">
            <text:p>01/01/22</text:p>
          </table:table-cell>
          <table:table-cell table:style-name="ce349" office:value-type="float" office:value="68400" calcext:value-type="float">
            <text:p>68,400</text:p>
          </table:table-cell>
          <table:table-cell table:style-name="ce349" table:formula="of:=[.F51]-[.F50]" office:value-type="float" office:value="200" calcext:value-type="float">
            <text:p>200</text:p>
          </table:table-cell>
          <table:table-cell table:style-name="ce349" table:formula="of:=[.G$1:.G$1048576]/([.E51]-[.E50])*30.4375" office:value-type="float" office:value="66.1684782608696" calcext:value-type="float">
            <text:p>66</text:p>
          </table:table-cell>
          <table:table-cell table:style-name="ce349" table:formula="of:=[.B$1:.B$1048576]+[.F$1:.F$1048576]" office:value-type="float" office:value="84347" calcext:value-type="float">
            <text:p>84,347</text:p>
          </table:table-cell>
          <table:table-cell table:style-name="ce358" table:formula="of:=[.B$1:.B$1048576]/[.I$1:.I$1048576]" office:value-type="float" office:value="0.189064222793935" calcext:value-type="float">
            <text:p>0.189</text:p>
          </table:table-cell>
          <table:table-cell table:style-name="ce358" table:formula="of:=[.F$1:.F$1048576]/[.I$1:.I$1048576]" office:value-type="float" office:value="0.810935777206065" calcext:value-type="float">
            <text:p>0.811</text:p>
          </table:table-cell>
          <table:table-cell table:style-name="ce361" table:formula="of:=[.C$1:.C$1048576]/([.C$1:.C$1048576]+[.G$1:.G$1048576])" office:value-type="percentage" office:value="0.715504978662873" calcext:value-type="percentage">
            <text:p>71.55%</text:p>
          </table:table-cell>
          <table:table-cell table:style-name="ce361" table:formula="of:=[.G$1:.G$1048576]/([.C$1:.C$1048576]+[.G$1:.G$1048576])" office:value-type="percentage" office:value="0.284495021337127" calcext:value-type="percentage">
            <text:p>28.45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2-04-01" calcext:value-type="date">
            <text:p>04/01/22</text:p>
          </table:table-cell>
          <table:table-cell table:style-name="ce349" office:value-type="float" office:value="16493" calcext:value-type="float">
            <text:p>16,493</text:p>
          </table:table-cell>
          <table:table-cell table:style-name="ce349" table:formula="of:=[.B52]-[.B51]" office:value-type="float" office:value="546" calcext:value-type="float">
            <text:p>546</text:p>
          </table:table-cell>
          <table:table-cell table:style-name="ce352" table:formula="of:=[.C$1:.C$1048576]/([.A52]-[.A51])*30.4375" office:value-type="float" office:value="184.654166666667" calcext:value-type="float">
            <text:p>185</text:p>
          </table:table-cell>
          <table:table-cell table:style-name="ce346" office:value-type="date" office:date-value="2022-04-08" calcext:value-type="date">
            <text:p>04/08/22</text:p>
          </table:table-cell>
          <table:table-cell table:style-name="ce349" office:value-type="float" office:value="68400" calcext:value-type="float">
            <text:p>68,4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2-07-01" calcext:value-type="date">
            <text:p>07/01/22</text:p>
          </table:table-cell>
          <table:table-cell table:style-name="ce349" office:value-type="float" office:value="17067" calcext:value-type="float">
            <text:p>17,067</text:p>
          </table:table-cell>
          <table:table-cell table:style-name="ce349" table:formula="of:=[.B53]-[.B52]" office:value-type="float" office:value="574" calcext:value-type="float">
            <text:p>574</text:p>
          </table:table-cell>
          <table:table-cell table:style-name="ce352" table:formula="of:=[.C$1:.C$1048576]/([.A53]-[.A52])*30.4375" office:value-type="float" office:value="191.990384615385" calcext:value-type="float">
            <text:p>192</text:p>
          </table:table-cell>
          <table:table-cell table:style-name="ce346" office:value-type="date" office:date-value="2022-07-04" calcext:value-type="date">
            <text:p>07/04/22</text:p>
          </table:table-cell>
          <table:table-cell table:style-name="ce349" office:value-type="float" office:value="68500" calcext:value-type="float">
            <text:p>68,500</text:p>
          </table:table-cell>
          <table:table-cell table:style-name="ce349" table:formula="of:=[.F53]-[.F52]" office:value-type="float" office:value="100" calcext:value-type="float">
            <text:p>100</text:p>
          </table:table-cell>
          <table:table-cell table:style-name="ce349" table:formula="of:=[.G$1:.G$1048576]/([.E53]-[.E52])*30.4375" office:value-type="float" office:value="34.985632183908" calcext:value-type="float">
            <text:p>35</text:p>
          </table:table-cell>
          <table:table-cell table:style-name="ce349" table:formula="of:=[.B$1:.B$1048576]+[.F$1:.F$1048576]" office:value-type="float" office:value="85567" calcext:value-type="float">
            <text:p>85,567</text:p>
          </table:table-cell>
          <table:table-cell table:style-name="ce358" table:formula="of:=[.B$1:.B$1048576]/[.I$1:.I$1048576]" office:value-type="float" office:value="0.199457734874426" calcext:value-type="float">
            <text:p>0.199</text:p>
          </table:table-cell>
          <table:table-cell table:style-name="ce358" table:formula="of:=[.F$1:.F$1048576]/[.I$1:.I$1048576]" office:value-type="float" office:value="0.800542265125574" calcext:value-type="float">
            <text:p>0.801</text:p>
          </table:table-cell>
          <table:table-cell table:style-name="ce361" table:formula="of:=[.C$1:.C$1048576]/([.C$1:.C$1048576]+[.G$1:.G$1048576])" office:value-type="percentage" office:value="0.851632047477745" calcext:value-type="percentage">
            <text:p>85.16%</text:p>
          </table:table-cell>
          <table:table-cell table:style-name="ce361" table:formula="of:=[.G$1:.G$1048576]/([.C$1:.C$1048576]+[.G$1:.G$1048576])" office:value-type="percentage" office:value="0.148367952522255" calcext:value-type="percentage">
            <text:p>14.84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2-08-02" calcext:value-type="date">
            <text:p>08/02/22</text:p>
          </table:table-cell>
          <table:table-cell table:style-name="ce349" office:value-type="float" office:value="17230" calcext:value-type="float">
            <text:p>17,230</text:p>
          </table:table-cell>
          <table:table-cell table:style-name="ce349" table:formula="of:=[.B54]-[.B53]" office:value-type="float" office:value="163" calcext:value-type="float">
            <text:p>163</text:p>
          </table:table-cell>
          <table:table-cell table:style-name="ce352" table:formula="of:=[.C$1:.C$1048576]/([.A54]-[.A53])*30.4375" office:value-type="float" office:value="155.041015625" calcext:value-type="float">
            <text:p>155</text:p>
          </table:table-cell>
          <table:table-cell table:style-name="ce346" office:value-type="date" office:date-value="2022-08-02" calcext:value-type="date">
            <text:p>08/02/22</text:p>
          </table:table-cell>
          <table:table-cell table:style-name="ce349" office:value-type="float" office:value="68500" calcext:value-type="float">
            <text:p>68,5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2-09-20" calcext:value-type="date">
            <text:p>09/20/22</text:p>
          </table:table-cell>
          <table:table-cell table:style-name="ce349" office:value-type="float" office:value="17483" calcext:value-type="float">
            <text:p>17,483</text:p>
          </table:table-cell>
          <table:table-cell table:style-name="ce349" table:formula="of:=[.B55]-[.B54]" office:value-type="float" office:value="253" calcext:value-type="float">
            <text:p>253</text:p>
          </table:table-cell>
          <table:table-cell table:style-name="ce352" table:formula="of:=[.C$1:.C$1048576]/([.A55]-[.A54])*30.4375" office:value-type="float" office:value="157.156887755102" calcext:value-type="float">
            <text:p>157</text:p>
          </table:table-cell>
          <table:table-cell table:style-name="ce346" office:value-type="date" office:date-value="2022-09-20" calcext:value-type="date">
            <text:p>09/20/22</text:p>
          </table:table-cell>
          <table:table-cell table:style-name="ce349" office:value-type="float" office:value="68500" calcext:value-type="float">
            <text:p>68,5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2-10-23" calcext:value-type="date">
            <text:p>10/23/22</text:p>
          </table:table-cell>
          <table:table-cell table:style-name="ce349" office:value-type="float" office:value="17717" calcext:value-type="float">
            <text:p>17,717</text:p>
          </table:table-cell>
          <table:table-cell table:style-name="ce349" table:formula="of:=[.B56]-[.B55]" office:value-type="float" office:value="234" calcext:value-type="float">
            <text:p>234</text:p>
          </table:table-cell>
          <table:table-cell table:style-name="ce352" table:formula="of:=[.C$1:.C$1048576]/([.A56]-[.A55])*30.4375" office:value-type="float" office:value="215.829545454545" calcext:value-type="float">
            <text:p>216</text:p>
          </table:table-cell>
          <table:table-cell table:style-name="ce346" office:value-type="date" office:date-value="2022-10-23" calcext:value-type="date">
            <text:p>10/23/22</text:p>
          </table:table-cell>
          <table:table-cell table:style-name="ce349" office:value-type="float" office:value="68500" calcext:value-type="float">
            <text:p>68,5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3-01-01" calcext:value-type="date">
            <text:p>01/01/23</text:p>
          </table:table-cell>
          <table:table-cell table:style-name="ce349" office:value-type="float" office:value="17844" calcext:value-type="float">
            <text:p>17,844</text:p>
          </table:table-cell>
          <table:table-cell table:style-name="ce349" table:formula="of:=[.B57]-[.B56]" office:value-type="float" office:value="127" calcext:value-type="float">
            <text:p>127</text:p>
          </table:table-cell>
          <table:table-cell table:style-name="ce352" table:formula="of:=[.C$1:.C$1048576]/([.A57]-[.A56])*30.4375" office:value-type="float" office:value="55.2223214285714" calcext:value-type="float">
            <text:p>55</text:p>
          </table:table-cell>
          <table:table-cell table:style-name="ce346" office:value-type="date" office:date-value="2023-01-01" calcext:value-type="date">
            <text:p>01/01/23</text:p>
          </table:table-cell>
          <table:table-cell table:style-name="ce349" office:value-type="float" office:value="68500" calcext:value-type="float">
            <text:p>68,5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3-03-03" calcext:value-type="date">
            <text:p>03/03/23</text:p>
          </table:table-cell>
          <table:table-cell table:style-name="ce349" office:value-type="float" office:value="18722" calcext:value-type="float">
            <text:p>18,722</text:p>
          </table:table-cell>
          <table:table-cell table:style-name="ce349" table:formula="of:=[.B58]-[.B57]" office:value-type="float" office:value="878" calcext:value-type="float">
            <text:p>878</text:p>
          </table:table-cell>
          <table:table-cell table:style-name="ce352" table:formula="of:=[.C$1:.C$1048576]/([.A58]-[.A57])*30.4375" office:value-type="float" office:value="438.100409836066" calcext:value-type="float">
            <text:p>438</text:p>
          </table:table-cell>
          <table:table-cell table:style-name="ce346" office:value-type="date" office:date-value="2023-03-03" calcext:value-type="date">
            <text:p>03/03/23</text:p>
          </table:table-cell>
          <table:table-cell table:style-name="ce349" table:formula="of:=20+25*2669" office:value-type="float" office:value="66745" calcext:value-type="float">
            <text:p>66,745</text:p>
          </table:table-cell>
          <table:table-cell table:style-name="ce349" table:formula="of:=[.F58]-[.F57]" office:value-type="float" office:value="-1755" calcext:value-type="float">
            <text:p>-1,755</text:p>
          </table:table-cell>
          <table:table-cell table:style-name="ce349" table:formula="of:=[.G$1:.G$1048576]/([.E58]-[.E57])*30.4375" office:value-type="float" office:value="-875.701844262295" calcext:value-type="float">
            <text:p>-876</text:p>
          </table:table-cell>
          <table:table-cell table:style-name="ce349" table:formula="of:=[.B$1:.B$1048576]+[.F$1:.F$1048576]" office:value-type="float" office:value="85467" calcext:value-type="float">
            <text:p>85,467</text:p>
          </table:table-cell>
          <table:table-cell table:style-name="ce358" table:formula="of:=[.B$1:.B$1048576]/[.I$1:.I$1048576]" office:value-type="float" office:value="0.219055307896615" calcext:value-type="float">
            <text:p>0.219</text:p>
          </table:table-cell>
          <table:table-cell table:style-name="ce358" table:formula="of:=[.F$1:.F$1048576]/[.I$1:.I$1048576]" office:value-type="float" office:value="0.780944692103385" calcext:value-type="float">
            <text:p>0.781</text:p>
          </table:table-cell>
          <table:table-cell table:style-name="ce361" table:formula="of:=[.C$1:.C$1048576]/([.C$1:.C$1048576]+[.G$1:.G$1048576])" office:value-type="percentage" office:value="-1.00114025085519" calcext:value-type="percentage">
            <text:p>-100.11%</text:p>
          </table:table-cell>
          <table:table-cell table:style-name="ce361" table:formula="of:=[.G$1:.G$1048576]/([.C$1:.C$1048576]+[.G$1:.G$1048576])" office:value-type="percentage" office:value="2.00114025085519" calcext:value-type="percentage">
            <text:p>200.11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3-04-03" calcext:value-type="date">
            <text:p>04/03/23</text:p>
          </table:table-cell>
          <table:table-cell/>
          <table:table-cell table:style-name="ce349" table:formula="of:=[.B59]-[.B58]" office:value-type="float" office:value="-18722" calcext:value-type="float">
            <text:p>-18,722</text:p>
          </table:table-cell>
          <table:table-cell table:style-name="ce352" table:formula="of:=[.C$1:.C$1048576]/([.A59]-[.A58])*30.4375" office:value-type="float" office:value="-18382.2862903226" calcext:value-type="float">
            <text:p>-18,382</text:p>
          </table:table-cell>
          <table:table-cell table:style-name="ce346" office:value-type="date" office:date-value="2023-04-03" calcext:value-type="date">
            <text:p>04/03/23</text:p>
          </table:table-cell>
          <table:table-cell table:formula="of:=25*2670+23" office:value-type="float" office:value="66773" calcext:value-type="float">
            <text:p>66773</text:p>
          </table:table-cell>
          <table:table-cell table:style-name="ce349" table:formula="of:=[.F59]-[.F58]" office:value-type="float" office:value="28" calcext:value-type="float">
            <text:p>28</text:p>
          </table:table-cell>
          <table:table-cell table:style-name="ce349" table:formula="of:=[.G$1:.G$1048576]/([.E59]-[.E58])*30.4375" office:value-type="float" office:value="27.491935483871" calcext:value-type="float">
            <text:p>27</text:p>
          </table:table-cell>
          <table:table-cell table:style-name="ce349" table:formula="of:=[.B$1:.B$1048576]+[.F$1:.F$1048576]" office:value-type="float" office:value="66773" calcext:value-type="float">
            <text:p>66,773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1.00149780678293" calcext:value-type="percentage">
            <text:p>100.15%</text:p>
          </table:table-cell>
          <table:table-cell table:style-name="ce361" table:formula="of:=[.G$1:.G$1048576]/([.C$1:.C$1048576]+[.G$1:.G$1048576])" office:value-type="percentage" office:value="-0.001497806782925" calcext:value-type="percentage">
            <text:p>-0.15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60]-[.B59]" office:value-type="float" office:value="0" calcext:value-type="float">
            <text:p>0</text:p>
          </table:table-cell>
          <table:table-cell table:style-name="ce352" table:formula="of:=[.C$1:.C$1048576]/([.A60]-[.A59])*30.4375" office:value-type="float" office:value="-0" calcext:value-type="float">
            <text:p>0</text:p>
          </table:table-cell>
          <table:table-cell table:number-columns-repeated="2"/>
          <table:table-cell table:style-name="ce349" table:formula="of:=[.F60]-[.F59]" office:value-type="float" office:value="-66773" calcext:value-type="float">
            <text:p>-66,773</text:p>
          </table:table-cell>
          <table:table-cell table:style-name="ce349" table:formula="of:=[.G$1:.G$1048576]/([.E60]-[.E59])*30.4375" office:value-type="float" office:value="45.1454538639241" calcext:value-type="float">
            <text:p>45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percentage" office:value="-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61]-[.B60]" office:value-type="float" office:value="0" calcext:value-type="float">
            <text:p>0</text:p>
          </table:table-cell>
          <table:table-cell table:style-name="ce352" table:formula="of:=[.C$1:.C$1048576]/([.A61]-[.A60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61]-[.F60]" office:value-type="float" office:value="0" calcext:value-type="float">
            <text:p>0</text:p>
          </table:table-cell>
          <table:table-cell table:style-name="ce349" table:formula="of:=[.G$1:.G$1048576]/([.E61]-[.E60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62]-[.B61]" office:value-type="float" office:value="0" calcext:value-type="float">
            <text:p>0</text:p>
          </table:table-cell>
          <table:table-cell table:style-name="ce352" table:formula="of:=[.C$1:.C$1048576]/([.A62]-[.A61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62]-[.F61]" office:value-type="float" office:value="0" calcext:value-type="float">
            <text:p>0</text:p>
          </table:table-cell>
          <table:table-cell table:style-name="ce349" table:formula="of:=[.G$1:.G$1048576]/([.E62]-[.E61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63]-[.B62]" office:value-type="float" office:value="0" calcext:value-type="float">
            <text:p>0</text:p>
          </table:table-cell>
          <table:table-cell table:style-name="ce352" table:formula="of:=[.C$1:.C$1048576]/([.A63]-[.A62])*30.4375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49" table:formula="of:=[.B64]-[.B63]" office:value-type="float" office:value="0" calcext:value-type="float">
            <text:p>0</text:p>
          </table:table-cell>
          <table:table-cell table:style-name="ce352" table:formula="of:=[.C$1:.C$1048576]/([.A64]-[.A63])*30.4375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talia" table:style-name="ta1">
        <office:forms form:automatic-focus="false" form:apply-design-mode="false"/>
        <table:shapes>
          <draw:frame draw:z-index="0" draw:style-name="gr2" draw:text-style-name="P3" svg:width="6.2988in" svg:height="3.5429in" svg:x="10.6366in" svg:y="2.015in">
            <draw:object draw:notify-on-update-of-ranges="hetalia.A2:hetalia.A31 hetalia.J1:hetalia.J1 hetalia.J2:hetalia.J31 hetalia.K1:hetalia.K1 hetalia.K2:hetalia.K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3" svg:width="6.2957in" svg:height="3.5382in" svg:x="17.2126in" svg:y="2.3823in">
            <draw:object draw:notify-on-update-of-ranges="'wattpad numbers'.A1:'wattpad numbers'.A1 'wattpad numbers'.A1:'wattpad numbers'.A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70"/>
        <table:table-column table:style-name="co1" table:number-columns-repeated="3" table:default-cell-style-name="Default"/>
        <table:table-column table:style-name="co1" table:default-cell-style-name="ce370"/>
        <table:table-column table:style-name="co12" table:default-cell-style-name="Default"/>
        <table:table-column table:style-name="co11" table:number-columns-repeated="2" table:default-cell-style-name="ce340"/>
        <table:table-column table:style-name="co1" table:number-columns-repeated="2" table:default-cell-style-name="ce343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1008" table:default-cell-style-name="Default"/>
        <table:table-row table:style-name="ro2">
          <table:table-cell table:style-name="ce330" office:value-type="string" calcext:value-type="string">
            <text:p>WBM Date</text:p>
          </table:table-cell>
          <table:table-cell table:style-name="ce330" office:value-type="string" calcext:value-type="string">
            <text:p>AO3 Works</text:p>
          </table:table-cell>
          <table:table-cell table:style-name="ce330" office:value-type="string" calcext:value-type="string">
            <text:p>Increase</text:p>
          </table:table-cell>
          <table:table-cell table:style-name="ce367" office:value-type="string" calcext:value-type="string">
            <text:p>Inc / Month</text:p>
          </table:table-cell>
          <table:table-cell table:style-name="ce330" office:value-type="string" calcext:value-type="string">
            <text:p>WBM Date</text:p>
          </table:table-cell>
          <table:table-cell table:style-name="ce330" office:value-type="string" calcext:value-type="string">
            <text:p>FFN Works</text:p>
          </table:table-cell>
          <table:table-cell table:style-name="ce330" office:value-type="string" calcext:value-type="string">
            <text:p>Increase</text:p>
          </table:table-cell>
          <table:table-cell table:style-name="ce367" office:value-type="string" calcext:value-type="string">
            <text:p>Inc / Month</text:p>
          </table:table-cell>
          <table:table-cell table:style-name="ce330" office:value-type="string" calcext:value-type="string">
            <text:p>Total</text:p>
          </table:table-cell>
          <table:table-cell table:style-name="ce339" office:value-type="string" calcext:value-type="string">
            <text:p>% AO3</text:p>
          </table:table-cell>
          <table:table-cell table:style-name="ce339" office:value-type="string" calcext:value-type="string">
            <text:p>% FFN</text:p>
          </table:table-cell>
          <table:table-cell table:style-name="ce342" office:value-type="string" calcext:value-type="string">
            <text:p>% Inc AO3</text:p>
          </table:table-cell>
          <table:table-cell table:style-name="ce342" office:value-type="string" calcext:value-type="string">
            <text:p>% Inc FFN</text:p>
          </table:table-cell>
          <table:table-cell table:style-name="ce330"/>
          <table:table-cell table:number-columns-repeated="2"/>
          <table:table-cell table:style-name="ce330" office:value-type="string" calcext:value-type="string">
            <text:p>Important Fandom Dates</text:p>
          </table:table-cell>
          <table:table-cell table:style-name="ce330" table:number-columns-repeated="1007"/>
        </table:table-row>
        <table:table-row table:style-name="ro2">
          <table:table-cell table:style-name="ce365" table:number-columns-repeated="3"/>
          <table:table-cell table:style-name="ce368"/>
          <table:table-cell table:style-name="ce364" office:value-type="date" office:date-value="2009-03-03" calcext:value-type="date">
            <text:p>03/03/09</text:p>
          </table:table-cell>
          <table:table-cell table:style-name="ce365" office:value-type="float" office:value="250" calcext:value-type="float">
            <text:p>250</text:p>
          </table:table-cell>
          <table:table-cell table:style-name="ce365"/>
          <table:table-cell table:style-name="ce368"/>
          <table:table-cell table:style-name="ce365"/>
          <table:table-cell table:style-name="ce33" table:number-columns-repeated="2"/>
          <table:table-cell table:style-name="ce142" table:number-columns-repeated="2"/>
          <table:table-cell table:style-name="ce365"/>
          <table:table-cell table:number-columns-repeated="2"/>
          <table:table-cell table:style-name="ce317" office:value-type="date" office:date-value="2009-01-02" calcext:value-type="date">
            <text:p>01/02/09</text:p>
          </table:table-cell>
          <table:table-cell office:value-type="string" calcext:value-type="string">
            <text:p>Wiki Created</text:p>
          </table:table-cell>
          <table:table-cell table:style-name="ce365" table:number-columns-repeated="1006"/>
        </table:table-row>
        <table:table-row table:style-name="ro2">
          <table:table-cell table:style-name="ce364" office:value-type="date" office:date-value="2009-07-04" calcext:value-type="date">
            <text:p>07/04/09</text:p>
          </table:table-cell>
          <table:table-cell table:style-name="ce365" office:value-type="float" office:value="0" calcext:value-type="float">
            <text:p>0</text:p>
          </table:table-cell>
          <table:table-cell table:style-name="ce365"/>
          <table:table-cell table:style-name="ce368"/>
          <table:table-cell table:style-name="ce364"/>
          <table:table-cell table:style-name="ce365" table:number-columns-repeated="2"/>
          <table:table-cell table:style-name="ce368"/>
          <table:table-cell table:style-name="ce365"/>
          <table:table-cell table:style-name="ce33" table:number-columns-repeated="2"/>
          <table:table-cell table:style-name="ce142" table:number-columns-repeated="2"/>
          <table:table-cell table:style-name="ce365"/>
          <table:table-cell table:number-columns-repeated="2"/>
          <table:table-cell table:style-name="ce317"/>
          <table:table-cell/>
          <table:table-cell table:style-name="ce365" table:number-columns-repeated="1006"/>
        </table:table-row>
        <table:table-row table:style-name="ro2">
          <table:table-cell table:style-name="ce364" office:value-type="date" office:date-value="2009-12-19" calcext:value-type="date">
            <text:p>12/19/09</text:p>
          </table:table-cell>
          <table:table-cell table:style-name="ce365" office:value-type="float" office:value="13" calcext:value-type="float">
            <text:p>13</text:p>
          </table:table-cell>
          <table:table-cell table:style-name="ce365"/>
          <table:table-cell table:style-name="ce368"/>
          <table:table-cell table:style-name="ce364"/>
          <table:table-cell table:style-name="ce365" table:number-columns-repeated="2"/>
          <table:table-cell table:style-name="ce368"/>
          <table:table-cell table:style-name="ce365"/>
          <table:table-cell table:style-name="ce33" table:number-columns-repeated="2"/>
          <table:table-cell table:style-name="ce142" table:number-columns-repeated="2"/>
          <table:table-cell table:style-name="ce365"/>
          <table:table-cell table:number-columns-repeated="2"/>
          <table:table-cell table:style-name="ce317"/>
          <table:table-cell/>
          <table:table-cell table:style-name="ce365" table:number-columns-repeated="1006"/>
        </table:table-row>
        <table:table-row table:style-name="ro2">
          <table:table-cell table:style-name="ce317" office:value-type="date" office:date-value="2010-04-02" calcext:value-type="date">
            <text:p>04/02/10</text:p>
          </table:table-cell>
          <table:table-cell office:value-type="float" office:value="110" calcext:value-type="float">
            <text:p>110</text:p>
          </table:table-cell>
          <table:table-cell table:formula="of:=[.B5]-[.B4]" office:value-type="float" office:value="97" calcext:value-type="float">
            <text:p>97</text:p>
          </table:table-cell>
          <table:table-cell table:style-name="ce369" table:formula="of:=[.C$1:.C$1048576]/([.A5]-[.A4])*30.4375" office:value-type="float" office:value="28.3888221153846" calcext:value-type="float">
            <text:p>28.39</text:p>
          </table:table-cell>
          <table:table-cell table:style-name="ce317" office:value-type="date" office:date-value="2010-04-02" calcext:value-type="date">
            <text:p>04/02/10</text:p>
          </table:table-cell>
          <table:table-cell office:value-type="float" office:value="9027" calcext:value-type="float">
            <text:p>9027</text:p>
          </table:table-cell>
          <table:table-cell table:number-columns-repeated="2"/>
          <table:table-cell table:formula="of:=[.B$1:.B$1048576]+[.F$1:.F$1048576]" office:value-type="float" office:value="9137" calcext:value-type="float">
            <text:p>9137</text:p>
          </table:table-cell>
          <table:table-cell table:formula="of:=[.B$1:.B$1048576]/[.I$1:.I$1048576]" office:value-type="float" office:value="0.0120389624603261" calcext:value-type="float">
            <text:p>0.012</text:p>
          </table:table-cell>
          <table:table-cell table:formula="of:=[.F$1:.F$1048576]/[.I$1:.I$1048576]" office:value-type="float" office:value="0.987961037539674" calcext:value-type="float">
            <text:p>0.988</text:p>
          </table:table-cell>
          <table:table-cell table:number-columns-repeated="1013"/>
        </table:table-row>
        <table:table-row table:style-name="ro2">
          <table:table-cell table:style-name="ce317" office:value-type="date" office:date-value="2010-05-23" calcext:value-type="date">
            <text:p>05/23/10</text:p>
          </table:table-cell>
          <table:table-cell office:value-type="float" office:value="117" calcext:value-type="float">
            <text:p>117</text:p>
          </table:table-cell>
          <table:table-cell table:formula="of:=[.B6]-[.B5]" office:value-type="float" office:value="7" calcext:value-type="float">
            <text:p>7</text:p>
          </table:table-cell>
          <table:table-cell table:style-name="ce369" table:formula="of:=[.C$1:.C$1048576]/([.A6]-[.A5])*30.4375" office:value-type="float" office:value="4.17769607843137" calcext:value-type="float">
            <text:p>4.18</text:p>
          </table:table-cell>
          <table:table-cell table:style-name="ce317" office:value-type="date" office:date-value="2010-05-27" calcext:value-type="date">
            <text:p>05/27/10</text:p>
          </table:table-cell>
          <table:table-cell office:value-type="float" office:value="11383" calcext:value-type="float">
            <text:p>11383</text:p>
          </table:table-cell>
          <table:table-cell table:formula="of:=[.F6]-[.F5]" office:value-type="float" office:value="2356" calcext:value-type="float">
            <text:p>2356</text:p>
          </table:table-cell>
          <table:table-cell table:style-name="ce369" table:formula="of:=[.G$1:.G$1048576]/([.E6]-[.E5])*30.4375" office:value-type="float" office:value="1303.83181818182" calcext:value-type="float">
            <text:p>1,303.83</text:p>
          </table:table-cell>
          <table:table-cell table:style-name="ce310" table:formula="of:=[.B$1:.B$1048576]+[.F$1:.F$1048576]" office:value-type="float" office:value="11500" calcext:value-type="float">
            <text:p>11,500</text:p>
          </table:table-cell>
          <table:table-cell table:formula="of:=[.B$1:.B$1048576]/[.I$1:.I$1048576]" office:value-type="float" office:value="0.0101739130434783" calcext:value-type="float">
            <text:p>0.010</text:p>
          </table:table-cell>
          <table:table-cell table:formula="of:=[.F$1:.F$1048576]/[.I$1:.I$1048576]" office:value-type="float" office:value="0.989826086956522" calcext:value-type="float">
            <text:p>0.990</text:p>
          </table:table-cell>
          <table:table-cell table:formula="of:=[.D$1:.D$1048576]/([.H$1:.H$1048576]+[.D$1:.D$1048576])" office:value-type="percentage" office:value="0.00319393401415286" calcext:value-type="percentage">
            <text:p>0.32%</text:p>
          </table:table-cell>
          <table:table-cell table:formula="of:=[.H$1:.H$1048576]/([.H$1:.H$1048576]+[.D$1:.D$1048576])" office:value-type="percentage" office:value="0.996806065985847" calcext:value-type="percentage">
            <text:p>99.6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0-06-18" calcext:value-type="date">
            <text:p>06/18/10</text:p>
          </table:table-cell>
          <table:table-cell office:value-type="float" office:value="123" calcext:value-type="float">
            <text:p>123</text:p>
          </table:table-cell>
          <table:table-cell table:formula="of:=[.B7]-[.B6]" office:value-type="float" office:value="6" calcext:value-type="float">
            <text:p>6</text:p>
          </table:table-cell>
          <table:table-cell table:style-name="ce369" table:formula="of:=[.C$1:.C$1048576]/([.A7]-[.A6])*30.4375" office:value-type="float" office:value="7.02403846153846" calcext:value-type="float">
            <text:p>7.02</text:p>
          </table:table-cell>
          <table:table-cell table:style-name="ce317" office:value-type="date" office:date-value="2010-06-15" calcext:value-type="date">
            <text:p>06/15/10</text:p>
          </table:table-cell>
          <table:table-cell office:value-type="float" office:value="12058" calcext:value-type="float">
            <text:p>12058</text:p>
          </table:table-cell>
          <table:table-cell table:formula="of:=[.F7]-[.F6]" office:value-type="float" office:value="675" calcext:value-type="float">
            <text:p>675</text:p>
          </table:table-cell>
          <table:table-cell table:style-name="ce369" table:formula="of:=[.G$1:.G$1048576]/([.E7]-[.E6])*30.4375" office:value-type="float" office:value="1081.33223684211" calcext:value-type="float">
            <text:p>1,081.33</text:p>
          </table:table-cell>
          <table:table-cell table:style-name="ce310" table:formula="of:=[.B$1:.B$1048576]+[.F$1:.F$1048576]" office:value-type="float" office:value="12181" calcext:value-type="float">
            <text:p>12,181</text:p>
          </table:table-cell>
          <table:table-cell table:formula="of:=[.B$1:.B$1048576]/[.I$1:.I$1048576]" office:value-type="float" office:value="0.010097693128643" calcext:value-type="float">
            <text:p>0.010</text:p>
          </table:table-cell>
          <table:table-cell table:formula="of:=[.F$1:.F$1048576]/[.I$1:.I$1048576]" office:value-type="float" office:value="0.989902306871357" calcext:value-type="float">
            <text:p>0.990</text:p>
          </table:table-cell>
          <table:table-cell table:formula="of:=[.D$1:.D$1048576]/([.H$1:.H$1048576]+[.D$1:.D$1048576])" office:value-type="percentage" office:value="0.00645380434782609" calcext:value-type="percentage">
            <text:p>0.65%</text:p>
          </table:table-cell>
          <table:table-cell table:formula="of:=[.H$1:.H$1048576]/([.H$1:.H$1048576]+[.D$1:.D$1048576])" office:value-type="percentage" office:value="0.993546195652174" calcext:value-type="percentage">
            <text:p>99.3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1-01-07" calcext:value-type="date">
            <text:p>01/07/11</text:p>
          </table:table-cell>
          <table:table-cell office:value-type="float" office:value="284" calcext:value-type="float">
            <text:p>284</text:p>
          </table:table-cell>
          <table:table-cell table:formula="of:=[.B8]-[.B7]" office:value-type="float" office:value="161" calcext:value-type="float">
            <text:p>161</text:p>
          </table:table-cell>
          <table:table-cell table:style-name="ce369" table:formula="of:=[.C$1:.C$1048576]/([.A8]-[.A7])*30.4375" office:value-type="float" office:value="24.1400862068966" calcext:value-type="float">
            <text:p>24.14</text:p>
          </table:table-cell>
          <table:table-cell table:style-name="ce317" office:value-type="date" office:date-value="2010-12-22" calcext:value-type="date">
            <text:p>12/22/10</text:p>
          </table:table-cell>
          <table:table-cell office:value-type="float" office:value="22217" calcext:value-type="float">
            <text:p>22217</text:p>
          </table:table-cell>
          <table:table-cell table:formula="of:=[.F8]-[.F7]" office:value-type="float" office:value="10159" calcext:value-type="float">
            <text:p>10159</text:p>
          </table:table-cell>
          <table:table-cell table:style-name="ce369" table:formula="of:=[.G$1:.G$1048576]/([.E8]-[.E7])*30.4375" office:value-type="float" office:value="1627.44506578947" calcext:value-type="float">
            <text:p>1,627.45</text:p>
          </table:table-cell>
          <table:table-cell table:style-name="ce310" table:formula="of:=[.B$1:.B$1048576]+[.F$1:.F$1048576]" office:value-type="float" office:value="22501" calcext:value-type="float">
            <text:p>22,501</text:p>
          </table:table-cell>
          <table:table-cell table:formula="of:=[.B$1:.B$1048576]/[.I$1:.I$1048576]" office:value-type="float" office:value="0.0126216612594996" calcext:value-type="float">
            <text:p>0.013</text:p>
          </table:table-cell>
          <table:table-cell table:formula="of:=[.F$1:.F$1048576]/[.I$1:.I$1048576]" office:value-type="float" office:value="0.9873783387405" calcext:value-type="float">
            <text:p>0.987</text:p>
          </table:table-cell>
          <table:table-cell table:formula="of:=[.D$1:.D$1048576]/([.H$1:.H$1048576]+[.D$1:.D$1048576])" office:value-type="percentage" office:value="0.0146163134112201" calcext:value-type="percentage">
            <text:p>1.46%</text:p>
          </table:table-cell>
          <table:table-cell table:formula="of:=[.H$1:.H$1048576]/([.H$1:.H$1048576]+[.D$1:.D$1048576])" office:value-type="percentage" office:value="0.98538368658878" calcext:value-type="percentage">
            <text:p>98.54%</text:p>
          </table:table-cell>
          <table:table-cell table:number-columns-repeated="3"/>
          <table:table-cell table:style-name="ce365" office:value-type="string" calcext:value-type="string">
            <text:p>Late May 2012</text:p>
          </table:table-cell>
          <table:table-cell table:style-name="ce365" office:value-type="string" calcext:value-type="string">
            <text:p>2012 FFN Purges</text:p>
          </table:table-cell>
          <table:table-cell table:number-columns-repeated="1006"/>
        </table:table-row>
        <table:table-row table:style-name="ro2">
          <table:table-cell table:style-name="ce317" office:value-type="date" office:date-value="2011-09-24" calcext:value-type="date">
            <text:p>09/24/11</text:p>
          </table:table-cell>
          <table:table-cell office:value-type="float" office:value="688" calcext:value-type="float">
            <text:p>688</text:p>
          </table:table-cell>
          <table:table-cell table:formula="of:=[.B9]-[.B8]" office:value-type="float" office:value="404" calcext:value-type="float">
            <text:p>404</text:p>
          </table:table-cell>
          <table:table-cell table:style-name="ce369" table:formula="of:=[.C$1:.C$1048576]/([.A9]-[.A8])*30.4375" office:value-type="float" office:value="47.2951923076923" calcext:value-type="float">
            <text:p>47.30</text:p>
          </table:table-cell>
          <table:table-cell table:style-name="ce317" office:value-type="date" office:date-value="2011-10-11" calcext:value-type="date">
            <text:p>10/11/11</text:p>
          </table:table-cell>
          <table:table-cell office:value-type="float" office:value="43204" calcext:value-type="float">
            <text:p>43204</text:p>
          </table:table-cell>
          <table:table-cell table:formula="of:=[.F9]-[.F8]" office:value-type="float" office:value="20987" calcext:value-type="float">
            <text:p>20987</text:p>
          </table:table-cell>
          <table:table-cell table:style-name="ce369" table:formula="of:=[.G$1:.G$1048576]/([.E9]-[.E8])*30.4375" office:value-type="float" office:value="2180.17683447099" calcext:value-type="float">
            <text:p>2,180.18</text:p>
          </table:table-cell>
          <table:table-cell table:style-name="ce310" table:formula="of:=[.B$1:.B$1048576]+[.F$1:.F$1048576]" office:value-type="float" office:value="43892" calcext:value-type="float">
            <text:p>43,892</text:p>
          </table:table-cell>
          <table:table-cell table:formula="of:=[.B$1:.B$1048576]/[.I$1:.I$1048576]" office:value-type="float" office:value="0.0156748382393147" calcext:value-type="float">
            <text:p>0.016</text:p>
          </table:table-cell>
          <table:table-cell table:formula="of:=[.F$1:.F$1048576]/[.I$1:.I$1048576]" office:value-type="float" office:value="0.984325161760685" calcext:value-type="float">
            <text:p>0.984</text:p>
          </table:table-cell>
          <table:table-cell table:formula="of:=[.D$1:.D$1048576]/([.H$1:.H$1048576]+[.D$1:.D$1048576])" office:value-type="percentage" office:value="0.0212326762083246" calcext:value-type="percentage">
            <text:p>2.12%</text:p>
          </table:table-cell>
          <table:table-cell table:formula="of:=[.H$1:.H$1048576]/([.H$1:.H$1048576]+[.D$1:.D$1048576])" office:value-type="percentage" office:value="0.978767323791675" calcext:value-type="percentage">
            <text:p>97.8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2-01-18" calcext:value-type="date">
            <text:p>01/18/12</text:p>
          </table:table-cell>
          <table:table-cell office:value-type="float" office:value="974" calcext:value-type="float">
            <text:p>974</text:p>
          </table:table-cell>
          <table:table-cell table:formula="of:=[.B10]-[.B9]" office:value-type="float" office:value="286" calcext:value-type="float">
            <text:p>286</text:p>
          </table:table-cell>
          <table:table-cell table:style-name="ce369" table:formula="of:=[.C$1:.C$1048576]/([.A10]-[.A9])*30.4375" office:value-type="float" office:value="75.0441810344828" calcext:value-type="float">
            <text:p>75.04</text:p>
          </table:table-cell>
          <table:table-cell table:style-name="ce317" office:value-type="date" office:date-value="2012-01-18" calcext:value-type="date">
            <text:p>01/18/12</text:p>
          </table:table-cell>
          <table:table-cell office:value-type="float" office:value="50864" calcext:value-type="float">
            <text:p>50864</text:p>
          </table:table-cell>
          <table:table-cell table:formula="of:=[.F10]-[.F9]" office:value-type="float" office:value="7660" calcext:value-type="float">
            <text:p>7660</text:p>
          </table:table-cell>
          <table:table-cell table:style-name="ce369" table:formula="of:=[.G$1:.G$1048576]/([.E10]-[.E9])*30.4375" office:value-type="float" office:value="2355.06313131313" calcext:value-type="float">
            <text:p>2,355.06</text:p>
          </table:table-cell>
          <table:table-cell table:style-name="ce310" table:formula="of:=[.B$1:.B$1048576]+[.F$1:.F$1048576]" office:value-type="float" office:value="51838" calcext:value-type="float">
            <text:p>51,838</text:p>
          </table:table-cell>
          <table:table-cell table:formula="of:=[.B$1:.B$1048576]/[.I$1:.I$1048576]" office:value-type="float" office:value="0.0187893051429453" calcext:value-type="float">
            <text:p>0.019</text:p>
          </table:table-cell>
          <table:table-cell table:formula="of:=[.F$1:.F$1048576]/[.I$1:.I$1048576]" office:value-type="float" office:value="0.981210694857055" calcext:value-type="float">
            <text:p>0.981</text:p>
          </table:table-cell>
          <table:table-cell table:formula="of:=[.D$1:.D$1048576]/([.H$1:.H$1048576]+[.D$1:.D$1048576])" office:value-type="percentage" office:value="0.0308810152758176" calcext:value-type="percentage">
            <text:p>3.09%</text:p>
          </table:table-cell>
          <table:table-cell table:formula="of:=[.H$1:.H$1048576]/([.H$1:.H$1048576]+[.D$1:.D$1048576])" office:value-type="percentage" office:value="0.969118984724182" calcext:value-type="percentage">
            <text:p>96.91%</text:p>
          </table:table-cell>
          <table:table-cell table:number-columns-repeated="1011"/>
        </table:table-row>
        <table:table-row table:style-name="ro2">
          <table:table-cell table:style-name="ce258" office:value-type="date" office:date-value="2012-05-18" calcext:value-type="date">
            <text:p>05/18/12</text:p>
          </table:table-cell>
          <table:table-cell table:style-name="ce259" office:value-type="float" office:value="1383" calcext:value-type="float">
            <text:p>1383</text:p>
          </table:table-cell>
          <table:table-cell table:style-name="ce259" table:formula="of:=[.B11]-[.B10]" office:value-type="float" office:value="409" calcext:value-type="float">
            <text:p>409</text:p>
          </table:table-cell>
          <table:table-cell table:style-name="ce260" table:formula="of:=[.C$1:.C$1048576]/([.A11]-[.A10])*30.4375" office:value-type="float" office:value="102.883780991736" calcext:value-type="float">
            <text:p>102.88</text:p>
          </table:table-cell>
          <table:table-cell table:style-name="ce258" office:value-type="date" office:date-value="2012-05-23" calcext:value-type="date">
            <text:p>05/23/12</text:p>
          </table:table-cell>
          <table:table-cell table:style-name="ce259" office:value-type="float" office:value="61222" calcext:value-type="float">
            <text:p>61222</text:p>
          </table:table-cell>
          <table:table-cell table:style-name="ce259" table:formula="of:=[.F11]-[.F10]" office:value-type="float" office:value="10358" calcext:value-type="float">
            <text:p>10358</text:p>
          </table:table-cell>
          <table:table-cell table:style-name="ce262" table:formula="of:=[.G$1:.G$1048576]/([.E11]-[.E10])*30.4375" office:value-type="float" office:value="2502.15575396825" calcext:value-type="float">
            <text:p>2,502.16</text:p>
          </table:table-cell>
          <table:table-cell table:style-name="ce263" table:formula="of:=[.B$1:.B$1048576]+[.F$1:.F$1048576]" office:value-type="float" office:value="62605" calcext:value-type="float">
            <text:p>62,605</text:p>
          </table:table-cell>
          <table:table-cell table:style-name="ce265" table:formula="of:=[.B$1:.B$1048576]/[.I$1:.I$1048576]" office:value-type="float" office:value="0.0220908873093203" calcext:value-type="float">
            <text:p>0.022</text:p>
          </table:table-cell>
          <table:table-cell table:style-name="ce265" table:formula="of:=[.F$1:.F$1048576]/[.I$1:.I$1048576]" office:value-type="float" office:value="0.97790911269068" calcext:value-type="float">
            <text:p>0.978</text:p>
          </table:table-cell>
          <table:table-cell table:style-name="ce267" table:formula="of:=[.C$1:.C$1048576]/([.C$1:.C$1048576]+[.G$1:.G$1048576])" office:value-type="percentage" office:value="0.0379864400482957" calcext:value-type="percentage">
            <text:p>3.80%</text:p>
          </table:table-cell>
          <table:table-cell table:style-name="ce267" table:formula="of:=[.G$1:.G$1048576]/([.C$1:.C$1048576]+[.G$1:.G$1048576])" office:value-type="percentage" office:value="0.962013559951704" calcext:value-type="percentage">
            <text:p>96.20%</text:p>
          </table:table-cell>
          <table:table-cell table:style-name="ce146" table:number-columns-repeated="1011"/>
        </table:table-row>
        <table:table-row table:style-name="ro2">
          <table:table-cell table:style-name="ce317" office:value-type="date" office:date-value="2013-01-16" calcext:value-type="date">
            <text:p>01/16/13</text:p>
          </table:table-cell>
          <table:table-cell office:value-type="float" office:value="3390" calcext:value-type="float">
            <text:p>3390</text:p>
          </table:table-cell>
          <table:table-cell table:formula="of:=[.B12]-[.B11]" office:value-type="float" office:value="2007" calcext:value-type="float">
            <text:p>2007</text:p>
          </table:table-cell>
          <table:table-cell table:style-name="ce369" table:formula="of:=[.C$1:.C$1048576]/([.A12]-[.A11])*30.4375" office:value-type="float" office:value="251.391203703704" calcext:value-type="float">
            <text:p>251.39</text:p>
          </table:table-cell>
          <table:table-cell table:style-name="ce317" office:value-type="date" office:date-value="2013-01-17" calcext:value-type="date">
            <text:p>01/17/13</text:p>
          </table:table-cell>
          <table:table-cell office:value-type="float" office:value="78301" calcext:value-type="float">
            <text:p>78301</text:p>
          </table:table-cell>
          <table:table-cell table:formula="of:=[.F12]-[.F11]" office:value-type="float" office:value="17079" calcext:value-type="float">
            <text:p>17079</text:p>
          </table:table-cell>
          <table:table-cell table:style-name="ce369" table:formula="of:=[.G$1:.G$1048576]/([.E12]-[.E11])*30.4375" office:value-type="float" office:value="2175.07139121339" calcext:value-type="float">
            <text:p>2,175.07</text:p>
          </table:table-cell>
          <table:table-cell table:style-name="ce310" table:formula="of:=[.B$1:.B$1048576]+[.F$1:.F$1048576]" office:value-type="float" office:value="81691" calcext:value-type="float">
            <text:p>81,691</text:p>
          </table:table-cell>
          <table:table-cell table:formula="of:=[.B$1:.B$1048576]/[.I$1:.I$1048576]" office:value-type="float" office:value="0.0414978394192751" calcext:value-type="float">
            <text:p>0.041</text:p>
          </table:table-cell>
          <table:table-cell table:formula="of:=[.F$1:.F$1048576]/[.I$1:.I$1048576]" office:value-type="float" office:value="0.958502160580725" calcext:value-type="float">
            <text:p>0.959</text:p>
          </table:table-cell>
          <table:table-cell table:formula="of:=[.C$1:.C$1048576]/([.C$1:.C$1048576]+[.G$1:.G$1048576])" office:value-type="percentage" office:value="0.105155611442942" calcext:value-type="percentage">
            <text:p>10.52%</text:p>
          </table:table-cell>
          <table:table-cell table:formula="of:=[.G$1:.G$1048576]/([.C$1:.C$1048576]+[.G$1:.G$1048576])" office:value-type="percentage" office:value="0.894844388557057" calcext:value-type="percentage">
            <text:p>89.4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3-07-03" calcext:value-type="date">
            <text:p>07/03/13</text:p>
          </table:table-cell>
          <table:table-cell office:value-type="float" office:value="4975" calcext:value-type="float">
            <text:p>4975</text:p>
          </table:table-cell>
          <table:table-cell table:formula="of:=[.B13]-[.B12]" office:value-type="float" office:value="1585" calcext:value-type="float">
            <text:p>1585</text:p>
          </table:table-cell>
          <table:table-cell table:style-name="ce369" table:formula="of:=[.C$1:.C$1048576]/([.A13]-[.A12])*30.4375" office:value-type="float" office:value="287.163318452381" calcext:value-type="float">
            <text:p>287.16</text:p>
          </table:table-cell>
          <table:table-cell table:style-name="ce317" office:value-type="date" office:date-value="2013-07-03" calcext:value-type="date">
            <text:p>07/03/13</text:p>
          </table:table-cell>
          <table:table-cell office:value-type="float" office:value="89546" calcext:value-type="float">
            <text:p>89546</text:p>
          </table:table-cell>
          <table:table-cell table:formula="of:=[.F13]-[.F12]" office:value-type="float" office:value="11245" calcext:value-type="float">
            <text:p>11245</text:p>
          </table:table-cell>
          <table:table-cell table:style-name="ce369" table:formula="of:=[.G$1:.G$1048576]/([.E13]-[.E12])*30.4375" office:value-type="float" office:value="2049.51908682635" calcext:value-type="float">
            <text:p>2,049.52</text:p>
          </table:table-cell>
          <table:table-cell table:style-name="ce310" table:formula="of:=[.B$1:.B$1048576]+[.F$1:.F$1048576]" office:value-type="float" office:value="94521" calcext:value-type="float">
            <text:p>94,521</text:p>
          </table:table-cell>
          <table:table-cell table:formula="of:=[.B$1:.B$1048576]/[.I$1:.I$1048576]" office:value-type="float" office:value="0.0526338062441151" calcext:value-type="float">
            <text:p>0.053</text:p>
          </table:table-cell>
          <table:table-cell table:formula="of:=[.F$1:.F$1048576]/[.I$1:.I$1048576]" office:value-type="float" office:value="0.947366193755885" calcext:value-type="float">
            <text:p>0.947</text:p>
          </table:table-cell>
          <table:table-cell table:formula="of:=[.C$1:.C$1048576]/([.C$1:.C$1048576]+[.G$1:.G$1048576])" office:value-type="percentage" office:value="0.123538581449727" calcext:value-type="percentage">
            <text:p>12.35%</text:p>
          </table:table-cell>
          <table:table-cell table:formula="of:=[.G$1:.G$1048576]/([.C$1:.C$1048576]+[.G$1:.G$1048576])" office:value-type="percentage" office:value="0.876461418550273" calcext:value-type="percentage">
            <text:p>87.6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4-01-22" calcext:value-type="date">
            <text:p>01/22/14</text:p>
          </table:table-cell>
          <table:table-cell office:value-type="float" office:value="6629" calcext:value-type="float">
            <text:p>6629</text:p>
          </table:table-cell>
          <table:table-cell table:formula="of:=[.B14]-[.B13]" office:value-type="float" office:value="1654" calcext:value-type="float">
            <text:p>1654</text:p>
          </table:table-cell>
          <table:table-cell table:style-name="ce369" table:formula="of:=[.C$1:.C$1048576]/([.A14]-[.A13])*30.4375" office:value-type="float" office:value="247.99815270936" calcext:value-type="float">
            <text:p>248.00</text:p>
          </table:table-cell>
          <table:table-cell table:style-name="ce317" office:value-type="date" office:date-value="2014-01-22" calcext:value-type="date">
            <text:p>01/22/14</text:p>
          </table:table-cell>
          <table:table-cell office:value-type="float" office:value="98200" calcext:value-type="float">
            <text:p>98200</text:p>
          </table:table-cell>
          <table:table-cell table:formula="of:=[.F14]-[.F13]" office:value-type="float" office:value="8654" calcext:value-type="float">
            <text:p>8654</text:p>
          </table:table-cell>
          <table:table-cell table:style-name="ce369" table:formula="of:=[.G$1:.G$1048576]/([.E14]-[.E13])*30.4375" office:value-type="float" office:value="1297.5671182266" calcext:value-type="float">
            <text:p>1,297.57</text:p>
          </table:table-cell>
          <table:table-cell table:style-name="ce310" table:formula="of:=[.B$1:.B$1048576]+[.F$1:.F$1048576]" office:value-type="float" office:value="104829" calcext:value-type="float">
            <text:p>104,829</text:p>
          </table:table-cell>
          <table:table-cell table:formula="of:=[.B$1:.B$1048576]/[.I$1:.I$1048576]" office:value-type="float" office:value="0.0632363181943928" calcext:value-type="float">
            <text:p>0.063</text:p>
          </table:table-cell>
          <table:table-cell table:formula="of:=[.F$1:.F$1048576]/[.I$1:.I$1048576]" office:value-type="float" office:value="0.936763681805607" calcext:value-type="float">
            <text:p>0.937</text:p>
          </table:table-cell>
          <table:table-cell table:formula="of:=[.C$1:.C$1048576]/([.C$1:.C$1048576]+[.G$1:.G$1048576])" office:value-type="percentage" office:value="0.160457896779201" calcext:value-type="percentage">
            <text:p>16.05%</text:p>
          </table:table-cell>
          <table:table-cell table:formula="of:=[.G$1:.G$1048576]/([.C$1:.C$1048576]+[.G$1:.G$1048576])" office:value-type="percentage" office:value="0.839542103220799" calcext:value-type="percentage">
            <text:p>83.9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4-07-03" calcext:value-type="date">
            <text:p>07/03/14</text:p>
          </table:table-cell>
          <table:table-cell office:value-type="float" office:value="8308" calcext:value-type="float">
            <text:p>8308</text:p>
          </table:table-cell>
          <table:table-cell table:formula="of:=[.B15]-[.B14]" office:value-type="float" office:value="1679" calcext:value-type="float">
            <text:p>1679</text:p>
          </table:table-cell>
          <table:table-cell table:style-name="ce369" table:formula="of:=[.C$1:.C$1048576]/([.A15]-[.A14])*30.4375" office:value-type="float" office:value="315.460262345679" calcext:value-type="float">
            <text:p>315.46</text:p>
          </table:table-cell>
          <table:table-cell table:style-name="ce317" office:value-type="date" office:date-value="2014-07-03" calcext:value-type="date">
            <text:p>07/03/14</text:p>
          </table:table-cell>
          <table:table-cell office:value-type="float" office:value="104000" calcext:value-type="float">
            <text:p>104000</text:p>
          </table:table-cell>
          <table:table-cell table:formula="of:=[.F15]-[.F14]" office:value-type="float" office:value="5800" calcext:value-type="float">
            <text:p>5800</text:p>
          </table:table-cell>
          <table:table-cell table:style-name="ce369" table:formula="of:=[.G$1:.G$1048576]/([.E15]-[.E14])*30.4375" office:value-type="float" office:value="1089.73765432099" calcext:value-type="float">
            <text:p>1,089.74</text:p>
          </table:table-cell>
          <table:table-cell table:style-name="ce310" table:formula="of:=[.B$1:.B$1048576]+[.F$1:.F$1048576]" office:value-type="float" office:value="112308" calcext:value-type="float">
            <text:p>112,308</text:p>
          </table:table-cell>
          <table:table-cell table:formula="of:=[.B$1:.B$1048576]/[.I$1:.I$1048576]" office:value-type="float" office:value="0.0739751397941376" calcext:value-type="float">
            <text:p>0.074</text:p>
          </table:table-cell>
          <table:table-cell table:formula="of:=[.F$1:.F$1048576]/[.I$1:.I$1048576]" office:value-type="float" office:value="0.926024860205862" calcext:value-type="float">
            <text:p>0.926</text:p>
          </table:table-cell>
          <table:table-cell table:formula="of:=[.C$1:.C$1048576]/([.C$1:.C$1048576]+[.G$1:.G$1048576])" office:value-type="percentage" office:value="0.22449525337612" calcext:value-type="percentage">
            <text:p>22.45%</text:p>
          </table:table-cell>
          <table:table-cell table:formula="of:=[.G$1:.G$1048576]/([.C$1:.C$1048576]+[.G$1:.G$1048576])" office:value-type="percentage" office:value="0.77550474662388" calcext:value-type="percentage">
            <text:p>77.5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5-01-12" calcext:value-type="date">
            <text:p>01/12/15</text:p>
          </table:table-cell>
          <table:table-cell office:value-type="float" office:value="10996" calcext:value-type="float">
            <text:p>10996</text:p>
          </table:table-cell>
          <table:table-cell table:formula="of:=[.B16]-[.B15]" office:value-type="float" office:value="2688" calcext:value-type="float">
            <text:p>2688</text:p>
          </table:table-cell>
          <table:table-cell table:style-name="ce369" table:formula="of:=[.C$1:.C$1048576]/([.A16]-[.A15])*30.4375" office:value-type="float" office:value="423.917098445596" calcext:value-type="float">
            <text:p>423.92</text:p>
          </table:table-cell>
          <table:table-cell table:style-name="ce317" office:value-type="date" office:date-value="2015-01-09" calcext:value-type="date">
            <text:p>01/09/15</text:p>
          </table:table-cell>
          <table:table-cell office:value-type="float" office:value="109000" calcext:value-type="float">
            <text:p>109000</text:p>
          </table:table-cell>
          <table:table-cell table:formula="of:=[.F16]-[.F15]" office:value-type="float" office:value="5000" calcext:value-type="float">
            <text:p>5000</text:p>
          </table:table-cell>
          <table:table-cell table:style-name="ce369" table:formula="of:=[.G$1:.G$1048576]/([.E16]-[.E15])*30.4375" office:value-type="float" office:value="800.986842105263" calcext:value-type="float">
            <text:p>800.99</text:p>
          </table:table-cell>
          <table:table-cell table:style-name="ce310" table:formula="of:=[.B$1:.B$1048576]+[.F$1:.F$1048576]" office:value-type="float" office:value="119996" calcext:value-type="float">
            <text:p>119,996</text:p>
          </table:table-cell>
          <table:table-cell table:formula="of:=[.B$1:.B$1048576]/[.I$1:.I$1048576]" office:value-type="float" office:value="0.091636387879596" calcext:value-type="float">
            <text:p>0.092</text:p>
          </table:table-cell>
          <table:table-cell table:formula="of:=[.F$1:.F$1048576]/[.I$1:.I$1048576]" office:value-type="float" office:value="0.908363612120404" calcext:value-type="float">
            <text:p>0.908</text:p>
          </table:table-cell>
          <table:table-cell table:formula="of:=[.C$1:.C$1048576]/([.C$1:.C$1048576]+[.G$1:.G$1048576])" office:value-type="percentage" office:value="0.349635796045786" calcext:value-type="percentage">
            <text:p>34.96%</text:p>
          </table:table-cell>
          <table:table-cell table:formula="of:=[.G$1:.G$1048576]/([.C$1:.C$1048576]+[.G$1:.G$1048576])" office:value-type="percentage" office:value="0.650364203954214" calcext:value-type="percentage">
            <text:p>65.04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5-06-26" calcext:value-type="date">
            <text:p>06/26/15</text:p>
          </table:table-cell>
          <table:table-cell office:value-type="float" office:value="13615" calcext:value-type="float">
            <text:p>13615</text:p>
          </table:table-cell>
          <table:table-cell table:formula="of:=[.B17]-[.B16]" office:value-type="float" office:value="2619" calcext:value-type="float">
            <text:p>2619</text:p>
          </table:table-cell>
          <table:table-cell table:style-name="ce369" table:formula="of:=[.C$1:.C$1048576]/([.A17]-[.A16])*30.4375" office:value-type="float" office:value="483.126136363636" calcext:value-type="float">
            <text:p>483.13</text:p>
          </table:table-cell>
          <table:table-cell table:style-name="ce317" office:value-type="date" office:date-value="2015-06-17" calcext:value-type="date">
            <text:p>06/17/15</text:p>
          </table:table-cell>
          <table:table-cell office:value-type="float" office:value="113000" calcext:value-type="float">
            <text:p>113000</text:p>
          </table:table-cell>
          <table:table-cell table:formula="of:=[.F17]-[.F16]" office:value-type="float" office:value="4000" calcext:value-type="float">
            <text:p>4000</text:p>
          </table:table-cell>
          <table:table-cell table:style-name="ce369" table:formula="of:=[.G$1:.G$1048576]/([.E17]-[.E16])*30.4375" office:value-type="float" office:value="765.723270440252" calcext:value-type="float">
            <text:p>765.72</text:p>
          </table:table-cell>
          <table:table-cell table:style-name="ce310" table:formula="of:=[.B$1:.B$1048576]+[.F$1:.F$1048576]" office:value-type="float" office:value="126615" calcext:value-type="float">
            <text:p>126,615</text:p>
          </table:table-cell>
          <table:table-cell table:formula="of:=[.B$1:.B$1048576]/[.I$1:.I$1048576]" office:value-type="float" office:value="0.107530703313194" calcext:value-type="float">
            <text:p>0.108</text:p>
          </table:table-cell>
          <table:table-cell table:formula="of:=[.F$1:.F$1048576]/[.I$1:.I$1048576]" office:value-type="float" office:value="0.892469296686806" calcext:value-type="float">
            <text:p>0.892</text:p>
          </table:table-cell>
          <table:table-cell table:formula="of:=[.C$1:.C$1048576]/([.C$1:.C$1048576]+[.G$1:.G$1048576])" office:value-type="percentage" office:value="0.395679105605076" calcext:value-type="percentage">
            <text:p>39.57%</text:p>
          </table:table-cell>
          <table:table-cell table:formula="of:=[.G$1:.G$1048576]/([.C$1:.C$1048576]+[.G$1:.G$1048576])" office:value-type="percentage" office:value="0.604320894394924" calcext:value-type="percentage">
            <text:p>60.43%</text:p>
          </table:table-cell>
          <table:table-cell table:number-columns-repeated="1011"/>
        </table:table-row>
        <table:table-row table:style-name="ro2">
          <table:table-cell table:style-name="ce332" office:value-type="date" office:date-value="2016-01-07" calcext:value-type="date">
            <text:p>01/07/16</text:p>
          </table:table-cell>
          <table:table-cell table:style-name="ce363" office:value-type="float" office:value="16673" calcext:value-type="float">
            <text:p>16673</text:p>
          </table:table-cell>
          <table:table-cell table:style-name="ce363" table:formula="of:=[.B18]-[.B17]" office:value-type="float" office:value="3058" calcext:value-type="float">
            <text:p>3058</text:p>
          </table:table-cell>
          <table:table-cell table:style-name="ce389" table:formula="of:=[.C$1:.C$1048576]/([.A18]-[.A17])*30.4375" office:value-type="float" office:value="477.322435897436" calcext:value-type="float">
            <text:p>477.32</text:p>
          </table:table-cell>
          <table:table-cell table:style-name="ce332" office:value-type="date" office:date-value="2016-01-05" calcext:value-type="date">
            <text:p>01/05/16</text:p>
          </table:table-cell>
          <table:table-cell table:style-name="ce363" office:value-type="float" office:value="116000" calcext:value-type="float">
            <text:p>116000</text:p>
          </table:table-cell>
          <table:table-cell table:style-name="ce363" table:formula="of:=[.F18]-[.F17]" office:value-type="float" office:value="3000" calcext:value-type="float">
            <text:p>3000</text:p>
          </table:table-cell>
          <table:table-cell table:style-name="ce389" table:formula="of:=[.G$1:.G$1048576]/([.E18]-[.E17])*30.4375" office:value-type="float" office:value="452.042079207921" calcext:value-type="float">
            <text:p>452.04</text:p>
          </table:table-cell>
          <table:table-cell table:style-name="ce350" table:formula="of:=[.B$1:.B$1048576]+[.F$1:.F$1048576]" office:value-type="float" office:value="132673" calcext:value-type="float">
            <text:p>132,673</text:p>
          </table:table-cell>
          <table:table-cell table:style-name="ce359" table:formula="of:=[.B$1:.B$1048576]/[.I$1:.I$1048576]" office:value-type="float" office:value="0.125669880081102" calcext:value-type="float">
            <text:p>0.126</text:p>
          </table:table-cell>
          <table:table-cell table:style-name="ce359" table:formula="of:=[.F$1:.F$1048576]/[.I$1:.I$1048576]" office:value-type="float" office:value="0.874330119918898" calcext:value-type="float">
            <text:p>0.874</text:p>
          </table:table-cell>
          <table:table-cell table:style-name="ce144" table:formula="of:=[.C$1:.C$1048576]/([.C$1:.C$1048576]+[.G$1:.G$1048576])" office:value-type="percentage" office:value="0.504787058435127" calcext:value-type="percentage">
            <text:p>50.48%</text:p>
          </table:table-cell>
          <table:table-cell table:style-name="ce145" table:formula="of:=[.G$1:.G$1048576]/([.C$1:.C$1048576]+[.G$1:.G$1048576])" office:value-type="percentage" office:value="0.495212941564873" calcext:value-type="percentage">
            <text:p>49.52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6-07-08" calcext:value-type="date">
            <text:p>07/08/16</text:p>
          </table:table-cell>
          <table:table-cell office:value-type="float" office:value="19225" calcext:value-type="float">
            <text:p>19225</text:p>
          </table:table-cell>
          <table:table-cell table:formula="of:=[.B19]-[.B18]" office:value-type="float" office:value="2552" calcext:value-type="float">
            <text:p>2552</text:p>
          </table:table-cell>
          <table:table-cell table:style-name="ce369" table:formula="of:=[.C$1:.C$1048576]/([.A19]-[.A18])*30.4375" office:value-type="float" office:value="424.46174863388" calcext:value-type="float">
            <text:p>424.46</text:p>
          </table:table-cell>
          <table:table-cell table:style-name="ce317" office:value-type="date" office:date-value="2016-07-08" calcext:value-type="date">
            <text:p>07/08/16</text:p>
          </table:table-cell>
          <table:table-cell office:value-type="float" office:value="118000" calcext:value-type="float">
            <text:p>118000</text:p>
          </table:table-cell>
          <table:table-cell table:formula="of:=[.F19]-[.F18]" office:value-type="float" office:value="2000" calcext:value-type="float">
            <text:p>2000</text:p>
          </table:table-cell>
          <table:table-cell table:style-name="ce369" table:formula="of:=[.G$1:.G$1048576]/([.E19]-[.E18])*30.4375" office:value-type="float" office:value="329.054054054054" calcext:value-type="float">
            <text:p>329.05</text:p>
          </table:table-cell>
          <table:table-cell table:style-name="ce310" table:formula="of:=[.B$1:.B$1048576]+[.F$1:.F$1048576]" office:value-type="float" office:value="137225" calcext:value-type="float">
            <text:p>137,225</text:p>
          </table:table-cell>
          <table:table-cell table:formula="of:=[.B$1:.B$1048576]/[.I$1:.I$1048576]" office:value-type="float" office:value="0.140098378575332" calcext:value-type="float">
            <text:p>0.140</text:p>
          </table:table-cell>
          <table:table-cell table:formula="of:=[.F$1:.F$1048576]/[.I$1:.I$1048576]" office:value-type="float" office:value="0.859901621424667" calcext:value-type="float">
            <text:p>0.860</text:p>
          </table:table-cell>
          <table:table-cell table:formula="of:=[.C$1:.C$1048576]/([.C$1:.C$1048576]+[.G$1:.G$1048576])" office:value-type="percentage" office:value="0.560632688927944" calcext:value-type="percentage">
            <text:p>56.06%</text:p>
          </table:table-cell>
          <table:table-cell table:formula="of:=[.G$1:.G$1048576]/([.C$1:.C$1048576]+[.G$1:.G$1048576])" office:value-type="percentage" office:value="0.439367311072056" calcext:value-type="percentage">
            <text:p>43.94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7-01-11" calcext:value-type="date">
            <text:p>01/11/17</text:p>
          </table:table-cell>
          <table:table-cell office:value-type="float" office:value="21500" calcext:value-type="float">
            <text:p>21500</text:p>
          </table:table-cell>
          <table:table-cell table:formula="of:=[.B20]-[.B19]" office:value-type="float" office:value="2275" calcext:value-type="float">
            <text:p>2275</text:p>
          </table:table-cell>
          <table:table-cell table:style-name="ce369" table:formula="of:=[.C$1:.C$1048576]/([.A20]-[.A19])*30.4375" office:value-type="float" office:value="370.295788770053" calcext:value-type="float">
            <text:p>370.30</text:p>
          </table:table-cell>
          <table:table-cell table:style-name="ce317" office:value-type="date" office:date-value="2017-01-14" calcext:value-type="date">
            <text:p>01/14/17</text:p>
          </table:table-cell>
          <table:table-cell office:value-type="float" office:value="120000" calcext:value-type="float">
            <text:p>120000</text:p>
          </table:table-cell>
          <table:table-cell table:formula="of:=[.F20]-[.F19]" office:value-type="float" office:value="2000" calcext:value-type="float">
            <text:p>2000</text:p>
          </table:table-cell>
          <table:table-cell table:style-name="ce369" table:formula="of:=[.G$1:.G$1048576]/([.E20]-[.E19])*30.4375" office:value-type="float" office:value="320.394736842105" calcext:value-type="float">
            <text:p>320.39</text:p>
          </table:table-cell>
          <table:table-cell table:style-name="ce310" table:formula="of:=[.B$1:.B$1048576]+[.F$1:.F$1048576]" office:value-type="float" office:value="141500" calcext:value-type="float">
            <text:p>141,500</text:p>
          </table:table-cell>
          <table:table-cell table:formula="of:=[.B$1:.B$1048576]/[.I$1:.I$1048576]" office:value-type="float" office:value="0.151943462897527" calcext:value-type="float">
            <text:p>0.152</text:p>
          </table:table-cell>
          <table:table-cell table:formula="of:=[.F$1:.F$1048576]/[.I$1:.I$1048576]" office:value-type="float" office:value="0.848056537102474" calcext:value-type="float">
            <text:p>0.848</text:p>
          </table:table-cell>
          <table:table-cell table:formula="of:=[.C$1:.C$1048576]/([.C$1:.C$1048576]+[.G$1:.G$1048576])" office:value-type="percentage" office:value="0.532163742690059" calcext:value-type="percentage">
            <text:p>53.22%</text:p>
          </table:table-cell>
          <table:table-cell table:formula="of:=[.G$1:.G$1048576]/([.C$1:.C$1048576]+[.G$1:.G$1048576])" office:value-type="percentage" office:value="0.467836257309942" calcext:value-type="percentage">
            <text:p>46.7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7-07-07" calcext:value-type="date">
            <text:p>07/07/17</text:p>
          </table:table-cell>
          <table:table-cell office:value-type="float" office:value="23444" calcext:value-type="float">
            <text:p>23444</text:p>
          </table:table-cell>
          <table:table-cell table:formula="of:=[.B21]-[.B20]" office:value-type="float" office:value="1944" calcext:value-type="float">
            <text:p>1944</text:p>
          </table:table-cell>
          <table:table-cell table:style-name="ce369" table:formula="of:=[.C$1:.C$1048576]/([.A21]-[.A20])*30.4375" office:value-type="float" office:value="334.296610169491" calcext:value-type="float">
            <text:p>334.30</text:p>
          </table:table-cell>
          <table:table-cell table:style-name="ce317" office:value-type="date" office:date-value="2017-07-10" calcext:value-type="date">
            <text:p>07/10/17</text:p>
          </table:table-cell>
          <table:table-cell office:value-type="float" office:value="120000" calcext:value-type="float">
            <text:p>120000</text:p>
          </table:table-cell>
          <table:table-cell/>
          <table:table-cell table:style-name="ce369"/>
          <table:table-cell table:style-name="ce310" table:formula="of:=[.B$1:.B$1048576]+[.F$1:.F$1048576]" office:value-type="float" office:value="143444" calcext:value-type="float">
            <text:p>143,444</text:p>
          </table:table-cell>
          <table:table-cell table:formula="of:=[.B$1:.B$1048576]/[.I$1:.I$1048576]" office:value-type="float" office:value="0.163436602437188" calcext:value-type="float">
            <text:p>0.163</text:p>
          </table:table-cell>
          <table:table-cell table:formula="of:=[.F$1:.F$1048576]/[.I$1:.I$1048576]" office:value-type="float" office:value="0.836563397562812" calcext:value-type="float">
            <text:p>0.837</text:p>
          </table:table-cell>
          <table:table-cell table:number-columns-repeated="1013"/>
        </table:table-row>
        <table:table-row table:style-name="ro2">
          <table:table-cell table:style-name="ce317" office:value-type="date" office:date-value="2018-01-10" calcext:value-type="date">
            <text:p>01/10/18</text:p>
          </table:table-cell>
          <table:table-cell office:value-type="float" office:value="25720" calcext:value-type="float">
            <text:p>25720</text:p>
          </table:table-cell>
          <table:table-cell table:formula="of:=[.B22]-[.B21]" office:value-type="float" office:value="2276" calcext:value-type="float">
            <text:p>2276</text:p>
          </table:table-cell>
          <table:table-cell table:style-name="ce369" table:formula="of:=[.C$1:.C$1048576]/([.A22]-[.A21])*30.4375" office:value-type="float" office:value="370.458556149733" calcext:value-type="float">
            <text:p>370.46</text:p>
          </table:table-cell>
          <table:table-cell table:style-name="ce317" office:value-type="date" office:date-value="2018-01-10" calcext:value-type="date">
            <text:p>01/10/18</text:p>
          </table:table-cell>
          <table:table-cell office:value-type="float" office:value="121000" calcext:value-type="float">
            <text:p>121000</text:p>
          </table:table-cell>
          <table:table-cell table:formula="of:=[.F22]-[.F21]" office:value-type="float" office:value="1000" calcext:value-type="float">
            <text:p>1000</text:p>
          </table:table-cell>
          <table:table-cell table:style-name="ce369" table:formula="of:=[.G$1:.G$1048576]/([.E22]-[.E20])*30.4375" office:value-type="float" office:value="84.314404432133" calcext:value-type="float">
            <text:p>84.31</text:p>
          </table:table-cell>
          <table:table-cell table:style-name="ce310" table:formula="of:=[.B$1:.B$1048576]+[.F$1:.F$1048576]" office:value-type="float" office:value="146720" calcext:value-type="float">
            <text:p>146,720</text:p>
          </table:table-cell>
          <table:table-cell table:formula="of:=[.B$1:.B$1048576]/[.I$1:.I$1048576]" office:value-type="float" office:value="0.175299890948746" calcext:value-type="float">
            <text:p>0.175</text:p>
          </table:table-cell>
          <table:table-cell table:formula="of:=[.F$1:.F$1048576]/[.I$1:.I$1048576]" office:value-type="float" office:value="0.824700109051254" calcext:value-type="float">
            <text:p>0.825</text:p>
          </table:table-cell>
          <table:table-cell table:formula="of:=[.D$1:.D$1048576]/([.H$1:.H$1048576]+[.D$1:.D$1048576])" office:value-type="percentage" office:value="0.814601104858443" calcext:value-type="percentage">
            <text:p>81.46%</text:p>
          </table:table-cell>
          <table:table-cell table:formula="of:=[.H$1:.H$1048576]/([.H$1:.H$1048576]+[.D$1:.D$1048576])" office:value-type="percentage" office:value="0.185398895141558" calcext:value-type="percentage">
            <text:p>18.54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8-07-17" calcext:value-type="date">
            <text:p>07/17/18</text:p>
          </table:table-cell>
          <table:table-cell office:value-type="float" office:value="27872" calcext:value-type="float">
            <text:p>27872</text:p>
          </table:table-cell>
          <table:table-cell table:formula="of:=[.B23]-[.B22]" office:value-type="float" office:value="2152" calcext:value-type="float">
            <text:p>2152</text:p>
          </table:table-cell>
          <table:table-cell table:style-name="ce369" table:formula="of:=[.C$1:.C$1048576]/([.A23]-[.A22])*30.4375" office:value-type="float" office:value="348.412234042553" calcext:value-type="float">
            <text:p>348.41</text:p>
          </table:table-cell>
          <table:table-cell table:style-name="ce317" office:value-type="date" office:date-value="2018-07-17" calcext:value-type="date">
            <text:p>07/17/18</text:p>
          </table:table-cell>
          <table:table-cell office:value-type="float" office:value="121000" calcext:value-type="float">
            <text:p>121000</text:p>
          </table:table-cell>
          <table:table-cell/>
          <table:table-cell table:style-name="ce369"/>
          <table:table-cell table:style-name="ce310" table:formula="of:=[.B$1:.B$1048576]+[.F$1:.F$1048576]" office:value-type="float" office:value="148872" calcext:value-type="float">
            <text:p>148,872</text:p>
          </table:table-cell>
          <table:table-cell table:formula="of:=[.B$1:.B$1048576]/[.I$1:.I$1048576]" office:value-type="float" office:value="0.187221237035843" calcext:value-type="float">
            <text:p>0.187</text:p>
          </table:table-cell>
          <table:table-cell table:formula="of:=[.F$1:.F$1048576]/[.I$1:.I$1048576]" office:value-type="float" office:value="0.812778762964157" calcext:value-type="float">
            <text:p>0.813</text:p>
          </table:table-cell>
          <table:table-cell table:number-columns-repeated="1013"/>
        </table:table-row>
        <table:table-row table:style-name="ro2">
          <table:table-cell table:style-name="ce332" office:value-type="date" office:date-value="2019-01-05" calcext:value-type="date">
            <text:p>01/05/19</text:p>
          </table:table-cell>
          <table:table-cell table:style-name="ce363" office:value-type="float" office:value="29975" calcext:value-type="float">
            <text:p>29975</text:p>
          </table:table-cell>
          <table:table-cell table:style-name="ce363" table:formula="of:=[.B24]-[.B23]" office:value-type="float" office:value="2103" calcext:value-type="float">
            <text:p>2103</text:p>
          </table:table-cell>
          <table:table-cell table:style-name="ce389" table:formula="of:=[.C$1:.C$1048576]/([.A24]-[.A23])*30.4375" office:value-type="float" office:value="372.151526162791" calcext:value-type="float">
            <text:p>372.15</text:p>
          </table:table-cell>
          <table:table-cell table:style-name="ce332" office:value-type="date" office:date-value="2019-01-08" calcext:value-type="date">
            <text:p>01/08/19</text:p>
          </table:table-cell>
          <table:table-cell table:style-name="ce363" office:value-type="float" office:value="121000" calcext:value-type="float">
            <text:p>121000</text:p>
          </table:table-cell>
          <table:table-cell table:style-name="ce137" table:formula="of:=[.F24]-[.F23]" office:value-type="float" office:value="0" calcext:value-type="float">
            <text:p>0</text:p>
          </table:table-cell>
          <table:table-cell table:style-name="ce389" table:formula="of:=[.G$1:.G$1048576]/([.E24]-[.E23])*30.4375" office:value-type="float" office:value="0" calcext:value-type="float">
            <text:p>0.00</text:p>
          </table:table-cell>
          <table:table-cell table:style-name="ce350" table:formula="of:=[.B$1:.B$1048576]+[.F$1:.F$1048576]" office:value-type="float" office:value="150975" calcext:value-type="float">
            <text:p>150,975</text:p>
          </table:table-cell>
          <table:table-cell table:style-name="ce359" table:formula="of:=[.B$1:.B$1048576]/[.I$1:.I$1048576]" office:value-type="float" office:value="0.198542805100182" calcext:value-type="float">
            <text:p>0.199</text:p>
          </table:table-cell>
          <table:table-cell table:style-name="ce359" table:formula="of:=[.F$1:.F$1048576]/[.I$1:.I$1048576]" office:value-type="float" office:value="0.801457194899818" calcext:value-type="float">
            <text:p>0.801</text:p>
          </table:table-cell>
          <table:table-cell table:style-name="ce362" table:formula="of:=[.C$1:.C$1048576]/([.C$1:.C$1048576]+[.G$1:.G$1048576])" office:value-type="percentage" office:value="1" calcext:value-type="percentage">
            <text:p>100.00%</text:p>
          </table:table-cell>
          <table:table-cell table:style-name="ce362"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9-07-03" calcext:value-type="date">
            <text:p>07/03/19</text:p>
          </table:table-cell>
          <table:table-cell office:value-type="float" office:value="32148" calcext:value-type="float">
            <text:p>32148</text:p>
          </table:table-cell>
          <table:table-cell table:formula="of:=[.B25]-[.B24]" office:value-type="float" office:value="2173" calcext:value-type="float">
            <text:p>2173</text:p>
          </table:table-cell>
          <table:table-cell table:style-name="ce369" table:formula="of:=[.C$1:.C$1048576]/([.A25]-[.A24])*30.4375" office:value-type="float" office:value="369.501047486033" calcext:value-type="float">
            <text:p>369.50</text:p>
          </table:table-cell>
          <table:table-cell table:style-name="ce317" office:value-type="date" office:date-value="2019-07-03" calcext:value-type="date">
            <text:p>07/03/19</text:p>
          </table:table-cell>
          <table:table-cell office:value-type="float" office:value="121000" calcext:value-type="float">
            <text:p>121000</text:p>
          </table:table-cell>
          <table:table-cell/>
          <table:table-cell table:style-name="ce369"/>
          <table:table-cell table:style-name="ce310" table:formula="of:=[.B$1:.B$1048576]+[.F$1:.F$1048576]" office:value-type="float" office:value="153148" calcext:value-type="float">
            <text:p>153,148</text:p>
          </table:table-cell>
          <table:table-cell table:formula="of:=[.B$1:.B$1048576]/[.I$1:.I$1048576]" office:value-type="float" office:value="0.209914592420404" calcext:value-type="float">
            <text:p>0.210</text:p>
          </table:table-cell>
          <table:table-cell table:formula="of:=[.F$1:.F$1048576]/[.I$1:.I$1048576]" office:value-type="float" office:value="0.790085407579596" calcext:value-type="float">
            <text:p>0.790</text:p>
          </table:table-cell>
          <table:table-cell table:number-columns-repeated="1013"/>
        </table:table-row>
        <table:table-row table:style-name="ro2">
          <table:table-cell table:style-name="ce317" office:value-type="date" office:date-value="2020-01-01" calcext:value-type="date">
            <text:p>01/01/20</text:p>
          </table:table-cell>
          <table:table-cell office:value-type="float" office:value="34228" calcext:value-type="float">
            <text:p>34228</text:p>
          </table:table-cell>
          <table:table-cell table:formula="of:=[.B26]-[.B25]" office:value-type="float" office:value="2080" calcext:value-type="float">
            <text:p>2080</text:p>
          </table:table-cell>
          <table:table-cell table:style-name="ce369" table:formula="of:=[.C$1:.C$1048576]/([.A26]-[.A25])*30.4375" office:value-type="float" office:value="347.857142857143" calcext:value-type="float">
            <text:p>347.86</text:p>
          </table:table-cell>
          <table:table-cell table:style-name="ce317" office:value-type="date" office:date-value="2020-01-01" calcext:value-type="date">
            <text:p>01/01/20</text:p>
          </table:table-cell>
          <table:table-cell office:value-type="float" office:value="120000" calcext:value-type="float">
            <text:p>120000</text:p>
          </table:table-cell>
          <table:table-cell table:formula="of:=[.F26]-[.F25]" office:value-type="float" office:value="-1000" calcext:value-type="float">
            <text:p>-1000</text:p>
          </table:table-cell>
          <table:table-cell table:style-name="ce369" table:formula="of:=[.G$1:.G$1048576]/([.E26]-[.E24])*30.4375" office:value-type="float" office:value="-85.0209497206704" calcext:value-type="float">
            <text:p>-85.02</text:p>
          </table:table-cell>
          <table:table-cell table:style-name="ce310" table:formula="of:=[.B$1:.B$1048576]+[.F$1:.F$1048576]" office:value-type="float" office:value="154228" calcext:value-type="float">
            <text:p>154,228</text:p>
          </table:table-cell>
          <table:table-cell table:formula="of:=[.B$1:.B$1048576]/[.I$1:.I$1048576]" office:value-type="float" office:value="0.221931166843893" calcext:value-type="float">
            <text:p>0.222</text:p>
          </table:table-cell>
          <table:table-cell table:formula="of:=[.F$1:.F$1048576]/[.I$1:.I$1048576]" office:value-type="float" office:value="0.778068833156107" calcext:value-type="float">
            <text:p>0.778</text:p>
          </table:table-cell>
          <table:table-cell table:formula="of:=[.D$1:.D$1048576]/([.H$1:.H$1048576]+[.D$1:.D$1048576])" office:value-type="percentage" office:value="1.32347504621072" calcext:value-type="percentage">
            <text:p>132.35%</text:p>
          </table:table-cell>
          <table:table-cell table:formula="of:=[.H$1:.H$1048576]/([.H$1:.H$1048576]+[.D$1:.D$1048576])" office:value-type="percentage" office:value="-0.323475046210721" calcext:value-type="percentage">
            <text:p>-32.3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0-07-01" calcext:value-type="date">
            <text:p>07/01/20</text:p>
          </table:table-cell>
          <table:table-cell office:value-type="float" office:value="36539" calcext:value-type="float">
            <text:p>36539</text:p>
          </table:table-cell>
          <table:table-cell table:formula="of:=[.B27]-[.B26]" office:value-type="float" office:value="2311" calcext:value-type="float">
            <text:p>2311</text:p>
          </table:table-cell>
          <table:table-cell table:style-name="ce369" table:formula="of:=[.C$1:.C$1048576]/([.A27]-[.A26])*30.4375" office:value-type="float" office:value="386.489354395604" calcext:value-type="float">
            <text:p>386.49</text:p>
          </table:table-cell>
          <table:table-cell table:style-name="ce317" office:value-type="date" office:date-value="2020-07-01" calcext:value-type="date">
            <text:p>07/01/20</text:p>
          </table:table-cell>
          <table:table-cell office:value-type="float" office:value="120000" calcext:value-type="float">
            <text:p>120000</text:p>
          </table:table-cell>
          <table:table-cell/>
          <table:table-cell table:style-name="ce369"/>
          <table:table-cell table:style-name="ce310" table:formula="of:=[.B$1:.B$1048576]+[.F$1:.F$1048576]" office:value-type="float" office:value="156539" calcext:value-type="float">
            <text:p>156,539</text:p>
          </table:table-cell>
          <table:table-cell table:formula="of:=[.B$1:.B$1048576]/[.I$1:.I$1048576]" office:value-type="float" office:value="0.23341787030708" calcext:value-type="float">
            <text:p>0.233</text:p>
          </table:table-cell>
          <table:table-cell table:formula="of:=[.F$1:.F$1048576]/[.I$1:.I$1048576]" office:value-type="float" office:value="0.76658212969292" calcext:value-type="float">
            <text:p>0.767</text:p>
          </table:table-cell>
          <table:table-cell table:number-columns-repeated="1013"/>
        </table:table-row>
        <table:table-row table:style-name="ro2">
          <table:table-cell table:style-name="ce317" office:value-type="date" office:date-value="2021-01-01" calcext:value-type="date">
            <text:p>01/01/21</text:p>
          </table:table-cell>
          <table:table-cell office:value-type="float" office:value="38883" calcext:value-type="float">
            <text:p>38883</text:p>
          </table:table-cell>
          <table:table-cell table:formula="of:=[.B28]-[.B27]" office:value-type="float" office:value="2344" calcext:value-type="float">
            <text:p>2344</text:p>
          </table:table-cell>
          <table:table-cell table:style-name="ce369" table:formula="of:=[.C$1:.C$1048576]/([.A28]-[.A27])*30.4375" office:value-type="float" office:value="387.747282608696" calcext:value-type="float">
            <text:p>387.75</text:p>
          </table:table-cell>
          <table:table-cell table:style-name="ce317" office:value-type="date" office:date-value="2021-01-01" calcext:value-type="date">
            <text:p>01/01/21</text:p>
          </table:table-cell>
          <table:table-cell office:value-type="float" office:value="120000" calcext:value-type="float">
            <text:p>120000</text:p>
          </table:table-cell>
          <table:table-cell/>
          <table:table-cell table:style-name="ce369"/>
          <table:table-cell table:style-name="ce310" table:formula="of:=[.B$1:.B$1048576]+[.F$1:.F$1048576]" office:value-type="float" office:value="158883" calcext:value-type="float">
            <text:p>158,883</text:p>
          </table:table-cell>
          <table:table-cell table:formula="of:=[.B$1:.B$1048576]/[.I$1:.I$1048576]" office:value-type="float" office:value="0.244727252128925" calcext:value-type="float">
            <text:p>0.245</text:p>
          </table:table-cell>
          <table:table-cell table:formula="of:=[.F$1:.F$1048576]/[.I$1:.I$1048576]" office:value-type="float" office:value="0.755272747871075" calcext:value-type="float">
            <text:p>0.755</text:p>
          </table:table-cell>
          <table:table-cell table:number-columns-repeated="1013"/>
        </table:table-row>
        <table:table-row table:style-name="ro2">
          <table:table-cell table:style-name="ce317" office:value-type="date" office:date-value="2021-07-05" calcext:value-type="date">
            <text:p>07/05/21</text:p>
          </table:table-cell>
          <table:table-cell office:value-type="float" office:value="41382" calcext:value-type="float">
            <text:p>41382</text:p>
          </table:table-cell>
          <table:table-cell table:formula="of:=[.B29]-[.B28]" office:value-type="float" office:value="2499" calcext:value-type="float">
            <text:p>2499</text:p>
          </table:table-cell>
          <table:table-cell table:style-name="ce369" table:formula="of:=[.C$1:.C$1048576]/([.A29]-[.A28])*30.4375" office:value-type="float" office:value="411.153040540541" calcext:value-type="float">
            <text:p>411.15</text:p>
          </table:table-cell>
          <table:table-cell table:style-name="ce317" office:value-type="date" office:date-value="2021-07-05" calcext:value-type="date">
            <text:p>07/05/21</text:p>
          </table:table-cell>
          <table:table-cell office:value-type="float" office:value="119000" calcext:value-type="float">
            <text:p>119000</text:p>
          </table:table-cell>
          <table:table-cell table:formula="of:=[.F29]-[.F28]" office:value-type="float" office:value="-1000" calcext:value-type="float">
            <text:p>-1000</text:p>
          </table:table-cell>
          <table:table-cell table:style-name="ce369" table:formula="of:=[.G$1:.G$1048576]/([.E29]-[.E26])*30.4375" office:value-type="float" office:value="-55.2404718693285" calcext:value-type="float">
            <text:p>-55.24</text:p>
          </table:table-cell>
          <table:table-cell table:style-name="ce310" table:formula="of:=[.B$1:.B$1048576]+[.F$1:.F$1048576]" office:value-type="float" office:value="160382" calcext:value-type="float">
            <text:p>160,382</text:p>
          </table:table-cell>
          <table:table-cell table:formula="of:=[.B$1:.B$1048576]/[.I$1:.I$1048576]" office:value-type="float" office:value="0.258021473731466" calcext:value-type="float">
            <text:p>0.258</text:p>
          </table:table-cell>
          <table:table-cell table:formula="of:=[.F$1:.F$1048576]/[.I$1:.I$1048576]" office:value-type="float" office:value="0.741978526268534" calcext:value-type="float">
            <text:p>0.742</text:p>
          </table:table-cell>
          <table:table-cell table:formula="of:=[.D$1:.D$1048576]/([.H$1:.H$1048576]+[.D$1:.D$1048576])" office:value-type="percentage" office:value="1.15520798289189" calcext:value-type="percentage">
            <text:p>115.52%</text:p>
          </table:table-cell>
          <table:table-cell table:formula="of:=[.H$1:.H$1048576]/([.H$1:.H$1048576]+[.D$1:.D$1048576])" office:value-type="percentage" office:value="-0.155207982891885" calcext:value-type="percentage">
            <text:p>-15.52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01-01" calcext:value-type="date">
            <text:p>01/01/22</text:p>
          </table:table-cell>
          <table:table-cell office:value-type="float" office:value="43532" calcext:value-type="float">
            <text:p>43532</text:p>
          </table:table-cell>
          <table:table-cell table:formula="of:=[.B30]-[.B29]" office:value-type="float" office:value="2150" calcext:value-type="float">
            <text:p>2150</text:p>
          </table:table-cell>
          <table:table-cell table:style-name="ce369" table:formula="of:=[.C$1:.C$1048576]/([.A30]-[.A29])*30.4375" office:value-type="float" office:value="363.559027777778" calcext:value-type="float">
            <text:p>363.56</text:p>
          </table:table-cell>
          <table:table-cell table:style-name="ce317" office:value-type="date" office:date-value="2022-01-01" calcext:value-type="date">
            <text:p>01/01/22</text:p>
          </table:table-cell>
          <table:table-cell office:value-type="float" office:value="119000" calcext:value-type="float">
            <text:p>119000</text:p>
          </table:table-cell>
          <table:table-cell/>
          <table:table-cell table:style-name="ce369"/>
          <table:table-cell table:style-name="ce310" table:formula="of:=[.B$1:.B$1048576]+[.F$1:.F$1048576]" office:value-type="float" office:value="162532" calcext:value-type="float">
            <text:p>162,532</text:p>
          </table:table-cell>
          <table:table-cell table:formula="of:=[.B$1:.B$1048576]/[.I$1:.I$1048576]" office:value-type="float" office:value="0.267836487583983" calcext:value-type="float">
            <text:p>0.268</text:p>
          </table:table-cell>
          <table:table-cell table:formula="of:=[.F$1:.F$1048576]/[.I$1:.I$1048576]" office:value-type="float" office:value="0.732163512416016" calcext:value-type="float">
            <text:p>0.732</text:p>
          </table:table-cell>
          <table:table-cell table:number-columns-repeated="1013"/>
        </table:table-row>
        <table:table-row table:style-name="ro2">
          <table:table-cell table:style-name="ce317" office:value-type="date" office:date-value="2022-08-02" calcext:value-type="date">
            <text:p>08/02/22</text:p>
          </table:table-cell>
          <table:table-cell office:value-type="float" office:value="47395" calcext:value-type="float">
            <text:p>47395</text:p>
          </table:table-cell>
          <table:table-cell table:formula="of:=[.B31]-[.B30]" office:value-type="float" office:value="3863" calcext:value-type="float">
            <text:p>3863</text:p>
          </table:table-cell>
          <table:table-cell table:style-name="ce369" table:formula="of:=[.C$1:.C$1048576]/([.A31]-[.A30])*30.4375" office:value-type="float" office:value="552.019072769953" calcext:value-type="float">
            <text:p>552.02</text:p>
          </table:table-cell>
          <table:table-cell table:style-name="ce317" office:value-type="date" office:date-value="2022-08-02" calcext:value-type="date">
            <text:p>08/02/22</text:p>
          </table:table-cell>
          <table:table-cell table:formula="of:=4671*25+4" office:value-type="float" office:value="116779" calcext:value-type="float">
            <text:p>116779</text:p>
          </table:table-cell>
          <table:table-cell table:formula="of:=[.F31]-[.F30]" office:value-type="float" office:value="-2221" calcext:value-type="float">
            <text:p>-2221</text:p>
          </table:table-cell>
          <table:table-cell table:style-name="ce369" table:formula="of:=[.G$1:.G$1048576]/([.E31]-[.E29])*30.4375" office:value-type="float" office:value="-172.014472010178" calcext:value-type="float">
            <text:p>-172.01</text:p>
          </table:table-cell>
          <table:table-cell table:style-name="ce310" table:formula="of:=[.B$1:.B$1048576]+[.F$1:.F$1048576]" office:value-type="float" office:value="164174" calcext:value-type="float">
            <text:p>164,174</text:p>
          </table:table-cell>
          <table:table-cell table:formula="of:=[.B$1:.B$1048576]/[.I$1:.I$1048576]" office:value-type="float" office:value="0.288687611923934" calcext:value-type="float">
            <text:p>0.289</text:p>
          </table:table-cell>
          <table:table-cell table:formula="of:=[.F$1:.F$1048576]/[.I$1:.I$1048576]" office:value-type="float" office:value="0.711312388076066" calcext:value-type="float">
            <text:p>0.711</text:p>
          </table:table-cell>
          <table:table-cell table:formula="of:=[.D$1:.D$1048576]/([.H$1:.H$1048576]+[.D$1:.D$1048576])" office:value-type="percentage" office:value="1.45266418266057" calcext:value-type="percentage">
            <text:p>145.27%</text:p>
          </table:table-cell>
          <table:table-cell table:formula="of:=[.H$1:.H$1048576]/([.H$1:.H$1048576]+[.D$1:.D$1048576])" office:value-type="percentage" office:value="-0.452664182660566" calcext:value-type="percentage">
            <text:p>-45.27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09-20" calcext:value-type="date">
            <text:p>09/20/22</text:p>
          </table:table-cell>
          <table:table-cell office:value-type="float" office:value="47883" calcext:value-type="float">
            <text:p>47883</text:p>
          </table:table-cell>
          <table:table-cell table:formula="of:=[.B32]-[.B31]" office:value-type="float" office:value="488" calcext:value-type="float">
            <text:p>488</text:p>
          </table:table-cell>
          <table:table-cell table:style-name="ce369" table:formula="of:=[.C$1:.C$1048576]/([.A32]-[.A31])*30.4375" office:value-type="float" office:value="303.132653061225" calcext:value-type="float">
            <text:p>303.13</text:p>
          </table:table-cell>
          <table:table-cell table:style-name="ce317" office:value-type="date" office:date-value="2022-09-20" calcext:value-type="date">
            <text:p>09/20/22</text:p>
          </table:table-cell>
          <table:table-cell table:formula="of:=4667*25+23" office:value-type="float" office:value="116698" calcext:value-type="float">
            <text:p>116698</text:p>
          </table:table-cell>
          <table:table-cell table:formula="of:=[.F32]-[.F31]" office:value-type="float" office:value="-81" calcext:value-type="float">
            <text:p>-81</text:p>
          </table:table-cell>
          <table:table-cell table:style-name="ce369" table:formula="of:=[.G$1:.G$1048576]/([.E32]-[.E30])*30.4375" office:value-type="float" office:value="-9.41006679389313" calcext:value-type="float">
            <text:p>-9.41</text:p>
          </table:table-cell>
          <table:table-cell table:style-name="ce310" table:formula="of:=[.B$1:.B$1048576]+[.F$1:.F$1048576]" office:value-type="float" office:value="164581" calcext:value-type="float">
            <text:p>164,581</text:p>
          </table:table-cell>
          <table:table-cell table:formula="of:=[.B$1:.B$1048576]/[.I$1:.I$1048576]" office:value-type="float" office:value="0.290938808246395" calcext:value-type="float">
            <text:p>0.291</text:p>
          </table:table-cell>
          <table:table-cell table:formula="of:=[.F$1:.F$1048576]/[.I$1:.I$1048576]" office:value-type="float" office:value="0.709061191753605" calcext:value-type="float">
            <text:p>0.709</text:p>
          </table:table-cell>
          <table:table-cell table:formula="of:=[.D$1:.D$1048576]/([.H$1:.H$1048576]+[.D$1:.D$1048576])" office:value-type="percentage" office:value="1.03203725976091" calcext:value-type="percentage">
            <text:p>103.20%</text:p>
          </table:table-cell>
          <table:table-cell table:formula="of:=[.H$1:.H$1048576]/([.H$1:.H$1048576]+[.D$1:.D$1048576])" office:value-type="percentage" office:value="-0.0320372597609111" calcext:value-type="percentage">
            <text:p>-3.2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10-23" calcext:value-type="date">
            <text:p>10/23/22</text:p>
          </table:table-cell>
          <table:table-cell office:value-type="float" office:value="48363" calcext:value-type="float">
            <text:p>48363</text:p>
          </table:table-cell>
          <table:table-cell table:formula="of:=[.B33]-[.B32]" office:value-type="float" office:value="480" calcext:value-type="float">
            <text:p>480</text:p>
          </table:table-cell>
          <table:table-cell table:style-name="ce369" table:formula="of:=[.C$1:.C$1048576]/([.A33]-[.A32])*30.4375" office:value-type="float" office:value="442.727272727273" calcext:value-type="float">
            <text:p>442.73</text:p>
          </table:table-cell>
          <table:table-cell table:style-name="ce317" office:value-type="date" office:date-value="2022-10-23" calcext:value-type="date">
            <text:p>10/23/22</text:p>
          </table:table-cell>
          <table:table-cell table:formula="of:=4666*25+5" office:value-type="float" office:value="116655" calcext:value-type="float">
            <text:p>116655</text:p>
          </table:table-cell>
          <table:table-cell table:formula="of:=[.F33]-[.F32]" office:value-type="float" office:value="-43" calcext:value-type="float">
            <text:p>-43</text:p>
          </table:table-cell>
          <table:table-cell table:style-name="ce369" table:formula="of:=[.G$1:.G$1048576]/([.E33]-[.E31])*30.4375" office:value-type="float" office:value="-15.9611280487805" calcext:value-type="float">
            <text:p>-15.96</text:p>
          </table:table-cell>
          <table:table-cell table:style-name="ce310" table:formula="of:=[.B$1:.B$1048576]+[.F$1:.F$1048576]" office:value-type="float" office:value="165018" calcext:value-type="float">
            <text:p>165,018</text:p>
          </table:table-cell>
          <table:table-cell table:formula="of:=[.B$1:.B$1048576]/[.I$1:.I$1048576]" office:value-type="float" office:value="0.293077118859761" calcext:value-type="float">
            <text:p>0.293</text:p>
          </table:table-cell>
          <table:table-cell table:formula="of:=[.F$1:.F$1048576]/[.I$1:.I$1048576]" office:value-type="float" office:value="0.706922881140239" calcext:value-type="float">
            <text:p>0.707</text:p>
          </table:table-cell>
          <table:table-cell table:formula="of:=[.D$1:.D$1048576]/([.H$1:.H$1048576]+[.D$1:.D$1048576])" office:value-type="percentage" office:value="1.0374001739543" calcext:value-type="percentage">
            <text:p>103.74%</text:p>
          </table:table-cell>
          <table:table-cell table:formula="of:=[.H$1:.H$1048576]/([.H$1:.H$1048576]+[.D$1:.D$1048576])" office:value-type="percentage" office:value="-0.0374001739542975" calcext:value-type="percentage">
            <text:p>-3.74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3-01-01" calcext:value-type="date">
            <text:p>01/01/23</text:p>
          </table:table-cell>
          <table:table-cell office:value-type="float" office:value="49507" calcext:value-type="float">
            <text:p>49507</text:p>
          </table:table-cell>
          <table:table-cell table:formula="of:=[.B34]-[.B33]" office:value-type="float" office:value="1144" calcext:value-type="float">
            <text:p>1144</text:p>
          </table:table-cell>
          <table:table-cell table:style-name="ce369" table:formula="of:=[.C$1:.C$1048576]/([.A34]-[.A33])*30.4375" office:value-type="float" office:value="497.435714285714" calcext:value-type="float">
            <text:p>497.44</text:p>
          </table:table-cell>
          <table:table-cell table:style-name="ce317" office:value-type="date" office:date-value="2023-01-01" calcext:value-type="date">
            <text:p>01/01/23</text:p>
          </table:table-cell>
          <table:table-cell table:formula="of:=4662*25+2" office:value-type="float" office:value="116552" calcext:value-type="float">
            <text:p>116552</text:p>
          </table:table-cell>
          <table:table-cell table:formula="of:=[.F34]-[.F33]" office:value-type="float" office:value="-103" calcext:value-type="float">
            <text:p>-103</text:p>
          </table:table-cell>
          <table:table-cell table:style-name="ce369" table:formula="of:=[.G$1:.G$1048576]/([.E34]-[.E32])*30.4375" office:value-type="float" office:value="-30.4375" calcext:value-type="float">
            <text:p>-30.44</text:p>
          </table:table-cell>
          <table:table-cell table:style-name="ce310" table:formula="of:=[.B$1:.B$1048576]+[.F$1:.F$1048576]" office:value-type="float" office:value="166059" calcext:value-type="float">
            <text:p>166,059</text:p>
          </table:table-cell>
          <table:table-cell table:formula="of:=[.B$1:.B$1048576]/[.I$1:.I$1048576]" office:value-type="float" office:value="0.298128978254717" calcext:value-type="float">
            <text:p>0.298</text:p>
          </table:table-cell>
          <table:table-cell table:formula="of:=[.F$1:.F$1048576]/[.I$1:.I$1048576]" office:value-type="float" office:value="0.701871021745283" calcext:value-type="float">
            <text:p>0.702</text:p>
          </table:table-cell>
          <table:table-cell table:formula="of:=[.D$1:.D$1048576]/([.H$1:.H$1048576]+[.D$1:.D$1048576])" office:value-type="percentage" office:value="1.06517690875233" calcext:value-type="percentage">
            <text:p>106.52%</text:p>
          </table:table-cell>
          <table:table-cell table:formula="of:=[.H$1:.H$1048576]/([.H$1:.H$1048576]+[.D$1:.D$1048576])" office:value-type="percentage" office:value="-0.0651769087523277" calcext:value-type="percentage">
            <text:p>-6.52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3-03-01" calcext:value-type="date">
            <text:p>03/01/23</text:p>
          </table:table-cell>
          <table:table-cell office:value-type="float" office:value="50330" calcext:value-type="float">
            <text:p>50330</text:p>
          </table:table-cell>
          <table:table-cell table:formula="of:=[.B35]-[.B34]" office:value-type="float" office:value="823" calcext:value-type="float">
            <text:p>823</text:p>
          </table:table-cell>
          <table:table-cell table:style-name="ce369" table:formula="of:=[.C$1:.C$1048576]/([.A35]-[.A34])*30.4375" office:value-type="float" office:value="424.577330508475" calcext:value-type="float">
            <text:p>424.58</text:p>
          </table:table-cell>
          <table:table-cell table:style-name="ce317" office:value-type="date" office:date-value="2023-03-01" calcext:value-type="date">
            <text:p>03/01/23</text:p>
          </table:table-cell>
          <table:table-cell table:formula="of:=7+25*4659" office:value-type="float" office:value="116482" calcext:value-type="float">
            <text:p>116482</text:p>
          </table:table-cell>
          <table:table-cell table:formula="of:=[.F35]-[.F34]" office:value-type="float" office:value="-70" calcext:value-type="float">
            <text:p>-70</text:p>
          </table:table-cell>
          <table:table-cell table:style-name="ce369" table:formula="of:=[.G$1:.G$1048576]/([.E35]-[.E33])*30.4375" office:value-type="float" office:value="-16.5164728682171" calcext:value-type="float">
            <text:p>-16.52</text:p>
          </table:table-cell>
          <table:table-cell table:style-name="ce310" table:formula="of:=[.B$1:.B$1048576]+[.F$1:.F$1048576]" office:value-type="float" office:value="166812" calcext:value-type="float">
            <text:p>166,812</text:p>
          </table:table-cell>
          <table:table-cell table:formula="of:=[.B$1:.B$1048576]/[.I$1:.I$1048576]" office:value-type="float" office:value="0.301716902860705" calcext:value-type="float">
            <text:p>0.302</text:p>
          </table:table-cell>
          <table:table-cell table:formula="of:=[.F$1:.F$1048576]/[.I$1:.I$1048576]" office:value-type="float" office:value="0.698283097139294" calcext:value-type="float">
            <text:p>0.698</text:p>
          </table:table-cell>
          <table:table-cell table:formula="of:=[.D$1:.D$1048576]/([.H$1:.H$1048576]+[.D$1:.D$1048576])" office:value-type="percentage" office:value="1.04047551378422" calcext:value-type="percentage">
            <text:p>104.05%</text:p>
          </table:table-cell>
          <table:table-cell table:formula="of:=[.H$1:.H$1048576]/([.H$1:.H$1048576]+[.D$1:.D$1048576])" office:value-type="percentage" office:value="-0.0404755137842155" calcext:value-type="percentage">
            <text:p>-4.05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36]-[.B35]" office:value-type="float" office:value="-50330" calcext:value-type="float">
            <text:p>-50330</text:p>
          </table:table-cell>
          <table:table-cell table:style-name="ce369" table:formula="of:=[.C$1:.C$1048576]/([.A36]-[.A35])*30.4375" office:value-type="float" office:value="34.0532471213266" calcext:value-type="float">
            <text:p>34.05</text:p>
          </table:table-cell>
          <table:table-cell table:style-name="ce317" office:value-type="date" office:date-value="2023-04-03" calcext:value-type="date">
            <text:p>04/03/23</text:p>
          </table:table-cell>
          <table:table-cell table:formula="of:=25*4656+24" office:value-type="float" office:value="116424" calcext:value-type="float">
            <text:p>116424</text:p>
          </table:table-cell>
          <table:table-cell table:formula="of:=[.F36]-[.F35]" office:value-type="float" office:value="-58" calcext:value-type="float">
            <text:p>-58</text:p>
          </table:table-cell>
          <table:table-cell table:style-name="ce369" table:formula="of:=[.G$1:.G$1048576]/([.E36]-[.E34])*30.4375" office:value-type="float" office:value="-19.1888586956522" calcext:value-type="float">
            <text:p>-19.19</text:p>
          </table:table-cell>
          <table:table-cell table:style-name="ce310" table:formula="of:=[.B$1:.B$1048576]+[.F$1:.F$1048576]" office:value-type="float" office:value="116424" calcext:value-type="float">
            <text:p>116,424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D$1:.D$1048576]/([.H$1:.H$1048576]+[.D$1:.D$1048576])" office:value-type="percentage" office:value="2.29092823371786" calcext:value-type="percentage">
            <text:p>229.09%</text:p>
          </table:table-cell>
          <table:table-cell table:formula="of:=[.H$1:.H$1048576]/([.H$1:.H$1048576]+[.D$1:.D$1048576])" office:value-type="percentage" office:value="-1.29092823371786" calcext:value-type="percentage">
            <text:p>-129.09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37]-[.B36]" office:value-type="float" office:value="0" calcext:value-type="float">
            <text:p>0</text:p>
          </table:table-cell>
          <table:table-cell table:style-name="ce369" table:formula="of:=[.C$1:.C$1048576]/([.A37]-[.A36])*30.4375" office:value-type="string" office:string-value="" calcext:value-type="error">
            <text:p>#DIV/0!</text:p>
          </table:table-cell>
          <table:table-cell table:number-columns-repeated="2"/>
          <table:table-cell table:formula="of:=[.F37]-[.F36]" office:value-type="float" office:value="-116424" calcext:value-type="float">
            <text:p>-116424</text:p>
          </table:table-cell>
          <table:table-cell table:style-name="ce369" table:formula="of:=[.G$1:.G$1048576]/([.E37]-[.E35])*30.4375" office:value-type="float" office:value="78.7724069710577" calcext:value-type="float">
            <text:p>78.77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D$1:.D$1048576]/([.H$1:.H$1048576]+[.D$1:.D$1048576])" office:value-type="string" office:string-value="" calcext:value-type="error">
            <text:p>#DIV/0!</text:p>
          </table:table-cell>
          <table:table-cell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38]-[.B37]" office:value-type="float" office:value="0" calcext:value-type="float">
            <text:p>0</text:p>
          </table:table-cell>
          <table:table-cell table:style-name="ce369" table:formula="of:=[.C$1:.C$1048576]/([.A38]-[.A37])*30.4375" office:value-type="string" office:string-value="" calcext:value-type="error">
            <text:p>#DIV/0!</text:p>
          </table:table-cell>
          <table:table-cell table:number-columns-repeated="2"/>
          <table:table-cell table:formula="of:=[.F38]-[.F37]" office:value-type="float" office:value="0" calcext:value-type="float">
            <text:p>0</text:p>
          </table:table-cell>
          <table:table-cell table:style-name="ce369" table:formula="of:=[.G$1:.G$1048576]/([.E38]-[.E36])*30.4375" office:value-type="float" office:value="-0" calcext:value-type="float">
            <text:p>0.00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D$1:.D$1048576]/([.H$1:.H$1048576]+[.D$1:.D$1048576])" office:value-type="string" office:string-value="" calcext:value-type="error">
            <text:p>#DIV/0!</text:p>
          </table:table-cell>
          <table:table-cell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39]-[.B38]" office:value-type="float" office:value="0" calcext:value-type="float">
            <text:p>0</text:p>
          </table:table-cell>
          <table:table-cell table:style-name="ce369" table:formula="of:=[.C$1:.C$1048576]/([.A39]-[.A38])*30.4375" office:value-type="string" office:string-value="" calcext:value-type="error">
            <text:p>#DIV/0!</text:p>
          </table:table-cell>
          <table:table-cell table:number-columns-repeated="2"/>
          <table:table-cell table:formula="of:=[.F39]-[.F38]" office:value-type="float" office:value="0" calcext:value-type="float">
            <text:p>0</text:p>
          </table:table-cell>
          <table:table-cell table:style-name="ce369" table:formula="of:=[.G$1:.G$1048576]/([.E39]-[.E37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D$1:.D$1048576]/([.H$1:.H$1048576]+[.D$1:.D$1048576])" office:value-type="string" office:string-value="" calcext:value-type="error">
            <text:p>#DIV/0!</text:p>
          </table:table-cell>
          <table:table-cell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40]-[.B39]" office:value-type="float" office:value="0" calcext:value-type="float">
            <text:p>0</text:p>
          </table:table-cell>
          <table:table-cell table:style-name="ce369" table:formula="of:=[.C$1:.C$1048576]/([.A40]-[.A39])*30.4375" office:value-type="string" office:string-value="" calcext:value-type="error">
            <text:p>#DIV/0!</text:p>
          </table:table-cell>
          <table:table-cell table:number-columns-repeated="2"/>
          <table:table-cell table:formula="of:=[.F40]-[.F39]" office:value-type="float" office:value="0" calcext:value-type="float">
            <text:p>0</text:p>
          </table:table-cell>
          <table:table-cell table:style-name="ce369" table:formula="of:=[.G$1:.G$1048576]/([.E40]-[.E38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D$1:.D$1048576]/([.H$1:.H$1048576]+[.D$1:.D$1048576])" office:value-type="string" office:string-value="" calcext:value-type="error">
            <text:p>#DIV/0!</text:p>
          </table:table-cell>
          <table:table-cell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41]-[.B40]" office:value-type="float" office:value="0" calcext:value-type="float">
            <text:p>0</text:p>
          </table:table-cell>
          <table:table-cell table:style-name="ce369" table:formula="of:=[.C$1:.C$1048576]/([.A41]-[.A40])*30.4375" office:value-type="string" office:string-value="" calcext:value-type="error">
            <text:p>#DIV/0!</text:p>
          </table:table-cell>
          <table:table-cell table:number-columns-repeated="2"/>
          <table:table-cell table:formula="of:=[.F41]-[.F40]" office:value-type="float" office:value="0" calcext:value-type="float">
            <text:p>0</text:p>
          </table:table-cell>
          <table:table-cell table:style-name="ce369" table:formula="of:=[.G$1:.G$1048576]/([.E41]-[.E39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D$1:.D$1048576]/([.H$1:.H$1048576]+[.D$1:.D$1048576])" office:value-type="string" office:string-value="" calcext:value-type="error">
            <text:p>#DIV/0!</text:p>
          </table:table-cell>
          <table:table-cell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42]-[.B41]" office:value-type="float" office:value="0" calcext:value-type="float">
            <text:p>0</text:p>
          </table:table-cell>
          <table:table-cell table:style-name="ce369" table:formula="of:=[.C$1:.C$1048576]/([.A42]-[.A41])*30.4375" office:value-type="string" office:string-value="" calcext:value-type="error">
            <text:p>#DIV/0!</text:p>
          </table:table-cell>
          <table:table-cell table:number-columns-repeated="2"/>
          <table:table-cell table:formula="of:=[.F42]-[.F41]" office:value-type="float" office:value="0" calcext:value-type="float">
            <text:p>0</text:p>
          </table:table-cell>
          <table:table-cell table:style-name="ce369" table:formula="of:=[.G$1:.G$1048576]/([.E42]-[.E40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D$1:.D$1048576]/([.H$1:.H$1048576]+[.D$1:.D$1048576])" office:value-type="string" office:string-value="" calcext:value-type="error">
            <text:p>#DIV/0!</text:p>
          </table:table-cell>
          <table:table-cell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43]-[.B42]" office:value-type="float" office:value="0" calcext:value-type="float">
            <text:p>0</text:p>
          </table:table-cell>
          <table:table-cell table:style-name="ce369" table:formula="of:=[.C$1:.C$1048576]/([.A43]-[.A42])*30.4375" office:value-type="string" office:string-value="" calcext:value-type="error">
            <text:p>#DIV/0!</text:p>
          </table:table-cell>
          <table:table-cell table:number-columns-repeated="2"/>
          <table:table-cell table:formula="of:=[.F43]-[.F42]" office:value-type="float" office:value="0" calcext:value-type="float">
            <text:p>0</text:p>
          </table:table-cell>
          <table:table-cell table:style-name="ce369" table:formula="of:=[.G$1:.G$1048576]/([.E43]-[.E41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D$1:.D$1048576]/([.H$1:.H$1048576]+[.D$1:.D$1048576])" office:value-type="string" office:string-value="" calcext:value-type="error">
            <text:p>#DIV/0!</text:p>
          </table:table-cell>
          <table:table-cell table:formula="of:=[.H$1:.H$1048576]/([.H$1:.H$1048576]+[.D$1:.D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ue exorcist" table:style-name="ta1">
        <office:forms form:automatic-focus="false" form:apply-design-mode="false"/>
        <table:table-column table:style-name="co1" table:number-columns-repeated="1024" table:default-cell-style-name="ce347"/>
        <table:table-row table:style-name="ro2">
          <table:table-cell table:style-name="ce345" office:value-type="string" calcext:value-type="string">
            <text:p>WBM Date</text:p>
          </table:table-cell>
          <table:table-cell table:style-name="ce348" office:value-type="string" calcext:value-type="string">
            <text:p>AO3 Works</text:p>
          </table:table-cell>
          <table:table-cell table:style-name="ce348" office:value-type="string" calcext:value-type="string">
            <text:p>Increase</text:p>
          </table:table-cell>
          <table:table-cell table:style-name="ce351" office:value-type="string" calcext:value-type="string">
            <text:p>Inc / Month</text:p>
          </table:table-cell>
          <table:table-cell table:style-name="ce345" office:value-type="string" calcext:value-type="string">
            <text:p>WBM Date</text:p>
          </table:table-cell>
          <table:table-cell table:style-name="ce348" office:value-type="string" calcext:value-type="string">
            <text:p>FFN Works</text:p>
          </table:table-cell>
          <table:table-cell table:style-name="ce348" office:value-type="string" calcext:value-type="string">
            <text:p>Increase</text:p>
          </table:table-cell>
          <table:table-cell table:style-name="ce348" office:value-type="string" calcext:value-type="string">
            <text:p>Inc / Month</text:p>
          </table:table-cell>
          <table:table-cell table:style-name="ce345" office:value-type="string" calcext:value-type="string">
            <text:p>Total</text:p>
          </table:table-cell>
          <table:table-cell table:style-name="ce357" office:value-type="string" calcext:value-type="string">
            <text:p>% AO3</text:p>
          </table:table-cell>
          <table:table-cell table:style-name="ce357" office:value-type="string" calcext:value-type="string">
            <text:p>% FFN</text:p>
          </table:table-cell>
          <table:table-cell table:style-name="ce360" office:value-type="string" calcext:value-type="string">
            <text:p>'% Inc AO3</text:p>
          </table:table-cell>
          <table:table-cell table:style-name="ce360" office:value-type="string" calcext:value-type="string">
            <text:p>'% Inc FFN</text:p>
          </table:table-cell>
          <table:table-cell table:number-columns-repeated="1011"/>
        </table:table-row>
        <table:table-row table:style-name="ro2">
          <table:table-cell table:style-name="ce346"/>
          <table:table-cell table:style-name="ce349"/>
          <table:table-cell table:style-name="ce349" table:formula="of:=[.B2]-#REF!" office:value-type="string" office:string-value="" calcext:value-type="error">
            <text:p>#REF!</text:p>
          </table:table-cell>
          <table:table-cell table:style-name="ce352" table:formula="of:=[.C$1:.C$1048576]/([.A2]-#REF!)*30.4375" office:value-type="string" office:string-value="" calcext:value-type="error">
            <text:p>#REF!</text:p>
          </table:table-cell>
          <table:table-cell table:style-name="ce346" office:value-type="date" office:date-value="2011-08-12" calcext:value-type="date">
            <text:p>08/12/11</text:p>
          </table:table-cell>
          <table:table-cell table:style-name="ce349" office:value-type="float" office:value="316" calcext:value-type="float">
            <text:p>316</text:p>
          </table:table-cell>
          <table:table-cell table:style-name="ce349" table:number-columns-repeated="2"/>
          <table:table-cell table:style-name="ce349" table:formula="of:=[.B$1:.B$1048576]+[.F$1:.F$1048576]" office:value-type="float" office:value="316" calcext:value-type="float">
            <text:p>316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1-09-24" calcext:value-type="date">
            <text:p>09/24/11</text:p>
          </table:table-cell>
          <table:table-cell table:style-name="ce310" office:value-type="float" office:value="16" calcext:value-type="float">
            <text:p>16</text:p>
          </table:table-cell>
          <table:table-cell table:style-name="ce349" table:formula="of:=[.B3]-[.B2]" office:value-type="float" office:value="16" calcext:value-type="float">
            <text:p>16</text:p>
          </table:table-cell>
          <table:table-cell table:style-name="ce352" table:formula="of:=[.C$1:.C$1048576]/([.A3]-[.A2])*30.4375" office:value-type="float" office:value="0.0119333496691987" calcext:value-type="float">
            <text:p>0</text:p>
          </table:table-cell>
          <table:table-cell table:style-name="ce346" office:value-type="date" office:date-value="2011-10-11" calcext:value-type="date">
            <text:p>10/11/11</text:p>
          </table:table-cell>
          <table:table-cell table:style-name="ce349" office:value-type="float" office:value="515" calcext:value-type="float">
            <text:p>515</text:p>
          </table:table-cell>
          <table:table-cell table:style-name="ce349" table:formula="of:=[.F3]-[.F2]" office:value-type="float" office:value="199" calcext:value-type="float">
            <text:p>199</text:p>
          </table:table-cell>
          <table:table-cell table:style-name="ce349" table:formula="of:=[.G$1:.G$1048576]/([.E3]-[.E2])*30.4375" office:value-type="float" office:value="100.951041666667" calcext:value-type="float">
            <text:p>101</text:p>
          </table:table-cell>
          <table:table-cell table:style-name="ce349" table:formula="of:=[.B$1:.B$1048576]+[.F$1:.F$1048576]" office:value-type="float" office:value="531" calcext:value-type="float">
            <text:p>531</text:p>
          </table:table-cell>
          <table:table-cell table:style-name="ce358" table:formula="of:=[.B$1:.B$1048576]/[.I$1:.I$1048576]" office:value-type="float" office:value="0.0301318267419962" calcext:value-type="float">
            <text:p>0.030</text:p>
          </table:table-cell>
          <table:table-cell table:style-name="ce358" table:formula="of:=[.F$1:.F$1048576]/[.I$1:.I$1048576]" office:value-type="float" office:value="0.969868173258004" calcext:value-type="float">
            <text:p>0.970</text:p>
          </table:table-cell>
          <table:table-cell table:style-name="ce361" table:formula="of:=[.C$1:.C$1048576]/([.C$1:.C$1048576]+[.G$1:.G$1048576])" office:value-type="percentage" office:value="0.0744186046511628" calcext:value-type="percentage">
            <text:p>7.44%</text:p>
          </table:table-cell>
          <table:table-cell table:style-name="ce361" table:formula="of:=[.G$1:.G$1048576]/([.C$1:.C$1048576]+[.G$1:.G$1048576])" office:value-type="percentage" office:value="0.925581395348837" calcext:value-type="percentage">
            <text:p>92.56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2-01-18" calcext:value-type="date">
            <text:p>01/18/12</text:p>
          </table:table-cell>
          <table:table-cell table:style-name="ce310" office:value-type="float" office:value="34" calcext:value-type="float">
            <text:p>34</text:p>
          </table:table-cell>
          <table:table-cell table:style-name="ce349" table:formula="of:=[.B4]-[.B3]" office:value-type="float" office:value="18" calcext:value-type="float">
            <text:p>18</text:p>
          </table:table-cell>
          <table:table-cell table:style-name="ce352" table:formula="of:=[.C$1:.C$1048576]/([.A4]-[.A3])*30.4375" office:value-type="float" office:value="4.72306034482759" calcext:value-type="float">
            <text:p>5</text:p>
          </table:table-cell>
          <table:table-cell table:style-name="ce346" office:value-type="date" office:date-value="2012-01-18" calcext:value-type="date">
            <text:p>01/18/12</text:p>
          </table:table-cell>
          <table:table-cell table:style-name="ce349" office:value-type="float" office:value="708" calcext:value-type="float">
            <text:p>708</text:p>
          </table:table-cell>
          <table:table-cell table:style-name="ce349" table:formula="of:=[.F4]-[.F3]" office:value-type="float" office:value="193" calcext:value-type="float">
            <text:p>193</text:p>
          </table:table-cell>
          <table:table-cell table:style-name="ce349" table:formula="of:=[.G$1:.G$1048576]/([.E4]-[.E3])*30.4375" office:value-type="float" office:value="59.3377525252525" calcext:value-type="float">
            <text:p>59</text:p>
          </table:table-cell>
          <table:table-cell table:style-name="ce349" table:formula="of:=[.B$1:.B$1048576]+[.F$1:.F$1048576]" office:value-type="float" office:value="742" calcext:value-type="float">
            <text:p>742</text:p>
          </table:table-cell>
          <table:table-cell table:style-name="ce358" table:formula="of:=[.B$1:.B$1048576]/[.I$1:.I$1048576]" office:value-type="float" office:value="0.045822102425876" calcext:value-type="float">
            <text:p>0.046</text:p>
          </table:table-cell>
          <table:table-cell table:style-name="ce358" table:formula="of:=[.F$1:.F$1048576]/[.I$1:.I$1048576]" office:value-type="float" office:value="0.954177897574124" calcext:value-type="float">
            <text:p>0.954</text:p>
          </table:table-cell>
          <table:table-cell table:style-name="ce361" table:formula="of:=[.C$1:.C$1048576]/([.C$1:.C$1048576]+[.G$1:.G$1048576])" office:value-type="percentage" office:value="0.0853080568720379" calcext:value-type="percentage">
            <text:p>8.53%</text:p>
          </table:table-cell>
          <table:table-cell table:style-name="ce361" table:formula="of:=[.G$1:.G$1048576]/([.C$1:.C$1048576]+[.G$1:.G$1048576])" office:value-type="percentage" office:value="0.914691943127962" calcext:value-type="percentage">
            <text:p>91.47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2-04-26" calcext:value-type="date">
            <text:p>04/26/12</text:p>
          </table:table-cell>
          <table:table-cell table:style-name="ce310" office:value-type="float" office:value="49" calcext:value-type="float">
            <text:p>49</text:p>
          </table:table-cell>
          <table:table-cell table:style-name="ce349" table:formula="of:=[.B5]-[.B4]" office:value-type="float" office:value="15" calcext:value-type="float">
            <text:p>15</text:p>
          </table:table-cell>
          <table:table-cell table:style-name="ce352" table:formula="of:=[.C$1:.C$1048576]/([.A5]-[.A4])*30.4375" office:value-type="float" office:value="4.61174242424243" calcext:value-type="float">
            <text:p>5</text:p>
          </table:table-cell>
          <table:table-cell table:style-name="ce346" office:value-type="date" office:date-value="2012-05-05" calcext:value-type="date">
            <text:p>05/05/12</text:p>
          </table:table-cell>
          <table:table-cell table:style-name="ce349" office:value-type="float" office:value="915" calcext:value-type="float">
            <text:p>915</text:p>
          </table:table-cell>
          <table:table-cell table:style-name="ce349" table:formula="of:=[.F5]-[.F4]" office:value-type="float" office:value="207" calcext:value-type="float">
            <text:p>207</text:p>
          </table:table-cell>
          <table:table-cell table:style-name="ce349" table:formula="of:=[.G$1:.G$1048576]/([.E5]-[.E4])*30.4375" office:value-type="float" office:value="58.3385416666667" calcext:value-type="float">
            <text:p>58</text:p>
          </table:table-cell>
          <table:table-cell table:style-name="ce349" table:formula="of:=[.B$1:.B$1048576]+[.F$1:.F$1048576]" office:value-type="float" office:value="964" calcext:value-type="float">
            <text:p>964</text:p>
          </table:table-cell>
          <table:table-cell table:style-name="ce358" table:formula="of:=[.B$1:.B$1048576]/[.I$1:.I$1048576]" office:value-type="float" office:value="0.0508298755186722" calcext:value-type="float">
            <text:p>0.051</text:p>
          </table:table-cell>
          <table:table-cell table:style-name="ce358" table:formula="of:=[.F$1:.F$1048576]/[.I$1:.I$1048576]" office:value-type="float" office:value="0.949170124481328" calcext:value-type="float">
            <text:p>0.949</text:p>
          </table:table-cell>
          <table:table-cell table:style-name="ce361" table:formula="of:=[.C$1:.C$1048576]/([.C$1:.C$1048576]+[.G$1:.G$1048576])" office:value-type="percentage" office:value="0.0675675675675676" calcext:value-type="percentage">
            <text:p>6.76%</text:p>
          </table:table-cell>
          <table:table-cell table:style-name="ce361" table:formula="of:=[.G$1:.G$1048576]/([.C$1:.C$1048576]+[.G$1:.G$1048576])" office:value-type="percentage" office:value="0.932432432432432" calcext:value-type="percentage">
            <text:p>93.24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2-05-18" calcext:value-type="date">
            <text:p>05/18/12</text:p>
          </table:table-cell>
          <table:table-cell table:style-name="ce310" office:value-type="float" office:value="50" calcext:value-type="float">
            <text:p>50</text:p>
          </table:table-cell>
          <table:table-cell table:style-name="ce349" table:formula="of:=[.B6]-[.B5]" office:value-type="float" office:value="1" calcext:value-type="float">
            <text:p>1</text:p>
          </table:table-cell>
          <table:table-cell table:style-name="ce352" table:formula="of:=[.C$1:.C$1048576]/([.A6]-[.A5])*30.4375" office:value-type="float" office:value="1.38352272727273" calcext:value-type="float">
            <text:p>1</text:p>
          </table:table-cell>
          <table:table-cell table:style-name="ce346" office:value-type="date" office:date-value="2012-05-23" calcext:value-type="date">
            <text:p>05/23/12</text:p>
          </table:table-cell>
          <table:table-cell table:style-name="ce349" office:value-type="float" office:value="944" calcext:value-type="float">
            <text:p>944</text:p>
          </table:table-cell>
          <table:table-cell table:style-name="ce349" table:formula="of:=[.F6]-[.F5]" office:value-type="float" office:value="29" calcext:value-type="float">
            <text:p>29</text:p>
          </table:table-cell>
          <table:table-cell table:style-name="ce349" table:formula="of:=[.G$1:.G$1048576]/([.E6]-[.E5])*30.4375" office:value-type="float" office:value="49.0381944444444" calcext:value-type="float">
            <text:p>49</text:p>
          </table:table-cell>
          <table:table-cell table:style-name="ce349" table:formula="of:=[.B$1:.B$1048576]+[.F$1:.F$1048576]" office:value-type="float" office:value="994" calcext:value-type="float">
            <text:p>994</text:p>
          </table:table-cell>
          <table:table-cell table:style-name="ce358" table:formula="of:=[.B$1:.B$1048576]/[.I$1:.I$1048576]" office:value-type="float" office:value="0.0503018108651912" calcext:value-type="float">
            <text:p>0.050</text:p>
          </table:table-cell>
          <table:table-cell table:style-name="ce358" table:formula="of:=[.F$1:.F$1048576]/[.I$1:.I$1048576]" office:value-type="float" office:value="0.949698189134809" calcext:value-type="float">
            <text:p>0.950</text:p>
          </table:table-cell>
          <table:table-cell table:style-name="ce361" table:formula="of:=[.C$1:.C$1048576]/([.C$1:.C$1048576]+[.G$1:.G$1048576])" office:value-type="percentage" office:value="0.0333333333333333" calcext:value-type="percentage">
            <text:p>3.33%</text:p>
          </table:table-cell>
          <table:table-cell table:style-name="ce361" table:formula="of:=[.G$1:.G$1048576]/([.C$1:.C$1048576]+[.G$1:.G$1048576])" office:value-type="percentage" office:value="0.966666666666667" calcext:value-type="percentage">
            <text:p>96.67%</text:p>
          </table:table-cell>
          <table:table-cell table:number-columns-repeated="1011"/>
        </table:table-row>
        <table:table-row table:style-name="ro2" table:visibility="collapse">
          <table:table-cell table:style-name="ce317" office:value-type="date" office:date-value="2012-06-04" calcext:value-type="date">
            <text:p>06/04/12</text:p>
          </table:table-cell>
          <table:table-cell table:style-name="ce310" office:value-type="float" office:value="53" calcext:value-type="float">
            <text:p>53</text:p>
          </table:table-cell>
          <table:table-cell table:style-name="ce349" table:formula="of:=[.B7]-[.B6]" office:value-type="float" office:value="3" calcext:value-type="float">
            <text:p>3</text:p>
          </table:table-cell>
          <table:table-cell table:style-name="ce352" table:formula="of:=[.C$1:.C$1048576]/([.A7]-[.A6])*30.4375" office:value-type="float" office:value="5.37132352941177" calcext:value-type="float">
            <text:p>5</text:p>
          </table:table-cell>
          <table:table-cell table:style-name="ce346"/>
          <table:table-cell table:style-name="ce349"/>
          <table:table-cell table:style-name="ce349" table:formula="of:=[.F7]-[.F6]" office:value-type="float" office:value="-944" calcext:value-type="float">
            <text:p>-944</text:p>
          </table:table-cell>
          <table:table-cell table:style-name="ce349" table:formula="of:=[.G$1:.G$1048576]/([.E7]-[.E6])*30.4375" office:value-type="float" office:value="0.699917178212998" calcext:value-type="float">
            <text:p>1</text:p>
          </table:table-cell>
          <table:table-cell table:style-name="ce349" table:formula="of:=[.B$1:.B$1048576]+[.F$1:.F$1048576]" office:value-type="float" office:value="53" calcext:value-type="float">
            <text:p>53</text:p>
          </table:table-cell>
          <table:table-cell table:style-name="ce358" table:formula="of:=[.B$1:.B$1048576]/[.I$1:.I$1048576]" office:value-type="float" office:value="1" calcext:value-type="float">
            <text:p>1.000</text:p>
          </table:table-cell>
          <table:table-cell table:style-name="ce358" table:formula="of:=[.F$1:.F$1048576]/[.I$1:.I$1048576]" office:value-type="float" office:value="0" calcext:value-type="float">
            <text:p>0.000</text:p>
          </table:table-cell>
          <table:table-cell table:style-name="ce361" table:formula="of:=[.C$1:.C$1048576]/([.C$1:.C$1048576]+[.G$1:.G$1048576])" office:value-type="percentage" office:value="-0.00318809776833156" calcext:value-type="percentage">
            <text:p>-0.32%</text:p>
          </table:table-cell>
          <table:table-cell table:style-name="ce361" table:formula="of:=[.G$1:.G$1048576]/([.C$1:.C$1048576]+[.G$1:.G$1048576])" office:value-type="percentage" office:value="1.00318809776833" calcext:value-type="percentage">
            <text:p>100.32%</text:p>
          </table:table-cell>
          <table:table-cell table:number-columns-repeated="1011"/>
        </table:table-row>
        <table:table-row table:style-name="ro2" table:visibility="collapse">
          <table:table-cell table:style-name="ce317" office:value-type="date" office:date-value="2012-06-20" calcext:value-type="date">
            <text:p>06/20/12</text:p>
          </table:table-cell>
          <table:table-cell table:style-name="ce310" office:value-type="float" office:value="57" calcext:value-type="float">
            <text:p>57</text:p>
          </table:table-cell>
          <table:table-cell table:style-name="ce349" table:formula="of:=[.B8]-[.B7]" office:value-type="float" office:value="4" calcext:value-type="float">
            <text:p>4</text:p>
          </table:table-cell>
          <table:table-cell table:style-name="ce352" table:formula="of:=[.C$1:.C$1048576]/([.A8]-[.A7])*30.4375" office:value-type="float" office:value="7.609375" calcext:value-type="float">
            <text:p>8</text:p>
          </table:table-cell>
          <table:table-cell table:style-name="ce346"/>
          <table:table-cell table:style-name="ce349"/>
          <table:table-cell table:style-name="ce349" table:formula="of:=[.F8]-[.F7]" office:value-type="float" office:value="0" calcext:value-type="float">
            <text:p>0</text:p>
          </table:table-cell>
          <table:table-cell table:style-name="ce349" table:formula="of:=[.G$1:.G$1048576]/([.E8]-[.E7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57" calcext:value-type="float">
            <text:p>57</text:p>
          </table:table-cell>
          <table:table-cell table:style-name="ce358" table:formula="of:=[.B$1:.B$1048576]/[.I$1:.I$1048576]" office:value-type="float" office:value="1" calcext:value-type="float">
            <text:p>1.000</text:p>
          </table:table-cell>
          <table:table-cell table:style-name="ce358" table:formula="of:=[.F$1:.F$1048576]/[.I$1:.I$1048576]" office:value-type="float" office:value="0" calcext:value-type="float">
            <text:p>0.000</text:p>
          </table:table-cell>
          <table:table-cell table:style-name="ce361" table:formula="of:=[.C$1:.C$1048576]/([.C$1:.C$1048576]+[.G$1:.G$1048576])" office:value-type="percentage" office:value="1" calcext:value-type="percentage">
            <text:p>100.00%</text:p>
          </table:table-cell>
          <table:table-cell table:style-name="ce361"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317" office:value-type="date" office:date-value="2012-07-16" calcext:value-type="date">
            <text:p>07/16/12</text:p>
          </table:table-cell>
          <table:table-cell table:style-name="ce310" office:value-type="float" office:value="60" calcext:value-type="float">
            <text:p>60</text:p>
          </table:table-cell>
          <table:table-cell table:style-name="ce349" table:formula="of:=[.B9]-[.B8]" office:value-type="float" office:value="3" calcext:value-type="float">
            <text:p>3</text:p>
          </table:table-cell>
          <table:table-cell table:style-name="ce352" table:formula="of:=[.C$1:.C$1048576]/([.A9]-[.A8])*30.4375" office:value-type="float" office:value="3.51201923076923" calcext:value-type="float">
            <text:p>4</text:p>
          </table:table-cell>
          <table:table-cell table:style-name="ce346"/>
          <table:table-cell table:style-name="ce349"/>
          <table:table-cell table:style-name="ce349" table:formula="of:=[.F9]-[.F8]" office:value-type="float" office:value="0" calcext:value-type="float">
            <text:p>0</text:p>
          </table:table-cell>
          <table:table-cell table:style-name="ce349" table:formula="of:=[.G$1:.G$1048576]/([.E9]-[.E8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60" calcext:value-type="float">
            <text:p>60</text:p>
          </table:table-cell>
          <table:table-cell table:style-name="ce358" table:formula="of:=[.B$1:.B$1048576]/[.I$1:.I$1048576]" office:value-type="float" office:value="1" calcext:value-type="float">
            <text:p>1.000</text:p>
          </table:table-cell>
          <table:table-cell table:style-name="ce358" table:formula="of:=[.F$1:.F$1048576]/[.I$1:.I$1048576]" office:value-type="float" office:value="0" calcext:value-type="float">
            <text:p>0.000</text:p>
          </table:table-cell>
          <table:table-cell table:style-name="ce361" table:formula="of:=[.C$1:.C$1048576]/([.C$1:.C$1048576]+[.G$1:.G$1048576])" office:value-type="percentage" office:value="1" calcext:value-type="percentage">
            <text:p>100.00%</text:p>
          </table:table-cell>
          <table:table-cell table:style-name="ce361"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317" office:value-type="date" office:date-value="2012-10-22" calcext:value-type="date">
            <text:p>10/22/12</text:p>
          </table:table-cell>
          <table:table-cell table:style-name="ce310" office:value-type="float" office:value="69" calcext:value-type="float">
            <text:p>69</text:p>
          </table:table-cell>
          <table:table-cell table:style-name="ce349" table:formula="of:=[.B10]-[.B9]" office:value-type="float" office:value="9" calcext:value-type="float">
            <text:p>9</text:p>
          </table:table-cell>
          <table:table-cell table:style-name="ce352" table:formula="of:=[.C$1:.C$1048576]/([.A10]-[.A9])*30.4375" office:value-type="float" office:value="2.7952806122449" calcext:value-type="float">
            <text:p>3</text:p>
          </table:table-cell>
          <table:table-cell table:style-name="ce346"/>
          <table:table-cell table:style-name="ce349"/>
          <table:table-cell table:style-name="ce349" table:formula="of:=[.F10]-[.F9]" office:value-type="float" office:value="0" calcext:value-type="float">
            <text:p>0</text:p>
          </table:table-cell>
          <table:table-cell table:style-name="ce349" table:formula="of:=[.G$1:.G$1048576]/([.E10]-[.E9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69" calcext:value-type="float">
            <text:p>69</text:p>
          </table:table-cell>
          <table:table-cell table:style-name="ce358" table:formula="of:=[.B$1:.B$1048576]/[.I$1:.I$1048576]" office:value-type="float" office:value="1" calcext:value-type="float">
            <text:p>1.000</text:p>
          </table:table-cell>
          <table:table-cell table:style-name="ce358" table:formula="of:=[.F$1:.F$1048576]/[.I$1:.I$1048576]" office:value-type="float" office:value="0" calcext:value-type="float">
            <text:p>0.000</text:p>
          </table:table-cell>
          <table:table-cell table:style-name="ce361" table:formula="of:=[.C$1:.C$1048576]/([.C$1:.C$1048576]+[.G$1:.G$1048576])" office:value-type="percentage" office:value="1" calcext:value-type="percentage">
            <text:p>100.00%</text:p>
          </table:table-cell>
          <table:table-cell table:style-name="ce361"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3-01-01" calcext:value-type="date">
            <text:p>01/01/13</text:p>
          </table:table-cell>
          <table:table-cell table:style-name="ce310" office:value-type="float" office:value="81" calcext:value-type="float">
            <text:p>81</text:p>
          </table:table-cell>
          <table:table-cell table:style-name="ce349" table:formula="of:=[.B11]-[.B10]" office:value-type="float" office:value="12" calcext:value-type="float">
            <text:p>12</text:p>
          </table:table-cell>
          <table:table-cell table:style-name="ce352" table:formula="of:=[.C$1:.C$1048576]/([.A11]-[.A10])*30.4375" office:value-type="float" office:value="5.1443661971831" calcext:value-type="float">
            <text:p>5</text:p>
          </table:table-cell>
          <table:table-cell table:style-name="ce346" office:value-type="date" office:date-value="2013-01-10" calcext:value-type="date">
            <text:p>01/10/13</text:p>
          </table:table-cell>
          <table:table-cell table:style-name="ce349" office:value-type="float" office:value="1383" calcext:value-type="float">
            <text:p>1,383</text:p>
          </table:table-cell>
          <table:table-cell table:style-name="ce349" table:formula="of:=[.F11]-[.F10]" office:value-type="float" office:value="1383" calcext:value-type="float">
            <text:p>1,383</text:p>
          </table:table-cell>
          <table:table-cell table:style-name="ce349" table:formula="of:=[.G$1:.G$1048576]/([.E11]-[.E10])*30.4375" office:value-type="float" office:value="1.01964592820463" calcext:value-type="float">
            <text:p>1</text:p>
          </table:table-cell>
          <table:table-cell table:style-name="ce349" table:formula="of:=[.B$1:.B$1048576]+[.F$1:.F$1048576]" office:value-type="float" office:value="1464" calcext:value-type="float">
            <text:p>1,464</text:p>
          </table:table-cell>
          <table:table-cell table:style-name="ce358" table:formula="of:=[.B$1:.B$1048576]/[.I$1:.I$1048576]" office:value-type="float" office:value="0.055327868852459" calcext:value-type="float">
            <text:p>0.055</text:p>
          </table:table-cell>
          <table:table-cell table:style-name="ce358" table:formula="of:=[.F$1:.F$1048576]/[.I$1:.I$1048576]" office:value-type="float" office:value="0.944672131147541" calcext:value-type="float">
            <text:p>0.945</text:p>
          </table:table-cell>
          <table:table-cell table:style-name="ce361" table:formula="of:=[.C$1:.C$1048576]/([.C$1:.C$1048576]+[.G$1:.G$1048576])" office:value-type="percentage" office:value="0.00860215053763441" calcext:value-type="percentage">
            <text:p>0.86%</text:p>
          </table:table-cell>
          <table:table-cell table:style-name="ce361" table:formula="of:=[.G$1:.G$1048576]/([.C$1:.C$1048576]+[.G$1:.G$1048576])" office:value-type="percentage" office:value="0.991397849462366" calcext:value-type="percentage">
            <text:p>99.14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3-04-04" calcext:value-type="date">
            <text:p>04/04/13</text:p>
          </table:table-cell>
          <table:table-cell table:style-name="ce310" office:value-type="float" office:value="93" calcext:value-type="float">
            <text:p>93</text:p>
          </table:table-cell>
          <table:table-cell table:style-name="ce349" table:formula="of:=[.B12]-[.B11]" office:value-type="float" office:value="12" calcext:value-type="float">
            <text:p>12</text:p>
          </table:table-cell>
          <table:table-cell table:style-name="ce352" table:formula="of:=[.C$1:.C$1048576]/([.A12]-[.A11])*30.4375" office:value-type="float" office:value="3.92741935483871" calcext:value-type="float">
            <text:p>4</text:p>
          </table:table-cell>
          <table:table-cell table:style-name="ce346" office:value-type="date" office:date-value="2013-04-04" calcext:value-type="date">
            <text:p>04/04/13</text:p>
          </table:table-cell>
          <table:table-cell table:style-name="ce349" office:value-type="float" office:value="1542" calcext:value-type="float">
            <text:p>1,542</text:p>
          </table:table-cell>
          <table:table-cell table:style-name="ce349" table:formula="of:=[.F12]-[.F11]" office:value-type="float" office:value="159" calcext:value-type="float">
            <text:p>159</text:p>
          </table:table-cell>
          <table:table-cell table:style-name="ce349" table:formula="of:=[.G$1:.G$1048576]/([.E12]-[.E11])*30.4375" office:value-type="float" office:value="57.6138392857143" calcext:value-type="float">
            <text:p>58</text:p>
          </table:table-cell>
          <table:table-cell table:style-name="ce349" table:formula="of:=[.B$1:.B$1048576]+[.F$1:.F$1048576]" office:value-type="float" office:value="1635" calcext:value-type="float">
            <text:p>1,635</text:p>
          </table:table-cell>
          <table:table-cell table:style-name="ce358" table:formula="of:=[.B$1:.B$1048576]/[.I$1:.I$1048576]" office:value-type="float" office:value="0.0568807339449541" calcext:value-type="float">
            <text:p>0.057</text:p>
          </table:table-cell>
          <table:table-cell table:style-name="ce358" table:formula="of:=[.F$1:.F$1048576]/[.I$1:.I$1048576]" office:value-type="float" office:value="0.943119266055046" calcext:value-type="float">
            <text:p>0.943</text:p>
          </table:table-cell>
          <table:table-cell table:style-name="ce361" table:formula="of:=[.C$1:.C$1048576]/([.C$1:.C$1048576]+[.G$1:.G$1048576])" office:value-type="percentage" office:value="0.0701754385964912" calcext:value-type="percentage">
            <text:p>7.02%</text:p>
          </table:table-cell>
          <table:table-cell table:style-name="ce361" table:formula="of:=[.G$1:.G$1048576]/([.C$1:.C$1048576]+[.G$1:.G$1048576])" office:value-type="percentage" office:value="0.929824561403509" calcext:value-type="percentage">
            <text:p>92.9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3-06-23" calcext:value-type="date">
            <text:p>06/23/13</text:p>
          </table:table-cell>
          <table:table-cell table:style-name="ce310" office:value-type="float" office:value="102" calcext:value-type="float">
            <text:p>102</text:p>
          </table:table-cell>
          <table:table-cell table:style-name="ce349" table:formula="of:=[.B13]-[.B12]" office:value-type="float" office:value="9" calcext:value-type="float">
            <text:p>9</text:p>
          </table:table-cell>
          <table:table-cell table:style-name="ce352" table:formula="of:=[.C$1:.C$1048576]/([.A13]-[.A12])*30.4375" office:value-type="float" office:value="3.42421875" calcext:value-type="float">
            <text:p>3</text:p>
          </table:table-cell>
          <table:table-cell table:style-name="ce346" office:value-type="date" office:date-value="2013-07-03" calcext:value-type="date">
            <text:p>07/03/13</text:p>
          </table:table-cell>
          <table:table-cell table:style-name="ce349" office:value-type="float" office:value="1714" calcext:value-type="float">
            <text:p>1,714</text:p>
          </table:table-cell>
          <table:table-cell table:style-name="ce349" table:formula="of:=[.F13]-[.F12]" office:value-type="float" office:value="172" calcext:value-type="float">
            <text:p>172</text:p>
          </table:table-cell>
          <table:table-cell table:style-name="ce349" table:formula="of:=[.G$1:.G$1048576]/([.E13]-[.E12])*30.4375" office:value-type="float" office:value="58.1694444444444" calcext:value-type="float">
            <text:p>58</text:p>
          </table:table-cell>
          <table:table-cell table:style-name="ce349" table:formula="of:=[.B$1:.B$1048576]+[.F$1:.F$1048576]" office:value-type="float" office:value="1816" calcext:value-type="float">
            <text:p>1,816</text:p>
          </table:table-cell>
          <table:table-cell table:style-name="ce358" table:formula="of:=[.B$1:.B$1048576]/[.I$1:.I$1048576]" office:value-type="float" office:value="0.0561674008810573" calcext:value-type="float">
            <text:p>0.056</text:p>
          </table:table-cell>
          <table:table-cell table:style-name="ce358" table:formula="of:=[.F$1:.F$1048576]/[.I$1:.I$1048576]" office:value-type="float" office:value="0.943832599118943" calcext:value-type="float">
            <text:p>0.944</text:p>
          </table:table-cell>
          <table:table-cell table:style-name="ce361" table:formula="of:=[.C$1:.C$1048576]/([.C$1:.C$1048576]+[.G$1:.G$1048576])" office:value-type="percentage" office:value="0.0497237569060773" calcext:value-type="percentage">
            <text:p>4.97%</text:p>
          </table:table-cell>
          <table:table-cell table:style-name="ce361" table:formula="of:=[.G$1:.G$1048576]/([.C$1:.C$1048576]+[.G$1:.G$1048576])" office:value-type="percentage" office:value="0.950276243093923" calcext:value-type="percentage">
            <text:p>95.0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3-10-09" calcext:value-type="date">
            <text:p>10/09/13</text:p>
          </table:table-cell>
          <table:table-cell table:style-name="ce310" office:value-type="float" office:value="118" calcext:value-type="float">
            <text:p>118</text:p>
          </table:table-cell>
          <table:table-cell table:style-name="ce349" table:formula="of:=[.B14]-[.B13]" office:value-type="float" office:value="16" calcext:value-type="float">
            <text:p>16</text:p>
          </table:table-cell>
          <table:table-cell table:style-name="ce352" table:formula="of:=[.C$1:.C$1048576]/([.A14]-[.A13])*30.4375" office:value-type="float" office:value="4.50925925925926" calcext:value-type="float">
            <text:p>5</text:p>
          </table:table-cell>
          <table:table-cell table:style-name="ce346" office:value-type="date" office:date-value="2013-10-10" calcext:value-type="date">
            <text:p>10/10/13</text:p>
          </table:table-cell>
          <table:table-cell table:style-name="ce349" office:value-type="float" office:value="1900" calcext:value-type="float">
            <text:p>1,900</text:p>
          </table:table-cell>
          <table:table-cell table:style-name="ce349" table:formula="of:=[.F14]-[.F13]" office:value-type="float" office:value="186" calcext:value-type="float">
            <text:p>186</text:p>
          </table:table-cell>
          <table:table-cell table:style-name="ce349" table:formula="of:=[.G$1:.G$1048576]/([.E14]-[.E13])*30.4375" office:value-type="float" office:value="57.1856060606061" calcext:value-type="float">
            <text:p>57</text:p>
          </table:table-cell>
          <table:table-cell table:style-name="ce349" table:formula="of:=[.B$1:.B$1048576]+[.F$1:.F$1048576]" office:value-type="float" office:value="2018" calcext:value-type="float">
            <text:p>2,018</text:p>
          </table:table-cell>
          <table:table-cell table:style-name="ce358" table:formula="of:=[.B$1:.B$1048576]/[.I$1:.I$1048576]" office:value-type="float" office:value="0.0584737363726462" calcext:value-type="float">
            <text:p>0.058</text:p>
          </table:table-cell>
          <table:table-cell table:style-name="ce358" table:formula="of:=[.F$1:.F$1048576]/[.I$1:.I$1048576]" office:value-type="float" office:value="0.941526263627354" calcext:value-type="float">
            <text:p>0.942</text:p>
          </table:table-cell>
          <table:table-cell table:style-name="ce361" table:formula="of:=[.C$1:.C$1048576]/([.C$1:.C$1048576]+[.G$1:.G$1048576])" office:value-type="percentage" office:value="0.0792079207920792" calcext:value-type="percentage">
            <text:p>7.92%</text:p>
          </table:table-cell>
          <table:table-cell table:style-name="ce361" table:formula="of:=[.G$1:.G$1048576]/([.C$1:.C$1048576]+[.G$1:.G$1048576])" office:value-type="percentage" office:value="0.920792079207921" calcext:value-type="percentage">
            <text:p>92.0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4-01-22" calcext:value-type="date">
            <text:p>01/22/14</text:p>
          </table:table-cell>
          <table:table-cell table:style-name="ce310" office:value-type="float" office:value="160" calcext:value-type="float">
            <text:p>160</text:p>
          </table:table-cell>
          <table:table-cell table:style-name="ce349" table:formula="of:=[.B15]-[.B14]" office:value-type="float" office:value="42" calcext:value-type="float">
            <text:p>42</text:p>
          </table:table-cell>
          <table:table-cell table:style-name="ce352" table:formula="of:=[.C$1:.C$1048576]/([.A15]-[.A14])*30.4375" office:value-type="float" office:value="12.175" calcext:value-type="float">
            <text:p>12</text:p>
          </table:table-cell>
          <table:table-cell table:style-name="ce346" office:value-type="date" office:date-value="2014-01-22" calcext:value-type="date">
            <text:p>01/22/14</text:p>
          </table:table-cell>
          <table:table-cell table:style-name="ce349" office:value-type="float" office:value="2000" calcext:value-type="float">
            <text:p>2,000</text:p>
          </table:table-cell>
          <table:table-cell table:style-name="ce349" table:formula="of:=[.F15]-[.F14]" office:value-type="float" office:value="100" calcext:value-type="float">
            <text:p>100</text:p>
          </table:table-cell>
          <table:table-cell table:style-name="ce349" table:formula="of:=[.G$1:.G$1048576]/([.E15]-[.E14])*30.4375" office:value-type="float" office:value="29.2668269230769" calcext:value-type="float">
            <text:p>29</text:p>
          </table:table-cell>
          <table:table-cell table:style-name="ce349" table:formula="of:=[.B$1:.B$1048576]+[.F$1:.F$1048576]" office:value-type="float" office:value="2160" calcext:value-type="float">
            <text:p>2,160</text:p>
          </table:table-cell>
          <table:table-cell table:style-name="ce358" table:formula="of:=[.B$1:.B$1048576]/[.I$1:.I$1048576]" office:value-type="float" office:value="0.0740740740740741" calcext:value-type="float">
            <text:p>0.074</text:p>
          </table:table-cell>
          <table:table-cell table:style-name="ce358" table:formula="of:=[.F$1:.F$1048576]/[.I$1:.I$1048576]" office:value-type="float" office:value="0.925925925925926" calcext:value-type="float">
            <text:p>0.926</text:p>
          </table:table-cell>
          <table:table-cell table:style-name="ce361" table:formula="of:=[.C$1:.C$1048576]/([.C$1:.C$1048576]+[.G$1:.G$1048576])" office:value-type="percentage" office:value="0.295774647887324" calcext:value-type="percentage">
            <text:p>29.58%</text:p>
          </table:table-cell>
          <table:table-cell table:style-name="ce361" table:formula="of:=[.G$1:.G$1048576]/([.C$1:.C$1048576]+[.G$1:.G$1048576])" office:value-type="percentage" office:value="0.704225352112676" calcext:value-type="percentage">
            <text:p>70.42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4-04-04" calcext:value-type="date">
            <text:p>04/04/14</text:p>
          </table:table-cell>
          <table:table-cell table:style-name="ce310" office:value-type="float" office:value="190" calcext:value-type="float">
            <text:p>190</text:p>
          </table:table-cell>
          <table:table-cell table:style-name="ce349" table:formula="of:=[.B16]-[.B15]" office:value-type="float" office:value="30" calcext:value-type="float">
            <text:p>30</text:p>
          </table:table-cell>
          <table:table-cell table:style-name="ce352" table:formula="of:=[.C$1:.C$1048576]/([.A16]-[.A15])*30.4375" office:value-type="float" office:value="12.6822916666667" calcext:value-type="float">
            <text:p>13</text:p>
          </table:table-cell>
          <table:table-cell table:style-name="ce346" office:value-type="date" office:date-value="2014-04-07" calcext:value-type="date">
            <text:p>04/07/14</text:p>
          </table:table-cell>
          <table:table-cell table:style-name="ce349" office:value-type="float" office:value="2200" calcext:value-type="float">
            <text:p>2,200</text:p>
          </table:table-cell>
          <table:table-cell table:style-name="ce349" table:formula="of:=[.F16]-[.F15]" office:value-type="float" office:value="200" calcext:value-type="float">
            <text:p>200</text:p>
          </table:table-cell>
          <table:table-cell table:style-name="ce349" table:formula="of:=[.G$1:.G$1048576]/([.E16]-[.E15])*30.4375" office:value-type="float" office:value="81.1666666666667" calcext:value-type="float">
            <text:p>81</text:p>
          </table:table-cell>
          <table:table-cell table:style-name="ce349" table:formula="of:=[.B$1:.B$1048576]+[.F$1:.F$1048576]" office:value-type="float" office:value="2390" calcext:value-type="float">
            <text:p>2,390</text:p>
          </table:table-cell>
          <table:table-cell table:style-name="ce358" table:formula="of:=[.B$1:.B$1048576]/[.I$1:.I$1048576]" office:value-type="float" office:value="0.0794979079497908" calcext:value-type="float">
            <text:p>0.079</text:p>
          </table:table-cell>
          <table:table-cell table:style-name="ce358" table:formula="of:=[.F$1:.F$1048576]/[.I$1:.I$1048576]" office:value-type="float" office:value="0.920502092050209" calcext:value-type="float">
            <text:p>0.921</text:p>
          </table:table-cell>
          <table:table-cell table:style-name="ce361" table:formula="of:=[.C$1:.C$1048576]/([.C$1:.C$1048576]+[.G$1:.G$1048576])" office:value-type="percentage" office:value="0.130434782608696" calcext:value-type="percentage">
            <text:p>13.04%</text:p>
          </table:table-cell>
          <table:table-cell table:style-name="ce361" table:formula="of:=[.G$1:.G$1048576]/([.C$1:.C$1048576]+[.G$1:.G$1048576])" office:value-type="percentage" office:value="0.869565217391304" calcext:value-type="percentage">
            <text:p>86.96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4-07-05" calcext:value-type="date">
            <text:p>07/05/14</text:p>
          </table:table-cell>
          <table:table-cell table:style-name="ce310" office:value-type="float" office:value="265" calcext:value-type="float">
            <text:p>265</text:p>
          </table:table-cell>
          <table:table-cell table:style-name="ce349" table:formula="of:=[.B17]-[.B16]" office:value-type="float" office:value="75" calcext:value-type="float">
            <text:p>75</text:p>
          </table:table-cell>
          <table:table-cell table:style-name="ce352" table:formula="of:=[.C$1:.C$1048576]/([.A17]-[.A16])*30.4375" office:value-type="float" office:value="24.8131793478261" calcext:value-type="float">
            <text:p>25</text:p>
          </table:table-cell>
          <table:table-cell table:style-name="ce346" office:value-type="date" office:date-value="2014-07-03" calcext:value-type="date">
            <text:p>07/03/14</text:p>
          </table:table-cell>
          <table:table-cell table:style-name="ce349" office:value-type="float" office:value="2400" calcext:value-type="float">
            <text:p>2,400</text:p>
          </table:table-cell>
          <table:table-cell table:style-name="ce349" table:formula="of:=[.F17]-[.F16]" office:value-type="float" office:value="200" calcext:value-type="float">
            <text:p>200</text:p>
          </table:table-cell>
          <table:table-cell table:style-name="ce349" table:formula="of:=[.G$1:.G$1048576]/([.E17]-[.E16])*30.4375" office:value-type="float" office:value="69.9712643678161" calcext:value-type="float">
            <text:p>70</text:p>
          </table:table-cell>
          <table:table-cell table:style-name="ce349" table:formula="of:=[.B$1:.B$1048576]+[.F$1:.F$1048576]" office:value-type="float" office:value="2665" calcext:value-type="float">
            <text:p>2,665</text:p>
          </table:table-cell>
          <table:table-cell table:style-name="ce358" table:formula="of:=[.B$1:.B$1048576]/[.I$1:.I$1048576]" office:value-type="float" office:value="0.099437148217636" calcext:value-type="float">
            <text:p>0.099</text:p>
          </table:table-cell>
          <table:table-cell table:style-name="ce358" table:formula="of:=[.F$1:.F$1048576]/[.I$1:.I$1048576]" office:value-type="float" office:value="0.900562851782364" calcext:value-type="float">
            <text:p>0.901</text:p>
          </table:table-cell>
          <table:table-cell table:style-name="ce361" table:formula="of:=[.C$1:.C$1048576]/([.C$1:.C$1048576]+[.G$1:.G$1048576])" office:value-type="percentage" office:value="0.272727272727273" calcext:value-type="percentage">
            <text:p>27.27%</text:p>
          </table:table-cell>
          <table:table-cell table:style-name="ce361" table:formula="of:=[.G$1:.G$1048576]/([.C$1:.C$1048576]+[.G$1:.G$1048576])" office:value-type="percentage" office:value="0.727272727272727" calcext:value-type="percentage">
            <text:p>72.7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4-10-04" calcext:value-type="date">
            <text:p>10/04/14</text:p>
          </table:table-cell>
          <table:table-cell table:style-name="ce310" office:value-type="float" office:value="346" calcext:value-type="float">
            <text:p>346</text:p>
          </table:table-cell>
          <table:table-cell table:style-name="ce349" table:formula="of:=[.B18]-[.B17]" office:value-type="float" office:value="81" calcext:value-type="float">
            <text:p>81</text:p>
          </table:table-cell>
          <table:table-cell table:style-name="ce352" table:formula="of:=[.C$1:.C$1048576]/([.A18]-[.A17])*30.4375" office:value-type="float" office:value="27.0927197802198" calcext:value-type="float">
            <text:p>27</text:p>
          </table:table-cell>
          <table:table-cell table:style-name="ce346" office:value-type="date" office:date-value="2014-10-04" calcext:value-type="date">
            <text:p>10/04/14</text:p>
          </table:table-cell>
          <table:table-cell table:style-name="ce349" office:value-type="float" office:value="2600" calcext:value-type="float">
            <text:p>2,600</text:p>
          </table:table-cell>
          <table:table-cell table:style-name="ce349" table:formula="of:=[.F18]-[.F17]" office:value-type="float" office:value="200" calcext:value-type="float">
            <text:p>200</text:p>
          </table:table-cell>
          <table:table-cell table:style-name="ce349" table:formula="of:=[.G$1:.G$1048576]/([.E18]-[.E17])*30.4375" office:value-type="float" office:value="65.4569892473118" calcext:value-type="float">
            <text:p>65</text:p>
          </table:table-cell>
          <table:table-cell table:style-name="ce349" table:formula="of:=[.B$1:.B$1048576]+[.F$1:.F$1048576]" office:value-type="float" office:value="2946" calcext:value-type="float">
            <text:p>2,946</text:p>
          </table:table-cell>
          <table:table-cell table:style-name="ce358" table:formula="of:=[.B$1:.B$1048576]/[.I$1:.I$1048576]" office:value-type="float" office:value="0.11744738628649" calcext:value-type="float">
            <text:p>0.117</text:p>
          </table:table-cell>
          <table:table-cell table:style-name="ce358" table:formula="of:=[.F$1:.F$1048576]/[.I$1:.I$1048576]" office:value-type="float" office:value="0.88255261371351" calcext:value-type="float">
            <text:p>0.883</text:p>
          </table:table-cell>
          <table:table-cell table:style-name="ce361" table:formula="of:=[.C$1:.C$1048576]/([.C$1:.C$1048576]+[.G$1:.G$1048576])" office:value-type="percentage" office:value="0.288256227758007" calcext:value-type="percentage">
            <text:p>28.83%</text:p>
          </table:table-cell>
          <table:table-cell table:style-name="ce361" table:formula="of:=[.G$1:.G$1048576]/([.C$1:.C$1048576]+[.G$1:.G$1048576])" office:value-type="percentage" office:value="0.711743772241993" calcext:value-type="percentage">
            <text:p>71.17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5-01-07" calcext:value-type="date">
            <text:p>01/07/15</text:p>
          </table:table-cell>
          <table:table-cell table:style-name="ce310" office:value-type="float" office:value="421" calcext:value-type="float">
            <text:p>421</text:p>
          </table:table-cell>
          <table:table-cell table:style-name="ce349" table:formula="of:=[.B19]-[.B18]" office:value-type="float" office:value="75" calcext:value-type="float">
            <text:p>75</text:p>
          </table:table-cell>
          <table:table-cell table:style-name="ce352" table:formula="of:=[.C$1:.C$1048576]/([.A19]-[.A18])*30.4375" office:value-type="float" office:value="24.0296052631579" calcext:value-type="float">
            <text:p>24</text:p>
          </table:table-cell>
          <table:table-cell table:style-name="ce346" office:value-type="date" office:date-value="2015-01-09" calcext:value-type="date">
            <text:p>01/09/15</text:p>
          </table:table-cell>
          <table:table-cell table:style-name="ce349" office:value-type="float" office:value="2800" calcext:value-type="float">
            <text:p>2,800</text:p>
          </table:table-cell>
          <table:table-cell table:style-name="ce349" table:formula="of:=[.F19]-[.F18]" office:value-type="float" office:value="200" calcext:value-type="float">
            <text:p>200</text:p>
          </table:table-cell>
          <table:table-cell table:style-name="ce349" table:formula="of:=[.G$1:.G$1048576]/([.E19]-[.E18])*30.4375" office:value-type="float" office:value="62.7577319587629" calcext:value-type="float">
            <text:p>63</text:p>
          </table:table-cell>
          <table:table-cell table:style-name="ce349" table:formula="of:=[.B$1:.B$1048576]+[.F$1:.F$1048576]" office:value-type="float" office:value="3221" calcext:value-type="float">
            <text:p>3,221</text:p>
          </table:table-cell>
          <table:table-cell table:style-name="ce358" table:formula="of:=[.B$1:.B$1048576]/[.I$1:.I$1048576]" office:value-type="float" office:value="0.130704750077616" calcext:value-type="float">
            <text:p>0.131</text:p>
          </table:table-cell>
          <table:table-cell table:style-name="ce358" table:formula="of:=[.F$1:.F$1048576]/[.I$1:.I$1048576]" office:value-type="float" office:value="0.869295249922384" calcext:value-type="float">
            <text:p>0.869</text:p>
          </table:table-cell>
          <table:table-cell table:style-name="ce361" table:formula="of:=[.C$1:.C$1048576]/([.C$1:.C$1048576]+[.G$1:.G$1048576])" office:value-type="percentage" office:value="0.272727272727273" calcext:value-type="percentage">
            <text:p>27.27%</text:p>
          </table:table-cell>
          <table:table-cell table:style-name="ce361" table:formula="of:=[.G$1:.G$1048576]/([.C$1:.C$1048576]+[.G$1:.G$1048576])" office:value-type="percentage" office:value="0.727272727272727" calcext:value-type="percentage">
            <text:p>72.7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5-06-23" calcext:value-type="date">
            <text:p>06/23/15</text:p>
          </table:table-cell>
          <table:table-cell table:style-name="ce310" office:value-type="float" office:value="538" calcext:value-type="float">
            <text:p>538</text:p>
          </table:table-cell>
          <table:table-cell table:style-name="ce349" table:formula="of:=[.B20]-[.B19]" office:value-type="float" office:value="117" calcext:value-type="float">
            <text:p>117</text:p>
          </table:table-cell>
          <table:table-cell table:style-name="ce352" table:formula="of:=[.C$1:.C$1048576]/([.A20]-[.A19])*30.4375" office:value-type="float" office:value="21.3244760479042" calcext:value-type="float">
            <text:p>21</text:p>
          </table:table-cell>
          <table:table-cell table:style-name="ce346" office:value-type="date" office:date-value="2015-06-23" calcext:value-type="date">
            <text:p>06/23/15</text:p>
          </table:table-cell>
          <table:table-cell table:style-name="ce349" office:value-type="float" office:value="3000" calcext:value-type="float">
            <text:p>3,000</text:p>
          </table:table-cell>
          <table:table-cell table:style-name="ce349" table:formula="of:=[.F20]-[.F19]" office:value-type="float" office:value="200" calcext:value-type="float">
            <text:p>200</text:p>
          </table:table-cell>
          <table:table-cell table:style-name="ce349" table:formula="of:=[.G$1:.G$1048576]/([.E20]-[.E19])*30.4375" office:value-type="float" office:value="36.8939393939394" calcext:value-type="float">
            <text:p>37</text:p>
          </table:table-cell>
          <table:table-cell table:style-name="ce349" table:formula="of:=[.B$1:.B$1048576]+[.F$1:.F$1048576]" office:value-type="float" office:value="3538" calcext:value-type="float">
            <text:p>3,538</text:p>
          </table:table-cell>
          <table:table-cell table:style-name="ce358" table:formula="of:=[.B$1:.B$1048576]/[.I$1:.I$1048576]" office:value-type="float" office:value="0.152063312605992" calcext:value-type="float">
            <text:p>0.152</text:p>
          </table:table-cell>
          <table:table-cell table:style-name="ce358" table:formula="of:=[.F$1:.F$1048576]/[.I$1:.I$1048576]" office:value-type="float" office:value="0.847936687394008" calcext:value-type="float">
            <text:p>0.848</text:p>
          </table:table-cell>
          <table:table-cell table:style-name="ce361" table:formula="of:=[.C$1:.C$1048576]/([.C$1:.C$1048576]+[.G$1:.G$1048576])" office:value-type="percentage" office:value="0.369085173501577" calcext:value-type="percentage">
            <text:p>36.91%</text:p>
          </table:table-cell>
          <table:table-cell table:style-name="ce361" table:formula="of:=[.G$1:.G$1048576]/([.C$1:.C$1048576]+[.G$1:.G$1048576])" office:value-type="percentage" office:value="0.630914826498423" calcext:value-type="percentage">
            <text:p>63.09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5-10-03" calcext:value-type="date">
            <text:p>10/03/15</text:p>
          </table:table-cell>
          <table:table-cell table:style-name="ce310" office:value-type="float" office:value="639" calcext:value-type="float">
            <text:p>639</text:p>
          </table:table-cell>
          <table:table-cell table:style-name="ce349" table:formula="of:=[.B21]-[.B20]" office:value-type="float" office:value="101" calcext:value-type="float">
            <text:p>101</text:p>
          </table:table-cell>
          <table:table-cell table:style-name="ce352" table:formula="of:=[.C$1:.C$1048576]/([.A21]-[.A20])*30.4375" office:value-type="float" office:value="30.1390931372549" calcext:value-type="float">
            <text:p>30</text:p>
          </table:table-cell>
          <table:table-cell table:style-name="ce346" office:value-type="date" office:date-value="2015-10-15" calcext:value-type="date">
            <text:p>10/15/15</text:p>
          </table:table-cell>
          <table:table-cell table:style-name="ce349" office:value-type="float" office:value="3200" calcext:value-type="float">
            <text:p>3,200</text:p>
          </table:table-cell>
          <table:table-cell table:style-name="ce349" table:formula="of:=[.F21]-[.F20]" office:value-type="float" office:value="200" calcext:value-type="float">
            <text:p>200</text:p>
          </table:table-cell>
          <table:table-cell table:style-name="ce349" table:formula="of:=[.G$1:.G$1048576]/([.E21]-[.E20])*30.4375" office:value-type="float" office:value="53.3991228070175" calcext:value-type="float">
            <text:p>53</text:p>
          </table:table-cell>
          <table:table-cell table:style-name="ce349" table:formula="of:=[.B$1:.B$1048576]+[.F$1:.F$1048576]" office:value-type="float" office:value="3839" calcext:value-type="float">
            <text:p>3,839</text:p>
          </table:table-cell>
          <table:table-cell table:style-name="ce358" table:formula="of:=[.B$1:.B$1048576]/[.I$1:.I$1048576]" office:value-type="float" office:value="0.166449596249023" calcext:value-type="float">
            <text:p>0.166</text:p>
          </table:table-cell>
          <table:table-cell table:style-name="ce358" table:formula="of:=[.F$1:.F$1048576]/[.I$1:.I$1048576]" office:value-type="float" office:value="0.833550403750977" calcext:value-type="float">
            <text:p>0.834</text:p>
          </table:table-cell>
          <table:table-cell table:style-name="ce361" table:formula="of:=[.C$1:.C$1048576]/([.C$1:.C$1048576]+[.G$1:.G$1048576])" office:value-type="percentage" office:value="0.335548172757475" calcext:value-type="percentage">
            <text:p>33.55%</text:p>
          </table:table-cell>
          <table:table-cell table:style-name="ce361" table:formula="of:=[.G$1:.G$1048576]/([.C$1:.C$1048576]+[.G$1:.G$1048576])" office:value-type="percentage" office:value="0.664451827242525" calcext:value-type="percentage">
            <text:p>66.45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6-01-07" calcext:value-type="date">
            <text:p>01/07/16</text:p>
          </table:table-cell>
          <table:table-cell table:style-name="ce310" office:value-type="float" office:value="732" calcext:value-type="float">
            <text:p>732</text:p>
          </table:table-cell>
          <table:table-cell table:style-name="ce349" table:formula="of:=[.B22]-[.B21]" office:value-type="float" office:value="93" calcext:value-type="float">
            <text:p>93</text:p>
          </table:table-cell>
          <table:table-cell table:style-name="ce352" table:formula="of:=[.C$1:.C$1048576]/([.A22]-[.A21])*30.4375" office:value-type="float" office:value="29.486328125" calcext:value-type="float">
            <text:p>29</text:p>
          </table:table-cell>
          <table:table-cell table:style-name="ce346" office:value-type="date" office:date-value="2016-01-05" calcext:value-type="date">
            <text:p>01/05/16</text:p>
          </table:table-cell>
          <table:table-cell table:style-name="ce349" office:value-type="float" office:value="3200" calcext:value-type="float">
            <text:p>3,2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6-04-06" calcext:value-type="date">
            <text:p>04/06/16</text:p>
          </table:table-cell>
          <table:table-cell table:style-name="ce310" office:value-type="float" office:value="796" calcext:value-type="float">
            <text:p>796</text:p>
          </table:table-cell>
          <table:table-cell table:style-name="ce349" table:formula="of:=[.B23]-[.B22]" office:value-type="float" office:value="64" calcext:value-type="float">
            <text:p>64</text:p>
          </table:table-cell>
          <table:table-cell table:style-name="ce352" table:formula="of:=[.C$1:.C$1048576]/([.A23]-[.A22])*30.4375" office:value-type="float" office:value="21.6444444444444" calcext:value-type="float">
            <text:p>22</text:p>
          </table:table-cell>
          <table:table-cell table:style-name="ce346" office:value-type="date" office:date-value="2016-04-06" calcext:value-type="date">
            <text:p>04/06/16</text:p>
          </table:table-cell>
          <table:table-cell table:style-name="ce349" office:value-type="float" office:value="3200" calcext:value-type="float">
            <text:p>3,2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32" office:value-type="date" office:date-value="2016-07-04" calcext:value-type="date">
            <text:p>07/04/16</text:p>
          </table:table-cell>
          <table:table-cell table:style-name="ce350" office:value-type="float" office:value="888" calcext:value-type="float">
            <text:p>888</text:p>
          </table:table-cell>
          <table:table-cell table:style-name="ce350" table:formula="of:=[.B24]-[.B23]" office:value-type="float" office:value="92" calcext:value-type="float">
            <text:p>92</text:p>
          </table:table-cell>
          <table:table-cell table:style-name="ce353" table:formula="of:=[.C$1:.C$1048576]/([.A24]-[.A23])*30.4375" office:value-type="float" office:value="31.4634831460674" calcext:value-type="float">
            <text:p>31</text:p>
          </table:table-cell>
          <table:table-cell table:style-name="ce332" office:value-type="date" office:date-value="2016-07-08" calcext:value-type="date">
            <text:p>07/08/16</text:p>
          </table:table-cell>
          <table:table-cell table:style-name="ce350" office:value-type="float" office:value="3300" calcext:value-type="float">
            <text:p>3,300</text:p>
          </table:table-cell>
          <table:table-cell table:style-name="ce350" table:formula="of:=[.F24]-[.F23]" office:value-type="float" office:value="100" calcext:value-type="float">
            <text:p>100</text:p>
          </table:table-cell>
          <table:table-cell table:style-name="ce350" table:formula="of:=[.G$1:.G$1048576]/([.E24]-[.E23])*30.4375" office:value-type="float" office:value="32.7284946236559" calcext:value-type="float">
            <text:p>33</text:p>
          </table:table-cell>
          <table:table-cell table:style-name="ce350" table:formula="of:=[.B$1:.B$1048576]+[.F$1:.F$1048576]" office:value-type="float" office:value="4188" calcext:value-type="float">
            <text:p>4,188</text:p>
          </table:table-cell>
          <table:table-cell table:style-name="ce359" table:formula="of:=[.B$1:.B$1048576]/[.I$1:.I$1048576]" office:value-type="float" office:value="0.212034383954155" calcext:value-type="float">
            <text:p>0.212</text:p>
          </table:table-cell>
          <table:table-cell table:style-name="ce359" table:formula="of:=[.F$1:.F$1048576]/[.I$1:.I$1048576]" office:value-type="float" office:value="0.787965616045845" calcext:value-type="float">
            <text:p>0.788</text:p>
          </table:table-cell>
          <table:table-cell table:style-name="ce362" table:formula="of:=[.C$1:.C$1048576]/([.C$1:.C$1048576]+[.G$1:.G$1048576])" office:value-type="percentage" office:value="0.479166666666667" calcext:value-type="percentage">
            <text:p>47.92%</text:p>
          </table:table-cell>
          <table:table-cell table:style-name="ce362" table:formula="of:=[.G$1:.G$1048576]/([.C$1:.C$1048576]+[.G$1:.G$1048576])" office:value-type="percentage" office:value="0.520833333333333" calcext:value-type="percentage">
            <text:p>52.08%</text:p>
          </table:table-cell>
          <table:table-cell table:style-name="ce363" table:number-columns-repeated="1011"/>
        </table:table-row>
        <table:table-row table:style-name="ro2">
          <table:table-cell table:style-name="ce317" office:value-type="date" office:date-value="2016-10-01" calcext:value-type="date">
            <text:p>10/01/16</text:p>
          </table:table-cell>
          <table:table-cell table:style-name="ce310" office:value-type="float" office:value="969" calcext:value-type="float">
            <text:p>969</text:p>
          </table:table-cell>
          <table:table-cell table:style-name="ce349" table:formula="of:=[.B25]-[.B24]" office:value-type="float" office:value="81" calcext:value-type="float">
            <text:p>81</text:p>
          </table:table-cell>
          <table:table-cell table:style-name="ce352" table:formula="of:=[.C$1:.C$1048576]/([.A25]-[.A24])*30.4375" office:value-type="float" office:value="27.7015449438202" calcext:value-type="float">
            <text:p>28</text:p>
          </table:table-cell>
          <table:table-cell table:style-name="ce346" office:value-type="date" office:date-value="2016-09-23" calcext:value-type="date">
            <text:p>09/23/16</text:p>
          </table:table-cell>
          <table:table-cell table:style-name="ce349" office:value-type="float" office:value="3400" calcext:value-type="float">
            <text:p>3,400</text:p>
          </table:table-cell>
          <table:table-cell table:style-name="ce349" table:formula="of:=[.F25]-[.F24]" office:value-type="float" office:value="100" calcext:value-type="float">
            <text:p>100</text:p>
          </table:table-cell>
          <table:table-cell table:style-name="ce349" table:formula="of:=[.G$1:.G$1048576]/([.E25]-[.E24])*30.4375" office:value-type="float" office:value="39.5292207792208" calcext:value-type="float">
            <text:p>40</text:p>
          </table:table-cell>
          <table:table-cell table:style-name="ce349" table:formula="of:=[.B$1:.B$1048576]+[.F$1:.F$1048576]" office:value-type="float" office:value="4369" calcext:value-type="float">
            <text:p>4,369</text:p>
          </table:table-cell>
          <table:table-cell table:style-name="ce358" table:formula="of:=[.B$1:.B$1048576]/[.I$1:.I$1048576]" office:value-type="float" office:value="0.221789883268482" calcext:value-type="float">
            <text:p>0.222</text:p>
          </table:table-cell>
          <table:table-cell table:style-name="ce358" table:formula="of:=[.F$1:.F$1048576]/[.I$1:.I$1048576]" office:value-type="float" office:value="0.778210116731518" calcext:value-type="float">
            <text:p>0.778</text:p>
          </table:table-cell>
          <table:table-cell table:style-name="ce361" table:formula="of:=[.C$1:.C$1048576]/([.C$1:.C$1048576]+[.G$1:.G$1048576])" office:value-type="percentage" office:value="0.447513812154696" calcext:value-type="percentage">
            <text:p>44.75%</text:p>
          </table:table-cell>
          <table:table-cell table:style-name="ce361" table:formula="of:=[.G$1:.G$1048576]/([.C$1:.C$1048576]+[.G$1:.G$1048576])" office:value-type="percentage" office:value="0.552486187845304" calcext:value-type="percentage">
            <text:p>55.2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7-01-02" calcext:value-type="date">
            <text:p>01/02/17</text:p>
          </table:table-cell>
          <table:table-cell table:style-name="ce310" office:value-type="float" office:value="1053" calcext:value-type="float">
            <text:p>1,053</text:p>
          </table:table-cell>
          <table:table-cell table:style-name="ce349" table:formula="of:=[.B26]-[.B25]" office:value-type="float" office:value="84" calcext:value-type="float">
            <text:p>84</text:p>
          </table:table-cell>
          <table:table-cell table:style-name="ce352" table:formula="of:=[.C$1:.C$1048576]/([.A26]-[.A25])*30.4375" office:value-type="float" office:value="27.491935483871" calcext:value-type="float">
            <text:p>27</text:p>
          </table:table-cell>
          <table:table-cell table:style-name="ce346" office:value-type="date" office:date-value="2017-01-14" calcext:value-type="date">
            <text:p>01/14/17</text:p>
          </table:table-cell>
          <table:table-cell table:style-name="ce349" office:value-type="float" office:value="3500" calcext:value-type="float">
            <text:p>3,500</text:p>
          </table:table-cell>
          <table:table-cell table:style-name="ce349" table:formula="of:=[.F26]-[.F25]" office:value-type="float" office:value="100" calcext:value-type="float">
            <text:p>100</text:p>
          </table:table-cell>
          <table:table-cell table:style-name="ce349" table:formula="of:=[.G$1:.G$1048576]/([.E26]-[.E25])*30.4375" office:value-type="float" office:value="26.9358407079646" calcext:value-type="float">
            <text:p>27</text:p>
          </table:table-cell>
          <table:table-cell table:style-name="ce349" table:formula="of:=[.B$1:.B$1048576]+[.F$1:.F$1048576]" office:value-type="float" office:value="4553" calcext:value-type="float">
            <text:p>4,553</text:p>
          </table:table-cell>
          <table:table-cell table:style-name="ce358" table:formula="of:=[.B$1:.B$1048576]/[.I$1:.I$1048576]" office:value-type="float" office:value="0.231276081704371" calcext:value-type="float">
            <text:p>0.231</text:p>
          </table:table-cell>
          <table:table-cell table:style-name="ce358" table:formula="of:=[.F$1:.F$1048576]/[.I$1:.I$1048576]" office:value-type="float" office:value="0.768723918295629" calcext:value-type="float">
            <text:p>0.769</text:p>
          </table:table-cell>
          <table:table-cell table:style-name="ce361" table:formula="of:=[.C$1:.C$1048576]/([.C$1:.C$1048576]+[.G$1:.G$1048576])" office:value-type="percentage" office:value="0.456521739130435" calcext:value-type="percentage">
            <text:p>45.65%</text:p>
          </table:table-cell>
          <table:table-cell table:style-name="ce361" table:formula="of:=[.G$1:.G$1048576]/([.C$1:.C$1048576]+[.G$1:.G$1048576])" office:value-type="percentage" office:value="0.543478260869565" calcext:value-type="percentage">
            <text:p>54.3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7-04-02" calcext:value-type="date">
            <text:p>04/02/17</text:p>
          </table:table-cell>
          <table:table-cell table:style-name="ce310" office:value-type="float" office:value="1166" calcext:value-type="float">
            <text:p>1,166</text:p>
          </table:table-cell>
          <table:table-cell table:style-name="ce349" table:formula="of:=[.B27]-[.B26]" office:value-type="float" office:value="113" calcext:value-type="float">
            <text:p>113</text:p>
          </table:table-cell>
          <table:table-cell table:style-name="ce352" table:formula="of:=[.C$1:.C$1048576]/([.A27]-[.A26])*30.4375" office:value-type="float" office:value="38.2159722222222" calcext:value-type="float">
            <text:p>38</text:p>
          </table:table-cell>
          <table:table-cell table:style-name="ce346" office:value-type="date" office:date-value="2017-04-03" calcext:value-type="date">
            <text:p>04/03/17</text:p>
          </table:table-cell>
          <table:table-cell table:style-name="ce349" office:value-type="float" office:value="3600" calcext:value-type="float">
            <text:p>3,600</text:p>
          </table:table-cell>
          <table:table-cell table:style-name="ce349" table:formula="of:=[.F27]-[.F26]" office:value-type="float" office:value="100" calcext:value-type="float">
            <text:p>100</text:p>
          </table:table-cell>
          <table:table-cell table:style-name="ce349" table:formula="of:=[.G$1:.G$1048576]/([.E27]-[.E26])*30.4375" office:value-type="float" office:value="38.5284810126582" calcext:value-type="float">
            <text:p>39</text:p>
          </table:table-cell>
          <table:table-cell table:style-name="ce349" table:formula="of:=[.B$1:.B$1048576]+[.F$1:.F$1048576]" office:value-type="float" office:value="4766" calcext:value-type="float">
            <text:p>4,766</text:p>
          </table:table-cell>
          <table:table-cell table:style-name="ce358" table:formula="of:=[.B$1:.B$1048576]/[.I$1:.I$1048576]" office:value-type="float" office:value="0.244649601342845" calcext:value-type="float">
            <text:p>0.245</text:p>
          </table:table-cell>
          <table:table-cell table:style-name="ce358" table:formula="of:=[.F$1:.F$1048576]/[.I$1:.I$1048576]" office:value-type="float" office:value="0.755350398657155" calcext:value-type="float">
            <text:p>0.755</text:p>
          </table:table-cell>
          <table:table-cell table:style-name="ce361" table:formula="of:=[.C$1:.C$1048576]/([.C$1:.C$1048576]+[.G$1:.G$1048576])" office:value-type="percentage" office:value="0.530516431924883" calcext:value-type="percentage">
            <text:p>53.05%</text:p>
          </table:table-cell>
          <table:table-cell table:style-name="ce361" table:formula="of:=[.G$1:.G$1048576]/([.C$1:.C$1048576]+[.G$1:.G$1048576])" office:value-type="percentage" office:value="0.469483568075117" calcext:value-type="percentage">
            <text:p>46.9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7-07-03" calcext:value-type="date">
            <text:p>07/03/17</text:p>
          </table:table-cell>
          <table:table-cell table:style-name="ce310" office:value-type="float" office:value="1244" calcext:value-type="float">
            <text:p>1,244</text:p>
          </table:table-cell>
          <table:table-cell table:style-name="ce349" table:formula="of:=[.B28]-[.B27]" office:value-type="float" office:value="78" calcext:value-type="float">
            <text:p>78</text:p>
          </table:table-cell>
          <table:table-cell table:style-name="ce352" table:formula="of:=[.C$1:.C$1048576]/([.A28]-[.A27])*30.4375" office:value-type="float" office:value="25.8057065217391" calcext:value-type="float">
            <text:p>26</text:p>
          </table:table-cell>
          <table:table-cell table:style-name="ce346" office:value-type="date" office:date-value="2017-07-03" calcext:value-type="date">
            <text:p>07/03/17</text:p>
          </table:table-cell>
          <table:table-cell table:style-name="ce349" office:value-type="float" office:value="3700" calcext:value-type="float">
            <text:p>3,700</text:p>
          </table:table-cell>
          <table:table-cell table:style-name="ce349" table:formula="of:=[.F28]-[.F27]" office:value-type="float" office:value="100" calcext:value-type="float">
            <text:p>100</text:p>
          </table:table-cell>
          <table:table-cell table:style-name="ce349" table:formula="of:=[.G$1:.G$1048576]/([.E28]-[.E27])*30.4375" office:value-type="float" office:value="33.4478021978022" calcext:value-type="float">
            <text:p>33</text:p>
          </table:table-cell>
          <table:table-cell table:style-name="ce349" table:formula="of:=[.B$1:.B$1048576]+[.F$1:.F$1048576]" office:value-type="float" office:value="4944" calcext:value-type="float">
            <text:p>4,944</text:p>
          </table:table-cell>
          <table:table-cell table:style-name="ce358" table:formula="of:=[.B$1:.B$1048576]/[.I$1:.I$1048576]" office:value-type="float" office:value="0.251618122977346" calcext:value-type="float">
            <text:p>0.252</text:p>
          </table:table-cell>
          <table:table-cell table:style-name="ce358" table:formula="of:=[.F$1:.F$1048576]/[.I$1:.I$1048576]" office:value-type="float" office:value="0.748381877022654" calcext:value-type="float">
            <text:p>0.748</text:p>
          </table:table-cell>
          <table:table-cell table:style-name="ce361" table:formula="of:=[.C$1:.C$1048576]/([.C$1:.C$1048576]+[.G$1:.G$1048576])" office:value-type="percentage" office:value="0.438202247191011" calcext:value-type="percentage">
            <text:p>43.82%</text:p>
          </table:table-cell>
          <table:table-cell table:style-name="ce361" table:formula="of:=[.G$1:.G$1048576]/([.C$1:.C$1048576]+[.G$1:.G$1048576])" office:value-type="percentage" office:value="0.561797752808989" calcext:value-type="percentage">
            <text:p>56.1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7-10-03" calcext:value-type="date">
            <text:p>10/03/17</text:p>
          </table:table-cell>
          <table:table-cell table:style-name="ce310" office:value-type="float" office:value="1326" calcext:value-type="float">
            <text:p>1,326</text:p>
          </table:table-cell>
          <table:table-cell table:style-name="ce349" table:formula="of:=[.B29]-[.B28]" office:value-type="float" office:value="82" calcext:value-type="float">
            <text:p>82</text:p>
          </table:table-cell>
          <table:table-cell table:style-name="ce352" table:formula="of:=[.C$1:.C$1048576]/([.A29]-[.A28])*30.4375" office:value-type="float" office:value="27.1290760869565" calcext:value-type="float">
            <text:p>27</text:p>
          </table:table-cell>
          <table:table-cell table:style-name="ce346" office:value-type="date" office:date-value="2017-10-03" calcext:value-type="date">
            <text:p>10/03/17</text:p>
          </table:table-cell>
          <table:table-cell table:style-name="ce349" office:value-type="float" office:value="3800" calcext:value-type="float">
            <text:p>3,800</text:p>
          </table:table-cell>
          <table:table-cell table:style-name="ce349" table:formula="of:=[.F29]-[.F28]" office:value-type="float" office:value="100" calcext:value-type="float">
            <text:p>100</text:p>
          </table:table-cell>
          <table:table-cell table:style-name="ce349" table:formula="of:=[.G$1:.G$1048576]/([.E29]-[.E28])*30.4375" office:value-type="float" office:value="33.0842391304348" calcext:value-type="float">
            <text:p>33</text:p>
          </table:table-cell>
          <table:table-cell table:style-name="ce349" table:formula="of:=[.B$1:.B$1048576]+[.F$1:.F$1048576]" office:value-type="float" office:value="5126" calcext:value-type="float">
            <text:p>5,126</text:p>
          </table:table-cell>
          <table:table-cell table:style-name="ce358" table:formula="of:=[.B$1:.B$1048576]/[.I$1:.I$1048576]" office:value-type="float" office:value="0.25868123293016" calcext:value-type="float">
            <text:p>0.259</text:p>
          </table:table-cell>
          <table:table-cell table:style-name="ce358" table:formula="of:=[.F$1:.F$1048576]/[.I$1:.I$1048576]" office:value-type="float" office:value="0.74131876706984" calcext:value-type="float">
            <text:p>0.741</text:p>
          </table:table-cell>
          <table:table-cell table:style-name="ce361" table:formula="of:=[.C$1:.C$1048576]/([.C$1:.C$1048576]+[.G$1:.G$1048576])" office:value-type="percentage" office:value="0.450549450549451" calcext:value-type="percentage">
            <text:p>45.05%</text:p>
          </table:table-cell>
          <table:table-cell table:style-name="ce361" table:formula="of:=[.G$1:.G$1048576]/([.C$1:.C$1048576]+[.G$1:.G$1048576])" office:value-type="percentage" office:value="0.549450549450549" calcext:value-type="percentage">
            <text:p>54.9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8-01-01" calcext:value-type="date">
            <text:p>01/01/18</text:p>
          </table:table-cell>
          <table:table-cell table:style-name="ce310" office:value-type="float" office:value="1395" calcext:value-type="float">
            <text:p>1,395</text:p>
          </table:table-cell>
          <table:table-cell table:style-name="ce349" table:formula="of:=[.B30]-[.B29]" office:value-type="float" office:value="69" calcext:value-type="float">
            <text:p>69</text:p>
          </table:table-cell>
          <table:table-cell table:style-name="ce352" table:formula="of:=[.C$1:.C$1048576]/([.A30]-[.A29])*30.4375" office:value-type="float" office:value="23.3354166666667" calcext:value-type="float">
            <text:p>23</text:p>
          </table:table-cell>
          <table:table-cell table:style-name="ce346" office:value-type="date" office:date-value="2018-01-10" calcext:value-type="date">
            <text:p>01/10/18</text:p>
          </table:table-cell>
          <table:table-cell table:style-name="ce349" office:value-type="float" office:value="3800" calcext:value-type="float">
            <text:p>3,8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8-04-02" calcext:value-type="date">
            <text:p>04/02/18</text:p>
          </table:table-cell>
          <table:table-cell table:style-name="ce310" office:value-type="float" office:value="1448" calcext:value-type="float">
            <text:p>1,448</text:p>
          </table:table-cell>
          <table:table-cell table:style-name="ce349" table:formula="of:=[.B31]-[.B30]" office:value-type="float" office:value="53" calcext:value-type="float">
            <text:p>53</text:p>
          </table:table-cell>
          <table:table-cell table:style-name="ce352" table:formula="of:=[.C$1:.C$1048576]/([.A31]-[.A30])*30.4375" office:value-type="float" office:value="17.7273351648352" calcext:value-type="float">
            <text:p>18</text:p>
          </table:table-cell>
          <table:table-cell table:style-name="ce346" office:value-type="date" office:date-value="2018-04-05" calcext:value-type="date">
            <text:p>04/05/18</text:p>
          </table:table-cell>
          <table:table-cell table:style-name="ce349" office:value-type="float" office:value="3800" calcext:value-type="float">
            <text:p>3,8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8-07-17" calcext:value-type="date">
            <text:p>07/17/18</text:p>
          </table:table-cell>
          <table:table-cell table:style-name="ce310" office:value-type="float" office:value="1504" calcext:value-type="float">
            <text:p>1,504</text:p>
          </table:table-cell>
          <table:table-cell table:style-name="ce349" table:formula="of:=[.B32]-[.B31]" office:value-type="float" office:value="56" calcext:value-type="float">
            <text:p>56</text:p>
          </table:table-cell>
          <table:table-cell table:style-name="ce352" table:formula="of:=[.C$1:.C$1048576]/([.A32]-[.A31])*30.4375" office:value-type="float" office:value="16.0801886792453" calcext:value-type="float">
            <text:p>16</text:p>
          </table:table-cell>
          <table:table-cell table:style-name="ce346" office:value-type="date" office:date-value="2018-07-17" calcext:value-type="date">
            <text:p>07/17/18</text:p>
          </table:table-cell>
          <table:table-cell table:style-name="ce349" office:value-type="float" office:value="3900" calcext:value-type="float">
            <text:p>3,900</text:p>
          </table:table-cell>
          <table:table-cell table:style-name="ce349" table:formula="of:=[.F32]-[.F31]" office:value-type="float" office:value="100" calcext:value-type="float">
            <text:p>100</text:p>
          </table:table-cell>
          <table:table-cell table:style-name="ce349" table:formula="of:=[.G$1:.G$1048576]/([.E32]-[.E31])*30.4375" office:value-type="float" office:value="29.5509708737864" calcext:value-type="float">
            <text:p>30</text:p>
          </table:table-cell>
          <table:table-cell table:style-name="ce349" table:formula="of:=[.B$1:.B$1048576]+[.F$1:.F$1048576]" office:value-type="float" office:value="5404" calcext:value-type="float">
            <text:p>5,404</text:p>
          </table:table-cell>
          <table:table-cell table:style-name="ce358" table:formula="of:=[.B$1:.B$1048576]/[.I$1:.I$1048576]" office:value-type="float" office:value="0.278312361213916" calcext:value-type="float">
            <text:p>0.278</text:p>
          </table:table-cell>
          <table:table-cell table:style-name="ce358" table:formula="of:=[.F$1:.F$1048576]/[.I$1:.I$1048576]" office:value-type="float" office:value="0.721687638786084" calcext:value-type="float">
            <text:p>0.722</text:p>
          </table:table-cell>
          <table:table-cell table:style-name="ce361" table:formula="of:=[.C$1:.C$1048576]/([.C$1:.C$1048576]+[.G$1:.G$1048576])" office:value-type="percentage" office:value="0.358974358974359" calcext:value-type="percentage">
            <text:p>35.90%</text:p>
          </table:table-cell>
          <table:table-cell table:style-name="ce361" table:formula="of:=[.G$1:.G$1048576]/([.C$1:.C$1048576]+[.G$1:.G$1048576])" office:value-type="percentage" office:value="0.641025641025641" calcext:value-type="percentage">
            <text:p>64.1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8-10-30" calcext:value-type="date">
            <text:p>10/30/18</text:p>
          </table:table-cell>
          <table:table-cell table:style-name="ce310" office:value-type="float" office:value="1589" calcext:value-type="float">
            <text:p>1,589</text:p>
          </table:table-cell>
          <table:table-cell table:style-name="ce349" table:formula="of:=[.B33]-[.B32]" office:value-type="float" office:value="85" calcext:value-type="float">
            <text:p>85</text:p>
          </table:table-cell>
          <table:table-cell table:style-name="ce352" table:formula="of:=[.C$1:.C$1048576]/([.A33]-[.A32])*30.4375" office:value-type="float" office:value="24.639880952381" calcext:value-type="float">
            <text:p>25</text:p>
          </table:table-cell>
          <table:table-cell table:style-name="ce346" office:value-type="date" office:date-value="2018-11-02" calcext:value-type="date">
            <text:p>11/02/18</text:p>
          </table:table-cell>
          <table:table-cell table:style-name="ce349" office:value-type="float" office:value="3900" calcext:value-type="float">
            <text:p>3,9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9-01-05" calcext:value-type="date">
            <text:p>01/05/19</text:p>
          </table:table-cell>
          <table:table-cell table:style-name="ce310" office:value-type="float" office:value="1654" calcext:value-type="float">
            <text:p>1,654</text:p>
          </table:table-cell>
          <table:table-cell table:style-name="ce349" table:formula="of:=[.B34]-[.B33]" office:value-type="float" office:value="65" calcext:value-type="float">
            <text:p>65</text:p>
          </table:table-cell>
          <table:table-cell table:style-name="ce352" table:formula="of:=[.C$1:.C$1048576]/([.A34]-[.A33])*30.4375" office:value-type="float" office:value="29.5289179104478" calcext:value-type="float">
            <text:p>30</text:p>
          </table:table-cell>
          <table:table-cell table:style-name="ce346" office:value-type="date" office:date-value="2019-01-03" calcext:value-type="date">
            <text:p>01/03/19</text:p>
          </table:table-cell>
          <table:table-cell table:style-name="ce349" office:value-type="float" office:value="3900" calcext:value-type="float">
            <text:p>3,9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9-04-01" calcext:value-type="date">
            <text:p>04/01/19</text:p>
          </table:table-cell>
          <table:table-cell table:style-name="ce310" office:value-type="float" office:value="1730" calcext:value-type="float">
            <text:p>1,730</text:p>
          </table:table-cell>
          <table:table-cell table:style-name="ce349" table:formula="of:=[.B35]-[.B34]" office:value-type="float" office:value="76" calcext:value-type="float">
            <text:p>76</text:p>
          </table:table-cell>
          <table:table-cell table:style-name="ce352" table:formula="of:=[.C$1:.C$1048576]/([.A35]-[.A34])*30.4375" office:value-type="float" office:value="26.8982558139535" calcext:value-type="float">
            <text:p>27</text:p>
          </table:table-cell>
          <table:table-cell table:style-name="ce346" office:value-type="date" office:date-value="2019-03-30" calcext:value-type="date">
            <text:p>03/30/19</text:p>
          </table:table-cell>
          <table:table-cell table:style-name="ce349" office:value-type="float" office:value="3900" calcext:value-type="float">
            <text:p>3,9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9-07-01" calcext:value-type="date">
            <text:p>07/01/19</text:p>
          </table:table-cell>
          <table:table-cell table:style-name="ce310" office:value-type="float" office:value="1815" calcext:value-type="float">
            <text:p>1,815</text:p>
          </table:table-cell>
          <table:table-cell table:style-name="ce349" table:formula="of:=[.B36]-[.B35]" office:value-type="float" office:value="85" calcext:value-type="float">
            <text:p>85</text:p>
          </table:table-cell>
          <table:table-cell table:style-name="ce352" table:formula="of:=[.C$1:.C$1048576]/([.A36]-[.A35])*30.4375" office:value-type="float" office:value="28.4306318681319" calcext:value-type="float">
            <text:p>28</text:p>
          </table:table-cell>
          <table:table-cell table:style-name="ce346" office:value-type="date" office:date-value="2019-07-01" calcext:value-type="date">
            <text:p>07/01/19</text:p>
          </table:table-cell>
          <table:table-cell table:style-name="ce349" office:value-type="float" office:value="3900" calcext:value-type="float">
            <text:p>3,9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9-10-02" calcext:value-type="date">
            <text:p>10/02/19</text:p>
          </table:table-cell>
          <table:table-cell table:style-name="ce310" office:value-type="float" office:value="1905" calcext:value-type="float">
            <text:p>1,905</text:p>
          </table:table-cell>
          <table:table-cell table:style-name="ce349" table:formula="of:=[.B37]-[.B36]" office:value-type="float" office:value="90" calcext:value-type="float">
            <text:p>90</text:p>
          </table:table-cell>
          <table:table-cell table:style-name="ce352" table:formula="of:=[.C$1:.C$1048576]/([.A37]-[.A36])*30.4375" office:value-type="float" office:value="29.4556451612903" calcext:value-type="float">
            <text:p>29</text:p>
          </table:table-cell>
          <table:table-cell table:style-name="ce346" office:value-type="date" office:date-value="2019-10-03" calcext:value-type="date">
            <text:p>10/03/19</text:p>
          </table:table-cell>
          <table:table-cell table:style-name="ce349" office:value-type="float" office:value="4000" calcext:value-type="float">
            <text:p>4,000</text:p>
          </table:table-cell>
          <table:table-cell table:style-name="ce349" table:formula="of:=[.F37]-[.F36]" office:value-type="float" office:value="100" calcext:value-type="float">
            <text:p>100</text:p>
          </table:table-cell>
          <table:table-cell table:style-name="ce349" table:formula="of:=[.G$1:.G$1048576]/([.E37]-[.E36])*30.4375" office:value-type="float" office:value="32.3803191489362" calcext:value-type="float">
            <text:p>32</text:p>
          </table:table-cell>
          <table:table-cell table:style-name="ce349" table:formula="of:=[.B$1:.B$1048576]+[.F$1:.F$1048576]" office:value-type="float" office:value="5905" calcext:value-type="float">
            <text:p>5,905</text:p>
          </table:table-cell>
          <table:table-cell table:style-name="ce358" table:formula="of:=[.B$1:.B$1048576]/[.I$1:.I$1048576]" office:value-type="float" office:value="0.322607959356478" calcext:value-type="float">
            <text:p>0.323</text:p>
          </table:table-cell>
          <table:table-cell table:style-name="ce358" table:formula="of:=[.F$1:.F$1048576]/[.I$1:.I$1048576]" office:value-type="float" office:value="0.677392040643522" calcext:value-type="float">
            <text:p>0.677</text:p>
          </table:table-cell>
          <table:table-cell table:style-name="ce361" table:formula="of:=[.C$1:.C$1048576]/([.C$1:.C$1048576]+[.G$1:.G$1048576])" office:value-type="percentage" office:value="0.473684210526316" calcext:value-type="percentage">
            <text:p>47.37%</text:p>
          </table:table-cell>
          <table:table-cell table:style-name="ce361" table:formula="of:=[.G$1:.G$1048576]/([.C$1:.C$1048576]+[.G$1:.G$1048576])" office:value-type="percentage" office:value="0.526315789473684" calcext:value-type="percentage">
            <text:p>52.6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0-01-01" calcext:value-type="date">
            <text:p>01/01/20</text:p>
          </table:table-cell>
          <table:table-cell table:style-name="ce310" office:value-type="float" office:value="1949" calcext:value-type="float">
            <text:p>1,949</text:p>
          </table:table-cell>
          <table:table-cell table:style-name="ce349" table:formula="of:=[.B38]-[.B37]" office:value-type="float" office:value="44" calcext:value-type="float">
            <text:p>44</text:p>
          </table:table-cell>
          <table:table-cell table:style-name="ce352" table:formula="of:=[.C$1:.C$1048576]/([.A38]-[.A37])*30.4375" office:value-type="float" office:value="14.717032967033" calcext:value-type="float">
            <text:p>15</text:p>
          </table:table-cell>
          <table:table-cell table:style-name="ce346" office:value-type="date" office:date-value="2020-01-01" calcext:value-type="date">
            <text:p>01/01/20</text:p>
          </table:table-cell>
          <table:table-cell table:style-name="ce349" office:value-type="float" office:value="4000" calcext:value-type="float">
            <text:p>4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0-04-01" calcext:value-type="date">
            <text:p>04/01/20</text:p>
          </table:table-cell>
          <table:table-cell table:style-name="ce310" office:value-type="float" office:value="2010" calcext:value-type="float">
            <text:p>2,010</text:p>
          </table:table-cell>
          <table:table-cell table:style-name="ce349" table:formula="of:=[.B39]-[.B38]" office:value-type="float" office:value="61" calcext:value-type="float">
            <text:p>61</text:p>
          </table:table-cell>
          <table:table-cell table:style-name="ce352" table:formula="of:=[.C$1:.C$1048576]/([.A39]-[.A38])*30.4375" office:value-type="float" office:value="20.4031593406593" calcext:value-type="float">
            <text:p>20</text:p>
          </table:table-cell>
          <table:table-cell table:style-name="ce346" office:value-type="date" office:date-value="2020-04-01" calcext:value-type="date">
            <text:p>04/01/20</text:p>
          </table:table-cell>
          <table:table-cell table:style-name="ce349" office:value-type="float" office:value="4000" calcext:value-type="float">
            <text:p>4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0-07-01" calcext:value-type="date">
            <text:p>07/01/20</text:p>
          </table:table-cell>
          <table:table-cell table:style-name="ce310" office:value-type="float" office:value="2128" calcext:value-type="float">
            <text:p>2,128</text:p>
          </table:table-cell>
          <table:table-cell table:style-name="ce349" table:formula="of:=[.B40]-[.B39]" office:value-type="float" office:value="118" calcext:value-type="float">
            <text:p>118</text:p>
          </table:table-cell>
          <table:table-cell table:style-name="ce352" table:formula="of:=[.C$1:.C$1048576]/([.A40]-[.A39])*30.4375" office:value-type="float" office:value="39.4684065934066" calcext:value-type="float">
            <text:p>39</text:p>
          </table:table-cell>
          <table:table-cell table:style-name="ce346" office:value-type="date" office:date-value="2020-07-01" calcext:value-type="date">
            <text:p>07/01/20</text:p>
          </table:table-cell>
          <table:table-cell table:style-name="ce349" office:value-type="float" office:value="4000" calcext:value-type="float">
            <text:p>4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0-10-01" calcext:value-type="date">
            <text:p>10/01/20</text:p>
          </table:table-cell>
          <table:table-cell table:style-name="ce310" office:value-type="float" office:value="2291" calcext:value-type="float">
            <text:p>2,291</text:p>
          </table:table-cell>
          <table:table-cell table:style-name="ce349" table:formula="of:=[.B41]-[.B40]" office:value-type="float" office:value="163" calcext:value-type="float">
            <text:p>163</text:p>
          </table:table-cell>
          <table:table-cell table:style-name="ce352" table:formula="of:=[.C$1:.C$1048576]/([.A41]-[.A40])*30.4375" office:value-type="float" office:value="53.9273097826087" calcext:value-type="float">
            <text:p>54</text:p>
          </table:table-cell>
          <table:table-cell table:style-name="ce346" office:value-type="date" office:date-value="2020-10-01" calcext:value-type="date">
            <text:p>10/01/20</text:p>
          </table:table-cell>
          <table:table-cell table:style-name="ce349" office:value-type="float" office:value="4000" calcext:value-type="float">
            <text:p>4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1-01-01" calcext:value-type="date">
            <text:p>01/01/21</text:p>
          </table:table-cell>
          <table:table-cell table:style-name="ce310" office:value-type="float" office:value="2483" calcext:value-type="float">
            <text:p>2,483</text:p>
          </table:table-cell>
          <table:table-cell table:style-name="ce349" table:formula="of:=[.B42]-[.B41]" office:value-type="float" office:value="192" calcext:value-type="float">
            <text:p>192</text:p>
          </table:table-cell>
          <table:table-cell table:style-name="ce352" table:formula="of:=[.C$1:.C$1048576]/([.A42]-[.A41])*30.4375" office:value-type="float" office:value="63.5217391304348" calcext:value-type="float">
            <text:p>64</text:p>
          </table:table-cell>
          <table:table-cell table:style-name="ce346" office:value-type="date" office:date-value="2021-01-01" calcext:value-type="date">
            <text:p>01/01/21</text:p>
          </table:table-cell>
          <table:table-cell table:style-name="ce349" office:value-type="float" office:value="4000" calcext:value-type="float">
            <text:p>4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1-04-01" calcext:value-type="date">
            <text:p>04/01/21</text:p>
          </table:table-cell>
          <table:table-cell table:style-name="ce310" office:value-type="float" office:value="2600" calcext:value-type="float">
            <text:p>2,600</text:p>
          </table:table-cell>
          <table:table-cell table:style-name="ce349" table:formula="of:=[.B43]-[.B42]" office:value-type="float" office:value="117" calcext:value-type="float">
            <text:p>117</text:p>
          </table:table-cell>
          <table:table-cell table:style-name="ce352" table:formula="of:=[.C$1:.C$1048576]/([.A43]-[.A42])*30.4375" office:value-type="float" office:value="39.56875" calcext:value-type="float">
            <text:p>40</text:p>
          </table:table-cell>
          <table:table-cell table:style-name="ce346" office:value-type="date" office:date-value="2021-04-01" calcext:value-type="date">
            <text:p>04/01/21</text:p>
          </table:table-cell>
          <table:table-cell table:style-name="ce349" office:value-type="float" office:value="4000" calcext:value-type="float">
            <text:p>4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1-07-01" calcext:value-type="date">
            <text:p>07/01/21</text:p>
          </table:table-cell>
          <table:table-cell table:style-name="ce310" office:value-type="float" office:value="2700" calcext:value-type="float">
            <text:p>2,700</text:p>
          </table:table-cell>
          <table:table-cell table:style-name="ce349" table:formula="of:=[.B44]-[.B43]" office:value-type="float" office:value="100" calcext:value-type="float">
            <text:p>100</text:p>
          </table:table-cell>
          <table:table-cell table:style-name="ce352" table:formula="of:=[.C$1:.C$1048576]/([.A44]-[.A43])*30.4375" office:value-type="float" office:value="33.4478021978022" calcext:value-type="float">
            <text:p>33</text:p>
          </table:table-cell>
          <table:table-cell table:style-name="ce346" office:value-type="date" office:date-value="2021-07-01" calcext:value-type="date">
            <text:p>07/01/21</text:p>
          </table:table-cell>
          <table:table-cell table:style-name="ce349" office:value-type="float" office:value="4000" calcext:value-type="float">
            <text:p>4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1-10-01" calcext:value-type="date">
            <text:p>10/01/21</text:p>
          </table:table-cell>
          <table:table-cell table:style-name="ce310" office:value-type="float" office:value="2760" calcext:value-type="float">
            <text:p>2,760</text:p>
          </table:table-cell>
          <table:table-cell table:style-name="ce349" table:formula="of:=[.B45]-[.B44]" office:value-type="float" office:value="60" calcext:value-type="float">
            <text:p>60</text:p>
          </table:table-cell>
          <table:table-cell table:style-name="ce352" table:formula="of:=[.C$1:.C$1048576]/([.A45]-[.A44])*30.4375" office:value-type="float" office:value="19.8505434782609" calcext:value-type="float">
            <text:p>20</text:p>
          </table:table-cell>
          <table:table-cell table:style-name="ce346" office:value-type="date" office:date-value="2021-10-01" calcext:value-type="date">
            <text:p>10/01/21</text:p>
          </table:table-cell>
          <table:table-cell table:style-name="ce349" office:value-type="float" office:value="4000" calcext:value-type="float">
            <text:p>4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01-01" calcext:value-type="date">
            <text:p>01/01/22</text:p>
          </table:table-cell>
          <table:table-cell table:style-name="ce310" office:value-type="float" office:value="2921" calcext:value-type="float">
            <text:p>2,921</text:p>
          </table:table-cell>
          <table:table-cell table:style-name="ce349" table:formula="of:=[.B46]-[.B45]" office:value-type="float" office:value="161" calcext:value-type="float">
            <text:p>161</text:p>
          </table:table-cell>
          <table:table-cell table:style-name="ce352" table:formula="of:=[.C$1:.C$1048576]/([.A46]-[.A45])*30.4375" office:value-type="float" office:value="53.265625" calcext:value-type="float">
            <text:p>53</text:p>
          </table:table-cell>
          <table:table-cell table:style-name="ce346" office:value-type="date" office:date-value="2022-01-01" calcext:value-type="date">
            <text:p>01/01/22</text:p>
          </table:table-cell>
          <table:table-cell table:style-name="ce349" office:value-type="float" office:value="4000" calcext:value-type="float">
            <text:p>4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04-01" calcext:value-type="date">
            <text:p>04/01/22</text:p>
          </table:table-cell>
          <table:table-cell table:style-name="ce310" office:value-type="float" office:value="3022" calcext:value-type="float">
            <text:p>3,022</text:p>
          </table:table-cell>
          <table:table-cell table:style-name="ce349" table:formula="of:=[.B47]-[.B46]" office:value-type="float" office:value="101" calcext:value-type="float">
            <text:p>101</text:p>
          </table:table-cell>
          <table:table-cell table:style-name="ce352" table:formula="of:=[.C$1:.C$1048576]/([.A47]-[.A46])*30.4375" office:value-type="float" office:value="34.1576388888889" calcext:value-type="float">
            <text:p>34</text:p>
          </table:table-cell>
          <table:table-cell table:style-name="ce346" office:value-type="date" office:date-value="2022-04-08" calcext:value-type="date">
            <text:p>04/08/22</text:p>
          </table:table-cell>
          <table:table-cell table:style-name="ce349" office:value-type="float" office:value="4000" calcext:value-type="float">
            <text:p>4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07-01" calcext:value-type="date">
            <text:p>07/01/22</text:p>
          </table:table-cell>
          <table:table-cell table:style-name="ce310" office:value-type="float" office:value="3118" calcext:value-type="float">
            <text:p>3,118</text:p>
          </table:table-cell>
          <table:table-cell table:style-name="ce349" table:formula="of:=[.B48]-[.B47]" office:value-type="float" office:value="96" calcext:value-type="float">
            <text:p>96</text:p>
          </table:table-cell>
          <table:table-cell table:style-name="ce352" table:formula="of:=[.C$1:.C$1048576]/([.A48]-[.A47])*30.4375" office:value-type="float" office:value="32.1098901098901" calcext:value-type="float">
            <text:p>32</text:p>
          </table:table-cell>
          <table:table-cell table:style-name="ce346" office:value-type="date" office:date-value="2022-07-04" calcext:value-type="date">
            <text:p>07/04/22</text:p>
          </table:table-cell>
          <table:table-cell table:style-name="ce349" office:value-type="float" office:value="4000" calcext:value-type="float">
            <text:p>4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08-02" calcext:value-type="date">
            <text:p>08/02/22</text:p>
          </table:table-cell>
          <table:table-cell table:style-name="ce310" office:value-type="float" office:value="3157" calcext:value-type="float">
            <text:p>3,157</text:p>
          </table:table-cell>
          <table:table-cell table:style-name="ce349" table:formula="of:=[.B49]-[.B48]" office:value-type="float" office:value="39" calcext:value-type="float">
            <text:p>39</text:p>
          </table:table-cell>
          <table:table-cell table:style-name="ce352" table:formula="of:=[.C$1:.C$1048576]/([.A49]-[.A48])*30.4375" office:value-type="float" office:value="37.095703125" calcext:value-type="float">
            <text:p>37</text:p>
          </table:table-cell>
          <table:table-cell table:style-name="ce346" office:value-type="date" office:date-value="2022-08-02" calcext:value-type="date">
            <text:p>08/02/22</text:p>
          </table:table-cell>
          <table:table-cell table:style-name="ce349" office:value-type="float" office:value="4000" calcext:value-type="float">
            <text:p>4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09-20" calcext:value-type="date">
            <text:p>09/20/22</text:p>
          </table:table-cell>
          <table:table-cell table:style-name="ce310" office:value-type="float" office:value="3247" calcext:value-type="float">
            <text:p>3,247</text:p>
          </table:table-cell>
          <table:table-cell table:style-name="ce349" table:formula="of:=[.B50]-[.B49]" office:value-type="float" office:value="90" calcext:value-type="float">
            <text:p>90</text:p>
          </table:table-cell>
          <table:table-cell table:style-name="ce352" table:formula="of:=[.C$1:.C$1048576]/([.A50]-[.A49])*30.4375" office:value-type="float" office:value="55.905612244898" calcext:value-type="float">
            <text:p>56</text:p>
          </table:table-cell>
          <table:table-cell table:style-name="ce346" office:value-type="date" office:date-value="2022-09-20" calcext:value-type="date">
            <text:p>09/20/22</text:p>
          </table:table-cell>
          <table:table-cell table:style-name="ce349" office:value-type="float" office:value="4000" calcext:value-type="float">
            <text:p>4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10-23" calcext:value-type="date">
            <text:p>10/23/22</text:p>
          </table:table-cell>
          <table:table-cell table:style-name="ce310" office:value-type="float" office:value="3305" calcext:value-type="float">
            <text:p>3,305</text:p>
          </table:table-cell>
          <table:table-cell table:style-name="ce349" table:formula="of:=[.B51]-[.B50]" office:value-type="float" office:value="58" calcext:value-type="float">
            <text:p>58</text:p>
          </table:table-cell>
          <table:table-cell table:style-name="ce352" table:formula="of:=[.C$1:.C$1048576]/([.A51]-[.A50])*30.4375" office:value-type="float" office:value="53.4962121212121" calcext:value-type="float">
            <text:p>53</text:p>
          </table:table-cell>
          <table:table-cell table:style-name="ce346" office:value-type="date" office:date-value="2022-10-23" calcext:value-type="date">
            <text:p>10/23/22</text:p>
          </table:table-cell>
          <table:table-cell table:style-name="ce349" office:value-type="float" office:value="4000" calcext:value-type="float">
            <text:p>4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3-01-01" calcext:value-type="date">
            <text:p>01/01/23</text:p>
          </table:table-cell>
          <table:table-cell table:style-name="ce310" office:value-type="float" office:value="3238" calcext:value-type="float">
            <text:p>3,238</text:p>
          </table:table-cell>
          <table:table-cell table:style-name="ce349" table:formula="of:=[.B52]-[.B51]" office:value-type="float" office:value="-67" calcext:value-type="float">
            <text:p>-67</text:p>
          </table:table-cell>
          <table:table-cell table:style-name="ce352" table:formula="of:=[.C$1:.C$1048576]/([.A52]-[.A51])*30.4375" office:value-type="float" office:value="-29.1330357142857" calcext:value-type="float">
            <text:p>-29</text:p>
          </table:table-cell>
          <table:table-cell table:style-name="ce346" office:value-type="date" office:date-value="2023-01-01" calcext:value-type="date">
            <text:p>01/01/23</text:p>
          </table:table-cell>
          <table:table-cell table:style-name="ce349" office:value-type="float" office:value="4000" calcext:value-type="float">
            <text:p>4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3-03-03" calcext:value-type="date">
            <text:p>03/03/23</text:p>
          </table:table-cell>
          <table:table-cell table:style-name="ce310" office:value-type="float" office:value="3493" calcext:value-type="float">
            <text:p>3,493</text:p>
          </table:table-cell>
          <table:table-cell table:style-name="ce349" table:formula="of:=[.B53]-[.B52]" office:value-type="float" office:value="255" calcext:value-type="float">
            <text:p>255</text:p>
          </table:table-cell>
          <table:table-cell table:style-name="ce352" table:formula="of:=[.C$1:.C$1048576]/([.A53]-[.A52])*30.4375" office:value-type="float" office:value="127.238729508197" calcext:value-type="float">
            <text:p>127</text:p>
          </table:table-cell>
          <table:table-cell table:style-name="ce346" office:value-type="date" office:date-value="2023-03-03" calcext:value-type="date">
            <text:p>03/03/23</text:p>
          </table:table-cell>
          <table:table-cell table:formula="of:=21+154*25" office:value-type="float" office:value="3871" calcext:value-type="float">
            <text:p>3871</text:p>
          </table:table-cell>
          <table:table-cell table:style-name="ce349" table:formula="of:=[.F53]-[.F52]" office:value-type="float" office:value="-129" calcext:value-type="float">
            <text:p>-129</text:p>
          </table:table-cell>
          <table:table-cell table:style-name="ce349" table:formula="of:=[.G$1:.G$1048576]/([.E53]-[.E52])*30.4375" office:value-type="float" office:value="-64.3678278688525" calcext:value-type="float">
            <text:p>-64</text:p>
          </table:table-cell>
          <table:table-cell table:style-name="ce349" table:formula="of:=[.B$1:.B$1048576]+[.F$1:.F$1048576]" office:value-type="float" office:value="7364" calcext:value-type="float">
            <text:p>7,364</text:p>
          </table:table-cell>
          <table:table-cell table:style-name="ce358" table:formula="of:=[.B$1:.B$1048576]/[.I$1:.I$1048576]" office:value-type="float" office:value="0.474334600760456" calcext:value-type="float">
            <text:p>0.474</text:p>
          </table:table-cell>
          <table:table-cell table:style-name="ce358" table:formula="of:=[.F$1:.F$1048576]/[.I$1:.I$1048576]" office:value-type="float" office:value="0.525665399239544" calcext:value-type="float">
            <text:p>0.526</text:p>
          </table:table-cell>
          <table:table-cell table:style-name="ce361" table:formula="of:=[.C$1:.C$1048576]/([.C$1:.C$1048576]+[.G$1:.G$1048576])" office:value-type="percentage" office:value="2.02380952380952" calcext:value-type="percentage">
            <text:p>202.38%</text:p>
          </table:table-cell>
          <table:table-cell table:style-name="ce361" table:formula="of:=[.G$1:.G$1048576]/([.C$1:.C$1048576]+[.G$1:.G$1048576])" office:value-type="percentage" office:value="-1.02380952380952" calcext:value-type="percentage">
            <text:p>-102.38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4]-[.B53]" office:value-type="float" office:value="-3493" calcext:value-type="float">
            <text:p>-3,493</text:p>
          </table:table-cell>
          <table:table-cell table:style-name="ce352" table:formula="of:=[.C$1:.C$1048576]/([.A54]-[.A53])*30.4375" office:value-type="float" office:value="2.36325659064639" calcext:value-type="float">
            <text:p>2</text:p>
          </table:table-cell>
          <table:table-cell table:style-name="ce346" office:value-type="date" office:date-value="2023-04-03" calcext:value-type="date">
            <text:p>04/03/23</text:p>
          </table:table-cell>
          <table:table-cell table:formula="of:=25*154+20" office:value-type="float" office:value="3870" calcext:value-type="float">
            <text:p>3870</text:p>
          </table:table-cell>
          <table:table-cell table:style-name="ce349" table:formula="of:=[.F54]-[.F53]" office:value-type="float" office:value="-1" calcext:value-type="float">
            <text:p>-1</text:p>
          </table:table-cell>
          <table:table-cell table:style-name="ce349" table:formula="of:=[.G$1:.G$1048576]/([.E54]-[.E53])*30.4375" office:value-type="float" office:value="-0.981854838709677" calcext:value-type="float">
            <text:p>-1</text:p>
          </table:table-cell>
          <table:table-cell table:style-name="ce349" table:formula="of:=[.B$1:.B$1048576]+[.F$1:.F$1048576]" office:value-type="float" office:value="3870" calcext:value-type="float">
            <text:p>3,870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.999713795077275" calcext:value-type="percentage">
            <text:p>99.97%</text:p>
          </table:table-cell>
          <table:table-cell table:style-name="ce361" table:formula="of:=[.G$1:.G$1048576]/([.C$1:.C$1048576]+[.G$1:.G$1048576])" office:value-type="percentage" office:value="0.000286204922724671" calcext:value-type="percentage">
            <text:p>0.03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5]-[.B54]" office:value-type="float" office:value="0" calcext:value-type="float">
            <text:p>0</text:p>
          </table:table-cell>
          <table:table-cell table:style-name="ce352" table:formula="of:=[.C$1:.C$1048576]/([.A55]-[.A54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55]-[.F54]" office:value-type="float" office:value="-3870" calcext:value-type="float">
            <text:p>-3,870</text:p>
          </table:table-cell>
          <table:table-cell table:style-name="ce349" table:formula="of:=[.G$1:.G$1048576]/([.E55]-[.E54])*30.4375" office:value-type="float" office:value="2.61652024700682" calcext:value-type="float">
            <text:p>3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percentage" office:value="-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6]-[.B55]" office:value-type="float" office:value="0" calcext:value-type="float">
            <text:p>0</text:p>
          </table:table-cell>
          <table:table-cell table:style-name="ce352" table:formula="of:=[.C$1:.C$1048576]/([.A56]-[.A55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56]-[.F55]" office:value-type="float" office:value="0" calcext:value-type="float">
            <text:p>0</text:p>
          </table:table-cell>
          <table:table-cell table:style-name="ce349" table:formula="of:=[.G$1:.G$1048576]/([.E56]-[.E55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7]-[.B56]" office:value-type="float" office:value="0" calcext:value-type="float">
            <text:p>0</text:p>
          </table:table-cell>
          <table:table-cell table:style-name="ce352" table:formula="of:=[.C$1:.C$1048576]/([.A57]-[.A56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57]-[.F56]" office:value-type="float" office:value="0" calcext:value-type="float">
            <text:p>0</text:p>
          </table:table-cell>
          <table:table-cell table:style-name="ce349" table:formula="of:=[.G$1:.G$1048576]/([.E57]-[.E56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8]-[.B57]" office:value-type="float" office:value="0" calcext:value-type="float">
            <text:p>0</text:p>
          </table:table-cell>
          <table:table-cell table:style-name="ce352" table:formula="of:=[.C$1:.C$1048576]/([.A58]-[.A57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58]-[.F57]" office:value-type="float" office:value="0" calcext:value-type="float">
            <text:p>0</text:p>
          </table:table-cell>
          <table:table-cell table:style-name="ce349" table:formula="of:=[.G$1:.G$1048576]/([.E58]-[.E57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9]-[.B58]" office:value-type="float" office:value="0" calcext:value-type="float">
            <text:p>0</text:p>
          </table:table-cell>
          <table:table-cell table:style-name="ce352" table:formula="of:=[.C$1:.C$1048576]/([.A59]-[.A58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59]-[.F58]" office:value-type="float" office:value="0" calcext:value-type="float">
            <text:p>0</text:p>
          </table:table-cell>
          <table:table-cell table:style-name="ce349" table:formula="of:=[.G$1:.G$1048576]/([.E59]-[.E58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60]-[.B59]" office:value-type="float" office:value="0" calcext:value-type="float">
            <text:p>0</text:p>
          </table:table-cell>
          <table:table-cell table:style-name="ce352" table:formula="of:=[.C$1:.C$1048576]/([.A60]-[.A59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60]-[.F59]" office:value-type="float" office:value="0" calcext:value-type="float">
            <text:p>0</text:p>
          </table:table-cell>
          <table:table-cell table:style-name="ce349" table:formula="of:=[.G$1:.G$1048576]/([.E60]-[.E59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61]-[.B60]" office:value-type="float" office:value="0" calcext:value-type="float">
            <text:p>0</text:p>
          </table:table-cell>
          <table:table-cell table:style-name="ce352" table:formula="of:=[.C$1:.C$1048576]/([.A61]-[.A60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61]-[.F60]" office:value-type="float" office:value="0" calcext:value-type="float">
            <text:p>0</text:p>
          </table:table-cell>
          <table:table-cell table:style-name="ce349" table:formula="of:=[.G$1:.G$1048576]/([.E61]-[.E60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62]-[.B61]" office:value-type="float" office:value="0" calcext:value-type="float">
            <text:p>0</text:p>
          </table:table-cell>
          <table:table-cell table:style-name="ce352" table:formula="of:=[.C$1:.C$1048576]/([.A62]-[.A61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62]-[.F61]" office:value-type="float" office:value="0" calcext:value-type="float">
            <text:p>0</text:p>
          </table:table-cell>
          <table:table-cell table:style-name="ce349" table:formula="of:=[.G$1:.G$1048576]/([.E62]-[.E61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63]-[.B62]" office:value-type="float" office:value="0" calcext:value-type="float">
            <text:p>0</text:p>
          </table:table-cell>
          <table:table-cell table:style-name="ce352" table:formula="of:=[.C$1:.C$1048576]/([.A63]-[.A62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63]-[.F62]" office:value-type="float" office:value="0" calcext:value-type="float">
            <text:p>0</text:p>
          </table:table-cell>
          <table:table-cell table:style-name="ce349" table:formula="of:=[.G$1:.G$1048576]/([.E63]-[.E62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64]-[.B63]" office:value-type="float" office:value="0" calcext:value-type="float">
            <text:p>0</text:p>
          </table:table-cell>
          <table:table-cell table:style-name="ce352" table:formula="of:=[.C$1:.C$1048576]/([.A64]-[.A63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64]-[.F63]" office:value-type="float" office:value="0" calcext:value-type="float">
            <text:p>0</text:p>
          </table:table-cell>
          <table:table-cell table:style-name="ce349" table:formula="of:=[.G$1:.G$1048576]/([.E64]-[.E63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65]-[.B64]" office:value-type="float" office:value="0" calcext:value-type="float">
            <text:p>0</text:p>
          </table:table-cell>
          <table:table-cell table:style-name="ce352" table:formula="of:=[.C$1:.C$1048576]/([.A65]-[.A64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65]-[.F64]" office:value-type="float" office:value="0" calcext:value-type="float">
            <text:p>0</text:p>
          </table:table-cell>
          <table:table-cell table:style-name="ce349" table:formula="of:=[.G$1:.G$1048576]/([.E65]-[.E64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66]-[.B65]" office:value-type="float" office:value="0" calcext:value-type="float">
            <text:p>0</text:p>
          </table:table-cell>
          <table:table-cell table:style-name="ce352" table:formula="of:=[.C$1:.C$1048576]/([.A66]-[.A65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66]-[.F65]" office:value-type="float" office:value="0" calcext:value-type="float">
            <text:p>0</text:p>
          </table:table-cell>
          <table:table-cell table:style-name="ce349" table:formula="of:=[.G$1:.G$1048576]/([.E66]-[.E65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349" table:formula="of:=[.F67]-[.F66]" office:value-type="float" office:value="0" calcext:value-type="float">
            <text:p>0</text:p>
          </table:table-cell>
          <table:table-cell table:style-name="ce349" table:formula="of:=[.G$1:.G$1048576]/([.E67]-[.E66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doka" table:style-name="ta1">
        <office:forms form:automatic-focus="false" form:apply-design-mode="false"/>
        <table:table-column table:style-name="co1" table:number-columns-repeated="1024" table:default-cell-style-name="ce347"/>
        <table:table-row table:style-name="ro2">
          <table:table-cell table:style-name="ce345" office:value-type="string" calcext:value-type="string">
            <text:p>WBM Date</text:p>
          </table:table-cell>
          <table:table-cell table:style-name="ce348" office:value-type="string" calcext:value-type="string">
            <text:p>AO3 Works</text:p>
          </table:table-cell>
          <table:table-cell table:style-name="ce348" office:value-type="string" calcext:value-type="string">
            <text:p>Increase</text:p>
          </table:table-cell>
          <table:table-cell table:style-name="ce351" office:value-type="string" calcext:value-type="string">
            <text:p>Inc / Month</text:p>
          </table:table-cell>
          <table:table-cell table:style-name="ce345" office:value-type="string" calcext:value-type="string">
            <text:p>WBM Date</text:p>
          </table:table-cell>
          <table:table-cell table:style-name="ce348" office:value-type="string" calcext:value-type="string">
            <text:p>FFN Works</text:p>
          </table:table-cell>
          <table:table-cell table:style-name="ce348" office:value-type="string" calcext:value-type="string">
            <text:p>Increase</text:p>
          </table:table-cell>
          <table:table-cell table:style-name="ce348" office:value-type="string" calcext:value-type="string">
            <text:p>Inc / Month</text:p>
          </table:table-cell>
          <table:table-cell table:style-name="ce345" office:value-type="string" calcext:value-type="string">
            <text:p>Total</text:p>
          </table:table-cell>
          <table:table-cell table:style-name="ce357" office:value-type="string" calcext:value-type="string">
            <text:p>% AO3</text:p>
          </table:table-cell>
          <table:table-cell table:style-name="ce357" office:value-type="string" calcext:value-type="string">
            <text:p>% FFN</text:p>
          </table:table-cell>
          <table:table-cell table:style-name="ce360" office:value-type="string" calcext:value-type="string">
            <text:p>'% Inc AO3</text:p>
          </table:table-cell>
          <table:table-cell table:style-name="ce360" office:value-type="string" calcext:value-type="string">
            <text:p>'% Inc FFN</text:p>
          </table:table-cell>
          <table:table-cell table:number-columns-repeated="1011"/>
        </table:table-row>
        <table:table-row table:style-name="ro2">
          <table:table-cell table:style-name="ce346"/>
          <table:table-cell table:style-name="ce349" table:number-columns-repeated="2"/>
          <table:table-cell table:style-name="ce352"/>
          <table:table-cell table:style-name="ce346" office:value-type="date" office:date-value="2010-12-22" calcext:value-type="date">
            <text:p>12/22/10</text:p>
          </table:table-cell>
          <table:table-cell table:style-name="ce349" table:number-columns-repeated="3"/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/>
          <table:table-cell table:style-name="ce349"/>
          <table:table-cell table:style-name="ce349" table:formula="of:=[.B3]-[.B2]" office:value-type="float" office:value="0" calcext:value-type="float">
            <text:p>0</text:p>
          </table:table-cell>
          <table:table-cell table:style-name="ce352" table:formula="of:=[.C$1:.C$1048576]/([.A3]-[.A2])*30.4375" office:value-type="string" office:string-value="" calcext:value-type="error">
            <text:p>#DIV/0!</text:p>
          </table:table-cell>
          <table:table-cell table:style-name="ce346" office:value-type="date" office:date-value="2011-08-12" calcext:value-type="date">
            <text:p>08/12/11</text:p>
          </table:table-cell>
          <table:table-cell table:style-name="ce349" office:value-type="float" office:value="228" calcext:value-type="float">
            <text:p>228</text:p>
          </table:table-cell>
          <table:table-cell table:style-name="ce349" table:formula="of:=[.F3]-[.F2]" office:value-type="float" office:value="228" calcext:value-type="float">
            <text:p>228</text:p>
          </table:table-cell>
          <table:table-cell table:style-name="ce349" table:formula="of:=[.G$1:.G$1048576]/([.E3]-[.E2])*30.4375" office:value-type="float" office:value="29.7843347639485" calcext:value-type="float">
            <text:p>30</text:p>
          </table:table-cell>
          <table:table-cell table:style-name="ce349" table:formula="of:=[.B$1:.B$1048576]+[.F$1:.F$1048576]" office:value-type="float" office:value="228" calcext:value-type="float">
            <text:p>228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1-09-24" calcext:value-type="date">
            <text:p>09/24/11</text:p>
          </table:table-cell>
          <table:table-cell table:style-name="ce310" office:value-type="float" office:value="33" calcext:value-type="float">
            <text:p>33</text:p>
          </table:table-cell>
          <table:table-cell table:style-name="ce349" table:formula="of:=[.B4]-[.B3]" office:value-type="float" office:value="33" calcext:value-type="float">
            <text:p>33</text:p>
          </table:table-cell>
          <table:table-cell table:style-name="ce352" table:formula="of:=[.C$1:.C$1048576]/([.A4]-[.A3])*30.4375" office:value-type="float" office:value="0.0246125336927224" calcext:value-type="float">
            <text:p>0</text:p>
          </table:table-cell>
          <table:table-cell table:style-name="ce346" office:value-type="date" office:date-value="2011-10-11" calcext:value-type="date">
            <text:p>10/11/11</text:p>
          </table:table-cell>
          <table:table-cell table:style-name="ce349" office:value-type="float" office:value="275" calcext:value-type="float">
            <text:p>275</text:p>
          </table:table-cell>
          <table:table-cell table:style-name="ce349" table:formula="of:=[.F4]-[.F3]" office:value-type="float" office:value="47" calcext:value-type="float">
            <text:p>47</text:p>
          </table:table-cell>
          <table:table-cell table:style-name="ce349" table:formula="of:=[.G$1:.G$1048576]/([.E4]-[.E3])*30.4375" office:value-type="float" office:value="23.8427083333333" calcext:value-type="float">
            <text:p>24</text:p>
          </table:table-cell>
          <table:table-cell table:style-name="ce349" table:formula="of:=[.B$1:.B$1048576]+[.F$1:.F$1048576]" office:value-type="float" office:value="308" calcext:value-type="float">
            <text:p>308</text:p>
          </table:table-cell>
          <table:table-cell table:style-name="ce358" table:formula="of:=[.B$1:.B$1048576]/[.I$1:.I$1048576]" office:value-type="float" office:value="0.107142857142857" calcext:value-type="float">
            <text:p>0.107</text:p>
          </table:table-cell>
          <table:table-cell table:style-name="ce358" table:formula="of:=[.F$1:.F$1048576]/[.I$1:.I$1048576]" office:value-type="float" office:value="0.892857142857143" calcext:value-type="float">
            <text:p>0.893</text:p>
          </table:table-cell>
          <table:table-cell table:style-name="ce361" table:formula="of:=[.C$1:.C$1048576]/([.C$1:.C$1048576]+[.G$1:.G$1048576])" office:value-type="percentage" office:value="0.4125" calcext:value-type="percentage">
            <text:p>41.25%</text:p>
          </table:table-cell>
          <table:table-cell table:style-name="ce361" table:formula="of:=[.G$1:.G$1048576]/([.C$1:.C$1048576]+[.G$1:.G$1048576])" office:value-type="percentage" office:value="0.5875" calcext:value-type="percentage">
            <text:p>58.75%</text:p>
          </table:table-cell>
          <table:table-cell table:number-columns-repeated="1011"/>
        </table:table-row>
        <table:table-row table:style-name="ro2" table:visibility="collapse">
          <table:table-cell table:style-name="ce317" office:value-type="date" office:date-value="2011-11-17" calcext:value-type="date">
            <text:p>11/17/11</text:p>
          </table:table-cell>
          <table:table-cell table:style-name="ce310" office:value-type="float" office:value="70" calcext:value-type="float">
            <text:p>70</text:p>
          </table:table-cell>
          <table:table-cell table:style-name="ce349" table:formula="of:=[.B5]-[.B4]" office:value-type="float" office:value="37" calcext:value-type="float">
            <text:p>37</text:p>
          </table:table-cell>
          <table:table-cell table:style-name="ce352" table:formula="of:=[.C$1:.C$1048576]/([.A5]-[.A4])*30.4375" office:value-type="float" office:value="20.8553240740741" calcext:value-type="float">
            <text:p>21</text:p>
          </table:table-cell>
          <table:table-cell table:style-name="ce346"/>
          <table:table-cell table:style-name="ce349"/>
          <table:table-cell table:style-name="ce349" table:formula="of:=[.F5]-[.F4]" office:value-type="float" office:value="-275" calcext:value-type="float">
            <text:p>-275</text:p>
          </table:table-cell>
          <table:table-cell table:style-name="ce349" table:formula="of:=[.G$1:.G$1048576]/([.E5]-[.E4])*30.4375" office:value-type="float" office:value="0.205019043770054" calcext:value-type="float">
            <text:p>0</text:p>
          </table:table-cell>
          <table:table-cell table:style-name="ce349" table:formula="of:=[.B$1:.B$1048576]+[.F$1:.F$1048576]" office:value-type="float" office:value="70" calcext:value-type="float">
            <text:p>70</text:p>
          </table:table-cell>
          <table:table-cell table:style-name="ce358" table:formula="of:=[.B$1:.B$1048576]/[.I$1:.I$1048576]" office:value-type="float" office:value="1" calcext:value-type="float">
            <text:p>1.000</text:p>
          </table:table-cell>
          <table:table-cell table:style-name="ce358" table:formula="of:=[.F$1:.F$1048576]/[.I$1:.I$1048576]" office:value-type="float" office:value="0" calcext:value-type="float">
            <text:p>0.000</text:p>
          </table:table-cell>
          <table:table-cell table:style-name="ce361" table:formula="of:=[.C$1:.C$1048576]/([.C$1:.C$1048576]+[.G$1:.G$1048576])" office:value-type="percentage" office:value="-0.15546218487395" calcext:value-type="percentage">
            <text:p>-15.55%</text:p>
          </table:table-cell>
          <table:table-cell table:style-name="ce361" table:formula="of:=[.G$1:.G$1048576]/([.C$1:.C$1048576]+[.G$1:.G$1048576])" office:value-type="percentage" office:value="1.15546218487395" calcext:value-type="percentage">
            <text:p>115.5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2-01-18" calcext:value-type="date">
            <text:p>01/18/12</text:p>
          </table:table-cell>
          <table:table-cell table:style-name="ce310" office:value-type="float" office:value="84" calcext:value-type="float">
            <text:p>84</text:p>
          </table:table-cell>
          <table:table-cell table:style-name="ce349" table:formula="of:=[.B6]-[.B5]" office:value-type="float" office:value="14" calcext:value-type="float">
            <text:p>14</text:p>
          </table:table-cell>
          <table:table-cell table:style-name="ce352" table:formula="of:=[.C$1:.C$1048576]/([.A6]-[.A5])*30.4375" office:value-type="float" office:value="6.87298387096774" calcext:value-type="float">
            <text:p>7</text:p>
          </table:table-cell>
          <table:table-cell table:style-name="ce346" office:value-type="date" office:date-value="2012-01-18" calcext:value-type="date">
            <text:p>01/18/12</text:p>
          </table:table-cell>
          <table:table-cell table:style-name="ce349" office:value-type="float" office:value="376" calcext:value-type="float">
            <text:p>376</text:p>
          </table:table-cell>
          <table:table-cell table:style-name="ce349" table:formula="of:=[.F6]-[.F5]" office:value-type="float" office:value="376" calcext:value-type="float">
            <text:p>376</text:p>
          </table:table-cell>
          <table:table-cell table:style-name="ce349" table:formula="of:=[.G$1:.G$1048576]/([.E6]-[.E5])*30.4375" office:value-type="float" office:value="0.279638860382153" calcext:value-type="float">
            <text:p>0</text:p>
          </table:table-cell>
          <table:table-cell table:style-name="ce349" table:formula="of:=[.B$1:.B$1048576]+[.F$1:.F$1048576]" office:value-type="float" office:value="460" calcext:value-type="float">
            <text:p>460</text:p>
          </table:table-cell>
          <table:table-cell table:style-name="ce358" table:formula="of:=[.B$1:.B$1048576]/[.I$1:.I$1048576]" office:value-type="float" office:value="0.182608695652174" calcext:value-type="float">
            <text:p>0.183</text:p>
          </table:table-cell>
          <table:table-cell table:style-name="ce358" table:formula="of:=[.F$1:.F$1048576]/[.I$1:.I$1048576]" office:value-type="float" office:value="0.817391304347826" calcext:value-type="float">
            <text:p>0.817</text:p>
          </table:table-cell>
          <table:table-cell table:style-name="ce361" table:formula="of:=[.C$1:.C$1048576]/([.C$1:.C$1048576]+[.G$1:.G$1048576])" office:value-type="percentage" office:value="0.0358974358974359" calcext:value-type="percentage">
            <text:p>3.59%</text:p>
          </table:table-cell>
          <table:table-cell table:style-name="ce361" table:formula="of:=[.G$1:.G$1048576]/([.C$1:.C$1048576]+[.G$1:.G$1048576])" office:value-type="percentage" office:value="0.964102564102564" calcext:value-type="percentage">
            <text:p>96.41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2-04-26" calcext:value-type="date">
            <text:p>04/26/12</text:p>
          </table:table-cell>
          <table:table-cell table:style-name="ce310" office:value-type="float" office:value="107" calcext:value-type="float">
            <text:p>107</text:p>
          </table:table-cell>
          <table:table-cell table:style-name="ce349" table:formula="of:=[.B7]-[.B6]" office:value-type="float" office:value="23" calcext:value-type="float">
            <text:p>23</text:p>
          </table:table-cell>
          <table:table-cell table:style-name="ce352" table:formula="of:=[.C$1:.C$1048576]/([.A7]-[.A6])*30.4375" office:value-type="float" office:value="7.07133838383838" calcext:value-type="float">
            <text:p>7</text:p>
          </table:table-cell>
          <table:table-cell table:style-name="ce346" office:value-type="date" office:date-value="2012-05-05" calcext:value-type="date">
            <text:p>05/05/12</text:p>
          </table:table-cell>
          <table:table-cell table:style-name="ce349" office:value-type="float" office:value="471" calcext:value-type="float">
            <text:p>471</text:p>
          </table:table-cell>
          <table:table-cell table:style-name="ce349" table:formula="of:=[.F7]-[.F6]" office:value-type="float" office:value="95" calcext:value-type="float">
            <text:p>95</text:p>
          </table:table-cell>
          <table:table-cell table:style-name="ce349" table:formula="of:=[.G$1:.G$1048576]/([.E7]-[.E6])*30.4375" office:value-type="float" office:value="26.7737268518519" calcext:value-type="float">
            <text:p>27</text:p>
          </table:table-cell>
          <table:table-cell table:style-name="ce349" table:formula="of:=[.B$1:.B$1048576]+[.F$1:.F$1048576]" office:value-type="float" office:value="578" calcext:value-type="float">
            <text:p>578</text:p>
          </table:table-cell>
          <table:table-cell table:style-name="ce358" table:formula="of:=[.B$1:.B$1048576]/[.I$1:.I$1048576]" office:value-type="float" office:value="0.185121107266436" calcext:value-type="float">
            <text:p>0.185</text:p>
          </table:table-cell>
          <table:table-cell table:style-name="ce358" table:formula="of:=[.F$1:.F$1048576]/[.I$1:.I$1048576]" office:value-type="float" office:value="0.814878892733564" calcext:value-type="float">
            <text:p>0.815</text:p>
          </table:table-cell>
          <table:table-cell table:style-name="ce361" table:formula="of:=[.C$1:.C$1048576]/([.C$1:.C$1048576]+[.G$1:.G$1048576])" office:value-type="percentage" office:value="0.194915254237288" calcext:value-type="percentage">
            <text:p>19.49%</text:p>
          </table:table-cell>
          <table:table-cell table:style-name="ce361" table:formula="of:=[.G$1:.G$1048576]/([.C$1:.C$1048576]+[.G$1:.G$1048576])" office:value-type="percentage" office:value="0.805084745762712" calcext:value-type="percentage">
            <text:p>80.51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2-05-18" calcext:value-type="date">
            <text:p>05/18/12</text:p>
          </table:table-cell>
          <table:table-cell table:style-name="ce310" office:value-type="float" office:value="111" calcext:value-type="float">
            <text:p>111</text:p>
          </table:table-cell>
          <table:table-cell table:style-name="ce349" table:formula="of:=[.B8]-[.B7]" office:value-type="float" office:value="4" calcext:value-type="float">
            <text:p>4</text:p>
          </table:table-cell>
          <table:table-cell table:style-name="ce352" table:formula="of:=[.C$1:.C$1048576]/([.A8]-[.A7])*30.4375" office:value-type="float" office:value="5.53409090909091" calcext:value-type="float">
            <text:p>6</text:p>
          </table:table-cell>
          <table:table-cell table:style-name="ce346" office:value-type="date" office:date-value="2012-05-23" calcext:value-type="date">
            <text:p>05/23/12</text:p>
          </table:table-cell>
          <table:table-cell table:style-name="ce349" office:value-type="float" office:value="494" calcext:value-type="float">
            <text:p>494</text:p>
          </table:table-cell>
          <table:table-cell table:style-name="ce349" table:formula="of:=[.F8]-[.F7]" office:value-type="float" office:value="23" calcext:value-type="float">
            <text:p>23</text:p>
          </table:table-cell>
          <table:table-cell table:style-name="ce349" table:formula="of:=[.G$1:.G$1048576]/([.E8]-[.E7])*30.4375" office:value-type="float" office:value="38.8923611111111" calcext:value-type="float">
            <text:p>39</text:p>
          </table:table-cell>
          <table:table-cell table:style-name="ce349" table:formula="of:=[.B$1:.B$1048576]+[.F$1:.F$1048576]" office:value-type="float" office:value="605" calcext:value-type="float">
            <text:p>605</text:p>
          </table:table-cell>
          <table:table-cell table:style-name="ce358" table:formula="of:=[.B$1:.B$1048576]/[.I$1:.I$1048576]" office:value-type="float" office:value="0.183471074380165" calcext:value-type="float">
            <text:p>0.183</text:p>
          </table:table-cell>
          <table:table-cell table:style-name="ce358" table:formula="of:=[.F$1:.F$1048576]/[.I$1:.I$1048576]" office:value-type="float" office:value="0.816528925619835" calcext:value-type="float">
            <text:p>0.817</text:p>
          </table:table-cell>
          <table:table-cell table:style-name="ce361" table:formula="of:=[.C$1:.C$1048576]/([.C$1:.C$1048576]+[.G$1:.G$1048576])" office:value-type="percentage" office:value="0.148148148148148" calcext:value-type="percentage">
            <text:p>14.81%</text:p>
          </table:table-cell>
          <table:table-cell table:style-name="ce361" table:formula="of:=[.G$1:.G$1048576]/([.C$1:.C$1048576]+[.G$1:.G$1048576])" office:value-type="percentage" office:value="0.851851851851852" calcext:value-type="percentage">
            <text:p>85.19%</text:p>
          </table:table-cell>
          <table:table-cell table:number-columns-repeated="1011"/>
        </table:table-row>
        <table:table-row table:style-name="ro2" table:visibility="collapse">
          <table:table-cell table:style-name="ce317" office:value-type="date" office:date-value="2012-06-04" calcext:value-type="date">
            <text:p>06/04/12</text:p>
          </table:table-cell>
          <table:table-cell table:style-name="ce310" office:value-type="float" office:value="118" calcext:value-type="float">
            <text:p>118</text:p>
          </table:table-cell>
          <table:table-cell table:style-name="ce349" table:formula="of:=[.B9]-[.B8]" office:value-type="float" office:value="7" calcext:value-type="float">
            <text:p>7</text:p>
          </table:table-cell>
          <table:table-cell table:style-name="ce352" table:formula="of:=[.C$1:.C$1048576]/([.A9]-[.A8])*30.4375" office:value-type="float" office:value="12.5330882352941" calcext:value-type="float">
            <text:p>13</text:p>
          </table:table-cell>
          <table:table-cell table:style-name="ce346"/>
          <table:table-cell table:style-name="ce349"/>
          <table:table-cell table:style-name="ce349" table:formula="of:=[.F9]-[.F8]" office:value-type="float" office:value="-494" calcext:value-type="float">
            <text:p>-494</text:p>
          </table:table-cell>
          <table:table-cell table:style-name="ce349" table:formula="of:=[.G$1:.G$1048576]/([.E9]-[.E8])*30.4375" office:value-type="float" office:value="0.366270218259768" calcext:value-type="float">
            <text:p>0</text:p>
          </table:table-cell>
          <table:table-cell table:style-name="ce349" table:formula="of:=[.B$1:.B$1048576]+[.F$1:.F$1048576]" office:value-type="float" office:value="118" calcext:value-type="float">
            <text:p>118</text:p>
          </table:table-cell>
          <table:table-cell table:style-name="ce358" table:formula="of:=[.B$1:.B$1048576]/[.I$1:.I$1048576]" office:value-type="float" office:value="1" calcext:value-type="float">
            <text:p>1.000</text:p>
          </table:table-cell>
          <table:table-cell table:style-name="ce358" table:formula="of:=[.F$1:.F$1048576]/[.I$1:.I$1048576]" office:value-type="float" office:value="0" calcext:value-type="float">
            <text:p>0.000</text:p>
          </table:table-cell>
          <table:table-cell table:style-name="ce361" table:formula="of:=[.C$1:.C$1048576]/([.C$1:.C$1048576]+[.G$1:.G$1048576])" office:value-type="percentage" office:value="-0.0143737166324435" calcext:value-type="percentage">
            <text:p>-1.44%</text:p>
          </table:table-cell>
          <table:table-cell table:style-name="ce361" table:formula="of:=[.G$1:.G$1048576]/([.C$1:.C$1048576]+[.G$1:.G$1048576])" office:value-type="percentage" office:value="1.01437371663244" calcext:value-type="percentage">
            <text:p>101.44%</text:p>
          </table:table-cell>
          <table:table-cell table:number-columns-repeated="1011"/>
        </table:table-row>
        <table:table-row table:style-name="ro2" table:visibility="collapse">
          <table:table-cell table:style-name="ce317" office:value-type="date" office:date-value="2012-06-20" calcext:value-type="date">
            <text:p>06/20/12</text:p>
          </table:table-cell>
          <table:table-cell table:style-name="ce310" office:value-type="float" office:value="121" calcext:value-type="float">
            <text:p>121</text:p>
          </table:table-cell>
          <table:table-cell table:style-name="ce349" table:formula="of:=[.B10]-[.B9]" office:value-type="float" office:value="3" calcext:value-type="float">
            <text:p>3</text:p>
          </table:table-cell>
          <table:table-cell table:style-name="ce352" table:formula="of:=[.C$1:.C$1048576]/([.A10]-[.A9])*30.4375" office:value-type="float" office:value="5.70703125" calcext:value-type="float">
            <text:p>6</text:p>
          </table:table-cell>
          <table:table-cell table:style-name="ce346"/>
          <table:table-cell table:style-name="ce349"/>
          <table:table-cell table:style-name="ce349" table:formula="of:=[.F10]-[.F9]" office:value-type="float" office:value="0" calcext:value-type="float">
            <text:p>0</text:p>
          </table:table-cell>
          <table:table-cell table:style-name="ce349" table:formula="of:=[.G$1:.G$1048576]/([.E10]-[.E9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121" calcext:value-type="float">
            <text:p>121</text:p>
          </table:table-cell>
          <table:table-cell table:style-name="ce358" table:formula="of:=[.B$1:.B$1048576]/[.I$1:.I$1048576]" office:value-type="float" office:value="1" calcext:value-type="float">
            <text:p>1.000</text:p>
          </table:table-cell>
          <table:table-cell table:style-name="ce358" table:formula="of:=[.F$1:.F$1048576]/[.I$1:.I$1048576]" office:value-type="float" office:value="0" calcext:value-type="float">
            <text:p>0.000</text:p>
          </table:table-cell>
          <table:table-cell table:style-name="ce361" table:formula="of:=[.C$1:.C$1048576]/([.C$1:.C$1048576]+[.G$1:.G$1048576])" office:value-type="percentage" office:value="1" calcext:value-type="percentage">
            <text:p>100.00%</text:p>
          </table:table-cell>
          <table:table-cell table:style-name="ce361"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317" office:value-type="date" office:date-value="2012-07-16" calcext:value-type="date">
            <text:p>07/16/12</text:p>
          </table:table-cell>
          <table:table-cell table:style-name="ce310" office:value-type="float" office:value="132" calcext:value-type="float">
            <text:p>132</text:p>
          </table:table-cell>
          <table:table-cell table:style-name="ce349" table:formula="of:=[.B11]-[.B10]" office:value-type="float" office:value="11" calcext:value-type="float">
            <text:p>11</text:p>
          </table:table-cell>
          <table:table-cell table:style-name="ce352" table:formula="of:=[.C$1:.C$1048576]/([.A11]-[.A10])*30.4375" office:value-type="float" office:value="12.8774038461538" calcext:value-type="float">
            <text:p>13</text:p>
          </table:table-cell>
          <table:table-cell table:style-name="ce346"/>
          <table:table-cell table:style-name="ce349"/>
          <table:table-cell table:style-name="ce349" table:formula="of:=[.F11]-[.F10]" office:value-type="float" office:value="0" calcext:value-type="float">
            <text:p>0</text:p>
          </table:table-cell>
          <table:table-cell table:style-name="ce349" table:formula="of:=[.G$1:.G$1048576]/([.E11]-[.E10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132" calcext:value-type="float">
            <text:p>132</text:p>
          </table:table-cell>
          <table:table-cell table:style-name="ce358" table:formula="of:=[.B$1:.B$1048576]/[.I$1:.I$1048576]" office:value-type="float" office:value="1" calcext:value-type="float">
            <text:p>1.000</text:p>
          </table:table-cell>
          <table:table-cell table:style-name="ce358" table:formula="of:=[.F$1:.F$1048576]/[.I$1:.I$1048576]" office:value-type="float" office:value="0" calcext:value-type="float">
            <text:p>0.000</text:p>
          </table:table-cell>
          <table:table-cell table:style-name="ce361" table:formula="of:=[.C$1:.C$1048576]/([.C$1:.C$1048576]+[.G$1:.G$1048576])" office:value-type="percentage" office:value="1" calcext:value-type="percentage">
            <text:p>100.00%</text:p>
          </table:table-cell>
          <table:table-cell table:style-name="ce361"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317" office:value-type="date" office:date-value="2012-10-22" calcext:value-type="date">
            <text:p>10/22/12</text:p>
          </table:table-cell>
          <table:table-cell table:style-name="ce310" office:value-type="float" office:value="158" calcext:value-type="float">
            <text:p>158</text:p>
          </table:table-cell>
          <table:table-cell table:style-name="ce349" table:formula="of:=[.B12]-[.B11]" office:value-type="float" office:value="26" calcext:value-type="float">
            <text:p>26</text:p>
          </table:table-cell>
          <table:table-cell table:style-name="ce352" table:formula="of:=[.C$1:.C$1048576]/([.A12]-[.A11])*30.4375" office:value-type="float" office:value="8.07525510204082" calcext:value-type="float">
            <text:p>8</text:p>
          </table:table-cell>
          <table:table-cell table:style-name="ce346"/>
          <table:table-cell table:style-name="ce349"/>
          <table:table-cell table:style-name="ce349" table:formula="of:=[.F12]-[.F11]" office:value-type="float" office:value="0" calcext:value-type="float">
            <text:p>0</text:p>
          </table:table-cell>
          <table:table-cell table:style-name="ce349" table:formula="of:=[.G$1:.G$1048576]/([.E12]-[.E11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158" calcext:value-type="float">
            <text:p>158</text:p>
          </table:table-cell>
          <table:table-cell table:style-name="ce358" table:formula="of:=[.B$1:.B$1048576]/[.I$1:.I$1048576]" office:value-type="float" office:value="1" calcext:value-type="float">
            <text:p>1.000</text:p>
          </table:table-cell>
          <table:table-cell table:style-name="ce358" table:formula="of:=[.F$1:.F$1048576]/[.I$1:.I$1048576]" office:value-type="float" office:value="0" calcext:value-type="float">
            <text:p>0.000</text:p>
          </table:table-cell>
          <table:table-cell table:style-name="ce361" table:formula="of:=[.C$1:.C$1048576]/([.C$1:.C$1048576]+[.G$1:.G$1048576])" office:value-type="percentage" office:value="1" calcext:value-type="percentage">
            <text:p>100.00%</text:p>
          </table:table-cell>
          <table:table-cell table:style-name="ce361"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3-01-01" calcext:value-type="date">
            <text:p>01/01/13</text:p>
          </table:table-cell>
          <table:table-cell table:style-name="ce310" office:value-type="float" office:value="188" calcext:value-type="float">
            <text:p>188</text:p>
          </table:table-cell>
          <table:table-cell table:style-name="ce349" table:formula="of:=[.B13]-[.B12]" office:value-type="float" office:value="30" calcext:value-type="float">
            <text:p>30</text:p>
          </table:table-cell>
          <table:table-cell table:style-name="ce352" table:formula="of:=[.C$1:.C$1048576]/([.A13]-[.A12])*30.4375" office:value-type="float" office:value="12.8609154929577" calcext:value-type="float">
            <text:p>13</text:p>
          </table:table-cell>
          <table:table-cell table:style-name="ce346" office:value-type="date" office:date-value="2013-01-10" calcext:value-type="date">
            <text:p>01/10/13</text:p>
          </table:table-cell>
          <table:table-cell table:style-name="ce349" office:value-type="float" office:value="700" calcext:value-type="float">
            <text:p>700</text:p>
          </table:table-cell>
          <table:table-cell table:style-name="ce349" table:formula="of:=[.F13]-[.F12]" office:value-type="float" office:value="700" calcext:value-type="float">
            <text:p>700</text:p>
          </table:table-cell>
          <table:table-cell table:style-name="ce349" table:formula="of:=[.G$1:.G$1048576]/([.E13]-[.E12])*30.4375" office:value-type="float" office:value="0.516089768433291" calcext:value-type="float">
            <text:p>1</text:p>
          </table:table-cell>
          <table:table-cell table:style-name="ce349" table:formula="of:=[.B$1:.B$1048576]+[.F$1:.F$1048576]" office:value-type="float" office:value="888" calcext:value-type="float">
            <text:p>888</text:p>
          </table:table-cell>
          <table:table-cell table:style-name="ce358" table:formula="of:=[.B$1:.B$1048576]/[.I$1:.I$1048576]" office:value-type="float" office:value="0.211711711711712" calcext:value-type="float">
            <text:p>0.212</text:p>
          </table:table-cell>
          <table:table-cell table:style-name="ce358" table:formula="of:=[.F$1:.F$1048576]/[.I$1:.I$1048576]" office:value-type="float" office:value="0.788288288288288" calcext:value-type="float">
            <text:p>0.788</text:p>
          </table:table-cell>
          <table:table-cell table:style-name="ce361" table:formula="of:=[.C$1:.C$1048576]/([.C$1:.C$1048576]+[.G$1:.G$1048576])" office:value-type="percentage" office:value="0.0410958904109589" calcext:value-type="percentage">
            <text:p>4.11%</text:p>
          </table:table-cell>
          <table:table-cell table:style-name="ce361" table:formula="of:=[.G$1:.G$1048576]/([.C$1:.C$1048576]+[.G$1:.G$1048576])" office:value-type="percentage" office:value="0.958904109589041" calcext:value-type="percentage">
            <text:p>95.89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3-04-04" calcext:value-type="date">
            <text:p>04/04/13</text:p>
          </table:table-cell>
          <table:table-cell table:style-name="ce310" office:value-type="float" office:value="497" calcext:value-type="float">
            <text:p>497</text:p>
          </table:table-cell>
          <table:table-cell table:style-name="ce349" table:formula="of:=[.B14]-[.B13]" office:value-type="float" office:value="309" calcext:value-type="float">
            <text:p>309</text:p>
          </table:table-cell>
          <table:table-cell table:style-name="ce352" table:formula="of:=[.C$1:.C$1048576]/([.A14]-[.A13])*30.4375" office:value-type="float" office:value="101.131048387097" calcext:value-type="float">
            <text:p>101</text:p>
          </table:table-cell>
          <table:table-cell table:style-name="ce346" office:value-type="date" office:date-value="2013-04-04" calcext:value-type="date">
            <text:p>04/04/13</text:p>
          </table:table-cell>
          <table:table-cell table:style-name="ce349" office:value-type="float" office:value="820" calcext:value-type="float">
            <text:p>820</text:p>
          </table:table-cell>
          <table:table-cell table:style-name="ce349" table:formula="of:=[.F14]-[.F13]" office:value-type="float" office:value="120" calcext:value-type="float">
            <text:p>120</text:p>
          </table:table-cell>
          <table:table-cell table:style-name="ce349" table:formula="of:=[.G$1:.G$1048576]/([.E14]-[.E13])*30.4375" office:value-type="float" office:value="43.4821428571429" calcext:value-type="float">
            <text:p>43</text:p>
          </table:table-cell>
          <table:table-cell table:style-name="ce349" table:formula="of:=[.B$1:.B$1048576]+[.F$1:.F$1048576]" office:value-type="float" office:value="1317" calcext:value-type="float">
            <text:p>1,317</text:p>
          </table:table-cell>
          <table:table-cell table:style-name="ce358" table:formula="of:=[.B$1:.B$1048576]/[.I$1:.I$1048576]" office:value-type="float" office:value="0.377372817008352" calcext:value-type="float">
            <text:p>0.377</text:p>
          </table:table-cell>
          <table:table-cell table:style-name="ce358" table:formula="of:=[.F$1:.F$1048576]/[.I$1:.I$1048576]" office:value-type="float" office:value="0.622627182991648" calcext:value-type="float">
            <text:p>0.623</text:p>
          </table:table-cell>
          <table:table-cell table:style-name="ce361" table:formula="of:=[.C$1:.C$1048576]/([.C$1:.C$1048576]+[.G$1:.G$1048576])" office:value-type="percentage" office:value="0.72027972027972" calcext:value-type="percentage">
            <text:p>72.03%</text:p>
          </table:table-cell>
          <table:table-cell table:style-name="ce361" table:formula="of:=[.G$1:.G$1048576]/([.C$1:.C$1048576]+[.G$1:.G$1048576])" office:value-type="percentage" office:value="0.27972027972028" calcext:value-type="percentage">
            <text:p>27.97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3-06-23" calcext:value-type="date">
            <text:p>06/23/13</text:p>
          </table:table-cell>
          <table:table-cell table:style-name="ce310" office:value-type="float" office:value="549" calcext:value-type="float">
            <text:p>549</text:p>
          </table:table-cell>
          <table:table-cell table:style-name="ce349" table:formula="of:=[.B15]-[.B14]" office:value-type="float" office:value="52" calcext:value-type="float">
            <text:p>52</text:p>
          </table:table-cell>
          <table:table-cell table:style-name="ce352" table:formula="of:=[.C$1:.C$1048576]/([.A15]-[.A14])*30.4375" office:value-type="float" office:value="19.784375" calcext:value-type="float">
            <text:p>20</text:p>
          </table:table-cell>
          <table:table-cell table:style-name="ce346" office:value-type="date" office:date-value="2013-07-03" calcext:value-type="date">
            <text:p>07/03/13</text:p>
          </table:table-cell>
          <table:table-cell table:style-name="ce349" office:value-type="float" office:value="933" calcext:value-type="float">
            <text:p>933</text:p>
          </table:table-cell>
          <table:table-cell table:style-name="ce349" table:formula="of:=[.F15]-[.F14]" office:value-type="float" office:value="113" calcext:value-type="float">
            <text:p>113</text:p>
          </table:table-cell>
          <table:table-cell table:style-name="ce349" table:formula="of:=[.G$1:.G$1048576]/([.E15]-[.E14])*30.4375" office:value-type="float" office:value="38.2159722222222" calcext:value-type="float">
            <text:p>38</text:p>
          </table:table-cell>
          <table:table-cell table:style-name="ce349" table:formula="of:=[.B$1:.B$1048576]+[.F$1:.F$1048576]" office:value-type="float" office:value="1482" calcext:value-type="float">
            <text:p>1,482</text:p>
          </table:table-cell>
          <table:table-cell table:style-name="ce358" table:formula="of:=[.B$1:.B$1048576]/[.I$1:.I$1048576]" office:value-type="float" office:value="0.370445344129555" calcext:value-type="float">
            <text:p>0.370</text:p>
          </table:table-cell>
          <table:table-cell table:style-name="ce358" table:formula="of:=[.F$1:.F$1048576]/[.I$1:.I$1048576]" office:value-type="float" office:value="0.629554655870445" calcext:value-type="float">
            <text:p>0.630</text:p>
          </table:table-cell>
          <table:table-cell table:style-name="ce361" table:formula="of:=[.C$1:.C$1048576]/([.C$1:.C$1048576]+[.G$1:.G$1048576])" office:value-type="percentage" office:value="0.315151515151515" calcext:value-type="percentage">
            <text:p>31.52%</text:p>
          </table:table-cell>
          <table:table-cell table:style-name="ce361" table:formula="of:=[.G$1:.G$1048576]/([.C$1:.C$1048576]+[.G$1:.G$1048576])" office:value-type="percentage" office:value="0.684848484848485" calcext:value-type="percentage">
            <text:p>68.4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3-10-09" calcext:value-type="date">
            <text:p>10/09/13</text:p>
          </table:table-cell>
          <table:table-cell table:style-name="ce310" office:value-type="float" office:value="612" calcext:value-type="float">
            <text:p>612</text:p>
          </table:table-cell>
          <table:table-cell table:style-name="ce349" table:formula="of:=[.B16]-[.B15]" office:value-type="float" office:value="63" calcext:value-type="float">
            <text:p>63</text:p>
          </table:table-cell>
          <table:table-cell table:style-name="ce352" table:formula="of:=[.C$1:.C$1048576]/([.A16]-[.A15])*30.4375" office:value-type="float" office:value="17.7552083333333" calcext:value-type="float">
            <text:p>18</text:p>
          </table:table-cell>
          <table:table-cell table:style-name="ce346" office:value-type="date" office:date-value="2013-10-10" calcext:value-type="date">
            <text:p>10/10/13</text:p>
          </table:table-cell>
          <table:table-cell table:style-name="ce349" office:value-type="float" office:value="1100" calcext:value-type="float">
            <text:p>1,100</text:p>
          </table:table-cell>
          <table:table-cell table:style-name="ce349" table:formula="of:=[.F16]-[.F15]" office:value-type="float" office:value="167" calcext:value-type="float">
            <text:p>167</text:p>
          </table:table-cell>
          <table:table-cell table:style-name="ce349" table:formula="of:=[.G$1:.G$1048576]/([.E16]-[.E15])*30.4375" office:value-type="float" office:value="51.3440656565657" calcext:value-type="float">
            <text:p>51</text:p>
          </table:table-cell>
          <table:table-cell table:style-name="ce349" table:formula="of:=[.B$1:.B$1048576]+[.F$1:.F$1048576]" office:value-type="float" office:value="1712" calcext:value-type="float">
            <text:p>1,712</text:p>
          </table:table-cell>
          <table:table-cell table:style-name="ce358" table:formula="of:=[.B$1:.B$1048576]/[.I$1:.I$1048576]" office:value-type="float" office:value="0.357476635514019" calcext:value-type="float">
            <text:p>0.357</text:p>
          </table:table-cell>
          <table:table-cell table:style-name="ce358" table:formula="of:=[.F$1:.F$1048576]/[.I$1:.I$1048576]" office:value-type="float" office:value="0.642523364485981" calcext:value-type="float">
            <text:p>0.643</text:p>
          </table:table-cell>
          <table:table-cell table:style-name="ce361" table:formula="of:=[.C$1:.C$1048576]/([.C$1:.C$1048576]+[.G$1:.G$1048576])" office:value-type="percentage" office:value="0.273913043478261" calcext:value-type="percentage">
            <text:p>27.39%</text:p>
          </table:table-cell>
          <table:table-cell table:style-name="ce361" table:formula="of:=[.G$1:.G$1048576]/([.C$1:.C$1048576]+[.G$1:.G$1048576])" office:value-type="percentage" office:value="0.726086956521739" calcext:value-type="percentage">
            <text:p>72.61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4-01-22" calcext:value-type="date">
            <text:p>01/22/14</text:p>
          </table:table-cell>
          <table:table-cell table:style-name="ce310" office:value-type="float" office:value="703" calcext:value-type="float">
            <text:p>703</text:p>
          </table:table-cell>
          <table:table-cell table:style-name="ce349" table:formula="of:=[.B17]-[.B16]" office:value-type="float" office:value="91" calcext:value-type="float">
            <text:p>91</text:p>
          </table:table-cell>
          <table:table-cell table:style-name="ce352" table:formula="of:=[.C$1:.C$1048576]/([.A17]-[.A16])*30.4375" office:value-type="float" office:value="26.3791666666667" calcext:value-type="float">
            <text:p>26</text:p>
          </table:table-cell>
          <table:table-cell table:style-name="ce346" office:value-type="date" office:date-value="2014-01-22" calcext:value-type="date">
            <text:p>01/22/14</text:p>
          </table:table-cell>
          <table:table-cell table:style-name="ce349" office:value-type="float" office:value="1200" calcext:value-type="float">
            <text:p>1,200</text:p>
          </table:table-cell>
          <table:table-cell table:style-name="ce349" table:formula="of:=[.F17]-[.F16]" office:value-type="float" office:value="100" calcext:value-type="float">
            <text:p>100</text:p>
          </table:table-cell>
          <table:table-cell table:style-name="ce349" table:formula="of:=[.G$1:.G$1048576]/([.E17]-[.E16])*30.4375" office:value-type="float" office:value="29.2668269230769" calcext:value-type="float">
            <text:p>29</text:p>
          </table:table-cell>
          <table:table-cell table:style-name="ce349" table:formula="of:=[.B$1:.B$1048576]+[.F$1:.F$1048576]" office:value-type="float" office:value="1903" calcext:value-type="float">
            <text:p>1,903</text:p>
          </table:table-cell>
          <table:table-cell table:style-name="ce358" table:formula="of:=[.B$1:.B$1048576]/[.I$1:.I$1048576]" office:value-type="float" office:value="0.369416710457173" calcext:value-type="float">
            <text:p>0.369</text:p>
          </table:table-cell>
          <table:table-cell table:style-name="ce358" table:formula="of:=[.F$1:.F$1048576]/[.I$1:.I$1048576]" office:value-type="float" office:value="0.630583289542827" calcext:value-type="float">
            <text:p>0.631</text:p>
          </table:table-cell>
          <table:table-cell table:style-name="ce361" table:formula="of:=[.C$1:.C$1048576]/([.C$1:.C$1048576]+[.G$1:.G$1048576])" office:value-type="percentage" office:value="0.476439790575916" calcext:value-type="percentage">
            <text:p>47.64%</text:p>
          </table:table-cell>
          <table:table-cell table:style-name="ce361" table:formula="of:=[.G$1:.G$1048576]/([.C$1:.C$1048576]+[.G$1:.G$1048576])" office:value-type="percentage" office:value="0.523560209424084" calcext:value-type="percentage">
            <text:p>52.36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4-04-04" calcext:value-type="date">
            <text:p>04/04/14</text:p>
          </table:table-cell>
          <table:table-cell table:style-name="ce310" office:value-type="float" office:value="772" calcext:value-type="float">
            <text:p>772</text:p>
          </table:table-cell>
          <table:table-cell table:style-name="ce349" table:formula="of:=[.B18]-[.B17]" office:value-type="float" office:value="69" calcext:value-type="float">
            <text:p>69</text:p>
          </table:table-cell>
          <table:table-cell table:style-name="ce352" table:formula="of:=[.C$1:.C$1048576]/([.A18]-[.A17])*30.4375" office:value-type="float" office:value="29.1692708333333" calcext:value-type="float">
            <text:p>29</text:p>
          </table:table-cell>
          <table:table-cell table:style-name="ce346" office:value-type="date" office:date-value="2014-04-07" calcext:value-type="date">
            <text:p>04/07/14</text:p>
          </table:table-cell>
          <table:table-cell table:style-name="ce349" office:value-type="float" office:value="1400" calcext:value-type="float">
            <text:p>1,400</text:p>
          </table:table-cell>
          <table:table-cell table:style-name="ce349" table:formula="of:=[.F18]-[.F17]" office:value-type="float" office:value="200" calcext:value-type="float">
            <text:p>200</text:p>
          </table:table-cell>
          <table:table-cell table:style-name="ce349" table:formula="of:=[.G$1:.G$1048576]/([.E18]-[.E17])*30.4375" office:value-type="float" office:value="81.1666666666667" calcext:value-type="float">
            <text:p>81</text:p>
          </table:table-cell>
          <table:table-cell table:style-name="ce349" table:formula="of:=[.B$1:.B$1048576]+[.F$1:.F$1048576]" office:value-type="float" office:value="2172" calcext:value-type="float">
            <text:p>2,172</text:p>
          </table:table-cell>
          <table:table-cell table:style-name="ce358" table:formula="of:=[.B$1:.B$1048576]/[.I$1:.I$1048576]" office:value-type="float" office:value="0.355432780847145" calcext:value-type="float">
            <text:p>0.355</text:p>
          </table:table-cell>
          <table:table-cell table:style-name="ce358" table:formula="of:=[.F$1:.F$1048576]/[.I$1:.I$1048576]" office:value-type="float" office:value="0.644567219152855" calcext:value-type="float">
            <text:p>0.645</text:p>
          </table:table-cell>
          <table:table-cell table:style-name="ce361" table:formula="of:=[.C$1:.C$1048576]/([.C$1:.C$1048576]+[.G$1:.G$1048576])" office:value-type="percentage" office:value="0.256505576208178" calcext:value-type="percentage">
            <text:p>25.65%</text:p>
          </table:table-cell>
          <table:table-cell table:style-name="ce361" table:formula="of:=[.G$1:.G$1048576]/([.C$1:.C$1048576]+[.G$1:.G$1048576])" office:value-type="percentage" office:value="0.743494423791822" calcext:value-type="percentage">
            <text:p>74.3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4-07-05" calcext:value-type="date">
            <text:p>07/05/14</text:p>
          </table:table-cell>
          <table:table-cell table:style-name="ce310" office:value-type="float" office:value="840" calcext:value-type="float">
            <text:p>840</text:p>
          </table:table-cell>
          <table:table-cell table:style-name="ce349" table:formula="of:=[.B19]-[.B18]" office:value-type="float" office:value="68" calcext:value-type="float">
            <text:p>68</text:p>
          </table:table-cell>
          <table:table-cell table:style-name="ce352" table:formula="of:=[.C$1:.C$1048576]/([.A19]-[.A18])*30.4375" office:value-type="float" office:value="22.4972826086957" calcext:value-type="float">
            <text:p>22</text:p>
          </table:table-cell>
          <table:table-cell table:style-name="ce346" office:value-type="date" office:date-value="2014-07-03" calcext:value-type="date">
            <text:p>07/03/14</text:p>
          </table:table-cell>
          <table:table-cell table:style-name="ce349" office:value-type="float" office:value="1500" calcext:value-type="float">
            <text:p>1,500</text:p>
          </table:table-cell>
          <table:table-cell table:style-name="ce349" table:formula="of:=[.F19]-[.F18]" office:value-type="float" office:value="100" calcext:value-type="float">
            <text:p>100</text:p>
          </table:table-cell>
          <table:table-cell table:style-name="ce349" table:formula="of:=[.G$1:.G$1048576]/([.E19]-[.E18])*30.4375" office:value-type="float" office:value="34.985632183908" calcext:value-type="float">
            <text:p>35</text:p>
          </table:table-cell>
          <table:table-cell table:style-name="ce349" table:formula="of:=[.B$1:.B$1048576]+[.F$1:.F$1048576]" office:value-type="float" office:value="2340" calcext:value-type="float">
            <text:p>2,340</text:p>
          </table:table-cell>
          <table:table-cell table:style-name="ce358" table:formula="of:=[.B$1:.B$1048576]/[.I$1:.I$1048576]" office:value-type="float" office:value="0.358974358974359" calcext:value-type="float">
            <text:p>0.359</text:p>
          </table:table-cell>
          <table:table-cell table:style-name="ce358" table:formula="of:=[.F$1:.F$1048576]/[.I$1:.I$1048576]" office:value-type="float" office:value="0.641025641025641" calcext:value-type="float">
            <text:p>0.641</text:p>
          </table:table-cell>
          <table:table-cell table:style-name="ce361" table:formula="of:=[.C$1:.C$1048576]/([.C$1:.C$1048576]+[.G$1:.G$1048576])" office:value-type="percentage" office:value="0.404761904761905" calcext:value-type="percentage">
            <text:p>40.48%</text:p>
          </table:table-cell>
          <table:table-cell table:style-name="ce361" table:formula="of:=[.G$1:.G$1048576]/([.C$1:.C$1048576]+[.G$1:.G$1048576])" office:value-type="percentage" office:value="0.595238095238095" calcext:value-type="percentage">
            <text:p>59.52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4-10-04" calcext:value-type="date">
            <text:p>10/04/14</text:p>
          </table:table-cell>
          <table:table-cell table:style-name="ce310" office:value-type="float" office:value="925" calcext:value-type="float">
            <text:p>925</text:p>
          </table:table-cell>
          <table:table-cell table:style-name="ce349" table:formula="of:=[.B20]-[.B19]" office:value-type="float" office:value="85" calcext:value-type="float">
            <text:p>85</text:p>
          </table:table-cell>
          <table:table-cell table:style-name="ce352" table:formula="of:=[.C$1:.C$1048576]/([.A20]-[.A19])*30.4375" office:value-type="float" office:value="28.4306318681319" calcext:value-type="float">
            <text:p>28</text:p>
          </table:table-cell>
          <table:table-cell table:style-name="ce346" office:value-type="date" office:date-value="2014-10-04" calcext:value-type="date">
            <text:p>10/04/14</text:p>
          </table:table-cell>
          <table:table-cell table:style-name="ce349" office:value-type="float" office:value="1600" calcext:value-type="float">
            <text:p>1,600</text:p>
          </table:table-cell>
          <table:table-cell table:style-name="ce349" table:formula="of:=[.F20]-[.F19]" office:value-type="float" office:value="100" calcext:value-type="float">
            <text:p>100</text:p>
          </table:table-cell>
          <table:table-cell table:style-name="ce349" table:formula="of:=[.G$1:.G$1048576]/([.E20]-[.E19])*30.4375" office:value-type="float" office:value="32.7284946236559" calcext:value-type="float">
            <text:p>33</text:p>
          </table:table-cell>
          <table:table-cell table:style-name="ce349" table:formula="of:=[.B$1:.B$1048576]+[.F$1:.F$1048576]" office:value-type="float" office:value="2525" calcext:value-type="float">
            <text:p>2,525</text:p>
          </table:table-cell>
          <table:table-cell table:style-name="ce358" table:formula="of:=[.B$1:.B$1048576]/[.I$1:.I$1048576]" office:value-type="float" office:value="0.366336633663366" calcext:value-type="float">
            <text:p>0.366</text:p>
          </table:table-cell>
          <table:table-cell table:style-name="ce358" table:formula="of:=[.F$1:.F$1048576]/[.I$1:.I$1048576]" office:value-type="float" office:value="0.633663366336634" calcext:value-type="float">
            <text:p>0.634</text:p>
          </table:table-cell>
          <table:table-cell table:style-name="ce361" table:formula="of:=[.C$1:.C$1048576]/([.C$1:.C$1048576]+[.G$1:.G$1048576])" office:value-type="percentage" office:value="0.45945945945946" calcext:value-type="percentage">
            <text:p>45.95%</text:p>
          </table:table-cell>
          <table:table-cell table:style-name="ce361" table:formula="of:=[.G$1:.G$1048576]/([.C$1:.C$1048576]+[.G$1:.G$1048576])" office:value-type="percentage" office:value="0.540540540540541" calcext:value-type="percentage">
            <text:p>54.05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5-01-07" calcext:value-type="date">
            <text:p>01/07/15</text:p>
          </table:table-cell>
          <table:table-cell table:style-name="ce310" office:value-type="float" office:value="1002" calcext:value-type="float">
            <text:p>1,002</text:p>
          </table:table-cell>
          <table:table-cell table:style-name="ce349" table:formula="of:=[.B21]-[.B20]" office:value-type="float" office:value="77" calcext:value-type="float">
            <text:p>77</text:p>
          </table:table-cell>
          <table:table-cell table:style-name="ce352" table:formula="of:=[.C$1:.C$1048576]/([.A21]-[.A20])*30.4375" office:value-type="float" office:value="24.6703947368421" calcext:value-type="float">
            <text:p>25</text:p>
          </table:table-cell>
          <table:table-cell table:style-name="ce346" office:value-type="date" office:date-value="2015-01-09" calcext:value-type="date">
            <text:p>01/09/15</text:p>
          </table:table-cell>
          <table:table-cell table:style-name="ce349" office:value-type="float" office:value="1700" calcext:value-type="float">
            <text:p>1,700</text:p>
          </table:table-cell>
          <table:table-cell table:style-name="ce349" table:formula="of:=[.F21]-[.F20]" office:value-type="float" office:value="100" calcext:value-type="float">
            <text:p>100</text:p>
          </table:table-cell>
          <table:table-cell table:style-name="ce349" table:formula="of:=[.G$1:.G$1048576]/([.E21]-[.E20])*30.4375" office:value-type="float" office:value="31.3788659793814" calcext:value-type="float">
            <text:p>31</text:p>
          </table:table-cell>
          <table:table-cell table:style-name="ce349" table:formula="of:=[.B$1:.B$1048576]+[.F$1:.F$1048576]" office:value-type="float" office:value="2702" calcext:value-type="float">
            <text:p>2,702</text:p>
          </table:table-cell>
          <table:table-cell table:style-name="ce358" table:formula="of:=[.B$1:.B$1048576]/[.I$1:.I$1048576]" office:value-type="float" office:value="0.370836417468542" calcext:value-type="float">
            <text:p>0.371</text:p>
          </table:table-cell>
          <table:table-cell table:style-name="ce358" table:formula="of:=[.F$1:.F$1048576]/[.I$1:.I$1048576]" office:value-type="float" office:value="0.629163582531458" calcext:value-type="float">
            <text:p>0.629</text:p>
          </table:table-cell>
          <table:table-cell table:style-name="ce361" table:formula="of:=[.C$1:.C$1048576]/([.C$1:.C$1048576]+[.G$1:.G$1048576])" office:value-type="percentage" office:value="0.435028248587571" calcext:value-type="percentage">
            <text:p>43.50%</text:p>
          </table:table-cell>
          <table:table-cell table:style-name="ce361" table:formula="of:=[.G$1:.G$1048576]/([.C$1:.C$1048576]+[.G$1:.G$1048576])" office:value-type="percentage" office:value="0.564971751412429" calcext:value-type="percentage">
            <text:p>56.50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5-06-23" calcext:value-type="date">
            <text:p>06/23/15</text:p>
          </table:table-cell>
          <table:table-cell table:style-name="ce310" office:value-type="float" office:value="1155" calcext:value-type="float">
            <text:p>1,155</text:p>
          </table:table-cell>
          <table:table-cell table:style-name="ce349" table:formula="of:=[.B22]-[.B21]" office:value-type="float" office:value="153" calcext:value-type="float">
            <text:p>153</text:p>
          </table:table-cell>
          <table:table-cell table:style-name="ce352" table:formula="of:=[.C$1:.C$1048576]/([.A22]-[.A21])*30.4375" office:value-type="float" office:value="27.8858532934132" calcext:value-type="float">
            <text:p>28</text:p>
          </table:table-cell>
          <table:table-cell table:style-name="ce346" office:value-type="date" office:date-value="2015-06-23" calcext:value-type="date">
            <text:p>06/23/15</text:p>
          </table:table-cell>
          <table:table-cell table:style-name="ce349" office:value-type="float" office:value="1900" calcext:value-type="float">
            <text:p>1,900</text:p>
          </table:table-cell>
          <table:table-cell table:style-name="ce349" table:formula="of:=[.F22]-[.F21]" office:value-type="float" office:value="200" calcext:value-type="float">
            <text:p>200</text:p>
          </table:table-cell>
          <table:table-cell table:style-name="ce349" table:formula="of:=[.G$1:.G$1048576]/([.E22]-[.E21])*30.4375" office:value-type="float" office:value="36.8939393939394" calcext:value-type="float">
            <text:p>37</text:p>
          </table:table-cell>
          <table:table-cell table:style-name="ce349" table:formula="of:=[.B$1:.B$1048576]+[.F$1:.F$1048576]" office:value-type="float" office:value="3055" calcext:value-type="float">
            <text:p>3,055</text:p>
          </table:table-cell>
          <table:table-cell table:style-name="ce358" table:formula="of:=[.B$1:.B$1048576]/[.I$1:.I$1048576]" office:value-type="float" office:value="0.378068739770867" calcext:value-type="float">
            <text:p>0.378</text:p>
          </table:table-cell>
          <table:table-cell table:style-name="ce358" table:formula="of:=[.F$1:.F$1048576]/[.I$1:.I$1048576]" office:value-type="float" office:value="0.621931260229133" calcext:value-type="float">
            <text:p>0.622</text:p>
          </table:table-cell>
          <table:table-cell table:style-name="ce361" table:formula="of:=[.C$1:.C$1048576]/([.C$1:.C$1048576]+[.G$1:.G$1048576])" office:value-type="percentage" office:value="0.43342776203966" calcext:value-type="percentage">
            <text:p>43.34%</text:p>
          </table:table-cell>
          <table:table-cell table:style-name="ce361" table:formula="of:=[.G$1:.G$1048576]/([.C$1:.C$1048576]+[.G$1:.G$1048576])" office:value-type="percentage" office:value="0.56657223796034" calcext:value-type="percentage">
            <text:p>56.6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5-10-03" calcext:value-type="date">
            <text:p>10/03/15</text:p>
          </table:table-cell>
          <table:table-cell table:style-name="ce310" office:value-type="float" office:value="1231" calcext:value-type="float">
            <text:p>1,231</text:p>
          </table:table-cell>
          <table:table-cell table:style-name="ce349" table:formula="of:=[.B23]-[.B22]" office:value-type="float" office:value="76" calcext:value-type="float">
            <text:p>76</text:p>
          </table:table-cell>
          <table:table-cell table:style-name="ce352" table:formula="of:=[.C$1:.C$1048576]/([.A23]-[.A22])*30.4375" office:value-type="float" office:value="22.6789215686275" calcext:value-type="float">
            <text:p>23</text:p>
          </table:table-cell>
          <table:table-cell table:style-name="ce346" office:value-type="date" office:date-value="2015-10-15" calcext:value-type="date">
            <text:p>10/15/15</text:p>
          </table:table-cell>
          <table:table-cell table:style-name="ce349" office:value-type="float" office:value="2100" calcext:value-type="float">
            <text:p>2,100</text:p>
          </table:table-cell>
          <table:table-cell table:style-name="ce349" table:formula="of:=[.F23]-[.F22]" office:value-type="float" office:value="200" calcext:value-type="float">
            <text:p>200</text:p>
          </table:table-cell>
          <table:table-cell table:style-name="ce349" table:formula="of:=[.G$1:.G$1048576]/([.E23]-[.E22])*30.4375" office:value-type="float" office:value="53.3991228070175" calcext:value-type="float">
            <text:p>53</text:p>
          </table:table-cell>
          <table:table-cell table:style-name="ce349" table:formula="of:=[.B$1:.B$1048576]+[.F$1:.F$1048576]" office:value-type="float" office:value="3331" calcext:value-type="float">
            <text:p>3,331</text:p>
          </table:table-cell>
          <table:table-cell table:style-name="ce358" table:formula="of:=[.B$1:.B$1048576]/[.I$1:.I$1048576]" office:value-type="float" office:value="0.369558691083759" calcext:value-type="float">
            <text:p>0.370</text:p>
          </table:table-cell>
          <table:table-cell table:style-name="ce358" table:formula="of:=[.F$1:.F$1048576]/[.I$1:.I$1048576]" office:value-type="float" office:value="0.630441308916241" calcext:value-type="float">
            <text:p>0.630</text:p>
          </table:table-cell>
          <table:table-cell table:style-name="ce361" table:formula="of:=[.C$1:.C$1048576]/([.C$1:.C$1048576]+[.G$1:.G$1048576])" office:value-type="percentage" office:value="0.27536231884058" calcext:value-type="percentage">
            <text:p>27.54%</text:p>
          </table:table-cell>
          <table:table-cell table:style-name="ce361" table:formula="of:=[.G$1:.G$1048576]/([.C$1:.C$1048576]+[.G$1:.G$1048576])" office:value-type="percentage" office:value="0.72463768115942" calcext:value-type="percentage">
            <text:p>72.4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6-01-07" calcext:value-type="date">
            <text:p>01/07/16</text:p>
          </table:table-cell>
          <table:table-cell table:style-name="ce310" office:value-type="float" office:value="1285" calcext:value-type="float">
            <text:p>1,285</text:p>
          </table:table-cell>
          <table:table-cell table:style-name="ce349" table:formula="of:=[.B24]-[.B23]" office:value-type="float" office:value="54" calcext:value-type="float">
            <text:p>54</text:p>
          </table:table-cell>
          <table:table-cell table:style-name="ce352" table:formula="of:=[.C$1:.C$1048576]/([.A24]-[.A23])*30.4375" office:value-type="float" office:value="17.12109375" calcext:value-type="float">
            <text:p>17</text:p>
          </table:table-cell>
          <table:table-cell table:style-name="ce346" office:value-type="date" office:date-value="2016-01-05" calcext:value-type="date">
            <text:p>01/05/16</text:p>
          </table:table-cell>
          <table:table-cell table:style-name="ce349" office:value-type="float" office:value="2100" calcext:value-type="float">
            <text:p>2,1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6-04-06" calcext:value-type="date">
            <text:p>04/06/16</text:p>
          </table:table-cell>
          <table:table-cell table:style-name="ce310" office:value-type="float" office:value="1322" calcext:value-type="float">
            <text:p>1,322</text:p>
          </table:table-cell>
          <table:table-cell table:style-name="ce349" table:formula="of:=[.B25]-[.B24]" office:value-type="float" office:value="37" calcext:value-type="float">
            <text:p>37</text:p>
          </table:table-cell>
          <table:table-cell table:style-name="ce352" table:formula="of:=[.C$1:.C$1048576]/([.A25]-[.A24])*30.4375" office:value-type="float" office:value="12.5131944444444" calcext:value-type="float">
            <text:p>13</text:p>
          </table:table-cell>
          <table:table-cell table:style-name="ce346" office:value-type="date" office:date-value="2016-04-06" calcext:value-type="date">
            <text:p>04/06/16</text:p>
          </table:table-cell>
          <table:table-cell table:style-name="ce349" office:value-type="float" office:value="2200" calcext:value-type="float">
            <text:p>2,200</text:p>
          </table:table-cell>
          <table:table-cell table:style-name="ce349" table:formula="of:=[.F25]-[.F24]" office:value-type="float" office:value="100" calcext:value-type="float">
            <text:p>100</text:p>
          </table:table-cell>
          <table:table-cell table:style-name="ce349" table:formula="of:=[.G$1:.G$1048576]/([.E25]-[.E24])*30.4375" office:value-type="float" office:value="33.0842391304348" calcext:value-type="float">
            <text:p>33</text:p>
          </table:table-cell>
          <table:table-cell table:style-name="ce349" table:formula="of:=[.B$1:.B$1048576]+[.F$1:.F$1048576]" office:value-type="float" office:value="3522" calcext:value-type="float">
            <text:p>3,522</text:p>
          </table:table-cell>
          <table:table-cell table:style-name="ce358" table:formula="of:=[.B$1:.B$1048576]/[.I$1:.I$1048576]" office:value-type="float" office:value="0.375354911981828" calcext:value-type="float">
            <text:p>0.375</text:p>
          </table:table-cell>
          <table:table-cell table:style-name="ce358" table:formula="of:=[.F$1:.F$1048576]/[.I$1:.I$1048576]" office:value-type="float" office:value="0.624645088018172" calcext:value-type="float">
            <text:p>0.625</text:p>
          </table:table-cell>
          <table:table-cell table:style-name="ce361" table:formula="of:=[.C$1:.C$1048576]/([.C$1:.C$1048576]+[.G$1:.G$1048576])" office:value-type="percentage" office:value="0.27007299270073" calcext:value-type="percentage">
            <text:p>27.01%</text:p>
          </table:table-cell>
          <table:table-cell table:style-name="ce361" table:formula="of:=[.G$1:.G$1048576]/([.C$1:.C$1048576]+[.G$1:.G$1048576])" office:value-type="percentage" office:value="0.72992700729927" calcext:value-type="percentage">
            <text:p>72.99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6-07-04" calcext:value-type="date">
            <text:p>07/04/16</text:p>
          </table:table-cell>
          <table:table-cell table:style-name="ce310" office:value-type="float" office:value="1362" calcext:value-type="float">
            <text:p>1,362</text:p>
          </table:table-cell>
          <table:table-cell table:style-name="ce349" table:formula="of:=[.B26]-[.B25]" office:value-type="float" office:value="40" calcext:value-type="float">
            <text:p>40</text:p>
          </table:table-cell>
          <table:table-cell table:style-name="ce352" table:formula="of:=[.C$1:.C$1048576]/([.A26]-[.A25])*30.4375" office:value-type="float" office:value="13.6797752808989" calcext:value-type="float">
            <text:p>14</text:p>
          </table:table-cell>
          <table:table-cell table:style-name="ce346" office:value-type="date" office:date-value="2016-07-08" calcext:value-type="date">
            <text:p>07/08/16</text:p>
          </table:table-cell>
          <table:table-cell table:style-name="ce349" office:value-type="float" office:value="2200" calcext:value-type="float">
            <text:p>2,2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6-10-01" calcext:value-type="date">
            <text:p>10/01/16</text:p>
          </table:table-cell>
          <table:table-cell table:style-name="ce310" office:value-type="float" office:value="1386" calcext:value-type="float">
            <text:p>1,386</text:p>
          </table:table-cell>
          <table:table-cell table:style-name="ce349" table:formula="of:=[.B27]-[.B26]" office:value-type="float" office:value="24" calcext:value-type="float">
            <text:p>24</text:p>
          </table:table-cell>
          <table:table-cell table:style-name="ce352" table:formula="of:=[.C$1:.C$1048576]/([.A27]-[.A26])*30.4375" office:value-type="float" office:value="8.20786516853933" calcext:value-type="float">
            <text:p>8</text:p>
          </table:table-cell>
          <table:table-cell table:style-name="ce346" office:value-type="date" office:date-value="2016-09-23" calcext:value-type="date">
            <text:p>09/23/16</text:p>
          </table:table-cell>
          <table:table-cell table:style-name="ce349" office:value-type="float" office:value="2300" calcext:value-type="float">
            <text:p>2,300</text:p>
          </table:table-cell>
          <table:table-cell table:style-name="ce349" table:formula="of:=[.F27]-[.F26]" office:value-type="float" office:value="100" calcext:value-type="float">
            <text:p>100</text:p>
          </table:table-cell>
          <table:table-cell table:style-name="ce349" table:formula="of:=[.G$1:.G$1048576]/([.E27]-[.E26])*30.4375" office:value-type="float" office:value="39.5292207792208" calcext:value-type="float">
            <text:p>40</text:p>
          </table:table-cell>
          <table:table-cell table:style-name="ce349" table:formula="of:=[.B$1:.B$1048576]+[.F$1:.F$1048576]" office:value-type="float" office:value="3686" calcext:value-type="float">
            <text:p>3,686</text:p>
          </table:table-cell>
          <table:table-cell table:style-name="ce358" table:formula="of:=[.B$1:.B$1048576]/[.I$1:.I$1048576]" office:value-type="float" office:value="0.376017362995117" calcext:value-type="float">
            <text:p>0.376</text:p>
          </table:table-cell>
          <table:table-cell table:style-name="ce358" table:formula="of:=[.F$1:.F$1048576]/[.I$1:.I$1048576]" office:value-type="float" office:value="0.623982637004883" calcext:value-type="float">
            <text:p>0.624</text:p>
          </table:table-cell>
          <table:table-cell table:style-name="ce361" table:formula="of:=[.C$1:.C$1048576]/([.C$1:.C$1048576]+[.G$1:.G$1048576])" office:value-type="percentage" office:value="0.193548387096774" calcext:value-type="percentage">
            <text:p>19.35%</text:p>
          </table:table-cell>
          <table:table-cell table:style-name="ce361" table:formula="of:=[.G$1:.G$1048576]/([.C$1:.C$1048576]+[.G$1:.G$1048576])" office:value-type="percentage" office:value="0.806451612903226" calcext:value-type="percentage">
            <text:p>80.6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7-01-02" calcext:value-type="date">
            <text:p>01/02/17</text:p>
          </table:table-cell>
          <table:table-cell table:style-name="ce310" office:value-type="float" office:value="1451" calcext:value-type="float">
            <text:p>1,451</text:p>
          </table:table-cell>
          <table:table-cell table:style-name="ce349" table:formula="of:=[.B28]-[.B27]" office:value-type="float" office:value="65" calcext:value-type="float">
            <text:p>65</text:p>
          </table:table-cell>
          <table:table-cell table:style-name="ce352" table:formula="of:=[.C$1:.C$1048576]/([.A28]-[.A27])*30.4375" office:value-type="float" office:value="21.2735215053763" calcext:value-type="float">
            <text:p>21</text:p>
          </table:table-cell>
          <table:table-cell table:style-name="ce346" office:value-type="date" office:date-value="2017-01-14" calcext:value-type="date">
            <text:p>01/14/17</text:p>
          </table:table-cell>
          <table:table-cell table:style-name="ce349" office:value-type="float" office:value="2300" calcext:value-type="float">
            <text:p>2,3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7-04-02" calcext:value-type="date">
            <text:p>04/02/17</text:p>
          </table:table-cell>
          <table:table-cell table:style-name="ce310" office:value-type="float" office:value="1552" calcext:value-type="float">
            <text:p>1,552</text:p>
          </table:table-cell>
          <table:table-cell table:style-name="ce349" table:formula="of:=[.B29]-[.B28]" office:value-type="float" office:value="101" calcext:value-type="float">
            <text:p>101</text:p>
          </table:table-cell>
          <table:table-cell table:style-name="ce352" table:formula="of:=[.C$1:.C$1048576]/([.A29]-[.A28])*30.4375" office:value-type="float" office:value="34.1576388888889" calcext:value-type="float">
            <text:p>34</text:p>
          </table:table-cell>
          <table:table-cell table:style-name="ce346" office:value-type="date" office:date-value="2017-04-03" calcext:value-type="date">
            <text:p>04/03/17</text:p>
          </table:table-cell>
          <table:table-cell table:style-name="ce349" office:value-type="float" office:value="2400" calcext:value-type="float">
            <text:p>2,400</text:p>
          </table:table-cell>
          <table:table-cell table:style-name="ce349" table:formula="of:=[.F29]-[.F28]" office:value-type="float" office:value="100" calcext:value-type="float">
            <text:p>100</text:p>
          </table:table-cell>
          <table:table-cell table:style-name="ce349" table:formula="of:=[.G$1:.G$1048576]/([.E29]-[.E28])*30.4375" office:value-type="float" office:value="38.5284810126582" calcext:value-type="float">
            <text:p>39</text:p>
          </table:table-cell>
          <table:table-cell table:style-name="ce349" table:formula="of:=[.B$1:.B$1048576]+[.F$1:.F$1048576]" office:value-type="float" office:value="3952" calcext:value-type="float">
            <text:p>3,952</text:p>
          </table:table-cell>
          <table:table-cell table:style-name="ce358" table:formula="of:=[.B$1:.B$1048576]/[.I$1:.I$1048576]" office:value-type="float" office:value="0.392712550607287" calcext:value-type="float">
            <text:p>0.393</text:p>
          </table:table-cell>
          <table:table-cell table:style-name="ce358" table:formula="of:=[.F$1:.F$1048576]/[.I$1:.I$1048576]" office:value-type="float" office:value="0.607287449392712" calcext:value-type="float">
            <text:p>0.607</text:p>
          </table:table-cell>
          <table:table-cell table:style-name="ce361" table:formula="of:=[.C$1:.C$1048576]/([.C$1:.C$1048576]+[.G$1:.G$1048576])" office:value-type="percentage" office:value="0.502487562189055" calcext:value-type="percentage">
            <text:p>50.25%</text:p>
          </table:table-cell>
          <table:table-cell table:style-name="ce361" table:formula="of:=[.G$1:.G$1048576]/([.C$1:.C$1048576]+[.G$1:.G$1048576])" office:value-type="percentage" office:value="0.497512437810945" calcext:value-type="percentage">
            <text:p>49.7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7-07-03" calcext:value-type="date">
            <text:p>07/03/17</text:p>
          </table:table-cell>
          <table:table-cell table:style-name="ce310" office:value-type="float" office:value="1621" calcext:value-type="float">
            <text:p>1,621</text:p>
          </table:table-cell>
          <table:table-cell table:style-name="ce349" table:formula="of:=[.B30]-[.B29]" office:value-type="float" office:value="69" calcext:value-type="float">
            <text:p>69</text:p>
          </table:table-cell>
          <table:table-cell table:style-name="ce352" table:formula="of:=[.C$1:.C$1048576]/([.A30]-[.A29])*30.4375" office:value-type="float" office:value="22.828125" calcext:value-type="float">
            <text:p>23</text:p>
          </table:table-cell>
          <table:table-cell table:style-name="ce346" office:value-type="date" office:date-value="2017-07-03" calcext:value-type="date">
            <text:p>07/03/17</text:p>
          </table:table-cell>
          <table:table-cell table:style-name="ce349" office:value-type="float" office:value="2400" calcext:value-type="float">
            <text:p>2,4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7-10-03" calcext:value-type="date">
            <text:p>10/03/17</text:p>
          </table:table-cell>
          <table:table-cell table:style-name="ce310" office:value-type="float" office:value="1675" calcext:value-type="float">
            <text:p>1,675</text:p>
          </table:table-cell>
          <table:table-cell table:style-name="ce349" table:formula="of:=[.B31]-[.B30]" office:value-type="float" office:value="54" calcext:value-type="float">
            <text:p>54</text:p>
          </table:table-cell>
          <table:table-cell table:style-name="ce352" table:formula="of:=[.C$1:.C$1048576]/([.A31]-[.A30])*30.4375" office:value-type="float" office:value="17.8654891304348" calcext:value-type="float">
            <text:p>18</text:p>
          </table:table-cell>
          <table:table-cell table:style-name="ce346" office:value-type="date" office:date-value="2017-10-03" calcext:value-type="date">
            <text:p>10/03/17</text:p>
          </table:table-cell>
          <table:table-cell table:style-name="ce349" office:value-type="float" office:value="2400" calcext:value-type="float">
            <text:p>2,4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8-01-01" calcext:value-type="date">
            <text:p>01/01/18</text:p>
          </table:table-cell>
          <table:table-cell table:style-name="ce310" office:value-type="float" office:value="1727" calcext:value-type="float">
            <text:p>1,727</text:p>
          </table:table-cell>
          <table:table-cell table:style-name="ce349" table:formula="of:=[.B32]-[.B31]" office:value-type="float" office:value="52" calcext:value-type="float">
            <text:p>52</text:p>
          </table:table-cell>
          <table:table-cell table:style-name="ce352" table:formula="of:=[.C$1:.C$1048576]/([.A32]-[.A31])*30.4375" office:value-type="float" office:value="17.5861111111111" calcext:value-type="float">
            <text:p>18</text:p>
          </table:table-cell>
          <table:table-cell table:style-name="ce346" office:value-type="date" office:date-value="2018-01-10" calcext:value-type="date">
            <text:p>01/10/18</text:p>
          </table:table-cell>
          <table:table-cell table:style-name="ce349" office:value-type="float" office:value="2500" calcext:value-type="float">
            <text:p>2,500</text:p>
          </table:table-cell>
          <table:table-cell table:style-name="ce349" table:formula="of:=[.F32]-[.F31]" office:value-type="float" office:value="100" calcext:value-type="float">
            <text:p>100</text:p>
          </table:table-cell>
          <table:table-cell table:style-name="ce349" table:formula="of:=[.G$1:.G$1048576]/([.E32]-[.E31])*30.4375" office:value-type="float" office:value="30.7449494949495" calcext:value-type="float">
            <text:p>31</text:p>
          </table:table-cell>
          <table:table-cell table:style-name="ce349" table:formula="of:=[.B$1:.B$1048576]+[.F$1:.F$1048576]" office:value-type="float" office:value="4227" calcext:value-type="float">
            <text:p>4,227</text:p>
          </table:table-cell>
          <table:table-cell table:style-name="ce358" table:formula="of:=[.B$1:.B$1048576]/[.I$1:.I$1048576]" office:value-type="float" office:value="0.408563993375917" calcext:value-type="float">
            <text:p>0.409</text:p>
          </table:table-cell>
          <table:table-cell table:style-name="ce358" table:formula="of:=[.F$1:.F$1048576]/[.I$1:.I$1048576]" office:value-type="float" office:value="0.591436006624083" calcext:value-type="float">
            <text:p>0.591</text:p>
          </table:table-cell>
          <table:table-cell table:style-name="ce361" table:formula="of:=[.C$1:.C$1048576]/([.C$1:.C$1048576]+[.G$1:.G$1048576])" office:value-type="percentage" office:value="0.342105263157895" calcext:value-type="percentage">
            <text:p>34.21%</text:p>
          </table:table-cell>
          <table:table-cell table:style-name="ce361" table:formula="of:=[.G$1:.G$1048576]/([.C$1:.C$1048576]+[.G$1:.G$1048576])" office:value-type="percentage" office:value="0.657894736842105" calcext:value-type="percentage">
            <text:p>65.79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8-04-02" calcext:value-type="date">
            <text:p>04/02/18</text:p>
          </table:table-cell>
          <table:table-cell table:style-name="ce310" office:value-type="float" office:value="1788" calcext:value-type="float">
            <text:p>1,788</text:p>
          </table:table-cell>
          <table:table-cell table:style-name="ce349" table:formula="of:=[.B33]-[.B32]" office:value-type="float" office:value="61" calcext:value-type="float">
            <text:p>61</text:p>
          </table:table-cell>
          <table:table-cell table:style-name="ce352" table:formula="of:=[.C$1:.C$1048576]/([.A33]-[.A32])*30.4375" office:value-type="float" office:value="20.4031593406593" calcext:value-type="float">
            <text:p>20</text:p>
          </table:table-cell>
          <table:table-cell table:style-name="ce346" office:value-type="date" office:date-value="2018-04-05" calcext:value-type="date">
            <text:p>04/05/18</text:p>
          </table:table-cell>
          <table:table-cell table:style-name="ce349" office:value-type="float" office:value="2500" calcext:value-type="float">
            <text:p>2,5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8-07-17" calcext:value-type="date">
            <text:p>07/17/18</text:p>
          </table:table-cell>
          <table:table-cell table:style-name="ce310" office:value-type="float" office:value="1877" calcext:value-type="float">
            <text:p>1,877</text:p>
          </table:table-cell>
          <table:table-cell table:style-name="ce349" table:formula="of:=[.B34]-[.B33]" office:value-type="float" office:value="89" calcext:value-type="float">
            <text:p>89</text:p>
          </table:table-cell>
          <table:table-cell table:style-name="ce352" table:formula="of:=[.C$1:.C$1048576]/([.A34]-[.A33])*30.4375" office:value-type="float" office:value="25.5560141509434" calcext:value-type="float">
            <text:p>26</text:p>
          </table:table-cell>
          <table:table-cell table:style-name="ce346" office:value-type="date" office:date-value="2018-07-17" calcext:value-type="date">
            <text:p>07/17/18</text:p>
          </table:table-cell>
          <table:table-cell table:style-name="ce349" office:value-type="float" office:value="2500" calcext:value-type="float">
            <text:p>2,5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8-10-30" calcext:value-type="date">
            <text:p>10/30/18</text:p>
          </table:table-cell>
          <table:table-cell table:style-name="ce310" office:value-type="float" office:value="1975" calcext:value-type="float">
            <text:p>1,975</text:p>
          </table:table-cell>
          <table:table-cell table:style-name="ce349" table:formula="of:=[.B35]-[.B34]" office:value-type="float" office:value="98" calcext:value-type="float">
            <text:p>98</text:p>
          </table:table-cell>
          <table:table-cell table:style-name="ce352" table:formula="of:=[.C$1:.C$1048576]/([.A35]-[.A34])*30.4375" office:value-type="float" office:value="28.4083333333333" calcext:value-type="float">
            <text:p>28</text:p>
          </table:table-cell>
          <table:table-cell table:style-name="ce346" office:value-type="date" office:date-value="2018-11-02" calcext:value-type="date">
            <text:p>11/02/18</text:p>
          </table:table-cell>
          <table:table-cell table:style-name="ce349" office:value-type="float" office:value="2600" calcext:value-type="float">
            <text:p>2,600</text:p>
          </table:table-cell>
          <table:table-cell table:style-name="ce349" table:formula="of:=[.F35]-[.F34]" office:value-type="float" office:value="100" calcext:value-type="float">
            <text:p>100</text:p>
          </table:table-cell>
          <table:table-cell table:style-name="ce349" table:formula="of:=[.G$1:.G$1048576]/([.E35]-[.E34])*30.4375" office:value-type="float" office:value="28.1828703703704" calcext:value-type="float">
            <text:p>28</text:p>
          </table:table-cell>
          <table:table-cell table:style-name="ce349" table:formula="of:=[.B$1:.B$1048576]+[.F$1:.F$1048576]" office:value-type="float" office:value="4575" calcext:value-type="float">
            <text:p>4,575</text:p>
          </table:table-cell>
          <table:table-cell table:style-name="ce358" table:formula="of:=[.B$1:.B$1048576]/[.I$1:.I$1048576]" office:value-type="float" office:value="0.431693989071038" calcext:value-type="float">
            <text:p>0.432</text:p>
          </table:table-cell>
          <table:table-cell table:style-name="ce358" table:formula="of:=[.F$1:.F$1048576]/[.I$1:.I$1048576]" office:value-type="float" office:value="0.568306010928962" calcext:value-type="float">
            <text:p>0.568</text:p>
          </table:table-cell>
          <table:table-cell table:style-name="ce361" table:formula="of:=[.C$1:.C$1048576]/([.C$1:.C$1048576]+[.G$1:.G$1048576])" office:value-type="percentage" office:value="0.494949494949495" calcext:value-type="percentage">
            <text:p>49.49%</text:p>
          </table:table-cell>
          <table:table-cell table:style-name="ce361" table:formula="of:=[.G$1:.G$1048576]/([.C$1:.C$1048576]+[.G$1:.G$1048576])" office:value-type="percentage" office:value="0.505050505050505" calcext:value-type="percentage">
            <text:p>50.51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9-01-05" calcext:value-type="date">
            <text:p>01/05/19</text:p>
          </table:table-cell>
          <table:table-cell table:style-name="ce310" office:value-type="float" office:value="2026" calcext:value-type="float">
            <text:p>2,026</text:p>
          </table:table-cell>
          <table:table-cell table:style-name="ce349" table:formula="of:=[.B36]-[.B35]" office:value-type="float" office:value="51" calcext:value-type="float">
            <text:p>51</text:p>
          </table:table-cell>
          <table:table-cell table:style-name="ce352" table:formula="of:=[.C$1:.C$1048576]/([.A36]-[.A35])*30.4375" office:value-type="float" office:value="23.1688432835821" calcext:value-type="float">
            <text:p>23</text:p>
          </table:table-cell>
          <table:table-cell table:style-name="ce346" office:value-type="date" office:date-value="2019-01-03" calcext:value-type="date">
            <text:p>01/03/19</text:p>
          </table:table-cell>
          <table:table-cell table:style-name="ce349" office:value-type="float" office:value="2600" calcext:value-type="float">
            <text:p>2,6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9-04-01" calcext:value-type="date">
            <text:p>04/01/19</text:p>
          </table:table-cell>
          <table:table-cell table:style-name="ce310" office:value-type="float" office:value="2094" calcext:value-type="float">
            <text:p>2,094</text:p>
          </table:table-cell>
          <table:table-cell table:style-name="ce349" table:formula="of:=[.B37]-[.B36]" office:value-type="float" office:value="68" calcext:value-type="float">
            <text:p>68</text:p>
          </table:table-cell>
          <table:table-cell table:style-name="ce352" table:formula="of:=[.C$1:.C$1048576]/([.A37]-[.A36])*30.4375" office:value-type="float" office:value="24.0668604651163" calcext:value-type="float">
            <text:p>24</text:p>
          </table:table-cell>
          <table:table-cell table:style-name="ce346" office:value-type="date" office:date-value="2019-03-30" calcext:value-type="date">
            <text:p>03/30/19</text:p>
          </table:table-cell>
          <table:table-cell table:style-name="ce349" office:value-type="float" office:value="2600" calcext:value-type="float">
            <text:p>2,6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19-07-01" calcext:value-type="date">
            <text:p>07/01/19</text:p>
          </table:table-cell>
          <table:table-cell table:style-name="ce310" office:value-type="float" office:value="2173" calcext:value-type="float">
            <text:p>2,173</text:p>
          </table:table-cell>
          <table:table-cell table:style-name="ce349" table:formula="of:=[.B38]-[.B37]" office:value-type="float" office:value="79" calcext:value-type="float">
            <text:p>79</text:p>
          </table:table-cell>
          <table:table-cell table:style-name="ce352" table:formula="of:=[.C$1:.C$1048576]/([.A38]-[.A37])*30.4375" office:value-type="float" office:value="26.4237637362637" calcext:value-type="float">
            <text:p>26</text:p>
          </table:table-cell>
          <table:table-cell table:style-name="ce346" office:value-type="date" office:date-value="2019-07-01" calcext:value-type="date">
            <text:p>07/01/19</text:p>
          </table:table-cell>
          <table:table-cell table:style-name="ce349" office:value-type="float" office:value="2700" calcext:value-type="float">
            <text:p>2,700</text:p>
          </table:table-cell>
          <table:table-cell table:style-name="ce349" table:formula="of:=[.F38]-[.F37]" office:value-type="float" office:value="100" calcext:value-type="float">
            <text:p>100</text:p>
          </table:table-cell>
          <table:table-cell table:style-name="ce349" table:formula="of:=[.G$1:.G$1048576]/([.E38]-[.E37])*30.4375" office:value-type="float" office:value="32.7284946236559" calcext:value-type="float">
            <text:p>33</text:p>
          </table:table-cell>
          <table:table-cell table:style-name="ce349" table:formula="of:=[.B$1:.B$1048576]+[.F$1:.F$1048576]" office:value-type="float" office:value="4873" calcext:value-type="float">
            <text:p>4,873</text:p>
          </table:table-cell>
          <table:table-cell table:style-name="ce358" table:formula="of:=[.B$1:.B$1048576]/[.I$1:.I$1048576]" office:value-type="float" office:value="0.445926533962651" calcext:value-type="float">
            <text:p>0.446</text:p>
          </table:table-cell>
          <table:table-cell table:style-name="ce358" table:formula="of:=[.F$1:.F$1048576]/[.I$1:.I$1048576]" office:value-type="float" office:value="0.554073466037349" calcext:value-type="float">
            <text:p>0.554</text:p>
          </table:table-cell>
          <table:table-cell table:style-name="ce361" table:formula="of:=[.C$1:.C$1048576]/([.C$1:.C$1048576]+[.G$1:.G$1048576])" office:value-type="percentage" office:value="0.441340782122905" calcext:value-type="percentage">
            <text:p>44.13%</text:p>
          </table:table-cell>
          <table:table-cell table:style-name="ce361" table:formula="of:=[.G$1:.G$1048576]/([.C$1:.C$1048576]+[.G$1:.G$1048576])" office:value-type="percentage" office:value="0.558659217877095" calcext:value-type="percentage">
            <text:p>55.87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9-10-02" calcext:value-type="date">
            <text:p>10/02/19</text:p>
          </table:table-cell>
          <table:table-cell table:style-name="ce310" office:value-type="float" office:value="2263" calcext:value-type="float">
            <text:p>2,263</text:p>
          </table:table-cell>
          <table:table-cell table:style-name="ce349" table:formula="of:=[.B39]-[.B38]" office:value-type="float" office:value="90" calcext:value-type="float">
            <text:p>90</text:p>
          </table:table-cell>
          <table:table-cell table:style-name="ce352" table:formula="of:=[.C$1:.C$1048576]/([.A39]-[.A38])*30.4375" office:value-type="float" office:value="29.4556451612903" calcext:value-type="float">
            <text:p>29</text:p>
          </table:table-cell>
          <table:table-cell table:style-name="ce346" office:value-type="date" office:date-value="2019-10-03" calcext:value-type="date">
            <text:p>10/03/19</text:p>
          </table:table-cell>
          <table:table-cell table:style-name="ce349" office:value-type="float" office:value="2700" calcext:value-type="float">
            <text:p>2,7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0-01-01" calcext:value-type="date">
            <text:p>01/01/20</text:p>
          </table:table-cell>
          <table:table-cell table:style-name="ce310" office:value-type="float" office:value="2336" calcext:value-type="float">
            <text:p>2,336</text:p>
          </table:table-cell>
          <table:table-cell table:style-name="ce349" table:formula="of:=[.B40]-[.B39]" office:value-type="float" office:value="73" calcext:value-type="float">
            <text:p>73</text:p>
          </table:table-cell>
          <table:table-cell table:style-name="ce352" table:formula="of:=[.C$1:.C$1048576]/([.A40]-[.A39])*30.4375" office:value-type="float" office:value="24.4168956043956" calcext:value-type="float">
            <text:p>24</text:p>
          </table:table-cell>
          <table:table-cell table:style-name="ce346" office:value-type="date" office:date-value="2020-01-01" calcext:value-type="date">
            <text:p>01/01/20</text:p>
          </table:table-cell>
          <table:table-cell table:style-name="ce349" office:value-type="float" office:value="2700" calcext:value-type="float">
            <text:p>2,7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0-04-01" calcext:value-type="date">
            <text:p>04/01/20</text:p>
          </table:table-cell>
          <table:table-cell table:style-name="ce310" office:value-type="float" office:value="2432" calcext:value-type="float">
            <text:p>2,432</text:p>
          </table:table-cell>
          <table:table-cell table:style-name="ce349" table:formula="of:=[.B41]-[.B40]" office:value-type="float" office:value="96" calcext:value-type="float">
            <text:p>96</text:p>
          </table:table-cell>
          <table:table-cell table:style-name="ce352" table:formula="of:=[.C$1:.C$1048576]/([.A41]-[.A40])*30.4375" office:value-type="float" office:value="32.1098901098901" calcext:value-type="float">
            <text:p>32</text:p>
          </table:table-cell>
          <table:table-cell table:style-name="ce346" office:value-type="date" office:date-value="2020-04-01" calcext:value-type="date">
            <text:p>04/01/20</text:p>
          </table:table-cell>
          <table:table-cell table:style-name="ce349" office:value-type="float" office:value="2800" calcext:value-type="float">
            <text:p>2,800</text:p>
          </table:table-cell>
          <table:table-cell table:style-name="ce349" table:formula="of:=[.F41]-[.F40]" office:value-type="float" office:value="100" calcext:value-type="float">
            <text:p>100</text:p>
          </table:table-cell>
          <table:table-cell table:style-name="ce349" table:formula="of:=[.G$1:.G$1048576]/([.E41]-[.E40])*30.4375" office:value-type="float" office:value="33.4478021978022" calcext:value-type="float">
            <text:p>33</text:p>
          </table:table-cell>
          <table:table-cell table:style-name="ce349" table:formula="of:=[.B$1:.B$1048576]+[.F$1:.F$1048576]" office:value-type="float" office:value="5232" calcext:value-type="float">
            <text:p>5,232</text:p>
          </table:table-cell>
          <table:table-cell table:style-name="ce358" table:formula="of:=[.B$1:.B$1048576]/[.I$1:.I$1048576]" office:value-type="float" office:value="0.464831804281346" calcext:value-type="float">
            <text:p>0.465</text:p>
          </table:table-cell>
          <table:table-cell table:style-name="ce358" table:formula="of:=[.F$1:.F$1048576]/[.I$1:.I$1048576]" office:value-type="float" office:value="0.535168195718654" calcext:value-type="float">
            <text:p>0.535</text:p>
          </table:table-cell>
          <table:table-cell table:style-name="ce361" table:formula="of:=[.C$1:.C$1048576]/([.C$1:.C$1048576]+[.G$1:.G$1048576])" office:value-type="percentage" office:value="0.489795918367347" calcext:value-type="percentage">
            <text:p>48.98%</text:p>
          </table:table-cell>
          <table:table-cell table:style-name="ce361" table:formula="of:=[.G$1:.G$1048576]/([.C$1:.C$1048576]+[.G$1:.G$1048576])" office:value-type="percentage" office:value="0.510204081632653" calcext:value-type="percentage">
            <text:p>51.02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0-07-01" calcext:value-type="date">
            <text:p>07/01/20</text:p>
          </table:table-cell>
          <table:table-cell table:style-name="ce310" office:value-type="float" office:value="2399" calcext:value-type="float">
            <text:p>2,399</text:p>
          </table:table-cell>
          <table:table-cell table:style-name="ce349" table:formula="of:=[.B42]-[.B41]" office:value-type="float" office:value="-33" calcext:value-type="float">
            <text:p>-33</text:p>
          </table:table-cell>
          <table:table-cell table:style-name="ce352" table:formula="of:=[.C$1:.C$1048576]/([.A42]-[.A41])*30.4375" office:value-type="float" office:value="-11.0377747252747" calcext:value-type="float">
            <text:p>-11</text:p>
          </table:table-cell>
          <table:table-cell table:style-name="ce346" office:value-type="date" office:date-value="2020-07-01" calcext:value-type="date">
            <text:p>07/01/20</text:p>
          </table:table-cell>
          <table:table-cell table:style-name="ce349" office:value-type="float" office:value="2800" calcext:value-type="float">
            <text:p>2,8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0-10-01" calcext:value-type="date">
            <text:p>10/01/20</text:p>
          </table:table-cell>
          <table:table-cell table:style-name="ce310" office:value-type="float" office:value="2607" calcext:value-type="float">
            <text:p>2,607</text:p>
          </table:table-cell>
          <table:table-cell table:style-name="ce349" table:formula="of:=[.B43]-[.B42]" office:value-type="float" office:value="208" calcext:value-type="float">
            <text:p>208</text:p>
          </table:table-cell>
          <table:table-cell table:style-name="ce352" table:formula="of:=[.C$1:.C$1048576]/([.A43]-[.A42])*30.4375" office:value-type="float" office:value="68.8152173913043" calcext:value-type="float">
            <text:p>69</text:p>
          </table:table-cell>
          <table:table-cell table:style-name="ce346" office:value-type="date" office:date-value="2020-10-01" calcext:value-type="date">
            <text:p>10/01/20</text:p>
          </table:table-cell>
          <table:table-cell table:style-name="ce349" office:value-type="float" office:value="2800" calcext:value-type="float">
            <text:p>2,8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1-01-01" calcext:value-type="date">
            <text:p>01/01/21</text:p>
          </table:table-cell>
          <table:table-cell table:style-name="ce310" office:value-type="float" office:value="2838" calcext:value-type="float">
            <text:p>2,838</text:p>
          </table:table-cell>
          <table:table-cell table:style-name="ce349" table:formula="of:=[.B44]-[.B43]" office:value-type="float" office:value="231" calcext:value-type="float">
            <text:p>231</text:p>
          </table:table-cell>
          <table:table-cell table:style-name="ce352" table:formula="of:=[.C$1:.C$1048576]/([.A44]-[.A43])*30.4375" office:value-type="float" office:value="76.4245923913043" calcext:value-type="float">
            <text:p>76</text:p>
          </table:table-cell>
          <table:table-cell table:style-name="ce346" office:value-type="date" office:date-value="2021-01-01" calcext:value-type="date">
            <text:p>01/01/21</text:p>
          </table:table-cell>
          <table:table-cell table:style-name="ce349" office:value-type="float" office:value="2800" calcext:value-type="float">
            <text:p>2,8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1-04-01" calcext:value-type="date">
            <text:p>04/01/21</text:p>
          </table:table-cell>
          <table:table-cell table:style-name="ce310" office:value-type="float" office:value="3022" calcext:value-type="float">
            <text:p>3,022</text:p>
          </table:table-cell>
          <table:table-cell table:style-name="ce349" table:formula="of:=[.B45]-[.B44]" office:value-type="float" office:value="184" calcext:value-type="float">
            <text:p>184</text:p>
          </table:table-cell>
          <table:table-cell table:style-name="ce352" table:formula="of:=[.C$1:.C$1048576]/([.A45]-[.A44])*30.4375" office:value-type="float" office:value="62.2277777777778" calcext:value-type="float">
            <text:p>62</text:p>
          </table:table-cell>
          <table:table-cell table:style-name="ce346" office:value-type="date" office:date-value="2021-04-01" calcext:value-type="date">
            <text:p>04/01/21</text:p>
          </table:table-cell>
          <table:table-cell table:style-name="ce349" office:value-type="float" office:value="2900" calcext:value-type="float">
            <text:p>2,900</text:p>
          </table:table-cell>
          <table:table-cell table:style-name="ce349" table:formula="of:=[.F45]-[.F44]" office:value-type="float" office:value="100" calcext:value-type="float">
            <text:p>100</text:p>
          </table:table-cell>
          <table:table-cell table:style-name="ce349" table:formula="of:=[.G$1:.G$1048576]/([.E45]-[.E44])*30.4375" office:value-type="float" office:value="33.8194444444444" calcext:value-type="float">
            <text:p>34</text:p>
          </table:table-cell>
          <table:table-cell table:style-name="ce349" table:formula="of:=[.B$1:.B$1048576]+[.F$1:.F$1048576]" office:value-type="float" office:value="5922" calcext:value-type="float">
            <text:p>5,922</text:p>
          </table:table-cell>
          <table:table-cell table:style-name="ce358" table:formula="of:=[.B$1:.B$1048576]/[.I$1:.I$1048576]" office:value-type="float" office:value="0.510300574130361" calcext:value-type="float">
            <text:p>0.510</text:p>
          </table:table-cell>
          <table:table-cell table:style-name="ce358" table:formula="of:=[.F$1:.F$1048576]/[.I$1:.I$1048576]" office:value-type="float" office:value="0.489699425869639" calcext:value-type="float">
            <text:p>0.490</text:p>
          </table:table-cell>
          <table:table-cell table:style-name="ce361" table:formula="of:=[.C$1:.C$1048576]/([.C$1:.C$1048576]+[.G$1:.G$1048576])" office:value-type="percentage" office:value="0.647887323943662" calcext:value-type="percentage">
            <text:p>64.79%</text:p>
          </table:table-cell>
          <table:table-cell table:style-name="ce361" table:formula="of:=[.G$1:.G$1048576]/([.C$1:.C$1048576]+[.G$1:.G$1048576])" office:value-type="percentage" office:value="0.352112676056338" calcext:value-type="percentage">
            <text:p>35.21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1-07-01" calcext:value-type="date">
            <text:p>07/01/21</text:p>
          </table:table-cell>
          <table:table-cell table:style-name="ce310" office:value-type="float" office:value="3201" calcext:value-type="float">
            <text:p>3,201</text:p>
          </table:table-cell>
          <table:table-cell table:style-name="ce349" table:formula="of:=[.B46]-[.B45]" office:value-type="float" office:value="179" calcext:value-type="float">
            <text:p>179</text:p>
          </table:table-cell>
          <table:table-cell table:style-name="ce352" table:formula="of:=[.C$1:.C$1048576]/([.A46]-[.A45])*30.4375" office:value-type="float" office:value="59.8715659340659" calcext:value-type="float">
            <text:p>60</text:p>
          </table:table-cell>
          <table:table-cell table:style-name="ce346" office:value-type="date" office:date-value="2021-07-01" calcext:value-type="date">
            <text:p>07/01/21</text:p>
          </table:table-cell>
          <table:table-cell table:style-name="ce349" office:value-type="float" office:value="2900" calcext:value-type="float">
            <text:p>2,9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1-10-01" calcext:value-type="date">
            <text:p>10/01/21</text:p>
          </table:table-cell>
          <table:table-cell table:style-name="ce310" office:value-type="float" office:value="3393" calcext:value-type="float">
            <text:p>3,393</text:p>
          </table:table-cell>
          <table:table-cell table:style-name="ce349" table:formula="of:=[.B47]-[.B46]" office:value-type="float" office:value="192" calcext:value-type="float">
            <text:p>192</text:p>
          </table:table-cell>
          <table:table-cell table:style-name="ce352" table:formula="of:=[.C$1:.C$1048576]/([.A47]-[.A46])*30.4375" office:value-type="float" office:value="63.5217391304348" calcext:value-type="float">
            <text:p>64</text:p>
          </table:table-cell>
          <table:table-cell table:style-name="ce346" office:value-type="date" office:date-value="2021-10-01" calcext:value-type="date">
            <text:p>10/01/21</text:p>
          </table:table-cell>
          <table:table-cell table:style-name="ce349" office:value-type="float" office:value="2900" calcext:value-type="float">
            <text:p>2,9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01-01" calcext:value-type="date">
            <text:p>01/01/22</text:p>
          </table:table-cell>
          <table:table-cell table:style-name="ce310" office:value-type="float" office:value="3570" calcext:value-type="float">
            <text:p>3,570</text:p>
          </table:table-cell>
          <table:table-cell table:style-name="ce349" table:formula="of:=[.B48]-[.B47]" office:value-type="float" office:value="177" calcext:value-type="float">
            <text:p>177</text:p>
          </table:table-cell>
          <table:table-cell table:style-name="ce352" table:formula="of:=[.C$1:.C$1048576]/([.A48]-[.A47])*30.4375" office:value-type="float" office:value="58.5591032608696" calcext:value-type="float">
            <text:p>59</text:p>
          </table:table-cell>
          <table:table-cell table:style-name="ce346" office:value-type="date" office:date-value="2022-01-01" calcext:value-type="date">
            <text:p>01/01/22</text:p>
          </table:table-cell>
          <table:table-cell table:style-name="ce349" office:value-type="float" office:value="2900" calcext:value-type="float">
            <text:p>2,9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04-01" calcext:value-type="date">
            <text:p>04/01/22</text:p>
          </table:table-cell>
          <table:table-cell table:style-name="ce310" office:value-type="float" office:value="3703" calcext:value-type="float">
            <text:p>3,703</text:p>
          </table:table-cell>
          <table:table-cell table:style-name="ce349" table:formula="of:=[.B49]-[.B48]" office:value-type="float" office:value="133" calcext:value-type="float">
            <text:p>133</text:p>
          </table:table-cell>
          <table:table-cell table:style-name="ce352" table:formula="of:=[.C$1:.C$1048576]/([.A49]-[.A48])*30.4375" office:value-type="float" office:value="44.9798611111111" calcext:value-type="float">
            <text:p>45</text:p>
          </table:table-cell>
          <table:table-cell table:style-name="ce346" office:value-type="date" office:date-value="2022-04-08" calcext:value-type="date">
            <text:p>04/08/22</text:p>
          </table:table-cell>
          <table:table-cell table:style-name="ce349" office:value-type="float" office:value="3000" calcext:value-type="float">
            <text:p>3,000</text:p>
          </table:table-cell>
          <table:table-cell table:style-name="ce349" table:formula="of:=[.F49]-[.F48]" office:value-type="float" office:value="100" calcext:value-type="float">
            <text:p>100</text:p>
          </table:table-cell>
          <table:table-cell table:style-name="ce349" table:formula="of:=[.G$1:.G$1048576]/([.E49]-[.E48])*30.4375" office:value-type="float" office:value="31.3788659793814" calcext:value-type="float">
            <text:p>31</text:p>
          </table:table-cell>
          <table:table-cell table:style-name="ce349" table:formula="of:=[.B$1:.B$1048576]+[.F$1:.F$1048576]" office:value-type="float" office:value="6703" calcext:value-type="float">
            <text:p>6,703</text:p>
          </table:table-cell>
          <table:table-cell table:style-name="ce358" table:formula="of:=[.B$1:.B$1048576]/[.I$1:.I$1048576]" office:value-type="float" office:value="0.552439206325526" calcext:value-type="float">
            <text:p>0.552</text:p>
          </table:table-cell>
          <table:table-cell table:style-name="ce358" table:formula="of:=[.F$1:.F$1048576]/[.I$1:.I$1048576]" office:value-type="float" office:value="0.447560793674474" calcext:value-type="float">
            <text:p>0.448</text:p>
          </table:table-cell>
          <table:table-cell table:style-name="ce361" table:formula="of:=[.C$1:.C$1048576]/([.C$1:.C$1048576]+[.G$1:.G$1048576])" office:value-type="percentage" office:value="0.570815450643777" calcext:value-type="percentage">
            <text:p>57.08%</text:p>
          </table:table-cell>
          <table:table-cell table:style-name="ce361" table:formula="of:=[.G$1:.G$1048576]/([.C$1:.C$1048576]+[.G$1:.G$1048576])" office:value-type="percentage" office:value="0.429184549356223" calcext:value-type="percentage">
            <text:p>42.92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07-01" calcext:value-type="date">
            <text:p>07/01/22</text:p>
          </table:table-cell>
          <table:table-cell table:style-name="ce310" office:value-type="float" office:value="3855" calcext:value-type="float">
            <text:p>3,855</text:p>
          </table:table-cell>
          <table:table-cell table:style-name="ce349" table:formula="of:=[.B50]-[.B49]" office:value-type="float" office:value="152" calcext:value-type="float">
            <text:p>152</text:p>
          </table:table-cell>
          <table:table-cell table:style-name="ce352" table:formula="of:=[.C$1:.C$1048576]/([.A50]-[.A49])*30.4375" office:value-type="float" office:value="50.8406593406593" calcext:value-type="float">
            <text:p>51</text:p>
          </table:table-cell>
          <table:table-cell table:style-name="ce346" office:value-type="date" office:date-value="2022-07-04" calcext:value-type="date">
            <text:p>07/04/22</text:p>
          </table:table-cell>
          <table:table-cell table:style-name="ce349" office:value-type="float" office:value="3000" calcext:value-type="float">
            <text:p>3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08-02" calcext:value-type="date">
            <text:p>08/02/22</text:p>
          </table:table-cell>
          <table:table-cell table:style-name="ce310" office:value-type="float" office:value="3906" calcext:value-type="float">
            <text:p>3,906</text:p>
          </table:table-cell>
          <table:table-cell table:style-name="ce349" table:formula="of:=[.B51]-[.B50]" office:value-type="float" office:value="51" calcext:value-type="float">
            <text:p>51</text:p>
          </table:table-cell>
          <table:table-cell table:style-name="ce352" table:formula="of:=[.C$1:.C$1048576]/([.A51]-[.A50])*30.4375" office:value-type="float" office:value="48.509765625" calcext:value-type="float">
            <text:p>49</text:p>
          </table:table-cell>
          <table:table-cell table:style-name="ce346" office:value-type="date" office:date-value="2022-08-02" calcext:value-type="date">
            <text:p>08/02/22</text:p>
          </table:table-cell>
          <table:table-cell table:style-name="ce349" office:value-type="float" office:value="3000" calcext:value-type="float">
            <text:p>3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09-20" calcext:value-type="date">
            <text:p>09/20/22</text:p>
          </table:table-cell>
          <table:table-cell table:style-name="ce310" office:value-type="float" office:value="3988" calcext:value-type="float">
            <text:p>3,988</text:p>
          </table:table-cell>
          <table:table-cell table:style-name="ce349" table:formula="of:=[.B52]-[.B51]" office:value-type="float" office:value="82" calcext:value-type="float">
            <text:p>82</text:p>
          </table:table-cell>
          <table:table-cell table:style-name="ce352" table:formula="of:=[.C$1:.C$1048576]/([.A52]-[.A51])*30.4375" office:value-type="float" office:value="50.9362244897959" calcext:value-type="float">
            <text:p>51</text:p>
          </table:table-cell>
          <table:table-cell table:style-name="ce346" office:value-type="date" office:date-value="2022-09-20" calcext:value-type="date">
            <text:p>09/20/22</text:p>
          </table:table-cell>
          <table:table-cell table:style-name="ce349" office:value-type="float" office:value="3000" calcext:value-type="float">
            <text:p>3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2-10-23" calcext:value-type="date">
            <text:p>10/23/22</text:p>
          </table:table-cell>
          <table:table-cell table:style-name="ce310" office:value-type="float" office:value="4052" calcext:value-type="float">
            <text:p>4,052</text:p>
          </table:table-cell>
          <table:table-cell table:style-name="ce349" table:formula="of:=[.B53]-[.B52]" office:value-type="float" office:value="64" calcext:value-type="float">
            <text:p>64</text:p>
          </table:table-cell>
          <table:table-cell table:style-name="ce352" table:formula="of:=[.C$1:.C$1048576]/([.A53]-[.A52])*30.4375" office:value-type="float" office:value="59.030303030303" calcext:value-type="float">
            <text:p>59</text:p>
          </table:table-cell>
          <table:table-cell table:style-name="ce346" office:value-type="date" office:date-value="2022-10-23" calcext:value-type="date">
            <text:p>10/23/22</text:p>
          </table:table-cell>
          <table:table-cell table:style-name="ce349" office:value-type="float" office:value="3000" calcext:value-type="float">
            <text:p>3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3-01-01" calcext:value-type="date">
            <text:p>01/01/23</text:p>
          </table:table-cell>
          <table:table-cell table:style-name="ce310" office:value-type="float" office:value="4025" calcext:value-type="float">
            <text:p>4,025</text:p>
          </table:table-cell>
          <table:table-cell table:style-name="ce349" table:formula="of:=[.B54]-[.B53]" office:value-type="float" office:value="-27" calcext:value-type="float">
            <text:p>-27</text:p>
          </table:table-cell>
          <table:table-cell table:style-name="ce352" table:formula="of:=[.C$1:.C$1048576]/([.A54]-[.A53])*30.4375" office:value-type="float" office:value="-11.7401785714286" calcext:value-type="float">
            <text:p>-12</text:p>
          </table:table-cell>
          <table:table-cell table:style-name="ce346" office:value-type="date" office:date-value="2023-01-01" calcext:value-type="date">
            <text:p>01/01/23</text:p>
          </table:table-cell>
          <table:table-cell table:style-name="ce349" office:value-type="float" office:value="3000" calcext:value-type="float">
            <text:p>3,0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3-03-03" calcext:value-type="date">
            <text:p>03/03/23</text:p>
          </table:table-cell>
          <table:table-cell table:style-name="ce310" office:value-type="float" office:value="4336" calcext:value-type="float">
            <text:p>4,336</text:p>
          </table:table-cell>
          <table:table-cell table:style-name="ce349" table:formula="of:=[.B55]-[.B54]" office:value-type="float" office:value="311" calcext:value-type="float">
            <text:p>311</text:p>
          </table:table-cell>
          <table:table-cell table:style-name="ce352" table:formula="of:=[.C$1:.C$1048576]/([.A55]-[.A54])*30.4375" office:value-type="float" office:value="155.181352459016" calcext:value-type="float">
            <text:p>155</text:p>
          </table:table-cell>
          <table:table-cell table:style-name="ce346" office:value-type="date" office:date-value="2023-03-03" calcext:value-type="date">
            <text:p>03/03/23</text:p>
          </table:table-cell>
          <table:table-cell table:style-name="ce349" table:formula="of:=7+25*110" office:value-type="float" office:value="2757" calcext:value-type="float">
            <text:p>2,757</text:p>
          </table:table-cell>
          <table:table-cell table:style-name="ce349" table:formula="of:=[.F55]-[.F54]" office:value-type="float" office:value="-243" calcext:value-type="float">
            <text:p>-243</text:p>
          </table:table-cell>
          <table:table-cell table:style-name="ce349" table:formula="of:=[.G$1:.G$1048576]/([.E55]-[.E54])*30.4375" office:value-type="float" office:value="-121.251024590164" calcext:value-type="float">
            <text:p>-121</text:p>
          </table:table-cell>
          <table:table-cell table:style-name="ce349" table:formula="of:=[.B$1:.B$1048576]+[.F$1:.F$1048576]" office:value-type="float" office:value="7093" calcext:value-type="float">
            <text:p>7,093</text:p>
          </table:table-cell>
          <table:table-cell table:style-name="ce358" table:formula="of:=[.B$1:.B$1048576]/[.I$1:.I$1048576]" office:value-type="float" office:value="0.611306922317778" calcext:value-type="float">
            <text:p>0.611</text:p>
          </table:table-cell>
          <table:table-cell table:style-name="ce358" table:formula="of:=[.F$1:.F$1048576]/[.I$1:.I$1048576]" office:value-type="float" office:value="0.388693077682222" calcext:value-type="float">
            <text:p>0.389</text:p>
          </table:table-cell>
          <table:table-cell table:style-name="ce361" table:formula="of:=[.C$1:.C$1048576]/([.C$1:.C$1048576]+[.G$1:.G$1048576])" office:value-type="percentage" office:value="4.57352941176471" calcext:value-type="percentage">
            <text:p>457.35%</text:p>
          </table:table-cell>
          <table:table-cell table:style-name="ce361" table:formula="of:=[.G$1:.G$1048576]/([.C$1:.C$1048576]+[.G$1:.G$1048576])" office:value-type="percentage" office:value="-3.57352941176471" calcext:value-type="percentage">
            <text:p>-357.35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6]-[.B55]" office:value-type="float" office:value="-4336" calcext:value-type="float">
            <text:p>-4,336</text:p>
          </table:table-cell>
          <table:table-cell table:style-name="ce352" table:formula="of:=[.C$1:.C$1048576]/([.A56]-[.A55])*30.4375" office:value-type="float" office:value="2.93360451676002" calcext:value-type="float">
            <text:p>3</text:p>
          </table:table-cell>
          <table:table-cell table:style-name="ce346" office:value-type="date" office:date-value="2023-04-03" calcext:value-type="date">
            <text:p>04/03/23</text:p>
          </table:table-cell>
          <table:table-cell table:formula="of:=110*25+9" office:value-type="float" office:value="2759" calcext:value-type="float">
            <text:p>2759</text:p>
          </table:table-cell>
          <table:table-cell table:style-name="ce349" table:formula="of:=[.F56]-[.F55]" office:value-type="float" office:value="2" calcext:value-type="float">
            <text:p>2</text:p>
          </table:table-cell>
          <table:table-cell table:style-name="ce349" table:formula="of:=[.G$1:.G$1048576]/([.E56]-[.E55])*30.4375" office:value-type="float" office:value="1.96370967741935" calcext:value-type="float">
            <text:p>2</text:p>
          </table:table-cell>
          <table:table-cell table:style-name="ce349" table:formula="of:=[.B$1:.B$1048576]+[.F$1:.F$1048576]" office:value-type="float" office:value="2759" calcext:value-type="float">
            <text:p>2,759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1.00046146746654" calcext:value-type="percentage">
            <text:p>100.05%</text:p>
          </table:table-cell>
          <table:table-cell table:style-name="ce361" table:formula="of:=[.G$1:.G$1048576]/([.C$1:.C$1048576]+[.G$1:.G$1048576])" office:value-type="percentage" office:value="-0.000461467466543609" calcext:value-type="percentage">
            <text:p>-0.05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7]-[.B56]" office:value-type="float" office:value="0" calcext:value-type="float">
            <text:p>0</text:p>
          </table:table-cell>
          <table:table-cell table:style-name="ce352" table:formula="of:=[.C$1:.C$1048576]/([.A57]-[.A56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57]-[.F56]" office:value-type="float" office:value="-2759" calcext:value-type="float">
            <text:p>-2,759</text:p>
          </table:table-cell>
          <table:table-cell table:style-name="ce349" table:formula="of:=[.G$1:.G$1048576]/([.E57]-[.E56])*30.4375" office:value-type="float" office:value="1.86536934405473" calcext:value-type="float">
            <text:p>2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percentage" office:value="-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8]-[.B57]" office:value-type="float" office:value="0" calcext:value-type="float">
            <text:p>0</text:p>
          </table:table-cell>
          <table:table-cell table:style-name="ce352" table:formula="of:=[.C$1:.C$1048576]/([.A58]-[.A57])*30.4375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49" table:formula="of:=[.B59]-[.B58]" office:value-type="float" office:value="0" calcext:value-type="float">
            <text:p>0</text:p>
          </table:table-cell>
          <table:table-cell table:style-name="ce352" table:formula="of:=[.C$1:.C$1048576]/([.A59]-[.A58])*30.4375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nk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10"/>
        <table:table-column table:style-name="co1" table:default-cell-style-name="Default"/>
        <table:table-column table:style-name="co1" table:default-cell-style-name="ce370"/>
        <table:table-column table:style-name="co1" table:default-cell-style-name="Default"/>
        <table:table-column table:style-name="co1" table:default-cell-style-name="ce310"/>
        <table:table-column table:style-name="co1" table:default-cell-style-name="Default"/>
        <table:table-column table:style-name="co1" table:number-columns-repeated="2" table:default-cell-style-name="ce370"/>
        <table:table-column table:style-name="co1" table:number-columns-repeated="1014" table:default-cell-style-name="Default"/>
        <table:table-row table:style-name="ro2"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AO3 Works</text:p>
          </table:table-cell>
          <table:table-cell table:style-name="ce333" office:value-type="string" calcext:value-type="string">
            <text:p>Increase</text:p>
          </table:table-cell>
          <table:table-cell table:style-name="ce335" office:value-type="string" calcext:value-type="string">
            <text:p>Inc / Month</text:p>
          </table:table-cell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FFN Works</text:p>
          </table:table-cell>
          <table:table-cell table:style-name="ce333" office:value-type="string" calcext:value-type="string">
            <text:p>Increase</text:p>
          </table:table-cell>
          <table:table-cell table:style-name="ce335" office:value-type="string" calcext:value-type="string">
            <text:p>Inc / Month</text:p>
          </table:table-cell>
          <table:table-cell table:style-name="ce367" office:value-type="string" calcext:value-type="string">
            <text:p>Total</text:p>
          </table:table-cell>
          <table:table-cell table:style-name="ce339" office:value-type="string" calcext:value-type="string">
            <text:p>% AO3</text:p>
          </table:table-cell>
          <table:table-cell table:style-name="ce339" office:value-type="string" calcext:value-type="string">
            <text:p>% FFN</text:p>
          </table:table-cell>
          <table:table-cell table:style-name="ce330" office:value-type="string" calcext:value-type="string">
            <text:p>% Inc AO3</text:p>
          </table:table-cell>
          <table:table-cell table:style-name="ce330" office:value-type="string" calcext:value-type="string">
            <text:p>% Inc FFN</text:p>
          </table:table-cell>
          <table:table-cell table:style-name="ce330"/>
          <table:table-cell table:style-name="ce330" office:value-type="string" calcext:value-type="string">
            <text:p>Important Fandom Dates</text:p>
          </table:table-cell>
          <table:table-cell table:style-name="ce330" table:number-columns-repeated="1008"/>
        </table:table-row>
        <table:table-row table:style-name="ro2">
          <table:table-cell table:style-name="ce317" office:value-type="date" office:date-value="2013-04-04" calcext:value-type="date">
            <text:p>04/04/13</text:p>
          </table:table-cell>
          <table:table-cell office:value-type="float" office:value="1" calcext:value-type="float">
            <text:p>1</text:p>
          </table:table-cell>
          <table:table-cell table:style-name="ce310"/>
          <table:table-cell table:style-name="ce336"/>
          <table:table-cell table:style-name="ce317" office:value-type="date" office:date-value="2013-04-04" calcext:value-type="date">
            <text:p>04/04/13</text:p>
          </table:table-cell>
          <table:table-cell office:value-type="float" office:value="2" calcext:value-type="float">
            <text:p>2</text:p>
          </table:table-cell>
          <table:table-cell table:style-name="ce310"/>
          <table:table-cell table:style-name="ce336"/>
          <table:table-cell table:style-name="ce310" table:formula="of:=[.B$1:.B$1048576]+[.F$1:.F$1048576]" office:value-type="float" office:value="3" calcext:value-type="float">
            <text:p>3</text:p>
          </table:table-cell>
          <table:table-cell table:style-name="ce340" table:formula="of:=[.B$1:.B$1048576]/[.I$1:.I$1048576]" office:value-type="float" office:value="0.333333333333333" calcext:value-type="float">
            <text:p>0.333</text:p>
          </table:table-cell>
          <table:table-cell table:style-name="ce340" table:formula="of:=[.F$1:.F$1048576]/[.I$1:.I$1048576]" office:value-type="float" office:value="0.666666666666667" calcext:value-type="float">
            <text:p>0.667</text:p>
          </table:table-cell>
          <table:table-cell table:style-name="ce343" table:number-columns-repeated="2"/>
          <table:table-cell/>
          <table:table-cell table:style-name="ce441" office:value-type="date" office:date-value="2013-04-07" calcext:value-type="date">
            <text:p>04/07/13</text:p>
          </table:table-cell>
          <table:table-cell table:style-name="ce461" office:value-type="string" calcext:value-type="string">
            <text:p>S1 (S) Start</text:p>
          </table:table-cell>
          <table:table-cell table:number-columns-repeated="1007"/>
        </table:table-row>
        <table:table-row table:style-name="ro2">
          <table:table-cell table:style-name="ce441" office:value-type="date" office:date-value="2013-07-07" calcext:value-type="date">
            <text:p>07/07/13</text:p>
          </table:table-cell>
          <table:table-cell table:style-name="ce445" office:value-type="float" office:value="163" calcext:value-type="float">
            <text:p>163</text:p>
          </table:table-cell>
          <table:table-cell table:style-name="ce445" table:formula="of:=[.B3]-[.B2]" office:value-type="float" office:value="162" calcext:value-type="float">
            <text:p>162</text:p>
          </table:table-cell>
          <table:table-cell table:style-name="ce449" table:formula="of:=[.C$1:.C$1048576]/([.A3]-[.A2])*30.4375" office:value-type="float" office:value="52.4561170212766" calcext:value-type="float">
            <text:p>52</text:p>
          </table:table-cell>
          <table:table-cell table:style-name="ce441" office:value-type="date" office:date-value="2013-07-03" calcext:value-type="date">
            <text:p>07/03/13</text:p>
          </table:table-cell>
          <table:table-cell table:style-name="ce445" office:value-type="float" office:value="360" calcext:value-type="float">
            <text:p>360</text:p>
          </table:table-cell>
          <table:table-cell table:style-name="ce445" table:formula="of:=[.F3]-[.F2]" office:value-type="float" office:value="358" calcext:value-type="float">
            <text:p>358</text:p>
          </table:table-cell>
          <table:table-cell table:style-name="ce449" table:formula="of:=[.G$1:.G$1048576]/([.E3]-[.E2])*30.4375" office:value-type="float" office:value="121.073611111111" calcext:value-type="float">
            <text:p>121</text:p>
          </table:table-cell>
          <table:table-cell table:style-name="ce445" table:formula="of:=[.B$1:.B$1048576]+[.F$1:.F$1048576]" office:value-type="float" office:value="523" calcext:value-type="float">
            <text:p>523</text:p>
          </table:table-cell>
          <table:table-cell table:style-name="ce453" table:formula="of:=[.B$1:.B$1048576]/[.I$1:.I$1048576]" office:value-type="float" office:value="0.311663479923518" calcext:value-type="float">
            <text:p>0.312</text:p>
          </table:table-cell>
          <table:table-cell table:style-name="ce453" table:formula="of:=[.F$1:.F$1048576]/[.I$1:.I$1048576]" office:value-type="float" office:value="0.688336520076482" calcext:value-type="float">
            <text:p>0.688</text:p>
          </table:table-cell>
          <table:table-cell table:style-name="ce457" table:formula="of:=[.C$1:.C$1048576]/([.C$1:.C$1048576]+[.G$1:.G$1048576])" office:value-type="percentage" office:value="0.311538461538462" calcext:value-type="percentage">
            <text:p>31.15%</text:p>
          </table:table-cell>
          <table:table-cell table:style-name="ce457" table:formula="of:=[.G$1:.G$1048576]/([.C$1:.C$1048576]+[.G$1:.G$1048576])" office:value-type="percentage" office:value="0.688461538461538" calcext:value-type="percentage">
            <text:p>68.85%</text:p>
          </table:table-cell>
          <table:table-cell/>
          <table:table-cell table:style-name="ce441" office:value-type="date" office:date-value="2013-09-29" calcext:value-type="date">
            <text:p>09/29/13</text:p>
          </table:table-cell>
          <table:table-cell table:style-name="ce461" office:value-type="string" calcext:value-type="string">
            <text:p>S1 (S) End</text:p>
          </table:table-cell>
          <table:table-cell table:number-columns-repeated="1007"/>
        </table:table-row>
        <table:table-row table:style-name="ro2">
          <table:table-cell table:style-name="ce441" office:value-type="date" office:date-value="2013-10-09" calcext:value-type="date">
            <text:p>10/09/13</text:p>
          </table:table-cell>
          <table:table-cell table:style-name="ce445" office:value-type="float" office:value="2208" calcext:value-type="float">
            <text:p>2,208</text:p>
          </table:table-cell>
          <table:table-cell table:style-name="ce445" table:formula="of:=[.B4]-[.B3]" office:value-type="float" office:value="2045" calcext:value-type="float">
            <text:p>2,045</text:p>
          </table:table-cell>
          <table:table-cell table:style-name="ce449" table:formula="of:=[.C$1:.C$1048576]/([.A4]-[.A3])*30.4375" office:value-type="float" office:value="662.177526595745" calcext:value-type="float">
            <text:p>662</text:p>
          </table:table-cell>
          <table:table-cell table:style-name="ce441" office:value-type="date" office:date-value="2013-10-10" calcext:value-type="date">
            <text:p>10/10/13</text:p>
          </table:table-cell>
          <table:table-cell table:style-name="ce445" office:value-type="float" office:value="3700" calcext:value-type="float">
            <text:p>3,700</text:p>
          </table:table-cell>
          <table:table-cell table:style-name="ce445" table:formula="of:=[.F4]-[.F3]" office:value-type="float" office:value="3340" calcext:value-type="float">
            <text:p>3,340</text:p>
          </table:table-cell>
          <table:table-cell table:style-name="ce449" table:formula="of:=[.G$1:.G$1048576]/([.E4]-[.E3])*30.4375" office:value-type="float" office:value="1026.88131313131" calcext:value-type="float">
            <text:p>1,027</text:p>
          </table:table-cell>
          <table:table-cell table:style-name="ce445" table:formula="of:=[.B$1:.B$1048576]+[.F$1:.F$1048576]" office:value-type="float" office:value="5908" calcext:value-type="float">
            <text:p>5,908</text:p>
          </table:table-cell>
          <table:table-cell table:style-name="ce453" table:formula="of:=[.B$1:.B$1048576]/[.I$1:.I$1048576]" office:value-type="float" office:value="0.373730534867976" calcext:value-type="float">
            <text:p>0.374</text:p>
          </table:table-cell>
          <table:table-cell table:style-name="ce453" table:formula="of:=[.F$1:.F$1048576]/[.I$1:.I$1048576]" office:value-type="float" office:value="0.626269465132024" calcext:value-type="float">
            <text:p>0.626</text:p>
          </table:table-cell>
          <table:table-cell table:style-name="ce457" table:formula="of:=[.C$1:.C$1048576]/([.C$1:.C$1048576]+[.G$1:.G$1048576])" office:value-type="percentage" office:value="0.379758588672238" calcext:value-type="percentage">
            <text:p>37.98%</text:p>
          </table:table-cell>
          <table:table-cell table:style-name="ce457" table:formula="of:=[.G$1:.G$1048576]/([.C$1:.C$1048576]+[.G$1:.G$1048576])" office:value-type="percentage" office:value="0.620241411327762" calcext:value-type="percentage">
            <text:p>62.02%</text:p>
          </table:table-cell>
          <table:table-cell/>
          <table:table-cell table:style-name="ce317" office:value-type="date" office:date-value="2016-09-08" calcext:value-type="date">
            <text:p>09/08/16</text:p>
          </table:table-cell>
          <table:table-cell office:value-type="string" calcext:value-type="string">
            <text:p>Basement (Manga)</text:p>
          </table:table-cell>
          <table:table-cell table:number-columns-repeated="1007"/>
        </table:table-row>
        <table:table-row table:style-name="ro2">
          <table:table-cell table:style-name="ce332" office:value-type="date" office:date-value="2014-01-22" calcext:value-type="date">
            <text:p>01/22/14</text:p>
          </table:table-cell>
          <table:table-cell table:style-name="ce350" office:value-type="float" office:value="5362" calcext:value-type="float">
            <text:p>5,362</text:p>
          </table:table-cell>
          <table:table-cell table:style-name="ce350" table:formula="of:=[.B5]-[.B4]" office:value-type="float" office:value="3154" calcext:value-type="float">
            <text:p>3,154</text:p>
          </table:table-cell>
          <table:table-cell table:style-name="ce353" table:formula="of:=[.C$1:.C$1048576]/([.A5]-[.A4])*30.4375" office:value-type="float" office:value="914.284523809524" calcext:value-type="float">
            <text:p>914</text:p>
          </table:table-cell>
          <table:table-cell table:style-name="ce332" office:value-type="date" office:date-value="2014-01-22" calcext:value-type="date">
            <text:p>01/22/14</text:p>
          </table:table-cell>
          <table:table-cell table:style-name="ce350" office:value-type="float" office:value="7100" calcext:value-type="float">
            <text:p>7,100</text:p>
          </table:table-cell>
          <table:table-cell table:style-name="ce350" table:formula="of:=[.F5]-[.F4]" office:value-type="float" office:value="3400" calcext:value-type="float">
            <text:p>3,400</text:p>
          </table:table-cell>
          <table:table-cell table:style-name="ce353" table:formula="of:=[.G$1:.G$1048576]/([.E5]-[.E4])*30.4375" office:value-type="float" office:value="995.072115384616" calcext:value-type="float">
            <text:p>995</text:p>
          </table:table-cell>
          <table:table-cell table:style-name="ce350" table:formula="of:=[.B$1:.B$1048576]+[.F$1:.F$1048576]" office:value-type="float" office:value="12462" calcext:value-type="float">
            <text:p>12,462</text:p>
          </table:table-cell>
          <table:table-cell table:style-name="ce359" table:formula="of:=[.B$1:.B$1048576]/[.I$1:.I$1048576]" office:value-type="float" office:value="0.430268014764885" calcext:value-type="float">
            <text:p>0.430</text:p>
          </table:table-cell>
          <table:table-cell table:style-name="ce359" table:formula="of:=[.F$1:.F$1048576]/[.I$1:.I$1048576]" office:value-type="float" office:value="0.569731985235115" calcext:value-type="float">
            <text:p>0.570</text:p>
          </table:table-cell>
          <table:table-cell table:style-name="ce362" table:formula="of:=[.C$1:.C$1048576]/([.C$1:.C$1048576]+[.G$1:.G$1048576])" office:value-type="percentage" office:value="0.481232834909979" calcext:value-type="percentage">
            <text:p>48.12%</text:p>
          </table:table-cell>
          <table:table-cell table:style-name="ce362" table:formula="of:=[.G$1:.G$1048576]/([.C$1:.C$1048576]+[.G$1:.G$1048576])" office:value-type="percentage" office:value="0.518767165090021" calcext:value-type="percentage">
            <text:p>51.88%</text:p>
          </table:table-cell>
          <table:table-cell/>
          <table:table-cell table:style-name="ce442" office:value-type="date" office:date-value="2017-04-01" calcext:value-type="date">
            <text:p>04/01/17</text:p>
          </table:table-cell>
          <table:table-cell table:style-name="ce462" office:value-type="string" calcext:value-type="string">
            <text:p>S2 (S) Start</text:p>
          </table:table-cell>
          <table:table-cell table:number-columns-repeated="1007"/>
        </table:table-row>
        <table:table-row table:style-name="ro2">
          <table:table-cell table:style-name="ce317" office:value-type="date" office:date-value="2014-04-04" calcext:value-type="date">
            <text:p>04/04/14</text:p>
          </table:table-cell>
          <table:table-cell office:value-type="float" office:value="8098" calcext:value-type="float">
            <text:p>8,098</text:p>
          </table:table-cell>
          <table:table-cell table:style-name="ce310" table:formula="of:=[.B6]-[.B5]" office:value-type="float" office:value="2736" calcext:value-type="float">
            <text:p>2,736</text:p>
          </table:table-cell>
          <table:table-cell table:style-name="ce336" table:formula="of:=[.C$1:.C$1048576]/([.A6]-[.A5])*30.4375" office:value-type="float" office:value="1156.625" calcext:value-type="float">
            <text:p>1,157</text:p>
          </table:table-cell>
          <table:table-cell table:style-name="ce317" office:value-type="date" office:date-value="2014-04-07" calcext:value-type="date">
            <text:p>04/07/14</text:p>
          </table:table-cell>
          <table:table-cell office:value-type="float" office:value="9100" calcext:value-type="float">
            <text:p>9,100</text:p>
          </table:table-cell>
          <table:table-cell table:style-name="ce310" table:formula="of:=[.F6]-[.F5]" office:value-type="float" office:value="2000" calcext:value-type="float">
            <text:p>2,000</text:p>
          </table:table-cell>
          <table:table-cell table:style-name="ce336" table:formula="of:=[.G$1:.G$1048576]/([.E6]-[.E5])*30.4375" office:value-type="float" office:value="811.666666666667" calcext:value-type="float">
            <text:p>812</text:p>
          </table:table-cell>
          <table:table-cell table:style-name="ce310" table:formula="of:=[.B$1:.B$1048576]+[.F$1:.F$1048576]" office:value-type="float" office:value="17198" calcext:value-type="float">
            <text:p>17,198</text:p>
          </table:table-cell>
          <table:table-cell table:style-name="ce340" table:formula="of:=[.B$1:.B$1048576]/[.I$1:.I$1048576]" office:value-type="float" office:value="0.470868705663449" calcext:value-type="float">
            <text:p>0.471</text:p>
          </table:table-cell>
          <table:table-cell table:style-name="ce340" table:formula="of:=[.F$1:.F$1048576]/[.I$1:.I$1048576]" office:value-type="float" office:value="0.529131294336551" calcext:value-type="float">
            <text:p>0.529</text:p>
          </table:table-cell>
          <table:table-cell table:style-name="ce343" table:formula="of:=[.C$1:.C$1048576]/([.C$1:.C$1048576]+[.G$1:.G$1048576])" office:value-type="percentage" office:value="0.577702702702703" calcext:value-type="percentage">
            <text:p>57.77%</text:p>
          </table:table-cell>
          <table:table-cell table:style-name="ce343" table:formula="of:=[.G$1:.G$1048576]/([.C$1:.C$1048576]+[.G$1:.G$1048576])" office:value-type="percentage" office:value="0.422297297297297" calcext:value-type="percentage">
            <text:p>42.23%</text:p>
          </table:table-cell>
          <table:table-cell/>
          <table:table-cell table:style-name="ce442" office:value-type="date" office:date-value="2017-06-17" calcext:value-type="date">
            <text:p>06/17/17</text:p>
          </table:table-cell>
          <table:table-cell table:style-name="ce462" office:value-type="string" calcext:value-type="string">
            <text:p>S2 (S) End</text:p>
          </table:table-cell>
          <table:table-cell table:number-columns-repeated="1007"/>
        </table:table-row>
        <table:table-row table:style-name="ro2">
          <table:table-cell table:style-name="ce317" office:value-type="date" office:date-value="2014-07-01" calcext:value-type="date">
            <text:p>07/01/14</text:p>
          </table:table-cell>
          <table:table-cell office:value-type="float" office:value="11504" calcext:value-type="float">
            <text:p>11,504</text:p>
          </table:table-cell>
          <table:table-cell table:style-name="ce310" table:formula="of:=[.B7]-[.B6]" office:value-type="float" office:value="3406" calcext:value-type="float">
            <text:p>3,406</text:p>
          </table:table-cell>
          <table:table-cell table:style-name="ce336" table:formula="of:=[.C$1:.C$1048576]/([.A7]-[.A6])*30.4375" office:value-type="float" office:value="1178.06960227273" calcext:value-type="float">
            <text:p>1,178</text:p>
          </table:table-cell>
          <table:table-cell table:style-name="ce317" office:value-type="date" office:date-value="2014-07-01" calcext:value-type="date">
            <text:p>07/01/14</text:p>
          </table:table-cell>
          <table:table-cell office:value-type="float" office:value="11200" calcext:value-type="float">
            <text:p>11,200</text:p>
          </table:table-cell>
          <table:table-cell table:style-name="ce310" table:formula="of:=[.F7]-[.F6]" office:value-type="float" office:value="2100" calcext:value-type="float">
            <text:p>2,100</text:p>
          </table:table-cell>
          <table:table-cell table:style-name="ce336" table:formula="of:=[.G$1:.G$1048576]/([.E7]-[.E6])*30.4375" office:value-type="float" office:value="751.985294117647" calcext:value-type="float">
            <text:p>752</text:p>
          </table:table-cell>
          <table:table-cell table:style-name="ce310" table:formula="of:=[.B$1:.B$1048576]+[.F$1:.F$1048576]" office:value-type="float" office:value="22704" calcext:value-type="float">
            <text:p>22,704</text:p>
          </table:table-cell>
          <table:table-cell table:style-name="ce340" table:formula="of:=[.B$1:.B$1048576]/[.I$1:.I$1048576]" office:value-type="float" office:value="0.506694855532065" calcext:value-type="float">
            <text:p>0.507</text:p>
          </table:table-cell>
          <table:table-cell table:style-name="ce340" table:formula="of:=[.F$1:.F$1048576]/[.I$1:.I$1048576]" office:value-type="float" office:value="0.493305144467935" calcext:value-type="float">
            <text:p>0.493</text:p>
          </table:table-cell>
          <table:table-cell table:style-name="ce343" table:formula="of:=[.C$1:.C$1048576]/([.C$1:.C$1048576]+[.G$1:.G$1048576])" office:value-type="percentage" office:value="0.61859789320741" calcext:value-type="percentage">
            <text:p>61.86%</text:p>
          </table:table-cell>
          <table:table-cell table:style-name="ce343" table:formula="of:=[.G$1:.G$1048576]/([.C$1:.C$1048576]+[.G$1:.G$1048576])" office:value-type="percentage" office:value="0.38140210679259" calcext:value-type="percentage">
            <text:p>38.14%</text:p>
          </table:table-cell>
          <table:table-cell/>
          <table:table-cell table:style-name="ce443" office:value-type="date" office:date-value="2018-07-23" calcext:value-type="date">
            <text:p>07/23/18</text:p>
          </table:table-cell>
          <table:table-cell table:style-name="ce463" office:value-type="string" calcext:value-type="string">
            <text:p>S3 (S) Start</text:p>
          </table:table-cell>
          <table:table-cell table:number-columns-repeated="1007"/>
        </table:table-row>
        <table:table-row table:style-name="ro2">
          <table:table-cell table:style-name="ce317" office:value-type="date" office:date-value="2014-10-04" calcext:value-type="date">
            <text:p>10/04/14</text:p>
          </table:table-cell>
          <table:table-cell office:value-type="float" office:value="14760" calcext:value-type="float">
            <text:p>14,760</text:p>
          </table:table-cell>
          <table:table-cell table:style-name="ce310" table:formula="of:=[.B8]-[.B7]" office:value-type="float" office:value="3256" calcext:value-type="float">
            <text:p>3,256</text:p>
          </table:table-cell>
          <table:table-cell table:style-name="ce336" table:formula="of:=[.C$1:.C$1048576]/([.A8]-[.A7])*30.4375" office:value-type="float" office:value="1043.2052631579" calcext:value-type="float">
            <text:p>1,043</text:p>
          </table:table-cell>
          <table:table-cell table:style-name="ce317" office:value-type="date" office:date-value="2014-10-04" calcext:value-type="date">
            <text:p>10/04/14</text:p>
          </table:table-cell>
          <table:table-cell office:value-type="float" office:value="12900" calcext:value-type="float">
            <text:p>12,900</text:p>
          </table:table-cell>
          <table:table-cell table:style-name="ce310" table:formula="of:=[.F8]-[.F7]" office:value-type="float" office:value="1700" calcext:value-type="float">
            <text:p>1,700</text:p>
          </table:table-cell>
          <table:table-cell table:style-name="ce336" table:formula="of:=[.G$1:.G$1048576]/([.E8]-[.E7])*30.4375" office:value-type="float" office:value="544.671052631579" calcext:value-type="float">
            <text:p>545</text:p>
          </table:table-cell>
          <table:table-cell table:style-name="ce310" table:formula="of:=[.B$1:.B$1048576]+[.F$1:.F$1048576]" office:value-type="float" office:value="27660" calcext:value-type="float">
            <text:p>27,660</text:p>
          </table:table-cell>
          <table:table-cell table:style-name="ce340" table:formula="of:=[.B$1:.B$1048576]/[.I$1:.I$1048576]" office:value-type="float" office:value="0.533622559652928" calcext:value-type="float">
            <text:p>0.534</text:p>
          </table:table-cell>
          <table:table-cell table:style-name="ce340" table:formula="of:=[.F$1:.F$1048576]/[.I$1:.I$1048576]" office:value-type="float" office:value="0.466377440347072" calcext:value-type="float">
            <text:p>0.466</text:p>
          </table:table-cell>
          <table:table-cell table:style-name="ce343" table:formula="of:=[.C$1:.C$1048576]/([.C$1:.C$1048576]+[.G$1:.G$1048576])" office:value-type="percentage" office:value="0.656981436642454" calcext:value-type="percentage">
            <text:p>65.70%</text:p>
          </table:table-cell>
          <table:table-cell table:style-name="ce343" table:formula="of:=[.G$1:.G$1048576]/([.C$1:.C$1048576]+[.G$1:.G$1048576])" office:value-type="percentage" office:value="0.343018563357546" calcext:value-type="percentage">
            <text:p>34.30%</text:p>
          </table:table-cell>
          <table:table-cell/>
          <table:table-cell table:style-name="ce443" office:value-type="date" office:date-value="2018-10-15" calcext:value-type="date">
            <text:p>10/15/18</text:p>
          </table:table-cell>
          <table:table-cell table:style-name="ce463" office:value-type="string" calcext:value-type="string">
            <text:p>S3 (S) End</text:p>
          </table:table-cell>
          <table:table-cell table:number-columns-repeated="1007"/>
        </table:table-row>
        <table:table-row table:style-name="ro2">
          <table:table-cell table:style-name="ce317" office:value-type="date" office:date-value="2015-01-04" calcext:value-type="date">
            <text:p>01/04/15</text:p>
          </table:table-cell>
          <table:table-cell office:value-type="float" office:value="17484" calcext:value-type="float">
            <text:p>17,484</text:p>
          </table:table-cell>
          <table:table-cell table:style-name="ce310" table:formula="of:=[.B9]-[.B8]" office:value-type="float" office:value="2724" calcext:value-type="float">
            <text:p>2,724</text:p>
          </table:table-cell>
          <table:table-cell table:style-name="ce336" table:formula="of:=[.C$1:.C$1048576]/([.A9]-[.A8])*30.4375" office:value-type="float" office:value="901.214673913043" calcext:value-type="float">
            <text:p>901</text:p>
          </table:table-cell>
          <table:table-cell table:style-name="ce317" office:value-type="date" office:date-value="2015-01-02" calcext:value-type="date">
            <text:p>01/02/15</text:p>
          </table:table-cell>
          <table:table-cell office:value-type="float" office:value="14500" calcext:value-type="float">
            <text:p>14,500</text:p>
          </table:table-cell>
          <table:table-cell table:style-name="ce310" table:formula="of:=[.F9]-[.F8]" office:value-type="float" office:value="1600" calcext:value-type="float">
            <text:p>1,600</text:p>
          </table:table-cell>
          <table:table-cell table:style-name="ce336" table:formula="of:=[.G$1:.G$1048576]/([.E9]-[.E8])*30.4375" office:value-type="float" office:value="541.111111111111" calcext:value-type="float">
            <text:p>541</text:p>
          </table:table-cell>
          <table:table-cell table:style-name="ce310" table:formula="of:=[.B$1:.B$1048576]+[.F$1:.F$1048576]" office:value-type="float" office:value="31984" calcext:value-type="float">
            <text:p>31,984</text:p>
          </table:table-cell>
          <table:table-cell table:style-name="ce340" table:formula="of:=[.B$1:.B$1048576]/[.I$1:.I$1048576]" office:value-type="float" office:value="0.546648324162081" calcext:value-type="float">
            <text:p>0.547</text:p>
          </table:table-cell>
          <table:table-cell table:style-name="ce340" table:formula="of:=[.F$1:.F$1048576]/[.I$1:.I$1048576]" office:value-type="float" office:value="0.453351675837919" calcext:value-type="float">
            <text:p>0.453</text:p>
          </table:table-cell>
          <table:table-cell table:style-name="ce343" table:formula="of:=[.C$1:.C$1048576]/([.C$1:.C$1048576]+[.G$1:.G$1048576])" office:value-type="percentage" office:value="0.629972247918594" calcext:value-type="percentage">
            <text:p>63.00%</text:p>
          </table:table-cell>
          <table:table-cell table:style-name="ce343" table:formula="of:=[.G$1:.G$1048576]/([.C$1:.C$1048576]+[.G$1:.G$1048576])" office:value-type="percentage" office:value="0.370027752081406" calcext:value-type="percentage">
            <text:p>37.00%</text:p>
          </table:table-cell>
          <table:table-cell/>
          <table:table-cell table:style-name="ce317" office:value-type="date" office:date-value="2018-12-18" calcext:value-type="date">
            <text:p>12/18/18</text:p>
          </table:table-cell>
          <table:table-cell office:value-type="string" calcext:value-type="string">
            <text:p>Tumblr Porn Ban</text:p>
          </table:table-cell>
          <table:table-cell table:number-columns-repeated="1007"/>
        </table:table-row>
        <table:table-row table:style-name="ro2">
          <table:table-cell table:style-name="ce317" office:value-type="date" office:date-value="2015-04-22" calcext:value-type="date">
            <text:p>04/22/15</text:p>
          </table:table-cell>
          <table:table-cell office:value-type="float" office:value="20122" calcext:value-type="float">
            <text:p>20,122</text:p>
          </table:table-cell>
          <table:table-cell table:style-name="ce310" table:formula="of:=[.B10]-[.B9]" office:value-type="float" office:value="2638" calcext:value-type="float">
            <text:p>2,638</text:p>
          </table:table-cell>
          <table:table-cell table:style-name="ce336" table:formula="of:=[.C$1:.C$1048576]/([.A10]-[.A9])*30.4375" office:value-type="float" office:value="743.46412037037" calcext:value-type="float">
            <text:p>743</text:p>
          </table:table-cell>
          <table:table-cell table:style-name="ce317" office:value-type="date" office:date-value="2015-04-21" calcext:value-type="date">
            <text:p>04/21/15</text:p>
          </table:table-cell>
          <table:table-cell office:value-type="float" office:value="15900" calcext:value-type="float">
            <text:p>15,900</text:p>
          </table:table-cell>
          <table:table-cell table:style-name="ce310" table:formula="of:=[.F10]-[.F9]" office:value-type="float" office:value="1400" calcext:value-type="float">
            <text:p>1,400</text:p>
          </table:table-cell>
          <table:table-cell table:style-name="ce336" table:formula="of:=[.G$1:.G$1048576]/([.E10]-[.E9])*30.4375" office:value-type="float" office:value="390.940366972477" calcext:value-type="float">
            <text:p>391</text:p>
          </table:table-cell>
          <table:table-cell table:style-name="ce310" table:formula="of:=[.B$1:.B$1048576]+[.F$1:.F$1048576]" office:value-type="float" office:value="36022" calcext:value-type="float">
            <text:p>36,022</text:p>
          </table:table-cell>
          <table:table-cell table:style-name="ce340" table:formula="of:=[.B$1:.B$1048576]/[.I$1:.I$1048576]" office:value-type="float" office:value="0.558603075898062" calcext:value-type="float">
            <text:p>0.559</text:p>
          </table:table-cell>
          <table:table-cell table:style-name="ce340" table:formula="of:=[.F$1:.F$1048576]/[.I$1:.I$1048576]" office:value-type="float" office:value="0.441396924101938" calcext:value-type="float">
            <text:p>0.441</text:p>
          </table:table-cell>
          <table:table-cell table:style-name="ce343" table:formula="of:=[.C$1:.C$1048576]/([.C$1:.C$1048576]+[.G$1:.G$1048576])" office:value-type="percentage" office:value="0.653293709757306" calcext:value-type="percentage">
            <text:p>65.33%</text:p>
          </table:table-cell>
          <table:table-cell table:style-name="ce343" table:formula="of:=[.G$1:.G$1048576]/([.C$1:.C$1048576]+[.G$1:.G$1048576])" office:value-type="percentage" office:value="0.346706290242694" calcext:value-type="percentage">
            <text:p>34.67%</text:p>
          </table:table-cell>
          <table:table-cell/>
          <table:table-cell table:style-name="ce443" office:value-type="date" office:date-value="2019-04-29" calcext:value-type="date">
            <text:p>04/29/19</text:p>
          </table:table-cell>
          <table:table-cell table:style-name="ce463" office:value-type="string" calcext:value-type="string">
            <text:p>S3.5 (S) Start</text:p>
          </table:table-cell>
          <table:table-cell table:number-columns-repeated="1007"/>
        </table:table-row>
        <table:table-row table:style-name="ro2">
          <table:table-cell table:style-name="ce317" office:value-type="date" office:date-value="2015-06-23" calcext:value-type="date">
            <text:p>06/23/15</text:p>
          </table:table-cell>
          <table:table-cell office:value-type="float" office:value="21894" calcext:value-type="float">
            <text:p>21,894</text:p>
          </table:table-cell>
          <table:table-cell table:style-name="ce310" table:formula="of:=[.B11]-[.B10]" office:value-type="float" office:value="1772" calcext:value-type="float">
            <text:p>1,772</text:p>
          </table:table-cell>
          <table:table-cell table:style-name="ce336" table:formula="of:=[.C$1:.C$1048576]/([.A11]-[.A10])*30.4375" office:value-type="float" office:value="869.923387096774" calcext:value-type="float">
            <text:p>870</text:p>
          </table:table-cell>
          <table:table-cell table:style-name="ce317" office:value-type="date" office:date-value="2015-06-23" calcext:value-type="date">
            <text:p>06/23/15</text:p>
          </table:table-cell>
          <table:table-cell office:value-type="float" office:value="16600" calcext:value-type="float">
            <text:p>16,600</text:p>
          </table:table-cell>
          <table:table-cell table:style-name="ce310" table:formula="of:=[.F11]-[.F10]" office:value-type="float" office:value="700" calcext:value-type="float">
            <text:p>700</text:p>
          </table:table-cell>
          <table:table-cell table:style-name="ce336" table:formula="of:=[.G$1:.G$1048576]/([.E11]-[.E10])*30.4375" office:value-type="float" office:value="338.194444444444" calcext:value-type="float">
            <text:p>338</text:p>
          </table:table-cell>
          <table:table-cell table:style-name="ce310" table:formula="of:=[.B$1:.B$1048576]+[.F$1:.F$1048576]" office:value-type="float" office:value="38494" calcext:value-type="float">
            <text:p>38,494</text:p>
          </table:table-cell>
          <table:table-cell table:style-name="ce340" table:formula="of:=[.B$1:.B$1048576]/[.I$1:.I$1048576]" office:value-type="float" office:value="0.568763963215047" calcext:value-type="float">
            <text:p>0.569</text:p>
          </table:table-cell>
          <table:table-cell table:style-name="ce340" table:formula="of:=[.F$1:.F$1048576]/[.I$1:.I$1048576]" office:value-type="float" office:value="0.431236036784954" calcext:value-type="float">
            <text:p>0.431</text:p>
          </table:table-cell>
          <table:table-cell table:style-name="ce343" table:formula="of:=[.C$1:.C$1048576]/([.C$1:.C$1048576]+[.G$1:.G$1048576])" office:value-type="percentage" office:value="0.716828478964401" calcext:value-type="percentage">
            <text:p>71.68%</text:p>
          </table:table-cell>
          <table:table-cell table:style-name="ce343" table:formula="of:=[.G$1:.G$1048576]/([.C$1:.C$1048576]+[.G$1:.G$1048576])" office:value-type="percentage" office:value="0.283171521035599" calcext:value-type="percentage">
            <text:p>28.32%</text:p>
          </table:table-cell>
          <table:table-cell/>
          <table:table-cell table:style-name="ce317" office:value-type="date" office:date-value="2019-06-10" calcext:value-type="date">
            <text:p>06/10/19</text:p>
          </table:table-cell>
          <table:table-cell office:value-type="string" calcext:value-type="string">
            <text:p>Basement (Anime)</text:p>
          </table:table-cell>
          <table:table-cell table:number-columns-repeated="1007"/>
        </table:table-row>
        <table:table-row table:style-name="ro2">
          <table:table-cell table:style-name="ce317" office:value-type="date" office:date-value="2015-10-15" calcext:value-type="date">
            <text:p>10/15/15</text:p>
          </table:table-cell>
          <table:table-cell office:value-type="float" office:value="24645" calcext:value-type="float">
            <text:p>24,645</text:p>
          </table:table-cell>
          <table:table-cell table:style-name="ce310" table:formula="of:=[.B12]-[.B11]" office:value-type="float" office:value="2751" calcext:value-type="float">
            <text:p>2,751</text:p>
          </table:table-cell>
          <table:table-cell table:style-name="ce336" table:formula="of:=[.C$1:.C$1048576]/([.A12]-[.A11])*30.4375" office:value-type="float" office:value="734.504934210526" calcext:value-type="float">
            <text:p>735</text:p>
          </table:table-cell>
          <table:table-cell table:style-name="ce317" office:value-type="date" office:date-value="2015-10-15" calcext:value-type="date">
            <text:p>10/15/15</text:p>
          </table:table-cell>
          <table:table-cell office:value-type="float" office:value="17700" calcext:value-type="float">
            <text:p>17,700</text:p>
          </table:table-cell>
          <table:table-cell table:style-name="ce310" table:formula="of:=[.F12]-[.F11]" office:value-type="float" office:value="1100" calcext:value-type="float">
            <text:p>1,100</text:p>
          </table:table-cell>
          <table:table-cell table:style-name="ce336" table:formula="of:=[.G$1:.G$1048576]/([.E12]-[.E11])*30.4375" office:value-type="float" office:value="293.695175438596" calcext:value-type="float">
            <text:p>294</text:p>
          </table:table-cell>
          <table:table-cell table:style-name="ce310" table:formula="of:=[.B$1:.B$1048576]+[.F$1:.F$1048576]" office:value-type="float" office:value="42345" calcext:value-type="float">
            <text:p>42,345</text:p>
          </table:table-cell>
          <table:table-cell table:style-name="ce340" table:formula="of:=[.B$1:.B$1048576]/[.I$1:.I$1048576]" office:value-type="float" office:value="0.582004959263195" calcext:value-type="float">
            <text:p>0.582</text:p>
          </table:table-cell>
          <table:table-cell table:style-name="ce340" table:formula="of:=[.F$1:.F$1048576]/[.I$1:.I$1048576]" office:value-type="float" office:value="0.417995040736805" calcext:value-type="float">
            <text:p>0.418</text:p>
          </table:table-cell>
          <table:table-cell table:style-name="ce343" table:formula="of:=[.C$1:.C$1048576]/([.C$1:.C$1048576]+[.G$1:.G$1048576])" office:value-type="percentage" office:value="0.714359906517788" calcext:value-type="percentage">
            <text:p>71.44%</text:p>
          </table:table-cell>
          <table:table-cell table:style-name="ce343" table:formula="of:=[.G$1:.G$1048576]/([.C$1:.C$1048576]+[.G$1:.G$1048576])" office:value-type="percentage" office:value="0.285640093482212" calcext:value-type="percentage">
            <text:p>28.56%</text:p>
          </table:table-cell>
          <table:table-cell/>
          <table:table-cell table:style-name="ce443" office:value-type="date" office:date-value="2019-07-01" calcext:value-type="date">
            <text:p>07/01/19</text:p>
          </table:table-cell>
          <table:table-cell table:style-name="ce463" office:value-type="string" calcext:value-type="string">
            <text:p>S3.5 (S) End</text:p>
          </table:table-cell>
          <table:table-cell table:number-columns-repeated="1007"/>
        </table:table-row>
        <table:table-row table:style-name="ro2">
          <table:table-cell table:style-name="ce317" office:value-type="date" office:date-value="2016-01-07" calcext:value-type="date">
            <text:p>01/07/16</text:p>
          </table:table-cell>
          <table:table-cell office:value-type="float" office:value="26346" calcext:value-type="float">
            <text:p>26,346</text:p>
          </table:table-cell>
          <table:table-cell table:style-name="ce310" table:formula="of:=[.B13]-[.B12]" office:value-type="float" office:value="1701" calcext:value-type="float">
            <text:p>1,701</text:p>
          </table:table-cell>
          <table:table-cell table:style-name="ce336" table:formula="of:=[.C$1:.C$1048576]/([.A13]-[.A12])*30.4375" office:value-type="float" office:value="616.359375" calcext:value-type="float">
            <text:p>616</text:p>
          </table:table-cell>
          <table:table-cell table:style-name="ce317" office:value-type="date" office:date-value="2016-01-05" calcext:value-type="date">
            <text:p>01/05/16</text:p>
          </table:table-cell>
          <table:table-cell office:value-type="float" office:value="18400" calcext:value-type="float">
            <text:p>18,400</text:p>
          </table:table-cell>
          <table:table-cell table:style-name="ce310" table:formula="of:=[.F13]-[.F12]" office:value-type="float" office:value="700" calcext:value-type="float">
            <text:p>700</text:p>
          </table:table-cell>
          <table:table-cell table:style-name="ce336" table:formula="of:=[.G$1:.G$1048576]/([.E13]-[.E12])*30.4375" office:value-type="float" office:value="259.832317073171" calcext:value-type="float">
            <text:p>260</text:p>
          </table:table-cell>
          <table:table-cell table:style-name="ce310" table:formula="of:=[.B$1:.B$1048576]+[.F$1:.F$1048576]" office:value-type="float" office:value="44746" calcext:value-type="float">
            <text:p>44,746</text:p>
          </table:table-cell>
          <table:table-cell table:style-name="ce340" table:formula="of:=[.B$1:.B$1048576]/[.I$1:.I$1048576]" office:value-type="float" office:value="0.588790059446654" calcext:value-type="float">
            <text:p>0.589</text:p>
          </table:table-cell>
          <table:table-cell table:style-name="ce340" table:formula="of:=[.F$1:.F$1048576]/[.I$1:.I$1048576]" office:value-type="float" office:value="0.411209940553346" calcext:value-type="float">
            <text:p>0.411</text:p>
          </table:table-cell>
          <table:table-cell table:style-name="ce343" table:formula="of:=[.C$1:.C$1048576]/([.C$1:.C$1048576]+[.G$1:.G$1048576])" office:value-type="percentage" office:value="0.708454810495627" calcext:value-type="percentage">
            <text:p>70.85%</text:p>
          </table:table-cell>
          <table:table-cell table:style-name="ce343" table:formula="of:=[.G$1:.G$1048576]/([.C$1:.C$1048576]+[.G$1:.G$1048576])" office:value-type="percentage" office:value="0.291545189504373" calcext:value-type="percentage">
            <text:p>29.15%</text:p>
          </table:table-cell>
          <table:table-cell/>
          <table:table-cell table:style-name="ce317" office:value-type="date" office:date-value="2020-02-29" calcext:value-type="date">
            <text:p>02/29/20</text:p>
          </table:table-cell>
          <table:table-cell office:value-type="string" calcext:value-type="string">
            <text:p>Chinese Ban of AO3</text:p>
          </table:table-cell>
          <table:table-cell table:number-columns-repeated="1007"/>
        </table:table-row>
        <table:table-row table:style-name="ro2">
          <table:table-cell table:style-name="ce317" office:value-type="date" office:date-value="2016-04-03" calcext:value-type="date">
            <text:p>04/03/16</text:p>
          </table:table-cell>
          <table:table-cell office:value-type="float" office:value="28004" calcext:value-type="float">
            <text:p>28,004</text:p>
          </table:table-cell>
          <table:table-cell table:style-name="ce310" table:formula="of:=[.B14]-[.B13]" office:value-type="float" office:value="1658" calcext:value-type="float">
            <text:p>1,658</text:p>
          </table:table-cell>
          <table:table-cell table:style-name="ce336" table:formula="of:=[.C$1:.C$1048576]/([.A14]-[.A13])*30.4375" office:value-type="float" office:value="580.061781609195" calcext:value-type="float">
            <text:p>580</text:p>
          </table:table-cell>
          <table:table-cell table:style-name="ce317" office:value-type="date" office:date-value="2016-04-03" calcext:value-type="date">
            <text:p>04/03/16</text:p>
          </table:table-cell>
          <table:table-cell office:value-type="float" office:value="19000" calcext:value-type="float">
            <text:p>19,000</text:p>
          </table:table-cell>
          <table:table-cell table:style-name="ce310" table:formula="of:=[.F14]-[.F13]" office:value-type="float" office:value="600" calcext:value-type="float">
            <text:p>600</text:p>
          </table:table-cell>
          <table:table-cell table:style-name="ce336" table:formula="of:=[.G$1:.G$1048576]/([.E14]-[.E13])*30.4375" office:value-type="float" office:value="205.196629213483" calcext:value-type="float">
            <text:p>205</text:p>
          </table:table-cell>
          <table:table-cell table:style-name="ce310" table:formula="of:=[.B$1:.B$1048576]+[.F$1:.F$1048576]" office:value-type="float" office:value="47004" calcext:value-type="float">
            <text:p>47,004</text:p>
          </table:table-cell>
          <table:table-cell table:style-name="ce340" table:formula="of:=[.B$1:.B$1048576]/[.I$1:.I$1048576]" office:value-type="float" office:value="0.595779082631265" calcext:value-type="float">
            <text:p>0.596</text:p>
          </table:table-cell>
          <table:table-cell table:style-name="ce340" table:formula="of:=[.F$1:.F$1048576]/[.I$1:.I$1048576]" office:value-type="float" office:value="0.404220917368735" calcext:value-type="float">
            <text:p>0.404</text:p>
          </table:table-cell>
          <table:table-cell table:style-name="ce343" table:formula="of:=[.C$1:.C$1048576]/([.C$1:.C$1048576]+[.G$1:.G$1048576])" office:value-type="percentage" office:value="0.734278122232064" calcext:value-type="percentage">
            <text:p>73.43%</text:p>
          </table:table-cell>
          <table:table-cell table:style-name="ce343" table:formula="of:=[.G$1:.G$1048576]/([.C$1:.C$1048576]+[.G$1:.G$1048576])" office:value-type="percentage" office:value="0.265721877767936" calcext:value-type="percentage">
            <text:p>26.57%</text:p>
          </table:table-cell>
          <table:table-cell/>
          <table:table-cell table:style-name="ce317" office:value-type="date" office:date-value="2020-03-17" calcext:value-type="date">
            <text:p>03/17/20</text:p>
          </table:table-cell>
          <table:table-cell office:value-type="string" calcext:value-type="string">
            <text:p>Plague Lockdown</text:p>
          </table:table-cell>
          <table:table-cell table:number-columns-repeated="1007"/>
        </table:table-row>
        <table:table-row table:style-name="ro2">
          <table:table-cell table:style-name="ce317" office:value-type="date" office:date-value="2016-07-08" calcext:value-type="date">
            <text:p>07/08/16</text:p>
          </table:table-cell>
          <table:table-cell office:value-type="float" office:value="29542" calcext:value-type="float">
            <text:p>29,542</text:p>
          </table:table-cell>
          <table:table-cell table:style-name="ce310" table:formula="of:=[.B15]-[.B14]" office:value-type="float" office:value="1538" calcext:value-type="float">
            <text:p>1,538</text:p>
          </table:table-cell>
          <table:table-cell table:style-name="ce336" table:formula="of:=[.C$1:.C$1048576]/([.A15]-[.A14])*30.4375" office:value-type="float" office:value="487.634114583333" calcext:value-type="float">
            <text:p>488</text:p>
          </table:table-cell>
          <table:table-cell table:style-name="ce317" office:value-type="date" office:date-value="2016-07-08" calcext:value-type="date">
            <text:p>07/08/16</text:p>
          </table:table-cell>
          <table:table-cell office:value-type="float" office:value="19500" calcext:value-type="float">
            <text:p>19,500</text:p>
          </table:table-cell>
          <table:table-cell table:style-name="ce310" table:formula="of:=[.F15]-[.F14]" office:value-type="float" office:value="500" calcext:value-type="float">
            <text:p>500</text:p>
          </table:table-cell>
          <table:table-cell table:style-name="ce336" table:formula="of:=[.G$1:.G$1048576]/([.E15]-[.E14])*30.4375" office:value-type="float" office:value="158.528645833333" calcext:value-type="float">
            <text:p>159</text:p>
          </table:table-cell>
          <table:table-cell table:style-name="ce310" table:formula="of:=[.B$1:.B$1048576]+[.F$1:.F$1048576]" office:value-type="float" office:value="49042" calcext:value-type="float">
            <text:p>49,042</text:p>
          </table:table-cell>
          <table:table-cell table:style-name="ce340" table:formula="of:=[.B$1:.B$1048576]/[.I$1:.I$1048576]" office:value-type="float" office:value="0.60238163207047" calcext:value-type="float">
            <text:p>0.602</text:p>
          </table:table-cell>
          <table:table-cell table:style-name="ce340" table:formula="of:=[.F$1:.F$1048576]/[.I$1:.I$1048576]" office:value-type="float" office:value="0.39761836792953" calcext:value-type="float">
            <text:p>0.398</text:p>
          </table:table-cell>
          <table:table-cell table:style-name="ce343" table:formula="of:=[.C$1:.C$1048576]/([.C$1:.C$1048576]+[.G$1:.G$1048576])" office:value-type="percentage" office:value="0.754661432777233" calcext:value-type="percentage">
            <text:p>75.47%</text:p>
          </table:table-cell>
          <table:table-cell table:style-name="ce343" table:formula="of:=[.G$1:.G$1048576]/([.C$1:.C$1048576]+[.G$1:.G$1048576])" office:value-type="percentage" office:value="0.245338567222767" calcext:value-type="percentage">
            <text:p>24.53%</text:p>
          </table:table-cell>
          <table:table-cell/>
          <table:table-cell table:style-name="ce444" office:value-type="date" office:date-value="2020-12-07" calcext:value-type="date">
            <text:p>12/07/20</text:p>
          </table:table-cell>
          <table:table-cell table:style-name="ce464" office:value-type="string" calcext:value-type="string">
            <text:p>S4 Start</text:p>
          </table:table-cell>
          <table:table-cell office:value-type="string" calcext:value-type="string">
            <text:p>eldia arc start</text:p>
          </table:table-cell>
          <table:table-cell table:number-columns-repeated="1006"/>
        </table:table-row>
        <table:table-row table:style-name="ro2">
          <table:table-cell table:style-name="ce317" office:value-type="date" office:date-value="2016-09-24" calcext:value-type="date">
            <text:p>09/24/16</text:p>
          </table:table-cell>
          <table:table-cell office:value-type="float" office:value="30665" calcext:value-type="float">
            <text:p>30,665</text:p>
          </table:table-cell>
          <table:table-cell table:style-name="ce310" table:formula="of:=[.B16]-[.B15]" office:value-type="float" office:value="1123" calcext:value-type="float">
            <text:p>1,123</text:p>
          </table:table-cell>
          <table:table-cell table:style-name="ce336" table:formula="of:=[.C$1:.C$1048576]/([.A16]-[.A15])*30.4375" office:value-type="float" office:value="438.221955128205" calcext:value-type="float">
            <text:p>438</text:p>
          </table:table-cell>
          <table:table-cell table:style-name="ce317" office:value-type="date" office:date-value="2016-09-23" calcext:value-type="date">
            <text:p>09/23/16</text:p>
          </table:table-cell>
          <table:table-cell office:value-type="float" office:value="19900" calcext:value-type="float">
            <text:p>19,900</text:p>
          </table:table-cell>
          <table:table-cell table:style-name="ce310" table:formula="of:=[.F16]-[.F15]" office:value-type="float" office:value="400" calcext:value-type="float">
            <text:p>400</text:p>
          </table:table-cell>
          <table:table-cell table:style-name="ce336" table:formula="of:=[.G$1:.G$1048576]/([.E16]-[.E15])*30.4375" office:value-type="float" office:value="158.116883116883" calcext:value-type="float">
            <text:p>158</text:p>
          </table:table-cell>
          <table:table-cell table:style-name="ce310" table:formula="of:=[.B$1:.B$1048576]+[.F$1:.F$1048576]" office:value-type="float" office:value="50565" calcext:value-type="float">
            <text:p>50,565</text:p>
          </table:table-cell>
          <table:table-cell table:style-name="ce340" table:formula="of:=[.B$1:.B$1048576]/[.I$1:.I$1048576]" office:value-type="float" office:value="0.606447147236231" calcext:value-type="float">
            <text:p>0.606</text:p>
          </table:table-cell>
          <table:table-cell table:style-name="ce340" table:formula="of:=[.F$1:.F$1048576]/[.I$1:.I$1048576]" office:value-type="float" office:value="0.393552852763769" calcext:value-type="float">
            <text:p>0.394</text:p>
          </table:table-cell>
          <table:table-cell table:style-name="ce343" table:formula="of:=[.C$1:.C$1048576]/([.C$1:.C$1048576]+[.G$1:.G$1048576])" office:value-type="percentage" office:value="0.737360472751149" calcext:value-type="percentage">
            <text:p>73.74%</text:p>
          </table:table-cell>
          <table:table-cell table:style-name="ce343" table:formula="of:=[.G$1:.G$1048576]/([.C$1:.C$1048576]+[.G$1:.G$1048576])" office:value-type="percentage" office:value="0.262639527248851" calcext:value-type="percentage">
            <text:p>26.26%</text:p>
          </table:table-cell>
          <table:table-cell/>
          <table:table-cell table:style-name="ce317" office:value-type="date" office:date-value="2021-02-15" calcext:value-type="date">
            <text:p>02/15/21</text:p>
          </table:table-cell>
          <table:table-cell office:value-type="string" calcext:value-type="string">
            <text:p>Scouts arrive in Paradis</text:p>
          </table:table-cell>
          <table:table-cell table:number-columns-repeated="1007"/>
        </table:table-row>
        <table:table-row table:style-name="ro2">
          <table:table-cell table:style-name="ce317" office:value-type="date" office:date-value="2017-01-11" calcext:value-type="date">
            <text:p>01/11/17</text:p>
          </table:table-cell>
          <table:table-cell office:value-type="float" office:value="31983" calcext:value-type="float">
            <text:p>31,983</text:p>
          </table:table-cell>
          <table:table-cell table:style-name="ce310" table:formula="of:=[.B17]-[.B16]" office:value-type="float" office:value="1318" calcext:value-type="float">
            <text:p>1,318</text:p>
          </table:table-cell>
          <table:table-cell table:style-name="ce336" table:formula="of:=[.C$1:.C$1048576]/([.A17]-[.A16])*30.4375" office:value-type="float" office:value="368.042431192661" calcext:value-type="float">
            <text:p>368</text:p>
          </table:table-cell>
          <table:table-cell table:style-name="ce317" office:value-type="date" office:date-value="2017-01-14" calcext:value-type="date">
            <text:p>01/14/17</text:p>
          </table:table-cell>
          <table:table-cell office:value-type="float" office:value="20400" calcext:value-type="float">
            <text:p>20,400</text:p>
          </table:table-cell>
          <table:table-cell table:style-name="ce310" table:formula="of:=[.F17]-[.F16]" office:value-type="float" office:value="500" calcext:value-type="float">
            <text:p>500</text:p>
          </table:table-cell>
          <table:table-cell table:style-name="ce336" table:formula="of:=[.G$1:.G$1048576]/([.E17]-[.E16])*30.4375" office:value-type="float" office:value="134.679203539823" calcext:value-type="float">
            <text:p>135</text:p>
          </table:table-cell>
          <table:table-cell table:style-name="ce310" table:formula="of:=[.B$1:.B$1048576]+[.F$1:.F$1048576]" office:value-type="float" office:value="52383" calcext:value-type="float">
            <text:p>52,383</text:p>
          </table:table-cell>
          <table:table-cell table:style-name="ce340" table:formula="of:=[.B$1:.B$1048576]/[.I$1:.I$1048576]" office:value-type="float" office:value="0.610560678082584" calcext:value-type="float">
            <text:p>0.611</text:p>
          </table:table-cell>
          <table:table-cell table:style-name="ce340" table:formula="of:=[.F$1:.F$1048576]/[.I$1:.I$1048576]" office:value-type="float" office:value="0.389439321917416" calcext:value-type="float">
            <text:p>0.389</text:p>
          </table:table-cell>
          <table:table-cell table:style-name="ce343" table:formula="of:=[.C$1:.C$1048576]/([.C$1:.C$1048576]+[.G$1:.G$1048576])" office:value-type="percentage" office:value="0.724972497249725" calcext:value-type="percentage">
            <text:p>72.50%</text:p>
          </table:table-cell>
          <table:table-cell table:style-name="ce343" table:formula="of:=[.G$1:.G$1048576]/([.C$1:.C$1048576]+[.G$1:.G$1048576])" office:value-type="percentage" office:value="0.275027502750275" calcext:value-type="percentage">
            <text:p>27.50%</text:p>
          </table:table-cell>
          <table:table-cell/>
          <table:table-cell table:style-name="ce444" office:value-type="date" office:date-value="2021-03-29" calcext:value-type="date">
            <text:p>03/29/21</text:p>
          </table:table-cell>
          <table:table-cell table:style-name="ce464" office:value-type="string" calcext:value-type="string">
            <text:p>S4 End</text:p>
          </table:table-cell>
          <table:table-cell table:number-columns-repeated="1007"/>
        </table:table-row>
        <table:table-row table:style-name="ro2">
          <table:table-cell table:style-name="ce442" office:value-type="date" office:date-value="2017-04-03" calcext:value-type="date">
            <text:p>04/03/17</text:p>
          </table:table-cell>
          <table:table-cell table:style-name="ce446" office:value-type="float" office:value="32692" calcext:value-type="float">
            <text:p>32,692</text:p>
          </table:table-cell>
          <table:table-cell table:style-name="ce446" table:formula="of:=[.B18]-[.B17]" office:value-type="float" office:value="709" calcext:value-type="float">
            <text:p>709</text:p>
          </table:table-cell>
          <table:table-cell table:style-name="ce450" table:formula="of:=[.C$1:.C$1048576]/([.A18]-[.A17])*30.4375" office:value-type="float" office:value="263.173018292683" calcext:value-type="float">
            <text:p>263</text:p>
          </table:table-cell>
          <table:table-cell table:style-name="ce442" office:value-type="date" office:date-value="2017-04-03" calcext:value-type="date">
            <text:p>04/03/17</text:p>
          </table:table-cell>
          <table:table-cell table:style-name="ce446" office:value-type="float" office:value="20500" calcext:value-type="float">
            <text:p>20,500</text:p>
          </table:table-cell>
          <table:table-cell table:style-name="ce446" table:formula="of:=[.F18]-[.F17]" office:value-type="float" office:value="100" calcext:value-type="float">
            <text:p>100</text:p>
          </table:table-cell>
          <table:table-cell table:style-name="ce450" table:formula="of:=[.G$1:.G$1048576]/([.E18]-[.E17])*30.4375" office:value-type="float" office:value="38.5284810126582" calcext:value-type="float">
            <text:p>39</text:p>
          </table:table-cell>
          <table:table-cell table:style-name="ce446" table:formula="of:=[.B$1:.B$1048576]+[.F$1:.F$1048576]" office:value-type="float" office:value="53192" calcext:value-type="float">
            <text:p>53,192</text:p>
          </table:table-cell>
          <table:table-cell table:style-name="ce454" table:formula="of:=[.B$1:.B$1048576]/[.I$1:.I$1048576]" office:value-type="float" office:value="0.614603699804482" calcext:value-type="float">
            <text:p>0.615</text:p>
          </table:table-cell>
          <table:table-cell table:style-name="ce454" table:formula="of:=[.F$1:.F$1048576]/[.I$1:.I$1048576]" office:value-type="float" office:value="0.385396300195518" calcext:value-type="float">
            <text:p>0.385</text:p>
          </table:table-cell>
          <table:table-cell table:style-name="ce458" table:formula="of:=[.C$1:.C$1048576]/([.C$1:.C$1048576]+[.G$1:.G$1048576])" office:value-type="percentage" office:value="0.876390605686032" calcext:value-type="percentage">
            <text:p>87.64%</text:p>
          </table:table-cell>
          <table:table-cell table:style-name="ce458" table:formula="of:=[.G$1:.G$1048576]/([.C$1:.C$1048576]+[.G$1:.G$1048576])" office:value-type="percentage" office:value="0.123609394313968" calcext:value-type="percentage">
            <text:p>12.36%</text:p>
          </table:table-cell>
          <table:table-cell/>
          <table:table-cell table:style-name="ce444" office:value-type="date" office:date-value="2022-01-10" calcext:value-type="date">
            <text:p>01/10/22</text:p>
          </table:table-cell>
          <table:table-cell table:style-name="ce464" office:value-type="string" calcext:value-type="string">
            <text:p>S4.5 Start</text:p>
          </table:table-cell>
          <table:table-cell table:number-columns-repeated="1007"/>
        </table:table-row>
        <table:table-row table:style-name="ro2">
          <table:table-cell table:style-name="ce442" office:value-type="date" office:date-value="2017-07-07" calcext:value-type="date">
            <text:p>07/07/17</text:p>
          </table:table-cell>
          <table:table-cell table:style-name="ce446" office:value-type="float" office:value="34073" calcext:value-type="float">
            <text:p>34,073</text:p>
          </table:table-cell>
          <table:table-cell table:style-name="ce446" table:formula="of:=[.B19]-[.B18]" office:value-type="float" office:value="1381" calcext:value-type="float">
            <text:p>1,381</text:p>
          </table:table-cell>
          <table:table-cell table:style-name="ce450" table:formula="of:=[.C$1:.C$1048576]/([.A19]-[.A18])*30.4375" office:value-type="float" office:value="442.465131578947" calcext:value-type="float">
            <text:p>442</text:p>
          </table:table-cell>
          <table:table-cell table:style-name="ce442" office:value-type="date" office:date-value="2017-07-10" calcext:value-type="date">
            <text:p>07/10/17</text:p>
          </table:table-cell>
          <table:table-cell table:style-name="ce446" office:value-type="float" office:value="21100" calcext:value-type="float">
            <text:p>21,100</text:p>
          </table:table-cell>
          <table:table-cell table:style-name="ce446" table:formula="of:=[.F19]-[.F18]" office:value-type="float" office:value="600" calcext:value-type="float">
            <text:p>600</text:p>
          </table:table-cell>
          <table:table-cell table:style-name="ce450" table:formula="of:=[.G$1:.G$1048576]/([.E19]-[.E18])*30.4375" office:value-type="float" office:value="186.352040816327" calcext:value-type="float">
            <text:p>186</text:p>
          </table:table-cell>
          <table:table-cell table:style-name="ce446" table:formula="of:=[.B$1:.B$1048576]+[.F$1:.F$1048576]" office:value-type="float" office:value="55173" calcext:value-type="float">
            <text:p>55,173</text:p>
          </table:table-cell>
          <table:table-cell table:style-name="ce454" table:formula="of:=[.B$1:.B$1048576]/[.I$1:.I$1048576]" office:value-type="float" office:value="0.617566563355264" calcext:value-type="float">
            <text:p>0.618</text:p>
          </table:table-cell>
          <table:table-cell table:style-name="ce454" table:formula="of:=[.F$1:.F$1048576]/[.I$1:.I$1048576]" office:value-type="float" office:value="0.382433436644736" calcext:value-type="float">
            <text:p>0.382</text:p>
          </table:table-cell>
          <table:table-cell table:style-name="ce458" table:formula="of:=[.C$1:.C$1048576]/([.C$1:.C$1048576]+[.G$1:.G$1048576])" office:value-type="percentage" office:value="0.697122665320545" calcext:value-type="percentage">
            <text:p>69.71%</text:p>
          </table:table-cell>
          <table:table-cell table:style-name="ce458" table:formula="of:=[.G$1:.G$1048576]/([.C$1:.C$1048576]+[.G$1:.G$1048576])" office:value-type="percentage" office:value="0.302877334679455" calcext:value-type="percentage">
            <text:p>30.29%</text:p>
          </table:table-cell>
          <table:table-cell/>
          <table:table-cell table:style-name="ce444" office:value-type="date" office:date-value="2022-04-04" calcext:value-type="date">
            <text:p>04/04/22</text:p>
          </table:table-cell>
          <table:table-cell table:style-name="ce464" office:value-type="string" calcext:value-type="string">
            <text:p>S4.5 End</text:p>
          </table:table-cell>
          <table:table-cell table:number-columns-repeated="1007"/>
        </table:table-row>
        <table:table-row table:style-name="ro2">
          <table:table-cell table:style-name="ce317" office:value-type="date" office:date-value="2017-10-10" calcext:value-type="date">
            <text:p>10/10/17</text:p>
          </table:table-cell>
          <table:table-cell office:value-type="float" office:value="35145" calcext:value-type="float">
            <text:p>35,145</text:p>
          </table:table-cell>
          <table:table-cell table:style-name="ce310" table:formula="of:=[.B20]-[.B19]" office:value-type="float" office:value="1072" calcext:value-type="float">
            <text:p>1,072</text:p>
          </table:table-cell>
          <table:table-cell table:style-name="ce336" table:formula="of:=[.C$1:.C$1048576]/([.A20]-[.A19])*30.4375" office:value-type="float" office:value="343.463157894737" calcext:value-type="float">
            <text:p>343</text:p>
          </table:table-cell>
          <table:table-cell table:style-name="ce317" office:value-type="date" office:date-value="2017-10-10" calcext:value-type="date">
            <text:p>10/10/17</text:p>
          </table:table-cell>
          <table:table-cell office:value-type="float" office:value="21500" calcext:value-type="float">
            <text:p>21,500</text:p>
          </table:table-cell>
          <table:table-cell table:style-name="ce310" table:formula="of:=[.F20]-[.F19]" office:value-type="float" office:value="400" calcext:value-type="float">
            <text:p>400</text:p>
          </table:table-cell>
          <table:table-cell table:style-name="ce336" table:formula="of:=[.G$1:.G$1048576]/([.E20]-[.E19])*30.4375" office:value-type="float" office:value="132.336956521739" calcext:value-type="float">
            <text:p>132</text:p>
          </table:table-cell>
          <table:table-cell table:style-name="ce310" table:formula="of:=[.B$1:.B$1048576]+[.F$1:.F$1048576]" office:value-type="float" office:value="56645" calcext:value-type="float">
            <text:p>56,645</text:p>
          </table:table-cell>
          <table:table-cell table:style-name="ce340" table:formula="of:=[.B$1:.B$1048576]/[.I$1:.I$1048576]" office:value-type="float" office:value="0.620443110601112" calcext:value-type="float">
            <text:p>0.620</text:p>
          </table:table-cell>
          <table:table-cell table:style-name="ce340" table:formula="of:=[.F$1:.F$1048576]/[.I$1:.I$1048576]" office:value-type="float" office:value="0.379556889398888" calcext:value-type="float">
            <text:p>0.380</text:p>
          </table:table-cell>
          <table:table-cell table:style-name="ce343" table:formula="of:=[.C$1:.C$1048576]/([.C$1:.C$1048576]+[.G$1:.G$1048576])" office:value-type="percentage" office:value="0.728260869565217" calcext:value-type="percentage">
            <text:p>72.83%</text:p>
          </table:table-cell>
          <table:table-cell table:style-name="ce343" table:formula="of:=[.G$1:.G$1048576]/([.C$1:.C$1048576]+[.G$1:.G$1048576])" office:value-type="percentage" office:value="0.271739130434783" calcext:value-type="percentage">
            <text:p>27.17%</text:p>
          </table:table-cell>
          <table:table-cell table:number-columns-repeated="1010"/>
        </table:table-row>
        <table:table-row table:style-name="ro2">
          <table:table-cell table:style-name="ce317" office:value-type="date" office:date-value="2018-02-07" calcext:value-type="date">
            <text:p>02/07/18</text:p>
          </table:table-cell>
          <table:table-cell office:value-type="float" office:value="36172" calcext:value-type="float">
            <text:p>36,172</text:p>
          </table:table-cell>
          <table:table-cell table:style-name="ce310" table:formula="of:=[.B21]-[.B20]" office:value-type="float" office:value="1027" calcext:value-type="float">
            <text:p>1,027</text:p>
          </table:table-cell>
          <table:table-cell table:style-name="ce336" table:formula="of:=[.C$1:.C$1048576]/([.A21]-[.A20])*30.4375" office:value-type="float" office:value="260.494270833333" calcext:value-type="float">
            <text:p>260</text:p>
          </table:table-cell>
          <table:table-cell table:style-name="ce317" office:value-type="date" office:date-value="2018-02-07" calcext:value-type="date">
            <text:p>02/07/18</text:p>
          </table:table-cell>
          <table:table-cell office:value-type="float" office:value="21900" calcext:value-type="float">
            <text:p>21,900</text:p>
          </table:table-cell>
          <table:table-cell table:style-name="ce310" table:formula="of:=[.F21]-[.F20]" office:value-type="float" office:value="400" calcext:value-type="float">
            <text:p>400</text:p>
          </table:table-cell>
          <table:table-cell table:style-name="ce336" table:formula="of:=[.G$1:.G$1048576]/([.E21]-[.E20])*30.4375" office:value-type="float" office:value="101.458333333333" calcext:value-type="float">
            <text:p>101</text:p>
          </table:table-cell>
          <table:table-cell table:style-name="ce310" table:formula="of:=[.B$1:.B$1048576]+[.F$1:.F$1048576]" office:value-type="float" office:value="58072" calcext:value-type="float">
            <text:p>58,072</text:p>
          </table:table-cell>
          <table:table-cell table:style-name="ce340" table:formula="of:=[.B$1:.B$1048576]/[.I$1:.I$1048576]" office:value-type="float" office:value="0.62288193966111" calcext:value-type="float">
            <text:p>0.623</text:p>
          </table:table-cell>
          <table:table-cell table:style-name="ce340" table:formula="of:=[.F$1:.F$1048576]/[.I$1:.I$1048576]" office:value-type="float" office:value="0.37711806033889" calcext:value-type="float">
            <text:p>0.377</text:p>
          </table:table-cell>
          <table:table-cell table:style-name="ce343" table:formula="of:=[.C$1:.C$1048576]/([.C$1:.C$1048576]+[.G$1:.G$1048576])" office:value-type="percentage" office:value="0.71969166082691" calcext:value-type="percentage">
            <text:p>71.97%</text:p>
          </table:table-cell>
          <table:table-cell table:style-name="ce343" table:formula="of:=[.G$1:.G$1048576]/([.C$1:.C$1048576]+[.G$1:.G$1048576])" office:value-type="percentage" office:value="0.28030833917309" calcext:value-type="percentage">
            <text:p>28.03%</text:p>
          </table:table-cell>
          <table:table-cell table:number-columns-repeated="1010"/>
        </table:table-row>
        <table:table-row table:style-name="ro2">
          <table:table-cell table:style-name="ce317" office:value-type="date" office:date-value="2018-07-17" calcext:value-type="date">
            <text:p>07/17/18</text:p>
          </table:table-cell>
          <table:table-cell office:value-type="float" office:value="37480" calcext:value-type="float">
            <text:p>37,480</text:p>
          </table:table-cell>
          <table:table-cell table:style-name="ce310" table:formula="of:=[.B22]-[.B21]" office:value-type="float" office:value="1308" calcext:value-type="float">
            <text:p>1,308</text:p>
          </table:table-cell>
          <table:table-cell table:style-name="ce336" table:formula="of:=[.C$1:.C$1048576]/([.A22]-[.A21])*30.4375" office:value-type="float" office:value="248.8265625" calcext:value-type="float">
            <text:p>249</text:p>
          </table:table-cell>
          <table:table-cell table:style-name="ce317" office:value-type="date" office:date-value="2018-07-17" calcext:value-type="date">
            <text:p>07/17/18</text:p>
          </table:table-cell>
          <table:table-cell table:formula="of:=26800-4600" office:value-type="float" office:value="22200" calcext:value-type="float">
            <text:p>22,200</text:p>
          </table:table-cell>
          <table:table-cell table:style-name="ce310" table:formula="of:=[.F22]-[.F21]" office:value-type="float" office:value="300" calcext:value-type="float">
            <text:p>300</text:p>
          </table:table-cell>
          <table:table-cell table:style-name="ce336" table:formula="of:=[.G$1:.G$1048576]/([.E22]-[.E21])*30.4375" office:value-type="float" office:value="57.0703125" calcext:value-type="float">
            <text:p>57</text:p>
          </table:table-cell>
          <table:table-cell table:style-name="ce310" table:formula="of:=[.B$1:.B$1048576]+[.F$1:.F$1048576]" office:value-type="float" office:value="59680" calcext:value-type="float">
            <text:p>59,680</text:p>
          </table:table-cell>
          <table:table-cell table:style-name="ce340" table:formula="of:=[.B$1:.B$1048576]/[.I$1:.I$1048576]" office:value-type="float" office:value="0.628016085790885" calcext:value-type="float">
            <text:p>0.628</text:p>
          </table:table-cell>
          <table:table-cell table:style-name="ce340" table:formula="of:=[.F$1:.F$1048576]/[.I$1:.I$1048576]" office:value-type="float" office:value="0.371983914209115" calcext:value-type="float">
            <text:p>0.372</text:p>
          </table:table-cell>
          <table:table-cell table:style-name="ce343" table:formula="of:=[.C$1:.C$1048576]/([.C$1:.C$1048576]+[.G$1:.G$1048576])" office:value-type="percentage" office:value="0.813432835820895" calcext:value-type="percentage">
            <text:p>81.34%</text:p>
          </table:table-cell>
          <table:table-cell table:style-name="ce343" table:formula="of:=[.G$1:.G$1048576]/([.C$1:.C$1048576]+[.G$1:.G$1048576])" office:value-type="percentage" office:value="0.186567164179104" calcext:value-type="percentage">
            <text:p>18.66%</text:p>
          </table:table-cell>
          <table:table-cell table:number-columns-repeated="1010"/>
        </table:table-row>
        <table:table-row table:style-name="ro2">
          <table:table-cell table:style-name="ce443" office:value-type="date" office:date-value="2018-10-23" calcext:value-type="date">
            <text:p>10/23/18</text:p>
          </table:table-cell>
          <table:table-cell table:style-name="ce447" office:value-type="float" office:value="38330" calcext:value-type="float">
            <text:p>38,330</text:p>
          </table:table-cell>
          <table:table-cell table:style-name="ce447" table:formula="of:=[.B23]-[.B22]" office:value-type="float" office:value="850" calcext:value-type="float">
            <text:p>850</text:p>
          </table:table-cell>
          <table:table-cell table:style-name="ce451" table:formula="of:=[.C$1:.C$1048576]/([.A23]-[.A22])*30.4375" office:value-type="float" office:value="263.998724489796" calcext:value-type="float">
            <text:p>264</text:p>
          </table:table-cell>
          <table:table-cell table:style-name="ce443" office:value-type="date" office:date-value="2018-10-26" calcext:value-type="date">
            <text:p>10/26/18</text:p>
          </table:table-cell>
          <table:table-cell table:style-name="ce447" table:formula="of:=27100-4600" office:value-type="float" office:value="22500" calcext:value-type="float">
            <text:p>22,500</text:p>
          </table:table-cell>
          <table:table-cell table:style-name="ce447" table:formula="of:=[.F23]-[.F22]" office:value-type="float" office:value="300" calcext:value-type="float">
            <text:p>300</text:p>
          </table:table-cell>
          <table:table-cell table:style-name="ce451" table:formula="of:=[.G$1:.G$1048576]/([.E23]-[.E22])*30.4375" office:value-type="float" office:value="90.4084158415842" calcext:value-type="float">
            <text:p>90</text:p>
          </table:table-cell>
          <table:table-cell table:style-name="ce447" table:formula="of:=[.B$1:.B$1048576]+[.F$1:.F$1048576]" office:value-type="float" office:value="60830" calcext:value-type="float">
            <text:p>60,830</text:p>
          </table:table-cell>
          <table:table-cell table:style-name="ce455" table:formula="of:=[.B$1:.B$1048576]/[.I$1:.I$1048576]" office:value-type="float" office:value="0.630116718724314" calcext:value-type="float">
            <text:p>0.630</text:p>
          </table:table-cell>
          <table:table-cell table:style-name="ce455" table:formula="of:=[.F$1:.F$1048576]/[.I$1:.I$1048576]" office:value-type="float" office:value="0.369883281275686" calcext:value-type="float">
            <text:p>0.370</text:p>
          </table:table-cell>
          <table:table-cell table:style-name="ce459" table:formula="of:=[.C$1:.C$1048576]/([.C$1:.C$1048576]+[.G$1:.G$1048576])" office:value-type="percentage" office:value="0.739130434782609" calcext:value-type="percentage">
            <text:p>73.91%</text:p>
          </table:table-cell>
          <table:table-cell table:style-name="ce459" table:formula="of:=[.G$1:.G$1048576]/([.C$1:.C$1048576]+[.G$1:.G$1048576])" office:value-type="percentage" office:value="0.260869565217391" calcext:value-type="percentage">
            <text:p>26.09%</text:p>
          </table:table-cell>
          <table:table-cell table:number-columns-repeated="1010"/>
        </table:table-row>
        <table:table-row table:style-name="ro2">
          <table:table-cell table:style-name="ce317" office:value-type="date" office:date-value="2019-01-05" calcext:value-type="date">
            <text:p>01/05/19</text:p>
          </table:table-cell>
          <table:table-cell office:value-type="float" office:value="38946" calcext:value-type="float">
            <text:p>38,946</text:p>
          </table:table-cell>
          <table:table-cell table:style-name="ce310" table:formula="of:=[.B24]-[.B23]" office:value-type="float" office:value="616" calcext:value-type="float">
            <text:p>616</text:p>
          </table:table-cell>
          <table:table-cell table:style-name="ce336" table:formula="of:=[.C$1:.C$1048576]/([.A24]-[.A23])*30.4375" office:value-type="float" office:value="253.371621621622" calcext:value-type="float">
            <text:p>253</text:p>
          </table:table-cell>
          <table:table-cell table:style-name="ce317" office:value-type="date" office:date-value="2019-01-03" calcext:value-type="date">
            <text:p>01/03/19</text:p>
          </table:table-cell>
          <table:table-cell table:formula="of:=27300-4600" office:value-type="float" office:value="22700" calcext:value-type="float">
            <text:p>22,700</text:p>
          </table:table-cell>
          <table:table-cell table:style-name="ce310" table:formula="of:=[.F24]-[.F23]" office:value-type="float" office:value="200" calcext:value-type="float">
            <text:p>200</text:p>
          </table:table-cell>
          <table:table-cell table:style-name="ce336" table:formula="of:=[.G$1:.G$1048576]/([.E24]-[.E23])*30.4375" office:value-type="float" office:value="88.2246376811594" calcext:value-type="float">
            <text:p>88</text:p>
          </table:table-cell>
          <table:table-cell table:style-name="ce310" table:formula="of:=[.B$1:.B$1048576]+[.F$1:.F$1048576]" office:value-type="float" office:value="61646" calcext:value-type="float">
            <text:p>61,646</text:p>
          </table:table-cell>
          <table:table-cell table:style-name="ce340" table:formula="of:=[.B$1:.B$1048576]/[.I$1:.I$1048576]" office:value-type="float" office:value="0.631768484573208" calcext:value-type="float">
            <text:p>0.632</text:p>
          </table:table-cell>
          <table:table-cell table:style-name="ce340" table:formula="of:=[.F$1:.F$1048576]/[.I$1:.I$1048576]" office:value-type="float" office:value="0.368231515426792" calcext:value-type="float">
            <text:p>0.368</text:p>
          </table:table-cell>
          <table:table-cell table:style-name="ce343" table:formula="of:=[.C$1:.C$1048576]/([.C$1:.C$1048576]+[.G$1:.G$1048576])" office:value-type="percentage" office:value="0.754901960784314" calcext:value-type="percentage">
            <text:p>75.49%</text:p>
          </table:table-cell>
          <table:table-cell table:style-name="ce343" table:formula="of:=[.G$1:.G$1048576]/([.C$1:.C$1048576]+[.G$1:.G$1048576])" office:value-type="percentage" office:value="0.245098039215686" calcext:value-type="percentage">
            <text:p>24.51%</text:p>
          </table:table-cell>
          <table:table-cell table:number-columns-repeated="1010"/>
        </table:table-row>
        <table:table-row table:style-name="ro2">
          <table:table-cell table:style-name="ce317" office:value-type="date" office:date-value="2019-04-08" calcext:value-type="date">
            <text:p>04/08/19</text:p>
          </table:table-cell>
          <table:table-cell office:value-type="float" office:value="39514" calcext:value-type="float">
            <text:p>39,514</text:p>
          </table:table-cell>
          <table:table-cell table:style-name="ce310" table:formula="of:=[.B25]-[.B24]" office:value-type="float" office:value="568" calcext:value-type="float">
            <text:p>568</text:p>
          </table:table-cell>
          <table:table-cell table:style-name="ce336" table:formula="of:=[.C$1:.C$1048576]/([.A25]-[.A24])*30.4375" office:value-type="float" office:value="185.897849462366" calcext:value-type="float">
            <text:p>186</text:p>
          </table:table-cell>
          <table:table-cell table:style-name="ce317" office:value-type="date" office:date-value="2019-04-09" calcext:value-type="date">
            <text:p>04/09/19</text:p>
          </table:table-cell>
          <table:table-cell table:formula="of:=27500-4600" office:value-type="float" office:value="22900" calcext:value-type="float">
            <text:p>22,900</text:p>
          </table:table-cell>
          <table:table-cell table:style-name="ce310" table:formula="of:=[.F25]-[.F24]" office:value-type="float" office:value="200" calcext:value-type="float">
            <text:p>200</text:p>
          </table:table-cell>
          <table:table-cell table:style-name="ce336" table:formula="of:=[.G$1:.G$1048576]/([.E25]-[.E24])*30.4375" office:value-type="float" office:value="63.4114583333333" calcext:value-type="float">
            <text:p>63</text:p>
          </table:table-cell>
          <table:table-cell table:style-name="ce310" table:formula="of:=[.B$1:.B$1048576]+[.F$1:.F$1048576]" office:value-type="float" office:value="62414" calcext:value-type="float">
            <text:p>62,414</text:p>
          </table:table-cell>
          <table:table-cell table:style-name="ce340" table:formula="of:=[.B$1:.B$1048576]/[.I$1:.I$1048576]" office:value-type="float" office:value="0.633095138911142" calcext:value-type="float">
            <text:p>0.633</text:p>
          </table:table-cell>
          <table:table-cell table:style-name="ce340" table:formula="of:=[.F$1:.F$1048576]/[.I$1:.I$1048576]" office:value-type="float" office:value="0.366904861088858" calcext:value-type="float">
            <text:p>0.367</text:p>
          </table:table-cell>
          <table:table-cell table:style-name="ce343" table:formula="of:=[.C$1:.C$1048576]/([.C$1:.C$1048576]+[.G$1:.G$1048576])" office:value-type="percentage" office:value="0.739583333333333" calcext:value-type="percentage">
            <text:p>73.96%</text:p>
          </table:table-cell>
          <table:table-cell table:style-name="ce343" table:formula="of:=[.G$1:.G$1048576]/([.C$1:.C$1048576]+[.G$1:.G$1048576])" office:value-type="percentage" office:value="0.260416666666667" calcext:value-type="percentage">
            <text:p>26.04%</text:p>
          </table:table-cell>
          <table:table-cell table:number-columns-repeated="1010"/>
        </table:table-row>
        <table:table-row table:style-name="ro2">
          <table:table-cell table:style-name="ce443" office:value-type="date" office:date-value="2019-07-01" calcext:value-type="date">
            <text:p>07/01/19</text:p>
          </table:table-cell>
          <table:table-cell table:style-name="ce447" office:value-type="float" office:value="40173" calcext:value-type="float">
            <text:p>40,173</text:p>
          </table:table-cell>
          <table:table-cell table:style-name="ce447" table:formula="of:=[.B26]-[.B25]" office:value-type="float" office:value="659" calcext:value-type="float">
            <text:p>659</text:p>
          </table:table-cell>
          <table:table-cell table:style-name="ce451" table:formula="of:=[.C$1:.C$1048576]/([.A26]-[.A25])*30.4375" office:value-type="float" office:value="238.78943452381" calcext:value-type="float">
            <text:p>239</text:p>
          </table:table-cell>
          <table:table-cell table:style-name="ce443" office:value-type="date" office:date-value="2019-07-01" calcext:value-type="date">
            <text:p>07/01/19</text:p>
          </table:table-cell>
          <table:table-cell table:style-name="ce447" table:formula="of:=27700-4600" office:value-type="float" office:value="23100" calcext:value-type="float">
            <text:p>23,100</text:p>
          </table:table-cell>
          <table:table-cell table:style-name="ce447" table:formula="of:=[.F26]-[.F25]" office:value-type="float" office:value="200" calcext:value-type="float">
            <text:p>200</text:p>
          </table:table-cell>
          <table:table-cell table:style-name="ce451" table:formula="of:=[.G$1:.G$1048576]/([.E26]-[.E25])*30.4375" office:value-type="float" office:value="73.3433734939759" calcext:value-type="float">
            <text:p>73</text:p>
          </table:table-cell>
          <table:table-cell table:style-name="ce447" table:formula="of:=[.B$1:.B$1048576]+[.F$1:.F$1048576]" office:value-type="float" office:value="63273" calcext:value-type="float">
            <text:p>63,273</text:p>
          </table:table-cell>
          <table:table-cell table:style-name="ce455" table:formula="of:=[.B$1:.B$1048576]/[.I$1:.I$1048576]" office:value-type="float" office:value="0.634915366744109" calcext:value-type="float">
            <text:p>0.635</text:p>
          </table:table-cell>
          <table:table-cell table:style-name="ce455" table:formula="of:=[.F$1:.F$1048576]/[.I$1:.I$1048576]" office:value-type="float" office:value="0.365084633255891" calcext:value-type="float">
            <text:p>0.365</text:p>
          </table:table-cell>
          <table:table-cell table:style-name="ce459" table:formula="of:=[.C$1:.C$1048576]/([.C$1:.C$1048576]+[.G$1:.G$1048576])" office:value-type="percentage" office:value="0.767171129220023" calcext:value-type="percentage">
            <text:p>76.72%</text:p>
          </table:table-cell>
          <table:table-cell table:style-name="ce459" table:formula="of:=[.G$1:.G$1048576]/([.C$1:.C$1048576]+[.G$1:.G$1048576])" office:value-type="percentage" office:value="0.232828870779977" calcext:value-type="percentage">
            <text:p>23.28%</text:p>
          </table:table-cell>
          <table:table-cell table:number-columns-repeated="1010"/>
        </table:table-row>
        <table:table-row table:style-name="ro2">
          <table:table-cell table:style-name="ce317" office:value-type="date" office:date-value="2019-10-10" calcext:value-type="date">
            <text:p>10/10/19</text:p>
          </table:table-cell>
          <table:table-cell office:value-type="float" office:value="41184" calcext:value-type="float">
            <text:p>41,184</text:p>
          </table:table-cell>
          <table:table-cell table:style-name="ce310" table:formula="of:=[.B27]-[.B26]" office:value-type="float" office:value="1011" calcext:value-type="float">
            <text:p>1,011</text:p>
          </table:table-cell>
          <table:table-cell table:style-name="ce336" table:formula="of:=[.C$1:.C$1048576]/([.A27]-[.A26])*30.4375" office:value-type="float" office:value="304.676361386139" calcext:value-type="float">
            <text:p>305</text:p>
          </table:table-cell>
          <table:table-cell table:style-name="ce317" office:value-type="date" office:date-value="2019-10-10" calcext:value-type="date">
            <text:p>10/10/19</text:p>
          </table:table-cell>
          <table:table-cell table:formula="of:=28000-4600" office:value-type="float" office:value="23400" calcext:value-type="float">
            <text:p>23,400</text:p>
          </table:table-cell>
          <table:table-cell table:style-name="ce310" table:formula="of:=[.F27]-[.F26]" office:value-type="float" office:value="300" calcext:value-type="float">
            <text:p>300</text:p>
          </table:table-cell>
          <table:table-cell table:style-name="ce336" table:formula="of:=[.G$1:.G$1048576]/([.E27]-[.E26])*30.4375" office:value-type="float" office:value="90.4084158415842" calcext:value-type="float">
            <text:p>90</text:p>
          </table:table-cell>
          <table:table-cell table:style-name="ce310" table:formula="of:=[.B$1:.B$1048576]+[.F$1:.F$1048576]" office:value-type="float" office:value="64584" calcext:value-type="float">
            <text:p>64,584</text:p>
          </table:table-cell>
          <table:table-cell table:style-name="ce340" table:formula="of:=[.B$1:.B$1048576]/[.I$1:.I$1048576]" office:value-type="float" office:value="0.63768115942029" calcext:value-type="float">
            <text:p>0.638</text:p>
          </table:table-cell>
          <table:table-cell table:style-name="ce340" table:formula="of:=[.F$1:.F$1048576]/[.I$1:.I$1048576]" office:value-type="float" office:value="0.36231884057971" calcext:value-type="float">
            <text:p>0.362</text:p>
          </table:table-cell>
          <table:table-cell table:style-name="ce343" table:formula="of:=[.C$1:.C$1048576]/([.C$1:.C$1048576]+[.G$1:.G$1048576])" office:value-type="percentage" office:value="0.77116704805492" calcext:value-type="percentage">
            <text:p>77.12%</text:p>
          </table:table-cell>
          <table:table-cell table:style-name="ce343" table:formula="of:=[.G$1:.G$1048576]/([.C$1:.C$1048576]+[.G$1:.G$1048576])" office:value-type="percentage" office:value="0.22883295194508" calcext:value-type="percentage">
            <text:p>22.88%</text:p>
          </table:table-cell>
          <table:table-cell table:number-columns-repeated="1010"/>
        </table:table-row>
        <table:table-row table:style-name="ro2">
          <table:table-cell table:style-name="ce317" office:value-type="date" office:date-value="2020-01-01" calcext:value-type="date">
            <text:p>01/01/20</text:p>
          </table:table-cell>
          <table:table-cell office:value-type="float" office:value="41908" calcext:value-type="float">
            <text:p>41,908</text:p>
          </table:table-cell>
          <table:table-cell table:style-name="ce310" table:formula="of:=[.B28]-[.B27]" office:value-type="float" office:value="724" calcext:value-type="float">
            <text:p>724</text:p>
          </table:table-cell>
          <table:table-cell table:style-name="ce336" table:formula="of:=[.C$1:.C$1048576]/([.A28]-[.A27])*30.4375" office:value-type="float" office:value="265.503012048193" calcext:value-type="float">
            <text:p>266</text:p>
          </table:table-cell>
          <table:table-cell table:style-name="ce317" office:value-type="date" office:date-value="2020-01-01" calcext:value-type="date">
            <text:p>01/01/20</text:p>
          </table:table-cell>
          <table:table-cell table:formula="of:=28100-4600" office:value-type="float" office:value="23500" calcext:value-type="float">
            <text:p>23,500</text:p>
          </table:table-cell>
          <table:table-cell table:style-name="ce310" table:formula="of:=[.F28]-[.F27]" office:value-type="float" office:value="100" calcext:value-type="float">
            <text:p>100</text:p>
          </table:table-cell>
          <table:table-cell table:style-name="ce336" table:formula="of:=[.G$1:.G$1048576]/([.E28]-[.E27])*30.4375" office:value-type="float" office:value="36.671686746988" calcext:value-type="float">
            <text:p>37</text:p>
          </table:table-cell>
          <table:table-cell table:style-name="ce310" table:formula="of:=[.B$1:.B$1048576]+[.F$1:.F$1048576]" office:value-type="float" office:value="65408" calcext:value-type="float">
            <text:p>65,408</text:p>
          </table:table-cell>
          <table:table-cell table:style-name="ce340" table:formula="of:=[.B$1:.B$1048576]/[.I$1:.I$1048576]" office:value-type="float" office:value="0.640716731898239" calcext:value-type="float">
            <text:p>0.641</text:p>
          </table:table-cell>
          <table:table-cell table:style-name="ce340" table:formula="of:=[.F$1:.F$1048576]/[.I$1:.I$1048576]" office:value-type="float" office:value="0.359283268101761" calcext:value-type="float">
            <text:p>0.359</text:p>
          </table:table-cell>
          <table:table-cell table:style-name="ce343" table:formula="of:=[.C$1:.C$1048576]/([.C$1:.C$1048576]+[.G$1:.G$1048576])" office:value-type="percentage" office:value="0.878640776699029" calcext:value-type="percentage">
            <text:p>87.86%</text:p>
          </table:table-cell>
          <table:table-cell table:style-name="ce343" table:formula="of:=[.G$1:.G$1048576]/([.C$1:.C$1048576]+[.G$1:.G$1048576])" office:value-type="percentage" office:value="0.121359223300971" calcext:value-type="percentage">
            <text:p>12.14%</text:p>
          </table:table-cell>
          <table:table-cell table:number-columns-repeated="1010"/>
        </table:table-row>
        <table:table-row table:style-name="ro2">
          <table:table-cell table:style-name="ce317" office:value-type="date" office:date-value="2020-04-01" calcext:value-type="date">
            <text:p>04/01/20</text:p>
          </table:table-cell>
          <table:table-cell office:value-type="float" office:value="42217" calcext:value-type="float">
            <text:p>42,217</text:p>
          </table:table-cell>
          <table:table-cell table:style-name="ce310" table:formula="of:=[.B29]-[.B28]" office:value-type="float" office:value="309" calcext:value-type="float">
            <text:p>309</text:p>
          </table:table-cell>
          <table:table-cell table:style-name="ce336" table:formula="of:=[.C$1:.C$1048576]/([.A29]-[.A28])*30.4375" office:value-type="float" office:value="103.353708791209" calcext:value-type="float">
            <text:p>103</text:p>
          </table:table-cell>
          <table:table-cell table:style-name="ce317" office:value-type="date" office:date-value="2020-04-01" calcext:value-type="date">
            <text:p>04/01/20</text:p>
          </table:table-cell>
          <table:table-cell table:formula="of:=28200-4600" office:value-type="float" office:value="23600" calcext:value-type="float">
            <text:p>23,600</text:p>
          </table:table-cell>
          <table:table-cell table:style-name="ce310" table:formula="of:=[.F29]-[.F28]" office:value-type="float" office:value="100" calcext:value-type="float">
            <text:p>100</text:p>
          </table:table-cell>
          <table:table-cell table:style-name="ce336" table:formula="of:=[.G$1:.G$1048576]/([.E29]-[.E28])*30.4375" office:value-type="float" office:value="33.4478021978022" calcext:value-type="float">
            <text:p>33</text:p>
          </table:table-cell>
          <table:table-cell table:style-name="ce310" table:formula="of:=[.B$1:.B$1048576]+[.F$1:.F$1048576]" office:value-type="float" office:value="65817" calcext:value-type="float">
            <text:p>65,817</text:p>
          </table:table-cell>
          <table:table-cell table:style-name="ce340" table:formula="of:=[.B$1:.B$1048576]/[.I$1:.I$1048576]" office:value-type="float" office:value="0.641430025677257" calcext:value-type="float">
            <text:p>0.641</text:p>
          </table:table-cell>
          <table:table-cell table:style-name="ce340" table:formula="of:=[.F$1:.F$1048576]/[.I$1:.I$1048576]" office:value-type="float" office:value="0.358569974322743" calcext:value-type="float">
            <text:p>0.359</text:p>
          </table:table-cell>
          <table:table-cell table:style-name="ce343" table:formula="of:=[.C$1:.C$1048576]/([.C$1:.C$1048576]+[.G$1:.G$1048576])" office:value-type="percentage" office:value="0.755501222493888" calcext:value-type="percentage">
            <text:p>75.55%</text:p>
          </table:table-cell>
          <table:table-cell table:style-name="ce343" table:formula="of:=[.G$1:.G$1048576]/([.C$1:.C$1048576]+[.G$1:.G$1048576])" office:value-type="percentage" office:value="0.244498777506112" calcext:value-type="percentage">
            <text:p>24.45%</text:p>
          </table:table-cell>
          <table:table-cell table:number-columns-repeated="1010"/>
        </table:table-row>
        <table:table-row table:style-name="ro2">
          <table:table-cell table:style-name="ce317" office:value-type="date" office:date-value="2020-07-07" calcext:value-type="date">
            <text:p>07/07/20</text:p>
          </table:table-cell>
          <table:table-cell office:value-type="float" office:value="43117" calcext:value-type="float">
            <text:p>43,117</text:p>
          </table:table-cell>
          <table:table-cell table:style-name="ce310" table:formula="of:=[.B30]-[.B29]" office:value-type="float" office:value="900" calcext:value-type="float">
            <text:p>900</text:p>
          </table:table-cell>
          <table:table-cell table:style-name="ce336" table:formula="of:=[.C$1:.C$1048576]/([.A30]-[.A29])*30.4375" office:value-type="float" office:value="282.409793814433" calcext:value-type="float">
            <text:p>282</text:p>
          </table:table-cell>
          <table:table-cell table:style-name="ce317" office:value-type="date" office:date-value="2020-07-07" calcext:value-type="date">
            <text:p>07/07/20</text:p>
          </table:table-cell>
          <table:table-cell table:formula="of:=28300-4600" office:value-type="float" office:value="23700" calcext:value-type="float">
            <text:p>23,700</text:p>
          </table:table-cell>
          <table:table-cell table:style-name="ce310" table:formula="of:=[.F30]-[.F29]" office:value-type="float" office:value="100" calcext:value-type="float">
            <text:p>100</text:p>
          </table:table-cell>
          <table:table-cell table:style-name="ce336" table:formula="of:=[.G$1:.G$1048576]/([.E30]-[.E29])*30.4375" office:value-type="float" office:value="31.3788659793814" calcext:value-type="float">
            <text:p>31</text:p>
          </table:table-cell>
          <table:table-cell table:style-name="ce310" table:formula="of:=[.B$1:.B$1048576]+[.F$1:.F$1048576]" office:value-type="float" office:value="66817" calcext:value-type="float">
            <text:p>66,817</text:p>
          </table:table-cell>
          <table:table-cell table:style-name="ce340" table:formula="of:=[.B$1:.B$1048576]/[.I$1:.I$1048576]" office:value-type="float" office:value="0.645299848840864" calcext:value-type="float">
            <text:p>0.645</text:p>
          </table:table-cell>
          <table:table-cell table:style-name="ce340" table:formula="of:=[.F$1:.F$1048576]/[.I$1:.I$1048576]" office:value-type="float" office:value="0.354700151159136" calcext:value-type="float">
            <text:p>0.355</text:p>
          </table:table-cell>
          <table:table-cell table:style-name="ce343" table:formula="of:=[.C$1:.C$1048576]/([.C$1:.C$1048576]+[.G$1:.G$1048576])" office:value-type="percentage" office:value="0.9" calcext:value-type="percentage">
            <text:p>90.00%</text:p>
          </table:table-cell>
          <table:table-cell table:style-name="ce343" table:formula="of:=[.G$1:.G$1048576]/([.C$1:.C$1048576]+[.G$1:.G$1048576])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2">
          <table:table-cell table:style-name="ce317" office:value-type="date" office:date-value="2020-10-01" calcext:value-type="date">
            <text:p>10/01/20</text:p>
          </table:table-cell>
          <table:table-cell office:value-type="float" office:value="44235" calcext:value-type="float">
            <text:p>44,235</text:p>
          </table:table-cell>
          <table:table-cell table:style-name="ce310" table:formula="of:=[.B31]-[.B30]" office:value-type="float" office:value="1118" calcext:value-type="float">
            <text:p>1,118</text:p>
          </table:table-cell>
          <table:table-cell table:style-name="ce336" table:formula="of:=[.C$1:.C$1048576]/([.A31]-[.A30])*30.4375" office:value-type="float" office:value="395.6875" calcext:value-type="float">
            <text:p>396</text:p>
          </table:table-cell>
          <table:table-cell table:style-name="ce317" office:value-type="date" office:date-value="2020-10-01" calcext:value-type="date">
            <text:p>10/01/20</text:p>
          </table:table-cell>
          <table:table-cell table:formula="of:=28400-4600" office:value-type="float" office:value="23800" calcext:value-type="float">
            <text:p>23,800</text:p>
          </table:table-cell>
          <table:table-cell table:style-name="ce310" table:formula="of:=[.F31]-[.F30]" office:value-type="float" office:value="100" calcext:value-type="float">
            <text:p>100</text:p>
          </table:table-cell>
          <table:table-cell table:style-name="ce336" table:formula="of:=[.G$1:.G$1048576]/([.E31]-[.E30])*30.4375" office:value-type="float" office:value="35.3924418604651" calcext:value-type="float">
            <text:p>35</text:p>
          </table:table-cell>
          <table:table-cell table:style-name="ce310" table:formula="of:=[.B$1:.B$1048576]+[.F$1:.F$1048576]" office:value-type="float" office:value="68035" calcext:value-type="float">
            <text:p>68,035</text:p>
          </table:table-cell>
          <table:table-cell table:style-name="ce340" table:formula="of:=[.B$1:.B$1048576]/[.I$1:.I$1048576]" office:value-type="float" office:value="0.650180054383773" calcext:value-type="float">
            <text:p>0.650</text:p>
          </table:table-cell>
          <table:table-cell table:style-name="ce340" table:formula="of:=[.F$1:.F$1048576]/[.I$1:.I$1048576]" office:value-type="float" office:value="0.349819945616227" calcext:value-type="float">
            <text:p>0.350</text:p>
          </table:table-cell>
          <table:table-cell table:style-name="ce343" table:formula="of:=[.C$1:.C$1048576]/([.C$1:.C$1048576]+[.G$1:.G$1048576])" office:value-type="percentage" office:value="0.917898193760263" calcext:value-type="percentage">
            <text:p>91.79%</text:p>
          </table:table-cell>
          <table:table-cell table:style-name="ce343" table:formula="of:=[.G$1:.G$1048576]/([.C$1:.C$1048576]+[.G$1:.G$1048576])" office:value-type="percentage" office:value="0.0821018062397373" calcext:value-type="percentage">
            <text:p>8.21%</text:p>
          </table:table-cell>
          <table:table-cell table:number-columns-repeated="1010"/>
        </table:table-row>
        <table:table-row table:style-name="ro2">
          <table:table-cell table:style-name="ce444" office:value-type="date" office:date-value="2021-01-01" calcext:value-type="date">
            <text:p>01/01/21</text:p>
          </table:table-cell>
          <table:table-cell table:style-name="ce448" office:value-type="float" office:value="45874" calcext:value-type="float">
            <text:p>45,874</text:p>
          </table:table-cell>
          <table:table-cell table:style-name="ce448" table:formula="of:=[.B32]-[.B31]" office:value-type="float" office:value="1639" calcext:value-type="float">
            <text:p>1,639</text:p>
          </table:table-cell>
          <table:table-cell table:style-name="ce452" table:formula="of:=[.C$1:.C$1048576]/([.A32]-[.A31])*30.4375" office:value-type="float" office:value="542.250679347826" calcext:value-type="float">
            <text:p>542</text:p>
          </table:table-cell>
          <table:table-cell table:style-name="ce444" office:value-type="date" office:date-value="2021-01-01" calcext:value-type="date">
            <text:p>01/01/21</text:p>
          </table:table-cell>
          <table:table-cell table:style-name="ce448" table:formula="of:=28500-4600" office:value-type="float" office:value="23900" calcext:value-type="float">
            <text:p>23,900</text:p>
          </table:table-cell>
          <table:table-cell table:style-name="ce448" table:formula="of:=[.F32]-[.F31]" office:value-type="float" office:value="100" calcext:value-type="float">
            <text:p>100</text:p>
          </table:table-cell>
          <table:table-cell table:style-name="ce452" table:formula="of:=[.G$1:.G$1048576]/([.E32]-[.E31])*30.4375" office:value-type="float" office:value="33.0842391304348" calcext:value-type="float">
            <text:p>33</text:p>
          </table:table-cell>
          <table:table-cell table:style-name="ce448" table:formula="of:=[.B$1:.B$1048576]+[.F$1:.F$1048576]" office:value-type="float" office:value="69774" calcext:value-type="float">
            <text:p>69,774</text:p>
          </table:table-cell>
          <table:table-cell table:style-name="ce456" table:formula="of:=[.B$1:.B$1048576]/[.I$1:.I$1048576]" office:value-type="float" office:value="0.657465531573365" calcext:value-type="float">
            <text:p>0.657</text:p>
          </table:table-cell>
          <table:table-cell table:style-name="ce456" table:formula="of:=[.F$1:.F$1048576]/[.I$1:.I$1048576]" office:value-type="float" office:value="0.342534468426635" calcext:value-type="float">
            <text:p>0.343</text:p>
          </table:table-cell>
          <table:table-cell table:style-name="ce460" table:formula="of:=[.C$1:.C$1048576]/([.C$1:.C$1048576]+[.G$1:.G$1048576])" office:value-type="percentage" office:value="0.942495687176538" calcext:value-type="percentage">
            <text:p>94.25%</text:p>
          </table:table-cell>
          <table:table-cell table:style-name="ce460" table:formula="of:=[.G$1:.G$1048576]/([.C$1:.C$1048576]+[.G$1:.G$1048576])" office:value-type="percentage" office:value="0.0575043128234618" calcext:value-type="percentage">
            <text:p>5.75%</text:p>
          </table:table-cell>
          <table:table-cell table:number-columns-repeated="1010"/>
        </table:table-row>
        <table:table-row table:style-name="ro2">
          <table:table-cell table:style-name="ce444" office:value-type="date" office:date-value="2021-04-01" calcext:value-type="date">
            <text:p>04/01/21</text:p>
          </table:table-cell>
          <table:table-cell table:style-name="ce448" office:value-type="float" office:value="52225" calcext:value-type="float">
            <text:p>52,225</text:p>
          </table:table-cell>
          <table:table-cell table:style-name="ce448" table:formula="of:=[.B33]-[.B32]" office:value-type="float" office:value="6351" calcext:value-type="float">
            <text:p>6,351</text:p>
          </table:table-cell>
          <table:table-cell table:style-name="ce452" table:formula="of:=[.C$1:.C$1048576]/([.A33]-[.A32])*30.4375" office:value-type="float" office:value="2147.87291666667" calcext:value-type="float">
            <text:p>2,148</text:p>
          </table:table-cell>
          <table:table-cell table:style-name="ce444" office:value-type="date" office:date-value="2021-04-01" calcext:value-type="date">
            <text:p>04/01/21</text:p>
          </table:table-cell>
          <table:table-cell table:style-name="ce448" table:formula="of:=29000-4600" office:value-type="float" office:value="24400" calcext:value-type="float">
            <text:p>24,400</text:p>
          </table:table-cell>
          <table:table-cell table:style-name="ce448" table:formula="of:=[.F33]-[.F32]" office:value-type="float" office:value="500" calcext:value-type="float">
            <text:p>500</text:p>
          </table:table-cell>
          <table:table-cell table:style-name="ce452" table:formula="of:=[.G$1:.G$1048576]/([.E33]-[.E32])*30.4375" office:value-type="float" office:value="169.097222222222" calcext:value-type="float">
            <text:p>169</text:p>
          </table:table-cell>
          <table:table-cell table:style-name="ce448" table:formula="of:=[.B$1:.B$1048576]+[.F$1:.F$1048576]" office:value-type="float" office:value="76625" calcext:value-type="float">
            <text:p>76,625</text:p>
          </table:table-cell>
          <table:table-cell table:style-name="ce456" table:formula="of:=[.B$1:.B$1048576]/[.I$1:.I$1048576]" office:value-type="float" office:value="0.681566068515498" calcext:value-type="float">
            <text:p>0.682</text:p>
          </table:table-cell>
          <table:table-cell table:style-name="ce456" table:formula="of:=[.F$1:.F$1048576]/[.I$1:.I$1048576]" office:value-type="float" office:value="0.318433931484502" calcext:value-type="float">
            <text:p>0.318</text:p>
          </table:table-cell>
          <table:table-cell table:style-name="ce460" table:formula="of:=[.C$1:.C$1048576]/([.C$1:.C$1048576]+[.G$1:.G$1048576])" office:value-type="percentage" office:value="0.927017953583418" calcext:value-type="percentage">
            <text:p>92.70%</text:p>
          </table:table-cell>
          <table:table-cell table:style-name="ce460" table:formula="of:=[.G$1:.G$1048576]/([.C$1:.C$1048576]+[.G$1:.G$1048576])" office:value-type="percentage" office:value="0.0729820464165815" calcext:value-type="percentage">
            <text:p>7.30%</text:p>
          </table:table-cell>
          <table:table-cell table:number-columns-repeated="1010"/>
        </table:table-row>
        <table:table-row table:style-name="ro2">
          <table:table-cell table:style-name="ce317" office:value-type="date" office:date-value="2021-07-01" calcext:value-type="date">
            <text:p>07/01/21</text:p>
          </table:table-cell>
          <table:table-cell office:value-type="float" office:value="58246" calcext:value-type="float">
            <text:p>58,246</text:p>
          </table:table-cell>
          <table:table-cell table:style-name="ce310" table:formula="of:=[.B34]-[.B33]" office:value-type="float" office:value="6021" calcext:value-type="float">
            <text:p>6,021</text:p>
          </table:table-cell>
          <table:table-cell table:style-name="ce336" table:formula="of:=[.C$1:.C$1048576]/([.A34]-[.A33])*30.4375" office:value-type="float" office:value="2013.89217032967" calcext:value-type="float">
            <text:p>2,014</text:p>
          </table:table-cell>
          <table:table-cell table:style-name="ce317" office:value-type="date" office:date-value="2021-07-01" calcext:value-type="date">
            <text:p>07/01/21</text:p>
          </table:table-cell>
          <table:table-cell table:formula="of:=29400-4600" office:value-type="float" office:value="24800" calcext:value-type="float">
            <text:p>24,800</text:p>
          </table:table-cell>
          <table:table-cell table:style-name="ce310" table:formula="of:=[.F34]-[.F33]" office:value-type="float" office:value="400" calcext:value-type="float">
            <text:p>400</text:p>
          </table:table-cell>
          <table:table-cell table:style-name="ce336" table:formula="of:=[.G$1:.G$1048576]/([.E34]-[.E33])*30.4375" office:value-type="float" office:value="133.791208791209" calcext:value-type="float">
            <text:p>134</text:p>
          </table:table-cell>
          <table:table-cell table:style-name="ce310" table:formula="of:=[.B$1:.B$1048576]+[.F$1:.F$1048576]" office:value-type="float" office:value="83046" calcext:value-type="float">
            <text:p>83,046</text:p>
          </table:table-cell>
          <table:table-cell table:style-name="ce340" table:formula="of:=[.B$1:.B$1048576]/[.I$1:.I$1048576]" office:value-type="float" office:value="0.701370324880187" calcext:value-type="float">
            <text:p>0.701</text:p>
          </table:table-cell>
          <table:table-cell table:style-name="ce340" table:formula="of:=[.F$1:.F$1048576]/[.I$1:.I$1048576]" office:value-type="float" office:value="0.298629675119813" calcext:value-type="float">
            <text:p>0.299</text:p>
          </table:table-cell>
          <table:table-cell table:style-name="ce343" table:formula="of:=[.C$1:.C$1048576]/([.C$1:.C$1048576]+[.G$1:.G$1048576])" office:value-type="percentage" office:value="0.937704407413175" calcext:value-type="percentage">
            <text:p>93.77%</text:p>
          </table:table-cell>
          <table:table-cell table:style-name="ce343" table:formula="of:=[.G$1:.G$1048576]/([.C$1:.C$1048576]+[.G$1:.G$1048576])" office:value-type="percentage" office:value="0.0622955925868245" calcext:value-type="percentage">
            <text:p>6.23%</text:p>
          </table:table-cell>
          <table:table-cell table:number-columns-repeated="1010"/>
        </table:table-row>
        <table:table-row table:style-name="ro2">
          <table:table-cell table:style-name="ce317" office:value-type="date" office:date-value="2021-10-01" calcext:value-type="date">
            <text:p>10/01/21</text:p>
          </table:table-cell>
          <table:table-cell office:value-type="float" office:value="62197" calcext:value-type="float">
            <text:p>62,197</text:p>
          </table:table-cell>
          <table:table-cell table:style-name="ce310" table:formula="of:=[.B35]-[.B34]" office:value-type="float" office:value="3951" calcext:value-type="float">
            <text:p>3,951</text:p>
          </table:table-cell>
          <table:table-cell table:style-name="ce336" table:formula="of:=[.C$1:.C$1048576]/([.A35]-[.A34])*30.4375" office:value-type="float" office:value="1307.15828804348" calcext:value-type="float">
            <text:p>1,307</text:p>
          </table:table-cell>
          <table:table-cell table:style-name="ce317" office:value-type="date" office:date-value="2021-10-01" calcext:value-type="date">
            <text:p>10/01/21</text:p>
          </table:table-cell>
          <table:table-cell table:formula="of:=29600-4600" office:value-type="float" office:value="25000" calcext:value-type="float">
            <text:p>25,000</text:p>
          </table:table-cell>
          <table:table-cell table:style-name="ce310" table:formula="of:=[.F35]-[.F34]" office:value-type="float" office:value="200" calcext:value-type="float">
            <text:p>200</text:p>
          </table:table-cell>
          <table:table-cell table:style-name="ce336" table:formula="of:=[.G$1:.G$1048576]/([.E35]-[.E34])*30.4375" office:value-type="float" office:value="66.1684782608696" calcext:value-type="float">
            <text:p>66</text:p>
          </table:table-cell>
          <table:table-cell table:style-name="ce310" table:formula="of:=[.B$1:.B$1048576]+[.F$1:.F$1048576]" office:value-type="float" office:value="87197" calcext:value-type="float">
            <text:p>87,197</text:p>
          </table:table-cell>
          <table:table-cell table:style-name="ce340" table:formula="of:=[.B$1:.B$1048576]/[.I$1:.I$1048576]" office:value-type="float" office:value="0.713292888516807" calcext:value-type="float">
            <text:p>0.713</text:p>
          </table:table-cell>
          <table:table-cell table:style-name="ce340" table:formula="of:=[.F$1:.F$1048576]/[.I$1:.I$1048576]" office:value-type="float" office:value="0.286707111483193" calcext:value-type="float">
            <text:p>0.287</text:p>
          </table:table-cell>
          <table:table-cell table:style-name="ce343" table:formula="of:=[.C$1:.C$1048576]/([.C$1:.C$1048576]+[.G$1:.G$1048576])" office:value-type="percentage" office:value="0.951818838834016" calcext:value-type="percentage">
            <text:p>95.18%</text:p>
          </table:table-cell>
          <table:table-cell table:style-name="ce343" table:formula="of:=[.G$1:.G$1048576]/([.C$1:.C$1048576]+[.G$1:.G$1048576])" office:value-type="percentage" office:value="0.0481811611659841" calcext:value-type="percentage">
            <text:p>4.82%</text:p>
          </table:table-cell>
          <table:table-cell table:number-columns-repeated="1010"/>
        </table:table-row>
        <table:table-row table:style-name="ro2">
          <table:table-cell table:style-name="ce444" office:value-type="date" office:date-value="2022-01-01" calcext:value-type="date">
            <text:p>01/01/22</text:p>
          </table:table-cell>
          <table:table-cell table:style-name="ce448" office:value-type="float" office:value="64788" calcext:value-type="float">
            <text:p>64,788</text:p>
          </table:table-cell>
          <table:table-cell table:style-name="ce448" table:formula="of:=[.B36]-[.B35]" office:value-type="float" office:value="2591" calcext:value-type="float">
            <text:p>2,591</text:p>
          </table:table-cell>
          <table:table-cell table:style-name="ce452" table:formula="of:=[.C$1:.C$1048576]/([.A36]-[.A35])*30.4375" office:value-type="float" office:value="857.212635869565" calcext:value-type="float">
            <text:p>857</text:p>
          </table:table-cell>
          <table:table-cell table:style-name="ce444" office:value-type="date" office:date-value="2022-01-01" calcext:value-type="date">
            <text:p>01/01/22</text:p>
          </table:table-cell>
          <table:table-cell table:style-name="ce448" table:formula="of:=29700-4600" office:value-type="float" office:value="25100" calcext:value-type="float">
            <text:p>25,100</text:p>
          </table:table-cell>
          <table:table-cell table:style-name="ce448" table:formula="of:=[.F36]-[.F35]" office:value-type="float" office:value="100" calcext:value-type="float">
            <text:p>100</text:p>
          </table:table-cell>
          <table:table-cell table:style-name="ce452" table:formula="of:=[.G$1:.G$1048576]/([.E36]-[.E35])*30.4375" office:value-type="float" office:value="33.0842391304348" calcext:value-type="float">
            <text:p>33</text:p>
          </table:table-cell>
          <table:table-cell table:style-name="ce448" table:formula="of:=[.B$1:.B$1048576]+[.F$1:.F$1048576]" office:value-type="float" office:value="89888" calcext:value-type="float">
            <text:p>89,888</text:p>
          </table:table-cell>
          <table:table-cell table:style-name="ce456" table:formula="of:=[.B$1:.B$1048576]/[.I$1:.I$1048576]" office:value-type="float" office:value="0.720763616945532" calcext:value-type="float">
            <text:p>0.721</text:p>
          </table:table-cell>
          <table:table-cell table:style-name="ce456" table:formula="of:=[.F$1:.F$1048576]/[.I$1:.I$1048576]" office:value-type="float" office:value="0.279236383054468" calcext:value-type="float">
            <text:p>0.279</text:p>
          </table:table-cell>
          <table:table-cell table:style-name="ce460" table:formula="of:=[.C$1:.C$1048576]/([.C$1:.C$1048576]+[.G$1:.G$1048576])" office:value-type="percentage" office:value="0.962839093273876" calcext:value-type="percentage">
            <text:p>96.28%</text:p>
          </table:table-cell>
          <table:table-cell table:style-name="ce460" table:formula="of:=[.G$1:.G$1048576]/([.C$1:.C$1048576]+[.G$1:.G$1048576])" office:value-type="percentage" office:value="0.0371609067261241" calcext:value-type="percentage">
            <text:p>3.72%</text:p>
          </table:table-cell>
          <table:table-cell table:number-columns-repeated="1010"/>
        </table:table-row>
        <table:table-row table:style-name="ro2">
          <table:table-cell table:style-name="ce444" office:value-type="date" office:date-value="2022-04-15" calcext:value-type="date">
            <text:p>04/15/22</text:p>
          </table:table-cell>
          <table:table-cell table:style-name="ce448" office:value-type="float" office:value="69902" calcext:value-type="float">
            <text:p>69,902</text:p>
          </table:table-cell>
          <table:table-cell table:style-name="ce448" table:formula="of:=[.B37]-[.B36]" office:value-type="float" office:value="5114" calcext:value-type="float">
            <text:p>5,114</text:p>
          </table:table-cell>
          <table:table-cell table:style-name="ce452" table:formula="of:=[.C$1:.C$1048576]/([.A37]-[.A36])*30.4375" office:value-type="float" office:value="1496.70552884615" calcext:value-type="float">
            <text:p>1,497</text:p>
          </table:table-cell>
          <table:table-cell table:style-name="ce444" office:value-type="date" office:date-value="2022-04-15" calcext:value-type="date">
            <text:p>04/15/22</text:p>
          </table:table-cell>
          <table:table-cell table:style-name="ce448" table:formula="of:=29900-4600" office:value-type="float" office:value="25300" calcext:value-type="float">
            <text:p>25,300</text:p>
          </table:table-cell>
          <table:table-cell table:style-name="ce448" table:formula="of:=[.F37]-[.F36]" office:value-type="float" office:value="200" calcext:value-type="float">
            <text:p>200</text:p>
          </table:table-cell>
          <table:table-cell table:style-name="ce452" table:formula="of:=[.G$1:.G$1048576]/([.E37]-[.E36])*30.4375" office:value-type="float" office:value="58.5336538461539" calcext:value-type="float">
            <text:p>59</text:p>
          </table:table-cell>
          <table:table-cell table:style-name="ce448" table:formula="of:=[.B$1:.B$1048576]+[.F$1:.F$1048576]" office:value-type="float" office:value="95202" calcext:value-type="float">
            <text:p>95,202</text:p>
          </table:table-cell>
          <table:table-cell table:style-name="ce456" table:formula="of:=[.B$1:.B$1048576]/[.I$1:.I$1048576]" office:value-type="float" office:value="0.734249280477301" calcext:value-type="float">
            <text:p>0.734</text:p>
          </table:table-cell>
          <table:table-cell table:style-name="ce456" table:formula="of:=[.F$1:.F$1048576]/[.I$1:.I$1048576]" office:value-type="float" office:value="0.265750719522699" calcext:value-type="float">
            <text:p>0.266</text:p>
          </table:table-cell>
          <table:table-cell table:style-name="ce460" table:formula="of:=[.C$1:.C$1048576]/([.C$1:.C$1048576]+[.G$1:.G$1048576])" office:value-type="percentage" office:value="0.96236356793376" calcext:value-type="percentage">
            <text:p>96.24%</text:p>
          </table:table-cell>
          <table:table-cell table:style-name="ce460" table:formula="of:=[.G$1:.G$1048576]/([.C$1:.C$1048576]+[.G$1:.G$1048576])" office:value-type="percentage" office:value="0.0376364320662401" calcext:value-type="percentage">
            <text:p>3.76%</text:p>
          </table:table-cell>
          <table:table-cell table:number-columns-repeated="1010"/>
        </table:table-row>
        <table:table-row table:style-name="ro2">
          <table:table-cell table:style-name="ce317" office:value-type="date" office:date-value="2022-08-02" calcext:value-type="date">
            <text:p>08/02/22</text:p>
          </table:table-cell>
          <table:table-cell office:value-type="float" office:value="73435" calcext:value-type="float">
            <text:p>73,435</text:p>
          </table:table-cell>
          <table:table-cell table:style-name="ce310" table:formula="of:=[.B38]-[.B37]" office:value-type="float" office:value="3533" calcext:value-type="float">
            <text:p>3,533</text:p>
          </table:table-cell>
          <table:table-cell table:style-name="ce336" table:formula="of:=[.C$1:.C$1048576]/([.A38]-[.A37])*30.4375" office:value-type="float" office:value="986.565940366973" calcext:value-type="float">
            <text:p>987</text:p>
          </table:table-cell>
          <table:table-cell table:style-name="ce317" office:value-type="date" office:date-value="2022-08-02" calcext:value-type="date">
            <text:p>08/02/22</text:p>
          </table:table-cell>
          <table:table-cell table:formula="of:=29900-4600" office:value-type="float" office:value="25300" calcext:value-type="float">
            <text:p>25,300</text:p>
          </table:table-cell>
          <table:table-cell table:style-name="ce310" table:formula="of:=[.F38]-[.F37]" office:value-type="float" office:value="0" calcext:value-type="float">
            <text:p>0</text:p>
          </table:table-cell>
          <table:table-cell table:style-name="ce336" table:formula="of:=[.G$1:.G$1048576]/([.E38]-[.E37])*30.4375" office:value-type="float" office:value="0" calcext:value-type="float">
            <text:p>0</text:p>
          </table:table-cell>
          <table:table-cell table:style-name="ce310" table:formula="of:=[.B$1:.B$1048576]+[.F$1:.F$1048576]" office:value-type="float" office:value="98735" calcext:value-type="float">
            <text:p>98,735</text:p>
          </table:table-cell>
          <table:table-cell table:style-name="ce340" table:formula="of:=[.B$1:.B$1048576]/[.I$1:.I$1048576]" office:value-type="float" office:value="0.743758545601864" calcext:value-type="float">
            <text:p>0.744</text:p>
          </table:table-cell>
          <table:table-cell table:style-name="ce340" table:formula="of:=[.F$1:.F$1048576]/[.I$1:.I$1048576]" office:value-type="float" office:value="0.256241454398136" calcext:value-type="float">
            <text:p>0.256</text:p>
          </table:table-cell>
          <table:table-cell table:style-name="ce343" table:formula="of:=[.C$1:.C$1048576]/([.C$1:.C$1048576]+[.G$1:.G$1048576])" office:value-type="percentage" office:value="1" calcext:value-type="percentage">
            <text:p>100.00%</text:p>
          </table:table-cell>
          <table:table-cell table:style-name="ce343" table:formula="of:=[.G$1:.G$1048576]/([.C$1:.C$1048576]+[.G$1:.G$1048576])" office:value-type="percentage" office:value="0" calcext:value-type="percentage">
            <text:p>0.00%</text:p>
          </table:table-cell>
          <table:table-cell table:number-columns-repeated="1010"/>
        </table:table-row>
        <table:table-row table:style-name="ro2">
          <table:table-cell table:style-name="ce317" office:value-type="date" office:date-value="2022-09-20" calcext:value-type="date">
            <text:p>09/20/22</text:p>
          </table:table-cell>
          <table:table-cell office:value-type="float" office:value="76211" calcext:value-type="float">
            <text:p>76,211</text:p>
          </table:table-cell>
          <table:table-cell table:style-name="ce310" table:formula="of:=[.B39]-[.B38]" office:value-type="float" office:value="2776" calcext:value-type="float">
            <text:p>2,776</text:p>
          </table:table-cell>
          <table:table-cell table:style-name="ce336" table:formula="of:=[.C$1:.C$1048576]/([.A39]-[.A38])*30.4375" office:value-type="float" office:value="1724.37755102041" calcext:value-type="float">
            <text:p>1,724</text:p>
          </table:table-cell>
          <table:table-cell table:style-name="ce317" office:value-type="date" office:date-value="2022-09-20" calcext:value-type="date">
            <text:p>09/20/22</text:p>
          </table:table-cell>
          <table:table-cell table:formula="of:=1180*25+4-4600" office:value-type="float" office:value="24904" calcext:value-type="float">
            <text:p>24,904</text:p>
          </table:table-cell>
          <table:table-cell table:style-name="ce310" table:formula="of:=[.F39]-[.F38]" office:value-type="float" office:value="-396" calcext:value-type="float">
            <text:p>-396</text:p>
          </table:table-cell>
          <table:table-cell table:style-name="ce336" table:formula="of:=[.G$1:.G$1048576]/([.E39]-[.E38])*30.4375" office:value-type="float" office:value="-245.984693877551" calcext:value-type="float">
            <text:p>-246</text:p>
          </table:table-cell>
          <table:table-cell table:style-name="ce310" table:formula="of:=[.B$1:.B$1048576]+[.F$1:.F$1048576]" office:value-type="float" office:value="101115" calcext:value-type="float">
            <text:p>101,115</text:p>
          </table:table-cell>
          <table:table-cell table:style-name="ce340" table:formula="of:=[.B$1:.B$1048576]/[.I$1:.I$1048576]" office:value-type="float" office:value="0.753706176136083" calcext:value-type="float">
            <text:p>0.754</text:p>
          </table:table-cell>
          <table:table-cell table:style-name="ce340" table:formula="of:=[.F$1:.F$1048576]/[.I$1:.I$1048576]" office:value-type="float" office:value="0.246293823863917" calcext:value-type="float">
            <text:p>0.246</text:p>
          </table:table-cell>
          <table:table-cell table:style-name="ce343" table:formula="of:=[.C$1:.C$1048576]/([.C$1:.C$1048576]+[.G$1:.G$1048576])" office:value-type="percentage" office:value="1.16638655462185" calcext:value-type="percentage">
            <text:p>116.64%</text:p>
          </table:table-cell>
          <table:table-cell table:style-name="ce343" table:formula="of:=[.G$1:.G$1048576]/([.C$1:.C$1048576]+[.G$1:.G$1048576])" office:value-type="percentage" office:value="-0.166386554621849" calcext:value-type="percentage">
            <text:p>-16.64%</text:p>
          </table:table-cell>
          <table:table-cell table:number-columns-repeated="1010"/>
        </table:table-row>
        <table:table-row table:style-name="ro2">
          <table:table-cell table:style-name="ce317" office:value-type="date" office:date-value="2022-10-23" calcext:value-type="date">
            <text:p>10/23/22</text:p>
          </table:table-cell>
          <table:table-cell office:value-type="float" office:value="77041" calcext:value-type="float">
            <text:p>77,041</text:p>
          </table:table-cell>
          <table:table-cell table:style-name="ce310" table:formula="of:=[.B40]-[.B39]" office:value-type="float" office:value="830" calcext:value-type="float">
            <text:p>830</text:p>
          </table:table-cell>
          <table:table-cell table:style-name="ce336" table:formula="of:=[.C$1:.C$1048576]/([.A40]-[.A39])*30.4375" office:value-type="float" office:value="765.549242424243" calcext:value-type="float">
            <text:p>766</text:p>
          </table:table-cell>
          <table:table-cell table:style-name="ce317" office:value-type="date" office:date-value="2022-10-23" calcext:value-type="date">
            <text:p>10/23/22</text:p>
          </table:table-cell>
          <table:table-cell table:formula="of:=25*1181+2-4600" office:value-type="float" office:value="24927" calcext:value-type="float">
            <text:p>24,927</text:p>
          </table:table-cell>
          <table:table-cell table:style-name="ce310" table:formula="of:=[.F40]-[.F39]" office:value-type="float" office:value="23" calcext:value-type="float">
            <text:p>23</text:p>
          </table:table-cell>
          <table:table-cell table:style-name="ce336" table:formula="of:=[.G$1:.G$1048576]/([.E40]-[.E39])*30.4375" office:value-type="float" office:value="21.2140151515152" calcext:value-type="float">
            <text:p>21</text:p>
          </table:table-cell>
          <table:table-cell table:style-name="ce310" table:formula="of:=[.B$1:.B$1048576]+[.F$1:.F$1048576]" office:value-type="float" office:value="101968" calcext:value-type="float">
            <text:p>101,968</text:p>
          </table:table-cell>
          <table:table-cell table:style-name="ce340" table:formula="of:=[.B$1:.B$1048576]/[.I$1:.I$1048576]" office:value-type="float" office:value="0.755540954024792" calcext:value-type="float">
            <text:p>0.756</text:p>
          </table:table-cell>
          <table:table-cell table:style-name="ce340" table:formula="of:=[.F$1:.F$1048576]/[.I$1:.I$1048576]" office:value-type="float" office:value="0.244459045975208" calcext:value-type="float">
            <text:p>0.244</text:p>
          </table:table-cell>
          <table:table-cell table:style-name="ce343" table:formula="of:=[.C$1:.C$1048576]/([.C$1:.C$1048576]+[.G$1:.G$1048576])" office:value-type="percentage" office:value="0.973036342321219" calcext:value-type="percentage">
            <text:p>97.30%</text:p>
          </table:table-cell>
          <table:table-cell table:style-name="ce343" table:formula="of:=[.G$1:.G$1048576]/([.C$1:.C$1048576]+[.G$1:.G$1048576])" office:value-type="percentage" office:value="0.0269636576787808" calcext:value-type="percentage">
            <text:p>2.70%</text:p>
          </table:table-cell>
          <table:table-cell table:number-columns-repeated="1010"/>
        </table:table-row>
        <table:table-row table:style-name="ro2">
          <table:table-cell table:style-name="ce317" office:value-type="date" office:date-value="2023-01-01" calcext:value-type="date">
            <text:p>01/01/23</text:p>
          </table:table-cell>
          <table:table-cell office:value-type="float" office:value="78921" calcext:value-type="float">
            <text:p>78,921</text:p>
          </table:table-cell>
          <table:table-cell table:style-name="ce310" table:formula="of:=[.B41]-[.B40]" office:value-type="float" office:value="1880" calcext:value-type="float">
            <text:p>1,880</text:p>
          </table:table-cell>
          <table:table-cell table:style-name="ce336" table:formula="of:=[.C$1:.C$1048576]/([.A41]-[.A40])*30.4375" office:value-type="float" office:value="817.464285714286" calcext:value-type="float">
            <text:p>817</text:p>
          </table:table-cell>
          <table:table-cell table:style-name="ce317" office:value-type="date" office:date-value="2023-01-01" calcext:value-type="date">
            <text:p>01/01/23</text:p>
          </table:table-cell>
          <table:table-cell table:formula="of:=1181*25+9-4600" office:value-type="float" office:value="24934" calcext:value-type="float">
            <text:p>24,934</text:p>
          </table:table-cell>
          <table:table-cell table:style-name="ce310" table:formula="of:=[.F41]-[.F40]" office:value-type="float" office:value="7" calcext:value-type="float">
            <text:p>7</text:p>
          </table:table-cell>
          <table:table-cell table:style-name="ce336" table:formula="of:=[.G$1:.G$1048576]/([.E41]-[.E40])*30.4375" office:value-type="float" office:value="3.04375" calcext:value-type="float">
            <text:p>3</text:p>
          </table:table-cell>
          <table:table-cell table:style-name="ce310" table:formula="of:=[.B$1:.B$1048576]+[.F$1:.F$1048576]" office:value-type="float" office:value="103855" calcext:value-type="float">
            <text:p>103,855</text:p>
          </table:table-cell>
          <table:table-cell table:style-name="ce340" table:formula="of:=[.B$1:.B$1048576]/[.I$1:.I$1048576]" office:value-type="float" office:value="0.7599152664773" calcext:value-type="float">
            <text:p>0.760</text:p>
          </table:table-cell>
          <table:table-cell table:style-name="ce340" table:formula="of:=[.F$1:.F$1048576]/[.I$1:.I$1048576]" office:value-type="float" office:value="0.2400847335227" calcext:value-type="float">
            <text:p>0.240</text:p>
          </table:table-cell>
          <table:table-cell table:style-name="ce343" table:formula="of:=[.C$1:.C$1048576]/([.C$1:.C$1048576]+[.G$1:.G$1048576])" office:value-type="percentage" office:value="0.996290408055114" calcext:value-type="percentage">
            <text:p>99.63%</text:p>
          </table:table-cell>
          <table:table-cell table:style-name="ce343" table:formula="of:=[.G$1:.G$1048576]/([.C$1:.C$1048576]+[.G$1:.G$1048576])" office:value-type="percentage" office:value="0.00370959194488606" calcext:value-type="percentage">
            <text:p>0.37%</text:p>
          </table:table-cell>
          <table:table-cell table:number-columns-repeated="1010"/>
        </table:table-row>
        <table:table-row table:style-name="ro2">
          <table:table-cell table:style-name="ce317" office:value-type="date" office:date-value="2023-03-01" calcext:value-type="date">
            <text:p>03/01/23</text:p>
          </table:table-cell>
          <table:table-cell office:value-type="float" office:value="80204" calcext:value-type="float">
            <text:p>80,204</text:p>
          </table:table-cell>
          <table:table-cell table:style-name="ce310" table:formula="of:=[.B42]-[.B41]" office:value-type="float" office:value="1283" calcext:value-type="float">
            <text:p>1,283</text:p>
          </table:table-cell>
          <table:table-cell table:style-name="ce336" table:formula="of:=[.C$1:.C$1048576]/([.A42]-[.A41])*30.4375" office:value-type="float" office:value="661.886652542373" calcext:value-type="float">
            <text:p>662</text:p>
          </table:table-cell>
          <table:table-cell table:style-name="ce317" office:value-type="date" office:date-value="2023-03-01" calcext:value-type="date">
            <text:p>03/01/23</text:p>
          </table:table-cell>
          <table:table-cell table:formula="of:=14+25*1182-4600" office:value-type="float" office:value="24964" calcext:value-type="float">
            <text:p>24,964</text:p>
          </table:table-cell>
          <table:table-cell table:style-name="ce310" table:formula="of:=[.F42]-[.F41]" office:value-type="float" office:value="30" calcext:value-type="float">
            <text:p>30</text:p>
          </table:table-cell>
          <table:table-cell table:style-name="ce336" table:formula="of:=[.G$1:.G$1048576]/([.E42]-[.E41])*30.4375" office:value-type="float" office:value="15.4766949152542" calcext:value-type="float">
            <text:p>15</text:p>
          </table:table-cell>
          <table:table-cell table:style-name="ce310" table:formula="of:=[.B$1:.B$1048576]+[.F$1:.F$1048576]" office:value-type="float" office:value="105168" calcext:value-type="float">
            <text:p>105,168</text:p>
          </table:table-cell>
          <table:table-cell table:style-name="ce340" table:formula="of:=[.B$1:.B$1048576]/[.I$1:.I$1048576]" office:value-type="float" office:value="0.762627415183326" calcext:value-type="float">
            <text:p>0.763</text:p>
          </table:table-cell>
          <table:table-cell table:style-name="ce340" table:formula="of:=[.F$1:.F$1048576]/[.I$1:.I$1048576]" office:value-type="float" office:value="0.237372584816674" calcext:value-type="float">
            <text:p>0.237</text:p>
          </table:table-cell>
          <table:table-cell table:style-name="ce343" table:formula="of:=[.C$1:.C$1048576]/([.C$1:.C$1048576]+[.G$1:.G$1048576])" office:value-type="percentage" office:value="0.977151561309977" calcext:value-type="percentage">
            <text:p>97.72%</text:p>
          </table:table-cell>
          <table:table-cell table:style-name="ce343" table:formula="of:=[.G$1:.G$1048576]/([.C$1:.C$1048576]+[.G$1:.G$1048576])" office:value-type="percentage" office:value="0.0228484386900228" calcext:value-type="percentage">
            <text:p>2.28%</text:p>
          </table:table-cell>
          <table:table-cell table:number-columns-repeated="1010"/>
        </table:table-row>
        <table:table-row table:style-name="ro2">
          <table:table-cell table:style-name="ce317" office:value-type="date" office:date-value="2023-04-03" calcext:value-type="date">
            <text:p>04/03/23</text:p>
          </table:table-cell>
          <table:table-cell/>
          <table:table-cell table:style-name="ce310" table:formula="of:=[.B43]-[.B42]" office:value-type="float" office:value="-80204" calcext:value-type="float">
            <text:p>-80,204</text:p>
          </table:table-cell>
          <table:table-cell table:style-name="ce336" table:formula="of:=[.C$1:.C$1048576]/([.A43]-[.A42])*30.4375" office:value-type="float" office:value="-73976.0378787879" calcext:value-type="float">
            <text:p>-73,976</text:p>
          </table:table-cell>
          <table:table-cell table:style-name="ce317" office:value-type="date" office:date-value="2023-04-03" calcext:value-type="date">
            <text:p>04/03/23</text:p>
          </table:table-cell>
          <table:table-cell table:formula="of:=25*1183+17" office:value-type="float" office:value="29592" calcext:value-type="float">
            <text:p>29,592</text:p>
          </table:table-cell>
          <table:table-cell table:style-name="ce310" table:formula="of:=[.F43]-[.F42]" office:value-type="float" office:value="4628" calcext:value-type="float">
            <text:p>4,628</text:p>
          </table:table-cell>
          <table:table-cell table:style-name="ce336" table:formula="of:=[.G$1:.G$1048576]/([.E43]-[.E42])*30.4375" office:value-type="float" office:value="4268.62878787879" calcext:value-type="float">
            <text:p>4,269</text:p>
          </table:table-cell>
          <table:table-cell table:style-name="ce310" table:formula="of:=[.B$1:.B$1048576]+[.F$1:.F$1048576]" office:value-type="float" office:value="29592" calcext:value-type="float">
            <text:p>29,592</text:p>
          </table:table-cell>
          <table:table-cell table:style-name="ce340" table:formula="of:=[.B$1:.B$1048576]/[.I$1:.I$1048576]" office:value-type="float" office:value="0" calcext:value-type="float">
            <text:p>0.000</text:p>
          </table:table-cell>
          <table:table-cell table:style-name="ce340" table:formula="of:=[.F$1:.F$1048576]/[.I$1:.I$1048576]" office:value-type="float" office:value="1" calcext:value-type="float">
            <text:p>1.000</text:p>
          </table:table-cell>
          <table:table-cell table:style-name="ce343" table:formula="of:=[.C$1:.C$1048576]/([.C$1:.C$1048576]+[.G$1:.G$1048576])" office:value-type="percentage" office:value="1.06123637133482" calcext:value-type="percentage">
            <text:p>106.12%</text:p>
          </table:table-cell>
          <table:table-cell table:style-name="ce343" table:formula="of:=[.G$1:.G$1048576]/([.C$1:.C$1048576]+[.G$1:.G$1048576])" office:value-type="percentage" office:value="-0.0612363713348153" calcext:value-type="percentage">
            <text:p>-6.12%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44]-[.B43]" office:value-type="float" office:value="0" calcext:value-type="float">
            <text:p>0</text:p>
          </table:table-cell>
          <table:table-cell table:style-name="ce336" table:formula="of:=[.C$1:.C$1048576]/([.A44]-[.A43])*30.4375" office:value-type="float" office:value="-0" calcext:value-type="float">
            <text:p>0</text:p>
          </table:table-cell>
          <table:table-cell table:number-columns-repeated="2"/>
          <table:table-cell table:style-name="ce310" table:formula="of:=[.F44]-[.F43]" office:value-type="float" office:value="-29592" calcext:value-type="float">
            <text:p>-29,592</text:p>
          </table:table-cell>
          <table:table-cell table:style-name="ce336" table:formula="of:=[.G$1:.G$1048576]/([.E44]-[.E43])*30.4375" office:value-type="float" office:value="20.0072524933917" calcext:value-type="float">
            <text:p>20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percentage" office:value="-0" calcext:value-type="percentage">
            <text:p>0.00%</text:p>
          </table:table-cell>
          <table:table-cell table:style-name="ce343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45]-[.B44]" office:value-type="float" office:value="0" calcext:value-type="float">
            <text:p>0</text:p>
          </table:table-cell>
          <table:table-cell table:style-name="ce336" table:formula="of:=[.C$1:.C$1048576]/([.A45]-[.A44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45]-[.F44]" office:value-type="float" office:value="0" calcext:value-type="float">
            <text:p>0</text:p>
          </table:table-cell>
          <table:table-cell table:style-name="ce336" table:formula="of:=[.G$1:.G$1048576]/([.E45]-[.E44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46]-[.B45]" office:value-type="float" office:value="0" calcext:value-type="float">
            <text:p>0</text:p>
          </table:table-cell>
          <table:table-cell table:style-name="ce336" table:formula="of:=[.C$1:.C$1048576]/([.A46]-[.A45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46]-[.F45]" office:value-type="float" office:value="0" calcext:value-type="float">
            <text:p>0</text:p>
          </table:table-cell>
          <table:table-cell table:style-name="ce336" table:formula="of:=[.G$1:.G$1048576]/([.E46]-[.E45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47]-[.B46]" office:value-type="float" office:value="0" calcext:value-type="float">
            <text:p>0</text:p>
          </table:table-cell>
          <table:table-cell table:style-name="ce336" table:formula="of:=[.C$1:.C$1048576]/([.A47]-[.A46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47]-[.F46]" office:value-type="float" office:value="0" calcext:value-type="float">
            <text:p>0</text:p>
          </table:table-cell>
          <table:table-cell table:style-name="ce336" table:formula="of:=[.G$1:.G$1048576]/([.E47]-[.E46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48]-[.B47]" office:value-type="float" office:value="0" calcext:value-type="float">
            <text:p>0</text:p>
          </table:table-cell>
          <table:table-cell table:style-name="ce336" table:formula="of:=[.C$1:.C$1048576]/([.A48]-[.A47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48]-[.F47]" office:value-type="float" office:value="0" calcext:value-type="float">
            <text:p>0</text:p>
          </table:table-cell>
          <table:table-cell table:style-name="ce336" table:formula="of:=[.G$1:.G$1048576]/([.E48]-[.E47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49]-[.B48]" office:value-type="float" office:value="0" calcext:value-type="float">
            <text:p>0</text:p>
          </table:table-cell>
          <table:table-cell table:style-name="ce336" table:formula="of:=[.C$1:.C$1048576]/([.A49]-[.A48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49]-[.F48]" office:value-type="float" office:value="0" calcext:value-type="float">
            <text:p>0</text:p>
          </table:table-cell>
          <table:table-cell table:style-name="ce336" table:formula="of:=[.G$1:.G$1048576]/([.E49]-[.E48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50]-[.B49]" office:value-type="float" office:value="0" calcext:value-type="float">
            <text:p>0</text:p>
          </table:table-cell>
          <table:table-cell table:style-name="ce336" table:formula="of:=[.C$1:.C$1048576]/([.A50]-[.A49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50]-[.F49]" office:value-type="float" office:value="0" calcext:value-type="float">
            <text:p>0</text:p>
          </table:table-cell>
          <table:table-cell table:style-name="ce336" table:formula="of:=[.G$1:.G$1048576]/([.E50]-[.E49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51]-[.B50]" office:value-type="float" office:value="0" calcext:value-type="float">
            <text:p>0</text:p>
          </table:table-cell>
          <table:table-cell table:style-name="ce336" table:formula="of:=[.C$1:.C$1048576]/([.A51]-[.A50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51]-[.F50]" office:value-type="float" office:value="0" calcext:value-type="float">
            <text:p>0</text:p>
          </table:table-cell>
          <table:table-cell table:style-name="ce336" table:formula="of:=[.G$1:.G$1048576]/([.E51]-[.E50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52]-[.B51]" office:value-type="float" office:value="0" calcext:value-type="float">
            <text:p>0</text:p>
          </table:table-cell>
          <table:table-cell table:style-name="ce336" table:formula="of:=[.C$1:.C$1048576]/([.A52]-[.A51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52]-[.F51]" office:value-type="float" office:value="0" calcext:value-type="float">
            <text:p>0</text:p>
          </table:table-cell>
          <table:table-cell table:style-name="ce336" table:formula="of:=[.G$1:.G$1048576]/([.E52]-[.E51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53]-[.B52]" office:value-type="float" office:value="0" calcext:value-type="float">
            <text:p>0</text:p>
          </table:table-cell>
          <table:table-cell table:style-name="ce336" table:formula="of:=[.C$1:.C$1048576]/([.A53]-[.A52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53]-[.F52]" office:value-type="float" office:value="0" calcext:value-type="float">
            <text:p>0</text:p>
          </table:table-cell>
          <table:table-cell table:style-name="ce336" table:formula="of:=[.G$1:.G$1048576]/([.E53]-[.E52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54]-[.B53]" office:value-type="float" office:value="0" calcext:value-type="float">
            <text:p>0</text:p>
          </table:table-cell>
          <table:table-cell table:style-name="ce336" table:formula="of:=[.C$1:.C$1048576]/([.A54]-[.A53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54]-[.F53]" office:value-type="float" office:value="0" calcext:value-type="float">
            <text:p>0</text:p>
          </table:table-cell>
          <table:table-cell table:style-name="ce336" table:formula="of:=[.G$1:.G$1048576]/([.E54]-[.E53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55]-[.B54]" office:value-type="float" office:value="0" calcext:value-type="float">
            <text:p>0</text:p>
          </table:table-cell>
          <table:table-cell table:style-name="ce336" table:formula="of:=[.C$1:.C$1048576]/([.A55]-[.A54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55]-[.F54]" office:value-type="float" office:value="0" calcext:value-type="float">
            <text:p>0</text:p>
          </table:table-cell>
          <table:table-cell table:style-name="ce336" table:formula="of:=[.G$1:.G$1048576]/([.E55]-[.E54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56]-[.B55]" office:value-type="float" office:value="0" calcext:value-type="float">
            <text:p>0</text:p>
          </table:table-cell>
          <table:table-cell table:style-name="ce336" table:formula="of:=[.C$1:.C$1048576]/([.A56]-[.A55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56]-[.F55]" office:value-type="float" office:value="0" calcext:value-type="float">
            <text:p>0</text:p>
          </table:table-cell>
          <table:table-cell table:style-name="ce336" table:formula="of:=[.G$1:.G$1048576]/([.E56]-[.E55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57]-[.B56]" office:value-type="float" office:value="0" calcext:value-type="float">
            <text:p>0</text:p>
          </table:table-cell>
          <table:table-cell table:style-name="ce336" table:formula="of:=[.C$1:.C$1048576]/([.A57]-[.A56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57]-[.F56]" office:value-type="float" office:value="0" calcext:value-type="float">
            <text:p>0</text:p>
          </table:table-cell>
          <table:table-cell table:style-name="ce336" table:formula="of:=[.G$1:.G$1048576]/([.E57]-[.E56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58]-[.B57]" office:value-type="float" office:value="0" calcext:value-type="float">
            <text:p>0</text:p>
          </table:table-cell>
          <table:table-cell table:style-name="ce336" table:formula="of:=[.C$1:.C$1048576]/([.A58]-[.A57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58]-[.F57]" office:value-type="float" office:value="0" calcext:value-type="float">
            <text:p>0</text:p>
          </table:table-cell>
          <table:table-cell table:style-name="ce336" table:formula="of:=[.G$1:.G$1048576]/([.E58]-[.E57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59]-[.B58]" office:value-type="float" office:value="0" calcext:value-type="float">
            <text:p>0</text:p>
          </table:table-cell>
          <table:table-cell table:style-name="ce336" table:formula="of:=[.C$1:.C$1048576]/([.A59]-[.A58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59]-[.F58]" office:value-type="float" office:value="0" calcext:value-type="float">
            <text:p>0</text:p>
          </table:table-cell>
          <table:table-cell table:style-name="ce336" table:formula="of:=[.G$1:.G$1048576]/([.E59]-[.E58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60]-[.B59]" office:value-type="float" office:value="0" calcext:value-type="float">
            <text:p>0</text:p>
          </table:table-cell>
          <table:table-cell table:style-name="ce336" table:formula="of:=[.C$1:.C$1048576]/([.A60]-[.A59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60]-[.F59]" office:value-type="float" office:value="0" calcext:value-type="float">
            <text:p>0</text:p>
          </table:table-cell>
          <table:table-cell table:style-name="ce336" table:formula="of:=[.G$1:.G$1048576]/([.E60]-[.E59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61]-[.B60]" office:value-type="float" office:value="0" calcext:value-type="float">
            <text:p>0</text:p>
          </table:table-cell>
          <table:table-cell table:style-name="ce336" table:formula="of:=[.C$1:.C$1048576]/([.A61]-[.A60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61]-[.F60]" office:value-type="float" office:value="0" calcext:value-type="float">
            <text:p>0</text:p>
          </table:table-cell>
          <table:table-cell table:style-name="ce336" table:formula="of:=[.G$1:.G$1048576]/([.E61]-[.E60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62]-[.B61]" office:value-type="float" office:value="0" calcext:value-type="float">
            <text:p>0</text:p>
          </table:table-cell>
          <table:table-cell table:style-name="ce336" table:formula="of:=[.C$1:.C$1048576]/([.A62]-[.A61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62]-[.F61]" office:value-type="float" office:value="0" calcext:value-type="float">
            <text:p>0</text:p>
          </table:table-cell>
          <table:table-cell table:style-name="ce336" table:formula="of:=[.G$1:.G$1048576]/([.E62]-[.E61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63]-[.B62]" office:value-type="float" office:value="0" calcext:value-type="float">
            <text:p>0</text:p>
          </table:table-cell>
          <table:table-cell table:style-name="ce336" table:formula="of:=[.C$1:.C$1048576]/([.A63]-[.A62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63]-[.F62]" office:value-type="float" office:value="0" calcext:value-type="float">
            <text:p>0</text:p>
          </table:table-cell>
          <table:table-cell table:style-name="ce336" table:formula="of:=[.G$1:.G$1048576]/([.E63]-[.E62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64]-[.B63]" office:value-type="float" office:value="0" calcext:value-type="float">
            <text:p>0</text:p>
          </table:table-cell>
          <table:table-cell table:style-name="ce336" table:formula="of:=[.C$1:.C$1048576]/([.A64]-[.A63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64]-[.F63]" office:value-type="float" office:value="0" calcext:value-type="float">
            <text:p>0</text:p>
          </table:table-cell>
          <table:table-cell table:style-name="ce336" table:formula="of:=[.G$1:.G$1048576]/([.E64]-[.E63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65]-[.B64]" office:value-type="float" office:value="0" calcext:value-type="float">
            <text:p>0</text:p>
          </table:table-cell>
          <table:table-cell table:style-name="ce336" table:formula="of:=[.C$1:.C$1048576]/([.A65]-[.A64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65]-[.F64]" office:value-type="float" office:value="0" calcext:value-type="float">
            <text:p>0</text:p>
          </table:table-cell>
          <table:table-cell table:style-name="ce336" table:formula="of:=[.G$1:.G$1048576]/([.E65]-[.E64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66]-[.B65]" office:value-type="float" office:value="0" calcext:value-type="float">
            <text:p>0</text:p>
          </table:table-cell>
          <table:table-cell table:style-name="ce336" table:formula="of:=[.C$1:.C$1048576]/([.A66]-[.A65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66]-[.F65]" office:value-type="float" office:value="0" calcext:value-type="float">
            <text:p>0</text:p>
          </table:table-cell>
          <table:table-cell table:style-name="ce336" table:formula="of:=[.G$1:.G$1048576]/([.E66]-[.E65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67]-[.B66]" office:value-type="float" office:value="0" calcext:value-type="float">
            <text:p>0</text:p>
          </table:table-cell>
          <table:table-cell table:style-name="ce336" table:formula="of:=[.C$1:.C$1048576]/([.A67]-[.A66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67]-[.F66]" office:value-type="float" office:value="0" calcext:value-type="float">
            <text:p>0</text:p>
          </table:table-cell>
          <table:table-cell table:style-name="ce336" table:formula="of:=[.G$1:.G$1048576]/([.E67]-[.E66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68]-[.B67]" office:value-type="float" office:value="0" calcext:value-type="float">
            <text:p>0</text:p>
          </table:table-cell>
          <table:table-cell table:style-name="ce336" table:formula="of:=[.C$1:.C$1048576]/([.A68]-[.A67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68]-[.F67]" office:value-type="float" office:value="0" calcext:value-type="float">
            <text:p>0</text:p>
          </table:table-cell>
          <table:table-cell table:style-name="ce336" table:formula="of:=[.G$1:.G$1048576]/([.E68]-[.E67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69]-[.B68]" office:value-type="float" office:value="0" calcext:value-type="float">
            <text:p>0</text:p>
          </table:table-cell>
          <table:table-cell table:style-name="ce336" table:formula="of:=[.C$1:.C$1048576]/([.A69]-[.A68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69]-[.F68]" office:value-type="float" office:value="0" calcext:value-type="float">
            <text:p>0</text:p>
          </table:table-cell>
          <table:table-cell table:style-name="ce336" table:formula="of:=[.G$1:.G$1048576]/([.E69]-[.E68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10" table:formula="of:=[.B70]-[.B69]" office:value-type="float" office:value="0" calcext:value-type="float">
            <text:p>0</text:p>
          </table:table-cell>
          <table:table-cell table:style-name="ce336" table:formula="of:=[.C$1:.C$1048576]/([.A70]-[.A69])*30.4375" office:value-type="string" office:string-value="" calcext:value-type="error">
            <text:p>#DIV/0!</text:p>
          </table:table-cell>
          <table:table-cell table:number-columns-repeated="2"/>
          <table:table-cell table:style-name="ce310" table:formula="of:=[.F70]-[.F69]" office:value-type="float" office:value="0" calcext:value-type="float">
            <text:p>0</text:p>
          </table:table-cell>
          <table:table-cell table:style-name="ce336" table:formula="of:=[.G$1:.G$1048576]/([.E70]-[.E69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style-name="ce340" table:formula="of:=[.B$1:.B$1048576]/[.I$1:.I$1048576]" office:value-type="string" office:string-value="" calcext:value-type="error">
            <text:p>#DIV/0!</text:p>
          </table:table-cell>
          <table:table-cell table:style-name="ce340"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 table:number-rows-repeated="104850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hq" table:style-name="ta1">
        <office:forms form:automatic-focus="false" form:apply-design-mode="false"/>
        <table:shapes>
          <draw:frame draw:z-index="0" draw:style-name="gr2" draw:text-style-name="P3" svg:width="8.165in" svg:height="4.5925in" svg:x="18.8484in" svg:y="0in">
            <draw:object draw:notify-on-update-of-ranges="hq.A2:hq.A43 hq.A2:hq.A43 hq.J1:hq.J1 hq.J2:hq.J43 hq.E2:hq.E43 hq.K1:hq.K1 hq.K2:hq.K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3" svg:width="7.7232in" svg:height="4.3646in" svg:x="12.0406in" svg:y="0.4531in">
            <draw:object draw:notify-on-update-of-ranges="hq.A2:hq.A43 hq.L1:hq.L1 hq.L2:hq.L43 hq.E2:hq.E43 hq.M1:hq.M1 hq.M2:hq.M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3" svg:width="9.2496in" svg:height="4.4709in" svg:x="12.515in" svg:y="5.298in">
            <draw:object draw:notify-on-update-of-ranges="hq.E2:hq.E43 hq.F1:hq.F1 hq.F2:hq.F43 hq.A2:hq.A43 hq.B1:hq.B1 hq.B2:hq.B4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024" table:default-cell-style-name="ce347"/>
        <table:table-row table:style-name="ro2">
          <table:table-cell table:style-name="ce345" office:value-type="string" calcext:value-type="string">
            <text:p>WBM Date</text:p>
          </table:table-cell>
          <table:table-cell table:style-name="ce348" office:value-type="string" calcext:value-type="string">
            <text:p>AO3 Works</text:p>
          </table:table-cell>
          <table:table-cell table:style-name="ce348" office:value-type="string" calcext:value-type="string">
            <text:p>Increase</text:p>
          </table:table-cell>
          <table:table-cell table:style-name="ce351" office:value-type="string" calcext:value-type="string">
            <text:p>Inc / Month</text:p>
          </table:table-cell>
          <table:table-cell table:style-name="ce345" office:value-type="string" calcext:value-type="string">
            <text:p>WBM Date</text:p>
          </table:table-cell>
          <table:table-cell table:style-name="ce348" office:value-type="string" calcext:value-type="string">
            <text:p>FFN Works</text:p>
          </table:table-cell>
          <table:table-cell table:style-name="ce348" office:value-type="string" calcext:value-type="string">
            <text:p>Increase</text:p>
          </table:table-cell>
          <table:table-cell table:style-name="ce348" office:value-type="string" calcext:value-type="string">
            <text:p>Inc / Month</text:p>
          </table:table-cell>
          <table:table-cell table:style-name="ce345" office:value-type="string" calcext:value-type="string">
            <text:p>Total</text:p>
          </table:table-cell>
          <table:table-cell table:style-name="ce357" office:value-type="string" calcext:value-type="string">
            <text:p>% AO3</text:p>
          </table:table-cell>
          <table:table-cell table:style-name="ce357" office:value-type="string" calcext:value-type="string">
            <text:p>% FFN</text:p>
          </table:table-cell>
          <table:table-cell table:style-name="ce360" office:value-type="string" calcext:value-type="string">
            <text:p>'% Inc AO3</text:p>
          </table:table-cell>
          <table:table-cell table:style-name="ce360" office:value-type="string" calcext:value-type="string">
            <text:p>'% Inc FFN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3-04-04" calcext:value-type="date">
            <text:p>04/04/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ce317" office:value-type="date" office:date-value="2013-04-09" calcext:value-type="date">
            <text:p>04/09/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349" table:formula="of:=[.B$1:.B$1048576]+[.F$1:.F$1048576]" office:value-type="float" office:value="4" calcext:value-type="float">
            <text:p>4</text:p>
          </table:table-cell>
          <table:table-cell table:style-name="ce358" table:formula="of:=[.B$1:.B$1048576]/[.I$1:.I$1048576]" office:value-type="float" office:value="0.75" calcext:value-type="float">
            <text:p>0.750</text:p>
          </table:table-cell>
          <table:table-cell table:style-name="ce358" table:formula="of:=[.F$1:.F$1048576]/[.I$1:.I$1048576]" office:value-type="float" office:value="0.25" calcext:value-type="float">
            <text:p>0.250</text:p>
          </table:table-cell>
          <table:table-cell table:style-name="Default" table:number-columns-repeated="1013"/>
        </table:table-row>
        <table:table-row table:style-name="ro2">
          <table:table-cell table:style-name="ce346" office:value-type="date" office:date-value="2013-06-23" calcext:value-type="date">
            <text:p>06/23/13</text:p>
          </table:table-cell>
          <table:table-cell table:style-name="ce349" office:value-type="float" office:value="14" calcext:value-type="float">
            <text:p>14</text:p>
          </table:table-cell>
          <table:table-cell table:style-name="ce349" table:formula="of:=[.B3]-[.B2]" office:value-type="float" office:value="11" calcext:value-type="float">
            <text:p>11</text:p>
          </table:table-cell>
          <table:table-cell table:style-name="ce352" table:formula="of:=[.C$1:.C$1048576]/([.A3]-[.A2])*30.4375" office:value-type="float" office:value="4.18515625" calcext:value-type="float">
            <text:p>4</text:p>
          </table:table-cell>
          <table:table-cell table:style-name="ce317" office:value-type="date" office:date-value="2013-07-03" calcext:value-type="date">
            <text:p>07/03/13</text:p>
          </table:table-cell>
          <table:table-cell table:style-name="Default" office:value-type="float" office:value="7" calcext:value-type="float">
            <text:p>7</text:p>
          </table:table-cell>
          <table:table-cell table:style-name="ce349" table:formula="of:=[.F3]-[.F2]" office:value-type="float" office:value="6" calcext:value-type="float">
            <text:p>6</text:p>
          </table:table-cell>
          <table:table-cell table:style-name="ce349" table:formula="of:=[.G$1:.G$1048576]/([.E3]-[.E2])*30.4375" office:value-type="float" office:value="2.14852941176471" calcext:value-type="float">
            <text:p>2</text:p>
          </table:table-cell>
          <table:table-cell table:style-name="ce349" table:formula="of:=[.B$1:.B$1048576]+[.F$1:.F$1048576]" office:value-type="float" office:value="21" calcext:value-type="float">
            <text:p>21</text:p>
          </table:table-cell>
          <table:table-cell table:style-name="ce358" table:formula="of:=[.B$1:.B$1048576]/[.I$1:.I$1048576]" office:value-type="float" office:value="0.666666666666667" calcext:value-type="float">
            <text:p>0.667</text:p>
          </table:table-cell>
          <table:table-cell table:style-name="ce358" table:formula="of:=[.F$1:.F$1048576]/[.I$1:.I$1048576]" office:value-type="float" office:value="0.333333333333333" calcext:value-type="float">
            <text:p>0.333</text:p>
          </table:table-cell>
          <table:table-cell table:style-name="ce361" table:formula="of:=[.C$1:.C$1048576]/([.C$1:.C$1048576]+[.G$1:.G$1048576])" office:value-type="percentage" office:value="0.647058823529412" calcext:value-type="percentage">
            <text:p>64.71%</text:p>
          </table:table-cell>
          <table:table-cell table:style-name="ce361" table:formula="of:=[.G$1:.G$1048576]/([.C$1:.C$1048576]+[.G$1:.G$1048576])" office:value-type="percentage" office:value="0.352941176470588" calcext:value-type="percentage">
            <text:p>35.29%</text:p>
          </table:table-cell>
          <table:table-cell table:style-name="Default" table:number-columns-repeated="1011"/>
        </table:table-row>
        <table:table-row table:style-name="ro2">
          <table:table-cell table:style-name="ce346" office:value-type="date" office:date-value="2013-10-09" calcext:value-type="date">
            <text:p>10/09/13</text:p>
          </table:table-cell>
          <table:table-cell table:style-name="ce349" office:value-type="float" office:value="19" calcext:value-type="float">
            <text:p>19</text:p>
          </table:table-cell>
          <table:table-cell table:style-name="ce349" table:formula="of:=[.B4]-[.B3]" office:value-type="float" office:value="5" calcext:value-type="float">
            <text:p>5</text:p>
          </table:table-cell>
          <table:table-cell table:style-name="ce352" table:formula="of:=[.C$1:.C$1048576]/([.A4]-[.A3])*30.4375" office:value-type="float" office:value="1.40914351851852" calcext:value-type="float">
            <text:p>1</text:p>
          </table:table-cell>
          <table:table-cell table:style-name="ce346" office:value-type="date" office:date-value="2013-10-10" calcext:value-type="date">
            <text:p>10/10/13</text:p>
          </table:table-cell>
          <table:table-cell table:style-name="ce349" office:value-type="float" office:value="10" calcext:value-type="float">
            <text:p>10</text:p>
          </table:table-cell>
          <table:table-cell table:style-name="ce349" table:formula="of:=[.F4]-[.F3]" office:value-type="float" office:value="3" calcext:value-type="float">
            <text:p>3</text:p>
          </table:table-cell>
          <table:table-cell table:style-name="ce349" table:formula="of:=[.G$1:.G$1048576]/([.E4]-[.E3])*30.4375" office:value-type="float" office:value="0.922348484848485" calcext:value-type="float">
            <text:p>1</text:p>
          </table:table-cell>
          <table:table-cell table:style-name="ce349" table:formula="of:=[.B$1:.B$1048576]+[.F$1:.F$1048576]" office:value-type="float" office:value="29" calcext:value-type="float">
            <text:p>29</text:p>
          </table:table-cell>
          <table:table-cell table:style-name="ce358" table:formula="of:=[.B$1:.B$1048576]/[.I$1:.I$1048576]" office:value-type="float" office:value="0.655172413793103" calcext:value-type="float">
            <text:p>0.655</text:p>
          </table:table-cell>
          <table:table-cell table:style-name="ce358" table:formula="of:=[.F$1:.F$1048576]/[.I$1:.I$1048576]" office:value-type="float" office:value="0.344827586206897" calcext:value-type="float">
            <text:p>0.345</text:p>
          </table:table-cell>
          <table:table-cell table:style-name="ce361" table:formula="of:=[.C$1:.C$1048576]/([.C$1:.C$1048576]+[.G$1:.G$1048576])" office:value-type="percentage" office:value="0.625" calcext:value-type="percentage">
            <text:p>62.50%</text:p>
          </table:table-cell>
          <table:table-cell table:style-name="ce361" table:formula="of:=[.G$1:.G$1048576]/([.C$1:.C$1048576]+[.G$1:.G$1048576])" office:value-type="percentage" office:value="0.375" calcext:value-type="percentage">
            <text:p>37.50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4-01-22" calcext:value-type="date">
            <text:p>01/22/14</text:p>
          </table:table-cell>
          <table:table-cell table:style-name="ce349" office:value-type="float" office:value="36" calcext:value-type="float">
            <text:p>36</text:p>
          </table:table-cell>
          <table:table-cell table:style-name="ce349" table:formula="of:=[.B5]-[.B4]" office:value-type="float" office:value="17" calcext:value-type="float">
            <text:p>17</text:p>
          </table:table-cell>
          <table:table-cell table:style-name="ce352" table:formula="of:=[.C$1:.C$1048576]/([.A5]-[.A4])*30.4375" office:value-type="float" office:value="4.92797619047619" calcext:value-type="float">
            <text:p>5</text:p>
          </table:table-cell>
          <table:table-cell table:style-name="ce346" office:value-type="date" office:date-value="2014-01-22" calcext:value-type="date">
            <text:p>01/22/14</text:p>
          </table:table-cell>
          <table:table-cell table:style-name="ce349" office:value-type="float" office:value="17" calcext:value-type="float">
            <text:p>17</text:p>
          </table:table-cell>
          <table:table-cell table:style-name="ce349" table:formula="of:=[.F5]-[.F4]" office:value-type="float" office:value="7" calcext:value-type="float">
            <text:p>7</text:p>
          </table:table-cell>
          <table:table-cell table:style-name="ce349" table:formula="of:=[.G$1:.G$1048576]/([.E5]-[.E4])*30.4375" office:value-type="float" office:value="2.04867788461538" calcext:value-type="float">
            <text:p>2</text:p>
          </table:table-cell>
          <table:table-cell table:style-name="ce349" table:formula="of:=[.B$1:.B$1048576]+[.F$1:.F$1048576]" office:value-type="float" office:value="53" calcext:value-type="float">
            <text:p>53</text:p>
          </table:table-cell>
          <table:table-cell table:style-name="ce358" table:formula="of:=[.B$1:.B$1048576]/[.I$1:.I$1048576]" office:value-type="float" office:value="0.679245283018868" calcext:value-type="float">
            <text:p>0.679</text:p>
          </table:table-cell>
          <table:table-cell table:style-name="ce358" table:formula="of:=[.F$1:.F$1048576]/[.I$1:.I$1048576]" office:value-type="float" office:value="0.320754716981132" calcext:value-type="float">
            <text:p>0.321</text:p>
          </table:table-cell>
          <table:table-cell table:style-name="ce361" table:formula="of:=[.C$1:.C$1048576]/([.C$1:.C$1048576]+[.G$1:.G$1048576])" office:value-type="percentage" office:value="0.708333333333333" calcext:value-type="percentage">
            <text:p>70.83%</text:p>
          </table:table-cell>
          <table:table-cell table:style-name="ce361" table:formula="of:=[.G$1:.G$1048576]/([.C$1:.C$1048576]+[.G$1:.G$1048576])" office:value-type="percentage" office:value="0.291666666666667" calcext:value-type="percentage">
            <text:p>29.17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4-04-04" calcext:value-type="date">
            <text:p>04/04/14</text:p>
          </table:table-cell>
          <table:table-cell table:style-name="ce349" office:value-type="float" office:value="60" calcext:value-type="float">
            <text:p>60</text:p>
          </table:table-cell>
          <table:table-cell table:style-name="ce349" table:formula="of:=[.B6]-[.B5]" office:value-type="float" office:value="24" calcext:value-type="float">
            <text:p>24</text:p>
          </table:table-cell>
          <table:table-cell table:style-name="ce352" table:formula="of:=[.C$1:.C$1048576]/([.A6]-[.A5])*30.4375" office:value-type="float" office:value="10.1458333333333" calcext:value-type="float">
            <text:p>10</text:p>
          </table:table-cell>
          <table:table-cell table:style-name="ce346" office:value-type="date" office:date-value="2014-04-07" calcext:value-type="date">
            <text:p>04/07/14</text:p>
          </table:table-cell>
          <table:table-cell table:style-name="ce349" office:value-type="float" office:value="32" calcext:value-type="float">
            <text:p>32</text:p>
          </table:table-cell>
          <table:table-cell table:style-name="ce349" table:formula="of:=[.F6]-[.F5]" office:value-type="float" office:value="15" calcext:value-type="float">
            <text:p>15</text:p>
          </table:table-cell>
          <table:table-cell table:style-name="ce349" table:formula="of:=[.G$1:.G$1048576]/([.E6]-[.E5])*30.4375" office:value-type="float" office:value="6.0875" calcext:value-type="float">
            <text:p>6</text:p>
          </table:table-cell>
          <table:table-cell table:style-name="ce349" table:formula="of:=[.B$1:.B$1048576]+[.F$1:.F$1048576]" office:value-type="float" office:value="92" calcext:value-type="float">
            <text:p>92</text:p>
          </table:table-cell>
          <table:table-cell table:style-name="ce358" table:formula="of:=[.B$1:.B$1048576]/[.I$1:.I$1048576]" office:value-type="float" office:value="0.652173913043478" calcext:value-type="float">
            <text:p>0.652</text:p>
          </table:table-cell>
          <table:table-cell table:style-name="ce358" table:formula="of:=[.F$1:.F$1048576]/[.I$1:.I$1048576]" office:value-type="float" office:value="0.347826086956522" calcext:value-type="float">
            <text:p>0.348</text:p>
          </table:table-cell>
          <table:table-cell table:style-name="ce361" table:formula="of:=[.C$1:.C$1048576]/([.C$1:.C$1048576]+[.G$1:.G$1048576])" office:value-type="percentage" office:value="0.615384615384615" calcext:value-type="percentage">
            <text:p>61.54%</text:p>
          </table:table-cell>
          <table:table-cell table:style-name="ce361" table:formula="of:=[.G$1:.G$1048576]/([.C$1:.C$1048576]+[.G$1:.G$1048576])" office:value-type="percentage" office:value="0.384615384615385" calcext:value-type="percentage">
            <text:p>38.4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4-07-05" calcext:value-type="date">
            <text:p>07/05/14</text:p>
          </table:table-cell>
          <table:table-cell table:style-name="ce349" office:value-type="float" office:value="611" calcext:value-type="float">
            <text:p>611</text:p>
          </table:table-cell>
          <table:table-cell table:style-name="ce349" table:formula="of:=[.B7]-[.B6]" office:value-type="float" office:value="551" calcext:value-type="float">
            <text:p>551</text:p>
          </table:table-cell>
          <table:table-cell table:style-name="ce352" table:formula="of:=[.C$1:.C$1048576]/([.A7]-[.A6])*30.4375" office:value-type="float" office:value="182.294157608696" calcext:value-type="float">
            <text:p>182</text:p>
          </table:table-cell>
          <table:table-cell table:style-name="ce346" office:value-type="date" office:date-value="2014-07-03" calcext:value-type="date">
            <text:p>07/03/14</text:p>
          </table:table-cell>
          <table:table-cell table:style-name="ce349" office:value-type="float" office:value="274" calcext:value-type="float">
            <text:p>274</text:p>
          </table:table-cell>
          <table:table-cell table:style-name="ce349" table:formula="of:=[.F7]-[.F6]" office:value-type="float" office:value="242" calcext:value-type="float">
            <text:p>242</text:p>
          </table:table-cell>
          <table:table-cell table:style-name="ce349" table:formula="of:=[.G$1:.G$1048576]/([.E7]-[.E6])*30.4375" office:value-type="float" office:value="84.6652298850575" calcext:value-type="float">
            <text:p>85</text:p>
          </table:table-cell>
          <table:table-cell table:style-name="ce349" table:formula="of:=[.B$1:.B$1048576]+[.F$1:.F$1048576]" office:value-type="float" office:value="885" calcext:value-type="float">
            <text:p>885</text:p>
          </table:table-cell>
          <table:table-cell table:style-name="ce358" table:formula="of:=[.B$1:.B$1048576]/[.I$1:.I$1048576]" office:value-type="float" office:value="0.690395480225989" calcext:value-type="float">
            <text:p>0.690</text:p>
          </table:table-cell>
          <table:table-cell table:style-name="ce358" table:formula="of:=[.F$1:.F$1048576]/[.I$1:.I$1048576]" office:value-type="float" office:value="0.309604519774011" calcext:value-type="float">
            <text:p>0.310</text:p>
          </table:table-cell>
          <table:table-cell table:style-name="ce361" table:formula="of:=[.C$1:.C$1048576]/([.C$1:.C$1048576]+[.G$1:.G$1048576])" office:value-type="percentage" office:value="0.694829760403531" calcext:value-type="percentage">
            <text:p>69.48%</text:p>
          </table:table-cell>
          <table:table-cell table:style-name="ce361" table:formula="of:=[.G$1:.G$1048576]/([.C$1:.C$1048576]+[.G$1:.G$1048576])" office:value-type="percentage" office:value="0.305170239596469" calcext:value-type="percentage">
            <text:p>30.52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4-10-04" calcext:value-type="date">
            <text:p>10/04/14</text:p>
          </table:table-cell>
          <table:table-cell table:style-name="ce349" office:value-type="float" office:value="1996" calcext:value-type="float">
            <text:p>1,996</text:p>
          </table:table-cell>
          <table:table-cell table:style-name="ce349" table:formula="of:=[.B8]-[.B7]" office:value-type="float" office:value="1385" calcext:value-type="float">
            <text:p>1,385</text:p>
          </table:table-cell>
          <table:table-cell table:style-name="ce352" table:formula="of:=[.C$1:.C$1048576]/([.A8]-[.A7])*30.4375" office:value-type="float" office:value="463.25206043956" calcext:value-type="float">
            <text:p>463</text:p>
          </table:table-cell>
          <table:table-cell table:style-name="ce346" office:value-type="date" office:date-value="2014-10-04" calcext:value-type="date">
            <text:p>10/04/14</text:p>
          </table:table-cell>
          <table:table-cell table:style-name="ce349" office:value-type="float" office:value="733" calcext:value-type="float">
            <text:p>733</text:p>
          </table:table-cell>
          <table:table-cell table:style-name="ce349" table:formula="of:=[.F8]-[.F7]" office:value-type="float" office:value="459" calcext:value-type="float">
            <text:p>459</text:p>
          </table:table-cell>
          <table:table-cell table:style-name="ce349" table:formula="of:=[.G$1:.G$1048576]/([.E8]-[.E7])*30.4375" office:value-type="float" office:value="150.223790322581" calcext:value-type="float">
            <text:p>150</text:p>
          </table:table-cell>
          <table:table-cell table:style-name="ce349" table:formula="of:=[.B$1:.B$1048576]+[.F$1:.F$1048576]" office:value-type="float" office:value="2729" calcext:value-type="float">
            <text:p>2,729</text:p>
          </table:table-cell>
          <table:table-cell table:style-name="ce358" table:formula="of:=[.B$1:.B$1048576]/[.I$1:.I$1048576]" office:value-type="float" office:value="0.731403444485159" calcext:value-type="float">
            <text:p>0.731</text:p>
          </table:table-cell>
          <table:table-cell table:style-name="ce358" table:formula="of:=[.F$1:.F$1048576]/[.I$1:.I$1048576]" office:value-type="float" office:value="0.268596555514841" calcext:value-type="float">
            <text:p>0.269</text:p>
          </table:table-cell>
          <table:table-cell table:style-name="ce361" table:formula="of:=[.C$1:.C$1048576]/([.C$1:.C$1048576]+[.G$1:.G$1048576])" office:value-type="percentage" office:value="0.751084598698482" calcext:value-type="percentage">
            <text:p>75.11%</text:p>
          </table:table-cell>
          <table:table-cell table:style-name="ce361" table:formula="of:=[.G$1:.G$1048576]/([.C$1:.C$1048576]+[.G$1:.G$1048576])" office:value-type="percentage" office:value="0.248915401301518" calcext:value-type="percentage">
            <text:p>24.89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5-01-07" calcext:value-type="date">
            <text:p>01/07/15</text:p>
          </table:table-cell>
          <table:table-cell table:style-name="ce349" office:value-type="float" office:value="3623" calcext:value-type="float">
            <text:p>3,623</text:p>
          </table:table-cell>
          <table:table-cell table:style-name="ce349" table:formula="of:=[.B9]-[.B8]" office:value-type="float" office:value="1627" calcext:value-type="float">
            <text:p>1,627</text:p>
          </table:table-cell>
          <table:table-cell table:style-name="ce352" table:formula="of:=[.C$1:.C$1048576]/([.A9]-[.A8])*30.4375" office:value-type="float" office:value="521.282236842105" calcext:value-type="float">
            <text:p>521</text:p>
          </table:table-cell>
          <table:table-cell table:style-name="ce346" office:value-type="date" office:date-value="2015-01-09" calcext:value-type="date">
            <text:p>01/09/15</text:p>
          </table:table-cell>
          <table:table-cell table:style-name="ce349" office:value-type="float" office:value="1100" calcext:value-type="float">
            <text:p>1,100</text:p>
          </table:table-cell>
          <table:table-cell table:style-name="ce349" table:formula="of:=[.F9]-[.F8]" office:value-type="float" office:value="367" calcext:value-type="float">
            <text:p>367</text:p>
          </table:table-cell>
          <table:table-cell table:style-name="ce349" table:formula="of:=[.G$1:.G$1048576]/([.E9]-[.E8])*30.4375" office:value-type="float" office:value="115.16043814433" calcext:value-type="float">
            <text:p>115</text:p>
          </table:table-cell>
          <table:table-cell table:style-name="ce349" table:formula="of:=[.B$1:.B$1048576]+[.F$1:.F$1048576]" office:value-type="float" office:value="4723" calcext:value-type="float">
            <text:p>4,723</text:p>
          </table:table-cell>
          <table:table-cell table:style-name="ce358" table:formula="of:=[.B$1:.B$1048576]/[.I$1:.I$1048576]" office:value-type="float" office:value="0.767097183993225" calcext:value-type="float">
            <text:p>0.767</text:p>
          </table:table-cell>
          <table:table-cell table:style-name="ce358" table:formula="of:=[.F$1:.F$1048576]/[.I$1:.I$1048576]" office:value-type="float" office:value="0.232902816006775" calcext:value-type="float">
            <text:p>0.233</text:p>
          </table:table-cell>
          <table:table-cell table:style-name="ce361" table:formula="of:=[.C$1:.C$1048576]/([.C$1:.C$1048576]+[.G$1:.G$1048576])" office:value-type="percentage" office:value="0.815947843530592" calcext:value-type="percentage">
            <text:p>81.59%</text:p>
          </table:table-cell>
          <table:table-cell table:style-name="ce361" table:formula="of:=[.G$1:.G$1048576]/([.C$1:.C$1048576]+[.G$1:.G$1048576])" office:value-type="percentage" office:value="0.184052156469408" calcext:value-type="percentage">
            <text:p>18.41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5-06-23" calcext:value-type="date">
            <text:p>06/23/15</text:p>
          </table:table-cell>
          <table:table-cell table:style-name="ce349" office:value-type="float" office:value="7490" calcext:value-type="float">
            <text:p>7,490</text:p>
          </table:table-cell>
          <table:table-cell table:style-name="ce349" table:formula="of:=[.B10]-[.B9]" office:value-type="float" office:value="3867" calcext:value-type="float">
            <text:p>3,867</text:p>
          </table:table-cell>
          <table:table-cell table:style-name="ce352" table:formula="of:=[.C$1:.C$1048576]/([.A10]-[.A9])*30.4375" office:value-type="float" office:value="704.80127245509" calcext:value-type="float">
            <text:p>705</text:p>
          </table:table-cell>
          <table:table-cell table:style-name="ce346" office:value-type="date" office:date-value="2015-06-23" calcext:value-type="date">
            <text:p>06/23/15</text:p>
          </table:table-cell>
          <table:table-cell table:style-name="ce349" office:value-type="float" office:value="1800" calcext:value-type="float">
            <text:p>1,800</text:p>
          </table:table-cell>
          <table:table-cell table:style-name="ce349" table:formula="of:=[.F10]-[.F9]" office:value-type="float" office:value="700" calcext:value-type="float">
            <text:p>700</text:p>
          </table:table-cell>
          <table:table-cell table:style-name="ce349" table:formula="of:=[.G$1:.G$1048576]/([.E10]-[.E9])*30.4375" office:value-type="float" office:value="129.128787878788" calcext:value-type="float">
            <text:p>129</text:p>
          </table:table-cell>
          <table:table-cell table:style-name="ce349" table:formula="of:=[.B$1:.B$1048576]+[.F$1:.F$1048576]" office:value-type="float" office:value="9290" calcext:value-type="float">
            <text:p>9,290</text:p>
          </table:table-cell>
          <table:table-cell table:style-name="ce358" table:formula="of:=[.B$1:.B$1048576]/[.I$1:.I$1048576]" office:value-type="float" office:value="0.806243272335845" calcext:value-type="float">
            <text:p>0.806</text:p>
          </table:table-cell>
          <table:table-cell table:style-name="ce358" table:formula="of:=[.F$1:.F$1048576]/[.I$1:.I$1048576]" office:value-type="float" office:value="0.193756727664155" calcext:value-type="float">
            <text:p>0.194</text:p>
          </table:table-cell>
          <table:table-cell table:style-name="ce361" table:formula="of:=[.C$1:.C$1048576]/([.C$1:.C$1048576]+[.G$1:.G$1048576])" office:value-type="percentage" office:value="0.846726516312678" calcext:value-type="percentage">
            <text:p>84.67%</text:p>
          </table:table-cell>
          <table:table-cell table:style-name="ce361" table:formula="of:=[.G$1:.G$1048576]/([.C$1:.C$1048576]+[.G$1:.G$1048576])" office:value-type="percentage" office:value="0.153273483687322" calcext:value-type="percentage">
            <text:p>15.33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5-10-03" calcext:value-type="date">
            <text:p>10/03/15</text:p>
          </table:table-cell>
          <table:table-cell table:style-name="ce349" office:value-type="float" office:value="10165" calcext:value-type="float">
            <text:p>10,165</text:p>
          </table:table-cell>
          <table:table-cell table:style-name="ce349" table:formula="of:=[.B11]-[.B10]" office:value-type="float" office:value="2675" calcext:value-type="float">
            <text:p>2,675</text:p>
          </table:table-cell>
          <table:table-cell table:style-name="ce352" table:formula="of:=[.C$1:.C$1048576]/([.A11]-[.A10])*30.4375" office:value-type="float" office:value="798.238357843137" calcext:value-type="float">
            <text:p>798</text:p>
          </table:table-cell>
          <table:table-cell table:style-name="ce346" office:value-type="date" office:date-value="2015-10-15" calcext:value-type="date">
            <text:p>10/15/15</text:p>
          </table:table-cell>
          <table:table-cell table:style-name="ce349" office:value-type="float" office:value="2600" calcext:value-type="float">
            <text:p>2,600</text:p>
          </table:table-cell>
          <table:table-cell table:style-name="ce349" table:formula="of:=[.F11]-[.F10]" office:value-type="float" office:value="800" calcext:value-type="float">
            <text:p>800</text:p>
          </table:table-cell>
          <table:table-cell table:style-name="ce349" table:formula="of:=[.G$1:.G$1048576]/([.E11]-[.E10])*30.4375" office:value-type="float" office:value="213.59649122807" calcext:value-type="float">
            <text:p>214</text:p>
          </table:table-cell>
          <table:table-cell table:style-name="ce349" table:formula="of:=[.B$1:.B$1048576]+[.F$1:.F$1048576]" office:value-type="float" office:value="12765" calcext:value-type="float">
            <text:p>12,765</text:p>
          </table:table-cell>
          <table:table-cell table:style-name="ce358" table:formula="of:=[.B$1:.B$1048576]/[.I$1:.I$1048576]" office:value-type="float" office:value="0.796318057187622" calcext:value-type="float">
            <text:p>0.796</text:p>
          </table:table-cell>
          <table:table-cell table:style-name="ce358" table:formula="of:=[.F$1:.F$1048576]/[.I$1:.I$1048576]" office:value-type="float" office:value="0.203681942812378" calcext:value-type="float">
            <text:p>0.204</text:p>
          </table:table-cell>
          <table:table-cell table:style-name="ce361" table:formula="of:=[.C$1:.C$1048576]/([.C$1:.C$1048576]+[.G$1:.G$1048576])" office:value-type="percentage" office:value="0.76978417266187" calcext:value-type="percentage">
            <text:p>76.98%</text:p>
          </table:table-cell>
          <table:table-cell table:style-name="ce361" table:formula="of:=[.G$1:.G$1048576]/([.C$1:.C$1048576]+[.G$1:.G$1048576])" office:value-type="percentage" office:value="0.230215827338129" calcext:value-type="percentage">
            <text:p>23.02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6-01-07" calcext:value-type="date">
            <text:p>01/07/16</text:p>
          </table:table-cell>
          <table:table-cell table:style-name="ce349" office:value-type="float" office:value="13804" calcext:value-type="float">
            <text:p>13,804</text:p>
          </table:table-cell>
          <table:table-cell table:style-name="ce349" table:formula="of:=[.B12]-[.B11]" office:value-type="float" office:value="3639" calcext:value-type="float">
            <text:p>3,639</text:p>
          </table:table-cell>
          <table:table-cell table:style-name="ce352" table:formula="of:=[.C$1:.C$1048576]/([.A12]-[.A11])*30.4375" office:value-type="float" office:value="1153.771484375" calcext:value-type="float">
            <text:p>1,154</text:p>
          </table:table-cell>
          <table:table-cell table:style-name="ce346" office:value-type="date" office:date-value="2016-01-05" calcext:value-type="date">
            <text:p>01/05/16</text:p>
          </table:table-cell>
          <table:table-cell table:style-name="ce349" office:value-type="float" office:value="2800" calcext:value-type="float">
            <text:p>2,800</text:p>
          </table:table-cell>
          <table:table-cell table:style-name="ce349" table:formula="of:=[.F12]-[.F11]" office:value-type="float" office:value="200" calcext:value-type="float">
            <text:p>200</text:p>
          </table:table-cell>
          <table:table-cell table:style-name="ce349" table:formula="of:=[.G$1:.G$1048576]/([.E12]-[.E11])*30.4375" office:value-type="float" office:value="74.2378048780488" calcext:value-type="float">
            <text:p>74</text:p>
          </table:table-cell>
          <table:table-cell table:style-name="ce349" table:formula="of:=[.B$1:.B$1048576]+[.F$1:.F$1048576]" office:value-type="float" office:value="16604" calcext:value-type="float">
            <text:p>16,604</text:p>
          </table:table-cell>
          <table:table-cell table:style-name="ce358" table:formula="of:=[.B$1:.B$1048576]/[.I$1:.I$1048576]" office:value-type="float" office:value="0.831365935919056" calcext:value-type="float">
            <text:p>0.831</text:p>
          </table:table-cell>
          <table:table-cell table:style-name="ce358" table:formula="of:=[.F$1:.F$1048576]/[.I$1:.I$1048576]" office:value-type="float" office:value="0.168634064080944" calcext:value-type="float">
            <text:p>0.169</text:p>
          </table:table-cell>
          <table:table-cell table:style-name="ce361" table:formula="of:=[.C$1:.C$1048576]/([.C$1:.C$1048576]+[.G$1:.G$1048576])" office:value-type="percentage" office:value="0.947903099765564" calcext:value-type="percentage">
            <text:p>94.79%</text:p>
          </table:table-cell>
          <table:table-cell table:style-name="ce361" table:formula="of:=[.G$1:.G$1048576]/([.C$1:.C$1048576]+[.G$1:.G$1048576])" office:value-type="percentage" office:value="0.052096900234436" calcext:value-type="percentage">
            <text:p>5.21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6-04-06" calcext:value-type="date">
            <text:p>04/06/16</text:p>
          </table:table-cell>
          <table:table-cell table:style-name="ce349" office:value-type="float" office:value="18613" calcext:value-type="float">
            <text:p>18,613</text:p>
          </table:table-cell>
          <table:table-cell table:style-name="ce349" table:formula="of:=[.B13]-[.B12]" office:value-type="float" office:value="4809" calcext:value-type="float">
            <text:p>4,809</text:p>
          </table:table-cell>
          <table:table-cell table:style-name="ce352" table:formula="of:=[.C$1:.C$1048576]/([.A13]-[.A12])*30.4375" office:value-type="float" office:value="1626.37708333333" calcext:value-type="float">
            <text:p>1,626</text:p>
          </table:table-cell>
          <table:table-cell table:style-name="ce354" office:value-type="date" office:date-value="2016-04-06" calcext:value-type="date">
            <text:p>04/06/16</text:p>
          </table:table-cell>
          <table:table-cell table:style-name="ce356" office:value-type="float" office:value="3600" calcext:value-type="float">
            <text:p>3,600</text:p>
          </table:table-cell>
          <table:table-cell table:style-name="ce356" table:formula="of:=[.F13]-[.F12]" office:value-type="float" office:value="800" calcext:value-type="float">
            <text:p>800</text:p>
          </table:table-cell>
          <table:table-cell table:style-name="ce356" table:formula="of:=[.G$1:.G$1048576]/([.E13]-[.E12])*30.4375" office:value-type="float" office:value="264.673913043478" calcext:value-type="float">
            <text:p>265</text:p>
          </table:table-cell>
          <table:table-cell table:style-name="ce349" table:formula="of:=[.B$1:.B$1048576]+[.F$1:.F$1048576]" office:value-type="float" office:value="22213" calcext:value-type="float">
            <text:p>22,213</text:p>
          </table:table-cell>
          <table:table-cell table:style-name="ce358" table:formula="of:=[.B$1:.B$1048576]/[.I$1:.I$1048576]" office:value-type="float" office:value="0.837932742087967" calcext:value-type="float">
            <text:p>0.838</text:p>
          </table:table-cell>
          <table:table-cell table:style-name="ce358" table:formula="of:=[.F$1:.F$1048576]/[.I$1:.I$1048576]" office:value-type="float" office:value="0.162067257912034" calcext:value-type="float">
            <text:p>0.162</text:p>
          </table:table-cell>
          <table:table-cell table:style-name="ce361" table:formula="of:=[.C$1:.C$1048576]/([.C$1:.C$1048576]+[.G$1:.G$1048576])" office:value-type="percentage" office:value="0.857372080584774" calcext:value-type="percentage">
            <text:p>85.74%</text:p>
          </table:table-cell>
          <table:table-cell table:style-name="ce361" table:formula="of:=[.G$1:.G$1048576]/([.C$1:.C$1048576]+[.G$1:.G$1048576])" office:value-type="percentage" office:value="0.142627919415226" calcext:value-type="percentage">
            <text:p>14.2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6-07-04" calcext:value-type="date">
            <text:p>07/04/16</text:p>
          </table:table-cell>
          <table:table-cell table:style-name="ce349" office:value-type="float" office:value="23303" calcext:value-type="float">
            <text:p>23,303</text:p>
          </table:table-cell>
          <table:table-cell table:style-name="ce349" table:formula="of:=[.B14]-[.B13]" office:value-type="float" office:value="4690" calcext:value-type="float">
            <text:p>4,690</text:p>
          </table:table-cell>
          <table:table-cell table:style-name="ce352" table:formula="of:=[.C$1:.C$1048576]/([.A14]-[.A13])*30.4375" office:value-type="float" office:value="1603.95365168539" calcext:value-type="float">
            <text:p>1,604</text:p>
          </table:table-cell>
          <table:table-cell table:style-name="ce346" office:value-type="date" office:date-value="2016-07-08" calcext:value-type="date">
            <text:p>07/08/16</text:p>
          </table:table-cell>
          <table:table-cell table:style-name="ce349" office:value-type="float" office:value="4400" calcext:value-type="float">
            <text:p>4,400</text:p>
          </table:table-cell>
          <table:table-cell table:style-name="ce349" table:formula="of:=[.F14]-[.F13]" office:value-type="float" office:value="800" calcext:value-type="float">
            <text:p>800</text:p>
          </table:table-cell>
          <table:table-cell table:style-name="ce349" table:formula="of:=[.G$1:.G$1048576]/([.E14]-[.E13])*30.4375" office:value-type="float" office:value="261.827956989247" calcext:value-type="float">
            <text:p>262</text:p>
          </table:table-cell>
          <table:table-cell table:style-name="ce349" table:formula="of:=[.B$1:.B$1048576]+[.F$1:.F$1048576]" office:value-type="float" office:value="27703" calcext:value-type="float">
            <text:p>27,703</text:p>
          </table:table-cell>
          <table:table-cell table:style-name="ce358" table:formula="of:=[.B$1:.B$1048576]/[.I$1:.I$1048576]" office:value-type="float" office:value="0.841172436198246" calcext:value-type="float">
            <text:p>0.841</text:p>
          </table:table-cell>
          <table:table-cell table:style-name="ce358" table:formula="of:=[.F$1:.F$1048576]/[.I$1:.I$1048576]" office:value-type="float" office:value="0.158827563801754" calcext:value-type="float">
            <text:p>0.159</text:p>
          </table:table-cell>
          <table:table-cell table:style-name="ce361" table:formula="of:=[.C$1:.C$1048576]/([.C$1:.C$1048576]+[.G$1:.G$1048576])" office:value-type="percentage" office:value="0.854280510018215" calcext:value-type="percentage">
            <text:p>85.43%</text:p>
          </table:table-cell>
          <table:table-cell table:style-name="ce361" table:formula="of:=[.G$1:.G$1048576]/([.C$1:.C$1048576]+[.G$1:.G$1048576])" office:value-type="percentage" office:value="0.145719489981785" calcext:value-type="percentage">
            <text:p>14.57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6-10-01" calcext:value-type="date">
            <text:p>10/01/16</text:p>
          </table:table-cell>
          <table:table-cell table:style-name="ce349" office:value-type="float" office:value="27096" calcext:value-type="float">
            <text:p>27,096</text:p>
          </table:table-cell>
          <table:table-cell table:style-name="ce349" table:formula="of:=[.B15]-[.B14]" office:value-type="float" office:value="3793" calcext:value-type="float">
            <text:p>3,793</text:p>
          </table:table-cell>
          <table:table-cell table:style-name="ce352" table:formula="of:=[.C$1:.C$1048576]/([.A15]-[.A14])*30.4375" office:value-type="float" office:value="1297.18469101124" calcext:value-type="float">
            <text:p>1,297</text:p>
          </table:table-cell>
          <table:table-cell table:style-name="ce346" office:value-type="date" office:date-value="2016-09-23" calcext:value-type="date">
            <text:p>09/23/16</text:p>
          </table:table-cell>
          <table:table-cell table:style-name="ce349" office:value-type="float" office:value="5000" calcext:value-type="float">
            <text:p>5,000</text:p>
          </table:table-cell>
          <table:table-cell table:style-name="ce349" table:formula="of:=[.F15]-[.F14]" office:value-type="float" office:value="600" calcext:value-type="float">
            <text:p>600</text:p>
          </table:table-cell>
          <table:table-cell table:style-name="ce349" table:formula="of:=[.G$1:.G$1048576]/([.E15]-[.E14])*30.4375" office:value-type="float" office:value="237.175324675325" calcext:value-type="float">
            <text:p>237</text:p>
          </table:table-cell>
          <table:table-cell table:style-name="ce349" table:formula="of:=[.B$1:.B$1048576]+[.F$1:.F$1048576]" office:value-type="float" office:value="32096" calcext:value-type="float">
            <text:p>32,096</text:p>
          </table:table-cell>
          <table:table-cell table:style-name="ce358" table:formula="of:=[.B$1:.B$1048576]/[.I$1:.I$1048576]" office:value-type="float" office:value="0.844217347956132" calcext:value-type="float">
            <text:p>0.844</text:p>
          </table:table-cell>
          <table:table-cell table:style-name="ce358" table:formula="of:=[.F$1:.F$1048576]/[.I$1:.I$1048576]" office:value-type="float" office:value="0.155782652043868" calcext:value-type="float">
            <text:p>0.156</text:p>
          </table:table-cell>
          <table:table-cell table:style-name="ce361" table:formula="of:=[.C$1:.C$1048576]/([.C$1:.C$1048576]+[.G$1:.G$1048576])" office:value-type="percentage" office:value="0.863419075802413" calcext:value-type="percentage">
            <text:p>86.34%</text:p>
          </table:table-cell>
          <table:table-cell table:style-name="ce361" table:formula="of:=[.G$1:.G$1048576]/([.C$1:.C$1048576]+[.G$1:.G$1048576])" office:value-type="percentage" office:value="0.136580924197587" calcext:value-type="percentage">
            <text:p>13.6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7-01-02" calcext:value-type="date">
            <text:p>01/02/17</text:p>
          </table:table-cell>
          <table:table-cell table:style-name="ce349" office:value-type="float" office:value="31127" calcext:value-type="float">
            <text:p>31,127</text:p>
          </table:table-cell>
          <table:table-cell table:style-name="ce349" table:formula="of:=[.B16]-[.B15]" office:value-type="float" office:value="4031" calcext:value-type="float">
            <text:p>4,031</text:p>
          </table:table-cell>
          <table:table-cell table:style-name="ce352" table:formula="of:=[.C$1:.C$1048576]/([.A16]-[.A15])*30.4375" office:value-type="float" office:value="1319.28561827957" calcext:value-type="float">
            <text:p>1,319</text:p>
          </table:table-cell>
          <table:table-cell table:style-name="ce346" office:value-type="date" office:date-value="2017-01-14" calcext:value-type="date">
            <text:p>01/14/17</text:p>
          </table:table-cell>
          <table:table-cell table:style-name="ce349" office:value-type="float" office:value="5800" calcext:value-type="float">
            <text:p>5,800</text:p>
          </table:table-cell>
          <table:table-cell table:style-name="ce349" table:formula="of:=[.F16]-[.F15]" office:value-type="float" office:value="800" calcext:value-type="float">
            <text:p>800</text:p>
          </table:table-cell>
          <table:table-cell table:style-name="ce349" table:formula="of:=[.G$1:.G$1048576]/([.E16]-[.E15])*30.4375" office:value-type="float" office:value="215.486725663717" calcext:value-type="float">
            <text:p>215</text:p>
          </table:table-cell>
          <table:table-cell table:style-name="ce349" table:formula="of:=[.B$1:.B$1048576]+[.F$1:.F$1048576]" office:value-type="float" office:value="36927" calcext:value-type="float">
            <text:p>36,927</text:p>
          </table:table-cell>
          <table:table-cell table:style-name="ce358" table:formula="of:=[.B$1:.B$1048576]/[.I$1:.I$1048576]" office:value-type="float" office:value="0.842933354997698" calcext:value-type="float">
            <text:p>0.843</text:p>
          </table:table-cell>
          <table:table-cell table:style-name="ce358" table:formula="of:=[.F$1:.F$1048576]/[.I$1:.I$1048576]" office:value-type="float" office:value="0.157066645002302" calcext:value-type="float">
            <text:p>0.157</text:p>
          </table:table-cell>
          <table:table-cell table:style-name="ce361" table:formula="of:=[.C$1:.C$1048576]/([.C$1:.C$1048576]+[.G$1:.G$1048576])" office:value-type="percentage" office:value="0.834402815152142" calcext:value-type="percentage">
            <text:p>83.44%</text:p>
          </table:table-cell>
          <table:table-cell table:style-name="ce361" table:formula="of:=[.G$1:.G$1048576]/([.C$1:.C$1048576]+[.G$1:.G$1048576])" office:value-type="percentage" office:value="0.165597184847858" calcext:value-type="percentage">
            <text:p>16.5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7-04-02" calcext:value-type="date">
            <text:p>04/02/17</text:p>
          </table:table-cell>
          <table:table-cell table:style-name="ce349" office:value-type="float" office:value="34439" calcext:value-type="float">
            <text:p>34,439</text:p>
          </table:table-cell>
          <table:table-cell table:style-name="ce349" table:formula="of:=[.B17]-[.B16]" office:value-type="float" office:value="3312" calcext:value-type="float">
            <text:p>3,312</text:p>
          </table:table-cell>
          <table:table-cell table:style-name="ce352" table:formula="of:=[.C$1:.C$1048576]/([.A17]-[.A16])*30.4375" office:value-type="float" office:value="1120.1" calcext:value-type="float">
            <text:p>1,120</text:p>
          </table:table-cell>
          <table:table-cell table:style-name="ce346" office:value-type="date" office:date-value="2017-04-03" calcext:value-type="date">
            <text:p>04/03/17</text:p>
          </table:table-cell>
          <table:table-cell table:style-name="ce349" office:value-type="float" office:value="6300" calcext:value-type="float">
            <text:p>6,300</text:p>
          </table:table-cell>
          <table:table-cell table:style-name="ce349" table:formula="of:=[.F17]-[.F16]" office:value-type="float" office:value="500" calcext:value-type="float">
            <text:p>500</text:p>
          </table:table-cell>
          <table:table-cell table:style-name="ce349" table:formula="of:=[.G$1:.G$1048576]/([.E17]-[.E16])*30.4375" office:value-type="float" office:value="192.642405063291" calcext:value-type="float">
            <text:p>193</text:p>
          </table:table-cell>
          <table:table-cell table:style-name="ce349" table:formula="of:=[.B$1:.B$1048576]+[.F$1:.F$1048576]" office:value-type="float" office:value="40739" calcext:value-type="float">
            <text:p>40,739</text:p>
          </table:table-cell>
          <table:table-cell table:style-name="ce358" table:formula="of:=[.B$1:.B$1048576]/[.I$1:.I$1048576]" office:value-type="float" office:value="0.845357028891234" calcext:value-type="float">
            <text:p>0.845</text:p>
          </table:table-cell>
          <table:table-cell table:style-name="ce358" table:formula="of:=[.F$1:.F$1048576]/[.I$1:.I$1048576]" office:value-type="float" office:value="0.154642971108766" calcext:value-type="float">
            <text:p>0.155</text:p>
          </table:table-cell>
          <table:table-cell table:style-name="ce361" table:formula="of:=[.C$1:.C$1048576]/([.C$1:.C$1048576]+[.G$1:.G$1048576])" office:value-type="percentage" office:value="0.868835257082896" calcext:value-type="percentage">
            <text:p>86.88%</text:p>
          </table:table-cell>
          <table:table-cell table:style-name="ce361" table:formula="of:=[.G$1:.G$1048576]/([.C$1:.C$1048576]+[.G$1:.G$1048576])" office:value-type="percentage" office:value="0.131164742917104" calcext:value-type="percentage">
            <text:p>13.12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7-07-03" calcext:value-type="date">
            <text:p>07/03/17</text:p>
          </table:table-cell>
          <table:table-cell table:style-name="ce349" office:value-type="float" office:value="37698" calcext:value-type="float">
            <text:p>37,698</text:p>
          </table:table-cell>
          <table:table-cell table:style-name="ce349" table:formula="of:=[.B18]-[.B17]" office:value-type="float" office:value="3259" calcext:value-type="float">
            <text:p>3,259</text:p>
          </table:table-cell>
          <table:table-cell table:style-name="ce352" table:formula="of:=[.C$1:.C$1048576]/([.A18]-[.A17])*30.4375" office:value-type="float" office:value="1078.21535326087" calcext:value-type="float">
            <text:p>1,078</text:p>
          </table:table-cell>
          <table:table-cell table:style-name="ce346" office:value-type="date" office:date-value="2017-07-03" calcext:value-type="date">
            <text:p>07/03/17</text:p>
          </table:table-cell>
          <table:table-cell table:style-name="ce349" office:value-type="float" office:value="6900" calcext:value-type="float">
            <text:p>6,900</text:p>
          </table:table-cell>
          <table:table-cell table:style-name="ce349" table:formula="of:=[.F18]-[.F17]" office:value-type="float" office:value="600" calcext:value-type="float">
            <text:p>600</text:p>
          </table:table-cell>
          <table:table-cell table:style-name="ce349" table:formula="of:=[.G$1:.G$1048576]/([.E18]-[.E17])*30.4375" office:value-type="float" office:value="200.686813186813" calcext:value-type="float">
            <text:p>201</text:p>
          </table:table-cell>
          <table:table-cell table:style-name="ce349" table:formula="of:=[.B$1:.B$1048576]+[.F$1:.F$1048576]" office:value-type="float" office:value="44598" calcext:value-type="float">
            <text:p>44,598</text:p>
          </table:table-cell>
          <table:table-cell table:style-name="ce358" table:formula="of:=[.B$1:.B$1048576]/[.I$1:.I$1048576]" office:value-type="float" office:value="0.845284541907709" calcext:value-type="float">
            <text:p>0.845</text:p>
          </table:table-cell>
          <table:table-cell table:style-name="ce358" table:formula="of:=[.F$1:.F$1048576]/[.I$1:.I$1048576]" office:value-type="float" office:value="0.154715458092291" calcext:value-type="float">
            <text:p>0.155</text:p>
          </table:table-cell>
          <table:table-cell table:style-name="ce361" table:formula="of:=[.C$1:.C$1048576]/([.C$1:.C$1048576]+[.G$1:.G$1048576])" office:value-type="percentage" office:value="0.844519305519565" calcext:value-type="percentage">
            <text:p>84.45%</text:p>
          </table:table-cell>
          <table:table-cell table:style-name="ce361" table:formula="of:=[.G$1:.G$1048576]/([.C$1:.C$1048576]+[.G$1:.G$1048576])" office:value-type="percentage" office:value="0.155480694480435" calcext:value-type="percentage">
            <text:p>15.55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7-10-03" calcext:value-type="date">
            <text:p>10/03/17</text:p>
          </table:table-cell>
          <table:table-cell table:style-name="ce349" office:value-type="float" office:value="40366" calcext:value-type="float">
            <text:p>40,366</text:p>
          </table:table-cell>
          <table:table-cell table:style-name="ce349" table:formula="of:=[.B19]-[.B18]" office:value-type="float" office:value="2668" calcext:value-type="float">
            <text:p>2,668</text:p>
          </table:table-cell>
          <table:table-cell table:style-name="ce352" table:formula="of:=[.C$1:.C$1048576]/([.A19]-[.A18])*30.4375" office:value-type="float" office:value="882.6875" calcext:value-type="float">
            <text:p>883</text:p>
          </table:table-cell>
          <table:table-cell table:style-name="ce346" office:value-type="date" office:date-value="2017-10-03" calcext:value-type="date">
            <text:p>10/03/17</text:p>
          </table:table-cell>
          <table:table-cell table:style-name="ce349" office:value-type="float" office:value="7300" calcext:value-type="float">
            <text:p>7,300</text:p>
          </table:table-cell>
          <table:table-cell table:style-name="ce349" table:formula="of:=[.F19]-[.F18]" office:value-type="float" office:value="400" calcext:value-type="float">
            <text:p>400</text:p>
          </table:table-cell>
          <table:table-cell table:style-name="ce349" table:formula="of:=[.G$1:.G$1048576]/([.E19]-[.E18])*30.4375" office:value-type="float" office:value="132.336956521739" calcext:value-type="float">
            <text:p>132</text:p>
          </table:table-cell>
          <table:table-cell table:style-name="ce349" table:formula="of:=[.B$1:.B$1048576]+[.F$1:.F$1048576]" office:value-type="float" office:value="47666" calcext:value-type="float">
            <text:p>47,666</text:p>
          </table:table-cell>
          <table:table-cell table:style-name="ce358" table:formula="of:=[.B$1:.B$1048576]/[.I$1:.I$1048576]" office:value-type="float" office:value="0.84685100490916" calcext:value-type="float">
            <text:p>0.847</text:p>
          </table:table-cell>
          <table:table-cell table:style-name="ce358" table:formula="of:=[.F$1:.F$1048576]/[.I$1:.I$1048576]" office:value-type="float" office:value="0.15314899509084" calcext:value-type="float">
            <text:p>0.153</text:p>
          </table:table-cell>
          <table:table-cell table:style-name="ce361" table:formula="of:=[.C$1:.C$1048576]/([.C$1:.C$1048576]+[.G$1:.G$1048576])" office:value-type="percentage" office:value="0.869621903520209" calcext:value-type="percentage">
            <text:p>86.96%</text:p>
          </table:table-cell>
          <table:table-cell table:style-name="ce361" table:formula="of:=[.G$1:.G$1048576]/([.C$1:.C$1048576]+[.G$1:.G$1048576])" office:value-type="percentage" office:value="0.130378096479791" calcext:value-type="percentage">
            <text:p>13.04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8-01-01" calcext:value-type="date">
            <text:p>01/01/18</text:p>
          </table:table-cell>
          <table:table-cell table:style-name="ce349" office:value-type="float" office:value="42503" calcext:value-type="float">
            <text:p>42,503</text:p>
          </table:table-cell>
          <table:table-cell table:style-name="ce349" table:formula="of:=[.B20]-[.B19]" office:value-type="float" office:value="2137" calcext:value-type="float">
            <text:p>2,137</text:p>
          </table:table-cell>
          <table:table-cell table:style-name="ce352" table:formula="of:=[.C$1:.C$1048576]/([.A20]-[.A19])*30.4375" office:value-type="float" office:value="722.721527777778" calcext:value-type="float">
            <text:p>723</text:p>
          </table:table-cell>
          <table:table-cell table:style-name="ce346" office:value-type="date" office:date-value="2018-01-10" calcext:value-type="date">
            <text:p>01/10/18</text:p>
          </table:table-cell>
          <table:table-cell table:style-name="ce349" office:value-type="float" office:value="7700" calcext:value-type="float">
            <text:p>7,700</text:p>
          </table:table-cell>
          <table:table-cell table:style-name="ce349" table:formula="of:=[.F20]-[.F19]" office:value-type="float" office:value="400" calcext:value-type="float">
            <text:p>400</text:p>
          </table:table-cell>
          <table:table-cell table:style-name="ce349" table:formula="of:=[.G$1:.G$1048576]/([.E20]-[.E19])*30.4375" office:value-type="float" office:value="122.979797979798" calcext:value-type="float">
            <text:p>123</text:p>
          </table:table-cell>
          <table:table-cell table:style-name="ce349" table:formula="of:=[.B$1:.B$1048576]+[.F$1:.F$1048576]" office:value-type="float" office:value="50203" calcext:value-type="float">
            <text:p>50,203</text:p>
          </table:table-cell>
          <table:table-cell table:style-name="ce358" table:formula="of:=[.B$1:.B$1048576]/[.I$1:.I$1048576]" office:value-type="float" office:value="0.846622711790132" calcext:value-type="float">
            <text:p>0.847</text:p>
          </table:table-cell>
          <table:table-cell table:style-name="ce358" table:formula="of:=[.F$1:.F$1048576]/[.I$1:.I$1048576]" office:value-type="float" office:value="0.153377288209868" calcext:value-type="float">
            <text:p>0.153</text:p>
          </table:table-cell>
          <table:table-cell table:style-name="ce361" table:formula="of:=[.C$1:.C$1048576]/([.C$1:.C$1048576]+[.G$1:.G$1048576])" office:value-type="percentage" office:value="0.842333464722113" calcext:value-type="percentage">
            <text:p>84.23%</text:p>
          </table:table-cell>
          <table:table-cell table:style-name="ce361" table:formula="of:=[.G$1:.G$1048576]/([.C$1:.C$1048576]+[.G$1:.G$1048576])" office:value-type="percentage" office:value="0.157666535277887" calcext:value-type="percentage">
            <text:p>15.77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8-04-02" calcext:value-type="date">
            <text:p>04/02/18</text:p>
          </table:table-cell>
          <table:table-cell table:style-name="ce349" office:value-type="float" office:value="44378" calcext:value-type="float">
            <text:p>44,378</text:p>
          </table:table-cell>
          <table:table-cell table:style-name="ce349" table:formula="of:=[.B21]-[.B20]" office:value-type="float" office:value="1875" calcext:value-type="float">
            <text:p>1,875</text:p>
          </table:table-cell>
          <table:table-cell table:style-name="ce352" table:formula="of:=[.C$1:.C$1048576]/([.A21]-[.A20])*30.4375" office:value-type="float" office:value="627.146291208791" calcext:value-type="float">
            <text:p>627</text:p>
          </table:table-cell>
          <table:table-cell table:style-name="ce346" office:value-type="date" office:date-value="2018-04-05" calcext:value-type="date">
            <text:p>04/05/18</text:p>
          </table:table-cell>
          <table:table-cell table:style-name="ce349" office:value-type="float" office:value="8000" calcext:value-type="float">
            <text:p>8,000</text:p>
          </table:table-cell>
          <table:table-cell table:style-name="ce349" table:formula="of:=[.F21]-[.F20]" office:value-type="float" office:value="300" calcext:value-type="float">
            <text:p>300</text:p>
          </table:table-cell>
          <table:table-cell table:style-name="ce349" table:formula="of:=[.G$1:.G$1048576]/([.E21]-[.E20])*30.4375" office:value-type="float" office:value="107.426470588235" calcext:value-type="float">
            <text:p>107</text:p>
          </table:table-cell>
          <table:table-cell table:style-name="ce349" table:formula="of:=[.B$1:.B$1048576]+[.F$1:.F$1048576]" office:value-type="float" office:value="52378" calcext:value-type="float">
            <text:p>52,378</text:p>
          </table:table-cell>
          <table:table-cell table:style-name="ce358" table:formula="of:=[.B$1:.B$1048576]/[.I$1:.I$1048576]" office:value-type="float" office:value="0.847264118523044" calcext:value-type="float">
            <text:p>0.847</text:p>
          </table:table-cell>
          <table:table-cell table:style-name="ce358" table:formula="of:=[.F$1:.F$1048576]/[.I$1:.I$1048576]" office:value-type="float" office:value="0.152735881476956" calcext:value-type="float">
            <text:p>0.153</text:p>
          </table:table-cell>
          <table:table-cell table:style-name="ce361" table:formula="of:=[.C$1:.C$1048576]/([.C$1:.C$1048576]+[.G$1:.G$1048576])" office:value-type="percentage" office:value="0.862068965517241" calcext:value-type="percentage">
            <text:p>86.21%</text:p>
          </table:table-cell>
          <table:table-cell table:style-name="ce361" table:formula="of:=[.G$1:.G$1048576]/([.C$1:.C$1048576]+[.G$1:.G$1048576])" office:value-type="percentage" office:value="0.137931034482759" calcext:value-type="percentage">
            <text:p>13.79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8-07-17" calcext:value-type="date">
            <text:p>07/17/18</text:p>
          </table:table-cell>
          <table:table-cell table:style-name="ce349" office:value-type="float" office:value="46394" calcext:value-type="float">
            <text:p>46,394</text:p>
          </table:table-cell>
          <table:table-cell table:style-name="ce349" table:formula="of:=[.B22]-[.B21]" office:value-type="float" office:value="2016" calcext:value-type="float">
            <text:p>2,016</text:p>
          </table:table-cell>
          <table:table-cell table:style-name="ce352" table:formula="of:=[.C$1:.C$1048576]/([.A22]-[.A21])*30.4375" office:value-type="float" office:value="578.88679245283" calcext:value-type="float">
            <text:p>579</text:p>
          </table:table-cell>
          <table:table-cell table:style-name="ce346" office:value-type="date" office:date-value="2018-07-17" calcext:value-type="date">
            <text:p>07/17/18</text:p>
          </table:table-cell>
          <table:table-cell table:style-name="ce349" office:value-type="float" office:value="8200" calcext:value-type="float">
            <text:p>8,200</text:p>
          </table:table-cell>
          <table:table-cell table:style-name="ce349" table:formula="of:=[.F22]-[.F21]" office:value-type="float" office:value="200" calcext:value-type="float">
            <text:p>200</text:p>
          </table:table-cell>
          <table:table-cell table:style-name="ce349" table:formula="of:=[.G$1:.G$1048576]/([.E22]-[.E21])*30.4375" office:value-type="float" office:value="59.1019417475728" calcext:value-type="float">
            <text:p>59</text:p>
          </table:table-cell>
          <table:table-cell table:style-name="ce349" table:formula="of:=[.B$1:.B$1048576]+[.F$1:.F$1048576]" office:value-type="float" office:value="54594" calcext:value-type="float">
            <text:p>54,594</text:p>
          </table:table-cell>
          <table:table-cell table:style-name="ce358" table:formula="of:=[.B$1:.B$1048576]/[.I$1:.I$1048576]" office:value-type="float" office:value="0.849800344360186" calcext:value-type="float">
            <text:p>0.850</text:p>
          </table:table-cell>
          <table:table-cell table:style-name="ce358" table:formula="of:=[.F$1:.F$1048576]/[.I$1:.I$1048576]" office:value-type="float" office:value="0.150199655639814" calcext:value-type="float">
            <text:p>0.150</text:p>
          </table:table-cell>
          <table:table-cell table:style-name="ce361" table:formula="of:=[.C$1:.C$1048576]/([.C$1:.C$1048576]+[.G$1:.G$1048576])" office:value-type="percentage" office:value="0.909747292418773" calcext:value-type="percentage">
            <text:p>90.97%</text:p>
          </table:table-cell>
          <table:table-cell table:style-name="ce361" table:formula="of:=[.G$1:.G$1048576]/([.C$1:.C$1048576]+[.G$1:.G$1048576])" office:value-type="percentage" office:value="0.0902527075812274" calcext:value-type="percentage">
            <text:p>9.03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8-10-30" calcext:value-type="date">
            <text:p>10/30/18</text:p>
          </table:table-cell>
          <table:table-cell table:style-name="ce349" office:value-type="float" office:value="48279" calcext:value-type="float">
            <text:p>48,279</text:p>
          </table:table-cell>
          <table:table-cell table:style-name="ce349" table:formula="of:=[.B23]-[.B22]" office:value-type="float" office:value="1885" calcext:value-type="float">
            <text:p>1,885</text:p>
          </table:table-cell>
          <table:table-cell table:style-name="ce352" table:formula="of:=[.C$1:.C$1048576]/([.A23]-[.A22])*30.4375" office:value-type="float" office:value="546.425595238095" calcext:value-type="float">
            <text:p>546</text:p>
          </table:table-cell>
          <table:table-cell table:style-name="ce346" office:value-type="date" office:date-value="2018-11-02" calcext:value-type="date">
            <text:p>11/02/18</text:p>
          </table:table-cell>
          <table:table-cell table:style-name="ce349" office:value-type="float" office:value="8400" calcext:value-type="float">
            <text:p>8,400</text:p>
          </table:table-cell>
          <table:table-cell table:style-name="ce349" table:formula="of:=[.F23]-[.F22]" office:value-type="float" office:value="200" calcext:value-type="float">
            <text:p>200</text:p>
          </table:table-cell>
          <table:table-cell table:style-name="ce349" table:formula="of:=[.G$1:.G$1048576]/([.E23]-[.E22])*30.4375" office:value-type="float" office:value="56.3657407407407" calcext:value-type="float">
            <text:p>56</text:p>
          </table:table-cell>
          <table:table-cell table:style-name="ce349" table:formula="of:=[.B$1:.B$1048576]+[.F$1:.F$1048576]" office:value-type="float" office:value="56679" calcext:value-type="float">
            <text:p>56,679</text:p>
          </table:table-cell>
          <table:table-cell table:style-name="ce358" table:formula="of:=[.B$1:.B$1048576]/[.I$1:.I$1048576]" office:value-type="float" office:value="0.851796961837718" calcext:value-type="float">
            <text:p>0.852</text:p>
          </table:table-cell>
          <table:table-cell table:style-name="ce358" table:formula="of:=[.F$1:.F$1048576]/[.I$1:.I$1048576]" office:value-type="float" office:value="0.148203038162282" calcext:value-type="float">
            <text:p>0.148</text:p>
          </table:table-cell>
          <table:table-cell table:style-name="ce361" table:formula="of:=[.C$1:.C$1048576]/([.C$1:.C$1048576]+[.G$1:.G$1048576])" office:value-type="percentage" office:value="0.904076738609113" calcext:value-type="percentage">
            <text:p>90.41%</text:p>
          </table:table-cell>
          <table:table-cell table:style-name="ce361" table:formula="of:=[.G$1:.G$1048576]/([.C$1:.C$1048576]+[.G$1:.G$1048576])" office:value-type="percentage" office:value="0.0959232613908873" calcext:value-type="percentage">
            <text:p>9.59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9-01-05" calcext:value-type="date">
            <text:p>01/05/19</text:p>
          </table:table-cell>
          <table:table-cell table:style-name="ce349" office:value-type="float" office:value="49682" calcext:value-type="float">
            <text:p>49,682</text:p>
          </table:table-cell>
          <table:table-cell table:style-name="ce349" table:formula="of:=[.B24]-[.B23]" office:value-type="float" office:value="1403" calcext:value-type="float">
            <text:p>1,403</text:p>
          </table:table-cell>
          <table:table-cell table:style-name="ce352" table:formula="of:=[.C$1:.C$1048576]/([.A24]-[.A23])*30.4375" office:value-type="float" office:value="637.370335820895" calcext:value-type="float">
            <text:p>637</text:p>
          </table:table-cell>
          <table:table-cell table:style-name="ce346" office:value-type="date" office:date-value="2019-01-03" calcext:value-type="date">
            <text:p>01/03/19</text:p>
          </table:table-cell>
          <table:table-cell table:style-name="ce349" office:value-type="float" office:value="8400" calcext:value-type="float">
            <text:p>8,4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9-04-01" calcext:value-type="date">
            <text:p>04/01/19</text:p>
          </table:table-cell>
          <table:table-cell table:style-name="ce349" office:value-type="float" office:value="50973" calcext:value-type="float">
            <text:p>50,973</text:p>
          </table:table-cell>
          <table:table-cell table:style-name="ce349" table:formula="of:=[.B25]-[.B24]" office:value-type="float" office:value="1291" calcext:value-type="float">
            <text:p>1,291</text:p>
          </table:table-cell>
          <table:table-cell table:style-name="ce352" table:formula="of:=[.C$1:.C$1048576]/([.A25]-[.A24])*30.4375" office:value-type="float" office:value="456.916424418605" calcext:value-type="float">
            <text:p>457</text:p>
          </table:table-cell>
          <table:table-cell table:style-name="ce346" office:value-type="date" office:date-value="2019-03-30" calcext:value-type="date">
            <text:p>03/30/19</text:p>
          </table:table-cell>
          <table:table-cell table:style-name="ce349" office:value-type="float" office:value="8600" calcext:value-type="float">
            <text:p>8,600</text:p>
          </table:table-cell>
          <table:table-cell table:style-name="ce349" table:formula="of:=[.F25]-[.F24]" office:value-type="float" office:value="200" calcext:value-type="float">
            <text:p>200</text:p>
          </table:table-cell>
          <table:table-cell table:style-name="ce349" table:formula="of:=[.G$1:.G$1048576]/([.E25]-[.E24])*30.4375" office:value-type="float" office:value="70.7848837209302" calcext:value-type="float">
            <text:p>71</text:p>
          </table:table-cell>
          <table:table-cell table:style-name="ce349" table:formula="of:=[.B$1:.B$1048576]+[.F$1:.F$1048576]" office:value-type="float" office:value="59573" calcext:value-type="float">
            <text:p>59,573</text:p>
          </table:table-cell>
          <table:table-cell table:style-name="ce358" table:formula="of:=[.B$1:.B$1048576]/[.I$1:.I$1048576]" office:value-type="float" office:value="0.855639299682742" calcext:value-type="float">
            <text:p>0.856</text:p>
          </table:table-cell>
          <table:table-cell table:style-name="ce358" table:formula="of:=[.F$1:.F$1048576]/[.I$1:.I$1048576]" office:value-type="float" office:value="0.144360700317258" calcext:value-type="float">
            <text:p>0.144</text:p>
          </table:table-cell>
          <table:table-cell table:style-name="ce361" table:formula="of:=[.C$1:.C$1048576]/([.C$1:.C$1048576]+[.G$1:.G$1048576])" office:value-type="percentage" office:value="0.865861837692824" calcext:value-type="percentage">
            <text:p>86.59%</text:p>
          </table:table-cell>
          <table:table-cell table:style-name="ce361" table:formula="of:=[.G$1:.G$1048576]/([.C$1:.C$1048576]+[.G$1:.G$1048576])" office:value-type="percentage" office:value="0.134138162307176" calcext:value-type="percentage">
            <text:p>13.41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19-07-01" calcext:value-type="date">
            <text:p>07/01/19</text:p>
          </table:table-cell>
          <table:table-cell table:style-name="ce349" office:value-type="float" office:value="52042" calcext:value-type="float">
            <text:p>52,042</text:p>
          </table:table-cell>
          <table:table-cell table:style-name="ce349" table:formula="of:=[.B26]-[.B25]" office:value-type="float" office:value="1069" calcext:value-type="float">
            <text:p>1,069</text:p>
          </table:table-cell>
          <table:table-cell table:style-name="ce352" table:formula="of:=[.C$1:.C$1048576]/([.A26]-[.A25])*30.4375" office:value-type="float" office:value="357.557005494505" calcext:value-type="float">
            <text:p>358</text:p>
          </table:table-cell>
          <table:table-cell table:style-name="ce346" office:value-type="date" office:date-value="2019-07-01" calcext:value-type="date">
            <text:p>07/01/19</text:p>
          </table:table-cell>
          <table:table-cell table:style-name="ce349" office:value-type="float" office:value="8600" calcext:value-type="float">
            <text:p>8,6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19-10-02" calcext:value-type="date">
            <text:p>10/02/19</text:p>
          </table:table-cell>
          <table:table-cell table:style-name="ce349" office:value-type="float" office:value="53344" calcext:value-type="float">
            <text:p>53,344</text:p>
          </table:table-cell>
          <table:table-cell table:style-name="ce349" table:formula="of:=[.B27]-[.B26]" office:value-type="float" office:value="1302" calcext:value-type="float">
            <text:p>1,302</text:p>
          </table:table-cell>
          <table:table-cell table:style-name="ce352" table:formula="of:=[.C$1:.C$1048576]/([.A27]-[.A26])*30.4375" office:value-type="float" office:value="426.125" calcext:value-type="float">
            <text:p>426</text:p>
          </table:table-cell>
          <table:table-cell table:style-name="ce346" office:value-type="date" office:date-value="2019-10-03" calcext:value-type="date">
            <text:p>10/03/19</text:p>
          </table:table-cell>
          <table:table-cell table:style-name="ce349" office:value-type="float" office:value="8800" calcext:value-type="float">
            <text:p>8,800</text:p>
          </table:table-cell>
          <table:table-cell table:style-name="ce349" table:formula="of:=[.F27]-[.F26]" office:value-type="float" office:value="200" calcext:value-type="float">
            <text:p>200</text:p>
          </table:table-cell>
          <table:table-cell table:style-name="ce349" table:formula="of:=[.G$1:.G$1048576]/([.E27]-[.E26])*30.4375" office:value-type="float" office:value="64.7606382978723" calcext:value-type="float">
            <text:p>65</text:p>
          </table:table-cell>
          <table:table-cell table:style-name="ce349" table:formula="of:=[.B$1:.B$1048576]+[.F$1:.F$1048576]" office:value-type="float" office:value="62144" calcext:value-type="float">
            <text:p>62,144</text:p>
          </table:table-cell>
          <table:table-cell table:style-name="ce358" table:formula="of:=[.B$1:.B$1048576]/[.I$1:.I$1048576]" office:value-type="float" office:value="0.858393408856849" calcext:value-type="float">
            <text:p>0.858</text:p>
          </table:table-cell>
          <table:table-cell table:style-name="ce358" table:formula="of:=[.F$1:.F$1048576]/[.I$1:.I$1048576]" office:value-type="float" office:value="0.141606591143151" calcext:value-type="float">
            <text:p>0.142</text:p>
          </table:table-cell>
          <table:table-cell table:style-name="ce361" table:formula="of:=[.C$1:.C$1048576]/([.C$1:.C$1048576]+[.G$1:.G$1048576])" office:value-type="percentage" office:value="0.866844207723036" calcext:value-type="percentage">
            <text:p>86.68%</text:p>
          </table:table-cell>
          <table:table-cell table:style-name="ce361" table:formula="of:=[.G$1:.G$1048576]/([.C$1:.C$1048576]+[.G$1:.G$1048576])" office:value-type="percentage" office:value="0.133155792276964" calcext:value-type="percentage">
            <text:p>13.32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0-01-01" calcext:value-type="date">
            <text:p>01/01/20</text:p>
          </table:table-cell>
          <table:table-cell table:style-name="ce349" office:value-type="float" office:value="55397" calcext:value-type="float">
            <text:p>55,397</text:p>
          </table:table-cell>
          <table:table-cell table:style-name="ce349" table:formula="of:=[.B28]-[.B27]" office:value-type="float" office:value="2053" calcext:value-type="float">
            <text:p>2,053</text:p>
          </table:table-cell>
          <table:table-cell table:style-name="ce352" table:formula="of:=[.C$1:.C$1048576]/([.A28]-[.A27])*30.4375" office:value-type="float" office:value="686.683379120879" calcext:value-type="float">
            <text:p>687</text:p>
          </table:table-cell>
          <table:table-cell table:style-name="ce346" office:value-type="date" office:date-value="2020-01-01" calcext:value-type="date">
            <text:p>01/01/20</text:p>
          </table:table-cell>
          <table:table-cell table:style-name="ce349" office:value-type="float" office:value="8800" calcext:value-type="float">
            <text:p>8,8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0-04-01" calcext:value-type="date">
            <text:p>04/01/20</text:p>
          </table:table-cell>
          <table:table-cell table:style-name="ce349" office:value-type="float" office:value="58335" calcext:value-type="float">
            <text:p>58,335</text:p>
          </table:table-cell>
          <table:table-cell table:style-name="ce349" table:formula="of:=[.B29]-[.B28]" office:value-type="float" office:value="2938" calcext:value-type="float">
            <text:p>2,938</text:p>
          </table:table-cell>
          <table:table-cell table:style-name="ce352" table:formula="of:=[.C$1:.C$1048576]/([.A29]-[.A28])*30.4375" office:value-type="float" office:value="982.696428571429" calcext:value-type="float">
            <text:p>983</text:p>
          </table:table-cell>
          <table:table-cell table:style-name="ce346" office:value-type="date" office:date-value="2020-04-01" calcext:value-type="date">
            <text:p>04/01/20</text:p>
          </table:table-cell>
          <table:table-cell table:style-name="ce349" office:value-type="float" office:value="8800" calcext:value-type="float">
            <text:p>8,8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0-07-01" calcext:value-type="date">
            <text:p>07/01/20</text:p>
          </table:table-cell>
          <table:table-cell table:style-name="ce349" office:value-type="float" office:value="66522" calcext:value-type="float">
            <text:p>66,522</text:p>
          </table:table-cell>
          <table:table-cell table:style-name="ce349" table:formula="of:=[.B30]-[.B29]" office:value-type="float" office:value="8187" calcext:value-type="float">
            <text:p>8,187</text:p>
          </table:table-cell>
          <table:table-cell table:style-name="ce352" table:formula="of:=[.C$1:.C$1048576]/([.A30]-[.A29])*30.4375" office:value-type="float" office:value="2738.37156593407" calcext:value-type="float">
            <text:p>2,738</text:p>
          </table:table-cell>
          <table:table-cell table:style-name="ce346" office:value-type="date" office:date-value="2020-07-01" calcext:value-type="date">
            <text:p>07/01/20</text:p>
          </table:table-cell>
          <table:table-cell table:style-name="ce349" office:value-type="float" office:value="9200" calcext:value-type="float">
            <text:p>9,200</text:p>
          </table:table-cell>
          <table:table-cell table:style-name="ce349" table:formula="of:=[.F30]-[.F29]" office:value-type="float" office:value="400" calcext:value-type="float">
            <text:p>400</text:p>
          </table:table-cell>
          <table:table-cell table:style-name="ce349" table:formula="of:=[.G$1:.G$1048576]/([.E30]-[.E29])*30.4375" office:value-type="float" office:value="133.791208791209" calcext:value-type="float">
            <text:p>134</text:p>
          </table:table-cell>
          <table:table-cell table:style-name="ce349" table:formula="of:=[.B$1:.B$1048576]+[.F$1:.F$1048576]" office:value-type="float" office:value="75722" calcext:value-type="float">
            <text:p>75,722</text:p>
          </table:table-cell>
          <table:table-cell table:style-name="ce358" table:formula="of:=[.B$1:.B$1048576]/[.I$1:.I$1048576]" office:value-type="float" office:value="0.878502944982964" calcext:value-type="float">
            <text:p>0.879</text:p>
          </table:table-cell>
          <table:table-cell table:style-name="ce358" table:formula="of:=[.F$1:.F$1048576]/[.I$1:.I$1048576]" office:value-type="float" office:value="0.121497055017036" calcext:value-type="float">
            <text:p>0.121</text:p>
          </table:table-cell>
          <table:table-cell table:style-name="ce361" table:formula="of:=[.C$1:.C$1048576]/([.C$1:.C$1048576]+[.G$1:.G$1048576])" office:value-type="percentage" office:value="0.953417957377431" calcext:value-type="percentage">
            <text:p>95.34%</text:p>
          </table:table-cell>
          <table:table-cell table:style-name="ce361" table:formula="of:=[.G$1:.G$1048576]/([.C$1:.C$1048576]+[.G$1:.G$1048576])" office:value-type="percentage" office:value="0.046582042622569" calcext:value-type="percentage">
            <text:p>4.6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0-10-01" calcext:value-type="date">
            <text:p>10/01/20</text:p>
          </table:table-cell>
          <table:table-cell table:style-name="ce349" office:value-type="float" office:value="78834" calcext:value-type="float">
            <text:p>78,834</text:p>
          </table:table-cell>
          <table:table-cell table:style-name="ce349" table:formula="of:=[.B31]-[.B30]" office:value-type="float" office:value="12312" calcext:value-type="float">
            <text:p>12,312</text:p>
          </table:table-cell>
          <table:table-cell table:style-name="ce352" table:formula="of:=[.C$1:.C$1048576]/([.A31]-[.A30])*30.4375" office:value-type="float" office:value="4073.33152173913" calcext:value-type="float">
            <text:p>4,073</text:p>
          </table:table-cell>
          <table:table-cell table:style-name="ce346" office:value-type="date" office:date-value="2020-10-01" calcext:value-type="date">
            <text:p>10/01/20</text:p>
          </table:table-cell>
          <table:table-cell table:style-name="ce349" office:value-type="float" office:value="9500" calcext:value-type="float">
            <text:p>9,500</text:p>
          </table:table-cell>
          <table:table-cell table:style-name="ce349" table:formula="of:=[.F31]-[.F30]" office:value-type="float" office:value="300" calcext:value-type="float">
            <text:p>300</text:p>
          </table:table-cell>
          <table:table-cell table:style-name="ce349" table:formula="of:=[.G$1:.G$1048576]/([.E31]-[.E30])*30.4375" office:value-type="float" office:value="99.2527173913043" calcext:value-type="float">
            <text:p>99</text:p>
          </table:table-cell>
          <table:table-cell table:style-name="ce349" table:formula="of:=[.B$1:.B$1048576]+[.F$1:.F$1048576]" office:value-type="float" office:value="88334" calcext:value-type="float">
            <text:p>88,334</text:p>
          </table:table-cell>
          <table:table-cell table:style-name="ce358" table:formula="of:=[.B$1:.B$1048576]/[.I$1:.I$1048576]" office:value-type="float" office:value="0.892453641859307" calcext:value-type="float">
            <text:p>0.892</text:p>
          </table:table-cell>
          <table:table-cell table:style-name="ce358" table:formula="of:=[.F$1:.F$1048576]/[.I$1:.I$1048576]" office:value-type="float" office:value="0.107546358140693" calcext:value-type="float">
            <text:p>0.108</text:p>
          </table:table-cell>
          <table:table-cell table:style-name="ce361" table:formula="of:=[.C$1:.C$1048576]/([.C$1:.C$1048576]+[.G$1:.G$1048576])" office:value-type="percentage" office:value="0.976213130352046" calcext:value-type="percentage">
            <text:p>97.62%</text:p>
          </table:table-cell>
          <table:table-cell table:style-name="ce361" table:formula="of:=[.G$1:.G$1048576]/([.C$1:.C$1048576]+[.G$1:.G$1048576])" office:value-type="percentage" office:value="0.0237868696479543" calcext:value-type="percentage">
            <text:p>2.38%</text:p>
          </table:table-cell>
          <table:table-cell table:number-columns-repeated="1011"/>
        </table:table-row>
        <table:table-row table:style-name="ro2">
          <table:table-cell table:style-name="ce354" office:value-type="date" office:date-value="2021-01-01" calcext:value-type="date">
            <text:p>01/01/21</text:p>
          </table:table-cell>
          <table:table-cell table:style-name="ce356" office:value-type="float" office:value="91959" calcext:value-type="float">
            <text:p>91,959</text:p>
          </table:table-cell>
          <table:table-cell table:style-name="ce356" table:formula="of:=[.B32]-[.B31]" office:value-type="float" office:value="13125" calcext:value-type="float">
            <text:p>13,125</text:p>
          </table:table-cell>
          <table:table-cell table:style-name="ce427" table:formula="of:=[.C$1:.C$1048576]/([.A32]-[.A31])*30.4375" office:value-type="float" office:value="4342.30638586957" calcext:value-type="float">
            <text:p>4,342</text:p>
          </table:table-cell>
          <table:table-cell table:style-name="ce346" office:value-type="date" office:date-value="2021-01-01" calcext:value-type="date">
            <text:p>01/01/21</text:p>
          </table:table-cell>
          <table:table-cell table:style-name="ce349" office:value-type="float" office:value="9900" calcext:value-type="float">
            <text:p>9,900</text:p>
          </table:table-cell>
          <table:table-cell table:style-name="ce349" table:formula="of:=[.F32]-[.F31]" office:value-type="float" office:value="400" calcext:value-type="float">
            <text:p>400</text:p>
          </table:table-cell>
          <table:table-cell table:style-name="ce349" table:formula="of:=[.G$1:.G$1048576]/([.E32]-[.E31])*30.4375" office:value-type="float" office:value="132.336956521739" calcext:value-type="float">
            <text:p>132</text:p>
          </table:table-cell>
          <table:table-cell table:style-name="ce349" table:formula="of:=[.B$1:.B$1048576]+[.F$1:.F$1048576]" office:value-type="float" office:value="101859" calcext:value-type="float">
            <text:p>101,859</text:p>
          </table:table-cell>
          <table:table-cell table:style-name="ce358" table:formula="of:=[.B$1:.B$1048576]/[.I$1:.I$1048576]" office:value-type="float" office:value="0.902806821194003" calcext:value-type="float">
            <text:p>0.903</text:p>
          </table:table-cell>
          <table:table-cell table:style-name="ce358" table:formula="of:=[.F$1:.F$1048576]/[.I$1:.I$1048576]" office:value-type="float" office:value="0.0971931788059965" calcext:value-type="float">
            <text:p>0.097</text:p>
          </table:table-cell>
          <table:table-cell table:style-name="ce361" table:formula="of:=[.C$1:.C$1048576]/([.C$1:.C$1048576]+[.G$1:.G$1048576])" office:value-type="percentage" office:value="0.970425138632163" calcext:value-type="percentage">
            <text:p>97.04%</text:p>
          </table:table-cell>
          <table:table-cell table:style-name="ce361" table:formula="of:=[.G$1:.G$1048576]/([.C$1:.C$1048576]+[.G$1:.G$1048576])" office:value-type="percentage" office:value="0.0295748613678373" calcext:value-type="percentage">
            <text:p>2.9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1-04-01" calcext:value-type="date">
            <text:p>04/01/21</text:p>
          </table:table-cell>
          <table:table-cell table:style-name="ce349" office:value-type="float" office:value="104568" calcext:value-type="float">
            <text:p>104,568</text:p>
          </table:table-cell>
          <table:table-cell table:style-name="ce349" table:formula="of:=[.B33]-[.B32]" office:value-type="float" office:value="12609" calcext:value-type="float">
            <text:p>12,609</text:p>
          </table:table-cell>
          <table:table-cell table:style-name="ce352" table:formula="of:=[.C$1:.C$1048576]/([.A33]-[.A32])*30.4375" office:value-type="float" office:value="4264.29375" calcext:value-type="float">
            <text:p>4,264</text:p>
          </table:table-cell>
          <table:table-cell table:style-name="ce346" office:value-type="date" office:date-value="2021-04-01" calcext:value-type="date">
            <text:p>04/01/21</text:p>
          </table:table-cell>
          <table:table-cell table:style-name="ce349" office:value-type="float" office:value="10100" calcext:value-type="float">
            <text:p>10,100</text:p>
          </table:table-cell>
          <table:table-cell table:style-name="ce349" table:formula="of:=[.F33]-[.F32]" office:value-type="float" office:value="200" calcext:value-type="float">
            <text:p>200</text:p>
          </table:table-cell>
          <table:table-cell table:style-name="ce349" table:formula="of:=[.G$1:.G$1048576]/([.E33]-[.E32])*30.4375" office:value-type="float" office:value="67.6388888888889" calcext:value-type="float">
            <text:p>68</text:p>
          </table:table-cell>
          <table:table-cell table:style-name="ce349" table:formula="of:=[.B$1:.B$1048576]+[.F$1:.F$1048576]" office:value-type="float" office:value="114668" calcext:value-type="float">
            <text:p>114,668</text:p>
          </table:table-cell>
          <table:table-cell table:style-name="ce358" table:formula="of:=[.B$1:.B$1048576]/[.I$1:.I$1048576]" office:value-type="float" office:value="0.911919628841525" calcext:value-type="float">
            <text:p>0.912</text:p>
          </table:table-cell>
          <table:table-cell table:style-name="ce358" table:formula="of:=[.F$1:.F$1048576]/[.I$1:.I$1048576]" office:value-type="float" office:value="0.0880803711584749" calcext:value-type="float">
            <text:p>0.088</text:p>
          </table:table-cell>
          <table:table-cell table:style-name="ce361" table:formula="of:=[.C$1:.C$1048576]/([.C$1:.C$1048576]+[.G$1:.G$1048576])" office:value-type="percentage" office:value="0.984385978608791" calcext:value-type="percentage">
            <text:p>98.44%</text:p>
          </table:table-cell>
          <table:table-cell table:style-name="ce361" table:formula="of:=[.G$1:.G$1048576]/([.C$1:.C$1048576]+[.G$1:.G$1048576])" office:value-type="percentage" office:value="0.0156140213912093" calcext:value-type="percentage">
            <text:p>1.5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1-07-01" calcext:value-type="date">
            <text:p>07/01/21</text:p>
          </table:table-cell>
          <table:table-cell table:style-name="ce349" office:value-type="float" office:value="113584" calcext:value-type="float">
            <text:p>113,584</text:p>
          </table:table-cell>
          <table:table-cell table:style-name="ce349" table:formula="of:=[.B34]-[.B33]" office:value-type="float" office:value="9016" calcext:value-type="float">
            <text:p>9,016</text:p>
          </table:table-cell>
          <table:table-cell table:style-name="ce352" table:formula="of:=[.C$1:.C$1048576]/([.A34]-[.A33])*30.4375" office:value-type="float" office:value="3015.65384615385" calcext:value-type="float">
            <text:p>3,016</text:p>
          </table:table-cell>
          <table:table-cell table:style-name="ce346" office:value-type="date" office:date-value="2021-07-01" calcext:value-type="date">
            <text:p>07/01/21</text:p>
          </table:table-cell>
          <table:table-cell table:style-name="ce349" office:value-type="float" office:value="10300" calcext:value-type="float">
            <text:p>10,300</text:p>
          </table:table-cell>
          <table:table-cell table:style-name="ce349" table:formula="of:=[.F34]-[.F33]" office:value-type="float" office:value="200" calcext:value-type="float">
            <text:p>200</text:p>
          </table:table-cell>
          <table:table-cell table:style-name="ce349" table:formula="of:=[.G$1:.G$1048576]/([.E34]-[.E33])*30.4375" office:value-type="float" office:value="66.8956043956044" calcext:value-type="float">
            <text:p>67</text:p>
          </table:table-cell>
          <table:table-cell table:style-name="ce349" table:formula="of:=[.B$1:.B$1048576]+[.F$1:.F$1048576]" office:value-type="float" office:value="123884" calcext:value-type="float">
            <text:p>123,884</text:p>
          </table:table-cell>
          <table:table-cell table:style-name="ce358" table:formula="of:=[.B$1:.B$1048576]/[.I$1:.I$1048576]" office:value-type="float" office:value="0.916857705595557" calcext:value-type="float">
            <text:p>0.917</text:p>
          </table:table-cell>
          <table:table-cell table:style-name="ce358" table:formula="of:=[.F$1:.F$1048576]/[.I$1:.I$1048576]" office:value-type="float" office:value="0.0831422944044429" calcext:value-type="float">
            <text:p>0.083</text:p>
          </table:table-cell>
          <table:table-cell table:style-name="ce361" table:formula="of:=[.C$1:.C$1048576]/([.C$1:.C$1048576]+[.G$1:.G$1048576])" office:value-type="percentage" office:value="0.978298611111111" calcext:value-type="percentage">
            <text:p>97.83%</text:p>
          </table:table-cell>
          <table:table-cell table:style-name="ce361" table:formula="of:=[.G$1:.G$1048576]/([.C$1:.C$1048576]+[.G$1:.G$1048576])" office:value-type="percentage" office:value="0.0217013888888889" calcext:value-type="percentage">
            <text:p>2.17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1-10-01" calcext:value-type="date">
            <text:p>10/01/21</text:p>
          </table:table-cell>
          <table:table-cell table:style-name="ce349" office:value-type="float" office:value="122470" calcext:value-type="float">
            <text:p>122,470</text:p>
          </table:table-cell>
          <table:table-cell table:style-name="ce349" table:formula="of:=[.B35]-[.B34]" office:value-type="float" office:value="8886" calcext:value-type="float">
            <text:p>8,886</text:p>
          </table:table-cell>
          <table:table-cell table:style-name="ce352" table:formula="of:=[.C$1:.C$1048576]/([.A35]-[.A34])*30.4375" office:value-type="float" office:value="2939.86548913043" calcext:value-type="float">
            <text:p>2,940</text:p>
          </table:table-cell>
          <table:table-cell table:style-name="ce346" office:value-type="date" office:date-value="2021-10-01" calcext:value-type="date">
            <text:p>10/01/21</text:p>
          </table:table-cell>
          <table:table-cell table:style-name="ce349" office:value-type="float" office:value="10300" calcext:value-type="float">
            <text:p>10,3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2-01-01" calcext:value-type="date">
            <text:p>01/01/22</text:p>
          </table:table-cell>
          <table:table-cell table:style-name="ce349" office:value-type="float" office:value="129216" calcext:value-type="float">
            <text:p>129,216</text:p>
          </table:table-cell>
          <table:table-cell table:style-name="ce349" table:formula="of:=[.B36]-[.B35]" office:value-type="float" office:value="6746" calcext:value-type="float">
            <text:p>6,746</text:p>
          </table:table-cell>
          <table:table-cell table:style-name="ce352" table:formula="of:=[.C$1:.C$1048576]/([.A36]-[.A35])*30.4375" office:value-type="float" office:value="2231.86277173913" calcext:value-type="float">
            <text:p>2,232</text:p>
          </table:table-cell>
          <table:table-cell table:style-name="ce346" office:value-type="date" office:date-value="2022-01-01" calcext:value-type="date">
            <text:p>01/01/22</text:p>
          </table:table-cell>
          <table:table-cell table:style-name="ce349" office:value-type="float" office:value="10400" calcext:value-type="float">
            <text:p>10,400</text:p>
          </table:table-cell>
          <table:table-cell table:style-name="ce349" table:formula="of:=[.F36]-[.F35]" office:value-type="float" office:value="100" calcext:value-type="float">
            <text:p>100</text:p>
          </table:table-cell>
          <table:table-cell table:style-name="ce349" table:formula="of:=[.G$1:.G$1048576]/([.E36]-[.E35])*30.4375" office:value-type="float" office:value="33.0842391304348" calcext:value-type="float">
            <text:p>33</text:p>
          </table:table-cell>
          <table:table-cell table:style-name="ce349" table:formula="of:=[.B$1:.B$1048576]+[.F$1:.F$1048576]" office:value-type="float" office:value="139616" calcext:value-type="float">
            <text:p>139,616</text:p>
          </table:table-cell>
          <table:table-cell table:style-name="ce358" table:formula="of:=[.B$1:.B$1048576]/[.I$1:.I$1048576]" office:value-type="float" office:value="0.925509970203988" calcext:value-type="float">
            <text:p>0.926</text:p>
          </table:table-cell>
          <table:table-cell table:style-name="ce358" table:formula="of:=[.F$1:.F$1048576]/[.I$1:.I$1048576]" office:value-type="float" office:value="0.0744900297960119" calcext:value-type="float">
            <text:p>0.074</text:p>
          </table:table-cell>
          <table:table-cell table:style-name="ce361" table:formula="of:=[.C$1:.C$1048576]/([.C$1:.C$1048576]+[.G$1:.G$1048576])" office:value-type="percentage" office:value="0.985392930178206" calcext:value-type="percentage">
            <text:p>98.54%</text:p>
          </table:table-cell>
          <table:table-cell table:style-name="ce361" table:formula="of:=[.G$1:.G$1048576]/([.C$1:.C$1048576]+[.G$1:.G$1048576])" office:value-type="percentage" office:value="0.0146070698217937" calcext:value-type="percentage">
            <text:p>1.46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2-04-01" calcext:value-type="date">
            <text:p>04/01/22</text:p>
          </table:table-cell>
          <table:table-cell table:style-name="ce349" office:value-type="float" office:value="134430" calcext:value-type="float">
            <text:p>134,430</text:p>
          </table:table-cell>
          <table:table-cell table:style-name="ce349" table:formula="of:=[.B37]-[.B36]" office:value-type="float" office:value="5214" calcext:value-type="float">
            <text:p>5,214</text:p>
          </table:table-cell>
          <table:table-cell table:style-name="ce352" table:formula="of:=[.C$1:.C$1048576]/([.A37]-[.A36])*30.4375" office:value-type="float" office:value="1763.34583333333" calcext:value-type="float">
            <text:p>1,763</text:p>
          </table:table-cell>
          <table:table-cell table:style-name="ce346" office:value-type="date" office:date-value="2022-04-08" calcext:value-type="date">
            <text:p>04/08/22</text:p>
          </table:table-cell>
          <table:table-cell table:style-name="ce349" office:value-type="float" office:value="10500" calcext:value-type="float">
            <text:p>10,500</text:p>
          </table:table-cell>
          <table:table-cell table:style-name="ce349" table:formula="of:=[.F37]-[.F36]" office:value-type="float" office:value="100" calcext:value-type="float">
            <text:p>100</text:p>
          </table:table-cell>
          <table:table-cell table:style-name="ce349" table:formula="of:=[.G$1:.G$1048576]/([.E37]-[.E36])*30.4375" office:value-type="float" office:value="31.3788659793814" calcext:value-type="float">
            <text:p>31</text:p>
          </table:table-cell>
          <table:table-cell table:style-name="ce349" table:formula="of:=[.B$1:.B$1048576]+[.F$1:.F$1048576]" office:value-type="float" office:value="144930" calcext:value-type="float">
            <text:p>144,930</text:p>
          </table:table-cell>
          <table:table-cell table:style-name="ce358" table:formula="of:=[.B$1:.B$1048576]/[.I$1:.I$1048576]" office:value-type="float" office:value="0.927551231629062" calcext:value-type="float">
            <text:p>0.928</text:p>
          </table:table-cell>
          <table:table-cell table:style-name="ce358" table:formula="of:=[.F$1:.F$1048576]/[.I$1:.I$1048576]" office:value-type="float" office:value="0.0724487683709377" calcext:value-type="float">
            <text:p>0.072</text:p>
          </table:table-cell>
          <table:table-cell table:style-name="ce361" table:formula="of:=[.C$1:.C$1048576]/([.C$1:.C$1048576]+[.G$1:.G$1048576])" office:value-type="percentage" office:value="0.98118178396688" calcext:value-type="percentage">
            <text:p>98.12%</text:p>
          </table:table-cell>
          <table:table-cell table:style-name="ce361" table:formula="of:=[.G$1:.G$1048576]/([.C$1:.C$1048576]+[.G$1:.G$1048576])" office:value-type="percentage" office:value="0.0188182160331201" calcext:value-type="percentage">
            <text:p>1.88%</text:p>
          </table:table-cell>
          <table:table-cell table:number-columns-repeated="1011"/>
        </table:table-row>
        <table:table-row table:style-name="ro2">
          <table:table-cell table:style-name="ce346" office:value-type="date" office:date-value="2022-07-01" calcext:value-type="date">
            <text:p>07/01/22</text:p>
          </table:table-cell>
          <table:table-cell table:style-name="ce349" office:value-type="float" office:value="139520" calcext:value-type="float">
            <text:p>139,520</text:p>
          </table:table-cell>
          <table:table-cell table:style-name="ce349" table:formula="of:=[.B38]-[.B37]" office:value-type="float" office:value="5090" calcext:value-type="float">
            <text:p>5,090</text:p>
          </table:table-cell>
          <table:table-cell table:style-name="ce352" table:formula="of:=[.C$1:.C$1048576]/([.A38]-[.A37])*30.4375" office:value-type="float" office:value="1702.49313186813" calcext:value-type="float">
            <text:p>1,702</text:p>
          </table:table-cell>
          <table:table-cell table:style-name="ce346" office:value-type="date" office:date-value="2022-07-04" calcext:value-type="date">
            <text:p>07/04/22</text:p>
          </table:table-cell>
          <table:table-cell table:style-name="ce349" office:value-type="float" office:value="10500" calcext:value-type="float">
            <text:p>10,5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2-08-02" calcext:value-type="date">
            <text:p>08/02/22</text:p>
          </table:table-cell>
          <table:table-cell table:style-name="ce349" office:value-type="float" office:value="141145" calcext:value-type="float">
            <text:p>141,145</text:p>
          </table:table-cell>
          <table:table-cell table:style-name="ce349" table:formula="of:=[.B39]-[.B38]" office:value-type="float" office:value="1625" calcext:value-type="float">
            <text:p>1,625</text:p>
          </table:table-cell>
          <table:table-cell table:style-name="ce352" table:formula="of:=[.C$1:.C$1048576]/([.A39]-[.A38])*30.4375" office:value-type="float" office:value="1545.654296875" calcext:value-type="float">
            <text:p>1,546</text:p>
          </table:table-cell>
          <table:table-cell table:style-name="ce346" office:value-type="date" office:date-value="2022-08-02" calcext:value-type="date">
            <text:p>08/02/22</text:p>
          </table:table-cell>
          <table:table-cell table:style-name="ce349" office:value-type="float" office:value="10500" calcext:value-type="float">
            <text:p>10,5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2-09-20" calcext:value-type="date">
            <text:p>09/20/22</text:p>
          </table:table-cell>
          <table:table-cell table:style-name="ce349" office:value-type="float" office:value="143419" calcext:value-type="float">
            <text:p>143,419</text:p>
          </table:table-cell>
          <table:table-cell table:style-name="ce349" table:formula="of:=[.B40]-[.B39]" office:value-type="float" office:value="2274" calcext:value-type="float">
            <text:p>2,274</text:p>
          </table:table-cell>
          <table:table-cell table:style-name="ce352" table:formula="of:=[.C$1:.C$1048576]/([.A40]-[.A39])*30.4375" office:value-type="float" office:value="1412.54846938776" calcext:value-type="float">
            <text:p>1,413</text:p>
          </table:table-cell>
          <table:table-cell table:style-name="ce346" office:value-type="date" office:date-value="2022-09-20" calcext:value-type="date">
            <text:p>09/20/22</text:p>
          </table:table-cell>
          <table:table-cell table:style-name="ce349" office:value-type="float" office:value="10500" calcext:value-type="float">
            <text:p>10,5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2-10-23" calcext:value-type="date">
            <text:p>10/23/22</text:p>
          </table:table-cell>
          <table:table-cell table:style-name="ce349" office:value-type="float" office:value="144979" calcext:value-type="float">
            <text:p>144,979</text:p>
          </table:table-cell>
          <table:table-cell table:style-name="ce349" table:formula="of:=[.B41]-[.B40]" office:value-type="float" office:value="1560" calcext:value-type="float">
            <text:p>1,560</text:p>
          </table:table-cell>
          <table:table-cell table:style-name="ce352" table:formula="of:=[.C$1:.C$1048576]/([.A41]-[.A40])*30.4375" office:value-type="float" office:value="1438.86363636364" calcext:value-type="float">
            <text:p>1,439</text:p>
          </table:table-cell>
          <table:table-cell table:style-name="ce346" office:value-type="date" office:date-value="2022-10-23" calcext:value-type="date">
            <text:p>10/23/22</text:p>
          </table:table-cell>
          <table:table-cell table:style-name="ce349" office:value-type="float" office:value="10500" calcext:value-type="float">
            <text:p>10,5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3-01-01" calcext:value-type="date">
            <text:p>01/01/23</text:p>
          </table:table-cell>
          <table:table-cell table:style-name="ce349" office:value-type="float" office:value="143216" calcext:value-type="float">
            <text:p>143,216</text:p>
          </table:table-cell>
          <table:table-cell table:style-name="ce349" table:formula="of:=[.B42]-[.B41]" office:value-type="float" office:value="-1763" calcext:value-type="float">
            <text:p>-1,763</text:p>
          </table:table-cell>
          <table:table-cell table:style-name="ce352" table:formula="of:=[.C$1:.C$1048576]/([.A42]-[.A41])*30.4375" office:value-type="float" office:value="-766.590178571429" calcext:value-type="float">
            <text:p>-767</text:p>
          </table:table-cell>
          <table:table-cell table:style-name="ce346" office:value-type="date" office:date-value="2023-01-01" calcext:value-type="date">
            <text:p>01/01/23</text:p>
          </table:table-cell>
          <table:table-cell table:style-name="ce349" office:value-type="float" office:value="10500" calcext:value-type="float">
            <text:p>10,500</text:p>
          </table:table-cell>
          <table:table-cell table:style-name="ce349" table:number-columns-repeated="3"/>
          <table:table-cell table:style-name="ce358" table:number-columns-repeated="2"/>
          <table:table-cell table:style-name="ce361" table:number-columns-repeated="2"/>
          <table:table-cell table:number-columns-repeated="1011"/>
        </table:table-row>
        <table:table-row table:style-name="ro2">
          <table:table-cell table:style-name="ce346" office:value-type="date" office:date-value="2023-03-03" calcext:value-type="date">
            <text:p>03/03/23</text:p>
          </table:table-cell>
          <table:table-cell table:style-name="ce349" office:value-type="float" office:value="153137" calcext:value-type="float">
            <text:p>153,137</text:p>
          </table:table-cell>
          <table:table-cell table:style-name="ce349" table:formula="of:=[.B43]-[.B42]" office:value-type="float" office:value="9921" calcext:value-type="float">
            <text:p>9,921</text:p>
          </table:table-cell>
          <table:table-cell table:style-name="ce352" table:formula="of:=[.C$1:.C$1048576]/([.A43]-[.A42])*30.4375" office:value-type="float" office:value="4950.33504098361" calcext:value-type="float">
            <text:p>4,950</text:p>
          </table:table-cell>
          <table:table-cell table:style-name="ce346" office:value-type="date" office:date-value="2023-03-03" calcext:value-type="date">
            <text:p>03/03/23</text:p>
          </table:table-cell>
          <table:table-cell table:style-name="ce349" table:formula="of:=9+25*416" office:value-type="float" office:value="10409" calcext:value-type="float">
            <text:p>10,409</text:p>
          </table:table-cell>
          <table:table-cell table:style-name="ce349" table:formula="of:=[.F43]-[.F42]" office:value-type="float" office:value="-91" calcext:value-type="float">
            <text:p>-91</text:p>
          </table:table-cell>
          <table:table-cell table:style-name="ce349" table:formula="of:=[.G$1:.G$1048576]/([.E43]-[.E42])*30.4375" office:value-type="float" office:value="-45.406762295082" calcext:value-type="float">
            <text:p>-45</text:p>
          </table:table-cell>
          <table:table-cell table:style-name="ce349" table:formula="of:=[.B$1:.B$1048576]+[.F$1:.F$1048576]" office:value-type="float" office:value="163546" calcext:value-type="float">
            <text:p>163,546</text:p>
          </table:table-cell>
          <table:table-cell table:style-name="ce358" table:formula="of:=[.B$1:.B$1048576]/[.I$1:.I$1048576]" office:value-type="float" office:value="0.936354297873381" calcext:value-type="float">
            <text:p>0.936</text:p>
          </table:table-cell>
          <table:table-cell table:style-name="ce358" table:formula="of:=[.F$1:.F$1048576]/[.I$1:.I$1048576]" office:value-type="float" office:value="0.0636457021266188" calcext:value-type="float">
            <text:p>0.064</text:p>
          </table:table-cell>
          <table:table-cell table:style-name="ce361" table:formula="of:=[.C$1:.C$1048576]/([.C$1:.C$1048576]+[.G$1:.G$1048576])" office:value-type="percentage" office:value="1.00925737538149" calcext:value-type="percentage">
            <text:p>100.93%</text:p>
          </table:table-cell>
          <table:table-cell table:style-name="ce361" table:formula="of:=[.G$1:.G$1048576]/([.C$1:.C$1048576]+[.G$1:.G$1048576])" office:value-type="percentage" office:value="-0.00925737538148525" calcext:value-type="percentage">
            <text:p>-0.93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44]-[.B43]" office:value-type="float" office:value="-153137" calcext:value-type="float">
            <text:p>-153,137</text:p>
          </table:table-cell>
          <table:table-cell table:style-name="ce352" table:formula="of:=[.C$1:.C$1048576]/([.A44]-[.A43])*30.4375" office:value-type="float" office:value="103.607794022851" calcext:value-type="float">
            <text:p>104</text:p>
          </table:table-cell>
          <table:table-cell table:style-name="ce346" office:value-type="date" office:date-value="2023-04-03" calcext:value-type="date">
            <text:p>04/03/23</text:p>
          </table:table-cell>
          <table:table-cell table:formula="of:=25*416+22" office:value-type="float" office:value="10422" calcext:value-type="float">
            <text:p>10422</text:p>
          </table:table-cell>
          <table:table-cell table:style-name="ce349" table:formula="of:=[.F44]-[.F43]" office:value-type="float" office:value="13" calcext:value-type="float">
            <text:p>13</text:p>
          </table:table-cell>
          <table:table-cell table:style-name="ce349" table:formula="of:=[.G$1:.G$1048576]/([.E44]-[.E43])*30.4375" office:value-type="float" office:value="12.7641129032258" calcext:value-type="float">
            <text:p>13</text:p>
          </table:table-cell>
          <table:table-cell table:style-name="ce349" table:formula="of:=[.B$1:.B$1048576]+[.F$1:.F$1048576]" office:value-type="float" office:value="10422" calcext:value-type="float">
            <text:p>10,422</text:p>
          </table:table-cell>
          <table:table-cell table:style-name="ce358" table:formula="of:=[.B$1:.B$1048576]/[.I$1:.I$1048576]" office:value-type="float" office:value="0" calcext:value-type="float">
            <text:p>0.000</text:p>
          </table:table-cell>
          <table:table-cell table:style-name="ce358" table:formula="of:=[.F$1:.F$1048576]/[.I$1:.I$1048576]" office:value-type="float" office:value="1" calcext:value-type="float">
            <text:p>1.000</text:p>
          </table:table-cell>
          <table:table-cell table:style-name="ce361" table:formula="of:=[.C$1:.C$1048576]/([.C$1:.C$1048576]+[.G$1:.G$1048576])" office:value-type="percentage" office:value="1.00008489851362" calcext:value-type="percentage">
            <text:p>100.01%</text:p>
          </table:table-cell>
          <table:table-cell table:style-name="ce361" table:formula="of:=[.G$1:.G$1048576]/([.C$1:.C$1048576]+[.G$1:.G$1048576])" office:value-type="percentage" office:value="-0.0000848985136229461" calcext:value-type="percentage">
            <text:p>-0.01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45]-[.B44]" office:value-type="float" office:value="0" calcext:value-type="float">
            <text:p>0</text:p>
          </table:table-cell>
          <table:table-cell table:style-name="ce352" table:formula="of:=[.C$1:.C$1048576]/([.A45]-[.A44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45]-[.F44]" office:value-type="float" office:value="-10422" calcext:value-type="float">
            <text:p>-10,422</text:p>
          </table:table-cell>
          <table:table-cell table:style-name="ce349" table:formula="of:=[.G$1:.G$1048576]/([.E45]-[.E44])*30.4375" office:value-type="float" office:value="7.04634987449743" calcext:value-type="float">
            <text:p>7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percentage" office:value="-0" calcext:value-type="percentage">
            <text:p>0.00%</text:p>
          </table:table-cell>
          <table:table-cell table:style-name="ce361"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46]-[.B45]" office:value-type="float" office:value="0" calcext:value-type="float">
            <text:p>0</text:p>
          </table:table-cell>
          <table:table-cell table:style-name="ce352" table:formula="of:=[.C$1:.C$1048576]/([.A46]-[.A45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46]-[.F45]" office:value-type="float" office:value="0" calcext:value-type="float">
            <text:p>0</text:p>
          </table:table-cell>
          <table:table-cell table:style-name="ce349" table:formula="of:=[.G$1:.G$1048576]/([.E46]-[.E45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47]-[.B46]" office:value-type="float" office:value="0" calcext:value-type="float">
            <text:p>0</text:p>
          </table:table-cell>
          <table:table-cell table:style-name="ce352" table:formula="of:=[.C$1:.C$1048576]/([.A47]-[.A46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47]-[.F46]" office:value-type="float" office:value="0" calcext:value-type="float">
            <text:p>0</text:p>
          </table:table-cell>
          <table:table-cell table:style-name="ce349" table:formula="of:=[.G$1:.G$1048576]/([.E47]-[.E46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48]-[.B47]" office:value-type="float" office:value="0" calcext:value-type="float">
            <text:p>0</text:p>
          </table:table-cell>
          <table:table-cell table:style-name="ce352" table:formula="of:=[.C$1:.C$1048576]/([.A48]-[.A47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48]-[.F47]" office:value-type="float" office:value="0" calcext:value-type="float">
            <text:p>0</text:p>
          </table:table-cell>
          <table:table-cell table:style-name="ce349" table:formula="of:=[.G$1:.G$1048576]/([.E48]-[.E47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49]-[.B48]" office:value-type="float" office:value="0" calcext:value-type="float">
            <text:p>0</text:p>
          </table:table-cell>
          <table:table-cell table:style-name="ce352" table:formula="of:=[.C$1:.C$1048576]/([.A49]-[.A48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49]-[.F48]" office:value-type="float" office:value="0" calcext:value-type="float">
            <text:p>0</text:p>
          </table:table-cell>
          <table:table-cell table:style-name="ce349" table:formula="of:=[.G$1:.G$1048576]/([.E49]-[.E48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0]-[.B49]" office:value-type="float" office:value="0" calcext:value-type="float">
            <text:p>0</text:p>
          </table:table-cell>
          <table:table-cell table:style-name="ce352" table:formula="of:=[.C$1:.C$1048576]/([.A50]-[.A49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50]-[.F49]" office:value-type="float" office:value="0" calcext:value-type="float">
            <text:p>0</text:p>
          </table:table-cell>
          <table:table-cell table:style-name="ce349" table:formula="of:=[.G$1:.G$1048576]/([.E50]-[.E49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1]-[.B50]" office:value-type="float" office:value="0" calcext:value-type="float">
            <text:p>0</text:p>
          </table:table-cell>
          <table:table-cell table:style-name="ce352" table:formula="of:=[.C$1:.C$1048576]/([.A51]-[.A50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51]-[.F50]" office:value-type="float" office:value="0" calcext:value-type="float">
            <text:p>0</text:p>
          </table:table-cell>
          <table:table-cell table:style-name="ce349" table:formula="of:=[.G$1:.G$1048576]/([.E51]-[.E50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2]-[.B51]" office:value-type="float" office:value="0" calcext:value-type="float">
            <text:p>0</text:p>
          </table:table-cell>
          <table:table-cell table:style-name="ce352" table:formula="of:=[.C$1:.C$1048576]/([.A52]-[.A51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52]-[.F51]" office:value-type="float" office:value="0" calcext:value-type="float">
            <text:p>0</text:p>
          </table:table-cell>
          <table:table-cell table:style-name="ce349" table:formula="of:=[.G$1:.G$1048576]/([.E52]-[.E51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3]-[.B52]" office:value-type="float" office:value="0" calcext:value-type="float">
            <text:p>0</text:p>
          </table:table-cell>
          <table:table-cell table:style-name="ce352" table:formula="of:=[.C$1:.C$1048576]/([.A53]-[.A52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53]-[.F52]" office:value-type="float" office:value="0" calcext:value-type="float">
            <text:p>0</text:p>
          </table:table-cell>
          <table:table-cell table:style-name="ce349" table:formula="of:=[.G$1:.G$1048576]/([.E53]-[.E52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4]-[.B53]" office:value-type="float" office:value="0" calcext:value-type="float">
            <text:p>0</text:p>
          </table:table-cell>
          <table:table-cell table:style-name="ce352" table:formula="of:=[.C$1:.C$1048576]/([.A54]-[.A53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54]-[.F53]" office:value-type="float" office:value="0" calcext:value-type="float">
            <text:p>0</text:p>
          </table:table-cell>
          <table:table-cell table:style-name="ce349" table:formula="of:=[.G$1:.G$1048576]/([.E54]-[.E53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5]-[.B54]" office:value-type="float" office:value="0" calcext:value-type="float">
            <text:p>0</text:p>
          </table:table-cell>
          <table:table-cell table:style-name="ce352" table:formula="of:=[.C$1:.C$1048576]/([.A55]-[.A54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55]-[.F54]" office:value-type="float" office:value="0" calcext:value-type="float">
            <text:p>0</text:p>
          </table:table-cell>
          <table:table-cell table:style-name="ce349" table:formula="of:=[.G$1:.G$1048576]/([.E55]-[.E54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6]-[.B55]" office:value-type="float" office:value="0" calcext:value-type="float">
            <text:p>0</text:p>
          </table:table-cell>
          <table:table-cell table:style-name="ce352" table:formula="of:=[.C$1:.C$1048576]/([.A56]-[.A55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56]-[.F55]" office:value-type="float" office:value="0" calcext:value-type="float">
            <text:p>0</text:p>
          </table:table-cell>
          <table:table-cell table:style-name="ce349" table:formula="of:=[.G$1:.G$1048576]/([.E56]-[.E55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7]-[.B56]" office:value-type="float" office:value="0" calcext:value-type="float">
            <text:p>0</text:p>
          </table:table-cell>
          <table:table-cell table:style-name="ce352" table:formula="of:=[.C$1:.C$1048576]/([.A57]-[.A56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57]-[.F56]" office:value-type="float" office:value="0" calcext:value-type="float">
            <text:p>0</text:p>
          </table:table-cell>
          <table:table-cell table:style-name="ce349" table:formula="of:=[.G$1:.G$1048576]/([.E57]-[.E56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8]-[.B57]" office:value-type="float" office:value="0" calcext:value-type="float">
            <text:p>0</text:p>
          </table:table-cell>
          <table:table-cell table:style-name="ce352" table:formula="of:=[.C$1:.C$1048576]/([.A58]-[.A57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58]-[.F57]" office:value-type="float" office:value="0" calcext:value-type="float">
            <text:p>0</text:p>
          </table:table-cell>
          <table:table-cell table:style-name="ce349" table:formula="of:=[.G$1:.G$1048576]/([.E58]-[.E57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49" table:formula="of:=[.B59]-[.B58]" office:value-type="float" office:value="0" calcext:value-type="float">
            <text:p>0</text:p>
          </table:table-cell>
          <table:table-cell table:style-name="ce352" table:formula="of:=[.C$1:.C$1048576]/([.A59]-[.A58])*30.4375" office:value-type="string" office:string-value="" calcext:value-type="error">
            <text:p>#DIV/0!</text:p>
          </table:table-cell>
          <table:table-cell table:number-columns-repeated="2"/>
          <table:table-cell table:style-name="ce349" table:formula="of:=[.F59]-[.F58]" office:value-type="float" office:value="0" calcext:value-type="float">
            <text:p>0</text:p>
          </table:table-cell>
          <table:table-cell table:style-name="ce349" table:formula="of:=[.G$1:.G$1048576]/([.E59]-[.E58])*30.4375" office:value-type="string" office:string-value="" calcext:value-type="error">
            <text:p>#DIV/0!</text:p>
          </table:table-cell>
          <table:table-cell table:style-name="ce349" table:formula="of:=[.B$1:.B$1048576]+[.F$1:.F$1048576]" office:value-type="float" office:value="0" calcext:value-type="float">
            <text:p>0</text:p>
          </table:table-cell>
          <table:table-cell table:style-name="ce358" table:formula="of:=[.B$1:.B$1048576]/[.I$1:.I$1048576]" office:value-type="string" office:string-value="" calcext:value-type="error">
            <text:p>#DIV/0!</text:p>
          </table:table-cell>
          <table:table-cell table:style-name="ce358" table:formula="of:=[.F$1:.F$1048576]/[.I$1:.I$1048576]" office:value-type="string" office:string-value="" calcext:value-type="error">
            <text:p>#DIV/0!</text:p>
          </table:table-cell>
          <table:table-cell table:style-name="ce361" table:formula="of:=[.C$1:.C$1048576]/([.C$1:.C$1048576]+[.G$1:.G$1048576])" office:value-type="string" office:string-value="" calcext:value-type="error">
            <text:p>#DIV/0!</text:p>
          </table:table-cell>
          <table:table-cell table:style-name="ce361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nha" table:style-name="ta1">
        <office:forms form:automatic-focus="false" form:apply-design-mode="false"/>
        <table:shapes>
          <draw:frame draw:z-index="0" draw:style-name="gr2" draw:text-style-name="P3" svg:width="6.4185in" svg:height="4.3429in" svg:x="0.2594in" svg:y="5.8413in">
            <draw:object draw:notify-on-update-of-ranges="bnha.A2:bnha.A21 bnha.B1:bnha.B1 bnha.B2:bnha.B21 bnha.F1:bnha.F1 bnha.F2:bnha.F21 bnha.I1:bnha.I1 bnha.I2:bnha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3" svg:width="4.3634in" svg:height="2.4543in" svg:x="11.1398in" svg:y="3.7472in">
            <draw:object draw:notify-on-update-of-ranges="bnha.E3:bnha.E17 'wattpad numbers'.A1:'wattpad numbers'.A1 bnha.L3:bnha.L17 'wattpad numbers'.A1:'wattpad numbers'.A1 bnha.M3:bnha.M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10"/>
        <table:table-column table:style-name="co1" table:default-cell-style-name="ce336"/>
        <table:table-column table:style-name="co1" table:default-cell-style-name="Default"/>
        <table:table-column table:style-name="co1" table:number-columns-repeated="3" table:default-cell-style-name="ce310"/>
        <table:table-column table:style-name="co12" table:default-cell-style-name="Default"/>
        <table:table-column table:style-name="co11" table:number-columns-repeated="2" table:default-cell-style-name="ce340"/>
        <table:table-column table:style-name="co1" table:number-columns-repeated="2" table:default-cell-style-name="ce343"/>
        <table:table-column table:style-name="co1" table:number-columns-repeated="1011" table:default-cell-style-name="Default"/>
        <table:table-row table:style-name="ro2"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AO3 Works</text:p>
          </table:table-cell>
          <table:table-cell table:style-name="ce333" office:value-type="string" calcext:value-type="string">
            <text:p>Increase</text:p>
          </table:table-cell>
          <table:table-cell table:style-name="ce335" office:value-type="string" calcext:value-type="string">
            <text:p>Inc / Month</text:p>
          </table:table-cell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FFN Works</text:p>
          </table:table-cell>
          <table:table-cell table:style-name="ce333" office:value-type="string" calcext:value-type="string">
            <text:p>Increase</text:p>
          </table:table-cell>
          <table:table-cell table:style-name="ce333" office:value-type="string" calcext:value-type="string">
            <text:p>Inc / Month</text:p>
          </table:table-cell>
          <table:table-cell table:style-name="ce330" office:value-type="string" calcext:value-type="string">
            <text:p>Total</text:p>
          </table:table-cell>
          <table:table-cell table:style-name="ce339" office:value-type="string" calcext:value-type="string">
            <text:p>% AO3</text:p>
          </table:table-cell>
          <table:table-cell table:style-name="ce339" office:value-type="string" calcext:value-type="string">
            <text:p>% FFN</text:p>
          </table:table-cell>
          <table:table-cell table:style-name="ce342" office:value-type="string" calcext:value-type="string">
            <text:p>'% Inc AO3</text:p>
          </table:table-cell>
          <table:table-cell table:style-name="ce342" office:value-type="string" calcext:value-type="string">
            <text:p>'% Inc FFN</text:p>
          </table:table-cell>
          <table:table-cell table:style-name="ce330" table:number-columns-repeated="1011"/>
        </table:table-row>
        <table:table-row table:style-name="ro2">
          <table:table-cell table:style-name="ce317" office:value-type="date" office:date-value="2015-01-28" calcext:value-type="date">
            <text:p>01/28/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17" office:value-type="date" office:date-value="2015-01-28" calcext:value-type="date">
            <text:p>01/28/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10" table:formula="of:=[.B$1:.B$1048576]+[.F$1:.F$1048576]" office:value-type="float" office:value="7" calcext:value-type="float">
            <text:p>7</text:p>
          </table:table-cell>
          <table:table-cell table:formula="of:=[.B$1:.B$1048576]/[.I$1:.I$1048576]" office:value-type="float" office:value="0.428571428571429" calcext:value-type="float">
            <text:p>0.429</text:p>
          </table:table-cell>
          <table:table-cell table:formula="of:=[.F$1:.F$1048576]/[.I$1:.I$1048576]" office:value-type="float" office:value="0.571428571428571" calcext:value-type="float">
            <text:p>0.571</text:p>
          </table:table-cell>
          <table:table-cell table:number-columns-repeated="1013"/>
        </table:table-row>
        <table:table-row table:style-name="ro2">
          <table:table-cell table:style-name="ce317" office:value-type="date" office:date-value="2015-06-23" calcext:value-type="date">
            <text:p>06/23/15</text:p>
          </table:table-cell>
          <table:table-cell office:value-type="float" office:value="31" calcext:value-type="float">
            <text:p>31</text:p>
          </table:table-cell>
          <table:table-cell table:formula="of:=[.B3]-[.B2]" office:value-type="float" office:value="28" calcext:value-type="float">
            <text:p>28</text:p>
          </table:table-cell>
          <table:table-cell table:formula="of:=[.C$1:.C$1048576]/([.A3]-[.A2])*30.4375" office:value-type="float" office:value="5.83732876712329" calcext:value-type="float">
            <text:p>6</text:p>
          </table:table-cell>
          <table:table-cell table:style-name="ce317" office:value-type="date" office:date-value="2015-06-27" calcext:value-type="date">
            <text:p>06/27/15</text:p>
          </table:table-cell>
          <table:table-cell office:value-type="float" office:value="14" calcext:value-type="float">
            <text:p>14</text:p>
          </table:table-cell>
          <table:table-cell table:formula="of:=[.F3]-[.F2]" office:value-type="float" office:value="10" calcext:value-type="float">
            <text:p>10</text:p>
          </table:table-cell>
          <table:table-cell table:formula="of:=[.G$1:.G$1048576]/([.E3]-[.E2])*30.4375" office:value-type="float" office:value="2.02916666666667" calcext:value-type="float">
            <text:p>2</text:p>
          </table:table-cell>
          <table:table-cell table:style-name="ce310" table:formula="of:=[.B$1:.B$1048576]+[.F$1:.F$1048576]" office:value-type="float" office:value="45" calcext:value-type="float">
            <text:p>45</text:p>
          </table:table-cell>
          <table:table-cell table:formula="of:=[.B$1:.B$1048576]/[.I$1:.I$1048576]" office:value-type="float" office:value="0.688888888888889" calcext:value-type="float">
            <text:p>0.689</text:p>
          </table:table-cell>
          <table:table-cell table:formula="of:=[.F$1:.F$1048576]/[.I$1:.I$1048576]" office:value-type="float" office:value="0.311111111111111" calcext:value-type="float">
            <text:p>0.311</text:p>
          </table:table-cell>
          <table:table-cell table:formula="of:=[.C$1:.C$1048576]/([.C$1:.C$1048576]+[.G$1:.G$1048576])" office:value-type="percentage" office:value="0.736842105263158" calcext:value-type="percentage">
            <text:p>73.68%</text:p>
          </table:table-cell>
          <table:table-cell table:formula="of:=[.G$1:.G$1048576]/([.C$1:.C$1048576]+[.G$1:.G$1048576])" office:value-type="percentage" office:value="0.263157894736842" calcext:value-type="percentage">
            <text:p>26.32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6-01-07" calcext:value-type="date">
            <text:p>01/07/16</text:p>
          </table:table-cell>
          <table:table-cell office:value-type="float" office:value="87" calcext:value-type="float">
            <text:p>87</text:p>
          </table:table-cell>
          <table:table-cell table:formula="of:=[.B4]-[.B3]" office:value-type="float" office:value="56" calcext:value-type="float">
            <text:p>56</text:p>
          </table:table-cell>
          <table:table-cell table:formula="of:=[.C$1:.C$1048576]/([.A4]-[.A3])*30.4375" office:value-type="float" office:value="8.60858585858586" calcext:value-type="float">
            <text:p>9</text:p>
          </table:table-cell>
          <table:table-cell table:style-name="ce317" office:value-type="date" office:date-value="2016-01-05" calcext:value-type="date">
            <text:p>01/05/16</text:p>
          </table:table-cell>
          <table:table-cell office:value-type="float" office:value="30" calcext:value-type="float">
            <text:p>30</text:p>
          </table:table-cell>
          <table:table-cell table:formula="of:=[.F4]-[.F3]" office:value-type="float" office:value="16" calcext:value-type="float">
            <text:p>16</text:p>
          </table:table-cell>
          <table:table-cell table:formula="of:=[.G$1:.G$1048576]/([.E4]-[.E3])*30.4375" office:value-type="float" office:value="2.53645833333333" calcext:value-type="float">
            <text:p>3</text:p>
          </table:table-cell>
          <table:table-cell table:style-name="ce310" table:formula="of:=[.B$1:.B$1048576]+[.F$1:.F$1048576]" office:value-type="float" office:value="117" calcext:value-type="float">
            <text:p>117</text:p>
          </table:table-cell>
          <table:table-cell table:formula="of:=[.B$1:.B$1048576]/[.I$1:.I$1048576]" office:value-type="float" office:value="0.743589743589744" calcext:value-type="float">
            <text:p>0.744</text:p>
          </table:table-cell>
          <table:table-cell table:formula="of:=[.F$1:.F$1048576]/[.I$1:.I$1048576]" office:value-type="float" office:value="0.256410256410256" calcext:value-type="float">
            <text:p>0.256</text:p>
          </table:table-cell>
          <table:table-cell table:formula="of:=[.C$1:.C$1048576]/([.C$1:.C$1048576]+[.G$1:.G$1048576])" office:value-type="percentage" office:value="0.777777777777778" calcext:value-type="percentage">
            <text:p>77.78%</text:p>
          </table:table-cell>
          <table:table-cell table:formula="of:=[.G$1:.G$1048576]/([.C$1:.C$1048576]+[.G$1:.G$1048576])" office:value-type="percentage" office:value="0.222222222222222" calcext:value-type="percentage">
            <text:p>22.22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6-07-08" calcext:value-type="date">
            <text:p>07/08/16</text:p>
          </table:table-cell>
          <table:table-cell office:value-type="float" office:value="694" calcext:value-type="float">
            <text:p>694</text:p>
          </table:table-cell>
          <table:table-cell table:formula="of:=[.B5]-[.B4]" office:value-type="float" office:value="607" calcext:value-type="float">
            <text:p>607</text:p>
          </table:table-cell>
          <table:table-cell table:formula="of:=[.C$1:.C$1048576]/([.A5]-[.A4])*30.4375" office:value-type="float" office:value="100.959357923497" calcext:value-type="float">
            <text:p>101</text:p>
          </table:table-cell>
          <table:table-cell table:style-name="ce317" office:value-type="date" office:date-value="2016-07-08" calcext:value-type="date">
            <text:p>07/08/16</text:p>
          </table:table-cell>
          <table:table-cell office:value-type="float" office:value="284" calcext:value-type="float">
            <text:p>284</text:p>
          </table:table-cell>
          <table:table-cell table:formula="of:=[.F5]-[.F4]" office:value-type="float" office:value="254" calcext:value-type="float">
            <text:p>254</text:p>
          </table:table-cell>
          <table:table-cell table:formula="of:=[.G$1:.G$1048576]/([.E5]-[.E4])*30.4375" office:value-type="float" office:value="41.7898648648649" calcext:value-type="float">
            <text:p>42</text:p>
          </table:table-cell>
          <table:table-cell table:style-name="ce310" table:formula="of:=[.B$1:.B$1048576]+[.F$1:.F$1048576]" office:value-type="float" office:value="978" calcext:value-type="float">
            <text:p>978</text:p>
          </table:table-cell>
          <table:table-cell table:formula="of:=[.B$1:.B$1048576]/[.I$1:.I$1048576]" office:value-type="float" office:value="0.70961145194274" calcext:value-type="float">
            <text:p>0.710</text:p>
          </table:table-cell>
          <table:table-cell table:formula="of:=[.F$1:.F$1048576]/[.I$1:.I$1048576]" office:value-type="float" office:value="0.29038854805726" calcext:value-type="float">
            <text:p>0.290</text:p>
          </table:table-cell>
          <table:table-cell table:formula="of:=[.C$1:.C$1048576]/([.C$1:.C$1048576]+[.G$1:.G$1048576])" office:value-type="percentage" office:value="0.704994192799071" calcext:value-type="percentage">
            <text:p>70.50%</text:p>
          </table:table-cell>
          <table:table-cell table:formula="of:=[.G$1:.G$1048576]/([.C$1:.C$1048576]+[.G$1:.G$1048576])" office:value-type="percentage" office:value="0.295005807200929" calcext:value-type="percentage">
            <text:p>29.5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7-01-11" calcext:value-type="date">
            <text:p>01/11/17</text:p>
          </table:table-cell>
          <table:table-cell office:value-type="float" office:value="1860" calcext:value-type="float">
            <text:p>1,860</text:p>
          </table:table-cell>
          <table:table-cell table:formula="of:=[.B6]-[.B5]" office:value-type="float" office:value="1166" calcext:value-type="float">
            <text:p>1,166</text:p>
          </table:table-cell>
          <table:table-cell table:formula="of:=[.C$1:.C$1048576]/([.A6]-[.A5])*30.4375" office:value-type="float" office:value="189.786764705882" calcext:value-type="float">
            <text:p>190</text:p>
          </table:table-cell>
          <table:table-cell table:style-name="ce317" office:value-type="date" office:date-value="2017-01-14" calcext:value-type="date">
            <text:p>01/14/17</text:p>
          </table:table-cell>
          <table:table-cell office:value-type="float" office:value="697" calcext:value-type="float">
            <text:p>697</text:p>
          </table:table-cell>
          <table:table-cell table:formula="of:=[.F6]-[.F5]" office:value-type="float" office:value="413" calcext:value-type="float">
            <text:p>413</text:p>
          </table:table-cell>
          <table:table-cell table:formula="of:=[.G$1:.G$1048576]/([.E6]-[.E5])*30.4375" office:value-type="float" office:value="66.1615131578947" calcext:value-type="float">
            <text:p>66</text:p>
          </table:table-cell>
          <table:table-cell table:style-name="ce310" table:formula="of:=[.B$1:.B$1048576]+[.F$1:.F$1048576]" office:value-type="float" office:value="2557" calcext:value-type="float">
            <text:p>2,557</text:p>
          </table:table-cell>
          <table:table-cell table:formula="of:=[.B$1:.B$1048576]/[.I$1:.I$1048576]" office:value-type="float" office:value="0.727414939382088" calcext:value-type="float">
            <text:p>0.727</text:p>
          </table:table-cell>
          <table:table-cell table:formula="of:=[.F$1:.F$1048576]/[.I$1:.I$1048576]" office:value-type="float" office:value="0.272585060617912" calcext:value-type="float">
            <text:p>0.273</text:p>
          </table:table-cell>
          <table:table-cell table:formula="of:=[.C$1:.C$1048576]/([.C$1:.C$1048576]+[.G$1:.G$1048576])" office:value-type="percentage" office:value="0.738442051931602" calcext:value-type="percentage">
            <text:p>73.84%</text:p>
          </table:table-cell>
          <table:table-cell table:formula="of:=[.G$1:.G$1048576]/([.C$1:.C$1048576]+[.G$1:.G$1048576])" office:value-type="percentage" office:value="0.261557948068398" calcext:value-type="percentage">
            <text:p>26.16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7-07-10" calcext:value-type="date">
            <text:p>07/10/17</text:p>
          </table:table-cell>
          <table:table-cell office:value-type="float" office:value="3873" calcext:value-type="float">
            <text:p>3,873</text:p>
          </table:table-cell>
          <table:table-cell table:formula="of:=[.B7]-[.B6]" office:value-type="float" office:value="2013" calcext:value-type="float">
            <text:p>2,013</text:p>
          </table:table-cell>
          <table:table-cell table:formula="of:=[.C$1:.C$1048576]/([.A7]-[.A6])*30.4375" office:value-type="float" office:value="340.392708333333" calcext:value-type="float">
            <text:p>340</text:p>
          </table:table-cell>
          <table:table-cell table:style-name="ce317" office:value-type="date" office:date-value="2017-07-10" calcext:value-type="date">
            <text:p>07/10/17</text:p>
          </table:table-cell>
          <table:table-cell office:value-type="float" office:value="1400" calcext:value-type="float">
            <text:p>1,400</text:p>
          </table:table-cell>
          <table:table-cell table:formula="of:=[.F7]-[.F6]" office:value-type="float" office:value="703" calcext:value-type="float">
            <text:p>703</text:p>
          </table:table-cell>
          <table:table-cell table:formula="of:=[.G$1:.G$1048576]/([.E7]-[.E6])*30.4375" office:value-type="float" office:value="120.890183615819" calcext:value-type="float">
            <text:p>121</text:p>
          </table:table-cell>
          <table:table-cell table:style-name="ce310" table:formula="of:=[.B$1:.B$1048576]+[.F$1:.F$1048576]" office:value-type="float" office:value="5273" calcext:value-type="float">
            <text:p>5,273</text:p>
          </table:table-cell>
          <table:table-cell table:formula="of:=[.B$1:.B$1048576]/[.I$1:.I$1048576]" office:value-type="float" office:value="0.734496491560781" calcext:value-type="float">
            <text:p>0.734</text:p>
          </table:table-cell>
          <table:table-cell table:formula="of:=[.F$1:.F$1048576]/[.I$1:.I$1048576]" office:value-type="float" office:value="0.265503508439219" calcext:value-type="float">
            <text:p>0.266</text:p>
          </table:table-cell>
          <table:table-cell table:formula="of:=[.C$1:.C$1048576]/([.C$1:.C$1048576]+[.G$1:.G$1048576])" office:value-type="percentage" office:value="0.741163475699558" calcext:value-type="percentage">
            <text:p>74.12%</text:p>
          </table:table-cell>
          <table:table-cell table:formula="of:=[.G$1:.G$1048576]/([.C$1:.C$1048576]+[.G$1:.G$1048576])" office:value-type="percentage" office:value="0.258836524300442" calcext:value-type="percentage">
            <text:p>25.8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8-01-10" calcext:value-type="date">
            <text:p>01/10/18</text:p>
          </table:table-cell>
          <table:table-cell office:value-type="float" office:value="11644" calcext:value-type="float">
            <text:p>11,644</text:p>
          </table:table-cell>
          <table:table-cell table:formula="of:=[.B8]-[.B7]" office:value-type="float" office:value="7771" calcext:value-type="float">
            <text:p>7,771</text:p>
          </table:table-cell>
          <table:table-cell table:formula="of:=[.C$1:.C$1048576]/([.A8]-[.A7])*30.4375" office:value-type="float" office:value="1285.48811141304" calcext:value-type="float">
            <text:p>1,285</text:p>
          </table:table-cell>
          <table:table-cell table:style-name="ce317" office:value-type="date" office:date-value="2018-01-10" calcext:value-type="date">
            <text:p>01/10/18</text:p>
          </table:table-cell>
          <table:table-cell office:value-type="float" office:value="3600" calcext:value-type="float">
            <text:p>3,600</text:p>
          </table:table-cell>
          <table:table-cell table:formula="of:=[.F8]-[.F7]" office:value-type="float" office:value="2200" calcext:value-type="float">
            <text:p>2,200</text:p>
          </table:table-cell>
          <table:table-cell table:formula="of:=[.G$1:.G$1048576]/([.E8]-[.E7])*30.4375" office:value-type="float" office:value="363.926630434783" calcext:value-type="float">
            <text:p>364</text:p>
          </table:table-cell>
          <table:table-cell table:style-name="ce310" table:formula="of:=[.B$1:.B$1048576]+[.F$1:.F$1048576]" office:value-type="float" office:value="15244" calcext:value-type="float">
            <text:p>15,244</text:p>
          </table:table-cell>
          <table:table-cell table:formula="of:=[.B$1:.B$1048576]/[.I$1:.I$1048576]" office:value-type="float" office:value="0.763841511414327" calcext:value-type="float">
            <text:p>0.764</text:p>
          </table:table-cell>
          <table:table-cell table:formula="of:=[.F$1:.F$1048576]/[.I$1:.I$1048576]" office:value-type="float" office:value="0.236158488585673" calcext:value-type="float">
            <text:p>0.236</text:p>
          </table:table-cell>
          <table:table-cell table:formula="of:=[.C$1:.C$1048576]/([.C$1:.C$1048576]+[.G$1:.G$1048576])" office:value-type="percentage" office:value="0.779360144418815" calcext:value-type="percentage">
            <text:p>77.94%</text:p>
          </table:table-cell>
          <table:table-cell table:formula="of:=[.G$1:.G$1048576]/([.C$1:.C$1048576]+[.G$1:.G$1048576])" office:value-type="percentage" office:value="0.220639855581185" calcext:value-type="percentage">
            <text:p>22.06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8-07-17" calcext:value-type="date">
            <text:p>07/17/18</text:p>
          </table:table-cell>
          <table:table-cell office:value-type="float" office:value="23020" calcext:value-type="float">
            <text:p>23,020</text:p>
          </table:table-cell>
          <table:table-cell table:formula="of:=[.B9]-[.B8]" office:value-type="float" office:value="11376" calcext:value-type="float">
            <text:p>11,376</text:p>
          </table:table-cell>
          <table:table-cell table:formula="of:=[.C$1:.C$1048576]/([.A9]-[.A8])*30.4375" office:value-type="float" office:value="1841.79255319149" calcext:value-type="float">
            <text:p>1,842</text:p>
          </table:table-cell>
          <table:table-cell table:style-name="ce317" office:value-type="date" office:date-value="2018-07-17" calcext:value-type="date">
            <text:p>07/17/18</text:p>
          </table:table-cell>
          <table:table-cell office:value-type="float" office:value="6100" calcext:value-type="float">
            <text:p>6,100</text:p>
          </table:table-cell>
          <table:table-cell table:formula="of:=[.F9]-[.F8]" office:value-type="float" office:value="2500" calcext:value-type="float">
            <text:p>2,500</text:p>
          </table:table-cell>
          <table:table-cell table:formula="of:=[.G$1:.G$1048576]/([.E9]-[.E8])*30.4375" office:value-type="float" office:value="404.753989361702" calcext:value-type="float">
            <text:p>405</text:p>
          </table:table-cell>
          <table:table-cell table:style-name="ce310" table:formula="of:=[.B$1:.B$1048576]+[.F$1:.F$1048576]" office:value-type="float" office:value="29120" calcext:value-type="float">
            <text:p>29,120</text:p>
          </table:table-cell>
          <table:table-cell table:formula="of:=[.B$1:.B$1048576]/[.I$1:.I$1048576]" office:value-type="float" office:value="0.790521978021978" calcext:value-type="float">
            <text:p>0.791</text:p>
          </table:table-cell>
          <table:table-cell table:formula="of:=[.F$1:.F$1048576]/[.I$1:.I$1048576]" office:value-type="float" office:value="0.209478021978022" calcext:value-type="float">
            <text:p>0.209</text:p>
          </table:table-cell>
          <table:table-cell table:formula="of:=[.C$1:.C$1048576]/([.C$1:.C$1048576]+[.G$1:.G$1048576])" office:value-type="percentage" office:value="0.819832804842894" calcext:value-type="percentage">
            <text:p>81.98%</text:p>
          </table:table-cell>
          <table:table-cell table:formula="of:=[.G$1:.G$1048576]/([.C$1:.C$1048576]+[.G$1:.G$1048576])" office:value-type="percentage" office:value="0.180167195157106" calcext:value-type="percentage">
            <text:p>18.02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9-01-05" calcext:value-type="date">
            <text:p>01/05/19</text:p>
          </table:table-cell>
          <table:table-cell office:value-type="float" office:value="42072" calcext:value-type="float">
            <text:p>42,072</text:p>
          </table:table-cell>
          <table:table-cell table:formula="of:=[.B10]-[.B9]" office:value-type="float" office:value="19052" calcext:value-type="float">
            <text:p>19,052</text:p>
          </table:table-cell>
          <table:table-cell table:formula="of:=[.C$1:.C$1048576]/([.A10]-[.A9])*30.4375" office:value-type="float" office:value="3371.48401162791" calcext:value-type="float">
            <text:p>3,371</text:p>
          </table:table-cell>
          <table:table-cell table:style-name="ce354" office:value-type="date" office:date-value="2019-01-03" calcext:value-type="date">
            <text:p>01/03/19</text:p>
          </table:table-cell>
          <table:table-cell table:style-name="ce356" office:value-type="float" office:value="9500" calcext:value-type="float">
            <text:p>9,500</text:p>
          </table:table-cell>
          <table:table-cell table:style-name="ce356" table:formula="of:=[.F10]-[.F9]" office:value-type="float" office:value="3400" calcext:value-type="float">
            <text:p>3,400</text:p>
          </table:table-cell>
          <table:table-cell table:style-name="ce356" table:formula="of:=[.G$1:.G$1048576]/([.E10]-[.E9])*30.4375" office:value-type="float" office:value="608.75" calcext:value-type="float">
            <text:p>609</text:p>
          </table:table-cell>
          <table:table-cell table:style-name="ce310" table:formula="of:=[.B$1:.B$1048576]+[.F$1:.F$1048576]" office:value-type="float" office:value="51572" calcext:value-type="float">
            <text:p>51,572</text:p>
          </table:table-cell>
          <table:table-cell table:formula="of:=[.B$1:.B$1048576]/[.I$1:.I$1048576]" office:value-type="float" office:value="0.81579151477546" calcext:value-type="float">
            <text:p>0.816</text:p>
          </table:table-cell>
          <table:table-cell table:formula="of:=[.F$1:.F$1048576]/[.I$1:.I$1048576]" office:value-type="float" office:value="0.18420848522454" calcext:value-type="float">
            <text:p>0.184</text:p>
          </table:table-cell>
          <table:table-cell table:formula="of:=[.C$1:.C$1048576]/([.C$1:.C$1048576]+[.G$1:.G$1048576])" office:value-type="percentage" office:value="0.848565829324782" calcext:value-type="percentage">
            <text:p>84.86%</text:p>
          </table:table-cell>
          <table:table-cell table:formula="of:=[.G$1:.G$1048576]/([.C$1:.C$1048576]+[.G$1:.G$1048576])" office:value-type="percentage" office:value="0.151434170675218" calcext:value-type="percentage">
            <text:p>15.14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19-07-03" calcext:value-type="date">
            <text:p>07/03/19</text:p>
          </table:table-cell>
          <table:table-cell office:value-type="float" office:value="60985" calcext:value-type="float">
            <text:p>60,985</text:p>
          </table:table-cell>
          <table:table-cell table:formula="of:=[.B11]-[.B10]" office:value-type="float" office:value="18913" calcext:value-type="float">
            <text:p>18,913</text:p>
          </table:table-cell>
          <table:table-cell table:formula="of:=[.C$1:.C$1048576]/([.A11]-[.A10])*30.4375" office:value-type="float" office:value="3216.00244413408" calcext:value-type="float">
            <text:p>3,216</text:p>
          </table:table-cell>
          <table:table-cell table:style-name="ce317" office:value-type="date" office:date-value="2019-07-03" calcext:value-type="date">
            <text:p>07/03/19</text:p>
          </table:table-cell>
          <table:table-cell office:value-type="float" office:value="12400" calcext:value-type="float">
            <text:p>12,400</text:p>
          </table:table-cell>
          <table:table-cell table:formula="of:=[.F11]-[.F10]" office:value-type="float" office:value="2900" calcext:value-type="float">
            <text:p>2,900</text:p>
          </table:table-cell>
          <table:table-cell table:formula="of:=[.G$1:.G$1048576]/([.E11]-[.E10])*30.4375" office:value-type="float" office:value="487.672651933702" calcext:value-type="float">
            <text:p>488</text:p>
          </table:table-cell>
          <table:table-cell table:style-name="ce310" table:formula="of:=[.B$1:.B$1048576]+[.F$1:.F$1048576]" office:value-type="float" office:value="73385" calcext:value-type="float">
            <text:p>73,385</text:p>
          </table:table-cell>
          <table:table-cell table:formula="of:=[.B$1:.B$1048576]/[.I$1:.I$1048576]" office:value-type="float" office:value="0.831028139265517" calcext:value-type="float">
            <text:p>0.831</text:p>
          </table:table-cell>
          <table:table-cell table:formula="of:=[.F$1:.F$1048576]/[.I$1:.I$1048576]" office:value-type="float" office:value="0.168971860734483" calcext:value-type="float">
            <text:p>0.169</text:p>
          </table:table-cell>
          <table:table-cell table:formula="of:=[.C$1:.C$1048576]/([.C$1:.C$1048576]+[.G$1:.G$1048576])" office:value-type="percentage" office:value="0.867051758125888" calcext:value-type="percentage">
            <text:p>86.71%</text:p>
          </table:table-cell>
          <table:table-cell table:formula="of:=[.G$1:.G$1048576]/([.C$1:.C$1048576]+[.G$1:.G$1048576])" office:value-type="percentage" office:value="0.132948241874112" calcext:value-type="percentage">
            <text:p>13.29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0-01-01" calcext:value-type="date">
            <text:p>01/01/20</text:p>
          </table:table-cell>
          <table:table-cell office:value-type="float" office:value="80512" calcext:value-type="float">
            <text:p>80,512</text:p>
          </table:table-cell>
          <table:table-cell table:formula="of:=[.B12]-[.B11]" office:value-type="float" office:value="19527" calcext:value-type="float">
            <text:p>19,527</text:p>
          </table:table-cell>
          <table:table-cell table:formula="of:=[.C$1:.C$1048576]/([.A12]-[.A11])*30.4375" office:value-type="float" office:value="3265.67616758242" calcext:value-type="float">
            <text:p>3,266</text:p>
          </table:table-cell>
          <table:table-cell table:style-name="ce317" office:value-type="date" office:date-value="2020-01-01" calcext:value-type="date">
            <text:p>01/01/20</text:p>
          </table:table-cell>
          <table:table-cell office:value-type="float" office:value="14600" calcext:value-type="float">
            <text:p>14,600</text:p>
          </table:table-cell>
          <table:table-cell table:formula="of:=[.F12]-[.F11]" office:value-type="float" office:value="2200" calcext:value-type="float">
            <text:p>2,200</text:p>
          </table:table-cell>
          <table:table-cell table:formula="of:=[.G$1:.G$1048576]/([.E12]-[.E11])*30.4375" office:value-type="float" office:value="367.925824175824" calcext:value-type="float">
            <text:p>368</text:p>
          </table:table-cell>
          <table:table-cell table:style-name="ce310" table:formula="of:=[.B$1:.B$1048576]+[.F$1:.F$1048576]" office:value-type="float" office:value="95112" calcext:value-type="float">
            <text:p>95,112</text:p>
          </table:table-cell>
          <table:table-cell table:formula="of:=[.B$1:.B$1048576]/[.I$1:.I$1048576]" office:value-type="float" office:value="0.846496761712507" calcext:value-type="float">
            <text:p>0.846</text:p>
          </table:table-cell>
          <table:table-cell table:formula="of:=[.F$1:.F$1048576]/[.I$1:.I$1048576]" office:value-type="float" office:value="0.153503238287493" calcext:value-type="float">
            <text:p>0.154</text:p>
          </table:table-cell>
          <table:table-cell table:formula="of:=[.C$1:.C$1048576]/([.C$1:.C$1048576]+[.G$1:.G$1048576])" office:value-type="percentage" office:value="0.898743498872371" calcext:value-type="percentage">
            <text:p>89.87%</text:p>
          </table:table-cell>
          <table:table-cell table:formula="of:=[.G$1:.G$1048576]/([.C$1:.C$1048576]+[.G$1:.G$1048576])" office:value-type="percentage" office:value="0.101256501127629" calcext:value-type="percentage">
            <text:p>10.1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0-07-05" calcext:value-type="date">
            <text:p>07/05/20</text:p>
          </table:table-cell>
          <table:table-cell office:value-type="float" office:value="107814" calcext:value-type="float">
            <text:p>107,814</text:p>
          </table:table-cell>
          <table:table-cell table:formula="of:=[.B13]-[.B12]" office:value-type="float" office:value="27302" calcext:value-type="float">
            <text:p>27,302</text:p>
          </table:table-cell>
          <table:table-cell table:formula="of:=[.C$1:.C$1048576]/([.A13]-[.A12])*30.4375" office:value-type="float" office:value="4467.76680107527" calcext:value-type="float">
            <text:p>4,468</text:p>
          </table:table-cell>
          <table:table-cell table:style-name="ce317" office:value-type="date" office:date-value="2020-07-05" calcext:value-type="date">
            <text:p>07/05/20</text:p>
          </table:table-cell>
          <table:table-cell office:value-type="float" office:value="18000" calcext:value-type="float">
            <text:p>18,000</text:p>
          </table:table-cell>
          <table:table-cell table:formula="of:=[.F13]-[.F12]" office:value-type="float" office:value="3400" calcext:value-type="float">
            <text:p>3,400</text:p>
          </table:table-cell>
          <table:table-cell table:formula="of:=[.G$1:.G$1048576]/([.E13]-[.E12])*30.4375" office:value-type="float" office:value="556.384408602151" calcext:value-type="float">
            <text:p>556</text:p>
          </table:table-cell>
          <table:table-cell table:style-name="ce310" table:formula="of:=[.B$1:.B$1048576]+[.F$1:.F$1048576]" office:value-type="float" office:value="125814" calcext:value-type="float">
            <text:p>125,814</text:p>
          </table:table-cell>
          <table:table-cell table:formula="of:=[.B$1:.B$1048576]/[.I$1:.I$1048576]" office:value-type="float" office:value="0.856931661023416" calcext:value-type="float">
            <text:p>0.857</text:p>
          </table:table-cell>
          <table:table-cell table:formula="of:=[.F$1:.F$1048576]/[.I$1:.I$1048576]" office:value-type="float" office:value="0.143068338976584" calcext:value-type="float">
            <text:p>0.143</text:p>
          </table:table-cell>
          <table:table-cell table:formula="of:=[.C$1:.C$1048576]/([.C$1:.C$1048576]+[.G$1:.G$1048576])" office:value-type="percentage" office:value="0.889258028792913" calcext:value-type="percentage">
            <text:p>88.93%</text:p>
          </table:table-cell>
          <table:table-cell table:formula="of:=[.G$1:.G$1048576]/([.C$1:.C$1048576]+[.G$1:.G$1048576])" office:value-type="percentage" office:value="0.110741971207087" calcext:value-type="percentage">
            <text:p>11.07%</text:p>
          </table:table-cell>
          <table:table-cell table:number-columns-repeated="1011"/>
        </table:table-row>
        <table:table-row table:style-name="ro2">
          <table:table-cell table:style-name="ce354" office:value-type="date" office:date-value="2021-01-01" calcext:value-type="date">
            <text:p>01/01/21</text:p>
          </table:table-cell>
          <table:table-cell table:style-name="ce356" office:value-type="float" office:value="143756" calcext:value-type="float">
            <text:p>143,756</text:p>
          </table:table-cell>
          <table:table-cell table:style-name="ce356" table:formula="of:=[.B14]-[.B13]" office:value-type="float" office:value="35942" calcext:value-type="float">
            <text:p>35,942</text:p>
          </table:table-cell>
          <table:table-cell table:style-name="ce427" table:formula="of:=[.C$1:.C$1048576]/([.A14]-[.A13])*30.4375" office:value-type="float" office:value="6077.69236111111" calcext:value-type="float">
            <text:p>6,078</text:p>
          </table:table-cell>
          <table:table-cell table:style-name="ce317" office:value-type="date" office:date-value="2021-01-01" calcext:value-type="date">
            <text:p>01/01/21</text:p>
          </table:table-cell>
          <table:table-cell office:value-type="float" office:value="20600" calcext:value-type="float">
            <text:p>20,600</text:p>
          </table:table-cell>
          <table:table-cell table:formula="of:=[.F14]-[.F13]" office:value-type="float" office:value="2600" calcext:value-type="float">
            <text:p>2,600</text:p>
          </table:table-cell>
          <table:table-cell table:formula="of:=[.G$1:.G$1048576]/([.E14]-[.E13])*30.4375" office:value-type="float" office:value="439.652777777778" calcext:value-type="float">
            <text:p>440</text:p>
          </table:table-cell>
          <table:table-cell table:style-name="ce310" table:formula="of:=[.B$1:.B$1048576]+[.F$1:.F$1048576]" office:value-type="float" office:value="164356" calcext:value-type="float">
            <text:p>164,356</text:p>
          </table:table-cell>
          <table:table-cell table:formula="of:=[.B$1:.B$1048576]/[.I$1:.I$1048576]" office:value-type="float" office:value="0.874662318382049" calcext:value-type="float">
            <text:p>0.875</text:p>
          </table:table-cell>
          <table:table-cell table:formula="of:=[.F$1:.F$1048576]/[.I$1:.I$1048576]" office:value-type="float" office:value="0.125337681617951" calcext:value-type="float">
            <text:p>0.125</text:p>
          </table:table-cell>
          <table:table-cell table:formula="of:=[.C$1:.C$1048576]/([.C$1:.C$1048576]+[.G$1:.G$1048576])" office:value-type="percentage" office:value="0.932541123968658" calcext:value-type="percentage">
            <text:p>93.25%</text:p>
          </table:table-cell>
          <table:table-cell table:formula="of:=[.G$1:.G$1048576]/([.C$1:.C$1048576]+[.G$1:.G$1048576])" office:value-type="percentage" office:value="0.0674588760313424" calcext:value-type="percentage">
            <text:p>6.75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1-07-06" calcext:value-type="date">
            <text:p>07/06/21</text:p>
          </table:table-cell>
          <table:table-cell office:value-type="float" office:value="180119" calcext:value-type="float">
            <text:p>180,119</text:p>
          </table:table-cell>
          <table:table-cell table:formula="of:=[.B15]-[.B14]" office:value-type="float" office:value="36363" calcext:value-type="float">
            <text:p>36,363</text:p>
          </table:table-cell>
          <table:table-cell table:formula="of:=[.C$1:.C$1048576]/([.A15]-[.A14])*30.4375" office:value-type="float" office:value="5950.53125" calcext:value-type="float">
            <text:p>5,951</text:p>
          </table:table-cell>
          <table:table-cell table:style-name="ce317" office:value-type="date" office:date-value="2021-07-06" calcext:value-type="date">
            <text:p>07/06/21</text:p>
          </table:table-cell>
          <table:table-cell office:value-type="float" office:value="22700" calcext:value-type="float">
            <text:p>22,700</text:p>
          </table:table-cell>
          <table:table-cell table:formula="of:=[.F15]-[.F14]" office:value-type="float" office:value="2100" calcext:value-type="float">
            <text:p>2,100</text:p>
          </table:table-cell>
          <table:table-cell table:formula="of:=[.G$1:.G$1048576]/([.E15]-[.E14])*30.4375" office:value-type="float" office:value="343.649193548387" calcext:value-type="float">
            <text:p>344</text:p>
          </table:table-cell>
          <table:table-cell table:style-name="ce310" table:formula="of:=[.B$1:.B$1048576]+[.F$1:.F$1048576]" office:value-type="float" office:value="202819" calcext:value-type="float">
            <text:p>202,819</text:p>
          </table:table-cell>
          <table:table-cell table:formula="of:=[.B$1:.B$1048576]/[.I$1:.I$1048576]" office:value-type="float" office:value="0.888077546975382" calcext:value-type="float">
            <text:p>0.888</text:p>
          </table:table-cell>
          <table:table-cell table:formula="of:=[.F$1:.F$1048576]/[.I$1:.I$1048576]" office:value-type="float" office:value="0.111922453024618" calcext:value-type="float">
            <text:p>0.112</text:p>
          </table:table-cell>
          <table:table-cell table:formula="of:=[.C$1:.C$1048576]/([.C$1:.C$1048576]+[.G$1:.G$1048576])" office:value-type="percentage" office:value="0.94540207472116" calcext:value-type="percentage">
            <text:p>94.54%</text:p>
          </table:table-cell>
          <table:table-cell table:formula="of:=[.G$1:.G$1048576]/([.C$1:.C$1048576]+[.G$1:.G$1048576])" office:value-type="percentage" office:value="0.0545979252788394" calcext:value-type="percentage">
            <text:p>5.46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01-01" calcext:value-type="date">
            <text:p>01/01/22</text:p>
          </table:table-cell>
          <table:table-cell office:value-type="float" office:value="211546" calcext:value-type="float">
            <text:p>211,546</text:p>
          </table:table-cell>
          <table:table-cell table:formula="of:=[.B16]-[.B15]" office:value-type="float" office:value="31427" calcext:value-type="float">
            <text:p>31,427</text:p>
          </table:table-cell>
          <table:table-cell table:formula="of:=[.C$1:.C$1048576]/([.A16]-[.A15])*30.4375" office:value-type="float" office:value="5343.90677374302" calcext:value-type="float">
            <text:p>5,344</text:p>
          </table:table-cell>
          <table:table-cell table:style-name="ce317" office:value-type="date" office:date-value="2022-01-01" calcext:value-type="date">
            <text:p>01/01/22</text:p>
          </table:table-cell>
          <table:table-cell office:value-type="float" office:value="24400" calcext:value-type="float">
            <text:p>24,400</text:p>
          </table:table-cell>
          <table:table-cell table:formula="of:=[.F16]-[.F15]" office:value-type="float" office:value="1700" calcext:value-type="float">
            <text:p>1,700</text:p>
          </table:table-cell>
          <table:table-cell table:formula="of:=[.G$1:.G$1048576]/([.E16]-[.E15])*30.4375" office:value-type="float" office:value="289.071229050279" calcext:value-type="float">
            <text:p>289</text:p>
          </table:table-cell>
          <table:table-cell table:style-name="ce310" table:formula="of:=[.B$1:.B$1048576]+[.F$1:.F$1048576]" office:value-type="float" office:value="235946" calcext:value-type="float">
            <text:p>235,946</text:p>
          </table:table-cell>
          <table:table-cell table:formula="of:=[.B$1:.B$1048576]/[.I$1:.I$1048576]" office:value-type="float" office:value="0.896586507082129" calcext:value-type="float">
            <text:p>0.897</text:p>
          </table:table-cell>
          <table:table-cell table:formula="of:=[.F$1:.F$1048576]/[.I$1:.I$1048576]" office:value-type="float" office:value="0.103413492917871" calcext:value-type="float">
            <text:p>0.103</text:p>
          </table:table-cell>
          <table:table-cell table:formula="of:=[.C$1:.C$1048576]/([.C$1:.C$1048576]+[.G$1:.G$1048576])" office:value-type="percentage" office:value="0.94868234370755" calcext:value-type="percentage">
            <text:p>94.87%</text:p>
          </table:table-cell>
          <table:table-cell table:formula="of:=[.G$1:.G$1048576]/([.C$1:.C$1048576]+[.G$1:.G$1048576])" office:value-type="percentage" office:value="0.0513176562924503" calcext:value-type="percentage">
            <text:p>5.1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08-02" calcext:value-type="date">
            <text:p>08/02/22</text:p>
          </table:table-cell>
          <table:table-cell office:value-type="float" office:value="240137" calcext:value-type="float">
            <text:p>240,137</text:p>
          </table:table-cell>
          <table:table-cell table:formula="of:=[.B17]-[.B16]" office:value-type="float" office:value="28591" calcext:value-type="float">
            <text:p>28,591</text:p>
          </table:table-cell>
          <table:table-cell table:formula="of:=[.C$1:.C$1048576]/([.A17]-[.A16])*30.4375" office:value-type="float" office:value="4085.62705399061" calcext:value-type="float">
            <text:p>4,086</text:p>
          </table:table-cell>
          <table:table-cell table:style-name="ce317" office:value-type="date" office:date-value="2022-08-02" calcext:value-type="date">
            <text:p>08/02/22</text:p>
          </table:table-cell>
          <table:table-cell office:value-type="float" office:value="25800" calcext:value-type="float">
            <text:p>25,800</text:p>
          </table:table-cell>
          <table:table-cell table:formula="of:=[.F17]-[.F16]" office:value-type="float" office:value="1400" calcext:value-type="float">
            <text:p>1,400</text:p>
          </table:table-cell>
          <table:table-cell table:formula="of:=[.G$1:.G$1048576]/([.E17]-[.E16])*30.4375" office:value-type="float" office:value="200.058685446009" calcext:value-type="float">
            <text:p>200</text:p>
          </table:table-cell>
          <table:table-cell table:style-name="ce310" table:formula="of:=[.B$1:.B$1048576]+[.F$1:.F$1048576]" office:value-type="float" office:value="265937" calcext:value-type="float">
            <text:p>265,937</text:p>
          </table:table-cell>
          <table:table-cell table:formula="of:=[.B$1:.B$1048576]/[.I$1:.I$1048576]" office:value-type="float" office:value="0.902984541451547" calcext:value-type="float">
            <text:p>0.903</text:p>
          </table:table-cell>
          <table:table-cell table:formula="of:=[.F$1:.F$1048576]/[.I$1:.I$1048576]" office:value-type="float" office:value="0.0970154585484532" calcext:value-type="float">
            <text:p>0.097</text:p>
          </table:table-cell>
          <table:table-cell table:formula="of:=[.C$1:.C$1048576]/([.C$1:.C$1048576]+[.G$1:.G$1048576])" office:value-type="percentage" office:value="0.953319329132073" calcext:value-type="percentage">
            <text:p>95.33%</text:p>
          </table:table-cell>
          <table:table-cell table:formula="of:=[.G$1:.G$1048576]/([.C$1:.C$1048576]+[.G$1:.G$1048576])" office:value-type="percentage" office:value="0.046680670867927" calcext:value-type="percentage">
            <text:p>4.67%</text:p>
          </table:table-cell>
          <table:table-cell table:number-columns-repeated="1011"/>
        </table:table-row>
        <table:table-row table:style-name="ro2">
          <table:table-cell table:style-name="ce354" office:value-type="date" office:date-value="2022-09-20" calcext:value-type="date">
            <text:p>09/20/22</text:p>
          </table:table-cell>
          <table:table-cell table:style-name="ce356" office:value-type="float" office:value="249674" calcext:value-type="float">
            <text:p>249,674</text:p>
          </table:table-cell>
          <table:table-cell table:style-name="ce356" table:formula="of:=[.B18]-[.B17]" office:value-type="float" office:value="9537" calcext:value-type="float">
            <text:p>9,537</text:p>
          </table:table-cell>
          <table:table-cell table:style-name="ce427" table:formula="of:=[.C$1:.C$1048576]/([.A18]-[.A17])*30.4375" office:value-type="float" office:value="5924.13137755102" calcext:value-type="float">
            <text:p>5,924</text:p>
          </table:table-cell>
          <table:table-cell table:style-name="ce317" office:value-type="date" office:date-value="2022-09-20" calcext:value-type="date">
            <text:p>09/20/22</text:p>
          </table:table-cell>
          <table:table-cell table:formula="of:=985*25+9" office:value-type="float" office:value="24634" calcext:value-type="float">
            <text:p>24,634</text:p>
          </table:table-cell>
          <table:table-cell table:formula="of:=[.F18]-[.F17]" office:value-type="float" office:value="-1166" calcext:value-type="float">
            <text:p>-1,166</text:p>
          </table:table-cell>
          <table:table-cell table:formula="of:=[.G$1:.G$1048576]/([.E18]-[.E17])*30.4375" office:value-type="float" office:value="-724.288265306122" calcext:value-type="float">
            <text:p>-724</text:p>
          </table:table-cell>
          <table:table-cell table:style-name="ce310" table:formula="of:=[.B$1:.B$1048576]+[.F$1:.F$1048576]" office:value-type="float" office:value="274308" calcext:value-type="float">
            <text:p>274,308</text:p>
          </table:table-cell>
          <table:table-cell table:formula="of:=[.B$1:.B$1048576]/[.I$1:.I$1048576]" office:value-type="float" office:value="0.910195838254808" calcext:value-type="float">
            <text:p>0.910</text:p>
          </table:table-cell>
          <table:table-cell table:formula="of:=[.F$1:.F$1048576]/[.I$1:.I$1048576]" office:value-type="float" office:value="0.0898041617451915" calcext:value-type="float">
            <text:p>0.090</text:p>
          </table:table-cell>
          <table:table-cell table:formula="of:=[.C$1:.C$1048576]/([.C$1:.C$1048576]+[.G$1:.G$1048576])" office:value-type="percentage" office:value="1.13929040735874" calcext:value-type="percentage">
            <text:p>113.93%</text:p>
          </table:table-cell>
          <table:table-cell table:formula="of:=[.G$1:.G$1048576]/([.C$1:.C$1048576]+[.G$1:.G$1048576])" office:value-type="percentage" office:value="-0.139290407358738" calcext:value-type="percentage">
            <text:p>-13.93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10-23" calcext:value-type="date">
            <text:p>10/23/22</text:p>
          </table:table-cell>
          <table:table-cell office:value-type="float" office:value="254349" calcext:value-type="float">
            <text:p>254,349</text:p>
          </table:table-cell>
          <table:table-cell table:formula="of:=[.B19]-[.B18]" office:value-type="float" office:value="4675" calcext:value-type="float">
            <text:p>4,675</text:p>
          </table:table-cell>
          <table:table-cell table:formula="of:=[.C$1:.C$1048576]/([.A19]-[.A18])*30.4375" office:value-type="float" office:value="4311.97916666667" calcext:value-type="float">
            <text:p>4,312</text:p>
          </table:table-cell>
          <table:table-cell table:style-name="ce317" office:value-type="date" office:date-value="2022-10-23" calcext:value-type="date">
            <text:p>10/23/22</text:p>
          </table:table-cell>
          <table:table-cell table:formula="of:=992*25+4" office:value-type="float" office:value="24804" calcext:value-type="float">
            <text:p>24,804</text:p>
          </table:table-cell>
          <table:table-cell table:formula="of:=[.F19]-[.F18]" office:value-type="float" office:value="170" calcext:value-type="float">
            <text:p>170</text:p>
          </table:table-cell>
          <table:table-cell table:formula="of:=[.G$1:.G$1048576]/([.E19]-[.E18])*30.4375" office:value-type="float" office:value="156.799242424242" calcext:value-type="float">
            <text:p>157</text:p>
          </table:table-cell>
          <table:table-cell table:style-name="ce310" table:formula="of:=[.B$1:.B$1048576]+[.F$1:.F$1048576]" office:value-type="float" office:value="279153" calcext:value-type="float">
            <text:p>279,153</text:p>
          </table:table-cell>
          <table:table-cell table:formula="of:=[.B$1:.B$1048576]/[.I$1:.I$1048576]" office:value-type="float" office:value="0.91114550085437" calcext:value-type="float">
            <text:p>0.911</text:p>
          </table:table-cell>
          <table:table-cell table:formula="of:=[.F$1:.F$1048576]/[.I$1:.I$1048576]" office:value-type="float" office:value="0.0888544991456298" calcext:value-type="float">
            <text:p>0.089</text:p>
          </table:table-cell>
          <table:table-cell table:formula="of:=[.C$1:.C$1048576]/([.C$1:.C$1048576]+[.G$1:.G$1048576])" office:value-type="percentage" office:value="0.964912280701754" calcext:value-type="percentage">
            <text:p>96.49%</text:p>
          </table:table-cell>
          <table:table-cell table:formula="of:=[.G$1:.G$1048576]/([.C$1:.C$1048576]+[.G$1:.G$1048576])" office:value-type="percentage" office:value="0.0350877192982456" calcext:value-type="percentage">
            <text:p>3.51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3-01-01" calcext:value-type="date">
            <text:p>01/01/23</text:p>
          </table:table-cell>
          <table:table-cell office:value-type="float" office:value="264053" calcext:value-type="float">
            <text:p>264,053</text:p>
          </table:table-cell>
          <table:table-cell table:formula="of:=[.B20]-[.B19]" office:value-type="float" office:value="9704" calcext:value-type="float">
            <text:p>9,704</text:p>
          </table:table-cell>
          <table:table-cell table:formula="of:=[.C$1:.C$1048576]/([.A20]-[.A19])*30.4375" office:value-type="float" office:value="4219.50714285714" calcext:value-type="float">
            <text:p>4,220</text:p>
          </table:table-cell>
          <table:table-cell table:style-name="ce317" office:value-type="date" office:date-value="2023-01-01" calcext:value-type="date">
            <text:p>01/01/23</text:p>
          </table:table-cell>
          <table:table-cell table:formula="of:=1003*25-2" office:value-type="float" office:value="25073" calcext:value-type="float">
            <text:p>25,073</text:p>
          </table:table-cell>
          <table:table-cell table:formula="of:=[.F20]-[.F19]" office:value-type="float" office:value="269" calcext:value-type="float">
            <text:p>269</text:p>
          </table:table-cell>
          <table:table-cell table:formula="of:=[.G$1:.G$1048576]/([.E20]-[.E19])*30.4375" office:value-type="float" office:value="116.966964285714" calcext:value-type="float">
            <text:p>117</text:p>
          </table:table-cell>
          <table:table-cell table:style-name="ce310" table:formula="of:=[.B$1:.B$1048576]+[.F$1:.F$1048576]" office:value-type="float" office:value="289126" calcext:value-type="float">
            <text:p>289,126</text:p>
          </table:table-cell>
          <table:table-cell table:formula="of:=[.B$1:.B$1048576]/[.I$1:.I$1048576]" office:value-type="float" office:value="0.913280023242462" calcext:value-type="float">
            <text:p>0.913</text:p>
          </table:table-cell>
          <table:table-cell table:formula="of:=[.F$1:.F$1048576]/[.I$1:.I$1048576]" office:value-type="float" office:value="0.0867199767575382" calcext:value-type="float">
            <text:p>0.087</text:p>
          </table:table-cell>
          <table:table-cell table:formula="of:=[.C$1:.C$1048576]/([.C$1:.C$1048576]+[.G$1:.G$1048576])" office:value-type="percentage" office:value="0.973027173368094" calcext:value-type="percentage">
            <text:p>97.30%</text:p>
          </table:table-cell>
          <table:table-cell table:formula="of:=[.G$1:.G$1048576]/([.C$1:.C$1048576]+[.G$1:.G$1048576])" office:value-type="percentage" office:value="0.0269728266319061" calcext:value-type="percentage">
            <text:p>2.7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3-03-01" calcext:value-type="date">
            <text:p>03/01/23</text:p>
          </table:table-cell>
          <table:table-cell office:value-type="float" office:value="272588" calcext:value-type="float">
            <text:p>272,588</text:p>
          </table:table-cell>
          <table:table-cell table:formula="of:=[.B21]-[.B20]" office:value-type="float" office:value="8535" calcext:value-type="float">
            <text:p>8,535</text:p>
          </table:table-cell>
          <table:table-cell table:formula="of:=[.C$1:.C$1048576]/([.A21]-[.A20])*30.4375" office:value-type="float" office:value="4403.11970338983" calcext:value-type="float">
            <text:p>4,403</text:p>
          </table:table-cell>
          <table:table-cell table:style-name="ce317" office:value-type="date" office:date-value="2023-03-01" calcext:value-type="date">
            <text:p>03/01/23</text:p>
          </table:table-cell>
          <table:table-cell table:formula="of:=4+25*1013" office:value-type="float" office:value="25329" calcext:value-type="float">
            <text:p>25,329</text:p>
          </table:table-cell>
          <table:table-cell table:formula="of:=[.F21]-[.F20]" office:value-type="float" office:value="256" calcext:value-type="float">
            <text:p>256</text:p>
          </table:table-cell>
          <table:table-cell table:formula="of:=[.G$1:.G$1048576]/([.E21]-[.E20])*30.4375" office:value-type="float" office:value="132.06779661017" calcext:value-type="float">
            <text:p>132</text:p>
          </table:table-cell>
          <table:table-cell table:style-name="ce310" table:formula="of:=[.B$1:.B$1048576]+[.F$1:.F$1048576]" office:value-type="float" office:value="297917" calcext:value-type="float">
            <text:p>297,917</text:p>
          </table:table-cell>
          <table:table-cell table:formula="of:=[.B$1:.B$1048576]/[.I$1:.I$1048576]" office:value-type="float" office:value="0.914979675547216" calcext:value-type="float">
            <text:p>0.915</text:p>
          </table:table-cell>
          <table:table-cell table:formula="of:=[.F$1:.F$1048576]/[.I$1:.I$1048576]" office:value-type="float" office:value="0.0850203244527838" calcext:value-type="float">
            <text:p>0.085</text:p>
          </table:table-cell>
          <table:table-cell table:formula="of:=[.C$1:.C$1048576]/([.C$1:.C$1048576]+[.G$1:.G$1048576])" office:value-type="percentage" office:value="0.970879308383574" calcext:value-type="percentage">
            <text:p>97.09%</text:p>
          </table:table-cell>
          <table:table-cell table:formula="of:=[.G$1:.G$1048576]/([.C$1:.C$1048576]+[.G$1:.G$1048576])" office:value-type="percentage" office:value="0.0291206916164259" calcext:value-type="percentage">
            <text:p>2.91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3-04-03" calcext:value-type="date">
            <text:p>04/03/23</text:p>
          </table:table-cell>
          <table:table-cell/>
          <table:table-cell table:formula="of:=[.B22]-[.B21]" office:value-type="float" office:value="-272588" calcext:value-type="float">
            <text:p>-272,588</text:p>
          </table:table-cell>
          <table:table-cell table:formula="of:=[.C$1:.C$1048576]/([.A22]-[.A21])*30.4375" office:value-type="float" office:value="-251421.128787879" calcext:value-type="float">
            <text:p>-251,421</text:p>
          </table:table-cell>
          <table:table-cell table:style-name="ce317" office:value-type="date" office:date-value="2023-04-03" calcext:value-type="date">
            <text:p>04/03/23</text:p>
          </table:table-cell>
          <table:table-cell table:formula="of:=25*1017+15" office:value-type="float" office:value="25440" calcext:value-type="float">
            <text:p>25,440</text:p>
          </table:table-cell>
          <table:table-cell table:formula="of:=[.F22]-[.F21]" office:value-type="float" office:value="111" calcext:value-type="float">
            <text:p>111</text:p>
          </table:table-cell>
          <table:table-cell table:formula="of:=[.G$1:.G$1048576]/([.E22]-[.E21])*30.4375" office:value-type="float" office:value="102.380681818182" calcext:value-type="float">
            <text:p>102</text:p>
          </table:table-cell>
          <table:table-cell table:style-name="ce310" table:formula="of:=[.B$1:.B$1048576]+[.F$1:.F$1048576]" office:value-type="float" office:value="25440" calcext:value-type="float">
            <text:p>25,440</text:p>
          </table:table-cell>
          <table:table-cell table:formula="of:=[.B$1:.B$1048576]/[.I$1:.I$1048576]" office:value-type="float" office:value="0" calcext:value-type="float">
            <text:p>0.000</text:p>
          </table:table-cell>
          <table:table-cell table:formula="of:=[.F$1:.F$1048576]/[.I$1:.I$1048576]" office:value-type="float" office:value="1" calcext:value-type="float">
            <text:p>1.000</text:p>
          </table:table-cell>
          <table:table-cell table:formula="of:=[.C$1:.C$1048576]/([.C$1:.C$1048576]+[.G$1:.G$1048576])" office:value-type="percentage" office:value="1.00040737383339" calcext:value-type="percentage">
            <text:p>100.04%</text:p>
          </table:table-cell>
          <table:table-cell table:formula="of:=[.G$1:.G$1048576]/([.C$1:.C$1048576]+[.G$1:.G$1048576])" office:value-type="percentage" office:value="-0.000407373833387772" calcext:value-type="percentage">
            <text:p>-0.04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3]-[.B22]" office:value-type="float" office:value="0" calcext:value-type="float">
            <text:p>0</text:p>
          </table:table-cell>
          <table:table-cell table:formula="of:=[.C$1:.C$1048576]/([.A23]-[.A22])*30.4375" office:value-type="float" office:value="-0" calcext:value-type="float">
            <text:p>0</text:p>
          </table:table-cell>
          <table:table-cell table:number-columns-repeated="2"/>
          <table:table-cell table:formula="of:=[.F23]-[.F22]" office:value-type="float" office:value="-25440" calcext:value-type="float">
            <text:p>-25,440</text:p>
          </table:table-cell>
          <table:table-cell table:formula="of:=[.G$1:.G$1048576]/([.E23]-[.E22])*30.4375" office:value-type="float" office:value="17.2000710810991" calcext:value-type="float">
            <text:p>17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percentage" office:value="-0" calcext:value-type="percentage">
            <text:p>0.00%</text:p>
          </table:table-cell>
          <table:table-cell table:formula="of:=[.G$1:.G$1048576]/([.C$1:.C$1048576]+[.G$1:.G$1048576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4]-[.B23]" office:value-type="float" office:value="0" calcext:value-type="float">
            <text:p>0</text:p>
          </table:table-cell>
          <table:table-cell table:formula="of:=[.C$1:.C$1048576]/([.A24]-[.A23])*30.4375" office:value-type="string" office:string-value="" calcext:value-type="error">
            <text:p>#DIV/0!</text:p>
          </table:table-cell>
          <table:table-cell table:number-columns-repeated="2"/>
          <table:table-cell table:formula="of:=[.F24]-[.F23]" office:value-type="float" office:value="0" calcext:value-type="float">
            <text:p>0</text:p>
          </table:table-cell>
          <table:table-cell table:formula="of:=[.G$1:.G$1048576]/([.E24]-[.E23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5]-[.B24]" office:value-type="float" office:value="0" calcext:value-type="float">
            <text:p>0</text:p>
          </table:table-cell>
          <table:table-cell table:formula="of:=[.C$1:.C$1048576]/([.A25]-[.A24])*30.4375" office:value-type="string" office:string-value="" calcext:value-type="error">
            <text:p>#DIV/0!</text:p>
          </table:table-cell>
          <table:table-cell table:number-columns-repeated="2"/>
          <table:table-cell table:formula="of:=[.F25]-[.F24]" office:value-type="float" office:value="0" calcext:value-type="float">
            <text:p>0</text:p>
          </table:table-cell>
          <table:table-cell table:formula="of:=[.G$1:.G$1048576]/([.E25]-[.E24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6]-[.B25]" office:value-type="float" office:value="0" calcext:value-type="float">
            <text:p>0</text:p>
          </table:table-cell>
          <table:table-cell table:formula="of:=[.C$1:.C$1048576]/([.A26]-[.A25])*30.4375" office:value-type="string" office:string-value="" calcext:value-type="error">
            <text:p>#DIV/0!</text:p>
          </table:table-cell>
          <table:table-cell table:number-columns-repeated="2"/>
          <table:table-cell table:formula="of:=[.F26]-[.F25]" office:value-type="float" office:value="0" calcext:value-type="float">
            <text:p>0</text:p>
          </table:table-cell>
          <table:table-cell table:formula="of:=[.G$1:.G$1048576]/([.E26]-[.E25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7]-[.B26]" office:value-type="float" office:value="0" calcext:value-type="float">
            <text:p>0</text:p>
          </table:table-cell>
          <table:table-cell table:formula="of:=[.C$1:.C$1048576]/([.A27]-[.A26])*30.4375" office:value-type="string" office:string-value="" calcext:value-type="error">
            <text:p>#DIV/0!</text:p>
          </table:table-cell>
          <table:table-cell table:number-columns-repeated="2"/>
          <table:table-cell table:formula="of:=[.F27]-[.F26]" office:value-type="float" office:value="0" calcext:value-type="float">
            <text:p>0</text:p>
          </table:table-cell>
          <table:table-cell table:formula="of:=[.G$1:.G$1048576]/([.E27]-[.E26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8]-[.B27]" office:value-type="float" office:value="0" calcext:value-type="float">
            <text:p>0</text:p>
          </table:table-cell>
          <table:table-cell table:formula="of:=[.C$1:.C$1048576]/([.A28]-[.A27])*30.4375" office:value-type="string" office:string-value="" calcext:value-type="error">
            <text:p>#DIV/0!</text:p>
          </table:table-cell>
          <table:table-cell table:number-columns-repeated="2"/>
          <table:table-cell table:formula="of:=[.F28]-[.F27]" office:value-type="float" office:value="0" calcext:value-type="float">
            <text:p>0</text:p>
          </table:table-cell>
          <table:table-cell table:formula="of:=[.G$1:.G$1048576]/([.E28]-[.E27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9]-[.B28]" office:value-type="float" office:value="0" calcext:value-type="float">
            <text:p>0</text:p>
          </table:table-cell>
          <table:table-cell table:formula="of:=[.C$1:.C$1048576]/([.A29]-[.A28])*30.4375" office:value-type="string" office:string-value="" calcext:value-type="error">
            <text:p>#DIV/0!</text:p>
          </table:table-cell>
          <table:table-cell table:number-columns-repeated="2"/>
          <table:table-cell table:formula="of:=[.F29]-[.F28]" office:value-type="float" office:value="0" calcext:value-type="float">
            <text:p>0</text:p>
          </table:table-cell>
          <table:table-cell table:formula="of:=[.G$1:.G$1048576]/([.E29]-[.E28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30]-[.B29]" office:value-type="float" office:value="0" calcext:value-type="float">
            <text:p>0</text:p>
          </table:table-cell>
          <table:table-cell table:formula="of:=[.C$1:.C$1048576]/([.A30]-[.A29])*30.4375" office:value-type="string" office:string-value="" calcext:value-type="error">
            <text:p>#DIV/0!</text:p>
          </table:table-cell>
          <table:table-cell table:number-columns-repeated="2"/>
          <table:table-cell table:formula="of:=[.F30]-[.F29]" office:value-type="float" office:value="0" calcext:value-type="float">
            <text:p>0</text:p>
          </table:table-cell>
          <table:table-cell table:formula="of:=[.G$1:.G$1048576]/([.E30]-[.E29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31]-[.B30]" office:value-type="float" office:value="0" calcext:value-type="float">
            <text:p>0</text:p>
          </table:table-cell>
          <table:table-cell table:formula="of:=[.C$1:.C$1048576]/([.A31]-[.A30])*30.4375" office:value-type="string" office:string-value="" calcext:value-type="error">
            <text:p>#DIV/0!</text:p>
          </table:table-cell>
          <table:table-cell table:number-columns-repeated="2"/>
          <table:table-cell table:formula="of:=[.F31]-[.F30]" office:value-type="float" office:value="0" calcext:value-type="float">
            <text:p>0</text:p>
          </table:table-cell>
          <table:table-cell table:formula="of:=[.G$1:.G$1048576]/([.E31]-[.E30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formula="of:=[.C$1:.C$1048576]/([.C$1:.C$1048576]+[.G$1:.G$1048576])" office:value-type="string" office:string-value="" calcext:value-type="error">
            <text:p>#DIV/0!</text:p>
          </table:table-cell>
          <table:table-cell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shin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310"/>
        <table:table-column table:style-name="co1" table:default-cell-style-name="ce336"/>
        <table:table-column table:style-name="co1" table:default-cell-style-name="Default"/>
        <table:table-column table:style-name="co1" table:number-columns-repeated="3" table:default-cell-style-name="ce310"/>
        <table:table-column table:style-name="co12" table:default-cell-style-name="Default"/>
        <table:table-column table:style-name="co14" table:number-columns-repeated="2" table:default-cell-style-name="ce343"/>
        <table:table-column table:style-name="co1" table:number-columns-repeated="1013" table:default-cell-style-name="Default"/>
        <table:table-row table:style-name="ro2"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AO3 Works</text:p>
          </table:table-cell>
          <table:table-cell table:style-name="ce333" office:value-type="string" calcext:value-type="string">
            <text:p>Increase</text:p>
          </table:table-cell>
          <table:table-cell table:style-name="ce335" office:value-type="string" calcext:value-type="string">
            <text:p>Inc / Month</text:p>
          </table:table-cell>
          <table:table-cell table:style-name="ce330" office:value-type="string" calcext:value-type="string">
            <text:p>WBM Date</text:p>
          </table:table-cell>
          <table:table-cell table:style-name="ce333" office:value-type="string" calcext:value-type="string">
            <text:p>FFN Works</text:p>
          </table:table-cell>
          <table:table-cell table:style-name="ce333" office:value-type="string" calcext:value-type="string">
            <text:p>Increase</text:p>
          </table:table-cell>
          <table:table-cell table:style-name="ce333" office:value-type="string" calcext:value-type="string">
            <text:p>Inc / Month</text:p>
          </table:table-cell>
          <table:table-cell table:style-name="ce330" office:value-type="string" calcext:value-type="string">
            <text:p>Total</text:p>
          </table:table-cell>
          <table:table-cell table:style-name="ce342" office:value-type="string" calcext:value-type="string">
            <text:p>% AO3</text:p>
          </table:table-cell>
          <table:table-cell table:style-name="ce342" office:value-type="string" calcext:value-type="string">
            <text:p>% FFN</text:p>
          </table:table-cell>
          <table:table-cell table:style-name="ce342" office:value-type="string" calcext:value-type="string">
            <text:p>'% Inc AO3</text:p>
          </table:table-cell>
          <table:table-cell table:style-name="ce342" office:value-type="string" calcext:value-type="string">
            <text:p>'% Inc FFN</text:p>
          </table:table-cell>
          <table:table-cell table:style-name="ce330" table:number-columns-repeated="1011"/>
        </table:table-row>
        <table:table-row table:style-name="ro2">
          <table:table-cell table:style-name="ce317" office:value-type="date" office:date-value="2020-10-01" calcext:value-type="date">
            <text:p>10/01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17" office:value-type="date" office:date-value="2020-10-01" calcext:value-type="date">
            <text:p>10/01/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10" table:formula="of:=[.B$1:.B$1048576]+[.F$1:.F$1048576]" office:value-type="float" office:value="8" calcext:value-type="float">
            <text:p>8</text:p>
          </table:table-cell>
          <table:table-cell table:formula="of:=[.B$1:.B$1048576]/[.I$1:.I$1048576]" office:value-type="percentage" office:value="1" calcext:value-type="percentage">
            <text:p>100.00%</text:p>
          </table:table-cell>
          <table:table-cell table:formula="of:=[.F$1:.F$1048576]/[.I$1:.I$1048576]" office:value-type="percentage" office:value="0" calcext:value-type="percentage">
            <text:p>0.00%</text:p>
          </table:table-cell>
          <table:table-cell table:style-name="ce343" table:number-columns-repeated="2"/>
          <table:table-cell table:number-columns-repeated="1011"/>
        </table:table-row>
        <table:table-row table:style-name="ro2">
          <table:table-cell table:style-name="ce317" office:value-type="date" office:date-value="2021-01-01" calcext:value-type="date">
            <text:p>01/01/21</text:p>
          </table:table-cell>
          <table:table-cell office:value-type="float" office:value="4092" calcext:value-type="float">
            <text:p>4,092</text:p>
          </table:table-cell>
          <table:table-cell table:formula="of:=[.B3]-[.B2]" office:value-type="float" office:value="4084" calcext:value-type="float">
            <text:p>4,084</text:p>
          </table:table-cell>
          <table:table-cell table:formula="of:=[.C$1:.C$1048576]/([.A3]-[.A2])*30.4375" office:value-type="float" office:value="1351.16032608696" calcext:value-type="float">
            <text:p>1,351</text:p>
          </table:table-cell>
          <table:table-cell table:style-name="ce317" office:value-type="date" office:date-value="2021-01-01" calcext:value-type="date">
            <text:p>01/01/21</text:p>
          </table:table-cell>
          <table:table-cell office:value-type="float" office:value="91" calcext:value-type="float">
            <text:p>91</text:p>
          </table:table-cell>
          <table:table-cell table:formula="of:=[.F3]-[.F2]" office:value-type="float" office:value="91" calcext:value-type="float">
            <text:p>91</text:p>
          </table:table-cell>
          <table:table-cell table:formula="of:=[.G$1:.G$1048576]/([.E3]-[.E2])*30.4375" office:value-type="float" office:value="30.1066576086956" calcext:value-type="float">
            <text:p>30</text:p>
          </table:table-cell>
          <table:table-cell table:style-name="ce310" table:formula="of:=[.B$1:.B$1048576]+[.F$1:.F$1048576]" office:value-type="float" office:value="4183" calcext:value-type="float">
            <text:p>4,183</text:p>
          </table:table-cell>
          <table:table-cell table:formula="of:=[.B$1:.B$1048576]/[.I$1:.I$1048576]" office:value-type="percentage" office:value="0.978245278508248" calcext:value-type="percentage">
            <text:p>97.82%</text:p>
          </table:table-cell>
          <table:table-cell table:formula="of:=[.F$1:.F$1048576]/[.I$1:.I$1048576]" office:value-type="percentage" office:value="0.0217547214917523" calcext:value-type="percentage">
            <text:p>2.18%</text:p>
          </table:table-cell>
          <table:table-cell table:style-name="ce343" table:formula="of:=[.C$1:.C$1048576]/([.C$1:.C$1048576]+[.G$1:.G$1048576])" office:value-type="percentage" office:value="0.978203592814371" calcext:value-type="percentage">
            <text:p>97.82%</text:p>
          </table:table-cell>
          <table:table-cell table:style-name="ce343" table:formula="of:=[.G$1:.G$1048576]/([.C$1:.C$1048576]+[.G$1:.G$1048576])" office:value-type="percentage" office:value="0.0217964071856287" calcext:value-type="percentage">
            <text:p>2.1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1-04-01" calcext:value-type="date">
            <text:p>04/01/21</text:p>
          </table:table-cell>
          <table:table-cell office:value-type="float" office:value="12867" calcext:value-type="float">
            <text:p>12,867</text:p>
          </table:table-cell>
          <table:table-cell table:formula="of:=[.B4]-[.B3]" office:value-type="float" office:value="8775" calcext:value-type="float">
            <text:p>8,775</text:p>
          </table:table-cell>
          <table:table-cell table:formula="of:=[.C$1:.C$1048576]/([.A4]-[.A3])*30.4375" office:value-type="float" office:value="2967.65625" calcext:value-type="float">
            <text:p>2,968</text:p>
          </table:table-cell>
          <table:table-cell table:style-name="ce317" office:value-type="date" office:date-value="2021-04-01" calcext:value-type="date">
            <text:p>04/01/21</text:p>
          </table:table-cell>
          <table:table-cell office:value-type="float" office:value="307" calcext:value-type="float">
            <text:p>307</text:p>
          </table:table-cell>
          <table:table-cell table:formula="of:=[.F4]-[.F3]" office:value-type="float" office:value="216" calcext:value-type="float">
            <text:p>216</text:p>
          </table:table-cell>
          <table:table-cell table:formula="of:=[.G$1:.G$1048576]/([.E4]-[.E3])*30.4375" office:value-type="float" office:value="73.05" calcext:value-type="float">
            <text:p>73</text:p>
          </table:table-cell>
          <table:table-cell table:style-name="ce310" table:formula="of:=[.B$1:.B$1048576]+[.F$1:.F$1048576]" office:value-type="float" office:value="13174" calcext:value-type="float">
            <text:p>13,174</text:p>
          </table:table-cell>
          <table:table-cell table:formula="of:=[.B$1:.B$1048576]/[.I$1:.I$1048576]" office:value-type="percentage" office:value="0.976696523455291" calcext:value-type="percentage">
            <text:p>97.67%</text:p>
          </table:table-cell>
          <table:table-cell table:formula="of:=[.F$1:.F$1048576]/[.I$1:.I$1048576]" office:value-type="percentage" office:value="0.0233034765447093" calcext:value-type="percentage">
            <text:p>2.33%</text:p>
          </table:table-cell>
          <table:table-cell table:style-name="ce343" table:formula="of:=[.C$1:.C$1048576]/([.C$1:.C$1048576]+[.G$1:.G$1048576])" office:value-type="percentage" office:value="0.975975975975976" calcext:value-type="percentage">
            <text:p>97.60%</text:p>
          </table:table-cell>
          <table:table-cell table:style-name="ce343" table:formula="of:=[.G$1:.G$1048576]/([.C$1:.C$1048576]+[.G$1:.G$1048576])" office:value-type="percentage" office:value="0.024024024024024" calcext:value-type="percentage">
            <text:p>2.4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1-07-01" calcext:value-type="date">
            <text:p>07/01/21</text:p>
          </table:table-cell>
          <table:table-cell office:value-type="float" office:value="25141" calcext:value-type="float">
            <text:p>25,141</text:p>
          </table:table-cell>
          <table:table-cell table:formula="of:=[.B5]-[.B4]" office:value-type="float" office:value="12274" calcext:value-type="float">
            <text:p>12,274</text:p>
          </table:table-cell>
          <table:table-cell table:formula="of:=[.C$1:.C$1048576]/([.A5]-[.A4])*30.4375" office:value-type="float" office:value="4105.38324175824" calcext:value-type="float">
            <text:p>4,105</text:p>
          </table:table-cell>
          <table:table-cell table:style-name="ce317" office:value-type="date" office:date-value="2021-07-01" calcext:value-type="date">
            <text:p>07/01/21</text:p>
          </table:table-cell>
          <table:table-cell office:value-type="float" office:value="550" calcext:value-type="float">
            <text:p>550</text:p>
          </table:table-cell>
          <table:table-cell table:formula="of:=[.F5]-[.F4]" office:value-type="float" office:value="243" calcext:value-type="float">
            <text:p>243</text:p>
          </table:table-cell>
          <table:table-cell table:formula="of:=[.G$1:.G$1048576]/([.E5]-[.E4])*30.4375" office:value-type="float" office:value="81.2781593406593" calcext:value-type="float">
            <text:p>81</text:p>
          </table:table-cell>
          <table:table-cell table:style-name="ce310" table:formula="of:=[.B$1:.B$1048576]+[.F$1:.F$1048576]" office:value-type="float" office:value="25691" calcext:value-type="float">
            <text:p>25,691</text:p>
          </table:table-cell>
          <table:table-cell table:formula="of:=[.B$1:.B$1048576]/[.I$1:.I$1048576]" office:value-type="percentage" office:value="0.978591724728504" calcext:value-type="percentage">
            <text:p>97.86%</text:p>
          </table:table-cell>
          <table:table-cell table:formula="of:=[.F$1:.F$1048576]/[.I$1:.I$1048576]" office:value-type="percentage" office:value="0.0214082752714959" calcext:value-type="percentage">
            <text:p>2.14%</text:p>
          </table:table-cell>
          <table:table-cell table:style-name="ce343" table:formula="of:=[.C$1:.C$1048576]/([.C$1:.C$1048576]+[.G$1:.G$1048576])" office:value-type="percentage" office:value="0.98058640249261" calcext:value-type="percentage">
            <text:p>98.06%</text:p>
          </table:table-cell>
          <table:table-cell table:style-name="ce343" table:formula="of:=[.G$1:.G$1048576]/([.C$1:.C$1048576]+[.G$1:.G$1048576])" office:value-type="percentage" office:value="0.01941359750739" calcext:value-type="percentage">
            <text:p>1.94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1-10-01" calcext:value-type="date">
            <text:p>10/01/21</text:p>
          </table:table-cell>
          <table:table-cell office:value-type="float" office:value="37799" calcext:value-type="float">
            <text:p>37,799</text:p>
          </table:table-cell>
          <table:table-cell table:formula="of:=[.B6]-[.B5]" office:value-type="float" office:value="12658" calcext:value-type="float">
            <text:p>12,658</text:p>
          </table:table-cell>
          <table:table-cell table:formula="of:=[.C$1:.C$1048576]/([.A6]-[.A5])*30.4375" office:value-type="float" office:value="4187.80298913044" calcext:value-type="float">
            <text:p>4,188</text:p>
          </table:table-cell>
          <table:table-cell table:style-name="ce317" office:value-type="date" office:date-value="2021-10-01" calcext:value-type="date">
            <text:p>10/01/21</text:p>
          </table:table-cell>
          <table:table-cell office:value-type="float" office:value="780" calcext:value-type="float">
            <text:p>780</text:p>
          </table:table-cell>
          <table:table-cell table:formula="of:=[.F6]-[.F5]" office:value-type="float" office:value="230" calcext:value-type="float">
            <text:p>230</text:p>
          </table:table-cell>
          <table:table-cell table:formula="of:=[.G$1:.G$1048576]/([.E6]-[.E5])*30.4375" office:value-type="float" office:value="76.09375" calcext:value-type="float">
            <text:p>76</text:p>
          </table:table-cell>
          <table:table-cell table:style-name="ce310" table:formula="of:=[.B$1:.B$1048576]+[.F$1:.F$1048576]" office:value-type="float" office:value="38579" calcext:value-type="float">
            <text:p>38,579</text:p>
          </table:table-cell>
          <table:table-cell table:formula="of:=[.B$1:.B$1048576]/[.I$1:.I$1048576]" office:value-type="percentage" office:value="0.979781746546048" calcext:value-type="percentage">
            <text:p>97.98%</text:p>
          </table:table-cell>
          <table:table-cell table:formula="of:=[.F$1:.F$1048576]/[.I$1:.I$1048576]" office:value-type="percentage" office:value="0.0202182534539516" calcext:value-type="percentage">
            <text:p>2.02%</text:p>
          </table:table-cell>
          <table:table-cell table:style-name="ce343" table:formula="of:=[.C$1:.C$1048576]/([.C$1:.C$1048576]+[.G$1:.G$1048576])" office:value-type="percentage" office:value="0.982153941651148" calcext:value-type="percentage">
            <text:p>98.22%</text:p>
          </table:table-cell>
          <table:table-cell table:style-name="ce343" table:formula="of:=[.G$1:.G$1048576]/([.C$1:.C$1048576]+[.G$1:.G$1048576])" office:value-type="percentage" office:value="0.0178460583488516" calcext:value-type="percentage">
            <text:p>1.7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01-01" calcext:value-type="date">
            <text:p>01/01/22</text:p>
          </table:table-cell>
          <table:table-cell office:value-type="float" office:value="51626" calcext:value-type="float">
            <text:p>51,626</text:p>
          </table:table-cell>
          <table:table-cell table:formula="of:=[.B7]-[.B6]" office:value-type="float" office:value="13827" calcext:value-type="float">
            <text:p>13,827</text:p>
          </table:table-cell>
          <table:table-cell table:formula="of:=[.C$1:.C$1048576]/([.A7]-[.A6])*30.4375" office:value-type="float" office:value="4574.55774456522" calcext:value-type="float">
            <text:p>4,575</text:p>
          </table:table-cell>
          <table:table-cell table:style-name="ce317" office:value-type="date" office:date-value="2022-01-01" calcext:value-type="date">
            <text:p>01/01/22</text:p>
          </table:table-cell>
          <table:table-cell office:value-type="float" office:value="1100" calcext:value-type="float">
            <text:p>1,100</text:p>
          </table:table-cell>
          <table:table-cell table:formula="of:=[.F7]-[.F6]" office:value-type="float" office:value="320" calcext:value-type="float">
            <text:p>320</text:p>
          </table:table-cell>
          <table:table-cell table:formula="of:=[.G$1:.G$1048576]/([.E7]-[.E6])*30.4375" office:value-type="float" office:value="105.869565217391" calcext:value-type="float">
            <text:p>106</text:p>
          </table:table-cell>
          <table:table-cell table:style-name="ce310" table:formula="of:=[.B$1:.B$1048576]+[.F$1:.F$1048576]" office:value-type="float" office:value="52726" calcext:value-type="float">
            <text:p>52,726</text:p>
          </table:table-cell>
          <table:table-cell table:formula="of:=[.B$1:.B$1048576]/[.I$1:.I$1048576]" office:value-type="percentage" office:value="0.979137427455145" calcext:value-type="percentage">
            <text:p>97.91%</text:p>
          </table:table-cell>
          <table:table-cell table:formula="of:=[.F$1:.F$1048576]/[.I$1:.I$1048576]" office:value-type="percentage" office:value="0.0208625725448545" calcext:value-type="percentage">
            <text:p>2.09%</text:p>
          </table:table-cell>
          <table:table-cell table:style-name="ce343" table:formula="of:=[.C$1:.C$1048576]/([.C$1:.C$1048576]+[.G$1:.G$1048576])" office:value-type="percentage" office:value="0.977380363327914" calcext:value-type="percentage">
            <text:p>97.74%</text:p>
          </table:table-cell>
          <table:table-cell table:style-name="ce343" table:formula="of:=[.G$1:.G$1048576]/([.C$1:.C$1048576]+[.G$1:.G$1048576])" office:value-type="percentage" office:value="0.022619636672086" calcext:value-type="percentage">
            <text:p>2.26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04-08" calcext:value-type="date">
            <text:p>04/08/22</text:p>
          </table:table-cell>
          <table:table-cell office:value-type="float" office:value="66481" calcext:value-type="float">
            <text:p>66,481</text:p>
          </table:table-cell>
          <table:table-cell table:formula="of:=[.B8]-[.B7]" office:value-type="float" office:value="14855" calcext:value-type="float">
            <text:p>14,855</text:p>
          </table:table-cell>
          <table:table-cell table:formula="of:=[.C$1:.C$1048576]/([.A8]-[.A7])*30.4375" office:value-type="float" office:value="4661.33054123711" calcext:value-type="float">
            <text:p>4,661</text:p>
          </table:table-cell>
          <table:table-cell table:style-name="ce317" office:value-type="date" office:date-value="2022-04-08" calcext:value-type="date">
            <text:p>04/08/22</text:p>
          </table:table-cell>
          <table:table-cell office:value-type="float" office:value="1400" calcext:value-type="float">
            <text:p>1,400</text:p>
          </table:table-cell>
          <table:table-cell table:formula="of:=[.F8]-[.F7]" office:value-type="float" office:value="300" calcext:value-type="float">
            <text:p>300</text:p>
          </table:table-cell>
          <table:table-cell table:formula="of:=[.G$1:.G$1048576]/([.E8]-[.E7])*30.4375" office:value-type="float" office:value="94.1365979381443" calcext:value-type="float">
            <text:p>94</text:p>
          </table:table-cell>
          <table:table-cell table:style-name="ce310" table:formula="of:=[.B$1:.B$1048576]+[.F$1:.F$1048576]" office:value-type="float" office:value="67881" calcext:value-type="float">
            <text:p>67,881</text:p>
          </table:table-cell>
          <table:table-cell table:formula="of:=[.B$1:.B$1048576]/[.I$1:.I$1048576]" office:value-type="percentage" office:value="0.979375672132113" calcext:value-type="percentage">
            <text:p>97.94%</text:p>
          </table:table-cell>
          <table:table-cell table:formula="of:=[.F$1:.F$1048576]/[.I$1:.I$1048576]" office:value-type="percentage" office:value="0.0206243278678864" calcext:value-type="percentage">
            <text:p>2.06%</text:p>
          </table:table-cell>
          <table:table-cell table:style-name="ce343" table:formula="of:=[.C$1:.C$1048576]/([.C$1:.C$1048576]+[.G$1:.G$1048576])" office:value-type="percentage" office:value="0.980204552952821" calcext:value-type="percentage">
            <text:p>98.02%</text:p>
          </table:table-cell>
          <table:table-cell table:style-name="ce343" table:formula="of:=[.G$1:.G$1048576]/([.C$1:.C$1048576]+[.G$1:.G$1048576])" office:value-type="percentage" office:value="0.0197954470471792" calcext:value-type="percentage">
            <text:p>1.98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08-02" calcext:value-type="date">
            <text:p>08/02/22</text:p>
          </table:table-cell>
          <table:table-cell office:value-type="float" office:value="84080" calcext:value-type="float">
            <text:p>84,080</text:p>
          </table:table-cell>
          <table:table-cell table:formula="of:=[.B9]-[.B8]" office:value-type="float" office:value="17599" calcext:value-type="float">
            <text:p>17,599</text:p>
          </table:table-cell>
          <table:table-cell table:formula="of:=[.C$1:.C$1048576]/([.A9]-[.A8])*30.4375" office:value-type="float" office:value="4617.84105603448" calcext:value-type="float">
            <text:p>4,618</text:p>
          </table:table-cell>
          <table:table-cell table:style-name="ce317" office:value-type="date" office:date-value="2022-08-02" calcext:value-type="date">
            <text:p>08/02/22</text:p>
          </table:table-cell>
          <table:table-cell office:value-type="float" office:value="1600" calcext:value-type="float">
            <text:p>1,600</text:p>
          </table:table-cell>
          <table:table-cell table:formula="of:=[.F9]-[.F8]" office:value-type="float" office:value="200" calcext:value-type="float">
            <text:p>200</text:p>
          </table:table-cell>
          <table:table-cell table:formula="of:=[.G$1:.G$1048576]/([.E9]-[.E8])*30.4375" office:value-type="float" office:value="52.4784482758621" calcext:value-type="float">
            <text:p>52</text:p>
          </table:table-cell>
          <table:table-cell table:style-name="ce310" table:formula="of:=[.B$1:.B$1048576]+[.F$1:.F$1048576]" office:value-type="float" office:value="85680" calcext:value-type="float">
            <text:p>85,680</text:p>
          </table:table-cell>
          <table:table-cell table:formula="of:=[.B$1:.B$1048576]/[.I$1:.I$1048576]" office:value-type="percentage" office:value="0.981325863678805" calcext:value-type="percentage">
            <text:p>98.13%</text:p>
          </table:table-cell>
          <table:table-cell table:formula="of:=[.F$1:.F$1048576]/[.I$1:.I$1048576]" office:value-type="percentage" office:value="0.0186741363211951" calcext:value-type="percentage">
            <text:p>1.87%</text:p>
          </table:table-cell>
          <table:table-cell table:style-name="ce343" table:formula="of:=[.C$1:.C$1048576]/([.C$1:.C$1048576]+[.G$1:.G$1048576])" office:value-type="percentage" office:value="0.988763413674926" calcext:value-type="percentage">
            <text:p>98.88%</text:p>
          </table:table-cell>
          <table:table-cell table:style-name="ce343" table:formula="of:=[.G$1:.G$1048576]/([.C$1:.C$1048576]+[.G$1:.G$1048576])" office:value-type="percentage" office:value="0.0112365863250744" calcext:value-type="percentage">
            <text:p>1.12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09-20" calcext:value-type="date">
            <text:p>09/20/22</text:p>
          </table:table-cell>
          <table:table-cell office:value-type="float" office:value="92022" calcext:value-type="float">
            <text:p>92,022</text:p>
          </table:table-cell>
          <table:table-cell table:formula="of:=[.B10]-[.B9]" office:value-type="float" office:value="7942" calcext:value-type="float">
            <text:p>7,942</text:p>
          </table:table-cell>
          <table:table-cell table:formula="of:=[.C$1:.C$1048576]/([.A10]-[.A9])*30.4375" office:value-type="float" office:value="4933.35969387755" calcext:value-type="float">
            <text:p>4,933</text:p>
          </table:table-cell>
          <table:table-cell table:style-name="ce317" office:value-type="date" office:date-value="2022-09-20" calcext:value-type="date">
            <text:p>09/20/22</text:p>
          </table:table-cell>
          <table:table-cell table:formula="of:=68*25+13" office:value-type="float" office:value="1713" calcext:value-type="float">
            <text:p>1,713</text:p>
          </table:table-cell>
          <table:table-cell table:formula="of:=[.F10]-[.F9]" office:value-type="float" office:value="113" calcext:value-type="float">
            <text:p>113</text:p>
          </table:table-cell>
          <table:table-cell table:formula="of:=[.G$1:.G$1048576]/([.E10]-[.E9])*30.4375" office:value-type="float" office:value="70.1926020408163" calcext:value-type="float">
            <text:p>70</text:p>
          </table:table-cell>
          <table:table-cell table:style-name="ce310" table:formula="of:=[.B$1:.B$1048576]+[.F$1:.F$1048576]" office:value-type="float" office:value="93735" calcext:value-type="float">
            <text:p>93,735</text:p>
          </table:table-cell>
          <table:table-cell table:formula="of:=[.B$1:.B$1048576]/[.I$1:.I$1048576]" office:value-type="percentage" office:value="0.981725076012162" calcext:value-type="percentage">
            <text:p>98.17%</text:p>
          </table:table-cell>
          <table:table-cell table:formula="of:=[.F$1:.F$1048576]/[.I$1:.I$1048576]" office:value-type="percentage" office:value="0.0182749239878381" calcext:value-type="percentage">
            <text:p>1.83%</text:p>
          </table:table-cell>
          <table:table-cell table:style-name="ce343" table:formula="of:=[.C$1:.C$1048576]/([.C$1:.C$1048576]+[.G$1:.G$1048576])" office:value-type="percentage" office:value="0.985971446306642" calcext:value-type="percentage">
            <text:p>98.60%</text:p>
          </table:table-cell>
          <table:table-cell table:style-name="ce343" table:formula="of:=[.G$1:.G$1048576]/([.C$1:.C$1048576]+[.G$1:.G$1048576])" office:value-type="percentage" office:value="0.0140285536933582" calcext:value-type="percentage">
            <text:p>1.40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2-10-23" calcext:value-type="date">
            <text:p>10/23/22</text:p>
          </table:table-cell>
          <table:table-cell office:value-type="float" office:value="96654" calcext:value-type="float">
            <text:p>96,654</text:p>
          </table:table-cell>
          <table:table-cell table:formula="of:=[.B11]-[.B10]" office:value-type="float" office:value="4632" calcext:value-type="float">
            <text:p>4,632</text:p>
          </table:table-cell>
          <table:table-cell table:formula="of:=[.C$1:.C$1048576]/([.A11]-[.A10])*30.4375" office:value-type="float" office:value="4272.31818181818" calcext:value-type="float">
            <text:p>4,272</text:p>
          </table:table-cell>
          <table:table-cell table:style-name="ce317" office:value-type="date" office:date-value="2022-10-23" calcext:value-type="date">
            <text:p>10/23/22</text:p>
          </table:table-cell>
          <table:table-cell table:formula="of:=71*25+12" office:value-type="float" office:value="1787" calcext:value-type="float">
            <text:p>1,787</text:p>
          </table:table-cell>
          <table:table-cell table:formula="of:=[.F11]-[.F10]" office:value-type="float" office:value="74" calcext:value-type="float">
            <text:p>74</text:p>
          </table:table-cell>
          <table:table-cell table:formula="of:=[.G$1:.G$1048576]/([.E11]-[.E10])*30.4375" office:value-type="float" office:value="68.2537878787879" calcext:value-type="float">
            <text:p>68</text:p>
          </table:table-cell>
          <table:table-cell table:style-name="ce310" table:formula="of:=[.B$1:.B$1048576]+[.F$1:.F$1048576]" office:value-type="float" office:value="98441" calcext:value-type="float">
            <text:p>98,441</text:p>
          </table:table-cell>
          <table:table-cell table:formula="of:=[.B$1:.B$1048576]/[.I$1:.I$1048576]" office:value-type="percentage" office:value="0.98184699464654" calcext:value-type="percentage">
            <text:p>98.18%</text:p>
          </table:table-cell>
          <table:table-cell table:formula="of:=[.F$1:.F$1048576]/[.I$1:.I$1048576]" office:value-type="percentage" office:value="0.0181530053534604" calcext:value-type="percentage">
            <text:p>1.82%</text:p>
          </table:table-cell>
          <table:table-cell table:style-name="ce343" table:formula="of:=[.C$1:.C$1048576]/([.C$1:.C$1048576]+[.G$1:.G$1048576])" office:value-type="percentage" office:value="0.984275393115172" calcext:value-type="percentage">
            <text:p>98.43%</text:p>
          </table:table-cell>
          <table:table-cell table:style-name="ce343" table:formula="of:=[.G$1:.G$1048576]/([.C$1:.C$1048576]+[.G$1:.G$1048576])" office:value-type="percentage" office:value="0.0157246068848279" calcext:value-type="percentage">
            <text:p>1.57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3-01-01" calcext:value-type="date">
            <text:p>01/01/23</text:p>
          </table:table-cell>
          <table:table-cell office:value-type="float" office:value="110565" calcext:value-type="float">
            <text:p>110,565</text:p>
          </table:table-cell>
          <table:table-cell table:formula="of:=[.B12]-[.B11]" office:value-type="float" office:value="13911" calcext:value-type="float">
            <text:p>13,911</text:p>
          </table:table-cell>
          <table:table-cell table:formula="of:=[.C$1:.C$1048576]/([.A12]-[.A11])*30.4375" office:value-type="float" office:value="6048.80089285714" calcext:value-type="float">
            <text:p>6,049</text:p>
          </table:table-cell>
          <table:table-cell table:style-name="ce317" office:value-type="date" office:date-value="2023-01-01" calcext:value-type="date">
            <text:p>01/01/23</text:p>
          </table:table-cell>
          <table:table-cell table:formula="of:=78*25" office:value-type="float" office:value="1950" calcext:value-type="float">
            <text:p>1,950</text:p>
          </table:table-cell>
          <table:table-cell table:formula="of:=[.F12]-[.F11]" office:value-type="float" office:value="163" calcext:value-type="float">
            <text:p>163</text:p>
          </table:table-cell>
          <table:table-cell table:formula="of:=[.G$1:.G$1048576]/([.E12]-[.E11])*30.4375" office:value-type="float" office:value="70.8758928571429" calcext:value-type="float">
            <text:p>71</text:p>
          </table:table-cell>
          <table:table-cell table:style-name="ce310" table:formula="of:=[.B$1:.B$1048576]+[.F$1:.F$1048576]" office:value-type="float" office:value="112515" calcext:value-type="float">
            <text:p>112,515</text:p>
          </table:table-cell>
          <table:table-cell table:formula="of:=[.B$1:.B$1048576]/[.I$1:.I$1048576]" office:value-type="percentage" office:value="0.982668977469671" calcext:value-type="percentage">
            <text:p>98.27%</text:p>
          </table:table-cell>
          <table:table-cell table:formula="of:=[.F$1:.F$1048576]/[.I$1:.I$1048576]" office:value-type="percentage" office:value="0.0173310225303293" calcext:value-type="percentage">
            <text:p>1.73%</text:p>
          </table:table-cell>
          <table:table-cell table:style-name="ce343" table:formula="of:=[.C$1:.C$1048576]/([.C$1:.C$1048576]+[.G$1:.G$1048576])" office:value-type="percentage" office:value="0.988418360096632" calcext:value-type="percentage">
            <text:p>98.84%</text:p>
          </table:table-cell>
          <table:table-cell table:style-name="ce343" table:formula="of:=[.G$1:.G$1048576]/([.C$1:.C$1048576]+[.G$1:.G$1048576])" office:value-type="percentage" office:value="0.0115816399033679" calcext:value-type="percentage">
            <text:p>1.16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3-03-01" calcext:value-type="date">
            <text:p>03/01/23</text:p>
          </table:table-cell>
          <table:table-cell office:value-type="float" office:value="122046" calcext:value-type="float">
            <text:p>122,046</text:p>
          </table:table-cell>
          <table:table-cell table:formula="of:=[.B13]-[.B12]" office:value-type="float" office:value="11481" calcext:value-type="float">
            <text:p>11,481</text:p>
          </table:table-cell>
          <table:table-cell table:formula="of:=[.C$1:.C$1048576]/([.A13]-[.A12])*30.4375" office:value-type="float" office:value="5922.9311440678" calcext:value-type="float">
            <text:p>5,923</text:p>
          </table:table-cell>
          <table:table-cell table:style-name="ce317" office:value-type="date" office:date-value="2023-03-01" calcext:value-type="date">
            <text:p>03/01/23</text:p>
          </table:table-cell>
          <table:table-cell table:formula="of:=21+25*83" office:value-type="float" office:value="2096" calcext:value-type="float">
            <text:p>2,096</text:p>
          </table:table-cell>
          <table:table-cell table:formula="of:=[.F13]-[.F12]" office:value-type="float" office:value="146" calcext:value-type="float">
            <text:p>146</text:p>
          </table:table-cell>
          <table:table-cell table:formula="of:=[.G$1:.G$1048576]/([.E13]-[.E12])*30.4375" office:value-type="float" office:value="75.3199152542373" calcext:value-type="float">
            <text:p>75</text:p>
          </table:table-cell>
          <table:table-cell table:style-name="ce310" table:formula="of:=[.B$1:.B$1048576]+[.F$1:.F$1048576]" office:value-type="float" office:value="124142" calcext:value-type="float">
            <text:p>124,142</text:p>
          </table:table-cell>
          <table:table-cell table:formula="of:=[.B$1:.B$1048576]/[.I$1:.I$1048576]" office:value-type="percentage" office:value="0.983116108971984" calcext:value-type="percentage">
            <text:p>98.31%</text:p>
          </table:table-cell>
          <table:table-cell table:formula="of:=[.F$1:.F$1048576]/[.I$1:.I$1048576]" office:value-type="percentage" office:value="0.0168838910280163" calcext:value-type="percentage">
            <text:p>1.69%</text:p>
          </table:table-cell>
          <table:table-cell table:style-name="ce343" table:formula="of:=[.C$1:.C$1048576]/([.C$1:.C$1048576]+[.G$1:.G$1048576])" office:value-type="percentage" office:value="0.987443020555603" calcext:value-type="percentage">
            <text:p>98.74%</text:p>
          </table:table-cell>
          <table:table-cell table:style-name="ce343" table:formula="of:=[.G$1:.G$1048576]/([.C$1:.C$1048576]+[.G$1:.G$1048576])" office:value-type="percentage" office:value="0.0125569794443967" calcext:value-type="percentage">
            <text:p>1.26%</text:p>
          </table:table-cell>
          <table:table-cell table:number-columns-repeated="1011"/>
        </table:table-row>
        <table:table-row table:style-name="ro2">
          <table:table-cell table:style-name="ce317" office:value-type="date" office:date-value="2023-04-03" calcext:value-type="date">
            <text:p>04/03/23</text:p>
          </table:table-cell>
          <table:table-cell office:value-type="float" office:value="127124" calcext:value-type="float">
            <text:p>127,124</text:p>
          </table:table-cell>
          <table:table-cell table:formula="of:=[.B14]-[.B13]" office:value-type="float" office:value="5078" calcext:value-type="float">
            <text:p>5,078</text:p>
          </table:table-cell>
          <table:table-cell table:formula="of:=[.C$1:.C$1048576]/([.A14]-[.A13])*30.4375" office:value-type="float" office:value="4683.68560606061" calcext:value-type="float">
            <text:p>4,684</text:p>
          </table:table-cell>
          <table:table-cell table:style-name="ce317" office:value-type="date" office:date-value="2023-04-03" calcext:value-type="date">
            <text:p>04/03/23</text:p>
          </table:table-cell>
          <table:table-cell table:formula="of:=86*25+18" office:value-type="float" office:value="2168" calcext:value-type="float">
            <text:p>2,168</text:p>
          </table:table-cell>
          <table:table-cell table:formula="of:=[.F14]-[.F13]" office:value-type="float" office:value="72" calcext:value-type="float">
            <text:p>72</text:p>
          </table:table-cell>
          <table:table-cell table:formula="of:=[.G$1:.G$1048576]/([.E14]-[.E13])*30.4375" office:value-type="float" office:value="66.4090909090909" calcext:value-type="float">
            <text:p>66</text:p>
          </table:table-cell>
          <table:table-cell table:style-name="ce310" table:formula="of:=[.B$1:.B$1048576]+[.F$1:.F$1048576]" office:value-type="float" office:value="129292" calcext:value-type="float">
            <text:p>129,292</text:p>
          </table:table-cell>
          <table:table-cell table:formula="of:=[.B$1:.B$1048576]/[.I$1:.I$1048576]" office:value-type="percentage" office:value="0.983231754478235" calcext:value-type="percentage">
            <text:p>98.32%</text:p>
          </table:table-cell>
          <table:table-cell table:formula="of:=[.F$1:.F$1048576]/[.I$1:.I$1048576]" office:value-type="percentage" office:value="0.0167682455217647" calcext:value-type="percentage">
            <text:p>1.68%</text:p>
          </table:table-cell>
          <table:table-cell table:style-name="ce343" table:formula="of:=[.C$1:.C$1048576]/([.C$1:.C$1048576]+[.G$1:.G$1048576])" office:value-type="percentage" office:value="0.986019417475728" calcext:value-type="percentage">
            <text:p>98.60%</text:p>
          </table:table-cell>
          <table:table-cell table:style-name="ce343" table:formula="of:=[.G$1:.G$1048576]/([.C$1:.C$1048576]+[.G$1:.G$1048576])" office:value-type="percentage" office:value="0.0139805825242718" calcext:value-type="percentage">
            <text:p>1.40%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15]-[.B14]" office:value-type="float" office:value="-127124" calcext:value-type="float">
            <text:p>-127,124</text:p>
          </table:table-cell>
          <table:table-cell table:formula="of:=[.C$1:.C$1048576]/([.A15]-[.A14])*30.4375" office:value-type="float" office:value="85.9489715453475" calcext:value-type="float">
            <text:p>86</text:p>
          </table:table-cell>
          <table:table-cell table:style-name="ce317"/>
          <table:table-cell/>
          <table:table-cell table:formula="of:=[.F15]-[.F14]" office:value-type="float" office:value="-2168" calcext:value-type="float">
            <text:p>-2,168</text:p>
          </table:table-cell>
          <table:table-cell table:formula="of:=[.G$1:.G$1048576]/([.E15]-[.E14])*30.4375" office:value-type="float" office:value="1.46579222106222" calcext:value-type="float">
            <text:p>1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percentage" office:value="0.983231754478235" calcext:value-type="percentage">
            <text:p>98.32%</text:p>
          </table:table-cell>
          <table:table-cell table:style-name="ce343" table:formula="of:=[.G$1:.G$1048576]/([.C$1:.C$1048576]+[.G$1:.G$1048576])" office:value-type="percentage" office:value="0.0167682455217647" calcext:value-type="percentage">
            <text:p>1.68%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16]-[.B15]" office:value-type="float" office:value="0" calcext:value-type="float">
            <text:p>0</text:p>
          </table:table-cell>
          <table:table-cell table:formula="of:=[.C$1:.C$1048576]/([.A16]-[.A15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16]-[.F15]" office:value-type="float" office:value="0" calcext:value-type="float">
            <text:p>0</text:p>
          </table:table-cell>
          <table:table-cell table:formula="of:=[.G$1:.G$1048576]/([.E16]-[.E15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17]-[.B16]" office:value-type="float" office:value="0" calcext:value-type="float">
            <text:p>0</text:p>
          </table:table-cell>
          <table:table-cell table:formula="of:=[.C$1:.C$1048576]/([.A17]-[.A16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17]-[.F16]" office:value-type="float" office:value="0" calcext:value-type="float">
            <text:p>0</text:p>
          </table:table-cell>
          <table:table-cell table:formula="of:=[.G$1:.G$1048576]/([.E17]-[.E16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317"/>
          <table:table-cell/>
          <table:table-cell table:formula="of:=[.B18]-[.B17]" office:value-type="float" office:value="0" calcext:value-type="float">
            <text:p>0</text:p>
          </table:table-cell>
          <table:table-cell table:formula="of:=[.C$1:.C$1048576]/([.A18]-[.A17])*30.4375" office:value-type="string" office:string-value="" calcext:value-type="error">
            <text:p>#DIV/0!</text:p>
          </table:table-cell>
          <table:table-cell table:style-name="ce317"/>
          <table:table-cell/>
          <table:table-cell table:formula="of:=[.F18]-[.F17]" office:value-type="float" office:value="0" calcext:value-type="float">
            <text:p>0</text:p>
          </table:table-cell>
          <table:table-cell table:formula="of:=[.G$1:.G$1048576]/([.E18]-[.E17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9]-[.B18]" office:value-type="float" office:value="0" calcext:value-type="float">
            <text:p>0</text:p>
          </table:table-cell>
          <table:table-cell table:formula="of:=[.C$1:.C$1048576]/([.A19]-[.A18])*30.4375" office:value-type="string" office:string-value="" calcext:value-type="error">
            <text:p>#DIV/0!</text:p>
          </table:table-cell>
          <table:table-cell table:number-columns-repeated="2"/>
          <table:table-cell table:formula="of:=[.F19]-[.F18]" office:value-type="float" office:value="0" calcext:value-type="float">
            <text:p>0</text:p>
          </table:table-cell>
          <table:table-cell table:formula="of:=[.G$1:.G$1048576]/([.E19]-[.E18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0]-[.B19]" office:value-type="float" office:value="0" calcext:value-type="float">
            <text:p>0</text:p>
          </table:table-cell>
          <table:table-cell table:formula="of:=[.C$1:.C$1048576]/([.A20]-[.A19])*30.4375" office:value-type="string" office:string-value="" calcext:value-type="error">
            <text:p>#DIV/0!</text:p>
          </table:table-cell>
          <table:table-cell table:number-columns-repeated="2"/>
          <table:table-cell table:formula="of:=[.F20]-[.F19]" office:value-type="float" office:value="0" calcext:value-type="float">
            <text:p>0</text:p>
          </table:table-cell>
          <table:table-cell table:formula="of:=[.G$1:.G$1048576]/([.E20]-[.E19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1]-[.B20]" office:value-type="float" office:value="0" calcext:value-type="float">
            <text:p>0</text:p>
          </table:table-cell>
          <table:table-cell table:formula="of:=[.C$1:.C$1048576]/([.A21]-[.A20])*30.4375" office:value-type="string" office:string-value="" calcext:value-type="error">
            <text:p>#DIV/0!</text:p>
          </table:table-cell>
          <table:table-cell table:number-columns-repeated="2"/>
          <table:table-cell table:formula="of:=[.F21]-[.F20]" office:value-type="float" office:value="0" calcext:value-type="float">
            <text:p>0</text:p>
          </table:table-cell>
          <table:table-cell table:formula="of:=[.G$1:.G$1048576]/([.E21]-[.E20])*30.4375" office:value-type="string" office:string-value="" calcext:value-type="error">
            <text:p>#DIV/0!</text:p>
          </table:table-cell>
          <table:table-cell table:style-name="ce310" table:formula="of:=[.B$1:.B$1048576]+[.F$1:.F$1048576]" office:value-type="float" office:value="0" calcext:value-type="float">
            <text:p>0</text:p>
          </table:table-cell>
          <table:table-cell table:formula="of:=[.B$1:.B$1048576]/[.I$1:.I$1048576]" office:value-type="string" office:string-value="" calcext:value-type="error">
            <text:p>#DIV/0!</text:p>
          </table:table-cell>
          <table:table-cell table:formula="of:=[.F$1:.F$1048576]/[.I$1:.I$1048576]" office:value-type="string" office:string-value="" calcext:value-type="error">
            <text:p>#DIV/0!</text:p>
          </table:table-cell>
          <table:table-cell table:style-name="ce343" table:formula="of:=[.C$1:.C$1048576]/([.C$1:.C$1048576]+[.G$1:.G$1048576])" office:value-type="string" office:string-value="" calcext:value-type="error">
            <text:p>#DIV/0!</text:p>
          </table:table-cell>
          <table:table-cell table:style-name="ce343" table:formula="of:=[.G$1:.G$1048576]/([.C$1:.C$1048576]+[.G$1:.G$1048576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/00/0000</text:date>, <text:time style:data-style-name="N2" text:time-value="13:41:14.2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9T13:25:50.646000000</meta:creation-date>
    <dc:date>2023-05-05T14:34:38.581000000</dc:date>
    <meta:editing-duration>P1DT5H32M13S</meta:editing-duration>
    <meta:editing-cycles>25</meta:editing-cycles>
    <meta:generator>LibreOffice/7.2.0.4$Windows_X86_64 LibreOffice_project/9a9c6381e3f7a62afc1329bd359cc48accb6435b</meta:generator>
    <meta:document-statistic meta:table-count="20" meta:cell-count="13050" meta:object-count="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04cm" svg:height="11.032cm" xlink:href=".." xlink:type="simple" chart:class="chart:line" chart:style-name="ch1">
        <chart:plot-area chart:style-name="ch2" table:cell-range-address="bnha.A2:bnha.B21 bnha.B1:bnha.B1 bnha.F1:bnha.F21 bnha.I1:bnha.I21" chart:data-source-has-labels="both" svg:x="1.327cm" svg:y="0.22cm" svg:width="14.651cm" svg:height="9.621cm">
          <chart:coordinate-region svg:x="2.827cm" svg:y="0.422cm" svg:width="12.741cm" svg:height="8.766cm"/>
          <chart:axis chart:dimension="x" chart:name="primary-x" chart:style-name="ch3" chartooo:axis-type="auto">
            <chartooo:date-scale/>
            <chart:title svg:x="7.843cm" svg:y="10.061cm" chart:style-name="ch4">
              <text:p>WBM Date</text:p>
            </chart:title>
            <chart:categories table:cell-range-address="bnha.A2:bnha.A21"/>
          </chart:axis>
          <chart:axis chart:dimension="y" chart:name="primary-y" chart:style-name="ch5">
            <chart:title svg:x="0.451cm" svg:y="5.68cm" chart:style-name="ch6">
              <text:p># of Fics</text:p>
            </chart:title>
            <chart:grid chart:style-name="ch7" chart:class="major"/>
          </chart:axis>
          <chart:series chart:style-name="ch8" chart:values-cell-range-address="bnha.B2:bnha.B21" chart:label-cell-address="bnha.B1:bnha.B1" chart:class="chart:line">
            <chart:data-point chart:repeated="20"/>
          </chart:series>
          <chart:series chart:style-name="ch9" chart:values-cell-range-address="bnha.F2:bnha.F21" chart:label-cell-address="bnha.F1:bnha.F1" chart:class="chart:line">
            <chart:data-point chart:repeated="20"/>
          </chart:series>
          <chart:series chart:style-name="ch10" chart:values-cell-range-address="bnha.I2:bnha.I21" chart:label-cell-address="bnha.I1:bnha.I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3 Works</text:p>
                <draw:g>
                  <svg:desc>bnha.B1:bnha.B1</svg:desc>
                </draw:g>
              </table:table-cell>
              <table:table-cell office:value-type="string">
                <text:p>FFN Works</text:p>
                <draw:g>
                  <svg:desc>bnha.F1:bnha.F1</svg:desc>
                </draw:g>
              </table:table-cell>
              <table:table-cell office:value-type="string">
                <text:p>Total</text:p>
                <draw:g>
                  <svg:desc>bnha.I1:bnha.I1</svg:desc>
                </draw:g>
              </table:table-cell>
            </table:table-row>
          </table:table-header-rows>
          <table:table-rows>
            <table:table-row>
              <table:table-cell office:value-type="float" office:value="42032">
                <text:p>42032</text:p>
                <draw:g>
                  <svg:desc>bnha.A2:bnha.A21</svg:desc>
                </draw:g>
              </table:table-cell>
              <table:table-cell office:value-type="float" office:value="3">
                <text:p>3</text:p>
                <draw:g>
                  <svg:desc>bnha.B2:bnha.B21</svg:desc>
                </draw:g>
              </table:table-cell>
              <table:table-cell office:value-type="float" office:value="4">
                <text:p>4</text:p>
                <draw:g>
                  <svg:desc>bnha.F2:bnha.F21</svg:desc>
                </draw:g>
              </table:table-cell>
              <table:table-cell office:value-type="float" office:value="7">
                <text:p>7</text:p>
                <draw:g>
                  <svg:desc>bnha.I2:bnha.I21</svg:desc>
                </draw:g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87">
                <text:p>87</text:p>
              </table:table-cell>
              <table:table-cell office:value-type="float" office:value="30">
                <text:p>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694">
                <text:p>694</text:p>
              </table:table-cell>
              <table:table-cell office:value-type="float" office:value="284">
                <text:p>28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2746">
                <text:p>42746</text:p>
              </table:table-cell>
              <table:table-cell office:value-type="float" office:value="1860">
                <text:p>1860</text:p>
              </table:table-cell>
              <table:table-cell office:value-type="float" office:value="697">
                <text:p>697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873">
                <text:p>3873</text:p>
              </table:table-cell>
              <table:table-cell office:value-type="float" office:value="1400">
                <text:p>1400</text:p>
              </table:table-cell>
              <table:table-cell office:value-type="float" office:value="5273">
                <text:p>5273</text:p>
              </table:table-cell>
            </table:table-row>
            <table:table-row>
              <table:table-cell office:value-type="float" office:value="43110">
                <text:p>43110</text:p>
              </table:table-cell>
              <table:table-cell office:value-type="float" office:value="11644">
                <text:p>11644</text:p>
              </table:table-cell>
              <table:table-cell office:value-type="float" office:value="3600">
                <text:p>3600</text:p>
              </table:table-cell>
              <table:table-cell office:value-type="float" office:value="15244">
                <text:p>15244</text:p>
              </table:table-cell>
            </table:table-row>
            <table:table-row>
              <table:table-cell office:value-type="float" office:value="43298">
                <text:p>43298</text:p>
              </table:table-cell>
              <table:table-cell office:value-type="float" office:value="23020">
                <text:p>23020</text:p>
              </table:table-cell>
              <table:table-cell office:value-type="float" office:value="6100">
                <text:p>6100</text:p>
              </table:table-cell>
              <table:table-cell office:value-type="float" office:value="29120">
                <text:p>29120</text:p>
              </table:table-cell>
            </table:table-row>
            <table:table-row>
              <table:table-cell office:value-type="float" office:value="43470">
                <text:p>43470</text:p>
              </table:table-cell>
              <table:table-cell office:value-type="float" office:value="42072">
                <text:p>42072</text:p>
              </table:table-cell>
              <table:table-cell office:value-type="float" office:value="9500">
                <text:p>9500</text:p>
              </table:table-cell>
              <table:table-cell office:value-type="float" office:value="51572">
                <text:p>51572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60985">
                <text:p>60985</text:p>
              </table:table-cell>
              <table:table-cell office:value-type="float" office:value="12400">
                <text:p>12400</text:p>
              </table:table-cell>
              <table:table-cell office:value-type="float" office:value="73385">
                <text:p>73385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80512">
                <text:p>80512</text:p>
              </table:table-cell>
              <table:table-cell office:value-type="float" office:value="14600">
                <text:p>14600</text:p>
              </table:table-cell>
              <table:table-cell office:value-type="float" office:value="95112">
                <text:p>9511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07814">
                <text:p>107814</text:p>
              </table:table-cell>
              <table:table-cell office:value-type="float" office:value="18000">
                <text:p>18000</text:p>
              </table:table-cell>
              <table:table-cell office:value-type="float" office:value="125814">
                <text:p>125814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43756">
                <text:p>143756</text:p>
              </table:table-cell>
              <table:table-cell office:value-type="float" office:value="20600">
                <text:p>20600</text:p>
              </table:table-cell>
              <table:table-cell office:value-type="float" office:value="164356">
                <text:p>164356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80119">
                <text:p>180119</text:p>
              </table:table-cell>
              <table:table-cell office:value-type="float" office:value="22700">
                <text:p>22700</text:p>
              </table:table-cell>
              <table:table-cell office:value-type="float" office:value="202819">
                <text:p>202819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211546">
                <text:p>211546</text:p>
              </table:table-cell>
              <table:table-cell office:value-type="float" office:value="24400">
                <text:p>24400</text:p>
              </table:table-cell>
              <table:table-cell office:value-type="float" office:value="235946">
                <text:p>235946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240137">
                <text:p>240137</text:p>
              </table:table-cell>
              <table:table-cell office:value-type="float" office:value="25800">
                <text:p>25800</text:p>
              </table:table-cell>
              <table:table-cell office:value-type="float" office:value="265937">
                <text:p>265937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249674">
                <text:p>249674</text:p>
              </table:table-cell>
              <table:table-cell office:value-type="float" office:value="24634">
                <text:p>24634</text:p>
              </table:table-cell>
              <table:table-cell office:value-type="float" office:value="274308">
                <text:p>274308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254349">
                <text:p>254349</text:p>
              </table:table-cell>
              <table:table-cell office:value-type="float" office:value="24804">
                <text:p>24804</text:p>
              </table:table-cell>
              <table:table-cell office:value-type="float" office:value="279153">
                <text:p>279153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264053">
                <text:p>264053</text:p>
              </table:table-cell>
              <table:table-cell office:value-type="float" office:value="25073">
                <text:p>25073</text:p>
              </table:table-cell>
              <table:table-cell office:value-type="float" office:value="289126">
                <text:p>289126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272588">
                <text:p>272588</text:p>
              </table:table-cell>
              <table:table-cell office:value-type="float" office:value="25329">
                <text:p>25329</text:p>
              </table:table-cell>
              <table:table-cell office:value-type="float" office:value="297917">
                <text:p>2979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6.343cm" svg:y="8.395cm" style:legend-expansion="wide" chart:style-name="ch2"/>
        <chart:plot-area chart:style-name="ch3" table:cell-range-address="hetalia.A2:hetalia.A31 hetalia.J1:hetalia.K31" chart:data-source-has-labels="both" svg:x="0.32cm" svg:y="0.18cm" svg:width="15.36cm" svg:height="7.851cm">
          <chart:coordinate-region svg:x="1.439cm" svg:y="0.383cm" svg:width="14.241cm" svg:height="6.995cm"/>
          <chart:axis chart:dimension="x" chart:name="primary-x" chart:style-name="ch4" chartooo:axis-type="auto">
            <chartooo:date-scale/>
            <chart:categories table:cell-range-address="hetalia.A2:hetalia.A3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hetalia.J2:hetalia.J31" chart:label-cell-address="hetalia.J1:hetalia.J1" chart:class="chart:line">
            <chart:data-point chart:repeated="30"/>
          </chart:series>
          <chart:series chart:style-name="ch8" chart:values-cell-range-address="hetalia.K2:hetalia.K31" chart:label-cell-address="hetalia.K1:hetalia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AO3</text:p>
                <draw:g>
                  <svg:desc>hetalia.J1:hetalia.J1</svg:desc>
                </draw:g>
              </table:table-cell>
              <table:table-cell office:value-type="string">
                <text:p>% FFN</text:p>
                <draw:g>
                  <svg:desc>hetalia.K1:hetalia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etalia.A2:hetalia.A31</svg:desc>
                </draw:g>
              </table:table-cell>
              <table:table-cell office:value-type="float" office:value="NaN">
                <text:p>NaN</text:p>
                <draw:g>
                  <svg:desc>hetalia.J2:hetalia.J31</svg:desc>
                </draw:g>
              </table:table-cell>
              <table:table-cell office:value-type="float" office:value="NaN">
                <text:p>NaN</text:p>
                <draw:g>
                  <svg:desc>hetalia.K2:hetalia.K31</svg:desc>
                </draw:g>
              </table:table-cell>
            </table:table-row>
            <table:table-row>
              <table:table-cell office:value-type="float" office:value="39998">
                <text:p>3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166">
                <text:p>4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70">
                <text:p>40270</text:p>
              </table:table-cell>
              <table:table-cell office:value-type="float" office:value="0.0120389624603261">
                <text:p>0.0120389624603261</text:p>
              </table:table-cell>
              <table:table-cell office:value-type="float" office:value="0.987961037539674">
                <text:p>0.987961037539674</text:p>
              </table:table-cell>
            </table:table-row>
            <table:table-row>
              <table:table-cell office:value-type="float" office:value="40321">
                <text:p>40321</text:p>
              </table:table-cell>
              <table:table-cell office:value-type="float" office:value="0.0101739130434783">
                <text:p>0.0101739130434783</text:p>
              </table:table-cell>
              <table:table-cell office:value-type="float" office:value="0.989826086956522">
                <text:p>0.989826086956522</text:p>
              </table:table-cell>
            </table:table-row>
            <table:table-row>
              <table:table-cell office:value-type="float" office:value="40347">
                <text:p>40347</text:p>
              </table:table-cell>
              <table:table-cell office:value-type="float" office:value="0.010097693128643">
                <text:p>0.010097693128643</text:p>
              </table:table-cell>
              <table:table-cell office:value-type="float" office:value="0.989902306871357">
                <text:p>0.989902306871357</text:p>
              </table:table-cell>
            </table:table-row>
            <table:table-row>
              <table:table-cell office:value-type="float" office:value="40550">
                <text:p>40550</text:p>
              </table:table-cell>
              <table:table-cell office:value-type="float" office:value="0.0126216612594996">
                <text:p>0.0126216612594996</text:p>
              </table:table-cell>
              <table:table-cell office:value-type="float" office:value="0.9873783387405">
                <text:p>0.9873783387405</text:p>
              </table:table-cell>
            </table:table-row>
            <table:table-row>
              <table:table-cell office:value-type="float" office:value="40810">
                <text:p>40810</text:p>
              </table:table-cell>
              <table:table-cell office:value-type="float" office:value="0.0156748382393147">
                <text:p>0.0156748382393147</text:p>
              </table:table-cell>
              <table:table-cell office:value-type="float" office:value="0.984325161760685">
                <text:p>0.984325161760685</text:p>
              </table:table-cell>
            </table:table-row>
            <table:table-row>
              <table:table-cell office:value-type="float" office:value="40926">
                <text:p>40926</text:p>
              </table:table-cell>
              <table:table-cell office:value-type="float" office:value="0.0187893051429453">
                <text:p>0.0187893051429453</text:p>
              </table:table-cell>
              <table:table-cell office:value-type="float" office:value="0.981210694857055">
                <text:p>0.981210694857055</text:p>
              </table:table-cell>
            </table:table-row>
            <table:table-row>
              <table:table-cell office:value-type="float" office:value="41047">
                <text:p>41047</text:p>
              </table:table-cell>
              <table:table-cell office:value-type="float" office:value="0.0220908873093203">
                <text:p>0.0220908873093203</text:p>
              </table:table-cell>
              <table:table-cell office:value-type="float" office:value="0.97790911269068">
                <text:p>0.97790911269068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0.0414978394192751">
                <text:p>0.0414978394192751</text:p>
              </table:table-cell>
              <table:table-cell office:value-type="float" office:value="0.958502160580725">
                <text:p>0.958502160580725</text:p>
              </table:table-cell>
            </table:table-row>
            <table:table-row>
              <table:table-cell office:value-type="float" office:value="41458">
                <text:p>41458</text:p>
              </table:table-cell>
              <table:table-cell office:value-type="float" office:value="0.0526338062441151">
                <text:p>0.0526338062441151</text:p>
              </table:table-cell>
              <table:table-cell office:value-type="float" office:value="0.947366193755885">
                <text:p>0.947366193755885</text:p>
              </table:table-cell>
            </table:table-row>
            <table:table-row>
              <table:table-cell office:value-type="float" office:value="41661">
                <text:p>41661</text:p>
              </table:table-cell>
              <table:table-cell office:value-type="float" office:value="0.0632363181943928">
                <text:p>0.0632363181943928</text:p>
              </table:table-cell>
              <table:table-cell office:value-type="float" office:value="0.936763681805607">
                <text:p>0.936763681805607</text:p>
              </table:table-cell>
            </table:table-row>
            <table:table-row>
              <table:table-cell office:value-type="float" office:value="41823">
                <text:p>41823</text:p>
              </table:table-cell>
              <table:table-cell office:value-type="float" office:value="0.0739751397941376">
                <text:p>0.0739751397941376</text:p>
              </table:table-cell>
              <table:table-cell office:value-type="float" office:value="0.926024860205862">
                <text:p>0.926024860205862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0.091636387879596">
                <text:p>0.091636387879596</text:p>
              </table:table-cell>
              <table:table-cell office:value-type="float" office:value="0.908363612120404">
                <text:p>0.908363612120404</text:p>
              </table:table-cell>
            </table:table-row>
            <table:table-row>
              <table:table-cell office:value-type="float" office:value="42181">
                <text:p>42181</text:p>
              </table:table-cell>
              <table:table-cell office:value-type="float" office:value="0.107530703313194">
                <text:p>0.107530703313194</text:p>
              </table:table-cell>
              <table:table-cell office:value-type="float" office:value="0.892469296686806">
                <text:p>0.892469296686806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0.125669880081102">
                <text:p>0.125669880081102</text:p>
              </table:table-cell>
              <table:table-cell office:value-type="float" office:value="0.874330119918898">
                <text:p>0.874330119918898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0.140098378575332">
                <text:p>0.140098378575332</text:p>
              </table:table-cell>
              <table:table-cell office:value-type="float" office:value="0.859901621424667">
                <text:p>0.859901621424667</text:p>
              </table:table-cell>
            </table:table-row>
            <table:table-row>
              <table:table-cell office:value-type="float" office:value="42746">
                <text:p>42746</text:p>
              </table:table-cell>
              <table:table-cell office:value-type="float" office:value="0.151943462897527">
                <text:p>0.151943462897527</text:p>
              </table:table-cell>
              <table:table-cell office:value-type="float" office:value="0.848056537102474">
                <text:p>0.848056537102474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0.163436602437188">
                <text:p>0.163436602437188</text:p>
              </table:table-cell>
              <table:table-cell office:value-type="float" office:value="0.836563397562812">
                <text:p>0.836563397562812</text:p>
              </table:table-cell>
            </table:table-row>
            <table:table-row>
              <table:table-cell office:value-type="float" office:value="43110">
                <text:p>43110</text:p>
              </table:table-cell>
              <table:table-cell office:value-type="float" office:value="0.175299890948746">
                <text:p>0.175299890948746</text:p>
              </table:table-cell>
              <table:table-cell office:value-type="float" office:value="0.824700109051254">
                <text:p>0.824700109051254</text:p>
              </table:table-cell>
            </table:table-row>
            <table:table-row>
              <table:table-cell office:value-type="float" office:value="43298">
                <text:p>43298</text:p>
              </table:table-cell>
              <table:table-cell office:value-type="float" office:value="0.187221237035843">
                <text:p>0.187221237035843</text:p>
              </table:table-cell>
              <table:table-cell office:value-type="float" office:value="0.812778762964157">
                <text:p>0.812778762964157</text:p>
              </table:table-cell>
            </table:table-row>
            <table:table-row>
              <table:table-cell office:value-type="float" office:value="43470">
                <text:p>43470</text:p>
              </table:table-cell>
              <table:table-cell office:value-type="float" office:value="0.198542805100182">
                <text:p>0.198542805100182</text:p>
              </table:table-cell>
              <table:table-cell office:value-type="float" office:value="0.801457194899818">
                <text:p>0.801457194899818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0.209914592420404">
                <text:p>0.209914592420404</text:p>
              </table:table-cell>
              <table:table-cell office:value-type="float" office:value="0.790085407579596">
                <text:p>0.790085407579596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0.221931166843893">
                <text:p>0.221931166843893</text:p>
              </table:table-cell>
              <table:table-cell office:value-type="float" office:value="0.778068833156107">
                <text:p>0.77806883315610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23341787030708">
                <text:p>0.23341787030708</text:p>
              </table:table-cell>
              <table:table-cell office:value-type="float" office:value="0.76658212969292">
                <text:p>0.76658212969292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244727252128925">
                <text:p>0.244727252128925</text:p>
              </table:table-cell>
              <table:table-cell office:value-type="float" office:value="0.755272747871075">
                <text:p>0.755272747871075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0.258021473731466">
                <text:p>0.258021473731466</text:p>
              </table:table-cell>
              <table:table-cell office:value-type="float" office:value="0.741978526268534">
                <text:p>0.741978526268534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267836487583983">
                <text:p>0.267836487583983</text:p>
              </table:table-cell>
              <table:table-cell office:value-type="float" office:value="0.732163512416016">
                <text:p>0.732163512416016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0.288687611923934">
                <text:p>0.288687611923934</text:p>
              </table:table-cell>
              <table:table-cell office:value-type="float" office:value="0.711312388076066">
                <text:p>0.7113123880760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8.988cm" xlink:href=".." xlink:type="simple" chart:class="chart:line" chart:style-name="ch1">
        <chart:legend chart:legend-position="end" svg:x="13.628cm" svg:y="3.94cm" style:legend-expansion="high" chart:style-name="ch2"/>
        <chart:plot-area chart:style-name="ch3" table:cell-range-address="hetalia.A10:hetalia.A20 hetalia.A22:hetalia.A22 hetalia.A26:hetalia.A26 hetalia.A29:hetalia.A29 hetalia.A31:hetalia.A31 'wattpad numbers'.A1:'wattpad numbers'.A1 hetalia.L10:hetalia.M20 hetalia.L22:hetalia.M22 hetalia.L26:hetalia.M26 hetalia.L29:hetalia.M29 hetalia.L31:hetalia.M31" chart:data-source-has-labels="both" svg:x="0.319cm" svg:y="0.179cm" svg:width="12.99cm" svg:height="8.63cm">
          <chart:coordinate-region svg:x="1.946cm" svg:y="0.381cm" svg:width="11.295cm" svg:height="8.226cm"/>
          <chart:axis chart:dimension="x" chart:name="primary-x" chart:style-name="ch4" chartooo:axis-type="auto">
            <chartooo:date-scale/>
            <chart:categories table:cell-range-address="hetalia.A10:hetalia.A20 hetalia.A22:hetalia.A22 hetalia.A26:hetalia.A26 hetalia.A29:hetalia.A29 hetalia.A31:hetalia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etalia.L10:hetalia.L20 hetalia.L22:hetalia.L22 hetalia.L26:hetalia.L26 hetalia.L29:hetalia.L29 hetalia.L31:hetalia.L31" chart:label-cell-address="'wattpad numbers'.A1:'wattpad numbers'.A1" chart:class="chart:line">
            <chart:data-point chart:repeated="15"/>
          </chart:series>
          <chart:series chart:style-name="ch8" chart:values-cell-range-address="hetalia.M10:hetalia.M20 hetalia.M22:hetalia.M22 hetalia.M26:hetalia.M26 hetalia.M29:hetalia.M29 hetalia.M31:hetalia.M31" chart:label-cell-address="'wattpad numbers'.A1:'wattpad numbers'.A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wattpad numbers'.A1:'wattpad numbers'.A1</svg:desc>
                </draw:g>
              </table:table-cell>
              <table:table-cell office:value-type="string">
                <text:p/>
                <draw:g>
                  <svg:desc>'wattpad numbers'.A1:'wattpad numbers'.A1</svg:desc>
                </draw:g>
              </table:table-cell>
            </table:table-row>
          </table:table-header-rows>
          <table:table-rows>
            <table:table-row>
              <table:table-cell office:value-type="float" office:value="40926">
                <text:p>40926</text:p>
                <draw:g>
                  <svg:desc>hetalia.A10:hetalia.A20 hetalia.A22:hetalia.A22 hetalia.A26:hetalia.A26 hetalia.A29:hetalia.A29 hetalia.A31:hetalia.A31</svg:desc>
                </draw:g>
              </table:table-cell>
              <table:table-cell office:value-type="float" office:value="0.0308810152758176">
                <text:p>0.0308810152758176</text:p>
                <draw:g>
                  <svg:desc>hetalia.L10:hetalia.L20 hetalia.L22:hetalia.L22 hetalia.L26:hetalia.L26 hetalia.L29:hetalia.L29 hetalia.L31:hetalia.L31</svg:desc>
                </draw:g>
              </table:table-cell>
              <table:table-cell office:value-type="float" office:value="0.969118984724182">
                <text:p>0.969118984724182</text:p>
                <draw:g>
                  <svg:desc>hetalia.M10:hetalia.M20 hetalia.M22:hetalia.M22 hetalia.M26:hetalia.M26 hetalia.M29:hetalia.M29 hetalia.M31:hetalia.M31</svg:desc>
                </draw:g>
              </table:table-cell>
            </table:table-row>
            <table:table-row>
              <table:table-cell office:value-type="float" office:value="41047">
                <text:p>41047</text:p>
              </table:table-cell>
              <table:table-cell office:value-type="float" office:value="0.0379864400482957">
                <text:p>0.0379864400482957</text:p>
              </table:table-cell>
              <table:table-cell office:value-type="float" office:value="0.962013559951704">
                <text:p>0.962013559951704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0.105155611442942">
                <text:p>0.105155611442942</text:p>
              </table:table-cell>
              <table:table-cell office:value-type="float" office:value="0.894844388557057">
                <text:p>0.894844388557057</text:p>
              </table:table-cell>
            </table:table-row>
            <table:table-row>
              <table:table-cell office:value-type="float" office:value="41458">
                <text:p>41458</text:p>
              </table:table-cell>
              <table:table-cell office:value-type="float" office:value="0.123538581449727">
                <text:p>0.123538581449727</text:p>
              </table:table-cell>
              <table:table-cell office:value-type="float" office:value="0.876461418550273">
                <text:p>0.876461418550273</text:p>
              </table:table-cell>
            </table:table-row>
            <table:table-row>
              <table:table-cell office:value-type="float" office:value="41661">
                <text:p>41661</text:p>
              </table:table-cell>
              <table:table-cell office:value-type="float" office:value="0.160457896779201">
                <text:p>0.160457896779201</text:p>
              </table:table-cell>
              <table:table-cell office:value-type="float" office:value="0.839542103220799">
                <text:p>0.839542103220799</text:p>
              </table:table-cell>
            </table:table-row>
            <table:table-row>
              <table:table-cell office:value-type="float" office:value="41823">
                <text:p>41823</text:p>
              </table:table-cell>
              <table:table-cell office:value-type="float" office:value="0.22449525337612">
                <text:p>0.22449525337612</text:p>
              </table:table-cell>
              <table:table-cell office:value-type="float" office:value="0.77550474662388">
                <text:p>0.77550474662388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0.349635796045786">
                <text:p>0.349635796045786</text:p>
              </table:table-cell>
              <table:table-cell office:value-type="float" office:value="0.650364203954214">
                <text:p>0.650364203954214</text:p>
              </table:table-cell>
            </table:table-row>
            <table:table-row>
              <table:table-cell office:value-type="float" office:value="42181">
                <text:p>42181</text:p>
              </table:table-cell>
              <table:table-cell office:value-type="float" office:value="0.395679105605076">
                <text:p>0.395679105605076</text:p>
              </table:table-cell>
              <table:table-cell office:value-type="float" office:value="0.604320894394924">
                <text:p>0.604320894394924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0.504787058435127">
                <text:p>0.504787058435127</text:p>
              </table:table-cell>
              <table:table-cell office:value-type="float" office:value="0.495212941564873">
                <text:p>0.495212941564873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0.560632688927944">
                <text:p>0.560632688927944</text:p>
              </table:table-cell>
              <table:table-cell office:value-type="float" office:value="0.439367311072056">
                <text:p>0.439367311072056</text:p>
              </table:table-cell>
            </table:table-row>
            <table:table-row>
              <table:table-cell office:value-type="float" office:value="42746">
                <text:p>42746</text:p>
              </table:table-cell>
              <table:table-cell office:value-type="float" office:value="0.532163742690059">
                <text:p>0.532163742690059</text:p>
              </table:table-cell>
              <table:table-cell office:value-type="float" office:value="0.467836257309942">
                <text:p>0.467836257309942</text:p>
              </table:table-cell>
            </table:table-row>
            <table:table-row>
              <table:table-cell office:value-type="float" office:value="43110">
                <text:p>43110</text:p>
              </table:table-cell>
              <table:table-cell office:value-type="float" office:value="0.814601104858443">
                <text:p>0.814601104858443</text:p>
              </table:table-cell>
              <table:table-cell office:value-type="float" office:value="0.185398895141558">
                <text:p>0.185398895141558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1.32347504621072">
                <text:p>1.32347504621072</text:p>
              </table:table-cell>
              <table:table-cell office:value-type="float" office:value="-0.323475046210721">
                <text:p>-0.323475046210721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.15520798289189">
                <text:p>1.15520798289189</text:p>
              </table:table-cell>
              <table:table-cell office:value-type="float" office:value="-0.155207982891885">
                <text:p>-0.155207982891885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1.45266418266057">
                <text:p>1.45266418266057</text:p>
              </table:table-cell>
              <table:table-cell office:value-type="float" office:value="-0.452664182660566">
                <text:p>-0.4526641826605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84cm" svg:height="6.235cm" xlink:href=".." xlink:type="simple" chart:class="chart:line" chart:style-name="ch1">
        <chart:legend chart:legend-position="bottom" svg:x="3.441cm" svg:y="5.63cm" style:legend-expansion="wide" chart:style-name="ch2"/>
        <chart:plot-area chart:style-name="ch3" table:cell-range-address="bnha.E3:bnha.E17 'wattpad numbers'.A1:'wattpad numbers'.A1 bnha.L3:bnha.M17" chart:data-source-has-labels="both" svg:x="0.221cm" svg:y="0.124cm" svg:width="10.642cm" svg:height="5.198cm">
          <chart:coordinate-region svg:x="1.848cm" svg:y="0.326cm" svg:width="9.015cm" svg:height="4.343cm"/>
          <chart:axis chart:dimension="x" chart:name="primary-x" chart:style-name="ch4" chartooo:axis-type="auto">
            <chartooo:date-scale/>
            <chart:categories table:cell-range-address="bnha.E3:bnha.E1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nha.L3:bnha.L17" chart:label-cell-address="'wattpad numbers'.A1:'wattpad numbers'.A1" chart:class="chart:line">
            <chart:data-point chart:repeated="15"/>
          </chart:series>
          <chart:series chart:style-name="ch8" chart:values-cell-range-address="bnha.M3:bnha.M17" chart:label-cell-address="'wattpad numbers'.A1:'wattpad numbers'.A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wattpad numbers'.A1:'wattpad numbers'.A1</svg:desc>
                </draw:g>
              </table:table-cell>
              <table:table-cell office:value-type="string">
                <text:p/>
                <draw:g>
                  <svg:desc>'wattpad numbers'.A1:'wattpad numbers'.A1</svg:desc>
                </draw:g>
              </table:table-cell>
            </table:table-row>
          </table:table-header-rows>
          <table:table-rows>
            <table:table-row>
              <table:table-cell office:value-type="float" office:value="42182">
                <text:p>42182</text:p>
                <draw:g>
                  <svg:desc>bnha.E3:bnha.E17</svg:desc>
                </draw:g>
              </table:table-cell>
              <table:table-cell office:value-type="float" office:value="0.736842105263158">
                <text:p>0.736842105263158</text:p>
                <draw:g>
                  <svg:desc>bnha.L3:bnha.L17</svg:desc>
                </draw:g>
              </table:table-cell>
              <table:table-cell office:value-type="float" office:value="0.263157894736842">
                <text:p>0.263157894736842</text:p>
                <draw:g>
                  <svg:desc>bnha.M3:bnha.M17</svg:desc>
                </draw:g>
              </table:table-cell>
            </table:table-row>
            <table:table-row>
              <table:table-cell office:value-type="float" office:value="42374">
                <text:p>42374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0.704994192799071">
                <text:p>0.704994192799071</text:p>
              </table:table-cell>
              <table:table-cell office:value-type="float" office:value="0.295005807200929">
                <text:p>0.295005807200929</text:p>
              </table:table-cell>
            </table:table-row>
            <table:table-row>
              <table:table-cell office:value-type="float" office:value="42749">
                <text:p>42749</text:p>
              </table:table-cell>
              <table:table-cell office:value-type="float" office:value="0.738442051931602">
                <text:p>0.738442051931602</text:p>
              </table:table-cell>
              <table:table-cell office:value-type="float" office:value="0.261557948068398">
                <text:p>0.261557948068398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0.741163475699558">
                <text:p>0.741163475699558</text:p>
              </table:table-cell>
              <table:table-cell office:value-type="float" office:value="0.258836524300442">
                <text:p>0.258836524300442</text:p>
              </table:table-cell>
            </table:table-row>
            <table:table-row>
              <table:table-cell office:value-type="float" office:value="43110">
                <text:p>43110</text:p>
              </table:table-cell>
              <table:table-cell office:value-type="float" office:value="0.779360144418815">
                <text:p>0.779360144418815</text:p>
              </table:table-cell>
              <table:table-cell office:value-type="float" office:value="0.220639855581185">
                <text:p>0.220639855581185</text:p>
              </table:table-cell>
            </table:table-row>
            <table:table-row>
              <table:table-cell office:value-type="float" office:value="43298">
                <text:p>43298</text:p>
              </table:table-cell>
              <table:table-cell office:value-type="float" office:value="0.819832804842894">
                <text:p>0.819832804842894</text:p>
              </table:table-cell>
              <table:table-cell office:value-type="float" office:value="0.180167195157106">
                <text:p>0.180167195157106</text:p>
              </table:table-cell>
            </table:table-row>
            <table:table-row>
              <table:table-cell office:value-type="float" office:value="43468">
                <text:p>43468</text:p>
              </table:table-cell>
              <table:table-cell office:value-type="float" office:value="0.848565829324782">
                <text:p>0.848565829324782</text:p>
              </table:table-cell>
              <table:table-cell office:value-type="float" office:value="0.151434170675218">
                <text:p>0.151434170675218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0.867051758125888">
                <text:p>0.867051758125888</text:p>
              </table:table-cell>
              <table:table-cell office:value-type="float" office:value="0.132948241874112">
                <text:p>0.132948241874112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0.898743498872371">
                <text:p>0.898743498872371</text:p>
              </table:table-cell>
              <table:table-cell office:value-type="float" office:value="0.101256501127629">
                <text:p>0.10125650112762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889258028792913">
                <text:p>0.889258028792913</text:p>
              </table:table-cell>
              <table:table-cell office:value-type="float" office:value="0.110741971207087">
                <text:p>0.110741971207087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932541123968658">
                <text:p>0.932541123968658</text:p>
              </table:table-cell>
              <table:table-cell office:value-type="float" office:value="0.0674588760313424">
                <text:p>0.0674588760313424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0.94540207472116">
                <text:p>0.94540207472116</text:p>
              </table:table-cell>
              <table:table-cell office:value-type="float" office:value="0.0545979252788394">
                <text:p>0.0545979252788394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94868234370755">
                <text:p>0.94868234370755</text:p>
              </table:table-cell>
              <table:table-cell office:value-type="float" office:value="0.0513176562924503">
                <text:p>0.0513176562924503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0.953319329132073">
                <text:p>0.953319329132073</text:p>
              </table:table-cell>
              <table:table-cell office:value-type="float" office:value="0.046680670867927">
                <text:p>0.0466806708679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4cm" svg:height="11.666cm" xlink:href=".." xlink:type="simple" chart:class="chart:scatter" chart:column-mapping="0 1" chart:style-name="ch1">
        <chart:legend chart:legend-position="end" svg:x="18.863cm" svg:y="5.279cm" style:legend-expansion="high" chart:style-name="ch2"/>
        <chart:plot-area chart:style-name="ch3" table:cell-range-address="hq.A2:hq.A43 hq.J1:hq.K43" chart:data-source-has-labels="both" svg:x="0.775cm" svg:y="0.293cm" svg:width="16.944cm" svg:height="10.945cm">
          <chart:coordinate-region svg:x="1.894cm" svg:y="0.495cm" svg:width="15.146cm" svg:height="10.09cm"/>
          <chart:axis chart:dimension="x" chart:name="primary-x" chart:style-name="ch4" chartooo:axis-type="auto">
            <chart:categories table:cell-range-address="hq.A2:hq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q.J2:hq.J43" chart:label-cell-address="hq.J1:hq.J1" chart:class="chart:scatter">
            <chart:domain table:cell-range-address="hq.A2:hq.A43"/>
            <chart:data-point chart:repeated="42"/>
          </chart:series>
          <chart:series chart:style-name="ch8" chart:values-cell-range-address="hq.K2:hq.K43" chart:label-cell-address="hq.K1:hq.K1" chart:class="chart:scatter">
            <chart:domain table:cell-range-address="hq.E2:hq.E43"/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% AO3</text:p>
                <draw:g>
                  <svg:desc>hq.J1:hq.J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% FFN</text:p>
                <draw:g>
                  <svg:desc>hq.K1:hq.K1</svg:desc>
                </draw:g>
              </table:table-cell>
            </table:table-row>
          </table:table-header-rows>
          <table:table-rows>
            <table:table-row>
              <table:table-cell office:value-type="float" office:value="41368">
                <text:p>41368</text:p>
                <draw:g>
                  <svg:desc>hq.A2:hq.A43</svg:desc>
                </draw:g>
              </table:table-cell>
              <table:table-cell office:value-type="float" office:value="41368">
                <text:p>41368</text:p>
                <draw:g>
                  <svg:desc>hq.A2:hq.A43</svg:desc>
                </draw:g>
              </table:table-cell>
              <table:table-cell office:value-type="float" office:value="0.75">
                <text:p>0.75</text:p>
                <draw:g>
                  <svg:desc>hq.J2:hq.J43</svg:desc>
                </draw:g>
              </table:table-cell>
              <table:table-cell office:value-type="float" office:value="41373">
                <text:p>41373</text:p>
                <draw:g>
                  <svg:desc>hq.E2:hq.E43</svg:desc>
                </draw:g>
              </table:table-cell>
              <table:table-cell office:value-type="float" office:value="0.25">
                <text:p>0.25</text:p>
                <draw:g>
                  <svg:desc>hq.K2:hq.K43</svg:desc>
                </draw:g>
              </table:table-cell>
            </table:table-row>
            <table:table-row>
              <table:table-cell office:value-type="float" office:value="41448">
                <text:p>41448</text:p>
              </table:table-cell>
              <table:table-cell office:value-type="float" office:value="41448">
                <text:p>4144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41458">
                <text:p>4145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1556">
                <text:p>41556</text:p>
              </table:table-cell>
              <table:table-cell office:value-type="float" office:value="41556">
                <text:p>41556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41557">
                <text:p>41557</text:p>
              </table:table-cell>
              <table:table-cell office:value-type="float" office:value="0.344827586206897">
                <text:p>0.344827586206897</text:p>
              </table:table-cell>
            </table:table-row>
            <table:table-row>
              <table:table-cell office:value-type="float" office:value="41661">
                <text:p>41661</text:p>
              </table:table-cell>
              <table:table-cell office:value-type="float" office:value="41661">
                <text:p>41661</text:p>
              </table:table-cell>
              <table:table-cell office:value-type="float" office:value="0.679245283018868">
                <text:p>0.679245283018868</text:p>
              </table:table-cell>
              <table:table-cell office:value-type="float" office:value="41661">
                <text:p>41661</text:p>
              </table:table-cell>
              <table:table-cell office:value-type="float" office:value="0.320754716981132">
                <text:p>0.320754716981132</text:p>
              </table:table-cell>
            </table:table-row>
            <table:table-row>
              <table:table-cell office:value-type="float" office:value="41733">
                <text:p>41733</text:p>
              </table:table-cell>
              <table:table-cell office:value-type="float" office:value="41733">
                <text:p>41733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41736">
                <text:p>41736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float" office:value="41825">
                <text:p>41825</text:p>
              </table:table-cell>
              <table:table-cell office:value-type="float" office:value="41825">
                <text:p>41825</text:p>
              </table:table-cell>
              <table:table-cell office:value-type="float" office:value="0.690395480225989">
                <text:p>0.690395480225989</text:p>
              </table:table-cell>
              <table:table-cell office:value-type="float" office:value="41823">
                <text:p>41823</text:p>
              </table:table-cell>
              <table:table-cell office:value-type="float" office:value="0.309604519774011">
                <text:p>0.309604519774011</text:p>
              </table:table-cell>
            </table:table-row>
            <table:table-row>
              <table:table-cell office:value-type="float" office:value="41916">
                <text:p>41916</text:p>
              </table:table-cell>
              <table:table-cell office:value-type="float" office:value="41916">
                <text:p>41916</text:p>
              </table:table-cell>
              <table:table-cell office:value-type="float" office:value="0.731403444485159">
                <text:p>0.731403444485159</text:p>
              </table:table-cell>
              <table:table-cell office:value-type="float" office:value="41916">
                <text:p>41916</text:p>
              </table:table-cell>
              <table:table-cell office:value-type="float" office:value="0.268596555514841">
                <text:p>0.268596555514841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42011">
                <text:p>42011</text:p>
              </table:table-cell>
              <table:table-cell office:value-type="float" office:value="0.767097183993225">
                <text:p>0.767097183993225</text:p>
              </table:table-cell>
              <table:table-cell office:value-type="float" office:value="42013">
                <text:p>42013</text:p>
              </table:table-cell>
              <table:table-cell office:value-type="float" office:value="0.232902816006775">
                <text:p>0.232902816006775</text:p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42178">
                <text:p>42178</text:p>
              </table:table-cell>
              <table:table-cell office:value-type="float" office:value="0.806243272335845">
                <text:p>0.806243272335845</text:p>
              </table:table-cell>
              <table:table-cell office:value-type="float" office:value="42178">
                <text:p>42178</text:p>
              </table:table-cell>
              <table:table-cell office:value-type="float" office:value="0.193756727664155">
                <text:p>0.193756727664155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42280">
                <text:p>42280</text:p>
              </table:table-cell>
              <table:table-cell office:value-type="float" office:value="0.796318057187622">
                <text:p>0.796318057187622</text:p>
              </table:table-cell>
              <table:table-cell office:value-type="float" office:value="42292">
                <text:p>42292</text:p>
              </table:table-cell>
              <table:table-cell office:value-type="float" office:value="0.203681942812378">
                <text:p>0.203681942812378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42376">
                <text:p>42376</text:p>
              </table:table-cell>
              <table:table-cell office:value-type="float" office:value="0.831365935919056">
                <text:p>0.831365935919056</text:p>
              </table:table-cell>
              <table:table-cell office:value-type="float" office:value="42374">
                <text:p>42374</text:p>
              </table:table-cell>
              <table:table-cell office:value-type="float" office:value="0.168634064080944">
                <text:p>0.168634064080944</text:p>
              </table:table-cell>
            </table:table-row>
            <table:table-row>
              <table:table-cell office:value-type="float" office:value="42466">
                <text:p>42466</text:p>
              </table:table-cell>
              <table:table-cell office:value-type="float" office:value="42466">
                <text:p>42466</text:p>
              </table:table-cell>
              <table:table-cell office:value-type="float" office:value="0.837932742087967">
                <text:p>0.837932742087967</text:p>
              </table:table-cell>
              <table:table-cell office:value-type="float" office:value="42466">
                <text:p>42466</text:p>
              </table:table-cell>
              <table:table-cell office:value-type="float" office:value="0.162067257912034">
                <text:p>0.162067257912034</text:p>
              </table:table-cell>
            </table:table-row>
            <table:table-row>
              <table:table-cell office:value-type="float" office:value="42555">
                <text:p>42555</text:p>
              </table:table-cell>
              <table:table-cell office:value-type="float" office:value="42555">
                <text:p>42555</text:p>
              </table:table-cell>
              <table:table-cell office:value-type="float" office:value="0.841172436198246">
                <text:p>0.841172436198246</text:p>
              </table:table-cell>
              <table:table-cell office:value-type="float" office:value="42559">
                <text:p>42559</text:p>
              </table:table-cell>
              <table:table-cell office:value-type="float" office:value="0.158827563801754">
                <text:p>0.158827563801754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2644">
                <text:p>42644</text:p>
              </table:table-cell>
              <table:table-cell office:value-type="float" office:value="0.844217347956132">
                <text:p>0.844217347956132</text:p>
              </table:table-cell>
              <table:table-cell office:value-type="float" office:value="42636">
                <text:p>42636</text:p>
              </table:table-cell>
              <table:table-cell office:value-type="float" office:value="0.155782652043868">
                <text:p>0.155782652043868</text:p>
              </table:table-cell>
            </table:table-row>
            <table:table-row>
              <table:table-cell office:value-type="float" office:value="42737">
                <text:p>42737</text:p>
              </table:table-cell>
              <table:table-cell office:value-type="float" office:value="42737">
                <text:p>42737</text:p>
              </table:table-cell>
              <table:table-cell office:value-type="float" office:value="0.842933354997698">
                <text:p>0.842933354997698</text:p>
              </table:table-cell>
              <table:table-cell office:value-type="float" office:value="42749">
                <text:p>42749</text:p>
              </table:table-cell>
              <table:table-cell office:value-type="float" office:value="0.157066645002302">
                <text:p>0.157066645002302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42827">
                <text:p>42827</text:p>
              </table:table-cell>
              <table:table-cell office:value-type="float" office:value="0.845357028891234">
                <text:p>0.845357028891234</text:p>
              </table:table-cell>
              <table:table-cell office:value-type="float" office:value="42828">
                <text:p>42828</text:p>
              </table:table-cell>
              <table:table-cell office:value-type="float" office:value="0.154642971108766">
                <text:p>0.154642971108766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42919">
                <text:p>42919</text:p>
              </table:table-cell>
              <table:table-cell office:value-type="float" office:value="0.845284541907709">
                <text:p>0.845284541907709</text:p>
              </table:table-cell>
              <table:table-cell office:value-type="float" office:value="42919">
                <text:p>42919</text:p>
              </table:table-cell>
              <table:table-cell office:value-type="float" office:value="0.154715458092291">
                <text:p>0.15471545809229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43011">
                <text:p>43011</text:p>
              </table:table-cell>
              <table:table-cell office:value-type="float" office:value="0.84685100490916">
                <text:p>0.84685100490916</text:p>
              </table:table-cell>
              <table:table-cell office:value-type="float" office:value="43011">
                <text:p>43011</text:p>
              </table:table-cell>
              <table:table-cell office:value-type="float" office:value="0.15314899509084">
                <text:p>0.15314899509084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43101">
                <text:p>43101</text:p>
              </table:table-cell>
              <table:table-cell office:value-type="float" office:value="0.846622711790132">
                <text:p>0.846622711790132</text:p>
              </table:table-cell>
              <table:table-cell office:value-type="float" office:value="43110">
                <text:p>43110</text:p>
              </table:table-cell>
              <table:table-cell office:value-type="float" office:value="0.153377288209868">
                <text:p>0.153377288209868</text:p>
              </table:table-cell>
            </table:table-row>
            <table:table-row>
              <table:table-cell office:value-type="float" office:value="43192">
                <text:p>43192</text:p>
              </table:table-cell>
              <table:table-cell office:value-type="float" office:value="43192">
                <text:p>43192</text:p>
              </table:table-cell>
              <table:table-cell office:value-type="float" office:value="0.847264118523044">
                <text:p>0.847264118523044</text:p>
              </table:table-cell>
              <table:table-cell office:value-type="float" office:value="43195">
                <text:p>43195</text:p>
              </table:table-cell>
              <table:table-cell office:value-type="float" office:value="0.152735881476956">
                <text:p>0.152735881476956</text:p>
              </table:table-cell>
            </table:table-row>
            <table:table-row>
              <table:table-cell office:value-type="float" office:value="43298">
                <text:p>43298</text:p>
              </table:table-cell>
              <table:table-cell office:value-type="float" office:value="43298">
                <text:p>43298</text:p>
              </table:table-cell>
              <table:table-cell office:value-type="float" office:value="0.849800344360186">
                <text:p>0.849800344360186</text:p>
              </table:table-cell>
              <table:table-cell office:value-type="float" office:value="43298">
                <text:p>43298</text:p>
              </table:table-cell>
              <table:table-cell office:value-type="float" office:value="0.150199655639814">
                <text:p>0.150199655639814</text:p>
              </table:table-cell>
            </table:table-row>
            <table:table-row>
              <table:table-cell office:value-type="float" office:value="43403">
                <text:p>43403</text:p>
              </table:table-cell>
              <table:table-cell office:value-type="float" office:value="43403">
                <text:p>43403</text:p>
              </table:table-cell>
              <table:table-cell office:value-type="float" office:value="0.851796961837718">
                <text:p>0.851796961837718</text:p>
              </table:table-cell>
              <table:table-cell office:value-type="float" office:value="43406">
                <text:p>43406</text:p>
              </table:table-cell>
              <table:table-cell office:value-type="float" office:value="0.148203038162282">
                <text:p>0.148203038162282</text:p>
              </table:table-cell>
            </table:table-row>
            <table:table-row>
              <table:table-cell office:value-type="float" office:value="43470">
                <text:p>43470</text:p>
              </table:table-cell>
              <table:table-cell office:value-type="float" office:value="43470">
                <text:p>43470</text:p>
              </table:table-cell>
              <table:table-cell office:value-type="float" office:value="NaN">
                <text:p>NaN</text:p>
              </table:table-cell>
              <table:table-cell office:value-type="float" office:value="43468">
                <text:p>43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43556">
                <text:p>43556</text:p>
              </table:table-cell>
              <table:table-cell office:value-type="float" office:value="0.855639299682742">
                <text:p>0.855639299682742</text:p>
              </table:table-cell>
              <table:table-cell office:value-type="float" office:value="43554">
                <text:p>43554</text:p>
              </table:table-cell>
              <table:table-cell office:value-type="float" office:value="0.144360700317258">
                <text:p>0.144360700317258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43647">
                <text:p>43647</text:p>
              </table:table-cell>
              <table:table-cell office:value-type="float" office:value="NaN">
                <text:p>NaN</text:p>
              </table:table-cell>
              <table:table-cell office:value-type="float" office:value="43647">
                <text:p>43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43740">
                <text:p>43740</text:p>
              </table:table-cell>
              <table:table-cell office:value-type="float" office:value="0.858393408856849">
                <text:p>0.858393408856849</text:p>
              </table:table-cell>
              <table:table-cell office:value-type="float" office:value="43741">
                <text:p>43741</text:p>
              </table:table-cell>
              <table:table-cell office:value-type="float" office:value="0.141606591143151">
                <text:p>0.141606591143151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43831">
                <text:p>43831</text:p>
              </table:table-cell>
              <table:table-cell office:value-type="float" office:value="NaN">
                <text:p>NaN</text:p>
              </table:table-cell>
              <table:table-cell office:value-type="float" office:value="43831">
                <text:p>43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4013">
                <text:p>44013</text:p>
              </table:table-cell>
              <table:table-cell office:value-type="float" office:value="0.878502944982964">
                <text:p>0.878502944982964</text:p>
              </table:table-cell>
              <table:table-cell office:value-type="float" office:value="44013">
                <text:p>44013</text:p>
              </table:table-cell>
              <table:table-cell office:value-type="float" office:value="0.121497055017036">
                <text:p>0.12149705501703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4105">
                <text:p>44105</text:p>
              </table:table-cell>
              <table:table-cell office:value-type="float" office:value="0.892453641859307">
                <text:p>0.892453641859307</text:p>
              </table:table-cell>
              <table:table-cell office:value-type="float" office:value="44105">
                <text:p>44105</text:p>
              </table:table-cell>
              <table:table-cell office:value-type="float" office:value="0.107546358140693">
                <text:p>0.107546358140693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4197">
                <text:p>44197</text:p>
              </table:table-cell>
              <table:table-cell office:value-type="float" office:value="0.902806821194003">
                <text:p>0.902806821194003</text:p>
              </table:table-cell>
              <table:table-cell office:value-type="float" office:value="44197">
                <text:p>44197</text:p>
              </table:table-cell>
              <table:table-cell office:value-type="float" office:value="0.0971931788059965">
                <text:p>0.0971931788059965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44287">
                <text:p>44287</text:p>
              </table:table-cell>
              <table:table-cell office:value-type="float" office:value="0.911919628841525">
                <text:p>0.911919628841525</text:p>
              </table:table-cell>
              <table:table-cell office:value-type="float" office:value="44287">
                <text:p>44287</text:p>
              </table:table-cell>
              <table:table-cell office:value-type="float" office:value="0.0880803711584749">
                <text:p>0.0880803711584749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44378">
                <text:p>44378</text:p>
              </table:table-cell>
              <table:table-cell office:value-type="float" office:value="0.916857705595557">
                <text:p>0.916857705595557</text:p>
              </table:table-cell>
              <table:table-cell office:value-type="float" office:value="44378">
                <text:p>44378</text:p>
              </table:table-cell>
              <table:table-cell office:value-type="float" office:value="0.0831422944044429">
                <text:p>0.0831422944044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44470">
                <text:p>44470</text:p>
              </table:table-cell>
              <table:table-cell office:value-type="float" office:value="NaN">
                <text:p>NaN</text:p>
              </table:table-cell>
              <table:table-cell office:value-type="float" office:value="44470">
                <text:p>44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44562">
                <text:p>44562</text:p>
              </table:table-cell>
              <table:table-cell office:value-type="float" office:value="0.925509970203988">
                <text:p>0.925509970203988</text:p>
              </table:table-cell>
              <table:table-cell office:value-type="float" office:value="44562">
                <text:p>44562</text:p>
              </table:table-cell>
              <table:table-cell office:value-type="float" office:value="0.0744900297960119">
                <text:p>0.0744900297960119</text:p>
              </table:table-cell>
            </table:table-row>
            <table:table-row>
              <table:table-cell office:value-type="float" office:value="44652">
                <text:p>44652</text:p>
              </table:table-cell>
              <table:table-cell office:value-type="float" office:value="44652">
                <text:p>44652</text:p>
              </table:table-cell>
              <table:table-cell office:value-type="float" office:value="0.927551231629062">
                <text:p>0.927551231629062</text:p>
              </table:table-cell>
              <table:table-cell office:value-type="float" office:value="44659">
                <text:p>44659</text:p>
              </table:table-cell>
              <table:table-cell office:value-type="float" office:value="0.0724487683709377">
                <text:p>0.0724487683709377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44743">
                <text:p>44743</text:p>
              </table:table-cell>
              <table:table-cell office:value-type="float" office:value="NaN">
                <text:p>NaN</text:p>
              </table:table-cell>
              <table:table-cell office:value-type="float" office:value="44746">
                <text:p>44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44775">
                <text:p>44775</text:p>
              </table:table-cell>
              <table:table-cell office:value-type="float" office:value="NaN">
                <text:p>NaN</text:p>
              </table:table-cell>
              <table:table-cell office:value-type="float" office:value="44775">
                <text:p>44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44824">
                <text:p>44824</text:p>
              </table:table-cell>
              <table:table-cell office:value-type="float" office:value="NaN">
                <text:p>NaN</text:p>
              </table:table-cell>
              <table:table-cell office:value-type="float" office:value="44824">
                <text:p>44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44857">
                <text:p>44857</text:p>
              </table:table-cell>
              <table:table-cell office:value-type="float" office:value="NaN">
                <text:p>NaN</text:p>
              </table:table-cell>
              <table:table-cell office:value-type="float" office:value="44857">
                <text:p>44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44927">
                <text:p>44927</text:p>
              </table:table-cell>
              <table:table-cell office:value-type="float" office:value="NaN">
                <text:p>NaN</text:p>
              </table:table-cell>
              <table:table-cell office:value-type="float" office:value="44927">
                <text:p>44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44988">
                <text:p>44988</text:p>
              </table:table-cell>
              <table:table-cell office:value-type="float" office:value="0.936354297873381">
                <text:p>0.936354297873381</text:p>
              </table:table-cell>
              <table:table-cell office:value-type="float" office:value="44988">
                <text:p>44988</text:p>
              </table:table-cell>
              <table:table-cell office:value-type="float" office:value="0.0636457021266188">
                <text:p>0.06364570212661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moving-average"/>
      <style:graphic-properties draw:stroke="dash" draw:stroke-dash="Long_20_Dash_20__28_Rounded_29_" svg:stroke-width="0.051cm" svg:stroke-color="#004586" svg:stroke-linecap="round"/>
    </style:style>
    <style:style style:name="ch9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c1f6ff" draw:fill-color="#c1f6ff"/>
      <style:text-properties fo:font-size="10pt" style:font-size-asian="10pt" style:font-size-complex="10pt"/>
    </style:style>
    <style:style style:name="ch10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moving-average"/>
      <style:graphic-properties draw:stroke="dash" draw:stroke-dash="Long_20_Dash_20__28_Rounded_29_" svg:stroke-width="0.051cm" svg:stroke-color="#ff420e" svg:stroke-linecap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18cm" svg:height="11.087cm" xlink:href=".." xlink:type="simple" chart:class="chart:scatter" chart:style-name="ch1">
        <chart:legend chart:legend-position="end" svg:x="16.181cm" svg:y="4.737cm" style:legend-expansion="custom" svg:width="3.181cm" svg:height="4.412cm" style:legend-expansion-aspect-ratio="0.720988213961922" chart:style-name="ch2"/>
        <chart:plot-area chart:style-name="ch3" table:cell-range-address="hq.A2:hq.A43 hq.L1:hq.M43" chart:data-source-has-labels="row" svg:x="0.392cm" svg:y="0.221cm" svg:width="15.42cm" svg:height="10.645cm">
          <chart:coordinate-region svg:x="1.955cm" svg:y="0.384cm" svg:width="13.114cm" svg:height="10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q.L2:hq.L43" chart:label-cell-address="hq.L1:hq.L1" chart:class="chart:scatter">
            <chart:domain table:cell-range-address="hq.A2:hq.A43"/>
            <chart:regression-curve chart:style-name="ch8"/>
            <chart:data-point chart:repeated="42"/>
          </chart:series>
          <chart:series chart:style-name="ch9" chart:values-cell-range-address="hq.M2:hq.M43" chart:label-cell-address="hq.M1:hq.M1" chart:class="chart:scatter">
            <chart:domain table:cell-range-address="hq.E2:hq.E43"/>
            <chart:regression-curve chart:style-name="ch10"/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'% Inc AO3</text:p>
                <draw:g>
                  <svg:desc>hq.L1:hq.L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'% Inc FFN</text:p>
                <draw:g>
                  <svg:desc>hq.M1:hq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368">
                <text:p>41368</text:p>
                <draw:g>
                  <svg:desc>hq.A2:hq.A43</svg:desc>
                </draw:g>
              </table:table-cell>
              <table:table-cell office:value-type="float" office:value="NaN">
                <text:p>NaN</text:p>
                <draw:g>
                  <svg:desc>hq.L2:hq.L43</svg:desc>
                </draw:g>
              </table:table-cell>
              <table:table-cell office:value-type="float" office:value="41373">
                <text:p>41373</text:p>
                <draw:g>
                  <svg:desc>hq.E2:hq.E43</svg:desc>
                </draw:g>
              </table:table-cell>
              <table:table-cell office:value-type="float" office:value="NaN">
                <text:p>NaN</text:p>
                <draw:g>
                  <svg:desc>hq.M2:hq.M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448">
                <text:p>41448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41458">
                <text:p>41458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556">
                <text:p>41556</text:p>
              </table:table-cell>
              <table:table-cell office:value-type="float" office:value="0.625">
                <text:p>0.625</text:p>
              </table:table-cell>
              <table:table-cell office:value-type="float" office:value="41557">
                <text:p>4155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61">
                <text:p>4166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41661">
                <text:p>41661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733">
                <text:p>41733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41736">
                <text:p>41736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825">
                <text:p>41825</text:p>
              </table:table-cell>
              <table:table-cell office:value-type="float" office:value="0.694829760403531">
                <text:p>0.694829760403531</text:p>
              </table:table-cell>
              <table:table-cell office:value-type="float" office:value="41823">
                <text:p>41823</text:p>
              </table:table-cell>
              <table:table-cell office:value-type="float" office:value="0.305170239596469">
                <text:p>0.3051702395964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16">
                <text:p>41916</text:p>
              </table:table-cell>
              <table:table-cell office:value-type="float" office:value="0.751084598698482">
                <text:p>0.751084598698482</text:p>
              </table:table-cell>
              <table:table-cell office:value-type="float" office:value="41916">
                <text:p>41916</text:p>
              </table:table-cell>
              <table:table-cell office:value-type="float" office:value="0.248915401301518">
                <text:p>0.248915401301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011">
                <text:p>42011</text:p>
              </table:table-cell>
              <table:table-cell office:value-type="float" office:value="0.815947843530592">
                <text:p>0.815947843530592</text:p>
              </table:table-cell>
              <table:table-cell office:value-type="float" office:value="42013">
                <text:p>42013</text:p>
              </table:table-cell>
              <table:table-cell office:value-type="float" office:value="0.184052156469408">
                <text:p>0.184052156469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78">
                <text:p>42178</text:p>
              </table:table-cell>
              <table:table-cell office:value-type="float" office:value="0.846726516312678">
                <text:p>0.846726516312678</text:p>
              </table:table-cell>
              <table:table-cell office:value-type="float" office:value="42178">
                <text:p>42178</text:p>
              </table:table-cell>
              <table:table-cell office:value-type="float" office:value="0.153273483687322">
                <text:p>0.153273483687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280">
                <text:p>42280</text:p>
              </table:table-cell>
              <table:table-cell office:value-type="float" office:value="0.76978417266187">
                <text:p>0.76978417266187</text:p>
              </table:table-cell>
              <table:table-cell office:value-type="float" office:value="42292">
                <text:p>42292</text:p>
              </table:table-cell>
              <table:table-cell office:value-type="float" office:value="0.230215827338129">
                <text:p>0.230215827338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376">
                <text:p>42376</text:p>
              </table:table-cell>
              <table:table-cell office:value-type="float" office:value="0.947903099765564">
                <text:p>0.947903099765564</text:p>
              </table:table-cell>
              <table:table-cell office:value-type="float" office:value="42374">
                <text:p>42374</text:p>
              </table:table-cell>
              <table:table-cell office:value-type="float" office:value="0.052096900234436">
                <text:p>0.052096900234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66">
                <text:p>42466</text:p>
              </table:table-cell>
              <table:table-cell office:value-type="float" office:value="0.857372080584774">
                <text:p>0.857372080584774</text:p>
              </table:table-cell>
              <table:table-cell office:value-type="float" office:value="42466">
                <text:p>42466</text:p>
              </table:table-cell>
              <table:table-cell office:value-type="float" office:value="0.142627919415226">
                <text:p>0.142627919415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555">
                <text:p>42555</text:p>
              </table:table-cell>
              <table:table-cell office:value-type="float" office:value="0.854280510018215">
                <text:p>0.854280510018215</text:p>
              </table:table-cell>
              <table:table-cell office:value-type="float" office:value="42559">
                <text:p>42559</text:p>
              </table:table-cell>
              <table:table-cell office:value-type="float" office:value="0.145719489981785">
                <text:p>0.145719489981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644">
                <text:p>42644</text:p>
              </table:table-cell>
              <table:table-cell office:value-type="float" office:value="0.863419075802413">
                <text:p>0.863419075802413</text:p>
              </table:table-cell>
              <table:table-cell office:value-type="float" office:value="42636">
                <text:p>42636</text:p>
              </table:table-cell>
              <table:table-cell office:value-type="float" office:value="0.136580924197587">
                <text:p>0.136580924197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37">
                <text:p>42737</text:p>
              </table:table-cell>
              <table:table-cell office:value-type="float" office:value="0.834402815152142">
                <text:p>0.834402815152142</text:p>
              </table:table-cell>
              <table:table-cell office:value-type="float" office:value="42749">
                <text:p>42749</text:p>
              </table:table-cell>
              <table:table-cell office:value-type="float" office:value="0.165597184847858">
                <text:p>0.165597184847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827">
                <text:p>42827</text:p>
              </table:table-cell>
              <table:table-cell office:value-type="float" office:value="0.868835257082896">
                <text:p>0.868835257082896</text:p>
              </table:table-cell>
              <table:table-cell office:value-type="float" office:value="42828">
                <text:p>42828</text:p>
              </table:table-cell>
              <table:table-cell office:value-type="float" office:value="0.131164742917104">
                <text:p>0.131164742917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19">
                <text:p>42919</text:p>
              </table:table-cell>
              <table:table-cell office:value-type="float" office:value="0.844519305519565">
                <text:p>0.844519305519565</text:p>
              </table:table-cell>
              <table:table-cell office:value-type="float" office:value="42919">
                <text:p>42919</text:p>
              </table:table-cell>
              <table:table-cell office:value-type="float" office:value="0.155480694480435">
                <text:p>0.1554806944804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011">
                <text:p>43011</text:p>
              </table:table-cell>
              <table:table-cell office:value-type="float" office:value="0.869621903520209">
                <text:p>0.869621903520209</text:p>
              </table:table-cell>
              <table:table-cell office:value-type="float" office:value="43011">
                <text:p>43011</text:p>
              </table:table-cell>
              <table:table-cell office:value-type="float" office:value="0.130378096479791">
                <text:p>0.130378096479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101">
                <text:p>43101</text:p>
              </table:table-cell>
              <table:table-cell office:value-type="float" office:value="0.842333464722113">
                <text:p>0.842333464722113</text:p>
              </table:table-cell>
              <table:table-cell office:value-type="float" office:value="43110">
                <text:p>43110</text:p>
              </table:table-cell>
              <table:table-cell office:value-type="float" office:value="0.157666535277887">
                <text:p>0.157666535277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192">
                <text:p>43192</text:p>
              </table:table-cell>
              <table:table-cell office:value-type="float" office:value="0.862068965517241">
                <text:p>0.862068965517241</text:p>
              </table:table-cell>
              <table:table-cell office:value-type="float" office:value="43195">
                <text:p>43195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298">
                <text:p>43298</text:p>
              </table:table-cell>
              <table:table-cell office:value-type="float" office:value="0.909747292418773">
                <text:p>0.909747292418773</text:p>
              </table:table-cell>
              <table:table-cell office:value-type="float" office:value="43298">
                <text:p>43298</text:p>
              </table:table-cell>
              <table:table-cell office:value-type="float" office:value="0.0902527075812274">
                <text:p>0.09025270758122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403">
                <text:p>43403</text:p>
              </table:table-cell>
              <table:table-cell office:value-type="float" office:value="0.904076738609113">
                <text:p>0.904076738609113</text:p>
              </table:table-cell>
              <table:table-cell office:value-type="float" office:value="43406">
                <text:p>43406</text:p>
              </table:table-cell>
              <table:table-cell office:value-type="float" office:value="0.0959232613908873">
                <text:p>0.0959232613908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470">
                <text:p>43470</text:p>
              </table:table-cell>
              <table:table-cell office:value-type="float" office:value="NaN">
                <text:p>NaN</text:p>
              </table:table-cell>
              <table:table-cell office:value-type="float" office:value="43468">
                <text:p>43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556">
                <text:p>43556</text:p>
              </table:table-cell>
              <table:table-cell office:value-type="float" office:value="0.865861837692824">
                <text:p>0.865861837692824</text:p>
              </table:table-cell>
              <table:table-cell office:value-type="float" office:value="43554">
                <text:p>43554</text:p>
              </table:table-cell>
              <table:table-cell office:value-type="float" office:value="0.134138162307176">
                <text:p>0.134138162307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647">
                <text:p>43647</text:p>
              </table:table-cell>
              <table:table-cell office:value-type="float" office:value="NaN">
                <text:p>NaN</text:p>
              </table:table-cell>
              <table:table-cell office:value-type="float" office:value="43647">
                <text:p>43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740">
                <text:p>43740</text:p>
              </table:table-cell>
              <table:table-cell office:value-type="float" office:value="0.866844207723036">
                <text:p>0.866844207723036</text:p>
              </table:table-cell>
              <table:table-cell office:value-type="float" office:value="43741">
                <text:p>43741</text:p>
              </table:table-cell>
              <table:table-cell office:value-type="float" office:value="0.133155792276964">
                <text:p>0.133155792276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831">
                <text:p>43831</text:p>
              </table:table-cell>
              <table:table-cell office:value-type="float" office:value="NaN">
                <text:p>NaN</text:p>
              </table:table-cell>
              <table:table-cell office:value-type="float" office:value="43831">
                <text:p>43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13">
                <text:p>44013</text:p>
              </table:table-cell>
              <table:table-cell office:value-type="float" office:value="0.953417957377431">
                <text:p>0.953417957377431</text:p>
              </table:table-cell>
              <table:table-cell office:value-type="float" office:value="44013">
                <text:p>44013</text:p>
              </table:table-cell>
              <table:table-cell office:value-type="float" office:value="0.046582042622569">
                <text:p>0.046582042622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105">
                <text:p>44105</text:p>
              </table:table-cell>
              <table:table-cell office:value-type="float" office:value="0.976213130352046">
                <text:p>0.976213130352046</text:p>
              </table:table-cell>
              <table:table-cell office:value-type="float" office:value="44105">
                <text:p>44105</text:p>
              </table:table-cell>
              <table:table-cell office:value-type="float" office:value="0.0237868696479543">
                <text:p>0.0237868696479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97">
                <text:p>44197</text:p>
              </table:table-cell>
              <table:table-cell office:value-type="float" office:value="0.970425138632163">
                <text:p>0.970425138632163</text:p>
              </table:table-cell>
              <table:table-cell office:value-type="float" office:value="44197">
                <text:p>44197</text:p>
              </table:table-cell>
              <table:table-cell office:value-type="float" office:value="0.0295748613678373">
                <text:p>0.02957486136783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287">
                <text:p>44287</text:p>
              </table:table-cell>
              <table:table-cell office:value-type="float" office:value="0.984385978608791">
                <text:p>0.984385978608791</text:p>
              </table:table-cell>
              <table:table-cell office:value-type="float" office:value="44287">
                <text:p>44287</text:p>
              </table:table-cell>
              <table:table-cell office:value-type="float" office:value="0.0156140213912093">
                <text:p>0.01561402139120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378">
                <text:p>44378</text:p>
              </table:table-cell>
              <table:table-cell office:value-type="float" office:value="0.978298611111111">
                <text:p>0.978298611111111</text:p>
              </table:table-cell>
              <table:table-cell office:value-type="float" office:value="44378">
                <text:p>44378</text:p>
              </table:table-cell>
              <table:table-cell office:value-type="float" office:value="0.0217013888888889">
                <text:p>0.0217013888888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470">
                <text:p>44470</text:p>
              </table:table-cell>
              <table:table-cell office:value-type="float" office:value="NaN">
                <text:p>NaN</text:p>
              </table:table-cell>
              <table:table-cell office:value-type="float" office:value="44470">
                <text:p>44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562">
                <text:p>44562</text:p>
              </table:table-cell>
              <table:table-cell office:value-type="float" office:value="0.985392930178206">
                <text:p>0.985392930178206</text:p>
              </table:table-cell>
              <table:table-cell office:value-type="float" office:value="44562">
                <text:p>44562</text:p>
              </table:table-cell>
              <table:table-cell office:value-type="float" office:value="0.0146070698217937">
                <text:p>0.01460706982179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652">
                <text:p>44652</text:p>
              </table:table-cell>
              <table:table-cell office:value-type="float" office:value="0.98118178396688">
                <text:p>0.98118178396688</text:p>
              </table:table-cell>
              <table:table-cell office:value-type="float" office:value="44659">
                <text:p>44659</text:p>
              </table:table-cell>
              <table:table-cell office:value-type="float" office:value="0.0188182160331201">
                <text:p>0.0188182160331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743">
                <text:p>44743</text:p>
              </table:table-cell>
              <table:table-cell office:value-type="float" office:value="NaN">
                <text:p>NaN</text:p>
              </table:table-cell>
              <table:table-cell office:value-type="float" office:value="44746">
                <text:p>44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775">
                <text:p>44775</text:p>
              </table:table-cell>
              <table:table-cell office:value-type="float" office:value="NaN">
                <text:p>NaN</text:p>
              </table:table-cell>
              <table:table-cell office:value-type="float" office:value="44775">
                <text:p>44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824">
                <text:p>44824</text:p>
              </table:table-cell>
              <table:table-cell office:value-type="float" office:value="NaN">
                <text:p>NaN</text:p>
              </table:table-cell>
              <table:table-cell office:value-type="float" office:value="44824">
                <text:p>44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857">
                <text:p>44857</text:p>
              </table:table-cell>
              <table:table-cell office:value-type="float" office:value="NaN">
                <text:p>NaN</text:p>
              </table:table-cell>
              <table:table-cell office:value-type="float" office:value="44857">
                <text:p>44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927">
                <text:p>44927</text:p>
              </table:table-cell>
              <table:table-cell office:value-type="float" office:value="NaN">
                <text:p>NaN</text:p>
              </table:table-cell>
              <table:table-cell office:value-type="float" office:value="44927">
                <text:p>44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988">
                <text:p>44988</text:p>
              </table:table-cell>
              <table:table-cell office:value-type="float" office:value="1.00925737538149">
                <text:p>1.00925737538149</text:p>
              </table:table-cell>
              <table:table-cell office:value-type="float" office:value="44988">
                <text:p>44988</text:p>
              </table:table-cell>
              <table:table-cell office:value-type="float" office:value="-0.00925737538148525">
                <text:p>-0.009257375381485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moving-average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95cm" svg:height="11.357cm" xlink:href=".." xlink:type="simple" chart:class="chart:scatter" chart:style-name="ch1">
        <chart:legend chart:legend-position="end" svg:x="17.431cm" svg:y="4.872cm" style:legend-expansion="high" chart:style-name="ch2"/>
        <chart:plot-area chart:style-name="ch3" table:cell-range-address="hq.E2:hq.F43 hq.F1:hq.F1 hq.B1:hq.B43" chart:data-source-has-labels="row" svg:x="0.469cm" svg:y="0.227cm" svg:width="16.493cm" svg:height="10.903cm">
          <chart:coordinate-region svg:x="1.673cm" svg:y="0.429cm" svg:width="14.42cm" svg:height="10.0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q.F2:hq.F43" chart:label-cell-address="hq.F1:hq.F1" chart:class="chart:scatter">
            <chart:domain table:cell-range-address="hq.E2:hq.E43"/>
            <chart:data-point chart:repeated="42"/>
          </chart:series>
          <chart:series chart:style-name="ch8" chart:values-cell-range-address="hq.B2:hq.B43" chart:label-cell-address="hq.B1:hq.B1" chart:class="chart:scatter">
            <chart:domain table:cell-range-address="hq.A2:hq.A43"/>
            <chart:regression-curve chart:style-name="ch9"/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FN Works</text:p>
                <draw:g>
                  <svg:desc>hq.F1:hq.F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O3 Works</text:p>
                <draw:g>
                  <svg:desc>hq.B1:hq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373">
                <text:p>41373</text:p>
                <draw:g>
                  <svg:desc>hq.E2:hq.E43</svg:desc>
                </draw:g>
              </table:table-cell>
              <table:table-cell office:value-type="float" office:value="1">
                <text:p>1</text:p>
                <draw:g>
                  <svg:desc>hq.F2:hq.F43</svg:desc>
                </draw:g>
              </table:table-cell>
              <table:table-cell office:value-type="float" office:value="41368">
                <text:p>41368</text:p>
                <draw:g>
                  <svg:desc>hq.A2:hq.A43</svg:desc>
                </draw:g>
              </table:table-cell>
              <table:table-cell office:value-type="float" office:value="3">
                <text:p>3</text:p>
                <draw:g>
                  <svg:desc>hq.B2:hq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458">
                <text:p>41458</text:p>
              </table:table-cell>
              <table:table-cell office:value-type="float" office:value="7">
                <text:p>7</text:p>
              </table:table-cell>
              <table:table-cell office:value-type="float" office:value="41448">
                <text:p>414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557">
                <text:p>41557</text:p>
              </table:table-cell>
              <table:table-cell office:value-type="float" office:value="10">
                <text:p>10</text:p>
              </table:table-cell>
              <table:table-cell office:value-type="float" office:value="41556">
                <text:p>415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61">
                <text:p>41661</text:p>
              </table:table-cell>
              <table:table-cell office:value-type="float" office:value="17">
                <text:p>17</text:p>
              </table:table-cell>
              <table:table-cell office:value-type="float" office:value="41661">
                <text:p>416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736">
                <text:p>41736</text:p>
              </table:table-cell>
              <table:table-cell office:value-type="float" office:value="32">
                <text:p>32</text:p>
              </table:table-cell>
              <table:table-cell office:value-type="float" office:value="41733">
                <text:p>417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823">
                <text:p>41823</text:p>
              </table:table-cell>
              <table:table-cell office:value-type="float" office:value="274">
                <text:p>274</text:p>
              </table:table-cell>
              <table:table-cell office:value-type="float" office:value="41825">
                <text:p>4182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16">
                <text:p>41916</text:p>
              </table:table-cell>
              <table:table-cell office:value-type="float" office:value="733">
                <text:p>733</text:p>
              </table:table-cell>
              <table:table-cell office:value-type="float" office:value="41916">
                <text:p>41916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013">
                <text:p>42013</text:p>
              </table:table-cell>
              <table:table-cell office:value-type="float" office:value="1100">
                <text:p>1100</text:p>
              </table:table-cell>
              <table:table-cell office:value-type="float" office:value="42011">
                <text:p>42011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78">
                <text:p>42178</text:p>
              </table:table-cell>
              <table:table-cell office:value-type="float" office:value="1800">
                <text:p>1800</text:p>
              </table:table-cell>
              <table:table-cell office:value-type="float" office:value="42178">
                <text:p>42178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292">
                <text:p>42292</text:p>
              </table:table-cell>
              <table:table-cell office:value-type="float" office:value="2600">
                <text:p>2600</text:p>
              </table:table-cell>
              <table:table-cell office:value-type="float" office:value="42280">
                <text:p>42280</text:p>
              </table:table-cell>
              <table:table-cell office:value-type="float" office:value="10165">
                <text:p>10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374">
                <text:p>42374</text:p>
              </table:table-cell>
              <table:table-cell office:value-type="float" office:value="2800">
                <text:p>2800</text:p>
              </table:table-cell>
              <table:table-cell office:value-type="float" office:value="42376">
                <text:p>42376</text:p>
              </table:table-cell>
              <table:table-cell office:value-type="float" office:value="13804">
                <text:p>13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66">
                <text:p>42466</text:p>
              </table:table-cell>
              <table:table-cell office:value-type="float" office:value="3600">
                <text:p>3600</text:p>
              </table:table-cell>
              <table:table-cell office:value-type="float" office:value="42466">
                <text:p>42466</text:p>
              </table:table-cell>
              <table:table-cell office:value-type="float" office:value="18613">
                <text:p>186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559">
                <text:p>42559</text:p>
              </table:table-cell>
              <table:table-cell office:value-type="float" office:value="4400">
                <text:p>4400</text:p>
              </table:table-cell>
              <table:table-cell office:value-type="float" office:value="42555">
                <text:p>42555</text:p>
              </table:table-cell>
              <table:table-cell office:value-type="float" office:value="23303">
                <text:p>23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636">
                <text:p>42636</text:p>
              </table:table-cell>
              <table:table-cell office:value-type="float" office:value="5000">
                <text:p>5000</text:p>
              </table:table-cell>
              <table:table-cell office:value-type="float" office:value="42644">
                <text:p>42644</text:p>
              </table:table-cell>
              <table:table-cell office:value-type="float" office:value="27096">
                <text:p>27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49">
                <text:p>42749</text:p>
              </table:table-cell>
              <table:table-cell office:value-type="float" office:value="5800">
                <text:p>5800</text:p>
              </table:table-cell>
              <table:table-cell office:value-type="float" office:value="42737">
                <text:p>42737</text:p>
              </table:table-cell>
              <table:table-cell office:value-type="float" office:value="31127">
                <text:p>31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828">
                <text:p>42828</text:p>
              </table:table-cell>
              <table:table-cell office:value-type="float" office:value="6300">
                <text:p>6300</text:p>
              </table:table-cell>
              <table:table-cell office:value-type="float" office:value="42827">
                <text:p>42827</text:p>
              </table:table-cell>
              <table:table-cell office:value-type="float" office:value="34439">
                <text:p>34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19">
                <text:p>42919</text:p>
              </table:table-cell>
              <table:table-cell office:value-type="float" office:value="6900">
                <text:p>6900</text:p>
              </table:table-cell>
              <table:table-cell office:value-type="float" office:value="42919">
                <text:p>42919</text:p>
              </table:table-cell>
              <table:table-cell office:value-type="float" office:value="37698">
                <text:p>376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011">
                <text:p>43011</text:p>
              </table:table-cell>
              <table:table-cell office:value-type="float" office:value="7300">
                <text:p>7300</text:p>
              </table:table-cell>
              <table:table-cell office:value-type="float" office:value="43011">
                <text:p>43011</text:p>
              </table:table-cell>
              <table:table-cell office:value-type="float" office:value="40366">
                <text:p>403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110">
                <text:p>43110</text:p>
              </table:table-cell>
              <table:table-cell office:value-type="float" office:value="7700">
                <text:p>7700</text:p>
              </table:table-cell>
              <table:table-cell office:value-type="float" office:value="43101">
                <text:p>43101</text:p>
              </table:table-cell>
              <table:table-cell office:value-type="float" office:value="42503">
                <text:p>42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195">
                <text:p>43195</text:p>
              </table:table-cell>
              <table:table-cell office:value-type="float" office:value="8000">
                <text:p>8000</text:p>
              </table:table-cell>
              <table:table-cell office:value-type="float" office:value="43192">
                <text:p>43192</text:p>
              </table:table-cell>
              <table:table-cell office:value-type="float" office:value="44378">
                <text:p>44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298">
                <text:p>43298</text:p>
              </table:table-cell>
              <table:table-cell office:value-type="float" office:value="8200">
                <text:p>8200</text:p>
              </table:table-cell>
              <table:table-cell office:value-type="float" office:value="43298">
                <text:p>43298</text:p>
              </table:table-cell>
              <table:table-cell office:value-type="float" office:value="46394">
                <text:p>46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406">
                <text:p>43406</text:p>
              </table:table-cell>
              <table:table-cell office:value-type="float" office:value="8400">
                <text:p>8400</text:p>
              </table:table-cell>
              <table:table-cell office:value-type="float" office:value="43403">
                <text:p>43403</text:p>
              </table:table-cell>
              <table:table-cell office:value-type="float" office:value="48279">
                <text:p>482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468">
                <text:p>43468</text:p>
              </table:table-cell>
              <table:table-cell office:value-type="float" office:value="8400">
                <text:p>8400</text:p>
              </table:table-cell>
              <table:table-cell office:value-type="float" office:value="43470">
                <text:p>43470</text:p>
              </table:table-cell>
              <table:table-cell office:value-type="float" office:value="49682">
                <text:p>49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554">
                <text:p>43554</text:p>
              </table:table-cell>
              <table:table-cell office:value-type="float" office:value="8600">
                <text:p>8600</text:p>
              </table:table-cell>
              <table:table-cell office:value-type="float" office:value="43556">
                <text:p>43556</text:p>
              </table:table-cell>
              <table:table-cell office:value-type="float" office:value="50973">
                <text:p>509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647">
                <text:p>43647</text:p>
              </table:table-cell>
              <table:table-cell office:value-type="float" office:value="8600">
                <text:p>8600</text:p>
              </table:table-cell>
              <table:table-cell office:value-type="float" office:value="43647">
                <text:p>43647</text:p>
              </table:table-cell>
              <table:table-cell office:value-type="float" office:value="52042">
                <text:p>520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741">
                <text:p>43741</text:p>
              </table:table-cell>
              <table:table-cell office:value-type="float" office:value="8800">
                <text:p>8800</text:p>
              </table:table-cell>
              <table:table-cell office:value-type="float" office:value="43740">
                <text:p>43740</text:p>
              </table:table-cell>
              <table:table-cell office:value-type="float" office:value="53344">
                <text:p>53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831">
                <text:p>43831</text:p>
              </table:table-cell>
              <table:table-cell office:value-type="float" office:value="8800">
                <text:p>8800</text:p>
              </table:table-cell>
              <table:table-cell office:value-type="float" office:value="43831">
                <text:p>43831</text:p>
              </table:table-cell>
              <table:table-cell office:value-type="float" office:value="55397">
                <text:p>55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2">
                <text:p>43922</text:p>
              </table:table-cell>
              <table:table-cell office:value-type="float" office:value="8800">
                <text:p>8800</text:p>
              </table:table-cell>
              <table:table-cell office:value-type="float" office:value="43922">
                <text:p>43922</text:p>
              </table:table-cell>
              <table:table-cell office:value-type="float" office:value="58335">
                <text:p>583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13">
                <text:p>44013</text:p>
              </table:table-cell>
              <table:table-cell office:value-type="float" office:value="9200">
                <text:p>9200</text:p>
              </table:table-cell>
              <table:table-cell office:value-type="float" office:value="44013">
                <text:p>44013</text:p>
              </table:table-cell>
              <table:table-cell office:value-type="float" office:value="66522">
                <text:p>665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105">
                <text:p>44105</text:p>
              </table:table-cell>
              <table:table-cell office:value-type="float" office:value="9500">
                <text:p>9500</text:p>
              </table:table-cell>
              <table:table-cell office:value-type="float" office:value="44105">
                <text:p>44105</text:p>
              </table:table-cell>
              <table:table-cell office:value-type="float" office:value="78834">
                <text:p>788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97">
                <text:p>44197</text:p>
              </table:table-cell>
              <table:table-cell office:value-type="float" office:value="9900">
                <text:p>9900</text:p>
              </table:table-cell>
              <table:table-cell office:value-type="float" office:value="44197">
                <text:p>44197</text:p>
              </table:table-cell>
              <table:table-cell office:value-type="float" office:value="91959">
                <text:p>919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287">
                <text:p>44287</text:p>
              </table:table-cell>
              <table:table-cell office:value-type="float" office:value="10100">
                <text:p>10100</text:p>
              </table:table-cell>
              <table:table-cell office:value-type="float" office:value="44287">
                <text:p>44287</text:p>
              </table:table-cell>
              <table:table-cell office:value-type="float" office:value="104568">
                <text:p>104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378">
                <text:p>44378</text:p>
              </table:table-cell>
              <table:table-cell office:value-type="float" office:value="10300">
                <text:p>10300</text:p>
              </table:table-cell>
              <table:table-cell office:value-type="float" office:value="44378">
                <text:p>44378</text:p>
              </table:table-cell>
              <table:table-cell office:value-type="float" office:value="113584">
                <text:p>113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470">
                <text:p>44470</text:p>
              </table:table-cell>
              <table:table-cell office:value-type="float" office:value="10300">
                <text:p>10300</text:p>
              </table:table-cell>
              <table:table-cell office:value-type="float" office:value="44470">
                <text:p>44470</text:p>
              </table:table-cell>
              <table:table-cell office:value-type="float" office:value="122470">
                <text:p>1224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562">
                <text:p>44562</text:p>
              </table:table-cell>
              <table:table-cell office:value-type="float" office:value="10400">
                <text:p>10400</text:p>
              </table:table-cell>
              <table:table-cell office:value-type="float" office:value="44562">
                <text:p>44562</text:p>
              </table:table-cell>
              <table:table-cell office:value-type="float" office:value="129216">
                <text:p>1292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659">
                <text:p>44659</text:p>
              </table:table-cell>
              <table:table-cell office:value-type="float" office:value="10500">
                <text:p>10500</text:p>
              </table:table-cell>
              <table:table-cell office:value-type="float" office:value="44652">
                <text:p>44652</text:p>
              </table:table-cell>
              <table:table-cell office:value-type="float" office:value="134430">
                <text:p>1344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746">
                <text:p>44746</text:p>
              </table:table-cell>
              <table:table-cell office:value-type="float" office:value="10500">
                <text:p>10500</text:p>
              </table:table-cell>
              <table:table-cell office:value-type="float" office:value="44743">
                <text:p>44743</text:p>
              </table:table-cell>
              <table:table-cell office:value-type="float" office:value="139520">
                <text:p>1395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775">
                <text:p>44775</text:p>
              </table:table-cell>
              <table:table-cell office:value-type="float" office:value="10500">
                <text:p>10500</text:p>
              </table:table-cell>
              <table:table-cell office:value-type="float" office:value="44775">
                <text:p>44775</text:p>
              </table:table-cell>
              <table:table-cell office:value-type="float" office:value="141145">
                <text:p>1411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824">
                <text:p>44824</text:p>
              </table:table-cell>
              <table:table-cell office:value-type="float" office:value="10500">
                <text:p>10500</text:p>
              </table:table-cell>
              <table:table-cell office:value-type="float" office:value="44824">
                <text:p>44824</text:p>
              </table:table-cell>
              <table:table-cell office:value-type="float" office:value="143419">
                <text:p>1434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857">
                <text:p>44857</text:p>
              </table:table-cell>
              <table:table-cell office:value-type="float" office:value="10500">
                <text:p>10500</text:p>
              </table:table-cell>
              <table:table-cell office:value-type="float" office:value="44857">
                <text:p>44857</text:p>
              </table:table-cell>
              <table:table-cell office:value-type="float" office:value="144979">
                <text:p>1449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927">
                <text:p>44927</text:p>
              </table:table-cell>
              <table:table-cell office:value-type="float" office:value="10500">
                <text:p>10500</text:p>
              </table:table-cell>
              <table:table-cell office:value-type="float" office:value="44927">
                <text:p>44927</text:p>
              </table:table-cell>
              <table:table-cell office:value-type="float" office:value="143216">
                <text:p>143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988">
                <text:p>44988</text:p>
              </table:table-cell>
              <table:table-cell office:value-type="float" office:value="10409">
                <text:p>10409</text:p>
              </table:table-cell>
              <table:table-cell office:value-type="float" office:value="44988">
                <text:p>44988</text:p>
              </table:table-cell>
              <table:table-cell office:value-type="float" office:value="153137">
                <text:p>1531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